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376548" officeooo:paragraph-rsid="00376548" style:font-weight-asian="normal" style:font-weight-complex="normal"/>
    </style:style>
    <style:style style:name="P78" style:family="paragraph" style:parent-style-name="Standard">
      <style:text-properties fo:font-weight="normal" officeooo:rsid="003856f8" officeooo:paragraph-rsid="003856f8" style:font-weight-asian="normal" style:font-weight-complex="normal"/>
    </style:style>
    <style:style style:name="P79" style:family="paragraph" style:parent-style-name="Standard">
      <style:text-properties fo:font-weight="normal" officeooo:rsid="0038892f" officeooo:paragraph-rsid="0038892f" style:font-weight-asian="normal" style:font-weight-complex="normal"/>
    </style:style>
    <style:style style:name="P80" style:family="paragraph" style:parent-style-name="Standard">
      <style:text-properties fo:font-weight="normal" officeooo:rsid="01029373" officeooo:paragraph-rsid="01029373" style:font-weight-asian="normal" style:font-weight-complex="normal"/>
    </style:style>
    <style:style style:name="P81" style:family="paragraph" style:parent-style-name="Standard">
      <style:text-properties fo:font-weight="normal" officeooo:rsid="01029373" officeooo:paragraph-rsid="010434bc" style:font-weight-asian="normal" style:font-weight-complex="normal"/>
    </style:style>
    <style:style style:name="P82" style:family="paragraph" style:parent-style-name="Standard">
      <style:text-properties fo:font-weight="normal" officeooo:rsid="0104f620" officeooo:paragraph-rsid="0104f620" style:font-weight-asian="normal" style:font-weight-complex="normal"/>
    </style:style>
    <style:style style:name="P83" style:family="paragraph" style:parent-style-name="Standard">
      <style:text-properties fo:font-weight="normal" officeooo:rsid="0137e217" officeooo:paragraph-rsid="0136da6d" style:font-weight-asian="normal" style:font-weight-complex="normal"/>
    </style:style>
    <style:style style:name="P84" style:family="paragraph" style:parent-style-name="Standard">
      <style:text-properties fo:font-weight="normal" officeooo:rsid="013dfbad" officeooo:paragraph-rsid="013dfbad" style:font-weight-asian="normal" style:font-weight-complex="normal"/>
    </style:style>
    <style:style style:name="P85" style:family="paragraph" style:parent-style-name="Standard">
      <style:text-properties fo:font-weight="normal" officeooo:rsid="013fe538" officeooo:paragraph-rsid="013fe538" style:font-weight-asian="normal" style:font-weight-complex="normal"/>
    </style:style>
    <style:style style:name="P86" style:family="paragraph" style:parent-style-name="Standard">
      <style:text-properties fo:font-weight="normal" officeooo:rsid="0149ff2b" officeooo:paragraph-rsid="0149ff2b" style:font-weight-asian="normal" style:font-weight-complex="normal"/>
    </style:style>
    <style:style style:name="P87" style:family="paragraph" style:parent-style-name="Standard">
      <style:text-properties fo:font-weight="normal" officeooo:rsid="014d1bb4" officeooo:paragraph-rsid="014d1bb4" style:font-weight-asian="normal" style:font-weight-complex="normal"/>
    </style:style>
    <style:style style:name="P88" style:family="paragraph" style:parent-style-name="Standard">
      <style:text-properties fo:font-weight="normal" officeooo:rsid="0153d32e" officeooo:paragraph-rsid="0153d32e" style:font-weight-asian="normal" style:font-weight-complex="normal"/>
    </style:style>
    <style:style style:name="P89" style:family="paragraph" style:parent-style-name="Standard">
      <style:text-properties fo:font-weight="normal" officeooo:rsid="01554842" officeooo:paragraph-rsid="01554842" style:font-weight-asian="normal" style:font-weight-complex="normal"/>
    </style:style>
    <style:style style:name="P90" style:family="paragraph" style:parent-style-name="Standard">
      <style:text-properties fo:font-weight="normal" officeooo:rsid="01554842" officeooo:paragraph-rsid="0155773c" style:font-weight-asian="normal" style:font-weight-complex="normal"/>
    </style:style>
    <style:style style:name="P91" style:family="paragraph" style:parent-style-name="Standard">
      <style:text-properties fo:font-weight="normal" officeooo:rsid="0156b427" officeooo:paragraph-rsid="0156b427" style:font-weight-asian="normal" style:font-weight-complex="normal"/>
    </style:style>
    <style:style style:name="P92" style:family="paragraph" style:parent-style-name="Standard">
      <style:text-properties fo:font-weight="normal" officeooo:rsid="015ad69d" style:font-weight-asian="normal" style:font-weight-complex="normal"/>
    </style:style>
    <style:style style:name="P93" style:family="paragraph" style:parent-style-name="Standard">
      <style:text-properties fo:font-weight="normal" officeooo:rsid="016ea38d" officeooo:paragraph-rsid="016ea38d" style:font-weight-asian="normal" style:font-weight-complex="normal"/>
    </style:style>
    <style:style style:name="P94" style:family="paragraph" style:parent-style-name="Standard">
      <style:text-properties fo:font-weight="normal" officeooo:rsid="01725c53" officeooo:paragraph-rsid="0170866a" style:font-weight-asian="normal" style:font-weight-complex="normal"/>
    </style:style>
    <style:style style:name="P95" style:family="paragraph" style:parent-style-name="Standard">
      <style:text-properties fo:font-weight="normal" officeooo:rsid="018c3301" officeooo:paragraph-rsid="018c3301" style:font-weight-asian="normal" style:font-weight-complex="normal"/>
    </style:style>
    <style:style style:name="P96" style:family="paragraph" style:parent-style-name="Standard">
      <style:text-properties fo:font-weight="normal" officeooo:rsid="018f1191" officeooo:paragraph-rsid="018f1191" style:font-weight-asian="normal" style:font-weight-complex="normal"/>
    </style:style>
    <style:style style:name="P97" style:family="paragraph" style:parent-style-name="Standard">
      <style:text-properties fo:font-weight="normal" officeooo:rsid="0190ce55" officeooo:paragraph-rsid="0190ce55" style:font-weight-asian="normal" style:font-weight-complex="normal"/>
    </style:style>
    <style:style style:name="P98" style:family="paragraph" style:parent-style-name="Standard">
      <style:text-properties fo:font-weight="normal" officeooo:rsid="01938fb3" officeooo:paragraph-rsid="01938fb3" style:font-weight-asian="normal" style:font-weight-complex="normal"/>
    </style:style>
    <style:style style:name="P99" style:family="paragraph" style:parent-style-name="Standard">
      <style:text-properties fo:font-weight="normal" officeooo:rsid="019586d0" officeooo:paragraph-rsid="0194cbba" style:font-weight-asian="normal" style:font-weight-complex="normal"/>
    </style:style>
    <style:style style:name="P100" style:family="paragraph" style:parent-style-name="Standard">
      <style:text-properties fo:font-weight="normal" officeooo:rsid="01970438" officeooo:paragraph-rsid="01970438" style:font-weight-asian="normal" style:font-weight-complex="normal"/>
    </style:style>
    <style:style style:name="P101" style:family="paragraph" style:parent-style-name="Standard">
      <style:text-properties fo:font-weight="normal" officeooo:rsid="01a8a45e" officeooo:paragraph-rsid="01a8a45e" style:font-weight-asian="normal" style:font-weight-complex="normal"/>
    </style:style>
    <style:style style:name="P102" style:family="paragraph" style:parent-style-name="Standard">
      <style:text-properties fo:font-weight="normal" officeooo:rsid="01a930a4" officeooo:paragraph-rsid="01a930a4" style:font-weight-asian="normal" style:font-weight-complex="normal"/>
    </style:style>
    <style:style style:name="P103" style:family="paragraph" style:parent-style-name="Standard">
      <style:text-properties fo:font-weight="normal" officeooo:rsid="01aaa04e" style:font-weight-asian="normal" style:font-weight-complex="normal"/>
    </style:style>
    <style:style style:name="P104" style:family="paragraph" style:parent-style-name="Standard">
      <style:text-properties fo:font-weight="normal" officeooo:rsid="01b1635b" officeooo:paragraph-rsid="01b1635b" style:font-weight-asian="normal" style:font-weight-complex="normal"/>
    </style:style>
    <style:style style:name="P105" style:family="paragraph" style:parent-style-name="Standard">
      <style:text-properties fo:font-weight="normal" officeooo:rsid="01b2fd3e" officeooo:paragraph-rsid="01b2fd3e" style:font-weight-asian="normal" style:font-weight-complex="normal"/>
    </style:style>
    <style:style style:name="P106" style:family="paragraph" style:parent-style-name="Standard">
      <style:text-properties fo:font-weight="normal" officeooo:rsid="01b4e647" officeooo:paragraph-rsid="01b4e647" style:font-weight-asian="normal" style:font-weight-complex="normal"/>
    </style:style>
    <style:style style:name="P107" style:family="paragraph" style:parent-style-name="Standard">
      <style:text-properties fo:font-weight="normal" officeooo:rsid="01bf89c9" style:font-weight-asian="normal" style:font-weight-complex="normal"/>
    </style:style>
    <style:style style:name="P108" style:family="paragraph" style:parent-style-name="Standard">
      <style:text-properties fo:font-weight="normal" officeooo:rsid="01c3d731" officeooo:paragraph-rsid="01c3d731" style:font-weight-asian="normal" style:font-weight-complex="normal"/>
    </style:style>
    <style:style style:name="P109" style:family="paragraph" style:parent-style-name="Standard">
      <style:text-properties fo:font-weight="normal" officeooo:rsid="01cb075e" officeooo:paragraph-rsid="01cb075e" style:font-weight-asian="normal" style:font-weight-complex="normal"/>
    </style:style>
    <style:style style:name="P110" style:family="paragraph" style:parent-style-name="Standard">
      <style:text-properties fo:font-weight="normal" officeooo:rsid="01f3f581" officeooo:paragraph-rsid="01f3f581" style:font-weight-asian="normal" style:font-weight-complex="normal"/>
    </style:style>
    <style:style style:name="P111" style:family="paragraph" style:parent-style-name="Standard">
      <style:text-properties fo:font-weight="normal" officeooo:rsid="01df7559" officeooo:paragraph-rsid="01ddce19" style:font-weight-asian="normal" style:font-weight-complex="normal"/>
    </style:style>
    <style:style style:name="P112" style:family="paragraph" style:parent-style-name="Standard">
      <style:text-properties fo:font-weight="normal" officeooo:rsid="01e542c6" officeooo:paragraph-rsid="01e50151" style:font-weight-asian="normal" style:font-weight-complex="normal"/>
    </style:style>
    <style:style style:name="P113" style:family="paragraph" style:parent-style-name="Standard">
      <style:text-properties fo:font-weight="normal" officeooo:rsid="01e70814" style:font-weight-asian="normal" style:font-weight-complex="normal"/>
    </style:style>
    <style:style style:name="P114" style:family="paragraph" style:parent-style-name="Standard">
      <style:text-properties fo:font-weight="normal" officeooo:rsid="01e70814" officeooo:paragraph-rsid="01e70814" style:font-weight-asian="normal" style:font-weight-complex="normal"/>
    </style:style>
    <style:style style:name="P115" style:family="paragraph" style:parent-style-name="Standard">
      <style:text-properties fo:font-weight="normal" officeooo:rsid="01e75590" officeooo:paragraph-rsid="01e75590" style:font-weight-asian="normal" style:font-weight-complex="normal"/>
    </style:style>
    <style:style style:name="P116" style:family="paragraph" style:parent-style-name="Standard">
      <style:text-properties fo:font-weight="normal" officeooo:rsid="01f32c49" style:font-weight-asian="normal" style:font-weight-complex="normal"/>
    </style:style>
    <style:style style:name="P117" style:family="paragraph" style:parent-style-name="Standard">
      <style:text-properties fo:font-weight="normal" officeooo:rsid="01fd4bfe" officeooo:paragraph-rsid="01fd4bfe" style:font-weight-asian="normal" style:font-weight-complex="normal"/>
    </style:style>
    <style:style style:name="P118" style:family="paragraph" style:parent-style-name="Standard">
      <style:text-properties fo:font-weight="normal" officeooo:rsid="01ff1eb3" officeooo:paragraph-rsid="01ff1eb3" style:font-weight-asian="normal" style:font-weight-complex="normal"/>
    </style:style>
    <style:style style:name="P119" style:family="paragraph" style:parent-style-name="Standard">
      <style:text-properties fo:font-weight="normal" officeooo:rsid="01ff1eb3" officeooo:paragraph-rsid="01ffc217" style:font-weight-asian="normal" style:font-weight-complex="normal"/>
    </style:style>
    <style:style style:name="P120" style:family="paragraph" style:parent-style-name="Standard">
      <style:text-properties fo:font-weight="normal" officeooo:rsid="0200b137" officeooo:paragraph-rsid="0200b137" style:font-weight-asian="normal" style:font-weight-complex="normal"/>
    </style:style>
    <style:style style:name="P121" style:family="paragraph" style:parent-style-name="Standard">
      <style:text-properties fo:font-weight="normal" officeooo:rsid="02047187" officeooo:paragraph-rsid="02047187" style:font-weight-asian="normal" style:font-weight-complex="normal"/>
    </style:style>
    <style:style style:name="P122" style:family="paragraph" style:parent-style-name="Standard">
      <style:text-properties fo:font-weight="normal" officeooo:rsid="02048cb0" officeooo:paragraph-rsid="02048cb0" style:font-weight-asian="normal" style:font-weight-complex="normal"/>
    </style:style>
    <style:style style:name="P123" style:family="paragraph" style:parent-style-name="Standard">
      <style:text-properties fo:font-weight="normal" officeooo:rsid="02048cb0" officeooo:paragraph-rsid="02053c0b" style:font-weight-asian="normal" style:font-weight-complex="normal"/>
    </style:style>
    <style:style style:name="P124" style:family="paragraph" style:parent-style-name="Standard">
      <style:text-properties fo:font-weight="normal" officeooo:rsid="02072099" officeooo:paragraph-rsid="0206dc11" style:font-weight-asian="normal" style:font-weight-complex="normal"/>
    </style:style>
    <style:style style:name="P125" style:family="paragraph" style:parent-style-name="Standard">
      <style:text-properties fo:font-weight="normal" officeooo:rsid="020765e9" officeooo:paragraph-rsid="020765e9" style:font-weight-asian="normal" style:font-weight-complex="normal"/>
    </style:style>
    <style:style style:name="P126" style:family="paragraph" style:parent-style-name="Standard">
      <style:text-properties fo:font-weight="normal" officeooo:rsid="020765e9" officeooo:paragraph-rsid="020778d8" style:font-weight-asian="normal" style:font-weight-complex="normal"/>
    </style:style>
    <style:style style:name="P127" style:family="paragraph" style:parent-style-name="Standard">
      <style:text-properties fo:font-weight="normal" officeooo:rsid="020778d8" officeooo:paragraph-rsid="020778d8" style:font-weight-asian="normal" style:font-weight-complex="normal"/>
    </style:style>
    <style:style style:name="P128" style:family="paragraph" style:parent-style-name="Standard">
      <style:text-properties fo:font-weight="normal" officeooo:rsid="020778d8" officeooo:paragraph-rsid="02081b35" style:font-weight-asian="normal" style:font-weight-complex="normal"/>
    </style:style>
    <style:style style:name="P129" style:family="paragraph" style:parent-style-name="Standard">
      <style:text-properties fo:font-weight="normal" officeooo:rsid="02081b35" officeooo:paragraph-rsid="0208c93e" style:font-weight-asian="normal" style:font-weight-complex="normal"/>
    </style:style>
    <style:style style:name="P130" style:family="paragraph" style:parent-style-name="Standard">
      <style:text-properties fo:font-weight="normal" officeooo:rsid="020a38c7" officeooo:paragraph-rsid="020a38c7" style:font-weight-asian="normal" style:font-weight-complex="normal"/>
    </style:style>
    <style:style style:name="P131" style:family="paragraph" style:parent-style-name="Standard">
      <style:text-properties fo:font-weight="normal" officeooo:rsid="020a38c7" officeooo:paragraph-rsid="020c1a77" style:font-weight-asian="normal" style:font-weight-complex="normal"/>
    </style:style>
    <style:style style:name="P132" style:family="paragraph" style:parent-style-name="Standard">
      <style:text-properties fo:font-weight="normal" officeooo:rsid="020c1a77" officeooo:paragraph-rsid="020c1a77" style:font-weight-asian="normal" style:font-weight-complex="normal"/>
    </style:style>
    <style:style style:name="P133" style:family="paragraph" style:parent-style-name="Standard">
      <style:text-properties fo:font-weight="normal" officeooo:rsid="020c1a77" officeooo:paragraph-rsid="020d9c16" style:font-weight-asian="normal" style:font-weight-complex="normal"/>
    </style:style>
    <style:style style:name="P134" style:family="paragraph" style:parent-style-name="Standard">
      <style:text-properties fo:font-weight="normal" officeooo:rsid="020d9c16" officeooo:paragraph-rsid="020d9c16" style:font-weight-asian="normal" style:font-weight-complex="normal"/>
    </style:style>
    <style:style style:name="P135" style:family="paragraph" style:parent-style-name="Standard">
      <style:text-properties fo:font-weight="normal" officeooo:rsid="0211b83c" officeooo:paragraph-rsid="0211b83c" style:font-weight-asian="normal" style:font-weight-complex="normal"/>
    </style:style>
    <style:style style:name="P136" style:family="paragraph" style:parent-style-name="Standard">
      <style:text-properties fo:font-weight="normal" officeooo:rsid="0211b83c" officeooo:paragraph-rsid="021273a1" style:font-weight-asian="normal" style:font-weight-complex="normal"/>
    </style:style>
    <style:style style:name="P137" style:family="paragraph" style:parent-style-name="Standard">
      <style:text-properties fo:font-weight="normal" officeooo:rsid="0213ec40" officeooo:paragraph-rsid="0213ec40" style:font-weight-asian="normal" style:font-weight-complex="normal"/>
    </style:style>
    <style:style style:name="P138" style:family="paragraph" style:parent-style-name="Standard">
      <style:text-properties fo:font-weight="normal" officeooo:rsid="0217efd1" officeooo:paragraph-rsid="0217efd1" style:font-weight-asian="normal" style:font-weight-complex="normal"/>
    </style:style>
    <style:style style:name="P139" style:family="paragraph" style:parent-style-name="Standard">
      <style:text-properties fo:font-weight="normal" officeooo:rsid="021dbe12" officeooo:paragraph-rsid="021dbe12" style:font-weight-asian="normal" style:font-weight-complex="normal"/>
    </style:style>
    <style:style style:name="P140" style:family="paragraph" style:parent-style-name="Standard">
      <style:text-properties fo:font-weight="normal" officeooo:rsid="021f049f" officeooo:paragraph-rsid="021f049f" style:font-weight-asian="normal" style:font-weight-complex="normal"/>
    </style:style>
    <style:style style:name="P141" style:family="paragraph" style:parent-style-name="Standard">
      <style:text-properties fo:font-weight="normal" officeooo:rsid="021f66b3" officeooo:paragraph-rsid="021f66b3" style:font-weight-asian="normal" style:font-weight-complex="normal"/>
    </style:style>
    <style:style style:name="P142" style:family="paragraph" style:parent-style-name="Standard">
      <style:text-properties fo:font-weight="normal" officeooo:rsid="021f932f" officeooo:paragraph-rsid="021f932f" style:font-weight-asian="normal" style:font-weight-complex="normal"/>
    </style:style>
    <style:style style:name="P143" style:family="paragraph" style:parent-style-name="Standard">
      <style:text-properties fo:font-weight="normal" officeooo:rsid="02217aac" officeooo:paragraph-rsid="02217aac" style:font-weight-asian="normal" style:font-weight-complex="normal"/>
    </style:style>
    <style:style style:name="P144" style:family="paragraph" style:parent-style-name="Standard">
      <style:text-properties fo:font-weight="normal" officeooo:rsid="0243a4e8" style:font-weight-asian="normal" style:font-weight-complex="normal"/>
    </style:style>
    <style:style style:name="P145" style:family="paragraph" style:parent-style-name="Standard">
      <style:text-properties fo:font-weight="normal" officeooo:rsid="0244031c" officeooo:paragraph-rsid="0244031c" style:font-weight-asian="normal" style:font-weight-complex="normal"/>
    </style:style>
    <style:style style:name="P146" style:family="paragraph" style:parent-style-name="Standard">
      <style:text-properties fo:font-weight="normal" officeooo:rsid="02453e99" officeooo:paragraph-rsid="02453e99" style:font-weight-asian="normal" style:font-weight-complex="normal"/>
    </style:style>
    <style:style style:name="P147" style:family="paragraph" style:parent-style-name="Standard">
      <style:text-properties fo:font-weight="normal" officeooo:rsid="0245d05a" officeooo:paragraph-rsid="0245d05a" style:font-weight-asian="normal" style:font-weight-complex="normal"/>
    </style:style>
    <style:style style:name="P148" style:family="paragraph" style:parent-style-name="Standard">
      <style:text-properties fo:font-weight="normal" officeooo:rsid="024780c1" officeooo:paragraph-rsid="024780c1" style:font-weight-asian="normal" style:font-weight-complex="normal"/>
    </style:style>
    <style:style style:name="P149" style:family="paragraph" style:parent-style-name="Standard">
      <style:text-properties fo:font-weight="normal" officeooo:rsid="02570311" officeooo:paragraph-rsid="02570311" style:font-weight-asian="normal" style:font-weight-complex="normal"/>
    </style:style>
    <style:style style:name="P150" style:family="paragraph" style:parent-style-name="Standard">
      <style:text-properties fo:font-weight="normal" officeooo:rsid="025c90cf" officeooo:paragraph-rsid="025e3074" style:font-weight-asian="normal" style:font-weight-complex="normal"/>
    </style:style>
    <style:style style:name="P151" style:family="paragraph" style:parent-style-name="Standard">
      <style:text-properties fo:font-weight="normal" officeooo:rsid="025ef3f7" officeooo:paragraph-rsid="025ef3f7" style:font-weight-asian="normal" style:font-weight-complex="normal"/>
    </style:style>
    <style:style style:name="P152" style:family="paragraph" style:parent-style-name="Standard">
      <style:text-properties fo:font-weight="normal" officeooo:rsid="025fa3c5" officeooo:paragraph-rsid="025fa3c5" style:font-weight-asian="normal" style:font-weight-complex="normal"/>
    </style:style>
    <style:style style:name="P153" style:family="paragraph" style:parent-style-name="Standard">
      <style:text-properties fo:font-weight="normal" officeooo:rsid="0261dffe" officeooo:paragraph-rsid="0261dffe" style:font-weight-asian="normal" style:font-weight-complex="normal"/>
    </style:style>
    <style:style style:name="P154" style:family="paragraph" style:parent-style-name="Standard">
      <style:text-properties fo:font-weight="normal" officeooo:rsid="02606b43" officeooo:paragraph-rsid="02606b43" style:font-weight-asian="normal" style:font-weight-complex="normal"/>
    </style:style>
    <style:style style:name="P155" style:family="paragraph" style:parent-style-name="Standard">
      <style:text-properties fo:font-weight="normal" officeooo:rsid="02639908" officeooo:paragraph-rsid="02639908" style:font-weight-asian="normal" style:font-weight-complex="normal"/>
    </style:style>
    <style:style style:name="P156" style:family="paragraph" style:parent-style-name="Standard">
      <style:text-properties fo:font-weight="normal" officeooo:rsid="02639908" officeooo:paragraph-rsid="0266741b" style:font-weight-asian="normal" style:font-weight-complex="normal"/>
    </style:style>
    <style:style style:name="P157" style:family="paragraph" style:parent-style-name="Standard">
      <style:text-properties fo:font-weight="normal" officeooo:rsid="0266741b" officeooo:paragraph-rsid="0266741b" style:font-weight-asian="normal" style:font-weight-complex="normal"/>
    </style:style>
    <style:style style:name="P158" style:family="paragraph" style:parent-style-name="Standard">
      <style:text-properties fo:font-weight="normal" officeooo:rsid="0268b611" officeooo:paragraph-rsid="0268b611" style:font-weight-asian="normal" style:font-weight-complex="normal"/>
    </style:style>
    <style:style style:name="P159" style:family="paragraph" style:parent-style-name="Standard">
      <style:text-properties fo:font-weight="normal" officeooo:rsid="0269d05f" style:font-weight-asian="normal" style:font-weight-complex="normal"/>
    </style:style>
    <style:style style:name="P160" style:family="paragraph" style:parent-style-name="Standard">
      <style:text-properties fo:font-weight="normal" officeooo:rsid="027070c7" officeooo:paragraph-rsid="026fea39" style:font-weight-asian="normal" style:font-weight-complex="normal"/>
    </style:style>
    <style:style style:name="P161" style:family="paragraph" style:parent-style-name="Standard">
      <style:text-properties fo:font-weight="normal" officeooo:rsid="02710b4b" officeooo:paragraph-rsid="02710b4b" style:font-weight-asian="normal" style:font-weight-complex="normal"/>
    </style:style>
    <style:style style:name="P162" style:family="paragraph" style:parent-style-name="Standard">
      <style:text-properties fo:font-weight="normal" officeooo:rsid="02724e1a" officeooo:paragraph-rsid="02724e1a" style:font-weight-asian="normal" style:font-weight-complex="normal"/>
    </style:style>
    <style:style style:name="P163" style:family="paragraph" style:parent-style-name="Standard">
      <style:text-properties fo:font-weight="normal" officeooo:rsid="027361ad" officeooo:paragraph-rsid="027361ad" style:font-weight-asian="normal" style:font-weight-complex="normal"/>
    </style:style>
    <style:style style:name="P164" style:family="paragraph" style:parent-style-name="Standard">
      <style:text-properties fo:font-weight="normal" officeooo:rsid="0274f07b" officeooo:paragraph-rsid="0274f07b" style:font-weight-asian="normal" style:font-weight-complex="normal"/>
    </style:style>
    <style:style style:name="P165" style:family="paragraph" style:parent-style-name="Standard">
      <style:text-properties fo:font-weight="normal" officeooo:rsid="0274f07b" officeooo:paragraph-rsid="0275e894" style:font-weight-asian="normal" style:font-weight-complex="normal"/>
    </style:style>
    <style:style style:name="P166" style:family="paragraph" style:parent-style-name="Standard">
      <style:text-properties fo:font-weight="normal" officeooo:rsid="0274f07b" officeooo:paragraph-rsid="0276ed41" style:font-weight-asian="normal" style:font-weight-complex="normal"/>
    </style:style>
    <style:style style:name="P167" style:family="paragraph" style:parent-style-name="Standard">
      <style:text-properties fo:font-weight="normal" officeooo:rsid="0274f07b" officeooo:paragraph-rsid="0276ee98" style:font-weight-asian="normal" style:font-weight-complex="normal"/>
    </style:style>
    <style:style style:name="P168" style:family="paragraph" style:parent-style-name="Standard">
      <style:text-properties fo:font-weight="normal" officeooo:rsid="0276ed41" officeooo:paragraph-rsid="0276ed41" style:font-weight-asian="normal" style:font-weight-complex="normal"/>
    </style:style>
    <style:style style:name="P169" style:family="paragraph" style:parent-style-name="Standard">
      <style:text-properties fo:font-weight="normal" officeooo:rsid="0276ee98" officeooo:paragraph-rsid="0276ee98" style:font-weight-asian="normal" style:font-weight-complex="normal"/>
    </style:style>
    <style:style style:name="P170" style:family="paragraph" style:parent-style-name="Standard">
      <style:text-properties fo:font-weight="normal" officeooo:rsid="027cbb17" officeooo:paragraph-rsid="027ca5e9" style:font-weight-asian="normal" style:font-weight-complex="normal"/>
    </style:style>
    <style:style style:name="P171" style:family="paragraph" style:parent-style-name="Standard">
      <style:text-properties fo:font-weight="normal" officeooo:rsid="027cbb17" officeooo:paragraph-rsid="027cbb17" style:font-weight-asian="normal" style:font-weight-complex="normal"/>
    </style:style>
    <style:style style:name="P172" style:family="paragraph" style:parent-style-name="Standard">
      <style:text-properties fo:font-weight="normal" officeooo:rsid="02808a62" officeooo:paragraph-rsid="02808a62" style:font-weight-asian="normal" style:font-weight-complex="normal"/>
    </style:style>
    <style:style style:name="P173" style:family="paragraph" style:parent-style-name="Standard">
      <style:text-properties fo:font-weight="normal" officeooo:rsid="0282dae6" officeooo:paragraph-rsid="0282dae6" style:font-weight-asian="normal" style:font-weight-complex="normal"/>
    </style:style>
    <style:style style:name="P174" style:family="paragraph" style:parent-style-name="Standard">
      <style:text-properties fo:font-weight="normal" officeooo:rsid="02846343" officeooo:paragraph-rsid="02846343" style:font-weight-asian="normal" style:font-weight-complex="normal"/>
    </style:style>
    <style:style style:name="P175" style:family="paragraph" style:parent-style-name="Standard">
      <style:text-properties fo:font-weight="normal" officeooo:rsid="02846343" officeooo:paragraph-rsid="02854f61" style:font-weight-asian="normal" style:font-weight-complex="normal"/>
    </style:style>
    <style:style style:name="P176" style:family="paragraph" style:parent-style-name="Standard">
      <style:text-properties fo:font-weight="normal" officeooo:rsid="02854f61" officeooo:paragraph-rsid="02854f61" style:font-weight-asian="normal" style:font-weight-complex="normal"/>
    </style:style>
    <style:style style:name="P177" style:family="paragraph" style:parent-style-name="Standard">
      <style:text-properties fo:font-weight="normal" officeooo:rsid="028742bb" officeooo:paragraph-rsid="028742bb" style:font-weight-asian="normal" style:font-weight-complex="normal"/>
    </style:style>
    <style:style style:name="P178" style:family="paragraph" style:parent-style-name="Standard">
      <style:text-properties fo:font-weight="normal" officeooo:rsid="028742bb" officeooo:paragraph-rsid="028a617b" style:font-weight-asian="normal" style:font-weight-complex="normal"/>
    </style:style>
    <style:style style:name="P179" style:family="paragraph" style:parent-style-name="Standard">
      <style:text-properties fo:font-weight="normal" officeooo:rsid="028b5824" officeooo:paragraph-rsid="028b5824" style:font-weight-asian="normal" style:font-weight-complex="normal"/>
    </style:style>
    <style:style style:name="P180" style:family="paragraph" style:parent-style-name="Standard">
      <style:text-properties fo:font-weight="normal" officeooo:rsid="028b65c0" officeooo:paragraph-rsid="028b65c0" style:font-weight-asian="normal" style:font-weight-complex="normal"/>
    </style:style>
    <style:style style:name="P181" style:family="paragraph" style:parent-style-name="Standard">
      <style:text-properties fo:font-weight="normal" officeooo:rsid="028c465f" officeooo:paragraph-rsid="028c465f" style:font-weight-asian="normal" style:font-weight-complex="normal"/>
    </style:style>
    <style:style style:name="P182" style:family="paragraph" style:parent-style-name="Standard">
      <style:text-properties fo:font-weight="normal" officeooo:rsid="02907a06" officeooo:paragraph-rsid="02907a06" style:font-weight-asian="normal" style:font-weight-complex="normal"/>
    </style:style>
    <style:style style:name="P183" style:family="paragraph" style:parent-style-name="Standard">
      <style:text-properties fo:font-weight="normal" officeooo:rsid="02907a06" officeooo:paragraph-rsid="0295cfd1" style:font-weight-asian="normal" style:font-weight-complex="normal"/>
    </style:style>
    <style:style style:name="P184" style:family="paragraph" style:parent-style-name="Standard">
      <style:text-properties fo:font-weight="normal" officeooo:rsid="02961040" officeooo:paragraph-rsid="0295cfd1" style:font-weight-asian="normal" style:font-weight-complex="normal"/>
    </style:style>
    <style:style style:name="P185" style:family="paragraph" style:parent-style-name="Standard">
      <style:text-properties fo:font-weight="normal" officeooo:rsid="02a20d1b" officeooo:paragraph-rsid="02a20d1b" style:font-weight-asian="normal" style:font-weight-complex="normal"/>
    </style:style>
    <style:style style:name="P186" style:family="paragraph" style:parent-style-name="Standard">
      <style:text-properties fo:font-weight="normal" officeooo:rsid="02a2af8d" officeooo:paragraph-rsid="02a2af8d" style:font-weight-asian="normal" style:font-weight-complex="normal"/>
    </style:style>
    <style:style style:name="P187" style:family="paragraph" style:parent-style-name="Standard">
      <style:text-properties fo:font-weight="normal" officeooo:rsid="02a2feda" officeooo:paragraph-rsid="02a2feda" style:font-weight-asian="normal" style:font-weight-complex="normal"/>
    </style:style>
    <style:style style:name="P188" style:family="paragraph" style:parent-style-name="Standard">
      <style:text-properties fo:font-weight="normal" officeooo:rsid="02a2feda" officeooo:paragraph-rsid="02a448bb" style:font-weight-asian="normal" style:font-weight-complex="normal"/>
    </style:style>
    <style:style style:name="P189" style:family="paragraph" style:parent-style-name="Standard">
      <style:text-properties fo:font-weight="normal" officeooo:rsid="02a2feda" officeooo:paragraph-rsid="02a631c1" style:font-weight-asian="normal" style:font-weight-complex="normal"/>
    </style:style>
    <style:style style:name="P190" style:family="paragraph" style:parent-style-name="Standard">
      <style:text-properties fo:font-weight="normal" officeooo:rsid="02a631c1" officeooo:paragraph-rsid="02a631c1" style:font-weight-asian="normal" style:font-weight-complex="normal"/>
    </style:style>
    <style:style style:name="P191" style:family="paragraph" style:parent-style-name="Standard">
      <style:text-properties fo:font-weight="normal" officeooo:rsid="02aabda3" officeooo:paragraph-rsid="02aabda3" style:font-weight-asian="normal" style:font-weight-complex="normal"/>
    </style:style>
    <style:style style:name="P192" style:family="paragraph" style:parent-style-name="Standard">
      <style:text-properties fo:font-weight="normal" officeooo:rsid="02c1787e" officeooo:paragraph-rsid="02c1787e" style:font-weight-asian="normal" style:font-weight-complex="normal"/>
    </style:style>
    <style:style style:name="P193" style:family="paragraph" style:parent-style-name="Standard">
      <style:text-properties fo:font-weight="normal" officeooo:rsid="02c1787e" officeooo:paragraph-rsid="02c2f01c" style:font-weight-asian="normal" style:font-weight-complex="normal"/>
    </style:style>
    <style:style style:name="P194" style:family="paragraph" style:parent-style-name="Standard">
      <style:text-properties fo:font-weight="normal" officeooo:rsid="02c1787e" officeooo:paragraph-rsid="02c0fadc" style:font-weight-asian="normal" style:font-weight-complex="normal"/>
    </style:style>
    <style:style style:name="P195" style:family="paragraph" style:parent-style-name="Standard">
      <style:text-properties fo:font-weight="normal" officeooo:rsid="02c4b5f4" officeooo:paragraph-rsid="02c4b5f4" style:font-weight-asian="normal" style:font-weight-complex="normal"/>
    </style:style>
    <style:style style:name="P196" style:family="paragraph" style:parent-style-name="Standard">
      <style:text-properties fo:font-weight="normal" officeooo:rsid="02ae5b03" officeooo:paragraph-rsid="02ae5b03" style:font-weight-asian="normal" style:font-weight-complex="normal"/>
    </style:style>
    <style:style style:name="P197" style:family="paragraph" style:parent-style-name="Standard">
      <style:text-properties fo:font-weight="normal" officeooo:rsid="02b3ca3f" officeooo:paragraph-rsid="02b3ca3f" style:font-weight-asian="normal" style:font-weight-complex="normal"/>
    </style:style>
    <style:style style:name="P198" style:family="paragraph" style:parent-style-name="Standard">
      <style:text-properties fo:font-weight="normal" officeooo:rsid="02b732c8" officeooo:paragraph-rsid="02b646a0" style:font-weight-asian="normal" style:font-weight-complex="normal"/>
    </style:style>
    <style:style style:name="P199" style:family="paragraph" style:parent-style-name="Standard">
      <style:text-properties fo:font-weight="normal" officeooo:rsid="02b9d9b4" officeooo:paragraph-rsid="02bb5737" style:font-weight-asian="normal" style:font-weight-complex="normal"/>
    </style:style>
    <style:style style:name="P200" style:family="paragraph" style:parent-style-name="Standard">
      <style:text-properties fo:font-weight="normal" officeooo:rsid="02c57600" officeooo:paragraph-rsid="02c57600" style:font-weight-asian="normal" style:font-weight-complex="normal"/>
    </style:style>
    <style:style style:name="P201" style:family="paragraph" style:parent-style-name="Standard">
      <style:text-properties fo:font-weight="normal" officeooo:rsid="02c57600" officeooo:paragraph-rsid="02c75b67" style:font-weight-asian="normal" style:font-weight-complex="normal"/>
    </style:style>
    <style:style style:name="P202" style:family="paragraph" style:parent-style-name="Standard">
      <style:text-properties fo:font-weight="normal" officeooo:rsid="02cb0726" officeooo:paragraph-rsid="02cb0726" style:font-weight-asian="normal" style:font-weight-complex="normal"/>
    </style:style>
    <style:style style:name="P203" style:family="paragraph" style:parent-style-name="Standard">
      <style:text-properties fo:font-weight="normal" officeooo:rsid="02d77364" officeooo:paragraph-rsid="02d77364" style:font-weight-asian="normal" style:font-weight-complex="normal"/>
    </style:style>
    <style:style style:name="P204" style:family="paragraph" style:parent-style-name="Standard">
      <style:text-properties fo:font-weight="normal" officeooo:rsid="02d84a32" officeooo:paragraph-rsid="02d84a32" style:font-weight-asian="normal" style:font-weight-complex="normal"/>
    </style:style>
    <style:style style:name="P205" style:family="paragraph" style:parent-style-name="Standard">
      <style:text-properties fo:font-weight="normal" officeooo:rsid="02da778d" officeooo:paragraph-rsid="02da778d" style:font-weight-asian="normal" style:font-weight-complex="normal"/>
    </style:style>
    <style:style style:name="P206" style:family="paragraph" style:parent-style-name="Standard">
      <style:text-properties fo:font-weight="normal" officeooo:rsid="02dcc79a" officeooo:paragraph-rsid="02dcc79a" style:font-weight-asian="normal" style:font-weight-complex="normal"/>
    </style:style>
    <style:style style:name="P207" style:family="paragraph" style:parent-style-name="Standard">
      <style:text-properties fo:font-weight="normal" officeooo:rsid="02dd6ff3" officeooo:paragraph-rsid="02dd6ff3" style:font-weight-asian="normal" style:font-weight-complex="normal"/>
    </style:style>
    <style:style style:name="P208" style:family="paragraph" style:parent-style-name="Standard">
      <style:text-properties fo:font-weight="normal" officeooo:rsid="02dd6ff3" officeooo:paragraph-rsid="02dd7099" style:font-weight-asian="normal" style:font-weight-complex="normal"/>
    </style:style>
    <style:style style:name="P209" style:family="paragraph" style:parent-style-name="Standard">
      <style:text-properties fo:font-weight="normal" officeooo:rsid="02ddd38d" officeooo:paragraph-rsid="02ddd38d" style:font-weight-asian="normal" style:font-weight-complex="normal"/>
    </style:style>
    <style:style style:name="P210" style:family="paragraph" style:parent-style-name="Standard">
      <style:text-properties fo:font-weight="normal" officeooo:rsid="02e1cd34" officeooo:paragraph-rsid="02e1940b" style:font-weight-asian="normal" style:font-weight-complex="normal"/>
    </style:style>
    <style:style style:name="P211" style:family="paragraph" style:parent-style-name="Standard">
      <style:text-properties fo:font-weight="normal" officeooo:rsid="02e5953b" officeooo:paragraph-rsid="02e461c7" style:font-weight-asian="normal" style:font-weight-complex="normal"/>
    </style:style>
    <style:style style:name="P212" style:family="paragraph" style:parent-style-name="Standard">
      <style:text-properties fo:font-weight="normal" officeooo:rsid="02e69255" officeooo:paragraph-rsid="02e69255" style:font-weight-asian="normal" style:font-weight-complex="normal"/>
    </style:style>
    <style:style style:name="P213" style:family="paragraph" style:parent-style-name="Standard">
      <style:text-properties fo:font-weight="normal" officeooo:rsid="02e6e21c" officeooo:paragraph-rsid="02e6e21c" style:font-weight-asian="normal" style:font-weight-complex="normal"/>
    </style:style>
    <style:style style:name="P214" style:family="paragraph" style:parent-style-name="Standard">
      <style:text-properties fo:font-weight="normal" officeooo:rsid="02e6e21c" officeooo:paragraph-rsid="02e755a5" style:font-weight-asian="normal" style:font-weight-complex="normal"/>
    </style:style>
    <style:style style:name="P215" style:family="paragraph" style:parent-style-name="Standard">
      <style:text-properties fo:font-weight="normal" officeooo:rsid="02e755a5" officeooo:paragraph-rsid="02e755a5" style:font-weight-asian="normal" style:font-weight-complex="normal"/>
    </style:style>
    <style:style style:name="P216" style:family="paragraph" style:parent-style-name="Standard">
      <style:text-properties fo:font-weight="normal" officeooo:rsid="02e94096" officeooo:paragraph-rsid="02e94096" style:font-weight-asian="normal" style:font-weight-complex="normal"/>
    </style:style>
    <style:style style:name="P217" style:family="paragraph" style:parent-style-name="Standard">
      <style:text-properties fo:font-weight="normal" officeooo:rsid="02ebf69c" officeooo:paragraph-rsid="02ebf69c" style:font-weight-asian="normal" style:font-weight-complex="normal"/>
    </style:style>
    <style:style style:name="P218" style:family="paragraph" style:parent-style-name="Standard">
      <style:text-properties fo:font-weight="normal" officeooo:rsid="02ebf69c" officeooo:paragraph-rsid="02ed6044" style:font-weight-asian="normal" style:font-weight-complex="normal"/>
    </style:style>
    <style:style style:name="P219" style:family="paragraph" style:parent-style-name="Standard">
      <style:text-properties fo:font-weight="normal" officeooo:rsid="02ed6044" officeooo:paragraph-rsid="02ed6044" style:font-weight-asian="normal" style:font-weight-complex="normal"/>
    </style:style>
    <style:style style:name="P220" style:family="paragraph" style:parent-style-name="Standard">
      <style:text-properties fo:font-weight="normal" officeooo:rsid="02ed6044" officeooo:paragraph-rsid="02f0a1fd" style:font-weight-asian="normal" style:font-weight-complex="normal"/>
    </style:style>
    <style:style style:name="P221" style:family="paragraph" style:parent-style-name="Standard">
      <style:text-properties fo:font-weight="normal" officeooo:rsid="02f17e35" officeooo:paragraph-rsid="02f17e35" style:font-weight-asian="normal" style:font-weight-complex="normal"/>
    </style:style>
    <style:style style:name="P222" style:family="paragraph" style:parent-style-name="Standard">
      <style:text-properties fo:font-weight="normal" officeooo:rsid="02f17e35" officeooo:paragraph-rsid="02f3052f" style:font-weight-asian="normal" style:font-weight-complex="normal"/>
    </style:style>
    <style:style style:name="P223" style:family="paragraph" style:parent-style-name="Standard">
      <style:text-properties fo:font-weight="normal" officeooo:rsid="02f820b9" officeooo:paragraph-rsid="02f836a1" style:font-weight-asian="normal" style:font-weight-complex="normal"/>
    </style:style>
    <style:style style:name="P224" style:family="paragraph" style:parent-style-name="Standard">
      <style:text-properties fo:font-weight="normal" officeooo:rsid="02f820b9" officeooo:paragraph-rsid="02fba1de" style:font-weight-asian="normal" style:font-weight-complex="normal"/>
    </style:style>
    <style:style style:name="P225" style:family="paragraph" style:parent-style-name="Standard">
      <style:text-properties fo:font-weight="normal" officeooo:rsid="02f820b9" officeooo:paragraph-rsid="02f820b9" style:font-weight-asian="normal" style:font-weight-complex="normal"/>
    </style:style>
    <style:style style:name="P226" style:family="paragraph" style:parent-style-name="Standard">
      <style:text-properties fo:font-weight="normal" officeooo:rsid="02fd6e86" officeooo:paragraph-rsid="02fd6e86" style:font-weight-asian="normal" style:font-weight-complex="normal"/>
    </style:style>
    <style:style style:name="P227" style:family="paragraph" style:parent-style-name="Standard">
      <style:text-properties fo:font-weight="normal" officeooo:rsid="02feb730" officeooo:paragraph-rsid="02feb730" style:font-weight-asian="normal" style:font-weight-complex="normal"/>
    </style:style>
    <style:style style:name="P228" style:family="paragraph" style:parent-style-name="Standard">
      <style:text-properties fo:font-weight="normal" officeooo:rsid="02feb730" officeooo:paragraph-rsid="03009be6" style:font-weight-asian="normal" style:font-weight-complex="normal"/>
    </style:style>
    <style:style style:name="P229" style:family="paragraph" style:parent-style-name="Standard">
      <style:text-properties fo:font-weight="normal" officeooo:rsid="03022acf" officeooo:paragraph-rsid="03022acf" style:font-weight-asian="normal" style:font-weight-complex="normal"/>
    </style:style>
    <style:style style:name="P230" style:family="paragraph" style:parent-style-name="Standard">
      <style:text-properties fo:font-weight="normal" officeooo:rsid="03022acf" officeooo:paragraph-rsid="030249b2" style:font-weight-asian="normal" style:font-weight-complex="normal"/>
    </style:style>
    <style:style style:name="P231" style:family="paragraph" style:parent-style-name="Standard">
      <style:text-properties fo:font-weight="normal" officeooo:rsid="030249b2" officeooo:paragraph-rsid="030249b2" style:font-weight-asian="normal" style:font-weight-complex="normal"/>
    </style:style>
    <style:style style:name="P232" style:family="paragraph" style:parent-style-name="Standard">
      <style:text-properties fo:font-weight="normal" officeooo:rsid="0303fdfe" officeooo:paragraph-rsid="0303fdfe" style:font-weight-asian="normal" style:font-weight-complex="normal"/>
    </style:style>
    <style:style style:name="P233" style:family="paragraph" style:parent-style-name="Standard">
      <style:text-properties fo:font-weight="normal" officeooo:rsid="030d0d2d" officeooo:paragraph-rsid="030d0d2d" style:font-weight-asian="normal" style:font-weight-complex="normal"/>
    </style:style>
    <style:style style:name="P234" style:family="paragraph" style:parent-style-name="Standard">
      <style:text-properties fo:font-weight="normal" officeooo:rsid="0304baab" style:font-weight-asian="normal" style:font-weight-complex="normal"/>
    </style:style>
    <style:style style:name="P235" style:family="paragraph" style:parent-style-name="Standard">
      <style:text-properties fo:font-weight="normal" officeooo:rsid="03081731" officeooo:paragraph-rsid="03081731" style:font-weight-asian="normal" style:font-weight-complex="normal"/>
    </style:style>
    <style:style style:name="P236" style:family="paragraph" style:parent-style-name="Standard">
      <style:text-properties fo:font-weight="normal" officeooo:rsid="03435405" officeooo:paragraph-rsid="03435405" style:font-weight-asian="normal" style:font-weight-complex="normal"/>
    </style:style>
    <style:style style:name="P237" style:family="paragraph" style:parent-style-name="Standard">
      <style:text-properties fo:font-weight="normal" officeooo:rsid="03435405" officeooo:paragraph-rsid="034284c6" style:font-weight-asian="normal" style:font-weight-complex="normal"/>
    </style:style>
    <style:style style:name="P238" style:family="paragraph" style:parent-style-name="Standard">
      <style:text-properties fo:font-weight="normal" officeooo:rsid="03305d41" officeooo:paragraph-rsid="03305d41" style:font-weight-asian="normal" style:font-weight-complex="normal"/>
    </style:style>
    <style:style style:name="P239" style:family="paragraph" style:parent-style-name="Standard">
      <style:text-properties fo:font-weight="normal" officeooo:rsid="0331c5f6" officeooo:paragraph-rsid="03305d41" style:font-weight-asian="normal" style:font-weight-complex="normal"/>
    </style:style>
    <style:style style:name="P240" style:family="paragraph" style:parent-style-name="Standard">
      <style:text-properties fo:font-weight="normal" officeooo:rsid="03333a62" officeooo:paragraph-rsid="0331c5f6" style:font-weight-asian="normal" style:font-weight-complex="normal"/>
    </style:style>
    <style:style style:name="P241" style:family="paragraph" style:parent-style-name="Standard">
      <style:text-properties fo:font-weight="normal" officeooo:rsid="0335e0ea" officeooo:paragraph-rsid="0335e0ea" style:font-weight-asian="normal" style:font-weight-complex="normal"/>
    </style:style>
    <style:style style:name="P242" style:family="paragraph" style:parent-style-name="Standard">
      <style:text-properties fo:font-weight="normal" officeooo:rsid="03393efa" officeooo:paragraph-rsid="0337d635" style:font-weight-asian="normal" style:font-weight-complex="normal"/>
    </style:style>
    <style:style style:name="P243" style:family="paragraph" style:parent-style-name="Standard">
      <style:text-properties fo:font-weight="normal" officeooo:rsid="033a8d20" officeooo:paragraph-rsid="033a8d20" style:font-weight-asian="normal" style:font-weight-complex="normal"/>
    </style:style>
    <style:style style:name="P244" style:family="paragraph" style:parent-style-name="Standard">
      <style:text-properties fo:font-weight="normal" officeooo:rsid="033bf5d2" officeooo:paragraph-rsid="033a8d20" style:font-weight-asian="normal" style:font-weight-complex="normal"/>
    </style:style>
    <style:style style:name="P245" style:family="paragraph" style:parent-style-name="Standard">
      <style:text-properties fo:font-weight="normal" officeooo:rsid="033de3c4" officeooo:paragraph-rsid="033de3c4" style:font-weight-asian="normal" style:font-weight-complex="normal"/>
    </style:style>
    <style:style style:name="P246" style:family="paragraph" style:parent-style-name="Standard">
      <style:text-properties fo:font-weight="normal" officeooo:rsid="033f55e2" officeooo:paragraph-rsid="033de3c4" style:font-weight-asian="normal" style:font-weight-complex="normal"/>
    </style:style>
    <style:style style:name="P247" style:family="paragraph" style:parent-style-name="Standard">
      <style:text-properties fo:font-weight="normal" officeooo:rsid="0341248e" officeooo:paragraph-rsid="0341248e" style:font-weight-asian="normal" style:font-weight-complex="normal"/>
    </style:style>
    <style:style style:name="P248" style:family="paragraph" style:parent-style-name="Standard">
      <style:text-properties fo:font-weight="normal" officeooo:rsid="03449694" officeooo:paragraph-rsid="03449694" style:font-weight-asian="normal" style:font-weight-complex="normal"/>
    </style:style>
    <style:style style:name="P249" style:family="paragraph" style:parent-style-name="Standard">
      <style:text-properties fo:font-weight="normal" officeooo:rsid="034538c8" officeooo:paragraph-rsid="034538c8" style:font-weight-asian="normal" style:font-weight-complex="normal"/>
    </style:style>
    <style:style style:name="P250" style:family="paragraph" style:parent-style-name="Standard">
      <style:text-properties fo:font-weight="normal" officeooo:rsid="034869fc" officeooo:paragraph-rsid="034869fc" style:font-weight-asian="normal" style:font-weight-complex="normal"/>
    </style:style>
    <style:style style:name="P251" style:family="paragraph" style:parent-style-name="Standard">
      <style:text-properties fo:font-weight="normal" officeooo:rsid="034b5af9" officeooo:paragraph-rsid="034b5af9" style:font-weight-asian="normal" style:font-weight-complex="normal"/>
    </style:style>
    <style:style style:name="P252" style:family="paragraph" style:parent-style-name="Standard">
      <style:text-properties fo:font-weight="normal" officeooo:rsid="034bc7f5" officeooo:paragraph-rsid="034bc7f5" style:font-weight-asian="normal" style:font-weight-complex="normal"/>
    </style:style>
    <style:style style:name="P253" style:family="paragraph" style:parent-style-name="Standard">
      <style:text-properties fo:font-weight="normal" officeooo:rsid="034bc7f5" officeooo:paragraph-rsid="034c6d18" style:font-weight-asian="normal" style:font-weight-complex="normal"/>
    </style:style>
    <style:style style:name="P254" style:family="paragraph" style:parent-style-name="Standard">
      <style:text-properties fo:font-weight="normal" officeooo:rsid="03642bd5" officeooo:paragraph-rsid="03642bd5" style:font-weight-asian="normal" style:font-weight-complex="normal"/>
    </style:style>
    <style:style style:name="P255" style:family="paragraph" style:parent-style-name="Standard">
      <style:text-properties fo:font-weight="normal" officeooo:rsid="0354ea0d" officeooo:paragraph-rsid="03539548" style:font-weight-asian="normal" style:font-weight-complex="normal"/>
    </style:style>
    <style:style style:name="P256" style:family="paragraph" style:parent-style-name="Standard">
      <style:text-properties fo:font-weight="normal" officeooo:rsid="035785a9" officeooo:paragraph-rsid="035785a9" style:font-weight-asian="normal" style:font-weight-complex="normal"/>
    </style:style>
    <style:style style:name="P257" style:family="paragraph" style:parent-style-name="Standard">
      <style:text-properties fo:font-weight="normal" officeooo:rsid="0358bdd2" officeooo:paragraph-rsid="0358bdd2" style:font-weight-asian="normal" style:font-weight-complex="normal"/>
    </style:style>
    <style:style style:name="P258" style:family="paragraph" style:parent-style-name="Standard">
      <style:text-properties fo:font-weight="normal" officeooo:rsid="035c6a95" officeooo:paragraph-rsid="035c6a95" style:font-weight-asian="normal" style:font-weight-complex="normal"/>
    </style:style>
    <style:style style:name="P259" style:family="paragraph" style:parent-style-name="Standard">
      <style:text-properties fo:font-weight="normal" officeooo:rsid="0371b0b1" officeooo:paragraph-rsid="0371b0b1" style:font-weight-asian="normal" style:font-weight-complex="normal"/>
    </style:style>
    <style:style style:name="P260" style:family="paragraph" style:parent-style-name="Standard">
      <style:text-properties fo:font-weight="normal" officeooo:rsid="036d188f" officeooo:paragraph-rsid="036d188f" style:font-weight-asian="normal" style:font-weight-complex="normal"/>
    </style:style>
    <style:style style:name="P261" style:family="paragraph" style:parent-style-name="Standard">
      <style:text-properties fo:font-weight="normal" officeooo:rsid="037342bd" officeooo:paragraph-rsid="037342bd" style:font-weight-asian="normal" style:font-weight-complex="normal"/>
    </style:style>
    <style:style style:name="P262" style:family="paragraph" style:parent-style-name="Standard">
      <style:text-properties fo:font-weight="normal" officeooo:rsid="0375ce75" officeooo:paragraph-rsid="0375ce75" style:font-weight-asian="normal" style:font-weight-complex="normal"/>
    </style:style>
    <style:style style:name="P263" style:family="paragraph" style:parent-style-name="Standard">
      <style:text-properties fo:font-weight="normal" officeooo:rsid="0399999b" officeooo:paragraph-rsid="0399999b" style:font-weight-asian="normal" style:font-weight-complex="normal"/>
    </style:style>
    <style:style style:name="P264" style:family="paragraph" style:parent-style-name="Standard">
      <style:text-properties fo:font-weight="normal" officeooo:rsid="039abbd9" officeooo:paragraph-rsid="039abbd9" style:font-weight-asian="normal" style:font-weight-complex="normal"/>
    </style:style>
    <style:style style:name="P265" style:family="paragraph" style:parent-style-name="Standard">
      <style:text-properties fo:font-weight="normal" officeooo:rsid="0378264d" officeooo:paragraph-rsid="0378264d" style:font-weight-asian="normal" style:font-weight-complex="normal"/>
    </style:style>
    <style:style style:name="P266" style:family="paragraph" style:parent-style-name="Standard">
      <style:text-properties fo:font-weight="normal" officeooo:rsid="0386ec5a" officeooo:paragraph-rsid="0386ec5a" style:font-weight-asian="normal" style:font-weight-complex="normal"/>
    </style:style>
    <style:style style:name="P267" style:family="paragraph" style:parent-style-name="Standard">
      <style:text-properties fo:font-weight="normal" officeooo:rsid="0388ecd2" officeooo:paragraph-rsid="0388ecd2" style:font-weight-asian="normal" style:font-weight-complex="normal"/>
    </style:style>
    <style:style style:name="P268" style:family="paragraph" style:parent-style-name="Standard">
      <style:text-properties fo:font-weight="normal" officeooo:rsid="0389f75b" officeooo:paragraph-rsid="0389f75b" style:font-weight-asian="normal" style:font-weight-complex="normal"/>
    </style:style>
    <style:style style:name="P269" style:family="paragraph" style:parent-style-name="Standard">
      <style:text-properties fo:font-weight="normal" officeooo:rsid="038bde07" officeooo:paragraph-rsid="038bdd6f" style:font-weight-asian="normal" style:font-weight-complex="normal"/>
    </style:style>
    <style:style style:name="P270" style:family="paragraph" style:parent-style-name="Standard">
      <style:text-properties fo:font-weight="normal" officeooo:rsid="038f601b" officeooo:paragraph-rsid="038ed016" style:font-weight-asian="normal" style:font-weight-complex="normal"/>
    </style:style>
    <style:style style:name="P271" style:family="paragraph" style:parent-style-name="Standard">
      <style:text-properties fo:font-weight="normal" officeooo:rsid="03900cda" officeooo:paragraph-rsid="03900cda" style:font-weight-asian="normal" style:font-weight-complex="normal"/>
    </style:style>
    <style:style style:name="P272" style:family="paragraph" style:parent-style-name="Standard">
      <style:text-properties fo:font-weight="normal" officeooo:rsid="03903a2f" officeooo:paragraph-rsid="039036e2" style:font-weight-asian="normal" style:font-weight-complex="normal"/>
    </style:style>
    <style:style style:name="P273" style:family="paragraph" style:parent-style-name="Standard">
      <style:text-properties fo:font-weight="normal" officeooo:rsid="0392610a" officeooo:paragraph-rsid="0391cdb9" style:font-weight-asian="normal" style:font-weight-complex="normal"/>
    </style:style>
    <style:style style:name="P274" style:family="paragraph" style:parent-style-name="Standard">
      <style:text-properties fo:font-weight="normal" officeooo:rsid="0396eea9" officeooo:paragraph-rsid="0396eea9" style:font-weight-asian="normal" style:font-weight-complex="normal"/>
    </style:style>
    <style:style style:name="P275" style:family="paragraph" style:parent-style-name="Standard">
      <style:text-properties fo:font-weight="normal" officeooo:rsid="03a49910" officeooo:paragraph-rsid="03a49910" style:font-weight-asian="normal" style:font-weight-complex="normal"/>
    </style:style>
    <style:style style:name="P276" style:family="paragraph" style:parent-style-name="Standard">
      <style:text-properties fo:font-weight="normal" officeooo:rsid="03a65e44" officeooo:paragraph-rsid="03a65e44" style:font-weight-asian="normal" style:font-weight-complex="normal"/>
    </style:style>
    <style:style style:name="P277" style:family="paragraph" style:parent-style-name="Standard">
      <style:text-properties fo:font-weight="normal" officeooo:rsid="03a73b01" officeooo:paragraph-rsid="03a73b01" style:font-weight-asian="normal" style:font-weight-complex="normal"/>
    </style:style>
    <style:style style:name="P278" style:family="paragraph" style:parent-style-name="Standard">
      <style:text-properties fo:font-weight="normal" officeooo:rsid="03a86901" officeooo:paragraph-rsid="03a86901" style:font-weight-asian="normal" style:font-weight-complex="normal"/>
    </style:style>
    <style:style style:name="P279" style:family="paragraph" style:parent-style-name="Standard">
      <style:text-properties fo:font-weight="normal" officeooo:rsid="03aceb3a" officeooo:paragraph-rsid="03aceb3a" style:font-weight-asian="normal" style:font-weight-complex="normal"/>
    </style:style>
    <style:style style:name="P280" style:family="paragraph" style:parent-style-name="Standard">
      <style:text-properties fo:font-weight="normal" officeooo:rsid="03b8394f" officeooo:paragraph-rsid="03b8394f" style:font-weight-asian="normal" style:font-weight-complex="normal"/>
    </style:style>
    <style:style style:name="P281" style:family="paragraph" style:parent-style-name="Standard">
      <style:text-properties fo:font-weight="normal" officeooo:rsid="03b9791a" officeooo:paragraph-rsid="03b9791a" style:font-weight-asian="normal" style:font-weight-complex="normal"/>
    </style:style>
    <style:style style:name="P282" style:family="paragraph" style:parent-style-name="Standard">
      <style:text-properties fo:font-weight="normal" officeooo:rsid="03bc00da" officeooo:paragraph-rsid="03bb0a27" style:font-weight-asian="normal" style:font-weight-complex="normal"/>
    </style:style>
    <style:style style:name="P283" style:family="paragraph" style:parent-style-name="Standard">
      <style:text-properties fo:font-weight="normal" officeooo:rsid="03bf32dc" officeooo:paragraph-rsid="03bf32dc" style:font-weight-asian="normal" style:font-weight-complex="normal"/>
    </style:style>
    <style:style style:name="P284" style:family="paragraph" style:parent-style-name="Standard">
      <style:text-properties fo:font-weight="normal" officeooo:rsid="03bffc07" officeooo:paragraph-rsid="03bffc07" style:font-weight-asian="normal" style:font-weight-complex="normal"/>
    </style:style>
    <style:style style:name="P285" style:family="paragraph" style:parent-style-name="Standard">
      <style:text-properties fo:font-weight="normal" officeooo:rsid="03c1b9bd" officeooo:paragraph-rsid="03c1b9bd" style:font-weight-asian="normal" style:font-weight-complex="normal"/>
    </style:style>
    <style:style style:name="P286" style:family="paragraph" style:parent-style-name="Standard">
      <style:text-properties fo:font-weight="normal" officeooo:rsid="03c2bf68" style:font-weight-asian="normal" style:font-weight-complex="normal"/>
    </style:style>
    <style:style style:name="P287" style:family="paragraph" style:parent-style-name="Standard">
      <style:text-properties fo:font-weight="normal" officeooo:rsid="03c45950" officeooo:paragraph-rsid="03c45950" style:font-weight-asian="normal" style:font-weight-complex="normal"/>
    </style:style>
    <style:style style:name="P288" style:family="paragraph" style:parent-style-name="Standard">
      <style:text-properties fo:font-weight="normal" officeooo:rsid="03cb62af" officeooo:paragraph-rsid="03c9c71c" style:font-weight-asian="normal" style:font-weight-complex="normal"/>
    </style:style>
    <style:style style:name="P289" style:family="paragraph" style:parent-style-name="Standard">
      <style:text-properties fo:font-weight="normal" officeooo:rsid="03dd5eed" officeooo:paragraph-rsid="03dd5eed" style:font-weight-asian="normal" style:font-weight-complex="normal"/>
    </style:style>
    <style:style style:name="P290" style:family="paragraph" style:parent-style-name="Standard">
      <style:text-properties fo:font-weight="normal" officeooo:rsid="03df1abb" officeooo:paragraph-rsid="03df1abb" style:font-weight-asian="normal" style:font-weight-complex="normal"/>
    </style:style>
    <style:style style:name="P291" style:family="paragraph" style:parent-style-name="Standard">
      <style:text-properties fo:font-weight="normal" officeooo:rsid="03e05013" officeooo:paragraph-rsid="03e05013" style:font-weight-asian="normal" style:font-weight-complex="normal"/>
    </style:style>
    <style:style style:name="P292" style:family="paragraph" style:parent-style-name="Standard">
      <style:text-properties fo:font-weight="normal" officeooo:rsid="03e877c5" officeooo:paragraph-rsid="03e72d5d" style:font-weight-asian="normal" style:font-weight-complex="normal"/>
    </style:style>
    <style:style style:name="P293" style:family="paragraph" style:parent-style-name="Standard">
      <style:text-properties fo:font-weight="normal" officeooo:rsid="03e9ee6d" officeooo:paragraph-rsid="03e9ee6d" style:font-weight-asian="normal" style:font-weight-complex="normal"/>
    </style:style>
    <style:style style:name="P294" style:family="paragraph" style:parent-style-name="Standard">
      <style:text-properties fo:font-weight="normal" officeooo:rsid="03eafc5b" officeooo:paragraph-rsid="03eafc5b" style:font-weight-asian="normal" style:font-weight-complex="normal"/>
    </style:style>
    <style:style style:name="P295" style:family="paragraph" style:parent-style-name="Standard">
      <style:text-properties fo:font-weight="normal" officeooo:rsid="03ed4531" officeooo:paragraph-rsid="03ed4531" style:font-weight-asian="normal" style:font-weight-complex="normal"/>
    </style:style>
    <style:style style:name="P296" style:family="paragraph" style:parent-style-name="Standard">
      <style:text-properties fo:font-weight="normal" officeooo:rsid="03ef401b" officeooo:paragraph-rsid="03ef401b" style:font-weight-asian="normal" style:font-weight-complex="normal"/>
    </style:style>
    <style:style style:name="P297" style:family="paragraph" style:parent-style-name="Standard">
      <style:text-properties fo:font-weight="normal" officeooo:rsid="03f08336" officeooo:paragraph-rsid="03f08336" style:font-weight-asian="normal" style:font-weight-complex="normal"/>
    </style:style>
    <style:style style:name="P298" style:family="paragraph" style:parent-style-name="Standard">
      <style:text-properties fo:font-weight="normal" officeooo:rsid="03f1061d" officeooo:paragraph-rsid="03f1061d" style:font-weight-asian="normal" style:font-weight-complex="normal"/>
    </style:style>
    <style:style style:name="P299" style:family="paragraph" style:parent-style-name="Standard">
      <style:text-properties fo:font-weight="normal" officeooo:rsid="03f378cb" officeooo:paragraph-rsid="03f378cb" style:font-weight-asian="normal" style:font-weight-complex="normal"/>
    </style:style>
    <style:style style:name="P300" style:family="paragraph" style:parent-style-name="Standard">
      <style:text-properties fo:font-weight="normal" officeooo:rsid="03f378cb" officeooo:paragraph-rsid="03f6a1c0" style:font-weight-asian="normal" style:font-weight-complex="normal"/>
    </style:style>
    <style:style style:name="P301" style:family="paragraph" style:parent-style-name="Standard">
      <style:text-properties fo:font-weight="normal" officeooo:rsid="03f722fe" officeooo:paragraph-rsid="03f722fe" style:font-weight-asian="normal" style:font-weight-complex="normal"/>
    </style:style>
    <style:style style:name="P302" style:family="paragraph" style:parent-style-name="Standard">
      <style:text-properties fo:font-weight="normal" officeooo:rsid="03fbac03" officeooo:paragraph-rsid="03fbac03" style:font-weight-asian="normal" style:font-weight-complex="normal"/>
    </style:style>
    <style:style style:name="P303" style:family="paragraph" style:parent-style-name="Standard">
      <style:text-properties fo:font-weight="normal" officeooo:rsid="03fdba51" officeooo:paragraph-rsid="03fdba51" style:font-weight-asian="normal" style:font-weight-complex="normal"/>
    </style:style>
    <style:style style:name="P304" style:family="paragraph" style:parent-style-name="Standard">
      <style:text-properties fo:font-weight="normal" officeooo:rsid="03ff7f84" officeooo:paragraph-rsid="03ff7f84" style:font-weight-asian="normal" style:font-weight-complex="normal"/>
    </style:style>
    <style:style style:name="P305" style:family="paragraph" style:parent-style-name="Standard">
      <style:text-properties fo:font-weight="normal" officeooo:rsid="0402da1e" officeooo:paragraph-rsid="0402da1e" style:font-weight-asian="normal" style:font-weight-complex="normal"/>
    </style:style>
    <style:style style:name="P306" style:family="paragraph" style:parent-style-name="Standard">
      <style:text-properties fo:font-weight="normal" officeooo:rsid="04056da9" officeooo:paragraph-rsid="04048488" style:font-weight-asian="normal" style:font-weight-complex="normal"/>
    </style:style>
    <style:style style:name="P307" style:family="paragraph" style:parent-style-name="Standard">
      <style:text-properties fo:font-weight="normal" officeooo:rsid="04056da9" officeooo:paragraph-rsid="04056da9" style:font-weight-asian="normal" style:font-weight-complex="normal"/>
    </style:style>
    <style:style style:name="P308" style:family="paragraph" style:parent-style-name="Standard">
      <style:text-properties fo:font-weight="normal" officeooo:rsid="04086dc9" officeooo:paragraph-rsid="04086dc9" style:font-weight-asian="normal" style:font-weight-complex="normal"/>
    </style:style>
    <style:style style:name="P309" style:family="paragraph" style:parent-style-name="Standard">
      <style:text-properties fo:font-weight="normal" officeooo:rsid="04086dc9" officeooo:paragraph-rsid="040c170c" style:font-weight-asian="normal" style:font-weight-complex="normal"/>
    </style:style>
    <style:style style:name="P310" style:family="paragraph" style:parent-style-name="Standard">
      <style:text-properties fo:font-weight="normal" officeooo:rsid="04086dc9" officeooo:paragraph-rsid="040d19a5" style:font-weight-asian="normal" style:font-weight-complex="normal"/>
    </style:style>
    <style:style style:name="P311"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2"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3"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4"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5"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16" style:family="paragraph" style:parent-style-name="Standard">
      <style:text-properties fo:font-weight="normal" officeooo:rsid="0430d3be" officeooo:paragraph-rsid="0430d3be" style:font-weight-asian="normal" style:font-weight-complex="normal"/>
    </style:style>
    <style:style style:name="P317" style:family="paragraph" style:parent-style-name="Standard">
      <style:text-properties fo:font-weight="normal" officeooo:rsid="0425ef8f" officeooo:paragraph-rsid="04238f16" style:font-weight-asian="normal" style:font-weight-complex="normal"/>
    </style:style>
    <style:style style:name="P318" style:family="paragraph" style:parent-style-name="Standard">
      <style:text-properties fo:font-weight="normal" officeooo:rsid="0427cf74" officeooo:paragraph-rsid="0427cf74" style:font-weight-asian="normal" style:font-weight-complex="normal"/>
    </style:style>
    <style:style style:name="P319" style:family="paragraph" style:parent-style-name="Standard">
      <style:text-properties fo:font-weight="normal" officeooo:rsid="04316e77" officeooo:paragraph-rsid="043124ac" style:font-weight-asian="normal" style:font-weight-complex="normal"/>
    </style:style>
    <style:style style:name="P320" style:family="paragraph" style:parent-style-name="Standard">
      <style:text-properties fo:font-weight="normal" officeooo:rsid="0432a33e" officeooo:paragraph-rsid="0432a33e" style:font-weight-asian="normal" style:font-weight-complex="normal"/>
    </style:style>
    <style:style style:name="P321" style:family="paragraph" style:parent-style-name="Standard">
      <style:text-properties fo:font-weight="normal" officeooo:rsid="043757be" officeooo:paragraph-rsid="043757be" style:font-weight-asian="normal" style:font-weight-complex="normal"/>
    </style:style>
    <style:style style:name="P322" style:family="paragraph" style:parent-style-name="Standard">
      <style:text-properties fo:font-weight="normal" officeooo:rsid="04393c4f" officeooo:paragraph-rsid="04393c4f" style:font-weight-asian="normal" style:font-weight-complex="normal"/>
    </style:style>
    <style:style style:name="P323" style:family="paragraph" style:parent-style-name="Standard">
      <style:text-properties fo:font-weight="normal" officeooo:rsid="043b6937" officeooo:paragraph-rsid="043b6937" style:font-weight-asian="normal" style:font-weight-complex="normal"/>
    </style:style>
    <style:style style:name="P324" style:family="paragraph" style:parent-style-name="Standard">
      <style:text-properties fo:font-weight="normal" officeooo:rsid="043deff8" officeooo:paragraph-rsid="043deff8" style:font-weight-asian="normal" style:font-weight-complex="normal"/>
    </style:style>
    <style:style style:name="P325" style:family="paragraph" style:parent-style-name="Standard">
      <style:text-properties fo:font-weight="normal" officeooo:rsid="043f8ead" officeooo:paragraph-rsid="043f8ead" style:font-weight-asian="normal" style:font-weight-complex="normal"/>
    </style:style>
    <style:style style:name="P326" style:family="paragraph" style:parent-style-name="Standard">
      <style:text-properties fo:font-weight="normal" officeooo:rsid="044062e6" officeooo:paragraph-rsid="044062e6" style:font-weight-asian="normal" style:font-weight-complex="normal"/>
    </style:style>
    <style:style style:name="P327" style:family="paragraph" style:parent-style-name="Standard">
      <style:text-properties fo:font-weight="normal" officeooo:rsid="0440fec0" officeooo:paragraph-rsid="0440fec0" style:font-weight-asian="normal" style:font-weight-complex="normal"/>
    </style:style>
    <style:style style:name="P328" style:family="paragraph" style:parent-style-name="Standard">
      <style:text-properties fo:font-weight="normal" officeooo:rsid="0444c2cc" officeooo:paragraph-rsid="0444c2cc" style:font-weight-asian="normal" style:font-weight-complex="normal"/>
    </style:style>
    <style:style style:name="P329" style:family="paragraph" style:parent-style-name="Standard">
      <style:text-properties fo:font-weight="normal" officeooo:rsid="0447080a" officeooo:paragraph-rsid="0447080a" style:font-weight-asian="normal" style:font-weight-complex="normal"/>
    </style:style>
    <style:style style:name="P330" style:family="paragraph" style:parent-style-name="Standard">
      <style:text-properties fo:font-weight="normal" officeooo:rsid="0447080a" officeooo:paragraph-rsid="04463932" style:font-weight-asian="normal" style:font-weight-complex="normal"/>
    </style:style>
    <style:style style:name="P331" style:family="paragraph" style:parent-style-name="Standard">
      <style:text-properties fo:font-weight="normal" officeooo:rsid="0450110d" style:font-weight-asian="normal" style:font-weight-complex="normal"/>
    </style:style>
    <style:style style:name="P332" style:family="paragraph" style:parent-style-name="Standard">
      <style:text-properties fo:font-weight="normal" officeooo:rsid="0450ff19" officeooo:paragraph-rsid="0450ff19" style:font-weight-asian="normal" style:font-weight-complex="normal"/>
    </style:style>
    <style:style style:name="P333" style:family="paragraph" style:parent-style-name="Standard">
      <style:text-properties fo:font-weight="normal" officeooo:rsid="0451fd90" officeooo:paragraph-rsid="0451fd90" style:font-weight-asian="normal" style:font-weight-complex="normal"/>
    </style:style>
    <style:style style:name="P334" style:family="paragraph" style:parent-style-name="Standard">
      <style:text-properties fo:font-weight="normal" officeooo:rsid="0455c721" officeooo:paragraph-rsid="04555400" style:font-weight-asian="normal" style:font-weight-complex="normal"/>
    </style:style>
    <style:style style:name="P335" style:family="paragraph" style:parent-style-name="Standard">
      <style:text-properties fo:font-weight="normal" officeooo:rsid="0455c721" officeooo:paragraph-rsid="0455c721" style:font-weight-asian="normal" style:font-weight-complex="normal"/>
    </style:style>
    <style:style style:name="P336" style:family="paragraph" style:parent-style-name="Standard">
      <style:text-properties fo:font-weight="normal" officeooo:rsid="04598f10" officeooo:paragraph-rsid="04598f10" style:font-weight-asian="normal" style:font-weight-complex="normal"/>
    </style:style>
    <style:style style:name="P337" style:family="paragraph" style:parent-style-name="Standard">
      <style:text-properties fo:font-weight="normal" officeooo:rsid="045cc6ad" officeooo:paragraph-rsid="045cc6ad" style:font-weight-asian="normal" style:font-weight-complex="normal"/>
    </style:style>
    <style:style style:name="P338" style:family="paragraph" style:parent-style-name="Standard">
      <style:text-properties fo:font-weight="normal" officeooo:rsid="0461ab23" officeooo:paragraph-rsid="04615998" style:font-weight-asian="normal" style:font-weight-complex="normal"/>
    </style:style>
    <style:style style:name="P339" style:family="paragraph" style:parent-style-name="Standard">
      <style:text-properties fo:font-weight="normal" officeooo:rsid="04673696" officeooo:paragraph-rsid="04673696" style:font-weight-asian="normal" style:font-weight-complex="normal"/>
    </style:style>
    <style:style style:name="P340" style:family="paragraph" style:parent-style-name="Standard">
      <style:text-properties fo:font-weight="normal" officeooo:rsid="04690ea7" officeooo:paragraph-rsid="04690ea7" style:font-weight-asian="normal" style:font-weight-complex="normal"/>
    </style:style>
    <style:style style:name="P341" style:family="paragraph" style:parent-style-name="Standard">
      <style:text-properties fo:font-weight="normal" officeooo:rsid="04696820" officeooo:paragraph-rsid="04696820" style:font-weight-asian="normal" style:font-weight-complex="normal"/>
    </style:style>
    <style:style style:name="P342" style:family="paragraph" style:parent-style-name="Standard">
      <style:text-properties fo:font-weight="normal" officeooo:rsid="046b1458" officeooo:paragraph-rsid="046b1458" style:font-weight-asian="normal" style:font-weight-complex="normal"/>
    </style:style>
    <style:style style:name="P343" style:family="paragraph" style:parent-style-name="Standard">
      <style:text-properties fo:font-weight="normal" officeooo:rsid="046bd544" officeooo:paragraph-rsid="046bd544" style:font-weight-asian="normal" style:font-weight-complex="normal"/>
    </style:style>
    <style:style style:name="P344" style:family="paragraph" style:parent-style-name="Standard">
      <style:text-properties fo:font-weight="normal" officeooo:rsid="046be58d" officeooo:paragraph-rsid="046be58d" style:font-weight-asian="normal" style:font-weight-complex="normal"/>
    </style:style>
    <style:style style:name="P345" style:family="paragraph" style:parent-style-name="Standard">
      <style:text-properties fo:font-weight="normal" officeooo:rsid="0472557c" officeooo:paragraph-rsid="0472557c" style:font-weight-asian="normal" style:font-weight-complex="normal"/>
    </style:style>
    <style:style style:name="P346" style:family="paragraph" style:parent-style-name="Standard">
      <style:text-properties fo:font-weight="normal" officeooo:rsid="04739569" officeooo:paragraph-rsid="04739569" style:font-weight-asian="normal" style:font-weight-complex="normal"/>
    </style:style>
    <style:style style:name="P347" style:family="paragraph" style:parent-style-name="Standard">
      <style:text-properties fo:font-weight="normal" officeooo:rsid="0474eaa4" officeooo:paragraph-rsid="0474eaa4" style:font-weight-asian="normal" style:font-weight-complex="normal"/>
    </style:style>
    <style:style style:name="P348" style:family="paragraph" style:parent-style-name="Standard">
      <style:text-properties fo:font-weight="normal" officeooo:rsid="047c8779" officeooo:paragraph-rsid="047c8779" style:font-weight-asian="normal" style:font-weight-complex="normal"/>
    </style:style>
    <style:style style:name="P349" style:family="paragraph" style:parent-style-name="Standard">
      <style:text-properties fo:font-weight="normal" officeooo:rsid="047dc317" officeooo:paragraph-rsid="047dc317" style:font-weight-asian="normal" style:font-weight-complex="normal"/>
    </style:style>
    <style:style style:name="P350" style:family="paragraph" style:parent-style-name="Standard">
      <style:text-properties fo:font-weight="normal" officeooo:rsid="047fdfa9" officeooo:paragraph-rsid="047fdfa9" style:font-weight-asian="normal" style:font-weight-complex="normal"/>
    </style:style>
    <style:style style:name="P351" style:family="paragraph" style:parent-style-name="Standard">
      <style:text-properties fo:font-weight="normal" officeooo:rsid="0489dba3" officeooo:paragraph-rsid="0489dba3" style:font-weight-asian="normal" style:font-weight-complex="normal"/>
    </style:style>
    <style:style style:name="P352" style:family="paragraph" style:parent-style-name="Standard">
      <style:text-properties fo:font-weight="normal" officeooo:rsid="0498a67d" officeooo:paragraph-rsid="0498a67d" style:font-weight-asian="normal" style:font-weight-complex="normal"/>
    </style:style>
    <style:style style:name="P353" style:family="paragraph" style:parent-style-name="Standard">
      <style:text-properties fo:font-weight="normal" officeooo:rsid="049cfb60" officeooo:paragraph-rsid="049cfb60" style:font-weight-asian="normal" style:font-weight-complex="normal"/>
    </style:style>
    <style:style style:name="P354" style:family="paragraph" style:parent-style-name="Standard">
      <style:text-properties fo:font-weight="normal" officeooo:rsid="049ed89a" officeooo:paragraph-rsid="049ed89a" style:font-weight-asian="normal" style:font-weight-complex="normal"/>
    </style:style>
    <style:style style:name="P355" style:family="paragraph" style:parent-style-name="Standard">
      <style:text-properties fo:font-weight="normal" officeooo:rsid="04a048b1" officeooo:paragraph-rsid="04a048b1" style:font-weight-asian="normal" style:font-weight-complex="normal"/>
    </style:style>
    <style:style style:name="P356" style:family="paragraph" style:parent-style-name="Standard">
      <style:text-properties fo:font-weight="normal" officeooo:rsid="04a33dea" officeooo:paragraph-rsid="04a33dea" style:font-weight-asian="normal" style:font-weight-complex="normal"/>
    </style:style>
    <style:style style:name="P357" style:family="paragraph" style:parent-style-name="Standard">
      <style:text-properties fo:font-weight="normal" officeooo:rsid="04a4feaa" officeooo:paragraph-rsid="04a4feaa" style:font-weight-asian="normal" style:font-weight-complex="normal"/>
    </style:style>
    <style:style style:name="P358" style:family="paragraph" style:parent-style-name="Standard">
      <style:text-properties fo:font-weight="normal" officeooo:rsid="04a6d87a" officeooo:paragraph-rsid="04a6d87a" style:font-weight-asian="normal" style:font-weight-complex="normal"/>
    </style:style>
    <style:style style:name="P359" style:family="paragraph" style:parent-style-name="Standard">
      <style:text-properties fo:font-weight="normal" officeooo:rsid="04a7dcf9" officeooo:paragraph-rsid="04a7dcf9" style:font-weight-asian="normal" style:font-weight-complex="normal"/>
    </style:style>
    <style:style style:name="P360" style:family="paragraph" style:parent-style-name="Standard">
      <style:text-properties fo:font-weight="normal" officeooo:rsid="04a91462" officeooo:paragraph-rsid="04a91462" style:font-weight-asian="normal" style:font-weight-complex="normal"/>
    </style:style>
    <style:style style:name="P361" style:family="paragraph" style:parent-style-name="Standard">
      <style:text-properties fo:font-weight="normal" officeooo:rsid="04a9148b" officeooo:paragraph-rsid="04a9148b" style:font-weight-asian="normal" style:font-weight-complex="normal"/>
    </style:style>
    <style:style style:name="P362" style:family="paragraph" style:parent-style-name="Standard">
      <style:text-properties fo:font-weight="normal" officeooo:rsid="04a92509" officeooo:paragraph-rsid="04a92509" style:font-weight-asian="normal" style:font-weight-complex="normal"/>
    </style:style>
    <style:style style:name="P363" style:family="paragraph" style:parent-style-name="Standard">
      <style:text-properties fo:font-weight="normal" officeooo:rsid="04ab9e63" officeooo:paragraph-rsid="04ab9e63" style:font-weight-asian="normal" style:font-weight-complex="normal"/>
    </style:style>
    <style:style style:name="P364" style:family="paragraph" style:parent-style-name="Standard">
      <style:text-properties fo:font-weight="normal" officeooo:rsid="04ad0301" officeooo:paragraph-rsid="04ad0301" style:font-weight-asian="normal" style:font-weight-complex="normal"/>
    </style:style>
    <style:style style:name="P365" style:family="paragraph" style:parent-style-name="Standard">
      <style:text-properties fo:font-weight="normal" officeooo:rsid="04b05c62" officeooo:paragraph-rsid="04b05c62" style:font-weight-asian="normal" style:font-weight-complex="normal"/>
    </style:style>
    <style:style style:name="P366" style:family="paragraph" style:parent-style-name="Standard">
      <style:text-properties fo:font-weight="normal" officeooo:rsid="04b0be21" officeooo:paragraph-rsid="04b0be21" style:font-weight-asian="normal" style:font-weight-complex="normal"/>
    </style:style>
    <style:style style:name="P367" style:family="paragraph" style:parent-style-name="Standard">
      <style:text-properties fo:font-weight="normal" officeooo:rsid="04b1ae10" officeooo:paragraph-rsid="04b1ae10" style:font-weight-asian="normal" style:font-weight-complex="normal"/>
    </style:style>
    <style:style style:name="P368" style:family="paragraph" style:parent-style-name="Standard">
      <style:text-properties fo:font-weight="normal" officeooo:rsid="04b2b5ea" officeooo:paragraph-rsid="04b2b5ea" style:font-weight-asian="normal" style:font-weight-complex="normal"/>
    </style:style>
    <style:style style:name="P369" style:family="paragraph" style:parent-style-name="Standard">
      <style:text-properties fo:font-weight="normal" officeooo:rsid="04b482b7" officeooo:paragraph-rsid="04b482b7" style:font-weight-asian="normal" style:font-weight-complex="normal"/>
    </style:style>
    <style:style style:name="P370" style:family="paragraph" style:parent-style-name="Standard">
      <style:text-properties fo:font-weight="normal" officeooo:rsid="04b482b7" officeooo:paragraph-rsid="04b4e3cd" style:font-weight-asian="normal" style:font-weight-complex="normal"/>
    </style:style>
    <style:style style:name="P371" style:family="paragraph" style:parent-style-name="Standard">
      <style:text-properties fo:font-weight="normal" officeooo:rsid="04b4e3cd" officeooo:paragraph-rsid="04b4e3cd" style:font-weight-asian="normal" style:font-weight-complex="normal"/>
    </style:style>
    <style:style style:name="P372" style:family="paragraph" style:parent-style-name="Standard">
      <style:text-properties fo:font-weight="normal" officeooo:rsid="04b6a3ba" officeooo:paragraph-rsid="04b6a3ba" style:font-weight-asian="normal" style:font-weight-complex="normal"/>
    </style:style>
    <style:style style:name="P373" style:family="paragraph" style:parent-style-name="Standard">
      <style:text-properties fo:font-weight="normal" officeooo:rsid="04b6a3ba" officeooo:paragraph-rsid="04b89034" style:font-weight-asian="normal" style:font-weight-complex="normal"/>
    </style:style>
    <style:style style:name="P374" style:family="paragraph" style:parent-style-name="Standard">
      <style:text-properties fo:font-weight="normal" officeooo:rsid="04b89034" officeooo:paragraph-rsid="04b89034" style:font-weight-asian="normal" style:font-weight-complex="normal"/>
    </style:style>
    <style:style style:name="P375" style:family="paragraph" style:parent-style-name="Standard">
      <style:text-properties fo:font-weight="normal" officeooo:rsid="04b8e2f7" officeooo:paragraph-rsid="04b8e2f7" style:font-weight-asian="normal" style:font-weight-complex="normal"/>
    </style:style>
    <style:style style:name="P376" style:family="paragraph" style:parent-style-name="Standard">
      <style:text-properties fo:font-weight="normal" officeooo:rsid="04bc578d" officeooo:paragraph-rsid="04bc578d" style:font-weight-asian="normal" style:font-weight-complex="normal"/>
    </style:style>
    <style:style style:name="P377" style:family="paragraph" style:parent-style-name="Standard">
      <style:text-properties fo:font-weight="normal" officeooo:rsid="04c32c28" officeooo:paragraph-rsid="04c32c28" style:font-weight-asian="normal" style:font-weight-complex="normal"/>
    </style:style>
    <style:style style:name="P378" style:family="paragraph" style:parent-style-name="Standard">
      <style:text-properties fo:font-weight="normal" officeooo:rsid="04c4c592" officeooo:paragraph-rsid="04c4c592" style:font-weight-asian="normal" style:font-weight-complex="normal"/>
    </style:style>
    <style:style style:name="P379" style:family="paragraph" style:parent-style-name="Standard">
      <style:text-properties fo:font-weight="normal" officeooo:rsid="04c6a2ae" officeooo:paragraph-rsid="04c6a2ae" style:font-weight-asian="normal" style:font-weight-complex="normal"/>
    </style:style>
    <style:style style:name="P380" style:family="paragraph" style:parent-style-name="Standard">
      <style:text-properties fo:font-weight="normal" officeooo:rsid="04c6d187" officeooo:paragraph-rsid="04c6d187" style:font-weight-asian="normal" style:font-weight-complex="normal"/>
    </style:style>
    <style:style style:name="P381" style:family="paragraph" style:parent-style-name="Standard">
      <style:text-properties fo:font-weight="normal" officeooo:rsid="04c6ebee" officeooo:paragraph-rsid="04c6ebee" style:font-weight-asian="normal" style:font-weight-complex="normal"/>
    </style:style>
    <style:style style:name="P382" style:family="paragraph" style:parent-style-name="Standard">
      <style:text-properties fo:font-weight="normal" officeooo:rsid="04c9557f" officeooo:paragraph-rsid="04c9557f" style:font-weight-asian="normal" style:font-weight-complex="normal"/>
    </style:style>
    <style:style style:name="P383" style:family="paragraph" style:parent-style-name="Standard">
      <style:text-properties fo:font-weight="normal" officeooo:rsid="04ca06d4" officeooo:paragraph-rsid="04ca06d4" style:font-weight-asian="normal" style:font-weight-complex="normal"/>
    </style:style>
    <style:style style:name="P384" style:family="paragraph" style:parent-style-name="Standard">
      <style:text-properties fo:font-weight="normal" officeooo:rsid="04cb8387" officeooo:paragraph-rsid="04cb8387" style:font-weight-asian="normal" style:font-weight-complex="normal"/>
    </style:style>
    <style:style style:name="P385" style:family="paragraph" style:parent-style-name="Standard">
      <style:text-properties fo:font-weight="normal" officeooo:rsid="04cd1773" officeooo:paragraph-rsid="04cd1773" style:font-weight-asian="normal" style:font-weight-complex="normal"/>
    </style:style>
    <style:style style:name="P386" style:family="paragraph" style:parent-style-name="Standard">
      <style:text-properties fo:font-weight="normal" officeooo:rsid="04cf4771" officeooo:paragraph-rsid="04cf4771" style:font-weight-asian="normal" style:font-weight-complex="normal"/>
    </style:style>
    <style:style style:name="P387" style:family="paragraph" style:parent-style-name="Standard">
      <style:text-properties fo:font-weight="normal" officeooo:rsid="04d08cd8" officeooo:paragraph-rsid="04d08cd8" style:font-weight-asian="normal" style:font-weight-complex="normal"/>
    </style:style>
    <style:style style:name="P388" style:family="paragraph" style:parent-style-name="Standard">
      <style:text-properties fo:font-weight="normal" officeooo:rsid="019586d0" officeooo:paragraph-rsid="0194cbba" fo:background-color="#ffff00" style:font-weight-asian="normal" style:font-weight-complex="normal"/>
    </style:style>
    <style:style style:name="P389" style:family="paragraph" style:parent-style-name="Standard">
      <style:text-properties fo:font-weight="normal" officeooo:rsid="022745f1" officeooo:paragraph-rsid="02273da5" fo:background-color="#ffff00" style:font-weight-asian="normal" style:font-weight-complex="normal"/>
    </style:style>
    <style:style style:name="P390" style:family="paragraph" style:parent-style-name="Standard">
      <style:text-properties fo:font-weight="normal" officeooo:rsid="0274f07b" officeooo:paragraph-rsid="0275e894" fo:background-color="#ffff00" style:font-weight-asian="normal" style:font-weight-complex="normal"/>
    </style:style>
    <style:style style:name="P391" style:family="paragraph" style:parent-style-name="Standard">
      <style:text-properties fo:font-weight="normal" officeooo:rsid="0274f07b" officeooo:paragraph-rsid="0276ed41" fo:background-color="#ffff00" style:font-weight-asian="normal" style:font-weight-complex="normal"/>
    </style:style>
    <style:style style:name="P392" style:family="paragraph" style:parent-style-name="Standard">
      <style:text-properties fo:font-weight="normal" officeooo:rsid="0274f07b" officeooo:paragraph-rsid="0276ee98" fo:background-color="#ffff00" style:font-weight-asian="normal" style:font-weight-complex="normal"/>
    </style:style>
    <style:style style:name="P393" style:family="paragraph" style:parent-style-name="Standard">
      <style:text-properties fo:font-weight="normal" officeooo:rsid="0378264d" officeooo:paragraph-rsid="0378264d" fo:background-color="#ffff00" style:font-weight-asian="normal" style:font-weight-complex="normal"/>
    </style:style>
    <style:style style:name="P394" style:family="paragraph" style:parent-style-name="Standard">
      <style:text-properties officeooo:paragraph-rsid="0039e9a4"/>
    </style:style>
    <style:style style:name="P395" style:family="paragraph" style:parent-style-name="Standard">
      <style:text-properties officeooo:rsid="003bdba6" officeooo:paragraph-rsid="003bdba6"/>
    </style:style>
    <style:style style:name="P396" style:family="paragraph" style:parent-style-name="Standard">
      <style:text-properties officeooo:rsid="003d56b1" officeooo:paragraph-rsid="003d56b1"/>
    </style:style>
    <style:style style:name="P397" style:family="paragraph" style:parent-style-name="Standard">
      <style:text-properties officeooo:rsid="003d8904" officeooo:paragraph-rsid="003d8904"/>
    </style:style>
    <style:style style:name="P398" style:family="paragraph" style:parent-style-name="Standard">
      <style:text-properties officeooo:rsid="003e2fbf" officeooo:paragraph-rsid="003e2fbf"/>
    </style:style>
    <style:style style:name="P399"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400"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401"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402"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403"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404"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405"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406"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407"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408"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409"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410"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411"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412" style:family="paragraph" style:parent-style-name="Standard">
      <style:text-properties fo:color="#a6b2c0" style:font-name="JetBrains Mono" fo:font-size="9pt" fo:font-style="normal" fo:font-weight="normal" officeooo:rsid="03f378cb" style:font-size-asian="9pt" style:font-style-asian="normal" style:font-weight-asian="normal" style:font-weight-complex="normal"/>
    </style:style>
    <style:style style:name="P413" style:family="paragraph" style:parent-style-name="Standard">
      <style:text-properties fo:color="#a6b2c0" style:font-name="JetBrains Mono" fo:font-size="9pt" fo:font-style="normal" fo:font-weight="normal" officeooo:rsid="04ad0301" officeooo:paragraph-rsid="04b05c62" style:font-size-asian="9pt" style:font-style-asian="normal" style:font-weight-asian="normal" style:font-weight-complex="normal"/>
    </style:style>
    <style:style style:name="P414" style:family="paragraph" style:parent-style-name="Standard">
      <style:text-properties fo:color="#a6b2c0" style:font-name="JetBrains Mono" fo:font-size="9pt" fo:font-style="normal" fo:font-weight="normal" officeooo:rsid="04b482b7" officeooo:paragraph-rsid="04b4e3cd" style:font-size-asian="9pt" style:font-style-asian="normal" style:font-weight-asian="normal" style:font-weight-complex="normal"/>
    </style:style>
    <style:style style:name="P415" style:family="paragraph" style:parent-style-name="Standard">
      <style:text-properties fo:color="#a6b2c0" style:font-name="JetBrains Mono" fo:font-size="9pt" fo:font-style="normal" fo:font-weight="normal" officeooo:rsid="04b6a3ba" officeooo:paragraph-rsid="04b89034" style:font-size-asian="9pt" style:font-style-asian="normal" style:font-weight-asian="normal" style:font-weight-complex="normal"/>
    </style:style>
    <style:style style:name="P416"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417"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418"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419"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420"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421"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422"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423" style:family="paragraph" style:parent-style-name="Standard">
      <style:text-properties fo:color="#a6b2c0" style:font-name="JetBrains Mono" fo:font-size="9pt" fo:font-style="normal" fo:font-weight="normal" officeooo:paragraph-rsid="03ce690e" style:font-size-asian="9pt" style:font-style-asian="normal" style:font-weight-asian="normal"/>
    </style:style>
    <style:style style:name="P424" style:family="paragraph" style:parent-style-name="Standard">
      <style:text-properties fo:color="#a6b2c0" style:font-name="JetBrains Mono" fo:font-size="9pt" fo:font-style="normal" fo:font-weight="normal" officeooo:rsid="043124ac" officeooo:paragraph-rsid="043294bb" style:font-size-asian="9pt" style:font-style-asian="normal" style:font-weight-asian="normal"/>
    </style:style>
    <style:style style:name="P425" style:family="paragraph" style:parent-style-name="Standard">
      <style:text-properties fo:color="#a6b2c0" style:font-name="JetBrains Mono" fo:font-size="9pt" fo:font-style="normal" fo:font-weight="normal" officeooo:rsid="044aa686" officeooo:paragraph-rsid="044b1014" style:font-size-asian="9pt" style:font-style-asian="normal" style:font-weight-asian="normal"/>
    </style:style>
    <style:style style:name="P426" style:family="paragraph" style:parent-style-name="Standard">
      <style:text-properties fo:color="#a6b2c0" style:font-name="JetBrains Mono" fo:font-size="9pt" fo:font-style="normal" fo:font-weight="normal" officeooo:rsid="0450110d" officeooo:paragraph-rsid="0450110d" style:font-size-asian="9pt" style:font-style-asian="normal" style:font-weight-asian="normal"/>
    </style:style>
    <style:style style:name="P427" style:family="paragraph" style:parent-style-name="Standard">
      <style:text-properties fo:color="#a6b2c0" style:font-name="JetBrains Mono" fo:font-size="9pt" fo:font-style="normal" fo:font-weight="normal" officeooo:paragraph-rsid="0453dfb7" style:font-size-asian="9pt" style:font-style-asian="normal" style:font-weight-asian="normal"/>
    </style:style>
    <style:style style:name="P428" style:family="paragraph" style:parent-style-name="Standard">
      <style:text-properties fo:color="#a6b2c0" style:font-name="JetBrains Mono" fo:font-size="9pt" fo:font-style="normal" fo:font-weight="normal" officeooo:rsid="046e78a3" officeooo:paragraph-rsid="046fbdba" style:font-size-asian="9pt" style:font-style-asian="normal" style:font-weight-asian="normal"/>
    </style:style>
    <style:style style:name="P429" style:family="paragraph" style:parent-style-name="Standard">
      <style:text-properties fo:color="#a6b2c0" style:font-name="JetBrains Mono" fo:font-size="9pt" fo:font-style="normal" fo:font-weight="normal" officeooo:rsid="0485803c" officeooo:paragraph-rsid="04892784" style:font-size-asian="9pt" style:font-style-asian="normal" style:font-weight-asian="normal"/>
    </style:style>
    <style:style style:name="P430" style:family="paragraph" style:parent-style-name="Standard">
      <style:text-properties fo:color="#a6b2c0" style:font-name="JetBrains Mono" fo:font-size="9pt" fo:font-style="normal" fo:font-weight="normal" officeooo:rsid="0497e9ee" officeooo:paragraph-rsid="0497e9ee" style:font-size-asian="9pt" style:font-style-asian="normal" style:font-weight-asian="normal"/>
    </style:style>
    <style:style style:name="P431" style:family="paragraph" style:parent-style-name="Standard">
      <style:text-properties fo:color="#a6b2c0" style:font-name="JetBrains Mono" fo:font-size="9pt" fo:font-style="normal" fo:font-weight="normal" officeooo:rsid="04a7dcf9" officeooo:paragraph-rsid="04a91462" style:font-size-asian="9pt" style:font-style-asian="normal" style:font-weight-asian="normal"/>
    </style:style>
    <style:style style:name="P432" style:family="paragraph" style:parent-style-name="Standard">
      <style:text-properties fo:color="#a6b2c0" style:font-name="JetBrains Mono" fo:font-size="9pt" fo:font-style="normal" fo:font-weight="normal" officeooo:rsid="04c32c28" officeooo:paragraph-rsid="04c4c592" style:font-size-asian="9pt" style:font-style-asian="normal" style:font-weight-asian="normal"/>
    </style:style>
    <style:style style:name="P433"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434"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435"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436"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437"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438"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439"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440"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441"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442"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443"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444"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445"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446"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447"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448"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449"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450" style:family="paragraph" style:parent-style-name="Standard">
      <style:text-properties fo:color="#a6b2c0" style:font-name="JetBrains Mono" fo:font-size="9pt" fo:font-style="normal" fo:font-weight="normal" officeooo:rsid="03b8394f" officeooo:paragraph-rsid="03b960b6" fo:background-color="#ffff00" style:font-size-asian="9pt" style:font-style-asian="normal" style:font-weight-asian="normal"/>
    </style:style>
    <style:style style:name="P451" style:family="paragraph" style:parent-style-name="Standard">
      <style:text-properties fo:color="#a6b2c0" style:font-name="JetBrains Mono" fo:font-size="9pt" fo:font-style="normal" fo:font-weight="normal" officeooo:rsid="042d7bfe" officeooo:paragraph-rsid="042f31f5" fo:background-color="#ffff00" style:font-size-asian="9pt" style:font-style-asian="normal" style:font-weight-asian="normal"/>
    </style:style>
    <style:style style:name="P452" style:family="paragraph" style:parent-style-name="Standard">
      <style:text-properties fo:color="#a6b2c0" style:font-name="JetBrains Mono" fo:font-size="9pt" fo:font-style="normal" fo:font-weight="normal" officeooo:rsid="04393c4f" fo:background-color="#ffff00" style:font-size-asian="9pt" style:font-style-asian="normal" style:font-weight-asian="normal"/>
    </style:style>
    <style:style style:name="P453" style:family="paragraph" style:parent-style-name="Standard">
      <style:text-properties fo:color="#a6b2c0" style:font-name="JetBrains Mono" fo:font-size="9pt" fo:font-style="normal" fo:font-weight="normal" officeooo:rsid="0476ab16" officeooo:paragraph-rsid="04786d15" fo:background-color="#ffff00" style:font-size-asian="9pt" style:font-style-asian="normal" style:font-weight-asian="normal"/>
    </style:style>
    <style:style style:name="P454" style:family="paragraph" style:parent-style-name="Standard">
      <style:text-properties fo:color="#a6b2c0" style:font-name="JetBrains Mono" fo:font-size="9pt" fo:font-style="normal" fo:font-weight="normal" officeooo:rsid="048b4842" officeooo:paragraph-rsid="048fdcf1" fo:background-color="#ffff00" style:font-size-asian="9pt" style:font-style-asian="normal" style:font-weight-asian="normal"/>
    </style:style>
    <style:style style:name="P455"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456"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457"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458"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459"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60" style:family="paragraph" style:parent-style-name="Standard">
      <style:text-properties officeooo:rsid="0040d190" officeooo:paragraph-rsid="0040d190"/>
    </style:style>
    <style:style style:name="P461" style:family="paragraph" style:parent-style-name="Standard">
      <style:text-properties officeooo:rsid="0042cc5b" officeooo:paragraph-rsid="0042cc5b"/>
    </style:style>
    <style:style style:name="P462" style:family="paragraph" style:parent-style-name="Standard">
      <style:text-properties officeooo:rsid="0043b6fb" officeooo:paragraph-rsid="0043b6fb"/>
    </style:style>
    <style:style style:name="P463" style:family="paragraph" style:parent-style-name="Standard">
      <style:text-properties officeooo:rsid="00455455" officeooo:paragraph-rsid="00455455"/>
    </style:style>
    <style:style style:name="P464" style:family="paragraph" style:parent-style-name="Standard">
      <style:text-properties fo:color="#c9211e" officeooo:rsid="00455455" officeooo:paragraph-rsid="00455455"/>
    </style:style>
    <style:style style:name="P465" style:family="paragraph" style:parent-style-name="Standard">
      <style:text-properties fo:color="#c9211e" officeooo:rsid="004d148f" officeooo:paragraph-rsid="004d148f"/>
    </style:style>
    <style:style style:name="P466" style:family="paragraph" style:parent-style-name="Standard">
      <style:text-properties fo:color="#c9211e" officeooo:rsid="01067d8b"/>
    </style:style>
    <style:style style:name="P467" style:family="paragraph" style:parent-style-name="Standard">
      <style:text-properties fo:color="#c9211e" officeooo:rsid="01067d8b" officeooo:paragraph-rsid="01067d8b"/>
    </style:style>
    <style:style style:name="P468" style:family="paragraph" style:parent-style-name="Standard">
      <style:text-properties fo:color="#c9211e" officeooo:rsid="01b3f6db" officeooo:paragraph-rsid="01b3f6db" fo:background-color="#ffff00"/>
    </style:style>
    <style:style style:name="P469" style:family="paragraph" style:parent-style-name="Standard">
      <style:text-properties fo:color="#c9211e" fo:font-weight="normal" officeooo:rsid="02d77364" officeooo:paragraph-rsid="02d77364" style:font-weight-asian="normal" style:font-weight-complex="normal"/>
    </style:style>
    <style:style style:name="P470"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471" style:family="paragraph" style:parent-style-name="Standard">
      <style:text-properties fo:color="#c9211e" style:text-line-through-style="solid" style:text-line-through-type="single" officeooo:rsid="0450ff19" officeooo:paragraph-rsid="0451669e" fo:background-color="#ffff00"/>
    </style:style>
    <style:style style:name="P472" style:family="paragraph" style:parent-style-name="Standard">
      <style:paragraph-properties>
        <style:tab-stops>
          <style:tab-stop style:position="0.699cm"/>
          <style:tab-stop style:position="7.094cm"/>
          <style:tab-stop style:position="19.607cm"/>
        </style:tab-stops>
      </style:paragraph-properties>
      <style:text-properties fo:color="#c9211e" style:font-name="monospace"/>
    </style:style>
    <style:style style:name="P473" style:family="paragraph" style:parent-style-name="Standard">
      <style:text-properties officeooo:paragraph-rsid="00471319"/>
    </style:style>
    <style:style style:name="P474" style:family="paragraph" style:parent-style-name="Standard">
      <style:text-properties officeooo:rsid="0048ab41" officeooo:paragraph-rsid="0048ab41"/>
    </style:style>
    <style:style style:name="P475" style:family="paragraph" style:parent-style-name="Standard">
      <style:text-properties officeooo:paragraph-rsid="0048ab41"/>
    </style:style>
    <style:style style:name="P476" style:family="paragraph" style:parent-style-name="Standard">
      <style:text-properties officeooo:rsid="004b3982" officeooo:paragraph-rsid="004b3982"/>
    </style:style>
    <style:style style:name="P477" style:family="paragraph" style:parent-style-name="Standard">
      <style:text-properties officeooo:rsid="004d148f" officeooo:paragraph-rsid="004d148f"/>
    </style:style>
    <style:style style:name="P478" style:family="paragraph" style:parent-style-name="Standard">
      <style:text-properties officeooo:rsid="00471319" officeooo:paragraph-rsid="00471319"/>
    </style:style>
    <style:style style:name="P479" style:family="paragraph" style:parent-style-name="Standard">
      <style:text-properties officeooo:rsid="004eacde" officeooo:paragraph-rsid="004eacde"/>
    </style:style>
    <style:style style:name="P480" style:family="paragraph" style:parent-style-name="Standard">
      <style:text-properties officeooo:rsid="004ee1d4" officeooo:paragraph-rsid="004ee1d4"/>
    </style:style>
    <style:style style:name="P481" style:family="paragraph" style:parent-style-name="Standard">
      <style:text-properties officeooo:rsid="0052bbd4" officeooo:paragraph-rsid="0052bbd4"/>
    </style:style>
    <style:style style:name="P482" style:family="paragraph" style:parent-style-name="Standard">
      <style:text-properties officeooo:paragraph-rsid="0053b54a"/>
    </style:style>
    <style:style style:name="P483" style:family="paragraph" style:parent-style-name="Standard">
      <style:text-properties officeooo:rsid="0053b54a" officeooo:paragraph-rsid="0053b54a"/>
    </style:style>
    <style:style style:name="P484" style:family="paragraph" style:parent-style-name="Standard">
      <style:text-properties officeooo:rsid="0054e8f7" officeooo:paragraph-rsid="0054e8f7"/>
    </style:style>
    <style:style style:name="P485" style:family="paragraph" style:parent-style-name="Standard">
      <style:text-properties officeooo:paragraph-rsid="0054e8f7"/>
    </style:style>
    <style:style style:name="P486" style:family="paragraph" style:parent-style-name="Standard">
      <style:text-properties officeooo:rsid="00563ba9" officeooo:paragraph-rsid="00563ba9"/>
    </style:style>
    <style:style style:name="P487" style:family="paragraph" style:parent-style-name="Standard">
      <style:text-properties officeooo:rsid="00577bd3" officeooo:paragraph-rsid="00577bd3"/>
    </style:style>
    <style:style style:name="P488" style:family="paragraph" style:parent-style-name="Standard">
      <style:text-properties officeooo:rsid="00592252" officeooo:paragraph-rsid="00592252"/>
    </style:style>
    <style:style style:name="P489" style:family="paragraph" style:parent-style-name="Standard">
      <style:text-properties officeooo:paragraph-rsid="005af4fc"/>
    </style:style>
    <style:style style:name="P490" style:family="paragraph" style:parent-style-name="Standard">
      <style:text-properties officeooo:paragraph-rsid="005b0b5a"/>
    </style:style>
    <style:style style:name="P491" style:family="paragraph" style:parent-style-name="Standard">
      <style:text-properties officeooo:rsid="005b0b5a" officeooo:paragraph-rsid="005b0b5a"/>
    </style:style>
    <style:style style:name="P492" style:family="paragraph" style:parent-style-name="Standard">
      <style:text-properties officeooo:rsid="005c5efc" officeooo:paragraph-rsid="005c5efc"/>
    </style:style>
    <style:style style:name="P493" style:family="paragraph" style:parent-style-name="Standard">
      <style:text-properties officeooo:paragraph-rsid="005c5efc"/>
    </style:style>
    <style:style style:name="P494"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495" style:family="paragraph" style:parent-style-name="Standard">
      <style:text-properties officeooo:rsid="006419b3" officeooo:paragraph-rsid="006419b3"/>
    </style:style>
    <style:style style:name="P496" style:family="paragraph" style:parent-style-name="Standard">
      <style:text-properties officeooo:rsid="006618b2" officeooo:paragraph-rsid="006618b2"/>
    </style:style>
    <style:style style:name="P497" style:family="paragraph" style:parent-style-name="Standard">
      <style:text-properties officeooo:paragraph-rsid="0067cf40"/>
    </style:style>
    <style:style style:name="P498" style:family="paragraph" style:parent-style-name="Standard">
      <style:text-properties officeooo:rsid="0067cf40" officeooo:paragraph-rsid="0068bd79"/>
    </style:style>
    <style:style style:name="P499" style:family="paragraph" style:parent-style-name="Standard">
      <style:text-properties officeooo:rsid="006a31fb" officeooo:paragraph-rsid="006a31fb"/>
    </style:style>
    <style:style style:name="P500" style:family="paragraph" style:parent-style-name="Standard">
      <style:text-properties officeooo:paragraph-rsid="006d9f6a"/>
    </style:style>
    <style:style style:name="P501" style:family="paragraph" style:parent-style-name="Standard">
      <style:text-properties officeooo:rsid="006ea716" officeooo:paragraph-rsid="006ea716"/>
    </style:style>
    <style:style style:name="P502" style:family="paragraph" style:parent-style-name="Standard">
      <style:text-properties officeooo:rsid="006f1ed9" officeooo:paragraph-rsid="006f1ed9"/>
    </style:style>
    <style:style style:name="P503" style:family="paragraph" style:parent-style-name="Standard">
      <style:text-properties officeooo:rsid="00704b2e" officeooo:paragraph-rsid="00704b2e"/>
    </style:style>
    <style:style style:name="P504" style:family="paragraph" style:parent-style-name="Standard">
      <style:text-properties officeooo:rsid="00704b2e" officeooo:paragraph-rsid="00720a6f"/>
    </style:style>
    <style:style style:name="P505" style:family="paragraph" style:parent-style-name="Standard">
      <style:text-properties fo:background-color="#ffff00"/>
    </style:style>
    <style:style style:name="P506" style:family="paragraph" style:parent-style-name="Standard">
      <style:text-properties officeooo:rsid="00704b2e" officeooo:paragraph-rsid="00704b2e" fo:background-color="#ffff00"/>
    </style:style>
    <style:style style:name="P507" style:family="paragraph" style:parent-style-name="Standard">
      <style:text-properties officeooo:rsid="00a04bab" officeooo:paragraph-rsid="00a04bab" fo:background-color="#ffff00"/>
    </style:style>
    <style:style style:name="P508" style:family="paragraph" style:parent-style-name="Standard">
      <style:text-properties officeooo:rsid="00b09507" officeooo:paragraph-rsid="00b09507" fo:background-color="#ffff00"/>
    </style:style>
    <style:style style:name="P509" style:family="paragraph" style:parent-style-name="Standard">
      <style:text-properties officeooo:rsid="018a347c" officeooo:paragraph-rsid="018c3301" fo:background-color="#ffff00"/>
    </style:style>
    <style:style style:name="P510" style:family="paragraph" style:parent-style-name="Standard">
      <style:text-properties officeooo:rsid="0194cbba" officeooo:paragraph-rsid="0194cbba" fo:background-color="#ffff00"/>
    </style:style>
    <style:style style:name="P511" style:family="paragraph" style:parent-style-name="Standard">
      <style:text-properties officeooo:rsid="02273da5" officeooo:paragraph-rsid="02283d98" fo:background-color="#ffff00"/>
    </style:style>
    <style:style style:name="P512" style:family="paragraph" style:parent-style-name="Standard">
      <style:text-properties officeooo:rsid="02cbac59" officeooo:paragraph-rsid="02cbac59" fo:background-color="#ffff00"/>
    </style:style>
    <style:style style:name="P513" style:family="paragraph" style:parent-style-name="Standard">
      <style:text-properties officeooo:paragraph-rsid="00720a6f"/>
    </style:style>
    <style:style style:name="P514" style:family="paragraph" style:parent-style-name="Standard">
      <style:text-properties officeooo:rsid="00720a6f" officeooo:paragraph-rsid="00720a6f"/>
    </style:style>
    <style:style style:name="P515" style:family="paragraph" style:parent-style-name="Standard">
      <style:text-properties officeooo:rsid="0072306e" officeooo:paragraph-rsid="0072306e"/>
    </style:style>
    <style:style style:name="P516" style:family="paragraph" style:parent-style-name="Standard">
      <style:text-properties officeooo:rsid="00740d2e" officeooo:paragraph-rsid="00740d2e"/>
    </style:style>
    <style:style style:name="P517" style:family="paragraph" style:parent-style-name="Standard">
      <style:text-properties officeooo:rsid="00755e12" officeooo:paragraph-rsid="00755e12"/>
    </style:style>
    <style:style style:name="P518" style:family="paragraph" style:parent-style-name="Standard">
      <style:text-properties officeooo:rsid="00780e53" officeooo:paragraph-rsid="00780e53"/>
    </style:style>
    <style:style style:name="P519" style:family="paragraph" style:parent-style-name="Standard">
      <style:text-properties officeooo:rsid="0078e6dd" officeooo:paragraph-rsid="0078e6dd"/>
    </style:style>
    <style:style style:name="P520" style:family="paragraph" style:parent-style-name="Standard">
      <style:text-properties officeooo:rsid="0066db48" officeooo:paragraph-rsid="0066db48"/>
    </style:style>
    <style:style style:name="P521" style:family="paragraph" style:parent-style-name="Standard">
      <style:text-properties officeooo:rsid="006d9f6a" officeooo:paragraph-rsid="006d9f6a"/>
    </style:style>
    <style:style style:name="P522" style:family="paragraph" style:parent-style-name="Standard">
      <style:text-properties officeooo:rsid="007a5615" officeooo:paragraph-rsid="007a5615"/>
    </style:style>
    <style:style style:name="P523" style:family="paragraph" style:parent-style-name="Standard">
      <style:text-properties officeooo:rsid="007becfd" officeooo:paragraph-rsid="007becfd"/>
    </style:style>
    <style:style style:name="P524" style:family="paragraph" style:parent-style-name="Standard">
      <style:text-properties officeooo:paragraph-rsid="007becfd"/>
    </style:style>
    <style:style style:name="P525" style:family="paragraph" style:parent-style-name="Standard">
      <style:text-properties officeooo:rsid="007d843f" officeooo:paragraph-rsid="007d843f"/>
    </style:style>
    <style:style style:name="P526" style:family="paragraph" style:parent-style-name="Standard">
      <style:text-properties officeooo:rsid="007e3e33" officeooo:paragraph-rsid="007e3e33"/>
    </style:style>
    <style:style style:name="P527" style:family="paragraph" style:parent-style-name="Standard">
      <style:text-properties officeooo:paragraph-rsid="007e3e33"/>
    </style:style>
    <style:style style:name="P528" style:family="paragraph" style:parent-style-name="Standard">
      <style:text-properties officeooo:paragraph-rsid="007f78df"/>
    </style:style>
    <style:style style:name="P529" style:family="paragraph" style:parent-style-name="Standard">
      <style:text-properties officeooo:rsid="007f78df" officeooo:paragraph-rsid="007f78df"/>
    </style:style>
    <style:style style:name="P530" style:family="paragraph" style:parent-style-name="Standard">
      <style:text-properties officeooo:rsid="0084b21c" officeooo:paragraph-rsid="0084b21c"/>
    </style:style>
    <style:style style:name="P531" style:family="paragraph" style:parent-style-name="Standard">
      <style:text-properties officeooo:rsid="0084b21c" officeooo:paragraph-rsid="0087324d"/>
    </style:style>
    <style:style style:name="P532" style:family="paragraph" style:parent-style-name="Standard">
      <style:text-properties officeooo:rsid="0087324d" officeooo:paragraph-rsid="0087324d"/>
    </style:style>
    <style:style style:name="P533" style:family="paragraph" style:parent-style-name="Standard">
      <style:text-properties officeooo:rsid="008902b7" officeooo:paragraph-rsid="008902b7"/>
    </style:style>
    <style:style style:name="P534" style:family="paragraph" style:parent-style-name="Standard">
      <style:text-properties officeooo:rsid="008902b7" officeooo:paragraph-rsid="008a3bcb"/>
    </style:style>
    <style:style style:name="P535" style:family="paragraph" style:parent-style-name="Standard">
      <style:text-properties officeooo:paragraph-rsid="008902b7"/>
    </style:style>
    <style:style style:name="P536" style:family="paragraph" style:parent-style-name="Standard">
      <style:text-properties officeooo:paragraph-rsid="00904e08"/>
    </style:style>
    <style:style style:name="P537" style:family="paragraph" style:parent-style-name="Standard">
      <style:text-properties officeooo:paragraph-rsid="0090b51c"/>
    </style:style>
    <style:style style:name="P538" style:family="paragraph" style:parent-style-name="Standard">
      <style:text-properties officeooo:rsid="0091a84c" officeooo:paragraph-rsid="0091a84c"/>
    </style:style>
    <style:style style:name="P539" style:family="paragraph" style:parent-style-name="Standard">
      <style:text-properties officeooo:rsid="0091a84c" officeooo:paragraph-rsid="0093ddbc"/>
    </style:style>
    <style:style style:name="P540" style:family="paragraph" style:parent-style-name="Standard">
      <style:text-properties officeooo:paragraph-rsid="0093ddbc"/>
    </style:style>
    <style:style style:name="P541" style:family="paragraph" style:parent-style-name="Standard">
      <style:text-properties officeooo:paragraph-rsid="0095cd27"/>
    </style:style>
    <style:style style:name="P542" style:family="paragraph" style:parent-style-name="Standard">
      <style:text-properties officeooo:rsid="009628bb" officeooo:paragraph-rsid="009628bb"/>
    </style:style>
    <style:style style:name="P543" style:family="paragraph" style:parent-style-name="Standard">
      <style:text-properties officeooo:rsid="009628bb" officeooo:paragraph-rsid="00989de2"/>
    </style:style>
    <style:style style:name="P544" style:family="paragraph" style:parent-style-name="Standard">
      <style:text-properties officeooo:rsid="009628bb" officeooo:paragraph-rsid="0099ec09"/>
    </style:style>
    <style:style style:name="P545" style:family="paragraph" style:parent-style-name="Standard">
      <style:text-properties officeooo:paragraph-rsid="00989de2"/>
    </style:style>
    <style:style style:name="P546" style:family="paragraph" style:parent-style-name="Standard">
      <style:text-properties officeooo:rsid="0099ec09" officeooo:paragraph-rsid="0099ec09"/>
    </style:style>
    <style:style style:name="P547" style:family="paragraph" style:parent-style-name="Standard">
      <style:text-properties officeooo:rsid="009b4e2a" officeooo:paragraph-rsid="009b4e2a"/>
    </style:style>
    <style:style style:name="P548" style:family="paragraph" style:parent-style-name="Standard">
      <style:text-properties officeooo:rsid="008b125b" officeooo:paragraph-rsid="008b125b"/>
    </style:style>
    <style:style style:name="P549"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550"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551"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552"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553" style:family="paragraph" style:parent-style-name="Standard">
      <style:text-properties fo:color="#abb2bf" style:font-name="JetBrains Mono" fo:font-size="9pt" fo:font-style="normal" fo:font-weight="normal" style:font-size-asian="9pt" style:font-style-asian="normal" style:font-weight-asian="normal"/>
    </style:style>
    <style:style style:name="P554"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555"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556"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557"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558"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559" style:family="paragraph" style:parent-style-name="Standard">
      <style:text-properties fo:color="#abb2bf" style:font-name="JetBrains Mono" fo:font-size="9pt" fo:font-style="normal" fo:font-weight="normal" officeooo:rsid="03ffb8c2" officeooo:paragraph-rsid="03ffb8c2" style:font-size-asian="9pt" style:font-style-asian="normal" style:font-weight-asian="normal" style:font-weight-complex="normal"/>
    </style:style>
    <style:style style:name="P560" style:family="paragraph" style:parent-style-name="Standard">
      <style:text-properties fo:color="#abb2bf" style:font-name="JetBrains Mono" fo:font-size="9pt" fo:font-style="normal" fo:font-weight="normal" officeooo:rsid="03cb62af" style:font-size-asian="9pt" style:font-style-asian="normal" style:font-weight-asian="normal"/>
    </style:style>
    <style:style style:name="P561" style:family="paragraph" style:parent-style-name="Standard">
      <style:text-properties fo:color="#abb2bf" style:font-name="JetBrains Mono" fo:font-size="9pt" fo:font-style="normal" fo:font-weight="normal" officeooo:paragraph-rsid="03d97595" style:font-size-asian="9pt" style:font-style-asian="normal" style:font-weight-asian="normal"/>
    </style:style>
    <style:style style:name="P562" style:family="paragraph" style:parent-style-name="Standard">
      <style:text-properties fo:color="#abb2bf" style:font-name="JetBrains Mono" fo:font-size="9pt" fo:font-style="normal" fo:font-weight="normal" officeooo:rsid="0427cf74" officeooo:paragraph-rsid="04287766" style:font-size-asian="9pt" style:font-style-asian="normal" style:font-weight-asian="normal" style:font-style-complex="normal" style:font-weight-complex="normal"/>
    </style:style>
    <style:style style:name="P563" style:family="paragraph" style:parent-style-name="Standard">
      <style:text-properties fo:color="#abb2bf" style:font-name="JetBrains Mono" fo:font-size="9pt" fo:font-style="normal" fo:font-weight="normal" officeooo:rsid="045cc6ad" officeooo:paragraph-rsid="045d2602" style:font-size-asian="9pt" style:font-style-asian="normal" style:font-weight-asian="normal"/>
    </style:style>
    <style:style style:name="P564" style:family="paragraph" style:parent-style-name="Standard">
      <style:text-properties fo:color="#abb2bf" style:text-position="0% 100%" style:font-name="JetBrains Mono" fo:font-size="9pt" fo:font-style="normal" fo:font-weight="normal" officeooo:rsid="03fbd432" officeooo:paragraph-rsid="03fdba51" style:font-size-asian="9pt" style:font-style-asian="normal" style:font-weight-asian="normal" style:font-weight-complex="normal"/>
    </style:style>
    <style:style style:name="P565" style:family="paragraph" style:parent-style-name="Standard">
      <style:text-properties officeooo:rsid="009707da" officeooo:paragraph-rsid="00989de2"/>
    </style:style>
    <style:style style:name="P566" style:family="paragraph" style:parent-style-name="Standard">
      <style:text-properties officeooo:paragraph-rsid="009e2ef3"/>
    </style:style>
    <style:style style:name="P567" style:family="paragraph" style:parent-style-name="Standard">
      <style:text-properties officeooo:paragraph-rsid="00a04bab"/>
    </style:style>
    <style:style style:name="P568" style:family="paragraph" style:parent-style-name="Standard">
      <style:text-properties officeooo:rsid="00a04bab" officeooo:paragraph-rsid="00a04bab"/>
    </style:style>
    <style:style style:name="P569" style:family="paragraph" style:parent-style-name="Standard">
      <style:text-properties officeooo:rsid="00a2dad5" officeooo:paragraph-rsid="00a2dad5"/>
    </style:style>
    <style:style style:name="P570" style:family="paragraph" style:parent-style-name="Standard">
      <style:text-properties officeooo:rsid="00a3c23a" officeooo:paragraph-rsid="00a3c23a"/>
    </style:style>
    <style:style style:name="P571" style:family="paragraph" style:parent-style-name="Standard">
      <style:text-properties officeooo:rsid="00a7d8e8" officeooo:paragraph-rsid="00a7d8e8"/>
    </style:style>
    <style:style style:name="P572" style:family="paragraph" style:parent-style-name="Standard">
      <style:text-properties officeooo:paragraph-rsid="00a87219"/>
    </style:style>
    <style:style style:name="P573" style:family="paragraph" style:parent-style-name="Standard">
      <style:text-properties officeooo:paragraph-rsid="00a9d2fb"/>
    </style:style>
    <style:style style:name="P574" style:family="paragraph" style:parent-style-name="Standard">
      <style:text-properties officeooo:rsid="00abd032" officeooo:paragraph-rsid="00abd032"/>
    </style:style>
    <style:style style:name="P575" style:family="paragraph" style:parent-style-name="Standard">
      <style:text-properties officeooo:rsid="00abd032" officeooo:paragraph-rsid="00ad7d10"/>
    </style:style>
    <style:style style:name="P576" style:family="paragraph" style:parent-style-name="Standard">
      <style:text-properties officeooo:rsid="00ad7d10" officeooo:paragraph-rsid="00ad7d10"/>
    </style:style>
    <style:style style:name="P577" style:family="paragraph" style:parent-style-name="Standard">
      <style:text-properties officeooo:rsid="00af0436" officeooo:paragraph-rsid="00af0436"/>
    </style:style>
    <style:style style:name="P578" style:family="paragraph" style:parent-style-name="Standard">
      <style:text-properties officeooo:rsid="00b09507" officeooo:paragraph-rsid="00b09507"/>
    </style:style>
    <style:style style:name="P579" style:family="paragraph" style:parent-style-name="Standard">
      <style:paragraph-properties fo:text-align="start" style:justify-single-word="false"/>
    </style:style>
    <style:style style:name="P580" style:family="paragraph" style:parent-style-name="Standard">
      <style:text-properties officeooo:paragraph-rsid="00b78727"/>
    </style:style>
    <style:style style:name="P581" style:family="paragraph" style:parent-style-name="Standard">
      <style:text-properties officeooo:rsid="00b9064f" officeooo:paragraph-rsid="00b9064f"/>
    </style:style>
    <style:style style:name="P582" style:family="paragraph" style:parent-style-name="Standard">
      <style:text-properties officeooo:rsid="00b9064f" officeooo:paragraph-rsid="00b95851"/>
    </style:style>
    <style:style style:name="P583" style:family="paragraph" style:parent-style-name="Standard">
      <style:text-properties officeooo:rsid="00b95851" officeooo:paragraph-rsid="00b95851"/>
    </style:style>
    <style:style style:name="P584" style:family="paragraph" style:parent-style-name="Standard">
      <style:text-properties officeooo:rsid="00baf55f" officeooo:paragraph-rsid="00baf55f"/>
    </style:style>
    <style:style style:name="P585" style:family="paragraph" style:parent-style-name="Standard">
      <style:text-properties officeooo:rsid="00bb98e6" officeooo:paragraph-rsid="00bb98e6"/>
    </style:style>
    <style:style style:name="P586" style:family="paragraph" style:parent-style-name="Standard">
      <style:text-properties officeooo:rsid="00bc3009" officeooo:paragraph-rsid="00bc3009"/>
    </style:style>
    <style:style style:name="P587" style:family="paragraph" style:parent-style-name="Standard">
      <style:text-properties officeooo:rsid="00bd0bbe" officeooo:paragraph-rsid="00bd0bbe"/>
    </style:style>
    <style:style style:name="P588" style:family="paragraph" style:parent-style-name="Standard">
      <style:text-properties officeooo:paragraph-rsid="00bea393"/>
    </style:style>
    <style:style style:name="P589" style:family="paragraph" style:parent-style-name="Standard">
      <style:text-properties officeooo:rsid="00bea393" officeooo:paragraph-rsid="00bea393"/>
    </style:style>
    <style:style style:name="P590" style:family="paragraph" style:parent-style-name="Standard">
      <style:text-properties officeooo:rsid="00bea393" officeooo:paragraph-rsid="00bfa4df"/>
    </style:style>
    <style:style style:name="P591" style:family="paragraph" style:parent-style-name="Standard">
      <style:text-properties officeooo:paragraph-rsid="00bfa4df"/>
    </style:style>
    <style:style style:name="P592" style:family="paragraph" style:parent-style-name="Standard">
      <style:text-properties officeooo:rsid="00c24610" officeooo:paragraph-rsid="00c24610"/>
    </style:style>
    <style:style style:name="P593" style:family="paragraph" style:parent-style-name="Standard">
      <style:text-properties officeooo:rsid="00c24610" officeooo:paragraph-rsid="00c347ac"/>
    </style:style>
    <style:style style:name="P594" style:family="paragraph" style:parent-style-name="Standard">
      <style:text-properties officeooo:paragraph-rsid="00c347ac"/>
    </style:style>
    <style:style style:name="P595" style:family="paragraph" style:parent-style-name="Standard">
      <style:text-properties officeooo:rsid="00c37e3b" officeooo:paragraph-rsid="00c37e3b"/>
    </style:style>
    <style:style style:name="P596" style:family="paragraph" style:parent-style-name="Standard">
      <style:text-properties officeooo:rsid="00c3f862" officeooo:paragraph-rsid="00c3f862"/>
    </style:style>
    <style:style style:name="P597" style:family="paragraph" style:parent-style-name="Standard">
      <style:text-properties officeooo:rsid="00c670bf" officeooo:paragraph-rsid="00c670bf"/>
    </style:style>
    <style:style style:name="P598" style:family="paragraph" style:parent-style-name="Standard">
      <style:text-properties officeooo:rsid="00c84f07" officeooo:paragraph-rsid="00c84f07"/>
    </style:style>
    <style:style style:name="P599" style:family="paragraph" style:parent-style-name="Standard">
      <style:text-properties officeooo:paragraph-rsid="00caf218"/>
    </style:style>
    <style:style style:name="P600" style:family="paragraph" style:parent-style-name="Standard">
      <style:text-properties officeooo:rsid="00caf218" officeooo:paragraph-rsid="00caf218"/>
    </style:style>
    <style:style style:name="P601" style:family="paragraph" style:parent-style-name="Standard">
      <style:text-properties officeooo:rsid="00cbde5a" officeooo:paragraph-rsid="00cbde5a"/>
    </style:style>
    <style:style style:name="P602" style:family="paragraph" style:parent-style-name="Standard">
      <style:text-properties officeooo:rsid="00cbde5a" officeooo:paragraph-rsid="00ccd07d"/>
    </style:style>
    <style:style style:name="P603" style:family="paragraph" style:parent-style-name="Standard">
      <style:text-properties officeooo:rsid="00ccd07d" officeooo:paragraph-rsid="00ccd07d"/>
    </style:style>
    <style:style style:name="P604" style:family="paragraph" style:parent-style-name="Standard">
      <style:text-properties officeooo:rsid="00ce8e8b" officeooo:paragraph-rsid="00ce8e8b"/>
    </style:style>
    <style:style style:name="P605" style:family="paragraph" style:parent-style-name="Standard">
      <style:text-properties officeooo:rsid="00d1b1f3" officeooo:paragraph-rsid="00d1b1f3"/>
    </style:style>
    <style:style style:name="P606" style:family="paragraph" style:parent-style-name="Standard">
      <style:text-properties officeooo:rsid="00d3b0e1" officeooo:paragraph-rsid="00d3b0e1"/>
    </style:style>
    <style:style style:name="P607" style:family="paragraph" style:parent-style-name="Standard">
      <style:text-properties officeooo:rsid="00d57fdd" officeooo:paragraph-rsid="00d57fdd"/>
    </style:style>
    <style:style style:name="P608" style:family="paragraph" style:parent-style-name="Standard">
      <style:text-properties officeooo:rsid="00d57fdd" officeooo:paragraph-rsid="00d5979a"/>
    </style:style>
    <style:style style:name="P609" style:family="paragraph" style:parent-style-name="Standard">
      <style:text-properties officeooo:paragraph-rsid="00d5979a"/>
    </style:style>
    <style:style style:name="P610" style:family="paragraph" style:parent-style-name="Standard">
      <style:text-properties officeooo:rsid="00d5979a" officeooo:paragraph-rsid="00d5979a"/>
    </style:style>
    <style:style style:name="P611" style:family="paragraph" style:parent-style-name="Standard">
      <style:text-properties officeooo:rsid="00d7bad2" officeooo:paragraph-rsid="00d7bad2"/>
    </style:style>
    <style:style style:name="P612" style:family="paragraph" style:parent-style-name="Standard">
      <style:text-properties officeooo:rsid="00d8539e" officeooo:paragraph-rsid="00d8539e"/>
    </style:style>
    <style:style style:name="P613" style:family="paragraph" style:parent-style-name="Standard">
      <style:text-properties officeooo:rsid="00d9b412" officeooo:paragraph-rsid="00d9b412"/>
    </style:style>
    <style:style style:name="P614" style:family="paragraph" style:parent-style-name="Standard">
      <style:text-properties officeooo:rsid="00db0cd7" officeooo:paragraph-rsid="00db0cd7"/>
    </style:style>
    <style:style style:name="P615" style:family="paragraph" style:parent-style-name="Standard">
      <style:text-properties officeooo:paragraph-rsid="00dbf3f1"/>
    </style:style>
    <style:style style:name="P616" style:family="paragraph" style:parent-style-name="Standard">
      <style:text-properties officeooo:rsid="00dd6aad" officeooo:paragraph-rsid="00dd6aad"/>
    </style:style>
    <style:style style:name="P617" style:family="paragraph" style:parent-style-name="Standard">
      <style:text-properties officeooo:rsid="00e0335f" officeooo:paragraph-rsid="00e0335f"/>
    </style:style>
    <style:style style:name="P618" style:family="paragraph" style:parent-style-name="Standard">
      <style:text-properties officeooo:paragraph-rsid="00e322c1"/>
    </style:style>
    <style:style style:name="P619" style:family="paragraph" style:parent-style-name="Standard">
      <style:text-properties officeooo:paragraph-rsid="00e5e051"/>
    </style:style>
    <style:style style:name="P620" style:family="paragraph" style:parent-style-name="Standard">
      <style:text-properties officeooo:paragraph-rsid="00e74f6d"/>
    </style:style>
    <style:style style:name="P621" style:family="paragraph" style:parent-style-name="Standard">
      <style:text-properties officeooo:paragraph-rsid="00e86af0"/>
    </style:style>
    <style:style style:name="P622" style:family="paragraph" style:parent-style-name="Standard">
      <style:text-properties officeooo:paragraph-rsid="00e9b7ed"/>
    </style:style>
    <style:style style:name="P623" style:family="paragraph" style:parent-style-name="Standard">
      <style:text-properties officeooo:paragraph-rsid="00ebb437"/>
    </style:style>
    <style:style style:name="P624" style:family="paragraph" style:parent-style-name="Standard">
      <style:text-properties officeooo:rsid="00ebb437" officeooo:paragraph-rsid="00ebb437"/>
    </style:style>
    <style:style style:name="P625" style:family="paragraph" style:parent-style-name="Standard">
      <style:text-properties officeooo:rsid="00ec9e42" officeooo:paragraph-rsid="00ec9e42"/>
    </style:style>
    <style:style style:name="P626" style:family="paragraph" style:parent-style-name="Standard">
      <style:text-properties officeooo:rsid="00e9b7ed" officeooo:paragraph-rsid="00e9b7ed"/>
    </style:style>
    <style:style style:name="P627" style:family="paragraph" style:parent-style-name="Standard">
      <style:text-properties officeooo:rsid="00ece144" officeooo:paragraph-rsid="00ece144"/>
    </style:style>
    <style:style style:name="P628" style:family="paragraph" style:parent-style-name="Standard">
      <style:text-properties officeooo:paragraph-rsid="00f13347"/>
    </style:style>
    <style:style style:name="P629" style:family="paragraph" style:parent-style-name="Standard">
      <style:text-properties officeooo:rsid="00f13347" officeooo:paragraph-rsid="00f13347"/>
    </style:style>
    <style:style style:name="P630" style:family="paragraph" style:parent-style-name="Standard">
      <style:text-properties officeooo:rsid="00f25499" officeooo:paragraph-rsid="00f25499"/>
    </style:style>
    <style:style style:name="P631" style:family="paragraph" style:parent-style-name="Standard">
      <style:text-properties officeooo:rsid="00f30881" officeooo:paragraph-rsid="00f30881"/>
    </style:style>
    <style:style style:name="P632" style:family="paragraph" style:parent-style-name="Standard">
      <style:text-properties officeooo:rsid="00f30881" officeooo:paragraph-rsid="00f672c2"/>
    </style:style>
    <style:style style:name="P633" style:family="paragraph" style:parent-style-name="Standard">
      <style:text-properties officeooo:paragraph-rsid="00f719fb"/>
    </style:style>
    <style:style style:name="P634" style:family="paragraph" style:parent-style-name="Standard">
      <style:text-properties officeooo:rsid="00f719fb" officeooo:paragraph-rsid="00f719fb"/>
    </style:style>
    <style:style style:name="P635" style:family="paragraph" style:parent-style-name="Standard">
      <style:text-properties officeooo:rsid="00f7f4fd" officeooo:paragraph-rsid="00f7f4fd"/>
    </style:style>
    <style:style style:name="P636" style:family="paragraph" style:parent-style-name="Standard">
      <style:text-properties officeooo:rsid="00f91879" officeooo:paragraph-rsid="00f91879"/>
    </style:style>
    <style:style style:name="P637" style:family="paragraph" style:parent-style-name="Standard">
      <style:text-properties officeooo:rsid="00f9b841" officeooo:paragraph-rsid="00f9b841"/>
    </style:style>
    <style:style style:name="P638" style:family="paragraph" style:parent-style-name="Standard">
      <style:text-properties officeooo:rsid="00fb5c5b" officeooo:paragraph-rsid="00fb5c5b"/>
    </style:style>
    <style:style style:name="P639" style:family="paragraph" style:parent-style-name="Standard">
      <style:text-properties officeooo:paragraph-rsid="0104f620"/>
    </style:style>
    <style:style style:name="P640" style:family="paragraph" style:parent-style-name="Standard">
      <style:text-properties officeooo:paragraph-rsid="01067d8b"/>
    </style:style>
    <style:style style:name="P641" style:family="paragraph" style:parent-style-name="Standard">
      <style:text-properties officeooo:rsid="01067d8b" officeooo:paragraph-rsid="01067d8b"/>
    </style:style>
    <style:style style:name="P642" style:family="paragraph" style:parent-style-name="Standard">
      <style:text-properties officeooo:rsid="0107d711" officeooo:paragraph-rsid="0107d711"/>
    </style:style>
    <style:style style:name="P643" style:family="paragraph" style:parent-style-name="Standard">
      <style:text-properties officeooo:rsid="0107d711" officeooo:paragraph-rsid="01094ad8"/>
    </style:style>
    <style:style style:name="P644" style:family="paragraph" style:parent-style-name="Standard">
      <style:text-properties officeooo:rsid="010ae9c0" officeooo:paragraph-rsid="010ae9c0"/>
    </style:style>
    <style:style style:name="P645" style:family="paragraph" style:parent-style-name="Standard">
      <style:text-properties officeooo:rsid="010af7e3" officeooo:paragraph-rsid="010af7e3"/>
    </style:style>
    <style:style style:name="P646" style:family="paragraph" style:parent-style-name="Standard">
      <style:text-properties officeooo:rsid="010c19b6" officeooo:paragraph-rsid="010c19b6"/>
    </style:style>
    <style:style style:name="P647" style:family="paragraph" style:parent-style-name="Standard">
      <style:text-properties officeooo:rsid="010e1365" officeooo:paragraph-rsid="010e1365"/>
    </style:style>
    <style:style style:name="P648" style:family="paragraph" style:parent-style-name="Standard">
      <style:text-properties officeooo:rsid="010fee9e" officeooo:paragraph-rsid="010fee9e"/>
    </style:style>
    <style:style style:name="P649" style:family="paragraph" style:parent-style-name="Standard">
      <style:text-properties officeooo:rsid="010fee9e" officeooo:paragraph-rsid="01109806"/>
    </style:style>
    <style:style style:name="P650" style:family="paragraph" style:parent-style-name="Standard">
      <style:text-properties officeooo:rsid="011271ea" officeooo:paragraph-rsid="011271ea"/>
    </style:style>
    <style:style style:name="P651" style:family="paragraph" style:parent-style-name="Standard">
      <style:text-properties officeooo:rsid="011271ea" officeooo:paragraph-rsid="0112bfed"/>
    </style:style>
    <style:style style:name="P652" style:family="paragraph" style:parent-style-name="Standard">
      <style:text-properties officeooo:paragraph-rsid="0112bfed"/>
    </style:style>
    <style:style style:name="P653" style:family="paragraph" style:parent-style-name="Standard">
      <style:text-properties officeooo:rsid="0112bfed" officeooo:paragraph-rsid="0112bfed"/>
    </style:style>
    <style:style style:name="P654" style:family="paragraph" style:parent-style-name="Standard">
      <style:text-properties officeooo:rsid="0112f6ce" officeooo:paragraph-rsid="0112f6ce"/>
    </style:style>
    <style:style style:name="P655" style:family="paragraph" style:parent-style-name="Standard">
      <style:text-properties officeooo:rsid="01131044" officeooo:paragraph-rsid="01131044"/>
    </style:style>
    <style:style style:name="P656" style:family="paragraph" style:parent-style-name="Standard">
      <style:text-properties officeooo:paragraph-rsid="0114dc77"/>
    </style:style>
    <style:style style:name="P657" style:family="paragraph" style:parent-style-name="Standard">
      <style:text-properties officeooo:rsid="0114dc77" officeooo:paragraph-rsid="0114dc77"/>
    </style:style>
    <style:style style:name="P658" style:family="paragraph" style:parent-style-name="Standard">
      <style:text-properties officeooo:rsid="0114dc77" officeooo:paragraph-rsid="01151887"/>
    </style:style>
    <style:style style:name="P659" style:family="paragraph" style:parent-style-name="Standard">
      <style:text-properties officeooo:rsid="01151887" officeooo:paragraph-rsid="01151887"/>
    </style:style>
    <style:style style:name="P660" style:family="paragraph" style:parent-style-name="Standard">
      <style:text-properties officeooo:rsid="0115f55b" officeooo:paragraph-rsid="01164443"/>
    </style:style>
    <style:style style:name="P661" style:family="paragraph" style:parent-style-name="Standard">
      <style:text-properties officeooo:rsid="01164443" officeooo:paragraph-rsid="01164443"/>
    </style:style>
    <style:style style:name="P662" style:family="paragraph" style:parent-style-name="Standard">
      <style:text-properties officeooo:rsid="0116f9e9" officeooo:paragraph-rsid="0116f9e9"/>
    </style:style>
    <style:style style:name="P663" style:family="paragraph" style:parent-style-name="Standard">
      <style:text-properties officeooo:rsid="01187c7e" officeooo:paragraph-rsid="01187c7e"/>
    </style:style>
    <style:style style:name="P664" style:family="paragraph" style:parent-style-name="Standard">
      <style:text-properties officeooo:rsid="011a6b5b" officeooo:paragraph-rsid="011a6b5b"/>
    </style:style>
    <style:style style:name="P665" style:family="paragraph" style:parent-style-name="Standard">
      <style:text-properties officeooo:rsid="011ba13c" officeooo:paragraph-rsid="011ba13c"/>
    </style:style>
    <style:style style:name="P666" style:family="paragraph" style:parent-style-name="Standard">
      <style:text-properties officeooo:rsid="011ed2f1" officeooo:paragraph-rsid="011ed2f1"/>
    </style:style>
    <style:style style:name="P667" style:family="paragraph" style:parent-style-name="Standard">
      <style:text-properties officeooo:rsid="011f5bb5" officeooo:paragraph-rsid="011f5bb5"/>
    </style:style>
    <style:style style:name="P668" style:family="paragraph" style:parent-style-name="Standard">
      <style:text-properties officeooo:rsid="011f5bb5" officeooo:paragraph-rsid="011fd835"/>
    </style:style>
    <style:style style:name="P669" style:family="paragraph" style:parent-style-name="Standard">
      <style:text-properties officeooo:rsid="011fd835" officeooo:paragraph-rsid="011fd835"/>
    </style:style>
    <style:style style:name="P670" style:family="paragraph" style:parent-style-name="Standard">
      <style:text-properties officeooo:rsid="011fd835" officeooo:paragraph-rsid="01205278"/>
    </style:style>
    <style:style style:name="P671" style:family="paragraph" style:parent-style-name="Standard">
      <style:text-properties officeooo:paragraph-rsid="01205278"/>
    </style:style>
    <style:style style:name="P672" style:family="paragraph" style:parent-style-name="Standard">
      <style:text-properties officeooo:paragraph-rsid="0121c4d0"/>
    </style:style>
    <style:style style:name="P673" style:family="paragraph" style:parent-style-name="Standard">
      <style:text-properties officeooo:rsid="0121c4d0" officeooo:paragraph-rsid="0121c4d0"/>
    </style:style>
    <style:style style:name="P674" style:family="paragraph" style:parent-style-name="Standard">
      <style:text-properties officeooo:rsid="0121c4d0" officeooo:paragraph-rsid="01231ee6"/>
    </style:style>
    <style:style style:name="P675" style:family="paragraph" style:parent-style-name="Standard">
      <style:text-properties officeooo:rsid="01231ee6" officeooo:paragraph-rsid="01231ee6"/>
    </style:style>
    <style:style style:name="P676" style:family="paragraph" style:parent-style-name="Standard">
      <style:text-properties officeooo:rsid="01239653" officeooo:paragraph-rsid="01239653"/>
    </style:style>
    <style:style style:name="P677" style:family="paragraph" style:parent-style-name="Standard">
      <style:text-properties officeooo:rsid="0124cb99" officeooo:paragraph-rsid="0124cb99"/>
    </style:style>
    <style:style style:name="P678" style:family="paragraph" style:parent-style-name="Standard">
      <style:text-properties officeooo:rsid="0124cb99" officeooo:paragraph-rsid="012579c4"/>
    </style:style>
    <style:style style:name="P679" style:family="paragraph" style:parent-style-name="Standard">
      <style:text-properties officeooo:rsid="012c9bf2" officeooo:paragraph-rsid="012c9bf2"/>
    </style:style>
    <style:style style:name="P680" style:family="paragraph" style:parent-style-name="Standard">
      <style:text-properties officeooo:rsid="012c9bf2" officeooo:paragraph-rsid="012d881a"/>
    </style:style>
    <style:style style:name="P681" style:family="paragraph" style:parent-style-name="Standard">
      <style:text-properties officeooo:rsid="012ed103" officeooo:paragraph-rsid="012ed103"/>
    </style:style>
    <style:style style:name="P682" style:family="paragraph" style:parent-style-name="Standard">
      <style:text-properties officeooo:rsid="012f9421" officeooo:paragraph-rsid="012f9421"/>
    </style:style>
    <style:style style:name="P683"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684"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685"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686"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687" style:family="paragraph" style:parent-style-name="Standard">
      <style:text-properties style:text-position="0% 100%" fo:font-weight="normal" officeooo:rsid="021b1c6f" officeooo:paragraph-rsid="0219c1ce" style:font-weight-asian="normal" style:font-weight-complex="normal"/>
    </style:style>
    <style:style style:name="P688" style:family="paragraph" style:parent-style-name="Standard">
      <style:text-properties style:text-position="0% 100%" fo:font-weight="normal" officeooo:rsid="022fda75" officeooo:paragraph-rsid="022e13cd" style:font-weight-asian="normal" style:font-weight-complex="normal"/>
    </style:style>
    <style:style style:name="P689" style:family="paragraph" style:parent-style-name="Standard">
      <style:text-properties style:text-position="0% 100%" fo:font-weight="normal" officeooo:rsid="0234cbe4" officeooo:paragraph-rsid="0234cbe4" style:font-weight-asian="normal" style:font-weight-complex="normal"/>
    </style:style>
    <style:style style:name="P690" style:family="paragraph" style:parent-style-name="Standard">
      <style:text-properties style:text-position="0% 100%" fo:font-weight="normal" officeooo:rsid="0234cbe4" officeooo:paragraph-rsid="02369457" style:font-weight-asian="normal" style:font-weight-complex="normal"/>
    </style:style>
    <style:style style:name="P691" style:family="paragraph" style:parent-style-name="Standard">
      <style:text-properties style:text-position="0% 100%" fo:font-weight="normal" officeooo:rsid="0234cbe4" officeooo:paragraph-rsid="02390c62" style:font-weight-asian="normal" style:font-weight-complex="normal"/>
    </style:style>
    <style:style style:name="P692" style:family="paragraph" style:parent-style-name="Standard">
      <style:text-properties style:text-position="0% 100%" fo:font-weight="normal" officeooo:rsid="02369457" officeooo:paragraph-rsid="02369457" style:font-weight-asian="normal" style:font-weight-complex="normal"/>
    </style:style>
    <style:style style:name="P693" style:family="paragraph" style:parent-style-name="Standard">
      <style:text-properties style:text-position="0% 100%" fo:font-weight="normal" officeooo:rsid="023b730f" officeooo:paragraph-rsid="023b730f" style:font-weight-asian="normal" style:font-weight-complex="normal"/>
    </style:style>
    <style:style style:name="P694" style:family="paragraph" style:parent-style-name="Standard">
      <style:text-properties style:text-position="0% 100%" fo:font-weight="normal" officeooo:rsid="023b730f" officeooo:paragraph-rsid="023cb3ad" style:font-weight-asian="normal" style:font-weight-complex="normal"/>
    </style:style>
    <style:style style:name="P695" style:family="paragraph" style:parent-style-name="Standard">
      <style:text-properties style:text-position="0% 100%" fo:font-weight="normal" officeooo:rsid="0316a931" officeooo:paragraph-rsid="0316a931" style:font-weight-asian="normal" style:font-weight-complex="normal"/>
    </style:style>
    <style:style style:name="P696" style:family="paragraph" style:parent-style-name="Standard">
      <style:text-properties style:text-position="0% 100%" fo:font-weight="normal" officeooo:rsid="031f2494" officeooo:paragraph-rsid="031f2494" style:font-weight-asian="normal" style:font-weight-complex="normal"/>
    </style:style>
    <style:style style:name="P697" style:family="paragraph" style:parent-style-name="Standard">
      <style:text-properties style:text-position="0% 100%" fo:font-weight="normal" officeooo:rsid="03212706" officeooo:paragraph-rsid="03212706" style:font-weight-asian="normal" style:font-weight-complex="normal"/>
    </style:style>
    <style:style style:name="P698" style:family="paragraph" style:parent-style-name="Standard">
      <style:text-properties style:text-position="0% 100%" fo:font-weight="normal" officeooo:rsid="032489ed" officeooo:paragraph-rsid="0323935c" style:font-weight-asian="normal" style:font-weight-complex="normal"/>
    </style:style>
    <style:style style:name="P699" style:family="paragraph" style:parent-style-name="Standard">
      <style:text-properties style:text-position="0% 100%" fo:font-weight="normal" officeooo:rsid="0327e255" officeooo:paragraph-rsid="0327e255" style:font-weight-asian="normal" style:font-weight-complex="normal"/>
    </style:style>
    <style:style style:name="P700" style:family="paragraph" style:parent-style-name="Standard">
      <style:text-properties style:text-position="0% 100%" fo:font-weight="normal" officeooo:rsid="032a540e" officeooo:paragraph-rsid="032a540e" style:font-weight-asian="normal" style:font-weight-complex="normal"/>
    </style:style>
    <style:style style:name="P701" style:family="paragraph" style:parent-style-name="Standard">
      <style:text-properties style:text-position="0% 100%" fo:font-weight="normal" officeooo:rsid="032fee86" officeooo:paragraph-rsid="032fee86" style:font-weight-asian="normal" style:font-weight-complex="normal"/>
    </style:style>
    <style:style style:name="P702" style:family="paragraph" style:parent-style-name="Standard">
      <style:text-properties style:text-position="0% 100%" fo:font-weight="normal" officeooo:rsid="035def6b" officeooo:paragraph-rsid="035def6b" style:font-weight-asian="normal" style:font-weight-complex="normal"/>
    </style:style>
    <style:style style:name="P703" style:family="paragraph" style:parent-style-name="Standard">
      <style:text-properties style:text-position="0% 100%" fo:font-weight="normal" officeooo:rsid="035ebe60" officeooo:paragraph-rsid="035ebe60" style:font-weight-asian="normal" style:font-weight-complex="normal"/>
    </style:style>
    <style:style style:name="P704" style:family="paragraph" style:parent-style-name="Standard">
      <style:text-properties style:text-position="0% 100%" fo:font-weight="normal" officeooo:rsid="03607b81" officeooo:paragraph-rsid="03607b81" style:font-weight-asian="normal" style:font-weight-complex="normal"/>
    </style:style>
    <style:style style:name="P705" style:family="paragraph" style:parent-style-name="Standard">
      <style:text-properties style:text-position="0% 100%" fo:font-weight="normal" officeooo:rsid="036226ac" officeooo:paragraph-rsid="036226ac" style:font-weight-asian="normal" style:font-weight-complex="normal"/>
    </style:style>
    <style:style style:name="P706" style:family="paragraph" style:parent-style-name="Standard">
      <style:text-properties style:text-position="0% 100%" fo:font-weight="normal" officeooo:rsid="03a65e44" officeooo:paragraph-rsid="03a65e44" style:font-weight-asian="normal" style:font-weight-complex="normal"/>
    </style:style>
    <style:style style:name="P707" style:family="paragraph" style:parent-style-name="Standard">
      <style:text-properties style:text-position="0% 100%" fo:font-weight="normal" officeooo:rsid="03f42362" officeooo:paragraph-rsid="03f378cb" style:font-weight-asian="normal" style:font-weight-complex="normal"/>
    </style:style>
    <style:style style:name="P708" style:family="paragraph" style:parent-style-name="Standard">
      <style:text-properties style:text-position="0% 100%" fo:font-weight="normal" officeooo:rsid="03fa2db5" officeooo:paragraph-rsid="03f722fe" style:font-weight-asian="normal" style:font-weight-complex="normal"/>
    </style:style>
    <style:style style:name="P709" style:family="paragraph" style:parent-style-name="Standard">
      <style:text-properties style:text-position="0% 100%" fo:font-weight="normal" officeooo:rsid="03fbac03" officeooo:paragraph-rsid="03fbac03" style:font-weight-asian="normal" style:font-weight-complex="normal"/>
    </style:style>
    <style:style style:name="P710" style:family="paragraph" style:parent-style-name="Standard">
      <style:text-properties style:text-position="0% 100%" fo:font-weight="bold" officeooo:rsid="02337e40" officeooo:paragraph-rsid="02337e40" style:font-weight-asian="bold" style:font-weight-complex="bold"/>
    </style:style>
    <style:style style:name="P711" style:family="paragraph" style:parent-style-name="Standard">
      <style:text-properties style:text-position="0% 100%" fo:font-weight="bold" officeooo:rsid="03642bd5" officeooo:paragraph-rsid="03638945" style:font-weight-asian="bold" style:font-weight-complex="bold"/>
    </style:style>
    <style:style style:name="P712" style:family="paragraph" style:parent-style-name="Standard">
      <style:text-properties style:text-position="0% 100%" fo:font-weight="bold" officeooo:rsid="03642bd5" officeooo:paragraph-rsid="03642bd5" style:font-weight-asian="bold" style:font-weight-complex="bold"/>
    </style:style>
    <style:style style:name="P713"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714"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715"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716"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717"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718"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719"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720"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721"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722"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723" style:family="paragraph" style:parent-style-name="Standard">
      <style:text-properties officeooo:rsid="01355872" officeooo:paragraph-rsid="01355872"/>
    </style:style>
    <style:style style:name="P724" style:family="paragraph" style:parent-style-name="Standard">
      <style:text-properties officeooo:rsid="0136da6d" officeooo:paragraph-rsid="0136da6d"/>
    </style:style>
    <style:style style:name="P725" style:family="paragraph" style:parent-style-name="Standard">
      <style:text-properties officeooo:rsid="013b0b8e" officeooo:paragraph-rsid="013b0b8e"/>
    </style:style>
    <style:style style:name="P726" style:family="paragraph" style:parent-style-name="Standard">
      <style:text-properties officeooo:rsid="013dfbad" officeooo:paragraph-rsid="013dfbad"/>
    </style:style>
    <style:style style:name="P727" style:family="paragraph" style:parent-style-name="Standard">
      <style:text-properties officeooo:rsid="013fe538" officeooo:paragraph-rsid="0141af98"/>
    </style:style>
    <style:style style:name="P728" style:family="paragraph" style:parent-style-name="Standard">
      <style:text-properties officeooo:rsid="0141af98" officeooo:paragraph-rsid="0141af98"/>
    </style:style>
    <style:style style:name="P729" style:family="paragraph" style:parent-style-name="Standard">
      <style:text-properties officeooo:rsid="014355a2" officeooo:paragraph-rsid="014355a2"/>
    </style:style>
    <style:style style:name="P730" style:family="paragraph" style:parent-style-name="Standard">
      <style:text-properties officeooo:rsid="01443b65" officeooo:paragraph-rsid="01443b65"/>
    </style:style>
    <style:style style:name="P731" style:family="paragraph" style:parent-style-name="Standard">
      <style:text-properties officeooo:rsid="01443b65" officeooo:paragraph-rsid="01445e40"/>
    </style:style>
    <style:style style:name="P732" style:family="paragraph" style:parent-style-name="Standard">
      <style:text-properties officeooo:rsid="01445e40" officeooo:paragraph-rsid="01445e40"/>
    </style:style>
    <style:style style:name="P733" style:family="paragraph" style:parent-style-name="Standard">
      <style:text-properties officeooo:rsid="0147e1e2" officeooo:paragraph-rsid="0147e1e2"/>
    </style:style>
    <style:style style:name="P734" style:family="paragraph" style:parent-style-name="Standard">
      <style:text-properties officeooo:rsid="0147e1e2" officeooo:paragraph-rsid="01494347"/>
    </style:style>
    <style:style style:name="P735" style:family="paragraph" style:parent-style-name="Standard">
      <style:text-properties officeooo:paragraph-rsid="01494347"/>
    </style:style>
    <style:style style:name="P736" style:family="paragraph" style:parent-style-name="Standard">
      <style:text-properties officeooo:paragraph-rsid="0149ff2b"/>
    </style:style>
    <style:style style:name="P737" style:family="paragraph" style:parent-style-name="Standard">
      <style:text-properties officeooo:paragraph-rsid="014af251"/>
    </style:style>
    <style:style style:name="P738" style:family="paragraph" style:parent-style-name="Standard">
      <style:text-properties officeooo:rsid="014af251" officeooo:paragraph-rsid="014af251"/>
    </style:style>
    <style:style style:name="P739" style:family="paragraph" style:parent-style-name="Standard">
      <style:text-properties officeooo:rsid="014d1bb4" officeooo:paragraph-rsid="014d1bb4"/>
    </style:style>
    <style:style style:name="P740" style:family="paragraph" style:parent-style-name="Standard">
      <style:text-properties officeooo:rsid="014e56c3" officeooo:paragraph-rsid="014e56c3"/>
    </style:style>
    <style:style style:name="P741" style:family="paragraph" style:parent-style-name="Standard">
      <style:text-properties officeooo:rsid="014e56c3" officeooo:paragraph-rsid="01528b14"/>
    </style:style>
    <style:style style:name="P742" style:family="paragraph" style:parent-style-name="Standard">
      <style:text-properties officeooo:paragraph-rsid="01528b14"/>
    </style:style>
    <style:style style:name="P743" style:family="paragraph" style:parent-style-name="Standard">
      <style:text-properties officeooo:rsid="01528b14" officeooo:paragraph-rsid="01528b14"/>
    </style:style>
    <style:style style:name="P744" style:family="paragraph" style:parent-style-name="Standard">
      <style:text-properties officeooo:paragraph-rsid="0155773c"/>
    </style:style>
    <style:style style:name="P745" style:family="paragraph" style:parent-style-name="Standard">
      <style:text-properties officeooo:paragraph-rsid="015c68f5"/>
    </style:style>
    <style:style style:name="P746" style:family="paragraph" style:parent-style-name="Standard">
      <style:text-properties officeooo:rsid="01675db0" officeooo:paragraph-rsid="01675db0"/>
    </style:style>
    <style:style style:name="P747" style:family="paragraph" style:parent-style-name="Standard">
      <style:text-properties officeooo:rsid="01675db0" officeooo:paragraph-rsid="016aa7de"/>
    </style:style>
    <style:style style:name="P748" style:family="paragraph" style:parent-style-name="Standard">
      <style:text-properties officeooo:rsid="016aa7de" officeooo:paragraph-rsid="016aa7de"/>
    </style:style>
    <style:style style:name="P749" style:family="paragraph" style:parent-style-name="Standard">
      <style:text-properties officeooo:paragraph-rsid="016ce3a5"/>
    </style:style>
    <style:style style:name="P750" style:family="paragraph" style:parent-style-name="Standard">
      <style:text-properties officeooo:rsid="016ea38d" officeooo:paragraph-rsid="016ea38d"/>
    </style:style>
    <style:style style:name="P751" style:family="paragraph" style:parent-style-name="Standard">
      <style:text-properties officeooo:rsid="0170866a" officeooo:paragraph-rsid="0170866a"/>
    </style:style>
    <style:style style:name="P752" style:family="paragraph" style:parent-style-name="Standard">
      <style:text-properties officeooo:rsid="0170866a" officeooo:paragraph-rsid="0173d42e"/>
    </style:style>
    <style:style style:name="P753" style:family="paragraph" style:parent-style-name="Standard">
      <style:text-properties officeooo:paragraph-rsid="01751bd6"/>
    </style:style>
    <style:style style:name="P754" style:family="paragraph" style:parent-style-name="Standard">
      <style:text-properties officeooo:paragraph-rsid="0176c61d"/>
    </style:style>
    <style:style style:name="P755" style:family="paragraph" style:parent-style-name="Standard">
      <style:text-properties officeooo:paragraph-rsid="017a19d8"/>
    </style:style>
    <style:style style:name="P756" style:family="paragraph" style:parent-style-name="Standard">
      <style:text-properties officeooo:rsid="017a19d8" officeooo:paragraph-rsid="017a19d8"/>
    </style:style>
    <style:style style:name="P757" style:family="paragraph" style:parent-style-name="Standard">
      <style:text-properties officeooo:rsid="017b60f2" officeooo:paragraph-rsid="017b60f2"/>
    </style:style>
    <style:style style:name="P758" style:family="paragraph" style:parent-style-name="Standard">
      <style:text-properties officeooo:rsid="017cc935" officeooo:paragraph-rsid="017cc935"/>
    </style:style>
    <style:style style:name="P759" style:family="paragraph" style:parent-style-name="Standard">
      <style:text-properties officeooo:rsid="017f45a9" officeooo:paragraph-rsid="017f45a9"/>
    </style:style>
    <style:style style:name="P760" style:family="paragraph" style:parent-style-name="Standard">
      <style:text-properties officeooo:rsid="0182ea6d" officeooo:paragraph-rsid="0182ea6d"/>
    </style:style>
    <style:style style:name="P761" style:family="paragraph" style:parent-style-name="Standard">
      <style:text-properties officeooo:rsid="0182ea6d" officeooo:paragraph-rsid="0183de12"/>
    </style:style>
    <style:style style:name="P762" style:family="paragraph" style:parent-style-name="Standard">
      <style:text-properties officeooo:rsid="0183de12" officeooo:paragraph-rsid="0183de12"/>
    </style:style>
    <style:style style:name="P763" style:family="paragraph" style:parent-style-name="Standard">
      <style:text-properties officeooo:paragraph-rsid="01848cc8"/>
    </style:style>
    <style:style style:name="P764" style:family="paragraph" style:parent-style-name="Standard">
      <style:text-properties officeooo:rsid="01848cc8" officeooo:paragraph-rsid="01848cc8"/>
    </style:style>
    <style:style style:name="P765" style:family="paragraph" style:parent-style-name="Standard">
      <style:text-properties officeooo:rsid="01848cc8" officeooo:paragraph-rsid="0198c925"/>
    </style:style>
    <style:style style:name="P766" style:family="paragraph" style:parent-style-name="Standard">
      <style:text-properties officeooo:rsid="0187b89a" officeooo:paragraph-rsid="0187b89a"/>
    </style:style>
    <style:style style:name="P767" style:family="paragraph" style:parent-style-name="Standard">
      <style:text-properties officeooo:rsid="01883306" officeooo:paragraph-rsid="01883306"/>
    </style:style>
    <style:style style:name="P768" style:family="paragraph" style:parent-style-name="Standard">
      <style:text-properties officeooo:rsid="018a347c" officeooo:paragraph-rsid="018a347c"/>
    </style:style>
    <style:style style:name="P769" style:family="paragraph" style:parent-style-name="Standard">
      <style:text-properties officeooo:rsid="018c3301" officeooo:paragraph-rsid="018c3301"/>
    </style:style>
    <style:style style:name="P770" style:family="paragraph" style:parent-style-name="Standard">
      <style:text-properties officeooo:rsid="018c3301" officeooo:paragraph-rsid="018e0242"/>
    </style:style>
    <style:style style:name="P771" style:family="paragraph" style:parent-style-name="Standard">
      <style:text-properties officeooo:paragraph-rsid="018e0242"/>
    </style:style>
    <style:style style:name="P772" style:family="paragraph" style:parent-style-name="Standard">
      <style:text-properties officeooo:rsid="018f1191" officeooo:paragraph-rsid="018f1191"/>
    </style:style>
    <style:style style:name="P773" style:family="paragraph" style:parent-style-name="Standard">
      <style:text-properties officeooo:rsid="0190ce55" officeooo:paragraph-rsid="0190ce55"/>
    </style:style>
    <style:style style:name="P774" style:family="paragraph" style:parent-style-name="Standard">
      <style:text-properties officeooo:rsid="0190ce55" officeooo:paragraph-rsid="0191938b"/>
    </style:style>
    <style:style style:name="P775" style:family="paragraph" style:parent-style-name="Standard">
      <style:text-properties officeooo:paragraph-rsid="01938fb3"/>
    </style:style>
    <style:style style:name="P776" style:family="paragraph" style:parent-style-name="Standard">
      <style:text-properties officeooo:rsid="0194cbba" officeooo:paragraph-rsid="0194cbba"/>
    </style:style>
    <style:style style:name="P777" style:family="paragraph" style:parent-style-name="Standard">
      <style:text-properties officeooo:rsid="01970438" officeooo:paragraph-rsid="01970438"/>
    </style:style>
    <style:style style:name="P778" style:family="paragraph" style:parent-style-name="Standard">
      <style:text-properties officeooo:rsid="019aa490" officeooo:paragraph-rsid="019aa490"/>
    </style:style>
    <style:style style:name="P779" style:family="paragraph" style:parent-style-name="Standard">
      <style:text-properties officeooo:rsid="019def17" officeooo:paragraph-rsid="019def17"/>
    </style:style>
    <style:style style:name="P780" style:family="paragraph" style:parent-style-name="Standard">
      <style:text-properties officeooo:paragraph-rsid="01a1dc3f"/>
    </style:style>
    <style:style style:name="P781" style:family="paragraph" style:parent-style-name="Standard">
      <style:text-properties officeooo:rsid="01a1dc3f" officeooo:paragraph-rsid="01a1dc3f"/>
    </style:style>
    <style:style style:name="P782" style:family="paragraph" style:parent-style-name="Standard">
      <style:text-properties officeooo:rsid="01a35aa0" officeooo:paragraph-rsid="01a35aa0"/>
    </style:style>
    <style:style style:name="P783" style:family="paragraph" style:parent-style-name="Standard">
      <style:text-properties officeooo:rsid="01a7290a" officeooo:paragraph-rsid="01a7290a"/>
    </style:style>
    <style:style style:name="P784" style:family="paragraph" style:parent-style-name="Standard">
      <style:text-properties officeooo:rsid="01a8a45e" officeooo:paragraph-rsid="01a8a45e"/>
    </style:style>
    <style:style style:name="P785" style:family="paragraph" style:parent-style-name="Standard">
      <style:text-properties officeooo:paragraph-rsid="01adc7df"/>
    </style:style>
    <style:style style:name="P786" style:family="paragraph" style:parent-style-name="Standard">
      <style:text-properties officeooo:rsid="01afbb44" officeooo:paragraph-rsid="01afbb44"/>
    </style:style>
    <style:style style:name="P787" style:family="paragraph" style:parent-style-name="Standard">
      <style:text-properties officeooo:paragraph-rsid="01b2fd3e"/>
    </style:style>
    <style:style style:name="P788" style:family="paragraph" style:parent-style-name="Standard">
      <style:text-properties officeooo:rsid="01b3f6db" officeooo:paragraph-rsid="01b3f6db"/>
    </style:style>
    <style:style style:name="P789" style:family="paragraph" style:parent-style-name="Standard">
      <style:text-properties officeooo:rsid="01b4e647" officeooo:paragraph-rsid="01b4e647"/>
    </style:style>
    <style:style style:name="P790" style:family="paragraph" style:parent-style-name="Standard">
      <style:text-properties officeooo:rsid="01b7fe5c" officeooo:paragraph-rsid="01b7fe5c"/>
    </style:style>
    <style:style style:name="P791" style:family="paragraph" style:parent-style-name="Standard">
      <style:text-properties officeooo:rsid="01c08299" officeooo:paragraph-rsid="01c08299"/>
    </style:style>
    <style:style style:name="P792" style:family="paragraph" style:parent-style-name="Standard">
      <style:text-properties officeooo:rsid="01c1c162" officeooo:paragraph-rsid="01c1c162"/>
    </style:style>
    <style:style style:name="P793" style:family="paragraph" style:parent-style-name="Standard">
      <style:text-properties officeooo:rsid="01c3d731" officeooo:paragraph-rsid="01c3d731"/>
    </style:style>
    <style:style style:name="P794" style:family="paragraph" style:parent-style-name="Standard">
      <style:text-properties officeooo:rsid="01c6f6b6" officeooo:paragraph-rsid="01c6f6b6"/>
    </style:style>
    <style:style style:name="P795" style:family="paragraph" style:parent-style-name="Standard">
      <style:text-properties officeooo:rsid="01c98aa8" officeooo:paragraph-rsid="01c98aa8"/>
    </style:style>
    <style:style style:name="P796" style:family="paragraph" style:parent-style-name="Standard">
      <style:text-properties officeooo:rsid="01cb075e" officeooo:paragraph-rsid="01cb075e"/>
    </style:style>
    <style:style style:name="P797" style:family="paragraph" style:parent-style-name="Standard">
      <style:text-properties officeooo:rsid="01cbbe51" officeooo:paragraph-rsid="01cbbe51"/>
    </style:style>
    <style:style style:name="P798" style:family="paragraph" style:parent-style-name="Standard">
      <style:text-properties officeooo:rsid="01cd95e1" officeooo:paragraph-rsid="01cd95e1"/>
    </style:style>
    <style:style style:name="P799" style:family="paragraph" style:parent-style-name="Standard">
      <style:text-properties officeooo:rsid="01d1dade" officeooo:paragraph-rsid="01d1dade"/>
    </style:style>
    <style:style style:name="P800" style:family="paragraph" style:parent-style-name="Standard">
      <style:text-properties officeooo:rsid="01d1dade" officeooo:paragraph-rsid="01d350c7"/>
    </style:style>
    <style:style style:name="P801" style:family="paragraph" style:parent-style-name="Standard">
      <style:text-properties officeooo:paragraph-rsid="01d350c7"/>
    </style:style>
    <style:style style:name="P802" style:family="paragraph" style:parent-style-name="Standard">
      <style:text-properties officeooo:rsid="01d350c7" officeooo:paragraph-rsid="01d350c7"/>
    </style:style>
    <style:style style:name="P803" style:family="paragraph" style:parent-style-name="Standard">
      <style:text-properties officeooo:rsid="01d350c7" officeooo:paragraph-rsid="01d435e3"/>
    </style:style>
    <style:style style:name="P804" style:family="paragraph" style:parent-style-name="Standard">
      <style:text-properties officeooo:rsid="01d630f2" officeooo:paragraph-rsid="01d630f2"/>
    </style:style>
    <style:style style:name="P805" style:family="paragraph" style:parent-style-name="Standard">
      <style:text-properties officeooo:rsid="01d630f2" officeooo:paragraph-rsid="01d8bd5f"/>
    </style:style>
    <style:style style:name="P806" style:family="paragraph" style:parent-style-name="Standard">
      <style:text-properties officeooo:rsid="01d8bd5f" officeooo:paragraph-rsid="01d8bd5f"/>
    </style:style>
    <style:style style:name="P807" style:family="paragraph" style:parent-style-name="Standard">
      <style:text-properties officeooo:paragraph-rsid="01dcbe74"/>
    </style:style>
    <style:style style:name="P808" style:family="paragraph" style:parent-style-name="Standard">
      <style:text-properties officeooo:paragraph-rsid="01dd2ab0"/>
    </style:style>
    <style:style style:name="P809" style:family="paragraph" style:parent-style-name="Standard">
      <style:text-properties officeooo:paragraph-rsid="01ddce19"/>
    </style:style>
    <style:style style:name="P810" style:family="paragraph" style:parent-style-name="Standard">
      <style:text-properties officeooo:rsid="01ddce19" officeooo:paragraph-rsid="01ddce19"/>
    </style:style>
    <style:style style:name="P811" style:family="paragraph" style:parent-style-name="Standard">
      <style:text-properties officeooo:rsid="01ddce19" officeooo:paragraph-rsid="01df87a3"/>
    </style:style>
    <style:style style:name="P812" style:family="paragraph" style:parent-style-name="Standard">
      <style:text-properties officeooo:paragraph-rsid="01df7559"/>
    </style:style>
    <style:style style:name="P813" style:family="paragraph" style:parent-style-name="Standard">
      <style:text-properties officeooo:paragraph-rsid="01df87a3"/>
    </style:style>
    <style:style style:name="P814" style:family="paragraph" style:parent-style-name="Standard">
      <style:text-properties officeooo:rsid="01e14c21" officeooo:paragraph-rsid="01e14c21"/>
    </style:style>
    <style:style style:name="P815" style:family="paragraph" style:parent-style-name="Standard">
      <style:text-properties officeooo:rsid="01e14c21" officeooo:paragraph-rsid="01e325aa"/>
    </style:style>
    <style:style style:name="P816" style:family="paragraph" style:parent-style-name="Standard">
      <style:text-properties officeooo:rsid="01e325aa" officeooo:paragraph-rsid="01e325aa"/>
    </style:style>
    <style:style style:name="P817" style:family="paragraph" style:parent-style-name="Standard">
      <style:text-properties officeooo:rsid="01e325aa" officeooo:paragraph-rsid="01e39016"/>
    </style:style>
    <style:style style:name="P818" style:family="paragraph" style:parent-style-name="Standard">
      <style:text-properties officeooo:rsid="01e39016" officeooo:paragraph-rsid="01e50151"/>
    </style:style>
    <style:style style:name="P819" style:family="paragraph" style:parent-style-name="Standard">
      <style:text-properties officeooo:rsid="01e39016" officeooo:paragraph-rsid="01e542c6"/>
    </style:style>
    <style:style style:name="P820" style:family="paragraph" style:parent-style-name="Standard">
      <style:text-properties officeooo:rsid="01e39016" officeooo:paragraph-rsid="01e5ed84"/>
    </style:style>
    <style:style style:name="P821" style:family="paragraph" style:parent-style-name="Standard">
      <style:text-properties officeooo:paragraph-rsid="01e5ed84"/>
    </style:style>
    <style:style style:name="P822" style:family="paragraph" style:parent-style-name="Standard">
      <style:text-properties officeooo:rsid="01e70814" officeooo:paragraph-rsid="01e70814"/>
    </style:style>
    <style:style style:name="P823" style:family="paragraph" style:parent-style-name="Standard">
      <style:text-properties officeooo:rsid="01e70814" officeooo:paragraph-rsid="01e75590"/>
    </style:style>
    <style:style style:name="P824" style:family="paragraph" style:parent-style-name="Standard">
      <style:text-properties officeooo:rsid="01e75590" officeooo:paragraph-rsid="01e75590"/>
    </style:style>
    <style:style style:name="P825" style:family="paragraph" style:parent-style-name="Standard">
      <style:text-properties officeooo:rsid="01e8d316" officeooo:paragraph-rsid="01e8d316"/>
    </style:style>
    <style:style style:name="P826" style:family="paragraph" style:parent-style-name="Standard">
      <style:text-properties officeooo:rsid="01e8d316" officeooo:paragraph-rsid="01eaf6f0"/>
    </style:style>
    <style:style style:name="P827" style:family="paragraph" style:parent-style-name="Standard">
      <style:text-properties officeooo:rsid="01eaf6f0" officeooo:paragraph-rsid="01eaf6f0"/>
    </style:style>
    <style:style style:name="P828" style:family="paragraph" style:parent-style-name="Standard">
      <style:text-properties officeooo:rsid="01eaf6f0" officeooo:paragraph-rsid="01ebd9dc"/>
    </style:style>
    <style:style style:name="P829" style:family="paragraph" style:parent-style-name="Standard">
      <style:text-properties officeooo:rsid="01ebd9dc" officeooo:paragraph-rsid="01ebd9dc"/>
    </style:style>
    <style:style style:name="P830" style:family="paragraph" style:parent-style-name="Standard">
      <style:text-properties officeooo:rsid="01eda267" officeooo:paragraph-rsid="01eda267"/>
    </style:style>
    <style:style style:name="P831" style:family="paragraph" style:parent-style-name="Standard">
      <style:text-properties officeooo:rsid="01eda267" officeooo:paragraph-rsid="01ee96e9"/>
    </style:style>
    <style:style style:name="P832" style:family="paragraph" style:parent-style-name="Standard">
      <style:text-properties officeooo:rsid="01f02b3e" officeooo:paragraph-rsid="01f02b3e"/>
    </style:style>
    <style:style style:name="P833" style:family="paragraph" style:parent-style-name="Standard">
      <style:text-properties officeooo:paragraph-rsid="01f0393a"/>
    </style:style>
    <style:style style:name="P834" style:family="paragraph" style:parent-style-name="Standard">
      <style:text-properties officeooo:paragraph-rsid="01f3f581"/>
    </style:style>
    <style:style style:name="P835" style:family="paragraph" style:parent-style-name="Standard">
      <style:text-properties officeooo:rsid="01f96dc9" officeooo:paragraph-rsid="01f96dc9"/>
    </style:style>
    <style:style style:name="P836" style:family="paragraph" style:parent-style-name="Standard">
      <style:text-properties officeooo:rsid="0206dc11" officeooo:paragraph-rsid="0206dc11"/>
    </style:style>
    <style:style style:name="P837" style:family="paragraph" style:parent-style-name="Standard">
      <style:text-properties officeooo:rsid="0206dc11" officeooo:paragraph-rsid="02072099"/>
    </style:style>
    <style:style style:name="P838" style:family="paragraph" style:parent-style-name="Standard">
      <style:text-properties officeooo:paragraph-rsid="02072099"/>
    </style:style>
    <style:style style:name="P839" style:family="paragraph" style:parent-style-name="Standard">
      <style:text-properties officeooo:paragraph-rsid="020d9c16"/>
    </style:style>
    <style:style style:name="P840" style:family="paragraph" style:parent-style-name="Standard">
      <style:text-properties officeooo:rsid="021273a1" officeooo:paragraph-rsid="021273a1"/>
    </style:style>
    <style:style style:name="P841" style:family="paragraph" style:parent-style-name="Standard">
      <style:text-properties officeooo:rsid="021273a1" officeooo:paragraph-rsid="0213ec40"/>
    </style:style>
    <style:style style:name="P842" style:family="paragraph" style:parent-style-name="Standard">
      <style:text-properties officeooo:rsid="0213ec40" officeooo:paragraph-rsid="0213ec40"/>
    </style:style>
    <style:style style:name="P843" style:family="paragraph" style:parent-style-name="Standard">
      <style:text-properties officeooo:rsid="0213ec40" officeooo:paragraph-rsid="02169829"/>
    </style:style>
    <style:style style:name="P844" style:family="paragraph" style:parent-style-name="Standard">
      <style:text-properties officeooo:rsid="02178349" officeooo:paragraph-rsid="02178349"/>
    </style:style>
    <style:style style:name="P845" style:family="paragraph" style:parent-style-name="Standard">
      <style:text-properties officeooo:paragraph-rsid="0217efd1"/>
    </style:style>
    <style:style style:name="P846" style:family="paragraph" style:parent-style-name="Standard">
      <style:text-properties officeooo:paragraph-rsid="0219c1ce"/>
    </style:style>
    <style:style style:name="P847" style:family="paragraph" style:parent-style-name="Standard">
      <style:text-properties officeooo:rsid="0219c1ce" officeooo:paragraph-rsid="0219c1ce"/>
    </style:style>
    <style:style style:name="P848" style:family="paragraph" style:parent-style-name="Standard">
      <style:text-properties officeooo:rsid="0219c1ce" officeooo:paragraph-rsid="021ba19c"/>
    </style:style>
    <style:style style:name="P849" style:family="paragraph" style:parent-style-name="Standard">
      <style:text-properties officeooo:paragraph-rsid="021ba19c"/>
    </style:style>
    <style:style style:name="P850" style:family="paragraph" style:parent-style-name="Standard">
      <style:text-properties officeooo:rsid="02217aac" officeooo:paragraph-rsid="02217aac"/>
    </style:style>
    <style:style style:name="P851" style:family="paragraph" style:parent-style-name="Standard">
      <style:text-properties officeooo:rsid="0221dfdb" officeooo:paragraph-rsid="0221dfdb"/>
    </style:style>
    <style:style style:name="P852" style:family="paragraph" style:parent-style-name="Standard">
      <style:text-properties officeooo:rsid="022308e6" officeooo:paragraph-rsid="022308e6"/>
    </style:style>
    <style:style style:name="P853" style:family="paragraph" style:parent-style-name="Standard">
      <style:text-properties officeooo:rsid="0226c5a9" officeooo:paragraph-rsid="0226c5a9"/>
    </style:style>
    <style:style style:name="P854" style:family="paragraph" style:parent-style-name="Standard">
      <style:text-properties officeooo:rsid="02273da5" officeooo:paragraph-rsid="02273da5"/>
    </style:style>
    <style:style style:name="P855" style:family="paragraph" style:parent-style-name="Standard">
      <style:text-properties officeooo:rsid="02283d98" officeooo:paragraph-rsid="02283d98"/>
    </style:style>
    <style:style style:name="P856" style:family="paragraph" style:parent-style-name="Standard">
      <style:text-properties officeooo:paragraph-rsid="0229cde7"/>
    </style:style>
    <style:style style:name="P857" style:family="paragraph" style:parent-style-name="Standard">
      <style:text-properties officeooo:rsid="022a648f" officeooo:paragraph-rsid="022a648f"/>
    </style:style>
    <style:style style:name="P858" style:family="paragraph" style:parent-style-name="Standard">
      <style:text-properties officeooo:rsid="022b2a2a" officeooo:paragraph-rsid="022b2a2a"/>
    </style:style>
    <style:style style:name="P859" style:family="paragraph" style:parent-style-name="Standard">
      <style:text-properties officeooo:rsid="022b2a2a" officeooo:paragraph-rsid="022cca20"/>
    </style:style>
    <style:style style:name="P860" style:family="paragraph" style:parent-style-name="Standard">
      <style:text-properties officeooo:rsid="022cca20" officeooo:paragraph-rsid="022cca20"/>
    </style:style>
    <style:style style:name="P861" style:family="paragraph" style:parent-style-name="Standard">
      <style:text-properties officeooo:rsid="022cca20" officeooo:paragraph-rsid="022e13cd"/>
    </style:style>
    <style:style style:name="P862" style:family="paragraph" style:parent-style-name="Standard">
      <style:text-properties officeooo:rsid="022e13cd" officeooo:paragraph-rsid="022e13cd"/>
    </style:style>
    <style:style style:name="P863" style:family="paragraph" style:parent-style-name="Standard">
      <style:text-properties officeooo:rsid="0231cd75" officeooo:paragraph-rsid="0231cd75"/>
    </style:style>
    <style:style style:name="P864" style:family="paragraph" style:parent-style-name="Standard">
      <style:text-properties officeooo:paragraph-rsid="023cb3ad"/>
    </style:style>
    <style:style style:name="P865" style:family="paragraph" style:parent-style-name="Standard">
      <style:text-properties officeooo:paragraph-rsid="023e7b8b"/>
    </style:style>
    <style:style style:name="P866" style:family="paragraph" style:parent-style-name="Standard">
      <style:text-properties officeooo:paragraph-rsid="0241df19"/>
    </style:style>
    <style:style style:name="P867" style:family="paragraph" style:parent-style-name="Standard">
      <style:text-properties officeooo:paragraph-rsid="0244031c"/>
    </style:style>
    <style:style style:name="P868" style:family="paragraph" style:parent-style-name="Standard">
      <style:text-properties officeooo:rsid="0244031c" officeooo:paragraph-rsid="0244031c"/>
    </style:style>
    <style:style style:name="P869" style:family="paragraph" style:parent-style-name="Standard">
      <style:text-properties officeooo:paragraph-rsid="0245d05a"/>
    </style:style>
    <style:style style:name="P870" style:family="paragraph" style:parent-style-name="Standard">
      <style:text-properties officeooo:rsid="02494859" officeooo:paragraph-rsid="02494859"/>
    </style:style>
    <style:style style:name="P871" style:family="paragraph" style:parent-style-name="Standard">
      <style:text-properties officeooo:paragraph-rsid="024a16e6"/>
    </style:style>
    <style:style style:name="P872" style:family="paragraph" style:parent-style-name="Standard">
      <style:text-properties officeooo:rsid="024b8065" officeooo:paragraph-rsid="024b8065"/>
    </style:style>
    <style:style style:name="P873" style:family="paragraph" style:parent-style-name="Standard">
      <style:text-properties officeooo:rsid="024b8065" officeooo:paragraph-rsid="024c9c36"/>
    </style:style>
    <style:style style:name="P874" style:family="paragraph" style:parent-style-name="Standard">
      <style:text-properties officeooo:rsid="024c9c36" officeooo:paragraph-rsid="024c9c36"/>
    </style:style>
    <style:style style:name="P875" style:family="paragraph" style:parent-style-name="Standard">
      <style:text-properties officeooo:rsid="024d2fb2" officeooo:paragraph-rsid="024d2fb2"/>
    </style:style>
    <style:style style:name="P876" style:family="paragraph" style:parent-style-name="Standard">
      <style:text-properties officeooo:rsid="024d8ed3" officeooo:paragraph-rsid="024d8ed3"/>
    </style:style>
    <style:style style:name="P877" style:family="paragraph" style:parent-style-name="Standard">
      <style:text-properties officeooo:paragraph-rsid="0251bc88"/>
    </style:style>
    <style:style style:name="P878" style:family="paragraph" style:parent-style-name="Standard">
      <style:text-properties officeooo:rsid="0254533f" officeooo:paragraph-rsid="0254533f"/>
    </style:style>
    <style:style style:name="P879" style:family="paragraph" style:parent-style-name="Standard">
      <style:text-properties officeooo:rsid="0255c622" officeooo:paragraph-rsid="0255c622"/>
    </style:style>
    <style:style style:name="P880" style:family="paragraph" style:parent-style-name="Standard">
      <style:text-properties officeooo:paragraph-rsid="0255eaf0"/>
    </style:style>
    <style:style style:name="P881" style:family="paragraph" style:parent-style-name="Standard">
      <style:text-properties officeooo:rsid="02561393" officeooo:paragraph-rsid="02561393"/>
    </style:style>
    <style:style style:name="P882" style:family="paragraph" style:parent-style-name="Standard">
      <style:text-properties officeooo:rsid="02561393" officeooo:paragraph-rsid="02562fe6"/>
    </style:style>
    <style:style style:name="P883" style:family="paragraph" style:parent-style-name="Standard">
      <style:text-properties officeooo:rsid="02562fe6" officeooo:paragraph-rsid="02562fe6"/>
    </style:style>
    <style:style style:name="P884" style:family="paragraph" style:parent-style-name="Standard">
      <style:text-properties officeooo:rsid="02570311" officeooo:paragraph-rsid="02570311"/>
    </style:style>
    <style:style style:name="P885" style:family="paragraph" style:parent-style-name="Standard">
      <style:text-properties officeooo:rsid="02570311" officeooo:paragraph-rsid="025816cd"/>
    </style:style>
    <style:style style:name="P886" style:family="paragraph" style:parent-style-name="Standard">
      <style:text-properties officeooo:rsid="025816cd" officeooo:paragraph-rsid="025816cd"/>
    </style:style>
    <style:style style:name="P887" style:family="paragraph" style:parent-style-name="Standard">
      <style:text-properties officeooo:rsid="02597240" officeooo:paragraph-rsid="02597240"/>
    </style:style>
    <style:style style:name="P888" style:family="paragraph" style:parent-style-name="Standard">
      <style:text-properties officeooo:rsid="025c90cf" officeooo:paragraph-rsid="025e3074"/>
    </style:style>
    <style:style style:name="P889" style:family="paragraph" style:parent-style-name="Standard">
      <style:text-properties officeooo:rsid="025ef3f7" officeooo:paragraph-rsid="025ef3f7"/>
    </style:style>
    <style:style style:name="P890" style:family="paragraph" style:parent-style-name="Standard">
      <style:text-properties fo:color="#3465a4" fo:font-weight="normal" officeooo:rsid="0254533f" style:font-weight-asian="normal" style:font-weight-complex="normal"/>
    </style:style>
    <style:style style:name="P891" style:family="paragraph" style:parent-style-name="Standard">
      <style:text-properties fo:color="#3465a4" officeooo:rsid="041b43d3" officeooo:paragraph-rsid="041b43d3"/>
    </style:style>
    <style:style style:name="P892" style:family="paragraph" style:parent-style-name="Standard">
      <style:text-properties officeooo:paragraph-rsid="02639908"/>
    </style:style>
    <style:style style:name="P893" style:family="paragraph" style:parent-style-name="Standard">
      <style:text-properties officeooo:rsid="02639908" officeooo:paragraph-rsid="02639908"/>
    </style:style>
    <style:style style:name="P894" style:family="paragraph" style:parent-style-name="Standard">
      <style:text-properties officeooo:paragraph-rsid="0266741b"/>
    </style:style>
    <style:style style:name="P895" style:family="paragraph" style:parent-style-name="Standard">
      <style:text-properties officeooo:rsid="0268b611" officeooo:paragraph-rsid="0268b611"/>
    </style:style>
    <style:style style:name="P896" style:family="paragraph" style:parent-style-name="Standard">
      <style:text-properties officeooo:paragraph-rsid="026c4db0"/>
    </style:style>
    <style:style style:name="P897" style:family="paragraph" style:parent-style-name="Standard">
      <style:text-properties officeooo:paragraph-rsid="026e3cb1"/>
    </style:style>
    <style:style style:name="P898" style:family="paragraph" style:parent-style-name="Standard">
      <style:text-properties officeooo:rsid="026e3cb1" officeooo:paragraph-rsid="026e3cb1"/>
    </style:style>
    <style:style style:name="P899" style:family="paragraph" style:parent-style-name="Standard">
      <style:text-properties officeooo:paragraph-rsid="0276ee98"/>
    </style:style>
    <style:style style:name="P900" style:family="paragraph" style:parent-style-name="Standard">
      <style:text-properties officeooo:rsid="0276ee98" officeooo:paragraph-rsid="0278edc6"/>
    </style:style>
    <style:style style:name="P901" style:family="paragraph" style:parent-style-name="Standard">
      <style:text-properties officeooo:rsid="0276ee98" officeooo:paragraph-rsid="027c8f34"/>
    </style:style>
    <style:style style:name="P902" style:family="paragraph" style:parent-style-name="Standard">
      <style:text-properties officeooo:rsid="027ca5e9" officeooo:paragraph-rsid="027ca5e9"/>
    </style:style>
    <style:style style:name="P903" style:family="paragraph" style:parent-style-name="Standard">
      <style:text-properties officeooo:paragraph-rsid="027cbb17"/>
    </style:style>
    <style:style style:name="P904" style:family="paragraph" style:parent-style-name="Standard">
      <style:text-properties officeooo:rsid="027cbb17" officeooo:paragraph-rsid="027cbb17"/>
    </style:style>
    <style:style style:name="P905" style:family="paragraph" style:parent-style-name="Standard">
      <style:text-properties officeooo:rsid="027cbb17" officeooo:paragraph-rsid="027ccb37"/>
    </style:style>
    <style:style style:name="P906" style:family="paragraph" style:parent-style-name="Standard">
      <style:text-properties officeooo:rsid="027dbb57" officeooo:paragraph-rsid="027dbb57"/>
    </style:style>
    <style:style style:name="P907" style:family="paragraph" style:parent-style-name="Standard">
      <style:text-properties officeooo:rsid="027dbb57" officeooo:paragraph-rsid="027f6b13"/>
    </style:style>
    <style:style style:name="P908" style:family="paragraph" style:parent-style-name="Standard">
      <style:text-properties officeooo:paragraph-rsid="027f6b13"/>
    </style:style>
    <style:style style:name="P909" style:family="paragraph" style:parent-style-name="Standard">
      <style:text-properties officeooo:rsid="02808a62" officeooo:paragraph-rsid="02808a62"/>
    </style:style>
    <style:style style:name="P910" style:family="paragraph" style:parent-style-name="Standard">
      <style:text-properties officeooo:rsid="02808a62" officeooo:paragraph-rsid="02811839"/>
    </style:style>
    <style:style style:name="P911" style:family="paragraph" style:parent-style-name="Standard">
      <style:text-properties officeooo:paragraph-rsid="02884d10"/>
    </style:style>
    <style:style style:name="P912" style:family="paragraph" style:parent-style-name="Standard">
      <style:text-properties officeooo:paragraph-rsid="028a617b"/>
    </style:style>
    <style:style style:name="P913" style:family="paragraph" style:parent-style-name="Standard">
      <style:text-properties officeooo:paragraph-rsid="028b65c0"/>
    </style:style>
    <style:style style:name="P914" style:family="paragraph" style:parent-style-name="Standard">
      <style:text-properties officeooo:paragraph-rsid="028c7eeb"/>
    </style:style>
    <style:style style:name="P915" style:family="paragraph" style:parent-style-name="Standard">
      <style:text-properties officeooo:paragraph-rsid="028cfc9d"/>
    </style:style>
    <style:style style:name="P916" style:family="paragraph" style:parent-style-name="Standard">
      <style:text-properties officeooo:rsid="028cfc9d" officeooo:paragraph-rsid="028cfc9d"/>
    </style:style>
    <style:style style:name="P917" style:family="paragraph" style:parent-style-name="Standard">
      <style:text-properties fo:background-color="transparent"/>
    </style:style>
    <style:style style:name="P918" style:family="paragraph" style:parent-style-name="Standard">
      <style:text-properties officeooo:paragraph-rsid="02ddd38d" fo:background-color="transparent"/>
    </style:style>
    <style:style style:name="P919" style:family="paragraph" style:parent-style-name="Standard">
      <style:text-properties officeooo:paragraph-rsid="036db722" fo:background-color="transparent"/>
    </style:style>
    <style:style style:name="P920" style:family="paragraph" style:parent-style-name="Standard">
      <style:text-properties officeooo:rsid="03e05013" officeooo:paragraph-rsid="03e19348" fo:background-color="transparent"/>
    </style:style>
    <style:style style:name="P921" style:family="paragraph" style:parent-style-name="Standard">
      <style:text-properties officeooo:rsid="028dca29" officeooo:paragraph-rsid="028dca29"/>
    </style:style>
    <style:style style:name="P922" style:family="paragraph" style:parent-style-name="Standard">
      <style:text-properties officeooo:rsid="028f574f" officeooo:paragraph-rsid="028f574f"/>
    </style:style>
    <style:style style:name="P923" style:family="paragraph" style:parent-style-name="Standard">
      <style:text-properties officeooo:rsid="028f574f" officeooo:paragraph-rsid="029037a6"/>
    </style:style>
    <style:style style:name="P924" style:family="paragraph" style:parent-style-name="Standard">
      <style:text-properties officeooo:rsid="029037a6" officeooo:paragraph-rsid="029037a6"/>
    </style:style>
    <style:style style:name="P925" style:family="paragraph" style:parent-style-name="Standard">
      <style:text-properties officeooo:rsid="029037a6" officeooo:paragraph-rsid="02907a06"/>
    </style:style>
    <style:style style:name="P926" style:family="paragraph" style:parent-style-name="Standard">
      <style:text-properties officeooo:rsid="02907a06" officeooo:paragraph-rsid="02907a06"/>
    </style:style>
    <style:style style:name="P927" style:family="paragraph" style:parent-style-name="Standard">
      <style:text-properties officeooo:rsid="0295cfd1" officeooo:paragraph-rsid="0295cfd1"/>
    </style:style>
    <style:style style:name="P928" style:family="paragraph" style:parent-style-name="Standard">
      <style:text-properties officeooo:rsid="0295cfd1" officeooo:paragraph-rsid="029abf4f"/>
    </style:style>
    <style:style style:name="P929" style:family="paragraph" style:parent-style-name="Standard">
      <style:text-properties officeooo:paragraph-rsid="02961040"/>
    </style:style>
    <style:style style:name="P930" style:family="paragraph" style:parent-style-name="Standard">
      <style:text-properties officeooo:paragraph-rsid="029c112e"/>
    </style:style>
    <style:style style:name="P931" style:family="paragraph" style:parent-style-name="Standard">
      <style:text-properties officeooo:rsid="029dd031" officeooo:paragraph-rsid="029dd031"/>
    </style:style>
    <style:style style:name="P932" style:family="paragraph" style:parent-style-name="Standard">
      <style:text-properties officeooo:rsid="029ebc9c" officeooo:paragraph-rsid="029ebc9c"/>
    </style:style>
    <style:style style:name="P933" style:family="paragraph" style:parent-style-name="Standard">
      <style:text-properties officeooo:rsid="029ebc9c" officeooo:paragraph-rsid="02a0b275"/>
    </style:style>
    <style:style style:name="P934" style:family="paragraph" style:parent-style-name="Standard">
      <style:text-properties officeooo:rsid="02a0b275" officeooo:paragraph-rsid="02a0b275"/>
    </style:style>
    <style:style style:name="P935" style:family="paragraph" style:parent-style-name="Standard">
      <style:text-properties officeooo:paragraph-rsid="02ac5e9c"/>
    </style:style>
    <style:style style:name="P936" style:family="paragraph" style:parent-style-name="Standard">
      <style:text-properties officeooo:rsid="02ae5b03" officeooo:paragraph-rsid="02ae5b03"/>
    </style:style>
    <style:style style:name="P937" style:family="paragraph" style:parent-style-name="Standard">
      <style:text-properties officeooo:rsid="02ae5b03" officeooo:paragraph-rsid="02b05428"/>
    </style:style>
    <style:style style:name="P938" style:family="paragraph" style:parent-style-name="Standard">
      <style:text-properties officeooo:rsid="02b18008" officeooo:paragraph-rsid="02b18008"/>
    </style:style>
    <style:style style:name="P939" style:family="paragraph" style:parent-style-name="Standard">
      <style:text-properties officeooo:rsid="02b18008" officeooo:paragraph-rsid="02b1e327"/>
    </style:style>
    <style:style style:name="P940" style:family="paragraph" style:parent-style-name="Standard">
      <style:text-properties officeooo:rsid="02b3ca3f" officeooo:paragraph-rsid="02b3ca3f"/>
    </style:style>
    <style:style style:name="P941" style:family="paragraph" style:parent-style-name="Standard">
      <style:text-properties officeooo:rsid="02b3ca3f" officeooo:paragraph-rsid="02b3d80d"/>
    </style:style>
    <style:style style:name="P942" style:family="paragraph" style:parent-style-name="Standard">
      <style:text-properties officeooo:rsid="02b3d80d" officeooo:paragraph-rsid="02b3d80d"/>
    </style:style>
    <style:style style:name="P943" style:family="paragraph" style:parent-style-name="Standard">
      <style:text-properties officeooo:rsid="02b3d80d" officeooo:paragraph-rsid="02b42639"/>
    </style:style>
    <style:style style:name="P944" style:family="paragraph" style:parent-style-name="Standard">
      <style:text-properties officeooo:paragraph-rsid="02b42639"/>
    </style:style>
    <style:style style:name="P945" style:family="paragraph" style:parent-style-name="Standard">
      <style:text-properties officeooo:rsid="02b42639" officeooo:paragraph-rsid="02b42639"/>
    </style:style>
    <style:style style:name="P946" style:family="paragraph" style:parent-style-name="Standard">
      <style:text-properties officeooo:rsid="02b42639" officeooo:paragraph-rsid="02b55ec4"/>
    </style:style>
    <style:style style:name="P947" style:family="paragraph" style:parent-style-name="Standard">
      <style:text-properties officeooo:paragraph-rsid="02b55ec4"/>
    </style:style>
    <style:style style:name="P948" style:family="paragraph" style:parent-style-name="Standard">
      <style:text-properties officeooo:rsid="02b60c14" officeooo:paragraph-rsid="02b60c14"/>
    </style:style>
    <style:style style:name="P949" style:family="paragraph" style:parent-style-name="Standard">
      <style:text-properties officeooo:rsid="02b646a0" officeooo:paragraph-rsid="02b646a0"/>
    </style:style>
    <style:style style:name="P950" style:family="paragraph" style:parent-style-name="Standard">
      <style:text-properties officeooo:rsid="02b646a0" officeooo:paragraph-rsid="02b909a6"/>
    </style:style>
    <style:style style:name="P951" style:family="paragraph" style:parent-style-name="Standard">
      <style:text-properties officeooo:rsid="02b9d9b4" officeooo:paragraph-rsid="02b9d9b4"/>
    </style:style>
    <style:style style:name="P952" style:family="paragraph" style:parent-style-name="Standard">
      <style:text-properties officeooo:rsid="02b9d9b4" officeooo:paragraph-rsid="02bb5737"/>
    </style:style>
    <style:style style:name="P953" style:family="paragraph" style:parent-style-name="Standard">
      <style:text-properties officeooo:rsid="02bb5737" officeooo:paragraph-rsid="02bda39f"/>
    </style:style>
    <style:style style:name="P954" style:family="paragraph" style:parent-style-name="Standard">
      <style:text-properties officeooo:rsid="02bda39f" officeooo:paragraph-rsid="02bda39f"/>
    </style:style>
    <style:style style:name="P955" style:family="paragraph" style:parent-style-name="Standard">
      <style:text-properties officeooo:rsid="02bda39f" officeooo:paragraph-rsid="02be5005"/>
    </style:style>
    <style:style style:name="P956" style:family="paragraph" style:parent-style-name="Standard">
      <style:text-properties officeooo:rsid="02c01591" officeooo:paragraph-rsid="02c01591"/>
    </style:style>
    <style:style style:name="P957" style:family="paragraph" style:parent-style-name="Standard">
      <style:text-properties officeooo:paragraph-rsid="02c2f01c"/>
    </style:style>
    <style:style style:name="P958"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959" style:family="paragraph" style:parent-style-name="Standard">
      <style:text-properties style:font-name="Console" fo:font-size="10pt" officeooo:rsid="03293cb9" officeooo:paragraph-rsid="03293cb9" style:font-size-asian="10pt" style:font-size-complex="10pt"/>
    </style:style>
    <style:style style:name="P960" style:family="paragraph" style:parent-style-name="Standard">
      <style:text-properties style:font-name="Console" fo:font-size="10pt" officeooo:rsid="04513a6b" officeooo:paragraph-rsid="04513a6b" style:font-size-asian="10pt" style:font-size-complex="10pt"/>
    </style:style>
    <style:style style:name="P961" style:family="paragraph" style:parent-style-name="Standard">
      <style:text-properties style:font-name="Console" fo:font-size="10pt" fo:font-weight="normal" officeooo:rsid="04513a6b" officeooo:paragraph-rsid="04513a6b" style:font-size-asian="10pt" style:font-weight-asian="normal" style:font-size-complex="10pt" style:font-weight-complex="normal"/>
    </style:style>
    <style:style style:name="P962" style:family="paragraph" style:parent-style-name="Standard">
      <style:text-properties style:font-name="Console" fo:font-size="10pt" fo:font-weight="normal" officeooo:rsid="04560358" officeooo:paragraph-rsid="04560358" style:font-size-asian="10pt" style:font-weight-asian="normal" style:font-size-complex="10pt" style:font-weight-complex="normal"/>
    </style:style>
    <style:style style:name="P963" style:family="paragraph" style:parent-style-name="Standard">
      <style:text-properties officeooo:rsid="02cbac59" officeooo:paragraph-rsid="02cbac59"/>
    </style:style>
    <style:style style:name="P964" style:family="paragraph" style:parent-style-name="Standard">
      <style:text-properties officeooo:rsid="02cbac59" officeooo:paragraph-rsid="02d2a802"/>
    </style:style>
    <style:style style:name="P965" style:family="paragraph" style:parent-style-name="Standard">
      <style:text-properties officeooo:rsid="02d3fa99" officeooo:paragraph-rsid="02d3fa99"/>
    </style:style>
    <style:style style:name="P966" style:family="paragraph" style:parent-style-name="Standard">
      <style:text-properties officeooo:rsid="02d77364" officeooo:paragraph-rsid="02d77364"/>
    </style:style>
    <style:style style:name="P967" style:family="paragraph" style:parent-style-name="Standard">
      <style:text-properties officeooo:rsid="02d84a32" officeooo:paragraph-rsid="02d84a32"/>
    </style:style>
    <style:style style:name="P968" style:family="paragraph" style:parent-style-name="Standard">
      <style:text-properties officeooo:rsid="02da460e" officeooo:paragraph-rsid="02da460e"/>
    </style:style>
    <style:style style:name="P969" style:family="paragraph" style:parent-style-name="Standard">
      <style:text-properties officeooo:rsid="02da778d" officeooo:paragraph-rsid="02da778d"/>
    </style:style>
    <style:style style:name="P970" style:family="paragraph" style:parent-style-name="Standard">
      <style:text-properties officeooo:rsid="02da778d" officeooo:paragraph-rsid="02db0db6"/>
    </style:style>
    <style:style style:name="P971" style:family="paragraph" style:parent-style-name="Standard">
      <style:text-properties officeooo:rsid="02dc2304" officeooo:paragraph-rsid="02dc2304"/>
    </style:style>
    <style:style style:name="P972" style:family="paragraph" style:parent-style-name="Standard">
      <style:text-properties officeooo:rsid="02ddd38d" officeooo:paragraph-rsid="02ddd38d"/>
    </style:style>
    <style:style style:name="P973" style:family="paragraph" style:parent-style-name="Standard">
      <style:text-properties officeooo:rsid="02dfc5ec" officeooo:paragraph-rsid="02dfc5ec"/>
    </style:style>
    <style:style style:name="P974" style:family="paragraph" style:parent-style-name="Standard">
      <style:text-properties officeooo:rsid="02dfc5ec" officeooo:paragraph-rsid="02e1940b"/>
    </style:style>
    <style:style style:name="P975" style:family="paragraph" style:parent-style-name="Standard">
      <style:text-properties officeooo:paragraph-rsid="02e1940b"/>
    </style:style>
    <style:style style:name="P976" style:family="paragraph" style:parent-style-name="Standard">
      <style:text-properties officeooo:rsid="02e1940b" officeooo:paragraph-rsid="02e1940b"/>
    </style:style>
    <style:style style:name="P977" style:family="paragraph" style:parent-style-name="Standard">
      <style:text-properties officeooo:paragraph-rsid="02e23333"/>
    </style:style>
    <style:style style:name="P978" style:family="paragraph" style:parent-style-name="Standard">
      <style:text-properties officeooo:rsid="02e23333" officeooo:paragraph-rsid="02e23333"/>
    </style:style>
    <style:style style:name="P979" style:family="paragraph" style:parent-style-name="Standard">
      <style:text-properties officeooo:rsid="02e23333" officeooo:paragraph-rsid="02e461c7"/>
    </style:style>
    <style:style style:name="P980" style:family="paragraph" style:parent-style-name="Standard">
      <style:text-properties officeooo:rsid="02e461c7" officeooo:paragraph-rsid="02e461c7"/>
    </style:style>
    <style:style style:name="P981" style:family="paragraph" style:parent-style-name="Standard">
      <style:text-properties officeooo:rsid="02e461c7" officeooo:paragraph-rsid="02e69255"/>
    </style:style>
    <style:style style:name="P982" style:family="paragraph" style:parent-style-name="Standard">
      <style:text-properties officeooo:rsid="02e69255" officeooo:paragraph-rsid="02e69255"/>
    </style:style>
    <style:style style:name="P983" style:family="paragraph" style:parent-style-name="Standard">
      <style:text-properties officeooo:rsid="02e6e21c" officeooo:paragraph-rsid="02e6e21c"/>
    </style:style>
    <style:style style:name="P984" style:family="paragraph" style:parent-style-name="Standard">
      <style:text-properties officeooo:rsid="02e94096" officeooo:paragraph-rsid="02e94096"/>
    </style:style>
    <style:style style:name="P985" style:family="paragraph" style:parent-style-name="Standard">
      <style:text-properties officeooo:rsid="02e94096" officeooo:paragraph-rsid="02e9a85a"/>
    </style:style>
    <style:style style:name="P986" style:family="paragraph" style:parent-style-name="Standard">
      <style:text-properties officeooo:rsid="02e9a85a" officeooo:paragraph-rsid="02e9a85a"/>
    </style:style>
    <style:style style:name="P987" style:family="paragraph" style:parent-style-name="Standard">
      <style:text-properties officeooo:paragraph-rsid="02f17e35"/>
    </style:style>
    <style:style style:name="P988" style:family="paragraph" style:parent-style-name="Standard">
      <style:text-properties officeooo:rsid="02f17e35" officeooo:paragraph-rsid="02f17e35"/>
    </style:style>
    <style:style style:name="P989" style:family="paragraph" style:parent-style-name="Standard">
      <style:text-properties officeooo:paragraph-rsid="02f4f3c0"/>
    </style:style>
    <style:style style:name="P990" style:family="paragraph" style:parent-style-name="Standard">
      <style:text-properties officeooo:paragraph-rsid="02fba1de"/>
    </style:style>
    <style:style style:name="P991" style:family="paragraph" style:parent-style-name="Standard">
      <style:text-properties officeooo:paragraph-rsid="03075eaa"/>
    </style:style>
    <style:style style:name="P992" style:family="paragraph" style:parent-style-name="Standard">
      <style:text-properties officeooo:rsid="03081731" officeooo:paragraph-rsid="0308efe1"/>
    </style:style>
    <style:style style:name="P993" style:family="paragraph" style:parent-style-name="Standard">
      <style:text-properties officeooo:rsid="0308efe1" officeooo:paragraph-rsid="0308efe1"/>
    </style:style>
    <style:style style:name="P994" style:family="paragraph" style:parent-style-name="Standard">
      <style:text-properties officeooo:rsid="0308f9ee" officeooo:paragraph-rsid="0308f9ee"/>
    </style:style>
    <style:style style:name="P995" style:family="paragraph" style:parent-style-name="Standard">
      <style:text-properties officeooo:paragraph-rsid="030b6c44"/>
    </style:style>
    <style:style style:name="P996" style:family="paragraph" style:parent-style-name="Standard">
      <style:text-properties officeooo:rsid="030b6c44" officeooo:paragraph-rsid="030b6c44"/>
    </style:style>
    <style:style style:name="P997" style:family="paragraph" style:parent-style-name="Standard">
      <style:text-properties officeooo:rsid="030bf0cb" officeooo:paragraph-rsid="030bf0cb"/>
    </style:style>
    <style:style style:name="P998" style:family="paragraph" style:parent-style-name="Standard">
      <style:text-properties officeooo:rsid="030cabd3" officeooo:paragraph-rsid="030cabd3"/>
    </style:style>
    <style:style style:name="P999" style:family="paragraph" style:parent-style-name="Standard">
      <style:text-properties officeooo:rsid="030cabd3" officeooo:paragraph-rsid="030d0d2d"/>
    </style:style>
    <style:style style:name="P1000" style:family="paragraph" style:parent-style-name="Standard">
      <style:text-properties officeooo:paragraph-rsid="030d0d2d"/>
    </style:style>
    <style:style style:name="P1001" style:family="paragraph" style:parent-style-name="Standard">
      <style:text-properties officeooo:rsid="030d0d2d" officeooo:paragraph-rsid="030d0d2d"/>
    </style:style>
    <style:style style:name="P1002" style:family="paragraph" style:parent-style-name="Standard">
      <style:text-properties officeooo:rsid="0315414c" officeooo:paragraph-rsid="03188b28"/>
    </style:style>
    <style:style style:name="P1003" style:family="paragraph" style:parent-style-name="Standard">
      <style:text-properties officeooo:rsid="0316a931" officeooo:paragraph-rsid="0316a931"/>
    </style:style>
    <style:style style:name="P1004" style:family="paragraph" style:parent-style-name="Standard">
      <style:text-properties officeooo:rsid="0316a931" officeooo:paragraph-rsid="031cb2c1"/>
    </style:style>
    <style:style style:name="P1005" style:family="paragraph" style:parent-style-name="Standard">
      <style:text-properties officeooo:paragraph-rsid="031e6711"/>
    </style:style>
    <style:style style:name="P1006" style:family="paragraph" style:parent-style-name="Standard">
      <style:text-properties officeooo:rsid="031f2494" officeooo:paragraph-rsid="031f2494"/>
    </style:style>
    <style:style style:name="P1007" style:family="paragraph" style:parent-style-name="Standard">
      <style:text-properties officeooo:rsid="031f2494" officeooo:paragraph-rsid="0320c04f"/>
    </style:style>
    <style:style style:name="P1008" style:family="paragraph" style:parent-style-name="Standard">
      <style:text-properties officeooo:paragraph-rsid="03212706"/>
    </style:style>
    <style:style style:name="P1009" style:family="paragraph" style:parent-style-name="Standard">
      <style:text-properties officeooo:rsid="03212706" officeooo:paragraph-rsid="03212706"/>
    </style:style>
    <style:style style:name="P1010" style:family="paragraph" style:parent-style-name="Standard">
      <style:text-properties officeooo:rsid="0323935c" officeooo:paragraph-rsid="0323935c"/>
    </style:style>
    <style:style style:name="P1011" style:family="paragraph" style:parent-style-name="Standard">
      <style:text-properties officeooo:rsid="0323935c" officeooo:paragraph-rsid="03244b05"/>
    </style:style>
    <style:style style:name="P1012" style:family="paragraph" style:parent-style-name="Standard">
      <style:text-properties officeooo:paragraph-rsid="032489ed"/>
    </style:style>
    <style:style style:name="P1013" style:family="paragraph" style:parent-style-name="Standard">
      <style:text-properties officeooo:rsid="032489ed" officeooo:paragraph-rsid="032489ed"/>
    </style:style>
    <style:style style:name="P1014" style:family="paragraph" style:parent-style-name="Standard">
      <style:text-properties officeooo:paragraph-rsid="0326718b"/>
    </style:style>
    <style:style style:name="P1015" style:family="paragraph" style:parent-style-name="Standard">
      <style:text-properties officeooo:rsid="0327e255" officeooo:paragraph-rsid="0327e255"/>
    </style:style>
    <style:style style:name="P1016" style:family="paragraph" style:parent-style-name="Standard">
      <style:text-properties officeooo:paragraph-rsid="03293cb9"/>
    </style:style>
    <style:style style:name="P1017" style:family="paragraph" style:parent-style-name="Standard">
      <style:text-properties officeooo:rsid="03293cb9" officeooo:paragraph-rsid="03293cb9"/>
    </style:style>
    <style:style style:name="P1018" style:family="paragraph" style:parent-style-name="Standard">
      <style:text-properties officeooo:rsid="032a540e" officeooo:paragraph-rsid="032a540e"/>
    </style:style>
    <style:style style:name="P1019" style:family="paragraph" style:parent-style-name="Standard">
      <style:text-properties officeooo:rsid="032a540e" officeooo:paragraph-rsid="032d56f4"/>
    </style:style>
    <style:style style:name="P1020" style:family="paragraph" style:parent-style-name="Standard">
      <style:text-properties officeooo:paragraph-rsid="032c8ee8"/>
    </style:style>
    <style:style style:name="P1021" style:family="paragraph" style:parent-style-name="Standard">
      <style:text-properties officeooo:paragraph-rsid="032d56f4"/>
    </style:style>
    <style:style style:name="P1022" style:family="paragraph" style:parent-style-name="Standard">
      <style:text-properties officeooo:rsid="032d56f4" officeooo:paragraph-rsid="032d56f4"/>
    </style:style>
    <style:style style:name="P1023" style:family="paragraph" style:parent-style-name="Standard">
      <style:text-properties officeooo:rsid="032eacd1" officeooo:paragraph-rsid="032eacd1"/>
    </style:style>
    <style:style style:name="P1024" style:family="paragraph" style:parent-style-name="Standard">
      <style:text-properties officeooo:rsid="032fee86" officeooo:paragraph-rsid="032fee86"/>
    </style:style>
    <style:style style:name="P1025" style:family="paragraph" style:parent-style-name="Standard">
      <style:text-properties officeooo:rsid="03305d41" officeooo:paragraph-rsid="03305d41"/>
    </style:style>
    <style:style style:name="P1026" style:family="paragraph" style:parent-style-name="Standard">
      <style:text-properties officeooo:paragraph-rsid="03305d41"/>
    </style:style>
    <style:style style:name="P1027" style:family="paragraph" style:parent-style-name="Standard">
      <style:text-properties officeooo:rsid="0331c5f6" officeooo:paragraph-rsid="0331c5f6"/>
    </style:style>
    <style:style style:name="P1028" style:family="paragraph" style:parent-style-name="Standard">
      <style:text-properties officeooo:rsid="0331c5f6" officeooo:paragraph-rsid="03340ccf"/>
    </style:style>
    <style:style style:name="P1029" style:family="paragraph" style:parent-style-name="Standard">
      <style:text-properties officeooo:rsid="03340ccf" officeooo:paragraph-rsid="03340ccf"/>
    </style:style>
    <style:style style:name="P1030" style:family="paragraph" style:parent-style-name="Standard">
      <style:text-properties officeooo:rsid="0335e0ea" officeooo:paragraph-rsid="0335e0ea"/>
    </style:style>
    <style:style style:name="P1031" style:family="paragraph" style:parent-style-name="Standard">
      <style:text-properties officeooo:rsid="0335e0ea" officeooo:paragraph-rsid="0337d635"/>
    </style:style>
    <style:style style:name="P1032" style:family="paragraph" style:parent-style-name="Standard">
      <style:text-properties officeooo:rsid="0337d635" officeooo:paragraph-rsid="0337d635"/>
    </style:style>
    <style:style style:name="P1033" style:family="paragraph" style:parent-style-name="Standard">
      <style:text-properties officeooo:rsid="0337d635" officeooo:paragraph-rsid="03393efa"/>
    </style:style>
    <style:style style:name="P1034" style:family="paragraph" style:parent-style-name="Standard">
      <style:text-properties officeooo:rsid="033a8d20" officeooo:paragraph-rsid="033a8d20"/>
    </style:style>
    <style:style style:name="P1035" style:family="paragraph" style:parent-style-name="Standard">
      <style:text-properties officeooo:rsid="033bf5d2" officeooo:paragraph-rsid="033bf5d2"/>
    </style:style>
    <style:style style:name="P1036" style:family="paragraph" style:parent-style-name="Standard">
      <style:text-properties officeooo:paragraph-rsid="033a8d20"/>
    </style:style>
    <style:style style:name="P1037" style:family="paragraph" style:parent-style-name="Standard">
      <style:text-properties officeooo:rsid="033de3c4" officeooo:paragraph-rsid="033de3c4"/>
    </style:style>
    <style:style style:name="P1038" style:family="paragraph" style:parent-style-name="Standard">
      <style:text-properties officeooo:rsid="033de3c4" officeooo:paragraph-rsid="033fb928"/>
    </style:style>
    <style:style style:name="P1039" style:family="paragraph" style:parent-style-name="Standard">
      <style:text-properties officeooo:rsid="0341248e" officeooo:paragraph-rsid="0341248e"/>
    </style:style>
    <style:style style:name="P1040" style:family="paragraph" style:parent-style-name="Standard">
      <style:text-properties officeooo:rsid="0341248e" officeooo:paragraph-rsid="034284c6"/>
    </style:style>
    <style:style style:name="P1041" style:family="paragraph" style:parent-style-name="Standard">
      <style:text-properties officeooo:rsid="034284c6" officeooo:paragraph-rsid="034284c6"/>
    </style:style>
    <style:style style:name="P1042" style:family="paragraph" style:parent-style-name="Standard">
      <style:text-properties officeooo:rsid="034c6d18" officeooo:paragraph-rsid="034c6d18"/>
    </style:style>
    <style:style style:name="P1043" style:family="paragraph" style:parent-style-name="Standard">
      <style:text-properties officeooo:rsid="034d4add" officeooo:paragraph-rsid="034d4add"/>
    </style:style>
    <style:style style:name="P1044" style:family="paragraph" style:parent-style-name="Standard">
      <style:text-properties officeooo:rsid="034d4add" officeooo:paragraph-rsid="034e93fb"/>
    </style:style>
    <style:style style:name="P1045" style:family="paragraph" style:parent-style-name="Standard">
      <style:text-properties officeooo:paragraph-rsid="035273d2"/>
    </style:style>
    <style:style style:name="P1046" style:family="paragraph" style:parent-style-name="Standard">
      <style:text-properties officeooo:rsid="03539548" officeooo:paragraph-rsid="03539548"/>
    </style:style>
    <style:style style:name="P1047" style:family="paragraph" style:parent-style-name="Standard">
      <style:text-properties officeooo:rsid="0354ea0d" officeooo:paragraph-rsid="0354ea0d"/>
    </style:style>
    <style:style style:name="P1048" style:family="paragraph" style:parent-style-name="Standard">
      <style:text-properties officeooo:rsid="0355d1a7" officeooo:paragraph-rsid="0355d1a7"/>
    </style:style>
    <style:style style:name="P1049" style:family="paragraph" style:parent-style-name="Standard">
      <style:text-properties officeooo:rsid="035785a9" officeooo:paragraph-rsid="035785a9"/>
    </style:style>
    <style:style style:name="P1050" style:family="paragraph" style:parent-style-name="Standard">
      <style:text-properties officeooo:rsid="0358bdd2" officeooo:paragraph-rsid="0358bdd2"/>
    </style:style>
    <style:style style:name="P1051" style:family="paragraph" style:parent-style-name="Standard">
      <style:text-properties officeooo:paragraph-rsid="0358bdd2"/>
    </style:style>
    <style:style style:name="P1052" style:family="paragraph" style:parent-style-name="Standard">
      <style:text-properties officeooo:rsid="035a432e" officeooo:paragraph-rsid="035a432e"/>
    </style:style>
    <style:style style:name="P1053" style:family="paragraph" style:parent-style-name="Standard">
      <style:text-properties officeooo:rsid="035c6a95" officeooo:paragraph-rsid="035c6a95"/>
    </style:style>
    <style:style style:name="P1054" style:family="paragraph" style:parent-style-name="Standard">
      <style:text-properties officeooo:rsid="035d0ca4" officeooo:paragraph-rsid="035d0ca4"/>
    </style:style>
    <style:style style:name="P1055" style:family="paragraph" style:parent-style-name="Standard">
      <style:text-properties officeooo:rsid="035def6b" officeooo:paragraph-rsid="035def6b"/>
    </style:style>
    <style:style style:name="P1056" style:family="paragraph" style:parent-style-name="Standard">
      <style:text-properties officeooo:rsid="035ebe60" officeooo:paragraph-rsid="035ebe60"/>
    </style:style>
    <style:style style:name="P1057" style:family="paragraph" style:parent-style-name="Standard">
      <style:text-properties officeooo:rsid="03607b81" officeooo:paragraph-rsid="03607b81"/>
    </style:style>
    <style:style style:name="P1058" style:family="paragraph" style:parent-style-name="Standard">
      <style:text-properties officeooo:rsid="03607b81" officeooo:paragraph-rsid="036281b9"/>
    </style:style>
    <style:style style:name="P1059" style:family="paragraph" style:parent-style-name="Standard">
      <style:text-properties officeooo:rsid="0361984d" officeooo:paragraph-rsid="0361984d"/>
    </style:style>
    <style:style style:name="P1060" style:family="paragraph" style:parent-style-name="Standard">
      <style:text-properties officeooo:rsid="036226ac" officeooo:paragraph-rsid="036226ac"/>
    </style:style>
    <style:style style:name="P1061" style:family="paragraph" style:parent-style-name="Standard">
      <style:text-properties officeooo:rsid="036226ac" officeooo:paragraph-rsid="036281b9"/>
    </style:style>
    <style:style style:name="P1062" style:family="paragraph" style:parent-style-name="Standard">
      <style:text-properties officeooo:rsid="036281b9" officeooo:paragraph-rsid="036281b9"/>
    </style:style>
    <style:style style:name="P1063" style:family="paragraph" style:parent-style-name="Standard">
      <style:text-properties officeooo:rsid="03638945" officeooo:paragraph-rsid="03638945"/>
    </style:style>
    <style:style style:name="P1064" style:family="paragraph" style:parent-style-name="Standard">
      <style:text-properties officeooo:rsid="0365ae9f" officeooo:paragraph-rsid="0365ae9f"/>
    </style:style>
    <style:style style:name="P1065" style:family="paragraph" style:parent-style-name="Standard">
      <style:text-properties officeooo:rsid="0368b26c" officeooo:paragraph-rsid="0368b26c"/>
    </style:style>
    <style:style style:name="P1066" style:family="paragraph" style:parent-style-name="Standard">
      <style:text-properties officeooo:paragraph-rsid="0368b26c"/>
    </style:style>
    <style:style style:name="P1067" style:family="paragraph" style:parent-style-name="Standard">
      <style:text-properties officeooo:rsid="036a47df" officeooo:paragraph-rsid="036a47df"/>
    </style:style>
    <style:style style:name="P1068" style:family="paragraph" style:parent-style-name="Standard">
      <style:text-properties officeooo:paragraph-rsid="036d188f"/>
    </style:style>
    <style:style style:name="P1069" style:family="paragraph" style:parent-style-name="Standard">
      <style:text-properties officeooo:rsid="036d188f" officeooo:paragraph-rsid="036d188f"/>
    </style:style>
    <style:style style:name="P1070" style:family="paragraph" style:parent-style-name="Standard">
      <style:text-properties officeooo:rsid="036d188f" officeooo:paragraph-rsid="036f7f8c"/>
    </style:style>
    <style:style style:name="P1071" style:family="paragraph" style:parent-style-name="Standard">
      <style:text-properties officeooo:paragraph-rsid="036db722"/>
    </style:style>
    <style:style style:name="P1072" style:family="paragraph" style:parent-style-name="Standard">
      <style:text-properties officeooo:rsid="036db722" officeooo:paragraph-rsid="036db722"/>
    </style:style>
    <style:style style:name="P1073" style:family="paragraph" style:parent-style-name="Standard">
      <style:text-properties officeooo:rsid="036f7f8c" officeooo:paragraph-rsid="036f7f8c"/>
    </style:style>
    <style:style style:name="P1074" style:family="paragraph" style:parent-style-name="Standard">
      <style:text-properties officeooo:rsid="037037fc" officeooo:paragraph-rsid="037037fc"/>
    </style:style>
    <style:style style:name="P1075" style:family="paragraph" style:parent-style-name="Standard">
      <style:text-properties officeooo:paragraph-rsid="0378264d"/>
    </style:style>
    <style:style style:name="P1076" style:family="paragraph" style:parent-style-name="Standard">
      <style:text-properties officeooo:rsid="0378264d" officeooo:paragraph-rsid="0378264d"/>
    </style:style>
    <style:style style:name="P1077" style:family="paragraph" style:parent-style-name="Standard">
      <style:text-properties officeooo:rsid="0378264d" officeooo:paragraph-rsid="037b1c33"/>
    </style:style>
    <style:style style:name="P1078" style:family="paragraph" style:parent-style-name="Standard">
      <style:text-properties officeooo:paragraph-rsid="037b1c33"/>
    </style:style>
    <style:style style:name="P1079" style:family="paragraph" style:parent-style-name="Standard">
      <style:text-properties officeooo:rsid="037d08de" officeooo:paragraph-rsid="037d08de"/>
    </style:style>
    <style:style style:name="P1080" style:family="paragraph" style:parent-style-name="Standard">
      <style:text-properties officeooo:rsid="037d08de" officeooo:paragraph-rsid="0380e612"/>
    </style:style>
    <style:style style:name="P1081" style:family="paragraph" style:parent-style-name="Standard">
      <style:text-properties officeooo:rsid="0380e612" officeooo:paragraph-rsid="0380e612"/>
    </style:style>
    <style:style style:name="P1082" style:family="paragraph" style:parent-style-name="Standard">
      <style:text-properties officeooo:rsid="0382ea6d" officeooo:paragraph-rsid="0382ea6d"/>
    </style:style>
    <style:style style:name="P1083" style:family="paragraph" style:parent-style-name="Standard">
      <style:text-properties officeooo:rsid="0384dc05" officeooo:paragraph-rsid="0386ec5a"/>
    </style:style>
    <style:style style:name="P1084" style:family="paragraph" style:parent-style-name="Standard">
      <style:text-properties officeooo:rsid="0386ec5a" officeooo:paragraph-rsid="0386ec5a"/>
    </style:style>
    <style:style style:name="P1085" style:family="paragraph" style:parent-style-name="Standard">
      <style:text-properties officeooo:rsid="0386ec5a" officeooo:paragraph-rsid="0387e519"/>
    </style:style>
    <style:style style:name="P1086" style:family="paragraph" style:parent-style-name="Standard">
      <style:text-properties officeooo:rsid="0388ecd2" officeooo:paragraph-rsid="0388ecd2"/>
    </style:style>
    <style:style style:name="P1087" style:family="paragraph" style:parent-style-name="Standard">
      <style:text-properties officeooo:rsid="0389f75b" officeooo:paragraph-rsid="0389f75b"/>
    </style:style>
    <style:style style:name="P1088" style:family="paragraph" style:parent-style-name="Standard">
      <style:text-properties officeooo:rsid="038bdd6f" officeooo:paragraph-rsid="038bdd6f"/>
    </style:style>
    <style:style style:name="P1089" style:family="paragraph" style:parent-style-name="Standard">
      <style:text-properties officeooo:paragraph-rsid="038d7abc"/>
    </style:style>
    <style:style style:name="P1090" style:family="paragraph" style:parent-style-name="Standard">
      <style:text-properties officeooo:paragraph-rsid="038da9b9"/>
    </style:style>
    <style:style style:name="P1091" style:family="paragraph" style:parent-style-name="Standard">
      <style:text-properties officeooo:rsid="038ed016" officeooo:paragraph-rsid="038ed016"/>
    </style:style>
    <style:style style:name="P1092" style:family="paragraph" style:parent-style-name="Standard">
      <style:text-properties officeooo:paragraph-rsid="038fe925"/>
    </style:style>
    <style:style style:name="P1093" style:family="paragraph" style:parent-style-name="Standard">
      <style:text-properties officeooo:rsid="03900cda" officeooo:paragraph-rsid="03900cda"/>
    </style:style>
    <style:style style:name="P1094" style:family="paragraph" style:parent-style-name="Standard">
      <style:text-properties officeooo:rsid="039036e2" officeooo:paragraph-rsid="039036e2"/>
    </style:style>
    <style:style style:name="P1095" style:family="paragraph" style:parent-style-name="Standard">
      <style:text-properties officeooo:rsid="0391cdb9" officeooo:paragraph-rsid="0391cdb9"/>
    </style:style>
    <style:style style:name="P1096" style:family="paragraph" style:parent-style-name="Standard">
      <style:text-properties officeooo:rsid="03934416" officeooo:paragraph-rsid="03934416"/>
    </style:style>
    <style:style style:name="P1097" style:family="paragraph" style:parent-style-name="Standard">
      <style:text-properties officeooo:rsid="03934416" officeooo:paragraph-rsid="0395addc"/>
    </style:style>
    <style:style style:name="P1098" style:family="paragraph" style:parent-style-name="Standard">
      <style:text-properties officeooo:rsid="0396eea9" officeooo:paragraph-rsid="0396eea9"/>
    </style:style>
    <style:style style:name="P1099" style:family="paragraph" style:parent-style-name="Standard">
      <style:text-properties officeooo:paragraph-rsid="03970660"/>
    </style:style>
    <style:style style:name="P1100" style:family="paragraph" style:parent-style-name="Standard">
      <style:text-properties officeooo:rsid="03970660" officeooo:paragraph-rsid="03970660"/>
    </style:style>
    <style:style style:name="P1101" style:family="paragraph" style:parent-style-name="Standard">
      <style:text-properties officeooo:rsid="0398e498" officeooo:paragraph-rsid="0398e498"/>
    </style:style>
    <style:style style:name="P1102" style:family="paragraph" style:parent-style-name="Standard">
      <style:text-properties officeooo:rsid="0399999b" officeooo:paragraph-rsid="0399999b"/>
    </style:style>
    <style:style style:name="P1103" style:family="paragraph" style:parent-style-name="Standard">
      <style:text-properties officeooo:paragraph-rsid="0043b6fb"/>
    </style:style>
    <style:style style:name="P1104" style:family="paragraph" style:parent-style-name="Standard">
      <style:text-properties officeooo:paragraph-rsid="004eacde"/>
    </style:style>
    <style:style style:name="P1105" style:family="paragraph" style:parent-style-name="Standard">
      <style:text-properties officeooo:rsid="00dc6032" officeooo:paragraph-rsid="00dc6032"/>
    </style:style>
    <style:style style:name="P1106" style:family="paragraph" style:parent-style-name="Standard">
      <style:text-properties officeooo:rsid="03a14dce" officeooo:paragraph-rsid="03a14dce"/>
    </style:style>
    <style:style style:name="P1107" style:family="paragraph" style:parent-style-name="Standard">
      <style:text-properties officeooo:rsid="03a18dfe" officeooo:paragraph-rsid="03a18dfe"/>
    </style:style>
    <style:style style:name="P1108" style:family="paragraph" style:parent-style-name="Standard">
      <style:text-properties officeooo:paragraph-rsid="009b4e2a"/>
    </style:style>
    <style:style style:name="P1109" style:family="paragraph" style:parent-style-name="Standard">
      <style:text-properties officeooo:rsid="03a21b73" officeooo:paragraph-rsid="03a21b73"/>
    </style:style>
    <style:style style:name="P1110" style:family="paragraph" style:parent-style-name="Standard">
      <style:text-properties officeooo:paragraph-rsid="03a21b73"/>
    </style:style>
    <style:style style:name="P1111" style:family="paragraph" style:parent-style-name="Standard">
      <style:text-properties officeooo:paragraph-rsid="03a2ba1e"/>
    </style:style>
    <style:style style:name="P1112" style:family="paragraph" style:parent-style-name="Standard">
      <style:text-properties officeooo:paragraph-rsid="03a2cccd"/>
    </style:style>
    <style:style style:name="P1113" style:family="paragraph" style:parent-style-name="Standard">
      <style:text-properties officeooo:rsid="03a2cccd" officeooo:paragraph-rsid="03a2cccd"/>
    </style:style>
    <style:style style:name="P1114" style:family="paragraph" style:parent-style-name="Standard">
      <style:text-properties officeooo:rsid="03a46509" officeooo:paragraph-rsid="03a46509"/>
    </style:style>
    <style:style style:name="P1115" style:family="paragraph" style:parent-style-name="Standard">
      <style:text-properties officeooo:paragraph-rsid="03a65e44"/>
    </style:style>
    <style:style style:name="P1116" style:family="paragraph" style:parent-style-name="Standard">
      <style:text-properties officeooo:rsid="03a65e44" officeooo:paragraph-rsid="03a65e44"/>
    </style:style>
    <style:style style:name="P1117" style:family="paragraph" style:parent-style-name="Standard">
      <style:text-properties officeooo:rsid="03a73b01" officeooo:paragraph-rsid="03a73b01"/>
    </style:style>
    <style:style style:name="P1118" style:family="paragraph" style:parent-style-name="Standard">
      <style:text-properties officeooo:rsid="03a842ab" officeooo:paragraph-rsid="03a842ab"/>
    </style:style>
    <style:style style:name="P1119" style:family="paragraph" style:parent-style-name="Standard">
      <style:text-properties officeooo:paragraph-rsid="03a86901"/>
    </style:style>
    <style:style style:name="P1120" style:family="paragraph" style:parent-style-name="Standard">
      <style:text-properties officeooo:paragraph-rsid="03b34f21"/>
    </style:style>
    <style:style style:name="P1121" style:family="paragraph" style:parent-style-name="Standard">
      <style:text-properties officeooo:rsid="03b4d482" officeooo:paragraph-rsid="03b4d482"/>
    </style:style>
    <style:style style:name="P1122" style:family="paragraph" style:parent-style-name="Standard">
      <style:text-properties officeooo:paragraph-rsid="03b7c68f"/>
    </style:style>
    <style:style style:name="P1123" style:family="paragraph" style:parent-style-name="Standard">
      <style:text-properties officeooo:rsid="03b7c68f" officeooo:paragraph-rsid="03b7c68f"/>
    </style:style>
    <style:style style:name="P1124" style:family="paragraph" style:parent-style-name="Standard">
      <style:text-properties officeooo:rsid="03b8394f" officeooo:paragraph-rsid="03b8394f"/>
    </style:style>
    <style:style style:name="P1125" style:family="paragraph" style:parent-style-name="Standard">
      <style:text-properties officeooo:rsid="03b9791a" officeooo:paragraph-rsid="03b9791a"/>
    </style:style>
    <style:style style:name="P1126" style:family="paragraph" style:parent-style-name="Standard">
      <style:text-properties officeooo:paragraph-rsid="03bb0a27"/>
    </style:style>
    <style:style style:name="P1127" style:family="paragraph" style:parent-style-name="Standard">
      <style:text-properties officeooo:rsid="03bb0a27" officeooo:paragraph-rsid="03bb0a27"/>
    </style:style>
    <style:style style:name="P1128" style:family="paragraph" style:parent-style-name="Standard">
      <style:text-properties officeooo:rsid="03bc00da" officeooo:paragraph-rsid="03bc00da"/>
    </style:style>
    <style:style style:name="P1129" style:family="paragraph" style:parent-style-name="Standard">
      <style:text-properties officeooo:rsid="03bf32dc" officeooo:paragraph-rsid="03bf32dc"/>
    </style:style>
    <style:style style:name="P1130" style:family="paragraph" style:parent-style-name="Standard">
      <style:text-properties officeooo:rsid="03bf32dc" officeooo:paragraph-rsid="03bff07f"/>
    </style:style>
    <style:style style:name="P1131" style:family="paragraph" style:parent-style-name="Standard">
      <style:text-properties officeooo:rsid="03bffc07" officeooo:paragraph-rsid="03c19be9"/>
    </style:style>
    <style:style style:name="P1132" style:family="paragraph" style:parent-style-name="Standard">
      <style:text-properties officeooo:rsid="03c1b9bd" officeooo:paragraph-rsid="03c1b9bd"/>
    </style:style>
    <style:style style:name="P1133" style:family="paragraph" style:parent-style-name="Standard">
      <style:text-properties officeooo:rsid="03c1b9bd" officeooo:paragraph-rsid="03c2bf68"/>
    </style:style>
    <style:style style:name="P1134" style:family="paragraph" style:parent-style-name="Standard">
      <style:text-properties officeooo:paragraph-rsid="03c2c12e"/>
    </style:style>
    <style:style style:name="P1135" style:family="paragraph" style:parent-style-name="Standard">
      <style:text-properties officeooo:rsid="03c2c12e" officeooo:paragraph-rsid="03c2c12e"/>
    </style:style>
    <style:style style:name="P1136" style:family="paragraph" style:parent-style-name="Standard">
      <style:text-properties officeooo:rsid="03c45950" officeooo:paragraph-rsid="03c45950"/>
    </style:style>
    <style:style style:name="P1137" style:family="paragraph" style:parent-style-name="Standard">
      <style:text-properties officeooo:rsid="03c52c85" officeooo:paragraph-rsid="03c52c85"/>
    </style:style>
    <style:style style:name="P1138" style:family="paragraph" style:parent-style-name="Standard">
      <style:text-properties officeooo:rsid="03c716ec" officeooo:paragraph-rsid="03c716ec"/>
    </style:style>
    <style:style style:name="P1139" style:family="paragraph" style:parent-style-name="Standard">
      <style:text-properties officeooo:rsid="03c716ec" officeooo:paragraph-rsid="03c9c71c"/>
    </style:style>
    <style:style style:name="P1140" style:family="paragraph" style:parent-style-name="Standard">
      <style:text-properties officeooo:paragraph-rsid="03c9c71c"/>
    </style:style>
    <style:style style:name="P1141" style:family="paragraph" style:parent-style-name="Standard">
      <style:text-properties officeooo:rsid="03c9c71c" officeooo:paragraph-rsid="03c9c71c"/>
    </style:style>
    <style:style style:name="P1142" style:family="paragraph" style:parent-style-name="Standard">
      <style:text-properties officeooo:rsid="03c9c71c" officeooo:paragraph-rsid="03cb62af"/>
    </style:style>
    <style:style style:name="P1143" style:family="paragraph" style:parent-style-name="Standard">
      <style:text-properties officeooo:rsid="03cb62af" officeooo:paragraph-rsid="03cb62af"/>
    </style:style>
    <style:style style:name="P1144" style:family="paragraph" style:parent-style-name="Standard">
      <style:text-properties officeooo:rsid="03cb62af" officeooo:paragraph-rsid="03cc47a8"/>
    </style:style>
    <style:style style:name="P1145" style:family="paragraph" style:parent-style-name="Standard">
      <style:text-properties officeooo:rsid="03cc47a8" officeooo:paragraph-rsid="03cc47a8"/>
    </style:style>
    <style:style style:name="P1146" style:family="paragraph" style:parent-style-name="Standard">
      <style:text-properties officeooo:rsid="03cc47a8" officeooo:paragraph-rsid="03cd90ca"/>
    </style:style>
    <style:style style:name="P1147" style:family="paragraph" style:parent-style-name="Standard">
      <style:text-properties officeooo:rsid="03cd90ca" officeooo:paragraph-rsid="03cd90ca"/>
    </style:style>
    <style:style style:name="P1148" style:family="paragraph" style:parent-style-name="Standard">
      <style:text-properties officeooo:paragraph-rsid="03ce690e"/>
    </style:style>
    <style:style style:name="P1149" style:family="paragraph" style:parent-style-name="Standard">
      <style:text-properties officeooo:rsid="03ce690e" officeooo:paragraph-rsid="03ce690e"/>
    </style:style>
    <style:style style:name="P1150" style:family="paragraph" style:parent-style-name="Standard">
      <style:text-properties officeooo:rsid="03cfdd3f" officeooo:paragraph-rsid="03cfdd3f"/>
    </style:style>
    <style:style style:name="P1151" style:family="paragraph" style:parent-style-name="Standard">
      <style:text-properties officeooo:rsid="03d3778e" officeooo:paragraph-rsid="03d3778e"/>
    </style:style>
    <style:style style:name="P1152" style:family="paragraph" style:parent-style-name="Standard">
      <style:text-properties officeooo:rsid="03d3778e" officeooo:paragraph-rsid="03d4b5fa"/>
    </style:style>
    <style:style style:name="P1153" style:family="paragraph" style:parent-style-name="Standard">
      <style:text-properties officeooo:rsid="03d4b5fa" officeooo:paragraph-rsid="03d4b5fa"/>
    </style:style>
    <style:style style:name="P1154" style:family="paragraph" style:parent-style-name="Standard">
      <style:text-properties officeooo:paragraph-rsid="03d540a4"/>
    </style:style>
    <style:style style:name="P1155" style:family="paragraph" style:parent-style-name="Standard">
      <style:text-properties officeooo:rsid="03d5e09f" officeooo:paragraph-rsid="03d5e09f"/>
    </style:style>
    <style:style style:name="P1156" style:family="paragraph" style:parent-style-name="Standard">
      <style:text-properties officeooo:paragraph-rsid="03d97595"/>
    </style:style>
    <style:style style:name="P1157" style:family="paragraph" style:parent-style-name="Standard">
      <style:text-properties officeooo:rsid="03d97595" officeooo:paragraph-rsid="03d97595"/>
    </style:style>
    <style:style style:name="P1158" style:family="paragraph" style:parent-style-name="Standard">
      <style:text-properties officeooo:rsid="03d9c53f" officeooo:paragraph-rsid="03d9c53f"/>
    </style:style>
    <style:style style:name="P1159" style:family="paragraph" style:parent-style-name="Standard">
      <style:text-properties officeooo:rsid="03d9f495" officeooo:paragraph-rsid="03d9f495"/>
    </style:style>
    <style:style style:name="P1160" style:family="paragraph" style:parent-style-name="Standard">
      <style:text-properties officeooo:rsid="03d9f495" officeooo:paragraph-rsid="03dd97e3"/>
    </style:style>
    <style:style style:name="P1161" style:family="paragraph" style:parent-style-name="Standard">
      <style:text-properties officeooo:paragraph-rsid="03dd5eed"/>
    </style:style>
    <style:style style:name="P1162" style:family="paragraph" style:parent-style-name="Standard">
      <style:text-properties officeooo:rsid="03dd5eed" officeooo:paragraph-rsid="03dd5eed"/>
    </style:style>
    <style:style style:name="P1163" style:family="paragraph" style:parent-style-name="Standard">
      <style:text-properties officeooo:rsid="03dd5eed" officeooo:paragraph-rsid="03dd97e3"/>
    </style:style>
    <style:style style:name="P1164" style:family="paragraph" style:parent-style-name="Standard">
      <style:text-properties officeooo:rsid="03e05013" officeooo:paragraph-rsid="03e05013"/>
    </style:style>
    <style:style style:name="P1165" style:family="paragraph" style:parent-style-name="Standard">
      <style:text-properties officeooo:rsid="03e05013" officeooo:paragraph-rsid="03e19348"/>
    </style:style>
    <style:style style:name="P1166" style:family="paragraph" style:parent-style-name="Standard">
      <style:text-properties officeooo:rsid="03e19348" officeooo:paragraph-rsid="03e19348"/>
    </style:style>
    <style:style style:name="P1167" style:family="paragraph" style:parent-style-name="Standard">
      <style:text-properties officeooo:rsid="03e19e49" officeooo:paragraph-rsid="03e19e49"/>
    </style:style>
    <style:style style:name="P1168" style:family="paragraph" style:parent-style-name="Standard">
      <style:text-properties officeooo:rsid="03e19e49" officeooo:paragraph-rsid="03e22938"/>
    </style:style>
    <style:style style:name="P1169" style:family="paragraph" style:parent-style-name="Standard">
      <style:text-properties officeooo:rsid="03e22938" officeooo:paragraph-rsid="03e22938"/>
    </style:style>
    <style:style style:name="P1170" style:family="paragraph" style:parent-style-name="Standard">
      <style:text-properties officeooo:rsid="03e5dd4e" officeooo:paragraph-rsid="03e5dd4e"/>
    </style:style>
    <style:style style:name="P1171" style:family="paragraph" style:parent-style-name="Standard">
      <style:text-properties officeooo:rsid="03e5dd4e" officeooo:paragraph-rsid="03e67798"/>
    </style:style>
    <style:style style:name="P1172" style:family="paragraph" style:parent-style-name="Standard">
      <style:text-properties officeooo:rsid="03e72d5d" officeooo:paragraph-rsid="03e72d5d"/>
    </style:style>
    <style:style style:name="P1173" style:family="paragraph" style:parent-style-name="Standard">
      <style:text-properties officeooo:rsid="03e9ee6d" officeooo:paragraph-rsid="03e9ee6d"/>
    </style:style>
    <style:style style:name="P1174" style:family="paragraph" style:parent-style-name="Standard">
      <style:text-properties officeooo:rsid="03e9ee6d" officeooo:paragraph-rsid="03eafc5b"/>
    </style:style>
    <style:style style:name="P1175" style:family="paragraph" style:parent-style-name="Standard">
      <style:text-properties officeooo:rsid="03eafc5b" officeooo:paragraph-rsid="03eb9c79"/>
    </style:style>
    <style:style style:name="P1176" style:family="paragraph" style:parent-style-name="Standard">
      <style:text-properties officeooo:rsid="03ed4531" officeooo:paragraph-rsid="03ed4531"/>
    </style:style>
    <style:style style:name="P1177" style:family="paragraph" style:parent-style-name="Standard">
      <style:text-properties officeooo:rsid="03ef401b" officeooo:paragraph-rsid="03f043a9"/>
    </style:style>
    <style:style style:name="P1178" style:family="paragraph" style:parent-style-name="Standard">
      <style:text-properties officeooo:rsid="03f08336" officeooo:paragraph-rsid="03f08336"/>
    </style:style>
    <style:style style:name="P1179" style:family="paragraph" style:parent-style-name="Standard">
      <style:text-properties officeooo:paragraph-rsid="03f6a1c0"/>
    </style:style>
    <style:style style:name="P1180" style:family="paragraph" style:parent-style-name="Standard">
      <style:text-properties officeooo:paragraph-rsid="03f722fe"/>
    </style:style>
    <style:style style:name="P1181" style:family="paragraph" style:parent-style-name="Standard">
      <style:text-properties officeooo:rsid="03f83a60" officeooo:paragraph-rsid="03f83a60"/>
    </style:style>
    <style:style style:name="P1182" style:family="paragraph" style:parent-style-name="Standard">
      <style:text-properties officeooo:rsid="03fdba51" officeooo:paragraph-rsid="03fdba51"/>
    </style:style>
    <style:style style:name="P1183" style:family="paragraph" style:parent-style-name="Standard">
      <style:text-properties officeooo:rsid="03ff7f84" officeooo:paragraph-rsid="03ff7f84"/>
    </style:style>
    <style:style style:name="P1184" style:family="paragraph" style:parent-style-name="Standard">
      <style:text-properties officeooo:rsid="03ffb8c2" officeooo:paragraph-rsid="03ffb8c2"/>
    </style:style>
    <style:style style:name="P1185" style:family="paragraph" style:parent-style-name="Standard">
      <style:text-properties officeooo:rsid="03ffb8c2" officeooo:paragraph-rsid="0401cfb6"/>
    </style:style>
    <style:style style:name="P1186" style:family="paragraph" style:parent-style-name="Standard">
      <style:text-properties officeooo:rsid="0401cfb6" officeooo:paragraph-rsid="0401cfb6"/>
    </style:style>
    <style:style style:name="P1187" style:family="paragraph" style:parent-style-name="Standard">
      <style:text-properties officeooo:rsid="0402da1e" officeooo:paragraph-rsid="0402da1e"/>
    </style:style>
    <style:style style:name="P1188" style:family="paragraph" style:parent-style-name="Standard">
      <style:text-properties officeooo:rsid="04048488" officeooo:paragraph-rsid="04048488"/>
    </style:style>
    <style:style style:name="P1189" style:family="paragraph" style:parent-style-name="Standard">
      <style:text-properties officeooo:paragraph-rsid="040dba3d"/>
    </style:style>
    <style:style style:name="P1190" style:family="paragraph" style:parent-style-name="Standard">
      <style:text-properties officeooo:paragraph-rsid="04189f36"/>
    </style:style>
    <style:style style:name="P1191" style:family="paragraph" style:parent-style-name="Standard">
      <style:text-properties officeooo:paragraph-rsid="04198c7d"/>
    </style:style>
    <style:style style:name="P1192" style:family="paragraph" style:parent-style-name="Standard">
      <style:text-properties officeooo:rsid="04198c7d" officeooo:paragraph-rsid="04198c7d"/>
    </style:style>
    <style:style style:name="P1193" style:family="paragraph" style:parent-style-name="Standard">
      <style:text-properties officeooo:rsid="041b43d3" officeooo:paragraph-rsid="041b43d3"/>
    </style:style>
    <style:style style:name="P1194" style:family="paragraph" style:parent-style-name="Standard">
      <style:text-properties officeooo:rsid="041c4f95" officeooo:paragraph-rsid="041c4f95"/>
    </style:style>
    <style:style style:name="P1195" style:family="paragraph" style:parent-style-name="Standard">
      <style:text-properties officeooo:rsid="041e1420" officeooo:paragraph-rsid="041e1420"/>
    </style:style>
    <style:style style:name="P1196" style:family="paragraph" style:parent-style-name="Standard">
      <style:text-properties officeooo:rsid="041ecc9a" officeooo:paragraph-rsid="041ecc9a"/>
    </style:style>
    <style:style style:name="P1197" style:family="paragraph" style:parent-style-name="Standard">
      <style:text-properties officeooo:rsid="041fc644" officeooo:paragraph-rsid="041fc644"/>
    </style:style>
    <style:style style:name="P1198" style:family="paragraph" style:parent-style-name="Standard">
      <style:text-properties officeooo:rsid="041fc644" officeooo:paragraph-rsid="0421e592"/>
    </style:style>
    <style:style style:name="P1199" style:family="paragraph" style:parent-style-name="Standard">
      <style:text-properties officeooo:rsid="041fc644" officeooo:paragraph-rsid="042245d8"/>
    </style:style>
    <style:style style:name="P1200" style:family="paragraph" style:parent-style-name="Standard">
      <style:text-properties officeooo:rsid="041fc644" officeooo:paragraph-rsid="042304a0"/>
    </style:style>
    <style:style style:name="P1201" style:family="paragraph" style:parent-style-name="Standard">
      <style:text-properties officeooo:paragraph-rsid="0421e592"/>
    </style:style>
    <style:style style:name="P1202" style:family="paragraph" style:parent-style-name="Standard">
      <style:text-properties officeooo:rsid="042245d8" officeooo:paragraph-rsid="042245d8"/>
    </style:style>
    <style:style style:name="P1203" style:family="paragraph" style:parent-style-name="Standard">
      <style:text-properties officeooo:paragraph-rsid="042304a0"/>
    </style:style>
    <style:style style:name="P1204" style:family="paragraph" style:parent-style-name="Standard">
      <style:text-properties officeooo:rsid="042304a0" officeooo:paragraph-rsid="042304a0"/>
    </style:style>
    <style:style style:name="P1205" style:family="paragraph" style:parent-style-name="Standard">
      <style:text-properties officeooo:rsid="04238f16" officeooo:paragraph-rsid="04238f16"/>
    </style:style>
    <style:style style:name="P1206" style:family="paragraph" style:parent-style-name="Standard">
      <style:text-properties officeooo:rsid="0427cf74" officeooo:paragraph-rsid="0427cf74"/>
    </style:style>
    <style:style style:name="P1207" style:family="paragraph" style:parent-style-name="Standard">
      <style:text-properties officeooo:paragraph-rsid="0429ca4e"/>
    </style:style>
    <style:style style:name="P1208" style:family="paragraph" style:parent-style-name="Standard">
      <style:text-properties officeooo:rsid="042bbf75" officeooo:paragraph-rsid="042bbf75"/>
    </style:style>
    <style:style style:name="P1209" style:family="paragraph" style:parent-style-name="Standard">
      <style:text-properties officeooo:rsid="042bbf75" officeooo:paragraph-rsid="042d7bfe"/>
    </style:style>
    <style:style style:name="P1210" style:family="paragraph" style:parent-style-name="Standard">
      <style:text-properties officeooo:rsid="042d7bfe" officeooo:paragraph-rsid="042d7bfe"/>
    </style:style>
    <style:style style:name="P1211" style:family="paragraph" style:parent-style-name="Standard">
      <style:text-properties officeooo:rsid="0430d3be" officeooo:paragraph-rsid="0430d3be"/>
    </style:style>
    <style:style style:name="P1212" style:family="paragraph" style:parent-style-name="Standard">
      <style:text-properties officeooo:rsid="0430d3be" officeooo:paragraph-rsid="043124ac"/>
    </style:style>
    <style:style style:name="P1213" style:family="paragraph" style:parent-style-name="Standard">
      <style:text-properties officeooo:paragraph-rsid="043294bb"/>
    </style:style>
    <style:style style:name="P1214" style:family="paragraph" style:parent-style-name="Standard">
      <style:text-properties officeooo:rsid="043294bb" officeooo:paragraph-rsid="043294bb"/>
    </style:style>
    <style:style style:name="P1215" style:family="paragraph" style:parent-style-name="Standard">
      <style:text-properties officeooo:rsid="0432a33e" officeooo:paragraph-rsid="0432a33e"/>
    </style:style>
    <style:style style:name="P1216" style:family="paragraph" style:parent-style-name="Standard">
      <style:text-properties officeooo:rsid="0432a33e" officeooo:paragraph-rsid="0434811a"/>
    </style:style>
    <style:style style:name="P1217" style:family="paragraph" style:parent-style-name="Standard">
      <style:text-properties officeooo:rsid="043757be" officeooo:paragraph-rsid="04393c4f"/>
    </style:style>
    <style:style style:name="P1218" style:family="paragraph" style:parent-style-name="Standard">
      <style:text-properties officeooo:rsid="04393c4f" officeooo:paragraph-rsid="04393c4f"/>
    </style:style>
    <style:style style:name="P1219" style:family="paragraph" style:parent-style-name="Standard">
      <style:text-properties officeooo:rsid="04393c4f" officeooo:paragraph-rsid="0439c504"/>
    </style:style>
    <style:style style:name="P1220" style:family="paragraph" style:parent-style-name="Standard">
      <style:text-properties officeooo:rsid="0439c504" officeooo:paragraph-rsid="0439c504"/>
    </style:style>
    <style:style style:name="P1221" style:family="paragraph" style:parent-style-name="Standard">
      <style:text-properties officeooo:rsid="043b6937" officeooo:paragraph-rsid="043b6937"/>
    </style:style>
    <style:style style:name="P1222" style:family="paragraph" style:parent-style-name="Standard">
      <style:text-properties officeooo:rsid="043ce98a" officeooo:paragraph-rsid="043ce98a"/>
    </style:style>
    <style:style style:name="P1223" style:family="paragraph" style:parent-style-name="Standard">
      <style:text-properties officeooo:rsid="043ce98a" officeooo:paragraph-rsid="043deff8"/>
    </style:style>
    <style:style style:name="P1224" style:family="paragraph" style:parent-style-name="Standard">
      <style:text-properties officeooo:rsid="043deff8" officeooo:paragraph-rsid="043deff8"/>
    </style:style>
    <style:style style:name="P1225" style:family="paragraph" style:parent-style-name="Standard">
      <style:text-properties officeooo:rsid="043f8ead" officeooo:paragraph-rsid="043f8ead"/>
    </style:style>
    <style:style style:name="P1226" style:family="paragraph" style:parent-style-name="Standard">
      <style:text-properties officeooo:paragraph-rsid="0444c2cc"/>
    </style:style>
    <style:style style:name="P1227" style:family="paragraph" style:parent-style-name="Standard">
      <style:text-properties officeooo:rsid="0444c2cc" officeooo:paragraph-rsid="04463932"/>
    </style:style>
    <style:style style:name="P1228" style:family="paragraph" style:parent-style-name="Standard">
      <style:text-properties officeooo:rsid="04463932" officeooo:paragraph-rsid="04463932"/>
    </style:style>
    <style:style style:name="P1229" style:family="paragraph" style:parent-style-name="Standard">
      <style:text-properties officeooo:rsid="0447080a" officeooo:paragraph-rsid="0447f454"/>
    </style:style>
    <style:style style:name="P1230" style:family="paragraph" style:parent-style-name="Standard">
      <style:text-properties officeooo:paragraph-rsid="0447f454"/>
    </style:style>
    <style:style style:name="P1231" style:family="paragraph" style:parent-style-name="Standard">
      <style:text-properties officeooo:rsid="0447f454" officeooo:paragraph-rsid="0447f454"/>
    </style:style>
    <style:style style:name="P1232" style:family="paragraph" style:parent-style-name="Standard">
      <style:text-properties officeooo:rsid="0449ce14" officeooo:paragraph-rsid="0449ce14"/>
    </style:style>
    <style:style style:name="P1233" style:family="paragraph" style:parent-style-name="Standard">
      <style:text-properties officeooo:rsid="044aa686" officeooo:paragraph-rsid="044aa686"/>
    </style:style>
    <style:style style:name="P1234" style:family="paragraph" style:parent-style-name="Standard">
      <style:text-properties officeooo:rsid="044b1014" officeooo:paragraph-rsid="044b1014"/>
    </style:style>
    <style:style style:name="P1235" style:family="paragraph" style:parent-style-name="Standard">
      <style:text-properties officeooo:rsid="044d02f2" officeooo:paragraph-rsid="044d02f2"/>
    </style:style>
    <style:style style:name="P1236" style:family="paragraph" style:parent-style-name="Standard">
      <style:text-properties officeooo:rsid="044d02f2" officeooo:paragraph-rsid="044efcd1"/>
    </style:style>
    <style:style style:name="P1237" style:family="paragraph" style:parent-style-name="Standard">
      <style:text-properties officeooo:rsid="044f21e6" officeooo:paragraph-rsid="044f21e6"/>
    </style:style>
    <style:style style:name="P1238" style:family="paragraph" style:parent-style-name="Standard">
      <style:text-properties officeooo:rsid="0450110d" officeooo:paragraph-rsid="0450110d"/>
    </style:style>
    <style:style style:name="P1239" style:family="paragraph" style:parent-style-name="Standard">
      <style:text-properties officeooo:rsid="0450ff19" officeooo:paragraph-rsid="0450ff19"/>
    </style:style>
    <style:style style:name="P1240" style:family="paragraph" style:parent-style-name="Standard">
      <style:text-properties officeooo:rsid="04513a6b" officeooo:paragraph-rsid="04513a6b"/>
    </style:style>
    <style:style style:name="P1241" style:family="paragraph" style:parent-style-name="Standard">
      <style:text-properties officeooo:rsid="04513a6b" officeooo:paragraph-rsid="0451669e"/>
    </style:style>
    <style:style style:name="P1242" style:family="paragraph" style:parent-style-name="Standard">
      <style:text-properties style:text-line-through-style="solid" style:text-line-through-type="single" officeooo:rsid="04598f10" officeooo:paragraph-rsid="04598f10"/>
    </style:style>
    <style:style style:name="P1243" style:family="paragraph" style:parent-style-name="Standard">
      <style:text-properties style:text-line-through-style="solid" style:text-line-through-type="single" fo:font-weight="normal" officeooo:rsid="04598f10" officeooo:paragraph-rsid="04598f10" style:font-weight-asian="normal" style:font-weight-complex="normal"/>
    </style:style>
    <style:style style:name="P1244" style:family="paragraph" style:parent-style-name="Standard">
      <style:text-properties style:text-line-through-style="solid" style:text-line-through-type="single" fo:font-weight="normal" officeooo:rsid="046048f9" officeooo:paragraph-rsid="046048f9" style:font-weight-asian="normal" style:font-weight-complex="normal"/>
    </style:style>
    <style:style style:name="P1245" style:family="paragraph" style:parent-style-name="Standard">
      <style:text-properties officeooo:rsid="0451fd90" officeooo:paragraph-rsid="0451fd90"/>
    </style:style>
    <style:style style:name="P1246" style:family="paragraph" style:parent-style-name="Standard">
      <style:text-properties officeooo:paragraph-rsid="0453dfb7"/>
    </style:style>
    <style:style style:name="P1247" style:family="paragraph" style:parent-style-name="Standard">
      <style:text-properties officeooo:rsid="0453dfb7" officeooo:paragraph-rsid="0453dfb7"/>
    </style:style>
    <style:style style:name="P1248" style:family="paragraph" style:parent-style-name="Standard">
      <style:text-properties officeooo:rsid="04555400" officeooo:paragraph-rsid="04555400"/>
    </style:style>
    <style:style style:name="P1249" style:family="paragraph" style:parent-style-name="Standard">
      <style:text-properties officeooo:rsid="0455dd2a" officeooo:paragraph-rsid="0455dd2a"/>
    </style:style>
    <style:style style:name="P1250" style:family="paragraph" style:parent-style-name="Standard">
      <style:text-properties officeooo:rsid="04560358" officeooo:paragraph-rsid="04560358"/>
    </style:style>
    <style:style style:name="P1251" style:family="paragraph" style:parent-style-name="Standard">
      <style:text-properties officeooo:rsid="0457ca81" officeooo:paragraph-rsid="0457ca81"/>
    </style:style>
    <style:style style:name="P1252" style:family="paragraph" style:parent-style-name="Standard">
      <style:text-properties officeooo:paragraph-rsid="0457ca81"/>
    </style:style>
    <style:style style:name="P1253" style:family="paragraph" style:parent-style-name="Standard">
      <style:text-properties officeooo:rsid="04598f10" officeooo:paragraph-rsid="04598f10"/>
    </style:style>
    <style:style style:name="P1254" style:family="paragraph" style:parent-style-name="Standard">
      <style:text-properties officeooo:rsid="045b4907" officeooo:paragraph-rsid="045b4907"/>
    </style:style>
    <style:style style:name="P1255" style:family="paragraph" style:parent-style-name="Standard">
      <style:text-properties officeooo:rsid="045cc6ad" officeooo:paragraph-rsid="045d2602"/>
    </style:style>
    <style:style style:name="P1256" style:family="paragraph" style:parent-style-name="Standard">
      <style:text-properties officeooo:rsid="045e8208" officeooo:paragraph-rsid="045e8208"/>
    </style:style>
    <style:style style:name="P1257" style:family="paragraph" style:parent-style-name="Standard">
      <style:text-properties officeooo:rsid="046048f9" officeooo:paragraph-rsid="046048f9"/>
    </style:style>
    <style:style style:name="P1258" style:family="paragraph" style:parent-style-name="Standard">
      <style:text-properties officeooo:rsid="04615998" officeooo:paragraph-rsid="04615998"/>
    </style:style>
    <style:style style:name="P1259" style:family="paragraph" style:parent-style-name="Standard">
      <style:text-properties officeooo:rsid="04664b5f" officeooo:paragraph-rsid="04664b5f"/>
    </style:style>
    <style:style style:name="P1260" style:family="paragraph" style:parent-style-name="Standard">
      <style:text-properties officeooo:rsid="04673696" officeooo:paragraph-rsid="04673696"/>
    </style:style>
    <style:style style:name="P1261" style:family="paragraph" style:parent-style-name="Standard">
      <style:text-properties officeooo:rsid="04690ea7" officeooo:paragraph-rsid="04690ea7"/>
    </style:style>
    <style:style style:name="P1262" style:family="paragraph" style:parent-style-name="Standard">
      <style:text-properties officeooo:rsid="04696820" officeooo:paragraph-rsid="04696820"/>
    </style:style>
    <style:style style:name="P1263" style:family="paragraph" style:parent-style-name="Standard">
      <style:text-properties officeooo:rsid="0469efb9" officeooo:paragraph-rsid="0469efb9"/>
    </style:style>
    <style:style style:name="P1264" style:family="paragraph" style:parent-style-name="Standard">
      <style:text-properties officeooo:rsid="046bd544" officeooo:paragraph-rsid="046bd544"/>
    </style:style>
    <style:style style:name="P1265" style:family="paragraph" style:parent-style-name="Standard">
      <style:text-properties officeooo:rsid="046be58d" officeooo:paragraph-rsid="046be58d"/>
    </style:style>
    <style:style style:name="P1266" style:family="paragraph" style:parent-style-name="Standard">
      <style:text-properties officeooo:rsid="046e78a3" officeooo:paragraph-rsid="046e78a3"/>
    </style:style>
    <style:style style:name="P1267" style:family="paragraph" style:parent-style-name="Standard">
      <style:text-properties officeooo:rsid="046e78a3" officeooo:paragraph-rsid="046fbdba"/>
    </style:style>
    <style:style style:name="P1268" style:family="paragraph" style:parent-style-name="Standard">
      <style:text-properties officeooo:rsid="046fbdba" officeooo:paragraph-rsid="046fbdba"/>
    </style:style>
    <style:style style:name="P1269" style:family="paragraph" style:parent-style-name="Standard">
      <style:text-properties officeooo:paragraph-rsid="046fbdba"/>
    </style:style>
    <style:style style:name="P1270" style:family="paragraph" style:parent-style-name="Standard">
      <style:text-properties officeooo:rsid="0472557c" officeooo:paragraph-rsid="0472557c"/>
    </style:style>
    <style:style style:name="P1271" style:family="paragraph" style:parent-style-name="Standard">
      <style:text-properties officeooo:rsid="04739569" officeooo:paragraph-rsid="04739569"/>
    </style:style>
    <style:style style:name="P1272" style:family="paragraph" style:parent-style-name="Standard">
      <style:text-properties officeooo:rsid="0476ab16" officeooo:paragraph-rsid="0476ab16"/>
    </style:style>
    <style:style style:name="P1273" style:family="paragraph" style:parent-style-name="Standard">
      <style:text-properties officeooo:rsid="047bda89" officeooo:paragraph-rsid="047bda89"/>
    </style:style>
    <style:style style:name="P1274" style:family="paragraph" style:parent-style-name="Standard">
      <style:text-properties officeooo:rsid="047c8779" officeooo:paragraph-rsid="047c8779"/>
    </style:style>
    <style:style style:name="P1275" style:family="paragraph" style:parent-style-name="Standard">
      <style:text-properties officeooo:rsid="047c8779" officeooo:paragraph-rsid="047dc317"/>
    </style:style>
    <style:style style:name="P1276" style:family="paragraph" style:parent-style-name="Standard">
      <style:text-properties officeooo:paragraph-rsid="047e9971"/>
    </style:style>
    <style:style style:name="P1277" style:family="paragraph" style:parent-style-name="Standard">
      <style:text-properties officeooo:rsid="0485803c" officeooo:paragraph-rsid="04877e69"/>
    </style:style>
    <style:style style:name="P1278" style:family="paragraph" style:parent-style-name="Standard">
      <style:text-properties officeooo:rsid="04877e69" officeooo:paragraph-rsid="04877e69"/>
    </style:style>
    <style:style style:name="P1279" style:family="paragraph" style:parent-style-name="Standard">
      <style:text-properties officeooo:paragraph-rsid="04892784"/>
    </style:style>
    <style:style style:name="P1280" style:family="paragraph" style:parent-style-name="Standard">
      <style:text-properties officeooo:rsid="0489dba3" officeooo:paragraph-rsid="0489dba3"/>
    </style:style>
    <style:style style:name="P1281" style:family="paragraph" style:parent-style-name="Standard">
      <style:text-properties officeooo:rsid="048fdcf1" officeooo:paragraph-rsid="048fdcf1"/>
    </style:style>
    <style:style style:name="P1282" style:family="paragraph" style:parent-style-name="Standard">
      <style:text-properties officeooo:rsid="04939b2d" officeooo:paragraph-rsid="04939b2d"/>
    </style:style>
    <style:style style:name="P1283" style:family="paragraph" style:parent-style-name="Standard">
      <style:text-properties officeooo:rsid="049749f2" officeooo:paragraph-rsid="049749f2"/>
    </style:style>
    <style:style style:name="P1284" style:family="paragraph" style:parent-style-name="Standard">
      <style:text-properties officeooo:rsid="0497e9ee" officeooo:paragraph-rsid="0497e9ee"/>
    </style:style>
    <style:style style:name="P1285" style:family="paragraph" style:parent-style-name="Standard">
      <style:text-properties officeooo:rsid="0498a67d" officeooo:paragraph-rsid="0498a67d"/>
    </style:style>
    <style:style style:name="P1286" style:family="paragraph" style:parent-style-name="Standard">
      <style:text-properties officeooo:rsid="0498a67d" officeooo:paragraph-rsid="049bedfb"/>
    </style:style>
    <style:style style:name="P1287" style:family="paragraph" style:parent-style-name="Standard">
      <style:text-properties officeooo:rsid="049bedfb" officeooo:paragraph-rsid="049bedfb"/>
    </style:style>
    <style:style style:name="P1288" style:family="paragraph" style:parent-style-name="Standard">
      <style:text-properties officeooo:rsid="049cfb60" officeooo:paragraph-rsid="049cfb60"/>
    </style:style>
    <style:style style:name="P1289" style:family="paragraph" style:parent-style-name="Standard">
      <style:text-properties officeooo:rsid="049cfb60" officeooo:paragraph-rsid="049ed89a"/>
    </style:style>
    <style:style style:name="P1290" style:family="paragraph" style:parent-style-name="Standard">
      <style:text-properties officeooo:rsid="049ed89a" officeooo:paragraph-rsid="049ed89a"/>
    </style:style>
    <style:style style:name="P1291" style:family="paragraph" style:parent-style-name="Standard">
      <style:text-properties officeooo:rsid="04a048b1" officeooo:paragraph-rsid="04a048b1"/>
    </style:style>
    <style:style style:name="P1292" style:family="paragraph" style:parent-style-name="Standard">
      <style:text-properties officeooo:rsid="04a048b1" officeooo:paragraph-rsid="04a1e491"/>
    </style:style>
    <style:style style:name="P1293" style:family="paragraph" style:parent-style-name="Standard">
      <style:text-properties officeooo:rsid="04a33dea" officeooo:paragraph-rsid="04a33dea"/>
    </style:style>
    <style:style style:name="P1294" style:family="paragraph" style:parent-style-name="Standard">
      <style:text-properties officeooo:paragraph-rsid="04a4feaa"/>
    </style:style>
    <style:style style:name="P1295" style:family="paragraph" style:parent-style-name="Standard">
      <style:text-properties officeooo:rsid="04a6d87a" officeooo:paragraph-rsid="04a6d87a"/>
    </style:style>
    <style:style style:name="P1296" style:family="paragraph" style:parent-style-name="Standard">
      <style:text-properties officeooo:rsid="04a7dcf9" officeooo:paragraph-rsid="04a7dcf9"/>
    </style:style>
    <style:style style:name="P1297" style:family="paragraph" style:parent-style-name="Standard">
      <style:text-properties officeooo:rsid="04a7dcf9" officeooo:paragraph-rsid="04a91462"/>
    </style:style>
    <style:style style:name="P1298" style:family="paragraph" style:parent-style-name="Standard">
      <style:text-properties officeooo:rsid="04a91462" officeooo:paragraph-rsid="04a91462"/>
    </style:style>
    <style:style style:name="P1299" style:family="paragraph" style:parent-style-name="Standard">
      <style:text-properties officeooo:rsid="04a9148b" officeooo:paragraph-rsid="04a9148b"/>
    </style:style>
    <style:style style:name="P1300" style:family="paragraph" style:parent-style-name="Standard">
      <style:text-properties officeooo:rsid="04a9148b" officeooo:paragraph-rsid="04a92509"/>
    </style:style>
    <style:style style:name="P1301" style:family="paragraph" style:parent-style-name="Standard">
      <style:text-properties officeooo:rsid="04a92509" officeooo:paragraph-rsid="04a92509"/>
    </style:style>
    <style:style style:name="P1302" style:family="paragraph" style:parent-style-name="Standard">
      <style:text-properties officeooo:rsid="04a9b056" officeooo:paragraph-rsid="04ab9e63"/>
    </style:style>
    <style:style style:name="P1303" style:family="paragraph" style:parent-style-name="Standard">
      <style:text-properties officeooo:rsid="04ab9e63" officeooo:paragraph-rsid="04ab9e63"/>
    </style:style>
    <style:style style:name="P1304" style:family="paragraph" style:parent-style-name="Standard">
      <style:text-properties officeooo:rsid="04ad0301" officeooo:paragraph-rsid="04adcceb"/>
    </style:style>
    <style:style style:name="P1305" style:family="paragraph" style:parent-style-name="Standard">
      <style:text-properties officeooo:rsid="04ad0301" officeooo:paragraph-rsid="04b05c62"/>
    </style:style>
    <style:style style:name="P1306" style:family="paragraph" style:parent-style-name="Standard">
      <style:text-properties officeooo:rsid="04bf6eb5" officeooo:paragraph-rsid="04bf6eb5"/>
    </style:style>
    <style:style style:name="P1307" style:family="paragraph" style:parent-style-name="Standard">
      <style:text-properties officeooo:rsid="04c01647" officeooo:paragraph-rsid="04c01647"/>
    </style:style>
    <style:style style:name="P1308" style:family="paragraph" style:parent-style-name="Standard">
      <style:text-properties officeooo:rsid="04c1be31" officeooo:paragraph-rsid="04c1be31"/>
    </style:style>
    <style:style style:name="P1309" style:family="paragraph" style:parent-style-name="Standard">
      <style:text-properties officeooo:rsid="04c32c28" officeooo:paragraph-rsid="04c32c28"/>
    </style:style>
    <style:style style:name="P1310" style:family="paragraph" style:parent-style-name="Standard">
      <style:text-properties officeooo:rsid="04c32c28" officeooo:paragraph-rsid="04c4c592"/>
    </style:style>
    <style:style style:name="P1311" style:family="paragraph" style:parent-style-name="Standard">
      <style:text-properties officeooo:rsid="04c4c592" officeooo:paragraph-rsid="04c4c592"/>
    </style:style>
    <style:style style:name="P1312" style:family="paragraph" style:parent-style-name="Standard">
      <style:text-properties officeooo:rsid="04c6a2ae" officeooo:paragraph-rsid="04c6a2ae"/>
    </style:style>
    <style:style style:name="P1313" style:family="paragraph" style:parent-style-name="Standard">
      <style:text-properties officeooo:rsid="04c6a2ae" officeooo:paragraph-rsid="04c6d187"/>
    </style:style>
    <style:style style:name="P1314" style:family="paragraph" style:parent-style-name="Standard">
      <style:text-properties officeooo:rsid="04c6d187" officeooo:paragraph-rsid="04c6d187"/>
    </style:style>
    <style:style style:name="P1315" style:family="paragraph" style:parent-style-name="Standard">
      <style:text-properties officeooo:rsid="04c6ebee" officeooo:paragraph-rsid="04c7b969"/>
    </style:style>
    <style:style style:name="P1316" style:family="paragraph" style:parent-style-name="Standard">
      <style:text-properties officeooo:rsid="04c9557f" officeooo:paragraph-rsid="04c9557f"/>
    </style:style>
    <style:style style:name="P1317" style:family="paragraph" style:parent-style-name="Standard">
      <style:text-properties officeooo:rsid="04ca06d4" officeooo:paragraph-rsid="04ca06d4"/>
    </style:style>
    <style:style style:name="P1318" style:family="paragraph" style:parent-style-name="Standard">
      <style:text-properties officeooo:rsid="04cb8387" officeooo:paragraph-rsid="04cb8387"/>
    </style:style>
    <style:style style:name="P1319" style:family="paragraph" style:parent-style-name="Standard">
      <style:text-properties officeooo:rsid="04cd1773" officeooo:paragraph-rsid="04cd1773"/>
    </style:style>
    <style:style style:name="P1320" style:family="paragraph" style:parent-style-name="Standard">
      <style:text-properties officeooo:paragraph-rsid="04d21df1"/>
    </style:style>
    <style:style style:name="P1321" style:family="paragraph" style:parent-style-name="Standard">
      <style:text-properties officeooo:rsid="04d2d624" officeooo:paragraph-rsid="04d2d624"/>
    </style:style>
    <style:style style:name="P1322" style:family="paragraph" style:parent-style-name="Standard">
      <style:paragraph-properties>
        <style:tab-stops>
          <style:tab-stop style:position="8.396cm"/>
          <style:tab-stop style:position="9.095cm"/>
        </style:tab-stops>
      </style:paragraph-properties>
      <style:text-properties officeooo:rsid="04d516ad" officeooo:paragraph-rsid="04d516ad"/>
    </style:style>
    <style:style style:name="P1323" style:family="paragraph" style:parent-style-name="Standard">
      <style:text-properties officeooo:rsid="04d6e890" officeooo:paragraph-rsid="04d6e890"/>
    </style:style>
    <style:style style:name="P1324" style:family="paragraph" style:parent-style-name="Standard">
      <style:text-properties officeooo:paragraph-rsid="04d7791f"/>
    </style:style>
    <style:style style:name="P1325" style:family="paragraph" style:parent-style-name="Standard">
      <style:text-properties officeooo:rsid="04d7791f" officeooo:paragraph-rsid="04d7791f"/>
    </style:style>
    <style:style style:name="P1326" style:family="paragraph" style:parent-style-name="Standard">
      <style:text-properties officeooo:rsid="04d8ec81" officeooo:paragraph-rsid="04d8ec81"/>
    </style:style>
    <style:style style:name="P1327" style:family="paragraph" style:parent-style-name="Standard">
      <style:text-properties officeooo:rsid="04db6ca3" officeooo:paragraph-rsid="04db6ca3"/>
    </style:style>
    <style:style style:name="P1328" style:family="paragraph" style:parent-style-name="Standard">
      <style:text-properties officeooo:rsid="04dd5eef" officeooo:paragraph-rsid="04dd5eef"/>
    </style:style>
    <style:style style:name="P1329" style:family="paragraph" style:parent-style-name="Standard">
      <style:text-properties officeooo:rsid="04ddb83e" officeooo:paragraph-rsid="04ddb83e"/>
    </style:style>
    <style:style style:name="P1330" style:family="paragraph" style:parent-style-name="Standard">
      <style:text-properties officeooo:paragraph-rsid="04e21403"/>
    </style:style>
    <style:style style:name="P1331" style:family="paragraph" style:parent-style-name="Standard">
      <style:text-properties officeooo:rsid="04e21403" officeooo:paragraph-rsid="04e21403"/>
    </style:style>
    <style:style style:name="P1332" style:family="paragraph" style:parent-style-name="Standard">
      <style:text-properties officeooo:rsid="04e56ccb" officeooo:paragraph-rsid="04e56ccb"/>
    </style:style>
    <style:style style:name="P1333" style:family="paragraph" style:parent-style-name="Standard">
      <style:text-properties officeooo:paragraph-rsid="04e56ccb"/>
    </style:style>
    <style:style style:name="P1334" style:family="paragraph" style:parent-style-name="Standard">
      <style:text-properties officeooo:rsid="04e73b13" officeooo:paragraph-rsid="04e73b13"/>
    </style:style>
    <style:style style:name="P1335" style:family="paragraph" style:parent-style-name="Standard">
      <style:text-properties officeooo:rsid="04e73b13" officeooo:paragraph-rsid="04e8e011"/>
    </style:style>
    <style:style style:name="P1336" style:family="paragraph" style:parent-style-name="Standard">
      <style:text-properties officeooo:rsid="04e96fe3" officeooo:paragraph-rsid="04e96fe3"/>
    </style:style>
    <style:style style:name="P1337" style:family="paragraph" style:parent-style-name="Standard">
      <style:text-properties officeooo:paragraph-rsid="04e8e011"/>
    </style:style>
    <style:style style:name="P1338" style:family="paragraph" style:parent-style-name="Standard">
      <style:text-properties officeooo:rsid="04ede584" officeooo:paragraph-rsid="04ede584"/>
    </style:style>
    <style:style style:name="P1339" style:family="paragraph" style:parent-style-name="Standard">
      <style:text-properties officeooo:paragraph-rsid="04ede584"/>
    </style:style>
    <style:style style:name="P1340" style:family="paragraph" style:parent-style-name="Standard">
      <style:text-properties officeooo:rsid="04ee78ea" officeooo:paragraph-rsid="04ee78ea"/>
    </style:style>
    <style:style style:name="P1341" style:family="paragraph" style:parent-style-name="Standard">
      <style:text-properties officeooo:rsid="04ee78ea" officeooo:paragraph-rsid="04eff275"/>
    </style:style>
    <style:style style:name="P1342" style:family="paragraph" style:parent-style-name="Standard">
      <style:text-properties officeooo:rsid="04ee78ea" officeooo:paragraph-rsid="04f0dc7f"/>
    </style:style>
    <style:style style:name="P1343" style:family="paragraph" style:parent-style-name="Standard">
      <style:text-properties officeooo:rsid="04f0dc7f" officeooo:paragraph-rsid="04f0dc7f"/>
    </style:style>
    <style:style style:name="P1344" style:family="paragraph" style:parent-style-name="Standard">
      <style:text-properties officeooo:paragraph-rsid="04f20221"/>
    </style:style>
    <style:style style:name="P1345" style:family="paragraph" style:parent-style-name="Standard">
      <style:text-properties officeooo:rsid="04f20221" officeooo:paragraph-rsid="04f20221"/>
    </style:style>
    <style:style style:name="P1346" style:family="paragraph" style:parent-style-name="Standard">
      <style:text-properties officeooo:rsid="04f20221" officeooo:paragraph-rsid="04f42614"/>
    </style:style>
    <style:style style:name="P1347" style:family="paragraph" style:parent-style-name="Standard">
      <style:text-properties officeooo:rsid="04f547af" officeooo:paragraph-rsid="04f547af"/>
    </style:style>
    <style:style style:name="P1348" style:family="paragraph" style:parent-style-name="Text_20_body">
      <style:text-properties officeooo:paragraph-rsid="0018690f"/>
    </style:style>
    <style:style style:name="P1349" style:family="paragraph" style:parent-style-name="Text_20_body">
      <style:text-properties officeooo:rsid="0018690f" officeooo:paragraph-rsid="0018690f"/>
    </style:style>
    <style:style style:name="P1350" style:family="paragraph" style:parent-style-name="Text_20_body">
      <style:text-properties officeooo:rsid="0018a8e0" officeooo:paragraph-rsid="0018a8e0"/>
    </style:style>
    <style:style style:name="P1351" style:family="paragraph" style:parent-style-name="Text_20_body">
      <style:text-properties officeooo:rsid="0018e2be" officeooo:paragraph-rsid="0018e2be"/>
    </style:style>
    <style:style style:name="P1352" style:family="paragraph" style:parent-style-name="Text_20_body">
      <style:text-properties officeooo:rsid="001a1927" officeooo:paragraph-rsid="001a1927"/>
    </style:style>
    <style:style style:name="P1353" style:family="paragraph" style:parent-style-name="Text_20_body">
      <style:text-properties officeooo:rsid="001ae238" officeooo:paragraph-rsid="001ae238"/>
    </style:style>
    <style:style style:name="P1354" style:family="paragraph" style:parent-style-name="Text_20_body">
      <style:text-properties officeooo:paragraph-rsid="001ae238"/>
    </style:style>
    <style:style style:name="P1355" style:family="paragraph" style:parent-style-name="Text_20_body">
      <style:text-properties officeooo:rsid="001b9fe0" officeooo:paragraph-rsid="001b9fe0"/>
    </style:style>
    <style:style style:name="P1356" style:family="paragraph" style:parent-style-name="Text_20_body">
      <style:text-properties fo:font-style="normal" officeooo:rsid="001b9fe0" officeooo:paragraph-rsid="001b9fe0" style:font-style-asian="normal" style:font-style-complex="normal"/>
    </style:style>
    <style:style style:name="P1357" style:family="paragraph" style:parent-style-name="Text_20_body">
      <style:text-properties fo:font-style="normal" officeooo:rsid="001d8827" officeooo:paragraph-rsid="001d8827" style:font-style-asian="normal" style:font-style-complex="normal"/>
    </style:style>
    <style:style style:name="P1358" style:family="paragraph" style:parent-style-name="Text_20_body">
      <style:text-properties fo:font-style="normal" officeooo:rsid="00200f60" officeooo:paragraph-rsid="00200f60" style:font-style-asian="normal" style:font-style-complex="normal"/>
    </style:style>
    <style:style style:name="P1359" style:family="paragraph" style:parent-style-name="Text_20_body">
      <style:text-properties fo:font-style="normal" officeooo:rsid="0021f31b" officeooo:paragraph-rsid="0021f31b" style:font-style-asian="normal" style:font-style-complex="normal"/>
    </style:style>
    <style:style style:name="P1360" style:family="paragraph" style:parent-style-name="Text_20_body">
      <style:text-properties fo:font-style="normal" officeooo:rsid="00249f12" officeooo:paragraph-rsid="00249f12" style:font-style-asian="normal" style:font-style-complex="normal"/>
    </style:style>
    <style:style style:name="P1361" style:family="paragraph" style:parent-style-name="Text_20_body">
      <style:text-properties fo:font-style="normal" officeooo:rsid="00256a68" officeooo:paragraph-rsid="00256a68" style:font-style-asian="normal" style:font-style-complex="normal"/>
    </style:style>
    <style:style style:name="P1362" style:family="paragraph" style:parent-style-name="Text_20_body">
      <style:text-properties fo:font-style="normal" officeooo:rsid="002b360c" officeooo:paragraph-rsid="002b360c" style:font-style-asian="normal" style:font-style-complex="normal"/>
    </style:style>
    <style:style style:name="P1363" style:family="paragraph" style:parent-style-name="Text_20_body">
      <style:text-properties fo:font-style="normal" officeooo:rsid="00304cea" officeooo:paragraph-rsid="00304cea" style:font-style-asian="normal" style:font-style-complex="normal"/>
    </style:style>
    <style:style style:name="P1364"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365"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366" style:family="paragraph" style:parent-style-name="Text_20_body">
      <style:text-properties officeooo:paragraph-rsid="00256a68"/>
    </style:style>
    <style:style style:name="P1367" style:family="paragraph" style:parent-style-name="Text_20_body">
      <style:text-properties officeooo:rsid="00296315" officeooo:paragraph-rsid="00296315"/>
    </style:style>
    <style:style style:name="P1368" style:family="paragraph" style:parent-style-name="Text_20_body">
      <style:text-properties officeooo:rsid="002a2167" officeooo:paragraph-rsid="002a2167"/>
    </style:style>
    <style:style style:name="P1369" style:family="paragraph" style:parent-style-name="Text_20_body">
      <style:text-properties officeooo:rsid="01ba18f0" officeooo:paragraph-rsid="01ba18f0"/>
    </style:style>
    <style:style style:name="P1370" style:family="paragraph" style:parent-style-name="Text_20_body">
      <style:text-properties officeooo:rsid="03d1c2a2" officeooo:paragraph-rsid="03d1c2a2"/>
    </style:style>
    <style:style style:name="P1371" style:family="paragraph" style:parent-style-name="Text_20_body">
      <style:text-properties officeooo:rsid="03d3778e" officeooo:paragraph-rsid="03d3778e"/>
    </style:style>
    <style:style style:name="P1372" style:family="paragraph" style:parent-style-name="Text_20_body">
      <style:text-properties officeooo:paragraph-rsid="040de96a"/>
    </style:style>
    <style:style style:name="P1373" style:family="paragraph" style:parent-style-name="Text_20_body">
      <style:text-properties fo:font-weight="normal" officeooo:rsid="041598fb" officeooo:paragraph-rsid="041598fb" style:font-weight-asian="normal" style:font-weight-complex="normal"/>
    </style:style>
    <style:style style:name="P1374" style:family="paragraph" style:parent-style-name="Text_20_body">
      <style:text-properties officeooo:paragraph-rsid="044062e6"/>
    </style:style>
    <style:style style:name="P1375" style:family="paragraph" style:parent-style-name="Text_20_body">
      <style:text-properties officeooo:rsid="04438421" officeooo:paragraph-rsid="04438421"/>
    </style:style>
    <style:style style:name="P1376" style:family="paragraph" style:parent-style-name="Text_20_body">
      <style:text-properties officeooo:paragraph-rsid="04438421"/>
    </style:style>
    <style:style style:name="P1377" style:family="paragraph" style:parent-style-name="Text_20_body">
      <style:text-properties officeooo:paragraph-rsid="0443aea5"/>
    </style:style>
    <style:style style:name="P1378" style:family="paragraph" style:parent-style-name="Text_20_body">
      <style:text-properties officeooo:rsid="0444c2cc" officeooo:paragraph-rsid="0444c2cc"/>
    </style:style>
    <style:style style:name="P1379" style:family="paragraph" style:parent-style-name="Text_20_body">
      <style:text-properties officeooo:paragraph-rsid="0461ab23"/>
    </style:style>
    <style:style style:name="P1380" style:family="paragraph" style:parent-style-name="Text_20_body">
      <style:text-properties officeooo:paragraph-rsid="04640ddf"/>
    </style:style>
    <style:style style:name="P1381" style:family="paragraph" style:parent-style-name="Text_20_body">
      <style:text-properties officeooo:paragraph-rsid="0466fedb"/>
    </style:style>
    <style:style style:name="P1382" style:family="paragraph" style:parent-style-name="Text_20_body">
      <style:text-properties officeooo:paragraph-rsid="04673696"/>
    </style:style>
    <style:style style:name="P1383" style:family="paragraph" style:parent-style-name="Text_20_body">
      <style:text-properties officeooo:paragraph-rsid="047fdfa9"/>
    </style:style>
    <style:style style:name="P1384" style:family="paragraph" style:parent-style-name="Text_20_body">
      <style:text-properties officeooo:rsid="0483c022" officeooo:paragraph-rsid="0483c022"/>
    </style:style>
    <style:style style:name="P1385" style:family="paragraph" style:parent-style-name="Text_20_body">
      <style:text-properties officeooo:paragraph-rsid="04c01647"/>
    </style:style>
    <style:style style:name="P1386" style:family="paragraph" style:parent-style-name="Text_20_body">
      <style:text-properties officeooo:paragraph-rsid="04d08cd8"/>
    </style:style>
    <style:style style:name="P1387" style:family="paragraph" style:parent-style-name="Text_20_body">
      <style:text-properties fo:color="#a6b2c0" style:font-name="JetBrains Mono" fo:font-size="9pt" fo:font-style="normal" fo:font-weight="normal" officeooo:paragraph-rsid="04c01647" style:font-size-asian="9pt" style:font-style-asian="normal" style:font-weight-asian="normal"/>
    </style:style>
    <style:style style:name="P1388" style:family="paragraph" style:parent-style-name="Text_20_body">
      <style:text-properties officeooo:rsid="04d09b6b" officeooo:paragraph-rsid="04d09b6b"/>
    </style:style>
    <style:style style:name="P1389" style:family="paragraph" style:parent-style-name="Standard">
      <style:paragraph-properties fo:break-before="page"/>
      <style:text-properties officeooo:rsid="00d57fdd" officeooo:paragraph-rsid="00d57fdd"/>
    </style:style>
    <style:style style:name="P1390" style:family="paragraph" style:parent-style-name="Standard">
      <style:paragraph-properties fo:break-before="page"/>
      <style:text-properties officeooo:rsid="016ea38d" officeooo:paragraph-rsid="016ea38d"/>
    </style:style>
    <style:style style:name="P1391" style:family="paragraph" style:parent-style-name="Standard">
      <style:paragraph-properties fo:break-before="page"/>
      <style:text-properties fo:font-weight="normal" officeooo:rsid="02ae5b03" officeooo:paragraph-rsid="02ae5b03" style:font-weight-asian="normal" style:font-weight-complex="normal"/>
    </style:style>
    <style:style style:name="P1392" style:family="paragraph" style:parent-style-name="Standard">
      <style:paragraph-properties fo:break-before="page"/>
      <style:text-properties officeooo:rsid="048b4842" officeooo:paragraph-rsid="048b4842"/>
    </style:style>
    <style:style style:name="P1393" style:family="paragraph" style:parent-style-name="Standard">
      <style:paragraph-properties fo:break-before="page"/>
      <style:text-properties officeooo:rsid="04c32c28" officeooo:paragraph-rsid="04c4c592"/>
    </style:style>
    <style:style style:name="P1394" style:family="paragraph" style:parent-style-name="Preformatted_20_Text">
      <style:text-properties style:font-name="Liberation Serif" fo:font-size="12pt" officeooo:rsid="0166c4f1" officeooo:paragraph-rsid="0166c4f1" style:font-size-asian="10.5pt" style:font-size-complex="12pt"/>
    </style:style>
    <style:style style:name="P1395" style:family="paragraph" style:parent-style-name="Preformatted_20_Text">
      <style:paragraph-properties fo:margin-top="0cm" fo:margin-bottom="0.499cm" loext:contextual-spacing="false"/>
      <style:text-properties officeooo:rsid="01663f56"/>
    </style:style>
    <style:style style:name="P1396"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397"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398" style:family="paragraph" style:parent-style-name="Standard">
      <style:paragraph-properties fo:break-before="column"/>
      <style:text-properties fo:color="#abb2bf" style:font-name="JetBrains Mono" fo:font-size="9pt" fo:font-style="normal" fo:font-weight="normal" officeooo:rsid="03c716ec" style:font-size-asian="9pt" style:font-style-asian="normal" style:font-weight-asian="normal"/>
    </style:style>
    <style:style style:name="P1399" style:family="paragraph" style:parent-style-name="Standard">
      <style:paragraph-properties fo:break-before="column"/>
      <style:text-properties officeooo:rsid="043124ac" officeooo:paragraph-rsid="043294bb"/>
    </style:style>
    <style:style style:name="P1400" style:family="paragraph" style:parent-style-name="Heading_20_3">
      <style:text-properties officeooo:rsid="040de96a" officeooo:paragraph-rsid="040de96a"/>
    </style:style>
    <style:style style:name="P1401" style:family="paragraph" style:parent-style-name="Heading_20_3">
      <style:text-properties officeooo:rsid="044062e6" officeooo:paragraph-rsid="044062e6"/>
    </style:style>
    <style:style style:name="P1402" style:family="paragraph" style:parent-style-name="Heading_20_3">
      <style:text-properties officeooo:rsid="047fdfa9" officeooo:paragraph-rsid="047fdfa9"/>
    </style:style>
    <style:style style:name="P1403" style:family="paragraph" style:parent-style-name="Heading_20_3" style:list-style-name="">
      <style:text-properties officeooo:rsid="04d08cd8" officeooo:paragraph-rsid="04d08cd8"/>
    </style:style>
    <style:style style:name="P1404" style:family="paragraph" style:parent-style-name="Heading_20_3">
      <style:paragraph-properties fo:break-before="page"/>
    </style:style>
    <style:style style:name="P1405" style:family="paragraph" style:parent-style-name="Heading_20_3">
      <style:paragraph-properties fo:break-before="page"/>
      <style:text-properties officeooo:rsid="0461ab23" officeooo:paragraph-rsid="0461ab23"/>
    </style:style>
    <style:style style:name="P1406" style:family="paragraph" style:parent-style-name="Heading_20_3">
      <style:paragraph-properties fo:break-before="page"/>
      <style:text-properties officeooo:rsid="04d08cd8" officeooo:paragraph-rsid="04d08cd8"/>
    </style:style>
    <style:style style:name="P1407" style:family="paragraph" style:parent-style-name="Standard">
      <style:text-properties fo:font-weight="normal" officeooo:rsid="04d6e890" officeooo:paragraph-rsid="04d6e890" style:font-weight-asian="normal" style:font-weight-complex="normal"/>
    </style:style>
    <style:style style:name="P1408" style:family="paragraph" style:parent-style-name="Standard">
      <style:text-properties fo:font-weight="normal" officeooo:rsid="04dd5eef" officeooo:paragraph-rsid="04db6ca3" style:font-weight-asian="normal" style:font-weight-complex="normal"/>
    </style:style>
    <style:style style:name="P1409" style:family="paragraph" style:parent-style-name="Standard">
      <style:text-properties fo:font-weight="normal" officeooo:rsid="04ddb83e" officeooo:paragraph-rsid="04ddb83e" style:font-weight-asian="normal" style:font-weight-complex="normal"/>
    </style:style>
    <style:style style:name="P1410" style:family="paragraph" style:parent-style-name="Standard">
      <style:text-properties fo:font-weight="normal" officeooo:rsid="04dded9d" officeooo:paragraph-rsid="04ddb83e" style:font-weight-asian="normal" style:font-weight-complex="normal"/>
    </style:style>
    <style:style style:name="P1411" style:family="paragraph" style:parent-style-name="Standard">
      <style:text-properties fo:font-weight="normal" officeooo:rsid="04e3cefb" officeooo:paragraph-rsid="04e21403" style:font-weight-asian="normal" style:font-weight-complex="normal"/>
    </style:style>
    <style:style style:name="P1412" style:family="paragraph" style:parent-style-name="Standard">
      <style:text-properties fo:font-weight="normal" officeooo:rsid="04e60a41" officeooo:paragraph-rsid="04e60a41" style:font-weight-asian="normal" style:font-weight-complex="normal"/>
    </style:style>
    <style:style style:name="P1413" style:family="paragraph" style:parent-style-name="Standard">
      <style:text-properties fo:font-weight="normal" officeooo:rsid="04e8e011" officeooo:paragraph-rsid="04e73b13" style:font-weight-asian="normal" style:font-weight-complex="normal"/>
    </style:style>
    <style:style style:name="P1414" style:family="paragraph" style:parent-style-name="Standard">
      <style:text-properties fo:font-weight="normal" officeooo:rsid="04e96fe3" officeooo:paragraph-rsid="04e96fe3" style:font-weight-asian="normal" style:font-weight-complex="normal"/>
    </style:style>
    <style:style style:name="P1415" style:family="paragraph" style:parent-style-name="Standard">
      <style:text-properties fo:font-weight="normal" officeooo:rsid="04eabcc1" officeooo:paragraph-rsid="04eabcc1" style:font-weight-asian="normal" style:font-weight-complex="normal"/>
    </style:style>
    <style:style style:name="P1416" style:family="paragraph" style:parent-style-name="Standard">
      <style:text-properties fo:font-weight="normal" officeooo:rsid="04ede584" officeooo:paragraph-rsid="04ede584" style:font-weight-asian="normal" style:font-weight-complex="normal"/>
    </style:style>
    <style:style style:name="P1417" style:family="paragraph" style:parent-style-name="Standard">
      <style:text-properties fo:font-weight="normal" officeooo:rsid="04ec5fe5" officeooo:paragraph-rsid="04ec5fe5" style:font-weight-asian="normal" style:font-weight-complex="normal"/>
    </style:style>
    <style:style style:name="P1418" style:family="paragraph" style:parent-style-name="Standard">
      <style:text-properties fo:font-weight="normal" officeooo:rsid="04ee78ea" officeooo:paragraph-rsid="04ee78ea" style:font-weight-asian="normal" style:font-weight-complex="normal"/>
    </style:style>
    <style:style style:name="P1419" style:family="paragraph" style:parent-style-name="Standard">
      <style:text-properties fo:font-weight="normal" officeooo:rsid="04f3757f" officeooo:paragraph-rsid="04f20221" style:font-weight-asian="normal" style:font-weight-complex="normal"/>
    </style:style>
    <style:style style:name="P1420" style:family="paragraph" style:parent-style-name="Standard">
      <style:text-properties fo:font-weight="normal" officeooo:rsid="04f547af" officeooo:paragraph-rsid="04f547af" style:font-weight-asian="normal" style:font-weight-complex="normal"/>
    </style:style>
    <style:style style:name="P1421" style:family="paragraph" style:parent-style-name="Standard">
      <style:text-properties fo:font-weight="normal" officeooo:rsid="04f82208" officeooo:paragraph-rsid="04f82208" style:font-weight-asian="normal" style:font-weight-complex="normal"/>
    </style:style>
    <style:style style:name="P1422" style:family="paragraph" style:parent-style-name="Standard">
      <style:text-properties fo:font-weight="normal" officeooo:rsid="04f8b34f" officeooo:paragraph-rsid="04f8b34f" style:font-weight-asian="normal" style:font-weight-complex="normal"/>
    </style:style>
    <style:style style:name="P1423" style:family="paragraph" style:parent-style-name="Standard">
      <style:text-properties fo:font-weight="normal" officeooo:rsid="04f8b34f" officeooo:paragraph-rsid="04f8e7b4" style:font-weight-asian="normal" style:font-weight-complex="normal"/>
    </style:style>
    <style:style style:name="P1424" style:family="paragraph" style:parent-style-name="Standard">
      <style:text-properties fo:font-weight="normal" officeooo:rsid="04f8e7b4" officeooo:paragraph-rsid="04f8e7b4" style:font-weight-asian="normal" style:font-weight-complex="normal"/>
    </style:style>
    <style:style style:name="P1425" style:family="paragraph" style:parent-style-name="Standard">
      <style:text-properties fo:font-weight="normal" officeooo:rsid="04f8e7b4" officeooo:paragraph-rsid="04fb8698" style:font-weight-asian="normal" style:font-weight-complex="normal"/>
    </style:style>
    <style:style style:name="P1426" style:family="paragraph" style:parent-style-name="Standard">
      <style:text-properties fo:font-weight="bold" officeooo:rsid="04f82208" officeooo:paragraph-rsid="04f8b34f" style:font-weight-asian="bold" style:font-weight-complex="bold"/>
    </style:style>
    <style:style style:name="P1427" style:family="paragraph" style:parent-style-name="Standard">
      <style:text-properties officeooo:rsid="0500c034" officeooo:paragraph-rsid="0500c034"/>
    </style:style>
    <style:style style:name="P1428" style:family="paragraph" style:parent-style-name="Standard">
      <style:text-properties officeooo:paragraph-rsid="0500c034"/>
    </style:style>
    <style:style style:name="P1429" style:family="paragraph" style:parent-style-name="Standard">
      <style:text-properties officeooo:rsid="05045e03" officeooo:paragraph-rsid="05045e03"/>
    </style:style>
    <style:style style:name="P1430" style:family="paragraph" style:parent-style-name="Standard">
      <style:text-properties officeooo:rsid="05049fcb" officeooo:paragraph-rsid="05049fcb"/>
    </style:style>
    <style:style style:name="P1431" style:family="paragraph" style:parent-style-name="Standard">
      <style:text-properties officeooo:rsid="05060c0c" officeooo:paragraph-rsid="05060c0c"/>
    </style:style>
    <style:style style:name="P1432" style:family="paragraph" style:parent-style-name="Standard">
      <style:paragraph-properties fo:break-before="page"/>
      <style:text-properties fo:font-weight="bold" officeooo:rsid="04f82208" officeooo:paragraph-rsid="04f8b34f" style:font-weight-asian="bold" style:font-weight-complex="bold"/>
    </style:style>
    <style:style style:name="P1433" style:family="paragraph">
      <loext:graphic-properties draw:fill="none" draw:fill-color="#ff4000"/>
      <style:paragraph-properties fo:text-align="center"/>
    </style:style>
    <style:style style:name="P1434" style:family="paragraph">
      <loext:graphic-properties draw:fill="none"/>
    </style:style>
    <style:style style:name="P1435" style:family="paragraph">
      <loext:graphic-properties draw:fill="none"/>
      <style:text-properties fo:font-size="12pt"/>
    </style:style>
    <style:style style:name="P1436"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officeooo:rsid="04d09b6b" fo:background-color="#ffffff" loext:char-shading-value="0"/>
    </style:style>
    <style:style style:name="T33" style:family="text">
      <style:text-properties fo:color="#000000" style:font-name="monospace" officeooo:rsid="04d2d624" fo:background-color="#ffffff" loext:char-shading-value="0"/>
    </style:style>
    <style:style style:name="T34" style:family="text">
      <style:text-properties fo:color="#000000" style:font-name="monospace" officeooo:rsid="04f0dc7f" fo:background-color="#ffffff" loext:char-shading-value="0"/>
    </style:style>
    <style:style style:name="T35" style:family="text">
      <style:text-properties fo:color="#000000" style:font-name="monospace" fo:font-weight="normal" fo:background-color="#ffffff" loext:char-shading-value="0" style:font-weight-asian="normal" style:font-weight-complex="normal"/>
    </style:style>
    <style:style style:name="T36" style:family="text">
      <style:text-properties fo:color="#000000" style:font-name="monospace" fo:font-weight="normal" officeooo:rsid="0138cbb0" fo:background-color="#ffffff" loext:char-shading-value="0" style:font-weight-asian="normal" style:font-weight-complex="normal"/>
    </style:style>
    <style:style style:name="T37" style:family="text">
      <style:text-properties fo:color="#000000" style:font-name="monospace" fo:font-weight="normal" officeooo:rsid="016cac9d" fo:background-color="#ffffff" loext:char-shading-value="0" style:font-weight-asian="normal" style:font-weight-complex="normal"/>
    </style:style>
    <style:style style:name="T38" style:family="text">
      <style:text-properties fo:color="#000000" style:font-name="monospace" fo:font-weight="normal" officeooo:rsid="01a42de9" fo:background-color="#ffffff" loext:char-shading-value="0" style:font-weight-asian="normal" style:font-weight-complex="normal"/>
    </style:style>
    <style:style style:name="T39" style:family="text">
      <style:text-properties fo:color="#000000" style:font-name="monospace" fo:font-weight="normal" officeooo:rsid="01a930a4" fo:background-color="#ffffff" loext:char-shading-value="0" style:font-weight-asian="normal" style:font-weight-complex="normal"/>
    </style:style>
    <style:style style:name="T40" style:family="text">
      <style:text-properties fo:color="#000000" style:font-name="monospace" fo:font-weight="normal" officeooo:rsid="01ac5d61" fo:background-color="#ffffff" loext:char-shading-value="0" style:font-weight-asian="normal" style:font-weight-complex="normal"/>
    </style:style>
    <style:style style:name="T41" style:family="text">
      <style:text-properties fo:color="#000000" style:font-name="monospace" fo:font-weight="normal" officeooo:rsid="01b4ed10" fo:background-color="#ffffff" loext:char-shading-value="0" style:font-weight-asian="normal" style:font-weight-complex="normal"/>
    </style:style>
    <style:style style:name="T42" style:family="text">
      <style:text-properties fo:color="#000000" style:font-name="monospace" fo:font-weight="normal" officeooo:rsid="024780c1" fo:background-color="#ffffff" loext:char-shading-value="0" style:font-weight-asian="normal" style:font-weight-complex="normal"/>
    </style:style>
    <style:style style:name="T43" style:family="text">
      <style:text-properties fo:color="#000000" style:font-name="monospace" fo:font-weight="normal" officeooo:rsid="028c465f" fo:background-color="#ffffff" loext:char-shading-value="0" style:font-weight-asian="normal" style:font-weight-complex="normal"/>
    </style:style>
    <style:style style:name="T44" style:family="text">
      <style:text-properties fo:color="#000000" style:font-name="monospace" fo:font-weight="normal" officeooo:rsid="02aabda3" fo:background-color="#ffffff" loext:char-shading-value="0" style:font-weight-asian="normal" style:font-weight-complex="normal"/>
    </style:style>
    <style:style style:name="T45" style:family="text">
      <style:text-properties fo:color="#000000" style:font-name="monospace" fo:font-weight="normal" officeooo:rsid="02ae5b03" fo:background-color="#ffffff" loext:char-shading-value="0" style:font-weight-asian="normal" style:font-weight-complex="normal"/>
    </style:style>
    <style:style style:name="T46" style:family="text">
      <style:text-properties fo:color="#000000" style:font-name="monospace" fo:font-weight="normal" officeooo:rsid="02ddd38d" fo:background-color="#ffffff" loext:char-shading-value="0" style:font-weight-asian="normal" style:font-weight-complex="normal"/>
    </style:style>
    <style:style style:name="T47" style:family="text">
      <style:text-properties fo:color="#000000" style:font-name="monospace" fo:font-weight="normal" officeooo:rsid="0303fdfe" fo:background-color="#ffffff" loext:char-shading-value="0" style:font-weight-asian="normal" style:font-weight-complex="normal"/>
    </style:style>
    <style:style style:name="T48" style:family="text">
      <style:text-properties fo:color="#000000" style:font-name="monospace" fo:font-weight="normal" officeooo:rsid="03668ea2" fo:background-color="#ffffff" loext:char-shading-value="0" style:font-weight-asian="normal" style:font-weight-complex="normal"/>
    </style:style>
    <style:style style:name="T49" style:family="text">
      <style:text-properties fo:color="#000000" style:font-name="monospace" fo:font-weight="normal" officeooo:rsid="0375ce75" fo:background-color="#ffffff" loext:char-shading-value="0" style:font-weight-asian="normal" style:font-weight-complex="normal"/>
    </style:style>
    <style:style style:name="T50" style:family="text">
      <style:text-properties fo:color="#000000" style:font-name="monospace" fo:font-weight="normal" officeooo:rsid="03aceb3a" fo:background-color="#ffffff" loext:char-shading-value="0" style:font-weight-asian="normal" style:font-weight-complex="normal"/>
    </style:style>
    <style:style style:name="T51" style:family="text">
      <style:text-properties fo:color="#000000" style:font-name="monospace" fo:font-weight="normal" officeooo:rsid="041598fb" fo:background-color="#ffffff" loext:char-shading-value="0" style:font-weight-asian="normal" style:font-weight-complex="normal"/>
    </style:style>
    <style:style style:name="T52" style:family="text">
      <style:text-properties fo:color="#000000" style:font-name="monospace" fo:font-weight="normal" officeooo:rsid="04438421" fo:background-color="#ffffff" loext:char-shading-value="0" style:font-weight-asian="normal" style:font-weight-complex="normal"/>
    </style:style>
    <style:style style:name="T53"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54" style:family="text">
      <style:text-properties fo:color="#000000" fo:font-weight="normal" fo:background-color="#ffffff" loext:char-shading-value="0" style:font-weight-asian="normal" style:font-weight-complex="normal"/>
    </style:style>
    <style:style style:name="T55" style:family="text">
      <style:text-properties style:font-name="Liberation Serif" officeooo:rsid="0014fc54"/>
    </style:style>
    <style:style style:name="T56" style:family="text">
      <style:text-properties officeooo:rsid="00185a5a"/>
    </style:style>
    <style:style style:name="T57" style:family="text">
      <style:text-properties fo:background-color="#ffff00" loext:char-shading-value="0"/>
    </style:style>
    <style:style style:name="T58" style:family="text">
      <style:text-properties officeooo:rsid="0018690f" fo:background-color="#ffff00" loext:char-shading-value="0"/>
    </style:style>
    <style:style style:name="T59" style:family="text">
      <style:text-properties officeooo:rsid="001ae238" fo:background-color="#ffff00" loext:char-shading-value="0"/>
    </style:style>
    <style:style style:name="T60" style:family="text">
      <style:text-properties officeooo:rsid="004ee1d4" fo:background-color="#ffff00" loext:char-shading-value="0"/>
    </style:style>
    <style:style style:name="T61" style:family="text">
      <style:text-properties officeooo:rsid="005c5efc" fo:background-color="#ffff00" loext:char-shading-value="0"/>
    </style:style>
    <style:style style:name="T62" style:family="text">
      <style:text-properties officeooo:rsid="0091a84c" fo:background-color="#ffff00" loext:char-shading-value="0"/>
    </style:style>
    <style:style style:name="T63" style:family="text">
      <style:text-properties officeooo:rsid="00a04bab" fo:background-color="#ffff00" loext:char-shading-value="0"/>
    </style:style>
    <style:style style:name="T64" style:family="text">
      <style:text-properties officeooo:rsid="00a3c23a" fo:background-color="#ffff00" loext:char-shading-value="0"/>
    </style:style>
    <style:style style:name="T65" style:family="text">
      <style:text-properties officeooo:rsid="00b09507" fo:background-color="#ffff00" loext:char-shading-value="0"/>
    </style:style>
    <style:style style:name="T66" style:family="text">
      <style:text-properties officeooo:rsid="00c84f07" fo:background-color="#ffff00" loext:char-shading-value="0"/>
    </style:style>
    <style:style style:name="T67" style:family="text">
      <style:text-properties officeooo:rsid="00d57fdd" fo:background-color="#ffff00" loext:char-shading-value="0"/>
    </style:style>
    <style:style style:name="T68" style:family="text">
      <style:text-properties officeooo:rsid="00db0cd7" fo:background-color="#ffff00" loext:char-shading-value="0"/>
    </style:style>
    <style:style style:name="T69" style:family="text">
      <style:text-properties officeooo:rsid="00dd6aad" fo:background-color="#ffff00" loext:char-shading-value="0"/>
    </style:style>
    <style:style style:name="T70" style:family="text">
      <style:text-properties officeooo:rsid="011271ea" fo:background-color="#ffff00" loext:char-shading-value="0"/>
    </style:style>
    <style:style style:name="T71" style:family="text">
      <style:text-properties officeooo:rsid="01131044" fo:background-color="#ffff00" loext:char-shading-value="0"/>
    </style:style>
    <style:style style:name="T72" style:family="text">
      <style:text-properties officeooo:rsid="0114dc77" fo:background-color="#ffff00" loext:char-shading-value="0"/>
    </style:style>
    <style:style style:name="T73" style:family="text">
      <style:text-properties officeooo:rsid="0121c4d0" fo:background-color="#ffff00" loext:char-shading-value="0"/>
    </style:style>
    <style:style style:name="T74" style:family="text">
      <style:text-properties officeooo:rsid="0124cb99" fo:background-color="#ffff00" loext:char-shading-value="0"/>
    </style:style>
    <style:style style:name="T75" style:family="text">
      <style:text-properties officeooo:rsid="013fe538" fo:background-color="#ffff00" loext:char-shading-value="0"/>
    </style:style>
    <style:style style:name="T76" style:family="text">
      <style:text-properties officeooo:rsid="01443b65" fo:background-color="#ffff00" loext:char-shading-value="0"/>
    </style:style>
    <style:style style:name="T77" style:family="text">
      <style:text-properties officeooo:rsid="0147e1e2" fo:background-color="#ffff00" loext:char-shading-value="0"/>
    </style:style>
    <style:style style:name="T78" style:family="text">
      <style:text-properties officeooo:rsid="0183de12" fo:background-color="#ffff00" loext:char-shading-value="0"/>
    </style:style>
    <style:style style:name="T79" style:family="text">
      <style:text-properties officeooo:rsid="018a347c" fo:background-color="#ffff00" loext:char-shading-value="0"/>
    </style:style>
    <style:style style:name="T80" style:family="text">
      <style:text-properties officeooo:rsid="0190ce55" fo:background-color="#ffff00" loext:char-shading-value="0"/>
    </style:style>
    <style:style style:name="T81" style:family="text">
      <style:text-properties officeooo:rsid="01938fb3" fo:background-color="#ffff00" loext:char-shading-value="0"/>
    </style:style>
    <style:style style:name="T82" style:family="text">
      <style:text-properties officeooo:rsid="01970438" fo:background-color="#ffff00" loext:char-shading-value="0"/>
    </style:style>
    <style:style style:name="T83" style:family="text">
      <style:text-properties officeooo:rsid="01ba18f0" fo:background-color="#ffff00" loext:char-shading-value="0"/>
    </style:style>
    <style:style style:name="T84" style:family="text">
      <style:text-properties officeooo:rsid="01c3d731" fo:background-color="#ffff00" loext:char-shading-value="0"/>
    </style:style>
    <style:style style:name="T85" style:family="text">
      <style:text-properties officeooo:rsid="01cbbe51" fo:background-color="#ffff00" loext:char-shading-value="0"/>
    </style:style>
    <style:style style:name="T86" style:family="text">
      <style:text-properties officeooo:rsid="01cd95e1" fo:background-color="#ffff00" loext:char-shading-value="0"/>
    </style:style>
    <style:style style:name="T87" style:family="text">
      <style:text-properties officeooo:rsid="01d1dade" fo:background-color="#ffff00" loext:char-shading-value="0"/>
    </style:style>
    <style:style style:name="T88" style:family="text">
      <style:text-properties officeooo:rsid="01e39016" fo:background-color="#ffff00" loext:char-shading-value="0"/>
    </style:style>
    <style:style style:name="T89" style:family="text">
      <style:text-properties officeooo:rsid="01e325aa" fo:background-color="#ffff00" loext:char-shading-value="0"/>
    </style:style>
    <style:style style:name="T90" style:family="text">
      <style:text-properties officeooo:rsid="01e75590" fo:background-color="#ffff00" loext:char-shading-value="0"/>
    </style:style>
    <style:style style:name="T91" style:family="text">
      <style:text-properties officeooo:rsid="01e8d316" fo:background-color="#ffff00" loext:char-shading-value="0"/>
    </style:style>
    <style:style style:name="T92" style:family="text">
      <style:text-properties officeooo:rsid="02273da5" fo:background-color="#ffff00" loext:char-shading-value="0"/>
    </style:style>
    <style:style style:name="T93" style:family="text">
      <style:text-properties officeooo:rsid="022b2a2a" fo:background-color="#ffff00" loext:char-shading-value="0"/>
    </style:style>
    <style:style style:name="T94" style:family="text">
      <style:text-properties officeooo:rsid="02494859" fo:background-color="#ffff00" loext:char-shading-value="0"/>
    </style:style>
    <style:style style:name="T95" style:family="text">
      <style:text-properties officeooo:rsid="02570311" fo:background-color="#ffff00" loext:char-shading-value="0"/>
    </style:style>
    <style:style style:name="T96" style:family="text">
      <style:text-properties officeooo:rsid="0268b611" fo:background-color="#ffff00" loext:char-shading-value="0"/>
    </style:style>
    <style:style style:name="T97" style:family="text">
      <style:text-properties officeooo:rsid="0276ee98" fo:background-color="#ffff00" loext:char-shading-value="0"/>
    </style:style>
    <style:style style:name="T98" style:family="text">
      <style:text-properties officeooo:rsid="027ca5e9" fo:background-color="#ffff00" loext:char-shading-value="0"/>
    </style:style>
    <style:style style:name="T99" style:family="text">
      <style:text-properties officeooo:rsid="027cbb17" fo:background-color="#ffff00" loext:char-shading-value="0"/>
    </style:style>
    <style:style style:name="T100" style:family="text">
      <style:text-properties officeooo:rsid="027dbb57" fo:background-color="#ffff00" loext:char-shading-value="0"/>
    </style:style>
    <style:style style:name="T101" style:family="text">
      <style:text-properties officeooo:rsid="0295cfd1" fo:background-color="#ffff00" loext:char-shading-value="0"/>
    </style:style>
    <style:style style:name="T102" style:family="text">
      <style:text-properties officeooo:rsid="02ae5b03" fo:background-color="#ffff00" loext:char-shading-value="0"/>
    </style:style>
    <style:style style:name="T103" style:family="text">
      <style:text-properties officeooo:rsid="02b3d80d" fo:background-color="#ffff00" loext:char-shading-value="0"/>
    </style:style>
    <style:style style:name="T104" style:family="text">
      <style:text-properties officeooo:rsid="02cbac59" fo:background-color="#ffff00" loext:char-shading-value="0"/>
    </style:style>
    <style:style style:name="T105" style:family="text">
      <style:text-properties officeooo:rsid="02e23333" fo:background-color="#ffff00" loext:char-shading-value="0"/>
    </style:style>
    <style:style style:name="T106" style:family="text">
      <style:text-properties officeooo:rsid="02e1940b" fo:background-color="#ffff00" loext:char-shading-value="0"/>
    </style:style>
    <style:style style:name="T107" style:family="text">
      <style:text-properties officeooo:rsid="02e69255" fo:background-color="#ffff00" loext:char-shading-value="0"/>
    </style:style>
    <style:style style:name="T108" style:family="text">
      <style:text-properties officeooo:rsid="02e78358" fo:background-color="#ffff00" loext:char-shading-value="0"/>
    </style:style>
    <style:style style:name="T109" style:family="text">
      <style:text-properties officeooo:rsid="031f2494" fo:background-color="#ffff00" loext:char-shading-value="0"/>
    </style:style>
    <style:style style:name="T110" style:family="text">
      <style:text-properties officeooo:rsid="0323935c" fo:background-color="#ffff00" loext:char-shading-value="0"/>
    </style:style>
    <style:style style:name="T111" style:family="text">
      <style:text-properties officeooo:rsid="0327e255" fo:background-color="#ffff00" loext:char-shading-value="0"/>
    </style:style>
    <style:style style:name="T112" style:family="text">
      <style:text-properties officeooo:rsid="032fee86" fo:background-color="#ffff00" loext:char-shading-value="0"/>
    </style:style>
    <style:style style:name="T113" style:family="text">
      <style:text-properties officeooo:rsid="0331c5f6" fo:background-color="#ffff00" loext:char-shading-value="0"/>
    </style:style>
    <style:style style:name="T114" style:family="text">
      <style:text-properties officeooo:rsid="033de3c4" fo:background-color="#ffff00" loext:char-shading-value="0"/>
    </style:style>
    <style:style style:name="T115" style:family="text">
      <style:text-properties officeooo:rsid="0341248e" fo:background-color="#ffff00" loext:char-shading-value="0"/>
    </style:style>
    <style:style style:name="T116" style:family="text">
      <style:text-properties officeooo:rsid="036a47df" fo:background-color="#ffff00" loext:char-shading-value="0"/>
    </style:style>
    <style:style style:name="T117" style:family="text">
      <style:text-properties officeooo:rsid="0378264d" fo:background-color="#ffff00" loext:char-shading-value="0"/>
    </style:style>
    <style:style style:name="T118" style:family="text">
      <style:text-properties officeooo:rsid="03934416" fo:background-color="#ffff00" loext:char-shading-value="0"/>
    </style:style>
    <style:style style:name="T119" style:family="text">
      <style:text-properties officeooo:rsid="0396eea9" fo:background-color="#ffff00" loext:char-shading-value="0"/>
    </style:style>
    <style:style style:name="T120" style:family="text">
      <style:text-properties officeooo:rsid="03b8394f" fo:background-color="#ffff00" loext:char-shading-value="0"/>
    </style:style>
    <style:style style:name="T121" style:family="text">
      <style:text-properties officeooo:rsid="03bffc07" fo:background-color="#ffff00" loext:char-shading-value="0"/>
    </style:style>
    <style:style style:name="T122" style:family="text">
      <style:text-properties officeooo:rsid="03d9f495" fo:background-color="#ffff00" loext:char-shading-value="0"/>
    </style:style>
    <style:style style:name="T123" style:family="text">
      <style:text-properties officeooo:rsid="03e05013" fo:background-color="#ffff00" loext:char-shading-value="0"/>
    </style:style>
    <style:style style:name="T124" style:family="text">
      <style:text-properties officeooo:rsid="03e5dd4e" fo:background-color="#ffff00" loext:char-shading-value="0"/>
    </style:style>
    <style:style style:name="T125" style:family="text">
      <style:text-properties officeooo:rsid="03eafc5b" fo:background-color="#ffff00" loext:char-shading-value="0"/>
    </style:style>
    <style:style style:name="T126" style:family="text">
      <style:text-properties officeooo:rsid="03ffb8c2" fo:background-color="#ffff00" loext:char-shading-value="0"/>
    </style:style>
    <style:style style:name="T127" style:family="text">
      <style:text-properties officeooo:rsid="041fc644" fo:background-color="#ffff00" loext:char-shading-value="0"/>
    </style:style>
    <style:style style:name="T128" style:family="text">
      <style:text-properties officeooo:rsid="042bbf75" fo:background-color="#ffff00" loext:char-shading-value="0"/>
    </style:style>
    <style:style style:name="T129" style:family="text">
      <style:text-properties officeooo:rsid="042d7bfe" fo:background-color="#ffff00" loext:char-shading-value="0"/>
    </style:style>
    <style:style style:name="T130" style:family="text">
      <style:text-properties officeooo:rsid="043124ac" fo:background-color="#ffff00" loext:char-shading-value="0"/>
    </style:style>
    <style:style style:name="T131" style:family="text">
      <style:text-properties officeooo:rsid="0444c2cc" fo:background-color="#ffff00" loext:char-shading-value="0"/>
    </style:style>
    <style:style style:name="T132" style:family="text">
      <style:text-properties officeooo:rsid="0447080a" fo:background-color="#ffff00" loext:char-shading-value="0"/>
    </style:style>
    <style:style style:name="T133" style:family="text">
      <style:text-properties officeooo:rsid="044aa686" fo:background-color="#ffff00" loext:char-shading-value="0"/>
    </style:style>
    <style:style style:name="T134" style:family="text">
      <style:text-properties officeooo:rsid="046bd544" fo:background-color="#ffff00" loext:char-shading-value="0"/>
    </style:style>
    <style:style style:name="T135" style:family="text">
      <style:text-properties officeooo:rsid="0476ab16" fo:background-color="#ffff00" loext:char-shading-value="0"/>
    </style:style>
    <style:style style:name="T136" style:family="text">
      <style:text-properties officeooo:rsid="047c8779" fo:background-color="#ffff00" loext:char-shading-value="0"/>
    </style:style>
    <style:style style:name="T137" style:family="text">
      <style:text-properties officeooo:rsid="0485803c" fo:background-color="#ffff00" loext:char-shading-value="0"/>
    </style:style>
    <style:style style:name="T138" style:family="text">
      <style:text-properties officeooo:rsid="048b4842" fo:background-color="#ffff00" loext:char-shading-value="0"/>
    </style:style>
    <style:style style:name="T139" style:family="text">
      <style:text-properties officeooo:rsid="04f20221" fo:background-color="#ffff00" loext:char-shading-value="0"/>
    </style:style>
    <style:style style:name="T140" style:family="text">
      <style:text-properties officeooo:rsid="001a1927"/>
    </style:style>
    <style:style style:name="T141" style:family="text">
      <style:text-properties officeooo:rsid="001ae238"/>
    </style:style>
    <style:style style:name="T142" style:family="text">
      <style:text-properties fo:font-style="normal" style:font-style-asian="normal" style:font-style-complex="normal"/>
    </style:style>
    <style:style style:name="T143" style:family="text">
      <style:text-properties fo:font-style="normal" officeooo:rsid="00256a68" style:font-style-asian="normal" style:font-style-complex="normal"/>
    </style:style>
    <style:style style:name="T144" style:family="text">
      <style:text-properties fo:font-style="normal" officeooo:rsid="002821a6" style:font-style-asian="normal" style:font-style-complex="normal"/>
    </style:style>
    <style:style style:name="T145" style:family="text">
      <style:text-properties fo:font-style="normal" officeooo:rsid="0029e805" style:font-style-asian="normal" style:font-style-complex="normal"/>
    </style:style>
    <style:style style:name="T146" style:family="text">
      <style:text-properties fo:font-style="normal" officeooo:rsid="002ab44e" style:font-style-asian="normal" style:font-style-complex="normal"/>
    </style:style>
    <style:style style:name="T147" style:family="text">
      <style:text-properties fo:font-style="normal" officeooo:rsid="0031d7f8" style:font-style-asian="normal" style:font-style-complex="normal"/>
    </style:style>
    <style:style style:name="T148" style:family="text">
      <style:text-properties fo:font-style="normal" officeooo:rsid="00329201" style:font-style-asian="normal" style:font-style-complex="normal"/>
    </style:style>
    <style:style style:name="T149" style:family="text">
      <style:text-properties fo:font-style="normal" officeooo:rsid="039d6d1c" style:font-style-asian="normal" style:font-style-complex="normal"/>
    </style:style>
    <style:style style:name="T150"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1cd95e1" style:font-style-asian="normal" style:font-weight-asian="normal" style:font-style-complex="normal" style:font-weight-complex="normal"/>
    </style:style>
    <style:style style:name="T153" style:family="text">
      <style:text-properties fo:font-style="normal" fo:font-weight="normal" officeooo:rsid="01d350c7" style:font-style-asian="normal" style:font-weight-asian="normal" style:font-style-complex="normal" style:font-weight-complex="normal"/>
    </style:style>
    <style:style style:name="T154" style:family="text">
      <style:text-properties fo:font-style="normal" fo:font-weight="normal" officeooo:rsid="01d828c3" style:font-style-asian="normal" style:font-weight-asian="normal" style:font-style-complex="normal" style:font-weight-complex="normal"/>
    </style:style>
    <style:style style:name="T155" style:family="text">
      <style:text-properties fo:font-style="normal" fo:font-weight="normal" officeooo:rsid="043deff8" style:font-style-asian="normal" style:font-weight-asian="normal" style:font-style-complex="normal" style:font-weight-complex="normal"/>
    </style:style>
    <style:style style:name="T156" style:family="text">
      <style:text-properties fo:font-style="normal" style:text-underline-style="none" officeooo:rsid="01a1dc3f" style:font-style-asian="normal" style:font-style-complex="normal"/>
    </style:style>
    <style:style style:name="T157" style:family="text">
      <style:text-properties fo:font-style="normal" style:text-underline-style="none" officeooo:rsid="01a1dc3f" fo:background-color="transparent" loext:char-shading-value="0" style:font-style-asian="normal" style:font-style-complex="normal"/>
    </style:style>
    <style:style style:name="T158"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59" style:family="text">
      <style:text-properties fo:font-style="normal" style:text-underline-style="none" fo:font-weight="bold" officeooo:rsid="01a1dc3f" style:font-style-asian="normal" style:font-weight-asian="bold" style:font-style-complex="normal" style:font-weight-complex="bold"/>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1d828c3" style:font-style-asian="normal" style:font-weight-asian="bold" style:font-style-complex="normal" style:font-weight-complex="bold"/>
    </style:style>
    <style:style style:name="T162" style:family="text">
      <style:text-properties officeooo:rsid="0021f31b"/>
    </style:style>
    <style:style style:name="T163" style:family="text">
      <style:text-properties officeooo:rsid="00243a5c"/>
    </style:style>
    <style:style style:name="T164" style:family="text">
      <style:text-properties officeooo:rsid="002637c2"/>
    </style:style>
    <style:style style:name="T165" style:family="text">
      <style:text-properties officeooo:rsid="0027249d"/>
    </style:style>
    <style:style style:name="T166" style:family="text">
      <style:text-properties fo:color="#c792ea" style:font-name="Fira Code" fo:font-size="9pt" fo:font-style="italic" fo:font-weight="normal" style:font-size-asian="9pt" style:font-style-asian="italic" style:font-weight-asian="normal"/>
    </style:style>
    <style:style style:name="T167" style:family="text">
      <style:text-properties fo:color="#c792ea" style:font-name="Fira Code" fo:font-size="9pt" fo:font-style="italic" fo:font-weight="normal" style:font-size-asian="9pt" style:font-style-asian="italic" style:font-weight-asian="normal" style:font-style-complex="normal"/>
    </style:style>
    <style:style style:name="T168" style:family="text">
      <style:text-properties fo:color="#c792ea" style:font-name="Fira Code" fo:font-size="9pt" fo:font-style="italic" fo:font-weight="normal" officeooo:rsid="00344219" style:font-size-asian="9pt" style:font-style-asian="italic" style:font-weight-asian="normal"/>
    </style:style>
    <style:style style:name="T169" style:family="text">
      <style:text-properties fo:color="#c792ea" style:font-name="Fira Code" fo:font-size="9pt" fo:font-style="italic" fo:font-weight="bold" style:font-size-asian="9pt" style:font-style-asian="italic" style:font-weight-asian="bold"/>
    </style:style>
    <style:style style:name="T170" style:family="text">
      <style:text-properties fo:color="#ffcb6b" style:font-name="Fira Code" fo:font-size="9pt" fo:font-weight="normal" style:font-size-asian="9pt" style:font-weight-asian="normal"/>
    </style:style>
    <style:style style:name="T171" style:family="text">
      <style:text-properties fo:color="#c3d3de" style:font-name="Fira Code" fo:font-size="9pt" fo:font-style="italic" fo:font-weight="normal" style:font-size-asian="9pt" style:font-style-asian="italic" style:font-weight-asian="normal"/>
    </style:style>
    <style:style style:name="T172" style:family="text">
      <style:text-properties fo:color="#c3d3de" style:font-name="Fira Code" fo:font-size="9pt" fo:font-weight="normal" style:font-size-asian="9pt" style:font-weight-asian="normal"/>
    </style:style>
    <style:style style:name="T173" style:family="text">
      <style:text-properties fo:color="#c3d3de" style:font-name="JetBrains Mono" fo:font-size="9pt" fo:font-style="normal" fo:font-weight="normal" style:font-size-asian="9pt" style:font-style-asian="normal" style:font-weight-asian="normal"/>
    </style:style>
    <style:style style:name="T174" style:family="text">
      <style:text-properties fo:color="#c3d3de" style:font-name="JetBrains Mono" fo:font-size="9pt" fo:font-style="normal" fo:font-weight="normal" officeooo:rsid="011271ea" style:font-size-asian="9pt" style:font-style-asian="normal" style:font-weight-asian="normal"/>
    </style:style>
    <style:style style:name="T175" style:family="text">
      <style:text-properties fo:color="#c3d3de" style:font-name="JetBrains Mono" fo:font-size="9pt" fo:font-style="normal" fo:font-weight="normal" officeooo:rsid="0121c4d0" style:font-size-asian="9pt" style:font-style-asian="normal" style:font-weight-asian="normal"/>
    </style:style>
    <style:style style:name="T176" style:family="text">
      <style:text-properties fo:color="#c3d3de" style:font-name="JetBrains Mono" fo:font-size="9pt" fo:font-style="normal" fo:font-weight="normal" style:font-size-asian="9pt" style:font-style-asian="normal" style:font-weight-asian="normal" style:font-weight-complex="normal"/>
    </style:style>
    <style:style style:name="T177"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78"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79"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80" style:family="text">
      <style:text-properties fo:color="#c3d3de" style:font-name="JetBrains Mono" fo:font-size="9pt" fo:font-style="normal" fo:font-weight="normal" officeooo:rsid="02494859" style:font-size-asian="9pt" style:font-style-asian="normal" style:font-weight-asian="normal"/>
    </style:style>
    <style:style style:name="T181" style:family="text">
      <style:text-properties fo:color="#c3d3de" style:font-name="JetBrains Mono" fo:font-size="9pt" fo:font-style="normal" fo:font-weight="normal" officeooo:rsid="02ae5b03" style:font-size-asian="9pt" style:font-style-asian="normal" style:font-weight-asian="normal"/>
    </style:style>
    <style:style style:name="T182" style:family="text">
      <style:text-properties fo:color="#c3d3de" style:font-name="JetBrains Mono" fo:font-size="9pt" fo:font-style="normal" fo:font-weight="normal" officeooo:rsid="02e23333" style:font-size-asian="9pt" style:font-style-asian="normal" style:font-weight-asian="normal"/>
    </style:style>
    <style:style style:name="T183" style:family="text">
      <style:text-properties fo:color="#c3d3de" style:font-name="JetBrains Mono" fo:font-size="9pt" fo:font-style="normal" fo:font-weight="normal" officeooo:rsid="0331c5f6" style:font-size-asian="9pt" style:font-style-asian="normal" style:font-weight-asian="normal"/>
    </style:style>
    <style:style style:name="T184" style:family="text">
      <style:text-properties fo:color="#c3d3de" style:font-name="JetBrains Mono" fo:font-size="9pt" fo:font-style="normal" fo:font-weight="normal" officeooo:rsid="0341248e" style:font-size-asian="9pt" style:font-style-asian="normal" style:font-weight-asian="normal"/>
    </style:style>
    <style:style style:name="T185" style:family="text">
      <style:text-properties fo:color="#c3d3de" style:font-name="JetBrains Mono" fo:font-size="9pt" fo:font-style="normal" fo:font-weight="normal" officeooo:rsid="0368b26c" style:font-size-asian="9pt" style:font-style-asian="normal" style:font-weight-asian="normal"/>
    </style:style>
    <style:style style:name="T186" style:family="text">
      <style:text-properties fo:color="#c3d3de" style:font-name="JetBrains Mono" fo:font-size="9pt" fo:font-style="normal" fo:font-weight="normal" officeooo:rsid="036a47df" style:font-size-asian="9pt" style:font-style-asian="normal" style:font-weight-asian="normal"/>
    </style:style>
    <style:style style:name="T187" style:family="text">
      <style:text-properties fo:color="#c3d3de" style:font-name="JetBrains Mono" fo:font-size="9pt" fo:font-style="normal" fo:font-weight="normal" officeooo:rsid="036d188f" style:font-size-asian="9pt" style:font-style-asian="normal" style:font-weight-asian="normal"/>
    </style:style>
    <style:style style:name="T188" style:family="text">
      <style:text-properties fo:color="#c3d3de" style:font-name="JetBrains Mono" fo:font-size="9pt" fo:font-style="normal" fo:font-weight="normal" officeooo:rsid="038bdd6f" style:font-size-asian="9pt" style:font-style-asian="normal" style:font-weight-asian="normal"/>
    </style:style>
    <style:style style:name="T189" style:family="text">
      <style:text-properties fo:color="#c3d3de" style:font-name="JetBrains Mono" fo:font-size="9pt" fo:font-style="normal" fo:font-weight="normal" officeooo:rsid="0396eea9" style:font-size-asian="9pt" style:font-style-asian="normal" style:font-weight-asian="normal"/>
    </style:style>
    <style:style style:name="T190" style:family="text">
      <style:text-properties fo:color="#c3d3de" style:font-name="JetBrains Mono" fo:font-size="9pt" fo:font-style="normal" fo:font-weight="normal" style:font-size-asian="9pt" style:font-style-asian="normal" style:font-weight-asian="normal"/>
    </style:style>
    <style:style style:name="T19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92"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93"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94"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95"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96"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97"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198"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199"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200"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201" style:family="text">
      <style:text-properties fo:color="#c3d3de" style:font-name="JetBrains Mono" fo:font-size="9pt" fo:font-style="normal" fo:font-weight="normal" officeooo:rsid="04ee2f5c" fo:background-color="#ffff00" loext:char-shading-value="0" style:font-size-asian="9pt" style:font-style-asian="normal" style:font-weight-asian="normal"/>
    </style:style>
    <style:style style:name="T202"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203" style:family="text">
      <style:text-properties fo:color="#c3d3de" style:font-name="JetBrains Mono" fo:font-size="9pt" fo:font-style="normal" style:font-size-asian="9pt" style:font-style-asian="normal"/>
    </style:style>
    <style:style style:name="T204" style:family="text">
      <style:text-properties fo:color="#c3d3de" style:font-name="JetBrains Mono" fo:font-size="9pt" fo:font-style="normal" style:font-size-asian="9pt" style:font-style-asian="normal"/>
    </style:style>
    <style:style style:name="T205" style:family="text">
      <style:text-properties fo:color="#c3d3de" style:font-name="JetBrains Mono" fo:font-size="9pt" fo:font-style="normal" fo:background-color="#ffff00" loext:char-shading-value="0" style:font-size-asian="9pt" style:font-style-asian="normal"/>
    </style:style>
    <style:style style:name="T206" style:family="text">
      <style:text-properties fo:color="#c3d3de" style:font-name="JetBrains Mono" fo:font-size="9pt" fo:font-style="italic" fo:font-weight="normal" style:font-size-asian="9pt" style:font-style-asian="italic" style:font-weight-asian="normal"/>
    </style:style>
    <style:style style:name="T207" style:family="text">
      <style:text-properties fo:color="#c3d3de" style:font-name="JetBrains Mono" fo:font-size="9pt" fo:font-style="italic" fo:font-weight="normal" style:font-size-asian="9pt" style:font-style-asian="italic" style:font-weight-asian="normal"/>
    </style:style>
    <style:style style:name="T208"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209"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210" style:family="text">
      <style:text-properties fo:color="#c3d3de" style:font-name="JetBrains Mono" fo:font-size="9pt" fo:font-style="italic" fo:font-weight="normal" officeooo:rsid="048b4842" fo:background-color="#ffff00" loext:char-shading-value="0" style:font-size-asian="9pt" style:font-style-asian="italic" style:font-weight-asian="normal"/>
    </style:style>
    <style:style style:name="T211" style:family="text">
      <style:text-properties fo:color="#c3d3de" style:font-name="JetBrains Mono" fo:font-size="9pt" style:font-size-asian="9pt"/>
    </style:style>
    <style:style style:name="T212" style:family="text">
      <style:text-properties fo:color="#c3d3de" style:font-name="JetBrains Mono" fo:font-size="9pt" fo:background-color="#ffff00" loext:char-shading-value="0" style:font-size-asian="9pt"/>
    </style:style>
    <style:style style:name="T213"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214" style:family="text">
      <style:text-properties fo:color="#89ddff" style:font-name="Fira Code" fo:font-size="9pt" fo:font-style="normal" fo:font-weight="normal" style:font-size-asian="9pt" style:font-style-asian="normal" style:font-weight-asian="normal"/>
    </style:style>
    <style:style style:name="T215" style:family="text">
      <style:text-properties fo:color="#89ddff" style:font-name="Fira Code" fo:font-size="9pt" fo:font-style="normal" fo:font-weight="normal" officeooo:rsid="00344219" style:font-size-asian="9pt" style:font-style-asian="normal" style:font-weight-asian="normal"/>
    </style:style>
    <style:style style:name="T216" style:family="text">
      <style:text-properties fo:color="#89ddff" style:font-name="Fira Code" fo:font-size="9pt" fo:font-weight="normal" style:font-size-asian="9pt" style:font-weight-asian="normal"/>
    </style:style>
    <style:style style:name="T217" style:family="text">
      <style:text-properties fo:color="#546e7a" style:font-name="Fira Code" fo:font-size="9pt" fo:font-style="italic" fo:font-weight="normal" style:font-size-asian="9pt" style:font-style-asian="italic" style:font-weight-asian="normal"/>
    </style:style>
    <style:style style:name="T218" style:family="text">
      <style:text-properties fo:color="#546e7a" style:font-name="Fira Code" fo:font-size="9pt" fo:font-style="italic" fo:font-weight="normal" officeooo:rsid="00329201" style:font-size-asian="9pt" style:font-style-asian="italic" style:font-weight-asian="normal"/>
    </style:style>
    <style:style style:name="T219" style:family="text">
      <style:text-properties fo:color="#82aaff" style:font-name="Fira Code" fo:font-size="9pt" fo:font-style="normal" fo:font-weight="normal" style:font-size-asian="9pt" style:font-style-asian="normal" style:font-weight-asian="normal"/>
    </style:style>
    <style:style style:name="T220" style:family="text">
      <style:text-properties fo:color="#82aaff" style:font-name="Fira Code" fo:font-size="9pt" fo:font-style="normal" fo:font-weight="normal" officeooo:rsid="00344219" style:font-size-asian="9pt" style:font-style-asian="normal" style:font-weight-asian="normal"/>
    </style:style>
    <style:style style:name="T221" style:family="text">
      <style:text-properties fo:color="#82aaff" style:font-name="Fira Code" fo:font-size="9pt" fo:font-weight="normal" style:font-size-asian="9pt" style:font-weight-asian="normal"/>
    </style:style>
    <style:style style:name="T222" style:family="text">
      <style:text-properties fo:color="#eeffe3" style:font-name="Fira Code" fo:font-size="9pt" fo:font-weight="normal" style:font-size-asian="9pt" style:font-weight-asian="normal"/>
    </style:style>
    <style:style style:name="T223" style:family="text">
      <style:text-properties fo:color="#f78c6c" style:font-name="Fira Code" fo:font-size="9pt" fo:font-weight="normal" style:font-size-asian="9pt" style:font-weight-asian="normal"/>
    </style:style>
    <style:style style:name="T224" style:family="text">
      <style:text-properties officeooo:rsid="00344219"/>
    </style:style>
    <style:style style:name="T225" style:family="text">
      <style:text-properties fo:color="#59626f" style:font-name="JetBrains Mono" fo:font-size="9pt" fo:font-style="italic" fo:font-weight="normal" style:font-size-asian="9pt" style:font-style-asian="italic" style:font-weight-asian="normal"/>
    </style:style>
    <style:style style:name="T226" style:family="text">
      <style:text-properties fo:color="#59626f" style:font-name="JetBrains Mono" fo:font-size="9pt" fo:font-style="italic" fo:font-weight="normal" officeooo:rsid="00344219" style:font-size-asian="9pt" style:font-style-asian="italic" style:font-weight-asian="normal"/>
    </style:style>
    <style:style style:name="T227" style:family="text">
      <style:text-properties fo:color="#59626f" style:font-name="JetBrains Mono" fo:font-size="9pt" fo:font-style="italic" fo:font-weight="normal" officeooo:rsid="0043b6fb" style:font-size-asian="9pt" style:font-style-asian="italic" style:font-weight-asian="normal"/>
    </style:style>
    <style:style style:name="T228" style:family="text">
      <style:text-properties fo:color="#59626f" style:font-name="JetBrains Mono" fo:font-size="9pt" fo:font-style="italic" fo:font-weight="normal" officeooo:rsid="011271ea" style:font-size-asian="9pt" style:font-style-asian="italic" style:font-weight-asian="normal"/>
    </style:style>
    <style:style style:name="T229" style:family="text">
      <style:text-properties fo:color="#59626f" style:font-name="JetBrains Mono" fo:font-size="9pt" fo:font-style="italic" fo:font-weight="normal" style:font-size-asian="9pt" style:font-style-asian="italic" style:font-weight-asian="normal" style:font-weight-complex="normal"/>
    </style:style>
    <style:style style:name="T230"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31"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32"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33"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34"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35"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36"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37" style:family="text">
      <style:text-properties fo:color="#59626f" style:font-name="JetBrains Mono" fo:font-size="9pt" fo:font-style="italic" fo:font-weight="normal" officeooo:rsid="0498a67d" style:font-size-asian="9pt" style:font-style-asian="italic" style:font-weight-asian="normal" style:font-weight-complex="normal"/>
    </style:style>
    <style:style style:name="T238" style:family="text">
      <style:text-properties fo:color="#59626f" style:font-name="JetBrains Mono" fo:font-size="9pt" fo:font-style="italic" fo:font-weight="normal" officeooo:rsid="04a4feaa" style:font-size-asian="9pt" style:font-style-asian="italic" style:font-weight-asian="normal" style:font-weight-complex="normal"/>
    </style:style>
    <style:style style:name="T239" style:family="text">
      <style:text-properties fo:color="#59626f" style:font-name="JetBrains Mono" fo:font-size="9pt" fo:font-style="italic" fo:font-weight="normal" officeooo:rsid="04b6a3ba" style:font-size-asian="9pt" style:font-style-asian="italic" style:font-weight-asian="normal" style:font-weight-complex="normal"/>
    </style:style>
    <style:style style:name="T240" style:family="text">
      <style:text-properties fo:color="#59626f" style:font-name="JetBrains Mono" fo:font-size="9pt" fo:font-style="italic" fo:font-weight="normal" officeooo:rsid="04ff7da0" style:font-size-asian="9pt" style:font-style-asian="italic" style:font-weight-asian="normal" style:font-weight-complex="normal"/>
    </style:style>
    <style:style style:name="T241"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42"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43" style:family="text">
      <style:text-properties fo:color="#59626f" style:font-name="JetBrains Mono" fo:font-size="9pt" fo:font-style="italic" fo:font-weight="normal" officeooo:rsid="02570311" style:font-size-asian="9pt" style:font-style-asian="italic" style:font-weight-asian="normal"/>
    </style:style>
    <style:style style:name="T244" style:family="text">
      <style:text-properties fo:color="#59626f" style:font-name="JetBrains Mono" fo:font-size="9pt" fo:font-style="italic" fo:font-weight="normal" officeooo:rsid="0327e255" style:font-size-asian="9pt" style:font-style-asian="italic" style:font-weight-asian="normal"/>
    </style:style>
    <style:style style:name="T245" style:family="text">
      <style:text-properties fo:color="#59626f" style:font-name="JetBrains Mono" fo:font-size="9pt" fo:font-style="italic" fo:font-weight="normal" officeooo:rsid="0368b26c" style:font-size-asian="9pt" style:font-style-asian="italic" style:font-weight-asian="normal"/>
    </style:style>
    <style:style style:name="T246" style:family="text">
      <style:text-properties fo:color="#59626f" style:font-name="JetBrains Mono" fo:font-size="9pt" fo:font-style="italic" fo:font-weight="normal" officeooo:rsid="0378264d" style:font-size-asian="9pt" style:font-style-asian="italic" style:font-weight-asian="normal"/>
    </style:style>
    <style:style style:name="T247" style:family="text">
      <style:text-properties fo:color="#59626f" style:font-name="JetBrains Mono" fo:font-size="9pt" fo:font-style="italic" fo:font-weight="normal" officeooo:rsid="0384dc05" style:font-size-asian="9pt" style:font-style-asian="italic" style:font-weight-asian="normal"/>
    </style:style>
    <style:style style:name="T248" style:family="text">
      <style:text-properties fo:color="#59626f" style:font-name="JetBrains Mono" fo:font-size="9pt" fo:font-style="italic" fo:font-weight="normal" officeooo:rsid="038bdd6f" style:font-size-asian="9pt" style:font-style-asian="italic" style:font-weight-asian="normal"/>
    </style:style>
    <style:style style:name="T249" style:family="text">
      <style:text-properties fo:color="#59626f" style:font-name="JetBrains Mono" fo:font-size="9pt" fo:font-style="italic" fo:font-weight="normal" officeooo:rsid="047c8779" style:font-size-asian="9pt" style:font-style-asian="italic" style:font-weight-asian="normal"/>
    </style:style>
    <style:style style:name="T250" style:family="text">
      <style:text-properties fo:color="#59626f" style:font-name="JetBrains Mono" fo:font-size="9pt" fo:font-style="italic" fo:font-weight="normal" officeooo:rsid="04939b2d" style:font-size-asian="9pt" style:font-style-asian="italic" style:font-weight-asian="normal"/>
    </style:style>
    <style:style style:name="T251" style:family="text">
      <style:text-properties fo:color="#59626f" style:font-name="JetBrains Mono" fo:font-size="9pt" fo:font-style="italic" fo:font-weight="normal" officeooo:rsid="0498a67d" style:font-size-asian="9pt" style:font-style-asian="italic" style:font-weight-asian="normal"/>
    </style:style>
    <style:style style:name="T252" style:family="text">
      <style:text-properties fo:color="#59626f" style:font-name="JetBrains Mono" fo:font-size="9pt" fo:font-style="italic" fo:font-weight="normal" officeooo:rsid="04a4feaa" style:font-size-asian="9pt" style:font-style-asian="italic" style:font-weight-asian="normal"/>
    </style:style>
    <style:style style:name="T253" style:family="text">
      <style:text-properties fo:color="#59626f" style:font-name="JetBrains Mono" fo:font-size="9pt" fo:font-style="italic" fo:font-weight="normal" officeooo:rsid="04ddb83e" style:font-size-asian="9pt" style:font-style-asian="italic" style:font-weight-asian="normal"/>
    </style:style>
    <style:style style:name="T254" style:family="text">
      <style:text-properties fo:color="#59626f" style:font-name="JetBrains Mono" fo:font-size="9pt" fo:font-style="italic" fo:font-weight="normal" style:font-size-asian="9pt" style:font-style-asian="italic" style:font-weight-asian="normal"/>
    </style:style>
    <style:style style:name="T255"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56"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57"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58" style:family="text">
      <style:text-properties fo:color="#59626f" style:font-name="JetBrains Mono" fo:font-size="9pt" fo:font-style="italic" fo:font-weight="normal" fo:background-color="#ffff00" loext:char-shading-value="0" style:font-size-asian="9pt" style:font-style-asian="italic" style:font-weight-asian="normal" style:font-weight-complex="normal"/>
    </style:style>
    <style:style style:name="T259"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60"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261"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262" style:family="text">
      <style:text-properties fo:color="#59626f" style:font-name="JetBrains Mono" fo:font-size="9pt" fo:font-style="italic" fo:font-weight="normal" officeooo:rsid="0447080a" fo:background-color="#ffff00" loext:char-shading-value="0" style:font-size-asian="9pt" style:font-style-asian="italic" style:font-weight-asian="normal" style:font-weight-complex="normal"/>
    </style:style>
    <style:style style:name="T263" style:family="text">
      <style:text-properties fo:color="#59626f" style:font-name="JetBrains Mono" fo:font-size="9pt" fo:font-style="italic" fo:font-weight="normal" officeooo:rsid="04852757" fo:background-color="#ffff00" loext:char-shading-value="0" style:font-size-asian="9pt" style:font-style-asian="italic" style:font-weight-asian="normal" style:font-weight-complex="normal"/>
    </style:style>
    <style:style style:name="T26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26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266"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267"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268"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269"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270" style:family="text">
      <style:text-properties fo:color="#59626f" style:font-name="JetBrains Mono" fo:font-size="9pt" fo:font-style="italic" fo:font-weight="normal" officeooo:rsid="0447080a" fo:background-color="#ffff00" loext:char-shading-value="0" style:font-size-asian="9pt" style:font-style-asian="italic" style:font-weight-asian="normal"/>
    </style:style>
    <style:style style:name="T271" style:family="text">
      <style:text-properties fo:color="#59626f" style:font-name="JetBrains Mono" fo:font-size="9pt" fo:font-style="italic" fo:font-weight="normal" officeooo:rsid="048b4842" fo:background-color="#ffff00" loext:char-shading-value="0" style:font-size-asian="9pt" style:font-style-asian="italic" style:font-weight-asian="normal"/>
    </style:style>
    <style:style style:name="T272"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273" style:family="text">
      <style:text-properties fo:color="#59626f" style:font-name="JetBrains Mono" fo:font-size="9pt" fo:font-style="italic" fo:font-weight="normal" fo:background-color="transparent" loext:char-shading-value="0" style:font-size-asian="9pt" style:font-style-asian="italic" style:font-weight-asian="normal"/>
    </style:style>
    <style:style style:name="T274" style:family="text">
      <style:text-properties fo:color="#59626f" style:font-name="JetBrains Mono" fo:font-size="9pt" fo:font-style="italic" fo:font-weight="normal" officeooo:rsid="04ddb83e" fo:background-color="#eeeeee" loext:char-shading-value="0" style:font-size-asian="9pt" style:font-style-asian="italic" style:font-weight-asian="normal"/>
    </style:style>
    <style:style style:name="T275" style:family="text">
      <style:text-properties fo:color="#59626f" style:font-name="JetBrains Mono" fo:font-size="9pt" fo:font-style="italic" style:font-size-asian="9pt" style:font-style-asian="italic"/>
    </style:style>
    <style:style style:name="T276" style:family="text">
      <style:text-properties fo:color="#59626f" style:font-name="JetBrains Mono" fo:font-size="9pt" fo:font-style="italic" fo:background-color="#ffff00" loext:char-shading-value="0" style:font-size-asian="9pt" style:font-style-asian="italic"/>
    </style:style>
    <style:style style:name="T277" style:family="text">
      <style:text-properties fo:color="#59626f" style:font-name="JetBrains Mono" fo:font-size="9pt" fo:font-style="italic" fo:background-color="#dddddd" loext:char-shading-value="0" style:font-size-asian="9pt" style:font-style-asian="italic"/>
    </style:style>
    <style:style style:name="T278" style:family="text">
      <style:text-properties fo:color="#59626f" style:font-name="JetBrains Mono" fo:font-size="9pt" fo:font-style="normal" fo:font-weight="normal" style:font-size-asian="9pt" style:font-style-asian="normal" style:font-weight-asian="normal"/>
    </style:style>
    <style:style style:name="T279" style:family="text">
      <style:text-properties fo:color="#59626f" style:font-name="JetBrains Mono" fo:font-size="9pt" fo:font-style="normal" fo:font-weight="normal" officeooo:rsid="0368b26c" style:font-size-asian="9pt" style:font-style-asian="normal" style:font-weight-asian="normal"/>
    </style:style>
    <style:style style:name="T280" style:family="text">
      <style:text-properties fo:color="#59626f" style:font-name="JetBrains Mono" fo:font-size="9pt" fo:font-style="normal" fo:font-weight="normal" officeooo:rsid="036a47df" style:font-size-asian="9pt" style:font-style-asian="normal" style:font-weight-asian="normal"/>
    </style:style>
    <style:style style:name="T281" style:family="text">
      <style:text-properties fo:color="#59626f" style:font-name="JetBrains Mono" fo:font-size="9pt" fo:font-style="normal" fo:font-weight="normal" fo:background-color="#ffff00" loext:char-shading-value="0" style:font-size-asian="9pt" style:font-style-asian="normal" style:font-weight-asian="normal"/>
    </style:style>
    <style:style style:name="T282"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283"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284"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85"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286"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287"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288" style:family="text">
      <style:text-properties fo:color="#59626f" style:text-line-through-style="solid" style:text-line-through-type="single" style:font-name="JetBrains Mono" fo:font-size="9pt" fo:font-style="italic" fo:font-weight="normal" style:font-size-asian="9pt" style:font-style-asian="italic" style:font-weight-asian="normal"/>
    </style:style>
    <style:style style:name="T289" style:family="text">
      <style:text-properties fo:color="#e06c75" style:font-name="JetBrains Mono" fo:font-size="9pt" fo:font-style="normal" fo:font-weight="normal" style:font-size-asian="9pt" style:font-style-asian="normal" style:font-weight-asian="normal"/>
    </style:style>
    <style:style style:name="T290" style:family="text">
      <style:text-properties fo:color="#e06c75" style:font-name="JetBrains Mono" fo:font-size="9pt" fo:font-style="normal" fo:font-weight="normal" officeooo:rsid="00344219" style:font-size-asian="9pt" style:font-style-asian="normal" style:font-weight-asian="normal"/>
    </style:style>
    <style:style style:name="T291" style:family="text">
      <style:text-properties fo:color="#e06c75" style:font-name="JetBrains Mono" fo:font-size="9pt" fo:font-style="normal" fo:font-weight="normal" officeooo:rsid="0043b6fb" style:font-size-asian="9pt" style:font-style-asian="normal" style:font-weight-asian="normal"/>
    </style:style>
    <style:style style:name="T292" style:family="text">
      <style:text-properties fo:color="#e06c75" style:font-name="JetBrains Mono" fo:font-size="9pt" fo:font-style="normal" fo:font-weight="normal" officeooo:rsid="0054e8f7" style:font-size-asian="9pt" style:font-style-asian="normal" style:font-weight-asian="normal"/>
    </style:style>
    <style:style style:name="T293" style:family="text">
      <style:text-properties fo:color="#e06c75" style:font-name="JetBrains Mono" fo:font-size="9pt" fo:font-style="normal" fo:font-weight="normal" officeooo:rsid="00704b2e" style:font-size-asian="9pt" style:font-style-asian="normal" style:font-weight-asian="normal"/>
    </style:style>
    <style:style style:name="T294" style:family="text">
      <style:text-properties fo:color="#e06c75" style:font-name="JetBrains Mono" fo:font-size="9pt" fo:font-style="normal" fo:font-weight="normal" officeooo:rsid="009628bb" style:font-size-asian="9pt" style:font-style-asian="normal" style:font-weight-asian="normal"/>
    </style:style>
    <style:style style:name="T295" style:family="text">
      <style:text-properties fo:color="#e06c75" style:font-name="JetBrains Mono" fo:font-size="9pt" fo:font-style="normal" fo:font-weight="normal" officeooo:rsid="00c84f07" style:font-size-asian="9pt" style:font-style-asian="normal" style:font-weight-asian="normal"/>
    </style:style>
    <style:style style:name="T296" style:family="text">
      <style:text-properties fo:color="#e06c75" style:font-name="JetBrains Mono" fo:font-size="9pt" fo:font-style="normal" fo:font-weight="normal" officeooo:rsid="00db0cd7" style:font-size-asian="9pt" style:font-style-asian="normal" style:font-weight-asian="normal"/>
    </style:style>
    <style:style style:name="T297"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298"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299" style:family="text">
      <style:text-properties fo:color="#e06c75" style:font-name="JetBrains Mono" fo:font-size="9pt" fo:font-style="normal" fo:font-weight="normal" officeooo:rsid="011271ea" style:font-size-asian="9pt" style:font-style-asian="normal" style:font-weight-asian="normal"/>
    </style:style>
    <style:style style:name="T300" style:family="text">
      <style:text-properties fo:color="#e06c75" style:font-name="JetBrains Mono" fo:font-size="9pt" fo:font-style="normal" fo:font-weight="normal" officeooo:rsid="011fd835" style:font-size-asian="9pt" style:font-style-asian="normal" style:font-weight-asian="normal"/>
    </style:style>
    <style:style style:name="T301" style:family="text">
      <style:text-properties fo:color="#e06c75" style:font-name="JetBrains Mono" fo:font-size="9pt" fo:font-style="normal" fo:font-weight="normal" officeooo:rsid="0121c4d0" style:font-size-asian="9pt" style:font-style-asian="normal" style:font-weight-asian="normal"/>
    </style:style>
    <style:style style:name="T302" style:family="text">
      <style:text-properties fo:color="#e06c75" style:font-name="JetBrains Mono" fo:font-size="9pt" fo:font-style="normal" fo:font-weight="normal" style:font-size-asian="9pt" style:font-style-asian="normal" style:font-weight-asian="normal" style:font-weight-complex="normal"/>
    </style:style>
    <style:style style:name="T303"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304"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305"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306"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307"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308"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309"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310"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311"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312"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313"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314"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315"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316"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317"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318"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319"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320"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321"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322"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323"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324"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325"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326"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327"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328"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329"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330"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331" style:family="text">
      <style:text-properties fo:color="#e06c75" style:font-name="JetBrains Mono" fo:font-size="9pt" fo:font-style="normal" fo:font-weight="normal" officeooo:rsid="03eafc5b" style:font-size-asian="9pt" style:font-style-asian="normal" style:font-weight-asian="normal" style:font-weight-complex="normal"/>
    </style:style>
    <style:style style:name="T332" style:family="text">
      <style:text-properties fo:color="#e06c75" style:font-name="JetBrains Mono" fo:font-size="9pt" fo:font-style="normal" fo:font-weight="normal" officeooo:rsid="0450110d" style:font-size-asian="9pt" style:font-style-asian="normal" style:font-weight-asian="normal" style:font-weight-complex="normal"/>
    </style:style>
    <style:style style:name="T333" style:family="text">
      <style:text-properties fo:color="#e06c75" style:font-name="JetBrains Mono" fo:font-size="9pt" fo:font-style="normal" fo:font-weight="normal" officeooo:rsid="04b6a3ba" style:font-size-asian="9pt" style:font-style-asian="normal" style:font-weight-asian="normal" style:font-weight-complex="normal"/>
    </style:style>
    <style:style style:name="T334" style:family="text">
      <style:text-properties fo:color="#e06c75" style:font-name="JetBrains Mono" fo:font-size="9pt" fo:font-style="normal" fo:font-weight="normal" officeooo:rsid="013fe538" style:font-size-asian="9pt" style:font-style-asian="normal" style:font-weight-asian="normal"/>
    </style:style>
    <style:style style:name="T335" style:family="text">
      <style:text-properties fo:color="#e06c75" style:font-name="JetBrains Mono" fo:font-size="9pt" fo:font-style="normal" fo:font-weight="normal" officeooo:rsid="01443b65" style:font-size-asian="9pt" style:font-style-asian="normal" style:font-weight-asian="normal"/>
    </style:style>
    <style:style style:name="T336" style:family="text">
      <style:text-properties fo:color="#e06c75" style:font-name="JetBrains Mono" fo:font-size="9pt" fo:font-style="normal" fo:font-weight="normal" officeooo:rsid="014d1bb4" style:font-size-asian="9pt" style:font-style-asian="normal" style:font-weight-asian="normal"/>
    </style:style>
    <style:style style:name="T337" style:family="text">
      <style:text-properties fo:color="#e06c75" style:font-name="JetBrains Mono" fo:font-size="9pt" fo:font-style="normal" fo:font-weight="normal" officeooo:rsid="014e56c3" style:font-size-asian="9pt" style:font-style-asian="normal" style:font-weight-asian="normal"/>
    </style:style>
    <style:style style:name="T338" style:family="text">
      <style:text-properties fo:color="#e06c75" style:font-name="JetBrains Mono" fo:font-size="9pt" fo:font-style="normal" fo:font-weight="normal" officeooo:rsid="0183de12" style:font-size-asian="9pt" style:font-style-asian="normal" style:font-weight-asian="normal"/>
    </style:style>
    <style:style style:name="T339" style:family="text">
      <style:text-properties fo:color="#e06c75" style:font-name="JetBrains Mono" fo:font-size="9pt" fo:font-style="normal" fo:font-weight="normal" officeooo:rsid="018c3301" style:font-size-asian="9pt" style:font-style-asian="normal" style:font-weight-asian="normal"/>
    </style:style>
    <style:style style:name="T340" style:family="text">
      <style:text-properties fo:color="#e06c75" style:font-name="JetBrains Mono" fo:font-size="9pt" fo:font-style="normal" fo:font-weight="normal" officeooo:rsid="0190ce55" style:font-size-asian="9pt" style:font-style-asian="normal" style:font-weight-asian="normal"/>
    </style:style>
    <style:style style:name="T341" style:family="text">
      <style:text-properties fo:color="#e06c75" style:font-name="JetBrains Mono" fo:font-size="9pt" fo:font-style="normal" fo:font-weight="normal" officeooo:rsid="01938fb3" style:font-size-asian="9pt" style:font-style-asian="normal" style:font-weight-asian="normal"/>
    </style:style>
    <style:style style:name="T342" style:family="text">
      <style:text-properties fo:color="#e06c75" style:font-name="JetBrains Mono" fo:font-size="9pt" fo:font-style="normal" fo:font-weight="normal" officeooo:rsid="01970438" style:font-size-asian="9pt" style:font-style-asian="normal" style:font-weight-asian="normal"/>
    </style:style>
    <style:style style:name="T343" style:family="text">
      <style:text-properties fo:color="#e06c75" style:font-name="JetBrains Mono" fo:font-size="9pt" fo:font-style="normal" fo:font-weight="normal" officeooo:rsid="0198c925" style:font-size-asian="9pt" style:font-style-asian="normal" style:font-weight-asian="normal"/>
    </style:style>
    <style:style style:name="T344" style:family="text">
      <style:text-properties fo:color="#e06c75" style:font-name="JetBrains Mono" fo:font-size="9pt" fo:font-style="normal" fo:font-weight="normal" officeooo:rsid="01cd95e1" style:font-size-asian="9pt" style:font-style-asian="normal" style:font-weight-asian="normal"/>
    </style:style>
    <style:style style:name="T345"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346" style:family="text">
      <style:text-properties fo:color="#e06c75" style:font-name="JetBrains Mono" fo:font-size="9pt" fo:font-style="normal" fo:font-weight="normal" officeooo:rsid="01e325aa" style:font-size-asian="9pt" style:font-style-asian="normal" style:font-weight-asian="normal"/>
    </style:style>
    <style:style style:name="T347" style:family="text">
      <style:text-properties fo:color="#e06c75" style:font-name="JetBrains Mono" fo:font-size="9pt" fo:font-style="normal" fo:font-weight="normal" officeooo:rsid="01e39016" style:font-size-asian="9pt" style:font-style-asian="normal" style:font-weight-asian="normal"/>
    </style:style>
    <style:style style:name="T348" style:family="text">
      <style:text-properties fo:color="#e06c75" style:font-name="JetBrains Mono" fo:font-size="9pt" fo:font-style="normal" fo:font-weight="normal" officeooo:rsid="01e75590" style:font-size-asian="9pt" style:font-style-asian="normal" style:font-weight-asian="normal"/>
    </style:style>
    <style:style style:name="T349" style:family="text">
      <style:text-properties fo:color="#e06c75" style:font-name="JetBrains Mono" fo:font-size="9pt" fo:font-style="normal" fo:font-weight="normal" officeooo:rsid="01e8d316" style:font-size-asian="9pt" style:font-style-asian="normal" style:font-weight-asian="normal"/>
    </style:style>
    <style:style style:name="T350" style:family="text">
      <style:text-properties fo:color="#e06c75" style:font-name="JetBrains Mono" fo:font-size="9pt" fo:font-style="normal" fo:font-weight="normal" officeooo:rsid="0206dc11" style:font-size-asian="9pt" style:font-style-asian="normal" style:font-weight-asian="normal"/>
    </style:style>
    <style:style style:name="T351" style:family="text">
      <style:text-properties fo:color="#e06c75" style:font-name="JetBrains Mono" fo:font-size="9pt" fo:font-style="normal" fo:font-weight="normal" officeooo:rsid="0219c1ce" style:font-size-asian="9pt" style:font-style-asian="normal" style:font-weight-asian="normal"/>
    </style:style>
    <style:style style:name="T352" style:family="text">
      <style:text-properties fo:color="#e06c75" style:font-name="JetBrains Mono" fo:font-size="9pt" fo:font-style="normal" fo:font-weight="normal" officeooo:rsid="022b2a2a" style:font-size-asian="9pt" style:font-style-asian="normal" style:font-weight-asian="normal"/>
    </style:style>
    <style:style style:name="T353" style:family="text">
      <style:text-properties fo:color="#e06c75" style:font-name="JetBrains Mono" fo:font-size="9pt" fo:font-style="normal" fo:font-weight="normal" officeooo:rsid="022cca20" style:font-size-asian="9pt" style:font-style-asian="normal" style:font-weight-asian="normal"/>
    </style:style>
    <style:style style:name="T354" style:family="text">
      <style:text-properties fo:color="#e06c75" style:font-name="JetBrains Mono" fo:font-size="9pt" fo:font-style="normal" fo:font-weight="normal" officeooo:rsid="0268b611" style:font-size-asian="9pt" style:font-style-asian="normal" style:font-weight-asian="normal"/>
    </style:style>
    <style:style style:name="T355" style:family="text">
      <style:text-properties fo:color="#e06c75" style:font-name="JetBrains Mono" fo:font-size="9pt" fo:font-style="normal" fo:font-weight="normal" officeooo:rsid="027ca5e9" style:font-size-asian="9pt" style:font-style-asian="normal" style:font-weight-asian="normal"/>
    </style:style>
    <style:style style:name="T356" style:family="text">
      <style:text-properties fo:color="#e06c75" style:font-name="JetBrains Mono" fo:font-size="9pt" fo:font-style="normal" fo:font-weight="normal" officeooo:rsid="027dbb57" style:font-size-asian="9pt" style:font-style-asian="normal" style:font-weight-asian="normal"/>
    </style:style>
    <style:style style:name="T357" style:family="text">
      <style:text-properties fo:color="#e06c75" style:font-name="JetBrains Mono" fo:font-size="9pt" fo:font-style="normal" fo:font-weight="normal" officeooo:rsid="0295cfd1" style:font-size-asian="9pt" style:font-style-asian="normal" style:font-weight-asian="normal"/>
    </style:style>
    <style:style style:name="T358" style:family="text">
      <style:text-properties fo:color="#e06c75" style:font-name="JetBrains Mono" fo:font-size="9pt" fo:font-style="normal" fo:font-weight="normal" officeooo:rsid="029ebc9c" style:font-size-asian="9pt" style:font-style-asian="normal" style:font-weight-asian="normal"/>
    </style:style>
    <style:style style:name="T359" style:family="text">
      <style:text-properties fo:color="#e06c75" style:font-name="JetBrains Mono" fo:font-size="9pt" fo:font-style="normal" fo:font-weight="normal" officeooo:rsid="02ae5b03" style:font-size-asian="9pt" style:font-style-asian="normal" style:font-weight-asian="normal"/>
    </style:style>
    <style:style style:name="T360" style:family="text">
      <style:text-properties fo:color="#e06c75" style:font-name="JetBrains Mono" fo:font-size="9pt" fo:font-style="normal" fo:font-weight="normal" officeooo:rsid="02b3d80d" style:font-size-asian="9pt" style:font-style-asian="normal" style:font-weight-asian="normal"/>
    </style:style>
    <style:style style:name="T361" style:family="text">
      <style:text-properties fo:color="#e06c75" style:font-name="JetBrains Mono" fo:font-size="9pt" fo:font-style="normal" fo:font-weight="normal" officeooo:rsid="02b9d9b4" style:font-size-asian="9pt" style:font-style-asian="normal" style:font-weight-asian="normal"/>
    </style:style>
    <style:style style:name="T362" style:family="text">
      <style:text-properties fo:color="#e06c75" style:font-name="JetBrains Mono" fo:font-size="9pt" fo:font-style="normal" fo:font-weight="normal" officeooo:rsid="02da778d" style:font-size-asian="9pt" style:font-style-asian="normal" style:font-weight-asian="normal"/>
    </style:style>
    <style:style style:name="T363" style:family="text">
      <style:text-properties fo:color="#e06c75" style:font-name="JetBrains Mono" fo:font-size="9pt" fo:font-style="normal" fo:font-weight="normal" officeooo:rsid="02e1940b" style:font-size-asian="9pt" style:font-style-asian="normal" style:font-weight-asian="normal"/>
    </style:style>
    <style:style style:name="T364" style:family="text">
      <style:text-properties fo:color="#e06c75" style:font-name="JetBrains Mono" fo:font-size="9pt" fo:font-style="normal" fo:font-weight="normal" officeooo:rsid="02e23333" style:font-size-asian="9pt" style:font-style-asian="normal" style:font-weight-asian="normal"/>
    </style:style>
    <style:style style:name="T365" style:family="text">
      <style:text-properties fo:color="#e06c75" style:font-name="JetBrains Mono" fo:font-size="9pt" fo:font-style="normal" fo:font-weight="normal" officeooo:rsid="02e461c7" style:font-size-asian="9pt" style:font-style-asian="normal" style:font-weight-asian="normal"/>
    </style:style>
    <style:style style:name="T366" style:family="text">
      <style:text-properties fo:color="#e06c75" style:font-name="JetBrains Mono" fo:font-size="9pt" fo:font-style="normal" fo:font-weight="normal" officeooo:rsid="02e69255" style:font-size-asian="9pt" style:font-style-asian="normal" style:font-weight-asian="normal"/>
    </style:style>
    <style:style style:name="T367" style:family="text">
      <style:text-properties fo:color="#e06c75" style:font-name="JetBrains Mono" fo:font-size="9pt" fo:font-style="normal" fo:font-weight="normal" officeooo:rsid="02e78358" style:font-size-asian="9pt" style:font-style-asian="normal" style:font-weight-asian="normal"/>
    </style:style>
    <style:style style:name="T368" style:family="text">
      <style:text-properties fo:color="#e06c75" style:font-name="JetBrains Mono" fo:font-size="9pt" fo:font-style="normal" fo:font-weight="normal" officeooo:rsid="030cabd3" style:font-size-asian="9pt" style:font-style-asian="normal" style:font-weight-asian="normal"/>
    </style:style>
    <style:style style:name="T369" style:family="text">
      <style:text-properties fo:color="#e06c75" style:font-name="JetBrains Mono" fo:font-size="9pt" fo:font-style="normal" fo:font-weight="normal" officeooo:rsid="0316a931" style:font-size-asian="9pt" style:font-style-asian="normal" style:font-weight-asian="normal"/>
    </style:style>
    <style:style style:name="T370" style:family="text">
      <style:text-properties fo:color="#e06c75" style:font-name="JetBrains Mono" fo:font-size="9pt" fo:font-style="normal" fo:font-weight="normal" officeooo:rsid="031f2494" style:font-size-asian="9pt" style:font-style-asian="normal" style:font-weight-asian="normal"/>
    </style:style>
    <style:style style:name="T371" style:family="text">
      <style:text-properties fo:color="#e06c75" style:font-name="JetBrains Mono" fo:font-size="9pt" fo:font-style="normal" fo:font-weight="normal" officeooo:rsid="0323935c" style:font-size-asian="9pt" style:font-style-asian="normal" style:font-weight-asian="normal"/>
    </style:style>
    <style:style style:name="T372" style:family="text">
      <style:text-properties fo:color="#e06c75" style:font-name="JetBrains Mono" fo:font-size="9pt" fo:font-style="normal" fo:font-weight="normal" officeooo:rsid="0327e255" style:font-size-asian="9pt" style:font-style-asian="normal" style:font-weight-asian="normal"/>
    </style:style>
    <style:style style:name="T373" style:family="text">
      <style:text-properties fo:color="#e06c75" style:font-name="JetBrains Mono" fo:font-size="9pt" fo:font-style="normal" fo:font-weight="normal" officeooo:rsid="032a540e" style:font-size-asian="9pt" style:font-style-asian="normal" style:font-weight-asian="normal"/>
    </style:style>
    <style:style style:name="T374" style:family="text">
      <style:text-properties fo:color="#e06c75" style:font-name="JetBrains Mono" fo:font-size="9pt" fo:font-style="normal" fo:font-weight="normal" officeooo:rsid="032fee86" style:font-size-asian="9pt" style:font-style-asian="normal" style:font-weight-asian="normal"/>
    </style:style>
    <style:style style:name="T375" style:family="text">
      <style:text-properties fo:color="#e06c75" style:font-name="JetBrains Mono" fo:font-size="9pt" fo:font-style="normal" fo:font-weight="normal" officeooo:rsid="03305d41" style:font-size-asian="9pt" style:font-style-asian="normal" style:font-weight-asian="normal"/>
    </style:style>
    <style:style style:name="T376" style:family="text">
      <style:text-properties fo:color="#e06c75" style:font-name="JetBrains Mono" fo:font-size="9pt" fo:font-style="normal" fo:font-weight="normal" officeooo:rsid="0331c5f6" style:font-size-asian="9pt" style:font-style-asian="normal" style:font-weight-asian="normal"/>
    </style:style>
    <style:style style:name="T377" style:family="text">
      <style:text-properties fo:color="#e06c75" style:font-name="JetBrains Mono" fo:font-size="9pt" fo:font-style="normal" fo:font-weight="normal" officeooo:rsid="0335e0ea" style:font-size-asian="9pt" style:font-style-asian="normal" style:font-weight-asian="normal"/>
    </style:style>
    <style:style style:name="T378" style:family="text">
      <style:text-properties fo:color="#e06c75" style:font-name="JetBrains Mono" fo:font-size="9pt" fo:font-style="normal" fo:font-weight="normal" officeooo:rsid="0337d635" style:font-size-asian="9pt" style:font-style-asian="normal" style:font-weight-asian="normal"/>
    </style:style>
    <style:style style:name="T379" style:family="text">
      <style:text-properties fo:color="#e06c75" style:font-name="JetBrains Mono" fo:font-size="9pt" fo:font-style="normal" fo:font-weight="normal" officeooo:rsid="0341248e" style:font-size-asian="9pt" style:font-style-asian="normal" style:font-weight-asian="normal"/>
    </style:style>
    <style:style style:name="T380" style:family="text">
      <style:text-properties fo:color="#e06c75" style:font-name="JetBrains Mono" fo:font-size="9pt" fo:font-style="normal" fo:font-weight="normal" officeooo:rsid="034d4add" style:font-size-asian="9pt" style:font-style-asian="normal" style:font-weight-asian="normal"/>
    </style:style>
    <style:style style:name="T381" style:family="text">
      <style:text-properties fo:color="#e06c75" style:font-name="JetBrains Mono" fo:font-size="9pt" fo:font-style="normal" fo:font-weight="normal" officeooo:rsid="0378264d" style:font-size-asian="9pt" style:font-style-asian="normal" style:font-weight-asian="normal"/>
    </style:style>
    <style:style style:name="T382" style:family="text">
      <style:text-properties fo:color="#e06c75" style:font-name="JetBrains Mono" fo:font-size="9pt" fo:font-style="normal" fo:font-weight="normal" officeooo:rsid="0384dc05" style:font-size-asian="9pt" style:font-style-asian="normal" style:font-weight-asian="normal"/>
    </style:style>
    <style:style style:name="T383" style:family="text">
      <style:text-properties fo:color="#e06c75" style:font-name="JetBrains Mono" fo:font-size="9pt" fo:font-style="normal" fo:font-weight="normal" officeooo:rsid="038bdd6f" style:font-size-asian="9pt" style:font-style-asian="normal" style:font-weight-asian="normal"/>
    </style:style>
    <style:style style:name="T384" style:family="text">
      <style:text-properties fo:color="#e06c75" style:font-name="JetBrains Mono" fo:font-size="9pt" fo:font-style="normal" fo:font-weight="normal" officeooo:rsid="038ed016" style:font-size-asian="9pt" style:font-style-asian="normal" style:font-weight-asian="normal"/>
    </style:style>
    <style:style style:name="T385" style:family="text">
      <style:text-properties fo:color="#e06c75" style:font-name="JetBrains Mono" fo:font-size="9pt" fo:font-style="normal" fo:font-weight="normal" officeooo:rsid="03b8394f" style:font-size-asian="9pt" style:font-style-asian="normal" style:font-weight-asian="normal"/>
    </style:style>
    <style:style style:name="T386" style:family="text">
      <style:text-properties fo:color="#e06c75" style:font-name="JetBrains Mono" fo:font-size="9pt" fo:font-style="normal" fo:font-weight="normal" officeooo:rsid="03b9791a" style:font-size-asian="9pt" style:font-style-asian="normal" style:font-weight-asian="normal"/>
    </style:style>
    <style:style style:name="T387" style:family="text">
      <style:text-properties fo:color="#e06c75" style:font-name="JetBrains Mono" fo:font-size="9pt" fo:font-style="normal" fo:font-weight="normal" officeooo:rsid="03c9c71c" style:font-size-asian="9pt" style:font-style-asian="normal" style:font-weight-asian="normal"/>
    </style:style>
    <style:style style:name="T388" style:family="text">
      <style:text-properties fo:color="#e06c75" style:font-name="JetBrains Mono" fo:font-size="9pt" fo:font-style="normal" fo:font-weight="normal" officeooo:rsid="03d9f495" style:font-size-asian="9pt" style:font-style-asian="normal" style:font-weight-asian="normal"/>
    </style:style>
    <style:style style:name="T389" style:family="text">
      <style:text-properties fo:color="#e06c75" style:font-name="JetBrains Mono" fo:font-size="9pt" fo:font-style="normal" fo:font-weight="normal" officeooo:rsid="03dd5eed" style:font-size-asian="9pt" style:font-style-asian="normal" style:font-weight-asian="normal"/>
    </style:style>
    <style:style style:name="T390" style:family="text">
      <style:text-properties fo:color="#e06c75" style:font-name="JetBrains Mono" fo:font-size="9pt" fo:font-style="normal" fo:font-weight="normal" officeooo:rsid="03e9ee6d" style:font-size-asian="9pt" style:font-style-asian="normal" style:font-weight-asian="normal"/>
    </style:style>
    <style:style style:name="T391" style:family="text">
      <style:text-properties fo:color="#e06c75" style:font-name="JetBrains Mono" fo:font-size="9pt" fo:font-style="normal" fo:font-weight="normal" officeooo:rsid="03eafc5b" style:font-size-asian="9pt" style:font-style-asian="normal" style:font-weight-asian="normal"/>
    </style:style>
    <style:style style:name="T392" style:family="text">
      <style:text-properties fo:color="#e06c75" style:font-name="JetBrains Mono" fo:font-size="9pt" fo:font-style="normal" fo:font-weight="normal" officeooo:rsid="03ef401b" style:font-size-asian="9pt" style:font-style-asian="normal" style:font-weight-asian="normal"/>
    </style:style>
    <style:style style:name="T393" style:family="text">
      <style:text-properties fo:color="#e06c75" style:font-name="JetBrains Mono" fo:font-size="9pt" fo:font-style="normal" fo:font-weight="normal" officeooo:rsid="041fc644" style:font-size-asian="9pt" style:font-style-asian="normal" style:font-weight-asian="normal"/>
    </style:style>
    <style:style style:name="T394" style:family="text">
      <style:text-properties fo:color="#e06c75" style:font-name="JetBrains Mono" fo:font-size="9pt" fo:font-style="normal" fo:font-weight="normal" officeooo:rsid="042304a0" style:font-size-asian="9pt" style:font-style-asian="normal" style:font-weight-asian="normal"/>
    </style:style>
    <style:style style:name="T395" style:family="text">
      <style:text-properties fo:color="#e06c75" style:font-name="JetBrains Mono" fo:font-size="9pt" fo:font-style="normal" fo:font-weight="normal" officeooo:rsid="042bbf75" style:font-size-asian="9pt" style:font-style-asian="normal" style:font-weight-asian="normal"/>
    </style:style>
    <style:style style:name="T396" style:family="text">
      <style:text-properties fo:color="#e06c75" style:font-name="JetBrains Mono" fo:font-size="9pt" fo:font-style="normal" fo:font-weight="normal" officeooo:rsid="0430d3be" style:font-size-asian="9pt" style:font-style-asian="normal" style:font-weight-asian="normal"/>
    </style:style>
    <style:style style:name="T397" style:family="text">
      <style:text-properties fo:color="#e06c75" style:font-name="JetBrains Mono" fo:font-size="9pt" fo:font-style="normal" fo:font-weight="normal" officeooo:rsid="043124ac" style:font-size-asian="9pt" style:font-style-asian="normal" style:font-weight-asian="normal"/>
    </style:style>
    <style:style style:name="T398" style:family="text">
      <style:text-properties fo:color="#e06c75" style:font-name="JetBrains Mono" fo:font-size="9pt" fo:font-style="normal" fo:font-weight="normal" officeooo:rsid="043294bb" style:font-size-asian="9pt" style:font-style-asian="normal" style:font-weight-asian="normal"/>
    </style:style>
    <style:style style:name="T399" style:family="text">
      <style:text-properties fo:color="#e06c75" style:font-name="JetBrains Mono" fo:font-size="9pt" fo:font-style="normal" fo:font-weight="normal" officeooo:rsid="044aa686" style:font-size-asian="9pt" style:font-style-asian="normal" style:font-weight-asian="normal"/>
    </style:style>
    <style:style style:name="T400" style:family="text">
      <style:text-properties fo:color="#e06c75" style:font-name="JetBrains Mono" fo:font-size="9pt" fo:font-style="normal" fo:font-weight="normal" officeooo:rsid="046e78a3" style:font-size-asian="9pt" style:font-style-asian="normal" style:font-weight-asian="normal"/>
    </style:style>
    <style:style style:name="T401" style:family="text">
      <style:text-properties fo:color="#e06c75" style:font-name="JetBrains Mono" fo:font-size="9pt" fo:font-style="normal" fo:font-weight="normal" officeooo:rsid="047c8779" style:font-size-asian="9pt" style:font-style-asian="normal" style:font-weight-asian="normal"/>
    </style:style>
    <style:style style:name="T402" style:family="text">
      <style:text-properties fo:color="#e06c75" style:font-name="JetBrains Mono" fo:font-size="9pt" fo:font-style="normal" fo:font-weight="normal" officeooo:rsid="04939b2d" style:font-size-asian="9pt" style:font-style-asian="normal" style:font-weight-asian="normal"/>
    </style:style>
    <style:style style:name="T403" style:family="text">
      <style:text-properties fo:color="#e06c75" style:font-name="JetBrains Mono" fo:font-size="9pt" fo:font-style="normal" fo:font-weight="normal" officeooo:rsid="04a4feaa" style:font-size-asian="9pt" style:font-style-asian="normal" style:font-weight-asian="normal"/>
    </style:style>
    <style:style style:name="T404" style:family="text">
      <style:text-properties fo:color="#e06c75" style:font-name="JetBrains Mono" fo:font-size="9pt" fo:font-style="normal" fo:font-weight="normal" officeooo:rsid="04d516ad" style:font-size-asian="9pt" style:font-style-asian="normal" style:font-weight-asian="normal"/>
    </style:style>
    <style:style style:name="T405" style:family="text">
      <style:text-properties fo:color="#e06c75" style:font-name="JetBrains Mono" fo:font-size="9pt" fo:font-style="normal" fo:font-weight="normal" style:font-size-asian="9pt" style:font-style-asian="normal" style:font-weight-asian="normal"/>
    </style:style>
    <style:style style:name="T40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407"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408"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409"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410"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411"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412"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413"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414"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15"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16"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17"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18"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19"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420"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21"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22"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23"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424"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425"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426"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427" style:family="text">
      <style:text-properties fo:color="#e06c75" style:font-name="JetBrains Mono" fo:font-size="9pt" fo:font-style="normal" fo:font-weight="normal" officeooo:rsid="0476ab16" fo:background-color="#ffff00" loext:char-shading-value="0" style:font-size-asian="9pt" style:font-style-asian="normal" style:font-weight-asian="normal" style:font-weight-complex="normal"/>
    </style:style>
    <style:style style:name="T428"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429"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430"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431"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432"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433"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34"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435"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436"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437"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438"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439"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440"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441"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442"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443"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444"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445"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46"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47"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448"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449"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450"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451"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452"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453"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454"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455"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456"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457"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458"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459"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460"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461"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462"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463"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464"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465"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466"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467"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468"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469"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470"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471"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472"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473"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474"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475"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476"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477"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478"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479"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480"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481"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482"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483"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484"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485" style:family="text">
      <style:text-properties fo:color="#e06c75" style:font-name="JetBrains Mono" fo:font-size="9pt" fo:font-style="normal" fo:font-weight="normal" officeooo:rsid="03d9f495" fo:background-color="#ffff00" loext:char-shading-value="0" style:font-size-asian="9pt" style:font-style-asian="normal" style:font-weight-asian="normal"/>
    </style:style>
    <style:style style:name="T486" style:family="text">
      <style:text-properties fo:color="#e06c75" style:font-name="JetBrains Mono" fo:font-size="9pt" fo:font-style="normal" fo:font-weight="normal" officeooo:rsid="03e05013" fo:background-color="#ffff00" loext:char-shading-value="0" style:font-size-asian="9pt" style:font-style-asian="normal" style:font-weight-asian="normal"/>
    </style:style>
    <style:style style:name="T487" style:family="text">
      <style:text-properties fo:color="#e06c75" style:font-name="JetBrains Mono" fo:font-size="9pt" fo:font-style="normal" fo:font-weight="normal" officeooo:rsid="03e5dd4e" fo:background-color="#ffff00" loext:char-shading-value="0" style:font-size-asian="9pt" style:font-style-asian="normal" style:font-weight-asian="normal"/>
    </style:style>
    <style:style style:name="T488" style:family="text">
      <style:text-properties fo:color="#e06c75" style:font-name="JetBrains Mono" fo:font-size="9pt" fo:font-style="normal" fo:font-weight="normal" officeooo:rsid="03eafc5b" fo:background-color="#ffff00" loext:char-shading-value="0" style:font-size-asian="9pt" style:font-style-asian="normal" style:font-weight-asian="normal"/>
    </style:style>
    <style:style style:name="T489" style:family="text">
      <style:text-properties fo:color="#e06c75" style:font-name="JetBrains Mono" fo:font-size="9pt" fo:font-style="normal" fo:font-weight="normal" officeooo:rsid="03ffb8c2" fo:background-color="#ffff00" loext:char-shading-value="0" style:font-size-asian="9pt" style:font-style-asian="normal" style:font-weight-asian="normal"/>
    </style:style>
    <style:style style:name="T490" style:family="text">
      <style:text-properties fo:color="#e06c75" style:font-name="JetBrains Mono" fo:font-size="9pt" fo:font-style="normal" fo:font-weight="normal" officeooo:rsid="042bbf75" fo:background-color="#ffff00" loext:char-shading-value="0" style:font-size-asian="9pt" style:font-style-asian="normal" style:font-weight-asian="normal"/>
    </style:style>
    <style:style style:name="T491" style:family="text">
      <style:text-properties fo:color="#e06c75" style:font-name="JetBrains Mono" fo:font-size="9pt" fo:font-style="normal" fo:font-weight="normal" officeooo:rsid="042d7bfe" fo:background-color="#ffff00" loext:char-shading-value="0" style:font-size-asian="9pt" style:font-style-asian="normal" style:font-weight-asian="normal"/>
    </style:style>
    <style:style style:name="T492" style:family="text">
      <style:text-properties fo:color="#e06c75" style:font-name="JetBrains Mono" fo:font-size="9pt" fo:font-style="normal" fo:font-weight="normal" officeooo:rsid="0430d3be" fo:background-color="#ffff00" loext:char-shading-value="0" style:font-size-asian="9pt" style:font-style-asian="normal" style:font-weight-asian="normal"/>
    </style:style>
    <style:style style:name="T493" style:family="text">
      <style:text-properties fo:color="#e06c75" style:font-name="JetBrains Mono" fo:font-size="9pt" fo:font-style="normal" fo:font-weight="normal" officeooo:rsid="043124ac" fo:background-color="#ffff00" loext:char-shading-value="0" style:font-size-asian="9pt" style:font-style-asian="normal" style:font-weight-asian="normal"/>
    </style:style>
    <style:style style:name="T494" style:family="text">
      <style:text-properties fo:color="#e06c75" style:font-name="JetBrains Mono" fo:font-size="9pt" fo:font-style="normal" fo:font-weight="normal" officeooo:rsid="043294bb" fo:background-color="#ffff00" loext:char-shading-value="0" style:font-size-asian="9pt" style:font-style-asian="normal" style:font-weight-asian="normal"/>
    </style:style>
    <style:style style:name="T495" style:family="text">
      <style:text-properties fo:color="#e06c75" style:font-name="JetBrains Mono" fo:font-size="9pt" fo:font-style="normal" fo:font-weight="normal" officeooo:rsid="0444c2cc" fo:background-color="#ffff00" loext:char-shading-value="0" style:font-size-asian="9pt" style:font-style-asian="normal" style:font-weight-asian="normal"/>
    </style:style>
    <style:style style:name="T496" style:family="text">
      <style:text-properties fo:color="#e06c75" style:font-name="JetBrains Mono" fo:font-size="9pt" fo:font-style="normal" fo:font-weight="normal" officeooo:rsid="0447080a" fo:background-color="#ffff00" loext:char-shading-value="0" style:font-size-asian="9pt" style:font-style-asian="normal" style:font-weight-asian="normal"/>
    </style:style>
    <style:style style:name="T497" style:family="text">
      <style:text-properties fo:color="#e06c75" style:font-name="JetBrains Mono" fo:font-size="9pt" fo:font-style="normal" fo:font-weight="normal" officeooo:rsid="044aa686" fo:background-color="#ffff00" loext:char-shading-value="0" style:font-size-asian="9pt" style:font-style-asian="normal" style:font-weight-asian="normal"/>
    </style:style>
    <style:style style:name="T498" style:family="text">
      <style:text-properties fo:color="#e06c75" style:font-name="JetBrains Mono" fo:font-size="9pt" fo:font-style="normal" fo:font-weight="normal" officeooo:rsid="0476ab16" fo:background-color="#ffff00" loext:char-shading-value="0" style:font-size-asian="9pt" style:font-style-asian="normal" style:font-weight-asian="normal"/>
    </style:style>
    <style:style style:name="T499" style:family="text">
      <style:text-properties fo:color="#e06c75" style:font-name="JetBrains Mono" fo:font-size="9pt" fo:font-style="normal" fo:font-weight="normal" officeooo:rsid="047c8779" fo:background-color="#ffff00" loext:char-shading-value="0" style:font-size-asian="9pt" style:font-style-asian="normal" style:font-weight-asian="normal"/>
    </style:style>
    <style:style style:name="T500" style:family="text">
      <style:text-properties fo:color="#e06c75" style:font-name="JetBrains Mono" fo:font-size="9pt" fo:font-style="normal" fo:font-weight="normal" officeooo:rsid="0485803c" fo:background-color="#ffff00" loext:char-shading-value="0" style:font-size-asian="9pt" style:font-style-asian="normal" style:font-weight-asian="normal"/>
    </style:style>
    <style:style style:name="T501" style:family="text">
      <style:text-properties fo:color="#e06c75" style:font-name="JetBrains Mono" fo:font-size="9pt" fo:font-style="normal" fo:font-weight="normal" officeooo:rsid="048b4842" fo:background-color="#ffff00" loext:char-shading-value="0" style:font-size-asian="9pt" style:font-style-asian="normal" style:font-weight-asian="normal"/>
    </style:style>
    <style:style style:name="T502" style:family="text">
      <style:text-properties fo:color="#e06c75" style:font-name="JetBrains Mono" fo:font-size="9pt" fo:font-style="normal" fo:font-weight="normal" officeooo:rsid="04939b2d" fo:background-color="#ffff00" loext:char-shading-value="0" style:font-size-asian="9pt" style:font-style-asian="normal" style:font-weight-asian="normal"/>
    </style:style>
    <style:style style:name="T503" style:family="text">
      <style:text-properties fo:color="#e06c75" style:font-name="JetBrains Mono" fo:font-size="9pt" fo:font-style="normal" fo:font-weight="normal" officeooo:rsid="04d516ad" fo:background-color="#ffff00" loext:char-shading-value="0" style:font-size-asian="9pt" style:font-style-asian="normal" style:font-weight-asian="normal"/>
    </style:style>
    <style:style style:name="T504" style:family="text">
      <style:text-properties fo:color="#e06c75" style:font-name="JetBrains Mono" fo:font-size="9pt" fo:font-style="normal" fo:font-weight="normal" officeooo:rsid="04f20221" fo:background-color="#ffff00" loext:char-shading-value="0" style:font-size-asian="9pt" style:font-style-asian="normal" style:font-weight-asian="normal"/>
    </style:style>
    <style:style style:name="T505"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506"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507"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508"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09"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510"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511"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512"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513" style:family="text">
      <style:text-properties fo:color="#e06c75" style:font-name="JetBrains Mono" fo:font-size="9pt" fo:font-style="normal" style:font-size-asian="9pt" style:font-style-asian="normal"/>
    </style:style>
    <style:style style:name="T514" style:family="text">
      <style:text-properties fo:color="#e06c75" style:font-name="JetBrains Mono" fo:font-size="9pt" fo:font-style="normal" style:font-size-asian="9pt" style:font-style-asian="normal"/>
    </style:style>
    <style:style style:name="T515" style:family="text">
      <style:text-properties fo:color="#e06c75" style:font-name="JetBrains Mono" fo:font-size="9pt" fo:font-style="normal" fo:background-color="#ffff00" loext:char-shading-value="0" style:font-size-asian="9pt" style:font-style-asian="normal"/>
    </style:style>
    <style:style style:name="T516" style:family="text">
      <style:text-properties fo:color="#e06c75" style:font-name="JetBrains Mono" fo:font-size="9pt" fo:font-style="normal" style:text-underline-style="none" style:font-size-asian="9pt" style:font-style-asian="normal"/>
    </style:style>
    <style:style style:name="T517" style:family="text">
      <style:text-properties fo:color="#e06c75" style:font-name="JetBrains Mono" fo:font-size="9pt" fo:font-style="normal" fo:background-color="#eeeeee" loext:char-shading-value="0" style:font-size-asian="9pt" style:font-style-asian="normal"/>
    </style:style>
    <style:style style:name="T518" style:family="text">
      <style:text-properties fo:color="#e06c75" style:font-name="JetBrains Mono" fo:font-size="9pt" fo:font-style="normal" fo:background-color="#dee6ef" loext:char-shading-value="0" style:font-size-asian="9pt" style:font-style-asian="normal"/>
    </style:style>
    <style:style style:name="T519" style:family="text">
      <style:text-properties fo:color="#e06c75" style:font-name="JetBrains Mono" fo:font-size="9pt" fo:font-style="normal" fo:background-color="#dddddd" loext:char-shading-value="0" style:font-size-asian="9pt" style:font-style-asian="normal"/>
    </style:style>
    <style:style style:name="T520" style:family="text">
      <style:text-properties fo:color="#e06c75" style:font-name="JetBrains Mono" fo:font-size="9pt" fo:font-style="italic" fo:font-weight="normal" style:font-size-asian="9pt" style:font-style-asian="italic" style:font-weight-asian="normal"/>
    </style:style>
    <style:style style:name="T521" style:family="text">
      <style:text-properties fo:color="#e06c75" style:font-name="JetBrains Mono" fo:font-size="9pt" fo:font-style="italic" fo:font-weight="normal" officeooo:rsid="00c84f07" style:font-size-asian="9pt" style:font-style-asian="italic" style:font-weight-asian="normal"/>
    </style:style>
    <style:style style:name="T522" style:family="text">
      <style:text-properties fo:color="#e06c75" style:font-name="JetBrains Mono" fo:font-size="9pt" fo:font-style="italic" fo:font-weight="normal" officeooo:rsid="00d57fdd" style:font-size-asian="9pt" style:font-style-asian="italic" style:font-weight-asian="normal"/>
    </style:style>
    <style:style style:name="T523" style:family="text">
      <style:text-properties fo:color="#e06c75" style:font-name="JetBrains Mono" fo:font-size="9pt" fo:font-style="italic" fo:font-weight="normal" officeooo:rsid="01131044" style:font-size-asian="9pt" style:font-style-asian="italic" style:font-weight-asian="normal"/>
    </style:style>
    <style:style style:name="T524" style:family="text">
      <style:text-properties fo:color="#e06c75" style:font-name="JetBrains Mono" fo:font-size="9pt" fo:font-style="italic" fo:font-weight="normal" officeooo:rsid="011fd835" style:font-size-asian="9pt" style:font-style-asian="italic" style:font-weight-asian="normal"/>
    </style:style>
    <style:style style:name="T525" style:family="text">
      <style:text-properties fo:color="#e06c75" style:font-name="JetBrains Mono" fo:font-size="9pt" fo:font-style="italic" fo:font-weight="normal" officeooo:rsid="0182ea6d" style:font-size-asian="9pt" style:font-style-asian="italic" style:font-weight-asian="normal"/>
    </style:style>
    <style:style style:name="T526" style:family="text">
      <style:text-properties fo:color="#e06c75" style:font-name="JetBrains Mono" fo:font-size="9pt" fo:font-style="italic" fo:font-weight="normal" officeooo:rsid="0183de12" style:font-size-asian="9pt" style:font-style-asian="italic" style:font-weight-asian="normal"/>
    </style:style>
    <style:style style:name="T527" style:family="text">
      <style:text-properties fo:color="#e06c75" style:font-name="JetBrains Mono" fo:font-size="9pt" fo:font-style="italic" fo:font-weight="normal" officeooo:rsid="018c3301" style:font-size-asian="9pt" style:font-style-asian="italic" style:font-weight-asian="normal"/>
    </style:style>
    <style:style style:name="T528"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529" style:family="text">
      <style:text-properties fo:color="#e06c75" style:font-name="JetBrains Mono" fo:font-size="9pt" fo:font-style="italic" fo:font-weight="normal" officeooo:rsid="01e325aa" style:font-size-asian="9pt" style:font-style-asian="italic" style:font-weight-asian="normal"/>
    </style:style>
    <style:style style:name="T530" style:family="text">
      <style:text-properties fo:color="#e06c75" style:font-name="JetBrains Mono" fo:font-size="9pt" fo:font-style="italic" fo:font-weight="normal" officeooo:rsid="0276ee98" style:font-size-asian="9pt" style:font-style-asian="italic" style:font-weight-asian="normal"/>
    </style:style>
    <style:style style:name="T531" style:family="text">
      <style:text-properties fo:color="#e06c75" style:font-name="JetBrains Mono" fo:font-size="9pt" fo:font-style="italic" fo:font-weight="normal" officeooo:rsid="027ca5e9" style:font-size-asian="9pt" style:font-style-asian="italic" style:font-weight-asian="normal"/>
    </style:style>
    <style:style style:name="T532" style:family="text">
      <style:text-properties fo:color="#e06c75" style:font-name="JetBrains Mono" fo:font-size="9pt" fo:font-style="italic" fo:font-weight="normal" officeooo:rsid="027dbb57" style:font-size-asian="9pt" style:font-style-asian="italic" style:font-weight-asian="normal"/>
    </style:style>
    <style:style style:name="T533" style:family="text">
      <style:text-properties fo:color="#e06c75" style:font-name="JetBrains Mono" fo:font-size="9pt" fo:font-style="italic" fo:font-weight="normal" officeooo:rsid="029ebc9c" style:font-size-asian="9pt" style:font-style-asian="italic" style:font-weight-asian="normal"/>
    </style:style>
    <style:style style:name="T534" style:family="text">
      <style:text-properties fo:color="#e06c75" style:font-name="JetBrains Mono" fo:font-size="9pt" fo:font-style="italic" fo:font-weight="normal" officeooo:rsid="03d9f495" style:font-size-asian="9pt" style:font-style-asian="italic" style:font-weight-asian="normal"/>
    </style:style>
    <style:style style:name="T535" style:family="text">
      <style:text-properties fo:color="#e06c75" style:font-name="JetBrains Mono" fo:font-size="9pt" fo:font-style="italic" fo:font-weight="normal" officeooo:rsid="03eafc5b" style:font-size-asian="9pt" style:font-style-asian="italic" style:font-weight-asian="normal"/>
    </style:style>
    <style:style style:name="T536" style:family="text">
      <style:text-properties fo:color="#e06c75" style:font-name="JetBrains Mono" fo:font-size="9pt" fo:font-style="italic" fo:font-weight="normal" officeooo:rsid="03ef401b" style:font-size-asian="9pt" style:font-style-asian="italic" style:font-weight-asian="normal"/>
    </style:style>
    <style:style style:name="T537"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538"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539"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540"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541"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542"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543"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544"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545"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546" style:family="text">
      <style:text-properties fo:color="#e06c75" style:font-name="JetBrains Mono" fo:font-size="9pt" fo:font-style="italic" fo:font-weight="normal" officeooo:rsid="03d9f495" fo:background-color="#ffff00" loext:char-shading-value="0" style:font-size-asian="9pt" style:font-style-asian="italic" style:font-weight-asian="normal"/>
    </style:style>
    <style:style style:name="T547" style:family="text">
      <style:text-properties fo:color="#e06c75" style:font-name="JetBrains Mono" fo:font-size="9pt" fo:font-style="italic" fo:font-weight="normal" officeooo:rsid="03e05013" fo:background-color="#ffff00" loext:char-shading-value="0" style:font-size-asian="9pt" style:font-style-asian="italic" style:font-weight-asian="normal"/>
    </style:style>
    <style:style style:name="T548" style:family="text">
      <style:text-properties fo:color="#e06c75" style:font-name="JetBrains Mono" fo:font-size="9pt" fo:font-style="italic" fo:font-weight="normal" officeooo:rsid="03e5dd4e" fo:background-color="#ffff00" loext:char-shading-value="0" style:font-size-asian="9pt" style:font-style-asian="italic" style:font-weight-asian="normal"/>
    </style:style>
    <style:style style:name="T549" style:family="text">
      <style:text-properties fo:color="#e06c75" style:font-name="JetBrains Mono" fo:font-size="9pt" fo:font-style="italic" fo:font-weight="normal" officeooo:rsid="03eafc5b" fo:background-color="#ffff00" loext:char-shading-value="0" style:font-size-asian="9pt" style:font-style-asian="italic" style:font-weight-asian="normal"/>
    </style:style>
    <style:style style:name="T550"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551"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552"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553"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554" style:family="text">
      <style:text-properties fo:color="#e06c75" style:font-name="JetBrains Mono" fo:font-size="9pt" fo:font-style="italic" fo:background-color="#ffff00" loext:char-shading-value="0" style:font-size-asian="9pt" style:font-style-asian="italic"/>
    </style:style>
    <style:style style:name="T555" style:family="text">
      <style:text-properties fo:color="#e06c75" style:font-name="JetBrains Mono" fo:font-size="9pt" fo:font-style="italic" style:font-size-asian="9pt" style:font-style-asian="italic"/>
    </style:style>
    <style:style style:name="T556"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557"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558"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559"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560"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561"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62"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63"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64"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65" style:family="text">
      <style:text-properties fo:color="#e06c75" style:text-position="0% 100%" style:font-name="JetBrains Mono" fo:font-size="9pt" fo:font-style="normal" officeooo:rsid="03f42362" style:font-size-asian="9pt" style:font-style-asian="normal"/>
    </style:style>
    <style:style style:name="T566"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567"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568"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569"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570" style:family="text">
      <style:text-properties fo:color="#e06c75"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571" style:family="text">
      <style:text-properties fo:color="#e06c75"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572"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573"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574"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575"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576" style:family="text">
      <style:text-properties fo:color="#e06c75" style:text-line-through-style="solid" style:text-line-through-type="single" style:font-name="JetBrains Mono" fo:font-size="9pt" fo:font-style="italic" fo:font-weight="normal" style:font-size-asian="9pt" style:font-style-asian="italic" style:font-weight-asian="normal"/>
    </style:style>
    <style:style style:name="T577" style:family="text">
      <style:text-properties fo:color="#61afef" style:font-name="JetBrains Mono" fo:font-size="9pt" fo:font-style="normal" fo:font-weight="normal" style:font-size-asian="9pt" style:font-style-asian="normal" style:font-weight-asian="normal"/>
    </style:style>
    <style:style style:name="T578" style:family="text">
      <style:text-properties fo:color="#61afef" style:font-name="JetBrains Mono" fo:font-size="9pt" fo:font-style="normal" fo:font-weight="normal" officeooo:rsid="00344219" style:font-size-asian="9pt" style:font-style-asian="normal" style:font-weight-asian="normal"/>
    </style:style>
    <style:style style:name="T579" style:family="text">
      <style:text-properties fo:color="#61afef" style:font-name="JetBrains Mono" fo:font-size="9pt" fo:font-style="normal" fo:font-weight="normal" officeooo:rsid="0043b6fb" style:font-size-asian="9pt" style:font-style-asian="normal" style:font-weight-asian="normal"/>
    </style:style>
    <style:style style:name="T580" style:family="text">
      <style:text-properties fo:color="#61afef" style:font-name="JetBrains Mono" fo:font-size="9pt" fo:font-style="normal" fo:font-weight="normal" officeooo:rsid="00455455" style:font-size-asian="9pt" style:font-style-asian="normal" style:font-weight-asian="normal"/>
    </style:style>
    <style:style style:name="T581" style:family="text">
      <style:text-properties fo:color="#61afef" style:font-name="JetBrains Mono" fo:font-size="9pt" fo:font-style="normal" fo:font-weight="normal" officeooo:rsid="0054e8f7" style:font-size-asian="9pt" style:font-style-asian="normal" style:font-weight-asian="normal"/>
    </style:style>
    <style:style style:name="T582" style:family="text">
      <style:text-properties fo:color="#61afef" style:font-name="JetBrains Mono" fo:font-size="9pt" fo:font-style="normal" fo:font-weight="normal" officeooo:rsid="00704b2e" style:font-size-asian="9pt" style:font-style-asian="normal" style:font-weight-asian="normal"/>
    </style:style>
    <style:style style:name="T583" style:family="text">
      <style:text-properties fo:color="#61afef" style:font-name="JetBrains Mono" fo:font-size="9pt" fo:font-style="normal" fo:font-weight="normal" officeooo:rsid="00c84f07" style:font-size-asian="9pt" style:font-style-asian="normal" style:font-weight-asian="normal"/>
    </style:style>
    <style:style style:name="T584" style:family="text">
      <style:text-properties fo:color="#61afef" style:font-name="JetBrains Mono" fo:font-size="9pt" fo:font-style="normal" fo:font-weight="normal" officeooo:rsid="00db0cd7" style:font-size-asian="9pt" style:font-style-asian="normal" style:font-weight-asian="normal"/>
    </style:style>
    <style:style style:name="T585"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586"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587" style:family="text">
      <style:text-properties fo:color="#61afef" style:font-name="JetBrains Mono" fo:font-size="9pt" fo:font-style="normal" fo:font-weight="normal" officeooo:rsid="011271ea" style:font-size-asian="9pt" style:font-style-asian="normal" style:font-weight-asian="normal"/>
    </style:style>
    <style:style style:name="T588" style:family="text">
      <style:text-properties fo:color="#61afef" style:font-name="JetBrains Mono" fo:font-size="9pt" fo:font-style="normal" fo:font-weight="normal" officeooo:rsid="011fd835" style:font-size-asian="9pt" style:font-style-asian="normal" style:font-weight-asian="normal"/>
    </style:style>
    <style:style style:name="T589" style:family="text">
      <style:text-properties fo:color="#61afef" style:font-name="JetBrains Mono" fo:font-size="9pt" fo:font-style="normal" fo:font-weight="normal" officeooo:rsid="0121c4d0" style:font-size-asian="9pt" style:font-style-asian="normal" style:font-weight-asian="normal"/>
    </style:style>
    <style:style style:name="T590" style:family="text">
      <style:text-properties fo:color="#61afef" style:font-name="JetBrains Mono" fo:font-size="9pt" fo:font-style="normal" fo:font-weight="normal" officeooo:rsid="013fe538" style:font-size-asian="9pt" style:font-style-asian="normal" style:font-weight-asian="normal"/>
    </style:style>
    <style:style style:name="T591" style:family="text">
      <style:text-properties fo:color="#61afef" style:font-name="JetBrains Mono" fo:font-size="9pt" fo:font-style="normal" fo:font-weight="normal" officeooo:rsid="014d1bb4" style:font-size-asian="9pt" style:font-style-asian="normal" style:font-weight-asian="normal"/>
    </style:style>
    <style:style style:name="T592" style:family="text">
      <style:text-properties fo:color="#61afef" style:font-name="JetBrains Mono" fo:font-size="9pt" fo:font-style="normal" fo:font-weight="normal" officeooo:rsid="014e56c3" style:font-size-asian="9pt" style:font-style-asian="normal" style:font-weight-asian="normal"/>
    </style:style>
    <style:style style:name="T593" style:family="text">
      <style:text-properties fo:color="#61afef" style:font-name="JetBrains Mono" fo:font-size="9pt" fo:font-style="normal" fo:font-weight="normal" style:font-size-asian="9pt" style:font-style-asian="normal" style:font-weight-asian="normal" style:font-weight-complex="normal"/>
    </style:style>
    <style:style style:name="T594"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595"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596"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597"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598"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599"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600"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601"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602"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603"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604" style:family="text">
      <style:text-properties fo:color="#61afef" style:font-name="JetBrains Mono" fo:font-size="9pt" fo:font-style="normal" fo:font-weight="normal" officeooo:rsid="03f378cb" style:font-size-asian="9pt" style:font-style-asian="normal" style:font-weight-asian="normal" style:font-weight-complex="normal"/>
    </style:style>
    <style:style style:name="T605" style:family="text">
      <style:text-properties fo:color="#61afef" style:font-name="JetBrains Mono" fo:font-size="9pt" fo:font-style="normal" fo:font-weight="normal" officeooo:rsid="04b6a3ba" style:font-size-asian="9pt" style:font-style-asian="normal" style:font-weight-asian="normal" style:font-weight-complex="normal"/>
    </style:style>
    <style:style style:name="T606" style:family="text">
      <style:text-properties fo:color="#61afef" style:font-name="JetBrains Mono" fo:font-size="9pt" fo:font-style="normal" fo:font-weight="normal" officeooo:rsid="0183de12" style:font-size-asian="9pt" style:font-style-asian="normal" style:font-weight-asian="normal"/>
    </style:style>
    <style:style style:name="T607" style:family="text">
      <style:text-properties fo:color="#61afef" style:font-name="JetBrains Mono" fo:font-size="9pt" fo:font-style="normal" fo:font-weight="normal" officeooo:rsid="018c3301" style:font-size-asian="9pt" style:font-style-asian="normal" style:font-weight-asian="normal"/>
    </style:style>
    <style:style style:name="T608" style:family="text">
      <style:text-properties fo:color="#61afef" style:font-name="JetBrains Mono" fo:font-size="9pt" fo:font-style="normal" fo:font-weight="normal" officeooo:rsid="0190ce55" style:font-size-asian="9pt" style:font-style-asian="normal" style:font-weight-asian="normal"/>
    </style:style>
    <style:style style:name="T609" style:family="text">
      <style:text-properties fo:color="#61afef" style:font-name="JetBrains Mono" fo:font-size="9pt" fo:font-style="normal" fo:font-weight="normal" officeooo:rsid="01938fb3" style:font-size-asian="9pt" style:font-style-asian="normal" style:font-weight-asian="normal"/>
    </style:style>
    <style:style style:name="T610" style:family="text">
      <style:text-properties fo:color="#61afef" style:font-name="JetBrains Mono" fo:font-size="9pt" fo:font-style="normal" fo:font-weight="normal" officeooo:rsid="01970438" style:font-size-asian="9pt" style:font-style-asian="normal" style:font-weight-asian="normal"/>
    </style:style>
    <style:style style:name="T611" style:family="text">
      <style:text-properties fo:color="#61afef" style:font-name="JetBrains Mono" fo:font-size="9pt" fo:font-style="normal" fo:font-weight="normal" officeooo:rsid="01cd95e1" style:font-size-asian="9pt" style:font-style-asian="normal" style:font-weight-asian="normal"/>
    </style:style>
    <style:style style:name="T612" style:family="text">
      <style:text-properties fo:color="#61afef" style:font-name="JetBrains Mono" fo:font-size="9pt" fo:font-style="normal" fo:font-weight="normal" officeooo:rsid="01d630f2" style:font-size-asian="9pt" style:font-style-asian="normal" style:font-weight-asian="normal"/>
    </style:style>
    <style:style style:name="T613" style:family="text">
      <style:text-properties fo:color="#61afef" style:font-name="JetBrains Mono" fo:font-size="9pt" fo:font-style="normal" fo:font-weight="normal" officeooo:rsid="01e325aa" style:font-size-asian="9pt" style:font-style-asian="normal" style:font-weight-asian="normal"/>
    </style:style>
    <style:style style:name="T614" style:family="text">
      <style:text-properties fo:color="#61afef" style:font-name="JetBrains Mono" fo:font-size="9pt" fo:font-style="normal" fo:font-weight="normal" officeooo:rsid="01e39016" style:font-size-asian="9pt" style:font-style-asian="normal" style:font-weight-asian="normal"/>
    </style:style>
    <style:style style:name="T615" style:family="text">
      <style:text-properties fo:color="#61afef" style:font-name="JetBrains Mono" fo:font-size="9pt" fo:font-style="normal" fo:font-weight="normal" officeooo:rsid="01e75590" style:font-size-asian="9pt" style:font-style-asian="normal" style:font-weight-asian="normal"/>
    </style:style>
    <style:style style:name="T616" style:family="text">
      <style:text-properties fo:color="#61afef" style:font-name="JetBrains Mono" fo:font-size="9pt" fo:font-style="normal" fo:font-weight="normal" officeooo:rsid="01e8d316" style:font-size-asian="9pt" style:font-style-asian="normal" style:font-weight-asian="normal"/>
    </style:style>
    <style:style style:name="T617" style:family="text">
      <style:text-properties fo:color="#61afef" style:font-name="JetBrains Mono" fo:font-size="9pt" fo:font-style="normal" fo:font-weight="normal" officeooo:rsid="0206dc11" style:font-size-asian="9pt" style:font-style-asian="normal" style:font-weight-asian="normal"/>
    </style:style>
    <style:style style:name="T618" style:family="text">
      <style:text-properties fo:color="#61afef" style:font-name="JetBrains Mono" fo:font-size="9pt" fo:font-style="normal" fo:font-weight="normal" officeooo:rsid="022b2a2a" style:font-size-asian="9pt" style:font-style-asian="normal" style:font-weight-asian="normal"/>
    </style:style>
    <style:style style:name="T619" style:family="text">
      <style:text-properties fo:color="#61afef" style:font-name="JetBrains Mono" fo:font-size="9pt" fo:font-style="normal" fo:font-weight="normal" officeooo:rsid="027ca5e9" style:font-size-asian="9pt" style:font-style-asian="normal" style:font-weight-asian="normal"/>
    </style:style>
    <style:style style:name="T620" style:family="text">
      <style:text-properties fo:color="#61afef" style:font-name="JetBrains Mono" fo:font-size="9pt" fo:font-style="normal" fo:font-weight="normal" officeooo:rsid="027dbb57" style:font-size-asian="9pt" style:font-style-asian="normal" style:font-weight-asian="normal"/>
    </style:style>
    <style:style style:name="T621" style:family="text">
      <style:text-properties fo:color="#61afef" style:font-name="JetBrains Mono" fo:font-size="9pt" fo:font-style="normal" fo:font-weight="normal" officeooo:rsid="0295cfd1" style:font-size-asian="9pt" style:font-style-asian="normal" style:font-weight-asian="normal"/>
    </style:style>
    <style:style style:name="T622" style:family="text">
      <style:text-properties fo:color="#61afef" style:font-name="JetBrains Mono" fo:font-size="9pt" fo:font-style="normal" fo:font-weight="normal" officeooo:rsid="02ae5b03" style:font-size-asian="9pt" style:font-style-asian="normal" style:font-weight-asian="normal"/>
    </style:style>
    <style:style style:name="T623" style:family="text">
      <style:text-properties fo:color="#61afef" style:font-name="JetBrains Mono" fo:font-size="9pt" fo:font-style="normal" fo:font-weight="normal" officeooo:rsid="02b3d80d" style:font-size-asian="9pt" style:font-style-asian="normal" style:font-weight-asian="normal"/>
    </style:style>
    <style:style style:name="T624" style:family="text">
      <style:text-properties fo:color="#61afef" style:font-name="JetBrains Mono" fo:font-size="9pt" fo:font-style="normal" fo:font-weight="normal" officeooo:rsid="02b9d9b4" style:font-size-asian="9pt" style:font-style-asian="normal" style:font-weight-asian="normal"/>
    </style:style>
    <style:style style:name="T625" style:family="text">
      <style:text-properties fo:color="#61afef" style:font-name="JetBrains Mono" fo:font-size="9pt" fo:font-style="normal" fo:font-weight="normal" officeooo:rsid="02e1940b" style:font-size-asian="9pt" style:font-style-asian="normal" style:font-weight-asian="normal"/>
    </style:style>
    <style:style style:name="T626" style:family="text">
      <style:text-properties fo:color="#61afef" style:font-name="JetBrains Mono" fo:font-size="9pt" fo:font-style="normal" fo:font-weight="normal" officeooo:rsid="02e23333" style:font-size-asian="9pt" style:font-style-asian="normal" style:font-weight-asian="normal"/>
    </style:style>
    <style:style style:name="T627" style:family="text">
      <style:text-properties fo:color="#61afef" style:font-name="JetBrains Mono" fo:font-size="9pt" fo:font-style="normal" fo:font-weight="normal" officeooo:rsid="02e69255" style:font-size-asian="9pt" style:font-style-asian="normal" style:font-weight-asian="normal"/>
    </style:style>
    <style:style style:name="T628" style:family="text">
      <style:text-properties fo:color="#61afef" style:font-name="JetBrains Mono" fo:font-size="9pt" fo:font-style="normal" fo:font-weight="normal" officeooo:rsid="02e78358" style:font-size-asian="9pt" style:font-style-asian="normal" style:font-weight-asian="normal"/>
    </style:style>
    <style:style style:name="T629" style:family="text">
      <style:text-properties fo:color="#61afef" style:font-name="JetBrains Mono" fo:font-size="9pt" fo:font-style="normal" fo:font-weight="normal" officeooo:rsid="030b6c44" style:font-size-asian="9pt" style:font-style-asian="normal" style:font-weight-asian="normal"/>
    </style:style>
    <style:style style:name="T630" style:family="text">
      <style:text-properties fo:color="#61afef" style:font-name="JetBrains Mono" fo:font-size="9pt" fo:font-style="normal" fo:font-weight="normal" officeooo:rsid="030cabd3" style:font-size-asian="9pt" style:font-style-asian="normal" style:font-weight-asian="normal"/>
    </style:style>
    <style:style style:name="T631" style:family="text">
      <style:text-properties fo:color="#61afef" style:font-name="JetBrains Mono" fo:font-size="9pt" fo:font-style="normal" fo:font-weight="normal" officeooo:rsid="0316a931" style:font-size-asian="9pt" style:font-style-asian="normal" style:font-weight-asian="normal"/>
    </style:style>
    <style:style style:name="T632" style:family="text">
      <style:text-properties fo:color="#61afef" style:font-name="JetBrains Mono" fo:font-size="9pt" fo:font-style="normal" fo:font-weight="normal" officeooo:rsid="031f2494" style:font-size-asian="9pt" style:font-style-asian="normal" style:font-weight-asian="normal"/>
    </style:style>
    <style:style style:name="T633" style:family="text">
      <style:text-properties fo:color="#61afef" style:font-name="JetBrains Mono" fo:font-size="9pt" fo:font-style="normal" fo:font-weight="normal" officeooo:rsid="0323935c" style:font-size-asian="9pt" style:font-style-asian="normal" style:font-weight-asian="normal"/>
    </style:style>
    <style:style style:name="T634" style:family="text">
      <style:text-properties fo:color="#61afef" style:font-name="JetBrains Mono" fo:font-size="9pt" fo:font-style="normal" fo:font-weight="normal" officeooo:rsid="0327e255" style:font-size-asian="9pt" style:font-style-asian="normal" style:font-weight-asian="normal"/>
    </style:style>
    <style:style style:name="T635" style:family="text">
      <style:text-properties fo:color="#61afef" style:font-name="JetBrains Mono" fo:font-size="9pt" fo:font-style="normal" fo:font-weight="normal" officeooo:rsid="032a540e" style:font-size-asian="9pt" style:font-style-asian="normal" style:font-weight-asian="normal"/>
    </style:style>
    <style:style style:name="T636" style:family="text">
      <style:text-properties fo:color="#61afef" style:font-name="JetBrains Mono" fo:font-size="9pt" fo:font-style="normal" fo:font-weight="normal" officeooo:rsid="032fee86" style:font-size-asian="9pt" style:font-style-asian="normal" style:font-weight-asian="normal"/>
    </style:style>
    <style:style style:name="T637" style:family="text">
      <style:text-properties fo:color="#61afef" style:font-name="JetBrains Mono" fo:font-size="9pt" fo:font-style="normal" fo:font-weight="normal" officeooo:rsid="03305d41" style:font-size-asian="9pt" style:font-style-asian="normal" style:font-weight-asian="normal"/>
    </style:style>
    <style:style style:name="T638" style:family="text">
      <style:text-properties fo:color="#61afef" style:font-name="JetBrains Mono" fo:font-size="9pt" fo:font-style="normal" fo:font-weight="normal" officeooo:rsid="0335e0ea" style:font-size-asian="9pt" style:font-style-asian="normal" style:font-weight-asian="normal"/>
    </style:style>
    <style:style style:name="T639" style:family="text">
      <style:text-properties fo:color="#61afef" style:font-name="JetBrains Mono" fo:font-size="9pt" fo:font-style="normal" fo:font-weight="normal" officeooo:rsid="0337d635" style:font-size-asian="9pt" style:font-style-asian="normal" style:font-weight-asian="normal"/>
    </style:style>
    <style:style style:name="T640" style:family="text">
      <style:text-properties fo:color="#61afef" style:font-name="JetBrains Mono" fo:font-size="9pt" fo:font-style="normal" fo:font-weight="normal" officeooo:rsid="033a8d20" style:font-size-asian="9pt" style:font-style-asian="normal" style:font-weight-asian="normal"/>
    </style:style>
    <style:style style:name="T641" style:family="text">
      <style:text-properties fo:color="#61afef" style:font-name="JetBrains Mono" fo:font-size="9pt" fo:font-style="normal" fo:font-weight="normal" officeooo:rsid="034d4add" style:font-size-asian="9pt" style:font-style-asian="normal" style:font-weight-asian="normal"/>
    </style:style>
    <style:style style:name="T642" style:family="text">
      <style:text-properties fo:color="#61afef" style:font-name="JetBrains Mono" fo:font-size="9pt" fo:font-style="normal" fo:font-weight="normal" officeooo:rsid="0378264d" style:font-size-asian="9pt" style:font-style-asian="normal" style:font-weight-asian="normal"/>
    </style:style>
    <style:style style:name="T643" style:family="text">
      <style:text-properties fo:color="#61afef" style:font-name="JetBrains Mono" fo:font-size="9pt" fo:font-style="normal" fo:font-weight="normal" officeooo:rsid="0384dc05" style:font-size-asian="9pt" style:font-style-asian="normal" style:font-weight-asian="normal"/>
    </style:style>
    <style:style style:name="T644" style:family="text">
      <style:text-properties fo:color="#61afef" style:font-name="JetBrains Mono" fo:font-size="9pt" fo:font-style="normal" fo:font-weight="normal" officeooo:rsid="038bdd6f" style:font-size-asian="9pt" style:font-style-asian="normal" style:font-weight-asian="normal"/>
    </style:style>
    <style:style style:name="T645" style:family="text">
      <style:text-properties fo:color="#61afef" style:font-name="JetBrains Mono" fo:font-size="9pt" fo:font-style="normal" fo:font-weight="normal" officeooo:rsid="038ed016" style:font-size-asian="9pt" style:font-style-asian="normal" style:font-weight-asian="normal"/>
    </style:style>
    <style:style style:name="T646" style:family="text">
      <style:text-properties fo:color="#61afef" style:font-name="JetBrains Mono" fo:font-size="9pt" fo:font-style="normal" fo:font-weight="normal" officeooo:rsid="03b8394f" style:font-size-asian="9pt" style:font-style-asian="normal" style:font-weight-asian="normal"/>
    </style:style>
    <style:style style:name="T647" style:family="text">
      <style:text-properties fo:color="#61afef" style:font-name="JetBrains Mono" fo:font-size="9pt" fo:font-style="normal" fo:font-weight="normal" officeooo:rsid="03b9791a" style:font-size-asian="9pt" style:font-style-asian="normal" style:font-weight-asian="normal"/>
    </style:style>
    <style:style style:name="T648" style:family="text">
      <style:text-properties fo:color="#61afef" style:font-name="JetBrains Mono" fo:font-size="9pt" fo:font-style="normal" fo:font-weight="normal" officeooo:rsid="03bffc07" style:font-size-asian="9pt" style:font-style-asian="normal" style:font-weight-asian="normal"/>
    </style:style>
    <style:style style:name="T649" style:family="text">
      <style:text-properties fo:color="#61afef" style:font-name="JetBrains Mono" fo:font-size="9pt" fo:font-style="normal" fo:font-weight="normal" officeooo:rsid="03c9c71c" style:font-size-asian="9pt" style:font-style-asian="normal" style:font-weight-asian="normal"/>
    </style:style>
    <style:style style:name="T650" style:family="text">
      <style:text-properties fo:color="#61afef" style:font-name="JetBrains Mono" fo:font-size="9pt" fo:font-style="normal" fo:font-weight="normal" officeooo:rsid="03d9f495" style:font-size-asian="9pt" style:font-style-asian="normal" style:font-weight-asian="normal"/>
    </style:style>
    <style:style style:name="T651" style:family="text">
      <style:text-properties fo:color="#61afef" style:font-name="JetBrains Mono" fo:font-size="9pt" fo:font-style="normal" fo:font-weight="normal" officeooo:rsid="03eafc5b" style:font-size-asian="9pt" style:font-style-asian="normal" style:font-weight-asian="normal"/>
    </style:style>
    <style:style style:name="T652" style:family="text">
      <style:text-properties fo:color="#61afef" style:font-name="JetBrains Mono" fo:font-size="9pt" fo:font-style="normal" fo:font-weight="normal" officeooo:rsid="03ef401b" style:font-size-asian="9pt" style:font-style-asian="normal" style:font-weight-asian="normal"/>
    </style:style>
    <style:style style:name="T653" style:family="text">
      <style:text-properties fo:color="#61afef" style:font-name="JetBrains Mono" fo:font-size="9pt" fo:font-style="normal" fo:font-weight="normal" officeooo:rsid="041fc644" style:font-size-asian="9pt" style:font-style-asian="normal" style:font-weight-asian="normal"/>
    </style:style>
    <style:style style:name="T654" style:family="text">
      <style:text-properties fo:color="#61afef" style:font-name="JetBrains Mono" fo:font-size="9pt" fo:font-style="normal" fo:font-weight="normal" officeooo:rsid="042304a0" style:font-size-asian="9pt" style:font-style-asian="normal" style:font-weight-asian="normal"/>
    </style:style>
    <style:style style:name="T655" style:family="text">
      <style:text-properties fo:color="#61afef" style:font-name="JetBrains Mono" fo:font-size="9pt" fo:font-style="normal" fo:font-weight="normal" officeooo:rsid="042bbf75" style:font-size-asian="9pt" style:font-style-asian="normal" style:font-weight-asian="normal"/>
    </style:style>
    <style:style style:name="T656" style:family="text">
      <style:text-properties fo:color="#61afef" style:font-name="JetBrains Mono" fo:font-size="9pt" fo:font-style="normal" fo:font-weight="normal" officeooo:rsid="0430d3be" style:font-size-asian="9pt" style:font-style-asian="normal" style:font-weight-asian="normal"/>
    </style:style>
    <style:style style:name="T657" style:family="text">
      <style:text-properties fo:color="#61afef" style:font-name="JetBrains Mono" fo:font-size="9pt" fo:font-style="normal" fo:font-weight="normal" officeooo:rsid="043124ac" style:font-size-asian="9pt" style:font-style-asian="normal" style:font-weight-asian="normal"/>
    </style:style>
    <style:style style:name="T658" style:family="text">
      <style:text-properties fo:color="#61afef" style:font-name="JetBrains Mono" fo:font-size="9pt" fo:font-style="normal" fo:font-weight="normal" officeooo:rsid="043294bb" style:font-size-asian="9pt" style:font-style-asian="normal" style:font-weight-asian="normal"/>
    </style:style>
    <style:style style:name="T659" style:family="text">
      <style:text-properties fo:color="#61afef" style:font-name="JetBrains Mono" fo:font-size="9pt" fo:font-style="normal" fo:font-weight="normal" officeooo:rsid="044aa686" style:font-size-asian="9pt" style:font-style-asian="normal" style:font-weight-asian="normal"/>
    </style:style>
    <style:style style:name="T660" style:family="text">
      <style:text-properties fo:color="#61afef" style:font-name="JetBrains Mono" fo:font-size="9pt" fo:font-style="normal" fo:font-weight="normal" officeooo:rsid="046e78a3" style:font-size-asian="9pt" style:font-style-asian="normal" style:font-weight-asian="normal"/>
    </style:style>
    <style:style style:name="T661" style:family="text">
      <style:text-properties fo:color="#61afef" style:font-name="JetBrains Mono" fo:font-size="9pt" fo:font-style="normal" fo:font-weight="normal" officeooo:rsid="047c8779" style:font-size-asian="9pt" style:font-style-asian="normal" style:font-weight-asian="normal"/>
    </style:style>
    <style:style style:name="T662" style:family="text">
      <style:text-properties fo:color="#61afef" style:font-name="JetBrains Mono" fo:font-size="9pt" fo:font-style="normal" fo:font-weight="normal" officeooo:rsid="0485803c" style:font-size-asian="9pt" style:font-style-asian="normal" style:font-weight-asian="normal"/>
    </style:style>
    <style:style style:name="T663" style:family="text">
      <style:text-properties fo:color="#61afef" style:font-name="JetBrains Mono" fo:font-size="9pt" fo:font-style="normal" fo:font-weight="normal" officeooo:rsid="04939b2d" style:font-size-asian="9pt" style:font-style-asian="normal" style:font-weight-asian="normal"/>
    </style:style>
    <style:style style:name="T664" style:family="text">
      <style:text-properties fo:color="#61afef" style:font-name="JetBrains Mono" fo:font-size="9pt" fo:font-style="normal" fo:font-weight="normal" officeooo:rsid="04a4feaa" style:font-size-asian="9pt" style:font-style-asian="normal" style:font-weight-asian="normal"/>
    </style:style>
    <style:style style:name="T665" style:family="text">
      <style:text-properties fo:color="#61afef" style:font-name="JetBrains Mono" fo:font-size="9pt" fo:font-style="normal" fo:font-weight="normal" officeooo:rsid="04d516ad" style:font-size-asian="9pt" style:font-style-asian="normal" style:font-weight-asian="normal"/>
    </style:style>
    <style:style style:name="T666" style:family="text">
      <style:text-properties fo:color="#61afef" style:font-name="JetBrains Mono" fo:font-size="9pt" fo:font-style="normal" fo:font-weight="normal" style:font-size-asian="9pt" style:font-style-asian="normal" style:font-weight-asian="normal"/>
    </style:style>
    <style:style style:name="T667"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668"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669"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670"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671"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672"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673"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674"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675"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676"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677"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678"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79"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80"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81"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82"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83"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684"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685"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686"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687"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688"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689" style:family="text">
      <style:text-properties fo:color="#61afef"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690"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691"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692"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693"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694"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95"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696"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697"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698"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699"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700"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701"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702"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703"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704"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705"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06"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07"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708"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709"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710"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711"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712"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713"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714"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715"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716"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717"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718"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719"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720"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721"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722"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723"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724"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725"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726"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727"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728"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729"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730"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731"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732"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733"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734"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735"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736"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737"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738"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739"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740"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741"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742"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743"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744"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745"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746"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747"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748"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749"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750" style:family="text">
      <style:text-properties fo:color="#61afef" style:font-name="JetBrains Mono" fo:font-size="9pt" fo:font-style="normal" fo:font-weight="normal" officeooo:rsid="03d9f495" fo:background-color="#ffff00" loext:char-shading-value="0" style:font-size-asian="9pt" style:font-style-asian="normal" style:font-weight-asian="normal"/>
    </style:style>
    <style:style style:name="T751" style:family="text">
      <style:text-properties fo:color="#61afef" style:font-name="JetBrains Mono" fo:font-size="9pt" fo:font-style="normal" fo:font-weight="normal" officeooo:rsid="03e05013" fo:background-color="#ffff00" loext:char-shading-value="0" style:font-size-asian="9pt" style:font-style-asian="normal" style:font-weight-asian="normal"/>
    </style:style>
    <style:style style:name="T752" style:family="text">
      <style:text-properties fo:color="#61afef" style:font-name="JetBrains Mono" fo:font-size="9pt" fo:font-style="normal" fo:font-weight="normal" officeooo:rsid="03e5dd4e" fo:background-color="#ffff00" loext:char-shading-value="0" style:font-size-asian="9pt" style:font-style-asian="normal" style:font-weight-asian="normal"/>
    </style:style>
    <style:style style:name="T753" style:family="text">
      <style:text-properties fo:color="#61afef" style:font-name="JetBrains Mono" fo:font-size="9pt" fo:font-style="normal" fo:font-weight="normal" officeooo:rsid="03eafc5b" fo:background-color="#ffff00" loext:char-shading-value="0" style:font-size-asian="9pt" style:font-style-asian="normal" style:font-weight-asian="normal"/>
    </style:style>
    <style:style style:name="T754" style:family="text">
      <style:text-properties fo:color="#61afef" style:font-name="JetBrains Mono" fo:font-size="9pt" fo:font-style="normal" fo:font-weight="normal" officeooo:rsid="042bbf75" fo:background-color="#ffff00" loext:char-shading-value="0" style:font-size-asian="9pt" style:font-style-asian="normal" style:font-weight-asian="normal"/>
    </style:style>
    <style:style style:name="T755" style:family="text">
      <style:text-properties fo:color="#61afef" style:font-name="JetBrains Mono" fo:font-size="9pt" fo:font-style="normal" fo:font-weight="normal" officeooo:rsid="0430d3be" fo:background-color="#ffff00" loext:char-shading-value="0" style:font-size-asian="9pt" style:font-style-asian="normal" style:font-weight-asian="normal"/>
    </style:style>
    <style:style style:name="T756" style:family="text">
      <style:text-properties fo:color="#61afef" style:font-name="JetBrains Mono" fo:font-size="9pt" fo:font-style="normal" fo:font-weight="normal" officeooo:rsid="043124ac" fo:background-color="#ffff00" loext:char-shading-value="0" style:font-size-asian="9pt" style:font-style-asian="normal" style:font-weight-asian="normal"/>
    </style:style>
    <style:style style:name="T757" style:family="text">
      <style:text-properties fo:color="#61afef" style:font-name="JetBrains Mono" fo:font-size="9pt" fo:font-style="normal" fo:font-weight="normal" officeooo:rsid="043294bb" fo:background-color="#ffff00" loext:char-shading-value="0" style:font-size-asian="9pt" style:font-style-asian="normal" style:font-weight-asian="normal"/>
    </style:style>
    <style:style style:name="T758" style:family="text">
      <style:text-properties fo:color="#61afef" style:font-name="JetBrains Mono" fo:font-size="9pt" fo:font-style="normal" fo:font-weight="normal" officeooo:rsid="0444c2cc" fo:background-color="#ffff00" loext:char-shading-value="0" style:font-size-asian="9pt" style:font-style-asian="normal" style:font-weight-asian="normal"/>
    </style:style>
    <style:style style:name="T759" style:family="text">
      <style:text-properties fo:color="#61afef" style:font-name="JetBrains Mono" fo:font-size="9pt" fo:font-style="normal" fo:font-weight="normal" officeooo:rsid="0447080a" fo:background-color="#ffff00" loext:char-shading-value="0" style:font-size-asian="9pt" style:font-style-asian="normal" style:font-weight-asian="normal"/>
    </style:style>
    <style:style style:name="T760" style:family="text">
      <style:text-properties fo:color="#61afef" style:font-name="JetBrains Mono" fo:font-size="9pt" fo:font-style="normal" fo:font-weight="normal" officeooo:rsid="044aa686" fo:background-color="#ffff00" loext:char-shading-value="0" style:font-size-asian="9pt" style:font-style-asian="normal" style:font-weight-asian="normal"/>
    </style:style>
    <style:style style:name="T761" style:family="text">
      <style:text-properties fo:color="#61afef" style:font-name="JetBrains Mono" fo:font-size="9pt" fo:font-style="normal" fo:font-weight="normal" officeooo:rsid="046bd544" fo:background-color="#ffff00" loext:char-shading-value="0" style:font-size-asian="9pt" style:font-style-asian="normal" style:font-weight-asian="normal"/>
    </style:style>
    <style:style style:name="T762" style:family="text">
      <style:text-properties fo:color="#61afef" style:font-name="JetBrains Mono" fo:font-size="9pt" fo:font-style="normal" fo:font-weight="normal" officeooo:rsid="0476ab16" fo:background-color="#ffff00" loext:char-shading-value="0" style:font-size-asian="9pt" style:font-style-asian="normal" style:font-weight-asian="normal"/>
    </style:style>
    <style:style style:name="T763" style:family="text">
      <style:text-properties fo:color="#61afef" style:font-name="JetBrains Mono" fo:font-size="9pt" fo:font-style="normal" fo:font-weight="normal" officeooo:rsid="047c8779" fo:background-color="#ffff00" loext:char-shading-value="0" style:font-size-asian="9pt" style:font-style-asian="normal" style:font-weight-asian="normal"/>
    </style:style>
    <style:style style:name="T764" style:family="text">
      <style:text-properties fo:color="#61afef" style:font-name="JetBrains Mono" fo:font-size="9pt" fo:font-style="normal" fo:font-weight="normal" officeooo:rsid="0485803c" fo:background-color="#ffff00" loext:char-shading-value="0" style:font-size-asian="9pt" style:font-style-asian="normal" style:font-weight-asian="normal"/>
    </style:style>
    <style:style style:name="T765" style:family="text">
      <style:text-properties fo:color="#61afef" style:font-name="JetBrains Mono" fo:font-size="9pt" fo:font-style="normal" fo:font-weight="normal" officeooo:rsid="048b4842" fo:background-color="#ffff00" loext:char-shading-value="0" style:font-size-asian="9pt" style:font-style-asian="normal" style:font-weight-asian="normal"/>
    </style:style>
    <style:style style:name="T766" style:family="text">
      <style:text-properties fo:color="#61afef" style:font-name="JetBrains Mono" fo:font-size="9pt" fo:font-style="normal" fo:font-weight="normal" officeooo:rsid="04939b2d" fo:background-color="#ffff00" loext:char-shading-value="0" style:font-size-asian="9pt" style:font-style-asian="normal" style:font-weight-asian="normal"/>
    </style:style>
    <style:style style:name="T767" style:family="text">
      <style:text-properties fo:color="#61afef" style:font-name="JetBrains Mono" fo:font-size="9pt" fo:font-style="normal" fo:font-weight="normal" officeooo:rsid="04d516ad" fo:background-color="#ffff00" loext:char-shading-value="0" style:font-size-asian="9pt" style:font-style-asian="normal" style:font-weight-asian="normal"/>
    </style:style>
    <style:style style:name="T768" style:family="text">
      <style:text-properties fo:color="#61afef" style:font-name="JetBrains Mono" fo:font-size="9pt" fo:font-style="normal" fo:font-weight="normal" officeooo:rsid="04f20221" fo:background-color="#ffff00" loext:char-shading-value="0" style:font-size-asian="9pt" style:font-style-asian="normal" style:font-weight-asian="normal"/>
    </style:style>
    <style:style style:name="T769"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770"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771"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772"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773"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74"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775"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776" style:family="text">
      <style:text-properties fo:color="#61afef" style:font-name="JetBrains Mono" fo:font-size="9pt" fo:font-style="normal" style:font-size-asian="9pt" style:font-style-asian="normal"/>
    </style:style>
    <style:style style:name="T777" style:family="text">
      <style:text-properties fo:color="#61afef" style:font-name="JetBrains Mono" fo:font-size="9pt" fo:font-style="normal" style:font-size-asian="9pt" style:font-style-asian="normal"/>
    </style:style>
    <style:style style:name="T778" style:family="text">
      <style:text-properties fo:color="#61afef" style:font-name="JetBrains Mono" fo:font-size="9pt" fo:font-style="normal" fo:background-color="#ffff00" loext:char-shading-value="0" style:font-size-asian="9pt" style:font-style-asian="normal"/>
    </style:style>
    <style:style style:name="T779" style:family="text">
      <style:text-properties fo:color="#61afef" style:font-name="JetBrains Mono" fo:font-size="9pt" fo:font-style="normal" style:text-underline-style="none" fo:background-color="transparent" loext:char-shading-value="0" style:font-size-asian="9pt" style:font-style-asian="normal"/>
    </style:style>
    <style:style style:name="T780" style:family="text">
      <style:text-properties fo:color="#61afef" style:font-name="JetBrains Mono" fo:font-size="9pt" fo:font-style="normal" fo:background-color="#dddddd" loext:char-shading-value="0" style:font-size-asian="9pt" style:font-style-asian="normal"/>
    </style:style>
    <style:style style:name="T781"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782"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83"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784"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85"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786"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787"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88"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89"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790"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791"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792"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793" style:family="text">
      <style:text-properties fo:color="#61afef"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794"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795"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796"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797"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798" style:family="text">
      <style:text-properties fo:color="#61aeef" style:font-name="JetBrains Mono" fo:font-size="9pt" fo:font-style="normal" fo:font-weight="normal" style:font-size-asian="9pt" style:font-style-asian="normal" style:font-weight-asian="normal"/>
    </style:style>
    <style:style style:name="T799" style:family="text">
      <style:text-properties fo:color="#61aeef" style:font-name="JetBrains Mono" fo:font-size="9pt" fo:font-style="normal" fo:font-weight="normal" officeooo:rsid="00344219" style:font-size-asian="9pt" style:font-style-asian="normal" style:font-weight-asian="normal"/>
    </style:style>
    <style:style style:name="T800" style:family="text">
      <style:text-properties fo:color="#61aeef" style:font-name="JetBrains Mono" fo:font-size="9pt" fo:font-style="normal" fo:font-weight="normal" officeooo:rsid="0043b6fb" style:font-size-asian="9pt" style:font-style-asian="normal" style:font-weight-asian="normal"/>
    </style:style>
    <style:style style:name="T801" style:family="text">
      <style:text-properties fo:color="#61aeef" style:font-name="JetBrains Mono" fo:font-size="9pt" fo:font-style="normal" fo:font-weight="normal" officeooo:rsid="00455455" style:font-size-asian="9pt" style:font-style-asian="normal" style:font-weight-asian="normal"/>
    </style:style>
    <style:style style:name="T802" style:family="text">
      <style:text-properties fo:color="#61aeef" style:font-name="JetBrains Mono" fo:font-size="9pt" fo:font-style="normal" fo:font-weight="normal" officeooo:rsid="004ee1d4" style:font-size-asian="9pt" style:font-style-asian="normal" style:font-weight-asian="normal"/>
    </style:style>
    <style:style style:name="T803" style:family="text">
      <style:text-properties fo:color="#61aeef" style:font-name="JetBrains Mono" fo:font-size="9pt" fo:font-style="normal" fo:font-weight="normal" officeooo:rsid="0054e8f7" style:font-size-asian="9pt" style:font-style-asian="normal" style:font-weight-asian="normal"/>
    </style:style>
    <style:style style:name="T804" style:family="text">
      <style:text-properties fo:color="#61aeef" style:font-name="JetBrains Mono" fo:font-size="9pt" fo:font-style="normal" fo:font-weight="normal" officeooo:rsid="00704b2e" style:font-size-asian="9pt" style:font-style-asian="normal" style:font-weight-asian="normal"/>
    </style:style>
    <style:style style:name="T805" style:family="text">
      <style:text-properties fo:color="#61aeef" style:font-name="JetBrains Mono" fo:font-size="9pt" fo:font-style="normal" fo:font-weight="normal" officeooo:rsid="008902b7" style:font-size-asian="9pt" style:font-style-asian="normal" style:font-weight-asian="normal"/>
    </style:style>
    <style:style style:name="T806" style:family="text">
      <style:text-properties fo:color="#61aeef" style:font-name="JetBrains Mono" fo:font-size="9pt" fo:font-style="normal" fo:font-weight="normal" officeooo:rsid="0091a84c" style:font-size-asian="9pt" style:font-style-asian="normal" style:font-weight-asian="normal"/>
    </style:style>
    <style:style style:name="T807" style:family="text">
      <style:text-properties fo:color="#61aeef" style:font-name="JetBrains Mono" fo:font-size="9pt" fo:font-style="normal" fo:font-weight="normal" officeooo:rsid="00bea393" style:font-size-asian="9pt" style:font-style-asian="normal" style:font-weight-asian="normal"/>
    </style:style>
    <style:style style:name="T808" style:family="text">
      <style:text-properties fo:color="#61aeef" style:font-name="JetBrains Mono" fo:font-size="9pt" fo:font-style="normal" fo:font-weight="normal" officeooo:rsid="00db0cd7" style:font-size-asian="9pt" style:font-style-asian="normal" style:font-weight-asian="normal"/>
    </style:style>
    <style:style style:name="T809" style:family="text">
      <style:text-properties fo:color="#61aeef" style:font-name="JetBrains Mono" fo:font-size="9pt" fo:font-style="normal" fo:font-weight="normal" officeooo:rsid="00dd6aad" style:font-size-asian="9pt" style:font-style-asian="normal" style:font-weight-asian="normal"/>
    </style:style>
    <style:style style:name="T810"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811"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812" style:family="text">
      <style:text-properties fo:color="#61aeef" style:font-name="JetBrains Mono" fo:font-size="9pt" fo:font-style="normal" fo:font-weight="normal" officeooo:rsid="011271ea" style:font-size-asian="9pt" style:font-style-asian="normal" style:font-weight-asian="normal"/>
    </style:style>
    <style:style style:name="T813" style:family="text">
      <style:text-properties fo:color="#61aeef" style:font-name="JetBrains Mono" fo:font-size="9pt" fo:font-style="normal" fo:font-weight="normal" officeooo:rsid="011fd835" style:font-size-asian="9pt" style:font-style-asian="normal" style:font-weight-asian="normal"/>
    </style:style>
    <style:style style:name="T814" style:family="text">
      <style:text-properties fo:color="#61aeef" style:font-name="JetBrains Mono" fo:font-size="9pt" fo:font-style="normal" fo:font-weight="normal" officeooo:rsid="0121c4d0" style:font-size-asian="9pt" style:font-style-asian="normal" style:font-weight-asian="normal"/>
    </style:style>
    <style:style style:name="T815" style:family="text">
      <style:text-properties fo:color="#61aeef" style:font-name="JetBrains Mono" fo:font-size="9pt" fo:font-style="normal" fo:font-weight="normal" officeooo:rsid="013fe538" style:font-size-asian="9pt" style:font-style-asian="normal" style:font-weight-asian="normal"/>
    </style:style>
    <style:style style:name="T816" style:family="text">
      <style:text-properties fo:color="#61aeef" style:font-name="JetBrains Mono" fo:font-size="9pt" fo:font-style="normal" fo:font-weight="normal" officeooo:rsid="01443b65" style:font-size-asian="9pt" style:font-style-asian="normal" style:font-weight-asian="normal"/>
    </style:style>
    <style:style style:name="T817" style:family="text">
      <style:text-properties fo:color="#61aeef" style:font-name="JetBrains Mono" fo:font-size="9pt" fo:font-style="normal" fo:font-weight="normal" style:font-size-asian="9pt" style:font-style-asian="normal" style:font-weight-asian="normal" style:font-weight-complex="normal"/>
    </style:style>
    <style:style style:name="T818"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819"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820"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821"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822"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823"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824"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825"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826"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827"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828"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829"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830"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831"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832"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833" style:family="text">
      <style:text-properties fo:color="#61aeef" style:font-name="JetBrains Mono" fo:font-size="9pt" fo:font-style="normal" fo:font-weight="normal" officeooo:rsid="03f378cb" style:font-size-asian="9pt" style:font-style-asian="normal" style:font-weight-asian="normal" style:font-weight-complex="normal"/>
    </style:style>
    <style:style style:name="T834" style:family="text">
      <style:text-properties fo:color="#61aeef" style:font-name="JetBrains Mono" fo:font-size="9pt" fo:font-style="normal" fo:font-weight="normal" officeooo:rsid="04b6a3ba" style:font-size-asian="9pt" style:font-style-asian="normal" style:font-weight-asian="normal" style:font-weight-complex="normal"/>
    </style:style>
    <style:style style:name="T835" style:family="text">
      <style:text-properties fo:color="#61aeef" style:font-name="JetBrains Mono" fo:font-size="9pt" fo:font-style="normal" fo:font-weight="normal" officeooo:rsid="0183de12" style:font-size-asian="9pt" style:font-style-asian="normal" style:font-weight-asian="normal"/>
    </style:style>
    <style:style style:name="T836" style:family="text">
      <style:text-properties fo:color="#61aeef" style:font-name="JetBrains Mono" fo:font-size="9pt" fo:font-style="normal" fo:font-weight="normal" officeooo:rsid="018c3301" style:font-size-asian="9pt" style:font-style-asian="normal" style:font-weight-asian="normal"/>
    </style:style>
    <style:style style:name="T837" style:family="text">
      <style:text-properties fo:color="#61aeef" style:font-name="JetBrains Mono" fo:font-size="9pt" fo:font-style="normal" fo:font-weight="normal" officeooo:rsid="0190ce55" style:font-size-asian="9pt" style:font-style-asian="normal" style:font-weight-asian="normal"/>
    </style:style>
    <style:style style:name="T838" style:family="text">
      <style:text-properties fo:color="#61aeef" style:font-name="JetBrains Mono" fo:font-size="9pt" fo:font-style="normal" fo:font-weight="normal" officeooo:rsid="01970438" style:font-size-asian="9pt" style:font-style-asian="normal" style:font-weight-asian="normal"/>
    </style:style>
    <style:style style:name="T839" style:family="text">
      <style:text-properties fo:color="#61aeef" style:font-name="JetBrains Mono" fo:font-size="9pt" fo:font-style="normal" fo:font-weight="normal" officeooo:rsid="01cd95e1" style:font-size-asian="9pt" style:font-style-asian="normal" style:font-weight-asian="normal"/>
    </style:style>
    <style:style style:name="T840" style:family="text">
      <style:text-properties fo:color="#61aeef" style:font-name="JetBrains Mono" fo:font-size="9pt" fo:font-style="normal" fo:font-weight="normal" officeooo:rsid="01d630f2" style:font-size-asian="9pt" style:font-style-asian="normal" style:font-weight-asian="normal"/>
    </style:style>
    <style:style style:name="T841" style:family="text">
      <style:text-properties fo:color="#61aeef" style:font-name="JetBrains Mono" fo:font-size="9pt" fo:font-style="normal" fo:font-weight="normal" officeooo:rsid="01e325aa" style:font-size-asian="9pt" style:font-style-asian="normal" style:font-weight-asian="normal"/>
    </style:style>
    <style:style style:name="T842" style:family="text">
      <style:text-properties fo:color="#61aeef" style:font-name="JetBrains Mono" fo:font-size="9pt" fo:font-style="normal" fo:font-weight="normal" officeooo:rsid="01e39016" style:font-size-asian="9pt" style:font-style-asian="normal" style:font-weight-asian="normal"/>
    </style:style>
    <style:style style:name="T843" style:family="text">
      <style:text-properties fo:color="#61aeef" style:font-name="JetBrains Mono" fo:font-size="9pt" fo:font-style="normal" fo:font-weight="normal" officeooo:rsid="01e75590" style:font-size-asian="9pt" style:font-style-asian="normal" style:font-weight-asian="normal"/>
    </style:style>
    <style:style style:name="T844" style:family="text">
      <style:text-properties fo:color="#61aeef" style:font-name="JetBrains Mono" fo:font-size="9pt" fo:font-style="normal" fo:font-weight="normal" officeooo:rsid="01e8d316" style:font-size-asian="9pt" style:font-style-asian="normal" style:font-weight-asian="normal"/>
    </style:style>
    <style:style style:name="T845" style:family="text">
      <style:text-properties fo:color="#61aeef" style:font-name="JetBrains Mono" fo:font-size="9pt" fo:font-style="normal" fo:font-weight="normal" officeooo:rsid="01eda267" style:font-size-asian="9pt" style:font-style-asian="normal" style:font-weight-asian="normal"/>
    </style:style>
    <style:style style:name="T846" style:family="text">
      <style:text-properties fo:color="#61aeef" style:font-name="JetBrains Mono" fo:font-size="9pt" fo:font-style="normal" fo:font-weight="normal" officeooo:rsid="0206dc11" style:font-size-asian="9pt" style:font-style-asian="normal" style:font-weight-asian="normal"/>
    </style:style>
    <style:style style:name="T847" style:family="text">
      <style:text-properties fo:color="#61aeef" style:font-name="JetBrains Mono" fo:font-size="9pt" fo:font-style="normal" fo:font-weight="normal" officeooo:rsid="02178349" style:font-size-asian="9pt" style:font-style-asian="normal" style:font-weight-asian="normal"/>
    </style:style>
    <style:style style:name="T848" style:family="text">
      <style:text-properties fo:color="#61aeef" style:font-name="JetBrains Mono" fo:font-size="9pt" fo:font-style="normal" fo:font-weight="normal" officeooo:rsid="0219c1ce" style:font-size-asian="9pt" style:font-style-asian="normal" style:font-weight-asian="normal"/>
    </style:style>
    <style:style style:name="T849" style:family="text">
      <style:text-properties fo:color="#61aeef" style:font-name="JetBrains Mono" fo:font-size="9pt" fo:font-style="normal" fo:font-weight="normal" officeooo:rsid="022b2a2a" style:font-size-asian="9pt" style:font-style-asian="normal" style:font-weight-asian="normal"/>
    </style:style>
    <style:style style:name="T850" style:family="text">
      <style:text-properties fo:color="#61aeef" style:font-name="JetBrains Mono" fo:font-size="9pt" fo:font-style="normal" fo:font-weight="normal" officeooo:rsid="0268b611" style:font-size-asian="9pt" style:font-style-asian="normal" style:font-weight-asian="normal"/>
    </style:style>
    <style:style style:name="T851" style:family="text">
      <style:text-properties fo:color="#61aeef" style:font-name="JetBrains Mono" fo:font-size="9pt" fo:font-style="normal" fo:font-weight="normal" officeooo:rsid="026e3cb1" style:font-size-asian="9pt" style:font-style-asian="normal" style:font-weight-asian="normal"/>
    </style:style>
    <style:style style:name="T852" style:family="text">
      <style:text-properties fo:color="#61aeef" style:font-name="JetBrains Mono" fo:font-size="9pt" fo:font-style="normal" fo:font-weight="normal" officeooo:rsid="026fb844" style:font-size-asian="9pt" style:font-style-asian="normal" style:font-weight-asian="normal"/>
    </style:style>
    <style:style style:name="T853" style:family="text">
      <style:text-properties fo:color="#61aeef" style:font-name="JetBrains Mono" fo:font-size="9pt" fo:font-style="normal" fo:font-weight="normal" officeooo:rsid="027ca5e9" style:font-size-asian="9pt" style:font-style-asian="normal" style:font-weight-asian="normal"/>
    </style:style>
    <style:style style:name="T854" style:family="text">
      <style:text-properties fo:color="#61aeef" style:font-name="JetBrains Mono" fo:font-size="9pt" fo:font-style="normal" fo:font-weight="normal" officeooo:rsid="027cbb17" style:font-size-asian="9pt" style:font-style-asian="normal" style:font-weight-asian="normal"/>
    </style:style>
    <style:style style:name="T855" style:family="text">
      <style:text-properties fo:color="#61aeef" style:font-name="JetBrains Mono" fo:font-size="9pt" fo:font-style="normal" fo:font-weight="normal" officeooo:rsid="029ebc9c" style:font-size-asian="9pt" style:font-style-asian="normal" style:font-weight-asian="normal"/>
    </style:style>
    <style:style style:name="T856" style:family="text">
      <style:text-properties fo:color="#61aeef" style:font-name="JetBrains Mono" fo:font-size="9pt" fo:font-style="normal" fo:font-weight="normal" officeooo:rsid="02ae5b03" style:font-size-asian="9pt" style:font-style-asian="normal" style:font-weight-asian="normal"/>
    </style:style>
    <style:style style:name="T857" style:family="text">
      <style:text-properties fo:color="#61aeef" style:font-name="JetBrains Mono" fo:font-size="9pt" fo:font-style="normal" fo:font-weight="normal" officeooo:rsid="02b3d80d" style:font-size-asian="9pt" style:font-style-asian="normal" style:font-weight-asian="normal"/>
    </style:style>
    <style:style style:name="T858" style:family="text">
      <style:text-properties fo:color="#61aeef" style:font-name="JetBrains Mono" fo:font-size="9pt" fo:font-style="normal" fo:font-weight="normal" officeooo:rsid="02e1940b" style:font-size-asian="9pt" style:font-style-asian="normal" style:font-weight-asian="normal"/>
    </style:style>
    <style:style style:name="T859" style:family="text">
      <style:text-properties fo:color="#61aeef" style:font-name="JetBrains Mono" fo:font-size="9pt" fo:font-style="normal" fo:font-weight="normal" officeooo:rsid="02e69255" style:font-size-asian="9pt" style:font-style-asian="normal" style:font-weight-asian="normal"/>
    </style:style>
    <style:style style:name="T860" style:family="text">
      <style:text-properties fo:color="#61aeef" style:font-name="JetBrains Mono" fo:font-size="9pt" fo:font-style="normal" fo:font-weight="normal" officeooo:rsid="02e78358" style:font-size-asian="9pt" style:font-style-asian="normal" style:font-weight-asian="normal"/>
    </style:style>
    <style:style style:name="T861" style:family="text">
      <style:text-properties fo:color="#61aeef" style:font-name="JetBrains Mono" fo:font-size="9pt" fo:font-style="normal" fo:font-weight="normal" officeooo:rsid="030b6c44" style:font-size-asian="9pt" style:font-style-asian="normal" style:font-weight-asian="normal"/>
    </style:style>
    <style:style style:name="T862" style:family="text">
      <style:text-properties fo:color="#61aeef" style:font-name="JetBrains Mono" fo:font-size="9pt" fo:font-style="normal" fo:font-weight="normal" officeooo:rsid="030cabd3" style:font-size-asian="9pt" style:font-style-asian="normal" style:font-weight-asian="normal"/>
    </style:style>
    <style:style style:name="T863" style:family="text">
      <style:text-properties fo:color="#61aeef" style:font-name="JetBrains Mono" fo:font-size="9pt" fo:font-style="normal" fo:font-weight="normal" officeooo:rsid="0316a931" style:font-size-asian="9pt" style:font-style-asian="normal" style:font-weight-asian="normal"/>
    </style:style>
    <style:style style:name="T864" style:family="text">
      <style:text-properties fo:color="#61aeef" style:font-name="JetBrains Mono" fo:font-size="9pt" fo:font-style="normal" fo:font-weight="normal" officeooo:rsid="031f2494" style:font-size-asian="9pt" style:font-style-asian="normal" style:font-weight-asian="normal"/>
    </style:style>
    <style:style style:name="T865" style:family="text">
      <style:text-properties fo:color="#61aeef" style:font-name="JetBrains Mono" fo:font-size="9pt" fo:font-style="normal" fo:font-weight="normal" officeooo:rsid="0323935c" style:font-size-asian="9pt" style:font-style-asian="normal" style:font-weight-asian="normal"/>
    </style:style>
    <style:style style:name="T866" style:family="text">
      <style:text-properties fo:color="#61aeef" style:font-name="JetBrains Mono" fo:font-size="9pt" fo:font-style="normal" fo:font-weight="normal" officeooo:rsid="0327e255" style:font-size-asian="9pt" style:font-style-asian="normal" style:font-weight-asian="normal"/>
    </style:style>
    <style:style style:name="T867" style:family="text">
      <style:text-properties fo:color="#61aeef" style:font-name="JetBrains Mono" fo:font-size="9pt" fo:font-style="normal" fo:font-weight="normal" officeooo:rsid="032a540e" style:font-size-asian="9pt" style:font-style-asian="normal" style:font-weight-asian="normal"/>
    </style:style>
    <style:style style:name="T868" style:family="text">
      <style:text-properties fo:color="#61aeef" style:font-name="JetBrains Mono" fo:font-size="9pt" fo:font-style="normal" fo:font-weight="normal" officeooo:rsid="032fee86" style:font-size-asian="9pt" style:font-style-asian="normal" style:font-weight-asian="normal"/>
    </style:style>
    <style:style style:name="T869" style:family="text">
      <style:text-properties fo:color="#61aeef" style:font-name="JetBrains Mono" fo:font-size="9pt" fo:font-style="normal" fo:font-weight="normal" officeooo:rsid="03305d41" style:font-size-asian="9pt" style:font-style-asian="normal" style:font-weight-asian="normal"/>
    </style:style>
    <style:style style:name="T870" style:family="text">
      <style:text-properties fo:color="#61aeef" style:font-name="JetBrains Mono" fo:font-size="9pt" fo:font-style="normal" fo:font-weight="normal" officeooo:rsid="0331c5f6" style:font-size-asian="9pt" style:font-style-asian="normal" style:font-weight-asian="normal"/>
    </style:style>
    <style:style style:name="T871" style:family="text">
      <style:text-properties fo:color="#61aeef" style:font-name="JetBrains Mono" fo:font-size="9pt" fo:font-style="normal" fo:font-weight="normal" officeooo:rsid="0335e0ea" style:font-size-asian="9pt" style:font-style-asian="normal" style:font-weight-asian="normal"/>
    </style:style>
    <style:style style:name="T872" style:family="text">
      <style:text-properties fo:color="#61aeef" style:font-name="JetBrains Mono" fo:font-size="9pt" fo:font-style="normal" fo:font-weight="normal" officeooo:rsid="0337d635" style:font-size-asian="9pt" style:font-style-asian="normal" style:font-weight-asian="normal"/>
    </style:style>
    <style:style style:name="T873" style:family="text">
      <style:text-properties fo:color="#61aeef" style:font-name="JetBrains Mono" fo:font-size="9pt" fo:font-style="normal" fo:font-weight="normal" officeooo:rsid="033a8d20" style:font-size-asian="9pt" style:font-style-asian="normal" style:font-weight-asian="normal"/>
    </style:style>
    <style:style style:name="T874" style:family="text">
      <style:text-properties fo:color="#61aeef" style:font-name="JetBrains Mono" fo:font-size="9pt" fo:font-style="normal" fo:font-weight="normal" officeooo:rsid="0341248e" style:font-size-asian="9pt" style:font-style-asian="normal" style:font-weight-asian="normal"/>
    </style:style>
    <style:style style:name="T875" style:family="text">
      <style:text-properties fo:color="#61aeef" style:font-name="JetBrains Mono" fo:font-size="9pt" fo:font-style="normal" fo:font-weight="normal" officeooo:rsid="034d4add" style:font-size-asian="9pt" style:font-style-asian="normal" style:font-weight-asian="normal"/>
    </style:style>
    <style:style style:name="T876" style:family="text">
      <style:text-properties fo:color="#61aeef" style:font-name="JetBrains Mono" fo:font-size="9pt" fo:font-style="normal" fo:font-weight="normal" officeooo:rsid="0378264d" style:font-size-asian="9pt" style:font-style-asian="normal" style:font-weight-asian="normal"/>
    </style:style>
    <style:style style:name="T877" style:family="text">
      <style:text-properties fo:color="#61aeef" style:font-name="JetBrains Mono" fo:font-size="9pt" fo:font-style="normal" fo:font-weight="normal" officeooo:rsid="038bdd6f" style:font-size-asian="9pt" style:font-style-asian="normal" style:font-weight-asian="normal"/>
    </style:style>
    <style:style style:name="T878" style:family="text">
      <style:text-properties fo:color="#61aeef" style:font-name="JetBrains Mono" fo:font-size="9pt" fo:font-style="normal" fo:font-weight="normal" officeooo:rsid="038ed016" style:font-size-asian="9pt" style:font-style-asian="normal" style:font-weight-asian="normal"/>
    </style:style>
    <style:style style:name="T879" style:family="text">
      <style:text-properties fo:color="#61aeef" style:font-name="JetBrains Mono" fo:font-size="9pt" fo:font-style="normal" fo:font-weight="normal" officeooo:rsid="03b8394f" style:font-size-asian="9pt" style:font-style-asian="normal" style:font-weight-asian="normal"/>
    </style:style>
    <style:style style:name="T880" style:family="text">
      <style:text-properties fo:color="#61aeef" style:font-name="JetBrains Mono" fo:font-size="9pt" fo:font-style="normal" fo:font-weight="normal" officeooo:rsid="03bffc07" style:font-size-asian="9pt" style:font-style-asian="normal" style:font-weight-asian="normal"/>
    </style:style>
    <style:style style:name="T881" style:family="text">
      <style:text-properties fo:color="#61aeef" style:font-name="JetBrains Mono" fo:font-size="9pt" fo:font-style="normal" fo:font-weight="normal" officeooo:rsid="03c716ec" style:font-size-asian="9pt" style:font-style-asian="normal" style:font-weight-asian="normal"/>
    </style:style>
    <style:style style:name="T882" style:family="text">
      <style:text-properties fo:color="#61aeef" style:font-name="JetBrains Mono" fo:font-size="9pt" fo:font-style="normal" fo:font-weight="normal" officeooo:rsid="03cb62af" style:font-size-asian="9pt" style:font-style-asian="normal" style:font-weight-asian="normal"/>
    </style:style>
    <style:style style:name="T883" style:family="text">
      <style:text-properties fo:color="#61aeef" style:font-name="JetBrains Mono" fo:font-size="9pt" fo:font-style="normal" fo:font-weight="normal" officeooo:rsid="03d9f495" style:font-size-asian="9pt" style:font-style-asian="normal" style:font-weight-asian="normal"/>
    </style:style>
    <style:style style:name="T884" style:family="text">
      <style:text-properties fo:color="#61aeef" style:font-name="JetBrains Mono" fo:font-size="9pt" fo:font-style="normal" fo:font-weight="normal" officeooo:rsid="03eafc5b" style:font-size-asian="9pt" style:font-style-asian="normal" style:font-weight-asian="normal"/>
    </style:style>
    <style:style style:name="T885" style:family="text">
      <style:text-properties fo:color="#61aeef" style:font-name="JetBrains Mono" fo:font-size="9pt" fo:font-style="normal" fo:font-weight="normal" officeooo:rsid="042304a0" style:font-size-asian="9pt" style:font-style-asian="normal" style:font-weight-asian="normal"/>
    </style:style>
    <style:style style:name="T886" style:family="text">
      <style:text-properties fo:color="#61aeef" style:font-name="JetBrains Mono" fo:font-size="9pt" fo:font-style="normal" fo:font-weight="normal" officeooo:rsid="042bbf75" style:font-size-asian="9pt" style:font-style-asian="normal" style:font-weight-asian="normal"/>
    </style:style>
    <style:style style:name="T887" style:family="text">
      <style:text-properties fo:color="#61aeef" style:font-name="JetBrains Mono" fo:font-size="9pt" fo:font-style="normal" fo:font-weight="normal" officeooo:rsid="042d7bfe" style:font-size-asian="9pt" style:font-style-asian="normal" style:font-weight-asian="normal"/>
    </style:style>
    <style:style style:name="T888" style:family="text">
      <style:text-properties fo:color="#61aeef" style:font-name="JetBrains Mono" fo:font-size="9pt" fo:font-style="normal" fo:font-weight="normal" officeooo:rsid="043124ac" style:font-size-asian="9pt" style:font-style-asian="normal" style:font-weight-asian="normal"/>
    </style:style>
    <style:style style:name="T889" style:family="text">
      <style:text-properties fo:color="#61aeef" style:font-name="JetBrains Mono" fo:font-size="9pt" fo:font-style="normal" fo:font-weight="normal" officeooo:rsid="043294bb" style:font-size-asian="9pt" style:font-style-asian="normal" style:font-weight-asian="normal"/>
    </style:style>
    <style:style style:name="T890" style:family="text">
      <style:text-properties fo:color="#61aeef" style:font-name="JetBrains Mono" fo:font-size="9pt" fo:font-style="normal" fo:font-weight="normal" officeooo:rsid="044aa686" style:font-size-asian="9pt" style:font-style-asian="normal" style:font-weight-asian="normal"/>
    </style:style>
    <style:style style:name="T891" style:family="text">
      <style:text-properties fo:color="#61aeef" style:font-name="JetBrains Mono" fo:font-size="9pt" fo:font-style="normal" fo:font-weight="normal" officeooo:rsid="047c8779" style:font-size-asian="9pt" style:font-style-asian="normal" style:font-weight-asian="normal"/>
    </style:style>
    <style:style style:name="T892" style:family="text">
      <style:text-properties fo:color="#61aeef" style:font-name="JetBrains Mono" fo:font-size="9pt" fo:font-style="normal" fo:font-weight="normal" officeooo:rsid="04939b2d" style:font-size-asian="9pt" style:font-style-asian="normal" style:font-weight-asian="normal"/>
    </style:style>
    <style:style style:name="T893" style:family="text">
      <style:text-properties fo:color="#61aeef" style:font-name="JetBrains Mono" fo:font-size="9pt" fo:font-style="normal" fo:font-weight="normal" officeooo:rsid="0498a67d" style:font-size-asian="9pt" style:font-style-asian="normal" style:font-weight-asian="normal"/>
    </style:style>
    <style:style style:name="T894" style:family="text">
      <style:text-properties fo:color="#61aeef" style:font-name="JetBrains Mono" fo:font-size="9pt" fo:font-style="normal" fo:font-weight="normal" officeooo:rsid="04a59fd7" style:font-size-asian="9pt" style:font-style-asian="normal" style:font-weight-asian="normal"/>
    </style:style>
    <style:style style:name="T895" style:family="text">
      <style:text-properties fo:color="#61aeef" style:font-name="JetBrains Mono" fo:font-size="9pt" fo:font-style="normal" fo:font-weight="normal" officeooo:rsid="04a4feaa" style:font-size-asian="9pt" style:font-style-asian="normal" style:font-weight-asian="normal"/>
    </style:style>
    <style:style style:name="T896" style:family="text">
      <style:text-properties fo:color="#61aeef" style:font-name="JetBrains Mono" fo:font-size="9pt" fo:font-style="normal" fo:font-weight="normal" officeooo:rsid="04d516ad" style:font-size-asian="9pt" style:font-style-asian="normal" style:font-weight-asian="normal"/>
    </style:style>
    <style:style style:name="T897" style:family="text">
      <style:text-properties fo:color="#61aeef" style:font-name="JetBrains Mono" fo:font-size="9pt" fo:font-style="normal" fo:font-weight="normal" style:font-size-asian="9pt" style:font-style-asian="normal" style:font-weight-asian="normal"/>
    </style:style>
    <style:style style:name="T898"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899"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900"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901"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902"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903"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904"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905"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906"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907"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908"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909"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910"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911"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12"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913"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914"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915"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16"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917"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918"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919"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920" style:family="text">
      <style:text-properties fo:color="#61aeef" style:font-name="JetBrains Mono" fo:font-size="9pt" fo:font-style="normal" fo:font-weight="normal" officeooo:rsid="03ef401b" fo:background-color="#ffff00" loext:char-shading-value="0" style:font-size-asian="9pt" style:font-style-asian="normal" style:font-weight-asian="normal" style:font-weight-complex="normal"/>
    </style:style>
    <style:style style:name="T921" style:family="text">
      <style:text-properties fo:color="#61aeef" style:font-name="JetBrains Mono" fo:font-size="9pt" fo:font-style="normal" fo:font-weight="normal" officeooo:rsid="045099ec" fo:background-color="#ffff00" loext:char-shading-value="0" style:font-size-asian="9pt" style:font-style-asian="normal" style:font-weight-asian="normal" style:font-weight-complex="normal"/>
    </style:style>
    <style:style style:name="T922"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923"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924"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925"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926"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27"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928"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929"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930"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931"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932"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933"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934"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935"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936"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937"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38"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939"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940"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941"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942"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943"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944"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945"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946"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947"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948"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949"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950"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951"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952"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953"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954"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955"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956"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957"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958"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959"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960"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961"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962"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963"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964"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965"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966"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967"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968"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969"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970"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971"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972"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973"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974"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975"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976"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977"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978"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979"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980" style:family="text">
      <style:text-properties fo:color="#61aeef" style:font-name="JetBrains Mono" fo:font-size="9pt" fo:font-style="normal" fo:font-weight="normal" officeooo:rsid="03e5dd4e" fo:background-color="#ffff00" loext:char-shading-value="0" style:font-size-asian="9pt" style:font-style-asian="normal" style:font-weight-asian="normal"/>
    </style:style>
    <style:style style:name="T981" style:family="text">
      <style:text-properties fo:color="#61aeef" style:font-name="JetBrains Mono" fo:font-size="9pt" fo:font-style="normal" fo:font-weight="normal" officeooo:rsid="03eafc5b" fo:background-color="#ffff00" loext:char-shading-value="0" style:font-size-asian="9pt" style:font-style-asian="normal" style:font-weight-asian="normal"/>
    </style:style>
    <style:style style:name="T982" style:family="text">
      <style:text-properties fo:color="#61aeef" style:font-name="JetBrains Mono" fo:font-size="9pt" fo:font-style="normal" fo:font-weight="normal" officeooo:rsid="041fc644" fo:background-color="#ffff00" loext:char-shading-value="0" style:font-size-asian="9pt" style:font-style-asian="normal" style:font-weight-asian="normal"/>
    </style:style>
    <style:style style:name="T983" style:family="text">
      <style:text-properties fo:color="#61aeef" style:font-name="JetBrains Mono" fo:font-size="9pt" fo:font-style="normal" fo:font-weight="normal" officeooo:rsid="042bbf75" fo:background-color="#ffff00" loext:char-shading-value="0" style:font-size-asian="9pt" style:font-style-asian="normal" style:font-weight-asian="normal"/>
    </style:style>
    <style:style style:name="T984" style:family="text">
      <style:text-properties fo:color="#61aeef" style:font-name="JetBrains Mono" fo:font-size="9pt" fo:font-style="normal" fo:font-weight="normal" officeooo:rsid="042d7bfe" fo:background-color="#ffff00" loext:char-shading-value="0" style:font-size-asian="9pt" style:font-style-asian="normal" style:font-weight-asian="normal"/>
    </style:style>
    <style:style style:name="T985" style:family="text">
      <style:text-properties fo:color="#61aeef" style:font-name="JetBrains Mono" fo:font-size="9pt" fo:font-style="normal" fo:font-weight="normal" officeooo:rsid="0430d3be" fo:background-color="#ffff00" loext:char-shading-value="0" style:font-size-asian="9pt" style:font-style-asian="normal" style:font-weight-asian="normal"/>
    </style:style>
    <style:style style:name="T986" style:family="text">
      <style:text-properties fo:color="#61aeef" style:font-name="JetBrains Mono" fo:font-size="9pt" fo:font-style="normal" fo:font-weight="normal" officeooo:rsid="043124ac" fo:background-color="#ffff00" loext:char-shading-value="0" style:font-size-asian="9pt" style:font-style-asian="normal" style:font-weight-asian="normal"/>
    </style:style>
    <style:style style:name="T987" style:family="text">
      <style:text-properties fo:color="#61aeef" style:font-name="JetBrains Mono" fo:font-size="9pt" fo:font-style="normal" fo:font-weight="normal" officeooo:rsid="043294bb" fo:background-color="#ffff00" loext:char-shading-value="0" style:font-size-asian="9pt" style:font-style-asian="normal" style:font-weight-asian="normal"/>
    </style:style>
    <style:style style:name="T988" style:family="text">
      <style:text-properties fo:color="#61aeef" style:font-name="JetBrains Mono" fo:font-size="9pt" fo:font-style="normal" fo:font-weight="normal" officeooo:rsid="0444c2cc" fo:background-color="#ffff00" loext:char-shading-value="0" style:font-size-asian="9pt" style:font-style-asian="normal" style:font-weight-asian="normal"/>
    </style:style>
    <style:style style:name="T989" style:family="text">
      <style:text-properties fo:color="#61aeef" style:font-name="JetBrains Mono" fo:font-size="9pt" fo:font-style="normal" fo:font-weight="normal" officeooo:rsid="0447080a" fo:background-color="#ffff00" loext:char-shading-value="0" style:font-size-asian="9pt" style:font-style-asian="normal" style:font-weight-asian="normal"/>
    </style:style>
    <style:style style:name="T990" style:family="text">
      <style:text-properties fo:color="#61aeef" style:font-name="JetBrains Mono" fo:font-size="9pt" fo:font-style="normal" fo:font-weight="normal" officeooo:rsid="0476ab16" fo:background-color="#ffff00" loext:char-shading-value="0" style:font-size-asian="9pt" style:font-style-asian="normal" style:font-weight-asian="normal"/>
    </style:style>
    <style:style style:name="T991" style:family="text">
      <style:text-properties fo:color="#61aeef" style:font-name="JetBrains Mono" fo:font-size="9pt" fo:font-style="normal" fo:font-weight="normal" officeooo:rsid="0485803c" fo:background-color="#ffff00" loext:char-shading-value="0" style:font-size-asian="9pt" style:font-style-asian="normal" style:font-weight-asian="normal"/>
    </style:style>
    <style:style style:name="T992" style:family="text">
      <style:text-properties fo:color="#61aeef" style:font-name="JetBrains Mono" fo:font-size="9pt" fo:font-style="normal" fo:font-weight="normal" officeooo:rsid="048b4842" fo:background-color="#ffff00" loext:char-shading-value="0" style:font-size-asian="9pt" style:font-style-asian="normal" style:font-weight-asian="normal"/>
    </style:style>
    <style:style style:name="T993" style:family="text">
      <style:text-properties fo:color="#61aeef" style:font-name="JetBrains Mono" fo:font-size="9pt" fo:font-style="normal" fo:font-weight="normal" officeooo:rsid="04939b2d" fo:background-color="#ffff00" loext:char-shading-value="0" style:font-size-asian="9pt" style:font-style-asian="normal" style:font-weight-asian="normal"/>
    </style:style>
    <style:style style:name="T994" style:family="text">
      <style:text-properties fo:color="#61aeef" style:font-name="JetBrains Mono" fo:font-size="9pt" fo:font-style="normal" fo:font-weight="normal" officeooo:rsid="0498a67d" fo:background-color="#ffff00" loext:char-shading-value="0" style:font-size-asian="9pt" style:font-style-asian="normal" style:font-weight-asian="normal"/>
    </style:style>
    <style:style style:name="T995" style:family="text">
      <style:text-properties fo:color="#61aeef" style:font-name="JetBrains Mono" fo:font-size="9pt" fo:font-style="normal" fo:font-weight="normal" officeooo:rsid="04a4feaa" fo:background-color="#ffff00" loext:char-shading-value="0" style:font-size-asian="9pt" style:font-style-asian="normal" style:font-weight-asian="normal"/>
    </style:style>
    <style:style style:name="T996" style:family="text">
      <style:text-properties fo:color="#61aeef" style:font-name="JetBrains Mono" fo:font-size="9pt" fo:font-style="normal" fo:font-weight="normal" officeooo:rsid="04c6d187" fo:background-color="#ffff00" loext:char-shading-value="0" style:font-size-asian="9pt" style:font-style-asian="normal" style:font-weight-asian="normal"/>
    </style:style>
    <style:style style:name="T997" style:family="text">
      <style:text-properties fo:color="#61aeef" style:font-name="JetBrains Mono" fo:font-size="9pt" fo:font-style="normal" fo:font-weight="normal" officeooo:rsid="04d516ad" fo:background-color="#ffff00" loext:char-shading-value="0" style:font-size-asian="9pt" style:font-style-asian="normal" style:font-weight-asian="normal"/>
    </style:style>
    <style:style style:name="T998" style:family="text">
      <style:text-properties fo:color="#61aeef" style:font-name="JetBrains Mono" fo:font-size="9pt" fo:font-style="normal" fo:font-weight="normal" officeooo:rsid="04de1084" fo:background-color="#ffff00" loext:char-shading-value="0" style:font-size-asian="9pt" style:font-style-asian="normal" style:font-weight-asian="normal"/>
    </style:style>
    <style:style style:name="T999" style:family="text">
      <style:text-properties fo:color="#61aeef" style:font-name="JetBrains Mono" fo:font-size="9pt" fo:font-style="normal" fo:font-weight="normal" officeooo:rsid="04f20221" fo:background-color="#ffff00" loext:char-shading-value="0" style:font-size-asian="9pt" style:font-style-asian="normal" style:font-weight-asian="normal"/>
    </style:style>
    <style:style style:name="T1000"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01"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1002"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003" style:family="text">
      <style:text-properties fo:color="#61aeef" style:font-name="JetBrains Mono" fo:font-size="9pt" fo:font-style="normal" fo:font-weight="normal" officeooo:rsid="04d516ad" fo:background-color="transparent" loext:char-shading-value="0" style:font-size-asian="9pt" style:font-style-asian="normal" style:font-weight-asian="normal"/>
    </style:style>
    <style:style style:name="T1004"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1005"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1006"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007"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1008"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1009" style:family="text">
      <style:text-properties fo:color="#61aeef" style:font-name="JetBrains Mono" fo:font-size="9pt" fo:font-style="normal" style:font-size-asian="9pt" style:font-style-asian="normal"/>
    </style:style>
    <style:style style:name="T1010" style:family="text">
      <style:text-properties fo:color="#61aeef" style:font-name="JetBrains Mono" fo:font-size="9pt" fo:font-style="normal" style:font-size-asian="9pt" style:font-style-asian="normal"/>
    </style:style>
    <style:style style:name="T1011" style:family="text">
      <style:text-properties fo:color="#61aeef" style:font-name="JetBrains Mono" fo:font-size="9pt" fo:font-style="normal" fo:background-color="#ffff00" loext:char-shading-value="0" style:font-size-asian="9pt" style:font-style-asian="normal"/>
    </style:style>
    <style:style style:name="T1012" style:family="text">
      <style:text-properties fo:color="#61aeef" style:font-name="JetBrains Mono" fo:font-size="9pt" fo:font-style="normal" fo:background-color="#dddddd" loext:char-shading-value="0" style:font-size-asian="9pt" style:font-style-asian="normal"/>
    </style:style>
    <style:style style:name="T1013" style:family="text">
      <style:text-properties fo:color="#61aeef" style:font-name="JetBrains Mono" fo:font-size="9pt" fo:font-style="normal" fo:background-color="#eeeeee" loext:char-shading-value="0" style:font-size-asian="9pt" style:font-style-asian="normal"/>
    </style:style>
    <style:style style:name="T1014" style:family="text">
      <style:text-properties fo:color="#61aeef" style:font-name="JetBrains Mono" fo:font-size="9pt" fo:font-style="italic" fo:font-weight="normal" style:font-size-asian="9pt" style:font-style-asian="italic" style:font-weight-asian="normal"/>
    </style:style>
    <style:style style:name="T1015" style:family="text">
      <style:text-properties fo:color="#61aeef" style:font-name="JetBrains Mono" fo:font-size="9pt" fo:font-style="italic" fo:font-weight="normal" officeooo:rsid="013fe538" style:font-size-asian="9pt" style:font-style-asian="italic" style:font-weight-asian="normal"/>
    </style:style>
    <style:style style:name="T1016" style:family="text">
      <style:text-properties fo:color="#61aeef" style:font-name="JetBrains Mono" fo:font-size="9pt" fo:font-style="italic" fo:font-weight="normal" officeooo:rsid="030b6c44" style:font-size-asian="9pt" style:font-style-asian="italic" style:font-weight-asian="normal"/>
    </style:style>
    <style:style style:name="T1017" style:family="text">
      <style:text-properties fo:color="#61aeef" style:font-name="JetBrains Mono" fo:font-size="9pt" fo:font-style="italic" fo:font-weight="normal" officeooo:rsid="033a8d20" style:font-size-asian="9pt" style:font-style-asian="italic" style:font-weight-asian="normal"/>
    </style:style>
    <style:style style:name="T1018" style:family="text">
      <style:text-properties fo:color="#61aeef" style:font-name="JetBrains Mono" fo:font-size="9pt" fo:font-style="italic" fo:font-weight="normal" officeooo:rsid="0378264d" style:font-size-asian="9pt" style:font-style-asian="italic" style:font-weight-asian="normal"/>
    </style:style>
    <style:style style:name="T1019" style:family="text">
      <style:text-properties fo:color="#61aeef" style:font-name="JetBrains Mono" fo:font-size="9pt" fo:font-style="italic" fo:font-weight="normal" officeooo:rsid="0384dc05" style:font-size-asian="9pt" style:font-style-asian="italic" style:font-weight-asian="normal"/>
    </style:style>
    <style:style style:name="T1020" style:family="text">
      <style:text-properties fo:color="#61aeef" style:font-name="JetBrains Mono" fo:font-size="9pt" fo:font-style="italic" fo:font-weight="normal" officeooo:rsid="046e78a3" style:font-size-asian="9pt" style:font-style-asian="italic" style:font-weight-asian="normal"/>
    </style:style>
    <style:style style:name="T1021"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022"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023"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024"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1025"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1026"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1027"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1028" style:family="text">
      <style:text-properties fo:color="#61aeef" style:font-name="JetBrains Mono" fo:font-size="9pt" fo:font-style="italic" fo:font-weight="normal" officeooo:rsid="041fc644" fo:background-color="#ffff00" loext:char-shading-value="0" style:font-size-asian="9pt" style:font-style-asian="italic" style:font-weight-asian="normal"/>
    </style:style>
    <style:style style:name="T1029" style:family="text">
      <style:text-properties fo:color="#61aeef" style:font-name="JetBrains Mono" fo:font-size="9pt" fo:font-style="italic" fo:font-weight="normal" officeooo:rsid="0476ab16" fo:background-color="#ffff00" loext:char-shading-value="0" style:font-size-asian="9pt" style:font-style-asian="italic" style:font-weight-asian="normal"/>
    </style:style>
    <style:style style:name="T1030" style:family="text">
      <style:text-properties fo:color="#61aeef" style:font-name="JetBrains Mono" fo:font-size="9pt" fo:font-style="italic" fo:font-weight="normal" officeooo:rsid="048b4842" fo:background-color="#ffff00" loext:char-shading-value="0" style:font-size-asian="9pt" style:font-style-asian="italic" style:font-weight-asian="normal"/>
    </style:style>
    <style:style style:name="T1031"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1032" style:family="text">
      <style:text-properties fo:color="#61aeef" style:font-name="JetBrains Mono" fo:font-size="9pt" fo:font-style="italic" style:font-size-asian="9pt" style:font-style-asian="italic"/>
    </style:style>
    <style:style style:name="T1033" style:family="text">
      <style:text-properties fo:color="#61aeef" style:font-name="JetBrains Mono" fo:font-size="9pt" fo:font-style="italic" fo:background-color="#ffff00" loext:char-shading-value="0" style:font-size-asian="9pt" style:font-style-asian="italic"/>
    </style:style>
    <style:style style:name="T1034" style:family="text">
      <style:text-properties fo:color="#61aeef" style:font-name="JetBrains Mono" fo:font-size="9pt" fo:font-style="italic" fo:background-color="#dddddd" loext:char-shading-value="0" style:font-size-asian="9pt" style:font-style-asian="italic"/>
    </style:style>
    <style:style style:name="T1035" style:family="text">
      <style:text-properties fo:color="#61aeef" style:font-name="JetBrains Mono" fo:font-size="9pt" fo:background-color="#ffff00" loext:char-shading-value="0" style:font-size-asian="9pt"/>
    </style:style>
    <style:style style:name="T1036"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037"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038"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039"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040"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1041"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1042"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1043"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044"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045"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046"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1047"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1048"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049"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050"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051"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1052"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1053"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1054" style:family="text">
      <style:text-properties fo:color="#a6b2c0" style:font-name="JetBrains Mono" fo:font-size="9pt" fo:font-style="normal" fo:font-weight="normal" style:font-size-asian="9pt" style:font-style-asian="normal" style:font-weight-asian="normal"/>
    </style:style>
    <style:style style:name="T1055" style:family="text">
      <style:text-properties fo:color="#a6b2c0" style:font-name="JetBrains Mono" fo:font-size="9pt" fo:font-style="normal" fo:font-weight="normal" officeooo:rsid="00344219" style:font-size-asian="9pt" style:font-style-asian="normal" style:font-weight-asian="normal"/>
    </style:style>
    <style:style style:name="T1056" style:family="text">
      <style:text-properties fo:color="#a6b2c0" style:font-name="JetBrains Mono" fo:font-size="9pt" fo:font-style="normal" fo:font-weight="normal" officeooo:rsid="0043b6fb" style:font-size-asian="9pt" style:font-style-asian="normal" style:font-weight-asian="normal"/>
    </style:style>
    <style:style style:name="T1057" style:family="text">
      <style:text-properties fo:color="#a6b2c0" style:font-name="JetBrains Mono" fo:font-size="9pt" fo:font-style="normal" fo:font-weight="normal" officeooo:rsid="00455455" style:font-size-asian="9pt" style:font-style-asian="normal" style:font-weight-asian="normal"/>
    </style:style>
    <style:style style:name="T1058" style:family="text">
      <style:text-properties fo:color="#a6b2c0" style:font-name="JetBrains Mono" fo:font-size="9pt" fo:font-style="normal" fo:font-weight="normal" officeooo:rsid="004ee1d4" style:font-size-asian="9pt" style:font-style-asian="normal" style:font-weight-asian="normal"/>
    </style:style>
    <style:style style:name="T1059" style:family="text">
      <style:text-properties fo:color="#a6b2c0" style:font-name="JetBrains Mono" fo:font-size="9pt" fo:font-style="normal" fo:font-weight="normal" officeooo:rsid="0054e8f7" style:font-size-asian="9pt" style:font-style-asian="normal" style:font-weight-asian="normal"/>
    </style:style>
    <style:style style:name="T1060" style:family="text">
      <style:text-properties fo:color="#a6b2c0" style:font-name="JetBrains Mono" fo:font-size="9pt" fo:font-style="normal" fo:font-weight="normal" officeooo:rsid="005c5efc" style:font-size-asian="9pt" style:font-style-asian="normal" style:font-weight-asian="normal"/>
    </style:style>
    <style:style style:name="T1061" style:family="text">
      <style:text-properties fo:color="#a6b2c0" style:font-name="JetBrains Mono" fo:font-size="9pt" fo:font-style="normal" fo:font-weight="normal" officeooo:rsid="00704b2e" style:font-size-asian="9pt" style:font-style-asian="normal" style:font-weight-asian="normal"/>
    </style:style>
    <style:style style:name="T1062" style:family="text">
      <style:text-properties fo:color="#a6b2c0" style:font-name="JetBrains Mono" fo:font-size="9pt" fo:font-style="normal" fo:font-weight="normal" officeooo:rsid="008902b7" style:font-size-asian="9pt" style:font-style-asian="normal" style:font-weight-asian="normal"/>
    </style:style>
    <style:style style:name="T1063" style:family="text">
      <style:text-properties fo:color="#a6b2c0" style:font-name="JetBrains Mono" fo:font-size="9pt" fo:font-style="normal" fo:font-weight="normal" officeooo:rsid="0091a84c" style:font-size-asian="9pt" style:font-style-asian="normal" style:font-weight-asian="normal"/>
    </style:style>
    <style:style style:name="T1064" style:family="text">
      <style:text-properties fo:color="#a6b2c0" style:font-name="JetBrains Mono" fo:font-size="9pt" fo:font-style="normal" fo:font-weight="normal" officeooo:rsid="009628bb" style:font-size-asian="9pt" style:font-style-asian="normal" style:font-weight-asian="normal"/>
    </style:style>
    <style:style style:name="T1065" style:family="text">
      <style:text-properties fo:color="#a6b2c0" style:font-name="JetBrains Mono" fo:font-size="9pt" fo:font-style="normal" fo:font-weight="normal" officeooo:rsid="00bea393" style:font-size-asian="9pt" style:font-style-asian="normal" style:font-weight-asian="normal"/>
    </style:style>
    <style:style style:name="T1066" style:family="text">
      <style:text-properties fo:color="#a6b2c0" style:font-name="JetBrains Mono" fo:font-size="9pt" fo:font-style="normal" fo:font-weight="normal" officeooo:rsid="00c84f07" style:font-size-asian="9pt" style:font-style-asian="normal" style:font-weight-asian="normal"/>
    </style:style>
    <style:style style:name="T1067" style:family="text">
      <style:text-properties fo:color="#a6b2c0" style:font-name="JetBrains Mono" fo:font-size="9pt" fo:font-style="normal" fo:font-weight="normal" officeooo:rsid="00d57fdd" style:font-size-asian="9pt" style:font-style-asian="normal" style:font-weight-asian="normal"/>
    </style:style>
    <style:style style:name="T1068" style:family="text">
      <style:text-properties fo:color="#a6b2c0" style:font-name="JetBrains Mono" fo:font-size="9pt" fo:font-style="normal" fo:font-weight="normal" officeooo:rsid="00db0cd7" style:font-size-asian="9pt" style:font-style-asian="normal" style:font-weight-asian="normal"/>
    </style:style>
    <style:style style:name="T1069" style:family="text">
      <style:text-properties fo:color="#a6b2c0" style:font-name="JetBrains Mono" fo:font-size="9pt" fo:font-style="normal" fo:font-weight="normal" officeooo:rsid="00dd6aad" style:font-size-asian="9pt" style:font-style-asian="normal" style:font-weight-asian="normal"/>
    </style:style>
    <style:style style:name="T1070" style:family="text">
      <style:text-properties fo:color="#a6b2c0" style:font-name="JetBrains Mono" fo:font-size="9pt" fo:font-style="normal" fo:font-weight="normal" officeooo:rsid="00f30881" style:font-size-asian="9pt" style:font-style-asian="normal" style:font-weight-asian="normal"/>
    </style:style>
    <style:style style:name="T1071"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1072"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1073" style:family="text">
      <style:text-properties fo:color="#a6b2c0" style:font-name="JetBrains Mono" fo:font-size="9pt" fo:font-style="normal" fo:font-weight="normal" style:font-size-asian="9pt" style:font-style-asian="normal" style:font-weight-asian="normal" style:font-weight-complex="normal"/>
    </style:style>
    <style:style style:name="T1074"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1075"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1076"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1077"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1078"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1079"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1080"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1081"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1082"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1083"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1084"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1085"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1086"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1087"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1088"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1089"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1090"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1091"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1092"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1093"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1094" style:family="text">
      <style:text-properties fo:color="#a6b2c0" style:font-name="JetBrains Mono" fo:font-size="9pt" fo:font-style="normal" fo:font-weight="normal" officeooo:rsid="03f378cb" style:font-size-asian="9pt" style:font-style-asian="normal" style:font-weight-asian="normal" style:font-weight-complex="normal"/>
    </style:style>
    <style:style style:name="T1095" style:family="text">
      <style:text-properties fo:color="#a6b2c0" style:font-name="JetBrains Mono" fo:font-size="9pt" fo:font-style="normal" fo:font-weight="normal" officeooo:rsid="0425ef8f" style:font-size-asian="9pt" style:font-style-asian="normal" style:font-weight-asian="normal" style:font-weight-complex="normal"/>
    </style:style>
    <style:style style:name="T1096" style:family="text">
      <style:text-properties fo:color="#a6b2c0" style:font-name="JetBrains Mono" fo:font-size="9pt" fo:font-style="normal" fo:font-weight="normal" officeooo:rsid="04b6a3ba" style:font-size-asian="9pt" style:font-style-asian="normal" style:font-weight-asian="normal" style:font-weight-complex="normal"/>
    </style:style>
    <style:style style:name="T1097" style:family="text">
      <style:text-properties fo:color="#a6b2c0" style:font-name="JetBrains Mono" fo:font-size="9pt" fo:font-style="normal" fo:font-weight="normal" officeooo:rsid="0107d711" style:font-size-asian="9pt" style:font-style-asian="normal" style:font-weight-asian="normal"/>
    </style:style>
    <style:style style:name="T1098" style:family="text">
      <style:text-properties fo:color="#a6b2c0" style:font-name="JetBrains Mono" fo:font-size="9pt" fo:font-style="normal" fo:font-weight="normal" officeooo:rsid="011271ea" style:font-size-asian="9pt" style:font-style-asian="normal" style:font-weight-asian="normal"/>
    </style:style>
    <style:style style:name="T1099" style:family="text">
      <style:text-properties fo:color="#a6b2c0" style:font-name="JetBrains Mono" fo:font-size="9pt" fo:font-style="normal" fo:font-weight="normal" officeooo:rsid="01131044" style:font-size-asian="9pt" style:font-style-asian="normal" style:font-weight-asian="normal"/>
    </style:style>
    <style:style style:name="T1100" style:family="text">
      <style:text-properties fo:color="#a6b2c0" style:font-name="JetBrains Mono" fo:font-size="9pt" fo:font-style="normal" fo:font-weight="normal" officeooo:rsid="011fd835" style:font-size-asian="9pt" style:font-style-asian="normal" style:font-weight-asian="normal"/>
    </style:style>
    <style:style style:name="T1101" style:family="text">
      <style:text-properties fo:color="#a6b2c0" style:font-name="JetBrains Mono" fo:font-size="9pt" fo:font-style="normal" fo:font-weight="normal" officeooo:rsid="0121c4d0" style:font-size-asian="9pt" style:font-style-asian="normal" style:font-weight-asian="normal"/>
    </style:style>
    <style:style style:name="T1102" style:family="text">
      <style:text-properties fo:color="#a6b2c0" style:font-name="JetBrains Mono" fo:font-size="9pt" fo:font-style="normal" fo:font-weight="normal" officeooo:rsid="013fe538" style:font-size-asian="9pt" style:font-style-asian="normal" style:font-weight-asian="normal"/>
    </style:style>
    <style:style style:name="T1103" style:family="text">
      <style:text-properties fo:color="#a6b2c0" style:font-name="JetBrains Mono" fo:font-size="9pt" fo:font-style="normal" fo:font-weight="normal" officeooo:rsid="01443b65" style:font-size-asian="9pt" style:font-style-asian="normal" style:font-weight-asian="normal"/>
    </style:style>
    <style:style style:name="T1104" style:family="text">
      <style:text-properties fo:color="#a6b2c0" style:font-name="JetBrains Mono" fo:font-size="9pt" fo:font-style="normal" fo:font-weight="normal" officeooo:rsid="0147e1e2" style:font-size-asian="9pt" style:font-style-asian="normal" style:font-weight-asian="normal"/>
    </style:style>
    <style:style style:name="T1105" style:family="text">
      <style:text-properties fo:color="#a6b2c0" style:font-name="JetBrains Mono" fo:font-size="9pt" fo:font-style="normal" fo:font-weight="normal" officeooo:rsid="014d1bb4" style:font-size-asian="9pt" style:font-style-asian="normal" style:font-weight-asian="normal"/>
    </style:style>
    <style:style style:name="T1106" style:family="text">
      <style:text-properties fo:color="#a6b2c0" style:font-name="JetBrains Mono" fo:font-size="9pt" fo:font-style="normal" fo:font-weight="normal" officeooo:rsid="01675db0" style:font-size-asian="9pt" style:font-style-asian="normal" style:font-weight-asian="normal"/>
    </style:style>
    <style:style style:name="T1107" style:family="text">
      <style:text-properties fo:color="#a6b2c0" style:font-name="JetBrains Mono" fo:font-size="9pt" fo:font-style="normal" fo:font-weight="normal" officeooo:rsid="0170866a" style:font-size-asian="9pt" style:font-style-asian="normal" style:font-weight-asian="normal"/>
    </style:style>
    <style:style style:name="T1108" style:family="text">
      <style:text-properties fo:color="#a6b2c0" style:font-name="JetBrains Mono" fo:font-size="9pt" fo:font-style="normal" fo:font-weight="normal" officeooo:rsid="0182ea6d" style:font-size-asian="9pt" style:font-style-asian="normal" style:font-weight-asian="normal"/>
    </style:style>
    <style:style style:name="T1109" style:family="text">
      <style:text-properties fo:color="#a6b2c0" style:font-name="JetBrains Mono" fo:font-size="9pt" fo:font-style="normal" fo:font-weight="normal" officeooo:rsid="0183de12" style:font-size-asian="9pt" style:font-style-asian="normal" style:font-weight-asian="normal"/>
    </style:style>
    <style:style style:name="T1110" style:family="text">
      <style:text-properties fo:color="#a6b2c0" style:font-name="JetBrains Mono" fo:font-size="9pt" fo:font-style="normal" fo:font-weight="normal" officeooo:rsid="018c3301" style:font-size-asian="9pt" style:font-style-asian="normal" style:font-weight-asian="normal"/>
    </style:style>
    <style:style style:name="T1111" style:family="text">
      <style:text-properties fo:color="#a6b2c0" style:font-name="JetBrains Mono" fo:font-size="9pt" fo:font-style="normal" fo:font-weight="normal" officeooo:rsid="0190ce55" style:font-size-asian="9pt" style:font-style-asian="normal" style:font-weight-asian="normal"/>
    </style:style>
    <style:style style:name="T1112" style:family="text">
      <style:text-properties fo:color="#a6b2c0" style:font-name="JetBrains Mono" fo:font-size="9pt" fo:font-style="normal" fo:font-weight="normal" officeooo:rsid="01938fb3" style:font-size-asian="9pt" style:font-style-asian="normal" style:font-weight-asian="normal"/>
    </style:style>
    <style:style style:name="T1113" style:family="text">
      <style:text-properties fo:color="#a6b2c0" style:font-name="JetBrains Mono" fo:font-size="9pt" fo:font-style="normal" fo:font-weight="normal" officeooo:rsid="01970438" style:font-size-asian="9pt" style:font-style-asian="normal" style:font-weight-asian="normal"/>
    </style:style>
    <style:style style:name="T1114" style:family="text">
      <style:text-properties fo:color="#a6b2c0" style:font-name="JetBrains Mono" fo:font-size="9pt" fo:font-style="normal" fo:font-weight="normal" officeooo:rsid="01cd95e1" style:font-size-asian="9pt" style:font-style-asian="normal" style:font-weight-asian="normal"/>
    </style:style>
    <style:style style:name="T1115" style:family="text">
      <style:text-properties fo:color="#a6b2c0" style:font-name="JetBrains Mono" fo:font-size="9pt" fo:font-style="normal" fo:font-weight="normal" officeooo:rsid="01d1dade" style:font-size-asian="9pt" style:font-style-asian="normal" style:font-weight-asian="normal"/>
    </style:style>
    <style:style style:name="T1116" style:family="text">
      <style:text-properties fo:color="#a6b2c0" style:font-name="JetBrains Mono" fo:font-size="9pt" fo:font-style="normal" fo:font-weight="normal" officeooo:rsid="01d350c7" style:font-size-asian="9pt" style:font-style-asian="normal" style:font-weight-asian="normal"/>
    </style:style>
    <style:style style:name="T1117" style:family="text">
      <style:text-properties fo:color="#a6b2c0" style:font-name="JetBrains Mono" fo:font-size="9pt" fo:font-style="normal" fo:font-weight="normal" officeooo:rsid="01d630f2" style:font-size-asian="9pt" style:font-style-asian="normal" style:font-weight-asian="normal"/>
    </style:style>
    <style:style style:name="T1118" style:family="text">
      <style:text-properties fo:color="#a6b2c0" style:font-name="JetBrains Mono" fo:font-size="9pt" fo:font-style="normal" fo:font-weight="normal" officeooo:rsid="01e325aa" style:font-size-asian="9pt" style:font-style-asian="normal" style:font-weight-asian="normal"/>
    </style:style>
    <style:style style:name="T1119" style:family="text">
      <style:text-properties fo:color="#a6b2c0" style:font-name="JetBrains Mono" fo:font-size="9pt" fo:font-style="normal" fo:font-weight="normal" officeooo:rsid="01e39016" style:font-size-asian="9pt" style:font-style-asian="normal" style:font-weight-asian="normal"/>
    </style:style>
    <style:style style:name="T1120" style:family="text">
      <style:text-properties fo:color="#a6b2c0" style:font-name="JetBrains Mono" fo:font-size="9pt" fo:font-style="normal" fo:font-weight="normal" officeooo:rsid="01e75590" style:font-size-asian="9pt" style:font-style-asian="normal" style:font-weight-asian="normal"/>
    </style:style>
    <style:style style:name="T1121" style:family="text">
      <style:text-properties fo:color="#a6b2c0" style:font-name="JetBrains Mono" fo:font-size="9pt" fo:font-style="normal" fo:font-weight="normal" officeooo:rsid="01e8d316" style:font-size-asian="9pt" style:font-style-asian="normal" style:font-weight-asian="normal"/>
    </style:style>
    <style:style style:name="T1122" style:family="text">
      <style:text-properties fo:color="#a6b2c0" style:font-name="JetBrains Mono" fo:font-size="9pt" fo:font-style="normal" fo:font-weight="normal" officeooo:rsid="01eaf6f0" style:font-size-asian="9pt" style:font-style-asian="normal" style:font-weight-asian="normal"/>
    </style:style>
    <style:style style:name="T1123" style:family="text">
      <style:text-properties fo:color="#a6b2c0" style:font-name="JetBrains Mono" fo:font-size="9pt" fo:font-style="normal" fo:font-weight="normal" officeooo:rsid="01eda267" style:font-size-asian="9pt" style:font-style-asian="normal" style:font-weight-asian="normal"/>
    </style:style>
    <style:style style:name="T1124" style:family="text">
      <style:text-properties fo:color="#a6b2c0" style:font-name="JetBrains Mono" fo:font-size="9pt" fo:font-style="normal" fo:font-weight="normal" officeooo:rsid="0206dc11" style:font-size-asian="9pt" style:font-style-asian="normal" style:font-weight-asian="normal"/>
    </style:style>
    <style:style style:name="T1125" style:family="text">
      <style:text-properties fo:color="#a6b2c0" style:font-name="JetBrains Mono" fo:font-size="9pt" fo:font-style="normal" fo:font-weight="normal" officeooo:rsid="02178349" style:font-size-asian="9pt" style:font-style-asian="normal" style:font-weight-asian="normal"/>
    </style:style>
    <style:style style:name="T1126" style:family="text">
      <style:text-properties fo:color="#a6b2c0" style:font-name="JetBrains Mono" fo:font-size="9pt" fo:font-style="normal" fo:font-weight="normal" officeooo:rsid="0219c1ce" style:font-size-asian="9pt" style:font-style-asian="normal" style:font-weight-asian="normal"/>
    </style:style>
    <style:style style:name="T1127" style:family="text">
      <style:text-properties fo:color="#a6b2c0" style:font-name="JetBrains Mono" fo:font-size="9pt" fo:font-style="normal" fo:font-weight="normal" officeooo:rsid="022b2a2a" style:font-size-asian="9pt" style:font-style-asian="normal" style:font-weight-asian="normal"/>
    </style:style>
    <style:style style:name="T1128" style:family="text">
      <style:text-properties fo:color="#a6b2c0" style:font-name="JetBrains Mono" fo:font-size="9pt" fo:font-style="normal" fo:font-weight="normal" officeooo:rsid="02494859" style:font-size-asian="9pt" style:font-style-asian="normal" style:font-weight-asian="normal"/>
    </style:style>
    <style:style style:name="T1129" style:family="text">
      <style:text-properties fo:color="#a6b2c0" style:font-name="JetBrains Mono" fo:font-size="9pt" fo:font-style="normal" fo:font-weight="normal" officeooo:rsid="0268b611" style:font-size-asian="9pt" style:font-style-asian="normal" style:font-weight-asian="normal"/>
    </style:style>
    <style:style style:name="T1130" style:family="text">
      <style:text-properties fo:color="#a6b2c0" style:font-name="JetBrains Mono" fo:font-size="9pt" fo:font-style="normal" fo:font-weight="normal" officeooo:rsid="0276ee98" style:font-size-asian="9pt" style:font-style-asian="normal" style:font-weight-asian="normal"/>
    </style:style>
    <style:style style:name="T1131" style:family="text">
      <style:text-properties fo:color="#a6b2c0" style:font-name="JetBrains Mono" fo:font-size="9pt" fo:font-style="normal" fo:font-weight="normal" officeooo:rsid="027ca5e9" style:font-size-asian="9pt" style:font-style-asian="normal" style:font-weight-asian="normal"/>
    </style:style>
    <style:style style:name="T1132" style:family="text">
      <style:text-properties fo:color="#a6b2c0" style:font-name="JetBrains Mono" fo:font-size="9pt" fo:font-style="normal" fo:font-weight="normal" officeooo:rsid="027dbb57" style:font-size-asian="9pt" style:font-style-asian="normal" style:font-weight-asian="normal"/>
    </style:style>
    <style:style style:name="T1133" style:family="text">
      <style:text-properties fo:color="#a6b2c0" style:font-name="JetBrains Mono" fo:font-size="9pt" fo:font-style="normal" fo:font-weight="normal" officeooo:rsid="0295cfd1" style:font-size-asian="9pt" style:font-style-asian="normal" style:font-weight-asian="normal"/>
    </style:style>
    <style:style style:name="T1134" style:family="text">
      <style:text-properties fo:color="#a6b2c0" style:font-name="JetBrains Mono" fo:font-size="9pt" fo:font-style="normal" fo:font-weight="normal" officeooo:rsid="029ebc9c" style:font-size-asian="9pt" style:font-style-asian="normal" style:font-weight-asian="normal"/>
    </style:style>
    <style:style style:name="T1135" style:family="text">
      <style:text-properties fo:color="#a6b2c0" style:font-name="JetBrains Mono" fo:font-size="9pt" fo:font-style="normal" fo:font-weight="normal" officeooo:rsid="02ae5b03" style:font-size-asian="9pt" style:font-style-asian="normal" style:font-weight-asian="normal"/>
    </style:style>
    <style:style style:name="T1136" style:family="text">
      <style:text-properties fo:color="#a6b2c0" style:font-name="JetBrains Mono" fo:font-size="9pt" fo:font-style="normal" fo:font-weight="normal" officeooo:rsid="02b18008" style:font-size-asian="9pt" style:font-style-asian="normal" style:font-weight-asian="normal"/>
    </style:style>
    <style:style style:name="T1137" style:family="text">
      <style:text-properties fo:color="#a6b2c0" style:font-name="JetBrains Mono" fo:font-size="9pt" fo:font-style="normal" fo:font-weight="normal" officeooo:rsid="02b3d80d" style:font-size-asian="9pt" style:font-style-asian="normal" style:font-weight-asian="normal"/>
    </style:style>
    <style:style style:name="T1138" style:family="text">
      <style:text-properties fo:color="#a6b2c0" style:font-name="JetBrains Mono" fo:font-size="9pt" fo:font-style="normal" fo:font-weight="normal" officeooo:rsid="02b646a0" style:font-size-asian="9pt" style:font-style-asian="normal" style:font-weight-asian="normal"/>
    </style:style>
    <style:style style:name="T1139" style:family="text">
      <style:text-properties fo:color="#a6b2c0" style:font-name="JetBrains Mono" fo:font-size="9pt" fo:font-style="normal" fo:font-weight="normal" officeooo:rsid="02b9d9b4" style:font-size-asian="9pt" style:font-style-asian="normal" style:font-weight-asian="normal"/>
    </style:style>
    <style:style style:name="T1140" style:family="text">
      <style:text-properties fo:color="#a6b2c0" style:font-name="JetBrains Mono" fo:font-size="9pt" fo:font-style="normal" fo:font-weight="normal" officeooo:rsid="02bda39f" style:font-size-asian="9pt" style:font-style-asian="normal" style:font-weight-asian="normal"/>
    </style:style>
    <style:style style:name="T1141" style:family="text">
      <style:text-properties fo:color="#a6b2c0" style:font-name="JetBrains Mono" fo:font-size="9pt" fo:font-style="normal" fo:font-weight="normal" officeooo:rsid="02da778d" style:font-size-asian="9pt" style:font-style-asian="normal" style:font-weight-asian="normal"/>
    </style:style>
    <style:style style:name="T1142" style:family="text">
      <style:text-properties fo:color="#a6b2c0" style:font-name="JetBrains Mono" fo:font-size="9pt" fo:font-style="normal" fo:font-weight="normal" officeooo:rsid="02e1940b" style:font-size-asian="9pt" style:font-style-asian="normal" style:font-weight-asian="normal"/>
    </style:style>
    <style:style style:name="T1143" style:family="text">
      <style:text-properties fo:color="#a6b2c0" style:font-name="JetBrains Mono" fo:font-size="9pt" fo:font-style="normal" fo:font-weight="normal" officeooo:rsid="02dfc5ec" style:font-size-asian="9pt" style:font-style-asian="normal" style:font-weight-asian="normal"/>
    </style:style>
    <style:style style:name="T1144" style:family="text">
      <style:text-properties fo:color="#a6b2c0" style:font-name="JetBrains Mono" fo:font-size="9pt" fo:font-style="normal" fo:font-weight="normal" officeooo:rsid="02e23333" style:font-size-asian="9pt" style:font-style-asian="normal" style:font-weight-asian="normal"/>
    </style:style>
    <style:style style:name="T1145" style:family="text">
      <style:text-properties fo:color="#a6b2c0" style:font-name="JetBrains Mono" fo:font-size="9pt" fo:font-style="normal" fo:font-weight="normal" officeooo:rsid="02e69255" style:font-size-asian="9pt" style:font-style-asian="normal" style:font-weight-asian="normal"/>
    </style:style>
    <style:style style:name="T1146" style:family="text">
      <style:text-properties fo:color="#a6b2c0" style:font-name="JetBrains Mono" fo:font-size="9pt" fo:font-style="normal" fo:font-weight="normal" officeooo:rsid="02e78358" style:font-size-asian="9pt" style:font-style-asian="normal" style:font-weight-asian="normal"/>
    </style:style>
    <style:style style:name="T1147" style:family="text">
      <style:text-properties fo:color="#a6b2c0" style:font-name="JetBrains Mono" fo:font-size="9pt" fo:font-style="normal" fo:font-weight="normal" officeooo:rsid="02e94096" style:font-size-asian="9pt" style:font-style-asian="normal" style:font-weight-asian="normal"/>
    </style:style>
    <style:style style:name="T1148" style:family="text">
      <style:text-properties fo:color="#a6b2c0" style:font-name="JetBrains Mono" fo:font-size="9pt" fo:font-style="normal" fo:font-weight="normal" officeooo:rsid="030b6c44" style:font-size-asian="9pt" style:font-style-asian="normal" style:font-weight-asian="normal"/>
    </style:style>
    <style:style style:name="T1149" style:family="text">
      <style:text-properties fo:color="#a6b2c0" style:font-name="JetBrains Mono" fo:font-size="9pt" fo:font-style="normal" fo:font-weight="normal" officeooo:rsid="030cabd3" style:font-size-asian="9pt" style:font-style-asian="normal" style:font-weight-asian="normal"/>
    </style:style>
    <style:style style:name="T1150" style:family="text">
      <style:text-properties fo:color="#a6b2c0" style:font-name="JetBrains Mono" fo:font-size="9pt" fo:font-style="normal" fo:font-weight="normal" officeooo:rsid="0316a931" style:font-size-asian="9pt" style:font-style-asian="normal" style:font-weight-asian="normal"/>
    </style:style>
    <style:style style:name="T1151" style:family="text">
      <style:text-properties fo:color="#a6b2c0" style:font-name="JetBrains Mono" fo:font-size="9pt" fo:font-style="normal" fo:font-weight="normal" officeooo:rsid="031f2494" style:font-size-asian="9pt" style:font-style-asian="normal" style:font-weight-asian="normal"/>
    </style:style>
    <style:style style:name="T1152" style:family="text">
      <style:text-properties fo:color="#a6b2c0" style:font-name="JetBrains Mono" fo:font-size="9pt" fo:font-style="normal" fo:font-weight="normal" officeooo:rsid="0323935c" style:font-size-asian="9pt" style:font-style-asian="normal" style:font-weight-asian="normal"/>
    </style:style>
    <style:style style:name="T1153" style:family="text">
      <style:text-properties fo:color="#a6b2c0" style:font-name="JetBrains Mono" fo:font-size="9pt" fo:font-style="normal" fo:font-weight="normal" officeooo:rsid="0327e255" style:font-size-asian="9pt" style:font-style-asian="normal" style:font-weight-asian="normal"/>
    </style:style>
    <style:style style:name="T1154" style:family="text">
      <style:text-properties fo:color="#a6b2c0" style:font-name="JetBrains Mono" fo:font-size="9pt" fo:font-style="normal" fo:font-weight="normal" officeooo:rsid="032a540e" style:font-size-asian="9pt" style:font-style-asian="normal" style:font-weight-asian="normal"/>
    </style:style>
    <style:style style:name="T1155" style:family="text">
      <style:text-properties fo:color="#a6b2c0" style:font-name="JetBrains Mono" fo:font-size="9pt" fo:font-style="normal" fo:font-weight="normal" officeooo:rsid="032fee86" style:font-size-asian="9pt" style:font-style-asian="normal" style:font-weight-asian="normal"/>
    </style:style>
    <style:style style:name="T1156" style:family="text">
      <style:text-properties fo:color="#a6b2c0" style:font-name="JetBrains Mono" fo:font-size="9pt" fo:font-style="normal" fo:font-weight="normal" officeooo:rsid="03305d41" style:font-size-asian="9pt" style:font-style-asian="normal" style:font-weight-asian="normal"/>
    </style:style>
    <style:style style:name="T1157" style:family="text">
      <style:text-properties fo:color="#a6b2c0" style:font-name="JetBrains Mono" fo:font-size="9pt" fo:font-style="normal" fo:font-weight="normal" officeooo:rsid="0331c5f6" style:font-size-asian="9pt" style:font-style-asian="normal" style:font-weight-asian="normal"/>
    </style:style>
    <style:style style:name="T1158" style:family="text">
      <style:text-properties fo:color="#a6b2c0" style:font-name="JetBrains Mono" fo:font-size="9pt" fo:font-style="normal" fo:font-weight="normal" officeooo:rsid="0337d635" style:font-size-asian="9pt" style:font-style-asian="normal" style:font-weight-asian="normal"/>
    </style:style>
    <style:style style:name="T1159" style:family="text">
      <style:text-properties fo:color="#a6b2c0" style:font-name="JetBrains Mono" fo:font-size="9pt" fo:font-style="normal" fo:font-weight="normal" officeooo:rsid="0335e0ea" style:font-size-asian="9pt" style:font-style-asian="normal" style:font-weight-asian="normal"/>
    </style:style>
    <style:style style:name="T1160" style:family="text">
      <style:text-properties fo:color="#a6b2c0" style:font-name="JetBrains Mono" fo:font-size="9pt" fo:font-style="normal" fo:font-weight="normal" officeooo:rsid="033a8d20" style:font-size-asian="9pt" style:font-style-asian="normal" style:font-weight-asian="normal"/>
    </style:style>
    <style:style style:name="T1161" style:family="text">
      <style:text-properties fo:color="#a6b2c0" style:font-name="JetBrains Mono" fo:font-size="9pt" fo:font-style="normal" fo:font-weight="normal" officeooo:rsid="0341248e" style:font-size-asian="9pt" style:font-style-asian="normal" style:font-weight-asian="normal"/>
    </style:style>
    <style:style style:name="T1162" style:family="text">
      <style:text-properties fo:color="#a6b2c0" style:font-name="JetBrains Mono" fo:font-size="9pt" fo:font-style="normal" fo:font-weight="normal" officeooo:rsid="034d4add" style:font-size-asian="9pt" style:font-style-asian="normal" style:font-weight-asian="normal"/>
    </style:style>
    <style:style style:name="T1163" style:family="text">
      <style:text-properties fo:color="#a6b2c0" style:font-name="JetBrains Mono" fo:font-size="9pt" fo:font-style="normal" fo:font-weight="normal" officeooo:rsid="036226ac" style:font-size-asian="9pt" style:font-style-asian="normal" style:font-weight-asian="normal"/>
    </style:style>
    <style:style style:name="T1164" style:family="text">
      <style:text-properties fo:color="#a6b2c0" style:font-name="JetBrains Mono" fo:font-size="9pt" fo:font-style="normal" fo:font-weight="normal" officeooo:rsid="0368b26c" style:font-size-asian="9pt" style:font-style-asian="normal" style:font-weight-asian="normal"/>
    </style:style>
    <style:style style:name="T1165" style:family="text">
      <style:text-properties fo:color="#a6b2c0" style:font-name="JetBrains Mono" fo:font-size="9pt" fo:font-style="normal" fo:font-weight="normal" officeooo:rsid="036a47df" style:font-size-asian="9pt" style:font-style-asian="normal" style:font-weight-asian="normal"/>
    </style:style>
    <style:style style:name="T1166" style:family="text">
      <style:text-properties fo:color="#a6b2c0" style:font-name="JetBrains Mono" fo:font-size="9pt" fo:font-style="normal" fo:font-weight="normal" officeooo:rsid="036d188f" style:font-size-asian="9pt" style:font-style-asian="normal" style:font-weight-asian="normal"/>
    </style:style>
    <style:style style:name="T1167" style:family="text">
      <style:text-properties fo:color="#a6b2c0" style:font-name="JetBrains Mono" fo:font-size="9pt" fo:font-style="normal" fo:font-weight="normal" officeooo:rsid="0378264d" style:font-size-asian="9pt" style:font-style-asian="normal" style:font-weight-asian="normal"/>
    </style:style>
    <style:style style:name="T1168" style:family="text">
      <style:text-properties fo:color="#a6b2c0" style:font-name="JetBrains Mono" fo:font-size="9pt" fo:font-style="normal" fo:font-weight="normal" officeooo:rsid="0384dc05" style:font-size-asian="9pt" style:font-style-asian="normal" style:font-weight-asian="normal"/>
    </style:style>
    <style:style style:name="T1169" style:family="text">
      <style:text-properties fo:color="#a6b2c0" style:font-name="JetBrains Mono" fo:font-size="9pt" fo:font-style="normal" fo:font-weight="normal" officeooo:rsid="038bdd6f" style:font-size-asian="9pt" style:font-style-asian="normal" style:font-weight-asian="normal"/>
    </style:style>
    <style:style style:name="T1170" style:family="text">
      <style:text-properties fo:color="#a6b2c0" style:font-name="JetBrains Mono" fo:font-size="9pt" fo:font-style="normal" fo:font-weight="normal" officeooo:rsid="038ed016" style:font-size-asian="9pt" style:font-style-asian="normal" style:font-weight-asian="normal"/>
    </style:style>
    <style:style style:name="T1171" style:family="text">
      <style:text-properties fo:color="#a6b2c0" style:font-name="JetBrains Mono" fo:font-size="9pt" fo:font-style="normal" fo:font-weight="normal" officeooo:rsid="0396eea9" style:font-size-asian="9pt" style:font-style-asian="normal" style:font-weight-asian="normal"/>
    </style:style>
    <style:style style:name="T1172" style:family="text">
      <style:text-properties fo:color="#a6b2c0" style:font-name="JetBrains Mono" fo:font-size="9pt" fo:font-style="normal" fo:font-weight="normal" officeooo:rsid="03b8394f" style:font-size-asian="9pt" style:font-style-asian="normal" style:font-weight-asian="normal"/>
    </style:style>
    <style:style style:name="T1173" style:family="text">
      <style:text-properties fo:color="#a6b2c0" style:font-name="JetBrains Mono" fo:font-size="9pt" fo:font-style="normal" fo:font-weight="normal" officeooo:rsid="03b9791a" style:font-size-asian="9pt" style:font-style-asian="normal" style:font-weight-asian="normal"/>
    </style:style>
    <style:style style:name="T1174" style:family="text">
      <style:text-properties fo:color="#a6b2c0" style:font-name="JetBrains Mono" fo:font-size="9pt" fo:font-style="normal" fo:font-weight="normal" officeooo:rsid="03bffc07" style:font-size-asian="9pt" style:font-style-asian="normal" style:font-weight-asian="normal"/>
    </style:style>
    <style:style style:name="T1175" style:family="text">
      <style:text-properties fo:color="#a6b2c0" style:font-name="JetBrains Mono" fo:font-size="9pt" fo:font-style="normal" fo:font-weight="normal" officeooo:rsid="03c1b9bd" style:font-size-asian="9pt" style:font-style-asian="normal" style:font-weight-asian="normal"/>
    </style:style>
    <style:style style:name="T1176" style:family="text">
      <style:text-properties fo:color="#a6b2c0" style:font-name="JetBrains Mono" fo:font-size="9pt" fo:font-style="normal" fo:font-weight="normal" officeooo:rsid="03c716ec" style:font-size-asian="9pt" style:font-style-asian="normal" style:font-weight-asian="normal"/>
    </style:style>
    <style:style style:name="T1177" style:family="text">
      <style:text-properties fo:color="#a6b2c0" style:font-name="JetBrains Mono" fo:font-size="9pt" fo:font-style="normal" fo:font-weight="normal" officeooo:rsid="03c9c71c" style:font-size-asian="9pt" style:font-style-asian="normal" style:font-weight-asian="normal"/>
    </style:style>
    <style:style style:name="T1178" style:family="text">
      <style:text-properties fo:color="#a6b2c0" style:font-name="JetBrains Mono" fo:font-size="9pt" fo:font-style="normal" fo:font-weight="normal" officeooo:rsid="03cb62af" style:font-size-asian="9pt" style:font-style-asian="normal" style:font-weight-asian="normal"/>
    </style:style>
    <style:style style:name="T1179" style:family="text">
      <style:text-properties fo:color="#a6b2c0" style:font-name="JetBrains Mono" fo:font-size="9pt" fo:font-style="normal" fo:font-weight="normal" officeooo:rsid="03d9f495" style:font-size-asian="9pt" style:font-style-asian="normal" style:font-weight-asian="normal"/>
    </style:style>
    <style:style style:name="T1180" style:family="text">
      <style:text-properties fo:color="#a6b2c0" style:font-name="JetBrains Mono" fo:font-size="9pt" fo:font-style="normal" fo:font-weight="normal" officeooo:rsid="03e5dd4e" style:font-size-asian="9pt" style:font-style-asian="normal" style:font-weight-asian="normal"/>
    </style:style>
    <style:style style:name="T1181" style:family="text">
      <style:text-properties fo:color="#a6b2c0" style:font-name="JetBrains Mono" fo:font-size="9pt" fo:font-style="normal" fo:font-weight="normal" officeooo:rsid="03eafc5b" style:font-size-asian="9pt" style:font-style-asian="normal" style:font-weight-asian="normal"/>
    </style:style>
    <style:style style:name="T1182" style:family="text">
      <style:text-properties fo:color="#a6b2c0" style:font-name="JetBrains Mono" fo:font-size="9pt" fo:font-style="normal" fo:font-weight="normal" officeooo:rsid="03ef401b" style:font-size-asian="9pt" style:font-style-asian="normal" style:font-weight-asian="normal"/>
    </style:style>
    <style:style style:name="T1183" style:family="text">
      <style:text-properties fo:color="#a6b2c0" style:font-name="JetBrains Mono" fo:font-size="9pt" fo:font-style="normal" fo:font-weight="normal" officeooo:rsid="041fc644" style:font-size-asian="9pt" style:font-style-asian="normal" style:font-weight-asian="normal"/>
    </style:style>
    <style:style style:name="T1184" style:family="text">
      <style:text-properties fo:color="#a6b2c0" style:font-name="JetBrains Mono" fo:font-size="9pt" fo:font-style="normal" fo:font-weight="normal" officeooo:rsid="042304a0" style:font-size-asian="9pt" style:font-style-asian="normal" style:font-weight-asian="normal"/>
    </style:style>
    <style:style style:name="T1185" style:family="text">
      <style:text-properties fo:color="#a6b2c0" style:font-name="JetBrains Mono" fo:font-size="9pt" fo:font-style="normal" fo:font-weight="normal" officeooo:rsid="042bbf75" style:font-size-asian="9pt" style:font-style-asian="normal" style:font-weight-asian="normal"/>
    </style:style>
    <style:style style:name="T1186" style:family="text">
      <style:text-properties fo:color="#a6b2c0" style:font-name="JetBrains Mono" fo:font-size="9pt" fo:font-style="normal" fo:font-weight="normal" officeooo:rsid="042d7bfe" style:font-size-asian="9pt" style:font-style-asian="normal" style:font-weight-asian="normal"/>
    </style:style>
    <style:style style:name="T1187" style:family="text">
      <style:text-properties fo:color="#a6b2c0" style:font-name="JetBrains Mono" fo:font-size="9pt" fo:font-style="normal" fo:font-weight="normal" officeooo:rsid="0430d3be" style:font-size-asian="9pt" style:font-style-asian="normal" style:font-weight-asian="normal"/>
    </style:style>
    <style:style style:name="T1188" style:family="text">
      <style:text-properties fo:color="#a6b2c0" style:font-name="JetBrains Mono" fo:font-size="9pt" fo:font-style="normal" fo:font-weight="normal" officeooo:rsid="043124ac" style:font-size-asian="9pt" style:font-style-asian="normal" style:font-weight-asian="normal"/>
    </style:style>
    <style:style style:name="T1189" style:family="text">
      <style:text-properties fo:color="#a6b2c0" style:font-name="JetBrains Mono" fo:font-size="9pt" fo:font-style="normal" fo:font-weight="normal" officeooo:rsid="043294bb" style:font-size-asian="9pt" style:font-style-asian="normal" style:font-weight-asian="normal"/>
    </style:style>
    <style:style style:name="T1190" style:family="text">
      <style:text-properties fo:color="#a6b2c0" style:font-name="JetBrains Mono" fo:font-size="9pt" fo:font-style="normal" fo:font-weight="normal" officeooo:rsid="0447080a" style:font-size-asian="9pt" style:font-style-asian="normal" style:font-weight-asian="normal"/>
    </style:style>
    <style:style style:name="T1191" style:family="text">
      <style:text-properties fo:color="#a6b2c0" style:font-name="JetBrains Mono" fo:font-size="9pt" fo:font-style="normal" fo:font-weight="normal" officeooo:rsid="044aa686" style:font-size-asian="9pt" style:font-style-asian="normal" style:font-weight-asian="normal"/>
    </style:style>
    <style:style style:name="T1192" style:family="text">
      <style:text-properties fo:color="#a6b2c0" style:font-name="JetBrains Mono" fo:font-size="9pt" fo:font-style="normal" fo:font-weight="normal" officeooo:rsid="046e78a3" style:font-size-asian="9pt" style:font-style-asian="normal" style:font-weight-asian="normal"/>
    </style:style>
    <style:style style:name="T1193" style:family="text">
      <style:text-properties fo:color="#a6b2c0" style:font-name="JetBrains Mono" fo:font-size="9pt" fo:font-style="normal" fo:font-weight="normal" officeooo:rsid="047c8779" style:font-size-asian="9pt" style:font-style-asian="normal" style:font-weight-asian="normal"/>
    </style:style>
    <style:style style:name="T1194" style:family="text">
      <style:text-properties fo:color="#a6b2c0" style:font-name="JetBrains Mono" fo:font-size="9pt" fo:font-style="normal" fo:font-weight="normal" officeooo:rsid="0485803c" style:font-size-asian="9pt" style:font-style-asian="normal" style:font-weight-asian="normal"/>
    </style:style>
    <style:style style:name="T1195" style:family="text">
      <style:text-properties fo:color="#a6b2c0" style:font-name="JetBrains Mono" fo:font-size="9pt" fo:font-style="normal" fo:font-weight="normal" officeooo:rsid="04939b2d" style:font-size-asian="9pt" style:font-style-asian="normal" style:font-weight-asian="normal"/>
    </style:style>
    <style:style style:name="T1196" style:family="text">
      <style:text-properties fo:color="#a6b2c0" style:font-name="JetBrains Mono" fo:font-size="9pt" fo:font-style="normal" fo:font-weight="normal" officeooo:rsid="0498a67d" style:font-size-asian="9pt" style:font-style-asian="normal" style:font-weight-asian="normal"/>
    </style:style>
    <style:style style:name="T1197" style:family="text">
      <style:text-properties fo:color="#a6b2c0" style:font-name="JetBrains Mono" fo:font-size="9pt" fo:font-style="normal" fo:font-weight="normal" officeooo:rsid="04a4feaa" style:font-size-asian="9pt" style:font-style-asian="normal" style:font-weight-asian="normal"/>
    </style:style>
    <style:style style:name="T1198" style:family="text">
      <style:text-properties fo:color="#a6b2c0" style:font-name="JetBrains Mono" fo:font-size="9pt" fo:font-style="normal" fo:font-weight="normal" officeooo:rsid="04d516ad" style:font-size-asian="9pt" style:font-style-asian="normal" style:font-weight-asian="normal"/>
    </style:style>
    <style:style style:name="T1199" style:family="text">
      <style:text-properties fo:color="#a6b2c0" style:font-name="JetBrains Mono" fo:font-size="9pt" fo:font-style="normal" fo:font-weight="normal" style:font-size-asian="9pt" style:font-style-asian="normal" style:font-weight-asian="normal"/>
    </style:style>
    <style:style style:name="T1200"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201"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202"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203"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204"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205"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206"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207"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208"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209"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210"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211"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212"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213"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214"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215"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216"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217"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218"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219"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220"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221"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222"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223"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224"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225"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226" style:family="text">
      <style:text-properties fo:color="#a6b2c0"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227" style:family="text">
      <style:text-properties fo:color="#a6b2c0"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228"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229"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230"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231"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232"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233"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234"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235"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236"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237"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238"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239"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240"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241"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242"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243"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244"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245"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246"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247"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248"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249"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250"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251"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252"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253"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254"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255"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256"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257"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258"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259"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260"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261"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262"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263"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264"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265"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266"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267"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268"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269"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270"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271"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272"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273"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274"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275"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276"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277"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278"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279"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280"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281"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282"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283"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284"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285"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286"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287"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288"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289"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290"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291"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292"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293"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294"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295" style:family="text">
      <style:text-properties fo:color="#a6b2c0" style:font-name="JetBrains Mono" fo:font-size="9pt" fo:font-style="normal" fo:font-weight="normal" officeooo:rsid="03d9f495" fo:background-color="#ffff00" loext:char-shading-value="0" style:font-size-asian="9pt" style:font-style-asian="normal" style:font-weight-asian="normal"/>
    </style:style>
    <style:style style:name="T1296" style:family="text">
      <style:text-properties fo:color="#a6b2c0" style:font-name="JetBrains Mono" fo:font-size="9pt" fo:font-style="normal" fo:font-weight="normal" officeooo:rsid="03e05013" fo:background-color="#ffff00" loext:char-shading-value="0" style:font-size-asian="9pt" style:font-style-asian="normal" style:font-weight-asian="normal"/>
    </style:style>
    <style:style style:name="T1297" style:family="text">
      <style:text-properties fo:color="#a6b2c0" style:font-name="JetBrains Mono" fo:font-size="9pt" fo:font-style="normal" fo:font-weight="normal" officeooo:rsid="03e5dd4e" fo:background-color="#ffff00" loext:char-shading-value="0" style:font-size-asian="9pt" style:font-style-asian="normal" style:font-weight-asian="normal"/>
    </style:style>
    <style:style style:name="T1298" style:family="text">
      <style:text-properties fo:color="#a6b2c0" style:font-name="JetBrains Mono" fo:font-size="9pt" fo:font-style="normal" fo:font-weight="normal" officeooo:rsid="03eafc5b" fo:background-color="#ffff00" loext:char-shading-value="0" style:font-size-asian="9pt" style:font-style-asian="normal" style:font-weight-asian="normal"/>
    </style:style>
    <style:style style:name="T1299" style:family="text">
      <style:text-properties fo:color="#a6b2c0" style:font-name="JetBrains Mono" fo:font-size="9pt" fo:font-style="normal" fo:font-weight="normal" officeooo:rsid="03ffb8c2" fo:background-color="#ffff00" loext:char-shading-value="0" style:font-size-asian="9pt" style:font-style-asian="normal" style:font-weight-asian="normal"/>
    </style:style>
    <style:style style:name="T1300" style:family="text">
      <style:text-properties fo:color="#a6b2c0" style:font-name="JetBrains Mono" fo:font-size="9pt" fo:font-style="normal" fo:font-weight="normal" officeooo:rsid="041fc644" fo:background-color="#ffff00" loext:char-shading-value="0" style:font-size-asian="9pt" style:font-style-asian="normal" style:font-weight-asian="normal"/>
    </style:style>
    <style:style style:name="T1301" style:family="text">
      <style:text-properties fo:color="#a6b2c0" style:font-name="JetBrains Mono" fo:font-size="9pt" fo:font-style="normal" fo:font-weight="normal" officeooo:rsid="042bbf75" fo:background-color="#ffff00" loext:char-shading-value="0" style:font-size-asian="9pt" style:font-style-asian="normal" style:font-weight-asian="normal"/>
    </style:style>
    <style:style style:name="T1302" style:family="text">
      <style:text-properties fo:color="#a6b2c0" style:font-name="JetBrains Mono" fo:font-size="9pt" fo:font-style="normal" fo:font-weight="normal" officeooo:rsid="042d7bfe" fo:background-color="#ffff00" loext:char-shading-value="0" style:font-size-asian="9pt" style:font-style-asian="normal" style:font-weight-asian="normal"/>
    </style:style>
    <style:style style:name="T1303" style:family="text">
      <style:text-properties fo:color="#a6b2c0" style:font-name="JetBrains Mono" fo:font-size="9pt" fo:font-style="normal" fo:font-weight="normal" officeooo:rsid="0430d3be" fo:background-color="#ffff00" loext:char-shading-value="0" style:font-size-asian="9pt" style:font-style-asian="normal" style:font-weight-asian="normal"/>
    </style:style>
    <style:style style:name="T1304" style:family="text">
      <style:text-properties fo:color="#a6b2c0" style:font-name="JetBrains Mono" fo:font-size="9pt" fo:font-style="normal" fo:font-weight="normal" officeooo:rsid="043124ac" fo:background-color="#ffff00" loext:char-shading-value="0" style:font-size-asian="9pt" style:font-style-asian="normal" style:font-weight-asian="normal"/>
    </style:style>
    <style:style style:name="T1305" style:family="text">
      <style:text-properties fo:color="#a6b2c0" style:font-name="JetBrains Mono" fo:font-size="9pt" fo:font-style="normal" fo:font-weight="normal" officeooo:rsid="043294bb" fo:background-color="#ffff00" loext:char-shading-value="0" style:font-size-asian="9pt" style:font-style-asian="normal" style:font-weight-asian="normal"/>
    </style:style>
    <style:style style:name="T1306" style:family="text">
      <style:text-properties fo:color="#a6b2c0" style:font-name="JetBrains Mono" fo:font-size="9pt" fo:font-style="normal" fo:font-weight="normal" officeooo:rsid="0444c2cc" fo:background-color="#ffff00" loext:char-shading-value="0" style:font-size-asian="9pt" style:font-style-asian="normal" style:font-weight-asian="normal"/>
    </style:style>
    <style:style style:name="T1307" style:family="text">
      <style:text-properties fo:color="#a6b2c0" style:font-name="JetBrains Mono" fo:font-size="9pt" fo:font-style="normal" fo:font-weight="normal" officeooo:rsid="0447080a" fo:background-color="#ffff00" loext:char-shading-value="0" style:font-size-asian="9pt" style:font-style-asian="normal" style:font-weight-asian="normal"/>
    </style:style>
    <style:style style:name="T1308" style:family="text">
      <style:text-properties fo:color="#a6b2c0" style:font-name="JetBrains Mono" fo:font-size="9pt" fo:font-style="normal" fo:font-weight="normal" officeooo:rsid="044aa686" fo:background-color="#ffff00" loext:char-shading-value="0" style:font-size-asian="9pt" style:font-style-asian="normal" style:font-weight-asian="normal"/>
    </style:style>
    <style:style style:name="T1309" style:family="text">
      <style:text-properties fo:color="#a6b2c0" style:font-name="JetBrains Mono" fo:font-size="9pt" fo:font-style="normal" fo:font-weight="normal" officeooo:rsid="046bd544" fo:background-color="#ffff00" loext:char-shading-value="0" style:font-size-asian="9pt" style:font-style-asian="normal" style:font-weight-asian="normal"/>
    </style:style>
    <style:style style:name="T1310" style:family="text">
      <style:text-properties fo:color="#a6b2c0" style:font-name="JetBrains Mono" fo:font-size="9pt" fo:font-style="normal" fo:font-weight="normal" officeooo:rsid="0476ab16" fo:background-color="#ffff00" loext:char-shading-value="0" style:font-size-asian="9pt" style:font-style-asian="normal" style:font-weight-asian="normal"/>
    </style:style>
    <style:style style:name="T1311" style:family="text">
      <style:text-properties fo:color="#a6b2c0" style:font-name="JetBrains Mono" fo:font-size="9pt" fo:font-style="normal" fo:font-weight="normal" officeooo:rsid="047c8779" fo:background-color="#ffff00" loext:char-shading-value="0" style:font-size-asian="9pt" style:font-style-asian="normal" style:font-weight-asian="normal"/>
    </style:style>
    <style:style style:name="T1312" style:family="text">
      <style:text-properties fo:color="#a6b2c0" style:font-name="JetBrains Mono" fo:font-size="9pt" fo:font-style="normal" fo:font-weight="normal" officeooo:rsid="047e9971" fo:background-color="#ffff00" loext:char-shading-value="0" style:font-size-asian="9pt" style:font-style-asian="normal" style:font-weight-asian="normal"/>
    </style:style>
    <style:style style:name="T1313" style:family="text">
      <style:text-properties fo:color="#a6b2c0" style:font-name="JetBrains Mono" fo:font-size="9pt" fo:font-style="normal" fo:font-weight="normal" officeooo:rsid="0485803c" fo:background-color="#ffff00" loext:char-shading-value="0" style:font-size-asian="9pt" style:font-style-asian="normal" style:font-weight-asian="normal"/>
    </style:style>
    <style:style style:name="T1314" style:family="text">
      <style:text-properties fo:color="#a6b2c0" style:font-name="JetBrains Mono" fo:font-size="9pt" fo:font-style="normal" fo:font-weight="normal" officeooo:rsid="048b4842" fo:background-color="#ffff00" loext:char-shading-value="0" style:font-size-asian="9pt" style:font-style-asian="normal" style:font-weight-asian="normal"/>
    </style:style>
    <style:style style:name="T1315" style:family="text">
      <style:text-properties fo:color="#a6b2c0" style:font-name="JetBrains Mono" fo:font-size="9pt" fo:font-style="normal" fo:font-weight="normal" officeooo:rsid="04939b2d" fo:background-color="#ffff00" loext:char-shading-value="0" style:font-size-asian="9pt" style:font-style-asian="normal" style:font-weight-asian="normal"/>
    </style:style>
    <style:style style:name="T1316" style:family="text">
      <style:text-properties fo:color="#a6b2c0" style:font-name="JetBrains Mono" fo:font-size="9pt" fo:font-style="normal" fo:font-weight="normal" officeooo:rsid="04d516ad" fo:background-color="#ffff00" loext:char-shading-value="0" style:font-size-asian="9pt" style:font-style-asian="normal" style:font-weight-asian="normal"/>
    </style:style>
    <style:style style:name="T1317" style:family="text">
      <style:text-properties fo:color="#a6b2c0" style:font-name="JetBrains Mono" fo:font-size="9pt" fo:font-style="normal" fo:font-weight="normal" officeooo:rsid="04f20221" fo:background-color="#ffff00" loext:char-shading-value="0" style:font-size-asian="9pt" style:font-style-asian="normal" style:font-weight-asian="normal"/>
    </style:style>
    <style:style style:name="T1318"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319"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320"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321" style:family="text">
      <style:text-properties fo:color="#a6b2c0" style:font-name="JetBrains Mono" fo:font-size="9pt" fo:font-style="normal" fo:font-weight="normal" officeooo:rsid="04d516ad" fo:background-color="transparent" loext:char-shading-value="0" style:font-size-asian="9pt" style:font-style-asian="normal" style:font-weight-asian="normal"/>
    </style:style>
    <style:style style:name="T1322"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323"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324"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325"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326"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327"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328" style:family="text">
      <style:text-properties fo:color="#a6b2c0" style:font-name="JetBrains Mono" fo:font-size="9pt" fo:font-style="normal" style:font-size-asian="9pt" style:font-style-asian="normal"/>
    </style:style>
    <style:style style:name="T1329" style:family="text">
      <style:text-properties fo:color="#a6b2c0" style:font-name="JetBrains Mono" fo:font-size="9pt" fo:font-style="normal" style:font-size-asian="9pt" style:font-style-asian="normal"/>
    </style:style>
    <style:style style:name="T1330" style:family="text">
      <style:text-properties fo:color="#a6b2c0" style:font-name="JetBrains Mono" fo:font-size="9pt" fo:font-style="normal" fo:background-color="#ffff00" loext:char-shading-value="0" style:font-size-asian="9pt" style:font-style-asian="normal"/>
    </style:style>
    <style:style style:name="T1331"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332" style:family="text">
      <style:text-properties fo:color="#a6b2c0" style:font-name="JetBrains Mono" fo:font-size="9pt" fo:font-style="normal" fo:background-color="#eeeeee" loext:char-shading-value="0" style:font-size-asian="9pt" style:font-style-asian="normal"/>
    </style:style>
    <style:style style:name="T1333" style:family="text">
      <style:text-properties fo:color="#a6b2c0" style:font-name="JetBrains Mono" fo:font-size="9pt" fo:font-style="normal" fo:background-color="#dee6ef" loext:char-shading-value="0" style:font-size-asian="9pt" style:font-style-asian="normal"/>
    </style:style>
    <style:style style:name="T1334" style:family="text">
      <style:text-properties fo:color="#a6b2c0" style:font-name="JetBrains Mono" fo:font-size="9pt" fo:font-style="normal" fo:background-color="#dddddd" loext:char-shading-value="0" style:font-size-asian="9pt" style:font-style-asian="normal"/>
    </style:style>
    <style:style style:name="T1335" style:family="text">
      <style:text-properties fo:color="#a6b2c0" style:font-name="JetBrains Mono" fo:font-size="9pt" style:font-size-asian="9pt"/>
    </style:style>
    <style:style style:name="T1336" style:family="text">
      <style:text-properties fo:color="#a6b2c0" style:font-name="JetBrains Mono" fo:font-size="9pt" fo:background-color="#ffff00" loext:char-shading-value="0" style:font-size-asian="9pt"/>
    </style:style>
    <style:style style:name="T1337"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338"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39"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340"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341"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342"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343"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344"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345"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346"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347"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48"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349"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350"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351" style:family="text">
      <style:text-properties fo:color="#a6b2c0" style:text-line-through-style="solid" style:text-line-through-type="single" style:font-name="JetBrains Mono" fo:font-size="9pt" fo:font-style="normal" fo:font-weight="normal" officeooo:rsid="04024f7f" fo:background-color="#ffff00" loext:char-shading-value="0" style:font-size-asian="9pt" style:font-style-asian="normal" style:font-weight-asian="normal"/>
    </style:style>
    <style:style style:name="T1352" style:family="text">
      <style:text-properties fo:color="#a6b2c0"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353"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354"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355"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356"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357"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358"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359" style:family="text">
      <style:text-properties fo:color="#98c379" style:font-name="JetBrains Mono" fo:font-size="9pt" fo:font-style="normal" fo:font-weight="normal" style:font-size-asian="9pt" style:font-style-asian="normal" style:font-weight-asian="normal"/>
    </style:style>
    <style:style style:name="T1360" style:family="text">
      <style:text-properties fo:color="#98c379" style:font-name="JetBrains Mono" fo:font-size="9pt" fo:font-style="normal" fo:font-weight="normal" officeooo:rsid="00344219" style:font-size-asian="9pt" style:font-style-asian="normal" style:font-weight-asian="normal"/>
    </style:style>
    <style:style style:name="T1361" style:family="text">
      <style:text-properties fo:color="#98c379" style:font-name="JetBrains Mono" fo:font-size="9pt" fo:font-style="normal" fo:font-weight="normal" officeooo:rsid="0043b6fb" style:font-size-asian="9pt" style:font-style-asian="normal" style:font-weight-asian="normal"/>
    </style:style>
    <style:style style:name="T1362" style:family="text">
      <style:text-properties fo:color="#98c379" style:font-name="JetBrains Mono" fo:font-size="9pt" fo:font-style="normal" fo:font-weight="normal" officeooo:rsid="00455455" style:font-size-asian="9pt" style:font-style-asian="normal" style:font-weight-asian="normal"/>
    </style:style>
    <style:style style:name="T1363" style:family="text">
      <style:text-properties fo:color="#98c379" style:font-name="JetBrains Mono" fo:font-size="9pt" fo:font-style="normal" fo:font-weight="normal" officeooo:rsid="0054e8f7" style:font-size-asian="9pt" style:font-style-asian="normal" style:font-weight-asian="normal"/>
    </style:style>
    <style:style style:name="T1364" style:family="text">
      <style:text-properties fo:color="#98c379" style:font-name="JetBrains Mono" fo:font-size="9pt" fo:font-style="normal" fo:font-weight="normal" officeooo:rsid="00704b2e" style:font-size-asian="9pt" style:font-style-asian="normal" style:font-weight-asian="normal"/>
    </style:style>
    <style:style style:name="T1365" style:family="text">
      <style:text-properties fo:color="#98c379" style:font-name="JetBrains Mono" fo:font-size="9pt" fo:font-style="normal" fo:font-weight="normal" officeooo:rsid="008902b7" style:font-size-asian="9pt" style:font-style-asian="normal" style:font-weight-asian="normal"/>
    </style:style>
    <style:style style:name="T1366" style:family="text">
      <style:text-properties fo:color="#98c379" style:font-name="JetBrains Mono" fo:font-size="9pt" fo:font-style="normal" fo:font-weight="normal" officeooo:rsid="0091a84c" style:font-size-asian="9pt" style:font-style-asian="normal" style:font-weight-asian="normal"/>
    </style:style>
    <style:style style:name="T1367" style:family="text">
      <style:text-properties fo:color="#98c379" style:font-name="JetBrains Mono" fo:font-size="9pt" fo:font-style="normal" fo:font-weight="normal" officeooo:rsid="009628bb" style:font-size-asian="9pt" style:font-style-asian="normal" style:font-weight-asian="normal"/>
    </style:style>
    <style:style style:name="T1368" style:family="text">
      <style:text-properties fo:color="#98c379" style:font-name="JetBrains Mono" fo:font-size="9pt" fo:font-style="normal" fo:font-weight="normal" officeooo:rsid="00b9064f" style:font-size-asian="9pt" style:font-style-asian="normal" style:font-weight-asian="normal"/>
    </style:style>
    <style:style style:name="T1369" style:family="text">
      <style:text-properties fo:color="#98c379" style:font-name="JetBrains Mono" fo:font-size="9pt" fo:font-style="normal" fo:font-weight="normal" officeooo:rsid="00bea393" style:font-size-asian="9pt" style:font-style-asian="normal" style:font-weight-asian="normal"/>
    </style:style>
    <style:style style:name="T1370" style:family="text">
      <style:text-properties fo:color="#98c379" style:font-name="JetBrains Mono" fo:font-size="9pt" fo:font-style="normal" fo:font-weight="normal" officeooo:rsid="00c84f07" style:font-size-asian="9pt" style:font-style-asian="normal" style:font-weight-asian="normal"/>
    </style:style>
    <style:style style:name="T1371"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372"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373" style:family="text">
      <style:text-properties fo:color="#98c379" style:font-name="JetBrains Mono" fo:font-size="9pt" fo:font-style="normal" fo:font-weight="normal" officeooo:rsid="011271ea" style:font-size-asian="9pt" style:font-style-asian="normal" style:font-weight-asian="normal"/>
    </style:style>
    <style:style style:name="T1374" style:family="text">
      <style:text-properties fo:color="#98c379" style:font-name="JetBrains Mono" fo:font-size="9pt" fo:font-style="normal" fo:font-weight="normal" officeooo:rsid="011fd835" style:font-size-asian="9pt" style:font-style-asian="normal" style:font-weight-asian="normal"/>
    </style:style>
    <style:style style:name="T1375" style:family="text">
      <style:text-properties fo:color="#98c379" style:font-name="JetBrains Mono" fo:font-size="9pt" fo:font-style="normal" fo:font-weight="normal" officeooo:rsid="0121c4d0" style:font-size-asian="9pt" style:font-style-asian="normal" style:font-weight-asian="normal"/>
    </style:style>
    <style:style style:name="T1376" style:family="text">
      <style:text-properties fo:color="#98c379" style:font-name="JetBrains Mono" fo:font-size="9pt" fo:font-style="normal" fo:font-weight="normal" officeooo:rsid="013fe538" style:font-size-asian="9pt" style:font-style-asian="normal" style:font-weight-asian="normal"/>
    </style:style>
    <style:style style:name="T1377" style:family="text">
      <style:text-properties fo:color="#98c379" style:font-name="JetBrains Mono" fo:font-size="9pt" fo:font-style="normal" fo:font-weight="normal" officeooo:rsid="014d1bb4" style:font-size-asian="9pt" style:font-style-asian="normal" style:font-weight-asian="normal"/>
    </style:style>
    <style:style style:name="T1378" style:family="text">
      <style:text-properties fo:color="#98c379" style:font-name="JetBrains Mono" fo:font-size="9pt" fo:font-style="normal" fo:font-weight="normal" style:font-size-asian="9pt" style:font-style-asian="normal" style:font-weight-asian="normal" style:font-weight-complex="normal"/>
    </style:style>
    <style:style style:name="T1379"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380"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381"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382"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383"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384"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385"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386"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387"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388"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389"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390"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391"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392"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393"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394"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395"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396"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397" style:family="text">
      <style:text-properties fo:color="#98c379" style:font-name="JetBrains Mono" fo:font-size="9pt" fo:font-style="normal" fo:font-weight="normal" officeooo:rsid="03f378cb" style:font-size-asian="9pt" style:font-style-asian="normal" style:font-weight-asian="normal" style:font-weight-complex="normal"/>
    </style:style>
    <style:style style:name="T1398" style:family="text">
      <style:text-properties fo:color="#98c379" style:font-name="JetBrains Mono" fo:font-size="9pt" fo:font-style="normal" fo:font-weight="normal" officeooo:rsid="04b6a3ba" style:font-size-asian="9pt" style:font-style-asian="normal" style:font-weight-asian="normal" style:font-weight-complex="normal"/>
    </style:style>
    <style:style style:name="T1399" style:family="text">
      <style:text-properties fo:color="#98c379" style:font-name="JetBrains Mono" fo:font-size="9pt" fo:font-style="normal" fo:font-weight="normal" officeooo:rsid="0183de12" style:font-size-asian="9pt" style:font-style-asian="normal" style:font-weight-asian="normal"/>
    </style:style>
    <style:style style:name="T1400" style:family="text">
      <style:text-properties fo:color="#98c379" style:font-name="JetBrains Mono" fo:font-size="9pt" fo:font-style="normal" fo:font-weight="normal" officeooo:rsid="018c3301" style:font-size-asian="9pt" style:font-style-asian="normal" style:font-weight-asian="normal"/>
    </style:style>
    <style:style style:name="T1401" style:family="text">
      <style:text-properties fo:color="#98c379" style:font-name="JetBrains Mono" fo:font-size="9pt" fo:font-style="normal" fo:font-weight="normal" officeooo:rsid="0190ce55" style:font-size-asian="9pt" style:font-style-asian="normal" style:font-weight-asian="normal"/>
    </style:style>
    <style:style style:name="T1402" style:family="text">
      <style:text-properties fo:color="#98c379" style:font-name="JetBrains Mono" fo:font-size="9pt" fo:font-style="normal" fo:font-weight="normal" officeooo:rsid="01970438" style:font-size-asian="9pt" style:font-style-asian="normal" style:font-weight-asian="normal"/>
    </style:style>
    <style:style style:name="T1403" style:family="text">
      <style:text-properties fo:color="#98c379" style:font-name="JetBrains Mono" fo:font-size="9pt" fo:font-style="normal" fo:font-weight="normal" officeooo:rsid="01d630f2" style:font-size-asian="9pt" style:font-style-asian="normal" style:font-weight-asian="normal"/>
    </style:style>
    <style:style style:name="T1404" style:family="text">
      <style:text-properties fo:color="#98c379" style:font-name="JetBrains Mono" fo:font-size="9pt" fo:font-style="normal" fo:font-weight="normal" officeooo:rsid="01e325aa" style:font-size-asian="9pt" style:font-style-asian="normal" style:font-weight-asian="normal"/>
    </style:style>
    <style:style style:name="T1405" style:family="text">
      <style:text-properties fo:color="#98c379" style:font-name="JetBrains Mono" fo:font-size="9pt" fo:font-style="normal" fo:font-weight="normal" officeooo:rsid="01e39016" style:font-size-asian="9pt" style:font-style-asian="normal" style:font-weight-asian="normal"/>
    </style:style>
    <style:style style:name="T1406" style:family="text">
      <style:text-properties fo:color="#98c379" style:font-name="JetBrains Mono" fo:font-size="9pt" fo:font-style="normal" fo:font-weight="normal" officeooo:rsid="01e75590" style:font-size-asian="9pt" style:font-style-asian="normal" style:font-weight-asian="normal"/>
    </style:style>
    <style:style style:name="T1407" style:family="text">
      <style:text-properties fo:color="#98c379" style:font-name="JetBrains Mono" fo:font-size="9pt" fo:font-style="normal" fo:font-weight="normal" officeooo:rsid="01eda267" style:font-size-asian="9pt" style:font-style-asian="normal" style:font-weight-asian="normal"/>
    </style:style>
    <style:style style:name="T1408" style:family="text">
      <style:text-properties fo:color="#98c379" style:font-name="JetBrains Mono" fo:font-size="9pt" fo:font-style="normal" fo:font-weight="normal" officeooo:rsid="0206dc11" style:font-size-asian="9pt" style:font-style-asian="normal" style:font-weight-asian="normal"/>
    </style:style>
    <style:style style:name="T1409" style:family="text">
      <style:text-properties fo:color="#98c379" style:font-name="JetBrains Mono" fo:font-size="9pt" fo:font-style="normal" fo:font-weight="normal" officeooo:rsid="02178349" style:font-size-asian="9pt" style:font-style-asian="normal" style:font-weight-asian="normal"/>
    </style:style>
    <style:style style:name="T1410" style:family="text">
      <style:text-properties fo:color="#98c379" style:font-name="JetBrains Mono" fo:font-size="9pt" fo:font-style="normal" fo:font-weight="normal" officeooo:rsid="0219c1ce" style:font-size-asian="9pt" style:font-style-asian="normal" style:font-weight-asian="normal"/>
    </style:style>
    <style:style style:name="T1411" style:family="text">
      <style:text-properties fo:color="#98c379" style:font-name="JetBrains Mono" fo:font-size="9pt" fo:font-style="normal" fo:font-weight="normal" officeooo:rsid="022b2a2a" style:font-size-asian="9pt" style:font-style-asian="normal" style:font-weight-asian="normal"/>
    </style:style>
    <style:style style:name="T1412" style:family="text">
      <style:text-properties fo:color="#98c379" style:font-name="JetBrains Mono" fo:font-size="9pt" fo:font-style="normal" fo:font-weight="normal" officeooo:rsid="022cca20" style:font-size-asian="9pt" style:font-style-asian="normal" style:font-weight-asian="normal"/>
    </style:style>
    <style:style style:name="T1413" style:family="text">
      <style:text-properties fo:color="#98c379" style:font-name="JetBrains Mono" fo:font-size="9pt" fo:font-style="normal" fo:font-weight="normal" officeooo:rsid="027cbb17" style:font-size-asian="9pt" style:font-style-asian="normal" style:font-weight-asian="normal"/>
    </style:style>
    <style:style style:name="T1414" style:family="text">
      <style:text-properties fo:color="#98c379" style:font-name="JetBrains Mono" fo:font-size="9pt" fo:font-style="normal" fo:font-weight="normal" officeooo:rsid="02808a62" style:font-size-asian="9pt" style:font-style-asian="normal" style:font-weight-asian="normal"/>
    </style:style>
    <style:style style:name="T1415" style:family="text">
      <style:text-properties fo:color="#98c379" style:font-name="JetBrains Mono" fo:font-size="9pt" fo:font-style="normal" fo:font-weight="normal" officeooo:rsid="02b3d80d" style:font-size-asian="9pt" style:font-style-asian="normal" style:font-weight-asian="normal"/>
    </style:style>
    <style:style style:name="T1416" style:family="text">
      <style:text-properties fo:color="#98c379" style:font-name="JetBrains Mono" fo:font-size="9pt" fo:font-style="normal" fo:font-weight="normal" officeooo:rsid="02b9d9b4" style:font-size-asian="9pt" style:font-style-asian="normal" style:font-weight-asian="normal"/>
    </style:style>
    <style:style style:name="T1417" style:family="text">
      <style:text-properties fo:color="#98c379" style:font-name="JetBrains Mono" fo:font-size="9pt" fo:font-style="normal" fo:font-weight="normal" officeooo:rsid="02e1940b" style:font-size-asian="9pt" style:font-style-asian="normal" style:font-weight-asian="normal"/>
    </style:style>
    <style:style style:name="T1418" style:family="text">
      <style:text-properties fo:color="#98c379" style:font-name="JetBrains Mono" fo:font-size="9pt" fo:font-style="normal" fo:font-weight="normal" officeooo:rsid="02e69255" style:font-size-asian="9pt" style:font-style-asian="normal" style:font-weight-asian="normal"/>
    </style:style>
    <style:style style:name="T1419" style:family="text">
      <style:text-properties fo:color="#98c379" style:font-name="JetBrains Mono" fo:font-size="9pt" fo:font-style="normal" fo:font-weight="normal" officeooo:rsid="02e78358" style:font-size-asian="9pt" style:font-style-asian="normal" style:font-weight-asian="normal"/>
    </style:style>
    <style:style style:name="T1420" style:family="text">
      <style:text-properties fo:color="#98c379" style:font-name="JetBrains Mono" fo:font-size="9pt" fo:font-style="normal" fo:font-weight="normal" officeooo:rsid="02e94096" style:font-size-asian="9pt" style:font-style-asian="normal" style:font-weight-asian="normal"/>
    </style:style>
    <style:style style:name="T1421" style:family="text">
      <style:text-properties fo:color="#98c379" style:font-name="JetBrains Mono" fo:font-size="9pt" fo:font-style="normal" fo:font-weight="normal" officeooo:rsid="030b6c44" style:font-size-asian="9pt" style:font-style-asian="normal" style:font-weight-asian="normal"/>
    </style:style>
    <style:style style:name="T1422" style:family="text">
      <style:text-properties fo:color="#98c379" style:font-name="JetBrains Mono" fo:font-size="9pt" fo:font-style="normal" fo:font-weight="normal" officeooo:rsid="030cabd3" style:font-size-asian="9pt" style:font-style-asian="normal" style:font-weight-asian="normal"/>
    </style:style>
    <style:style style:name="T1423" style:family="text">
      <style:text-properties fo:color="#98c379" style:font-name="JetBrains Mono" fo:font-size="9pt" fo:font-style="normal" fo:font-weight="normal" officeooo:rsid="0316a931" style:font-size-asian="9pt" style:font-style-asian="normal" style:font-weight-asian="normal"/>
    </style:style>
    <style:style style:name="T1424" style:family="text">
      <style:text-properties fo:color="#98c379" style:font-name="JetBrains Mono" fo:font-size="9pt" fo:font-style="normal" fo:font-weight="normal" officeooo:rsid="031f2494" style:font-size-asian="9pt" style:font-style-asian="normal" style:font-weight-asian="normal"/>
    </style:style>
    <style:style style:name="T1425" style:family="text">
      <style:text-properties fo:color="#98c379" style:font-name="JetBrains Mono" fo:font-size="9pt" fo:font-style="normal" fo:font-weight="normal" officeooo:rsid="0323935c" style:font-size-asian="9pt" style:font-style-asian="normal" style:font-weight-asian="normal"/>
    </style:style>
    <style:style style:name="T1426" style:family="text">
      <style:text-properties fo:color="#98c379" style:font-name="JetBrains Mono" fo:font-size="9pt" fo:font-style="normal" fo:font-weight="normal" officeooo:rsid="0335e0ea" style:font-size-asian="9pt" style:font-style-asian="normal" style:font-weight-asian="normal"/>
    </style:style>
    <style:style style:name="T1427" style:family="text">
      <style:text-properties fo:color="#98c379" style:font-name="JetBrains Mono" fo:font-size="9pt" fo:font-style="normal" fo:font-weight="normal" officeooo:rsid="033a8d20" style:font-size-asian="9pt" style:font-style-asian="normal" style:font-weight-asian="normal"/>
    </style:style>
    <style:style style:name="T1428" style:family="text">
      <style:text-properties fo:color="#98c379" style:font-name="JetBrains Mono" fo:font-size="9pt" fo:font-style="normal" fo:font-weight="normal" officeooo:rsid="0378264d" style:font-size-asian="9pt" style:font-style-asian="normal" style:font-weight-asian="normal"/>
    </style:style>
    <style:style style:name="T1429" style:family="text">
      <style:text-properties fo:color="#98c379" style:font-name="JetBrains Mono" fo:font-size="9pt" fo:font-style="normal" fo:font-weight="normal" officeooo:rsid="0384dc05" style:font-size-asian="9pt" style:font-style-asian="normal" style:font-weight-asian="normal"/>
    </style:style>
    <style:style style:name="T1430" style:family="text">
      <style:text-properties fo:color="#98c379" style:font-name="JetBrains Mono" fo:font-size="9pt" fo:font-style="normal" fo:font-weight="normal" officeooo:rsid="038bdd6f" style:font-size-asian="9pt" style:font-style-asian="normal" style:font-weight-asian="normal"/>
    </style:style>
    <style:style style:name="T1431" style:family="text">
      <style:text-properties fo:color="#98c379" style:font-name="JetBrains Mono" fo:font-size="9pt" fo:font-style="normal" fo:font-weight="normal" officeooo:rsid="03b8394f" style:font-size-asian="9pt" style:font-style-asian="normal" style:font-weight-asian="normal"/>
    </style:style>
    <style:style style:name="T1432" style:family="text">
      <style:text-properties fo:color="#98c379" style:font-name="JetBrains Mono" fo:font-size="9pt" fo:font-style="normal" fo:font-weight="normal" officeooo:rsid="03b9791a" style:font-size-asian="9pt" style:font-style-asian="normal" style:font-weight-asian="normal"/>
    </style:style>
    <style:style style:name="T1433" style:family="text">
      <style:text-properties fo:color="#98c379" style:font-name="JetBrains Mono" fo:font-size="9pt" fo:font-style="normal" fo:font-weight="normal" officeooo:rsid="03c716ec" style:font-size-asian="9pt" style:font-style-asian="normal" style:font-weight-asian="normal"/>
    </style:style>
    <style:style style:name="T1434" style:family="text">
      <style:text-properties fo:color="#98c379" style:font-name="JetBrains Mono" fo:font-size="9pt" fo:font-style="normal" fo:font-weight="normal" officeooo:rsid="03cb62af" style:font-size-asian="9pt" style:font-style-asian="normal" style:font-weight-asian="normal"/>
    </style:style>
    <style:style style:name="T1435" style:family="text">
      <style:text-properties fo:color="#98c379" style:font-name="JetBrains Mono" fo:font-size="9pt" fo:font-style="normal" fo:font-weight="normal" officeooo:rsid="03dd5eed" style:font-size-asian="9pt" style:font-style-asian="normal" style:font-weight-asian="normal"/>
    </style:style>
    <style:style style:name="T1436" style:family="text">
      <style:text-properties fo:color="#98c379" style:font-name="JetBrains Mono" fo:font-size="9pt" fo:font-style="normal" fo:font-weight="normal" officeooo:rsid="03eafc5b" style:font-size-asian="9pt" style:font-style-asian="normal" style:font-weight-asian="normal"/>
    </style:style>
    <style:style style:name="T1437" style:family="text">
      <style:text-properties fo:color="#98c379" style:font-name="JetBrains Mono" fo:font-size="9pt" fo:font-style="normal" fo:font-weight="normal" officeooo:rsid="03e9ee6d" style:font-size-asian="9pt" style:font-style-asian="normal" style:font-weight-asian="normal"/>
    </style:style>
    <style:style style:name="T1438" style:family="text">
      <style:text-properties fo:color="#98c379" style:font-name="JetBrains Mono" fo:font-size="9pt" fo:font-style="normal" fo:font-weight="normal" officeooo:rsid="03ef401b" style:font-size-asian="9pt" style:font-style-asian="normal" style:font-weight-asian="normal"/>
    </style:style>
    <style:style style:name="T1439" style:family="text">
      <style:text-properties fo:color="#98c379" style:font-name="JetBrains Mono" fo:font-size="9pt" fo:font-style="normal" fo:font-weight="normal" officeooo:rsid="03ffb8c2" style:font-size-asian="9pt" style:font-style-asian="normal" style:font-weight-asian="normal"/>
    </style:style>
    <style:style style:name="T1440" style:family="text">
      <style:text-properties fo:color="#98c379" style:font-name="JetBrains Mono" fo:font-size="9pt" fo:font-style="normal" fo:font-weight="normal" officeooo:rsid="041fc644" style:font-size-asian="9pt" style:font-style-asian="normal" style:font-weight-asian="normal"/>
    </style:style>
    <style:style style:name="T1441" style:family="text">
      <style:text-properties fo:color="#98c379" style:font-name="JetBrains Mono" fo:font-size="9pt" fo:font-style="normal" fo:font-weight="normal" officeooo:rsid="042304a0" style:font-size-asian="9pt" style:font-style-asian="normal" style:font-weight-asian="normal"/>
    </style:style>
    <style:style style:name="T1442" style:family="text">
      <style:text-properties fo:color="#98c379" style:font-name="JetBrains Mono" fo:font-size="9pt" fo:font-style="normal" fo:font-weight="normal" officeooo:rsid="0427cf74" style:font-size-asian="9pt" style:font-style-asian="normal" style:font-weight-asian="normal"/>
    </style:style>
    <style:style style:name="T1443" style:family="text">
      <style:text-properties fo:color="#98c379" style:font-name="JetBrains Mono" fo:font-size="9pt" fo:font-style="normal" fo:font-weight="normal" officeooo:rsid="042bbf75" style:font-size-asian="9pt" style:font-style-asian="normal" style:font-weight-asian="normal"/>
    </style:style>
    <style:style style:name="T1444" style:family="text">
      <style:text-properties fo:color="#98c379" style:font-name="JetBrains Mono" fo:font-size="9pt" fo:font-style="normal" fo:font-weight="normal" officeooo:rsid="042d7bfe" style:font-size-asian="9pt" style:font-style-asian="normal" style:font-weight-asian="normal"/>
    </style:style>
    <style:style style:name="T1445" style:family="text">
      <style:text-properties fo:color="#98c379" style:font-name="JetBrains Mono" fo:font-size="9pt" fo:font-style="normal" fo:font-weight="normal" officeooo:rsid="0430d3be" style:font-size-asian="9pt" style:font-style-asian="normal" style:font-weight-asian="normal"/>
    </style:style>
    <style:style style:name="T1446" style:family="text">
      <style:text-properties fo:color="#98c379" style:font-name="JetBrains Mono" fo:font-size="9pt" fo:font-style="normal" fo:font-weight="normal" officeooo:rsid="043294bb" style:font-size-asian="9pt" style:font-style-asian="normal" style:font-weight-asian="normal"/>
    </style:style>
    <style:style style:name="T1447" style:family="text">
      <style:text-properties fo:color="#98c379" style:font-name="JetBrains Mono" fo:font-size="9pt" fo:font-style="normal" fo:font-weight="normal" officeooo:rsid="046e78a3" style:font-size-asian="9pt" style:font-style-asian="normal" style:font-weight-asian="normal"/>
    </style:style>
    <style:style style:name="T1448" style:family="text">
      <style:text-properties fo:color="#98c379" style:font-name="JetBrains Mono" fo:font-size="9pt" fo:font-style="normal" fo:font-weight="normal" officeooo:rsid="047c8779" style:font-size-asian="9pt" style:font-style-asian="normal" style:font-weight-asian="normal"/>
    </style:style>
    <style:style style:name="T1449" style:family="text">
      <style:text-properties fo:color="#98c379" style:font-name="JetBrains Mono" fo:font-size="9pt" fo:font-style="normal" fo:font-weight="normal" officeooo:rsid="0485803c" style:font-size-asian="9pt" style:font-style-asian="normal" style:font-weight-asian="normal"/>
    </style:style>
    <style:style style:name="T1450" style:family="text">
      <style:text-properties fo:color="#98c379" style:font-name="JetBrains Mono" fo:font-size="9pt" fo:font-style="normal" fo:font-weight="normal" officeooo:rsid="04939b2d" style:font-size-asian="9pt" style:font-style-asian="normal" style:font-weight-asian="normal"/>
    </style:style>
    <style:style style:name="T1451" style:family="text">
      <style:text-properties fo:color="#98c379" style:font-name="JetBrains Mono" fo:font-size="9pt" fo:font-style="normal" fo:font-weight="normal" officeooo:rsid="04a4feaa" style:font-size-asian="9pt" style:font-style-asian="normal" style:font-weight-asian="normal"/>
    </style:style>
    <style:style style:name="T1452" style:family="text">
      <style:text-properties fo:color="#98c379" style:font-name="JetBrains Mono" fo:font-size="9pt" fo:font-style="normal" fo:font-weight="normal" officeooo:rsid="04d516ad" style:font-size-asian="9pt" style:font-style-asian="normal" style:font-weight-asian="normal"/>
    </style:style>
    <style:style style:name="T1453" style:family="text">
      <style:text-properties fo:color="#98c379" style:font-name="JetBrains Mono" fo:font-size="9pt" fo:font-style="normal" fo:font-weight="normal" officeooo:rsid="04ddb83e" style:font-size-asian="9pt" style:font-style-asian="normal" style:font-weight-asian="normal"/>
    </style:style>
    <style:style style:name="T1454" style:family="text">
      <style:text-properties fo:color="#98c379" style:font-name="JetBrains Mono" fo:font-size="9pt" fo:font-style="normal" fo:font-weight="normal" officeooo:rsid="04e56ccb" style:font-size-asian="9pt" style:font-style-asian="normal" style:font-weight-asian="normal"/>
    </style:style>
    <style:style style:name="T1455" style:family="text">
      <style:text-properties fo:color="#98c379" style:font-name="JetBrains Mono" fo:font-size="9pt" fo:font-style="normal" fo:font-weight="normal" officeooo:rsid="04e73b13" style:font-size-asian="9pt" style:font-style-asian="normal" style:font-weight-asian="normal"/>
    </style:style>
    <style:style style:name="T1456" style:family="text">
      <style:text-properties fo:color="#98c379" style:font-name="JetBrains Mono" fo:font-size="9pt" fo:font-style="normal" fo:font-weight="normal" officeooo:rsid="04f20221" style:font-size-asian="9pt" style:font-style-asian="normal" style:font-weight-asian="normal"/>
    </style:style>
    <style:style style:name="T1457" style:family="text">
      <style:text-properties fo:color="#98c379" style:font-name="JetBrains Mono" fo:font-size="9pt" fo:font-style="normal" fo:font-weight="normal" style:font-size-asian="9pt" style:font-style-asian="normal" style:font-weight-asian="normal"/>
    </style:style>
    <style:style style:name="T1458"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459"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460"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461"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462"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463"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464"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465"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466"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467"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468"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469"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470"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471"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472"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473"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474"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475"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476"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477"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478"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479"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480"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481"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482"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483"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484"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485"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486"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487"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488" style:family="text">
      <style:text-properties fo:color="#98c379"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489"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490"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491"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492"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493"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494"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495"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496"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497"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498"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499"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500"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501"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502"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503"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504"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505"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506"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507"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508"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509"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510"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511"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512"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513"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514"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515"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516"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517"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518"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519"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520"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521"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522"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523"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524"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525"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526"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527"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528"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529"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530"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531"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532"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533"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534"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535"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536"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537"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538"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539" style:family="text">
      <style:text-properties fo:color="#98c379" style:font-name="JetBrains Mono" fo:font-size="9pt" fo:font-style="normal" fo:font-weight="normal" officeooo:rsid="03e05013" fo:background-color="#ffff00" loext:char-shading-value="0" style:font-size-asian="9pt" style:font-style-asian="normal" style:font-weight-asian="normal"/>
    </style:style>
    <style:style style:name="T1540" style:family="text">
      <style:text-properties fo:color="#98c379" style:font-name="JetBrains Mono" fo:font-size="9pt" fo:font-style="normal" fo:font-weight="normal" officeooo:rsid="03e5dd4e" fo:background-color="#ffff00" loext:char-shading-value="0" style:font-size-asian="9pt" style:font-style-asian="normal" style:font-weight-asian="normal"/>
    </style:style>
    <style:style style:name="T1541" style:family="text">
      <style:text-properties fo:color="#98c379" style:font-name="JetBrains Mono" fo:font-size="9pt" fo:font-style="normal" fo:font-weight="normal" officeooo:rsid="03eafc5b" fo:background-color="#ffff00" loext:char-shading-value="0" style:font-size-asian="9pt" style:font-style-asian="normal" style:font-weight-asian="normal"/>
    </style:style>
    <style:style style:name="T1542" style:family="text">
      <style:text-properties fo:color="#98c379" style:font-name="JetBrains Mono" fo:font-size="9pt" fo:font-style="normal" fo:font-weight="normal" officeooo:rsid="03ffb8c2" fo:background-color="#ffff00" loext:char-shading-value="0" style:font-size-asian="9pt" style:font-style-asian="normal" style:font-weight-asian="normal"/>
    </style:style>
    <style:style style:name="T1543" style:family="text">
      <style:text-properties fo:color="#98c379" style:font-name="JetBrains Mono" fo:font-size="9pt" fo:font-style="normal" fo:font-weight="normal" officeooo:rsid="041fc644" fo:background-color="#ffff00" loext:char-shading-value="0" style:font-size-asian="9pt" style:font-style-asian="normal" style:font-weight-asian="normal"/>
    </style:style>
    <style:style style:name="T1544" style:family="text">
      <style:text-properties fo:color="#98c379" style:font-name="JetBrains Mono" fo:font-size="9pt" fo:font-style="normal" fo:font-weight="normal" officeooo:rsid="042304a0" fo:background-color="#ffff00" loext:char-shading-value="0" style:font-size-asian="9pt" style:font-style-asian="normal" style:font-weight-asian="normal"/>
    </style:style>
    <style:style style:name="T1545" style:family="text">
      <style:text-properties fo:color="#98c379" style:font-name="JetBrains Mono" fo:font-size="9pt" fo:font-style="normal" fo:font-weight="normal" officeooo:rsid="042d7bfe" fo:background-color="#ffff00" loext:char-shading-value="0" style:font-size-asian="9pt" style:font-style-asian="normal" style:font-weight-asian="normal"/>
    </style:style>
    <style:style style:name="T1546" style:family="text">
      <style:text-properties fo:color="#98c379" style:font-name="JetBrains Mono" fo:font-size="9pt" fo:font-style="normal" fo:font-weight="normal" officeooo:rsid="0430d3be" fo:background-color="#ffff00" loext:char-shading-value="0" style:font-size-asian="9pt" style:font-style-asian="normal" style:font-weight-asian="normal"/>
    </style:style>
    <style:style style:name="T1547" style:family="text">
      <style:text-properties fo:color="#98c379" style:font-name="JetBrains Mono" fo:font-size="9pt" fo:font-style="normal" fo:font-weight="normal" officeooo:rsid="0432a33e" fo:background-color="#ffff00" loext:char-shading-value="0" style:font-size-asian="9pt" style:font-style-asian="normal" style:font-weight-asian="normal"/>
    </style:style>
    <style:style style:name="T1548" style:family="text">
      <style:text-properties fo:color="#98c379" style:font-name="JetBrains Mono" fo:font-size="9pt" fo:font-style="normal" fo:font-weight="normal" officeooo:rsid="043294bb" fo:background-color="#ffff00" loext:char-shading-value="0" style:font-size-asian="9pt" style:font-style-asian="normal" style:font-weight-asian="normal"/>
    </style:style>
    <style:style style:name="T1549" style:family="text">
      <style:text-properties fo:color="#98c379" style:font-name="JetBrains Mono" fo:font-size="9pt" fo:font-style="normal" fo:font-weight="normal" officeooo:rsid="0444c2cc" fo:background-color="#ffff00" loext:char-shading-value="0" style:font-size-asian="9pt" style:font-style-asian="normal" style:font-weight-asian="normal"/>
    </style:style>
    <style:style style:name="T1550" style:family="text">
      <style:text-properties fo:color="#98c379" style:font-name="JetBrains Mono" fo:font-size="9pt" fo:font-style="normal" fo:font-weight="normal" officeooo:rsid="0447080a" fo:background-color="#ffff00" loext:char-shading-value="0" style:font-size-asian="9pt" style:font-style-asian="normal" style:font-weight-asian="normal"/>
    </style:style>
    <style:style style:name="T1551" style:family="text">
      <style:text-properties fo:color="#98c379" style:font-name="JetBrains Mono" fo:font-size="9pt" fo:font-style="normal" fo:font-weight="normal" officeooo:rsid="044aa686" fo:background-color="#ffff00" loext:char-shading-value="0" style:font-size-asian="9pt" style:font-style-asian="normal" style:font-weight-asian="normal"/>
    </style:style>
    <style:style style:name="T1552" style:family="text">
      <style:text-properties fo:color="#98c379" style:font-name="JetBrains Mono" fo:font-size="9pt" fo:font-style="normal" fo:font-weight="normal" officeooo:rsid="046bd544" fo:background-color="#ffff00" loext:char-shading-value="0" style:font-size-asian="9pt" style:font-style-asian="normal" style:font-weight-asian="normal"/>
    </style:style>
    <style:style style:name="T1553" style:family="text">
      <style:text-properties fo:color="#98c379" style:font-name="JetBrains Mono" fo:font-size="9pt" fo:font-style="normal" fo:font-weight="normal" officeooo:rsid="0476ab16" fo:background-color="#ffff00" loext:char-shading-value="0" style:font-size-asian="9pt" style:font-style-asian="normal" style:font-weight-asian="normal"/>
    </style:style>
    <style:style style:name="T1554" style:family="text">
      <style:text-properties fo:color="#98c379" style:font-name="JetBrains Mono" fo:font-size="9pt" fo:font-style="normal" fo:font-weight="normal" officeooo:rsid="047c8779" fo:background-color="#ffff00" loext:char-shading-value="0" style:font-size-asian="9pt" style:font-style-asian="normal" style:font-weight-asian="normal"/>
    </style:style>
    <style:style style:name="T1555" style:family="text">
      <style:text-properties fo:color="#98c379" style:font-name="JetBrains Mono" fo:font-size="9pt" fo:font-style="normal" fo:font-weight="normal" officeooo:rsid="0485803c" fo:background-color="#ffff00" loext:char-shading-value="0" style:font-size-asian="9pt" style:font-style-asian="normal" style:font-weight-asian="normal"/>
    </style:style>
    <style:style style:name="T1556" style:family="text">
      <style:text-properties fo:color="#98c379" style:font-name="JetBrains Mono" fo:font-size="9pt" fo:font-style="normal" fo:font-weight="normal" officeooo:rsid="04a4feaa" fo:background-color="#ffff00" loext:char-shading-value="0" style:font-size-asian="9pt" style:font-style-asian="normal" style:font-weight-asian="normal"/>
    </style:style>
    <style:style style:name="T1557" style:family="text">
      <style:text-properties fo:color="#98c379" style:font-name="JetBrains Mono" fo:font-size="9pt" fo:font-style="normal" fo:font-weight="normal" officeooo:rsid="04d516ad" fo:background-color="#ffff00" loext:char-shading-value="0" style:font-size-asian="9pt" style:font-style-asian="normal" style:font-weight-asian="normal"/>
    </style:style>
    <style:style style:name="T1558" style:family="text">
      <style:text-properties fo:color="#98c379" style:font-name="JetBrains Mono" fo:font-size="9pt" fo:font-style="normal" fo:font-weight="normal" officeooo:rsid="04ddb83e" fo:background-color="#ffff00" loext:char-shading-value="0" style:font-size-asian="9pt" style:font-style-asian="normal" style:font-weight-asian="normal"/>
    </style:style>
    <style:style style:name="T1559" style:family="text">
      <style:text-properties fo:color="#98c379" style:font-name="JetBrains Mono" fo:font-size="9pt" fo:font-style="normal" fo:font-weight="normal" officeooo:rsid="04e56ccb" fo:background-color="#ffff00" loext:char-shading-value="0" style:font-size-asian="9pt" style:font-style-asian="normal" style:font-weight-asian="normal"/>
    </style:style>
    <style:style style:name="T1560" style:family="text">
      <style:text-properties fo:color="#98c379" style:font-name="JetBrains Mono" fo:font-size="9pt" fo:font-style="normal" fo:font-weight="normal" officeooo:rsid="04e73b13" fo:background-color="#ffff00" loext:char-shading-value="0" style:font-size-asian="9pt" style:font-style-asian="normal" style:font-weight-asian="normal"/>
    </style:style>
    <style:style style:name="T1561" style:family="text">
      <style:text-properties fo:color="#98c379" style:font-name="JetBrains Mono" fo:font-size="9pt" fo:font-style="normal" fo:font-weight="normal" officeooo:rsid="04f20221" fo:background-color="#ffff00" loext:char-shading-value="0" style:font-size-asian="9pt" style:font-style-asian="normal" style:font-weight-asian="normal"/>
    </style:style>
    <style:style style:name="T156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563"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564"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565"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566"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567"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568"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569"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570"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571"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572" style:family="text">
      <style:text-properties fo:color="#98c379" style:font-name="JetBrains Mono" fo:font-size="9pt" fo:font-style="normal" fo:font-weight="normal" officeooo:rsid="04ddb83e" fo:background-color="#eeeeee" loext:char-shading-value="0" style:font-size-asian="9pt" style:font-style-asian="normal" style:font-weight-asian="normal"/>
    </style:style>
    <style:style style:name="T1573"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574" style:family="text">
      <style:text-properties fo:color="#98c379" style:font-name="JetBrains Mono" fo:font-size="9pt" fo:font-style="normal" style:font-size-asian="9pt" style:font-style-asian="normal"/>
    </style:style>
    <style:style style:name="T1575" style:family="text">
      <style:text-properties fo:color="#98c379" style:font-name="JetBrains Mono" fo:font-size="9pt" fo:font-style="normal" style:font-size-asian="9pt" style:font-style-asian="normal"/>
    </style:style>
    <style:style style:name="T1576" style:family="text">
      <style:text-properties fo:color="#98c379" style:font-name="JetBrains Mono" fo:font-size="9pt" fo:font-style="normal" fo:background-color="#ffff00" loext:char-shading-value="0" style:font-size-asian="9pt" style:font-style-asian="normal"/>
    </style:style>
    <style:style style:name="T1577" style:family="text">
      <style:text-properties fo:color="#98c379" style:font-name="JetBrains Mono" fo:font-size="9pt" fo:font-style="normal" fo:background-color="#eeeeee" loext:char-shading-value="0" style:font-size-asian="9pt" style:font-style-asian="normal"/>
    </style:style>
    <style:style style:name="T1578" style:family="text">
      <style:text-properties fo:color="#98c379" style:font-name="JetBrains Mono" fo:font-size="9pt" fo:font-style="normal" fo:background-color="#dee6ef" loext:char-shading-value="0" style:font-size-asian="9pt" style:font-style-asian="normal"/>
    </style:style>
    <style:style style:name="T1579" style:family="text">
      <style:text-properties fo:color="#98c379" style:font-name="JetBrains Mono" fo:font-size="9pt" fo:font-style="normal" fo:background-color="#dddddd" loext:char-shading-value="0" style:font-size-asian="9pt" style:font-style-asian="normal"/>
    </style:style>
    <style:style style:name="T1580"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581"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582"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583"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584"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585"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586"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587"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588"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589"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590"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591" style:family="text">
      <style:text-properties fo:color="#98c379"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592"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593"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594" style:family="text">
      <style:text-properties fo:color="#98c379" style:text-line-through-style="solid" style:text-line-through-type="single" style:font-name="JetBrains Mono" fo:font-size="9pt" fo:font-style="normal" fo:font-weight="normal" officeooo:rsid="0427cf74" style:font-size-asian="9pt" style:font-style-asian="normal" style:font-weight-asian="normal"/>
    </style:style>
    <style:style style:name="T1595"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596"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597" style:family="text">
      <style:text-properties fo:color="#e5c17c" style:font-name="JetBrains Mono" fo:font-size="9pt" fo:font-style="normal" fo:font-weight="normal" style:font-size-asian="9pt" style:font-style-asian="normal" style:font-weight-asian="normal"/>
    </style:style>
    <style:style style:name="T1598" style:family="text">
      <style:text-properties fo:color="#e5c17c" style:font-name="JetBrains Mono" fo:font-size="9pt" fo:font-style="normal" fo:font-weight="normal" officeooo:rsid="00344219" style:font-size-asian="9pt" style:font-style-asian="normal" style:font-weight-asian="normal"/>
    </style:style>
    <style:style style:name="T1599" style:family="text">
      <style:text-properties fo:color="#e5c17c" style:font-name="JetBrains Mono" fo:font-size="9pt" fo:font-style="normal" fo:font-weight="normal" officeooo:rsid="0054e8f7" style:font-size-asian="9pt" style:font-style-asian="normal" style:font-weight-asian="normal"/>
    </style:style>
    <style:style style:name="T1600" style:family="text">
      <style:text-properties fo:color="#e5c17c" style:font-name="JetBrains Mono" fo:font-size="9pt" fo:font-style="normal" fo:font-weight="normal" officeooo:rsid="011271ea" style:font-size-asian="9pt" style:font-style-asian="normal" style:font-weight-asian="normal"/>
    </style:style>
    <style:style style:name="T1601" style:family="text">
      <style:text-properties fo:color="#e5c17c" style:font-name="JetBrains Mono" fo:font-size="9pt" fo:font-style="normal" fo:font-weight="normal" officeooo:rsid="013fe538" style:font-size-asian="9pt" style:font-style-asian="normal" style:font-weight-asian="normal"/>
    </style:style>
    <style:style style:name="T1602" style:family="text">
      <style:text-properties fo:color="#e5c17c" style:font-name="JetBrains Mono" fo:font-size="9pt" fo:font-style="normal" fo:font-weight="normal" style:font-size-asian="9pt" style:font-style-asian="normal" style:font-weight-asian="normal" style:font-weight-complex="normal"/>
    </style:style>
    <style:style style:name="T1603"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604"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605"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606"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607"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608"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609"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610" style:family="text">
      <style:text-properties fo:color="#e5c17c" style:font-name="JetBrains Mono" fo:font-size="9pt" fo:font-style="normal" fo:font-weight="normal" officeooo:rsid="01cd95e1" style:font-size-asian="9pt" style:font-style-asian="normal" style:font-weight-asian="normal"/>
    </style:style>
    <style:style style:name="T1611" style:family="text">
      <style:text-properties fo:color="#e5c17c" style:font-name="JetBrains Mono" fo:font-size="9pt" fo:font-style="normal" fo:font-weight="normal" officeooo:rsid="01e8d316" style:font-size-asian="9pt" style:font-style-asian="normal" style:font-weight-asian="normal"/>
    </style:style>
    <style:style style:name="T1612" style:family="text">
      <style:text-properties fo:color="#e5c17c" style:font-name="JetBrains Mono" fo:font-size="9pt" fo:font-style="normal" fo:font-weight="normal" officeooo:rsid="02494859" style:font-size-asian="9pt" style:font-style-asian="normal" style:font-weight-asian="normal"/>
    </style:style>
    <style:style style:name="T1613"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614" style:family="text">
      <style:text-properties fo:color="#e5c17c" style:font-name="JetBrains Mono" fo:font-size="9pt" fo:font-style="normal" fo:font-weight="normal" officeooo:rsid="02ae5b03" style:font-size-asian="9pt" style:font-style-asian="normal" style:font-weight-asian="normal"/>
    </style:style>
    <style:style style:name="T1615" style:family="text">
      <style:text-properties fo:color="#e5c17c" style:font-name="JetBrains Mono" fo:font-size="9pt" fo:font-style="normal" fo:font-weight="normal" officeooo:rsid="02e1940b" style:font-size-asian="9pt" style:font-style-asian="normal" style:font-weight-asian="normal"/>
    </style:style>
    <style:style style:name="T1616" style:family="text">
      <style:text-properties fo:color="#e5c17c" style:font-name="JetBrains Mono" fo:font-size="9pt" fo:font-style="normal" fo:font-weight="normal" officeooo:rsid="02e23333" style:font-size-asian="9pt" style:font-style-asian="normal" style:font-weight-asian="normal"/>
    </style:style>
    <style:style style:name="T1617" style:family="text">
      <style:text-properties fo:color="#e5c17c" style:font-name="JetBrains Mono" fo:font-size="9pt" fo:font-style="normal" fo:font-weight="normal" officeooo:rsid="030b6c44" style:font-size-asian="9pt" style:font-style-asian="normal" style:font-weight-asian="normal"/>
    </style:style>
    <style:style style:name="T1618" style:family="text">
      <style:text-properties fo:color="#e5c17c" style:font-name="JetBrains Mono" fo:font-size="9pt" fo:font-style="normal" fo:font-weight="normal" officeooo:rsid="031f2494" style:font-size-asian="9pt" style:font-style-asian="normal" style:font-weight-asian="normal"/>
    </style:style>
    <style:style style:name="T1619" style:family="text">
      <style:text-properties fo:color="#e5c17c" style:font-name="JetBrains Mono" fo:font-size="9pt" fo:font-style="normal" fo:font-weight="normal" officeooo:rsid="0323935c" style:font-size-asian="9pt" style:font-style-asian="normal" style:font-weight-asian="normal"/>
    </style:style>
    <style:style style:name="T1620" style:family="text">
      <style:text-properties fo:color="#e5c17c" style:font-name="JetBrains Mono" fo:font-size="9pt" fo:font-style="normal" fo:font-weight="normal" officeooo:rsid="0327e255" style:font-size-asian="9pt" style:font-style-asian="normal" style:font-weight-asian="normal"/>
    </style:style>
    <style:style style:name="T1621" style:family="text">
      <style:text-properties fo:color="#e5c17c" style:font-name="JetBrains Mono" fo:font-size="9pt" fo:font-style="normal" fo:font-weight="normal" officeooo:rsid="032fee86" style:font-size-asian="9pt" style:font-style-asian="normal" style:font-weight-asian="normal"/>
    </style:style>
    <style:style style:name="T1622" style:family="text">
      <style:text-properties fo:color="#e5c17c" style:font-name="JetBrains Mono" fo:font-size="9pt" fo:font-style="normal" fo:font-weight="normal" officeooo:rsid="03305d41" style:font-size-asian="9pt" style:font-style-asian="normal" style:font-weight-asian="normal"/>
    </style:style>
    <style:style style:name="T1623" style:family="text">
      <style:text-properties fo:color="#e5c17c" style:font-name="JetBrains Mono" fo:font-size="9pt" fo:font-style="normal" fo:font-weight="normal" officeooo:rsid="033a8d20" style:font-size-asian="9pt" style:font-style-asian="normal" style:font-weight-asian="normal"/>
    </style:style>
    <style:style style:name="T1624" style:family="text">
      <style:text-properties fo:color="#e5c17c" style:font-name="JetBrains Mono" fo:font-size="9pt" fo:font-style="normal" fo:font-weight="normal" officeooo:rsid="036d188f" style:font-size-asian="9pt" style:font-style-asian="normal" style:font-weight-asian="normal"/>
    </style:style>
    <style:style style:name="T1625" style:family="text">
      <style:text-properties fo:color="#e5c17c" style:font-name="JetBrains Mono" fo:font-size="9pt" fo:font-style="normal" fo:font-weight="normal" officeooo:rsid="0378264d" style:font-size-asian="9pt" style:font-style-asian="normal" style:font-weight-asian="normal"/>
    </style:style>
    <style:style style:name="T1626" style:family="text">
      <style:text-properties fo:color="#e5c17c" style:font-name="JetBrains Mono" fo:font-size="9pt" fo:font-style="normal" fo:font-weight="normal" officeooo:rsid="038bdd6f" style:font-size-asian="9pt" style:font-style-asian="normal" style:font-weight-asian="normal"/>
    </style:style>
    <style:style style:name="T1627" style:family="text">
      <style:text-properties fo:color="#e5c17c" style:font-name="JetBrains Mono" fo:font-size="9pt" fo:font-style="normal" fo:font-weight="normal" officeooo:rsid="0396eea9" style:font-size-asian="9pt" style:font-style-asian="normal" style:font-weight-asian="normal"/>
    </style:style>
    <style:style style:name="T1628" style:family="text">
      <style:text-properties fo:color="#e5c17c" style:font-name="JetBrains Mono" fo:font-size="9pt" fo:font-style="normal" fo:font-weight="normal" officeooo:rsid="042304a0" style:font-size-asian="9pt" style:font-style-asian="normal" style:font-weight-asian="normal"/>
    </style:style>
    <style:style style:name="T1629" style:family="text">
      <style:text-properties fo:color="#e5c17c" style:font-name="JetBrains Mono" fo:font-size="9pt" fo:font-style="normal" fo:font-weight="normal" officeooo:rsid="046e78a3" style:font-size-asian="9pt" style:font-style-asian="normal" style:font-weight-asian="normal"/>
    </style:style>
    <style:style style:name="T1630"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631"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632"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633"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634"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635"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636"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637"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638"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639"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640"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641"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642"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643"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644"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645"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646" style:family="text">
      <style:text-properties fo:color="#e5c17c"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647"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648"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649"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650"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651"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652"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653"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654"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655"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656"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657"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658"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659" style:family="text">
      <style:text-properties fo:color="#e5c17c" style:font-name="JetBrains Mono" fo:font-size="9pt" fo:font-style="normal" fo:font-weight="normal" officeooo:rsid="0447080a" fo:background-color="#ffff00" loext:char-shading-value="0" style:font-size-asian="9pt" style:font-style-asian="normal" style:font-weight-asian="normal"/>
    </style:style>
    <style:style style:name="T1660" style:family="text">
      <style:text-properties fo:color="#e5c17c" style:font-name="JetBrains Mono" fo:font-size="9pt" fo:font-style="normal" fo:font-weight="normal" officeooo:rsid="044aa686" fo:background-color="#ffff00" loext:char-shading-value="0" style:font-size-asian="9pt" style:font-style-asian="normal" style:font-weight-asian="normal"/>
    </style:style>
    <style:style style:name="T1661" style:family="text">
      <style:text-properties fo:color="#e5c17c" style:font-name="JetBrains Mono" fo:font-size="9pt" fo:font-style="normal" fo:font-weight="normal" officeooo:rsid="0476ab16" fo:background-color="#ffff00" loext:char-shading-value="0" style:font-size-asian="9pt" style:font-style-asian="normal" style:font-weight-asian="normal"/>
    </style:style>
    <style:style style:name="T1662"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663"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664" style:family="text">
      <style:text-properties fo:color="#e5c17c" style:font-name="JetBrains Mono" fo:font-size="9pt" fo:font-style="normal" style:font-size-asian="9pt" style:font-style-asian="normal"/>
    </style:style>
    <style:style style:name="T1665" style:family="text">
      <style:text-properties fo:color="#e5c17c" style:font-name="JetBrains Mono" fo:font-size="9pt" fo:font-style="normal" fo:background-color="#ffff00" loext:char-shading-value="0" style:font-size-asian="9pt" style:font-style-asian="normal"/>
    </style:style>
    <style:style style:name="T1666" style:family="text">
      <style:text-properties fo:color="#e5c17c" style:font-name="JetBrains Mono" fo:font-size="9pt" fo:font-style="normal" fo:background-color="#dddddd" loext:char-shading-value="0" style:font-size-asian="9pt" style:font-style-asian="normal"/>
    </style:style>
    <style:style style:name="T1667" style:family="text">
      <style:text-properties fo:color="#e5c17c" style:font-name="JetBrains Mono" fo:font-size="9pt" fo:font-style="italic" fo:font-weight="normal" style:font-size-asian="9pt" style:font-style-asian="italic" style:font-weight-asian="normal"/>
    </style:style>
    <style:style style:name="T1668" style:family="text">
      <style:text-properties fo:color="#e5c17c" style:font-name="JetBrains Mono" fo:font-size="9pt" fo:font-style="italic" fo:font-weight="normal" officeooo:rsid="008902b7" style:font-size-asian="9pt" style:font-style-asian="italic" style:font-weight-asian="normal"/>
    </style:style>
    <style:style style:name="T1669" style:family="text">
      <style:text-properties fo:color="#e5c17c" style:font-name="JetBrains Mono" fo:font-size="9pt" fo:font-style="italic" fo:font-weight="normal" officeooo:rsid="0091a84c" style:font-size-asian="9pt" style:font-style-asian="italic" style:font-weight-asian="normal"/>
    </style:style>
    <style:style style:name="T1670" style:family="text">
      <style:text-properties fo:color="#e5c17c" style:font-name="JetBrains Mono" fo:font-size="9pt" fo:font-style="italic" fo:font-weight="normal" officeooo:rsid="00b9064f" style:font-size-asian="9pt" style:font-style-asian="italic" style:font-weight-asian="normal"/>
    </style:style>
    <style:style style:name="T1671" style:family="text">
      <style:text-properties fo:color="#e5c17c" style:font-name="JetBrains Mono" fo:font-size="9pt" fo:font-style="italic" fo:font-weight="normal" officeooo:rsid="00bea393" style:font-size-asian="9pt" style:font-style-asian="italic" style:font-weight-asian="normal"/>
    </style:style>
    <style:style style:name="T1672" style:family="text">
      <style:text-properties fo:color="#e5c17c" style:font-name="JetBrains Mono" fo:font-size="9pt" fo:font-style="italic" fo:font-weight="normal" officeooo:rsid="00c84f07" style:font-size-asian="9pt" style:font-style-asian="italic" style:font-weight-asian="normal"/>
    </style:style>
    <style:style style:name="T1673" style:family="text">
      <style:text-properties fo:color="#e5c17c" style:font-name="JetBrains Mono" fo:font-size="9pt" fo:font-style="italic" fo:font-weight="normal" officeooo:rsid="0190ce55" style:font-size-asian="9pt" style:font-style-asian="italic" style:font-weight-asian="normal"/>
    </style:style>
    <style:style style:name="T1674" style:family="text">
      <style:text-properties fo:color="#e5c17c" style:font-name="JetBrains Mono" fo:font-size="9pt" fo:font-style="italic" fo:font-weight="normal" officeooo:rsid="01e325aa" style:font-size-asian="9pt" style:font-style-asian="italic" style:font-weight-asian="normal"/>
    </style:style>
    <style:style style:name="T1675" style:family="text">
      <style:text-properties fo:color="#e5c17c" style:font-name="JetBrains Mono" fo:font-size="9pt" fo:font-style="italic" fo:font-weight="normal" officeooo:rsid="01eda267" style:font-size-asian="9pt" style:font-style-asian="italic" style:font-weight-asian="normal"/>
    </style:style>
    <style:style style:name="T1676"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677"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678"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679"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680"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681"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682"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683"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684"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685" style:family="text">
      <style:text-properties fo:color="#e5c17c" style:font-name="JetBrains Mono" fo:font-size="9pt" fo:font-style="italic" fo:font-weight="normal" officeooo:rsid="02178349" style:font-size-asian="9pt" style:font-style-asian="italic" style:font-weight-asian="normal"/>
    </style:style>
    <style:style style:name="T1686" style:family="text">
      <style:text-properties fo:color="#e5c17c" style:font-name="JetBrains Mono" fo:font-size="9pt" fo:font-style="italic" fo:font-weight="normal" officeooo:rsid="0219c1ce" style:font-size-asian="9pt" style:font-style-asian="italic" style:font-weight-asian="normal"/>
    </style:style>
    <style:style style:name="T1687" style:family="text">
      <style:text-properties fo:color="#e5c17c" style:font-name="JetBrains Mono" fo:font-size="9pt" fo:font-style="italic" fo:font-weight="normal" officeooo:rsid="022cca20" style:font-size-asian="9pt" style:font-style-asian="italic" style:font-weight-asian="normal"/>
    </style:style>
    <style:style style:name="T1688" style:family="text">
      <style:text-properties fo:color="#e5c17c" style:font-name="JetBrains Mono" fo:font-size="9pt" fo:font-style="italic" fo:font-weight="normal" officeooo:rsid="027cbb17" style:font-size-asian="9pt" style:font-style-asian="italic" style:font-weight-asian="normal"/>
    </style:style>
    <style:style style:name="T1689" style:family="text">
      <style:text-properties fo:color="#e5c17c" style:font-name="JetBrains Mono" fo:font-size="9pt" fo:font-style="italic" fo:font-weight="normal" officeooo:rsid="03c716ec" style:font-size-asian="9pt" style:font-style-asian="italic" style:font-weight-asian="normal"/>
    </style:style>
    <style:style style:name="T1690" style:family="text">
      <style:text-properties fo:color="#e5c17c" style:font-name="JetBrains Mono" fo:font-size="9pt" fo:font-style="italic" fo:font-weight="normal" officeooo:rsid="03cb62af" style:font-size-asian="9pt" style:font-style-asian="italic" style:font-weight-asian="normal"/>
    </style:style>
    <style:style style:name="T1691" style:family="text">
      <style:text-properties fo:color="#e5c17c" style:font-name="JetBrains Mono" fo:font-size="9pt" fo:font-style="italic" fo:font-weight="normal" officeooo:rsid="03dd5eed" style:font-size-asian="9pt" style:font-style-asian="italic" style:font-weight-asian="normal"/>
    </style:style>
    <style:style style:name="T1692" style:family="text">
      <style:text-properties fo:color="#e5c17c" style:font-name="JetBrains Mono" fo:font-size="9pt" fo:font-style="italic" fo:font-weight="normal" officeooo:rsid="03e9ee6d" style:font-size-asian="9pt" style:font-style-asian="italic" style:font-weight-asian="normal"/>
    </style:style>
    <style:style style:name="T1693" style:family="text">
      <style:text-properties fo:color="#e5c17c" style:font-name="JetBrains Mono" fo:font-size="9pt" fo:font-style="italic" fo:font-weight="normal" officeooo:rsid="03ffb8c2" style:font-size-asian="9pt" style:font-style-asian="italic" style:font-weight-asian="normal"/>
    </style:style>
    <style:style style:name="T1694" style:family="text">
      <style:text-properties fo:color="#e5c17c" style:font-name="JetBrains Mono" fo:font-size="9pt" fo:font-style="italic" fo:font-weight="normal" officeooo:rsid="0427cf74" style:font-size-asian="9pt" style:font-style-asian="italic" style:font-weight-asian="normal"/>
    </style:style>
    <style:style style:name="T1695" style:family="text">
      <style:text-properties fo:color="#e5c17c" style:font-name="JetBrains Mono" fo:font-size="9pt" fo:font-style="italic" fo:font-weight="normal" officeooo:rsid="04ddb83e" style:font-size-asian="9pt" style:font-style-asian="italic" style:font-weight-asian="normal"/>
    </style:style>
    <style:style style:name="T1696" style:family="text">
      <style:text-properties fo:color="#e5c17c" style:font-name="JetBrains Mono" fo:font-size="9pt" fo:font-style="italic" fo:font-weight="normal" officeooo:rsid="04e56ccb" style:font-size-asian="9pt" style:font-style-asian="italic" style:font-weight-asian="normal"/>
    </style:style>
    <style:style style:name="T1697" style:family="text">
      <style:text-properties fo:color="#e5c17c" style:font-name="JetBrains Mono" fo:font-size="9pt" fo:font-style="italic" fo:font-weight="normal" officeooo:rsid="04e73b13" style:font-size-asian="9pt" style:font-style-asian="italic" style:font-weight-asian="normal"/>
    </style:style>
    <style:style style:name="T1698" style:family="text">
      <style:text-properties fo:color="#e5c17c" style:font-name="JetBrains Mono" fo:font-size="9pt" fo:font-style="italic" fo:font-weight="normal" officeooo:rsid="04f20221" style:font-size-asian="9pt" style:font-style-asian="italic" style:font-weight-asian="normal"/>
    </style:style>
    <style:style style:name="T1699" style:family="text">
      <style:text-properties fo:color="#e5c17c" style:font-name="JetBrains Mono" fo:font-size="9pt" fo:font-style="italic" fo:font-weight="normal" style:font-size-asian="9pt" style:font-style-asian="italic" style:font-weight-asian="normal"/>
    </style:style>
    <style:style style:name="T1700"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701"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702"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703"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704"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705"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706"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707"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708"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709"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710"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711"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712"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713"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714"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715"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716"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717"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718" style:family="text">
      <style:text-properties fo:color="#e5c17c" style:font-name="JetBrains Mono" fo:font-size="9pt" fo:font-style="italic" fo:font-weight="normal" officeooo:rsid="03ffb8c2" fo:background-color="#ffff00" loext:char-shading-value="0" style:font-size-asian="9pt" style:font-style-asian="italic" style:font-weight-asian="normal"/>
    </style:style>
    <style:style style:name="T1719" style:family="text">
      <style:text-properties fo:color="#e5c17c" style:font-name="JetBrains Mono" fo:font-size="9pt" fo:font-style="italic" fo:font-weight="normal" officeooo:rsid="04f20221" fo:background-color="#ffff00" loext:char-shading-value="0" style:font-size-asian="9pt" style:font-style-asian="italic" style:font-weight-asian="normal"/>
    </style:style>
    <style:style style:name="T1720"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721"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722"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723" style:family="text">
      <style:text-properties fo:color="#e5c17c" style:font-name="JetBrains Mono" fo:font-size="9pt" fo:font-style="italic" fo:font-weight="normal" fo:background-color="#eeeeee" loext:char-shading-value="0" style:font-size-asian="9pt" style:font-style-asian="italic" style:font-weight-asian="normal"/>
    </style:style>
    <style:style style:name="T1724" style:family="text">
      <style:text-properties fo:color="#e5c17c" style:font-name="JetBrains Mono" fo:font-size="9pt" fo:font-style="italic" fo:font-weight="normal" officeooo:rsid="04ddb83e" fo:background-color="#eeeeee" loext:char-shading-value="0" style:font-size-asian="9pt" style:font-style-asian="italic" style:font-weight-asian="normal"/>
    </style:style>
    <style:style style:name="T1725" style:family="text">
      <style:text-properties fo:color="#e5c17c" style:font-name="JetBrains Mono" fo:font-size="9pt" fo:font-style="italic" style:font-size-asian="9pt" style:font-style-asian="italic"/>
    </style:style>
    <style:style style:name="T1726" style:family="text">
      <style:text-properties fo:color="#e5c17c" style:font-name="JetBrains Mono" fo:font-size="9pt" fo:font-style="italic" style:font-size-asian="9pt" style:font-style-asian="italic"/>
    </style:style>
    <style:style style:name="T1727" style:family="text">
      <style:text-properties fo:color="#e5c17c" style:font-name="JetBrains Mono" fo:font-size="9pt" fo:font-style="italic" fo:background-color="#ffff00" loext:char-shading-value="0" style:font-size-asian="9pt" style:font-style-asian="italic"/>
    </style:style>
    <style:style style:name="T1728" style:family="text">
      <style:text-properties fo:color="#e5c17c" style:font-name="JetBrains Mono" fo:font-size="9pt" fo:font-style="italic" fo:background-color="#eeeeee" loext:char-shading-value="0" style:font-size-asian="9pt" style:font-style-asian="italic"/>
    </style:style>
    <style:style style:name="T1729" style:family="text">
      <style:text-properties fo:color="#e5c17c" style:font-name="JetBrains Mono" fo:font-size="9pt" fo:font-style="italic" fo:background-color="#dee6ef" loext:char-shading-value="0" style:font-size-asian="9pt" style:font-style-asian="italic"/>
    </style:style>
    <style:style style:name="T1730" style:family="text">
      <style:text-properties fo:color="#e5c17c" style:font-name="JetBrains Mono" fo:font-size="9pt" style:font-size-asian="9pt"/>
    </style:style>
    <style:style style:name="T1731"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732"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733"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734"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735"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736"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737"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738"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739"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1740" style:family="text">
      <style:text-properties fo:color="#e5c17c" style:text-line-through-style="solid" style:text-line-through-type="single" style:font-name="JetBrains Mono" fo:font-size="9pt" fo:font-style="italic" fo:font-weight="normal" officeooo:rsid="0427cf74" fo:background-color="#ffff00" loext:char-shading-value="0" style:font-size-asian="9pt" style:font-style-asian="italic" style:font-weight-asian="normal"/>
    </style:style>
    <style:style style:name="T1741" style:family="text">
      <style:text-properties fo:color="#c679dd" style:font-name="JetBrains Mono" fo:font-size="9pt" fo:font-style="italic" fo:font-weight="normal" style:font-size-asian="9pt" style:font-style-asian="italic" style:font-weight-asian="normal"/>
    </style:style>
    <style:style style:name="T1742" style:family="text">
      <style:text-properties fo:color="#c679dd" style:font-name="JetBrains Mono" fo:font-size="9pt" fo:font-style="italic" fo:font-weight="normal" officeooo:rsid="00344219" style:font-size-asian="9pt" style:font-style-asian="italic" style:font-weight-asian="normal"/>
    </style:style>
    <style:style style:name="T1743" style:family="text">
      <style:text-properties fo:color="#c679dd" style:font-name="JetBrains Mono" fo:font-size="9pt" fo:font-style="italic" fo:font-weight="normal" officeooo:rsid="004ee1d4" style:font-size-asian="9pt" style:font-style-asian="italic" style:font-weight-asian="normal"/>
    </style:style>
    <style:style style:name="T1744" style:family="text">
      <style:text-properties fo:color="#c679dd" style:font-name="JetBrains Mono" fo:font-size="9pt" fo:font-style="italic" fo:font-weight="normal" officeooo:rsid="0054e8f7" style:font-size-asian="9pt" style:font-style-asian="italic" style:font-weight-asian="normal"/>
    </style:style>
    <style:style style:name="T1745" style:family="text">
      <style:text-properties fo:color="#c679dd" style:font-name="JetBrains Mono" fo:font-size="9pt" fo:font-style="italic" fo:font-weight="normal" officeooo:rsid="008902b7" style:font-size-asian="9pt" style:font-style-asian="italic" style:font-weight-asian="normal"/>
    </style:style>
    <style:style style:name="T1746" style:family="text">
      <style:text-properties fo:color="#c679dd" style:font-name="JetBrains Mono" fo:font-size="9pt" fo:font-style="italic" fo:font-weight="normal" officeooo:rsid="0091a84c" style:font-size-asian="9pt" style:font-style-asian="italic" style:font-weight-asian="normal"/>
    </style:style>
    <style:style style:name="T1747" style:family="text">
      <style:text-properties fo:color="#c679dd" style:font-name="JetBrains Mono" fo:font-size="9pt" fo:font-style="italic" fo:font-weight="normal" officeooo:rsid="00bea393" style:font-size-asian="9pt" style:font-style-asian="italic" style:font-weight-asian="normal"/>
    </style:style>
    <style:style style:name="T1748" style:family="text">
      <style:text-properties fo:color="#c679dd" style:font-name="JetBrains Mono" fo:font-size="9pt" fo:font-style="italic" fo:font-weight="normal" officeooo:rsid="00c24610" style:font-size-asian="9pt" style:font-style-asian="italic" style:font-weight-asian="normal"/>
    </style:style>
    <style:style style:name="T1749" style:family="text">
      <style:text-properties fo:color="#c679dd" style:font-name="JetBrains Mono" fo:font-size="9pt" fo:font-style="italic" fo:font-weight="normal" officeooo:rsid="00c84f07" style:font-size-asian="9pt" style:font-style-asian="italic" style:font-weight-asian="normal"/>
    </style:style>
    <style:style style:name="T1750" style:family="text">
      <style:text-properties fo:color="#c679dd" style:font-name="JetBrains Mono" fo:font-size="9pt" fo:font-style="italic" fo:font-weight="normal" officeooo:rsid="00d57fdd" style:font-size-asian="9pt" style:font-style-asian="italic" style:font-weight-asian="normal"/>
    </style:style>
    <style:style style:name="T1751" style:family="text">
      <style:text-properties fo:color="#c679dd" style:font-name="JetBrains Mono" fo:font-size="9pt" fo:font-style="italic" fo:font-weight="normal" officeooo:rsid="00dd6aad" style:font-size-asian="9pt" style:font-style-asian="italic" style:font-weight-asian="normal"/>
    </style:style>
    <style:style style:name="T1752" style:family="text">
      <style:text-properties fo:color="#c679dd" style:font-name="JetBrains Mono" fo:font-size="9pt" fo:font-style="italic" fo:font-weight="normal" officeooo:rsid="011271ea" style:font-size-asian="9pt" style:font-style-asian="italic" style:font-weight-asian="normal"/>
    </style:style>
    <style:style style:name="T1753" style:family="text">
      <style:text-properties fo:color="#c679dd" style:font-name="JetBrains Mono" fo:font-size="9pt" fo:font-style="italic" fo:font-weight="normal" officeooo:rsid="01131044" style:font-size-asian="9pt" style:font-style-asian="italic" style:font-weight-asian="normal"/>
    </style:style>
    <style:style style:name="T1754" style:family="text">
      <style:text-properties fo:color="#c679dd" style:font-name="JetBrains Mono" fo:font-size="9pt" fo:font-style="italic" fo:font-weight="normal" officeooo:rsid="0121c4d0" style:font-size-asian="9pt" style:font-style-asian="italic" style:font-weight-asian="normal"/>
    </style:style>
    <style:style style:name="T1755" style:family="text">
      <style:text-properties fo:color="#c679dd" style:font-name="JetBrains Mono" fo:font-size="9pt" fo:font-style="italic" fo:font-weight="normal" style:font-size-asian="9pt" style:font-style-asian="italic" style:font-weight-asian="normal" style:font-weight-complex="normal"/>
    </style:style>
    <style:style style:name="T1756"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757"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758"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759"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760"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761"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762"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763"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764"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765"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766"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767"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768"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769"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770"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771"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772"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773"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774"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775"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776"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777"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778"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779"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780"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781"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782"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783"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784"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785"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1786"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1787"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1788" style:family="text">
      <style:text-properties fo:color="#c679dd" style:font-name="JetBrains Mono" fo:font-size="9pt" fo:font-style="italic" fo:font-weight="normal" officeooo:rsid="0430d3be" style:font-size-asian="9pt" style:font-style-asian="italic" style:font-weight-asian="normal" style:font-weight-complex="normal"/>
    </style:style>
    <style:style style:name="T1789" style:family="text">
      <style:text-properties fo:color="#c679dd" style:font-name="JetBrains Mono" fo:font-size="9pt" fo:font-style="italic" fo:font-weight="normal" officeooo:rsid="0455c721" style:font-size-asian="9pt" style:font-style-asian="italic" style:font-weight-asian="normal" style:font-weight-complex="normal"/>
    </style:style>
    <style:style style:name="T1790" style:family="text">
      <style:text-properties fo:color="#c679dd" style:font-name="JetBrains Mono" fo:font-size="9pt" fo:font-style="italic" fo:font-weight="normal" officeooo:rsid="047c8779" style:font-size-asian="9pt" style:font-style-asian="italic" style:font-weight-asian="normal" style:font-weight-complex="normal"/>
    </style:style>
    <style:style style:name="T1791" style:family="text">
      <style:text-properties fo:color="#c679dd" style:font-name="JetBrains Mono" fo:font-size="9pt" fo:font-style="italic" fo:font-weight="normal" officeooo:rsid="04b6a3ba" style:font-size-asian="9pt" style:font-style-asian="italic" style:font-weight-asian="normal" style:font-weight-complex="normal"/>
    </style:style>
    <style:style style:name="T1792" style:family="text">
      <style:text-properties fo:color="#c679dd" style:font-name="JetBrains Mono" fo:font-size="9pt" fo:font-style="italic" fo:font-weight="normal" officeooo:rsid="04dd5eef" style:font-size-asian="9pt" style:font-style-asian="italic" style:font-weight-asian="normal" style:font-weight-complex="normal"/>
    </style:style>
    <style:style style:name="T1793" style:family="text">
      <style:text-properties fo:color="#c679dd" style:font-name="JetBrains Mono" fo:font-size="9pt" fo:font-style="italic" fo:font-weight="normal" style:font-size-asian="9pt" style:font-style-asian="italic" style:font-weight-asian="normal" style:font-weight-complex="normal"/>
    </style:style>
    <style:style style:name="T1794" style:family="text">
      <style:text-properties fo:color="#c679dd" style:font-name="JetBrains Mono" fo:font-size="9pt" fo:font-style="italic" fo:font-weight="normal" officeooo:rsid="01443b65" style:font-size-asian="9pt" style:font-style-asian="italic" style:font-weight-asian="normal"/>
    </style:style>
    <style:style style:name="T1795" style:family="text">
      <style:text-properties fo:color="#c679dd" style:font-name="JetBrains Mono" fo:font-size="9pt" fo:font-style="italic" fo:font-weight="normal" officeooo:rsid="0182ea6d" style:font-size-asian="9pt" style:font-style-asian="italic" style:font-weight-asian="normal"/>
    </style:style>
    <style:style style:name="T1796" style:family="text">
      <style:text-properties fo:color="#c679dd" style:font-name="JetBrains Mono" fo:font-size="9pt" fo:font-style="italic" fo:font-weight="normal" officeooo:rsid="0183de12" style:font-size-asian="9pt" style:font-style-asian="italic" style:font-weight-asian="normal"/>
    </style:style>
    <style:style style:name="T1797" style:family="text">
      <style:text-properties fo:color="#c679dd" style:font-name="JetBrains Mono" fo:font-size="9pt" fo:font-style="italic" fo:font-weight="normal" officeooo:rsid="018c3301" style:font-size-asian="9pt" style:font-style-asian="italic" style:font-weight-asian="normal"/>
    </style:style>
    <style:style style:name="T1798" style:family="text">
      <style:text-properties fo:color="#c679dd" style:font-name="JetBrains Mono" fo:font-size="9pt" fo:font-style="italic" fo:font-weight="normal" officeooo:rsid="0190ce55" style:font-size-asian="9pt" style:font-style-asian="italic" style:font-weight-asian="normal"/>
    </style:style>
    <style:style style:name="T1799" style:family="text">
      <style:text-properties fo:color="#c679dd" style:font-name="JetBrains Mono" fo:font-size="9pt" fo:font-style="italic" fo:font-weight="normal" officeooo:rsid="01938fb3" style:font-size-asian="9pt" style:font-style-asian="italic" style:font-weight-asian="normal"/>
    </style:style>
    <style:style style:name="T1800" style:family="text">
      <style:text-properties fo:color="#c679dd" style:font-name="JetBrains Mono" fo:font-size="9pt" fo:font-style="italic" fo:font-weight="normal" officeooo:rsid="01970438" style:font-size-asian="9pt" style:font-style-asian="italic" style:font-weight-asian="normal"/>
    </style:style>
    <style:style style:name="T1801"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802"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803" style:family="text">
      <style:text-properties fo:color="#c679dd" style:font-name="JetBrains Mono" fo:font-size="9pt" fo:font-style="italic" fo:font-weight="normal" officeooo:rsid="01cd95e1" style:font-size-asian="9pt" style:font-style-asian="italic" style:font-weight-asian="normal"/>
    </style:style>
    <style:style style:name="T1804" style:family="text">
      <style:text-properties fo:color="#c679dd" style:font-name="JetBrains Mono" fo:font-size="9pt" fo:font-style="italic" fo:font-weight="normal" officeooo:rsid="01e8d316" style:font-size-asian="9pt" style:font-style-asian="italic" style:font-weight-asian="normal"/>
    </style:style>
    <style:style style:name="T1805" style:family="text">
      <style:text-properties fo:color="#c679dd" style:font-name="JetBrains Mono" fo:font-size="9pt" fo:font-style="italic" fo:font-weight="normal" officeooo:rsid="022cca20" style:font-size-asian="9pt" style:font-style-asian="italic" style:font-weight-asian="normal"/>
    </style:style>
    <style:style style:name="T1806" style:family="text">
      <style:text-properties fo:color="#c679dd" style:font-name="JetBrains Mono" fo:font-size="9pt" fo:font-style="italic" fo:font-weight="normal" officeooo:rsid="02494859" style:font-size-asian="9pt" style:font-style-asian="italic" style:font-weight-asian="normal"/>
    </style:style>
    <style:style style:name="T1807"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808" style:family="text">
      <style:text-properties fo:color="#c679dd" style:font-name="JetBrains Mono" fo:font-size="9pt" fo:font-style="italic" fo:font-weight="normal" officeooo:rsid="0276ee98" style:font-size-asian="9pt" style:font-style-asian="italic" style:font-weight-asian="normal"/>
    </style:style>
    <style:style style:name="T1809" style:family="text">
      <style:text-properties fo:color="#c679dd" style:font-name="JetBrains Mono" fo:font-size="9pt" fo:font-style="italic" fo:font-weight="normal" officeooo:rsid="027ca5e9" style:font-size-asian="9pt" style:font-style-asian="italic" style:font-weight-asian="normal"/>
    </style:style>
    <style:style style:name="T1810" style:family="text">
      <style:text-properties fo:color="#c679dd" style:font-name="JetBrains Mono" fo:font-size="9pt" fo:font-style="italic" fo:font-weight="normal" officeooo:rsid="027dbb57" style:font-size-asian="9pt" style:font-style-asian="italic" style:font-weight-asian="normal"/>
    </style:style>
    <style:style style:name="T1811" style:family="text">
      <style:text-properties fo:color="#c679dd" style:font-name="JetBrains Mono" fo:font-size="9pt" fo:font-style="italic" fo:font-weight="normal" officeooo:rsid="02ae5b03" style:font-size-asian="9pt" style:font-style-asian="italic" style:font-weight-asian="normal"/>
    </style:style>
    <style:style style:name="T1812" style:family="text">
      <style:text-properties fo:color="#c679dd" style:font-name="JetBrains Mono" fo:font-size="9pt" fo:font-style="italic" fo:font-weight="normal" officeooo:rsid="02e1940b" style:font-size-asian="9pt" style:font-style-asian="italic" style:font-weight-asian="normal"/>
    </style:style>
    <style:style style:name="T1813" style:family="text">
      <style:text-properties fo:color="#c679dd" style:font-name="JetBrains Mono" fo:font-size="9pt" fo:font-style="italic" fo:font-weight="normal" officeooo:rsid="02e23333" style:font-size-asian="9pt" style:font-style-asian="italic" style:font-weight-asian="normal"/>
    </style:style>
    <style:style style:name="T1814" style:family="text">
      <style:text-properties fo:color="#c679dd" style:font-name="JetBrains Mono" fo:font-size="9pt" fo:font-style="italic" fo:font-weight="normal" officeooo:rsid="030cabd3" style:font-size-asian="9pt" style:font-style-asian="italic" style:font-weight-asian="normal"/>
    </style:style>
    <style:style style:name="T1815" style:family="text">
      <style:text-properties fo:color="#c679dd" style:font-name="JetBrains Mono" fo:font-size="9pt" fo:font-style="italic" fo:font-weight="normal" officeooo:rsid="031f2494" style:font-size-asian="9pt" style:font-style-asian="italic" style:font-weight-asian="normal"/>
    </style:style>
    <style:style style:name="T1816" style:family="text">
      <style:text-properties fo:color="#c679dd" style:font-name="JetBrains Mono" fo:font-size="9pt" fo:font-style="italic" fo:font-weight="normal" officeooo:rsid="0323935c" style:font-size-asian="9pt" style:font-style-asian="italic" style:font-weight-asian="normal"/>
    </style:style>
    <style:style style:name="T1817" style:family="text">
      <style:text-properties fo:color="#c679dd" style:font-name="JetBrains Mono" fo:font-size="9pt" fo:font-style="italic" fo:font-weight="normal" officeooo:rsid="0327e255" style:font-size-asian="9pt" style:font-style-asian="italic" style:font-weight-asian="normal"/>
    </style:style>
    <style:style style:name="T1818" style:family="text">
      <style:text-properties fo:color="#c679dd" style:font-name="JetBrains Mono" fo:font-size="9pt" fo:font-style="italic" fo:font-weight="normal" officeooo:rsid="032fee86" style:font-size-asian="9pt" style:font-style-asian="italic" style:font-weight-asian="normal"/>
    </style:style>
    <style:style style:name="T1819" style:family="text">
      <style:text-properties fo:color="#c679dd" style:font-name="JetBrains Mono" fo:font-size="9pt" fo:font-style="italic" fo:font-weight="normal" officeooo:rsid="03305d41" style:font-size-asian="9pt" style:font-style-asian="italic" style:font-weight-asian="normal"/>
    </style:style>
    <style:style style:name="T1820" style:family="text">
      <style:text-properties fo:color="#c679dd" style:font-name="JetBrains Mono" fo:font-size="9pt" fo:font-style="italic" fo:font-weight="normal" officeooo:rsid="0368b26c" style:font-size-asian="9pt" style:font-style-asian="italic" style:font-weight-asian="normal"/>
    </style:style>
    <style:style style:name="T1821" style:family="text">
      <style:text-properties fo:color="#c679dd" style:font-name="JetBrains Mono" fo:font-size="9pt" fo:font-style="italic" fo:font-weight="normal" officeooo:rsid="036a47df" style:font-size-asian="9pt" style:font-style-asian="italic" style:font-weight-asian="normal"/>
    </style:style>
    <style:style style:name="T1822" style:family="text">
      <style:text-properties fo:color="#c679dd" style:font-name="JetBrains Mono" fo:font-size="9pt" fo:font-style="italic" fo:font-weight="normal" officeooo:rsid="036d188f" style:font-size-asian="9pt" style:font-style-asian="italic" style:font-weight-asian="normal"/>
    </style:style>
    <style:style style:name="T1823" style:family="text">
      <style:text-properties fo:color="#c679dd" style:font-name="JetBrains Mono" fo:font-size="9pt" fo:font-style="italic" fo:font-weight="normal" officeooo:rsid="0378264d" style:font-size-asian="9pt" style:font-style-asian="italic" style:font-weight-asian="normal"/>
    </style:style>
    <style:style style:name="T1824" style:family="text">
      <style:text-properties fo:color="#c679dd" style:font-name="JetBrains Mono" fo:font-size="9pt" fo:font-style="italic" fo:font-weight="normal" officeooo:rsid="038bdd6f" style:font-size-asian="9pt" style:font-style-asian="italic" style:font-weight-asian="normal"/>
    </style:style>
    <style:style style:name="T1825" style:family="text">
      <style:text-properties fo:color="#c679dd" style:font-name="JetBrains Mono" fo:font-size="9pt" fo:font-style="italic" fo:font-weight="normal" officeooo:rsid="0396eea9" style:font-size-asian="9pt" style:font-style-asian="italic" style:font-weight-asian="normal"/>
    </style:style>
    <style:style style:name="T1826" style:family="text">
      <style:text-properties fo:color="#c679dd" style:font-name="JetBrains Mono" fo:font-size="9pt" fo:font-style="italic" fo:font-weight="normal" officeooo:rsid="03eafc5b" style:font-size-asian="9pt" style:font-style-asian="italic" style:font-weight-asian="normal"/>
    </style:style>
    <style:style style:name="T1827" style:family="text">
      <style:text-properties fo:color="#c679dd" style:font-name="JetBrains Mono" fo:font-size="9pt" fo:font-style="italic" fo:font-weight="normal" officeooo:rsid="03ef401b" style:font-size-asian="9pt" style:font-style-asian="italic" style:font-weight-asian="normal"/>
    </style:style>
    <style:style style:name="T1828" style:family="text">
      <style:text-properties fo:color="#c679dd" style:font-name="JetBrains Mono" fo:font-size="9pt" fo:font-style="italic" fo:font-weight="normal" officeooo:rsid="041fc644" style:font-size-asian="9pt" style:font-style-asian="italic" style:font-weight-asian="normal"/>
    </style:style>
    <style:style style:name="T1829" style:family="text">
      <style:text-properties fo:color="#c679dd" style:font-name="JetBrains Mono" fo:font-size="9pt" fo:font-style="italic" fo:font-weight="normal" officeooo:rsid="042304a0" style:font-size-asian="9pt" style:font-style-asian="italic" style:font-weight-asian="normal"/>
    </style:style>
    <style:style style:name="T1830" style:family="text">
      <style:text-properties fo:color="#c679dd" style:font-name="JetBrains Mono" fo:font-size="9pt" fo:font-style="italic" fo:font-weight="normal" officeooo:rsid="042d7bfe" style:font-size-asian="9pt" style:font-style-asian="italic" style:font-weight-asian="normal"/>
    </style:style>
    <style:style style:name="T1831" style:family="text">
      <style:text-properties fo:color="#c679dd" style:font-name="JetBrains Mono" fo:font-size="9pt" fo:font-style="italic" fo:font-weight="normal" officeooo:rsid="043294bb" style:font-size-asian="9pt" style:font-style-asian="italic" style:font-weight-asian="normal"/>
    </style:style>
    <style:style style:name="T1832" style:family="text">
      <style:text-properties fo:color="#c679dd" style:font-name="JetBrains Mono" fo:font-size="9pt" fo:font-style="italic" fo:font-weight="normal" officeooo:rsid="0447080a" style:font-size-asian="9pt" style:font-style-asian="italic" style:font-weight-asian="normal"/>
    </style:style>
    <style:style style:name="T1833" style:family="text">
      <style:text-properties fo:color="#c679dd" style:font-name="JetBrains Mono" fo:font-size="9pt" fo:font-style="italic" fo:font-weight="normal" officeooo:rsid="04939b2d" style:font-size-asian="9pt" style:font-style-asian="italic" style:font-weight-asian="normal"/>
    </style:style>
    <style:style style:name="T1834" style:family="text">
      <style:text-properties fo:color="#c679dd" style:font-name="JetBrains Mono" fo:font-size="9pt" fo:font-style="italic" fo:font-weight="normal" officeooo:rsid="0498a67d" style:font-size-asian="9pt" style:font-style-asian="italic" style:font-weight-asian="normal"/>
    </style:style>
    <style:style style:name="T1835" style:family="text">
      <style:text-properties fo:color="#c679dd" style:font-name="JetBrains Mono" fo:font-size="9pt" fo:font-style="italic" fo:font-weight="normal" officeooo:rsid="04a4feaa" style:font-size-asian="9pt" style:font-style-asian="italic" style:font-weight-asian="normal"/>
    </style:style>
    <style:style style:name="T1836" style:family="text">
      <style:text-properties fo:color="#c679dd" style:font-name="JetBrains Mono" fo:font-size="9pt" fo:font-style="italic" fo:font-weight="normal" style:font-size-asian="9pt" style:font-style-asian="italic" style:font-weight-asian="normal"/>
    </style:style>
    <style:style style:name="T1837"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838"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839"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840"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841"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842"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843"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844"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845"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846"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847"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848"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849"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850"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851"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852"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853"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854"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855"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856"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857"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858"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859"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860"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861"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862"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863"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864"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865"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866"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867"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868"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869"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870"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871"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872"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873"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874"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875"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876"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877"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878"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879"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880"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881"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882"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883"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884"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885"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1886"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1887"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1888"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1889"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1890"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1891"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1892"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1893" style:family="text">
      <style:text-properties fo:color="#c679dd" style:font-name="JetBrains Mono" fo:font-size="9pt" fo:font-style="italic" fo:font-weight="normal" officeooo:rsid="03e05013" fo:background-color="#ffff00" loext:char-shading-value="0" style:font-size-asian="9pt" style:font-style-asian="italic" style:font-weight-asian="normal"/>
    </style:style>
    <style:style style:name="T1894" style:family="text">
      <style:text-properties fo:color="#c679dd" style:font-name="JetBrains Mono" fo:font-size="9pt" fo:font-style="italic" fo:font-weight="normal" officeooo:rsid="03e5dd4e" fo:background-color="#ffff00" loext:char-shading-value="0" style:font-size-asian="9pt" style:font-style-asian="italic" style:font-weight-asian="normal"/>
    </style:style>
    <style:style style:name="T1895" style:family="text">
      <style:text-properties fo:color="#c679dd" style:font-name="JetBrains Mono" fo:font-size="9pt" fo:font-style="italic" fo:font-weight="normal" officeooo:rsid="03eafc5b" fo:background-color="#ffff00" loext:char-shading-value="0" style:font-size-asian="9pt" style:font-style-asian="italic" style:font-weight-asian="normal"/>
    </style:style>
    <style:style style:name="T1896" style:family="text">
      <style:text-properties fo:color="#c679dd" style:font-name="JetBrains Mono" fo:font-size="9pt" fo:font-style="italic" fo:font-weight="normal" officeooo:rsid="041fc644" fo:background-color="#ffff00" loext:char-shading-value="0" style:font-size-asian="9pt" style:font-style-asian="italic" style:font-weight-asian="normal"/>
    </style:style>
    <style:style style:name="T1897" style:family="text">
      <style:text-properties fo:color="#c679dd" style:font-name="JetBrains Mono" fo:font-size="9pt" fo:font-style="italic" fo:font-weight="normal" officeooo:rsid="042d7bfe" fo:background-color="#ffff00" loext:char-shading-value="0" style:font-size-asian="9pt" style:font-style-asian="italic" style:font-weight-asian="normal"/>
    </style:style>
    <style:style style:name="T1898" style:family="text">
      <style:text-properties fo:color="#c679dd" style:font-name="JetBrains Mono" fo:font-size="9pt" fo:font-style="italic" fo:font-weight="normal" officeooo:rsid="0447080a" fo:background-color="#ffff00" loext:char-shading-value="0" style:font-size-asian="9pt" style:font-style-asian="italic" style:font-weight-asian="normal"/>
    </style:style>
    <style:style style:name="T1899" style:family="text">
      <style:text-properties fo:color="#c679dd" style:font-name="JetBrains Mono" fo:font-size="9pt" fo:font-style="italic" fo:font-weight="normal" officeooo:rsid="044aa686" fo:background-color="#ffff00" loext:char-shading-value="0" style:font-size-asian="9pt" style:font-style-asian="italic" style:font-weight-asian="normal"/>
    </style:style>
    <style:style style:name="T1900" style:family="text">
      <style:text-properties fo:color="#c679dd" style:font-name="JetBrains Mono" fo:font-size="9pt" fo:font-style="italic" fo:font-weight="normal" officeooo:rsid="048b4842" fo:background-color="#ffff00" loext:char-shading-value="0" style:font-size-asian="9pt" style:font-style-asian="italic" style:font-weight-asian="normal"/>
    </style:style>
    <style:style style:name="T1901" style:family="text">
      <style:text-properties fo:color="#c679dd" style:font-name="JetBrains Mono" fo:font-size="9pt" fo:font-style="italic" fo:font-weight="normal" officeooo:rsid="04f20221" fo:background-color="#ffff00" loext:char-shading-value="0" style:font-size-asian="9pt" style:font-style-asian="italic" style:font-weight-asian="normal"/>
    </style:style>
    <style:style style:name="T1902"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903"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904"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905"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906" style:family="text">
      <style:text-properties fo:color="#c679dd" style:font-name="JetBrains Mono" fo:font-size="9pt" fo:font-style="italic" fo:font-weight="normal" officeooo:rsid="04d516ad" fo:background-color="transparent" loext:char-shading-value="0" style:font-size-asian="9pt" style:font-style-asian="italic" style:font-weight-asian="normal"/>
    </style:style>
    <style:style style:name="T1907"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908"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909"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910"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1911" style:family="text">
      <style:text-properties fo:color="#c679dd" style:font-name="JetBrains Mono" fo:font-size="9pt" fo:font-style="italic" fo:font-weight="bold" style:font-size-asian="9pt" style:font-style-asian="italic" style:font-weight-asian="bold"/>
    </style:style>
    <style:style style:name="T1912" style:family="text">
      <style:text-properties fo:color="#c679dd" style:font-name="JetBrains Mono" fo:font-size="9pt" fo:font-style="italic" fo:font-weight="bold" officeooo:rsid="011271ea" style:font-size-asian="9pt" style:font-style-asian="italic" style:font-weight-asian="bold"/>
    </style:style>
    <style:style style:name="T1913" style:family="text">
      <style:text-properties fo:color="#c679dd" style:font-name="JetBrains Mono" fo:font-size="9pt" fo:font-style="italic" fo:font-weight="bold" officeooo:rsid="02570311" style:font-size-asian="9pt" style:font-style-asian="italic" style:font-weight-asian="bold"/>
    </style:style>
    <style:style style:name="T1914" style:family="text">
      <style:text-properties fo:color="#c679dd" style:font-name="JetBrains Mono" fo:font-size="9pt" fo:font-style="italic" fo:font-weight="bold" officeooo:rsid="0327e255" style:font-size-asian="9pt" style:font-style-asian="italic" style:font-weight-asian="bold"/>
    </style:style>
    <style:style style:name="T1915" style:family="text">
      <style:text-properties fo:color="#c679dd" style:font-name="JetBrains Mono" fo:font-size="9pt" fo:font-style="italic" fo:font-weight="bold" officeooo:rsid="038bdd6f" style:font-size-asian="9pt" style:font-style-asian="italic" style:font-weight-asian="bold"/>
    </style:style>
    <style:style style:name="T1916" style:family="text">
      <style:text-properties fo:color="#c679dd" style:font-name="JetBrains Mono" fo:font-size="9pt" fo:font-style="italic" fo:font-weight="bold" officeooo:rsid="04177895" style:font-size-asian="9pt" style:font-style-asian="italic" style:font-weight-asian="bold"/>
    </style:style>
    <style:style style:name="T1917" style:family="text">
      <style:text-properties fo:color="#c679dd" style:font-name="JetBrains Mono" fo:font-size="9pt" fo:font-style="italic" fo:font-weight="bold" officeooo:rsid="04939b2d" style:font-size-asian="9pt" style:font-style-asian="italic" style:font-weight-asian="bold"/>
    </style:style>
    <style:style style:name="T1918" style:family="text">
      <style:text-properties fo:color="#c679dd" style:font-name="JetBrains Mono" fo:font-size="9pt" fo:font-style="italic" fo:font-weight="bold" officeooo:rsid="0498a67d" style:font-size-asian="9pt" style:font-style-asian="italic" style:font-weight-asian="bold"/>
    </style:style>
    <style:style style:name="T1919" style:family="text">
      <style:text-properties fo:color="#c679dd" style:font-name="JetBrains Mono" fo:font-size="9pt" fo:font-style="italic" fo:font-weight="bold" officeooo:rsid="04a4feaa" style:font-size-asian="9pt" style:font-style-asian="italic" style:font-weight-asian="bold"/>
    </style:style>
    <style:style style:name="T1920" style:family="text">
      <style:text-properties fo:color="#c679dd" style:font-name="JetBrains Mono" fo:font-size="9pt" fo:font-style="italic" fo:font-weight="bold" style:font-size-asian="9pt" style:font-style-asian="italic" style:font-weight-asian="bold" style:font-weight-complex="normal"/>
    </style:style>
    <style:style style:name="T1921" style:family="text">
      <style:text-properties fo:color="#c679dd" style:font-name="JetBrains Mono" fo:font-size="9pt" fo:font-style="italic" fo:font-weight="bold" officeooo:rsid="04b6a3ba" style:font-size-asian="9pt" style:font-style-asian="italic" style:font-weight-asian="bold" style:font-weight-complex="normal"/>
    </style:style>
    <style:style style:name="T1922" style:family="text">
      <style:text-properties fo:color="#c679dd" style:font-name="JetBrains Mono" fo:font-size="9pt" fo:font-style="italic" fo:font-weight="bold" style:font-size-asian="9pt" style:font-style-asian="italic" style:font-weight-asian="bold"/>
    </style:style>
    <style:style style:name="T1923"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924"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925"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926"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927"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928"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929"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930"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1931" style:family="text">
      <style:text-properties fo:color="#c679dd" style:font-name="JetBrains Mono" fo:font-size="9pt" fo:font-style="italic" fo:font-weight="bold" officeooo:rsid="0447080a" fo:background-color="#ffff00" loext:char-shading-value="0" style:font-size-asian="9pt" style:font-style-asian="italic" style:font-weight-asian="bold"/>
    </style:style>
    <style:style style:name="T1932" style:family="text">
      <style:text-properties fo:color="#c679dd" style:font-name="JetBrains Mono" fo:font-size="9pt" fo:font-style="italic" fo:font-weight="bold" officeooo:rsid="048b4842" fo:background-color="#ffff00" loext:char-shading-value="0" style:font-size-asian="9pt" style:font-style-asian="italic" style:font-weight-asian="bold"/>
    </style:style>
    <style:style style:name="T1933" style:family="text">
      <style:text-properties fo:color="#c679dd" style:font-name="JetBrains Mono" fo:font-size="9pt" fo:font-style="italic" style:font-size-asian="9pt" style:font-style-asian="italic"/>
    </style:style>
    <style:style style:name="T1934" style:family="text">
      <style:text-properties fo:color="#c679dd" style:font-name="JetBrains Mono" fo:font-size="9pt" fo:font-style="italic" style:font-size-asian="9pt" style:font-style-asian="italic"/>
    </style:style>
    <style:style style:name="T1935" style:family="text">
      <style:text-properties fo:color="#c679dd" style:font-name="JetBrains Mono" fo:font-size="9pt" fo:font-style="italic" fo:background-color="#ffff00" loext:char-shading-value="0" style:font-size-asian="9pt" style:font-style-asian="italic"/>
    </style:style>
    <style:style style:name="T1936" style:family="text">
      <style:text-properties fo:color="#c679dd" style:font-name="JetBrains Mono" fo:font-size="9pt" fo:font-style="italic" style:text-underline-style="none" style:font-size-asian="9pt" style:font-style-asian="italic"/>
    </style:style>
    <style:style style:name="T1937" style:family="text">
      <style:text-properties fo:color="#c679dd" style:font-name="JetBrains Mono" fo:font-size="9pt" fo:font-style="italic" fo:background-color="#dee6ef" loext:char-shading-value="0" style:font-size-asian="9pt" style:font-style-asian="italic"/>
    </style:style>
    <style:style style:name="T1938" style:family="text">
      <style:text-properties fo:color="#c679dd" style:font-name="JetBrains Mono" fo:font-size="9pt" fo:font-style="italic" fo:background-color="#dddddd" loext:char-shading-value="0" style:font-size-asian="9pt" style:font-style-asian="italic"/>
    </style:style>
    <style:style style:name="T1939"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940"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941"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942"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943"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1944"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1945"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946"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1947"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1948"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1949" style:family="text">
      <style:text-properties fo:color="#c679dd" style:text-line-through-style="solid" style:text-line-through-type="single" style:font-name="JetBrains Mono" fo:font-size="9pt" fo:font-style="italic" fo:font-weight="normal" style:font-size-asian="9pt" style:font-style-asian="italic" style:font-weight-asian="normal"/>
    </style:style>
    <style:style style:name="T1950"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1951" style:family="text">
      <style:text-properties fo:color="#c679dd" style:text-line-through-style="solid" style:text-line-through-type="single" style:font-name="JetBrains Mono" fo:font-size="9pt" fo:font-style="italic" fo:font-weight="bold" style:font-size-asian="9pt" style:font-style-asian="italic" style:font-weight-asian="bold"/>
    </style:style>
    <style:style style:name="T1952"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1953"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1954" style:family="text">
      <style:text-properties fo:color="#c679dd" style:font-name="JetBrains Mono1" fo:font-size="9pt" fo:font-style="italic" fo:font-weight="normal" officeooo:rsid="04438421" style:font-size-asian="9pt" style:font-style-asian="italic" style:font-weight-asian="normal" style:font-weight-complex="normal"/>
    </style:style>
    <style:style style:name="T1955" style:family="text">
      <style:text-properties officeooo:rsid="0034cf71"/>
    </style:style>
    <style:style style:name="T1956" style:family="text">
      <style:text-properties style:font-name="monospace"/>
    </style:style>
    <style:style style:name="T1957" style:family="text">
      <style:text-properties style:font-name="monospace" officeooo:rsid="00563ba9"/>
    </style:style>
    <style:style style:name="T1958" style:family="text">
      <style:text-properties style:font-name="monospace" officeooo:rsid="00577bd3"/>
    </style:style>
    <style:style style:name="T1959" style:family="text">
      <style:text-properties style:font-name="monospace" officeooo:rsid="00592252"/>
    </style:style>
    <style:style style:name="T1960" style:family="text">
      <style:text-properties style:font-name="monospace" officeooo:rsid="007a5615"/>
    </style:style>
    <style:style style:name="T1961" style:family="text">
      <style:text-properties style:font-name="monospace" officeooo:rsid="007f78df"/>
    </style:style>
    <style:style style:name="T1962" style:family="text">
      <style:text-properties style:font-name="monospace" officeooo:rsid="009b4e2a"/>
    </style:style>
    <style:style style:name="T1963" style:family="text">
      <style:text-properties style:font-name="monospace" officeooo:rsid="00bd0bbe"/>
    </style:style>
    <style:style style:name="T1964" style:family="text">
      <style:text-properties style:font-name="monospace" officeooo:rsid="00dc6032"/>
    </style:style>
    <style:style style:name="T1965" style:family="text">
      <style:text-properties style:font-name="monospace" officeooo:rsid="00dd6aad"/>
    </style:style>
    <style:style style:name="T1966" style:family="text">
      <style:text-properties style:font-name="monospace" officeooo:rsid="00ece144"/>
    </style:style>
    <style:style style:name="T1967" style:family="text">
      <style:text-properties style:font-name="monospace" officeooo:rsid="00f25499"/>
    </style:style>
    <style:style style:name="T1968" style:family="text">
      <style:text-properties style:font-name="monospace" officeooo:rsid="012f9421"/>
    </style:style>
    <style:style style:name="T1969" style:family="text">
      <style:text-properties style:font-name="monospace" fo:font-weight="bold" officeooo:rsid="0138cbb0" style:font-weight-asian="bold" style:font-weight-complex="bold"/>
    </style:style>
    <style:style style:name="T1970" style:family="text">
      <style:text-properties style:font-name="monospace" fo:font-weight="bold" officeooo:rsid="016cac9d" style:font-weight-asian="bold" style:font-weight-complex="bold"/>
    </style:style>
    <style:style style:name="T1971" style:family="text">
      <style:text-properties style:font-name="monospace" officeooo:rsid="01445e40"/>
    </style:style>
    <style:style style:name="T1972" style:family="text">
      <style:text-properties style:font-name="monospace" fo:font-weight="normal" style:font-weight-asian="normal" style:font-weight-complex="normal"/>
    </style:style>
    <style:style style:name="T1973" style:family="text">
      <style:text-properties style:font-name="monospace" fo:font-weight="normal" officeooo:rsid="016cac9d" style:font-weight-asian="normal" style:font-weight-complex="normal"/>
    </style:style>
    <style:style style:name="T1974" style:family="text">
      <style:text-properties style:font-name="monospace" fo:font-weight="normal" officeooo:rsid="016ce3a5" style:font-weight-asian="normal" style:font-weight-complex="normal"/>
    </style:style>
    <style:style style:name="T1975" style:family="text">
      <style:text-properties style:font-name="monospace" fo:font-weight="normal" officeooo:rsid="01a42de9" style:font-weight-asian="normal" style:font-weight-complex="normal"/>
    </style:style>
    <style:style style:name="T1976" style:family="text">
      <style:text-properties style:font-name="monospace" fo:font-weight="normal" officeooo:rsid="01a930a4" style:font-weight-asian="normal" style:font-weight-complex="normal"/>
    </style:style>
    <style:style style:name="T1977" style:family="text">
      <style:text-properties style:font-name="monospace" fo:font-weight="normal" officeooo:rsid="01b4ed10" style:font-weight-asian="normal" style:font-weight-complex="normal"/>
    </style:style>
    <style:style style:name="T1978" style:family="text">
      <style:text-properties style:font-name="monospace" fo:font-weight="normal" officeooo:rsid="024780c1" style:font-weight-asian="normal" style:font-weight-complex="normal"/>
    </style:style>
    <style:style style:name="T1979" style:family="text">
      <style:text-properties style:font-name="monospace" fo:font-weight="normal" officeooo:rsid="028c465f" style:font-weight-asian="normal" style:font-weight-complex="normal"/>
    </style:style>
    <style:style style:name="T1980" style:family="text">
      <style:text-properties style:font-name="monospace" fo:font-weight="normal" officeooo:rsid="02aabda3" style:font-weight-asian="normal" style:font-weight-complex="normal"/>
    </style:style>
    <style:style style:name="T1981" style:family="text">
      <style:text-properties style:font-name="monospace" fo:font-weight="normal" officeooo:rsid="02ae5b03" style:font-weight-asian="normal" style:font-weight-complex="normal"/>
    </style:style>
    <style:style style:name="T1982" style:family="text">
      <style:text-properties style:font-name="monospace" fo:font-weight="normal" officeooo:rsid="02ddd38d" style:font-weight-asian="normal" style:font-weight-complex="normal"/>
    </style:style>
    <style:style style:name="T1983" style:family="text">
      <style:text-properties style:font-name="monospace" fo:font-weight="normal" officeooo:rsid="0303fdfe" style:font-weight-asian="normal" style:font-weight-complex="normal"/>
    </style:style>
    <style:style style:name="T1984" style:family="text">
      <style:text-properties style:font-name="monospace" fo:font-weight="normal" officeooo:rsid="03668ea2" style:font-weight-asian="normal" style:font-weight-complex="normal"/>
    </style:style>
    <style:style style:name="T1985" style:family="text">
      <style:text-properties style:font-name="monospace" fo:font-weight="normal" officeooo:rsid="0375ce75" style:font-weight-asian="normal" style:font-weight-complex="normal"/>
    </style:style>
    <style:style style:name="T1986" style:family="text">
      <style:text-properties style:font-name="monospace" fo:font-weight="normal" officeooo:rsid="03aceb3a" style:font-weight-asian="normal" style:font-weight-complex="normal"/>
    </style:style>
    <style:style style:name="T1987" style:family="text">
      <style:text-properties style:font-name="monospace" fo:font-weight="normal" officeooo:rsid="041598fb" style:font-weight-asian="normal" style:font-weight-complex="normal"/>
    </style:style>
    <style:style style:name="T1988" style:family="text">
      <style:text-properties style:font-name="monospace" fo:font-weight="normal" officeooo:rsid="04438421" style:font-weight-asian="normal" style:font-weight-complex="normal"/>
    </style:style>
    <style:style style:name="T1989" style:family="text">
      <style:text-properties style:font-name="monospace" fo:font-weight="normal" officeooo:rsid="0443aea5" style:font-weight-asian="normal" style:font-weight-complex="normal"/>
    </style:style>
    <style:style style:name="T1990" style:family="text">
      <style:text-properties style:font-name="monospace" officeooo:rsid="019def17"/>
    </style:style>
    <style:style style:name="T1991" style:family="text">
      <style:text-properties style:font-name="monospace" fo:font-style="normal" fo:font-weight="normal" officeooo:rsid="01daf837" style:font-style-asian="normal" style:font-weight-asian="normal" style:font-style-complex="normal" style:font-weight-complex="normal"/>
    </style:style>
    <style:style style:name="T1992" style:family="text">
      <style:text-properties style:font-name="monospace" officeooo:rsid="01f96dc9"/>
    </style:style>
    <style:style style:name="T1993" style:family="text">
      <style:text-properties style:font-name="monospace" officeooo:rsid="02283d98"/>
    </style:style>
    <style:style style:name="T1994" style:family="text">
      <style:text-properties style:font-name="monospace" officeooo:rsid="024d2fb2"/>
    </style:style>
    <style:style style:name="T1995" style:family="text">
      <style:text-properties style:font-name="monospace" officeooo:rsid="024d8ed3"/>
    </style:style>
    <style:style style:name="T1996" style:family="text">
      <style:text-properties style:font-name="monospace" officeooo:rsid="02ddd38d"/>
    </style:style>
    <style:style style:name="T1997" style:family="text">
      <style:text-properties style:font-name="monospace" officeooo:rsid="0308f9ee"/>
    </style:style>
    <style:style style:name="T1998" style:family="text">
      <style:text-properties style:font-name="monospace" officeooo:rsid="03b4d482"/>
    </style:style>
    <style:style style:name="T1999" style:family="text">
      <style:text-properties style:font-name="monospace" officeooo:rsid="03d5e09f"/>
    </style:style>
    <style:style style:name="T2000" style:family="text">
      <style:text-properties style:font-name="monospace" officeooo:rsid="041e1420"/>
    </style:style>
    <style:style style:name="T2001" style:family="text">
      <style:text-properties style:font-name="monospace" officeooo:rsid="044f21e6"/>
    </style:style>
    <style:style style:name="T2002" style:family="text">
      <style:text-properties style:font-name="monospace" officeooo:rsid="04d09b6b"/>
    </style:style>
    <style:style style:name="T2003" style:family="text">
      <style:text-properties style:font-name="monospace" officeooo:rsid="04d2d624"/>
    </style:style>
    <style:style style:name="T2004" style:family="text">
      <style:text-properties style:font-name="monospace" officeooo:rsid="04f0dc7f"/>
    </style:style>
    <style:style style:name="T2005" style:family="text">
      <style:text-properties officeooo:rsid="003d56b1"/>
    </style:style>
    <style:style style:name="T2006" style:family="text">
      <style:text-properties officeooo:rsid="003e2fbf"/>
    </style:style>
    <style:style style:name="T2007" style:family="text">
      <style:text-properties fo:color="#abb2bf" style:font-name="0" fo:font-size="9pt" style:font-size-asian="9pt"/>
    </style:style>
    <style:style style:name="T2008" style:family="text">
      <style:text-properties fo:color="#abb2bf" style:font-name="0" fo:font-size="9pt" officeooo:rsid="01e325aa" style:font-size-asian="9pt"/>
    </style:style>
    <style:style style:name="T2009" style:family="text">
      <style:text-properties fo:color="#abb2bf" style:font-name="0" fo:font-size="9pt" officeooo:rsid="01e39016" style:font-size-asian="9pt"/>
    </style:style>
    <style:style style:name="T2010" style:family="text">
      <style:text-properties fo:color="#abb2bf" style:font-name="0" fo:font-size="9pt" officeooo:rsid="022b2a2a" style:font-size-asian="9pt"/>
    </style:style>
    <style:style style:name="T2011" style:family="text">
      <style:text-properties fo:color="#abb2bf" style:font-name="0" fo:font-size="9pt" officeooo:rsid="02b3d80d" style:font-size-asian="9pt"/>
    </style:style>
    <style:style style:name="T2012" style:family="text">
      <style:text-properties fo:color="#abb2bf" style:font-name="0" fo:font-size="9pt" officeooo:rsid="03e5dd4e" style:font-size-asian="9pt"/>
    </style:style>
    <style:style style:name="T2013" style:family="text">
      <style:text-properties fo:color="#abb2bf" style:font-name="0" fo:font-size="9pt" officeooo:rsid="041fc644" style:font-size-asian="9pt"/>
    </style:style>
    <style:style style:name="T2014" style:family="text">
      <style:text-properties fo:color="#abb2bf" style:font-name="0" fo:font-size="9pt" fo:background-color="#ffff00" loext:char-shading-value="0" style:font-size-asian="9pt"/>
    </style:style>
    <style:style style:name="T2015" style:family="text">
      <style:text-properties fo:color="#abb2bf" style:font-name="0" fo:font-size="9pt" officeooo:rsid="03d9f495" fo:background-color="#ffff00" loext:char-shading-value="0" style:font-size-asian="9pt"/>
    </style:style>
    <style:style style:name="T2016" style:family="text">
      <style:text-properties fo:color="#abb2bf" style:font-name="0" fo:font-size="9pt" fo:font-weight="normal" style:font-size-asian="9pt" style:font-weight-asian="normal" style:font-weight-complex="normal"/>
    </style:style>
    <style:style style:name="T2017" style:family="text">
      <style:text-properties fo:color="#abb2bf" style:font-name="0" fo:font-size="9pt" fo:font-weight="normal" officeooo:rsid="01725c53" style:font-size-asian="9pt" style:font-weight-asian="normal" style:font-weight-complex="normal"/>
    </style:style>
    <style:style style:name="T2018" style:family="text">
      <style:text-properties fo:color="#abb2bf" style:font-name="0" fo:font-size="9pt" fo:font-weight="normal" officeooo:rsid="01e542c6" style:font-size-asian="9pt" style:font-weight-asian="normal" style:font-weight-complex="normal"/>
    </style:style>
    <style:style style:name="T2019" style:family="text">
      <style:text-properties fo:color="#abb2bf" style:font-name="0" fo:font-size="9pt" fo:font-weight="normal" officeooo:rsid="02453e99" style:font-size-asian="9pt" style:font-weight-asian="normal" style:font-weight-complex="normal"/>
    </style:style>
    <style:style style:name="T2020" style:family="text">
      <style:text-properties fo:color="#abb2bf" style:font-name="0" fo:font-size="9pt" fo:font-weight="normal" officeooo:rsid="02be5005" style:font-size-asian="9pt" style:font-weight-asian="normal" style:font-weight-complex="normal"/>
    </style:style>
    <style:style style:name="T2021" style:family="text">
      <style:text-properties fo:color="#abb2bf" style:font-name="0" fo:font-size="9pt" fo:font-weight="normal" officeooo:rsid="02e5953b" style:font-size-asian="9pt" style:font-weight-asian="normal" style:font-weight-complex="normal"/>
    </style:style>
    <style:style style:name="T2022" style:family="text">
      <style:text-properties fo:color="#abb2bf" style:font-name="0" fo:font-size="9pt" fo:font-weight="normal" officeooo:rsid="038bde07" style:font-size-asian="9pt" style:font-weight-asian="normal" style:font-weight-complex="normal"/>
    </style:style>
    <style:style style:name="T2023" style:family="text">
      <style:text-properties fo:color="#abb2bf" style:font-name="0" fo:font-size="9pt" fo:font-weight="normal" officeooo:rsid="038f601b" style:font-size-asian="9pt" style:font-weight-asian="normal" style:font-weight-complex="normal"/>
    </style:style>
    <style:style style:name="T2024" style:family="text">
      <style:text-properties fo:color="#abb2bf" style:font-name="0" fo:font-size="9pt" fo:font-weight="normal" officeooo:rsid="03bd9e9a" style:font-size-asian="9pt" style:font-weight-asian="normal" style:font-weight-complex="normal"/>
    </style:style>
    <style:style style:name="T2025" style:family="text">
      <style:text-properties fo:color="#abb2bf" style:font-name="0" fo:font-size="9pt" fo:font-weight="normal" style:font-size-asian="9pt" style:font-weight-asian="normal" style:font-weight-complex="normal"/>
    </style:style>
    <style:style style:name="T2026" style:family="text">
      <style:text-properties fo:color="#abb2bf" style:font-name="0" fo:font-size="9pt" fo:font-weight="normal" fo:background-color="#ffff00" loext:char-shading-value="0" style:font-size-asian="9pt" style:font-weight-asian="normal" style:font-weight-complex="normal"/>
    </style:style>
    <style:style style:name="T2027" style:family="text">
      <style:text-properties fo:color="#abb2bf" style:font-name="0" fo:font-size="9pt" fo:font-weight="normal" officeooo:rsid="01b1635b" fo:background-color="#ffff00" loext:char-shading-value="0" style:font-size-asian="9pt" style:font-weight-asian="normal" style:font-weight-complex="normal"/>
    </style:style>
    <style:style style:name="T2028"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2029" style:family="text">
      <style:text-properties fo:color="#abb2bf" style:font-name="0" fo:font-size="9pt" fo:font-style="normal" fo:font-weight="normal" officeooo:rsid="03ffb8c2" style:font-size-asian="9pt" style:font-style-asian="normal" style:font-weight-asian="normal" style:font-weight-complex="normal"/>
    </style:style>
    <style:style style:name="T2030" style:family="text">
      <style:text-properties fo:color="#abb2bf" style:font-name="JetBrains Mono" fo:font-size="9pt" fo:font-style="normal" fo:font-weight="normal" style:font-size-asian="9pt" style:font-style-asian="normal" style:font-weight-asian="normal"/>
    </style:style>
    <style:style style:name="T2031" style:family="text">
      <style:text-properties fo:color="#abb2bf" style:font-name="JetBrains Mono" fo:font-size="9pt" fo:font-style="normal" fo:font-weight="normal" officeooo:rsid="008902b7" style:font-size-asian="9pt" style:font-style-asian="normal" style:font-weight-asian="normal"/>
    </style:style>
    <style:style style:name="T2032" style:family="text">
      <style:text-properties fo:color="#abb2bf" style:font-name="JetBrains Mono" fo:font-size="9pt" fo:font-style="normal" fo:font-weight="normal" officeooo:rsid="008a3bcb" style:font-size-asian="9pt" style:font-style-asian="normal" style:font-weight-asian="normal"/>
    </style:style>
    <style:style style:name="T2033" style:family="text">
      <style:text-properties fo:color="#abb2bf" style:font-name="JetBrains Mono" fo:font-size="9pt" fo:font-style="normal" fo:font-weight="normal" officeooo:rsid="0091a84c" style:font-size-asian="9pt" style:font-style-asian="normal" style:font-weight-asian="normal"/>
    </style:style>
    <style:style style:name="T2034" style:family="text">
      <style:text-properties fo:color="#abb2bf" style:font-name="JetBrains Mono" fo:font-size="9pt" fo:font-style="normal" fo:font-weight="normal" officeooo:rsid="009628bb" style:font-size-asian="9pt" style:font-style-asian="normal" style:font-weight-asian="normal"/>
    </style:style>
    <style:style style:name="T2035" style:family="text">
      <style:text-properties fo:color="#abb2bf" style:font-name="JetBrains Mono" fo:font-size="9pt" fo:font-style="normal" fo:font-weight="normal" officeooo:rsid="00b9064f" style:font-size-asian="9pt" style:font-style-asian="normal" style:font-weight-asian="normal"/>
    </style:style>
    <style:style style:name="T2036" style:family="text">
      <style:text-properties fo:color="#abb2bf" style:font-name="JetBrains Mono" fo:font-size="9pt" fo:font-style="normal" fo:font-weight="normal" officeooo:rsid="00bea393" style:font-size-asian="9pt" style:font-style-asian="normal" style:font-weight-asian="normal"/>
    </style:style>
    <style:style style:name="T2037" style:family="text">
      <style:text-properties fo:color="#abb2bf" style:font-name="JetBrains Mono" fo:font-size="9pt" fo:font-style="normal" fo:font-weight="normal" officeooo:rsid="00c24610" style:font-size-asian="9pt" style:font-style-asian="normal" style:font-weight-asian="normal"/>
    </style:style>
    <style:style style:name="T2038" style:family="text">
      <style:text-properties fo:color="#abb2bf" style:font-name="JetBrains Mono" fo:font-size="9pt" fo:font-style="normal" fo:font-weight="normal" officeooo:rsid="00c84f07" style:font-size-asian="9pt" style:font-style-asian="normal" style:font-weight-asian="normal"/>
    </style:style>
    <style:style style:name="T2039" style:family="text">
      <style:text-properties fo:color="#abb2bf" style:font-name="JetBrains Mono" fo:font-size="9pt" fo:font-style="normal" fo:font-weight="normal" officeooo:rsid="00cbde5a" style:font-size-asian="9pt" style:font-style-asian="normal" style:font-weight-asian="normal"/>
    </style:style>
    <style:style style:name="T2040" style:family="text">
      <style:text-properties fo:color="#abb2bf" style:font-name="JetBrains Mono" fo:font-size="9pt" fo:font-style="normal" fo:font-weight="normal" officeooo:rsid="00d57fdd" style:font-size-asian="9pt" style:font-style-asian="normal" style:font-weight-asian="normal"/>
    </style:style>
    <style:style style:name="T2041" style:family="text">
      <style:text-properties fo:color="#abb2bf" style:font-name="JetBrains Mono" fo:font-size="9pt" fo:font-style="normal" fo:font-weight="normal" officeooo:rsid="00e750a3" style:font-size-asian="9pt" style:font-style-asian="normal" style:font-weight-asian="normal"/>
    </style:style>
    <style:style style:name="T2042" style:family="text">
      <style:text-properties fo:color="#abb2bf" style:font-name="JetBrains Mono" fo:font-size="9pt" fo:font-style="normal" fo:font-weight="normal" officeooo:rsid="01131044" style:font-size-asian="9pt" style:font-style-asian="normal" style:font-weight-asian="normal"/>
    </style:style>
    <style:style style:name="T2043" style:family="text">
      <style:text-properties fo:color="#abb2bf" style:font-name="JetBrains Mono" fo:font-size="9pt" fo:font-style="normal" fo:font-weight="normal" officeooo:rsid="0114dc77" style:font-size-asian="9pt" style:font-style-asian="normal" style:font-weight-asian="normal"/>
    </style:style>
    <style:style style:name="T2044" style:family="text">
      <style:text-properties fo:color="#abb2bf" style:font-name="JetBrains Mono" fo:font-size="9pt" fo:font-style="normal" fo:font-weight="normal" officeooo:rsid="011fd835" style:font-size-asian="9pt" style:font-style-asian="normal" style:font-weight-asian="normal"/>
    </style:style>
    <style:style style:name="T2045" style:family="text">
      <style:text-properties fo:color="#abb2bf" style:font-name="JetBrains Mono" fo:font-size="9pt" fo:font-style="normal" fo:font-weight="normal" officeooo:rsid="0124cb99" style:font-size-asian="9pt" style:font-style-asian="normal" style:font-weight-asian="normal"/>
    </style:style>
    <style:style style:name="T2046" style:family="text">
      <style:text-properties fo:color="#abb2bf" style:font-name="JetBrains Mono" fo:font-size="9pt" fo:font-style="normal" fo:font-weight="normal" officeooo:rsid="012c9bf2" style:font-size-asian="9pt" style:font-style-asian="normal" style:font-weight-asian="normal"/>
    </style:style>
    <style:style style:name="T2047" style:family="text">
      <style:text-properties fo:color="#abb2bf" style:font-name="JetBrains Mono" fo:font-size="9pt" fo:font-style="normal" fo:font-weight="normal" style:font-size-asian="9pt" style:font-style-asian="normal" style:font-weight-asian="normal" style:font-weight-complex="normal"/>
    </style:style>
    <style:style style:name="T2048"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2049"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2050"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2051"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2052"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2053"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2054"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2055"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2056"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2057"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2058"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2059"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2060"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2061"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2062"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2063"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2064"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2065"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2066"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2067"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2068"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2069"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2070"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2071"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2072" style:family="text">
      <style:text-properties fo:color="#abb2bf" style:font-name="JetBrains Mono" fo:font-size="9pt" fo:font-style="normal" fo:font-weight="normal" officeooo:rsid="03d795c4" style:font-size-asian="9pt" style:font-style-asian="normal" style:font-weight-asian="normal" style:font-weight-complex="normal"/>
    </style:style>
    <style:style style:name="T2073" style:family="text">
      <style:text-properties fo:color="#abb2bf" style:font-name="JetBrains Mono" fo:font-size="9pt" fo:font-style="normal" fo:font-weight="normal" officeooo:rsid="03e877c5" style:font-size-asian="9pt" style:font-style-asian="normal" style:font-weight-asian="normal" style:font-weight-complex="normal"/>
    </style:style>
    <style:style style:name="T2074" style:family="text">
      <style:text-properties fo:color="#abb2bf" style:font-name="JetBrains Mono" fo:font-size="9pt" fo:font-style="normal" fo:font-weight="normal" officeooo:rsid="040d19a5" style:font-size-asian="9pt" style:font-style-asian="normal" style:font-weight-asian="normal" style:font-weight-complex="normal"/>
    </style:style>
    <style:style style:name="T2075" style:family="text">
      <style:text-properties fo:color="#abb2bf" style:font-name="JetBrains Mono" fo:font-size="9pt" fo:font-style="normal" fo:font-weight="normal" officeooo:rsid="04dded9d" style:font-size-asian="9pt" style:font-style-asian="normal" style:font-weight-asian="normal" style:font-weight-complex="normal"/>
    </style:style>
    <style:style style:name="T2076" style:family="text">
      <style:text-properties fo:color="#abb2bf" style:font-name="JetBrains Mono" fo:font-size="9pt" fo:font-style="normal" fo:font-weight="normal" officeooo:rsid="04e3cefb" style:font-size-asian="9pt" style:font-style-asian="normal" style:font-weight-asian="normal" style:font-weight-complex="normal"/>
    </style:style>
    <style:style style:name="T2077" style:family="text">
      <style:text-properties fo:color="#abb2bf" style:font-name="JetBrains Mono" fo:font-size="9pt" fo:font-style="normal" fo:font-weight="normal" officeooo:rsid="04e56ccb" style:font-size-asian="9pt" style:font-style-asian="normal" style:font-weight-asian="normal" style:font-weight-complex="normal"/>
    </style:style>
    <style:style style:name="T2078" style:family="text">
      <style:text-properties fo:color="#abb2bf" style:font-name="JetBrains Mono" fo:font-size="9pt" fo:font-style="normal" fo:font-weight="normal" officeooo:rsid="04f3757f" style:font-size-asian="9pt" style:font-style-asian="normal" style:font-weight-asian="normal" style:font-weight-complex="normal"/>
    </style:style>
    <style:style style:name="T2079" style:family="text">
      <style:text-properties fo:color="#abb2bf" style:font-name="JetBrains Mono" fo:font-size="9pt" fo:font-style="normal" fo:font-weight="normal" officeooo:rsid="05030891" style:font-size-asian="9pt" style:font-style-asian="normal" style:font-weight-asian="normal" style:font-weight-complex="normal"/>
    </style:style>
    <style:style style:name="T2080" style:family="text">
      <style:text-properties fo:color="#abb2bf" style:font-name="JetBrains Mono" fo:font-size="9pt" fo:font-style="normal" fo:font-weight="normal" style:font-size-asian="9pt" style:font-style-asian="normal" style:font-weight-asian="normal" style:font-weight-complex="normal"/>
    </style:style>
    <style:style style:name="T2081" style:family="text">
      <style:text-properties fo:color="#abb2bf" style:font-name="JetBrains Mono" fo:font-size="9pt" fo:font-style="normal" fo:font-weight="normal" officeooo:rsid="01848cc8" style:font-size-asian="9pt" style:font-style-asian="normal" style:font-weight-asian="normal"/>
    </style:style>
    <style:style style:name="T2082" style:family="text">
      <style:text-properties fo:color="#abb2bf" style:font-name="JetBrains Mono" fo:font-size="9pt" fo:font-style="normal" fo:font-weight="normal" officeooo:rsid="0190ce55" style:font-size-asian="9pt" style:font-style-asian="normal" style:font-weight-asian="normal"/>
    </style:style>
    <style:style style:name="T2083" style:family="text">
      <style:text-properties fo:color="#abb2bf" style:font-name="JetBrains Mono" fo:font-size="9pt" fo:font-style="normal" fo:font-weight="normal" officeooo:rsid="01970438" style:font-size-asian="9pt" style:font-style-asian="normal" style:font-weight-asian="normal"/>
    </style:style>
    <style:style style:name="T2084" style:family="text">
      <style:text-properties fo:color="#abb2bf" style:font-name="JetBrains Mono" fo:font-size="9pt" fo:font-style="normal" fo:font-weight="normal" officeooo:rsid="01ddce19" style:font-size-asian="9pt" style:font-style-asian="normal" style:font-weight-asian="normal"/>
    </style:style>
    <style:style style:name="T2085" style:family="text">
      <style:text-properties fo:color="#abb2bf" style:font-name="JetBrains Mono" fo:font-size="9pt" fo:font-style="normal" fo:font-weight="normal" officeooo:rsid="01e325aa" style:font-size-asian="9pt" style:font-style-asian="normal" style:font-weight-asian="normal"/>
    </style:style>
    <style:style style:name="T2086" style:family="text">
      <style:text-properties fo:color="#abb2bf" style:font-name="JetBrains Mono" fo:font-size="9pt" fo:font-style="normal" fo:font-weight="normal" officeooo:rsid="01e14c21" style:font-size-asian="9pt" style:font-style-asian="normal" style:font-weight-asian="normal"/>
    </style:style>
    <style:style style:name="T2087" style:family="text">
      <style:text-properties fo:color="#abb2bf" style:font-name="JetBrains Mono" fo:font-size="9pt" fo:font-style="normal" fo:font-weight="normal" officeooo:rsid="01eda267" style:font-size-asian="9pt" style:font-style-asian="normal" style:font-weight-asian="normal"/>
    </style:style>
    <style:style style:name="T2088" style:family="text">
      <style:text-properties fo:color="#abb2bf" style:font-name="JetBrains Mono" fo:font-size="9pt" fo:font-style="normal" fo:font-weight="normal" officeooo:rsid="02178349" style:font-size-asian="9pt" style:font-style-asian="normal" style:font-weight-asian="normal"/>
    </style:style>
    <style:style style:name="T2089" style:family="text">
      <style:text-properties fo:color="#abb2bf" style:font-name="JetBrains Mono" fo:font-size="9pt" fo:font-style="normal" fo:font-weight="normal" officeooo:rsid="0219c1ce" style:font-size-asian="9pt" style:font-style-asian="normal" style:font-weight-asian="normal"/>
    </style:style>
    <style:style style:name="T2090" style:family="text">
      <style:text-properties fo:color="#abb2bf" style:font-name="JetBrains Mono" fo:font-size="9pt" fo:font-style="normal" fo:font-weight="normal" officeooo:rsid="022b2a2a" style:font-size-asian="9pt" style:font-style-asian="normal" style:font-weight-asian="normal"/>
    </style:style>
    <style:style style:name="T2091" style:family="text">
      <style:text-properties fo:color="#abb2bf" style:font-name="JetBrains Mono" fo:font-size="9pt" fo:font-style="normal" fo:font-weight="normal" officeooo:rsid="022cca20" style:font-size-asian="9pt" style:font-style-asian="normal" style:font-weight-asian="normal"/>
    </style:style>
    <style:style style:name="T2092" style:family="text">
      <style:text-properties fo:color="#abb2bf" style:font-name="JetBrains Mono" fo:font-size="9pt" fo:font-style="normal" fo:font-weight="normal" officeooo:rsid="0276ee98" style:font-size-asian="9pt" style:font-style-asian="normal" style:font-weight-asian="normal"/>
    </style:style>
    <style:style style:name="T2093" style:family="text">
      <style:text-properties fo:color="#abb2bf" style:font-name="JetBrains Mono" fo:font-size="9pt" fo:font-style="normal" fo:font-weight="normal" officeooo:rsid="027ca5e9" style:font-size-asian="9pt" style:font-style-asian="normal" style:font-weight-asian="normal"/>
    </style:style>
    <style:style style:name="T2094" style:family="text">
      <style:text-properties fo:color="#abb2bf" style:font-name="JetBrains Mono" fo:font-size="9pt" fo:font-style="normal" fo:font-weight="normal" officeooo:rsid="027cbb17" style:font-size-asian="9pt" style:font-style-asian="normal" style:font-weight-asian="normal"/>
    </style:style>
    <style:style style:name="T2095" style:family="text">
      <style:text-properties fo:color="#abb2bf" style:font-name="JetBrains Mono" fo:font-size="9pt" fo:font-style="normal" fo:font-weight="normal" officeooo:rsid="027dbb57" style:font-size-asian="9pt" style:font-style-asian="normal" style:font-weight-asian="normal"/>
    </style:style>
    <style:style style:name="T2096" style:family="text">
      <style:text-properties fo:color="#abb2bf" style:font-name="JetBrains Mono" fo:font-size="9pt" fo:font-style="normal" fo:font-weight="normal" officeooo:rsid="02808a62" style:font-size-asian="9pt" style:font-style-asian="normal" style:font-weight-asian="normal"/>
    </style:style>
    <style:style style:name="T2097" style:family="text">
      <style:text-properties fo:color="#abb2bf" style:font-name="JetBrains Mono" fo:font-size="9pt" fo:font-style="normal" fo:font-weight="normal" officeooo:rsid="028f574f" style:font-size-asian="9pt" style:font-style-asian="normal" style:font-weight-asian="normal"/>
    </style:style>
    <style:style style:name="T2098" style:family="text">
      <style:text-properties fo:color="#abb2bf" style:font-name="JetBrains Mono" fo:font-size="9pt" fo:font-style="normal" fo:font-weight="normal" officeooo:rsid="029037a6" style:font-size-asian="9pt" style:font-style-asian="normal" style:font-weight-asian="normal"/>
    </style:style>
    <style:style style:name="T2099" style:family="text">
      <style:text-properties fo:color="#abb2bf" style:font-name="JetBrains Mono" fo:font-size="9pt" fo:font-style="normal" fo:font-weight="normal" officeooo:rsid="029ebc9c" style:font-size-asian="9pt" style:font-style-asian="normal" style:font-weight-asian="normal"/>
    </style:style>
    <style:style style:name="T2100" style:family="text">
      <style:text-properties fo:color="#abb2bf" style:font-name="JetBrains Mono" fo:font-size="9pt" fo:font-style="normal" fo:font-weight="normal" officeooo:rsid="02ae5b03" style:font-size-asian="9pt" style:font-style-asian="normal" style:font-weight-asian="normal"/>
    </style:style>
    <style:style style:name="T2101" style:family="text">
      <style:text-properties fo:color="#abb2bf" style:font-name="JetBrains Mono" fo:font-size="9pt" fo:font-style="normal" fo:font-weight="normal" officeooo:rsid="02b3ca3f" style:font-size-asian="9pt" style:font-style-asian="normal" style:font-weight-asian="normal"/>
    </style:style>
    <style:style style:name="T2102" style:family="text">
      <style:text-properties fo:color="#abb2bf" style:font-name="JetBrains Mono" fo:font-size="9pt" fo:font-style="normal" fo:font-weight="normal" officeooo:rsid="02e461c7" style:font-size-asian="9pt" style:font-style-asian="normal" style:font-weight-asian="normal"/>
    </style:style>
    <style:style style:name="T2103" style:family="text">
      <style:text-properties fo:color="#abb2bf" style:font-name="JetBrains Mono" fo:font-size="9pt" fo:font-style="normal" fo:font-weight="normal" officeooo:rsid="0368b26c" style:font-size-asian="9pt" style:font-style-asian="normal" style:font-weight-asian="normal"/>
    </style:style>
    <style:style style:name="T2104" style:family="text">
      <style:text-properties fo:color="#abb2bf" style:font-name="JetBrains Mono" fo:font-size="9pt" fo:font-style="normal" fo:font-weight="normal" officeooo:rsid="036a47df" style:font-size-asian="9pt" style:font-style-asian="normal" style:font-weight-asian="normal"/>
    </style:style>
    <style:style style:name="T2105" style:family="text">
      <style:text-properties fo:color="#abb2bf" style:font-name="JetBrains Mono" fo:font-size="9pt" fo:font-style="normal" fo:font-weight="normal" officeooo:rsid="036d188f" style:font-size-asian="9pt" style:font-style-asian="normal" style:font-weight-asian="normal"/>
    </style:style>
    <style:style style:name="T2106" style:family="text">
      <style:text-properties fo:color="#abb2bf" style:font-name="JetBrains Mono" fo:font-size="9pt" fo:font-style="normal" fo:font-weight="normal" officeooo:rsid="03bf32dc" style:font-size-asian="9pt" style:font-style-asian="normal" style:font-weight-asian="normal"/>
    </style:style>
    <style:style style:name="T2107" style:family="text">
      <style:text-properties fo:color="#abb2bf" style:font-name="JetBrains Mono" fo:font-size="9pt" fo:font-style="normal" fo:font-weight="normal" officeooo:rsid="03c716ec" style:font-size-asian="9pt" style:font-style-asian="normal" style:font-weight-asian="normal"/>
    </style:style>
    <style:style style:name="T2108" style:family="text">
      <style:text-properties fo:color="#abb2bf" style:font-name="JetBrains Mono" fo:font-size="9pt" fo:font-style="normal" fo:font-weight="normal" officeooo:rsid="03c9c71c" style:font-size-asian="9pt" style:font-style-asian="normal" style:font-weight-asian="normal"/>
    </style:style>
    <style:style style:name="T2109" style:family="text">
      <style:text-properties fo:color="#abb2bf" style:font-name="JetBrains Mono" fo:font-size="9pt" fo:font-style="normal" fo:font-weight="normal" officeooo:rsid="03cb62af" style:font-size-asian="9pt" style:font-style-asian="normal" style:font-weight-asian="normal"/>
    </style:style>
    <style:style style:name="T2110" style:family="text">
      <style:text-properties fo:color="#abb2bf" style:font-name="JetBrains Mono" fo:font-size="9pt" fo:font-style="normal" fo:font-weight="normal" officeooo:rsid="03d9f495" style:font-size-asian="9pt" style:font-style-asian="normal" style:font-weight-asian="normal"/>
    </style:style>
    <style:style style:name="T2111" style:family="text">
      <style:text-properties fo:color="#abb2bf" style:font-name="JetBrains Mono" fo:font-size="9pt" fo:font-style="normal" fo:font-weight="normal" officeooo:rsid="03dd5eed" style:font-size-asian="9pt" style:font-style-asian="normal" style:font-weight-asian="normal"/>
    </style:style>
    <style:style style:name="T2112" style:family="text">
      <style:text-properties fo:color="#abb2bf" style:font-name="JetBrains Mono" fo:font-size="9pt" fo:font-style="normal" fo:font-weight="normal" officeooo:rsid="03e9ee6d" style:font-size-asian="9pt" style:font-style-asian="normal" style:font-weight-asian="normal"/>
    </style:style>
    <style:style style:name="T2113" style:family="text">
      <style:text-properties fo:color="#abb2bf" style:font-name="JetBrains Mono" fo:font-size="9pt" fo:font-style="normal" fo:font-weight="normal" officeooo:rsid="03ffb8c2" style:font-size-asian="9pt" style:font-style-asian="normal" style:font-weight-asian="normal"/>
    </style:style>
    <style:style style:name="T2114" style:family="text">
      <style:text-properties fo:color="#abb2bf" style:font-name="JetBrains Mono" fo:font-size="9pt" fo:font-style="normal" fo:font-weight="normal" officeooo:rsid="0427cf74" style:font-size-asian="9pt" style:font-style-asian="normal" style:font-weight-asian="normal" style:font-style-complex="normal" style:font-weight-complex="normal"/>
    </style:style>
    <style:style style:name="T2115" style:family="text">
      <style:text-properties fo:color="#abb2bf" style:font-name="JetBrains Mono" fo:font-size="9pt" fo:font-style="normal" fo:font-weight="normal" officeooo:rsid="0427cf74" style:font-size-asian="9pt" style:font-style-asian="normal" style:font-weight-asian="normal"/>
    </style:style>
    <style:style style:name="T2116" style:family="text">
      <style:text-properties fo:color="#abb2bf" style:font-name="JetBrains Mono" fo:font-size="9pt" fo:font-style="normal" fo:font-weight="normal" officeooo:rsid="04ddb83e" style:font-size-asian="9pt" style:font-style-asian="normal" style:font-weight-asian="normal"/>
    </style:style>
    <style:style style:name="T2117" style:family="text">
      <style:text-properties fo:color="#abb2bf" style:font-name="JetBrains Mono" fo:font-size="9pt" fo:font-style="normal" fo:font-weight="normal" officeooo:rsid="04e56ccb" style:font-size-asian="9pt" style:font-style-asian="normal" style:font-weight-asian="normal"/>
    </style:style>
    <style:style style:name="T2118" style:family="text">
      <style:text-properties fo:color="#abb2bf" style:font-name="JetBrains Mono" fo:font-size="9pt" fo:font-style="normal" fo:font-weight="normal" officeooo:rsid="04e73b13" style:font-size-asian="9pt" style:font-style-asian="normal" style:font-weight-asian="normal"/>
    </style:style>
    <style:style style:name="T2119" style:family="text">
      <style:text-properties fo:color="#abb2bf" style:font-name="JetBrains Mono" fo:font-size="9pt" fo:font-style="normal" fo:font-weight="normal" officeooo:rsid="04f20221" style:font-size-asian="9pt" style:font-style-asian="normal" style:font-weight-asian="normal"/>
    </style:style>
    <style:style style:name="T2120" style:family="text">
      <style:text-properties fo:color="#abb2bf" style:font-name="JetBrains Mono" fo:font-size="9pt" fo:font-style="normal" fo:font-weight="normal" style:font-size-asian="9pt" style:font-style-asian="normal" style:font-weight-asian="normal"/>
    </style:style>
    <style:style style:name="T2121"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122"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123"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124"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2125"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2126"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2127"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2128"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2129"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2130"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2131"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2132"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2133"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2134"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2135"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2136"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2137"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2138"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139"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140"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141"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142"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143"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144"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145"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146" style:family="text">
      <style:text-properties fo:color="#abb2bf"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147"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2148"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2149"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2150"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2151"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2152"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2153"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2154" style:family="text">
      <style:text-properties fo:color="#abb2bf" style:font-name="JetBrains Mono" fo:font-size="9pt" fo:font-style="normal" fo:font-weight="normal" officeooo:rsid="03e05013" fo:background-color="#ffff00" loext:char-shading-value="0" style:font-size-asian="9pt" style:font-style-asian="normal" style:font-weight-asian="normal"/>
    </style:style>
    <style:style style:name="T2155" style:family="text">
      <style:text-properties fo:color="#abb2bf" style:font-name="JetBrains Mono" fo:font-size="9pt" fo:font-style="normal" fo:font-weight="normal" officeooo:rsid="03ffb8c2" fo:background-color="#ffff00" loext:char-shading-value="0" style:font-size-asian="9pt" style:font-style-asian="normal" style:font-weight-asian="normal"/>
    </style:style>
    <style:style style:name="T2156" style:family="text">
      <style:text-properties fo:color="#abb2bf" style:font-name="JetBrains Mono" fo:font-size="9pt" fo:font-style="normal" fo:font-weight="normal" officeooo:rsid="04ddb83e" fo:background-color="#ffff00" loext:char-shading-value="0" style:font-size-asian="9pt" style:font-style-asian="normal" style:font-weight-asian="normal"/>
    </style:style>
    <style:style style:name="T2157" style:family="text">
      <style:text-properties fo:color="#abb2bf" style:font-name="JetBrains Mono" fo:font-size="9pt" fo:font-style="normal" fo:font-weight="normal" officeooo:rsid="04e56ccb" fo:background-color="#ffff00" loext:char-shading-value="0" style:font-size-asian="9pt" style:font-style-asian="normal" style:font-weight-asian="normal"/>
    </style:style>
    <style:style style:name="T2158" style:family="text">
      <style:text-properties fo:color="#abb2bf" style:font-name="JetBrains Mono" fo:font-size="9pt" fo:font-style="normal" fo:font-weight="normal" officeooo:rsid="04e60a41" fo:background-color="#ffff00" loext:char-shading-value="0" style:font-size-asian="9pt" style:font-style-asian="normal" style:font-weight-asian="normal"/>
    </style:style>
    <style:style style:name="T2159" style:family="text">
      <style:text-properties fo:color="#abb2bf" style:font-name="JetBrains Mono" fo:font-size="9pt" fo:font-style="normal" fo:font-weight="normal" officeooo:rsid="04e73b13" fo:background-color="#ffff00" loext:char-shading-value="0" style:font-size-asian="9pt" style:font-style-asian="normal" style:font-weight-asian="normal"/>
    </style:style>
    <style:style style:name="T2160" style:family="text">
      <style:text-properties fo:color="#abb2bf" style:font-name="JetBrains Mono" fo:font-size="9pt" fo:font-style="normal" fo:font-weight="normal" officeooo:rsid="04ed8721" fo:background-color="#ffff00" loext:char-shading-value="0" style:font-size-asian="9pt" style:font-style-asian="normal" style:font-weight-asian="normal"/>
    </style:style>
    <style:style style:name="T2161" style:family="text">
      <style:text-properties fo:color="#abb2bf" style:font-name="JetBrains Mono" fo:font-size="9pt" fo:font-style="normal" fo:font-weight="normal" officeooo:rsid="04f20221" fo:background-color="#ffff00" loext:char-shading-value="0" style:font-size-asian="9pt" style:font-style-asian="normal" style:font-weight-asian="normal"/>
    </style:style>
    <style:style style:name="T2162"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2163"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2164"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2165"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166"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167"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2168" style:family="text">
      <style:text-properties fo:color="#abb2bf" style:font-name="JetBrains Mono" fo:font-size="9pt" fo:font-style="normal" fo:font-weight="normal" fo:background-color="#eeeeee" loext:char-shading-value="0" style:font-size-asian="9pt" style:font-style-asian="normal" style:font-weight-asian="normal"/>
    </style:style>
    <style:style style:name="T2169"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2170"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171" style:family="text">
      <style:text-properties fo:color="#abb2bf" style:font-name="JetBrains Mono" fo:font-size="9pt" fo:font-style="normal" fo:font-weight="normal" officeooo:rsid="04ddb83e" fo:background-color="#eeeeee" loext:char-shading-value="0" style:font-size-asian="9pt" style:font-style-asian="normal" style:font-weight-asian="normal"/>
    </style:style>
    <style:style style:name="T2172" style:family="text">
      <style:text-properties fo:color="#abb2bf" style:font-name="JetBrains Mono" fo:font-size="9pt" fo:font-style="normal" style:font-size-asian="9pt" style:font-style-asian="normal"/>
    </style:style>
    <style:style style:name="T2173" style:family="text">
      <style:text-properties fo:color="#abb2bf" style:font-name="JetBrains Mono" fo:font-size="9pt" fo:font-style="normal" style:font-size-asian="9pt" style:font-style-asian="normal"/>
    </style:style>
    <style:style style:name="T2174" style:family="text">
      <style:text-properties fo:color="#abb2bf" style:font-name="JetBrains Mono" fo:font-size="9pt" fo:font-style="normal" fo:background-color="#ffff00" loext:char-shading-value="0" style:font-size-asian="9pt" style:font-style-asian="normal"/>
    </style:style>
    <style:style style:name="T2175" style:family="text">
      <style:text-properties fo:color="#abb2bf" style:font-name="JetBrains Mono" fo:font-size="9pt" fo:font-style="normal" fo:background-color="#eeeeee" loext:char-shading-value="0" style:font-size-asian="9pt" style:font-style-asian="normal"/>
    </style:style>
    <style:style style:name="T2176" style:family="text">
      <style:text-properties fo:color="#abb2bf" style:font-name="JetBrains Mono" fo:font-size="9pt" fo:font-style="normal" fo:background-color="#dee6ef" loext:char-shading-value="0" style:font-size-asian="9pt" style:font-style-asian="normal"/>
    </style:style>
    <style:style style:name="T2177" style:family="text">
      <style:text-properties fo:color="#abb2bf" style:font-name="JetBrains Mono1" fo:font-size="9pt" fo:font-style="normal" fo:font-weight="normal" style:font-size-asian="9pt" style:font-style-asian="normal" style:font-weight-asian="normal"/>
    </style:style>
    <style:style style:name="T2178"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2179"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180"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181"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182" style:family="text">
      <style:text-properties fo:color="#abb2bf" style:text-position="0% 100%" style:font-name="JetBrains Mono" fo:font-size="9pt" fo:font-style="normal" style:font-size-asian="9pt" style:font-style-asian="normal"/>
    </style:style>
    <style:style style:name="T2183" style:family="text">
      <style:text-properties fo:color="#abb2bf" style:text-position="0% 100%" style:font-name="JetBrains Mono" fo:font-size="9pt" fo:font-style="normal" officeooo:rsid="03fa2db5" style:font-size-asian="9pt" style:font-style-asian="normal"/>
    </style:style>
    <style:style style:name="T2184" style:family="text">
      <style:text-properties fo:color="#abb2bf" style:text-position="0% 100%" style:font-name="JetBrains Mono" fo:font-size="9pt" fo:font-style="normal" officeooo:rsid="03fbd432" style:font-size-asian="9pt" style:font-style-asian="normal"/>
    </style:style>
    <style:style style:name="T2185"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186"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187" style:family="text">
      <style:text-properties fo:color="#abb2bf"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2188"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189"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2190" style:family="text">
      <style:text-properties officeooo:rsid="0043b6fb"/>
    </style:style>
    <style:style style:name="T2191" style:family="text">
      <style:text-properties officeooo:rsid="00455455"/>
    </style:style>
    <style:style style:name="T2192" style:family="text">
      <style:text-properties officeooo:rsid="00471319"/>
    </style:style>
    <style:style style:name="T2193" style:family="text">
      <style:text-properties officeooo:rsid="0048ab41"/>
    </style:style>
    <style:style style:name="T2194" style:family="text">
      <style:text-properties officeooo:rsid="0050a1a3"/>
    </style:style>
    <style:style style:name="T2195" style:family="text">
      <style:text-properties fo:color="#d19a66" style:font-name="JetBrains Mono" fo:font-size="9pt" fo:font-style="normal" fo:font-weight="normal" style:font-size-asian="9pt" style:font-style-asian="normal" style:font-weight-asian="normal"/>
    </style:style>
    <style:style style:name="T2196" style:family="text">
      <style:text-properties fo:color="#d19a66" style:font-name="JetBrains Mono" fo:font-size="9pt" fo:font-style="normal" fo:font-weight="normal" officeooo:rsid="0054e8f7" style:font-size-asian="9pt" style:font-style-asian="normal" style:font-weight-asian="normal"/>
    </style:style>
    <style:style style:name="T2197" style:family="text">
      <style:text-properties fo:color="#d19a66" style:font-name="JetBrains Mono" fo:font-size="9pt" fo:font-style="normal" fo:font-weight="normal" officeooo:rsid="009628bb" style:font-size-asian="9pt" style:font-style-asian="normal" style:font-weight-asian="normal"/>
    </style:style>
    <style:style style:name="T2198" style:family="text">
      <style:text-properties fo:color="#d19a66" style:font-name="JetBrains Mono" fo:font-size="9pt" fo:font-style="normal" fo:font-weight="normal" officeooo:rsid="011271ea" style:font-size-asian="9pt" style:font-style-asian="normal" style:font-weight-asian="normal"/>
    </style:style>
    <style:style style:name="T2199" style:family="text">
      <style:text-properties fo:color="#d19a66" style:font-name="JetBrains Mono" fo:font-size="9pt" fo:font-style="normal" fo:font-weight="normal" officeooo:rsid="011fd835" style:font-size-asian="9pt" style:font-style-asian="normal" style:font-weight-asian="normal"/>
    </style:style>
    <style:style style:name="T2200"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2201"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2202"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2203"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2204"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2205"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2206"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2207"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2208" style:family="text">
      <style:text-properties fo:color="#d19a66" style:font-name="JetBrains Mono" fo:font-size="9pt" fo:font-style="normal" fo:font-weight="normal" officeooo:rsid="03f378cb" style:font-size-asian="9pt" style:font-style-asian="normal" style:font-weight-asian="normal" style:font-weight-complex="normal"/>
    </style:style>
    <style:style style:name="T2209" style:family="text">
      <style:text-properties fo:color="#d19a66" style:font-name="JetBrains Mono" fo:font-size="9pt" fo:font-style="normal" fo:font-weight="normal" officeooo:rsid="0190ce55" style:font-size-asian="9pt" style:font-style-asian="normal" style:font-weight-asian="normal"/>
    </style:style>
    <style:style style:name="T2210" style:family="text">
      <style:text-properties fo:color="#d19a66" style:font-name="JetBrains Mono" fo:font-size="9pt" fo:font-style="normal" fo:font-weight="normal" officeooo:rsid="01938fb3" style:font-size-asian="9pt" style:font-style-asian="normal" style:font-weight-asian="normal"/>
    </style:style>
    <style:style style:name="T2211" style:family="text">
      <style:text-properties fo:color="#d19a66" style:font-name="JetBrains Mono" fo:font-size="9pt" fo:font-style="normal" fo:font-weight="normal" officeooo:rsid="01970438" style:font-size-asian="9pt" style:font-style-asian="normal" style:font-weight-asian="normal"/>
    </style:style>
    <style:style style:name="T2212" style:family="text">
      <style:text-properties fo:color="#d19a66" style:font-name="JetBrains Mono" fo:font-size="9pt" fo:font-style="normal" fo:font-weight="normal" officeooo:rsid="01eda267" style:font-size-asian="9pt" style:font-style-asian="normal" style:font-weight-asian="normal"/>
    </style:style>
    <style:style style:name="T2213" style:family="text">
      <style:text-properties fo:color="#d19a66" style:font-name="JetBrains Mono" fo:font-size="9pt" fo:font-style="normal" fo:font-weight="normal" officeooo:rsid="0219c1ce" style:font-size-asian="9pt" style:font-style-asian="normal" style:font-weight-asian="normal"/>
    </style:style>
    <style:style style:name="T2214" style:family="text">
      <style:text-properties fo:color="#d19a66" style:font-name="JetBrains Mono" fo:font-size="9pt" fo:font-style="normal" fo:font-weight="normal" officeooo:rsid="022cca20" style:font-size-asian="9pt" style:font-style-asian="normal" style:font-weight-asian="normal"/>
    </style:style>
    <style:style style:name="T2215" style:family="text">
      <style:text-properties fo:color="#d19a66" style:font-name="JetBrains Mono" fo:font-size="9pt" fo:font-style="normal" fo:font-weight="normal" officeooo:rsid="0295cfd1" style:font-size-asian="9pt" style:font-style-asian="normal" style:font-weight-asian="normal"/>
    </style:style>
    <style:style style:name="T2216" style:family="text">
      <style:text-properties fo:color="#d19a66" style:font-name="JetBrains Mono" fo:font-size="9pt" fo:font-style="normal" fo:font-weight="normal" officeooo:rsid="02b3d80d" style:font-size-asian="9pt" style:font-style-asian="normal" style:font-weight-asian="normal"/>
    </style:style>
    <style:style style:name="T2217" style:family="text">
      <style:text-properties fo:color="#d19a66" style:font-name="JetBrains Mono" fo:font-size="9pt" fo:font-style="normal" fo:font-weight="normal" officeooo:rsid="02e461c7" style:font-size-asian="9pt" style:font-style-asian="normal" style:font-weight-asian="normal"/>
    </style:style>
    <style:style style:name="T2218" style:family="text">
      <style:text-properties fo:color="#d19a66" style:font-name="JetBrains Mono" fo:font-size="9pt" fo:font-style="normal" fo:font-weight="normal" officeooo:rsid="034d4add" style:font-size-asian="9pt" style:font-style-asian="normal" style:font-weight-asian="normal"/>
    </style:style>
    <style:style style:name="T2219" style:family="text">
      <style:text-properties fo:color="#d19a66" style:font-name="JetBrains Mono" fo:font-size="9pt" fo:font-style="normal" fo:font-weight="normal" officeooo:rsid="038bdd6f" style:font-size-asian="9pt" style:font-style-asian="normal" style:font-weight-asian="normal"/>
    </style:style>
    <style:style style:name="T2220" style:family="text">
      <style:text-properties fo:color="#d19a66" style:font-name="JetBrains Mono" fo:font-size="9pt" fo:font-style="normal" fo:font-weight="normal" officeooo:rsid="038ed016" style:font-size-asian="9pt" style:font-style-asian="normal" style:font-weight-asian="normal"/>
    </style:style>
    <style:style style:name="T2221" style:family="text">
      <style:text-properties fo:color="#d19a66" style:font-name="JetBrains Mono" fo:font-size="9pt" fo:font-style="normal" fo:font-weight="normal" officeooo:rsid="03c716ec" style:font-size-asian="9pt" style:font-style-asian="normal" style:font-weight-asian="normal"/>
    </style:style>
    <style:style style:name="T2222" style:family="text">
      <style:text-properties fo:color="#d19a66" style:font-name="JetBrains Mono" fo:font-size="9pt" fo:font-style="normal" fo:font-weight="normal" officeooo:rsid="03cb62af" style:font-size-asian="9pt" style:font-style-asian="normal" style:font-weight-asian="normal"/>
    </style:style>
    <style:style style:name="T2223" style:family="text">
      <style:text-properties fo:color="#d19a66" style:font-name="JetBrains Mono" fo:font-size="9pt" fo:font-style="normal" fo:font-weight="normal" officeooo:rsid="03ffb8c2" style:font-size-asian="9pt" style:font-style-asian="normal" style:font-weight-asian="normal"/>
    </style:style>
    <style:style style:name="T2224" style:family="text">
      <style:text-properties fo:color="#d19a66" style:font-name="JetBrains Mono" fo:font-size="9pt" fo:font-style="normal" fo:font-weight="normal" officeooo:rsid="047c8779" style:font-size-asian="9pt" style:font-style-asian="normal" style:font-weight-asian="normal"/>
    </style:style>
    <style:style style:name="T2225" style:family="text">
      <style:text-properties fo:color="#d19a66" style:font-name="JetBrains Mono" fo:font-size="9pt" fo:font-style="normal" fo:font-weight="normal" officeooo:rsid="04a4feaa" style:font-size-asian="9pt" style:font-style-asian="normal" style:font-weight-asian="normal"/>
    </style:style>
    <style:style style:name="T2226"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227"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2228"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229"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230"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231" style:family="text">
      <style:text-properties fo:color="#d19a66"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232"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2233"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2234"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2235"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2236"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2237"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2238"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2239"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2240"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2241"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2242"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2243"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2244"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2245"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2246"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2247"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2248"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2249"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2250"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2251"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2252" style:family="text">
      <style:text-properties fo:color="#d19a66" style:font-name="JetBrains Mono" fo:font-size="9pt" fo:font-style="normal" fo:font-weight="normal" officeooo:rsid="03d9f495" fo:background-color="#ffff00" loext:char-shading-value="0" style:font-size-asian="9pt" style:font-style-asian="normal" style:font-weight-asian="normal"/>
    </style:style>
    <style:style style:name="T2253" style:family="text">
      <style:text-properties fo:color="#d19a66" style:font-name="JetBrains Mono" fo:font-size="9pt" fo:font-style="normal" fo:font-weight="normal" officeooo:rsid="03e05013" fo:background-color="#ffff00" loext:char-shading-value="0" style:font-size-asian="9pt" style:font-style-asian="normal" style:font-weight-asian="normal"/>
    </style:style>
    <style:style style:name="T2254"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2255"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256"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257"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258" style:family="text">
      <style:text-properties fo:color="#d19a66" style:font-name="JetBrains Mono" fo:font-size="9pt" fo:font-style="normal" fo:background-color="#ffff00" loext:char-shading-value="0" style:font-size-asian="9pt" style:font-style-asian="normal"/>
    </style:style>
    <style:style style:name="T2259" style:family="text">
      <style:text-properties fo:color="#d19a66" style:font-name="JetBrains Mono" fo:font-size="9pt" fo:font-style="normal" style:font-size-asian="9pt" style:font-style-asian="normal"/>
    </style:style>
    <style:style style:name="T2260" style:family="text">
      <style:text-properties fo:color="#d19a66" style:font-name="JetBrains Mono" fo:font-size="9pt" fo:font-style="normal" fo:background-color="#eeeeee" loext:char-shading-value="0" style:font-size-asian="9pt" style:font-style-asian="normal"/>
    </style:style>
    <style:style style:name="T2261" style:family="text">
      <style:text-properties fo:color="#d19a66" style:font-name="JetBrains Mono" fo:font-size="9pt" fo:font-style="normal" fo:background-color="#dee6ef" loext:char-shading-value="0" style:font-size-asian="9pt" style:font-style-asian="normal"/>
    </style:style>
    <style:style style:name="T2262"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263"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2264"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2265"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2266" style:family="text">
      <style:text-properties fo:color="#d19a66" style:font-name="JetBrains Mono" fo:font-size="9pt" fo:font-style="italic" fo:font-weight="normal" officeooo:rsid="03d9f495" fo:background-color="#ffff00" loext:char-shading-value="0" style:font-size-asian="9pt" style:font-style-asian="italic" style:font-weight-asian="normal"/>
    </style:style>
    <style:style style:name="T2267" style:family="text">
      <style:text-properties fo:color="#d19a66" style:font-name="JetBrains Mono" fo:font-size="9pt" fo:font-style="italic" fo:font-weight="normal" style:font-size-asian="9pt" style:font-style-asian="italic" style:font-weight-asian="normal"/>
    </style:style>
    <style:style style:name="T2268" style:family="text">
      <style:text-properties fo:color="#d19a66" style:font-name="JetBrains Mono" fo:font-size="9pt" fo:font-style="italic" fo:font-weight="normal" officeooo:rsid="022b2a2a" style:font-size-asian="9pt" style:font-style-asian="italic" style:font-weight-asian="normal"/>
    </style:style>
    <style:style style:name="T2269" style:family="text">
      <style:text-properties fo:color="#d19a66" style:font-name="JetBrains Mono" fo:font-size="9pt" fo:font-style="italic" fo:font-weight="normal" officeooo:rsid="027dbb57" style:font-size-asian="9pt" style:font-style-asian="italic" style:font-weight-asian="normal"/>
    </style:style>
    <style:style style:name="T2270" style:family="text">
      <style:text-properties fo:color="#d19a66" style:font-name="JetBrains Mono" fo:font-size="9pt" fo:font-style="italic" fo:font-weight="normal" officeooo:rsid="0295cfd1" style:font-size-asian="9pt" style:font-style-asian="italic" style:font-weight-asian="normal"/>
    </style:style>
    <style:style style:name="T2271" style:family="text">
      <style:text-properties fo:color="#d19a66" style:font-name="JetBrains Mono" fo:font-size="9pt" fo:font-style="italic" fo:font-weight="normal" officeooo:rsid="03c9c71c" style:font-size-asian="9pt" style:font-style-asian="italic" style:font-weight-asian="normal"/>
    </style:style>
    <style:style style:name="T2272" style:family="text">
      <style:text-properties fo:color="#d19a66" style:font-name="JetBrains Mono" fo:font-size="9pt" fo:font-style="italic" fo:font-weight="normal" officeooo:rsid="03d9f495" style:font-size-asian="9pt" style:font-style-asian="italic" style:font-weight-asian="normal"/>
    </style:style>
    <style:style style:name="T2273"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2274"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275"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276" style:family="text">
      <style:text-properties fo:color="#d19a66" style:font-name="JetBrains Mono" fo:font-size="9pt" fo:font-style="italic" style:font-size-asian="9pt" style:font-style-asian="italic"/>
    </style:style>
    <style:style style:name="T2277"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278"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2279"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280"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281"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2282"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283" style:family="text">
      <style:text-properties fo:color="#d19a66" style:text-line-through-style="solid" style:text-line-through-type="single" style:font-name="JetBrains Mono" fo:font-size="9pt" fo:font-style="normal" fo:font-weight="normal" style:font-size-asian="9pt" style:font-style-asian="normal" style:font-weight-asian="normal"/>
    </style:style>
    <style:style style:name="T2284" style:family="text">
      <style:text-properties fo:color="#d19a66" style:text-line-through-style="solid" style:text-line-through-type="single" style:font-name="JetBrains Mono" fo:font-size="9pt" fo:font-style="italic" fo:font-weight="normal" style:font-size-asian="9pt" style:font-style-asian="italic" style:font-weight-asian="normal"/>
    </style:style>
    <style:style style:name="T2285" style:family="text">
      <style:text-properties officeooo:rsid="0053b54a"/>
    </style:style>
    <style:style style:name="T2286" style:family="text">
      <style:text-properties officeooo:rsid="004ee1d4"/>
    </style:style>
    <style:style style:name="T2287" style:family="text">
      <style:text-properties officeooo:rsid="0054e8f7"/>
    </style:style>
    <style:style style:name="T2288" style:family="text">
      <style:text-properties officeooo:rsid="00563ba9"/>
    </style:style>
    <style:style style:name="T2289" style:family="text">
      <style:text-properties officeooo:rsid="00577bd3"/>
    </style:style>
    <style:style style:name="T2290" style:family="text">
      <style:text-properties officeooo:rsid="005af4fc"/>
    </style:style>
    <style:style style:name="T2291" style:family="text">
      <style:text-properties officeooo:rsid="005c5efc"/>
    </style:style>
    <style:style style:name="T2292" style:family="text">
      <style:text-properties officeooo:rsid="0062dc8a"/>
    </style:style>
    <style:style style:name="T2293" style:family="text">
      <style:text-properties fo:color="#f07178" style:font-name="JetBrains Mono" fo:font-size="9pt" fo:font-style="normal" fo:font-weight="normal" style:font-size-asian="9pt" style:font-style-asian="normal" style:font-weight-asian="normal"/>
    </style:style>
    <style:style style:name="T2294" style:family="text">
      <style:text-properties fo:color="#f07178" style:font-name="JetBrains Mono" fo:font-size="9pt" fo:font-style="normal" fo:font-weight="normal" officeooo:rsid="008902b7" style:font-size-asian="9pt" style:font-style-asian="normal" style:font-weight-asian="normal"/>
    </style:style>
    <style:style style:name="T2295" style:family="text">
      <style:text-properties fo:color="#f07178" style:font-name="JetBrains Mono" fo:font-size="9pt" fo:font-style="normal" fo:font-weight="normal" officeooo:rsid="0091a84c" style:font-size-asian="9pt" style:font-style-asian="normal" style:font-weight-asian="normal"/>
    </style:style>
    <style:style style:name="T2296" style:family="text">
      <style:text-properties fo:color="#f07178" style:font-name="JetBrains Mono" fo:font-size="9pt" fo:font-style="normal" fo:font-weight="normal" officeooo:rsid="00b9064f" style:font-size-asian="9pt" style:font-style-asian="normal" style:font-weight-asian="normal"/>
    </style:style>
    <style:style style:name="T2297" style:family="text">
      <style:text-properties fo:color="#f07178" style:font-name="JetBrains Mono" fo:font-size="9pt" fo:font-style="normal" fo:font-weight="normal" officeooo:rsid="00bea393" style:font-size-asian="9pt" style:font-style-asian="normal" style:font-weight-asian="normal"/>
    </style:style>
    <style:style style:name="T2298" style:family="text">
      <style:text-properties fo:color="#f07178" style:font-name="JetBrains Mono" fo:font-size="9pt" fo:font-style="normal" fo:font-weight="normal" officeooo:rsid="00c24610" style:font-size-asian="9pt" style:font-style-asian="normal" style:font-weight-asian="normal"/>
    </style:style>
    <style:style style:name="T2299" style:family="text">
      <style:text-properties fo:color="#f07178" style:font-name="JetBrains Mono" fo:font-size="9pt" fo:font-style="normal" fo:font-weight="normal" officeooo:rsid="00c84f07" style:font-size-asian="9pt" style:font-style-asian="normal" style:font-weight-asian="normal"/>
    </style:style>
    <style:style style:name="T2300" style:family="text">
      <style:text-properties fo:color="#f07178" style:font-name="JetBrains Mono" fo:font-size="9pt" fo:font-style="normal" fo:font-weight="normal" officeooo:rsid="00cbde5a" style:font-size-asian="9pt" style:font-style-asian="normal" style:font-weight-asian="normal"/>
    </style:style>
    <style:style style:name="T2301" style:family="text">
      <style:text-properties fo:color="#f07178" style:font-name="JetBrains Mono" fo:font-size="9pt" fo:font-style="normal" fo:font-weight="normal" officeooo:rsid="00d57fdd" style:font-size-asian="9pt" style:font-style-asian="normal" style:font-weight-asian="normal"/>
    </style:style>
    <style:style style:name="T2302" style:family="text">
      <style:text-properties fo:color="#f07178" style:font-name="JetBrains Mono" fo:font-size="9pt" fo:font-style="normal" fo:font-weight="normal" officeooo:rsid="01131044" style:font-size-asian="9pt" style:font-style-asian="normal" style:font-weight-asian="normal"/>
    </style:style>
    <style:style style:name="T2303" style:family="text">
      <style:text-properties fo:color="#f07178" style:font-name="JetBrains Mono" fo:font-size="9pt" fo:font-style="normal" fo:font-weight="normal" officeooo:rsid="0114dc77" style:font-size-asian="9pt" style:font-style-asian="normal" style:font-weight-asian="normal"/>
    </style:style>
    <style:style style:name="T2304" style:family="text">
      <style:text-properties fo:color="#f07178" style:font-name="JetBrains Mono" fo:font-size="9pt" fo:font-style="normal" fo:font-weight="normal" officeooo:rsid="0124cb99" style:font-size-asian="9pt" style:font-style-asian="normal" style:font-weight-asian="normal"/>
    </style:style>
    <style:style style:name="T2305" style:family="text">
      <style:text-properties fo:color="#f07178" style:font-name="JetBrains Mono" fo:font-size="9pt" fo:font-style="normal" fo:font-weight="normal" officeooo:rsid="012c9bf2" style:font-size-asian="9pt" style:font-style-asian="normal" style:font-weight-asian="normal"/>
    </style:style>
    <style:style style:name="T2306" style:family="text">
      <style:text-properties fo:color="#f07178" style:font-name="JetBrains Mono" fo:font-size="9pt" fo:font-style="normal" fo:font-weight="normal" officeooo:rsid="01848cc8" style:font-size-asian="9pt" style:font-style-asian="normal" style:font-weight-asian="normal"/>
    </style:style>
    <style:style style:name="T2307" style:family="text">
      <style:text-properties fo:color="#f07178" style:font-name="JetBrains Mono" fo:font-size="9pt" fo:font-style="normal" fo:font-weight="normal" officeooo:rsid="0190ce55" style:font-size-asian="9pt" style:font-style-asian="normal" style:font-weight-asian="normal"/>
    </style:style>
    <style:style style:name="T2308" style:family="text">
      <style:text-properties fo:color="#f07178" style:font-name="JetBrains Mono" fo:font-size="9pt" fo:font-style="normal" fo:font-weight="normal" officeooo:rsid="01ddce19" style:font-size-asian="9pt" style:font-style-asian="normal" style:font-weight-asian="normal"/>
    </style:style>
    <style:style style:name="T2309" style:family="text">
      <style:text-properties fo:color="#f07178" style:font-name="JetBrains Mono" fo:font-size="9pt" fo:font-style="normal" fo:font-weight="normal" officeooo:rsid="01e14c21" style:font-size-asian="9pt" style:font-style-asian="normal" style:font-weight-asian="normal"/>
    </style:style>
    <style:style style:name="T2310" style:family="text">
      <style:text-properties fo:color="#f07178" style:font-name="JetBrains Mono" fo:font-size="9pt" fo:font-style="normal" fo:font-weight="normal" officeooo:rsid="01eda267" style:font-size-asian="9pt" style:font-style-asian="normal" style:font-weight-asian="normal"/>
    </style:style>
    <style:style style:name="T2311"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2312"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2313"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2314"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2315"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2316"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2317"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2318"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2319"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2320"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2321"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2322"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2323"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2324"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2325" style:family="text">
      <style:text-properties fo:color="#f07178" style:font-name="JetBrains Mono" fo:font-size="9pt" fo:font-style="normal" fo:font-weight="normal" officeooo:rsid="040d19a5" style:font-size-asian="9pt" style:font-style-asian="normal" style:font-weight-asian="normal" style:font-weight-complex="normal"/>
    </style:style>
    <style:style style:name="T2326" style:family="text">
      <style:text-properties fo:color="#f07178" style:font-name="JetBrains Mono" fo:font-size="9pt" fo:font-style="normal" fo:font-weight="normal" officeooo:rsid="02178349" style:font-size-asian="9pt" style:font-style-asian="normal" style:font-weight-asian="normal"/>
    </style:style>
    <style:style style:name="T2327" style:family="text">
      <style:text-properties fo:color="#f07178" style:font-name="JetBrains Mono" fo:font-size="9pt" fo:font-style="normal" fo:font-weight="normal" officeooo:rsid="0219c1ce" style:font-size-asian="9pt" style:font-style-asian="normal" style:font-weight-asian="normal"/>
    </style:style>
    <style:style style:name="T2328" style:family="text">
      <style:text-properties fo:color="#f07178" style:font-name="JetBrains Mono" fo:font-size="9pt" fo:font-style="normal" fo:font-weight="normal" officeooo:rsid="022cca20" style:font-size-asian="9pt" style:font-style-asian="normal" style:font-weight-asian="normal"/>
    </style:style>
    <style:style style:name="T2329" style:family="text">
      <style:text-properties fo:color="#f07178" style:font-name="JetBrains Mono" fo:font-size="9pt" fo:font-style="normal" fo:font-weight="normal" officeooo:rsid="0276ee98" style:font-size-asian="9pt" style:font-style-asian="normal" style:font-weight-asian="normal"/>
    </style:style>
    <style:style style:name="T2330" style:family="text">
      <style:text-properties fo:color="#f07178" style:font-name="JetBrains Mono" fo:font-size="9pt" fo:font-style="normal" fo:font-weight="normal" officeooo:rsid="027ca5e9" style:font-size-asian="9pt" style:font-style-asian="normal" style:font-weight-asian="normal"/>
    </style:style>
    <style:style style:name="T2331" style:family="text">
      <style:text-properties fo:color="#f07178" style:font-name="JetBrains Mono" fo:font-size="9pt" fo:font-style="normal" fo:font-weight="normal" officeooo:rsid="027cbb17" style:font-size-asian="9pt" style:font-style-asian="normal" style:font-weight-asian="normal"/>
    </style:style>
    <style:style style:name="T2332" style:family="text">
      <style:text-properties fo:color="#f07178" style:font-name="JetBrains Mono" fo:font-size="9pt" fo:font-style="normal" fo:font-weight="normal" officeooo:rsid="027dbb57" style:font-size-asian="9pt" style:font-style-asian="normal" style:font-weight-asian="normal"/>
    </style:style>
    <style:style style:name="T2333" style:family="text">
      <style:text-properties fo:color="#f07178" style:font-name="JetBrains Mono" fo:font-size="9pt" fo:font-style="normal" fo:font-weight="normal" officeooo:rsid="02808a62" style:font-size-asian="9pt" style:font-style-asian="normal" style:font-weight-asian="normal"/>
    </style:style>
    <style:style style:name="T2334" style:family="text">
      <style:text-properties fo:color="#f07178" style:font-name="JetBrains Mono" fo:font-size="9pt" fo:font-style="normal" fo:font-weight="normal" officeooo:rsid="028f574f" style:font-size-asian="9pt" style:font-style-asian="normal" style:font-weight-asian="normal"/>
    </style:style>
    <style:style style:name="T2335" style:family="text">
      <style:text-properties fo:color="#f07178" style:font-name="JetBrains Mono" fo:font-size="9pt" fo:font-style="normal" fo:font-weight="normal" officeooo:rsid="029037a6" style:font-size-asian="9pt" style:font-style-asian="normal" style:font-weight-asian="normal"/>
    </style:style>
    <style:style style:name="T2336" style:family="text">
      <style:text-properties fo:color="#f07178" style:font-name="JetBrains Mono" fo:font-size="9pt" fo:font-style="normal" fo:font-weight="normal" officeooo:rsid="02b3ca3f" style:font-size-asian="9pt" style:font-style-asian="normal" style:font-weight-asian="normal"/>
    </style:style>
    <style:style style:name="T2337" style:family="text">
      <style:text-properties fo:color="#f07178" style:font-name="JetBrains Mono" fo:font-size="9pt" fo:font-style="normal" fo:font-weight="normal" officeooo:rsid="02e461c7" style:font-size-asian="9pt" style:font-style-asian="normal" style:font-weight-asian="normal"/>
    </style:style>
    <style:style style:name="T2338" style:family="text">
      <style:text-properties fo:color="#f07178" style:font-name="JetBrains Mono" fo:font-size="9pt" fo:font-style="normal" fo:font-weight="normal" officeooo:rsid="03bf32dc" style:font-size-asian="9pt" style:font-style-asian="normal" style:font-weight-asian="normal"/>
    </style:style>
    <style:style style:name="T2339" style:family="text">
      <style:text-properties fo:color="#f07178" style:font-name="JetBrains Mono" fo:font-size="9pt" fo:font-style="normal" fo:font-weight="normal" officeooo:rsid="03c716ec" style:font-size-asian="9pt" style:font-style-asian="normal" style:font-weight-asian="normal"/>
    </style:style>
    <style:style style:name="T2340" style:family="text">
      <style:text-properties fo:color="#f07178" style:font-name="JetBrains Mono" fo:font-size="9pt" fo:font-style="normal" fo:font-weight="normal" officeooo:rsid="03cb62af" style:font-size-asian="9pt" style:font-style-asian="normal" style:font-weight-asian="normal"/>
    </style:style>
    <style:style style:name="T2341" style:family="text">
      <style:text-properties fo:color="#f07178" style:font-name="JetBrains Mono" fo:font-size="9pt" fo:font-style="normal" fo:font-weight="normal" officeooo:rsid="03dd5eed" style:font-size-asian="9pt" style:font-style-asian="normal" style:font-weight-asian="normal"/>
    </style:style>
    <style:style style:name="T2342" style:family="text">
      <style:text-properties fo:color="#f07178" style:font-name="JetBrains Mono" fo:font-size="9pt" fo:font-style="normal" fo:font-weight="normal" officeooo:rsid="03e9ee6d" style:font-size-asian="9pt" style:font-style-asian="normal" style:font-weight-asian="normal"/>
    </style:style>
    <style:style style:name="T2343" style:family="text">
      <style:text-properties fo:color="#f07178" style:font-name="JetBrains Mono" fo:font-size="9pt" fo:font-style="normal" fo:font-weight="normal" officeooo:rsid="03ffb8c2" style:font-size-asian="9pt" style:font-style-asian="normal" style:font-weight-asian="normal"/>
    </style:style>
    <style:style style:name="T2344" style:family="text">
      <style:text-properties fo:color="#f07178" style:font-name="JetBrains Mono" fo:font-size="9pt" fo:font-style="normal" fo:font-weight="normal" officeooo:rsid="0427cf74" style:font-size-asian="9pt" style:font-style-asian="normal" style:font-weight-asian="normal"/>
    </style:style>
    <style:style style:name="T2345" style:family="text">
      <style:text-properties fo:color="#f07178" style:font-name="JetBrains Mono" fo:font-size="9pt" fo:font-style="normal" fo:font-weight="normal" officeooo:rsid="04ddb83e" style:font-size-asian="9pt" style:font-style-asian="normal" style:font-weight-asian="normal"/>
    </style:style>
    <style:style style:name="T2346" style:family="text">
      <style:text-properties fo:color="#f07178" style:font-name="JetBrains Mono" fo:font-size="9pt" fo:font-style="normal" fo:font-weight="normal" officeooo:rsid="04e56ccb" style:font-size-asian="9pt" style:font-style-asian="normal" style:font-weight-asian="normal"/>
    </style:style>
    <style:style style:name="T2347" style:family="text">
      <style:text-properties fo:color="#f07178" style:font-name="JetBrains Mono" fo:font-size="9pt" fo:font-style="normal" fo:font-weight="normal" officeooo:rsid="04e73b13" style:font-size-asian="9pt" style:font-style-asian="normal" style:font-weight-asian="normal"/>
    </style:style>
    <style:style style:name="T2348" style:family="text">
      <style:text-properties fo:color="#f07178" style:font-name="JetBrains Mono" fo:font-size="9pt" fo:font-style="normal" fo:font-weight="normal" officeooo:rsid="04f20221" style:font-size-asian="9pt" style:font-style-asian="normal" style:font-weight-asian="normal"/>
    </style:style>
    <style:style style:name="T2349" style:family="text">
      <style:text-properties fo:color="#f07178" style:font-name="JetBrains Mono" fo:font-size="9pt" fo:font-style="normal" fo:font-weight="normal" style:font-size-asian="9pt" style:font-style-asian="normal" style:font-weight-asian="normal"/>
    </style:style>
    <style:style style:name="T2350"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351"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352"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353"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354"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355"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2356"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2357"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2358"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2359"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2360"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361"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362"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363"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364"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365"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366"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367" style:family="text">
      <style:text-properties fo:color="#f07178"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368"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2369" style:family="text">
      <style:text-properties fo:color="#f07178" style:font-name="JetBrains Mono" fo:font-size="9pt" fo:font-style="normal" fo:font-weight="normal" officeooo:rsid="03ffb8c2" fo:background-color="#ffff00" loext:char-shading-value="0" style:font-size-asian="9pt" style:font-style-asian="normal" style:font-weight-asian="normal"/>
    </style:style>
    <style:style style:name="T2370" style:family="text">
      <style:text-properties fo:color="#f07178" style:font-name="JetBrains Mono" fo:font-size="9pt" fo:font-style="normal" fo:font-weight="normal" officeooo:rsid="04f20221" fo:background-color="#ffff00" loext:char-shading-value="0" style:font-size-asian="9pt" style:font-style-asian="normal" style:font-weight-asian="normal"/>
    </style:style>
    <style:style style:name="T2371"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2372"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373"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2374"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375"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376" style:family="text">
      <style:text-properties fo:color="#f07178" style:font-name="JetBrains Mono" fo:font-size="9pt" fo:font-style="normal" fo:font-weight="normal" fo:background-color="#eeeeee" loext:char-shading-value="0" style:font-size-asian="9pt" style:font-style-asian="normal" style:font-weight-asian="normal"/>
    </style:style>
    <style:style style:name="T2377" style:family="text">
      <style:text-properties fo:color="#f07178" style:font-name="JetBrains Mono" fo:font-size="9pt" fo:font-style="normal" fo:font-weight="normal" officeooo:rsid="04ddb83e" fo:background-color="#eeeeee" loext:char-shading-value="0" style:font-size-asian="9pt" style:font-style-asian="normal" style:font-weight-asian="normal"/>
    </style:style>
    <style:style style:name="T2378" style:family="text">
      <style:text-properties fo:color="#f07178" style:font-name="JetBrains Mono" fo:font-size="9pt" fo:font-style="normal" style:font-size-asian="9pt" style:font-style-asian="normal"/>
    </style:style>
    <style:style style:name="T2379" style:family="text">
      <style:text-properties fo:color="#f07178" style:font-name="JetBrains Mono" fo:font-size="9pt" fo:font-style="normal" style:font-size-asian="9pt" style:font-style-asian="normal"/>
    </style:style>
    <style:style style:name="T2380" style:family="text">
      <style:text-properties fo:color="#f07178" style:font-name="JetBrains Mono" fo:font-size="9pt" fo:font-style="normal" fo:background-color="#ffff00" loext:char-shading-value="0" style:font-size-asian="9pt" style:font-style-asian="normal"/>
    </style:style>
    <style:style style:name="T2381" style:family="text">
      <style:text-properties fo:color="#f07178" style:font-name="JetBrains Mono" fo:font-size="9pt" fo:font-style="normal" fo:background-color="#eeeeee" loext:char-shading-value="0" style:font-size-asian="9pt" style:font-style-asian="normal"/>
    </style:style>
    <style:style style:name="T2382" style:family="text">
      <style:text-properties fo:color="#f07178" style:font-name="JetBrains Mono" fo:font-size="9pt" fo:font-style="normal" fo:background-color="#dee6ef" loext:char-shading-value="0" style:font-size-asian="9pt" style:font-style-asian="normal"/>
    </style:style>
    <style:style style:name="T2383"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384"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385" style:family="text">
      <style:text-properties fo:color="#f07178"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386"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387" style:family="text">
      <style:text-properties officeooo:rsid="0067cf40"/>
    </style:style>
    <style:style style:name="T2388" style:family="text">
      <style:text-properties officeooo:rsid="0068bd79"/>
    </style:style>
    <style:style style:name="T2389" style:family="text">
      <style:text-properties officeooo:rsid="006c1f48"/>
    </style:style>
    <style:style style:name="T2390" style:family="text">
      <style:text-properties officeooo:rsid="00704b2e"/>
    </style:style>
    <style:style style:name="T2391" style:family="text">
      <style:text-properties officeooo:rsid="00720a6f"/>
    </style:style>
    <style:style style:name="T2392" style:family="text">
      <style:text-properties officeooo:rsid="0072802f"/>
    </style:style>
    <style:style style:name="T2393" style:family="text">
      <style:text-properties officeooo:rsid="0076edf3"/>
    </style:style>
    <style:style style:name="T2394" style:family="text">
      <style:text-properties officeooo:rsid="0079ef45"/>
    </style:style>
    <style:style style:name="T2395" style:family="text">
      <style:text-properties officeooo:rsid="007b2024"/>
    </style:style>
    <style:style style:name="T2396" style:family="text">
      <style:text-properties officeooo:rsid="007becfd"/>
    </style:style>
    <style:style style:name="T2397" style:family="text">
      <style:text-properties officeooo:rsid="007dcfc4"/>
    </style:style>
    <style:style style:name="T2398" style:family="text">
      <style:text-properties fo:color="#808080" style:font-name="JetBrains Mono" fo:font-size="9pt" fo:font-style="normal" fo:font-weight="normal" style:font-size-asian="9pt" style:font-style-asian="normal" style:font-weight-asian="normal"/>
    </style:style>
    <style:style style:name="T2399" style:family="text">
      <style:text-properties officeooo:rsid="007f78df"/>
    </style:style>
    <style:style style:name="T2400" style:family="text">
      <style:text-properties officeooo:rsid="0080d95d"/>
    </style:style>
    <style:style style:name="T2401" style:family="text">
      <style:text-properties officeooo:rsid="008137ab"/>
    </style:style>
    <style:style style:name="T2402" style:family="text">
      <style:text-properties officeooo:rsid="00864731"/>
    </style:style>
    <style:style style:name="T2403" style:family="text">
      <style:text-properties officeooo:rsid="008902b7"/>
    </style:style>
    <style:style style:name="T2404" style:family="text">
      <style:text-properties officeooo:rsid="008a3bcb"/>
    </style:style>
    <style:style style:name="T2405" style:family="text">
      <style:text-properties officeooo:rsid="00904e08"/>
    </style:style>
    <style:style style:name="T2406" style:family="text">
      <style:text-properties officeooo:rsid="0090b51c"/>
    </style:style>
    <style:style style:name="T2407" style:family="text">
      <style:text-properties officeooo:rsid="0091a84c"/>
    </style:style>
    <style:style style:name="T2408" style:family="text">
      <style:text-properties officeooo:rsid="0093ddbc"/>
    </style:style>
    <style:style style:name="T2409" style:family="text">
      <style:text-properties officeooo:rsid="0095cd27"/>
    </style:style>
    <style:style style:name="T2410" style:family="text">
      <style:text-properties officeooo:rsid="009628bb"/>
    </style:style>
    <style:style style:name="T2411" style:family="text">
      <style:text-properties fo:color="#57b6c2" style:font-name="JetBrains Mono" fo:font-size="9pt" fo:font-style="normal" fo:font-weight="normal" style:font-size-asian="9pt" style:font-style-asian="normal" style:font-weight-asian="normal"/>
    </style:style>
    <style:style style:name="T2412" style:family="text">
      <style:text-properties fo:color="#57b6c2"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413" style:family="text">
      <style:text-properties fo:color="#ffea7d" style:font-name="JetBrains Mono" fo:font-size="9pt" fo:font-style="normal" fo:font-weight="normal" style:font-size-asian="9pt" style:font-style-asian="normal" style:font-weight-asian="normal"/>
    </style:style>
    <style:style style:name="T2414" style:family="text">
      <style:text-properties fo:color="#bc9455" style:font-name="JetBrains Mono" fo:font-size="9pt" fo:font-style="italic" fo:font-weight="normal" style:font-size-asian="9pt" style:font-style-asian="italic" style:font-weight-asian="normal"/>
    </style:style>
    <style:style style:name="T2415" style:family="text">
      <style:text-properties fo:color="#bc9455" style:font-name="JetBrains Mono" fo:font-size="9pt" fo:font-style="italic" fo:font-weight="normal" officeooo:rsid="009628bb" style:font-size-asian="9pt" style:font-style-asian="italic" style:font-weight-asian="normal"/>
    </style:style>
    <style:style style:name="T2416" style:family="text">
      <style:text-properties fo:color="#c9211e"/>
    </style:style>
    <style:style style:name="T2417"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418"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419"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420"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421" style:family="text">
      <style:text-properties fo:color="#c9211e" style:font-name="JetBrains Mono" fo:font-size="9pt" fo:font-style="normal" fo:font-weight="normal" fo:background-color="#ffff00" loext:char-shading-value="0" style:font-size-asian="9pt" style:font-style-asian="normal" style:font-weight-asian="normal" style:font-weight-complex="normal"/>
    </style:style>
    <style:style style:name="T2422"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423"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424"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425"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426"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427" style:family="text">
      <style:text-properties fo:color="#c9211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428"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429"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430"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431"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432"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433"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434" style:family="text">
      <style:text-properties fo:color="#c9211e" style:font-name="JetBrains Mono" fo:font-size="9pt" fo:font-style="normal" fo:font-weight="normal" officeooo:rsid="03ef401b" fo:background-color="#ffff00" loext:char-shading-value="0" style:font-size-asian="9pt" style:font-style-asian="normal" style:font-weight-asian="normal"/>
    </style:style>
    <style:style style:name="T2435"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436" style:family="text">
      <style:text-properties fo:color="#c9211e" style:font-name="JetBrains Mono" fo:font-size="9pt" fo:font-style="normal" fo:font-weight="normal" officeooo:rsid="041d5a61" fo:background-color="#ffff00" loext:char-shading-value="0" style:font-size-asian="9pt" style:font-style-asian="normal" style:font-weight-asian="normal"/>
    </style:style>
    <style:style style:name="T2437" style:family="text">
      <style:text-properties fo:color="#c9211e" style:font-name="JetBrains Mono" fo:font-size="9pt" fo:font-style="normal" fo:font-weight="normal" officeooo:rsid="04939b2d" fo:background-color="#ffff00" loext:char-shading-value="0" style:font-size-asian="9pt" style:font-style-asian="normal" style:font-weight-asian="normal"/>
    </style:style>
    <style:style style:name="T243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439"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440"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441"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442" style:family="text">
      <style:text-properties fo:color="#c9211e" style:font-name="JetBrains Mono" fo:font-size="9pt" fo:font-style="normal" fo:font-weight="normal" officeooo:rsid="048b4842" fo:background-color="transparent" loext:char-shading-value="0" style:font-size-asian="9pt" style:font-style-asian="normal" style:font-weight-asian="normal"/>
    </style:style>
    <style:style style:name="T2443" style:family="text">
      <style:text-properties fo:color="#c9211e" style:font-name="JetBrains Mono" fo:font-size="9pt" fo:font-style="normal" fo:background-color="#ffff00" loext:char-shading-value="0" style:font-size-asian="9pt" style:font-style-asian="normal"/>
    </style:style>
    <style:style style:name="T2444" style:family="text">
      <style:text-properties fo:color="#c9211e" style:font-name="JetBrains Mono" fo:font-size="9pt" fo:font-style="normal" fo:background-color="#ffff00" loext:char-shading-value="0" style:font-size-asian="9pt" style:font-style-asian="normal"/>
    </style:style>
    <style:style style:name="T2445" style:family="text">
      <style:text-properties fo:color="#c9211e" style:font-name="JetBrains Mono" fo:font-size="9pt" fo:font-style="normal" fo:background-color="#ffff00" loext:char-shading-value="0" style:font-size-asian="9pt" style:font-style-asian="normal"/>
    </style:style>
    <style:style style:name="T2446" style:family="text">
      <style:text-properties fo:color="#c9211e" style:font-name="JetBrains Mono" fo:font-size="9pt" fo:font-style="normal" fo:background-color="#ffff00" loext:char-shading-value="0" style:font-size-asian="9pt" style:font-style-asian="normal"/>
    </style:style>
    <style:style style:name="T2447"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448"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449"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450"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451"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452"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453"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454"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455" style:family="text">
      <style:text-properties fo:color="#c9211e" style:font-name="JetBrains Mono" fo:font-size="9pt" fo:font-style="italic" fo:font-weight="normal" officeooo:rsid="03e02a29" fo:background-color="#ffff00" loext:char-shading-value="0" style:font-size-asian="9pt" style:font-style-asian="italic" style:font-weight-asian="normal"/>
    </style:style>
    <style:style style:name="T2456" style:family="text">
      <style:text-properties fo:color="#c9211e" style:font-name="JetBrains Mono" fo:font-size="9pt" fo:font-style="italic" fo:background-color="#ffff00" loext:char-shading-value="0" style:font-size-asian="9pt" style:font-style-asian="italic"/>
    </style:style>
    <style:style style:name="T2457" style:family="text">
      <style:text-properties fo:color="#c9211e" style:font-name="JetBrains Mono" fo:font-size="9pt" fo:font-style="italic" fo:background-color="#ffff00" loext:char-shading-value="0" style:font-size-asian="9pt" style:font-style-asian="italic"/>
    </style:style>
    <style:style style:name="T2458" style:family="text">
      <style:text-properties fo:color="#c9211e" officeooo:rsid="01067d8b"/>
    </style:style>
    <style:style style:name="T2459"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460"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461"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462" style:family="text">
      <style:text-properties fo:color="#c9211e" style:font-name="monospace" fo:font-weight="normal" officeooo:rsid="01b4ed10" fo:background-color="#ffffff" loext:char-shading-value="0" style:font-weight-asian="normal" style:font-weight-complex="normal"/>
    </style:style>
    <style:style style:name="T2463" style:family="text">
      <style:text-properties fo:color="#c9211e" style:font-name="monospace" fo:font-weight="normal" officeooo:rsid="02ae5b03" fo:background-color="#ffffff" loext:char-shading-value="0" style:font-weight-asian="normal" style:font-weight-complex="normal"/>
    </style:style>
    <style:style style:name="T2464" style:family="text">
      <style:text-properties fo:color="#c9211e" style:font-name="monospace" fo:background-color="#ffffff" loext:char-shading-value="0"/>
    </style:style>
    <style:style style:name="T2465" style:family="text">
      <style:text-properties fo:color="#c9211e" fo:font-weight="normal" officeooo:rsid="0254533f" style:font-weight-asian="normal" style:font-weight-complex="normal"/>
    </style:style>
    <style:style style:name="T2466" style:family="text">
      <style:text-properties fo:color="#c9211e" fo:font-weight="normal" officeooo:rsid="045d2602" style:font-weight-asian="normal" style:font-weight-complex="normal"/>
    </style:style>
    <style:style style:name="T2467" style:family="text">
      <style:text-properties fo:color="#c9211e" fo:font-weight="normal" fo:background-color="#ffff00" loext:char-shading-value="0" style:font-weight-asian="normal" style:font-weight-complex="normal"/>
    </style:style>
    <style:style style:name="T2468"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469" style:family="text">
      <style:text-properties fo:color="#c9211e" style:text-line-through-style="solid" style:text-line-through-type="single" style:font-name="JetBrains Mono" fo:font-size="9pt" fo:font-style="italic" fo:background-color="#ffff00" loext:char-shading-value="0" style:font-size-asian="9pt" style:font-style-asian="italic"/>
    </style:style>
    <style:style style:name="T2470" style:family="text">
      <style:text-properties fo:color="#c9211e"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471"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472" style:family="text">
      <style:text-properties fo:color="#c9211e" style:text-line-through-style="solid" style:text-line-through-type="singl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473"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474"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475" style:family="text">
      <style:text-properties fo:color="#c9211e" style:text-line-through-style="solid" style:text-line-through-type="single" style:font-name="JetBrains Mono" fo:font-size="9pt" fo:font-style="normal" fo:font-weight="normal" officeooo:rsid="03d4b5fa" fo:background-color="#ffff00" loext:char-shading-value="0" style:font-size-asian="9pt" style:font-style-asian="normal" style:font-weight-asian="normal"/>
    </style:style>
    <style:style style:name="T2476" style:family="text">
      <style:text-properties fo:color="#c9211e" style:text-line-through-style="solid" style:text-line-through-type="single" style:font-name="JetBrains Mono" fo:font-size="9pt" fo:font-style="normal" fo:font-weight="normal" officeooo:rsid="0450ff19" fo:background-color="#ffff00" loext:char-shading-value="0" style:font-size-asian="9pt" style:font-style-asian="normal" style:font-weight-asian="normal"/>
    </style:style>
    <style:style style:name="T2477"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478" style:family="text">
      <style:text-properties fo:color="#c9211e" style:text-line-through-style="solid" style:text-line-through-type="single" fo:background-color="#ffff00" loext:char-shading-value="0"/>
    </style:style>
    <style:style style:name="T2479" style:family="text">
      <style:text-properties fo:color="#c9211e" fo:background-color="#ffff00" loext:char-shading-value="0"/>
    </style:style>
    <style:style style:name="T2480" style:family="text">
      <style:text-properties fo:color="#c9211e" officeooo:rsid="048b4842" fo:background-color="transparent" loext:char-shading-value="0"/>
    </style:style>
    <style:style style:name="T2481" style:family="text">
      <style:text-properties officeooo:rsid="0099ec09"/>
    </style:style>
    <style:style style:name="T2482" style:family="text">
      <style:text-properties officeooo:rsid="009d5236"/>
    </style:style>
    <style:style style:name="T2483" style:family="text">
      <style:text-properties officeooo:rsid="009e1175"/>
    </style:style>
    <style:style style:name="T2484" style:family="text">
      <style:text-properties officeooo:rsid="009e2ef3"/>
    </style:style>
    <style:style style:name="T2485" style:family="text">
      <style:text-properties officeooo:rsid="00a04bab"/>
    </style:style>
    <style:style style:name="T2486" style:family="text">
      <style:text-properties officeooo:rsid="00a2dad5"/>
    </style:style>
    <style:style style:name="T2487" style:family="text">
      <style:text-properties officeooo:rsid="00a520b1"/>
    </style:style>
    <style:style style:name="T2488" style:family="text">
      <style:text-properties officeooo:rsid="00a87219"/>
    </style:style>
    <style:style style:name="T2489" style:family="text">
      <style:text-properties officeooo:rsid="00a9d2fb"/>
    </style:style>
    <style:style style:name="T2490" style:family="text">
      <style:text-properties officeooo:rsid="00abd032"/>
    </style:style>
    <style:style style:name="T2491" style:family="text">
      <style:text-properties officeooo:rsid="00ad7d10"/>
    </style:style>
    <style:style style:name="T2492" style:family="text">
      <style:text-properties officeooo:rsid="00af0436"/>
    </style:style>
    <style:style style:name="T2493" style:family="text">
      <style:text-properties officeooo:rsid="00b09507"/>
    </style:style>
    <style:style style:name="T2494" style:family="text">
      <style:text-properties officeooo:rsid="00b09507" fo:background-color="transparent" loext:char-shading-value="0"/>
    </style:style>
    <style:style style:name="T2495" style:family="text">
      <style:text-properties officeooo:rsid="00b3d7a6"/>
    </style:style>
    <style:style style:name="T2496" style:family="text">
      <style:text-properties officeooo:rsid="00b4b274"/>
    </style:style>
    <style:style style:name="T2497" style:family="text">
      <style:text-properties officeooo:rsid="00b64cac"/>
    </style:style>
    <style:style style:name="T2498" style:family="text">
      <style:text-properties officeooo:rsid="00b78727"/>
    </style:style>
    <style:style style:name="T2499" style:family="text">
      <style:text-properties officeooo:rsid="00b95851"/>
    </style:style>
    <style:style style:name="T2500" style:family="text">
      <style:text-properties fo:color="#1818b2" style:font-name="underline" fo:background-color="#ffffff" loext:char-shading-value="0"/>
    </style:style>
    <style:style style:name="T2501" style:family="text">
      <style:text-properties fo:color="#1818b2" style:font-name="monospace" fo:background-color="#ffffff" loext:char-shading-value="0"/>
    </style:style>
    <style:style style:name="T2502" style:family="text">
      <style:text-properties fo:color="#18b218" style:font-name="monospace" fo:background-color="#ffffff" loext:char-shading-value="0"/>
    </style:style>
    <style:style style:name="T2503" style:family="text">
      <style:text-properties fo:color="#18b218" style:font-name="monospace" officeooo:rsid="00bea393" fo:background-color="#ffffff" loext:char-shading-value="0"/>
    </style:style>
    <style:style style:name="T2504" style:family="text">
      <style:text-properties fo:color="#b218b2" style:font-name="monospace" fo:background-color="#ffffff" loext:char-shading-value="0"/>
    </style:style>
    <style:style style:name="T2505" style:family="text">
      <style:text-properties officeooo:rsid="00be47d5"/>
    </style:style>
    <style:style style:name="T2506" style:family="text">
      <style:text-properties officeooo:rsid="00bea393"/>
    </style:style>
    <style:style style:name="T2507" style:family="text">
      <style:text-properties officeooo:rsid="00bfa4df"/>
    </style:style>
    <style:style style:name="T2508" style:family="text">
      <style:text-properties officeooo:rsid="00c24610"/>
    </style:style>
    <style:style style:name="T2509" style:family="text">
      <style:text-properties officeooo:rsid="00c347ac"/>
    </style:style>
    <style:style style:name="T2510" style:family="text">
      <style:text-properties style:text-position="0% 100%"/>
    </style:style>
    <style:style style:name="T2511" style:family="text">
      <style:text-properties style:text-position="0% 100%" officeooo:rsid="00c347ac"/>
    </style:style>
    <style:style style:name="T2512"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513" style:family="text">
      <style:text-properties style:text-position="0% 100%" fo:font-weight="normal" style:font-weight-asian="normal" style:font-weight-complex="normal"/>
    </style:style>
    <style:style style:name="T2514" style:family="text">
      <style:text-properties style:text-position="0% 100%" fo:font-weight="normal" officeooo:rsid="021b1c6f" style:font-weight-asian="normal" style:font-weight-complex="normal"/>
    </style:style>
    <style:style style:name="T2515" style:family="text">
      <style:text-properties style:text-position="0% 100%" fo:font-weight="normal" officeooo:rsid="022fda75" style:font-weight-asian="normal" style:font-weight-complex="normal"/>
    </style:style>
    <style:style style:name="T2516" style:family="text">
      <style:text-properties style:text-position="0% 100%" fo:font-weight="normal" officeooo:rsid="0231966a" style:font-weight-asian="normal" style:font-weight-complex="normal"/>
    </style:style>
    <style:style style:name="T2517" style:family="text">
      <style:text-properties style:text-position="0% 100%" fo:font-weight="normal" officeooo:rsid="0234cbe4" style:font-weight-asian="normal" style:font-weight-complex="normal"/>
    </style:style>
    <style:style style:name="T2518" style:family="text">
      <style:text-properties style:text-position="0% 100%" fo:font-weight="normal" officeooo:rsid="02369457" style:font-weight-asian="normal" style:font-weight-complex="normal"/>
    </style:style>
    <style:style style:name="T2519" style:family="text">
      <style:text-properties style:text-position="0% 100%" fo:font-weight="normal" officeooo:rsid="023b730f" style:font-weight-asian="normal" style:font-weight-complex="normal"/>
    </style:style>
    <style:style style:name="T2520" style:family="text">
      <style:text-properties style:text-position="0% 100%" fo:font-weight="normal" officeooo:rsid="023cb3ad" style:font-weight-asian="normal" style:font-weight-complex="normal"/>
    </style:style>
    <style:style style:name="T2521" style:family="text">
      <style:text-properties style:text-position="0% 100%" fo:font-weight="normal" officeooo:rsid="031a4ebb" style:font-weight-asian="normal" style:font-weight-complex="normal"/>
    </style:style>
    <style:style style:name="T2522" style:family="text">
      <style:text-properties style:text-position="0% 100%" fo:font-weight="normal" officeooo:rsid="03222c6d" style:font-weight-asian="normal" style:font-weight-complex="normal"/>
    </style:style>
    <style:style style:name="T2523" style:family="text">
      <style:text-properties style:text-position="0% 100%" fo:font-weight="normal" officeooo:rsid="0323935c" style:font-weight-asian="normal" style:font-weight-complex="normal"/>
    </style:style>
    <style:style style:name="T2524" style:family="text">
      <style:text-properties style:text-position="0% 100%" fo:font-weight="normal" officeooo:rsid="032fee86" style:font-weight-asian="normal" style:font-weight-complex="normal"/>
    </style:style>
    <style:style style:name="T2525" style:family="text">
      <style:text-properties style:text-position="0% 100%" fo:font-weight="normal" officeooo:rsid="03607b81" style:font-weight-asian="normal" style:font-weight-complex="normal"/>
    </style:style>
    <style:style style:name="T2526" style:family="text">
      <style:text-properties style:text-position="0% 100%" fo:font-weight="normal" officeooo:rsid="0234cbe4" fo:background-color="#ffff00" loext:char-shading-value="0" style:font-weight-asian="normal" style:font-weight-complex="normal"/>
    </style:style>
    <style:style style:name="T2527" style:family="text">
      <style:text-properties style:text-position="0% 100%" fo:font-weight="normal" officeooo:rsid="02369457" fo:background-color="#ffff00" loext:char-shading-value="0" style:font-weight-asian="normal" style:font-weight-complex="normal"/>
    </style:style>
    <style:style style:name="T2528" style:family="text">
      <style:text-properties style:text-position="0% 100%" fo:font-weight="bold" style:font-weight-asian="bold" style:font-weight-complex="bold"/>
    </style:style>
    <style:style style:name="T2529" style:family="text">
      <style:text-properties style:text-position="0% 100%" fo:font-weight="bold" officeooo:rsid="023cb3ad" style:font-weight-asian="bold" style:font-weight-complex="bold"/>
    </style:style>
    <style:style style:name="T2530" style:family="text">
      <style:text-properties style:text-position="0% 100%" fo:font-weight="bold" officeooo:rsid="031a4ebb" style:font-weight-asian="bold" style:font-weight-complex="bold"/>
    </style:style>
    <style:style style:name="T2531" style:family="text">
      <style:text-properties style:text-position="0% 100%" fo:font-weight="bold" officeooo:rsid="03222c6d" style:font-weight-asian="bold" style:font-weight-complex="bold"/>
    </style:style>
    <style:style style:name="T2532" style:family="text">
      <style:text-properties style:text-position="0% 100%" fo:font-weight="bold" officeooo:rsid="0323935c" style:font-weight-asian="bold" style:font-weight-complex="bold"/>
    </style:style>
    <style:style style:name="T2533" style:family="text">
      <style:text-properties style:text-position="0% 100%" fo:font-weight="bold" officeooo:rsid="032ae073" style:font-weight-asian="bold" style:font-weight-complex="bold"/>
    </style:style>
    <style:style style:name="T2534" style:family="text">
      <style:text-properties style:text-position="0% 100%" fo:font-weight="bold" officeooo:rsid="03fbd432" style:font-weight-asian="bold" style:font-weight-complex="bold"/>
    </style:style>
    <style:style style:name="T2535" style:family="text">
      <style:text-properties style:text-position="0% 100%" fo:font-style="italic" fo:font-weight="normal" officeooo:rsid="0231966a" style:font-style-asian="italic" style:font-weight-asian="normal" style:font-style-complex="italic" style:font-weight-complex="normal"/>
    </style:style>
    <style:style style:name="T2536" style:family="text">
      <style:text-properties style:text-position="0% 100%" fo:font-style="italic" fo:font-weight="normal" officeooo:rsid="023cb3ad" style:font-style-asian="italic" style:font-weight-asian="normal" style:font-style-complex="italic" style:font-weight-complex="normal"/>
    </style:style>
    <style:style style:name="T2537" style:family="text">
      <style:text-properties style:text-position="0% 100%" officeooo:rsid="022fda75"/>
    </style:style>
    <style:style style:name="T2538" style:family="text">
      <style:text-properties style:text-position="0% 100%" style:text-underline-style="none" fo:font-weight="normal" officeooo:rsid="023cb3ad" style:font-weight-asian="normal" style:font-weight-complex="normal"/>
    </style:style>
    <style:style style:name="T2539" style:family="text">
      <style:text-properties style:text-position="0% 100%" style:text-underline-style="none" fo:font-weight="normal" officeooo:rsid="023dab6f" style:font-weight-asian="normal" style:font-weight-complex="normal"/>
    </style:style>
    <style:style style:name="T2540" style:family="text">
      <style:text-properties style:text-position="0% 100%" style:text-underline-style="none" fo:font-weight="normal" officeooo:rsid="023e7b8b" style:font-weight-asian="normal" style:font-weight-complex="normal"/>
    </style:style>
    <style:style style:name="T2541" style:family="text">
      <style:text-properties style:text-position="0% 100%" style:text-underline-style="none" fo:font-weight="normal" officeooo:rsid="023f6b6d" style:font-weight-asian="normal" style:font-weight-complex="normal"/>
    </style:style>
    <style:style style:name="T2542" style:family="text">
      <style:text-properties style:text-position="0% 100%" style:text-underline-style="none" fo:font-weight="normal" officeooo:rsid="023fd2d5" style:font-weight-asian="normal" style:font-weight-complex="normal"/>
    </style:style>
    <style:style style:name="T2543" style:family="text">
      <style:text-properties style:text-position="0% 100%" style:text-underline-style="none" fo:font-weight="normal" officeooo:rsid="02416f1d" style:font-weight-asian="normal" style:font-weight-complex="normal"/>
    </style:style>
    <style:style style:name="T2544" style:family="text">
      <style:text-properties style:text-position="0% 100%" style:text-underline-style="none" fo:font-weight="normal" officeooo:rsid="0241df19" style:font-weight-asian="normal" style:font-weight-complex="normal"/>
    </style:style>
    <style:style style:name="T2545" style:family="text">
      <style:text-properties style:text-position="0% 100%" style:text-underline-style="none" fo:font-weight="normal" officeooo:rsid="023f6b6d" fo:background-color="#ffff00" loext:char-shading-value="0" style:font-weight-asian="normal" style:font-weight-complex="normal"/>
    </style:style>
    <style:style style:name="T2546" style:family="text">
      <style:text-properties style:text-position="0% 100%" style:text-underline-style="none" fo:font-weight="bold" officeooo:rsid="023dab6f" style:font-weight-asian="bold" style:font-weight-complex="bold"/>
    </style:style>
    <style:style style:name="T2547" style:family="text">
      <style:text-properties style:text-position="0% 100%" style:text-underline-style="none" fo:font-weight="bold" officeooo:rsid="023f6b6d" style:font-weight-asian="bold" style:font-weight-complex="bold"/>
    </style:style>
    <style:style style:name="T2548" style:family="text">
      <style:text-properties style:text-position="0% 100%" style:text-underline-style="none" fo:font-weight="bold" officeooo:rsid="0241df19" style:font-weight-asian="bold" style:font-weight-complex="bold"/>
    </style:style>
    <style:style style:name="T2549" style:family="text">
      <style:text-properties style:text-position="0% 100%" style:font-name="Console" fo:font-size="10pt" fo:font-weight="normal" style:font-size-asian="10pt" style:font-weight-asian="normal" style:font-size-complex="10pt" style:font-weight-complex="normal"/>
    </style:style>
    <style:style style:name="T2550" style:family="text">
      <style:text-properties style:text-position="0% 100%" officeooo:rsid="03f42362"/>
    </style:style>
    <style:style style:name="T2551" style:family="text">
      <style:text-properties style:text-position="0% 100%" officeooo:rsid="03f83a60"/>
    </style:style>
    <style:style style:name="T2552" style:family="text">
      <style:text-properties style:text-position="0% 100%" officeooo:rsid="03fa2db5"/>
    </style:style>
    <style:style style:name="T2553" style:family="text">
      <style:text-properties style:text-position="0% 100%" officeooo:rsid="03fbd432"/>
    </style:style>
    <style:style style:name="T2554" style:family="text">
      <style:text-properties officeooo:rsid="00c84f07"/>
    </style:style>
    <style:style style:name="T2555" style:family="text">
      <style:text-properties officeooo:rsid="00caf218"/>
    </style:style>
    <style:style style:name="T2556" style:family="text">
      <style:text-properties officeooo:rsid="00cbde5a"/>
    </style:style>
    <style:style style:name="T2557" style:family="text">
      <style:text-properties officeooo:rsid="00cbec21"/>
    </style:style>
    <style:style style:name="T2558" style:family="text">
      <style:text-properties officeooo:rsid="00ccd07d"/>
    </style:style>
    <style:style style:name="T2559" style:family="text">
      <style:text-properties officeooo:rsid="00d07f84"/>
    </style:style>
    <style:style style:name="T2560" style:family="text">
      <style:text-properties officeooo:rsid="00d57fdd"/>
    </style:style>
    <style:style style:name="T2561" style:family="text">
      <style:text-properties officeooo:rsid="00d5979a"/>
    </style:style>
    <style:style style:name="T2562" style:family="text">
      <style:text-properties officeooo:rsid="00d68b52"/>
    </style:style>
    <style:style style:name="T2563" style:family="text">
      <style:text-properties officeooo:rsid="00d9b412"/>
    </style:style>
    <style:style style:name="T2564" style:family="text">
      <style:text-properties officeooo:rsid="00db0cd7"/>
    </style:style>
    <style:style style:name="T2565" style:family="text">
      <style:text-properties officeooo:rsid="00dbf3f1"/>
    </style:style>
    <style:style style:name="T2566" style:family="text">
      <style:text-properties officeooo:rsid="00dc84bc"/>
    </style:style>
    <style:style style:name="T2567" style:family="text">
      <style:text-properties officeooo:rsid="00dd6aad"/>
    </style:style>
    <style:style style:name="T2568" style:family="text">
      <style:text-properties officeooo:rsid="00de7a01"/>
    </style:style>
    <style:style style:name="T2569" style:family="text">
      <style:text-properties officeooo:rsid="00e0335f"/>
    </style:style>
    <style:style style:name="T2570" style:family="text">
      <style:text-properties fo:font-style="italic" style:font-style-asian="italic" style:font-style-complex="italic"/>
    </style:style>
    <style:style style:name="T2571" style:family="text">
      <style:text-properties fo:font-style="italic" officeooo:rsid="00dd6aad" style:font-style-asian="italic" style:font-style-complex="italic"/>
    </style:style>
    <style:style style:name="T2572" style:family="text">
      <style:text-properties fo:font-style="italic" officeooo:rsid="0183de12" style:font-style-asian="italic" style:font-style-complex="italic"/>
    </style:style>
    <style:style style:name="T2573" style:family="text">
      <style:text-properties fo:font-style="italic" officeooo:rsid="01a1dc3f" style:font-style-asian="italic" style:font-style-complex="italic"/>
    </style:style>
    <style:style style:name="T2574" style:family="text">
      <style:text-properties fo:font-style="italic" officeooo:rsid="01afbb44" style:font-style-asian="italic" style:font-style-complex="italic"/>
    </style:style>
    <style:style style:name="T2575" style:family="text">
      <style:text-properties fo:font-style="italic" officeooo:rsid="01b2fd3e" style:font-style-asian="italic" style:font-style-complex="italic"/>
    </style:style>
    <style:style style:name="T2576" style:family="text">
      <style:text-properties fo:font-style="italic" officeooo:rsid="01c407a6" style:font-style-asian="italic" style:font-style-complex="italic"/>
    </style:style>
    <style:style style:name="T2577" style:family="text">
      <style:text-properties fo:font-style="italic" officeooo:rsid="01d350c7" style:font-style-asian="italic" style:font-style-complex="italic"/>
    </style:style>
    <style:style style:name="T2578" style:family="text">
      <style:text-properties fo:font-style="italic" officeooo:rsid="01eaf6f0" style:font-style-asian="italic" style:font-style-complex="italic"/>
    </style:style>
    <style:style style:name="T2579" style:family="text">
      <style:text-properties fo:font-style="italic" officeooo:rsid="02369457" style:font-style-asian="italic" style:font-style-complex="italic"/>
    </style:style>
    <style:style style:name="T2580" style:family="text">
      <style:text-properties fo:font-style="italic" officeooo:rsid="023839ae" style:font-style-asian="italic" style:font-style-complex="italic"/>
    </style:style>
    <style:style style:name="T2581" style:family="text">
      <style:text-properties fo:font-style="italic" officeooo:rsid="024a16e6" style:font-style-asian="italic" style:font-style-complex="italic"/>
    </style:style>
    <style:style style:name="T2582" style:family="text">
      <style:text-properties fo:font-style="italic" officeooo:rsid="02f4f3c0" style:font-style-asian="italic" style:font-style-complex="italic"/>
    </style:style>
    <style:style style:name="T2583" style:family="text">
      <style:text-properties fo:font-style="italic" officeooo:rsid="038bdd6f" style:font-style-asian="italic" style:font-style-complex="italic"/>
    </style:style>
    <style:style style:name="T2584" style:family="text">
      <style:text-properties fo:font-style="italic" officeooo:rsid="0434811a" style:font-style-asian="italic" style:font-style-complex="italic"/>
    </style:style>
    <style:style style:name="T2585" style:family="text">
      <style:text-properties fo:font-style="italic" officeooo:rsid="043deff8" style:font-style-asian="italic" style:font-style-complex="italic"/>
    </style:style>
    <style:style style:name="T2586" style:family="text">
      <style:text-properties fo:font-style="italic" style:text-underline-style="none" officeooo:rsid="01a1dc3f" style:font-style-asian="italic" style:font-style-complex="italic"/>
    </style:style>
    <style:style style:name="T2587" style:family="text">
      <style:text-properties fo:font-style="italic" style:text-underline-style="none" officeooo:rsid="01a1dc3f" fo:background-color="transparent" loext:char-shading-value="0" style:font-style-asian="italic" style:font-style-complex="italic"/>
    </style:style>
    <style:style style:name="T2588" style:family="text">
      <style:text-properties fo:font-style="italic" fo:font-weight="bold" style:font-style-asian="italic" style:font-weight-asian="bold" style:font-style-complex="italic" style:font-weight-complex="bold"/>
    </style:style>
    <style:style style:name="T2589" style:family="text">
      <style:text-properties fo:font-style="italic" fo:font-weight="normal" style:font-style-asian="italic" style:font-weight-asian="normal" style:font-style-complex="italic" style:font-weight-complex="normal"/>
    </style:style>
    <style:style style:name="T2590" style:family="text">
      <style:text-properties fo:font-style="italic" fo:font-weight="normal" officeooo:rsid="020d9c16" style:font-style-asian="italic" style:font-weight-asian="normal" style:font-style-complex="italic" style:font-weight-complex="normal"/>
    </style:style>
    <style:style style:name="T2591" style:family="text">
      <style:text-properties fo:font-style="italic" fo:font-weight="normal" officeooo:rsid="02283d98" style:font-style-asian="italic" style:font-weight-asian="normal" style:font-style-complex="italic" style:font-weight-complex="normal"/>
    </style:style>
    <style:style style:name="T2592" style:family="text">
      <style:text-properties fo:font-style="italic" fo:font-weight="normal" officeooo:rsid="038bdd6f" style:font-style-asian="italic" style:font-weight-asian="normal" style:font-style-complex="italic" style:font-weight-complex="normal"/>
    </style:style>
    <style:style style:name="T2593" style:family="text">
      <style:text-properties fo:font-style="italic" fo:font-weight="normal" officeooo:rsid="043deff8" style:font-style-asian="italic" style:font-weight-asian="normal" style:font-style-complex="italic" style:font-weight-complex="normal"/>
    </style:style>
    <style:style style:name="T2594" style:family="text">
      <style:text-properties officeooo:rsid="00e5e051"/>
    </style:style>
    <style:style style:name="T2595" style:family="text">
      <style:text-properties officeooo:rsid="00e86af0"/>
    </style:style>
    <style:style style:name="T2596" style:family="text">
      <style:text-properties officeooo:rsid="00e9b7ed"/>
    </style:style>
    <style:style style:name="T2597" style:family="text">
      <style:text-properties officeooo:rsid="00ebb437"/>
    </style:style>
    <style:style style:name="T2598" style:family="text">
      <style:text-properties officeooo:rsid="00eea89b"/>
    </style:style>
    <style:style style:name="T2599" style:family="text">
      <style:text-properties officeooo:rsid="00f13347"/>
    </style:style>
    <style:style style:name="T2600" style:family="text">
      <style:text-properties officeooo:rsid="00f30881"/>
    </style:style>
    <style:style style:name="T2601" style:family="text">
      <style:text-properties officeooo:rsid="00f38266"/>
    </style:style>
    <style:style style:name="T2602" style:family="text">
      <style:text-properties officeooo:rsid="00f672c2"/>
    </style:style>
    <style:style style:name="T2603" style:family="text">
      <style:text-properties officeooo:rsid="00f719fb"/>
    </style:style>
    <style:style style:name="T2604" style:family="text">
      <style:text-properties officeooo:rsid="00f7f4fd"/>
    </style:style>
    <style:style style:name="T2605" style:family="text">
      <style:text-properties officeooo:rsid="00f9b841"/>
    </style:style>
    <style:style style:name="T2606" style:family="text">
      <style:text-properties officeooo:rsid="00fddce9"/>
    </style:style>
    <style:style style:name="T2607" style:family="text">
      <style:text-properties fo:font-weight="bold" style:font-weight-asian="bold" style:font-weight-complex="bold"/>
    </style:style>
    <style:style style:name="T2608" style:family="text">
      <style:text-properties fo:font-weight="bold" officeooo:rsid="00fc41c1" style:font-weight-asian="bold" style:font-weight-complex="bold"/>
    </style:style>
    <style:style style:name="T2609" style:family="text">
      <style:text-properties fo:font-weight="bold" officeooo:rsid="0133226b" style:font-weight-asian="bold" style:font-weight-complex="bold"/>
    </style:style>
    <style:style style:name="T2610" style:family="text">
      <style:text-properties fo:font-weight="bold" officeooo:rsid="01353823" style:font-weight-asian="bold" style:font-weight-complex="bold"/>
    </style:style>
    <style:style style:name="T2611" style:family="text">
      <style:text-properties fo:font-weight="bold" officeooo:rsid="0137e217" style:font-weight-asian="bold" style:font-weight-complex="bold"/>
    </style:style>
    <style:style style:name="T2612" style:family="text">
      <style:text-properties fo:font-weight="bold" officeooo:rsid="01438d86" style:font-weight-asian="bold" style:font-weight-complex="bold"/>
    </style:style>
    <style:style style:name="T2613" style:family="text">
      <style:text-properties fo:font-weight="bold" officeooo:rsid="014936b9" style:font-weight-asian="bold" style:font-weight-complex="bold"/>
    </style:style>
    <style:style style:name="T2614" style:family="text">
      <style:text-properties fo:font-weight="bold" officeooo:rsid="0149ff2b" style:font-weight-asian="bold" style:font-weight-complex="bold"/>
    </style:style>
    <style:style style:name="T2615" style:family="text">
      <style:text-properties fo:font-weight="bold" officeooo:rsid="0155773c" style:font-weight-asian="bold" style:font-weight-complex="bold"/>
    </style:style>
    <style:style style:name="T2616" style:family="text">
      <style:text-properties fo:font-weight="bold" officeooo:rsid="01576532" style:font-weight-asian="bold" style:font-weight-complex="bold"/>
    </style:style>
    <style:style style:name="T2617" style:family="text">
      <style:text-properties fo:font-weight="bold" officeooo:rsid="015ad69d" style:font-weight-asian="bold" style:font-weight-complex="bold"/>
    </style:style>
    <style:style style:name="T2618" style:family="text">
      <style:text-properties fo:font-weight="bold" officeooo:rsid="015e18b0" style:font-weight-asian="bold" style:font-weight-complex="bold"/>
    </style:style>
    <style:style style:name="T2619" style:family="text">
      <style:text-properties fo:font-weight="bold" officeooo:rsid="01723cd2" style:font-weight-asian="bold" style:font-weight-complex="bold"/>
    </style:style>
    <style:style style:name="T2620" style:family="text">
      <style:text-properties fo:font-weight="bold" officeooo:rsid="01725c53" style:font-weight-asian="bold" style:font-weight-complex="bold"/>
    </style:style>
    <style:style style:name="T2621" style:family="text">
      <style:text-properties fo:font-weight="bold" officeooo:rsid="0173d42e" style:font-weight-asian="bold" style:font-weight-complex="bold"/>
    </style:style>
    <style:style style:name="T2622" style:family="text">
      <style:text-properties fo:font-weight="bold" officeooo:rsid="017779e8" style:font-weight-asian="bold" style:font-weight-complex="bold"/>
    </style:style>
    <style:style style:name="T2623" style:family="text">
      <style:text-properties fo:font-weight="bold" officeooo:rsid="01795c76" style:font-weight-asian="bold" style:font-weight-complex="bold"/>
    </style:style>
    <style:style style:name="T2624" style:family="text">
      <style:text-properties fo:font-weight="bold" officeooo:rsid="017a19d8" style:font-weight-asian="bold" style:font-weight-complex="bold"/>
    </style:style>
    <style:style style:name="T2625" style:family="text">
      <style:text-properties fo:font-weight="bold" officeooo:rsid="017e29aa" style:font-weight-asian="bold" style:font-weight-complex="bold"/>
    </style:style>
    <style:style style:name="T2626" style:family="text">
      <style:text-properties fo:font-weight="bold" officeooo:rsid="0180ed0b" style:font-weight-asian="bold" style:font-weight-complex="bold"/>
    </style:style>
    <style:style style:name="T2627" style:family="text">
      <style:text-properties fo:font-weight="bold" officeooo:rsid="0182ea6d" style:font-weight-asian="bold" style:font-weight-complex="bold"/>
    </style:style>
    <style:style style:name="T2628" style:family="text">
      <style:text-properties fo:font-weight="bold" officeooo:rsid="0183de12" style:font-weight-asian="bold" style:font-weight-complex="bold"/>
    </style:style>
    <style:style style:name="T2629" style:family="text">
      <style:text-properties fo:font-weight="bold" officeooo:rsid="0187078f" style:font-weight-asian="bold" style:font-weight-complex="bold"/>
    </style:style>
    <style:style style:name="T2630" style:family="text">
      <style:text-properties fo:font-weight="bold" officeooo:rsid="01884c6b" style:font-weight-asian="bold" style:font-weight-complex="bold"/>
    </style:style>
    <style:style style:name="T2631" style:family="text">
      <style:text-properties fo:font-weight="bold" officeooo:rsid="018a74e7" style:font-weight-asian="bold" style:font-weight-complex="bold"/>
    </style:style>
    <style:style style:name="T2632" style:family="text">
      <style:text-properties fo:font-weight="bold" officeooo:rsid="018d767b" style:font-weight-asian="bold" style:font-weight-complex="bold"/>
    </style:style>
    <style:style style:name="T2633" style:family="text">
      <style:text-properties fo:font-weight="bold" officeooo:rsid="0190ce55" style:font-weight-asian="bold" style:font-weight-complex="bold"/>
    </style:style>
    <style:style style:name="T2634" style:family="text">
      <style:text-properties fo:font-weight="bold" officeooo:rsid="019586d0" style:font-weight-asian="bold" style:font-weight-complex="bold"/>
    </style:style>
    <style:style style:name="T2635" style:family="text">
      <style:text-properties fo:font-weight="bold" officeooo:rsid="01aaa04e" style:font-weight-asian="bold" style:font-weight-complex="bold"/>
    </style:style>
    <style:style style:name="T2636" style:family="text">
      <style:text-properties fo:font-weight="bold" officeooo:rsid="01afbb44" style:font-weight-asian="bold" style:font-weight-complex="bold"/>
    </style:style>
    <style:style style:name="T2637" style:family="text">
      <style:text-properties fo:font-weight="bold" officeooo:rsid="01b2fd3e" style:font-weight-asian="bold" style:font-weight-complex="bold"/>
    </style:style>
    <style:style style:name="T2638" style:family="text">
      <style:text-properties fo:font-weight="bold" officeooo:rsid="01b4ed10" style:font-weight-asian="bold" style:font-weight-complex="bold"/>
    </style:style>
    <style:style style:name="T2639" style:family="text">
      <style:text-properties fo:font-weight="bold" officeooo:rsid="01b95fb3" style:font-weight-asian="bold" style:font-weight-complex="bold"/>
    </style:style>
    <style:style style:name="T2640" style:family="text">
      <style:text-properties fo:font-weight="bold" officeooo:rsid="01bae8c1" style:font-weight-asian="bold" style:font-weight-complex="bold"/>
    </style:style>
    <style:style style:name="T2641" style:family="text">
      <style:text-properties fo:font-weight="bold" officeooo:rsid="01bc9194" style:font-weight-asian="bold" style:font-weight-complex="bold"/>
    </style:style>
    <style:style style:name="T2642" style:family="text">
      <style:text-properties fo:font-weight="bold" officeooo:rsid="01bf8104" style:font-weight-asian="bold" style:font-weight-complex="bold"/>
    </style:style>
    <style:style style:name="T2643" style:family="text">
      <style:text-properties fo:font-weight="bold" officeooo:rsid="01bf89c9" style:font-weight-asian="bold" style:font-weight-complex="bold"/>
    </style:style>
    <style:style style:name="T2644" style:family="text">
      <style:text-properties fo:font-weight="bold" officeooo:rsid="01c3599f" style:font-weight-asian="bold" style:font-weight-complex="bold"/>
    </style:style>
    <style:style style:name="T2645" style:family="text">
      <style:text-properties fo:font-weight="bold" officeooo:rsid="01c407a6" style:font-weight-asian="bold" style:font-weight-complex="bold"/>
    </style:style>
    <style:style style:name="T2646" style:family="text">
      <style:text-properties fo:font-weight="bold" officeooo:rsid="01cdedc1" style:font-weight-asian="bold" style:font-weight-complex="bold"/>
    </style:style>
    <style:style style:name="T2647" style:family="text">
      <style:text-properties fo:font-weight="bold" officeooo:rsid="01d350c7" style:font-weight-asian="bold" style:font-weight-complex="bold"/>
    </style:style>
    <style:style style:name="T2648" style:family="text">
      <style:text-properties fo:font-weight="bold" officeooo:rsid="01d8bd5f" style:font-weight-asian="bold" style:font-weight-complex="bold"/>
    </style:style>
    <style:style style:name="T2649" style:family="text">
      <style:text-properties fo:font-weight="bold" officeooo:rsid="01df7559" style:font-weight-asian="bold" style:font-weight-complex="bold"/>
    </style:style>
    <style:style style:name="T2650" style:family="text">
      <style:text-properties fo:font-weight="bold" officeooo:rsid="01df87a3" style:font-weight-asian="bold" style:font-weight-complex="bold"/>
    </style:style>
    <style:style style:name="T2651" style:family="text">
      <style:text-properties fo:font-weight="bold" officeooo:rsid="01e39016" style:font-weight-asian="bold" style:font-weight-complex="bold"/>
    </style:style>
    <style:style style:name="T2652" style:family="text">
      <style:text-properties fo:font-weight="bold" officeooo:rsid="01e542c6" style:font-weight-asian="bold" style:font-weight-complex="bold"/>
    </style:style>
    <style:style style:name="T2653" style:family="text">
      <style:text-properties fo:font-weight="bold" officeooo:rsid="01e5c468" style:font-weight-asian="bold" style:font-weight-complex="bold"/>
    </style:style>
    <style:style style:name="T2654" style:family="text">
      <style:text-properties fo:font-weight="bold" officeooo:rsid="01eaf6f0" style:font-weight-asian="bold" style:font-weight-complex="bold"/>
    </style:style>
    <style:style style:name="T2655" style:family="text">
      <style:text-properties fo:font-weight="bold" officeooo:rsid="01ebd9dc" style:font-weight-asian="bold" style:font-weight-complex="bold"/>
    </style:style>
    <style:style style:name="T2656" style:family="text">
      <style:text-properties fo:font-weight="bold" officeooo:rsid="01ee96e9" style:font-weight-asian="bold" style:font-weight-complex="bold"/>
    </style:style>
    <style:style style:name="T2657" style:family="text">
      <style:text-properties fo:font-weight="bold" officeooo:rsid="01f32c49" style:font-weight-asian="bold" style:font-weight-complex="bold"/>
    </style:style>
    <style:style style:name="T2658" style:family="text">
      <style:text-properties fo:font-weight="bold" officeooo:rsid="01f3f581" style:font-weight-asian="bold" style:font-weight-complex="bold"/>
    </style:style>
    <style:style style:name="T2659" style:family="text">
      <style:text-properties fo:font-weight="bold" officeooo:rsid="01fa61bc" style:font-weight-asian="bold" style:font-weight-complex="bold"/>
    </style:style>
    <style:style style:name="T2660" style:family="text">
      <style:text-properties fo:font-weight="bold" officeooo:rsid="01ffc217" style:font-weight-asian="bold" style:font-weight-complex="bold"/>
    </style:style>
    <style:style style:name="T2661" style:family="text">
      <style:text-properties fo:font-weight="bold" officeooo:rsid="02031b3b" style:font-weight-asian="bold" style:font-weight-complex="bold"/>
    </style:style>
    <style:style style:name="T2662" style:family="text">
      <style:text-properties fo:font-weight="bold" officeooo:rsid="02048cb0" style:font-weight-asian="bold" style:font-weight-complex="bold"/>
    </style:style>
    <style:style style:name="T2663" style:family="text">
      <style:text-properties fo:font-weight="bold" officeooo:rsid="02053c0b" style:font-weight-asian="bold" style:font-weight-complex="bold"/>
    </style:style>
    <style:style style:name="T2664" style:family="text">
      <style:text-properties fo:font-weight="bold" officeooo:rsid="02072099" style:font-weight-asian="bold" style:font-weight-complex="bold"/>
    </style:style>
    <style:style style:name="T2665" style:family="text">
      <style:text-properties fo:font-weight="bold" officeooo:rsid="020c1a77" style:font-weight-asian="bold" style:font-weight-complex="bold"/>
    </style:style>
    <style:style style:name="T2666" style:family="text">
      <style:text-properties fo:font-weight="bold" officeooo:rsid="020d9c16" style:font-weight-asian="bold" style:font-weight-complex="bold"/>
    </style:style>
    <style:style style:name="T2667" style:family="text">
      <style:text-properties fo:font-weight="bold" officeooo:rsid="0213ec40" style:font-weight-asian="bold" style:font-weight-complex="bold"/>
    </style:style>
    <style:style style:name="T2668" style:family="text">
      <style:text-properties fo:font-weight="bold" officeooo:rsid="021273a1" style:font-weight-asian="bold" style:font-weight-complex="bold"/>
    </style:style>
    <style:style style:name="T2669" style:family="text">
      <style:text-properties fo:font-weight="bold" officeooo:rsid="02169829" style:font-weight-asian="bold" style:font-weight-complex="bold"/>
    </style:style>
    <style:style style:name="T2670" style:family="text">
      <style:text-properties fo:font-weight="bold" officeooo:rsid="02178349" style:font-weight-asian="bold" style:font-weight-complex="bold"/>
    </style:style>
    <style:style style:name="T2671" style:family="text">
      <style:text-properties fo:font-weight="bold" officeooo:rsid="021893d3" style:font-weight-asian="bold" style:font-weight-complex="bold"/>
    </style:style>
    <style:style style:name="T2672" style:family="text">
      <style:text-properties fo:font-weight="bold" officeooo:rsid="021b1c6f" style:font-weight-asian="bold" style:font-weight-complex="bold"/>
    </style:style>
    <style:style style:name="T2673" style:family="text">
      <style:text-properties fo:font-weight="bold" officeooo:rsid="022404c3" style:font-weight-asian="bold" style:font-weight-complex="bold"/>
    </style:style>
    <style:style style:name="T2674" style:family="text">
      <style:text-properties fo:font-weight="bold" officeooo:rsid="022745f1" style:font-weight-asian="bold" style:font-weight-complex="bold"/>
    </style:style>
    <style:style style:name="T2675" style:family="text">
      <style:text-properties fo:font-weight="bold" officeooo:rsid="02283d98" style:font-weight-asian="bold" style:font-weight-complex="bold"/>
    </style:style>
    <style:style style:name="T2676" style:family="text">
      <style:text-properties fo:font-weight="bold" officeooo:rsid="02296aa6" style:font-weight-asian="bold" style:font-weight-complex="bold"/>
    </style:style>
    <style:style style:name="T2677" style:family="text">
      <style:text-properties fo:font-weight="bold" officeooo:rsid="022fda75" style:font-weight-asian="bold" style:font-weight-complex="bold"/>
    </style:style>
    <style:style style:name="T2678" style:family="text">
      <style:text-properties fo:font-weight="bold" officeooo:rsid="02369457" style:font-weight-asian="bold" style:font-weight-complex="bold"/>
    </style:style>
    <style:style style:name="T2679" style:family="text">
      <style:text-properties fo:font-weight="bold" officeooo:rsid="023fd2d5" style:font-weight-asian="bold" style:font-weight-complex="bold"/>
    </style:style>
    <style:style style:name="T2680" style:family="text">
      <style:text-properties fo:font-weight="bold" officeooo:rsid="0243a4e8" style:font-weight-asian="bold" style:font-weight-complex="bold"/>
    </style:style>
    <style:style style:name="T2681" style:family="text">
      <style:text-properties fo:font-weight="bold" officeooo:rsid="0244031c" style:font-weight-asian="bold" style:font-weight-complex="bold"/>
    </style:style>
    <style:style style:name="T2682" style:family="text">
      <style:text-properties fo:font-weight="bold" officeooo:rsid="0245d05a" style:font-weight-asian="bold" style:font-weight-complex="bold"/>
    </style:style>
    <style:style style:name="T2683" style:family="text">
      <style:text-properties fo:font-weight="bold" officeooo:rsid="024a16e6" style:font-weight-asian="bold" style:font-weight-complex="bold"/>
    </style:style>
    <style:style style:name="T2684" style:family="text">
      <style:text-properties fo:font-weight="bold" officeooo:rsid="024d4449" style:font-weight-asian="bold" style:font-weight-complex="bold"/>
    </style:style>
    <style:style style:name="T2685" style:family="text">
      <style:text-properties fo:font-weight="bold" officeooo:rsid="024e8bc6" style:font-weight-asian="bold" style:font-weight-complex="bold"/>
    </style:style>
    <style:style style:name="T2686" style:family="text">
      <style:text-properties fo:font-weight="bold" officeooo:rsid="0251bc88" style:font-weight-asian="bold" style:font-weight-complex="bold"/>
    </style:style>
    <style:style style:name="T2687" style:family="text">
      <style:text-properties fo:font-weight="bold" officeooo:rsid="02526d27" style:font-weight-asian="bold" style:font-weight-complex="bold"/>
    </style:style>
    <style:style style:name="T2688" style:family="text">
      <style:text-properties fo:font-weight="bold" officeooo:rsid="02562fe6" style:font-weight-asian="bold" style:font-weight-complex="bold"/>
    </style:style>
    <style:style style:name="T2689" style:family="text">
      <style:text-properties fo:font-weight="bold" officeooo:rsid="02596212" style:font-weight-asian="bold" style:font-weight-complex="bold"/>
    </style:style>
    <style:style style:name="T2690" style:family="text">
      <style:text-properties fo:font-weight="bold" officeooo:rsid="025ef3f7" style:font-weight-asian="bold" style:font-weight-complex="bold"/>
    </style:style>
    <style:style style:name="T2691" style:family="text">
      <style:text-properties fo:font-weight="bold" officeooo:rsid="0261dffe" style:font-weight-asian="bold" style:font-weight-complex="bold"/>
    </style:style>
    <style:style style:name="T2692" style:family="text">
      <style:text-properties fo:font-weight="bold" officeooo:rsid="0264e7d2" style:font-weight-asian="bold" style:font-weight-complex="bold"/>
    </style:style>
    <style:style style:name="T2693" style:family="text">
      <style:text-properties fo:font-weight="bold" officeooo:rsid="0267b17f" style:font-weight-asian="bold" style:font-weight-complex="bold"/>
    </style:style>
    <style:style style:name="T2694" style:family="text">
      <style:text-properties fo:font-weight="bold" officeooo:rsid="02685880" style:font-weight-asian="bold" style:font-weight-complex="bold"/>
    </style:style>
    <style:style style:name="T2695" style:family="text">
      <style:text-properties fo:font-weight="bold" officeooo:rsid="0268b611" style:font-weight-asian="bold" style:font-weight-complex="bold"/>
    </style:style>
    <style:style style:name="T2696" style:family="text">
      <style:text-properties fo:font-weight="bold" officeooo:rsid="0269d05f" style:font-weight-asian="bold" style:font-weight-complex="bold"/>
    </style:style>
    <style:style style:name="T2697" style:family="text">
      <style:text-properties fo:font-weight="bold" officeooo:rsid="026e3cb1" style:font-weight-asian="bold" style:font-weight-complex="bold"/>
    </style:style>
    <style:style style:name="T2698" style:family="text">
      <style:text-properties fo:font-weight="bold" officeooo:rsid="026c4db0" style:font-weight-asian="bold" style:font-weight-complex="bold"/>
    </style:style>
    <style:style style:name="T2699" style:family="text">
      <style:text-properties fo:font-weight="bold" officeooo:rsid="02726e0c" style:font-weight-asian="bold" style:font-weight-complex="bold"/>
    </style:style>
    <style:style style:name="T2700" style:family="text">
      <style:text-properties fo:font-weight="bold" officeooo:rsid="0276ee98" style:font-weight-asian="bold" style:font-weight-complex="bold"/>
    </style:style>
    <style:style style:name="T2701" style:family="text">
      <style:text-properties fo:font-weight="bold" officeooo:rsid="0278edc6" style:font-weight-asian="bold" style:font-weight-complex="bold"/>
    </style:style>
    <style:style style:name="T2702" style:family="text">
      <style:text-properties fo:font-weight="bold" officeooo:rsid="027ca5e9" style:font-weight-asian="bold" style:font-weight-complex="bold"/>
    </style:style>
    <style:style style:name="T2703" style:family="text">
      <style:text-properties fo:font-weight="bold" officeooo:rsid="027ccb37" style:font-weight-asian="bold" style:font-weight-complex="bold"/>
    </style:style>
    <style:style style:name="T2704" style:family="text">
      <style:text-properties fo:font-weight="bold" officeooo:rsid="02811839" style:font-weight-asian="bold" style:font-weight-complex="bold"/>
    </style:style>
    <style:style style:name="T2705" style:family="text">
      <style:text-properties fo:font-weight="bold" officeooo:rsid="02854f61" style:font-weight-asian="bold" style:font-weight-complex="bold"/>
    </style:style>
    <style:style style:name="T2706" style:family="text">
      <style:text-properties fo:font-weight="bold" officeooo:rsid="028742bb" style:font-weight-asian="bold" style:font-weight-complex="bold"/>
    </style:style>
    <style:style style:name="T2707" style:family="text">
      <style:text-properties fo:font-weight="bold" officeooo:rsid="02884d10" style:font-weight-asian="bold" style:font-weight-complex="bold"/>
    </style:style>
    <style:style style:name="T2708" style:family="text">
      <style:text-properties fo:font-weight="bold" officeooo:rsid="028b65c0" style:font-weight-asian="bold" style:font-weight-complex="bold"/>
    </style:style>
    <style:style style:name="T2709" style:family="text">
      <style:text-properties fo:font-weight="bold" officeooo:rsid="028cfc9d" style:font-weight-asian="bold" style:font-weight-complex="bold"/>
    </style:style>
    <style:style style:name="T2710" style:family="text">
      <style:text-properties fo:font-weight="bold" officeooo:rsid="028f574f" style:font-weight-asian="bold" style:font-weight-complex="bold"/>
    </style:style>
    <style:style style:name="T2711" style:family="text">
      <style:text-properties fo:font-weight="bold" officeooo:rsid="029037a6" style:font-weight-asian="bold" style:font-weight-complex="bold"/>
    </style:style>
    <style:style style:name="T2712" style:family="text">
      <style:text-properties fo:font-weight="bold" officeooo:rsid="02907a06" style:font-weight-asian="bold" style:font-weight-complex="bold"/>
    </style:style>
    <style:style style:name="T2713" style:family="text">
      <style:text-properties fo:font-weight="bold" officeooo:rsid="0295cfd1" style:font-weight-asian="bold" style:font-weight-complex="bold"/>
    </style:style>
    <style:style style:name="T2714" style:family="text">
      <style:text-properties fo:font-weight="bold" officeooo:rsid="02961040" style:font-weight-asian="bold" style:font-weight-complex="bold"/>
    </style:style>
    <style:style style:name="T2715" style:family="text">
      <style:text-properties fo:font-weight="bold" officeooo:rsid="029abf4f" style:font-weight-asian="bold" style:font-weight-complex="bold"/>
    </style:style>
    <style:style style:name="T2716" style:family="text">
      <style:text-properties fo:font-weight="bold" officeooo:rsid="02992aa0" style:font-weight-asian="bold" style:font-weight-complex="bold"/>
    </style:style>
    <style:style style:name="T2717" style:family="text">
      <style:text-properties fo:font-weight="bold" officeooo:rsid="02a0b275" style:font-weight-asian="bold" style:font-weight-complex="bold"/>
    </style:style>
    <style:style style:name="T2718" style:family="text">
      <style:text-properties fo:font-weight="bold" officeooo:rsid="02a631c1" style:font-weight-asian="bold" style:font-weight-complex="bold"/>
    </style:style>
    <style:style style:name="T2719" style:family="text">
      <style:text-properties fo:font-weight="bold" officeooo:rsid="02a448bb" style:font-weight-asian="bold" style:font-weight-complex="bold"/>
    </style:style>
    <style:style style:name="T2720" style:family="text">
      <style:text-properties fo:font-weight="bold" officeooo:rsid="02ac5e9c" style:font-weight-asian="bold" style:font-weight-complex="bold"/>
    </style:style>
    <style:style style:name="T2721" style:family="text">
      <style:text-properties fo:font-weight="bold" officeooo:rsid="02af0c80" style:font-weight-asian="bold" style:font-weight-complex="bold"/>
    </style:style>
    <style:style style:name="T2722" style:family="text">
      <style:text-properties fo:font-weight="bold" officeooo:rsid="02b05428" style:font-weight-asian="bold" style:font-weight-complex="bold"/>
    </style:style>
    <style:style style:name="T2723" style:family="text">
      <style:text-properties fo:font-weight="bold" officeooo:rsid="02b1e327" style:font-weight-asian="bold" style:font-weight-complex="bold"/>
    </style:style>
    <style:style style:name="T2724" style:family="text">
      <style:text-properties fo:font-weight="bold" officeooo:rsid="02b3d80d" style:font-weight-asian="bold" style:font-weight-complex="bold"/>
    </style:style>
    <style:style style:name="T2725" style:family="text">
      <style:text-properties fo:font-weight="bold" officeooo:rsid="02b42639" style:font-weight-asian="bold" style:font-weight-complex="bold"/>
    </style:style>
    <style:style style:name="T2726" style:family="text">
      <style:text-properties fo:font-weight="bold" officeooo:rsid="02b646a0" style:font-weight-asian="bold" style:font-weight-complex="bold"/>
    </style:style>
    <style:style style:name="T2727" style:family="text">
      <style:text-properties fo:font-weight="bold" officeooo:rsid="02b732c8" style:font-weight-asian="bold" style:font-weight-complex="bold"/>
    </style:style>
    <style:style style:name="T2728" style:family="text">
      <style:text-properties fo:font-weight="bold" officeooo:rsid="02b909a6" style:font-weight-asian="bold" style:font-weight-complex="bold"/>
    </style:style>
    <style:style style:name="T2729" style:family="text">
      <style:text-properties fo:font-weight="bold" officeooo:rsid="02bb5737" style:font-weight-asian="bold" style:font-weight-complex="bold"/>
    </style:style>
    <style:style style:name="T2730" style:family="text">
      <style:text-properties fo:font-weight="bold" officeooo:rsid="02bcc34f" style:font-weight-asian="bold" style:font-weight-complex="bold"/>
    </style:style>
    <style:style style:name="T2731" style:family="text">
      <style:text-properties fo:font-weight="bold" officeooo:rsid="02be5005" style:font-weight-asian="bold" style:font-weight-complex="bold"/>
    </style:style>
    <style:style style:name="T2732" style:family="text">
      <style:text-properties fo:font-weight="bold" officeooo:rsid="02c01591" style:font-weight-asian="bold" style:font-weight-complex="bold"/>
    </style:style>
    <style:style style:name="T2733" style:family="text">
      <style:text-properties fo:font-weight="bold" officeooo:rsid="02c1787e" style:font-weight-asian="bold" style:font-weight-complex="bold"/>
    </style:style>
    <style:style style:name="T2734" style:family="text">
      <style:text-properties fo:font-weight="bold" officeooo:rsid="02c0fadc" style:font-weight-asian="bold" style:font-weight-complex="bold"/>
    </style:style>
    <style:style style:name="T2735" style:family="text">
      <style:text-properties fo:font-weight="bold" officeooo:rsid="02c2f01c" style:font-weight-asian="bold" style:font-weight-complex="bold"/>
    </style:style>
    <style:style style:name="T2736" style:family="text">
      <style:text-properties fo:font-weight="bold" officeooo:rsid="02c6433f" style:font-weight-asian="bold" style:font-weight-complex="bold"/>
    </style:style>
    <style:style style:name="T2737" style:family="text">
      <style:text-properties fo:font-weight="bold" officeooo:rsid="02db0db6" style:font-weight-asian="bold" style:font-weight-complex="bold"/>
    </style:style>
    <style:style style:name="T2738" style:family="text">
      <style:text-properties fo:font-weight="bold" officeooo:rsid="02dd7099" style:font-weight-asian="bold" style:font-weight-complex="bold"/>
    </style:style>
    <style:style style:name="T2739" style:family="text">
      <style:text-properties fo:font-weight="bold" officeooo:rsid="02de5393" style:font-weight-asian="bold" style:font-weight-complex="bold"/>
    </style:style>
    <style:style style:name="T2740" style:family="text">
      <style:text-properties fo:font-weight="bold" officeooo:rsid="02e1940b" style:font-weight-asian="bold" style:font-weight-complex="bold"/>
    </style:style>
    <style:style style:name="T2741" style:family="text">
      <style:text-properties fo:font-weight="bold" officeooo:rsid="02e1cd34" style:font-weight-asian="bold" style:font-weight-complex="bold"/>
    </style:style>
    <style:style style:name="T2742" style:family="text">
      <style:text-properties fo:font-weight="bold" officeooo:rsid="02e23333" style:font-weight-asian="bold" style:font-weight-complex="bold"/>
    </style:style>
    <style:style style:name="T2743" style:family="text">
      <style:text-properties fo:font-weight="bold" officeooo:rsid="02e3a006" style:font-weight-asian="bold" style:font-weight-complex="bold"/>
    </style:style>
    <style:style style:name="T2744" style:family="text">
      <style:text-properties fo:font-weight="bold" officeooo:rsid="02e5953b" style:font-weight-asian="bold" style:font-weight-complex="bold"/>
    </style:style>
    <style:style style:name="T2745" style:family="text">
      <style:text-properties fo:font-weight="bold" officeooo:rsid="02e755a5" style:font-weight-asian="bold" style:font-weight-complex="bold"/>
    </style:style>
    <style:style style:name="T2746" style:family="text">
      <style:text-properties fo:font-weight="bold" officeooo:rsid="02e7c431" style:font-weight-asian="bold" style:font-weight-complex="bold"/>
    </style:style>
    <style:style style:name="T2747" style:family="text">
      <style:text-properties fo:font-weight="bold" officeooo:rsid="02e9a85a" style:font-weight-asian="bold" style:font-weight-complex="bold"/>
    </style:style>
    <style:style style:name="T2748" style:family="text">
      <style:text-properties fo:font-weight="bold" officeooo:rsid="02eb1f07" style:font-weight-asian="bold" style:font-weight-complex="bold"/>
    </style:style>
    <style:style style:name="T2749" style:family="text">
      <style:text-properties fo:font-weight="bold" officeooo:rsid="02ebf69c" style:font-weight-asian="bold" style:font-weight-complex="bold"/>
    </style:style>
    <style:style style:name="T2750" style:family="text">
      <style:text-properties fo:font-weight="bold" officeooo:rsid="02f17e35" style:font-weight-asian="bold" style:font-weight-complex="bold"/>
    </style:style>
    <style:style style:name="T2751" style:family="text">
      <style:text-properties fo:font-weight="bold" officeooo:rsid="02f3052f" style:font-weight-asian="bold" style:font-weight-complex="bold"/>
    </style:style>
    <style:style style:name="T2752" style:family="text">
      <style:text-properties fo:font-weight="bold" officeooo:rsid="02f4f3c0" style:font-weight-asian="bold" style:font-weight-complex="bold"/>
    </style:style>
    <style:style style:name="T2753" style:family="text">
      <style:text-properties fo:font-weight="bold" officeooo:rsid="02f5cd79" style:font-weight-asian="bold" style:font-weight-complex="bold"/>
    </style:style>
    <style:style style:name="T2754" style:family="text">
      <style:text-properties fo:font-weight="bold" officeooo:rsid="02ffada8" style:font-weight-asian="bold" style:font-weight-complex="bold"/>
    </style:style>
    <style:style style:name="T2755" style:family="text">
      <style:text-properties fo:font-weight="bold" officeooo:rsid="030249b2" style:font-weight-asian="bold" style:font-weight-complex="bold"/>
    </style:style>
    <style:style style:name="T2756" style:family="text">
      <style:text-properties fo:font-weight="bold" officeooo:rsid="0304baab" style:font-weight-asian="bold" style:font-weight-complex="bold"/>
    </style:style>
    <style:style style:name="T2757" style:family="text">
      <style:text-properties fo:font-weight="bold" officeooo:rsid="03075eaa" style:font-weight-asian="bold" style:font-weight-complex="bold"/>
    </style:style>
    <style:style style:name="T2758" style:family="text">
      <style:text-properties fo:font-weight="bold" officeooo:rsid="0308efe1" style:font-weight-asian="bold" style:font-weight-complex="bold"/>
    </style:style>
    <style:style style:name="T2759" style:family="text">
      <style:text-properties fo:font-weight="bold" officeooo:rsid="03097cf2" style:font-weight-asian="bold" style:font-weight-complex="bold"/>
    </style:style>
    <style:style style:name="T2760" style:family="text">
      <style:text-properties fo:font-weight="bold" officeooo:rsid="030cabd3" style:font-weight-asian="bold" style:font-weight-complex="bold"/>
    </style:style>
    <style:style style:name="T2761" style:family="text">
      <style:text-properties fo:font-weight="bold" officeooo:rsid="0316a931" style:font-weight-asian="bold" style:font-weight-complex="bold"/>
    </style:style>
    <style:style style:name="T2762" style:family="text">
      <style:text-properties fo:font-weight="bold" officeooo:rsid="031cb2c1" style:font-weight-asian="bold" style:font-weight-complex="bold"/>
    </style:style>
    <style:style style:name="T2763" style:family="text">
      <style:text-properties fo:font-weight="bold" officeooo:rsid="031e6711" style:font-weight-asian="bold" style:font-weight-complex="bold"/>
    </style:style>
    <style:style style:name="T2764" style:family="text">
      <style:text-properties fo:font-weight="bold" officeooo:rsid="03212706" style:font-weight-asian="bold" style:font-weight-complex="bold"/>
    </style:style>
    <style:style style:name="T2765" style:family="text">
      <style:text-properties fo:font-weight="bold" officeooo:rsid="031f2494" style:font-weight-asian="bold" style:font-weight-complex="bold"/>
    </style:style>
    <style:style style:name="T2766" style:family="text">
      <style:text-properties fo:font-weight="bold" officeooo:rsid="0320c04f" style:font-weight-asian="bold" style:font-weight-complex="bold"/>
    </style:style>
    <style:style style:name="T2767" style:family="text">
      <style:text-properties fo:font-weight="bold" officeooo:rsid="0327e255" style:font-weight-asian="bold" style:font-weight-complex="bold"/>
    </style:style>
    <style:style style:name="T2768" style:family="text">
      <style:text-properties fo:font-weight="bold" officeooo:rsid="03293cb9" style:font-weight-asian="bold" style:font-weight-complex="bold"/>
    </style:style>
    <style:style style:name="T2769" style:family="text">
      <style:text-properties fo:font-weight="bold" officeooo:rsid="03303ef7" style:font-weight-asian="bold" style:font-weight-complex="bold"/>
    </style:style>
    <style:style style:name="T2770" style:family="text">
      <style:text-properties fo:font-weight="bold" officeooo:rsid="03333a62" style:font-weight-asian="bold" style:font-weight-complex="bold"/>
    </style:style>
    <style:style style:name="T2771" style:family="text">
      <style:text-properties fo:font-weight="bold" officeooo:rsid="03340ccf" style:font-weight-asian="bold" style:font-weight-complex="bold"/>
    </style:style>
    <style:style style:name="T2772" style:family="text">
      <style:text-properties fo:font-weight="bold" officeooo:rsid="03393efa" style:font-weight-asian="bold" style:font-weight-complex="bold"/>
    </style:style>
    <style:style style:name="T2773" style:family="text">
      <style:text-properties fo:font-weight="bold" officeooo:rsid="033de3c4" style:font-weight-asian="bold" style:font-weight-complex="bold"/>
    </style:style>
    <style:style style:name="T2774" style:family="text">
      <style:text-properties fo:font-weight="bold" officeooo:rsid="033fb928" style:font-weight-asian="bold" style:font-weight-complex="bold"/>
    </style:style>
    <style:style style:name="T2775" style:family="text">
      <style:text-properties fo:font-weight="bold" officeooo:rsid="034284c6" style:font-weight-asian="bold" style:font-weight-complex="bold"/>
    </style:style>
    <style:style style:name="T2776" style:family="text">
      <style:text-properties fo:font-weight="bold" officeooo:rsid="03468c19" style:font-weight-asian="bold" style:font-weight-complex="bold"/>
    </style:style>
    <style:style style:name="T2777" style:family="text">
      <style:text-properties fo:font-weight="bold" officeooo:rsid="034869fc" style:font-weight-asian="bold" style:font-weight-complex="bold"/>
    </style:style>
    <style:style style:name="T2778" style:family="text">
      <style:text-properties fo:font-weight="bold" officeooo:rsid="034a6757" style:font-weight-asian="bold" style:font-weight-complex="bold"/>
    </style:style>
    <style:style style:name="T2779" style:family="text">
      <style:text-properties fo:font-weight="bold" officeooo:rsid="034d4add" style:font-weight-asian="bold" style:font-weight-complex="bold"/>
    </style:style>
    <style:style style:name="T2780" style:family="text">
      <style:text-properties fo:font-weight="bold" officeooo:rsid="034e93fb" style:font-weight-asian="bold" style:font-weight-complex="bold"/>
    </style:style>
    <style:style style:name="T2781" style:family="text">
      <style:text-properties fo:font-weight="bold" officeooo:rsid="0354ea0d" style:font-weight-asian="bold" style:font-weight-complex="bold"/>
    </style:style>
    <style:style style:name="T2782" style:family="text">
      <style:text-properties fo:font-weight="bold" officeooo:rsid="035785a9" style:font-weight-asian="bold" style:font-weight-complex="bold"/>
    </style:style>
    <style:style style:name="T2783" style:family="text">
      <style:text-properties fo:font-weight="bold" officeooo:rsid="0358bdd2" style:font-weight-asian="bold" style:font-weight-complex="bold"/>
    </style:style>
    <style:style style:name="T2784" style:family="text">
      <style:text-properties fo:font-weight="bold" officeooo:rsid="035b9b20" style:font-weight-asian="bold" style:font-weight-complex="bold"/>
    </style:style>
    <style:style style:name="T2785" style:family="text">
      <style:text-properties fo:font-weight="bold" officeooo:rsid="03668ea2" style:font-weight-asian="bold" style:font-weight-complex="bold"/>
    </style:style>
    <style:style style:name="T2786" style:family="text">
      <style:text-properties fo:font-weight="bold" officeooo:rsid="03676881" style:font-weight-asian="bold" style:font-weight-complex="bold"/>
    </style:style>
    <style:style style:name="T2787" style:family="text">
      <style:text-properties fo:font-weight="bold" officeooo:rsid="036abd30" style:font-weight-asian="bold" style:font-weight-complex="bold"/>
    </style:style>
    <style:style style:name="T2788" style:family="text">
      <style:text-properties fo:font-weight="bold" officeooo:rsid="036f7f8c" style:font-weight-asian="bold" style:font-weight-complex="bold"/>
    </style:style>
    <style:style style:name="T2789" style:family="text">
      <style:text-properties fo:font-weight="bold" officeooo:rsid="03748680" style:font-weight-asian="bold" style:font-weight-complex="bold"/>
    </style:style>
    <style:style style:name="T2790" style:family="text">
      <style:text-properties fo:font-weight="bold" officeooo:rsid="03767359" style:font-weight-asian="bold" style:font-weight-complex="bold"/>
    </style:style>
    <style:style style:name="T2791" style:family="text">
      <style:text-properties fo:font-weight="bold" officeooo:rsid="0378264d" style:font-weight-asian="bold" style:font-weight-complex="bold"/>
    </style:style>
    <style:style style:name="T2792" style:family="text">
      <style:text-properties fo:font-weight="bold" officeooo:rsid="037d8dfd" style:font-weight-asian="bold" style:font-weight-complex="bold"/>
    </style:style>
    <style:style style:name="T2793" style:family="text">
      <style:text-properties fo:font-weight="bold" officeooo:rsid="0382235b" style:font-weight-asian="bold" style:font-weight-complex="bold"/>
    </style:style>
    <style:style style:name="T2794" style:family="text">
      <style:text-properties fo:font-weight="bold" officeooo:rsid="0384dc05" style:font-weight-asian="bold" style:font-weight-complex="bold"/>
    </style:style>
    <style:style style:name="T2795" style:family="text">
      <style:text-properties fo:font-weight="bold" officeooo:rsid="0386ec5a" style:font-weight-asian="bold" style:font-weight-complex="bold"/>
    </style:style>
    <style:style style:name="T2796" style:family="text">
      <style:text-properties fo:font-weight="bold" officeooo:rsid="0387e519" style:font-weight-asian="bold" style:font-weight-complex="bold"/>
    </style:style>
    <style:style style:name="T2797" style:family="text">
      <style:text-properties fo:font-weight="bold" officeooo:rsid="038c4670" style:font-weight-asian="bold" style:font-weight-complex="bold"/>
    </style:style>
    <style:style style:name="T2798" style:family="text">
      <style:text-properties fo:font-weight="bold" officeooo:rsid="038bde07" style:font-weight-asian="bold" style:font-weight-complex="bold"/>
    </style:style>
    <style:style style:name="T2799" style:family="text">
      <style:text-properties fo:font-weight="bold" officeooo:rsid="038bdd6f" style:font-weight-asian="bold" style:font-weight-complex="bold"/>
    </style:style>
    <style:style style:name="T2800" style:family="text">
      <style:text-properties fo:font-weight="bold" officeooo:rsid="038f601b" style:font-weight-asian="bold" style:font-weight-complex="bold"/>
    </style:style>
    <style:style style:name="T2801" style:family="text">
      <style:text-properties fo:font-weight="bold" officeooo:rsid="0392610a" style:font-weight-asian="bold" style:font-weight-complex="bold"/>
    </style:style>
    <style:style style:name="T2802" style:family="text">
      <style:text-properties fo:font-weight="bold" officeooo:rsid="0394f6d2" style:font-weight-asian="bold" style:font-weight-complex="bold"/>
    </style:style>
    <style:style style:name="T2803" style:family="text">
      <style:text-properties fo:font-weight="bold" officeooo:rsid="0395addc" style:font-weight-asian="bold" style:font-weight-complex="bold"/>
    </style:style>
    <style:style style:name="T2804" style:family="text">
      <style:text-properties fo:font-weight="bold" officeooo:rsid="0396347a" style:font-weight-asian="bold" style:font-weight-complex="bold"/>
    </style:style>
    <style:style style:name="T2805" style:family="text">
      <style:text-properties fo:font-weight="bold" officeooo:rsid="03970660" style:font-weight-asian="bold" style:font-weight-complex="bold"/>
    </style:style>
    <style:style style:name="T2806" style:family="text">
      <style:text-properties fo:font-weight="bold" officeooo:rsid="03af0627" style:font-weight-asian="bold" style:font-weight-complex="bold"/>
    </style:style>
    <style:style style:name="T2807" style:family="text">
      <style:text-properties fo:font-weight="bold" officeooo:rsid="03b34f21" style:font-weight-asian="bold" style:font-weight-complex="bold"/>
    </style:style>
    <style:style style:name="T2808" style:family="text">
      <style:text-properties fo:font-weight="bold" officeooo:rsid="03b4d482" style:font-weight-asian="bold" style:font-weight-complex="bold"/>
    </style:style>
    <style:style style:name="T2809" style:family="text">
      <style:text-properties fo:font-weight="bold" officeooo:rsid="03b960b6" style:font-weight-asian="bold" style:font-weight-complex="bold"/>
    </style:style>
    <style:style style:name="T2810" style:family="text">
      <style:text-properties fo:font-weight="bold" officeooo:rsid="03b9bddf" style:font-weight-asian="bold" style:font-weight-complex="bold"/>
    </style:style>
    <style:style style:name="T2811" style:family="text">
      <style:text-properties fo:font-weight="bold" officeooo:rsid="03bd9e9a" style:font-weight-asian="bold" style:font-weight-complex="bold"/>
    </style:style>
    <style:style style:name="T2812" style:family="text">
      <style:text-properties fo:font-weight="bold" officeooo:rsid="03bff07f" style:font-weight-asian="bold" style:font-weight-complex="bold"/>
    </style:style>
    <style:style style:name="T2813" style:family="text">
      <style:text-properties fo:font-weight="bold" officeooo:rsid="03c19be9" style:font-weight-asian="bold" style:font-weight-complex="bold"/>
    </style:style>
    <style:style style:name="T2814" style:family="text">
      <style:text-properties fo:font-weight="bold" officeooo:rsid="03c1b9bd" style:font-weight-asian="bold" style:font-weight-complex="bold"/>
    </style:style>
    <style:style style:name="T2815" style:family="text">
      <style:text-properties fo:font-weight="bold" officeooo:rsid="03c2bf68" style:font-weight-asian="bold" style:font-weight-complex="bold"/>
    </style:style>
    <style:style style:name="T2816" style:family="text">
      <style:text-properties fo:font-weight="bold" officeooo:rsid="03c2c12e" style:font-weight-asian="bold" style:font-weight-complex="bold"/>
    </style:style>
    <style:style style:name="T2817" style:family="text">
      <style:text-properties fo:font-weight="bold" officeooo:rsid="03cb62af" style:font-weight-asian="bold" style:font-weight-complex="bold"/>
    </style:style>
    <style:style style:name="T2818" style:family="text">
      <style:text-properties fo:font-weight="bold" officeooo:rsid="03cc47a8" style:font-weight-asian="bold" style:font-weight-complex="bold"/>
    </style:style>
    <style:style style:name="T2819" style:family="text">
      <style:text-properties fo:font-weight="bold" officeooo:rsid="03cd90ca" style:font-weight-asian="bold" style:font-weight-complex="bold"/>
    </style:style>
    <style:style style:name="T2820" style:family="text">
      <style:text-properties fo:font-weight="bold" officeooo:rsid="03ce690e" style:font-weight-asian="bold" style:font-weight-complex="bold"/>
    </style:style>
    <style:style style:name="T2821" style:family="text">
      <style:text-properties fo:font-weight="bold" officeooo:rsid="03d3b36e" style:font-weight-asian="bold" style:font-weight-complex="bold"/>
    </style:style>
    <style:style style:name="T2822" style:family="text">
      <style:text-properties fo:font-weight="bold" officeooo:rsid="03d540a4" style:font-weight-asian="bold" style:font-weight-complex="bold"/>
    </style:style>
    <style:style style:name="T2823" style:family="text">
      <style:text-properties fo:font-weight="bold" officeooo:rsid="03d795c4" style:font-weight-asian="bold" style:font-weight-complex="bold"/>
    </style:style>
    <style:style style:name="T2824" style:family="text">
      <style:text-properties fo:font-weight="bold" officeooo:rsid="03dd5eed" style:font-weight-asian="bold" style:font-weight-complex="bold"/>
    </style:style>
    <style:style style:name="T2825" style:family="text">
      <style:text-properties fo:font-weight="bold" officeooo:rsid="03dd97e3" style:font-weight-asian="bold" style:font-weight-complex="bold"/>
    </style:style>
    <style:style style:name="T2826" style:family="text">
      <style:text-properties fo:font-weight="bold" officeooo:rsid="03e19348" style:font-weight-asian="bold" style:font-weight-complex="bold"/>
    </style:style>
    <style:style style:name="T2827" style:family="text">
      <style:text-properties fo:font-weight="bold" officeooo:rsid="03e877c5" style:font-weight-asian="bold" style:font-weight-complex="bold"/>
    </style:style>
    <style:style style:name="T2828" style:family="text">
      <style:text-properties fo:font-weight="bold" officeooo:rsid="03f42362" style:font-weight-asian="bold" style:font-weight-complex="bold"/>
    </style:style>
    <style:style style:name="T2829" style:family="text">
      <style:text-properties fo:font-weight="bold" officeooo:rsid="04056da9" style:font-weight-asian="bold" style:font-weight-complex="bold"/>
    </style:style>
    <style:style style:name="T2830" style:family="text">
      <style:text-properties fo:font-weight="bold" officeooo:rsid="040d19a5" style:font-weight-asian="bold" style:font-weight-complex="bold"/>
    </style:style>
    <style:style style:name="T2831" style:family="text">
      <style:text-properties fo:font-weight="bold" officeooo:rsid="040cb0ab" style:font-weight-asian="bold" style:font-weight-complex="bold"/>
    </style:style>
    <style:style style:name="T2832" style:family="text">
      <style:text-properties fo:font-weight="bold" officeooo:rsid="041e1420" style:font-weight-asian="bold" style:font-weight-complex="bold"/>
    </style:style>
    <style:style style:name="T2833" style:family="text">
      <style:text-properties fo:font-weight="bold" officeooo:rsid="041ecc9a" style:font-weight-asian="bold" style:font-weight-complex="bold"/>
    </style:style>
    <style:style style:name="T2834" style:family="text">
      <style:text-properties fo:font-weight="bold" officeooo:rsid="041fc644" style:font-weight-asian="bold" style:font-weight-complex="bold"/>
    </style:style>
    <style:style style:name="T2835" style:family="text">
      <style:text-properties fo:font-weight="bold" officeooo:rsid="0421e592" style:font-weight-asian="bold" style:font-weight-complex="bold"/>
    </style:style>
    <style:style style:name="T2836" style:family="text">
      <style:text-properties fo:font-weight="bold" officeooo:rsid="04253eba" style:font-weight-asian="bold" style:font-weight-complex="bold"/>
    </style:style>
    <style:style style:name="T2837" style:family="text">
      <style:text-properties fo:font-weight="bold" officeooo:rsid="0425ef8f" style:font-weight-asian="bold" style:font-weight-complex="bold"/>
    </style:style>
    <style:style style:name="T2838" style:family="text">
      <style:text-properties fo:font-weight="bold" officeooo:rsid="0429ca4e" style:font-weight-asian="bold" style:font-weight-complex="bold"/>
    </style:style>
    <style:style style:name="T2839" style:family="text">
      <style:text-properties fo:font-weight="bold" officeooo:rsid="0430d3be" style:font-weight-asian="bold" style:font-weight-complex="bold"/>
    </style:style>
    <style:style style:name="T2840" style:family="text">
      <style:text-properties fo:font-weight="bold" officeooo:rsid="04316e77" style:font-weight-asian="bold" style:font-weight-complex="bold"/>
    </style:style>
    <style:style style:name="T2841" style:family="text">
      <style:text-properties fo:font-weight="bold" officeooo:rsid="043294bb" style:font-weight-asian="bold" style:font-weight-complex="bold"/>
    </style:style>
    <style:style style:name="T2842" style:family="text">
      <style:text-properties fo:font-weight="bold" officeooo:rsid="0434811a" style:font-weight-asian="bold" style:font-weight-complex="bold"/>
    </style:style>
    <style:style style:name="T2843" style:family="text">
      <style:text-properties fo:font-weight="bold" officeooo:rsid="04393c4f" style:font-weight-asian="bold" style:font-weight-complex="bold"/>
    </style:style>
    <style:style style:name="T2844" style:family="text">
      <style:text-properties fo:font-weight="bold" officeooo:rsid="0439c504" style:font-weight-asian="bold" style:font-weight-complex="bold"/>
    </style:style>
    <style:style style:name="T2845" style:family="text">
      <style:text-properties fo:font-weight="bold" officeooo:rsid="043deff8" style:font-weight-asian="bold" style:font-weight-complex="bold"/>
    </style:style>
    <style:style style:name="T2846" style:family="text">
      <style:text-properties fo:font-weight="bold" officeooo:rsid="04438421" style:font-weight-asian="bold" style:font-weight-complex="bold"/>
    </style:style>
    <style:style style:name="T2847" style:family="text">
      <style:text-properties fo:font-weight="bold" officeooo:rsid="0443aea5" style:font-weight-asian="bold" style:font-weight-complex="bold"/>
    </style:style>
    <style:style style:name="T2848" style:family="text">
      <style:text-properties fo:font-weight="bold" officeooo:rsid="0444c2cc" style:font-weight-asian="bold" style:font-weight-complex="bold"/>
    </style:style>
    <style:style style:name="T2849" style:family="text">
      <style:text-properties fo:font-weight="bold" officeooo:rsid="04463932" style:font-weight-asian="bold" style:font-weight-complex="bold"/>
    </style:style>
    <style:style style:name="T2850" style:family="text">
      <style:text-properties fo:font-weight="bold" officeooo:rsid="0447f454" style:font-weight-asian="bold" style:font-weight-complex="bold"/>
    </style:style>
    <style:style style:name="T2851" style:family="text">
      <style:text-properties fo:font-weight="bold" officeooo:rsid="044aa686" style:font-weight-asian="bold" style:font-weight-complex="bold"/>
    </style:style>
    <style:style style:name="T2852" style:family="text">
      <style:text-properties fo:font-weight="bold" officeooo:rsid="044efcd1" style:font-weight-asian="bold" style:font-weight-complex="bold"/>
    </style:style>
    <style:style style:name="T2853" style:family="text">
      <style:text-properties fo:font-weight="bold" officeooo:rsid="044f21e6" style:font-weight-asian="bold" style:font-weight-complex="bold"/>
    </style:style>
    <style:style style:name="T2854" style:family="text">
      <style:text-properties fo:font-weight="bold" officeooo:rsid="045099ec" style:font-weight-asian="bold" style:font-weight-complex="bold"/>
    </style:style>
    <style:style style:name="T2855" style:family="text">
      <style:text-properties fo:font-weight="bold" officeooo:rsid="0451fd90" style:font-weight-asian="bold" style:font-weight-complex="bold"/>
    </style:style>
    <style:style style:name="T2856" style:family="text">
      <style:text-properties fo:font-weight="bold" officeooo:rsid="0453dfb7" style:font-weight-asian="bold" style:font-weight-complex="bold"/>
    </style:style>
    <style:style style:name="T2857" style:family="text">
      <style:text-properties fo:font-weight="bold" officeooo:rsid="0455c721" style:font-weight-asian="bold" style:font-weight-complex="bold"/>
    </style:style>
    <style:style style:name="T2858" style:family="text">
      <style:text-properties fo:font-weight="bold" officeooo:rsid="04598f10" style:font-weight-asian="bold" style:font-weight-complex="bold"/>
    </style:style>
    <style:style style:name="T2859" style:family="text">
      <style:text-properties fo:font-weight="bold" officeooo:rsid="0457ca81" style:font-weight-asian="bold" style:font-weight-complex="bold"/>
    </style:style>
    <style:style style:name="T2860" style:family="text">
      <style:text-properties fo:font-weight="bold" officeooo:rsid="04660924" style:font-weight-asian="bold" style:font-weight-complex="bold"/>
    </style:style>
    <style:style style:name="T2861" style:family="text">
      <style:text-properties fo:font-weight="bold" officeooo:rsid="04640ddf" style:font-weight-asian="bold" style:font-weight-complex="bold"/>
    </style:style>
    <style:style style:name="T2862" style:family="text">
      <style:text-properties fo:font-weight="bold" officeooo:rsid="046d6e43" style:font-weight-asian="bold" style:font-weight-complex="bold"/>
    </style:style>
    <style:style style:name="T2863" style:family="text">
      <style:text-properties fo:font-weight="bold" officeooo:rsid="046fbdba" style:font-weight-asian="bold" style:font-weight-complex="bold"/>
    </style:style>
    <style:style style:name="T2864" style:family="text">
      <style:text-properties fo:font-weight="bold" officeooo:rsid="0470e6b3" style:font-weight-asian="bold" style:font-weight-complex="bold"/>
    </style:style>
    <style:style style:name="T2865" style:family="text">
      <style:text-properties fo:font-weight="bold" officeooo:rsid="047a3fbd" style:font-weight-asian="bold" style:font-weight-complex="bold"/>
    </style:style>
    <style:style style:name="T2866" style:family="text">
      <style:text-properties fo:font-weight="bold" officeooo:rsid="047dc317" style:font-weight-asian="bold" style:font-weight-complex="bold"/>
    </style:style>
    <style:style style:name="T2867" style:family="text">
      <style:text-properties fo:font-weight="bold" officeooo:rsid="04852757" style:font-weight-asian="bold" style:font-weight-complex="bold"/>
    </style:style>
    <style:style style:name="T2868" style:family="text">
      <style:text-properties fo:font-weight="bold" officeooo:rsid="048b4842" style:font-weight-asian="bold" style:font-weight-complex="bold"/>
    </style:style>
    <style:style style:name="T2869" style:family="text">
      <style:text-properties fo:font-weight="bold" officeooo:rsid="048caa80" style:font-weight-asian="bold" style:font-weight-complex="bold"/>
    </style:style>
    <style:style style:name="T2870" style:family="text">
      <style:text-properties fo:font-weight="bold" officeooo:rsid="048fdcf1" style:font-weight-asian="bold" style:font-weight-complex="bold"/>
    </style:style>
    <style:style style:name="T2871" style:family="text">
      <style:text-properties fo:font-weight="bold" officeooo:rsid="0498a67d" style:font-weight-asian="bold" style:font-weight-complex="bold"/>
    </style:style>
    <style:style style:name="T2872" style:family="text">
      <style:text-properties fo:font-weight="bold" officeooo:rsid="049ed89a" style:font-weight-asian="bold" style:font-weight-complex="bold"/>
    </style:style>
    <style:style style:name="T2873" style:family="text">
      <style:text-properties fo:font-weight="bold" officeooo:rsid="04a92509" style:font-weight-asian="bold" style:font-weight-complex="bold"/>
    </style:style>
    <style:style style:name="T2874" style:family="text">
      <style:text-properties fo:font-weight="bold" officeooo:rsid="04aedf68" style:font-weight-asian="bold" style:font-weight-complex="bold"/>
    </style:style>
    <style:style style:name="T2875" style:family="text">
      <style:text-properties fo:font-weight="bold" officeooo:rsid="04adfdc1" style:font-weight-asian="bold" style:font-weight-complex="bold"/>
    </style:style>
    <style:style style:name="T2876" style:family="text">
      <style:text-properties fo:font-weight="bold" officeooo:rsid="04b05c62" style:font-weight-asian="bold" style:font-weight-complex="bold"/>
    </style:style>
    <style:style style:name="T2877" style:family="text">
      <style:text-properties fo:font-weight="bold" officeooo:rsid="04bf6eb5" style:font-weight-asian="bold" style:font-weight-complex="bold"/>
    </style:style>
    <style:style style:name="T2878" style:family="text">
      <style:text-properties fo:font-weight="bold" officeooo:rsid="04d21df1" style:font-weight-asian="bold" style:font-weight-complex="bold"/>
    </style:style>
    <style:style style:name="T2879" style:family="text">
      <style:text-properties fo:font-weight="bold" officeooo:rsid="04d55ee9" style:font-weight-asian="bold" style:font-weight-complex="bold"/>
    </style:style>
    <style:style style:name="T2880" style:family="text">
      <style:text-properties fo:font-weight="bold" officeooo:rsid="04da271b" style:font-weight-asian="bold" style:font-weight-complex="bold"/>
    </style:style>
    <style:style style:name="T2881" style:family="text">
      <style:text-properties fo:font-weight="bold" officeooo:rsid="04db6ca3" style:font-weight-asian="bold" style:font-weight-complex="bold"/>
    </style:style>
    <style:style style:name="T2882" style:family="text">
      <style:text-properties fo:font-weight="bold" officeooo:rsid="04dd36fe" style:font-weight-asian="bold" style:font-weight-complex="bold"/>
    </style:style>
    <style:style style:name="T2883" style:family="text">
      <style:text-properties fo:font-weight="bold" officeooo:rsid="04dded9d" style:font-weight-asian="bold" style:font-weight-complex="bold"/>
    </style:style>
    <style:style style:name="T2884" style:family="text">
      <style:text-properties fo:font-weight="bold" officeooo:rsid="04dfdc02" style:font-weight-asian="bold" style:font-weight-complex="bold"/>
    </style:style>
    <style:style style:name="T2885" style:family="text">
      <style:text-properties fo:font-weight="bold" officeooo:rsid="04e8e011" style:font-weight-asian="bold" style:font-weight-complex="bold"/>
    </style:style>
    <style:style style:name="T2886" style:family="text">
      <style:text-properties fo:font-weight="bold" officeooo:rsid="04ede584" style:font-weight-asian="bold" style:font-weight-complex="bold"/>
    </style:style>
    <style:style style:name="T2887" style:family="text">
      <style:text-properties fo:font-weight="bold" officeooo:rsid="04f3757f" style:font-weight-asian="bold" style:font-weight-complex="bold"/>
    </style:style>
    <style:style style:name="T2888" style:family="text">
      <style:text-properties fo:font-weight="bold" officeooo:rsid="04f42614" style:font-weight-asian="bold" style:font-weight-complex="bold"/>
    </style:style>
    <style:style style:name="T2889" style:family="text">
      <style:text-properties fo:font-weight="bold" officeooo:rsid="04f8e7b4" style:font-weight-asian="bold" style:font-weight-complex="bold"/>
    </style:style>
    <style:style style:name="T2890" style:family="text">
      <style:text-properties fo:font-weight="bold" officeooo:rsid="04fb8698" style:font-weight-asian="bold" style:font-weight-complex="bold"/>
    </style:style>
    <style:style style:name="T2891" style:family="text">
      <style:text-properties fo:font-weight="bold" officeooo:rsid="04fcf0a4" style:font-weight-asian="bold" style:font-weight-complex="bold"/>
    </style:style>
    <style:style style:name="T2892" style:family="text">
      <style:text-properties fo:font-weight="bold" officeooo:rsid="04fe3b2a" style:font-weight-asian="bold" style:font-weight-complex="bold"/>
    </style:style>
    <style:style style:name="T2893" style:family="text">
      <style:text-properties fo:font-weight="bold" officeooo:rsid="04ff6288" style:font-weight-asian="bold" style:font-weight-complex="bold"/>
    </style:style>
    <style:style style:name="T2894" style:family="text">
      <style:text-properties fo:font-weight="bold" officeooo:rsid="0500c034" style:font-weight-asian="bold" style:font-weight-complex="bold"/>
    </style:style>
    <style:style style:name="T2895" style:family="text">
      <style:text-properties fo:font-weight="bold" officeooo:rsid="0502a043" style:font-weight-asian="bold" style:font-weight-complex="bold"/>
    </style:style>
    <style:style style:name="T2896" style:family="text">
      <style:text-properties fo:font-weight="bold" officeooo:rsid="05030891" style:font-weight-asian="bold" style:font-weight-complex="bold"/>
    </style:style>
    <style:style style:name="T2897" style:family="text">
      <style:text-properties fo:font-weight="bold" officeooo:rsid="01b1635b" fo:background-color="#ffff00" loext:char-shading-value="0" style:font-weight-asian="bold" style:font-weight-complex="bold"/>
    </style:style>
    <style:style style:name="T2898" style:family="text">
      <style:text-properties fo:font-weight="bold" officeooo:rsid="0261dffe" fo:background-color="#ffff00" loext:char-shading-value="0" style:font-weight-asian="bold" style:font-weight-complex="bold"/>
    </style:style>
    <style:style style:name="T2899" style:family="text">
      <style:text-properties fo:font-weight="normal" fo:background-color="#ffff00" loext:char-shading-value="0" style:font-weight-asian="normal" style:font-weight-complex="normal"/>
    </style:style>
    <style:style style:name="T2900" style:family="text">
      <style:text-properties fo:font-weight="normal" officeooo:rsid="0104f620" fo:background-color="#ffff00" loext:char-shading-value="0" style:font-weight-asian="normal" style:font-weight-complex="normal"/>
    </style:style>
    <style:style style:name="T2901" style:family="text">
      <style:text-properties fo:font-weight="normal" officeooo:rsid="02047187" fo:background-color="#ffff00" loext:char-shading-value="0" style:font-weight-asian="normal" style:font-weight-complex="normal"/>
    </style:style>
    <style:style style:name="T2902" style:family="text">
      <style:text-properties fo:font-weight="normal" officeooo:rsid="02048cb0" fo:background-color="#ffff00" loext:char-shading-value="0" style:font-weight-asian="normal" style:font-weight-complex="normal"/>
    </style:style>
    <style:style style:name="T2903" style:family="text">
      <style:text-properties fo:font-weight="normal" officeooo:rsid="020778d8" fo:background-color="#ffff00" loext:char-shading-value="0" style:font-weight-asian="normal" style:font-weight-complex="normal"/>
    </style:style>
    <style:style style:name="T2904" style:family="text">
      <style:text-properties fo:font-weight="normal" officeooo:rsid="02453e99" fo:background-color="#ffff00" loext:char-shading-value="0" style:font-weight-asian="normal" style:font-weight-complex="normal"/>
    </style:style>
    <style:style style:name="T2905" style:family="text">
      <style:text-properties fo:font-weight="normal" officeooo:rsid="0274f07b" fo:background-color="#ffff00" loext:char-shading-value="0" style:font-weight-asian="normal" style:font-weight-complex="normal"/>
    </style:style>
    <style:style style:name="T2906" style:family="text">
      <style:text-properties fo:font-weight="normal" officeooo:rsid="028742bb" fo:background-color="#ffff00" loext:char-shading-value="0" style:font-weight-asian="normal" style:font-weight-complex="normal"/>
    </style:style>
    <style:style style:name="T2907" style:family="text">
      <style:text-properties fo:font-weight="normal" officeooo:rsid="028b5824" fo:background-color="#ffff00" loext:char-shading-value="0" style:font-weight-asian="normal" style:font-weight-complex="normal"/>
    </style:style>
    <style:style style:name="T2908" style:family="text">
      <style:text-properties fo:font-weight="normal" officeooo:rsid="02a2feda" fo:background-color="#ffff00" loext:char-shading-value="0" style:font-weight-asian="normal" style:font-weight-complex="normal"/>
    </style:style>
    <style:style style:name="T2909" style:family="text">
      <style:text-properties fo:font-weight="normal" officeooo:rsid="02dd6ff3" fo:background-color="#ffff00" loext:char-shading-value="0" style:font-weight-asian="normal" style:font-weight-complex="normal"/>
    </style:style>
    <style:style style:name="T2910" style:family="text">
      <style:text-properties fo:font-weight="normal" officeooo:rsid="02ebf69c" fo:background-color="#ffff00" loext:char-shading-value="0" style:font-weight-asian="normal" style:font-weight-complex="normal"/>
    </style:style>
    <style:style style:name="T2911" style:family="text">
      <style:text-properties fo:font-weight="normal" officeooo:rsid="02ed6044" fo:background-color="#ffff00" loext:char-shading-value="0" style:font-weight-asian="normal" style:font-weight-complex="normal"/>
    </style:style>
    <style:style style:name="T2912" style:family="text">
      <style:text-properties fo:font-weight="normal" officeooo:rsid="02f17e35" fo:background-color="#ffff00" loext:char-shading-value="0" style:font-weight-asian="normal" style:font-weight-complex="normal"/>
    </style:style>
    <style:style style:name="T2913" style:family="text">
      <style:text-properties fo:font-weight="normal" officeooo:rsid="02feb730" fo:background-color="#ffff00" loext:char-shading-value="0" style:font-weight-asian="normal" style:font-weight-complex="normal"/>
    </style:style>
    <style:style style:name="T2914" style:family="text">
      <style:text-properties fo:font-weight="normal" officeooo:rsid="040d19a5" fo:background-color="#ffff00" loext:char-shading-value="0" style:font-weight-asian="normal" style:font-weight-complex="normal"/>
    </style:style>
    <style:style style:name="T2915" style:family="text">
      <style:text-properties fo:font-weight="normal" officeooo:rsid="04b6a3ba" fo:background-color="#ffff00" loext:char-shading-value="0" style:font-weight-asian="normal" style:font-weight-complex="normal"/>
    </style:style>
    <style:style style:name="T2916" style:family="text">
      <style:text-properties fo:font-weight="normal" style:font-weight-asian="normal" style:font-weight-complex="normal"/>
    </style:style>
    <style:style style:name="T2917" style:family="text">
      <style:text-properties fo:font-weight="normal" officeooo:rsid="01029373" style:font-weight-asian="normal" style:font-weight-complex="normal"/>
    </style:style>
    <style:style style:name="T2918" style:family="text">
      <style:text-properties fo:font-weight="normal" officeooo:rsid="010434bc" style:font-weight-asian="normal" style:font-weight-complex="normal"/>
    </style:style>
    <style:style style:name="T2919" style:family="text">
      <style:text-properties fo:font-weight="normal" officeooo:rsid="0104f620" style:font-weight-asian="normal" style:font-weight-complex="normal"/>
    </style:style>
    <style:style style:name="T2920" style:family="text">
      <style:text-properties fo:font-weight="normal" officeooo:rsid="0133226b" style:font-weight-asian="normal" style:font-weight-complex="normal"/>
    </style:style>
    <style:style style:name="T2921" style:family="text">
      <style:text-properties fo:font-weight="normal" officeooo:rsid="0137e217" style:font-weight-asian="normal" style:font-weight-complex="normal"/>
    </style:style>
    <style:style style:name="T2922" style:family="text">
      <style:text-properties fo:font-weight="normal" officeooo:rsid="01438d86" style:font-weight-asian="normal" style:font-weight-complex="normal"/>
    </style:style>
    <style:style style:name="T2923" style:family="text">
      <style:text-properties fo:font-weight="normal" officeooo:rsid="0149ff2b" style:font-weight-asian="normal" style:font-weight-complex="normal"/>
    </style:style>
    <style:style style:name="T2924" style:family="text">
      <style:text-properties fo:font-weight="normal" officeooo:rsid="014c2598" style:font-weight-asian="normal" style:font-weight-complex="normal"/>
    </style:style>
    <style:style style:name="T2925" style:family="text">
      <style:text-properties fo:font-weight="normal" officeooo:rsid="014f9730" style:font-weight-asian="normal" style:font-weight-complex="normal"/>
    </style:style>
    <style:style style:name="T2926" style:family="text">
      <style:text-properties fo:font-weight="normal" officeooo:rsid="01554842" style:font-weight-asian="normal" style:font-weight-complex="normal"/>
    </style:style>
    <style:style style:name="T2927" style:family="text">
      <style:text-properties fo:font-weight="normal" officeooo:rsid="0155773c" style:font-weight-asian="normal" style:font-weight-complex="normal"/>
    </style:style>
    <style:style style:name="T2928" style:family="text">
      <style:text-properties fo:font-weight="normal" officeooo:rsid="01570642" style:font-weight-asian="normal" style:font-weight-complex="normal"/>
    </style:style>
    <style:style style:name="T2929" style:family="text">
      <style:text-properties fo:font-weight="normal" officeooo:rsid="01576532" style:font-weight-asian="normal" style:font-weight-complex="normal"/>
    </style:style>
    <style:style style:name="T2930" style:family="text">
      <style:text-properties fo:font-weight="normal" officeooo:rsid="015ad69d" style:font-weight-asian="normal" style:font-weight-complex="normal"/>
    </style:style>
    <style:style style:name="T2931" style:family="text">
      <style:text-properties fo:font-weight="normal" officeooo:rsid="015e18b0" style:font-weight-asian="normal" style:font-weight-complex="normal"/>
    </style:style>
    <style:style style:name="T2932" style:family="text">
      <style:text-properties fo:font-weight="normal" officeooo:rsid="015c68f5" style:font-weight-asian="normal" style:font-weight-complex="normal"/>
    </style:style>
    <style:style style:name="T2933" style:family="text">
      <style:text-properties fo:font-weight="normal" officeooo:rsid="01723cd2" style:font-weight-asian="normal" style:font-weight-complex="normal"/>
    </style:style>
    <style:style style:name="T2934" style:family="text">
      <style:text-properties fo:font-weight="normal" officeooo:rsid="01725c53" style:font-weight-asian="normal" style:font-weight-complex="normal"/>
    </style:style>
    <style:style style:name="T2935" style:family="text">
      <style:text-properties fo:font-weight="normal" officeooo:rsid="0173d42e" style:font-weight-asian="normal" style:font-weight-complex="normal"/>
    </style:style>
    <style:style style:name="T2936" style:family="text">
      <style:text-properties fo:font-weight="normal" officeooo:rsid="017e29aa" style:font-weight-asian="normal" style:font-weight-complex="normal"/>
    </style:style>
    <style:style style:name="T2937" style:family="text">
      <style:text-properties fo:font-weight="normal" officeooo:rsid="0180ed0b" style:font-weight-asian="normal" style:font-weight-complex="normal"/>
    </style:style>
    <style:style style:name="T2938" style:family="text">
      <style:text-properties fo:font-weight="normal" officeooo:rsid="0182ea6d" style:font-weight-asian="normal" style:font-weight-complex="normal"/>
    </style:style>
    <style:style style:name="T2939" style:family="text">
      <style:text-properties fo:font-weight="normal" officeooo:rsid="01884c6b" style:font-weight-asian="normal" style:font-weight-complex="normal"/>
    </style:style>
    <style:style style:name="T2940" style:family="text">
      <style:text-properties fo:font-weight="normal" officeooo:rsid="018a74e7" style:font-weight-asian="normal" style:font-weight-complex="normal"/>
    </style:style>
    <style:style style:name="T2941" style:family="text">
      <style:text-properties fo:font-weight="normal" officeooo:rsid="018d767b" style:font-weight-asian="normal" style:font-weight-complex="normal"/>
    </style:style>
    <style:style style:name="T2942" style:family="text">
      <style:text-properties fo:font-weight="normal" officeooo:rsid="019586d0" style:font-weight-asian="normal" style:font-weight-complex="normal"/>
    </style:style>
    <style:style style:name="T2943" style:family="text">
      <style:text-properties fo:font-weight="normal" officeooo:rsid="01a42de9" style:font-weight-asian="normal" style:font-weight-complex="normal"/>
    </style:style>
    <style:style style:name="T2944" style:family="text">
      <style:text-properties fo:font-weight="normal" officeooo:rsid="01aaa04e" style:font-weight-asian="normal" style:font-weight-complex="normal"/>
    </style:style>
    <style:style style:name="T2945" style:family="text">
      <style:text-properties fo:font-weight="normal" officeooo:rsid="01afbb44" style:font-weight-asian="normal" style:font-weight-complex="normal"/>
    </style:style>
    <style:style style:name="T2946" style:family="text">
      <style:text-properties fo:font-weight="normal" officeooo:rsid="01b1635b" style:font-weight-asian="normal" style:font-weight-complex="normal"/>
    </style:style>
    <style:style style:name="T2947" style:family="text">
      <style:text-properties fo:font-weight="normal" officeooo:rsid="01b4ed10" style:font-weight-asian="normal" style:font-weight-complex="normal"/>
    </style:style>
    <style:style style:name="T2948" style:family="text">
      <style:text-properties fo:font-weight="normal" officeooo:rsid="01b95fb3" style:font-weight-asian="normal" style:font-weight-complex="normal"/>
    </style:style>
    <style:style style:name="T2949" style:family="text">
      <style:text-properties fo:font-weight="normal" officeooo:rsid="01bae8c1" style:font-weight-asian="normal" style:font-weight-complex="normal"/>
    </style:style>
    <style:style style:name="T2950" style:family="text">
      <style:text-properties fo:font-weight="normal" officeooo:rsid="01bf8104" style:font-weight-asian="normal" style:font-weight-complex="normal"/>
    </style:style>
    <style:style style:name="T2951" style:family="text">
      <style:text-properties fo:font-weight="normal" officeooo:rsid="01bf89c9" style:font-weight-asian="normal" style:font-weight-complex="normal"/>
    </style:style>
    <style:style style:name="T2952" style:family="text">
      <style:text-properties fo:font-weight="normal" officeooo:rsid="01c3599f" style:font-weight-asian="normal" style:font-weight-complex="normal"/>
    </style:style>
    <style:style style:name="T2953" style:family="text">
      <style:text-properties fo:font-weight="normal" officeooo:rsid="01c3d731" style:font-weight-asian="normal" style:font-weight-complex="normal"/>
    </style:style>
    <style:style style:name="T2954" style:family="text">
      <style:text-properties fo:font-weight="normal" officeooo:rsid="01d350c7" style:font-weight-asian="normal" style:font-weight-complex="normal"/>
    </style:style>
    <style:style style:name="T2955" style:family="text">
      <style:text-properties fo:font-weight="normal" officeooo:rsid="01df7559" style:font-weight-asian="normal" style:font-weight-complex="normal"/>
    </style:style>
    <style:style style:name="T2956" style:family="text">
      <style:text-properties fo:font-weight="normal" officeooo:rsid="01e542c6" style:font-weight-asian="normal" style:font-weight-complex="normal"/>
    </style:style>
    <style:style style:name="T2957" style:family="text">
      <style:text-properties fo:font-weight="normal" officeooo:rsid="01e5c468" style:font-weight-asian="normal" style:font-weight-complex="normal"/>
    </style:style>
    <style:style style:name="T2958" style:family="text">
      <style:text-properties fo:font-weight="normal" officeooo:rsid="01ee96e9" style:font-weight-asian="normal" style:font-weight-complex="normal"/>
    </style:style>
    <style:style style:name="T2959" style:family="text">
      <style:text-properties fo:font-weight="normal" officeooo:rsid="01f32c49" style:font-weight-asian="normal" style:font-weight-complex="normal"/>
    </style:style>
    <style:style style:name="T2960" style:family="text">
      <style:text-properties fo:font-weight="normal" officeooo:rsid="01fa61bc" style:font-weight-asian="normal" style:font-weight-complex="normal"/>
    </style:style>
    <style:style style:name="T2961" style:family="text">
      <style:text-properties fo:font-weight="normal" officeooo:rsid="01ff1eb3" style:font-weight-asian="normal" style:font-weight-complex="normal"/>
    </style:style>
    <style:style style:name="T2962" style:family="text">
      <style:text-properties fo:font-weight="normal" officeooo:rsid="01ffc217" style:font-weight-asian="normal" style:font-weight-complex="normal"/>
    </style:style>
    <style:style style:name="T2963" style:family="text">
      <style:text-properties fo:font-weight="normal" officeooo:rsid="02047187" style:font-weight-asian="normal" style:font-weight-complex="normal"/>
    </style:style>
    <style:style style:name="T2964" style:family="text">
      <style:text-properties fo:font-weight="normal" officeooo:rsid="02048cb0" style:font-weight-asian="normal" style:font-weight-complex="normal"/>
    </style:style>
    <style:style style:name="T2965" style:family="text">
      <style:text-properties fo:font-weight="normal" officeooo:rsid="02053c0b" style:font-weight-asian="normal" style:font-weight-complex="normal"/>
    </style:style>
    <style:style style:name="T2966" style:family="text">
      <style:text-properties fo:font-weight="normal" officeooo:rsid="02072099" style:font-weight-asian="normal" style:font-weight-complex="normal"/>
    </style:style>
    <style:style style:name="T2967" style:family="text">
      <style:text-properties fo:font-weight="normal" officeooo:rsid="020778d8" style:font-weight-asian="normal" style:font-weight-complex="normal"/>
    </style:style>
    <style:style style:name="T2968" style:family="text">
      <style:text-properties fo:font-weight="normal" officeooo:rsid="02081b35" style:font-weight-asian="normal" style:font-weight-complex="normal"/>
    </style:style>
    <style:style style:name="T2969" style:family="text">
      <style:text-properties fo:font-weight="normal" officeooo:rsid="0208c93e" style:font-weight-asian="normal" style:font-weight-complex="normal"/>
    </style:style>
    <style:style style:name="T2970" style:family="text">
      <style:text-properties fo:font-weight="normal" officeooo:rsid="020a38c7" style:font-weight-asian="normal" style:font-weight-complex="normal"/>
    </style:style>
    <style:style style:name="T2971" style:family="text">
      <style:text-properties fo:font-weight="normal" officeooo:rsid="020c1a77" style:font-weight-asian="normal" style:font-weight-complex="normal"/>
    </style:style>
    <style:style style:name="T2972" style:family="text">
      <style:text-properties fo:font-weight="normal" officeooo:rsid="020d9c16" style:font-weight-asian="normal" style:font-weight-complex="normal"/>
    </style:style>
    <style:style style:name="T2973" style:family="text">
      <style:text-properties fo:font-weight="normal" officeooo:rsid="0211b83c" style:font-weight-asian="normal" style:font-weight-complex="normal"/>
    </style:style>
    <style:style style:name="T2974" style:family="text">
      <style:text-properties fo:font-weight="normal" officeooo:rsid="021273a1" style:font-weight-asian="normal" style:font-weight-complex="normal"/>
    </style:style>
    <style:style style:name="T2975" style:family="text">
      <style:text-properties fo:font-weight="normal" officeooo:rsid="02178349" style:font-weight-asian="normal" style:font-weight-complex="normal"/>
    </style:style>
    <style:style style:name="T2976" style:family="text">
      <style:text-properties fo:font-weight="normal" officeooo:rsid="0217efd1" style:font-weight-asian="normal" style:font-weight-complex="normal"/>
    </style:style>
    <style:style style:name="T2977" style:family="text">
      <style:text-properties fo:font-weight="normal" officeooo:rsid="021893d3" style:font-weight-asian="normal" style:font-weight-complex="normal"/>
    </style:style>
    <style:style style:name="T2978" style:family="text">
      <style:text-properties fo:font-weight="normal" officeooo:rsid="022745f1" style:font-weight-asian="normal" style:font-weight-complex="normal"/>
    </style:style>
    <style:style style:name="T2979" style:family="text">
      <style:text-properties fo:font-weight="normal" officeooo:rsid="02296aa6" style:font-weight-asian="normal" style:font-weight-complex="normal"/>
    </style:style>
    <style:style style:name="T2980" style:family="text">
      <style:text-properties fo:font-weight="normal" officeooo:rsid="0243a4e8" style:font-weight-asian="normal" style:font-weight-complex="normal"/>
    </style:style>
    <style:style style:name="T2981" style:family="text">
      <style:text-properties fo:font-weight="normal" officeooo:rsid="02453e99" style:font-weight-asian="normal" style:font-weight-complex="normal"/>
    </style:style>
    <style:style style:name="T2982" style:family="text">
      <style:text-properties fo:font-weight="normal" officeooo:rsid="0245d05a" style:font-weight-asian="normal" style:font-weight-complex="normal"/>
    </style:style>
    <style:style style:name="T2983" style:family="text">
      <style:text-properties fo:font-weight="normal" officeooo:rsid="024d4449" style:font-weight-asian="normal" style:font-weight-complex="normal"/>
    </style:style>
    <style:style style:name="T2984" style:family="text">
      <style:text-properties fo:font-weight="normal" officeooo:rsid="0251bc88" style:font-weight-asian="normal" style:font-weight-complex="normal"/>
    </style:style>
    <style:style style:name="T2985" style:family="text">
      <style:text-properties fo:font-weight="normal" officeooo:rsid="02526d27" style:font-weight-asian="normal" style:font-weight-complex="normal"/>
    </style:style>
    <style:style style:name="T2986" style:family="text">
      <style:text-properties fo:font-weight="normal" officeooo:rsid="02596212" style:font-weight-asian="normal" style:font-weight-complex="normal"/>
    </style:style>
    <style:style style:name="T2987" style:family="text">
      <style:text-properties fo:font-weight="normal" officeooo:rsid="025816cd" style:font-weight-asian="normal" style:font-weight-complex="normal"/>
    </style:style>
    <style:style style:name="T2988" style:family="text">
      <style:text-properties fo:font-weight="normal" officeooo:rsid="025e3074" style:font-weight-asian="normal" style:font-weight-complex="normal"/>
    </style:style>
    <style:style style:name="T2989" style:family="text">
      <style:text-properties fo:font-weight="normal" officeooo:rsid="025ef3f7" style:font-weight-asian="normal" style:font-weight-complex="normal"/>
    </style:style>
    <style:style style:name="T2990" style:family="text">
      <style:text-properties fo:font-weight="normal" officeooo:rsid="025c90cf" style:font-weight-asian="normal" style:font-weight-complex="normal"/>
    </style:style>
    <style:style style:name="T2991" style:family="text">
      <style:text-properties fo:font-weight="normal" officeooo:rsid="02639908" style:font-weight-asian="normal" style:font-weight-complex="normal"/>
    </style:style>
    <style:style style:name="T2992" style:family="text">
      <style:text-properties fo:font-weight="normal" officeooo:rsid="0266741b" style:font-weight-asian="normal" style:font-weight-complex="normal"/>
    </style:style>
    <style:style style:name="T2993" style:family="text">
      <style:text-properties fo:font-weight="normal" officeooo:rsid="0269d05f" style:font-weight-asian="normal" style:font-weight-complex="normal"/>
    </style:style>
    <style:style style:name="T2994" style:family="text">
      <style:text-properties fo:font-weight="normal" officeooo:rsid="0268b611" style:font-weight-asian="normal" style:font-weight-complex="normal"/>
    </style:style>
    <style:style style:name="T2995" style:family="text">
      <style:text-properties fo:font-weight="normal" officeooo:rsid="0274f07b" style:font-weight-asian="normal" style:font-weight-complex="normal"/>
    </style:style>
    <style:style style:name="T2996" style:family="text">
      <style:text-properties fo:font-weight="normal" officeooo:rsid="027ca5e9" style:font-weight-asian="normal" style:font-weight-complex="normal"/>
    </style:style>
    <style:style style:name="T2997" style:family="text">
      <style:text-properties fo:font-weight="normal" officeooo:rsid="027cbb17" style:font-weight-asian="normal" style:font-weight-complex="normal"/>
    </style:style>
    <style:style style:name="T2998" style:family="text">
      <style:text-properties fo:font-weight="normal" officeooo:rsid="02846343" style:font-weight-asian="normal" style:font-weight-complex="normal"/>
    </style:style>
    <style:style style:name="T2999" style:family="text">
      <style:text-properties fo:font-weight="normal" officeooo:rsid="02854f61" style:font-weight-asian="normal" style:font-weight-complex="normal"/>
    </style:style>
    <style:style style:name="T3000" style:family="text">
      <style:text-properties fo:font-weight="normal" officeooo:rsid="028742bb" style:font-weight-asian="normal" style:font-weight-complex="normal"/>
    </style:style>
    <style:style style:name="T3001" style:family="text">
      <style:text-properties fo:font-weight="normal" officeooo:rsid="02884d10" style:font-weight-asian="normal" style:font-weight-complex="normal"/>
    </style:style>
    <style:style style:name="T3002" style:family="text">
      <style:text-properties fo:font-weight="normal" officeooo:rsid="0289d1fb" style:font-weight-asian="normal" style:font-weight-complex="normal"/>
    </style:style>
    <style:style style:name="T3003" style:family="text">
      <style:text-properties fo:font-weight="normal" officeooo:rsid="028a617b" style:font-weight-asian="normal" style:font-weight-complex="normal"/>
    </style:style>
    <style:style style:name="T3004" style:family="text">
      <style:text-properties fo:font-weight="normal" officeooo:rsid="028b5824" style:font-weight-asian="normal" style:font-weight-complex="normal"/>
    </style:style>
    <style:style style:name="T3005" style:family="text">
      <style:text-properties fo:font-weight="normal" officeooo:rsid="02907a06" style:font-weight-asian="normal" style:font-weight-complex="normal"/>
    </style:style>
    <style:style style:name="T3006" style:family="text">
      <style:text-properties fo:font-weight="normal" officeooo:rsid="0295cfd1" style:font-weight-asian="normal" style:font-weight-complex="normal"/>
    </style:style>
    <style:style style:name="T3007" style:family="text">
      <style:text-properties fo:font-weight="normal" officeooo:rsid="02961040" style:font-weight-asian="normal" style:font-weight-complex="normal"/>
    </style:style>
    <style:style style:name="T3008" style:family="text">
      <style:text-properties fo:font-weight="normal" officeooo:rsid="02a2feda" style:font-weight-asian="normal" style:font-weight-complex="normal"/>
    </style:style>
    <style:style style:name="T3009" style:family="text">
      <style:text-properties fo:font-weight="normal" officeooo:rsid="02af0c80" style:font-weight-asian="normal" style:font-weight-complex="normal"/>
    </style:style>
    <style:style style:name="T3010" style:family="text">
      <style:text-properties fo:font-weight="normal" officeooo:rsid="02b3d80d" style:font-weight-asian="normal" style:font-weight-complex="normal"/>
    </style:style>
    <style:style style:name="T3011" style:family="text">
      <style:text-properties fo:font-weight="normal" officeooo:rsid="02b732c8" style:font-weight-asian="normal" style:font-weight-complex="normal"/>
    </style:style>
    <style:style style:name="T3012" style:family="text">
      <style:text-properties fo:font-weight="normal" officeooo:rsid="02b909a6" style:font-weight-asian="normal" style:font-weight-complex="normal"/>
    </style:style>
    <style:style style:name="T3013" style:family="text">
      <style:text-properties fo:font-weight="normal" officeooo:rsid="02bcc34f" style:font-weight-asian="normal" style:font-weight-complex="normal"/>
    </style:style>
    <style:style style:name="T3014" style:family="text">
      <style:text-properties fo:font-weight="normal" officeooo:rsid="02b9d9b4" style:font-weight-asian="normal" style:font-weight-complex="normal"/>
    </style:style>
    <style:style style:name="T3015" style:family="text">
      <style:text-properties fo:font-weight="normal" officeooo:rsid="02be5005" style:font-weight-asian="normal" style:font-weight-complex="normal"/>
    </style:style>
    <style:style style:name="T3016" style:family="text">
      <style:text-properties fo:font-weight="normal" officeooo:rsid="02c01591" style:font-weight-asian="normal" style:font-weight-complex="normal"/>
    </style:style>
    <style:style style:name="T3017" style:family="text">
      <style:text-properties fo:font-weight="normal" officeooo:rsid="02c1787e" style:font-weight-asian="normal" style:font-weight-complex="normal"/>
    </style:style>
    <style:style style:name="T3018" style:family="text">
      <style:text-properties fo:font-weight="normal" officeooo:rsid="02c0fadc" style:font-weight-asian="normal" style:font-weight-complex="normal"/>
    </style:style>
    <style:style style:name="T3019" style:family="text">
      <style:text-properties fo:font-weight="normal" officeooo:rsid="02c2f01c" style:font-weight-asian="normal" style:font-weight-complex="normal"/>
    </style:style>
    <style:style style:name="T3020" style:family="text">
      <style:text-properties fo:font-weight="normal" officeooo:rsid="02db0db6" style:font-weight-asian="normal" style:font-weight-complex="normal"/>
    </style:style>
    <style:style style:name="T3021" style:family="text">
      <style:text-properties fo:font-weight="normal" officeooo:rsid="02dd6ff3" style:font-weight-asian="normal" style:font-weight-complex="normal"/>
    </style:style>
    <style:style style:name="T3022" style:family="text">
      <style:text-properties fo:font-weight="normal" officeooo:rsid="02e1cd34" style:font-weight-asian="normal" style:font-weight-complex="normal"/>
    </style:style>
    <style:style style:name="T3023" style:family="text">
      <style:text-properties fo:font-weight="normal" officeooo:rsid="02e3a006" style:font-weight-asian="normal" style:font-weight-complex="normal"/>
    </style:style>
    <style:style style:name="T3024" style:family="text">
      <style:text-properties fo:font-weight="normal" officeooo:rsid="02e5953b" style:font-weight-asian="normal" style:font-weight-complex="normal"/>
    </style:style>
    <style:style style:name="T3025" style:family="text">
      <style:text-properties fo:font-weight="normal" officeooo:rsid="02e6e21c" style:font-weight-asian="normal" style:font-weight-complex="normal"/>
    </style:style>
    <style:style style:name="T3026" style:family="text">
      <style:text-properties fo:font-weight="normal" officeooo:rsid="02e755a5" style:font-weight-asian="normal" style:font-weight-complex="normal"/>
    </style:style>
    <style:style style:name="T3027" style:family="text">
      <style:text-properties fo:font-weight="normal" officeooo:rsid="02e7c431" style:font-weight-asian="normal" style:font-weight-complex="normal"/>
    </style:style>
    <style:style style:name="T3028" style:family="text">
      <style:text-properties fo:font-weight="normal" officeooo:rsid="02ebf69c" style:font-weight-asian="normal" style:font-weight-complex="normal"/>
    </style:style>
    <style:style style:name="T3029" style:family="text">
      <style:text-properties fo:font-weight="normal" officeooo:rsid="02ed6044" style:font-weight-asian="normal" style:font-weight-complex="normal"/>
    </style:style>
    <style:style style:name="T3030" style:family="text">
      <style:text-properties fo:font-weight="normal" officeooo:rsid="02f0a1fd" style:font-weight-asian="normal" style:font-weight-complex="normal"/>
    </style:style>
    <style:style style:name="T3031" style:family="text">
      <style:text-properties fo:font-weight="normal" officeooo:rsid="02f17e35" style:font-weight-asian="normal" style:font-weight-complex="normal"/>
    </style:style>
    <style:style style:name="T3032" style:family="text">
      <style:text-properties fo:font-weight="normal" officeooo:rsid="02f3052f" style:font-weight-asian="normal" style:font-weight-complex="normal"/>
    </style:style>
    <style:style style:name="T3033" style:family="text">
      <style:text-properties fo:font-weight="normal" officeooo:rsid="02f4f3c0" style:font-weight-asian="normal" style:font-weight-complex="normal"/>
    </style:style>
    <style:style style:name="T3034" style:family="text">
      <style:text-properties fo:font-weight="normal" officeooo:rsid="02f5cd79" style:font-weight-asian="normal" style:font-weight-complex="normal"/>
    </style:style>
    <style:style style:name="T3035" style:family="text">
      <style:text-properties fo:font-weight="normal" officeooo:rsid="02fa3060" style:font-weight-asian="normal" style:font-weight-complex="normal"/>
    </style:style>
    <style:style style:name="T3036" style:family="text">
      <style:text-properties fo:font-weight="normal" officeooo:rsid="02f820b9" style:font-weight-asian="normal" style:font-weight-complex="normal"/>
    </style:style>
    <style:style style:name="T3037" style:family="text">
      <style:text-properties fo:font-weight="normal" officeooo:rsid="02fba1de" style:font-weight-asian="normal" style:font-weight-complex="normal"/>
    </style:style>
    <style:style style:name="T3038" style:family="text">
      <style:text-properties fo:font-weight="normal" officeooo:rsid="02feb730" style:font-weight-asian="normal" style:font-weight-complex="normal"/>
    </style:style>
    <style:style style:name="T3039" style:family="text">
      <style:text-properties fo:font-weight="normal" officeooo:rsid="03009be6" style:font-weight-asian="normal" style:font-weight-complex="normal"/>
    </style:style>
    <style:style style:name="T3040" style:family="text">
      <style:text-properties fo:font-weight="normal" officeooo:rsid="03022acf" style:font-weight-asian="normal" style:font-weight-complex="normal"/>
    </style:style>
    <style:style style:name="T3041" style:family="text">
      <style:text-properties fo:font-weight="normal" officeooo:rsid="030249b2" style:font-weight-asian="normal" style:font-weight-complex="normal"/>
    </style:style>
    <style:style style:name="T3042" style:family="text">
      <style:text-properties fo:font-weight="normal" officeooo:rsid="0304baab" style:font-weight-asian="normal" style:font-weight-complex="normal"/>
    </style:style>
    <style:style style:name="T3043" style:family="text">
      <style:text-properties fo:font-weight="normal" officeooo:rsid="0331c5f6" style:font-weight-asian="normal" style:font-weight-complex="normal"/>
    </style:style>
    <style:style style:name="T3044" style:family="text">
      <style:text-properties fo:font-weight="normal" officeooo:rsid="03333a62" style:font-weight-asian="normal" style:font-weight-complex="normal"/>
    </style:style>
    <style:style style:name="T3045" style:family="text">
      <style:text-properties fo:font-weight="normal" officeooo:rsid="03393efa" style:font-weight-asian="normal" style:font-weight-complex="normal"/>
    </style:style>
    <style:style style:name="T3046" style:family="text">
      <style:text-properties fo:font-weight="normal" officeooo:rsid="033bf5d2" style:font-weight-asian="normal" style:font-weight-complex="normal"/>
    </style:style>
    <style:style style:name="T3047" style:family="text">
      <style:text-properties fo:font-weight="normal" officeooo:rsid="033db4a5" style:font-weight-asian="normal" style:font-weight-complex="normal"/>
    </style:style>
    <style:style style:name="T3048" style:family="text">
      <style:text-properties fo:font-weight="normal" officeooo:rsid="033de3c4" style:font-weight-asian="normal" style:font-weight-complex="normal"/>
    </style:style>
    <style:style style:name="T3049" style:family="text">
      <style:text-properties fo:font-weight="normal" officeooo:rsid="033f55e2" style:font-weight-asian="normal" style:font-weight-complex="normal"/>
    </style:style>
    <style:style style:name="T3050" style:family="text">
      <style:text-properties fo:font-weight="normal" officeooo:rsid="03435405" style:font-weight-asian="normal" style:font-weight-complex="normal"/>
    </style:style>
    <style:style style:name="T3051" style:family="text">
      <style:text-properties fo:font-weight="normal" officeooo:rsid="034bc7f5" style:font-weight-asian="normal" style:font-weight-complex="normal"/>
    </style:style>
    <style:style style:name="T3052" style:family="text">
      <style:text-properties fo:font-weight="normal" officeooo:rsid="034c6d18" style:font-weight-asian="normal" style:font-weight-complex="normal"/>
    </style:style>
    <style:style style:name="T3053" style:family="text">
      <style:text-properties fo:font-weight="normal" officeooo:rsid="034e93fb" style:font-weight-asian="normal" style:font-weight-complex="normal"/>
    </style:style>
    <style:style style:name="T3054" style:family="text">
      <style:text-properties fo:font-weight="normal" officeooo:rsid="0354ea0d" style:font-weight-asian="normal" style:font-weight-complex="normal"/>
    </style:style>
    <style:style style:name="T3055" style:family="text">
      <style:text-properties fo:font-weight="normal" officeooo:rsid="035785a9" style:font-weight-asian="normal" style:font-weight-complex="normal"/>
    </style:style>
    <style:style style:name="T3056" style:family="text">
      <style:text-properties fo:font-weight="normal" officeooo:rsid="0358bdd2" style:font-weight-asian="normal" style:font-weight-complex="normal"/>
    </style:style>
    <style:style style:name="T3057" style:family="text">
      <style:text-properties fo:font-weight="normal" officeooo:rsid="035b9b20" style:font-weight-asian="normal" style:font-weight-complex="normal"/>
    </style:style>
    <style:style style:name="T3058" style:family="text">
      <style:text-properties fo:font-weight="normal" officeooo:rsid="03668ea2" style:font-weight-asian="normal" style:font-weight-complex="normal"/>
    </style:style>
    <style:style style:name="T3059" style:family="text">
      <style:text-properties fo:font-weight="normal" officeooo:rsid="03676881" style:font-weight-asian="normal" style:font-weight-complex="normal"/>
    </style:style>
    <style:style style:name="T3060" style:family="text">
      <style:text-properties fo:font-weight="normal" officeooo:rsid="036abd30" style:font-weight-asian="normal" style:font-weight-complex="normal"/>
    </style:style>
    <style:style style:name="T3061" style:family="text">
      <style:text-properties fo:font-weight="normal" officeooo:rsid="0378264d" style:font-weight-asian="normal" style:font-weight-complex="normal"/>
    </style:style>
    <style:style style:name="T3062" style:family="text">
      <style:text-properties fo:font-weight="normal" officeooo:rsid="0382235b" style:font-weight-asian="normal" style:font-weight-complex="normal"/>
    </style:style>
    <style:style style:name="T3063" style:family="text">
      <style:text-properties fo:font-weight="normal" officeooo:rsid="0384dc05" style:font-weight-asian="normal" style:font-weight-complex="normal"/>
    </style:style>
    <style:style style:name="T3064" style:family="text">
      <style:text-properties fo:font-weight="normal" officeooo:rsid="038bde07" style:font-weight-asian="normal" style:font-weight-complex="normal"/>
    </style:style>
    <style:style style:name="T3065" style:family="text">
      <style:text-properties fo:font-weight="normal" officeooo:rsid="038c4670" style:font-weight-asian="normal" style:font-weight-complex="normal"/>
    </style:style>
    <style:style style:name="T3066" style:family="text">
      <style:text-properties fo:font-weight="normal" officeooo:rsid="038f601b" style:font-weight-asian="normal" style:font-weight-complex="normal"/>
    </style:style>
    <style:style style:name="T3067" style:family="text">
      <style:text-properties fo:font-weight="normal" officeooo:rsid="03903a2f" style:font-weight-asian="normal" style:font-weight-complex="normal"/>
    </style:style>
    <style:style style:name="T3068" style:family="text">
      <style:text-properties fo:font-weight="normal" officeooo:rsid="0392610a" style:font-weight-asian="normal" style:font-weight-complex="normal"/>
    </style:style>
    <style:style style:name="T3069" style:family="text">
      <style:text-properties fo:font-weight="normal" officeooo:rsid="0394f6d2" style:font-weight-asian="normal" style:font-weight-complex="normal"/>
    </style:style>
    <style:style style:name="T3070" style:family="text">
      <style:text-properties fo:font-weight="normal" officeooo:rsid="0396347a" style:font-weight-asian="normal" style:font-weight-complex="normal"/>
    </style:style>
    <style:style style:name="T3071" style:family="text">
      <style:text-properties fo:font-weight="normal" officeooo:rsid="03970660" style:font-weight-asian="normal" style:font-weight-complex="normal"/>
    </style:style>
    <style:style style:name="T3072" style:family="text">
      <style:text-properties fo:font-weight="normal" officeooo:rsid="03a65e44" style:font-weight-asian="normal" style:font-weight-complex="normal"/>
    </style:style>
    <style:style style:name="T3073" style:family="text">
      <style:text-properties fo:font-weight="normal" officeooo:rsid="03bc00da" style:font-weight-asian="normal" style:font-weight-complex="normal"/>
    </style:style>
    <style:style style:name="T3074" style:family="text">
      <style:text-properties fo:font-weight="normal" officeooo:rsid="03bd9e9a" style:font-weight-asian="normal" style:font-weight-complex="normal"/>
    </style:style>
    <style:style style:name="T3075" style:family="text">
      <style:text-properties fo:font-weight="normal" officeooo:rsid="03c19be9" style:font-weight-asian="normal" style:font-weight-complex="normal"/>
    </style:style>
    <style:style style:name="T3076" style:family="text">
      <style:text-properties fo:font-weight="normal" officeooo:rsid="03c2bf68" style:font-weight-asian="normal" style:font-weight-complex="normal"/>
    </style:style>
    <style:style style:name="T3077" style:family="text">
      <style:text-properties fo:font-weight="normal" officeooo:rsid="03cb62af" style:font-weight-asian="normal" style:font-weight-complex="normal"/>
    </style:style>
    <style:style style:name="T3078" style:family="text">
      <style:text-properties fo:font-weight="normal" officeooo:rsid="03d1e854" style:font-weight-asian="normal" style:font-weight-complex="normal"/>
    </style:style>
    <style:style style:name="T3079" style:family="text">
      <style:text-properties fo:font-weight="normal" officeooo:rsid="03d795c4" style:font-weight-asian="normal" style:font-weight-complex="normal"/>
    </style:style>
    <style:style style:name="T3080" style:family="text">
      <style:text-properties fo:font-weight="normal" officeooo:rsid="03e877c5" style:font-weight-asian="normal" style:font-weight-complex="normal"/>
    </style:style>
    <style:style style:name="T3081" style:family="text">
      <style:text-properties fo:font-weight="normal" officeooo:rsid="03f378cb" style:font-weight-asian="normal" style:font-weight-complex="normal"/>
    </style:style>
    <style:style style:name="T3082" style:family="text">
      <style:text-properties fo:font-weight="normal" officeooo:rsid="03f6a1c0" style:font-weight-asian="normal" style:font-weight-complex="normal"/>
    </style:style>
    <style:style style:name="T3083" style:family="text">
      <style:text-properties fo:font-weight="normal" officeooo:rsid="03f722fe" style:font-weight-asian="normal" style:font-weight-complex="normal"/>
    </style:style>
    <style:style style:name="T3084" style:family="text">
      <style:text-properties fo:font-weight="normal" officeooo:rsid="04056da9" style:font-weight-asian="normal" style:font-weight-complex="normal"/>
    </style:style>
    <style:style style:name="T3085" style:family="text">
      <style:text-properties fo:font-weight="normal" officeooo:rsid="040d19a5" style:font-weight-asian="normal" style:font-weight-complex="normal"/>
    </style:style>
    <style:style style:name="T3086" style:family="text">
      <style:text-properties fo:font-weight="normal" officeooo:rsid="040dba3d" style:font-weight-asian="normal" style:font-weight-complex="normal"/>
    </style:style>
    <style:style style:name="T3087" style:family="text">
      <style:text-properties fo:font-weight="normal" officeooo:rsid="04253eba" style:font-weight-asian="normal" style:font-weight-complex="normal"/>
    </style:style>
    <style:style style:name="T3088" style:family="text">
      <style:text-properties fo:font-weight="normal" officeooo:rsid="0425ef8f" style:font-weight-asian="normal" style:font-weight-complex="normal"/>
    </style:style>
    <style:style style:name="T3089" style:family="text">
      <style:text-properties fo:font-weight="normal" officeooo:rsid="04316e77" style:font-weight-asian="normal" style:font-weight-complex="normal"/>
    </style:style>
    <style:style style:name="T3090" style:family="text">
      <style:text-properties fo:font-weight="normal" officeooo:rsid="043124ac" style:font-weight-asian="normal" style:font-weight-complex="normal"/>
    </style:style>
    <style:style style:name="T3091" style:family="text">
      <style:text-properties fo:font-weight="normal" officeooo:rsid="0439c504" style:font-weight-asian="normal" style:font-weight-complex="normal"/>
    </style:style>
    <style:style style:name="T3092" style:family="text">
      <style:text-properties fo:font-weight="normal" officeooo:rsid="043deff8" style:font-weight-asian="normal" style:font-weight-complex="normal"/>
    </style:style>
    <style:style style:name="T3093" style:family="text">
      <style:text-properties fo:font-weight="normal" officeooo:rsid="04438421" style:font-weight-asian="normal" style:font-weight-complex="normal"/>
    </style:style>
    <style:style style:name="T3094" style:family="text">
      <style:text-properties fo:font-weight="normal" officeooo:rsid="0447080a" style:font-weight-asian="normal" style:font-weight-complex="normal"/>
    </style:style>
    <style:style style:name="T3095" style:family="text">
      <style:text-properties fo:font-weight="normal" officeooo:rsid="044efcd1" style:font-weight-asian="normal" style:font-weight-complex="normal"/>
    </style:style>
    <style:style style:name="T3096" style:family="text">
      <style:text-properties fo:font-weight="normal" officeooo:rsid="044f21e6" style:font-weight-asian="normal" style:font-weight-complex="normal"/>
    </style:style>
    <style:style style:name="T3097" style:family="text">
      <style:text-properties fo:font-weight="normal" officeooo:rsid="0450110d" style:font-weight-asian="normal" style:font-weight-complex="normal"/>
    </style:style>
    <style:style style:name="T3098" style:family="text">
      <style:text-properties fo:font-weight="normal" officeooo:rsid="045099ec" style:font-weight-asian="normal" style:font-weight-complex="normal"/>
    </style:style>
    <style:style style:name="T3099" style:family="text">
      <style:text-properties fo:font-weight="normal" officeooo:rsid="0451fd90" style:font-weight-asian="normal" style:font-weight-complex="normal"/>
    </style:style>
    <style:style style:name="T3100" style:family="text">
      <style:text-properties fo:font-weight="normal" officeooo:rsid="0455c721" style:font-weight-asian="normal" style:font-weight-complex="normal"/>
    </style:style>
    <style:style style:name="T3101" style:family="text">
      <style:text-properties fo:font-weight="normal" officeooo:rsid="0457ca81" style:font-weight-asian="normal" style:font-weight-complex="normal"/>
    </style:style>
    <style:style style:name="T3102" style:family="text">
      <style:text-properties fo:font-weight="normal" officeooo:rsid="045cc6ad" style:font-weight-asian="normal" style:font-weight-complex="normal"/>
    </style:style>
    <style:style style:name="T3103" style:family="text">
      <style:text-properties fo:font-weight="normal" officeooo:rsid="045d2602" style:font-weight-asian="normal" style:font-weight-complex="normal"/>
    </style:style>
    <style:style style:name="T3104" style:family="text">
      <style:text-properties fo:font-weight="normal" officeooo:rsid="0461ab23" style:font-weight-asian="normal" style:font-weight-complex="normal"/>
    </style:style>
    <style:style style:name="T3105" style:family="text">
      <style:text-properties fo:font-weight="normal" officeooo:rsid="046d6e43" style:font-weight-asian="normal" style:font-weight-complex="normal"/>
    </style:style>
    <style:style style:name="T3106" style:family="text">
      <style:text-properties fo:font-weight="normal" officeooo:rsid="047a3fbd" style:font-weight-asian="normal" style:font-weight-complex="normal"/>
    </style:style>
    <style:style style:name="T3107" style:family="text">
      <style:text-properties fo:font-weight="normal" officeooo:rsid="04852757" style:font-weight-asian="normal" style:font-weight-complex="normal"/>
    </style:style>
    <style:style style:name="T3108" style:family="text">
      <style:text-properties fo:font-weight="normal" officeooo:rsid="048b4842" style:font-weight-asian="normal" style:font-weight-complex="normal"/>
    </style:style>
    <style:style style:name="T3109" style:family="text">
      <style:text-properties fo:font-weight="normal" officeooo:rsid="048caa80" style:font-weight-asian="normal" style:font-weight-complex="normal"/>
    </style:style>
    <style:style style:name="T3110" style:family="text">
      <style:text-properties fo:font-weight="normal" officeooo:rsid="04adcceb" style:font-weight-asian="normal" style:font-weight-complex="normal"/>
    </style:style>
    <style:style style:name="T3111" style:family="text">
      <style:text-properties fo:font-weight="normal" officeooo:rsid="04adfdc1" style:font-weight-asian="normal" style:font-weight-complex="normal"/>
    </style:style>
    <style:style style:name="T3112" style:family="text">
      <style:text-properties fo:font-weight="normal" officeooo:rsid="04aedf68" style:font-weight-asian="normal" style:font-weight-complex="normal"/>
    </style:style>
    <style:style style:name="T3113" style:family="text">
      <style:text-properties fo:font-weight="normal" officeooo:rsid="04b05c62" style:font-weight-asian="normal" style:font-weight-complex="normal"/>
    </style:style>
    <style:style style:name="T3114" style:family="text">
      <style:text-properties fo:font-weight="normal" officeooo:rsid="04b6a3ba" style:font-weight-asian="normal" style:font-weight-complex="normal"/>
    </style:style>
    <style:style style:name="T3115" style:family="text">
      <style:text-properties fo:font-weight="normal" officeooo:rsid="04d55ee9" style:font-weight-asian="normal" style:font-weight-complex="normal"/>
    </style:style>
    <style:style style:name="T3116" style:family="text">
      <style:text-properties fo:font-weight="normal" officeooo:rsid="04da271b" style:font-weight-asian="normal" style:font-weight-complex="normal"/>
    </style:style>
    <style:style style:name="T3117" style:family="text">
      <style:text-properties fo:font-weight="normal" officeooo:rsid="04db6ca3" style:font-weight-asian="normal" style:font-weight-complex="normal"/>
    </style:style>
    <style:style style:name="T3118" style:family="text">
      <style:text-properties fo:font-weight="normal" officeooo:rsid="04dd36fe" style:font-weight-asian="normal" style:font-weight-complex="normal"/>
    </style:style>
    <style:style style:name="T3119" style:family="text">
      <style:text-properties fo:font-weight="normal" officeooo:rsid="04d8ec81" style:font-weight-asian="normal" style:font-weight-complex="normal"/>
    </style:style>
    <style:style style:name="T3120" style:family="text">
      <style:text-properties fo:font-weight="normal" officeooo:rsid="04dd5eef" style:font-weight-asian="normal" style:font-weight-complex="normal"/>
    </style:style>
    <style:style style:name="T3121" style:family="text">
      <style:text-properties fo:font-weight="normal" officeooo:rsid="04dded9d" style:font-weight-asian="normal" style:font-weight-complex="normal"/>
    </style:style>
    <style:style style:name="T3122" style:family="text">
      <style:text-properties fo:font-weight="normal" officeooo:rsid="04df2ea3" style:font-weight-asian="normal" style:font-weight-complex="normal"/>
    </style:style>
    <style:style style:name="T3123" style:family="text">
      <style:text-properties fo:font-weight="normal" officeooo:rsid="04dfdc02" style:font-weight-asian="normal" style:font-weight-complex="normal"/>
    </style:style>
    <style:style style:name="T3124" style:family="text">
      <style:text-properties fo:font-weight="normal" officeooo:rsid="04e3cefb" style:font-weight-asian="normal" style:font-weight-complex="normal"/>
    </style:style>
    <style:style style:name="T3125" style:family="text">
      <style:text-properties fo:font-weight="normal" officeooo:rsid="04e860da" style:font-weight-asian="normal" style:font-weight-complex="normal"/>
    </style:style>
    <style:style style:name="T3126" style:family="text">
      <style:text-properties fo:font-weight="normal" officeooo:rsid="04ec5fe5" style:font-weight-asian="normal" style:font-weight-complex="normal"/>
    </style:style>
    <style:style style:name="T3127" style:family="text">
      <style:text-properties fo:font-weight="normal" officeooo:rsid="04ee2f5c" style:font-weight-asian="normal" style:font-weight-complex="normal"/>
    </style:style>
    <style:style style:name="T3128" style:family="text">
      <style:text-properties fo:font-weight="normal" officeooo:rsid="04ede584" style:font-weight-asian="normal" style:font-weight-complex="normal"/>
    </style:style>
    <style:style style:name="T3129" style:family="text">
      <style:text-properties fo:font-weight="normal" officeooo:rsid="04f3757f" style:font-weight-asian="normal" style:font-weight-complex="normal"/>
    </style:style>
    <style:style style:name="T3130" style:family="text">
      <style:text-properties fo:font-weight="normal" officeooo:rsid="04fcf0a4" style:font-weight-asian="normal" style:font-weight-complex="normal"/>
    </style:style>
    <style:style style:name="T3131" style:family="text">
      <style:text-properties fo:font-weight="normal" officeooo:rsid="04fe3b2a" style:font-weight-asian="normal" style:font-weight-complex="normal"/>
    </style:style>
    <style:style style:name="T3132" style:family="text">
      <style:text-properties fo:font-weight="normal" officeooo:rsid="04ff6288" style:font-weight-asian="normal" style:font-weight-complex="normal"/>
    </style:style>
    <style:style style:name="T3133" style:family="text">
      <style:text-properties fo:font-weight="normal" officeooo:rsid="04ff7da0" style:font-weight-asian="normal" style:font-weight-complex="normal"/>
    </style:style>
    <style:style style:name="T3134" style:family="text">
      <style:text-properties fo:font-weight="normal" officeooo:rsid="0500c034" style:font-weight-asian="normal" style:font-weight-complex="normal"/>
    </style:style>
    <style:style style:name="T3135" style:family="text">
      <style:text-properties fo:font-weight="normal" officeooo:rsid="0502a043" style:font-weight-asian="normal" style:font-weight-complex="normal"/>
    </style:style>
    <style:style style:name="T3136" style:family="text">
      <style:text-properties fo:font-weight="normal" officeooo:rsid="05030891" style:font-weight-asian="normal" style:font-weight-complex="normal"/>
    </style:style>
    <style:style style:name="T3137" style:family="text">
      <style:text-properties fo:font-weight="normal" officeooo:rsid="02854f61" fo:background-color="#eeeeee" loext:char-shading-value="0" style:font-weight-asian="normal" style:font-weight-complex="normal"/>
    </style:style>
    <style:style style:name="T3138" style:family="text">
      <style:text-properties fo:font-weight="normal" officeooo:rsid="028742bb" fo:background-color="#eeeeee" loext:char-shading-value="0" style:font-weight-asian="normal" style:font-weight-complex="normal"/>
    </style:style>
    <style:style style:name="T3139" style:family="text">
      <style:text-properties officeooo:rsid="01052fb3"/>
    </style:style>
    <style:style style:name="T3140" style:family="text">
      <style:text-properties officeooo:rsid="01067d8b"/>
    </style:style>
    <style:style style:name="T3141" style:family="text">
      <style:text-properties officeooo:rsid="01094ad8"/>
    </style:style>
    <style:style style:name="T3142" style:family="text">
      <style:text-properties officeooo:rsid="011271ea"/>
    </style:style>
    <style:style style:name="T3143" style:family="text">
      <style:text-properties officeooo:rsid="0112bfed"/>
    </style:style>
    <style:style style:name="T3144" style:family="text">
      <style:text-properties officeooo:rsid="01131044"/>
    </style:style>
    <style:style style:name="T3145" style:family="text">
      <style:text-properties officeooo:rsid="01139de9"/>
    </style:style>
    <style:style style:name="T3146" style:family="text">
      <style:text-properties officeooo:rsid="0114dc77"/>
    </style:style>
    <style:style style:name="T3147" style:family="text">
      <style:text-properties officeooo:rsid="01151887"/>
    </style:style>
    <style:style style:name="T3148" style:family="text">
      <style:text-properties officeooo:rsid="01191641"/>
    </style:style>
    <style:style style:name="T3149" style:family="text">
      <style:text-properties officeooo:rsid="0119c0cf"/>
    </style:style>
    <style:style style:name="T3150" style:family="text">
      <style:text-properties officeooo:rsid="011d4b50"/>
    </style:style>
    <style:style style:name="T3151" style:family="text">
      <style:text-properties officeooo:rsid="011f5bb5"/>
    </style:style>
    <style:style style:name="T3152" style:family="text">
      <style:text-properties officeooo:rsid="011fd835"/>
    </style:style>
    <style:style style:name="T3153" style:family="text">
      <style:text-properties officeooo:rsid="01205278"/>
    </style:style>
    <style:style style:name="T3154" style:family="text">
      <style:text-properties officeooo:rsid="0121c4d0"/>
    </style:style>
    <style:style style:name="T3155" style:family="text">
      <style:text-properties officeooo:rsid="01223de5"/>
    </style:style>
    <style:style style:name="T3156" style:family="text">
      <style:text-properties officeooo:rsid="01231ee6"/>
    </style:style>
    <style:style style:name="T3157" style:family="text">
      <style:text-properties officeooo:rsid="0124cb99"/>
    </style:style>
    <style:style style:name="T3158" style:family="text">
      <style:text-properties officeooo:rsid="012579c4"/>
    </style:style>
    <style:style style:name="T3159" style:family="text">
      <style:text-properties officeooo:rsid="01262001"/>
    </style:style>
    <style:style style:name="T3160" style:family="text">
      <style:text-properties officeooo:rsid="0128015f"/>
    </style:style>
    <style:style style:name="T3161" style:family="text">
      <style:text-properties officeooo:rsid="012c9bf2"/>
    </style:style>
    <style:style style:name="T3162" style:family="text">
      <style:text-properties officeooo:rsid="012d881a"/>
    </style:style>
    <style:style style:name="T3163" style:family="text">
      <style:text-properties officeooo:rsid="0130b35e"/>
    </style:style>
    <style:style style:name="T3164" style:family="text">
      <style:text-properties officeooo:rsid="013258b7"/>
    </style:style>
    <style:style style:name="T3165" style:family="text">
      <style:text-properties officeooo:rsid="0133226b"/>
    </style:style>
    <style:style style:name="T3166" style:family="text">
      <style:text-properties officeooo:rsid="01353823"/>
    </style:style>
    <style:style style:name="T3167" style:family="text">
      <style:text-properties officeooo:rsid="01355872"/>
    </style:style>
    <style:style style:name="T3168" style:family="text">
      <style:text-properties officeooo:rsid="0137e217"/>
    </style:style>
    <style:style style:name="T3169" style:family="text">
      <style:text-properties officeooo:rsid="013e69cf"/>
    </style:style>
    <style:style style:name="T3170" style:family="text">
      <style:text-properties officeooo:rsid="013fe538"/>
    </style:style>
    <style:style style:name="T3171" style:family="text">
      <style:text-properties officeooo:rsid="0141af98"/>
    </style:style>
    <style:style style:name="T3172" style:family="text">
      <style:text-properties officeooo:rsid="01438d86"/>
    </style:style>
    <style:style style:name="T3173" style:family="text">
      <style:text-properties officeooo:rsid="01443b65"/>
    </style:style>
    <style:style style:name="T3174" style:family="text">
      <style:text-properties officeooo:rsid="01445e40"/>
    </style:style>
    <style:style style:name="T3175" style:family="text">
      <style:text-properties officeooo:rsid="0147e1e2"/>
    </style:style>
    <style:style style:name="T3176" style:family="text">
      <style:text-properties officeooo:rsid="014936b9"/>
    </style:style>
    <style:style style:name="T3177" style:family="text">
      <style:text-properties officeooo:rsid="01494347"/>
    </style:style>
    <style:style style:name="T3178" style:family="text">
      <style:text-properties officeooo:rsid="0149ff2b"/>
    </style:style>
    <style:style style:name="T3179" style:family="text">
      <style:text-properties officeooo:rsid="014af251"/>
    </style:style>
    <style:style style:name="T3180" style:family="text">
      <style:text-properties officeooo:rsid="014d1bb4"/>
    </style:style>
    <style:style style:name="T3181" style:family="text">
      <style:text-properties officeooo:rsid="014e56c3"/>
    </style:style>
    <style:style style:name="T3182" style:family="text">
      <style:text-properties officeooo:rsid="01528b14"/>
    </style:style>
    <style:style style:name="T3183" style:family="text">
      <style:text-properties officeooo:rsid="015c68f5"/>
    </style:style>
    <style:style style:name="T3184" style:family="text">
      <style:text-properties officeooo:rsid="015e18b0"/>
    </style:style>
    <style:style style:name="T3185" style:family="text">
      <style:text-properties officeooo:rsid="01675db0"/>
    </style:style>
    <style:style style:name="T3186" style:family="text">
      <style:text-properties officeooo:rsid="01690f43"/>
    </style:style>
    <style:style style:name="T3187" style:family="text">
      <style:text-properties officeooo:rsid="016aa7de"/>
    </style:style>
    <style:style style:name="T3188" style:family="text">
      <style:text-properties officeooo:rsid="0173d42e"/>
    </style:style>
    <style:style style:name="T3189" style:family="text">
      <style:text-properties officeooo:rsid="01751bd6"/>
    </style:style>
    <style:style style:name="T3190" style:family="text">
      <style:text-properties officeooo:rsid="017779e8"/>
    </style:style>
    <style:style style:name="T3191" style:family="text">
      <style:text-properties officeooo:rsid="01782a16"/>
    </style:style>
    <style:style style:name="T3192" style:family="text">
      <style:text-properties officeooo:rsid="017a19d8"/>
    </style:style>
    <style:style style:name="T3193" style:family="text">
      <style:text-properties style:text-underline-style="none"/>
    </style:style>
    <style:style style:name="T3194" style:family="text">
      <style:text-properties style:text-underline-style="none" fo:font-weight="bold" style:font-weight-asian="bold" style:font-weight-complex="bold"/>
    </style:style>
    <style:style style:name="T3195" style:family="text">
      <style:text-properties officeooo:rsid="0180ed0b"/>
    </style:style>
    <style:style style:name="T3196" style:family="text">
      <style:text-properties officeooo:rsid="0183de12"/>
    </style:style>
    <style:style style:name="T3197" style:family="text">
      <style:text-properties officeooo:rsid="01848cc8"/>
    </style:style>
    <style:style style:name="T3198" style:family="text">
      <style:text-properties officeooo:rsid="0187078f"/>
    </style:style>
    <style:style style:name="T3199" style:family="text">
      <style:text-properties officeooo:rsid="01884c6b"/>
    </style:style>
    <style:style style:name="T3200" style:family="text">
      <style:text-properties officeooo:rsid="018c3301"/>
    </style:style>
    <style:style style:name="T3201" style:family="text">
      <style:text-properties officeooo:rsid="018e0242"/>
    </style:style>
    <style:style style:name="T3202" style:family="text">
      <style:text-properties officeooo:rsid="0190ce55"/>
    </style:style>
    <style:style style:name="T3203" style:family="text">
      <style:text-properties officeooo:rsid="0191938b"/>
    </style:style>
    <style:style style:name="T3204" style:family="text">
      <style:text-properties officeooo:rsid="01938fb3"/>
    </style:style>
    <style:style style:name="T3205" style:family="text">
      <style:text-properties officeooo:rsid="0194cbba"/>
    </style:style>
    <style:style style:name="T3206" style:family="text">
      <style:text-properties officeooo:rsid="01970438"/>
    </style:style>
    <style:style style:name="T3207" style:family="text">
      <style:text-properties officeooo:rsid="01987661"/>
    </style:style>
    <style:style style:name="T3208" style:family="text">
      <style:text-properties officeooo:rsid="019def17"/>
    </style:style>
    <style:style style:name="T3209" style:family="text">
      <style:text-properties officeooo:rsid="01a1dc3f"/>
    </style:style>
    <style:style style:name="T3210" style:family="text">
      <style:text-properties officeooo:rsid="01aaa04e"/>
    </style:style>
    <style:style style:name="T3211" style:family="text">
      <style:text-properties officeooo:rsid="01afbb44"/>
    </style:style>
    <style:style style:name="T3212" style:family="text">
      <style:text-properties officeooo:rsid="01b2fd3e"/>
    </style:style>
    <style:style style:name="T3213" style:family="text">
      <style:text-properties style:font-name="JetBrains Mono" fo:font-size="9pt" fo:font-style="italic" fo:font-weight="normal" style:font-size-asian="9pt" style:font-style-asian="italic" style:font-weight-asian="normal" style:font-weight-complex="normal"/>
    </style:style>
    <style:style style:name="T3214" style:family="text">
      <style:text-properties style:font-name="JetBrains Mono" fo:font-size="9pt" fo:font-style="normal" fo:font-weight="normal" style:font-size-asian="9pt" style:font-style-asian="normal" style:font-weight-asian="normal"/>
    </style:style>
    <style:style style:name="T3215" style:family="text">
      <style:text-properties style:font-name="JetBrains Mono" fo:font-size="9pt" fo:font-style="normal" fo:font-weight="normal" style:font-size-asian="9pt" style:font-style-asian="normal" style:font-weight-asian="normal" style:font-weight-complex="normal"/>
    </style:style>
    <style:style style:name="T3216" style:family="text">
      <style:text-properties style:font-name="JetBrains Mono" fo:font-size="9pt" fo:font-style="normal" fo:font-weight="normal" officeooo:rsid="0450110d" style:font-size-asian="9pt" style:font-style-asian="normal" style:font-weight-asian="normal"/>
    </style:style>
    <style:style style:name="T3217" style:family="text">
      <style:text-properties officeooo:rsid="01b650c9"/>
    </style:style>
    <style:style style:name="T3218" style:family="text">
      <style:text-properties officeooo:rsid="01bc9194"/>
    </style:style>
    <style:style style:name="T3219" style:family="text">
      <style:text-properties officeooo:rsid="01be4ffa"/>
    </style:style>
    <style:style style:name="T3220" style:family="text">
      <style:text-properties officeooo:rsid="01c3599f"/>
    </style:style>
    <style:style style:name="T3221" style:family="text">
      <style:text-properties officeooo:rsid="01c407a6"/>
    </style:style>
    <style:style style:name="T3222" style:family="text">
      <style:text-properties officeooo:rsid="01cb075e"/>
    </style:style>
    <style:style style:name="T3223" style:family="text">
      <style:text-properties officeooo:rsid="01cd95e1"/>
    </style:style>
    <style:style style:name="T3224" style:family="text">
      <style:text-properties officeooo:rsid="01cdedc1"/>
    </style:style>
    <style:style style:name="T3225" style:family="text">
      <style:text-properties officeooo:rsid="01d350c7"/>
    </style:style>
    <style:style style:name="T3226" style:family="text">
      <style:text-properties officeooo:rsid="01d435e3"/>
    </style:style>
    <style:style style:name="T3227" style:family="text">
      <style:text-properties officeooo:rsid="01d630f2"/>
    </style:style>
    <style:style style:name="T3228" style:family="text">
      <style:text-properties officeooo:rsid="01d8bd5f"/>
    </style:style>
    <style:style style:name="T3229" style:family="text">
      <style:text-properties officeooo:rsid="01dbdd2e"/>
    </style:style>
    <style:style style:name="T3230" style:family="text">
      <style:text-properties officeooo:rsid="01dcbe74"/>
    </style:style>
    <style:style style:name="T3231" style:family="text">
      <style:text-properties officeooo:rsid="01dd2ab0"/>
    </style:style>
    <style:style style:name="T3232" style:family="text">
      <style:text-properties officeooo:rsid="01ddce19"/>
    </style:style>
    <style:style style:name="T3233" style:family="text">
      <style:text-properties officeooo:rsid="01df7559"/>
    </style:style>
    <style:style style:name="T3234" style:family="text">
      <style:text-properties officeooo:rsid="01df87a3"/>
    </style:style>
    <style:style style:name="T3235" style:family="text">
      <style:text-properties officeooo:rsid="01e325aa"/>
    </style:style>
    <style:style style:name="T3236" style:family="text">
      <style:text-properties officeooo:rsid="01e39016"/>
    </style:style>
    <style:style style:name="T3237" style:family="text">
      <style:text-properties officeooo:rsid="01e50151"/>
    </style:style>
    <style:style style:name="T3238" style:family="text">
      <style:text-properties officeooo:rsid="01e542c6"/>
    </style:style>
    <style:style style:name="T3239" style:family="text">
      <style:text-properties officeooo:rsid="01e5c468"/>
    </style:style>
    <style:style style:name="T3240" style:family="text">
      <style:text-properties officeooo:rsid="01e5ed84"/>
    </style:style>
    <style:style style:name="T3241" style:family="text">
      <style:text-properties officeooo:rsid="01e75590"/>
    </style:style>
    <style:style style:name="T3242" style:family="text">
      <style:text-properties officeooo:rsid="01e7a652"/>
    </style:style>
    <style:style style:name="T3243" style:family="text">
      <style:text-properties officeooo:rsid="01e8d316"/>
    </style:style>
    <style:style style:name="T3244" style:family="text">
      <style:text-properties officeooo:rsid="01eaf6f0"/>
    </style:style>
    <style:style style:name="T3245" style:family="text">
      <style:text-properties officeooo:rsid="01ebd9dc"/>
    </style:style>
    <style:style style:name="T3246" style:family="text">
      <style:text-properties officeooo:rsid="01ee96e9"/>
    </style:style>
    <style:style style:name="T3247" style:family="text">
      <style:text-properties officeooo:rsid="01f32c49"/>
    </style:style>
    <style:style style:name="T3248" style:family="text">
      <style:text-properties officeooo:rsid="01f3f581"/>
    </style:style>
    <style:style style:name="T3249" style:family="text">
      <style:text-properties officeooo:rsid="01ffc217"/>
    </style:style>
    <style:style style:name="T3250" style:family="text">
      <style:text-properties officeooo:rsid="02031b3b"/>
    </style:style>
    <style:style style:name="T3251" style:family="text">
      <style:text-properties officeooo:rsid="02048cb0"/>
    </style:style>
    <style:style style:name="T3252" style:family="text">
      <style:text-properties officeooo:rsid="02053c0b"/>
    </style:style>
    <style:style style:name="T3253" style:family="text">
      <style:text-properties officeooo:rsid="0206dc11"/>
    </style:style>
    <style:style style:name="T3254" style:family="text">
      <style:text-properties officeooo:rsid="02072099"/>
    </style:style>
    <style:style style:name="T3255" style:family="text">
      <style:text-properties officeooo:rsid="02081b35"/>
    </style:style>
    <style:style style:name="T3256" style:family="text">
      <style:text-properties officeooo:rsid="0213ec40"/>
    </style:style>
    <style:style style:name="T3257" style:family="text">
      <style:text-properties officeooo:rsid="02169829"/>
    </style:style>
    <style:style style:name="T3258" style:family="text">
      <style:text-properties officeooo:rsid="02178349"/>
    </style:style>
    <style:style style:name="T3259" style:family="text">
      <style:text-properties officeooo:rsid="0217efd1"/>
    </style:style>
    <style:style style:name="T3260" style:family="text">
      <style:text-properties officeooo:rsid="0219c1ce"/>
    </style:style>
    <style:style style:name="T3261" style:family="text">
      <style:text-properties officeooo:rsid="021b1c6f"/>
    </style:style>
    <style:style style:name="T3262" style:family="text">
      <style:text-properties officeooo:rsid="021ba19c"/>
    </style:style>
    <style:style style:name="T3263" style:family="text">
      <style:text-properties officeooo:rsid="022404c3"/>
    </style:style>
    <style:style style:name="T3264" style:family="text">
      <style:text-properties officeooo:rsid="022745f1"/>
    </style:style>
    <style:style style:name="T3265" style:family="text">
      <style:text-properties officeooo:rsid="02283d98"/>
    </style:style>
    <style:style style:name="T3266" style:family="text">
      <style:text-properties officeooo:rsid="02296aa6"/>
    </style:style>
    <style:style style:name="T3267" style:family="text">
      <style:text-properties officeooo:rsid="0229cde7"/>
    </style:style>
    <style:style style:name="T3268" style:family="text">
      <style:text-properties officeooo:rsid="022b2a2a"/>
    </style:style>
    <style:style style:name="T3269" style:family="text">
      <style:text-properties officeooo:rsid="022cca20"/>
    </style:style>
    <style:style style:name="T3270" style:family="text">
      <style:text-properties officeooo:rsid="022e13cd"/>
    </style:style>
    <style:style style:name="T3271" style:family="text">
      <style:text-properties officeooo:rsid="022fda75"/>
    </style:style>
    <style:style style:name="T3272" style:family="text">
      <style:text-properties fo:background-color="#eeeeee" loext:char-shading-value="0"/>
    </style:style>
    <style:style style:name="T3273" style:family="text">
      <style:text-properties officeooo:rsid="027dbb57" fo:background-color="#eeeeee" loext:char-shading-value="0"/>
    </style:style>
    <style:style style:name="T3274" style:family="text">
      <style:text-properties officeooo:rsid="04ddb83e" fo:background-color="#eeeeee" loext:char-shading-value="0"/>
    </style:style>
    <style:style style:name="T3275" style:family="text">
      <style:text-properties officeooo:rsid="02369457"/>
    </style:style>
    <style:style style:name="T3276" style:family="text">
      <style:text-properties officeooo:rsid="023839ae"/>
    </style:style>
    <style:style style:name="T3277" style:family="text">
      <style:text-properties officeooo:rsid="02390c62"/>
    </style:style>
    <style:style style:name="T3278" style:family="text">
      <style:text-properties officeooo:rsid="023fd2d5"/>
    </style:style>
    <style:style style:name="T3279" style:family="text">
      <style:text-properties officeooo:rsid="0244031c"/>
    </style:style>
    <style:style style:name="T3280" style:family="text">
      <style:text-properties officeooo:rsid="0245d05a"/>
    </style:style>
    <style:style style:name="T3281" style:family="text">
      <style:text-properties officeooo:rsid="02494859"/>
    </style:style>
    <style:style style:name="T3282" style:family="text">
      <style:text-properties officeooo:rsid="024a16e6"/>
    </style:style>
    <style:style style:name="T3283" style:family="text">
      <style:text-properties officeooo:rsid="024c9c36"/>
    </style:style>
    <style:style style:name="T3284" style:family="text">
      <style:text-properties officeooo:rsid="024d2fb2"/>
    </style:style>
    <style:style style:name="T3285" style:family="text">
      <style:text-properties officeooo:rsid="024d4449"/>
    </style:style>
    <style:style style:name="T3286" style:family="text">
      <style:text-properties officeooo:rsid="024e8bc6"/>
    </style:style>
    <style:style style:name="T3287" style:family="text">
      <style:text-properties officeooo:rsid="0251bc88"/>
    </style:style>
    <style:style style:name="T3288" style:family="text">
      <style:text-properties officeooo:rsid="02526d27"/>
    </style:style>
    <style:style style:name="T3289" style:family="text">
      <style:text-properties officeooo:rsid="0254533f"/>
    </style:style>
    <style:style style:name="T3290" style:family="text">
      <style:text-properties fo:color="#3465a4"/>
    </style:style>
    <style:style style:name="T3291" style:family="text">
      <style:text-properties fo:color="#3465a4" style:font-name="monospace" fo:background-color="#ffffff" loext:char-shading-value="0"/>
    </style:style>
    <style:style style:name="T3292" style:family="text">
      <style:text-properties fo:color="#3465a4" fo:font-weight="normal" officeooo:rsid="0254533f" style:font-weight-asian="normal" style:font-weight-complex="normal"/>
    </style:style>
    <style:style style:name="T3293" style:family="text">
      <style:text-properties fo:color="#3465a4" fo:background-color="#ffff00" loext:char-shading-value="0"/>
    </style:style>
    <style:style style:name="T3294" style:family="text">
      <style:text-properties officeooo:rsid="02561393"/>
    </style:style>
    <style:style style:name="T3295" style:family="text">
      <style:text-properties officeooo:rsid="02562fe6"/>
    </style:style>
    <style:style style:name="T3296" style:family="text">
      <style:text-properties officeooo:rsid="0256fd39"/>
    </style:style>
    <style:style style:name="T3297" style:family="text">
      <style:text-properties officeooo:rsid="02570311"/>
    </style:style>
    <style:style style:name="T3298" style:family="text">
      <style:text-properties officeooo:rsid="025816cd"/>
    </style:style>
    <style:style style:name="T3299" style:family="text">
      <style:text-properties officeooo:rsid="025adc56"/>
    </style:style>
    <style:style style:name="T3300" style:family="text">
      <style:text-properties officeooo:rsid="025c256d"/>
    </style:style>
    <style:style style:name="T3301" style:family="text">
      <style:text-properties officeooo:rsid="0264e7d2"/>
    </style:style>
    <style:style style:name="T3302" style:family="text">
      <style:text-properties officeooo:rsid="0267b17f"/>
    </style:style>
    <style:style style:name="T3303" style:family="text">
      <style:text-properties officeooo:rsid="02685880"/>
    </style:style>
    <style:style style:name="T3304" style:family="text">
      <style:text-properties officeooo:rsid="0268b611"/>
    </style:style>
    <style:style style:name="T3305" style:family="text">
      <style:text-properties officeooo:rsid="0269d05f"/>
    </style:style>
    <style:style style:name="T3306" style:family="text">
      <style:text-properties officeooo:rsid="026c4db0"/>
    </style:style>
    <style:style style:name="T3307" style:family="text">
      <style:text-properties officeooo:rsid="026e3cb1"/>
    </style:style>
    <style:style style:name="T3308" style:family="text">
      <style:text-properties officeooo:rsid="02726e0c"/>
    </style:style>
    <style:style style:name="T3309" style:family="text">
      <style:text-properties officeooo:rsid="0276ee98"/>
    </style:style>
    <style:style style:name="T3310" style:family="text">
      <style:text-properties officeooo:rsid="0278edc6"/>
    </style:style>
    <style:style style:name="T3311" style:family="text">
      <style:text-properties officeooo:rsid="027c8f34"/>
    </style:style>
    <style:style style:name="T3312" style:family="text">
      <style:text-properties officeooo:rsid="027ca5e9"/>
    </style:style>
    <style:style style:name="T3313" style:family="text">
      <style:text-properties officeooo:rsid="027cbb17"/>
    </style:style>
    <style:style style:name="T3314" style:family="text">
      <style:text-properties officeooo:rsid="027ccb37"/>
    </style:style>
    <style:style style:name="T3315" style:family="text">
      <style:text-properties officeooo:rsid="027dbb57"/>
    </style:style>
    <style:style style:name="T3316" style:family="text">
      <style:text-properties officeooo:rsid="027f6b13"/>
    </style:style>
    <style:style style:name="T3317" style:family="text">
      <style:text-properties officeooo:rsid="02808a62"/>
    </style:style>
    <style:style style:name="T3318" style:family="text">
      <style:text-properties officeooo:rsid="02811839"/>
    </style:style>
    <style:style style:name="T3319" style:family="text">
      <style:text-properties officeooo:rsid="02884d10"/>
    </style:style>
    <style:style style:name="T3320" style:family="text">
      <style:text-properties officeooo:rsid="028b65c0"/>
    </style:style>
    <style:style style:name="T3321" style:family="text">
      <style:text-properties officeooo:rsid="028c7b09"/>
    </style:style>
    <style:style style:name="T3322" style:family="text">
      <style:text-properties officeooo:rsid="028cfc9d"/>
    </style:style>
    <style:style style:name="T3323" style:family="text">
      <style:text-properties officeooo:rsid="028f574f"/>
    </style:style>
    <style:style style:name="T3324" style:family="text">
      <style:text-properties officeooo:rsid="029037a6"/>
    </style:style>
    <style:style style:name="T3325" style:family="text">
      <style:text-properties officeooo:rsid="02907a06"/>
    </style:style>
    <style:style style:name="T3326" style:family="text">
      <style:text-properties officeooo:rsid="02923e8e"/>
    </style:style>
    <style:style style:name="T3327" style:family="text">
      <style:text-properties officeooo:rsid="0295cfd1"/>
    </style:style>
    <style:style style:name="T3328" style:family="text">
      <style:text-properties officeooo:rsid="02961040"/>
    </style:style>
    <style:style style:name="T3329" style:family="text">
      <style:text-properties officeooo:rsid="02992aa0"/>
    </style:style>
    <style:style style:name="T3330" style:family="text">
      <style:text-properties officeooo:rsid="029abf4f"/>
    </style:style>
    <style:style style:name="T3331" style:family="text">
      <style:text-properties officeooo:rsid="029ebc9c"/>
    </style:style>
    <style:style style:name="T3332" style:family="text">
      <style:text-properties officeooo:rsid="02a0b275"/>
    </style:style>
    <style:style style:name="T3333" style:family="text">
      <style:text-properties officeooo:rsid="02a448bb"/>
    </style:style>
    <style:style style:name="T3334" style:family="text">
      <style:text-properties officeooo:rsid="02a631c1"/>
    </style:style>
    <style:style style:name="T3335" style:family="text">
      <style:text-properties officeooo:rsid="02ac5e9c"/>
    </style:style>
    <style:style style:name="T3336" style:family="text">
      <style:text-properties officeooo:rsid="02ae5b03"/>
    </style:style>
    <style:style style:name="T3337" style:family="text">
      <style:text-properties officeooo:rsid="02b05428"/>
    </style:style>
    <style:style style:name="T3338" style:family="text">
      <style:text-properties officeooo:rsid="02b1e327"/>
    </style:style>
    <style:style style:name="T3339" style:family="text">
      <style:text-properties officeooo:rsid="02b3ca3f"/>
    </style:style>
    <style:style style:name="T3340" style:family="text">
      <style:text-properties officeooo:rsid="02b3d80d"/>
    </style:style>
    <style:style style:name="T3341" style:family="text">
      <style:text-properties officeooo:rsid="02b42639"/>
    </style:style>
    <style:style style:name="T3342" style:family="text">
      <style:text-properties officeooo:rsid="02b55ec4"/>
    </style:style>
    <style:style style:name="T3343" style:family="text">
      <style:text-properties officeooo:rsid="02b646a0"/>
    </style:style>
    <style:style style:name="T3344" style:family="text">
      <style:text-properties officeooo:rsid="02b909a6"/>
    </style:style>
    <style:style style:name="T3345" style:family="text">
      <style:text-properties officeooo:rsid="02b9d9b4"/>
    </style:style>
    <style:style style:name="T3346" style:family="text">
      <style:text-properties officeooo:rsid="02bb5737"/>
    </style:style>
    <style:style style:name="T3347" style:family="text">
      <style:text-properties officeooo:rsid="02bda39f"/>
    </style:style>
    <style:style style:name="T3348" style:family="text">
      <style:text-properties officeooo:rsid="02be5005"/>
    </style:style>
    <style:style style:name="T3349" style:family="text">
      <style:text-properties officeooo:rsid="02c6433f"/>
    </style:style>
    <style:style style:name="T3350" style:family="text">
      <style:text-properties officeooo:rsid="02c933fa"/>
    </style:style>
    <style:style style:name="T3351" style:family="text">
      <style:text-properties fo:color="#8d1d75"/>
    </style:style>
    <style:style style:name="T3352" style:family="text">
      <style:text-properties fo:color="#8d1d75" fo:background-color="#ffff00" loext:char-shading-value="0"/>
    </style:style>
    <style:style style:name="T3353" style:family="text">
      <style:text-properties officeooo:rsid="02cf2cc7"/>
    </style:style>
    <style:style style:name="T3354" style:family="text">
      <style:text-properties officeooo:rsid="02d2a802"/>
    </style:style>
    <style:style style:name="T3355" style:family="text">
      <style:text-properties style:font-name="Console" fo:font-size="10.5pt" fo:font-weight="normal" officeooo:rsid="02d2a802" style:font-size-asian="10.5pt" style:font-weight-asian="normal" style:font-size-complex="10.5pt" style:font-weight-complex="normal"/>
    </style:style>
    <style:style style:name="T3356" style:family="text">
      <style:text-properties style:font-name="Console" officeooo:rsid="02db0db6"/>
    </style:style>
    <style:style style:name="T3357" style:family="text">
      <style:text-properties style:font-name="Console" fo:font-weight="normal" officeooo:rsid="02db0db6" style:font-weight-asian="normal" style:font-weight-complex="normal"/>
    </style:style>
    <style:style style:name="T3358" style:family="text">
      <style:text-properties style:font-name="Console" fo:font-weight="normal" officeooo:rsid="02de5393" style:font-weight-asian="normal" style:font-weight-complex="normal"/>
    </style:style>
    <style:style style:name="T3359" style:family="text">
      <style:text-properties style:font-name="Console" fo:font-size="10pt" style:font-size-asian="10pt" style:font-size-complex="10pt"/>
    </style:style>
    <style:style style:name="T3360" style:family="text">
      <style:text-properties style:font-name="Console" fo:font-size="10pt" officeooo:rsid="031cb2c1" style:font-size-asian="10pt" style:font-size-complex="10pt"/>
    </style:style>
    <style:style style:name="T3361" style:family="text">
      <style:text-properties style:font-name="Console" fo:font-size="10pt" officeooo:rsid="0327e255" style:font-size-asian="10pt" style:font-size-complex="10pt"/>
    </style:style>
    <style:style style:name="T3362" style:family="text">
      <style:text-properties style:font-name="Console" fo:font-size="10pt" officeooo:rsid="034d4add" style:font-size-asian="10pt" style:font-size-complex="10pt"/>
    </style:style>
    <style:style style:name="T3363" style:family="text">
      <style:text-properties style:font-name="Console" fo:font-size="10pt" officeooo:rsid="03767359" style:font-size-asian="10pt" style:font-size-complex="10pt"/>
    </style:style>
    <style:style style:name="T3364" style:family="text">
      <style:text-properties style:font-name="Console" fo:font-size="10pt" officeooo:rsid="0430d3be" style:font-size-asian="10pt" style:font-size-complex="10pt"/>
    </style:style>
    <style:style style:name="T3365" style:family="text">
      <style:text-properties style:font-name="Console" fo:font-size="10pt" officeooo:rsid="043294bb" style:font-size-asian="10pt" style:font-size-complex="10pt"/>
    </style:style>
    <style:style style:name="T3366" style:family="text">
      <style:text-properties style:font-name="Console" fo:font-size="10pt" officeooo:rsid="04438421" style:font-size-asian="10pt" style:font-size-complex="10pt"/>
    </style:style>
    <style:style style:name="T3367" style:family="text">
      <style:text-properties style:font-name="Console" fo:font-size="10pt" officeooo:rsid="04463932" style:font-size-asian="10pt" style:font-size-complex="10pt"/>
    </style:style>
    <style:style style:name="T3368" style:family="text">
      <style:text-properties style:font-name="Console" fo:font-size="10pt" officeooo:rsid="0447f454" style:font-size-asian="10pt" style:font-size-complex="10pt"/>
    </style:style>
    <style:style style:name="T3369" style:family="text">
      <style:text-properties style:font-name="Console" fo:font-size="10pt" officeooo:rsid="048fdcf1" style:font-size-asian="10pt" style:font-size-complex="10pt"/>
    </style:style>
    <style:style style:name="T3370" style:family="text">
      <style:text-properties style:font-name="Console" fo:font-size="10pt" fo:font-weight="normal" style:font-size-asian="10pt" style:font-weight-asian="normal" style:font-size-complex="10pt" style:font-weight-complex="normal"/>
    </style:style>
    <style:style style:name="T3371" style:family="text">
      <style:text-properties style:font-name="Console" fo:font-size="10pt" fo:font-weight="normal" officeooo:rsid="03293cb9" style:font-size-asian="10pt" style:font-weight-asian="normal" style:font-size-complex="10pt" style:font-weight-complex="normal"/>
    </style:style>
    <style:style style:name="T3372" style:family="text">
      <style:text-properties style:font-name="Console" fo:font-size="10pt" fo:font-weight="normal" officeooo:rsid="035785a9" style:font-size-asian="10pt" style:font-weight-asian="normal" style:font-size-complex="10pt" style:font-weight-complex="normal"/>
    </style:style>
    <style:style style:name="T3373" style:family="text">
      <style:text-properties style:font-name="Console" fo:font-size="10pt" fo:font-weight="normal" officeooo:rsid="03bc00da" style:font-size-asian="10pt" style:font-weight-asian="normal" style:font-size-complex="10pt" style:font-weight-complex="normal"/>
    </style:style>
    <style:style style:name="T3374" style:family="text">
      <style:text-properties style:font-name="Console" fo:font-size="10pt" fo:background-color="transparent" loext:char-shading-value="0" style:font-size-asian="10pt" style:font-size-complex="10pt"/>
    </style:style>
    <style:style style:name="T3375" style:family="text">
      <style:text-properties officeooo:rsid="02d2a802" fo:background-color="#cccccc" loext:char-shading-value="0"/>
    </style:style>
    <style:style style:name="T3376" style:family="text">
      <style:text-properties fo:color="#2a6099"/>
    </style:style>
    <style:style style:name="T3377" style:family="text">
      <style:text-properties fo:color="#2a6099" fo:font-weight="normal" officeooo:rsid="045d2602" style:font-weight-asian="normal" style:font-weight-complex="normal"/>
    </style:style>
    <style:style style:name="T3378" style:family="text">
      <style:text-properties fo:color="#2a6099" style:font-name="JetBrains Mono" fo:font-size="9pt" fo:font-style="italic" fo:font-weight="normal" style:font-size-asian="9pt" style:font-style-asian="italic" style:font-weight-asian="normal"/>
    </style:style>
    <style:style style:name="T3379" style:family="text">
      <style:text-properties fo:color="#2a6099" style:font-name="JetBrains Mono" fo:font-size="9pt" fo:font-style="italic" fo:font-weight="normal" fo:background-color="#ffff00" loext:char-shading-value="0" style:font-size-asian="9pt" style:font-style-asian="italic" style:font-weight-asian="normal"/>
    </style:style>
    <style:style style:name="T3380" style:family="text">
      <style:text-properties fo:color="#2a6099" style:font-name="JetBrains Mono" fo:font-size="9pt" fo:font-style="normal" fo:font-weight="normal" fo:background-color="#ffff00" loext:char-shading-value="0" style:font-size-asian="9pt" style:font-style-asian="normal" style:font-weight-asian="normal"/>
    </style:style>
    <style:style style:name="T3381" style:family="text">
      <style:text-properties fo:color="#2a6099" style:font-name="JetBrains Mono" fo:font-size="9pt" fo:font-style="normal" fo:font-weight="normal" officeooo:rsid="04e860da" fo:background-color="#ffff00" loext:char-shading-value="0" style:font-size-asian="9pt" style:font-style-asian="normal" style:font-weight-asian="normal" style:font-weight-complex="normal"/>
    </style:style>
    <style:style style:name="T3382" style:family="text">
      <style:text-properties fo:color="#2a6099" style:font-name="JetBrains Mono" fo:font-size="9pt" fo:font-style="normal" fo:font-weight="normal" officeooo:rsid="04e73b13" fo:background-color="#ffff00" loext:char-shading-value="0" style:font-size-asian="9pt" style:font-style-asian="normal" style:font-weight-asian="normal"/>
    </style:style>
    <style:style style:name="T3383" style:family="text">
      <style:text-properties fo:color="#2a6099" fo:background-color="#ffff00" loext:char-shading-value="0"/>
    </style:style>
    <style:style style:name="T3384" style:family="text">
      <style:text-properties fo:color="#2a6099" officeooo:rsid="04e73b13" fo:background-color="#ffff00" loext:char-shading-value="0"/>
    </style:style>
    <style:style style:name="T3385" style:family="text">
      <style:text-properties fo:color="#bf0041"/>
    </style:style>
    <style:style style:name="T3386" style:family="text">
      <style:text-properties officeooo:rsid="02da778d"/>
    </style:style>
    <style:style style:name="T3387" style:family="text">
      <style:text-properties officeooo:rsid="02db0db6"/>
    </style:style>
    <style:style style:name="T3388" style:family="text">
      <style:text-properties officeooo:rsid="02dd7099"/>
    </style:style>
    <style:style style:name="T3389" style:family="text">
      <style:text-properties officeooo:rsid="02ddd38d"/>
    </style:style>
    <style:style style:name="T3390" style:family="text">
      <style:text-properties officeooo:rsid="02de5393"/>
    </style:style>
    <style:style style:name="T3391" style:family="text">
      <style:text-properties officeooo:rsid="02dfc5ec"/>
    </style:style>
    <style:style style:name="T3392" style:family="text">
      <style:text-properties officeooo:rsid="02e1940b"/>
    </style:style>
    <style:style style:name="T3393" style:family="text">
      <style:text-properties officeooo:rsid="02e23333"/>
    </style:style>
    <style:style style:name="T3394" style:family="text">
      <style:text-properties officeooo:rsid="02e461c7"/>
    </style:style>
    <style:style style:name="T3395" style:family="text">
      <style:text-properties officeooo:rsid="02e5953b"/>
    </style:style>
    <style:style style:name="T3396" style:family="text">
      <style:text-properties officeooo:rsid="02e69255"/>
    </style:style>
    <style:style style:name="T3397" style:family="text">
      <style:text-properties officeooo:rsid="02e6e21c"/>
    </style:style>
    <style:style style:name="T3398" style:family="text">
      <style:text-properties officeooo:rsid="02e78358"/>
    </style:style>
    <style:style style:name="T3399" style:family="text">
      <style:text-properties officeooo:rsid="02e7c431"/>
    </style:style>
    <style:style style:name="T3400" style:family="text">
      <style:text-properties officeooo:rsid="02e94096"/>
    </style:style>
    <style:style style:name="T3401" style:family="text">
      <style:text-properties officeooo:rsid="02e9a85a"/>
    </style:style>
    <style:style style:name="T3402" style:family="text">
      <style:text-properties officeooo:rsid="02eb1f07"/>
    </style:style>
    <style:style style:name="T3403" style:family="text">
      <style:text-properties officeooo:rsid="02ed6044"/>
    </style:style>
    <style:style style:name="T3404" style:family="text">
      <style:text-properties fo:background-color="#dee6ef" loext:char-shading-value="0"/>
    </style:style>
    <style:style style:name="T3405" style:family="text">
      <style:text-properties officeooo:rsid="02f17e35"/>
    </style:style>
    <style:style style:name="T3406" style:family="text">
      <style:text-properties officeooo:rsid="02f3052f"/>
    </style:style>
    <style:style style:name="T3407" style:family="text">
      <style:text-properties officeooo:rsid="02f4f3c0"/>
    </style:style>
    <style:style style:name="T3408" style:family="text">
      <style:text-properties officeooo:rsid="02fa3060"/>
    </style:style>
    <style:style style:name="T3409" style:family="text">
      <style:text-properties officeooo:rsid="02feb730"/>
    </style:style>
    <style:style style:name="T3410" style:family="text">
      <style:text-properties officeooo:rsid="02ffada8"/>
    </style:style>
    <style:style style:name="T3411" style:family="text">
      <style:text-properties officeooo:rsid="0304baab"/>
    </style:style>
    <style:style style:name="T3412" style:family="text">
      <style:text-properties officeooo:rsid="03075eaa"/>
    </style:style>
    <style:style style:name="T3413" style:family="text">
      <style:text-properties officeooo:rsid="0308efe1"/>
    </style:style>
    <style:style style:name="T3414" style:family="text">
      <style:text-properties officeooo:rsid="03097cf2"/>
    </style:style>
    <style:style style:name="T3415" style:family="text">
      <style:text-properties officeooo:rsid="030b6c44"/>
    </style:style>
    <style:style style:name="T3416" style:family="text">
      <style:text-properties officeooo:rsid="030cabd3"/>
    </style:style>
    <style:style style:name="T3417" style:family="text">
      <style:text-properties officeooo:rsid="030d0d2d"/>
    </style:style>
    <style:style style:name="T3418" style:family="text">
      <style:text-properties officeooo:rsid="030e35ba"/>
    </style:style>
    <style:style style:name="T3419" style:family="text">
      <style:text-properties officeooo:rsid="0316a931"/>
    </style:style>
    <style:style style:name="T3420" style:family="text">
      <style:text-properties style:text-line-through-style="solid" style:text-line-through-type="single"/>
    </style:style>
    <style:style style:name="T3421" style:family="text">
      <style:text-properties style:text-line-through-style="solid" style:text-line-through-type="single" fo:background-color="#ffff00" loext:char-shading-value="0"/>
    </style:style>
    <style:style style:name="T3422" style:family="text">
      <style:text-properties style:text-line-through-style="solid" style:text-line-through-type="single" officeooo:rsid="0316a931" fo:background-color="#ffff00" loext:char-shading-value="0"/>
    </style:style>
    <style:style style:name="T3423" style:family="text">
      <style:text-properties style:text-line-through-style="solid" style:text-line-through-type="single" officeooo:rsid="031f2494" fo:background-color="#ffff00" loext:char-shading-value="0"/>
    </style:style>
    <style:style style:name="T3424" style:family="text">
      <style:text-properties style:text-line-through-style="solid" style:text-line-through-type="single" officeooo:rsid="0323935c" fo:background-color="#ffff00" loext:char-shading-value="0"/>
    </style:style>
    <style:style style:name="T3425" style:family="text">
      <style:text-properties style:text-line-through-style="solid" style:text-line-through-type="single" officeooo:rsid="0341248e"/>
    </style:style>
    <style:style style:name="T3426" style:family="text">
      <style:text-properties style:text-line-through-style="solid" style:text-line-through-type="single" fo:background-color="#ffff38" loext:char-shading-value="0"/>
    </style:style>
    <style:style style:name="T3427" style:family="text">
      <style:text-properties officeooo:rsid="031cb2c1"/>
    </style:style>
    <style:style style:name="T3428" style:family="text">
      <style:text-properties officeooo:rsid="031e6711"/>
    </style:style>
    <style:style style:name="T3429" style:family="text">
      <style:text-properties officeooo:rsid="031f2494"/>
    </style:style>
    <style:style style:name="T3430" style:family="text">
      <style:text-properties officeooo:rsid="0320c04f"/>
    </style:style>
    <style:style style:name="T3431" style:family="text">
      <style:text-properties officeooo:rsid="03212706"/>
    </style:style>
    <style:style style:name="T3432" style:family="text">
      <style:text-properties officeooo:rsid="0323935c"/>
    </style:style>
    <style:style style:name="T3433" style:family="text">
      <style:text-properties officeooo:rsid="032489ed"/>
    </style:style>
    <style:style style:name="T3434" style:family="text">
      <style:text-properties officeooo:rsid="0327e255"/>
    </style:style>
    <style:style style:name="T3435" style:family="text">
      <style:text-properties officeooo:rsid="03293cb9"/>
    </style:style>
    <style:style style:name="T3436" style:family="text">
      <style:text-properties officeooo:rsid="032a540e"/>
    </style:style>
    <style:style style:name="T3437" style:family="text">
      <style:text-properties officeooo:rsid="032fee86"/>
    </style:style>
    <style:style style:name="T3438" style:family="text">
      <style:text-properties officeooo:rsid="03303ef7"/>
    </style:style>
    <style:style style:name="T3439" style:family="text">
      <style:text-properties officeooo:rsid="03305d41"/>
    </style:style>
    <style:style style:name="T3440" style:family="text">
      <style:text-properties officeooo:rsid="0331c5f6"/>
    </style:style>
    <style:style style:name="T3441" style:family="text">
      <style:text-properties officeooo:rsid="03340ccf"/>
    </style:style>
    <style:style style:name="T3442" style:family="text">
      <style:text-properties officeooo:rsid="0335e0ea"/>
    </style:style>
    <style:style style:name="T3443" style:family="text">
      <style:text-properties officeooo:rsid="0337d635"/>
    </style:style>
    <style:style style:name="T3444" style:family="text">
      <style:text-properties officeooo:rsid="03393efa"/>
    </style:style>
    <style:style style:name="T3445" style:family="text">
      <style:text-properties officeooo:rsid="033a8d20"/>
    </style:style>
    <style:style style:name="T3446" style:family="text">
      <style:text-properties officeooo:rsid="033fb928"/>
    </style:style>
    <style:style style:name="T3447" style:family="text">
      <style:text-properties officeooo:rsid="0341248e"/>
    </style:style>
    <style:style style:name="T3448" style:family="text">
      <style:text-properties officeooo:rsid="034284c6"/>
    </style:style>
    <style:style style:name="T3449" style:family="text">
      <style:text-properties officeooo:rsid="0344086f"/>
    </style:style>
    <style:style style:name="T3450" style:family="text">
      <style:text-properties officeooo:rsid="03468c19"/>
    </style:style>
    <style:style style:name="T3451" style:family="text">
      <style:text-properties officeooo:rsid="034869fc"/>
    </style:style>
    <style:style style:name="T3452" style:family="text">
      <style:text-properties officeooo:rsid="034a6757"/>
    </style:style>
    <style:style style:name="T3453" style:family="text">
      <style:text-properties officeooo:rsid="034bc7f5"/>
    </style:style>
    <style:style style:name="T3454" style:family="text">
      <style:text-properties officeooo:rsid="034d4add"/>
    </style:style>
    <style:style style:name="T3455" style:family="text">
      <style:text-properties officeooo:rsid="034e93fb"/>
    </style:style>
    <style:style style:name="T3456" style:family="text">
      <style:text-properties fo:background-color="#dddddd" loext:char-shading-value="0"/>
    </style:style>
    <style:style style:name="T3457" style:family="text">
      <style:text-properties officeooo:rsid="034d4add" fo:background-color="#dddddd" loext:char-shading-value="0"/>
    </style:style>
    <style:style style:name="T3458" style:family="text">
      <style:text-properties officeooo:rsid="035273d2"/>
    </style:style>
    <style:style style:name="T3459" style:family="text">
      <style:text-properties officeooo:rsid="036281b9"/>
    </style:style>
    <style:style style:name="T3460" style:family="text">
      <style:text-properties officeooo:rsid="03668ea2"/>
    </style:style>
    <style:style style:name="T3461" style:family="text">
      <style:text-properties officeooo:rsid="0368b26c"/>
    </style:style>
    <style:style style:name="T3462" style:family="text">
      <style:text-properties officeooo:rsid="036a47df"/>
    </style:style>
    <style:style style:name="T3463" style:family="text">
      <style:text-properties officeooo:rsid="036d188f"/>
    </style:style>
    <style:style style:name="T3464" style:family="text">
      <style:text-properties officeooo:rsid="036f7f8c"/>
    </style:style>
    <style:style style:name="T3465" style:family="text">
      <style:text-properties officeooo:rsid="03748680"/>
    </style:style>
    <style:style style:name="T3466" style:family="text">
      <style:text-properties officeooo:rsid="03767359"/>
    </style:style>
    <style:style style:name="T3467" style:family="text">
      <style:text-properties officeooo:rsid="0378264d"/>
    </style:style>
    <style:style style:name="T3468" style:family="text">
      <style:text-properties officeooo:rsid="037b1c33"/>
    </style:style>
    <style:style style:name="T3469" style:family="text">
      <style:text-properties officeooo:rsid="037d8dfd"/>
    </style:style>
    <style:style style:name="T3470" style:family="text">
      <style:text-properties officeooo:rsid="0384dc05"/>
    </style:style>
    <style:style style:name="T3471" style:family="text">
      <style:text-properties style:font-name="Cosnole" fo:font-size="10pt" fo:font-weight="normal" officeooo:rsid="0384dc05" style:font-size-asian="10pt" style:font-weight-asian="normal" style:font-size-complex="10pt" style:font-weight-complex="normal"/>
    </style:style>
    <style:style style:name="T3472" style:family="text">
      <style:text-properties officeooo:rsid="0386ec5a"/>
    </style:style>
    <style:style style:name="T3473" style:family="text">
      <style:text-properties officeooo:rsid="0387e519"/>
    </style:style>
    <style:style style:name="T3474" style:family="text">
      <style:text-properties officeooo:rsid="038bdd6f"/>
    </style:style>
    <style:style style:name="T3475" style:family="text">
      <style:text-properties officeooo:rsid="038da9b9"/>
    </style:style>
    <style:style style:name="T3476" style:family="text">
      <style:text-properties officeooo:rsid="038ed016"/>
    </style:style>
    <style:style style:name="T3477" style:family="text">
      <style:text-properties officeooo:rsid="0395addc"/>
    </style:style>
    <style:style style:name="T3478" style:family="text">
      <style:text-properties officeooo:rsid="0396347a"/>
    </style:style>
    <style:style style:name="T3479" style:family="text">
      <style:text-properties officeooo:rsid="0396eea9"/>
    </style:style>
    <style:style style:name="T3480" style:family="text">
      <style:text-properties officeooo:rsid="03970660"/>
    </style:style>
    <style:style style:name="T3481" style:family="text">
      <style:text-properties officeooo:rsid="039d6d1c"/>
    </style:style>
    <style:style style:name="T3482" style:family="text">
      <style:text-properties officeooo:rsid="039f6578"/>
    </style:style>
    <style:style style:name="T3483" style:family="text">
      <style:text-properties officeooo:rsid="03a02f02"/>
    </style:style>
    <style:style style:name="T3484" style:family="text">
      <style:text-properties officeooo:rsid="03a21b73"/>
    </style:style>
    <style:style style:name="T3485" style:family="text">
      <style:text-properties officeooo:rsid="03a2ba1e"/>
    </style:style>
    <style:style style:name="T3486" style:family="text">
      <style:text-properties officeooo:rsid="03a2cccd"/>
    </style:style>
    <style:style style:name="T3487" style:family="text">
      <style:text-properties officeooo:rsid="03a65e44"/>
    </style:style>
    <style:style style:name="T3488" style:family="text">
      <style:text-properties officeooo:rsid="03449694"/>
    </style:style>
    <style:style style:name="T3489" style:family="text">
      <style:text-properties officeooo:rsid="03af0627"/>
    </style:style>
    <style:style style:name="T3490" style:family="text">
      <style:text-properties officeooo:rsid="03b34f21"/>
    </style:style>
    <style:style style:name="T3491" style:family="text">
      <style:text-properties officeooo:rsid="03b4d482"/>
    </style:style>
    <style:style style:name="T3492" style:family="text">
      <style:text-properties officeooo:rsid="03b7c68f"/>
    </style:style>
    <style:style style:name="T3493" style:family="text">
      <style:text-properties officeooo:rsid="03b8394f"/>
    </style:style>
    <style:style style:name="T3494" style:family="text">
      <style:text-properties officeooo:rsid="03b960b6"/>
    </style:style>
    <style:style style:name="T3495" style:family="text">
      <style:text-properties officeooo:rsid="03b9791a"/>
    </style:style>
    <style:style style:name="T3496" style:family="text">
      <style:text-properties officeooo:rsid="03b9bddf"/>
    </style:style>
    <style:style style:name="T3497" style:family="text">
      <style:text-properties officeooo:rsid="03bff07f"/>
    </style:style>
    <style:style style:name="T3498" style:family="text">
      <style:text-properties officeooo:rsid="03bffc07"/>
    </style:style>
    <style:style style:name="T3499" style:family="text">
      <style:text-properties officeooo:rsid="03c19be9"/>
    </style:style>
    <style:style style:name="T3500" style:family="text">
      <style:text-properties officeooo:rsid="03c1b9bd"/>
    </style:style>
    <style:style style:name="T3501" style:family="text">
      <style:text-properties officeooo:rsid="03c2bf68"/>
    </style:style>
    <style:style style:name="T3502" style:family="text">
      <style:text-properties officeooo:rsid="03c2c12e"/>
    </style:style>
    <style:style style:name="T3503" style:family="text">
      <style:text-properties officeooo:rsid="03c9c71c"/>
    </style:style>
    <style:style style:name="T3504" style:family="text">
      <style:text-properties officeooo:rsid="03cb62af"/>
    </style:style>
    <style:style style:name="T3505" style:family="text">
      <style:text-properties officeooo:rsid="03cc47a8"/>
    </style:style>
    <style:style style:name="T3506" style:family="text">
      <style:text-properties officeooo:rsid="03cd90ca"/>
    </style:style>
    <style:style style:name="T3507" style:family="text">
      <style:text-properties officeooo:rsid="03ce690e"/>
    </style:style>
    <style:style style:name="T3508" style:family="text">
      <style:text-properties officeooo:rsid="03d3b36e"/>
    </style:style>
    <style:style style:name="T3509" style:family="text">
      <style:text-properties officeooo:rsid="03d4b5fa"/>
    </style:style>
    <style:style style:name="T3510" style:family="text">
      <style:text-properties officeooo:rsid="03d540a4"/>
    </style:style>
    <style:style style:name="T3511" style:family="text">
      <style:text-properties officeooo:rsid="03d795c4"/>
    </style:style>
    <style:style style:name="T3512" style:family="text">
      <style:text-properties officeooo:rsid="03d9f495"/>
    </style:style>
    <style:style style:name="T3513" style:family="text">
      <style:text-properties officeooo:rsid="03dd5eed"/>
    </style:style>
    <style:style style:name="T3514" style:family="text">
      <style:text-properties officeooo:rsid="03dd97e3"/>
    </style:style>
    <style:style style:name="T3515" style:family="text">
      <style:text-properties officeooo:rsid="03e19348"/>
    </style:style>
    <style:style style:name="T3516" style:family="text">
      <style:text-properties officeooo:rsid="03e3ad57"/>
    </style:style>
    <style:style style:name="T3517" style:family="text">
      <style:text-properties officeooo:rsid="03e5dd4e"/>
    </style:style>
    <style:style style:name="T3518" style:family="text">
      <style:text-properties officeooo:rsid="03e67798"/>
    </style:style>
    <style:style style:name="T3519" style:family="text">
      <style:text-properties officeooo:rsid="03e877c5"/>
    </style:style>
    <style:style style:name="T3520" style:family="text">
      <style:text-properties officeooo:rsid="03e9ee6d"/>
    </style:style>
    <style:style style:name="T3521" style:family="text">
      <style:text-properties officeooo:rsid="03eafc5b"/>
    </style:style>
    <style:style style:name="T3522" style:family="text">
      <style:text-properties officeooo:rsid="03eb9c79"/>
    </style:style>
    <style:style style:name="T3523" style:family="text">
      <style:text-properties officeooo:rsid="03ef401b"/>
    </style:style>
    <style:style style:name="T3524" style:family="text">
      <style:text-properties officeooo:rsid="03f043a9"/>
    </style:style>
    <style:style style:name="T3525" style:family="text">
      <style:text-properties officeooo:rsid="03f42362"/>
    </style:style>
    <style:style style:name="T3526" style:family="text">
      <style:text-properties officeooo:rsid="03ffb8c2"/>
    </style:style>
    <style:style style:name="T3527" style:family="text">
      <style:text-properties officeooo:rsid="0401cfb6"/>
    </style:style>
    <style:style style:name="T3528" style:family="text">
      <style:text-properties officeooo:rsid="040c170c"/>
    </style:style>
    <style:style style:name="T3529" style:family="text">
      <style:text-properties officeooo:rsid="040cb0ab"/>
    </style:style>
    <style:style style:name="T3530" style:family="text">
      <style:text-properties officeooo:rsid="040d19a5"/>
    </style:style>
    <style:style style:name="T3531" style:family="text">
      <style:text-properties officeooo:rsid="040dba3d"/>
    </style:style>
    <style:style style:name="T3532" style:family="text">
      <style:text-properties officeooo:rsid="04172500"/>
    </style:style>
    <style:style style:name="T3533" style:family="text">
      <style:text-properties officeooo:rsid="04189f36"/>
    </style:style>
    <style:style style:name="T3534" style:family="text">
      <style:text-properties officeooo:rsid="04198c7d"/>
    </style:style>
    <style:style style:name="T3535" style:family="text">
      <style:text-properties officeooo:rsid="041e1420"/>
    </style:style>
    <style:style style:name="T3536" style:family="text">
      <style:text-properties officeooo:rsid="041ecc9a"/>
    </style:style>
    <style:style style:name="T3537" style:family="text">
      <style:text-properties officeooo:rsid="041fc644"/>
    </style:style>
    <style:style style:name="T3538" style:family="text">
      <style:text-properties officeooo:rsid="0421e592"/>
    </style:style>
    <style:style style:name="T3539" style:family="text">
      <style:text-properties officeooo:rsid="042304a0"/>
    </style:style>
    <style:style style:name="T3540" style:family="text">
      <style:text-properties officeooo:rsid="04238f16"/>
    </style:style>
    <style:style style:name="T3541" style:family="text">
      <style:text-properties officeooo:rsid="04253eba"/>
    </style:style>
    <style:style style:name="T3542" style:family="text">
      <style:text-properties officeooo:rsid="0427cf74"/>
    </style:style>
    <style:style style:name="T3543" style:family="text">
      <style:text-properties officeooo:rsid="0429ca4e"/>
    </style:style>
    <style:style style:name="T3544" style:family="text">
      <style:text-properties officeooo:rsid="042bbf75"/>
    </style:style>
    <style:style style:name="T3545" style:family="text">
      <style:text-properties officeooo:rsid="042d7bfe"/>
    </style:style>
    <style:style style:name="T3546" style:family="text">
      <style:text-properties officeooo:rsid="042f31f5"/>
    </style:style>
    <style:style style:name="T3547" style:family="text">
      <style:text-properties officeooo:rsid="0430d3be"/>
    </style:style>
    <style:style style:name="T3548" style:family="text">
      <style:text-properties officeooo:rsid="043124ac"/>
    </style:style>
    <style:style style:name="T3549" style:family="text">
      <style:text-properties officeooo:rsid="043294bb"/>
    </style:style>
    <style:style style:name="T3550" style:family="text">
      <style:text-properties officeooo:rsid="0434811a"/>
    </style:style>
    <style:style style:name="T3551" style:family="text">
      <style:text-properties officeooo:rsid="04393c4f"/>
    </style:style>
    <style:style style:name="T3552" style:family="text">
      <style:text-properties officeooo:rsid="043deff8"/>
    </style:style>
    <style:style style:name="T3553" style:family="text">
      <style:text-properties officeooo:rsid="04438421"/>
    </style:style>
    <style:style style:name="T3554" style:family="text">
      <style:text-properties officeooo:rsid="0443aea5"/>
    </style:style>
    <style:style style:name="T3555" style:family="text">
      <style:text-properties officeooo:rsid="0444c2cc"/>
    </style:style>
    <style:style style:name="T3556" style:family="text">
      <style:text-properties officeooo:rsid="04463932"/>
    </style:style>
    <style:style style:name="T3557" style:family="text">
      <style:text-properties officeooo:rsid="0447080a"/>
    </style:style>
    <style:style style:name="T3558" style:family="text">
      <style:text-properties officeooo:rsid="0447f454"/>
    </style:style>
    <style:style style:name="T3559" style:family="text">
      <style:text-properties officeooo:rsid="044aa686"/>
    </style:style>
    <style:style style:name="T3560" style:family="text">
      <style:text-properties officeooo:rsid="044b1014"/>
    </style:style>
    <style:style style:name="T3561" style:family="text">
      <style:text-properties officeooo:rsid="044efcd1"/>
    </style:style>
    <style:style style:name="T3562" style:family="text">
      <style:text-properties officeooo:rsid="044f21e6"/>
    </style:style>
    <style:style style:name="T3563" style:family="text">
      <style:text-properties officeooo:rsid="0453dfb7"/>
    </style:style>
    <style:style style:name="T3564" style:family="text">
      <style:text-properties officeooo:rsid="0455c721"/>
    </style:style>
    <style:style style:name="T3565" style:family="text">
      <style:text-properties officeooo:rsid="0457ca81"/>
    </style:style>
    <style:style style:name="T3566" style:family="text">
      <style:text-properties fo:color="#800080" fo:font-weight="normal" officeooo:rsid="045d2602" style:font-weight-asian="normal" style:font-weight-complex="normal"/>
    </style:style>
    <style:style style:name="T3567" style:family="text">
      <style:text-properties officeooo:rsid="045e8208"/>
    </style:style>
    <style:style style:name="T3568" style:family="text">
      <style:text-properties officeooo:rsid="04640ddf"/>
    </style:style>
    <style:style style:name="T3569" style:family="text">
      <style:text-properties officeooo:rsid="04660924"/>
    </style:style>
    <style:style style:name="T3570" style:family="text">
      <style:text-properties officeooo:rsid="04664b5f"/>
    </style:style>
    <style:style style:name="T3571" style:family="text">
      <style:text-properties officeooo:rsid="0466fedb"/>
    </style:style>
    <style:style style:name="T3572" style:family="text">
      <style:text-properties officeooo:rsid="046bd544"/>
    </style:style>
    <style:style style:name="T3573" style:family="text">
      <style:text-properties officeooo:rsid="046e78a3"/>
    </style:style>
    <style:style style:name="T3574" style:family="text">
      <style:text-properties officeooo:rsid="046fbdba"/>
    </style:style>
    <style:style style:name="T3575" style:family="text">
      <style:text-properties officeooo:rsid="0470e6b3"/>
    </style:style>
    <style:style style:name="T3576" style:family="text">
      <style:text-properties officeooo:rsid="04786d15"/>
    </style:style>
    <style:style style:name="T3577" style:family="text">
      <style:text-properties officeooo:rsid="047a3fbd"/>
    </style:style>
    <style:style style:name="T3578" style:family="text">
      <style:text-properties officeooo:rsid="047c8779"/>
    </style:style>
    <style:style style:name="T3579" style:family="text">
      <style:text-properties officeooo:rsid="047dc317"/>
    </style:style>
    <style:style style:name="T3580" style:family="text">
      <style:text-properties officeooo:rsid="04877e69"/>
    </style:style>
    <style:style style:name="T3581" style:family="text">
      <style:text-properties officeooo:rsid="04892784"/>
    </style:style>
    <style:style style:name="T3582" style:family="text">
      <style:text-properties officeooo:rsid="0485803c"/>
    </style:style>
    <style:style style:name="T3583" style:family="text">
      <style:text-properties officeooo:rsid="048fdcf1"/>
    </style:style>
    <style:style style:name="T3584" style:family="text">
      <style:text-properties officeooo:rsid="0490a948"/>
    </style:style>
    <style:style style:name="T3585" style:family="text">
      <style:text-properties officeooo:rsid="04939b2d"/>
    </style:style>
    <style:style style:name="T3586" style:family="text">
      <style:text-properties officeooo:rsid="0497e9ee"/>
    </style:style>
    <style:style style:name="T3587" style:family="text">
      <style:text-properties officeooo:rsid="0498a67d"/>
    </style:style>
    <style:style style:name="T3588" style:family="text">
      <style:text-properties officeooo:rsid="049bedfb"/>
    </style:style>
    <style:style style:name="T3589" style:family="text">
      <style:text-properties officeooo:rsid="049ed89a"/>
    </style:style>
    <style:style style:name="T3590" style:family="text">
      <style:text-properties officeooo:rsid="04a1e491"/>
    </style:style>
    <style:style style:name="T3591" style:family="text">
      <style:text-properties officeooo:rsid="04a4feaa"/>
    </style:style>
    <style:style style:name="T3592" style:family="text">
      <style:text-properties officeooo:rsid="04a91462"/>
    </style:style>
    <style:style style:name="T3593" style:family="text">
      <style:text-properties officeooo:rsid="04a92509"/>
    </style:style>
    <style:style style:name="T3594" style:family="text">
      <style:text-properties officeooo:rsid="04b4e3cd"/>
    </style:style>
    <style:style style:name="T3595" style:family="text">
      <style:text-properties officeooo:rsid="04b89034"/>
    </style:style>
    <style:style style:name="T3596" style:family="text">
      <style:text-properties officeooo:rsid="04bf6eb5"/>
    </style:style>
    <style:style style:name="T3597" style:family="text">
      <style:text-properties officeooo:rsid="04c01647"/>
    </style:style>
    <style:style style:name="T3598" style:family="text">
      <style:text-properties officeooo:rsid="04c4c592"/>
    </style:style>
    <style:style style:name="T3599" style:family="text">
      <style:text-properties officeooo:rsid="04c6d187"/>
    </style:style>
    <style:style style:name="T3600" style:family="text">
      <style:text-properties officeooo:rsid="04c7b969"/>
    </style:style>
    <style:style style:name="T3601" style:family="text">
      <style:text-properties fo:background-color="#ffffff" loext:char-shading-value="0"/>
    </style:style>
    <style:style style:name="T3602" style:family="text">
      <style:text-properties officeooo:rsid="04d1b2d8"/>
    </style:style>
    <style:style style:name="T3603" style:family="text">
      <style:text-properties officeooo:rsid="04d21df1"/>
    </style:style>
    <style:style style:name="T3604" style:family="text">
      <style:text-properties officeooo:rsid="04d2d624"/>
    </style:style>
    <style:style style:name="T3605" style:family="text">
      <style:text-properties officeooo:rsid="04d516ad"/>
    </style:style>
    <style:style style:name="T3606" style:family="text">
      <style:text-properties officeooo:rsid="04d55ee9"/>
    </style:style>
    <style:style style:name="T3607" style:family="text">
      <style:text-properties officeooo:rsid="04ddb83e"/>
    </style:style>
    <style:style style:name="T3608" style:family="text">
      <style:text-properties officeooo:rsid="04e56ccb"/>
    </style:style>
    <style:style style:name="T3609" style:family="text">
      <style:text-properties officeooo:rsid="04e73b13"/>
    </style:style>
    <style:style style:name="T3610" style:family="text">
      <style:text-properties officeooo:rsid="04e8e011"/>
    </style:style>
    <style:style style:name="T3611" style:family="text">
      <style:text-properties officeooo:rsid="04eff275"/>
    </style:style>
    <style:style style:name="T3612" style:family="text">
      <style:text-properties officeooo:rsid="04f0dc7f"/>
    </style:style>
    <style:style style:name="T3613" style:family="text">
      <style:text-properties officeooo:rsid="04f20221"/>
    </style:style>
    <style:style style:name="T3614" style:family="text">
      <style:text-properties officeooo:rsid="04f42614"/>
    </style:style>
    <style:style style:name="T3615" style:family="text">
      <style:text-properties officeooo:rsid="04f8b34f"/>
    </style:style>
    <style:style style:name="T3616" style:family="text">
      <style:text-properties officeooo:rsid="04f8e7b4"/>
    </style:style>
    <style:style style:name="T3617" style:family="text">
      <style:text-properties officeooo:rsid="04fa9af3"/>
    </style:style>
    <style:style style:name="T3618" style:family="text">
      <style:text-properties officeooo:rsid="04fb8698"/>
    </style:style>
    <style:style style:name="T3619" style:family="text">
      <style:text-properties officeooo:rsid="04fd5990"/>
    </style:style>
    <style:style style:name="T3620" style:family="text">
      <style:text-properties officeooo:rsid="04fe3b2a"/>
    </style:style>
    <style:style style:name="T3621" style:family="text">
      <style:text-properties officeooo:rsid="0500c034"/>
    </style:style>
    <style:style style:name="T3622"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65">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5" draw:text-style-name="P1436" svg:width="18.294cm" svg:height="6.028cm" svg:x="0.192cm" svg:y="0.148cm"><draw:text-box><text:p><text:span text:style-name="T3622">Consideraciones: la carpeta de proyectos es ~/laravel y dentro de esta tenemos la del framework </text:span>laradock (~/laravel/laradock)</text:p><text:p><text:span text:style-name="T3622"/></text:p><text:p><text:span text:style-name="T3622">Mis aliases del ~/.bash_aliases son:</text:span></text:p><text:p><text:span text:style-name="T3622"/></text:p><text:p><text:span text:style-name="T3622">alias laravel='cd ; cd laravel'</text:span></text:p><text:p><text:span text:style-name="T3622">alias laradock='laravel ; cd laradock'</text:span></text:p><text:p><text:span text:style-name="T3622">alias dup='laradock ; sudo docker-compose up -d nginx mysql phpmyadmin workspace ; laravel'</text:span></text:p><text:p><text:span text:style-name="T3622">alias de='laradock ; sudo docker-compose exec workspace bash ; laravel'</text:span></text:p><text:p><text:span text:style-name="T3622">alias ds='laradock ; sudo docker-compose stop ; laravel'</text:span></text:p><text:p><text:span text:style-name="T3622">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55">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55">Conectar a GitHub con SSH</text:span></text:a></text:p>
      <text:p text:style-name="P20"/>
      <text:p text:style-name="P21"><text:span text:style-name="T56">Si nos da problemas con los permisos, podemos arreglarlo con lo siguiente estando dentro de la carpeta del proyecto:<text:line-break/></text:span><text:span text:style-name="T3">sudo chown -R $USER .</text:span></text:p>
      <text:p text:style-name="P22"/>
      <text:p text:style-name="P1349">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349">Si no se ve, tenemos que mostrar los archivos ocultos (normalmente Ctrl+H).</text:p>
      <text:p text:style-name="P1349">Abrimos el archivo y lo tenemos que dejar así:</text:p>
      <text:p text:style-name="P1348">DB_CONNECTION=mysql<text:line-break/>DB_HOST=<text:span text:style-name="T58">mysql</text:span><text:line-break/><text:soft-page-break/>DB_PORT=3306<text:line-break/>DB_DATABASE=<text:span text:style-name="T58">social</text:span><text:line-break/>DB_USERNAME=homestead<text:line-break/>DB_PASSWORD=secret</text:p>
      <text:p text:style-name="P1350">Y modificamos estas también por las nuestras:</text:p>
      <text:p text:style-name="P1350">APP_NAME=Social</text:p>
      <text:p text:style-name="P1350">APP_URL=http://social.test</text:p>
      <text:p text:style-name="P1349">El resto lo dejamos igual</text:p>
      <text:p text:style-name="P1350">Ahora accedemos a nuestro gestor de BBDD en localhost:8080 o el puerto que tengamos configurado con<text:line-break/>user: root<text:line-break/>password: root</text:p>
      <text:p text:style-name="P1350">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351">Queda crear el host que se hace entrando en laradock/nginx/<text:span text:style-name="T140">sites</text:span></text:p>
      <text:p text:style-name="P1352">laradock<text:line-break/>cd nginx/sites</text:p>
      <text:p text:style-name="P1352">Copiamos laravel.conf.example para usarlo para nuestra aplicación:</text:p>
      <text:p text:style-name="P1352">cp laravel.conf.example social.conf</text:p>
      <text:p text:style-name="P1353">Ahora vamos a editarlo:</text:p>
      <text:p text:style-name="P1354"><text:span text:style-name="T141">Modificamos las líneas 12 y 13 por:<text:line-break/> <text:s text:c="3"/>server_name </text:span><text:span text:style-name="T59">social</text:span><text:span text:style-name="T141">.test;</text:span></text:p>
      <text:p text:style-name="P1353"><text:s text:c="4"/>root /var/www/<text:span text:style-name="T57">social</text:span>/public;</text:p>
      <text:p text:style-name="P1353">también modificamos las 2 últimas líneas por:</text:p>
      <text:p text:style-name="P1354"><text:span text:style-name="T141">error_log /var/log/nginx/</text:span><text:span text:style-name="T59">social</text:span><text:span text:style-name="T141">_error.log;</text:span></text:p>
      <text:p text:style-name="P1354"><text:span text:style-name="T141">access_log /var/log/nginx/</text:span><text:span text:style-name="T59">social</text:span><text:span text:style-name="T141">_access.log;</text:span></text:p>
      <text:p text:style-name="P1355">Guardamos y ahora vamos a añadir nuestra página en el host del sistema que es haciendo:</text:p>
      <text:p text:style-name="P1355">sudo gedit <text:span text:style-name="T142">/etc/hosts</text:span></text:p>
      <text:p text:style-name="P1356">y añadimos la siguiente línea:</text:p>
      <text:p text:style-name="P1357">127.0.0.1<text:tab/>social.test</text:p>
      <text:p text:style-name="P1357"><text:soft-page-break/>Para que funcione, tendríamos que reiniciar nuestro contenedor nginx de docker, pero reiniciando todos nos aseguramos que todo vaya como la seda:<text:line-break/>dr</text:p>
      <text:p text:style-name="P1357">Nos dirigimos a social.test y vemos que funciona perfectamente</text:p>
      <text:p text:style-name="P1358">(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62">PHP</text:span></text:p>
      <text:p text:style-name="P1359">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63">Hecho esto, vamos a la barra inferior (Services), seleccionamos Docker y le damos al botón de play para ejectuar el daemon.</text:span></text:p>
      <text:p text:style-name="P1360">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361">Ahora buscamos phpunit y vamos a Languages &amp; Frameworks→PHP→Test Frameworks. <text:span text:style-name="T164">Le damos al + para añadir una configuración nueva con intérprete remoto y seleccionamos nuestro docker. </text:span>En el Default configuration file seleccionamos el phpunit.xml de nuestr<text:span text:style-name="T164">a</text:span> carpeta raíz del proyecto. Apply y ok.</text:p>
      <text:p text:style-name="P1366"><text:span text:style-name="T143">Ahora vamos a configurar PhpStorm para que entienda los facades. Descargamos el archivo</text:span><text:a xlink:type="simple" xlink:href="https://gist.github.com/barryvdh/5227822" text:style-name="Internet_20_link" text:visited-style-name="Visited_20_Internet_20_Link"><text:span text:style-name="T143"> ide_helper.php</text:span></text:a><text:span text:style-name="T143"> y lo guardamos en la carpeta del proyecto.</text:span></text:p>
      <text:p text:style-name="P1366"><text:a xlink:type="simple" xlink:href="https://github.com/anasmez/social/commit/cb442cf2a3ea55332867ad3676c0893ff72eafae" text:style-name="Internet_20_link" text:visited-style-name="Visited_20_Internet_20_Link"><text:span text:style-name="T149">Commit</text:span></text:a></text:p>
      <text:h text:style-name="P1404" text:outline-level="3"><text:span text:style-name="T143">Ví</text:span><text:span text:style-name="T142">deo </text:span><text:span text:style-name="T145">4</text:span></text:h>
      <text:p text:style-name="P1365"/>
      <text:p text:style-name="P1367"><text:span text:style-name="T144">P</text:span><text:span text:style-name="T142">ara ejecutar los tests hay que ejecutar el archivo dentro del proyecto “vendor/bin/phpunit” o “phpunit”</text:span></text:p>
      <text:p text:style-name="P1364"/>
      <text:h text:style-name="Heading_20_3" text:outline-level="3">Vídeo 5</text:h>
      <text:p text:style-name="P1364"/>
      <text:p text:style-name="P1368"><text:span text:style-name="T142">Vamos </text:span><text:span text:style-name="T146">a </text:span><text:span text:style-name="T142">hacer que los usuarios puedan publicar estados. Primero vamos a eliminar los archivos test de ejemplo:<text:line-break/>social/tests/Feauture/ExampleTest.php<text:line-break/>social/tests/Unit/ExampleTest.php</text:span></text:p>
      <text:p text:style-name="P1362">Ahora vamos a crear un test propio y esto se hace desde el bash del worskpace así que ejecutamos dup y de para acceder y después:<text:line-break/>php artisan make:test CreateStatusTest<text:line-break/>Es importante el “Test” del final.</text:p>
      <text:p text:style-name="P1363">Esto nos genera un archivo del estilo:</text:p>
      <text:p text:style-name="P27"><text:span text:style-name="T166">class </text:span><text:span text:style-name="T170">CreateStatusTest </text:span><text:span text:style-name="T166">extends </text:span><text:span text:style-name="T172">TestCase</text:span><text:line-break/><text:span text:style-name="T216">{</text:span><text:line-break/><text:span text:style-name="T216"> <text:s text:c="3"/></text:span><text:span text:style-name="T217">/**</text:span><text:line-break/><text:span text:style-name="T217"> <text:s text:c="4"/>* A basic test example.</text:span><text:line-break/><text:span text:style-name="T217"> <text:s text:c="4"/>*</text:span><text:line-break/><text:span text:style-name="T217"> <text:s text:c="4"/>* </text:span><text:span text:style-name="T169">@return </text:span><text:span text:style-name="T171">void</text:span><text:line-break/><text:span text:style-name="T171"> <text:s text:c="4"/></text:span><text:span text:style-name="T217">*/</text:span><text:line-break/><text:span text:style-name="T217"> <text:s text:c="3"/></text:span><text:span text:style-name="T166">public function </text:span><text:span text:style-name="T221">testExample</text:span><text:span text:style-name="T216">()</text:span><text:line-break/><text:span text:style-name="T216"> <text:s text:c="3"/>{</text:span><text:line-break/><text:span text:style-name="T216"> <text:s text:c="7"/></text:span><text:span text:style-name="T222">$this</text:span><text:span text:style-name="T216">-&gt;</text:span><text:span text:style-name="T221">assertTrue</text:span><text:span text:style-name="T216">(</text:span><text:span text:style-name="T223">true</text:span><text:span text:style-name="T216">);</text:span><text:line-break/><text:span text:style-name="T216"> <text:s text:c="3"/>}</text:span><text:line-break/><text:span text:style-name="T216">}</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66">class </text:span><text:span text:style-name="T170">CreateStatusTest </text:span><text:span text:style-name="T166">extends </text:span><text:span text:style-name="T172">TestCase</text:span><text:line-break/><text:span text:style-name="T216">{</text:span><text:line-break/><text:span text:style-name="T216"> <text:s text:c="3"/></text:span><text:span text:style-name="T217">/**</text:span><text:line-break/><text:span text:style-name="T217"> <text:s text:c="4"/>* </text:span><text:span text:style-name="T169">@test </text:span><text:line-break/><text:span text:style-name="T169"> <text:s text:c="4"/></text:span><text:span text:style-name="T217">*/</text:span><text:line-break/><text:span text:style-name="T217"> <text:s text:c="3"/></text:span><text:span text:style-name="T166">public function </text:span><text:span text:style-name="T221">a_user_can_create_statuses</text:span><text:span text:style-name="T216">()</text:span><text:line-break/><text:span text:style-name="T216"> <text:s text:c="3"/>{</text:span><text:line-break/><text:span text:style-name="T216"> <text:s text:c="7"/></text:span><text:line-break/><text:soft-page-break/><text:span text:style-name="T216"> <text:s text:c="3"/>}</text:span><text:line-break/><text:span text:style-name="T216">}</text:span></text:p>
      <text:p text:style-name="P399"/>
      <text:p text:style-name="P41"><text:span text:style-name="T147">T</text:span><text:span text:style-name="T148">iene que tener 3 apartados básicos de este estilo:<text:line-break/></text:span><text:span text:style-name="T167">public function </text:span><text:span text:style-name="T219">a_user_can_create_statuses</text:span><text:span text:style-name="T214">()</text:span><text:line-break/><text:span text:style-name="T214">{</text:span><text:line-break/><text:span text:style-name="T214"> <text:s text:c="3"/></text:span><text:span text:style-name="T217">// 1. Given </text:span><text:span text:style-name="T218">=&gt; Teniendo</text:span><text:line-break/><text:span text:style-name="T217"> <text:s text:c="3"/>// 2. When </text:span><text:span text:style-name="T218">=&gt; Cuando</text:span><text:line-break/><text:span text:style-name="T217"> <text:s text:c="3"/>// 3. Then </text:span><text:span text:style-name="T218">=&gt; Entonces</text:span><text:line-break/><text:span text:style-name="T214">}</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66">public function </text:span><text:span text:style-name="T219">an_authenticated_user_can_create_statuses</text:span><text:span text:style-name="T214">()</text:span><text:line-break/><text:span text:style-name="T214"> <text:s text:c="3"/>{</text:span><text:line-break/><text:span text:style-name="T214"> <text:s text:c="7"/></text:span><text:span text:style-name="T217">// 1. Given =&gt; Teniendo un usuario autenticado</text:span><text:line-break/><text:span text:style-name="T217"> <text:s text:c="7"/>// 2. When =&gt; Cuando hace un post request a status</text:span><text:line-break/><text:span text:style-name="T217"> <text:s text:c="7"/>// 3. Then =&gt; Entonces veo un nuevo estado en la base de datos</text:span><text:line-break/><text:span text:style-name="T217"> <text:s text:c="3"/></text:span><text:span text:style-name="T214">}</text:span><text:line-break/><text:span text:style-name="T214">}</text:span></text:p>
      <text:p text:style-name="P42"/>
      <text:p text:style-name="P43">Y ahora vamos a rellenarlo y explicar los pasos que estamos haciendo</text:p>
      <text:p text:style-name="P45"><text:span text:style-name="T168"><text:line-break/></text:span>Aquí podemos ser más específicos en el nombre del método</text:p>
      <text:p text:style-name="Standard"><text:span text:style-name="T168">public function </text:span><text:span text:style-name="T220">an_authenticated_user_can_create_statuses</text:span><text:span text:style-name="T215">()</text:span></text:p>
      <text:p text:style-name="P400">{</text:p>
      <text:p text:style-name="Standard"><text:span text:style-name="T1955">Creamos un usuario usando el model factory de User<text:line-break/></text:span><text:span text:style-name="T1055"> <text:s text:c="3"/></text:span><text:span text:style-name="T226">// 1. Given =&gt; Teniendo un usuario autenticado</text:span><text:span text:style-name="T224"><text:line-break/></text:span><text:span text:style-name="T226"> <text:s text:c="3"/></text:span><text:span text:style-name="T290">$user</text:span><text:span text:style-name="T578">=</text:span><text:span text:style-name="T799">factory</text:span><text:span text:style-name="T1055">(</text:span><text:span text:style-name="T1598">User</text:span><text:span text:style-name="T578">::</text:span><text:span text:style-name="T1742">class</text:span><text:span text:style-name="T1055">)</text:span><text:span text:style-name="T578">-&gt;</text:span><text:span text:style-name="T799">create</text:span><text:span text:style-name="T1055">();</text:span><text:span text:style-name="T224"><text:line-break/></text:span><text:span text:style-name="T1055"> <text:s text:c="3"/></text:span><text:span text:style-name="T290">$this→actingAs($user);</text:span></text:p>
      <text:p text:style-name="P459"/>
      <text:p text:style-name="P45"><text:span text:style-name="T1955">Publicamos el primer post del usuario que hemos creado<text:line-break/></text:span><text:span text:style-name="T1055"> <text:s text:c="3"/></text:span><text:span text:style-name="T226">// 2. When =&gt; Cuando hace un post request a status</text:span><text:span text:style-name="T224"><text:line-break/></text:span><text:span text:style-name="T226"> <text:s text:c="3"/></text:span><text:span text:style-name="T290">$this</text:span><text:span text:style-name="T578">-&gt;</text:span><text:span text:style-name="T799">post</text:span><text:span text:style-name="T1055">(</text:span><text:span text:style-name="T799">route</text:span><text:span text:style-name="T1055">(</text:span><text:span text:style-name="T1360">'status.store'</text:span><text:span text:style-name="T1055">), [</text:span><text:span text:style-name="T1360">'body'</text:span><text:span text:style-name="T578">=&gt;</text:span><text:span text:style-name="T1360">'Mi primer estado'</text:span><text:span text:style-name="T1055">]);</text:span><text:span text:style-name="T224"><text:line-break/></text:span></text:p>
      <text:p text:style-name="P45"><text:span text:style-name="T1955">Comprobamos que se ha quedado guardado en la base de datos<text:line-break/></text:span><text:span text:style-name="T1055"> <text:s text:c="3"/></text:span><text:span text:style-name="T226">// 3. Then =&gt; Entonces veo un nuevo estado en la base de datos</text:span><text:span text:style-name="T224"><text:line-break/></text:span><text:span text:style-name="T226"> <text:s text:c="3"/></text:span><text:span text:style-name="T290">$this</text:span><text:span text:style-name="T578">-&gt;</text:span><text:span text:style-name="T799">assertDatabaseHas</text:span><text:span text:style-name="T1055">(</text:span><text:span text:style-name="T1360">'statuses'</text:span><text:span text:style-name="T1055">, [</text:span><text:span text:style-name="T1360">'body'</text:span><text:span text:style-name="T578">=&gt;</text:span><text:span text:style-name="T1360">'Mi primer estado'</text:span><text:span text:style-name="T1055">]);</text:span><text:span text:style-name="T224"><text:line-break/></text:span><text:span text:style-name="T1055">}</text:span></text:p>
      <text:p text:style-name="P400"/>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481">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1054">&lt;</text:span><text:span text:style-name="T289">env </text:span><text:span text:style-name="T1667">name</text:span><text:span text:style-name="T1359">="APP_ENV" </text:span><text:span text:style-name="T1667">value</text:span><text:span text:style-name="T1359">="testing"</text:span><text:span text:style-name="T1054">/&gt;</text:span><text:line-break/><text:span text:style-name="T1054">&lt;</text:span><text:span text:style-name="T289">env </text:span><text:span text:style-name="T1667">name</text:span><text:span text:style-name="T1359">="CACHE_DRIVER" </text:span><text:span text:style-name="T1667">value</text:span><text:span text:style-name="T1359">="array"</text:span><text:span text:style-name="T1054">/&gt;</text:span><text:line-break/><text:span text:style-name="T1054">&lt;</text:span><text:span text:style-name="T289">env </text:span><text:span text:style-name="T1667">name</text:span><text:span text:style-name="T1359">="SESSION_DRIVER" </text:span><text:span text:style-name="T1667">value</text:span><text:span text:style-name="T1359">="array"</text:span><text:span text:style-name="T1054">/&gt;</text:span><text:line-break/><text:span text:style-name="T1054">&lt;</text:span><text:span text:style-name="T289">env </text:span><text:span text:style-name="T1667">name</text:span><text:span text:style-name="T1359">="QUEUE_DRIVER" </text:span><text:span text:style-name="T1667">value</text:span><text:span text:style-name="T1359">="sync"</text:span><text:span text:style-name="T1054">/&gt;</text:span><text:line-break/><text:span text:style-name="T1054">&lt;</text:span><text:span text:style-name="T289">env </text:span><text:span text:style-name="T1667">name</text:span><text:span text:style-name="T1359">="MAIL_DRIVER" </text:span><text:span text:style-name="T1667">value</text:span><text:span text:style-name="T1359">="array"</text:span><text:span text:style-name="T1054">/&gt;</text:span><text:line-break/><text:span text:style-name="T1054">&lt;</text:span><text:span text:style-name="T289">env </text:span><text:span text:style-name="T1667">name</text:span><text:span text:style-name="T1359">="DB_CONNECTION" </text:span><text:span text:style-name="T1667">value</text:span><text:span text:style-name="T1359">="sqlite"</text:span><text:span text:style-name="T1054">/&gt;</text:span><text:line-break/><text:span text:style-name="T1054">&lt;</text:span><text:span text:style-name="T289">env </text:span><text:span text:style-name="T1667">name</text:span><text:span text:style-name="T1359">="DB_DATABASE" </text:span><text:span text:style-name="T1667">value</text:span><text:span text:style-name="T1359">=":memory:"</text:span><text:span text:style-name="T1054">/&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741">class </text:span><text:span text:style-name="T1597">CreateStatusTest </text:span><text:span text:style-name="T1741">extends </text:span><text:span text:style-name="T173">TestCase</text:span><text:line-break/><text:span text:style-name="T1054">{</text:span><text:line-break/><text:span text:style-name="T1200"> <text:s text:c="3"/></text:span><text:span text:style-name="T1837">use </text:span><text:span text:style-name="T191">RefreshDatabase</text:span><text:span text:style-name="T1200">;</text:span><text:line-break/><text:span text:style-name="T1054"> <text:s text:c="3"/></text:span><text:span text:style-name="T225">/**</text:span><text:line-break/><text:span text:style-name="T225"> <text:s text:c="4"/>* </text:span><text:span text:style-name="T1911">@test</text:span><text:line-break/><text:span text:style-name="T1911"> <text:s text:c="4"/></text:span><text:span text:style-name="T225">*/</text:span><text:line-break/><text:span text:style-name="T225"> <text:s text:c="3"/></text:span><text:span text:style-name="T1741">public function </text:span><text:span text:style-name="T798">an_authenticated_user_can_create_statuses</text:span><text:span text:style-name="T1054">()</text:span><text:line-break/><text:span text:style-name="T1054">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289">$this</text:span><text:span text:style-name="T577">-&gt;</text:span><text:span text:style-name="T798">post</text:span><text:span text:style-name="T1054">(</text:span><text:span text:style-name="T798">route</text:span><text:span text:style-name="T1054">(</text:span><text:span text:style-name="T1359">'statuses.store'</text:span><text:span text:style-name="T1054">), [</text:span><text:span text:style-name="T1359">'body'</text:span><text:span text:style-name="T577">=&gt;</text:span><text:span text:style-name="T1359">'Mi primer estado'</text:span><text:span text:style-name="T1054">]);</text:span></text:p>
      <text:p text:style-name="P77">Y ahora creamos la ruta:</text:p>
      <text:p text:style-name="P78">Para ello tenemos que ir a social/routes/web.php, eliminamos todo lo que hay y creamos una nueva ruta post:</text:p>
      <text:p text:style-name="P78"><text:span text:style-name="T1933">&lt;?php</text:span><text:line-break/><text:line-break/><text:span text:style-name="T1664">Route</text:span><text:span text:style-name="T776">::</text:span><text:span text:style-name="T1032">post</text:span><text:span text:style-name="T1328">(</text:span><text:span text:style-name="T1574">'statuses'</text:span><text:span text:style-name="T1328">, </text:span><text:span text:style-name="T1574">'StatusesController@store'</text:span><text:span text:style-name="T1328">)</text:span><text:span text:style-name="T776">-&gt;</text:span><text:span text:style-name="T1009">name</text:span><text:span text:style-name="T1328">(</text:span><text:span text:style-name="T1574">'statuses.store'</text:span><text:span text:style-name="T1328">);</text:span></text:p>
      <text:p text:style-name="P79">Si ejecutamos el test otra vez, nos da error de que la tabla statuses no existe. Vamos a nuestro worskpace bash y la creamos. Para eso hacemos:</text:p>
      <text:p text:style-name="P394"><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1956"><text:line-break/></text:span><text:span text:style-name="T2005">Ahora vamos a cambiar el nombre del controlador de StatusController.php a StatusesController.php en social/app/Http/Controllers/StatusesController.php</text:span></text:p>
      <text:p text:style-name="P5"/>
      <text:p text:style-name="P396">Anotaciones: Si nos da problemas de permisos, siempre podemos ejecutar estando en la carpeta del proyecto</text:p>
      <text:p text:style-name="P395">sudo chown -R $USER .</text:p>
      <text:p text:style-name="P395"/>
      <text:p text:style-name="P396">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96"><text:soft-page-break/><text:span text:style-name="T1741">public function </text:span><text:span text:style-name="T798">an_authenticated_user_can_create_statuses</text:span><text:span text:style-name="T1054">()</text:span><text:line-break/><text:span text:style-name="T1054">{</text:span><text:line-break/><text:span text:style-name="T1054"> <text:s text:c="3"/></text:span><text:span text:style-name="T289">$this</text:span><text:span text:style-name="T577">-&gt;</text:span><text:span text:style-name="T798">withoutExceptionHandling</text:span><text:span text:style-name="T1054">();</text:span></text:p>
      <text:p text:style-name="P396"/>
      <text:p text:style-name="P397">Nos da ese error. Ahora queda crear el método store en StatusesController:</text:p>
      <text:p text:style-name="P397"><text:span text:style-name="T1741">class </text:span><text:span text:style-name="T278">StatusesController </text:span><text:span text:style-name="T1741">extends </text:span><text:span text:style-name="T173">Controller</text:span><text:line-break/><text:span text:style-name="T1054">{</text:span><text:line-break/><text:span text:style-name="T1054"> <text:s text:c="3"/></text:span><text:span text:style-name="T1741">public function </text:span><text:span text:style-name="T798">store</text:span><text:span text:style-name="T1054">()</text:span><text:line-break/><text:span text:style-name="T1054"> <text:s text:c="3"/>{</text:span><text:line-break/><text:span text:style-name="T1054"> <text:s text:c="7"/></text:span><text:line-break/><text:span text:style-name="T1054"> <text:s text:c="3"/>}</text:span><text:line-break/><text:span text:style-name="T1054">}</text:span></text:p>
      <text:p text:style-name="P397">Ahora nos dice que tenemos que crear el estado en la base de datos.</text:p>
      <text:p text:style-name="P397"><text:span text:style-name="T1741">class </text:span><text:span text:style-name="T278">StatusesController </text:span><text:span text:style-name="T1741">extends </text:span><text:span text:style-name="T173">Controller</text:span><text:line-break/><text:span text:style-name="T1054">{</text:span><text:line-break/><text:span text:style-name="T1054"> <text:s text:c="3"/></text:span><text:span text:style-name="T1741">public function </text:span><text:span text:style-name="T798">store</text:span><text:span text:style-name="T1054">()</text:span><text:line-break/><text:span text:style-name="T1054"> <text:s text:c="3"/>{</text:span><text:line-break/><text:span text:style-name="T1054"> <text:s text:c="7"/></text:span><text:span text:style-name="T1597">Status</text:span><text:span text:style-name="T577">::</text:span><text:span text:style-name="T1014">create</text:span><text:span text:style-name="T1054">([</text:span><text:span text:style-name="T1359">'body'</text:span><text:span text:style-name="T577">=&gt;</text:span><text:span text:style-name="T798">request</text:span><text:span text:style-name="T1054">(</text:span><text:span text:style-name="T1359">'body'</text:span><text:span text:style-name="T1054">)]);</text:span><text:line-break/><text:span text:style-name="T1054"> <text:s text:c="3"/>}</text:span><text:line-break/><text:span text:style-name="T1054">}</text:span></text:p>
      <text:p text:style-name="P397">Ahora dice que body no es una propiedad fillable para permitir asignación masiva.</text:p>
      <text:p text:style-name="P397">Podemos incluirla o podemos deshabilitar la protección de asignación masiva que se puede hacer yendo al modelo en social/app/Models/Status.php y lo dejamos así:</text:p>
      <text:p text:style-name="P397"><text:span text:style-name="T1741">class </text:span><text:span text:style-name="T1597">Status </text:span><text:span text:style-name="T1741">extends </text:span><text:span text:style-name="T173">Model</text:span><text:line-break/><text:span text:style-name="T1054">{</text:span><text:line-break/><text:span text:style-name="T1054"> <text:s text:c="3"/></text:span><text:span text:style-name="T1741">protected </text:span><text:span text:style-name="T289">$guarded</text:span><text:span text:style-name="T577">=</text:span><text:span text:style-name="T1054">[];</text:span><text:line-break/><text:span text:style-name="T1054">}</text:span><text:line-break/><text:span text:style-name="T2006">Si ejecutamos otra vez, dice que la tabla Statuses no tiene una columna body. Vamos a añadirla en la migración en social/database/migrations/2020_05_07_171235_create_statuses_table.php</text:span></text:p>
      <text:p text:style-name="P398"/>
      <text:p text:style-name="P398">Anotaciones: voy a omitir a partir de hoy los números por comodidad porque es solo para que Laravel sepa qué migración hacer antes.</text:p>
      <text:p text:style-name="P398"/>
      <text:p text:style-name="P397"><text:span text:style-name="T1597">Schema</text:span><text:span text:style-name="T577">::</text:span><text:span text:style-name="T1014">create</text:span><text:span text:style-name="T1054">(</text:span><text:span text:style-name="T1359">'status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200"> <text:s text:c="3"/></text:span><text:span text:style-name="T406">$table</text:span><text:span text:style-name="T667">-&gt;</text:span><text:span text:style-name="T898">text</text:span><text:span text:style-name="T1200">(</text:span><text:span text:style-name="T1458">'body'</text:span><text:span text:style-name="T1200">);</text:span><text:line-break/><text:span text:style-name="T1054"> <text:s text:c="3"/></text:span><text:span text:style-name="T289">$table</text:span><text:span text:style-name="T577">-&gt;</text:span><text:span text:style-name="T798">timestamps</text:span><text:span text:style-name="T1054">();</text:span><text:line-break/><text:span text:style-name="T1054">});</text:span></text:p>
      <text:p text:style-name="P397"/>
      <text:p text:style-name="P398">Y con esto ya pasa el test sin problema. Pero le falta que compruebe que el usuario que ha creado el post coincide con el que se coteja en el test. Esto se hace modificando el Test:</text:p>
      <text:p text:style-name="P398"><text:span text:style-name="T2007"><text:s text:c="4"/></text:span><text:span text:style-name="T289">$this</text:span><text:span text:style-name="T577">-&gt;</text:span><text:span text:style-name="T798">assertDatabaseHas</text:span><text:span text:style-name="T1054">(</text:span><text:span text:style-name="T1359">'statuses'</text:span><text:span text:style-name="T1054">, [</text:span><text:line-break/><text:span text:style-name="T1200"> <text:s text:c="7"/></text:span><text:span text:style-name="T1458">'user_id'</text:span><text:span text:style-name="T667">=&gt;</text:span><text:span text:style-name="T406">$user</text:span><text:span text:style-name="T667">-&gt;</text:span><text:span text:style-name="T406">id</text:span><text:span text:style-name="T1200">,</text:span><text:line-break/><text:span text:style-name="T1054"> <text:s text:c="7"/></text:span><text:span text:style-name="T1359">'body'</text:span><text:span text:style-name="T577">=&gt;</text:span><text:span text:style-name="T1359">'Mi primer estado'</text:span><text:span text:style-name="T1054">]);</text:span><text:line-break/><text:span text:style-name="T1054">}</text:span></text:p>
      <text:p text:style-name="P460">Si ejecutamos otra vez, nos dirá que no existe ninguna columna que coincida con el user_id así que lo agregamos a la BBDD en la migración:</text:p>
      <text:p text:style-name="P460"><text:span text:style-name="T1597">Schema</text:span><text:span text:style-name="T577">::</text:span><text:span text:style-name="T1014">create</text:span><text:span text:style-name="T1054">(</text:span><text:span text:style-name="T1359">'status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200"> <text:s text:c="3"/></text:span><text:span text:style-name="T406">$table</text:span><text:span text:style-name="T667">-&gt;</text:span><text:span text:style-name="T898">unsignedInteger</text:span><text:span text:style-name="T1200">(</text:span><text:span text:style-name="T1458">'user_id'</text:span><text:span text:style-name="T1200">);</text:span><text:line-break/><text:span text:style-name="T1054"> <text:s text:c="3"/></text:span><text:span text:style-name="T289">$table</text:span><text:span text:style-name="T577">-&gt;</text:span><text:span text:style-name="T798">text</text:span><text:span text:style-name="T1054">(</text:span><text:span text:style-name="T1359">'body'</text:span><text:span text:style-name="T1054">);</text:span><text:line-break/><text:span text:style-name="T1054"> <text:s text:c="3"/></text:span><text:span text:style-name="T289">$table</text:span><text:span text:style-name="T577">-&gt;</text:span><text:span text:style-name="T798">timestamps</text:span><text:span text:style-name="T1054">();</text:span></text:p>
      <text:p text:style-name="P460">Ejecutamos el test y dice que no puede ser nulo el usuario así que vamos al controlador y lo modificamos:</text:p>
      <text:p text:style-name="P460"><text:span text:style-name="T1741">public function </text:span><text:span text:style-name="T798">store</text:span><text:span text:style-name="T1054">()</text:span><text:line-break/><text:span text:style-name="T1054">{</text:span><text:line-break/><text:span text:style-name="T1054"> <text:s text:c="3"/></text:span><text:span text:style-name="T1597">Status</text:span><text:span text:style-name="T577">::</text:span><text:span text:style-name="T1014">create</text:span><text:span text:style-name="T1054">([</text:span><text:line-break/><text:span text:style-name="T1054"> <text:s text:c="7"/></text:span><text:span text:style-name="T1359">'body'</text:span><text:span text:style-name="T577">=&gt;</text:span><text:span text:style-name="T798">request</text:span><text:span text:style-name="T1054">(</text:span><text:span text:style-name="T1359">'body'</text:span><text:span text:style-name="T1054">),</text:span><text:line-break/><text:soft-page-break/><text:span text:style-name="T1200"> <text:s text:c="7"/></text:span><text:span text:style-name="T1458">'user_id'</text:span><text:span text:style-name="T667">=&gt;</text:span><text:span text:style-name="T898">auth</text:span><text:span text:style-name="T1200">()</text:span><text:span text:style-name="T667">-&gt;</text:span><text:span text:style-name="T898">id</text:span><text:span text:style-name="T1200">()]);</text:span><text:line-break/><text:span text:style-name="T1054">}</text:span></text:p>
      <text:p text:style-name="P461">Volvemos a ejecutar el test y ya vemos que funciona todo como debería.</text:p>
      <text:p text:style-name="P462"/>
      <text:p text:style-name="P1103"><text:a xlink:type="simple" xlink:href="https://github.com/anasmez/social/commit/c072685caac698d9656a9644838c2b2c012bd1f3" text:style-name="Internet_20_link" text:visited-style-name="Visited_20_Internet_20_Link"><text:span text:style-name="T3482">Commit</text:span></text:a></text:p>
      <text:p text:style-name="P462"/>
      <text:h text:style-name="Heading_20_3" text:outline-level="3">Vídeo 7</text:h>
      <text:p text:style-name="P56"/>
      <text:p text:style-name="P462">Ahora vamos a comprobar que nos retorna un json porque vamos a usar VueJS para mostrarla mediante AJAX y esto se hace modificando el Test de esta forma:</text:p>
      <text:p text:style-name="Standard"><text:span text:style-name="T291">$this</text:span><text:span text:style-name="T579">-&gt;</text:span><text:span text:style-name="T800">actingAs</text:span><text:span text:style-name="T1056">(</text:span><text:span text:style-name="T291">$user</text:span><text:span text:style-name="T1056">);</text:span><text:span text:style-name="T2190"><text:line-break/><text:line-break/></text:span><text:span text:style-name="T227">// 2. When =&gt; Cuando hace un post request a status</text:span><text:span text:style-name="T2190"><text:line-break/></text:span><text:span text:style-name="T291">$response </text:span><text:span text:style-name="T579">= </text:span><text:span text:style-name="T291">$this</text:span><text:span text:style-name="T579">-&gt;</text:span><text:span text:style-name="T800">post</text:span><text:span text:style-name="T1056">(</text:span><text:span text:style-name="T800">route</text:span><text:span text:style-name="T1056">(</text:span><text:span text:style-name="T1361">'statuses.store'</text:span><text:span text:style-name="T1056">), [</text:span><text:span text:style-name="T1361">'body'</text:span><text:span text:style-name="T579">=&gt;</text:span><text:span text:style-name="T1361">'Mi primer estado'</text:span><text:span text:style-name="T1056">]);</text:span><text:span text:style-name="T2190"><text:line-break/>Le hemos asignado la variable response porque de esta forma podemos realizar varias comprobaciones sobre un mismo resultado.<text:line-break/></text:span><text:span text:style-name="T291">$response</text:span><text:span text:style-name="T579">-&gt;</text:span><text:span text:style-name="T800">assertJson</text:span><text:span text:style-name="T1056">([</text:span><text:span text:style-name="T2190"><text:line-break/></text:span><text:span text:style-name="T1056"> <text:s text:c="3"/></text:span><text:span text:style-name="T1361">'body'</text:span><text:span text:style-name="T579">=&gt;</text:span><text:span text:style-name="T1361">'Mi primer status'</text:span><text:span text:style-name="T1056">,</text:span><text:span text:style-name="T2190"><text:line-break/></text:span><text:span text:style-name="T1056">]);</text:span><text:span text:style-name="T2190"><text:line-break/>Aquí comprobamos que coincide el body con el que creamos.</text:span></text:p>
      <text:p text:style-name="P463">Si ejecutamos el test, vemos que da error y eso es porque en el controller no se está devolviendo una respuesta en json. Modificamos el controller de esta forma:</text:p>
      <text:p text:style-name="P463"><text:span text:style-name="T406">$status</text:span><text:span text:style-name="T667">=</text:span><text:span text:style-name="T1630">Status</text:span><text:span text:style-name="T667">::</text:span><text:span text:style-name="T1021">create</text:span><text:span text:style-name="T1200">([</text:span></text:p>
      <text:p text:style-name="Standard"><text:span text:style-name="T2191">Asignamos el estado que hemos creado para poder trabajar con el luego con el json<text:line-break/></text:span><text:span text:style-name="T1057"> <text:s text:c="3"/></text:span><text:span text:style-name="T1362">'body'</text:span><text:span text:style-name="T580">=&gt;</text:span><text:span text:style-name="T801">request</text:span><text:span text:style-name="T1057">(</text:span><text:span text:style-name="T1362">'body'</text:span><text:span text:style-name="T1057">),</text:span><text:span text:style-name="T2191"><text:line-break/></text:span><text:span text:style-name="T1057"> <text:s text:c="3"/></text:span><text:span text:style-name="T1362">'user_id'</text:span><text:span text:style-name="T580">=&gt;</text:span><text:span text:style-name="T801">auth</text:span><text:span text:style-name="T1057">()</text:span><text:span text:style-name="T580">-&gt;</text:span><text:span text:style-name="T801">id</text:span><text:span text:style-name="T1057">()</text:span><text:span text:style-name="T2191"><text:line-break/></text:span><text:span text:style-name="T1057">]);</text:span><text:span text:style-name="T2191"><text:line-break/><text:line-break/></text:span><text:span text:style-name="T1838">return </text:span><text:span text:style-name="T899">response</text:span><text:span text:style-name="T1201">()</text:span><text:span text:style-name="T668">-&gt;</text:span><text:span text:style-name="T899">json</text:span><text:span text:style-name="T1201">([</text:span><text:span text:style-name="T1459">'body'</text:span><text:span text:style-name="T668">=&gt;</text:span><text:span text:style-name="T407">$status</text:span><text:span text:style-name="T668">-&gt;</text:span><text:span text:style-name="T407">body</text:span><text:span text:style-name="T1201">]);</text:span></text:p>
      <text:p text:style-name="P463">Aquí devolvemos una respuesta en forma de json usando el body del status que hemos asignado unas líneas antes.</text:p>
      <text:p text:style-name="P463">Ejecutamos el test y vemos que <text:span text:style-name="T2192">da error al contrario que el vídeo:</text:span></text:p>
      <text:p text:style-name="P464">Unable to find JSON: </text:p>
      <text:p text:style-name="P464"/>
      <text:p text:style-name="P464">[{</text:p>
      <text:p text:style-name="P464"><text:s text:c="4"/>"body": "Mi primer status"</text:p>
      <text:p text:style-name="P464">}]</text:p>
      <text:p text:style-name="P464"/>
      <text:p text:style-name="P464">within response JSON:</text:p>
      <text:p text:style-name="P464"/>
      <text:p text:style-name="P464">[{</text:p>
      <text:p text:style-name="P464"><text:s text:c="4"/>"body": "Mi primer estado"</text:p>
      <text:p text:style-name="P464">}].</text:p>
      <text:p text:style-name="P478">Aquí vemos que hemos puesto estado y status como body por lo que no coincide. Vamos a cambiar la del JSON por estado para que coincida y ejecutamos otra vez:</text:p>
      <text:p text:style-name="P473"><text:span text:style-name="T289">$response</text:span><text:span text:style-name="T577">-&gt;</text:span><text:span text:style-name="T798">assertJson</text:span><text:span text:style-name="T1054">([</text:span><text:line-break/><text:span text:style-name="T1054"> <text:s text:c="3"/></text:span><text:span text:style-name="T1359">'body'</text:span><text:span text:style-name="T577">=&gt;</text:span><text:span text:style-name="T1359">'Mi primer estado'</text:span><text:span text:style-name="T1054">,</text:span><text:line-break/><text:span text:style-name="T1054">]);</text:span><text:line-break/><text:span text:style-name="T2192">Ahora vemos que funciona perfecto como en el vídeo.</text:span></text:p>
      <text:p text:style-name="P473"/>
      <text:p text:style-name="P475"><text:soft-page-break/><text:span text:style-name="T2193">En este momento queremos hacer que solo los usuarios autenticados puedan mandar estados. Esto se soluciona modificando la ruta de esta manera:<text:line-break/></text:span><text:span text:style-name="T1597">Route</text:span><text:span text:style-name="T577">::</text:span><text:span text:style-name="T1014">post</text:span><text:span text:style-name="T1054">(</text:span><text:span text:style-name="T1359">'statuses'</text:span><text:span text:style-name="T1054">, </text:span><text:span text:style-name="T1359">'StatusesController@store'</text:span><text:span text:style-name="T1054">)</text:span><text:span text:style-name="T577">-&gt;</text:span><text:span text:style-name="T798">name</text:span><text:span text:style-name="T1054">(</text:span><text:span text:style-name="T1359">'statuses.store'</text:span><text:span text:style-name="T1054">)</text:span><text:span text:style-name="T577">-&gt;</text:span><text:span text:style-name="T798">middleware</text:span><text:span text:style-name="T1054">(</text:span><text:span text:style-name="T1359">'auth'</text:span><text:span text:style-name="T1054">);</text:span></text:p>
      <text:p text:style-name="P474">Pero el problema que nos encontramos ahora es que nuestros tests no reaccionan a que middleware(auth()) esté puesto o no porque si hay algún error, se verá en produción. Tenemos que corregir esto poniendo otro método en el test:</text:p>
      <text:p text:style-name="P474"><text:span text:style-name="T225">/**</text:span><text:line-break/><text:span text:style-name="T225"> * </text:span><text:span text:style-name="T1911">@test</text:span><text:line-break/><text:span text:style-name="T1911"> </text:span><text:span text:style-name="T225">*/</text:span><text:line-break/><text:span text:style-name="T1741">public function </text:span><text:span text:style-name="T798">guests_users_can_not_create_statuses</text:span><text:span text:style-name="T1054">()</text:span><text:line-break/><text:span text:style-name="T1054">{</text:span><text:line-break/><text:span text:style-name="T1054"> <text:s text:c="3"/></text:span><text:span text:style-name="T289">$response </text:span><text:span text:style-name="T577">= </text:span><text:span text:style-name="T289">$this</text:span><text:span text:style-name="T577">-&gt;</text:span><text:span text:style-name="T798">post</text:span><text:span text:style-name="T1054">(</text:span><text:span text:style-name="T798">route</text:span><text:span text:style-name="T1054">(</text:span><text:span text:style-name="T1359">'statuses.store'</text:span><text:span text:style-name="T1054">), [</text:span><text:span text:style-name="T1359">'body'</text:span><text:span text:style-name="T577">=&gt;</text:span><text:span text:style-name="T1359">'Mi primer estado'</text:span><text:span text:style-name="T1054">]);</text:span><text:line-break/><text:span text:style-name="T1054"> <text:s text:c="3"/></text:span><text:line-break/><text:span text:style-name="T1054"> <text:s text:c="3"/></text:span><text:span text:style-name="T289">$response</text:span><text:span text:style-name="T577">-&gt;</text:span><text:span text:style-name="T798">assertRedirect</text:span><text:span text:style-name="T1054">(</text:span><text:span text:style-name="T1359">'login'</text:span><text:span text:style-name="T1054">);</text:span><text:line-break/><text:span text:style-name="T1054">}</text:span></text:p>
      <text:p text:style-name="P476">Si ejecutamos otra vez, vemos que nos da error tanto si ponemos el middleware como si lo quitamos. Vamos a quitar el manejo de excepciones y vemos qué pasa.</text:p>
      <text:p text:style-name="P476">Ejecutamos y vemos que no estamos autenticados. Pero algo está pasando al momento de hacer la redirección. Vamos a hacerle un dd a la respuesta que recibimos de esta forma y vemos qué pasa:</text:p>
      <text:p text:style-name="P476"><text:span text:style-name="T1741">public function </text:span><text:span text:style-name="T798">guests_users_can_not_create_statuses</text:span><text:span text:style-name="T1054">()</text:span><text:line-break/><text:span text:style-name="T1054">{</text:span><text:line-break/><text:span text:style-name="T1054"> <text:s text:c="3"/></text:span><text:span text:style-name="T289">$response </text:span><text:span text:style-name="T577">= </text:span><text:span text:style-name="T289">$this</text:span><text:span text:style-name="T577">-&gt;</text:span><text:span text:style-name="T798">post</text:span><text:span text:style-name="T1054">(</text:span><text:span text:style-name="T798">route</text:span><text:span text:style-name="T1054">(</text:span><text:span text:style-name="T1359">'statuses.store'</text:span><text:span text:style-name="T1054">), [</text:span><text:span text:style-name="T1359">'body'</text:span><text:span text:style-name="T577">=&gt;</text:span><text:span text:style-name="T1359">'Mi primer estado'</text:span><text:span text:style-name="T1054">]);</text:span><text:line-break/><text:line-break/><text:span text:style-name="T1200"> <text:s text:c="3"/></text:span><text:span text:style-name="T898">dd</text:span><text:span text:style-name="T1200">(</text:span><text:span text:style-name="T406">$response</text:span><text:span text:style-name="T667">-&gt;</text:span><text:span text:style-name="T898">content</text:span><text:span text:style-name="T1200">());</text:span><text:line-break/><text:span text:style-name="T1054"> <text:s text:c="3"/></text:span><text:span text:style-name="T289">$response</text:span><text:span text:style-name="T577">-&gt;</text:span><text:span text:style-name="T798">assertRedirect</text:span><text:span text:style-name="T1054">(</text:span><text:span text:style-name="T1359">'login'</text:span><text:span text:style-name="T1054">);</text:span><text:line-break/><text:span text:style-name="T1054">}</text:span></text:p>
      <text:p text:style-name="P401"/>
      <text:p text:style-name="P477">Vemos que nos da como respuesta:</text:p>
      <text:p text:style-name="P465">InvalidArgumentException: Route [login] not defined.</text:p>
      <text:p text:style-name="P477">Entonces esto significa que la redirección es correcta solo que no tenemos la ruta login. Vamos a agregar en el web.php la rutas de auth a la vez de esta manera:</text:p>
      <text:p text:style-name="P477"><text:span text:style-name="T1741">&lt;?php</text:span><text:line-break/><text:line-break/><text:span text:style-name="T1597">Route</text:span><text:span text:style-name="T577">::</text:span><text:span text:style-name="T1014">post</text:span><text:span text:style-name="T1054">(</text:span><text:span text:style-name="T1359">'statuses'</text:span><text:span text:style-name="T1054">, </text:span><text:span text:style-name="T1359">'StatusesController@store'</text:span><text:span text:style-name="T1054">)</text:span><text:span text:style-name="T577">-&gt;</text:span><text:span text:style-name="T798">name</text:span><text:span text:style-name="T1054">(</text:span><text:span text:style-name="T1359">'statuses.store'</text:span><text:span text:style-name="T1054">)</text:span><text:span text:style-name="T577">-&gt;</text:span><text:span text:style-name="T798">middleware</text:span><text:span text:style-name="T1054">(</text:span><text:span text:style-name="T1359">'auth'</text:span><text:span text:style-name="T1054">);</text:span><text:line-break/><text:line-break/><text:span text:style-name="T1597">Route</text:span><text:span text:style-name="T577">::</text:span><text:span text:style-name="T1014">auth</text:span><text:span text:style-name="T1054">();</text:span></text:p>
      <text:p text:style-name="P477">Si ejecutamos el test, vemos que ya redirecciona correctamente y podemos quitar el dd sin miedo.</text:p>
      <text:p text:style-name="P477"/>
      <text:p text:style-name="P479">Podemos poner si queremos, el middleware en el constructor del controlador:</text:p>
      <text:p text:style-name="P479"><text:span text:style-name="T1741">class </text:span><text:span text:style-name="T278">StatusesController </text:span><text:span text:style-name="T1741">extends </text:span><text:span text:style-name="T173">Controller</text:span><text:line-break/><text:span text:style-name="T1054">{</text:span><text:line-break/><text:span text:style-name="T1054"> <text:s text:c="3"/></text:span><text:span text:style-name="T1741">public function </text:span><text:span text:style-name="T798">__construct</text:span><text:span text:style-name="T1054">()</text:span><text:line-break/><text:span text:style-name="T1054"> <text:s text:c="3"/>{</text:span><text:line-break/><text:span text:style-name="T1054"> <text:s text:c="7"/></text:span><text:span text:style-name="T289">$this</text:span><text:span text:style-name="T577">-&gt;</text:span><text:span text:style-name="T798">middleware</text:span><text:span text:style-name="T1054">(</text:span><text:span text:style-name="T1359">'auth'</text:span><text:span text:style-name="T1054">);</text:span><text:line-break/><text:span text:style-name="T1054"> <text:s text:c="3"/>}</text:span><text:line-break/>Yo lo voy a dejar así por limpieza y legibilidad.</text:p>
      <text:p text:style-name="P479"/>
      <text:p text:style-name="P1104"><text:a xlink:type="simple" xlink:href="https://github.com/anasmez/social/commit/513d045393dc72d0f19d1a1d6dbaec0d2e39cce4" text:style-name="Internet_20_link" text:visited-style-name="Visited_20_Internet_20_Link"><text:span text:style-name="T3483">Commit</text:span></text:a></text:p>
      <text:p text:style-name="P479"/>
      <text:h text:style-name="Heading_20_3" text:outline-level="3">Vídeo 8</text:h>
      <text:p text:style-name="P57"/>
      <text:p text:style-name="P480">Vamos a hacer otro test para obligar que los estados tengan body <text:span text:style-name="T2194">no nulo</text:span></text:p>
      <text:p text:style-name="P481">Primero vamos a modificar el StatusController para que el body sea requerido</text:p>
      <text:p text:style-name="Standard"><text:soft-page-break/><text:span text:style-name="T1743">public function </text:span><text:span text:style-name="T802">store</text:span><text:span text:style-name="T1058">()</text:span><text:span text:style-name="T2286"><text:line-break/></text:span><text:span text:style-name="T1058">{</text:span><text:span text:style-name="T2286"><text:line-break/></text:span><text:span text:style-name="T1202"> <text:s text:c="3"/></text:span><text:span text:style-name="T900">request</text:span><text:span text:style-name="T1202">()</text:span><text:span text:style-name="T669">-&gt;</text:span><text:span text:style-name="T900">validate</text:span><text:span text:style-name="T1202">([</text:span><text:span text:style-name="T1460">'body'</text:span><text:span text:style-name="T669">=&gt;</text:span><text:span text:style-name="T1460">'required'</text:span><text:span text:style-name="T1202">]);</text:span><text:span text:style-name="T60"><text:line-break/></text:span><text:span text:style-name="T2285">Ahora incluimos el test en el CreateStatusTest:</text:span></text:p>
      <text:p text:style-name="P482"><text:span text:style-name="T225">/**</text:span><text:line-break/><text:span text:style-name="T225"> * </text:span><text:span text:style-name="T1911">@test</text:span><text:line-break/><text:span text:style-name="T1911"> </text:span><text:span text:style-name="T225">*/</text:span><text:line-break/><text:span text:style-name="T1741">public function </text:span><text:span text:style-name="T798">a_status_requires_body</text:span><text:span text:style-name="T1054">()</text:span><text:line-break/><text:span text:style-name="T1054">{</text:span><text:line-break/><text:span text:style-name="T1054"> <text:s text:c="3"/></text:span><text:span text:style-name="T289">$user</text:span><text:span text:style-name="T577">=</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3"/></text:span><text:span text:style-name="T289">$this</text:span><text:span text:style-name="T577">-&gt;</text:span><text:span text:style-name="T798">actingAs</text:span><text:span text:style-name="T1054">(</text:span><text:span text:style-name="T289">$user</text:span><text:span text:style-name="T1054">);</text:span><text:line-break/><text:line-break/><text:span text:style-name="T1054"> <text:s text:c="3"/></text:span><text:span text:style-name="T289">$response</text:span><text:span text:style-name="T577">=</text:span><text:span text:style-name="T289">$this</text:span><text:span text:style-name="T577">-&gt;</text:span><text:span text:style-name="T798">postJson</text:span><text:span text:style-name="T1054">(</text:span><text:span text:style-name="T798">route</text:span><text:span text:style-name="T1054">(</text:span><text:span text:style-name="T1359">'statuses.store'</text:span><text:span text:style-name="T1054">), [</text:span><text:span text:style-name="T1359">'body'</text:span><text:span text:style-name="T577">=&gt;</text:span><text:span text:style-name="T1359">''</text:span><text:span text:style-name="T1054">]);</text:span><text:line-break/></text:p>
      <text:p text:style-name="P482"><text:span text:style-name="T1054"><text:s text:c="4"/></text:span><text:span text:style-name="T289">$response</text:span><text:span text:style-name="T577">-&gt;</text:span><text:span text:style-name="T798">assertStatus</text:span><text:span text:style-name="T1054">(</text:span><text:span text:style-name="T2195">422</text:span><text:span text:style-name="T1054">);</text:span><text:line-break/><text:span text:style-name="T2285">Nos aseguramos de que el test da error 422 porque aunque el formato esté bien, el contenido no está bien e impide que el servidor conteste adecuadamente</text:span><text:line-break/><text:line-break/><text:span text:style-name="T1054"> <text:s text:c="3"/></text:span><text:span text:style-name="T289">$response</text:span><text:span text:style-name="T577">-&gt;</text:span><text:span text:style-name="T798">assertJsonStructure</text:span><text:span text:style-name="T1054">([</text:span><text:line-break/><text:span text:style-name="T1054"> <text:s text:c="7"/></text:span><text:span text:style-name="T1359">'message'</text:span><text:span text:style-name="T1054">, </text:span><text:span text:style-name="T1359">'errors'</text:span><text:span text:style-name="T577">=&gt;</text:span><text:span text:style-name="T1054">[</text:span><text:span text:style-name="T1359">'body'</text:span><text:span text:style-name="T1054">]</text:span><text:line-break/><text:span text:style-name="T1054"> <text:s text:c="3"/>]);</text:span></text:p>
      <text:p text:style-name="Standard"><text:span text:style-name="T2285">El servidor nos devuelve un error así que nos cercioramos de que tenga el formato de json que indicamos arriba</text:span><text:line-break/><text:span text:style-name="T1054">}</text:span></text:p>
      <text:p text:style-name="Standard">"{"message":"The given data was invalid.","errors":{"body":["The body field is required."]}}"</text:p>
      <text:p text:style-name="P482"><text:span text:style-name="T2285">Este es el mensaje que recibido que se consigue poniendo </text:span><text:span text:style-name="T798">dd</text:span><text:span text:style-name="T1054">(</text:span><text:span text:style-name="T289">$response</text:span><text:span text:style-name="T577">-&gt;</text:span><text:span text:style-name="T798">getContent</text:span><text:span text:style-name="T1054">());</text:span></text:p>
      <text:p text:style-name="P482"><text:span text:style-name="T2285">justo después de </text:span><text:span text:style-name="T289">$response</text:span><text:span text:style-name="T577">-&gt;</text:span><text:span text:style-name="T798">assertStatus</text:span><text:span text:style-name="T1054">(</text:span><text:span text:style-name="T2195">422</text:span><text:span text:style-name="T1054">);</text:span></text:p>
      <text:p text:style-name="P483"/>
      <text:p text:style-name="P484">Ahora vamos a hacer que solo acepte bodies de 5 caracteres o más</text:p>
      <text:p text:style-name="P484">Primero cambiamos el validate del StatusesController por este</text:p>
      <text:p text:style-name="P484"><text:span text:style-name="T798">request</text:span><text:span text:style-name="T1054">()</text:span><text:span text:style-name="T577">-&gt;</text:span><text:span text:style-name="T798">validate</text:span><text:span text:style-name="T1054">([</text:span><text:span text:style-name="T1359">'body'</text:span><text:span text:style-name="T577">=&gt;</text:span><text:span text:style-name="T1359">'required|min:5'</text:span><text:span text:style-name="T1054">]);</text:span></text:p>
      <text:p text:style-name="P484">para que valide que tenga mínimo de 5 caracteres y después añadimos el test que será este:</text:p>
      <text:p text:style-name="P484"><text:span text:style-name="T1837">public function </text:span><text:span text:style-name="T898">a_status_body_requires_a_minimum_length</text:span><text:span text:style-name="T1200">()</text:span></text:p>
      <text:p text:style-name="P485"><text:span text:style-name="T2287">Cambia el nombre para que sea significativo<text:line-break/></text:span><text:span text:style-name="T1059">{</text:span><text:span text:style-name="T2287"><text:line-break/></text:span><text:span text:style-name="T1059"> <text:s text:c="3"/></text:span><text:span text:style-name="T292">$user</text:span><text:span text:style-name="T581">=</text:span><text:span text:style-name="T803">factory</text:span><text:span text:style-name="T1059">(</text:span><text:span text:style-name="T1599">User</text:span><text:span text:style-name="T581">::</text:span><text:span text:style-name="T1744">class</text:span><text:span text:style-name="T1059">)</text:span><text:span text:style-name="T581">-&gt;</text:span><text:span text:style-name="T803">create</text:span><text:span text:style-name="T1059">();</text:span><text:span text:style-name="T2287"><text:line-break/></text:span><text:span text:style-name="T1059"> <text:s text:c="3"/></text:span><text:span text:style-name="T292">$this</text:span><text:span text:style-name="T581">-&gt;</text:span><text:span text:style-name="T803">actingAs</text:span><text:span text:style-name="T1059">(</text:span><text:span text:style-name="T292">$user</text:span><text:span text:style-name="T1059">);</text:span><text:span text:style-name="T2287"><text:line-break/><text:line-break/></text:span><text:span text:style-name="T1203"> <text:s text:c="3"/></text:span><text:span text:style-name="T408">$response</text:span><text:span text:style-name="T670">=</text:span><text:span text:style-name="T408">$this</text:span><text:span text:style-name="T670">-&gt;</text:span><text:span text:style-name="T901">postJson</text:span><text:span text:style-name="T1203">(</text:span><text:span text:style-name="T901">route</text:span><text:span text:style-name="T1203">(</text:span><text:span text:style-name="T1461">'statuses.store'</text:span><text:span text:style-name="T1203">), [</text:span><text:span text:style-name="T1461">'body'</text:span><text:span text:style-name="T670">=&gt;</text:span><text:span text:style-name="T1461">'asdf'</text:span><text:span text:style-name="T1203">]);</text:span><text:span text:style-name="T2287"><text:line-break/>También cambia en que ponemos caracteres que no sobrepasen 4 de longitud y que no sea nulo para que funcione el test</text:span></text:p>
      <text:p text:style-name="P485"><text:span text:style-name="T1059"><text:s text:c="4"/></text:span><text:span text:style-name="T292">$response</text:span><text:span text:style-name="T581">-&gt;</text:span><text:span text:style-name="T803">assertStatus</text:span><text:span text:style-name="T1059">(</text:span><text:span text:style-name="T2196">422</text:span><text:span text:style-name="T1059">);</text:span><text:span text:style-name="T2287"><text:line-break/><text:line-break/></text:span><text:span text:style-name="T1059"> <text:s text:c="3"/></text:span><text:span text:style-name="T292">$response</text:span><text:span text:style-name="T581">-&gt;</text:span><text:span text:style-name="T803">assertJsonStructure</text:span><text:span text:style-name="T1059">([</text:span><text:span text:style-name="T2287"><text:line-break/></text:span><text:span text:style-name="T1059"> <text:s text:c="7"/></text:span><text:span text:style-name="T1363">'message'</text:span><text:span text:style-name="T1059">, </text:span><text:span text:style-name="T1363">'errors'</text:span><text:span text:style-name="T581">=&gt;</text:span><text:span text:style-name="T1059">[</text:span><text:span text:style-name="T1363">'body'</text:span><text:span text:style-name="T1059">]</text:span><text:span text:style-name="T2287"><text:line-break/></text:span><text:span text:style-name="T1059"> <text:s text:c="3"/>]);</text:span><text:span text:style-name="T2287"><text:line-break/></text:span><text:span text:style-name="T1059">}</text:span></text:p>
      <text:p text:style-name="P484">El resto es igual</text:p>
      <text:p text:style-name="P484"/>
      <text:p text:style-name="P1106"><text:a xlink:type="simple" xlink:href="https://github.com/anasmez/social/commit/e5e45968be11fcfbdf47a0c2676333034474a058" text:style-name="Internet_20_link" text:visited-style-name="Visited_20_Internet_20_Link">Commit</text:a></text:p>
      <text:p text:style-name="P484"/>
      <text:p text:style-name="P494">NOTA: HE CAMBIADO AL ENTORNO DE TRABAJO DE LARAVEL HOMESTEAD EN VAGRANT DESDE DOCKER POR PROBLEMAS CON LARAVEL DUSK.</text:p>
      <text:p text:style-name="P58"><text:soft-page-break/></text:p>
      <text:h text:style-name="Heading_20_3" text:outline-level="3">Vídeo 9</text:h>
      <text:p text:style-name="P486">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957"><text:line-break/></text:span><text:span text:style-name="T2288">Instalamos la versión 4.0.5 y además lo incorporamos solo en el entorno de desarrollo con –dev</text:span></text:p>
      <text:p text:style-name="P487">Ahora tenemos que ejecutar</text:p>
      <text:p text:style-name="Standard"><text:span text:style-name="T6">php artisan dusk:install</text:span><text:span text:style-name="T1958"><text:line-break/></text:span><text:span text:style-name="T2289">para que lo despliegue en nuestro proyecto.</text:span></text:p>
      <text:p text:style-name="P487">Esto nos genera archivos y carpetas varias. Vamos a eliminar el test por defecto que está en</text:p>
      <text:p text:style-name="P487">tests/Browser/ExampleTest.php</text:p>
      <text:p text:style-name="P488"/>
      <text:p text:style-name="P488">Ahora vamos a crear un test propio. Ejecutamos en el workspace bash:</text:p>
      <text:p text:style-name="Standard"><text:span text:style-name="T7">php artisan dusk:make UsersCanCreateStatusesTest</text:span><text:span text:style-name="T1959"><text:line-break/></text:span><text:span text:style-name="T2290">Esto nos genera el archivo tests/Browser/UsersCanCreateStatusesTest.php al que accedemos y modificamos de la siguiente manera:</text:span></text:p>
      <text:p text:style-name="P489"><text:span text:style-name="T1837">use </text:span><text:span text:style-name="T191">Throwable</text:span><text:span text:style-name="T1200">;</text:span></text:p>
      <text:p text:style-name="P489"><text:span text:style-name="T2290">Esto es para importarle y usar el nombre de @throws de abajo directamente </text:span><text:line-break/><text:line-break/><text:span text:style-name="T1741">class </text:span><text:span text:style-name="T1597">UsersCanCreateStatusesTest </text:span><text:span text:style-name="T1741">extends </text:span><text:span text:style-name="T173">DuskTestCase</text:span><text:line-break/><text:span text:style-name="T1054">{</text:span><text:line-break/><text:span text:style-name="T1054"> <text:s text:c="3"/></text:span><text:span text:style-name="T225">/**</text:span><text:line-break/><text:span text:style-name="T225"> <text:s text:c="4"/>* A Dusk test example.</text:span><text:line-break/><text:span text:style-name="T255"> <text:s text:c="4"/>* </text:span><text:span text:style-name="T1923">@test</text:span></text:p>
      <text:p text:style-name="P490"><text:span text:style-name="T2290">Esto nos permite renombrarlo como queramos</text:span><text:line-break/><text:span text:style-name="T1911"> <text:s text:c="4"/></text:span><text:span text:style-name="T225">* </text:span><text:span text:style-name="T1911">@return </text:span><text:span text:style-name="T206">void</text:span><text:line-break/><text:span text:style-name="T208"> <text:s text:c="4"/></text:span><text:span text:style-name="T255">* </text:span><text:span text:style-name="T1923">@throws </text:span><text:span text:style-name="T208">Throwable</text:span><text:line-break/><text:span text:style-name="T206"> <text:s text:c="4"/></text:span><text:span text:style-name="T225">*/</text:span><text:line-break/><text:span text:style-name="T255"> <text:s text:c="3"/></text:span><text:span text:style-name="T1837">public function </text:span><text:span text:style-name="T898">users_can_create_statuses</text:span><text:span text:style-name="T1200">()</text:span></text:p>
      <text:p text:style-name="P491">Aquí le ponemos un nombre descriptivo</text:p>
      <text:p text:style-name="P492">Ahora rellanamos la función para que el navegador sepa qué hacer de la siguiente manera:</text:p>
      <text:p text:style-name="P492"><text:span text:style-name="T1741">public function </text:span><text:span text:style-name="T798">users_can_create_statuses</text:span><text:span text:style-name="T1054">()</text:span><text:line-break/><text:span text:style-name="T1054">{</text:span><text:line-break/><text:span text:style-name="T1054"> <text:s text:c="3"/></text:span><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line-break/><text:span text:style-name="T1200"> <text:s text:c="7"/></text:span><text:span text:style-name="T406">$browser→visit('/')</text:span></text:p>
      <text:p text:style-name="Standard">Esto <text:span text:style-name="T2291">visita la página principal (/)</text:span><text:span text:style-name="T61"><text:line-break/></text:span><text:span text:style-name="T1204"> <text:s text:c="15"/></text:span><text:span text:style-name="T671">-&gt;</text:span><text:span text:style-name="T902">type</text:span><text:span text:style-name="T1204">(</text:span><text:span text:style-name="T1462">'body'</text:span><text:span text:style-name="T1204">, </text:span><text:span text:style-name="T1462">'Mi primer estado'</text:span><text:span text:style-name="T1204">) </text:span><text:span text:style-name="T256">// &lt;input name="body"&gt;</text:span><text:span text:style-name="T61"><text:line-break/></text:span><text:span text:style-name="T2291">Esto le indica que escriba en un campo input como el del comentario el texto que queramos</text:span></text:p>
      <text:p text:style-name="Standard"><text:span text:style-name="T256"><text:s text:c="16"/></text:span><text:span text:style-name="T671">-&gt;</text:span><text:span text:style-name="T902">press</text:span><text:span text:style-name="T1204">(</text:span><text:span text:style-name="T1462">'#create-status'</text:span><text:span text:style-name="T1204">)</text:span><text:span text:style-name="T61"><text:line-break/></text:span>Esto pulsa un botón con el id que pongamos</text:p>
      <text:p text:style-name="P493"><text:span text:style-name="T1204"><text:s text:c="16"/></text:span><text:span text:style-name="T671">-&gt;</text:span><text:span text:style-name="T902">assertSee</text:span><text:span text:style-name="T1204">(</text:span><text:span text:style-name="T1462">'Mi primer estado'</text:span><text:span text:style-name="T1204">);</text:span><text:span text:style-name="T2291"><text:line-break/>Comprobamos que vemos el mismo resultado que lo que enviamos</text:span></text:p>
      <text:p text:style-name="P493"><text:span text:style-name="T1060"><text:s text:c="4"/>});</text:span><text:span text:style-name="T2291"><text:line-break/></text:span><text:span text:style-name="T1060">}</text:span></text:p>
      <text:p text:style-name="P492"/>
      <text:p text:style-name="P492">Ahora hay que probar que funciona. Esto no funciona con PhpUnit así que hacemos las pruebas directamente desde el bash del workspace</text:p>
      <text:p text:style-name="Standard"><text:span text:style-name="T3">art dusk</text:span><text:span text:style-name="T1956"><text:line-break/></text:span><text:span text:style-name="T2292">Da error porque no encuentra el elemento, pero además porque no encuentra la ruta. Editamos el archivo de rutas social/routes/web.php:</text:span></text:p>
      <text:p text:style-name="Standard"><text:soft-page-break/><text:span text:style-name="T1741">&lt;?php</text:span><text:line-break/><text:span text:style-name="T1597">Route</text:span><text:span text:style-name="T577">::</text:span><text:span text:style-name="T1014">view</text:span><text:span text:style-name="T1054">(</text:span><text:span text:style-name="T1359">'/'</text:span><text:span text:style-name="T1054">, </text:span><text:span text:style-name="T1359">'welcome'</text:span><text:span text:style-name="T1054">);</text:span></text:p>
      <text:p text:style-name="P495">Cuando vaya a la ruta raíz, nos devolverá la vista welcome. La abrimos (está en social/resources/views/welcome.blade.php), borramos todo y añadimos esto:</text:p>
      <text:p text:style-name="P495"><text:span text:style-name="T2030">&lt;</text:span><text:span text:style-name="T2293">textarea </text:span><text:span text:style-name="T1667">name</text:span><text:span text:style-name="T1359">="body" </text:span><text:span text:style-name="T1667">cols</text:span><text:span text:style-name="T1359">="30" </text:span><text:span text:style-name="T1667">rows</text:span><text:span text:style-name="T1359">="10"</text:span><text:span text:style-name="T2030">&gt;&lt;/</text:span><text:span text:style-name="T2293">textarea</text:span><text:span text:style-name="T2030">&gt;</text:span></text:p>
      <text:p text:style-name="P496">Si ejecutamos nuevamente, el error cambia porque ahora no encuentra otro elemento, el botón. Vamos a crearlo:</text:p>
      <text:p text:style-name="P496"><text:span text:style-name="T2030">&lt;</text:span><text:span text:style-name="T2293">button </text:span><text:span text:style-name="T1667">id</text:span><text:span text:style-name="T1359">="create-status"</text:span><text:span text:style-name="T2030">&gt;Publicar estado&lt;/</text:span><text:span text:style-name="T2293">button</text:span><text:span text:style-name="T2030">&gt;</text:span></text:p>
      <text:p text:style-name="P520">Ejecutamos y dice que el texto no está en el body. Vamos a crear el formulario para enviarlo:</text:p>
      <text:p text:style-name="P497"><text:span text:style-name="T2121">&lt;</text:span><text:span text:style-name="T2350">form </text:span><text:span text:style-name="T1700">action</text:span><text:span text:style-name="T1458">="</text:span><text:span text:style-name="T1200">{{</text:span><text:span text:style-name="T898">route</text:span><text:span text:style-name="T1200">(</text:span><text:span text:style-name="T1458">'statuses.store'</text:span><text:span text:style-name="T1200">)}}</text:span><text:span text:style-name="T1458">"</text:span><text:span text:style-name="T2121">&gt;</text:span></text:p>
      <text:p text:style-name="Standard"><text:span text:style-name="T2387">La acción se gestiona mediante la ruta del controller que creamos en páginas anteriores</text:span><text:line-break/><text:span text:style-name="T2030"> <text:s text:c="3"/>&lt;</text:span><text:span text:style-name="T2293">textarea </text:span><text:span text:style-name="T1667">name</text:span><text:span text:style-name="T1359">="body" </text:span><text:span text:style-name="T1667">cols</text:span><text:span text:style-name="T1359">="30" </text:span><text:span text:style-name="T1667">rows</text:span><text:span text:style-name="T1359">="10"</text:span><text:span text:style-name="T2030">&gt;&lt;/</text:span><text:span text:style-name="T2293">textarea</text:span><text:span text:style-name="T2030">&gt;</text:span><text:line-break/><text:span text:style-name="T2030"> <text:s text:c="3"/>&lt;</text:span><text:span text:style-name="T2293">button </text:span><text:span text:style-name="T1667">id</text:span><text:span text:style-name="T1359">="create-status"</text:span><text:span text:style-name="T2030">&gt;Publicar estado&lt;/</text:span><text:span text:style-name="T2293">button</text:span><text:span text:style-name="T2030">&gt;</text:span><text:line-break/><text:span text:style-name="T2121">&lt;/</text:span><text:span text:style-name="T2350">form</text:span><text:span text:style-name="T2121">&gt;</text:span></text:p>
      <text:p text:style-name="P498">Si ejecutamos el test, pasa. Pero no debería pasar. <text:span text:style-name="T2388">Vamos a ver qué está pasando al ejecutar el test mediante el uso de capturas de pantalla del proceso. Esto se hace añadiendo esto:</text:span></text:p>
      <text:p text:style-name="P498"><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line-break/><text:span text:style-name="T1054"> <text:s text:c="3"/></text:span><text:span text:style-name="T289">$browser</text:span><text:span text:style-name="T577">-&gt;</text:span><text:span text:style-name="T798">visit</text:span><text:span text:style-name="T1054">(</text:span><text:span text:style-name="T1359">'/'</text:span><text:span text:style-name="T1054">)</text:span><text:line-break/><text:span text:style-name="T1054"> <text:s text:c="11"/></text:span><text:span text:style-name="T577">-&gt;</text:span><text:span text:style-name="T798">type</text:span><text:span text:style-name="T1054">(</text:span><text:span text:style-name="T1359">'body'</text:span><text:span text:style-name="T1054">, </text:span><text:span text:style-name="T1359">'Mi primer estado'</text:span><text:span text:style-name="T1054">) </text:span><text:span text:style-name="T225">// &lt;input name="body"&gt;</text:span><text:line-break/><text:span text:style-name="T225"> <text:s text:c="11"/></text:span><text:span text:style-name="T577">-&gt;</text:span><text:span text:style-name="T798">press</text:span><text:span text:style-name="T1054">(</text:span><text:span text:style-name="T1359">'#create-status'</text:span><text:span text:style-name="T1054">)</text:span><text:line-break/><text:span text:style-name="T1200"> <text:s text:c="11"/></text:span><text:span text:style-name="T667">-&gt;</text:span><text:span text:style-name="T898">screenshot</text:span><text:span text:style-name="T1200">(</text:span><text:span text:style-name="T1458">'create-status'</text:span><text:span text:style-name="T1200">)</text:span><text:line-break/><text:span text:style-name="T1054"> <text:s text:c="11"/></text:span><text:span text:style-name="T577">-&gt;</text:span><text:span text:style-name="T798">assertSee</text:span><text:span text:style-name="T1054">(</text:span><text:span text:style-name="T1359">'Mi primer estado'</text:span><text:span text:style-name="T1054">);</text:span><text:line-break/><text:span text:style-name="T1054">});</text:span></text:p>
      <text:p text:style-name="P498"/>
      <text:p text:style-name="P499">Esto nos guardará una captura de pantalla justo después de dar click en el botón con el nombre de “create-status” <text:span text:style-name="T2389">que se guarda en social/tests/Browser/screenshots/create-status.png:</text:span></text:p>
      <text:p text:style-name="P499"><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521">Dice “MethodNotAllowed” y esto es porque los formularios se envían por get por defecto y no tenemos ninguna ruta por get configurada. Solo por post. Vamos a enviar el formulario por post:</text:p>
      <text:p text:style-name="P500"><text:span text:style-name="T2030">&lt;</text:span><text:span text:style-name="T2293">form </text:span><text:span text:style-name="T1667">action</text:span><text:span text:style-name="T1359">="</text:span><text:span text:style-name="T1054">{{</text:span><text:span text:style-name="T798">route</text:span><text:span text:style-name="T1054">(</text:span><text:span text:style-name="T1359">'statuses.store'</text:span><text:span text:style-name="T1054">)}}</text:span><text:span text:style-name="T1359">"</text:span><text:span text:style-name="T1458"> </text:span><text:span text:style-name="T1700">method</text:span><text:span text:style-name="T1458">="POST"</text:span><text:span text:style-name="T2030">&gt;</text:span><text:line-break/><text:span text:style-name="T2030"> <text:s text:c="3"/>&lt;</text:span><text:span text:style-name="T2293">textarea </text:span><text:span text:style-name="T1667">name</text:span><text:span text:style-name="T1359">="body" </text:span><text:span text:style-name="T1667">cols</text:span><text:span text:style-name="T1359">="30" </text:span><text:span text:style-name="T1667">rows</text:span><text:span text:style-name="T1359">="10"</text:span><text:span text:style-name="T2030">&gt;&lt;/</text:span><text:span text:style-name="T2293">textarea</text:span><text:span text:style-name="T2030">&gt;</text:span><text:line-break/><text:span text:style-name="T2030"> <text:s text:c="3"/>&lt;</text:span><text:span text:style-name="T2293">button </text:span><text:span text:style-name="T1667">id</text:span><text:span text:style-name="T1359">="create-status"</text:span><text:span text:style-name="T2030">&gt;Publicar estado&lt;/</text:span><text:span text:style-name="T2293">button</text:span><text:span text:style-name="T2030">&gt;</text:span><text:line-break/><text:span text:style-name="T2030">&lt;/</text:span><text:span text:style-name="T2293">form</text:span><text:span text:style-name="T2030">&gt;</text:span></text:p>
      <text:p text:style-name="P501">Cada vez que un test falle en Laravel Dusk, se genera una captura automáticamente así que podemos quitar tanto el código como la foto que generamos manualmente. Esta es la captura que ha generado:</text:p>
      <text:p text:style-name="P501"><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501"/>
      <text:p text:style-name="P501"/>
      <text:p text:style-name="P501"/>
      <text:p text:style-name="P501"/>
      <text:p text:style-name="P501"/>
      <text:p text:style-name="P502">Dice que la página ha expirado debido a inactividad y esto es porque <text:span text:style-name="T2390">ha expirado el token csrf o porque no se lo hemos enviado que es este el caso. Lo añadimos:</text:span></text:p>
      <text:p text:style-name="P502"><text:span text:style-name="T2030">&lt;</text:span><text:span text:style-name="T2293">form </text:span><text:span text:style-name="T1667">action</text:span><text:span text:style-name="T1359">="</text:span><text:span text:style-name="T1054">{{</text:span><text:span text:style-name="T798">route</text:span><text:span text:style-name="T1054">(</text:span><text:span text:style-name="T1359">'statuses.store'</text:span><text:span text:style-name="T1054">)}}</text:span><text:span text:style-name="T1359">" </text:span><text:span text:style-name="T1667">method</text:span><text:span text:style-name="T1359">="POST"</text:span><text:span text:style-name="T2030">&gt;</text:span><text:line-break/><text:span text:style-name="T2121"> <text:s text:c="3"/></text:span><text:span text:style-name="T1837">@csrf</text:span><text:line-break/><text:span text:style-name="T1741"> <text:s text:c="3"/></text:span><text:span text:style-name="T2030">&lt;</text:span><text:span text:style-name="T2293">textarea </text:span><text:span text:style-name="T1667">name</text:span><text:span text:style-name="T1359">="body" </text:span><text:span text:style-name="T1667">cols</text:span><text:span text:style-name="T1359">="30" </text:span><text:span text:style-name="T1667">rows</text:span><text:span text:style-name="T1359">="10"</text:span><text:span text:style-name="T2030">&gt;&lt;/</text:span><text:span text:style-name="T2293">textarea</text:span><text:span text:style-name="T2030">&gt;</text:span></text:p>
      <text:p text:style-name="P503">Vuelve a fallar. Vemos la caputra:</text:p>
      <text:p text:style-name="P503"><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506"><text:span text:style-name="T1741">use </text:span><text:span text:style-name="T173">App</text:span><text:span text:style-name="T2030">\</text:span><text:span text:style-name="T173">User</text:span><text:span text:style-name="T1054">;</text:span></text:p>
      <text:p text:style-name="P514">Importamos App\User para poder hacer uso de él después</text:p>
      <text:p text:style-name="P503">.</text:p>
      <text:p text:style-name="P503">.</text:p>
      <text:p text:style-name="P503">.</text:p>
      <text:p text:style-name="P504"><text:span text:style-name="T1741">public function </text:span><text:span text:style-name="T798">users_can_create_statuses</text:span><text:span text:style-name="T1054">()</text:span><text:line-break/><text:span text:style-name="T1054">{</text:span><text:line-break/><text:span text:style-name="T1200"> <text:s text:c="3"/></text:span><text:span text:style-name="T406">$user</text:span><text:span text:style-name="T667">=</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create</text:span><text:span text:style-name="T1200">();</text:span><text:line-break/><text:span text:style-name="T2391">Creamos un usuario mediante una factoría</text:span><text:line-break/><text:span text:style-name="T1054"> <text:s text:c="3"/></text:span><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span text:style-name="T1837">use </text:span><text:span text:style-name="T1200">(</text:span><text:span text:style-name="T406">$user</text:span><text:span text:style-name="T1200">)</text:span><text:span text:style-name="T1054">{</text:span></text:p>
      <text:p text:style-name="P513"><text:span text:style-name="T2391">Se lo enviamos al callback de la función<text:line-break/></text:span><text:span text:style-name="T1061"> <text:s text:c="7"/></text:span><text:span text:style-name="T293">$browser</text:span><text:span text:style-name="T582">-&gt;</text:span><text:span text:style-name="T903">loginAs</text:span><text:span text:style-name="T1205">(</text:span><text:span text:style-name="T409">$user</text:span><text:span text:style-name="T1205">)</text:span></text:p>
      <text:p text:style-name="Standard"><text:span text:style-name="T2391">Nos logueamos como ese usuario antes de visitar la página<text:line-break/></text:span><text:span text:style-name="T1061"> <text:s text:c="15"/></text:span><text:span text:style-name="T582">-&gt;</text:span><text:span text:style-name="T804">visit</text:span><text:span text:style-name="T1061">(</text:span><text:span text:style-name="T1364">'/'</text:span><text:span text:style-name="T1061">)</text:span></text:p>
      <text:p text:style-name="P515">Ejecutamos el test otra vez y da error. Hay que configurar la base de datos. <text:span text:style-name="T2392">En vez de modificar el archivo .env directamente, vamos a crear una copia del mismo y llamarlo .env.dusk.local que tendrá las variables de entorno para que dusk haga las pruebas y así no reiniciar nuestra BBDD cada vez que este haga pruebas:</text:span></text:p>
      <text:p text:style-name="P515"><text:span text:style-name="T1837">APP_URL</text:span><text:span text:style-name="T667">=</text:span><text:span text:style-name="T1458">http://social.test</text:span><text:line-break/><text:line-break/><text:span text:style-name="T1741">LOG_CHANNEL</text:span><text:span text:style-name="T577">=</text:span><text:span text:style-name="T1359">stack</text:span><text:line-break/><text:line-break/><text:span text:style-name="T1741">DB_CONNECTION</text:span><text:span text:style-name="T577">=</text:span><text:span text:style-name="T1359">mysql</text:span><text:line-break/><text:span text:style-name="T1741">DB_HOST</text:span><text:span text:style-name="T577">=</text:span><text:span text:style-name="T1359">phpmyadmin.test</text:span><text:line-break/><text:span text:style-name="T1741">DB_PORT</text:span><text:span text:style-name="T577">=</text:span><text:span text:style-name="T1359">3306</text:span><text:line-break/><text:span text:style-name="T1837">DB_DATABASE</text:span><text:span text:style-name="T667">=</text:span><text:span text:style-name="T1458">social_</text:span><text:span text:style-name="T1463">test</text:span><text:line-break/><text:span text:style-name="T1837">DB_USERNAME</text:span><text:span text:style-name="T667">=</text:span><text:span text:style-name="T1458">homestead</text:span><text:span text:style-name="T57"><text:line-break/></text:span><text:span text:style-name="T1837">DB_PASSWORD</text:span><text:span text:style-name="T667">=</text:span><text:span text:style-name="T1458">secret</text:span></text:p>
      <text:p text:style-name="P515"/>
      <text:p text:style-name="P516">Ejecutamos nuevamente y dice que no encuentra la BBDD. La creamos con phpMyAdmin y ejecutamos el test otra vez.</text:p>
      <text:p text:style-name="P517">Ahora dice que no ha encontrado la tabla users. Vamos a usar el trait DatabaseMigrations para que haga las migraciones cada vez que Dusk hace pruebas. <text:span text:style-name="T2393">Modificamos el archivo UsersCanCreateStatusesTest.php:</text:span></text:p>
      <text:p text:style-name="P517"><text:span text:style-name="T1741">class </text:span><text:span text:style-name="T1597">UsersCanCreateStatusesTest </text:span><text:span text:style-name="T1741">extends </text:span><text:span text:style-name="T173">DuskTestCase</text:span><text:line-break/><text:span text:style-name="T1054">{</text:span><text:line-break/><text:span text:style-name="T1200"> <text:s text:c="3"/></text:span><text:span text:style-name="T1837">use </text:span><text:span text:style-name="T191">DatabaseMigrations</text:span><text:span text:style-name="T1200">;</text:span><text:line-break/><text:span text:style-name="T1054"> <text:s text:c="3"/></text:span><text:span text:style-name="T225">/**</text:span><text:line-break/><text:span text:style-name="T225"> <text:s text:c="4"/>* A Dusk test example.</text:span><text:line-break/><text:span text:style-name="T225"> <text:s text:c="4"/>* </text:span><text:span text:style-name="T1911">@test</text:span></text:p>
      <text:p text:style-name="P518">Pasa el test, pero para estar seguros del todo, vamos a hacer una captura de pantalla manualmente:</text:p>
      <text:p text:style-name="P518"><text:span text:style-name="T577">-&gt;</text:span><text:span text:style-name="T798">press</text:span><text:span text:style-name="T1054">(</text:span><text:span text:style-name="T1359">'#create-status'</text:span><text:span text:style-name="T1054">)</text:span><text:line-break/><text:span text:style-name="T667">-&gt;</text:span><text:span text:style-name="T898">screenshot</text:span><text:span text:style-name="T1200">(</text:span><text:span text:style-name="T1458">'create-status'</text:span><text:span text:style-name="T1200">)</text:span></text:p>
      <text:p text:style-name="P518"/>
      <text:p text:style-name="P519"><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394">tanto del código como de la imagen.</text:span></text:p>
      <text:p text:style-name="P1107"><text:soft-page-break/><text:a xlink:type="simple" xlink:href="https://github.com/anasmez/social/commit/58b1b26e51f097dba78595fa61a27649fc6da313" text:style-name="Internet_20_link" text:visited-style-name="Visited_20_Internet_20_Link">Commit</text:a></text:p>
      <text:p text:style-name="P519"/>
      <text:h text:style-name="Heading_20_3" text:outline-level="3">Vídeo 10</text:h>
      <text:p text:style-name="P522">Primero de todo, vamos a instalar las dependencias definidas en nuestro ./package.json mediante:</text:p>
      <text:p text:style-name="Standard"><text:span text:style-name="T9">npm install</text:span><text:span text:style-name="T1960"><text:line-break/></text:span><text:span text:style-name="T2395">Vamos a empezar por las plantillas. Creamos una carpeta en views así “views/layouts/app.blade.php”. Lo rellenamos así:</text:span></text:p>
      <text:p text:style-name="P524"><text:span text:style-name="T2030">&lt;!doctype </text:span><text:span text:style-name="T1667">html</text:span><text:span text:style-name="T2030">&gt;</text:span><text:line-break/><text:span text:style-name="T2030">&lt;</text:span><text:span text:style-name="T2293">html </text:span><text:span text:style-name="T1667">lang</text:span><text:span text:style-name="T1359">="</text:span><text:span text:style-name="T1458">es</text:span><text:span text:style-name="T1359">"</text:span><text:span text:style-name="T2030">&gt;</text:span></text:p>
      <text:p text:style-name="Standard"><text:span text:style-name="T2396">Cambiamos el idioma</text:span><text:line-break/><text:span text:style-name="T2030">&lt;</text:span><text:span text:style-name="T2293">head</text:span><text:span text:style-name="T2030">&gt;</text:span><text:line-break/><text:span text:style-name="T2030"> <text:s text:c="3"/>&lt;</text:span><text:span text:style-name="T2293">meta </text:span><text:span text:style-name="T1667">charset</text:span><text:span text:style-name="T1359">="UTF-8"</text:span><text:span text:style-name="T2030">&gt;</text:span><text:line-break/><text:span text:style-name="T2030"> <text:s text:c="3"/>&lt;</text:span><text:span text:style-name="T2293">meta </text:span><text:span text:style-name="T1667">name</text:span><text:span text:style-name="T1359">="viewport"</text:span><text:line-break/><text:span text:style-name="T1359"> <text:s text:c="9"/></text:span><text:span text:style-name="T1667">content</text:span><text:span text:style-name="T1359">="width=device-width, user-scalable=no, initial-scale=1.0, maximum-scale=1.0, minimum-scale=1.0"</text:span><text:span text:style-name="T2030">&gt;</text:span><text:line-break/><text:span text:style-name="T2030"> <text:s text:c="3"/>&lt;</text:span><text:span text:style-name="T2293">meta </text:span><text:span text:style-name="T1667">http-equiv</text:span><text:span text:style-name="T1359">="X-UA-Compatible" </text:span><text:span text:style-name="T1667">content</text:span><text:span text:style-name="T1359">="ie=edge"</text:span><text:span text:style-name="T2030">&gt;</text:span><text:line-break/><text:span text:style-name="T2030"> <text:s text:c="3"/>&lt;</text:span><text:span text:style-name="T2293">title</text:span><text:span text:style-name="T2030">&gt;</text:span><text:span text:style-name="T2121">SocialApp</text:span><text:span text:style-name="T2030">&lt;/</text:span><text:span text:style-name="T2293">title</text:span><text:span text:style-name="T2030">&gt;</text:span></text:p>
      <text:p text:style-name="P524"><text:span text:style-name="T2396">El título que queramos</text:span><text:line-break/><text:span text:style-name="T2030">&lt;/</text:span><text:span text:style-name="T2293">head</text:span><text:span text:style-name="T2030">&gt;</text:span><text:line-break/><text:span text:style-name="T2030">&lt;</text:span><text:span text:style-name="T2293">body</text:span><text:span text:style-name="T2030">&gt;</text:span><text:line-break/><text:span text:style-name="T2121"> <text:s text:c="3"/></text:span><text:span text:style-name="T1837">@yield(</text:span><text:span text:style-name="T1458">'content'</text:span><text:span text:style-name="T1837">)</text:span></text:p>
      <text:p text:style-name="Standard"><text:span text:style-name="T2396">Aquí el contenido dinámico de nuestra página</text:span><text:line-break/><text:span text:style-name="T2030">&lt;/</text:span><text:span text:style-name="T2293">body</text:span><text:span text:style-name="T2030">&gt;</text:span><text:line-break/><text:span text:style-name="T2030">&lt;/</text:span><text:span text:style-name="T2293">html</text:span><text:span text:style-name="T2030">&gt;</text:span></text:p>
      <text:p text:style-name="Standard"/>
      <text:p text:style-name="P523">Nota: phpstorm nos rellena la estructura básica si ponemos “!” y pulsamos TAB.</text:p>
      <text:p text:style-name="P523"/>
      <text:p text:style-name="P525">Ahora vamos a la vista welcome y extendemos desde layouts.app <text:span text:style-name="T2397">y encerramos el form en la section content:</text:span></text:p>
      <text:p text:style-name="P525"><text:span text:style-name="T1837">@extends(</text:span><text:span text:style-name="T1458">'layouts.app'</text:span><text:span text:style-name="T1837">)</text:span><text:line-break/><text:line-break/><text:span text:style-name="T1837">@section(</text:span><text:span text:style-name="T1458">'content'</text:span><text:span text:style-name="T1837">)</text:span><text:line-break/><text:span text:style-name="T1741"> <text:s text:c="3"/></text:span><text:span text:style-name="T2030">&lt;</text:span><text:span text:style-name="T2293">form </text:span><text:span text:style-name="T1667">action</text:span><text:span text:style-name="T1359">="</text:span><text:span text:style-name="T1054">{{</text:span><text:span text:style-name="T798">route</text:span><text:span text:style-name="T1054">(</text:span><text:span text:style-name="T1359">'statuses.store'</text:span><text:span text:style-name="T1054">)}}</text:span><text:span text:style-name="T1359">" </text:span><text:span text:style-name="T1667">method</text:span><text:span text:style-name="T1359">="POST"</text:span><text:span text:style-name="T2030">&gt;</text:span><text:line-break/><text:span text:style-name="T2030"> <text:s text:c="7"/></text:span><text:span text:style-name="T1741">@csrf</text:span><text:line-break/><text:span text:style-name="T1741"> <text:s text:c="7"/></text:span><text:span text:style-name="T2030">&lt;</text:span><text:span text:style-name="T2293">textarea </text:span><text:span text:style-name="T1667">name</text:span><text:span text:style-name="T1359">="body" </text:span><text:span text:style-name="T1667">cols</text:span><text:span text:style-name="T1359">="30" </text:span><text:span text:style-name="T1667">rows</text:span><text:span text:style-name="T1359">="10"</text:span><text:span text:style-name="T2030">&gt;&lt;/</text:span><text:span text:style-name="T2293">textarea</text:span><text:span text:style-name="T2030">&gt;</text:span><text:line-break/><text:span text:style-name="T2030"> <text:s text:c="7"/>&lt;</text:span><text:span text:style-name="T2293">button </text:span><text:span text:style-name="T1667">id</text:span><text:span text:style-name="T1359">="create-status"</text:span><text:span text:style-name="T2030">&gt;Publicar estado&lt;/</text:span><text:span text:style-name="T2293">button</text:span><text:span text:style-name="T2030">&gt;</text:span><text:line-break/><text:span text:style-name="T2030"> <text:s text:c="3"/>&lt;/</text:span><text:span text:style-name="T2293">form</text:span><text:span text:style-name="T2030">&gt;</text:span><text:line-break/><text:span text:style-name="T1837">@endsection</text:span></text:p>
      <text:p text:style-name="P526"/>
      <text:p text:style-name="P526">Ahora vamos a ./webpack.mix.js y añadimos esto al final:</text:p>
      <text:p text:style-name="P528"><text:span text:style-name="T2195">mix</text:span><text:span text:style-name="T1054">.</text:span><text:span text:style-name="T2030">browserSync</text:span><text:span text:style-name="T1054">({</text:span><text:line-break/><text:span text:style-name="T1054"> <text:s text:c="2"/></text:span><text:span text:style-name="T289">proxy</text:span><text:span text:style-name="T577">: </text:span><text:span text:style-name="T1359">'</text:span><text:span text:style-name="T2398">http://social.test</text:span><text:span text:style-name="T1359">'</text:span><text:span text:style-name="T1054">,</text:span><text:line-break/><text:span text:style-name="T1200"> <text:s text:c="2"/></text:span><text:span text:style-name="T406">open</text:span><text:span text:style-name="T667">: </text:span><text:span text:style-name="T2262">false </text:span></text:p>
      <text:p text:style-name="Standard"><text:span text:style-name="T2399">Esto es para que no abra ningún navegador automáticamente</text:span><text:line-break/><text:span text:style-name="T1054">});</text:span></text:p>
      <text:p text:style-name="P527"/>
      <text:p text:style-name="P529">Ahora vamos a la terminal de vagrant y ejecutamos:</text:p>
      <text:p text:style-name="Standard"><text:span text:style-name="T10">npm run dev </text:span><text:span text:style-name="T1961"><text:line-break/></text:span><text:span text:style-name="T2400">Mientras eso se instala, vamos a </text:span><text:a xlink:type="simple" xlink:href="http://getbootstrap.com/" text:style-name="Internet_20_link" text:visited-style-name="Visited_20_Internet_20_Link">Bootstrap</text:a> <text:span text:style-name="T2401">y buscamos algún navbar para nuestra página y lo pegamos en el archivo layouts/</text:span>app.blade.php<text:span text:style-name="T2401"> dentro del body:</text:span></text:p>
      <text:p text:style-name="Standard"><text:span text:style-name="T2030">&lt;</text:span><text:span text:style-name="T2293">body</text:span><text:span text:style-name="T2030">&gt;</text:span><text:line-break/><text:line-break/><text:span text:style-name="T2030">&lt;</text:span><text:span text:style-name="T2293">nav </text:span><text:span text:style-name="T1667">class</text:span><text:span text:style-name="T1359">="navbar navbar-expand-lg navbar-light bg-light"</text:span><text:span text:style-name="T2030">&gt;</text:span><text:line-break/><text:tab/>.</text:p>
      <text:p text:style-name="Standard"><text:soft-page-break/><text:tab/>.</text:p>
      <text:p text:style-name="Standard"><text:tab/>.<text:line-break/><text:span text:style-name="T2030">&lt;/</text:span><text:span text:style-name="T2293">nav</text:span><text:span text:style-name="T2030">&gt;</text:span><text:line-break/><text:span text:style-name="T2030"> <text:s text:c="3"/></text:span><text:span text:style-name="T1741">@yield(</text:span><text:span text:style-name="T1359">'content'</text:span><text:span text:style-name="T1741">)</text:span><text:line-break/><text:span text:style-name="T2030">&lt;/</text:span><text:span text:style-name="T2293">body</text:span><text:span text:style-name="T2030">&gt;</text:span></text:p>
      <text:p text:style-name="P530">Quedaría de este estilo. Ahora volvemos a la terminal <text:span text:style-name="T2402">en nuestro directorio</text:span> y ejecutamos:</text:p>
      <text:p text:style-name="P531"><text:span text:style-name="T9">npm </text:span><text:span text:style-name="T11">run watch</text:span></text:p>
      <text:p text:style-name="P532">Y ahora tendremos la url localhost:3000 que se refrescará automáticamente cuandos e detecten cambios.</text:p>
      <text:p text:style-name="P533">Después de compilar, se generan 2 archivos:</text:p>
      <text:p text:style-name="P533">-./public/css/app.css</text:p>
      <text:p text:style-name="P533">-./public/js/app.js</text:p>
      <text:p text:style-name="P533">Vamos a incluirlos en nuestra plantilla layouts/app.blade:</text:p>
      <text:p text:style-name="P534"><text:span text:style-name="T2030">&lt;</text:span><text:span text:style-name="T2293">meta </text:span><text:span text:style-name="T1667">http-equiv</text:span><text:span text:style-name="T1359">="X-UA-Compatible" </text:span><text:span text:style-name="T1667">content</text:span><text:span text:style-name="T1359">="ie=edge"</text:span><text:span text:style-name="T2030">&gt;</text:span><text:line-break/><text:span text:style-name="T2121">&lt;</text:span><text:span text:style-name="T2350">link </text:span><text:span text:style-name="T1700">rel</text:span><text:span text:style-name="T1458">="stylesheet" </text:span><text:span text:style-name="T1700">href</text:span><text:span text:style-name="T1458">="</text:span><text:span text:style-name="T1200">{{</text:span><text:span text:style-name="T898">mix</text:span><text:span text:style-name="T1200">(</text:span><text:span text:style-name="T1458">'css/app.css'</text:span><text:span text:style-name="T1200">)}}</text:span><text:span text:style-name="T1458">"</text:span><text:span text:style-name="T2121">&gt;</text:span></text:p>
      <text:p text:style-name="Standard"><text:span text:style-name="T2404">Mix nos permite acceder rápido al path del css<text:line-break/></text:span><text:span text:style-name="T2031">&lt;</text:span><text:span text:style-name="T2294">title</text:span><text:span text:style-name="T2031">&gt;SocialApp&lt;/</text:span><text:span text:style-name="T2294">title</text:span><text:span text:style-name="T2032">&gt;</text:span></text:p>
      <text:p text:style-name="Standard">.</text:p>
      <text:p text:style-name="Standard">.</text:p>
      <text:p text:style-name="Standard">.</text:p>
      <text:p text:style-name="P535"><text:span text:style-name="T2403"><text:line-break/></text:span><text:span text:style-name="T2031">&lt;/</text:span><text:span text:style-name="T2294">nav</text:span><text:span text:style-name="T2031">&gt;</text:span><text:span text:style-name="T2403"><text:line-break/></text:span><text:span text:style-name="T2031"> <text:s text:c="3"/></text:span><text:span text:style-name="T1745">@yield(</text:span><text:span text:style-name="T1365">'content'</text:span><text:span text:style-name="T1745">)</text:span><text:span text:style-name="T2403"><text:line-break/><text:line-break/></text:span><text:span text:style-name="T1745"> <text:s text:c="3"/></text:span><text:span text:style-name="T2031">&lt;</text:span><text:span text:style-name="T2294">script </text:span><text:span text:style-name="T1668">src</text:span><text:span text:style-name="T1365">="</text:span><text:span text:style-name="T1062">{{</text:span><text:span text:style-name="T805">mix</text:span><text:span text:style-name="T1062">(</text:span><text:span text:style-name="T1365">'js/app.js'</text:span><text:span text:style-name="T1062">)}}</text:span><text:span text:style-name="T1365">"</text:span><text:span text:style-name="T2031">&gt;&lt;/</text:span><text:span text:style-name="T2294">script</text:span><text:span text:style-name="T2031">&gt;</text:span><text:span text:style-name="T2403"><text:line-break/></text:span><text:span text:style-name="T2031">&lt;/</text:span><text:span text:style-name="T2294">body</text:span><text:span text:style-name="T2031">&gt;</text:span><text:span text:style-name="T2030"><text:line-break/>&lt;/</text:span><text:span text:style-name="T2293">html</text:span><text:span text:style-name="T2030">&gt;</text:span></text:p>
      <text:p text:style-name="P548">Y con esto ya podemos ver los estilos de Bootstrap. Vamos a cambiarlos y comenarlos rápido:</text:p>
      <text:p text:style-name="P536"><text:span text:style-name="T2030">&lt;</text:span><text:span text:style-name="T2293">nav </text:span><text:span text:style-name="T1667">class</text:span><text:span text:style-name="T1359">="navbar navbar-expand-lg navbar-light </text:span><text:span text:style-name="T1458">navbar-laravel</text:span><text:span text:style-name="T1359">"</text:span><text:span text:style-name="T2030">&gt;</text:span></text:p>
      <text:p text:style-name="P536"><text:span text:style-name="T2405">Para cambiar un poco el tono de la barra de navegación</text:span><text:line-break/><text:span text:style-name="T2030"> <text:s text:c="3"/></text:span><text:span text:style-name="T2121">&lt;</text:span><text:span text:style-name="T2350">div </text:span><text:span text:style-name="T1700">class</text:span><text:span text:style-name="T1458">="container"</text:span><text:span text:style-name="T2121">&gt;</text:span></text:p>
      <text:p text:style-name="P536"><text:span text:style-name="T2405">Metemos todo en un container para centrarlo más</text:span><text:line-break/><text:span text:style-name="T2030"> <text:s text:c="7"/>&lt;</text:span><text:span text:style-name="T2293">a </text:span><text:span text:style-name="T1667">class</text:span><text:span text:style-name="T1359">="navbar-brand" </text:span><text:span text:style-name="T1667">href</text:span><text:span text:style-name="T1359">="#"</text:span><text:span text:style-name="T2030">&gt;</text:span><text:span text:style-name="T2121">SocialApp</text:span><text:span text:style-name="T2030">&lt;/</text:span><text:span text:style-name="T2293">a</text:span><text:span text:style-name="T2030">&gt;</text:span></text:p>
      <text:p text:style-name="P536"><text:span text:style-name="T2405">Cambiamos el nombre</text:span><text:line-break/><text:span text:style-name="T2030"> <text:s text:c="7"/>&lt;</text:span><text:span text:style-name="T2293">button </text:span><text:span text:style-name="T1667">class</text:span><text:span text:style-name="T1359">="navbar-toggler" </text:span><text:span text:style-name="T1667">type</text:span><text:span text:style-name="T1359">="button" </text:span><text:span text:style-name="T1667">data-toggle</text:span><text:span text:style-name="T1359">="collapse" </text:span><text:span text:style-name="T1667">data-target</text:span><text:span text:style-name="T1359">="#navbarSupportedContent" </text:span><text:span text:style-name="T1667">aria-controls</text:span><text:span text:style-name="T1359">="navbarSupportedContent" </text:span><text:span text:style-name="T1667">aria-expanded</text:span><text:span text:style-name="T1359">="false" </text:span><text:span text:style-name="T1667">aria-label</text:span><text:span text:style-name="T1359">="Toggle navigation"</text:span><text:span text:style-name="T2030">&gt;</text:span><text:line-break/><text:span text:style-name="T2030"> <text:s text:c="11"/>&lt;</text:span><text:span text:style-name="T2293">span </text:span><text:span text:style-name="T1667">class</text:span><text:span text:style-name="T1359">="navbar-toggler-icon"</text:span><text:span text:style-name="T2030">&gt;&lt;/</text:span><text:span text:style-name="T2293">span</text:span><text:span text:style-name="T2030">&gt;</text:span><text:line-break/><text:span text:style-name="T2030"> <text:s text:c="7"/>&lt;/</text:span><text:span text:style-name="T2293">button</text:span><text:span text:style-name="T2030">&gt;</text:span><text:line-break/><text:line-break/><text:span text:style-name="T2030"> <text:s text:c="7"/>&lt;</text:span><text:span text:style-name="T2293">div </text:span><text:span text:style-name="T1667">class</text:span><text:span text:style-name="T1359">="collapse navbar-collapse" </text:span><text:span text:style-name="T1667">id</text:span><text:span text:style-name="T1359">="navbarSupportedContent"</text:span><text:span text:style-name="T2030">&gt;</text:span><text:line-break/><text:span text:style-name="T2030"> <text:s text:c="11"/>&lt;</text:span><text:span text:style-name="T2293">ul </text:span><text:span text:style-name="T1667">class</text:span><text:span text:style-name="T1359">="navbar-nav </text:span><text:span text:style-name="T1458">mx-auto</text:span><text:span text:style-name="T1359">"</text:span><text:span text:style-name="T2030">&gt;</text:span></text:p>
      <text:p text:style-name="P536"><text:span text:style-name="T2405">Ajustamos el márgen para que se centre en el eje x</text:span><text:line-break/><text:span text:style-name="T2121"> <text:s text:c="15"/></text:span><text:span text:style-name="T255">{{--&lt;li class="nav-item active"&gt;</text:span><text:span text:style-name="T57"><text:line-break/></text:span><text:span text:style-name="T255"> <text:s text:c="19"/>&lt;a class="nav-link" href="#"&gt;Inicio &lt;span class="sr-only"&gt;(current)&lt;/span&gt;&lt;/a&gt;</text:span><text:span text:style-name="T57"><text:line-break/></text:span><text:span text:style-name="T255"> <text:s text:c="15"/>&lt;/li&gt;</text:span><text:span text:style-name="T57"><text:line-break/></text:span><text:span text:style-name="T255"> <text:s text:c="15"/>&lt;li class="nav-item"&gt;</text:span><text:span text:style-name="T57"><text:line-break/></text:span><text:span text:style-name="T255"> <text:s text:c="19"/>&lt;a class="nav-link" href="#"&gt;Link&lt;/a&gt;</text:span><text:span text:style-name="T57"><text:line-break/></text:span><text:span text:style-name="T255"> <text:s text:c="15"/>&lt;/li&gt;--}}</text:span></text:p>
      <text:p text:style-name="P537"><text:span text:style-name="T2405">Comentamos todo esto de momento porque no nos hace falta</text:span><text:line-break/><text:span text:style-name="T225"> <text:s text:c="11"/></text:span><text:span text:style-name="T2030">&lt;/</text:span><text:span text:style-name="T2293">ul</text:span><text:span text:style-name="T2030">&gt;</text:span><text:line-break/><text:span text:style-name="T2121"> <text:s text:c="11"/>&lt;</text:span><text:span text:style-name="T2350">ul </text:span><text:span text:style-name="T1700">class</text:span><text:span text:style-name="T1458">="navbar-nav ml-auto"</text:span><text:span text:style-name="T2121">&gt;</text:span></text:p>
      <text:p text:style-name="P537"><text:span text:style-name="T2406">Para que lo desplace a la derecha</text:span><text:line-break/><text:span text:style-name="T2030"> <text:s text:c="15"/>&lt;</text:span><text:span text:style-name="T2293">li </text:span><text:span text:style-name="T1667">class</text:span><text:span text:style-name="T1359">="nav-item dropdown"</text:span><text:span text:style-name="T2030">&gt;</text:span><text:line-break/><text:span text:style-name="T2030"> <text:s text:c="19"/>&lt;</text:span><text:span text:style-name="T2293">a </text:span><text:span text:style-name="T1667">class</text:span><text:span text:style-name="T1359">="nav-link dropdown-toggle" </text:span><text:span text:style-name="T1667">href</text:span><text:span text:style-name="T1359">="#" </text:span><text:span text:style-name="T1667">id</text:span><text:span text:style-name="T1359">="navbarDropdown" </text:span><text:span text:style-name="T1667">role</text:span><text:span text:style-name="T1359">="button" </text:span><text:span text:style-name="T1667">data-toggle</text:span><text:span text:style-name="T1359">="dropdown" </text:span><text:span text:style-name="T1667">aria-haspopup</text:span><text:span text:style-name="T1359">="true" </text:span><text:span text:style-name="T1667">aria-expanded</text:span><text:span text:style-name="T1359">="false"</text:span><text:span text:style-name="T2030">&gt;</text:span><text:line-break/><text:span text:style-name="T2030"> <text:s text:c="23"/>Dropdown</text:span><text:line-break/><text:soft-page-break/><text:span text:style-name="T2030"> <text:s text:c="19"/>&lt;/</text:span><text:span text:style-name="T2293">a</text:span><text:span text:style-name="T2030">&gt;</text:span><text:line-break/><text:span text:style-name="T2030"> <text:s text:c="19"/>&lt;</text:span><text:span text:style-name="T2293">div </text:span><text:span text:style-name="T1667">class</text:span><text:span text:style-name="T1359">="dropdown-menu" </text:span><text:span text:style-name="T1667">aria-labelledby</text:span><text:span text:style-name="T1359">="navbarDropdown"</text:span><text:span text:style-name="T2030">&gt;</text:span><text:line-break/><text:span text:style-name="T2030"> <text:s text:c="23"/>&lt;</text:span><text:span text:style-name="T2293">a </text:span><text:span text:style-name="T1667">class</text:span><text:span text:style-name="T1359">="dropdown-item" </text:span><text:span text:style-name="T1667">href</text:span><text:span text:style-name="T1359">="#"</text:span><text:span text:style-name="T2030">&gt;Action&lt;/</text:span><text:span text:style-name="T2293">a</text:span><text:span text:style-name="T2030">&gt;</text:span><text:line-break/><text:span text:style-name="T2030"> <text:s text:c="23"/>&lt;</text:span><text:span text:style-name="T2293">a </text:span><text:span text:style-name="T1667">class</text:span><text:span text:style-name="T1359">="dropdown-item" </text:span><text:span text:style-name="T1667">href</text:span><text:span text:style-name="T1359">="#"</text:span><text:span text:style-name="T2030">&gt;Another action&lt;/</text:span><text:span text:style-name="T2293">a</text:span><text:span text:style-name="T2030">&gt;</text:span><text:line-break/><text:span text:style-name="T2030"> <text:s text:c="23"/>&lt;</text:span><text:span text:style-name="T2293">div </text:span><text:span text:style-name="T1667">class</text:span><text:span text:style-name="T1359">="dropdown-divider"</text:span><text:span text:style-name="T2030">&gt;&lt;/</text:span><text:span text:style-name="T2293">div</text:span><text:span text:style-name="T2030">&gt;</text:span><text:line-break/><text:span text:style-name="T2030"> <text:s text:c="23"/>&lt;</text:span><text:span text:style-name="T2293">a </text:span><text:span text:style-name="T1667">class</text:span><text:span text:style-name="T1359">="dropdown-item" </text:span><text:span text:style-name="T1667">href</text:span><text:span text:style-name="T1359">="#"</text:span><text:span text:style-name="T2030">&gt;Something else here&lt;/</text:span><text:span text:style-name="T2293">a</text:span><text:span text:style-name="T2030">&gt;</text:span><text:line-break/><text:span text:style-name="T2030"> <text:s text:c="19"/>&lt;/</text:span><text:span text:style-name="T2293">div</text:span><text:span text:style-name="T2030">&gt;</text:span><text:line-break/><text:span text:style-name="T2030"> <text:s text:c="15"/>&lt;/</text:span><text:span text:style-name="T2293">li</text:span><text:span text:style-name="T2030">&gt;</text:span><text:line-break/><text:span text:style-name="T2121"> <text:s text:c="11"/>&lt;/</text:span><text:span text:style-name="T2350">ul</text:span><text:span text:style-name="T2121">&gt;</text:span><text:line-break/><text:span text:style-name="T2030"> <text:s text:c="7"/>&lt;/</text:span><text:span text:style-name="T2293">div</text:span><text:span text:style-name="T2030">&gt;</text:span><text:line-break/><text:span text:style-name="T2121"> <text:s text:c="3"/>&lt;/</text:span><text:span text:style-name="T2350">div</text:span><text:span text:style-name="T2121">&gt;</text:span><text:line-break/><text:span text:style-name="T2030">&lt;/</text:span><text:span text:style-name="T2293">nav</text:span><text:span text:style-name="T2030">&gt;</text:span><text:line-break/><text:line-break/><text:span text:style-name="T2121">&lt;</text:span><text:span text:style-name="T2350">main </text:span><text:span text:style-name="T1700">class</text:span><text:span text:style-name="T1458">="py-4"</text:span><text:span text:style-name="T2121">&gt;</text:span></text:p>
      <text:p text:style-name="Standard"><text:span text:style-name="T2406">Metemos el contenido en un main y lo ajustamos para que tenga un márgen en el eje y de 4 puntos</text:span><text:line-break/><text:span text:style-name="T2030"> <text:s text:c="3"/></text:span><text:span text:style-name="T1741">@yield(</text:span><text:span text:style-name="T1359">'content'</text:span><text:span text:style-name="T1741">)</text:span><text:line-break/><text:span text:style-name="T2121">&lt;/</text:span><text:span text:style-name="T2350">main</text:span><text:span text:style-name="T2121">&gt;</text:span><text:line-break/><text:span text:style-name="T2030"> <text:s text:c="3"/>&lt;</text:span><text:span text:style-name="T2293">script </text:span><text:span text:style-name="T1667">src</text:span><text:span text:style-name="T1359">="</text:span><text:span text:style-name="T1054">{{</text:span><text:span text:style-name="T798">mix</text:span><text:span text:style-name="T1054">(</text:span><text:span text:style-name="T1359">'js/app.js'</text:span><text:span text:style-name="T1054">)}}</text:span><text:span text:style-name="T1359">"</text:span><text:span text:style-name="T2030">&gt;&lt;/</text:span><text:span text:style-name="T2293">script</text:span><text:span text:style-name="T2030">&gt;</text:span><text:line-break/><text:span text:style-name="T2030">&lt;/</text:span><text:span text:style-name="T2293">body</text:span><text:span text:style-name="T2030">&gt;</text:span><text:line-break/><text:span text:style-name="T2030">&lt;/</text:span><text:span text:style-name="T2293">html</text:span><text:span text:style-name="T2030">&gt;</text:span></text:p>
      <text:p text:style-name="P538"/>
      <text:p text:style-name="P538">Vamos ahora con el formulario:</text:p>
      <text:p text:style-name="P539"><text:span text:style-name="T2121">&lt;</text:span><text:span text:style-name="T2350">div </text:span><text:span text:style-name="T1700">class</text:span><text:span text:style-name="T1458">="container"</text:span><text:span text:style-name="T2121">&gt;</text:span></text:p>
      <text:p text:style-name="Standard"><text:span text:style-name="T2408">Lo metemos en un container y vemos que se centra un poco más</text:span><text:span text:style-name="T62"><text:line-break/></text:span><text:span text:style-name="T2122"> <text:s text:c="3"/>&lt;</text:span><text:span text:style-name="T2351">div </text:span><text:span text:style-name="T1701">class</text:span><text:span text:style-name="T1464">="row"</text:span><text:span text:style-name="T2122">&gt;</text:span><text:span text:style-name="T62"><text:line-break/></text:span><text:span text:style-name="T2408">Vamos a crear columnas</text:span></text:p>
      <text:p text:style-name="Standard"><text:span text:style-name="T2122"><text:s text:c="8"/>&lt;</text:span><text:span text:style-name="T2351">div </text:span><text:span text:style-name="T1701">class</text:span><text:span text:style-name="T1464">="col-8 mx-auto"</text:span><text:span text:style-name="T2122">&gt;</text:span><text:span text:style-name="T62"><text:line-break/></text:span>A<text:span text:style-name="T2408">sign</text:span>a<text:span text:style-name="T2408">mos 8 columnas con márgen en el eje x automático para centrarlo</text:span></text:p>
      <text:p text:style-name="P540"><text:span text:style-name="T2122"><text:s text:c="12"/>&lt;</text:span><text:span text:style-name="T2351">div </text:span><text:span text:style-name="T1701">class</text:span><text:span text:style-name="T1464">="card </text:span><text:span text:style-name="T1465">border-0</text:span><text:span text:style-name="T1464">"</text:span><text:span text:style-name="T2122">&gt;</text:span></text:p>
      <text:p text:style-name="P541"><text:span text:style-name="T2408">Metemos el formulario en una tarjeta y quitamos bordes<text:line-break/></text:span><text:span text:style-name="T2033"> <text:s text:c="15"/>&lt;</text:span><text:span text:style-name="T2295">form </text:span><text:span text:style-name="T1669">action</text:span><text:span text:style-name="T1366">="</text:span><text:span text:style-name="T1063">{{</text:span><text:span text:style-name="T806">route</text:span><text:span text:style-name="T1063">(</text:span><text:span text:style-name="T1366">'statuses.store'</text:span><text:span text:style-name="T1063">)}}</text:span><text:span text:style-name="T1366">" </text:span><text:span text:style-name="T1669">method</text:span><text:span text:style-name="T1366">="POST"</text:span><text:span text:style-name="T2033">&gt;</text:span><text:span text:style-name="T2407"><text:line-break/></text:span><text:span text:style-name="T2033"> <text:s text:c="19"/></text:span><text:span text:style-name="T1746">@csrf</text:span><text:span text:style-name="T2407"><text:line-break/></text:span><text:span text:style-name="T1839"> <text:s text:c="19"/></text:span><text:span text:style-name="T2122">&lt;</text:span><text:span text:style-name="T2351">div </text:span><text:span text:style-name="T1701">class</text:span><text:span text:style-name="T1464">="card-body border-0"</text:span><text:span text:style-name="T2122">&gt;</text:span></text:p>
      <text:p text:style-name="P541"><text:span text:style-name="T2409">El textarea va a ser el body de la tarjeta y le quitamos el borde con border 0<text:line-break/></text:span><text:span text:style-name="T2033"> <text:s text:c="23"/>&lt;</text:span><text:span text:style-name="T2295">textarea </text:span><text:span text:style-name="T1720">class</text:span><text:span text:style-name="T1565">="</text:span><text:span text:style-name="T1464">form-control</text:span><text:span text:style-name="T1565"> </text:span><text:span text:style-name="T1464">border-0"</text:span><text:span text:style-name="T1366"> </text:span><text:span text:style-name="T1669">name</text:span><text:span text:style-name="T1366">="body" </text:span><text:span text:style-name="T1701">placeholder</text:span><text:span text:style-name="T1464">="¿Qué estás pensando, Anas?"</text:span><text:span text:style-name="T2033">&gt;&lt;/</text:span><text:span text:style-name="T2295">textarea</text:span><text:span text:style-name="T2033">&gt;</text:span></text:p>
      <text:p text:style-name="P541"><text:span text:style-name="T2409">Le ponemos form-control para que coja los estilos de bootstrap para los forms y le quitamos los bordes con border-0. Cambiamos el placeholder por uno que luego será personalizado con el nombre de cada uno<text:line-break/></text:span><text:span text:style-name="T2122"> <text:s text:c="19"/>&lt;/</text:span><text:span text:style-name="T2351">div</text:span><text:span text:style-name="T2122">&gt;</text:span><text:span text:style-name="T2407"><text:line-break/></text:span><text:span text:style-name="T2122"> <text:s text:c="19"/>&lt;</text:span><text:span text:style-name="T2351">div </text:span><text:span text:style-name="T1701">class</text:span><text:span text:style-name="T1464">="card-footer"</text:span><text:span text:style-name="T2122">&gt;</text:span></text:p>
      <text:p text:style-name="P541"><text:span text:style-name="T2409">Metemos en el botón el card footer de la tarjeta<text:line-break/></text:span><text:span text:style-name="T2033"> <text:s text:c="23"/>&lt;</text:span><text:span text:style-name="T2295">button </text:span><text:span text:style-name="T1701">class</text:span><text:span text:style-name="T1464">="btn btn-primary"</text:span><text:span text:style-name="T1366"> </text:span><text:span text:style-name="T1669">id</text:span><text:span text:style-name="T1366">="create-status"</text:span><text:span text:style-name="T2033">&gt;Publicar estado&lt;/</text:span><text:span text:style-name="T2295">button</text:span><text:span text:style-name="T2033">&gt;</text:span></text:p>
      <text:p text:style-name="Standard"><text:span text:style-name="T2409">Le cambiamos el estilo al botón por el color primario<text:line-break/></text:span><text:span text:style-name="T2122"> <text:s text:c="19"/>&lt;/</text:span><text:span text:style-name="T2351">div</text:span><text:span text:style-name="T2122">&gt;</text:span><text:span text:style-name="T2407"><text:line-break/></text:span><text:span text:style-name="T2033"> <text:s text:c="15"/>&lt;/</text:span><text:span text:style-name="T2295">form</text:span><text:span text:style-name="T2033">&gt;</text:span><text:span text:style-name="T2407"><text:line-break/></text:span><text:span text:style-name="T2122"> <text:s text:c="11"/>&lt;/</text:span><text:span text:style-name="T2351">div</text:span><text:span text:style-name="T2122">&gt;</text:span><text:span text:style-name="T62"><text:line-break/></text:span><text:span text:style-name="T2122"> <text:s text:c="7"/>&lt;/</text:span><text:span text:style-name="T2351">div</text:span><text:span text:style-name="T2122">&gt;</text:span><text:span text:style-name="T62"><text:line-break/></text:span><text:span text:style-name="T2122"> <text:s text:c="3"/>&lt;/</text:span><text:span text:style-name="T2351">div</text:span><text:span text:style-name="T2122">&gt;</text:span><text:span text:style-name="T62"><text:line-break/></text:span><text:span text:style-name="T2122">&lt;/</text:span><text:span text:style-name="T2351">div</text:span><text:span text:style-name="T2122">&gt;</text:span></text:p>
      <text:p text:style-name="P549"/>
      <text:p text:style-name="P542">Ahora vamos a cambiar el nombre de la clase navbar-laravel por uno propio. Se hace yendo a donde pusimos “navbar-laravel”, pulsamos Ctrl+LMB y vamos al archivo css sin compilar (el que no es app.css):</text:p>
      <text:p text:style-name="P543"><text:span text:style-name="T1200">.</text:span><text:span text:style-name="T1630">navbar-sociallapp </text:span><text:span text:style-name="T1200">{</text:span><text:line-break/><text:span text:style-name="T1054"> <text:s/></text:span><text:span text:style-name="T2411">background-color</text:span><text:span text:style-name="T2030">: </text:span><text:span text:style-name="T2413">#fff</text:span><text:span text:style-name="T1054">;</text:span><text:line-break/><text:span text:style-name="T1054"> <text:s/></text:span><text:span text:style-name="T2411">box-shadow</text:span><text:span text:style-name="T2030">: </text:span><text:span text:style-name="T2195">0 2px 4px </text:span><text:span text:style-name="T798">rgba</text:span><text:span text:style-name="T1054">(</text:span><text:span text:style-name="T2195">0</text:span><text:span text:style-name="T1054">, </text:span><text:span text:style-name="T2195">0</text:span><text:span text:style-name="T1054">, </text:span><text:span text:style-name="T2195">0</text:span><text:span text:style-name="T1054">, </text:span><text:span text:style-name="T2195">0.04</text:span><text:span text:style-name="T1054">);</text:span><text:line-break/><text:span text:style-name="T1054">}</text:span></text:p>
      <text:p text:style-name="P565"><text:soft-page-break/>Cambiamos el nombre y cambiamos también el nombre de la clase en nuestro layouts/app.blade.php</text:p>
      <text:p text:style-name="P545"/>
      <text:p text:style-name="P565">Ahora vamos al archivo de variables de bootstrap (./resources/assets/sass/_variables.scss):</text:p>
      <text:p text:style-name="P545"/>
      <text:p text:style-name="P544"><text:span text:style-name="T2414">// Body</text:span><text:line-break/><text:span text:style-name="T2417">$body-bg: #e9ebee;</text:span></text:p>
      <text:p text:style-name="Standard"><text:span text:style-name="T2481">Cambiamos el color del fondo por ese<text:line-break/><text:line-break/></text:span><text:span text:style-name="T2415">// Typography</text:span><text:span text:style-name="T2410"><text:line-break/></text:span><text:span text:style-name="T294">$font-family-sans-serif</text:span><text:span text:style-name="T2034">: </text:span><text:span text:style-name="T1367">"Raleway"</text:span><text:span text:style-name="T1064">, </text:span><text:span text:style-name="T2197">sans-serif</text:span><text:span text:style-name="T1064">;</text:span><text:span text:style-name="T2410"><text:line-break/></text:span><text:span text:style-name="T294">$font-size-base</text:span><text:span text:style-name="T2034">: </text:span><text:span text:style-name="T2197">0.9rem</text:span><text:span text:style-name="T1064">;</text:span><text:span text:style-name="T2410"><text:line-break/></text:span><text:span text:style-name="T294">$line-height-base</text:span><text:span text:style-name="T2034">: </text:span><text:span text:style-name="T2197">1.6</text:span><text:span text:style-name="T1064">;</text:span><text:span text:style-name="T2410"><text:line-break/><text:line-break/></text:span><text:span text:style-name="T2418">$primary: #5e6e9e;</text:span></text:p>
      <text:p text:style-name="P546">Y aquí sobreescribimos el color primary que trae por defecto bootstrap.</text:p>
      <text:p text:style-name="P546">Por último, vamos a cambiar el color blanco del textarea:</text:p>
      <text:p text:style-name="P546"><text:span text:style-name="T2030">&lt;</text:span><text:span text:style-name="T2293">div </text:span><text:span text:style-name="T1667">class</text:span><text:span text:style-name="T1359">="card border-0 </text:span><text:span text:style-name="T1458">bg-light"</text:span><text:span text:style-name="T2030">&gt;</text:span><text:line-break/><text:span text:style-name="T2030"> <text:s text:c="3"/>&lt;</text:span><text:span text:style-name="T2293">form </text:span><text:span text:style-name="T1667">action</text:span><text:span text:style-name="T1359">="</text:span><text:span text:style-name="T1054">{{</text:span><text:span text:style-name="T798">route</text:span><text:span text:style-name="T1054">(</text:span><text:span text:style-name="T1359">'statuses.store'</text:span><text:span text:style-name="T1054">)}}</text:span><text:span text:style-name="T1359">" </text:span><text:span text:style-name="T1667">method</text:span><text:span text:style-name="T1359">="POST"</text:span><text:span text:style-name="T2030">&gt;</text:span><text:line-break/><text:span text:style-name="T2030"> <text:s text:c="7"/></text:span><text:span text:style-name="T1741">@csrf</text:span><text:line-break/><text:span text:style-name="T1741"> <text:s text:c="7"/></text:span><text:span text:style-name="T2030">&lt;</text:span><text:span text:style-name="T2293">div </text:span><text:span text:style-name="T1667">class</text:span><text:span text:style-name="T1359">="card-body border-0"</text:span><text:span text:style-name="T2030">&gt;</text:span><text:line-break/><text:span text:style-name="T2030"> <text:s text:c="11"/>&lt;</text:span><text:span text:style-name="T2293">textarea </text:span><text:span text:style-name="T1667">class</text:span><text:span text:style-name="T1359">="form-control border-0</text:span><text:span text:style-name="T1458"> bg-light</text:span><text:span text:style-name="T1359">" </text:span><text:span text:style-name="T1667">name</text:span><text:span text:style-name="T1359">="body" </text:span><text:span text:style-name="T1667">placeholder</text:span><text:span text:style-name="T1359">="¿Qué estás pensando, Anas?"</text:span><text:span text:style-name="T2030">&gt;&lt;/</text:span><text:span text:style-name="T2293">textarea</text:span><text:span text:style-name="T2030">&gt;</text:span><text:line-break/><text:span text:style-name="T2030"> <text:s text:c="7"/>&lt;/</text:span><text:span text:style-name="T2293">div</text:span><text:span text:style-name="T2030">&gt;</text:span></text:p>
      <text:p text:style-name="P547">Con esto conseguimos que se vean del mismo color tanto el exterior como el textarea</text:p>
      <text:p text:style-name="P1108"/>
      <text:p text:style-name="P1107"><text:a xlink:type="simple" xlink:href="https://github.com/anasmez/social/commit/86fc5e6d1214c17a1bdc80640af90a1b7cc3eba3" text:style-name="Internet_20_link" text:visited-style-name="Visited_20_Internet_20_Link">Commit</text:a></text:p>
      <text:p text:style-name="P1108"/>
      <text:h text:style-name="Heading_20_3" text:outline-level="3">Vídeo 11</text:h>
      <text:p text:style-name="P547"><text:line-break/><text:span text:style-name="T2482">Vamos a crear un test para el login. En vagrant ponemos:</text:span></text:p>
      <text:p text:style-name="Standard"><text:span text:style-name="T12">art dusk:make LoginTest</text:span><text:span text:style-name="T1962"><text:line-break/></text:span><text:span text:style-name="T2483">Ahora vamos a modificarlo poco a poco:</text:span></text:p>
      <text:p text:style-name="P566"><text:span text:style-name="T2014"><text:s/></text:span><text:span text:style-name="T255">* </text:span><text:span text:style-name="T1923">@test</text:span></text:p>
      <text:p text:style-name="Standard"><text:span text:style-name="T2484">Para poder nombrarlo como queramos</text:span><text:line-break/><text:span text:style-name="T1911"> </text:span><text:span text:style-name="T225">* </text:span><text:span text:style-name="T1911">@throws </text:span><text:span text:style-name="T206">\Throwable</text:span><text:line-break/><text:span text:style-name="T206"> </text:span><text:span text:style-name="T225">*/</text:span><text:line-break/><text:span text:style-name="T1741">public function </text:span><text:span text:style-name="T898">registered_users_can_login</text:span><text:span text:style-name="T1054">()</text:span><text:line-break/><text:span text:style-name="T2484">Un nombre característico por conveniencia</text:span></text:p>
      <text:p text:style-name="Standard"/>
      <text:p text:style-name="P567"><text:span text:style-name="T1741">public function </text:span><text:span text:style-name="T798">registered_users_can_login</text:span><text:span text:style-name="T1054">()</text:span><text:line-break/><text:span text:style-name="T1054">{</text:span><text:line-break/><text:span text:style-name="T1054"> <text:s text:c="3"/></text:span><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line-break/><text:span text:style-name="T1054"> <text:s text:c="7"/></text:span><text:span text:style-name="T289">$browser</text:span><text:span text:style-name="T577">-&gt;</text:span><text:span text:style-name="T798">visit</text:span><text:span text:style-name="T1054">(</text:span><text:span text:style-name="T1359">'</text:span><text:span text:style-name="T1458">/login</text:span><text:span text:style-name="T1359">'</text:span><text:span text:style-name="T1054">)</text:span></text:p>
      <text:p text:style-name="P567"><text:span text:style-name="T2485">Visitamos el login</text:span><text:line-break/><text:span text:style-name="T1200"> <text:s text:c="15"/></text:span><text:span text:style-name="T667">-&gt;</text:span><text:span text:style-name="T898">type</text:span><text:span text:style-name="T1200">(</text:span><text:span text:style-name="T1458">'email'</text:span><text:span text:style-name="T1200">, </text:span><text:span text:style-name="T1458">'anas@email.com'</text:span><text:span text:style-name="T1200">)</text:span></text:p>
      <text:p text:style-name="P567"><text:span text:style-name="T2485">Escribimos en el email nuestro email</text:span><text:span text:style-name="T57"><text:line-break/></text:span><text:span text:style-name="T1200"> <text:s text:c="15"/></text:span><text:span text:style-name="T667">-&gt;</text:span><text:span text:style-name="T898">type</text:span><text:span text:style-name="T1200">(</text:span><text:span text:style-name="T1458">'password'</text:span><text:span text:style-name="T1200">, </text:span><text:span text:style-name="T1458">'secret'</text:span><text:span text:style-name="T1200">)</text:span></text:p>
      <text:p text:style-name="P567"><text:span text:style-name="T2485">Lo mismo con la contraseña</text:span><text:span text:style-name="T57"><text:line-break/></text:span><text:span text:style-name="T1200"> <text:s text:c="15"/></text:span><text:span text:style-name="T667">→press('#login-btn')</text:span></text:p>
      <text:p text:style-name="P567"><text:span text:style-name="T2485">Presionamos el botón del login que tendrá id #login-btn</text:span><text:span text:style-name="T57"><text:line-break/></text:span><text:span text:style-name="T1200"> <text:s text:c="15"/></text:span><text:span text:style-name="T667">-&gt;</text:span><text:span text:style-name="T898">assertAuthenticated</text:span><text:span text:style-name="T1200">();</text:span><text:line-break/><text:span text:style-name="T2485">Nos aseguramos de que el usuario está logueado</text:span></text:p>
      <text:p text:style-name="P567"><text:span text:style-name="T1054"><text:s text:c="4"/>});</text:span><text:line-break/><text:span text:style-name="T1054">}</text:span></text:p>
      <text:p text:style-name="P568"><text:soft-page-break/>Ahora vamos a crear un usuario para que se loguée:</text:p>
      <text:p text:style-name="P507"><text:span text:style-name="T1741">use </text:span><text:span text:style-name="T173">DatabaseMigrations</text:span><text:span text:style-name="T1054">;</text:span></text:p>
      <text:p text:style-name="P569">Que no se nos olvide usar el trait para la BBDD para poder acceder</text:p>
      <text:p text:style-name="P568">.</text:p>
      <text:p text:style-name="P568">.</text:p>
      <text:p text:style-name="P568">.</text:p>
      <text:p text:style-name="Standard"><text:span text:style-name="T904">factory</text:span><text:span text:style-name="T1206">(</text:span><text:span text:style-name="T1631">User</text:span><text:span text:style-name="T672">::</text:span><text:span text:style-name="T1840">class</text:span><text:span text:style-name="T1206">)</text:span><text:span text:style-name="T672">-&gt;</text:span><text:span text:style-name="T904">create</text:span><text:span text:style-name="T1206">([</text:span><text:span text:style-name="T63"><text:line-break/></text:span><text:span text:style-name="T2486">Creamos un usuario con un factory</text:span></text:p>
      <text:p text:style-name="Standard"><text:span text:style-name="T1206"><text:s text:c="4"/></text:span><text:span text:style-name="T1466">'email'</text:span><text:span text:style-name="T672">=&gt;</text:span><text:span text:style-name="T1466">'anas@email.com'</text:span><text:span text:style-name="T63"><text:line-break/></text:span><text:span text:style-name="T2486">Le asignamos el email que usamos para las pruebas de después</text:span></text:p>
      <text:p text:style-name="P433">]);</text:p>
      <text:p text:style-name="P571">No hace falta contraseña porque secret es la que usa Factory por defecto</text:p>
      <text:p text:style-name="Standard"/>
      <text:p text:style-name="P569">Ejecutamos el test, pero esta vez vamos a filtrar por método porque si fuesen muchos test, tardaría mucho en ejecutarse:</text:p>
      <text:p text:style-name="Standard"><text:span text:style-name="T3">art dusk --filter registered_users_can_login</text:span><text:span text:style-name="T1956"><text:line-break/></text:span></text:p>
      <text:p text:style-name="P570">Evidentemente da error porque <text:span text:style-name="T2487">no tenemos la vista login creada. Vamos a crearla. Pero primero vamos a crear en la carpeta views la subcarpeta auth y dentro login.blade.php. Ahora lo modificamos:</text:span></text:p>
      <text:p text:style-name="P572"><text:span text:style-name="T2123">&lt;</text:span><text:span text:style-name="T2352">form </text:span><text:span text:style-name="T1702">action</text:span><text:span text:style-name="T1467">="</text:span><text:span text:style-name="T1207">{{</text:span><text:span text:style-name="T905">route</text:span><text:span text:style-name="T1207">(</text:span><text:span text:style-name="T1467">'login'</text:span><text:span text:style-name="T1207">)}}</text:span><text:span text:style-name="T1467">" </text:span><text:span text:style-name="T1702">method</text:span><text:span text:style-name="T1467">="POST"</text:span><text:span text:style-name="T2123">&gt;</text:span></text:p>
      <text:p text:style-name="Standard"><text:span text:style-name="T2488">Login es una de las rutas que crea por defecto el auth de laravel. Se puede ver poniendo “art routes:list”</text:span><text:span text:style-name="T64"><text:line-break/></text:span><text:span text:style-name="T2123"> <text:s text:c="3"/></text:span><text:span text:style-name="T1841">@csrf</text:span><text:span text:style-name="T64"><text:line-break/></text:span><text:span text:style-name="T2489">El token csrf es obligatorio por seguridad</text:span></text:p>
      <text:p text:style-name="Standard"><text:span text:style-name="T1841"><text:s text:c="4"/></text:span><text:span text:style-name="T2123">&lt;</text:span><text:span text:style-name="T2352">input </text:span><text:span text:style-name="T1702">type</text:span><text:span text:style-name="T1467">="email" </text:span><text:span text:style-name="T1702">name</text:span><text:span text:style-name="T1467">="email"</text:span><text:span text:style-name="T2123">&gt;</text:span><text:span text:style-name="T64"><text:line-break/></text:span><text:span text:style-name="T2123"> <text:s text:c="3"/>&lt;</text:span><text:span text:style-name="T2352">input </text:span><text:span text:style-name="T1702">type</text:span><text:span text:style-name="T1467">="password" </text:span><text:span text:style-name="T1702">name</text:span><text:span text:style-name="T1467">="password"</text:span><text:span text:style-name="T2123">&gt;</text:span><text:span text:style-name="T64"><text:line-break/></text:span><text:span text:style-name="T2489">Ponemos los dos input para poder introducir contraseña e email</text:span></text:p>
      <text:p text:style-name="Standard"><text:span text:style-name="T2123"><text:s text:c="4"/>&lt;</text:span><text:span text:style-name="T2352">button </text:span><text:span text:style-name="T1702">id</text:span><text:span text:style-name="T1467">="login-btn"</text:span><text:span text:style-name="T2123">&gt;Login&lt;/</text:span><text:span text:style-name="T2352">button</text:span><text:span text:style-name="T2123">&gt;</text:span><text:span text:style-name="T64"><text:line-break/></text:span><text:span text:style-name="T2490">Creamos un botón con el id que asignamos al LoginTest de Dusk</text:span></text:p>
      <text:p text:style-name="P573"><text:span text:style-name="T2123">&lt;/</text:span><text:span text:style-name="T2352">form</text:span><text:span text:style-name="T2123">&gt;</text:span></text:p>
      <text:p text:style-name="P550"/>
      <text:p text:style-name="P574">Ejecutamos art dusk y todo pasa de sin problemas. Otra cosa que queremos ver es que después de hacer el login, nos redirecciona a la raíz:</text:p>
      <text:p text:style-name="P575"><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line-break/><text:span text:style-name="T1054"> <text:s text:c="3"/></text:span><text:span text:style-name="T289">$browser</text:span><text:span text:style-name="T577">-&gt;</text:span><text:span text:style-name="T798">visit</text:span><text:span text:style-name="T1054">(</text:span><text:span text:style-name="T1359">'/login'</text:span><text:span text:style-name="T1054">)</text:span><text:line-break/><text:span text:style-name="T1054"> <text:s text:c="11"/></text:span><text:span text:style-name="T577">-&gt;</text:span><text:span text:style-name="T798">type</text:span><text:span text:style-name="T1054">(</text:span><text:span text:style-name="T1359">'email'</text:span><text:span text:style-name="T1054">, </text:span><text:span text:style-name="T1359">'anas@email.com'</text:span><text:span text:style-name="T1054">)</text:span><text:line-break/><text:span text:style-name="T1054"> <text:s text:c="11"/></text:span><text:span text:style-name="T577">-&gt;</text:span><text:span text:style-name="T798">type</text:span><text:span text:style-name="T1054">(</text:span><text:span text:style-name="T1359">'password'</text:span><text:span text:style-name="T1054">, </text:span><text:span text:style-name="T1359">'secret'</text:span><text:span text:style-name="T1054">)</text:span><text:line-break/><text:span text:style-name="T1054"> <text:s text:c="11"/></text:span><text:span text:style-name="T577">-&gt;</text:span><text:span text:style-name="T798">press</text:span><text:span text:style-name="T1054">(</text:span><text:span text:style-name="T1359">'#login-btn'</text:span><text:span text:style-name="T1054">)</text:span><text:line-break/><text:span text:style-name="T1200"> <text:s text:c="11"/></text:span><text:span text:style-name="T667">-&gt;</text:span><text:span text:style-name="T898">assertPathIs</text:span><text:span text:style-name="T1200">(</text:span><text:span text:style-name="T1458">'/'</text:span><text:span text:style-name="T1200">)</text:span></text:p>
      <text:p text:style-name="P575"><text:span text:style-name="T2491">Comprobará que estamos en la página raíz</text:span><text:line-break/><text:span text:style-name="T1054"> <text:s text:c="11"/></text:span><text:span text:style-name="T577">-&gt;</text:span><text:span text:style-name="T798">assertAuthenticated</text:span><text:span text:style-name="T1054">();</text:span></text:p>
      <text:p text:style-name="P576">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492">la raíz</text:span>:</text:p>
      <text:p text:style-name="P576"><text:span text:style-name="T225">/**</text:span><text:line-break/><text:span text:style-name="T225"> * Where to redirect users after login.</text:span><text:line-break/><text:span text:style-name="T225"> *</text:span><text:line-break/><text:span text:style-name="T225"> * </text:span><text:span text:style-name="T1911">@var </text:span><text:span text:style-name="T206">string</text:span><text:line-break/><text:span text:style-name="T206"> </text:span><text:span text:style-name="T225">*/</text:span><text:line-break/><text:span text:style-name="T1741">protected </text:span><text:span text:style-name="T289">$redirectTo </text:span><text:span text:style-name="T577">= </text:span><text:span text:style-name="T1458">'/'</text:span><text:span text:style-name="T1200">;</text:span><text:line-break/></text:p>
      <text:p text:style-name="P577">Y con esto ya nos pasa el test sin problema</text:p>
      <text:p text:style-name="P577"/>
      <text:p text:style-name="P1109"><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578">Vamos a darle estilo a la vista login:</text:p>
      <text:p text:style-name="Standard"><text:span text:style-name="T1842">@extends(</text:span><text:span text:style-name="T1468">'layouts.app'</text:span><text:span text:style-name="T1842">)</text:span><text:span text:style-name="T2493"><text:line-break/>Primero lo extendemos del layout layouts.app para que tenga navbar<text:line-break/></text:span><text:span text:style-name="T1842">@section(</text:span><text:span text:style-name="T1468">'content'</text:span><text:span text:style-name="T1842">)</text:span><text:span text:style-name="T65"><text:line-break/></text:span><text:span text:style-name="T2495">Después añadimos el content de nuestro a la plantilla que extendemos como el formulario</text:span></text:p>
      <text:p text:style-name="P580"><text:span text:style-name="T1842"><text:s text:c="4"/></text:span><text:span text:style-name="T2124">&lt;</text:span><text:span text:style-name="T2353">div </text:span><text:span text:style-name="T1703">class</text:span><text:span text:style-name="T1468">="container"</text:span><text:span text:style-name="T2124">&gt;</text:span><text:span text:style-name="T65"><text:line-break/></text:span><text:span text:style-name="T2124"> <text:s text:c="7"/>&lt;</text:span><text:span text:style-name="T2353">div </text:span><text:span text:style-name="T1703">class</text:span><text:span text:style-name="T1468">="row"</text:span><text:span text:style-name="T2124">&gt;</text:span><text:span text:style-name="T65"><text:line-break/></text:span><text:span text:style-name="T2124"> <text:s text:c="11"/>&lt;</text:span><text:span text:style-name="T2353">div </text:span><text:span text:style-name="T1703">class</text:span><text:span text:style-name="T1468">="</text:span><text:span text:style-name="T2419">col-md-6</text:span><text:span text:style-name="T1468"> mx-auto"</text:span><text:span text:style-name="T2124">&gt;</text:span><text:span text:style-name="T65"><text:line-break/></text:span><text:span text:style-name="T2124"> <text:s text:c="15"/>&lt;</text:span><text:span text:style-name="T2353">div </text:span><text:span text:style-name="T1703">class</text:span><text:span text:style-name="T1468">="card border-0 bg-light </text:span><text:span text:style-name="T2419">px-4 py-2</text:span><text:span text:style-name="T1468">"</text:span><text:span text:style-name="T2124">&gt;</text:span></text:p>
      <text:p text:style-name="P580"><text:span text:style-name="T2496">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65"><text:line-break/></text:span></text:p>
      <text:p text:style-name="P580"><text:span text:style-name="T2163"><text:s text:c="20"/>&lt;</text:span><text:span text:style-name="T2372">form </text:span><text:span text:style-name="T1721">action</text:span><text:span text:style-name="T1566">="</text:span><text:span text:style-name="T1319">{{</text:span><text:span text:style-name="T1002">route</text:span><text:span text:style-name="T1319">(</text:span><text:span text:style-name="T1566">'login'</text:span><text:span text:style-name="T1319">)}}</text:span><text:span text:style-name="T1566">" </text:span><text:span text:style-name="T1721">method</text:span><text:span text:style-name="T1566">="POST"</text:span><text:span text:style-name="T2163">&gt;</text:span><text:span text:style-name="T2494"><text:line-break/></text:span><text:span text:style-name="T2163"> <text:s text:c="23"/></text:span><text:span text:style-name="T1905">@csrf</text:span><text:span text:style-name="T65"><text:line-break/></text:span><text:span text:style-name="T1842"> <text:s text:c="23"/></text:span><text:span text:style-name="T2124">&lt;</text:span><text:span text:style-name="T2353">div </text:span><text:span text:style-name="T1703">class</text:span><text:span text:style-name="T1468">="card-body"</text:span><text:span text:style-name="T2124">&gt;</text:span><text:span text:style-name="T65"><text:line-break/></text:span><text:span text:style-name="T2496">Lo incluimos en una tarjeta</text:span></text:p>
      <text:p text:style-name="Standard"><text:span text:style-name="T2124"><text:s text:c="28"/>&lt;</text:span><text:span text:style-name="T2353">div </text:span><text:span text:style-name="T1703">class</text:span><text:span text:style-name="T1468">="form-group"</text:span><text:span text:style-name="T2124">&gt;</text:span><text:span text:style-name="T65"><text:line-break/></text:span><text:span text:style-name="T2496">Le decimos que tenga la clase de bootstrap de los formularios</text:span></text:p>
      <text:p text:style-name="Standard"><text:span text:style-name="T2124"><text:s text:c="32"/>&lt;</text:span><text:span text:style-name="T2353">label</text:span><text:span text:style-name="T2124">&gt;Email:&lt;/</text:span><text:span text:style-name="T2353">label</text:span><text:span text:style-name="T2124">&gt;</text:span><text:span text:style-name="T65"><text:line-break/></text:span><text:span text:style-name="T2496">Incluimos un label para el email</text:span></text:p>
      <text:p text:style-name="Standard"><text:span text:style-name="T2163"><text:s text:c="32"/>&lt;</text:span><text:span text:style-name="T2372">input </text:span><text:span text:style-name="T1703">class</text:span><text:span text:style-name="T1468">="form-control</text:span><text:span text:style-name="T1566"> </text:span><text:span text:style-name="T1468">border-0"</text:span><text:span text:style-name="T1566"> </text:span><text:span text:style-name="T1721">type</text:span><text:span text:style-name="T1566">="email" </text:span><text:span text:style-name="T1721">name</text:span><text:span text:style-name="T1566">="email" </text:span><text:span text:style-name="T1703">placeholder</text:span><text:span text:style-name="T1468">="Tu correo electrónico"</text:span><text:span text:style-name="T2163">&gt;</text:span><text:span text:style-name="T65"><text:line-break/></text:span><text:span text:style-name="T2497">Le quitamos el borde y le ponemos un placeholder. Además de incluir el form-control para que lo sepa bootstrap</text:span></text:p>
      <text:p text:style-name="Standard"><text:span text:style-name="T2124"><text:s text:c="28"/>&lt;/</text:span><text:span text:style-name="T2353">div</text:span><text:span text:style-name="T2124">&gt;</text:span><text:span text:style-name="T65"><text:line-break/></text:span><text:span text:style-name="T2124"> <text:s text:c="27"/>&lt;</text:span><text:span text:style-name="T2353">div </text:span><text:span text:style-name="T1703">class</text:span><text:span text:style-name="T1468">="form-group"</text:span><text:span text:style-name="T2124">&gt;</text:span><text:span text:style-name="T65"><text:line-break/></text:span><text:span text:style-name="T2124"> <text:s text:c="31"/>&lt;</text:span><text:span text:style-name="T2353">label</text:span><text:span text:style-name="T2124">&gt;Contraseña:&lt;/</text:span><text:span text:style-name="T2353">label</text:span><text:span text:style-name="T2124">&gt;</text:span><text:span text:style-name="T65"><text:line-break/></text:span><text:span text:style-name="T2163"> <text:s text:c="31"/>&lt;</text:span><text:span text:style-name="T2372">input </text:span><text:span text:style-name="T1703">class</text:span><text:span text:style-name="T1468">="form-control</text:span><text:span text:style-name="T1566"> </text:span><text:span text:style-name="T1468">border-0"</text:span><text:span text:style-name="T1566"> </text:span><text:span text:style-name="T1721">type</text:span><text:span text:style-name="T1566">="password" </text:span><text:span text:style-name="T1721">name</text:span><text:span text:style-name="T1566">="password" </text:span><text:span text:style-name="T1703">placeholder</text:span><text:span text:style-name="T1468">="Tu contraseña"</text:span><text:span text:style-name="T2163">&gt;</text:span><text:span text:style-name="T65"><text:line-break/></text:span><text:span text:style-name="T2497">Hacemos exactamente lo mismo con la parte de la contraseña</text:span></text:p>
      <text:p text:style-name="P580"><text:span text:style-name="T2124"><text:s text:c="28"/>&lt;/</text:span><text:span text:style-name="T2353">div</text:span><text:span text:style-name="T2124">&gt;</text:span><text:span text:style-name="T65"><text:line-break/></text:span><text:span text:style-name="T2163"> <text:s text:c="31"/>&lt;</text:span><text:span text:style-name="T2372">button </text:span><text:span text:style-name="T1703">class</text:span><text:span text:style-name="T1468">="btn btn-primary</text:span><text:span text:style-name="T1566"> </text:span><text:span text:style-name="T1468">btn-block</text:span><text:span text:style-name="T1566">" </text:span><text:span text:style-name="T1721">id</text:span><text:span text:style-name="T1566">="login-btn"</text:span><text:span text:style-name="T2163">&gt;Login&lt;/</text:span><text:span text:style-name="T2372">button</text:span><text:span text:style-name="T2163">&gt;</text:span></text:p>
      <text:p text:style-name="P579"><text:span text:style-name="T2498">Le ponemos el botón primario al botón y le decimos que ocupe todo el ancho de la pantalla mediante btn-block</text:span><text:span text:style-name="T65"><text:line-break/></text:span><text:span text:style-name="T2124"> <text:s text:c="23"/>&lt;/</text:span><text:span text:style-name="T2353">div</text:span><text:span text:style-name="T2124">&gt;</text:span><text:span text:style-name="T65"><text:line-break/></text:span><text:span text:style-name="T2124"> <text:s text:c="19"/>&lt;/</text:span><text:span text:style-name="T2353">form</text:span><text:span text:style-name="T2124">&gt;</text:span><text:span text:style-name="T65"><text:line-break/></text:span><text:span text:style-name="T2124"> <text:s text:c="15"/>&lt;/</text:span><text:span text:style-name="T2353">div</text:span><text:span text:style-name="T2124">&gt;</text:span><text:span text:style-name="T65"><text:line-break/></text:span><text:span text:style-name="T2124"> <text:s text:c="11"/>&lt;/</text:span><text:span text:style-name="T2353">div</text:span><text:span text:style-name="T2124">&gt;</text:span><text:span text:style-name="T65"><text:line-break/></text:span><text:span text:style-name="T2124"> <text:s text:c="7"/>&lt;/</text:span><text:span text:style-name="T2353">div</text:span><text:span text:style-name="T2124">&gt;</text:span><text:span text:style-name="T65"><text:line-break/></text:span><text:span text:style-name="T2124"> <text:s text:c="3"/>&lt;/</text:span><text:span text:style-name="T2353">div</text:span><text:span text:style-name="T2124">&gt;</text:span><text:span text:style-name="T65"><text:line-break/></text:span><text:span text:style-name="T1842">@endsection</text:span></text:p>
      <text:p text:style-name="P508"/>
      <text:p text:style-name="P581">Ahora vamos a hacer que el nombre del usuario aparezca cuando está autenticado en vez de “Dropdown”. Abrimos layouts.app y lo modificamos. <text:span text:style-name="T2499">Primero justo antes del dropdown:</text:span></text:p>
      <text:p text:style-name="P582"><text:span text:style-name="T2030">&lt;</text:span><text:span text:style-name="T2293">ul </text:span><text:span text:style-name="T1667">class</text:span><text:span text:style-name="T1359">="navbar-nav ml-auto"</text:span><text:span text:style-name="T2030">&gt;</text:span><text:line-break/><text:span text:style-name="T2121"> <text:s text:c="3"/>&lt;</text:span><text:span text:style-name="T2350">li </text:span><text:span text:style-name="T1700">class</text:span><text:span text:style-name="T1458">="nav"</text:span><text:span text:style-name="T2121">&gt;</text:span></text:p>
      <text:p text:style-name="P582"><text:span text:style-name="T2121"><text:tab/>&lt;</text:span><text:span text:style-name="T2350">a </text:span><text:span text:style-name="T1700">href</text:span><text:span text:style-name="T1458">="</text:span><text:span text:style-name="T1200">{{</text:span><text:span text:style-name="T898">route</text:span><text:span text:style-name="T1200">(</text:span><text:span text:style-name="T1458">'login'</text:span><text:span text:style-name="T1200">)}}</text:span><text:span text:style-name="T1458">" </text:span><text:span text:style-name="T1700">class</text:span><text:span text:style-name="T1458">="nav-link"</text:span><text:span text:style-name="T2121">&gt;Login&lt;/</text:span><text:span text:style-name="T2350">a</text:span><text:span text:style-name="T2121">&gt;</text:span></text:p>
      <text:p text:style-name="P582"><text:span text:style-name="T2121"><text:s text:c="4"/>&lt;/</text:span><text:span text:style-name="T2350">li</text:span><text:span text:style-name="T2121">&gt;</text:span></text:p>
      <text:p text:style-name="Standard"><text:span text:style-name="T2499">Esto muestra un elemento en la barra con nombre Login que nos llevará a la ruta del login<text:line-break/></text:span><text:span text:style-name="T2035"> <text:s text:c="3"/>&lt;</text:span><text:span text:style-name="T2296">li </text:span><text:span text:style-name="T1670">class</text:span><text:span text:style-name="T1368">="nav-item dropdown"</text:span><text:span text:style-name="T2035">&gt;</text:span></text:p>
      <text:p text:style-name="P554"/>
      <text:p text:style-name="P583">SocialApp no nos lleva a la página principal. Vamos a modificarlo:</text:p>
      <text:p text:style-name="P583"><text:span text:style-name="T2030">&lt;</text:span><text:span text:style-name="T2293">nav </text:span><text:span text:style-name="T1667">class</text:span><text:span text:style-name="T1359">="navbar navbar-expand-lg navbar-light navbar-socialapp"</text:span><text:span text:style-name="T2030">&gt;</text:span><text:line-break/><text:span text:style-name="T2030"> <text:s text:c="3"/>&lt;</text:span><text:span text:style-name="T2293">div </text:span><text:span text:style-name="T1667">class</text:span><text:span text:style-name="T1359">="container"</text:span><text:span text:style-name="T2030">&gt;</text:span><text:line-break/><text:span text:style-name="T2030"> <text:s text:c="7"/>&lt;</text:span><text:span text:style-name="T2293">a </text:span><text:span text:style-name="T1667">class</text:span><text:span text:style-name="T1359">="navbar-brand" </text:span><text:span text:style-name="T1667">href</text:span><text:span text:style-name="T1359">="</text:span><text:span text:style-name="T1200">{{</text:span><text:span text:style-name="T898">route</text:span><text:span text:style-name="T1200">(</text:span><text:span text:style-name="T1458">'home'</text:span><text:span text:style-name="T1200">)}}</text:span><text:span text:style-name="T1359">"</text:span><text:span text:style-name="T2030">&gt;SocialApp&lt;/</text:span><text:span text:style-name="T2293">a</text:span><text:span text:style-name="T2030">&gt;</text:span></text:p>
      <text:p text:style-name="P584"><text:soft-page-break/>Esto nos llevará a la vista welcome cuando le demos al nombre de la app arriba a la izquierda.</text:p>
      <text:p text:style-name="P584"/>
      <text:p text:style-name="P584">Recordemos que la rutas tienen que inlcuir esto para que funcione:</text:p>
      <text:p text:style-name="P581"><text:span text:style-name="T1597">Route</text:span><text:span text:style-name="T577">::</text:span><text:span text:style-name="T1359">view</text:span><text:span text:style-name="T1054">(</text:span><text:span text:style-name="T1359">'/'</text:span><text:span text:style-name="T1054">, </text:span><text:span text:style-name="T1359">'welcome'</text:span><text:span text:style-name="T1054">)</text:span><text:span text:style-name="T667">-&gt;</text:span><text:span text:style-name="T898">name</text:span><text:span text:style-name="T1200">(</text:span><text:span text:style-name="T1458">'home'</text:span><text:span text:style-name="T1200">);</text:span></text:p>
      <text:p text:style-name="P581"/>
      <text:p text:style-name="P585">Si intentamos loguearnos, nos va a decir que no hay ningún usuario. Vamos arreglar el acceso a la BBDD en el archivo .env:</text:p>
      <text:p text:style-name="P585"><text:span text:style-name="T1741">DB_CONNECTION</text:span><text:span text:style-name="T577">=</text:span><text:span text:style-name="T1359">mysql</text:span><text:line-break/><text:span text:style-name="T1837">DB_HOST</text:span><text:span text:style-name="T667">=</text:span><text:span text:style-name="T1458">phpmyadmin.test</text:span><text:line-break/><text:span text:style-name="T1741">DB_PORT</text:span><text:span text:style-name="T577">=</text:span><text:span text:style-name="T1359">3306</text:span><text:line-break/><text:span text:style-name="T1837">DB_DATABASE</text:span><text:span text:style-name="T667">=</text:span><text:span text:style-name="T1458">social</text:span><text:line-break/><text:span text:style-name="T1837">DB_USERNAME</text:span><text:span text:style-name="T667">=</text:span><text:span text:style-name="T1458">homestead</text:span><text:span text:style-name="T57"><text:line-break/></text:span><text:span text:style-name="T1837">DB_PASSWORD</text:span><text:span text:style-name="T667">=</text:span><text:span text:style-name="T1458">secret</text:span></text:p>
      <text:p text:style-name="P586">En mi caso la configuración es así.</text:p>
      <text:p text:style-name="P586">Después de crear la BBDD en phpmyadmin o el bash de mysql, migramos la BBDD mediante:</text:p>
      <text:p text:style-name="P7"><text:span text:style-name="T1">art migrate</text:span><text:line-break/></text:p>
      <text:p text:style-name="P587">Ahora vamos a crear un usuario rápidamente para crear el login mediante Tinker:</text:p>
      <text:p text:style-name="P24">art tinker</text:p>
      <text:p text:style-name="P588"><text:span text:style-name="T13">&gt;&gt;&gt; factory('App\User')-&gt;create()<text:line-break/></text:span><text:span text:style-name="T2505">Y esto nos devuelve un usario creado por el Factory</text:span><text:span text:style-name="T1963"><text:line-break/></text:span><text:span text:style-name="T3">=&gt; </text:span><text:span text:style-name="T2500">App\User</text:span><text:span text:style-name="T3"> {#2964 </text:span><text:span text:style-name="T1956"><text:line-break/>    </text:span><text:span text:style-name="T2501">name</text:span><text:span text:style-name="T3">: "</text:span><text:span text:style-name="T2502">Mr. Johnnie Bruen DVM</text:span><text:span text:style-name="T3">", </text:span><text:span text:style-name="T1956"><text:line-break/>    </text:span><text:span text:style-name="T2501">email</text:span><text:span text:style-name="T3">: "</text:span><text:span text:style-name="T2502">vwatsica@example.org</text:span><text:span text:style-name="T3">", </text:span><text:span text:style-name="T1956"><text:line-break/>    </text:span><text:span text:style-name="T2501">updated_at</text:span><text:span text:style-name="T3">: "</text:span><text:span text:style-name="T2502">2020-05-17 17:27:01</text:span><text:span text:style-name="T3">", </text:span><text:span text:style-name="T1956"><text:line-break/>    </text:span><text:span text:style-name="T2501">created_at</text:span><text:span text:style-name="T3">: "</text:span><text:span text:style-name="T2502">2020-05-17 17:27:01</text:span><text:span text:style-name="T3">", </text:span><text:span text:style-name="T1956"><text:line-break/>    </text:span><text:span text:style-name="T2501">id</text:span><text:span text:style-name="T3">: </text:span><text:span text:style-name="T2504">1</text:span><text:span text:style-name="T3">, </text:span><text:span text:style-name="T1956"><text:line-break/>  }</text:span></text:p>
      <text:p text:style-name="Standard"><text:span text:style-name="T2506">Vamos a iniciar sesión con </text:span><text:span text:style-name="T2503">vwatsica@example.org </text:span><text:span text:style-name="T2506">y la contraseña </text:span><text:span text:style-name="T2503">secret</text:span> <text:span text:style-name="T2506">que viene por defecto. Enviamos y vemos que redirecciona correctamente</text:span></text:p>
      <text:p text:style-name="P589">Ahora vamos a quitar el link del login cuando estamos autenticados. Eso se hace modificando la plantilla:</text:p>
      <text:p text:style-name="P590"><text:span text:style-name="T2030">&lt;</text:span><text:span text:style-name="T2293">ul </text:span><text:span text:style-name="T1667">class</text:span><text:span text:style-name="T1359">="navbar-nav ml-auto"</text:span><text:span text:style-name="T2030">&gt;</text:span><text:line-break/><text:span text:style-name="T2121"> <text:s text:c="3"/></text:span><text:span text:style-name="T1837">@guest()</text:span></text:p>
      <text:p text:style-name="P591"><text:span text:style-name="T2507">Esto indica que esto se va a poner solo si estamos como invitados<text:line-break/></text:span><text:span text:style-name="T1747"> <text:s text:c="7"/></text:span><text:span text:style-name="T2036">&lt;</text:span><text:span text:style-name="T2297">li </text:span><text:span text:style-name="T1671">class</text:span><text:span text:style-name="T1369">="nav"</text:span><text:span text:style-name="T2036">&gt;&lt;</text:span><text:span text:style-name="T2297">a </text:span><text:span text:style-name="T1671">href</text:span><text:span text:style-name="T1369">="</text:span><text:span text:style-name="T1065">{{</text:span><text:span text:style-name="T807">route</text:span><text:span text:style-name="T1065">(</text:span><text:span text:style-name="T1369">'login'</text:span><text:span text:style-name="T1065">)}}</text:span><text:span text:style-name="T1369">" </text:span><text:span text:style-name="T1671">class</text:span><text:span text:style-name="T1369">="nav-link"</text:span><text:span text:style-name="T2036">&gt;Login&lt;/</text:span><text:span text:style-name="T2297">a</text:span><text:span text:style-name="T2036">&gt;&lt;/</text:span><text:span text:style-name="T2297">li</text:span><text:span text:style-name="T2036">&gt;</text:span><text:span text:style-name="T2506"><text:line-break/></text:span><text:span text:style-name="T2125"> <text:s text:c="3"/></text:span><text:span text:style-name="T1843">@else</text:span></text:p>
      <text:p text:style-name="P591"><text:span text:style-name="T2507">Si no estamos como invitados, se ejecuta esto<text:line-break/></text:span><text:span text:style-name="T1747"> <text:s text:c="7"/></text:span><text:span text:style-name="T2036">&lt;</text:span><text:span text:style-name="T2297">li </text:span><text:span text:style-name="T1671">class</text:span><text:span text:style-name="T1369">="nav-item dropdown"</text:span><text:span text:style-name="T2036">&gt;</text:span><text:span text:style-name="T2506"><text:line-break/></text:span><text:span text:style-name="T2036"> <text:s text:c="11"/>&lt;</text:span><text:span text:style-name="T2297">a </text:span><text:span text:style-name="T1671">class</text:span><text:span text:style-name="T1369">="nav-link dropdown-toggle" </text:span><text:span text:style-name="T1671">href</text:span><text:span text:style-name="T1369">="#" </text:span><text:span text:style-name="T1671">id</text:span><text:span text:style-name="T1369">="navbarDropdown" </text:span><text:span text:style-name="T1671">role</text:span><text:span text:style-name="T1369">="button" </text:span><text:span text:style-name="T1671">data-toggle</text:span><text:span text:style-name="T1369">="dropdown" </text:span><text:span text:style-name="T1671">aria-haspopup</text:span><text:span text:style-name="T1369">="true" </text:span><text:span text:style-name="T1671">aria-expanded</text:span><text:span text:style-name="T1369">="false"</text:span><text:span text:style-name="T2036">&gt;</text:span><text:span text:style-name="T2506"><text:line-break/></text:span><text:span text:style-name="T2125"> <text:s text:c="15"/></text:span><text:span text:style-name="T1208">{{</text:span><text:span text:style-name="T1632">Auth</text:span><text:span text:style-name="T673">::</text:span><text:span text:style-name="T1469">user</text:span><text:span text:style-name="T1208">()</text:span><text:span text:style-name="T673">-&gt;</text:span><text:span text:style-name="T410">name</text:span><text:span text:style-name="T1208">}}</text:span></text:p>
      <text:p text:style-name="P591"><text:span text:style-name="T2507">Esto hace que se vea el nombre del usuario en vez de “Dropdown” de Bootstrap<text:line-break/></text:span><text:span text:style-name="T1065"> <text:s text:c="11"/></text:span><text:span text:style-name="T2036">&lt;/</text:span><text:span text:style-name="T2297">a</text:span><text:span text:style-name="T2036">&gt;</text:span><text:span text:style-name="T2506"><text:line-break/></text:span><text:span text:style-name="T2036"> <text:s text:c="11"/>&lt;</text:span><text:span text:style-name="T2297">div </text:span><text:span text:style-name="T1671">class</text:span><text:span text:style-name="T1369">="dropdown-menu" </text:span><text:span text:style-name="T1671">aria-labelledby</text:span><text:span text:style-name="T1369">="navbarDropdown"</text:span><text:span text:style-name="T2036">&gt;</text:span><text:span text:style-name="T2506"><text:line-break/></text:span><text:span text:style-name="T2036"> <text:s text:c="15"/>&lt;</text:span><text:span text:style-name="T2297">a </text:span><text:span text:style-name="T1671">class</text:span><text:span text:style-name="T1369">="dropdown-item" </text:span><text:span text:style-name="T1671">href</text:span><text:span text:style-name="T1369">="#"</text:span><text:span text:style-name="T2036">&gt;Action&lt;/</text:span><text:span text:style-name="T2297">a</text:span><text:span text:style-name="T2036">&gt;</text:span><text:span text:style-name="T2506"><text:line-break/></text:span><text:span text:style-name="T2036"> <text:s text:c="15"/>&lt;</text:span><text:span text:style-name="T2297">a </text:span><text:span text:style-name="T1671">class</text:span><text:span text:style-name="T1369">="dropdown-item" </text:span><text:span text:style-name="T1671">href</text:span><text:span text:style-name="T1369">="#"</text:span><text:span text:style-name="T2036">&gt;Another action&lt;/</text:span><text:span text:style-name="T2297">a</text:span><text:span text:style-name="T2036">&gt;</text:span><text:span text:style-name="T2506"><text:line-break/></text:span><text:span text:style-name="T2036"> <text:s text:c="15"/>&lt;</text:span><text:span text:style-name="T2297">div </text:span><text:span text:style-name="T1671">class</text:span><text:span text:style-name="T1369">="dropdown-divider"</text:span><text:span text:style-name="T2036">&gt;&lt;/</text:span><text:span text:style-name="T2297">div</text:span><text:span text:style-name="T2036">&gt;</text:span><text:span text:style-name="T2506"><text:line-break/></text:span><text:span text:style-name="T2036"> <text:s text:c="15"/>&lt;</text:span><text:span text:style-name="T2297">a </text:span><text:span text:style-name="T1671">class</text:span><text:span text:style-name="T1369">="dropdown-item" </text:span><text:span text:style-name="T1671">href</text:span><text:span text:style-name="T1369">="#"</text:span><text:span text:style-name="T2036">&gt;Something else here&lt;/</text:span><text:span text:style-name="T2297">a</text:span><text:span text:style-name="T2036">&gt;</text:span><text:span text:style-name="T2506"><text:line-break/></text:span><text:span text:style-name="T2036"> <text:s text:c="11"/>&lt;/</text:span><text:span text:style-name="T2297">div</text:span><text:span text:style-name="T2036">&gt;</text:span><text:span text:style-name="T2506"><text:line-break/></text:span><text:span text:style-name="T2036"> <text:s text:c="7"/>&lt;/</text:span><text:span text:style-name="T2297">li</text:span><text:span text:style-name="T2036">&gt;</text:span><text:span text:style-name="T2506"><text:line-break/></text:span><text:span text:style-name="T2125"> <text:s text:c="3"/></text:span><text:span text:style-name="T1843">@endguest</text:span></text:p>
      <text:p text:style-name="Standard"><text:span text:style-name="T2507">Aquí termina la sentencia de invitado<text:line-break/></text:span><text:span text:style-name="T2036">&lt;/</text:span><text:span text:style-name="T2297">ul</text:span><text:span text:style-name="T2036">&gt;</text:span></text:p>
      <text:p text:style-name="P592"><text:soft-page-break/></text:p>
      <text:p text:style-name="P592">Ahora vamos a crear el botón de cerrar sesión en el dropdown:</text:p>
      <text:p text:style-name="P593"><text:span text:style-name="T2007"><text:s text:c="28"/></text:span><text:span text:style-name="T2030">&lt;</text:span><text:span text:style-name="T2293">a </text:span><text:span text:style-name="T1700">onclick</text:span><text:span text:style-name="T1458">="</text:span><text:span text:style-name="T2226">document</text:span><text:span text:style-name="T1200">.</text:span><text:span text:style-name="T898">getElementById</text:span><text:span text:style-name="T1200">(</text:span><text:span text:style-name="T1458">'logout'</text:span><text:span text:style-name="T1200">).</text:span><text:span text:style-name="T898">submit</text:span><text:span text:style-name="T1200">()</text:span><text:span text:style-name="T1458">" </text:span><text:span text:style-name="T1667">class</text:span><text:span text:style-name="T1359">="dropdown-item" </text:span><text:span text:style-name="T1667">href</text:span><text:span text:style-name="T1359">="#"</text:span><text:span text:style-name="T2030">&gt;</text:span><text:span text:style-name="T2121">Cerrar sesión</text:span><text:span text:style-name="T2030">&lt;/</text:span><text:span text:style-name="T2293">a</text:span><text:span text:style-name="T2030">&gt;</text:span></text:p>
      <text:p text:style-name="P594"><text:span text:style-name="T2509">Cuando le demos click, va a buscar el form que hay abajo con el id “logout” y lo va a enviar. Le cambiamos el nombre a “Cerrar sesión”<text:line-break/></text:span><text:span text:style-name="T2037"> <text:s text:c="23"/>&lt;/</text:span><text:span text:style-name="T2298">div</text:span><text:span text:style-name="T2037">&gt;</text:span><text:span text:style-name="T2508"><text:line-break/></text:span><text:span text:style-name="T2037"> <text:s text:c="19"/>&lt;/</text:span><text:span text:style-name="T2298">li</text:span><text:span text:style-name="T2037">&gt;</text:span><text:span text:style-name="T2508"><text:line-break/></text:span><text:span text:style-name="T2037"> <text:s text:c="15"/></text:span><text:span text:style-name="T1748">@endguest</text:span><text:span text:style-name="T2508"><text:line-break/></text:span><text:span text:style-name="T1748"> <text:s text:c="11"/></text:span><text:span text:style-name="T2037">&lt;/</text:span><text:span text:style-name="T2298">ul</text:span><text:span text:style-name="T2037">&gt;</text:span><text:span text:style-name="T2508"><text:line-break/></text:span><text:span text:style-name="T2037"> <text:s text:c="11"/></text:span><text:span text:style-name="T2126">&lt;</text:span><text:span text:style-name="T2354">form </text:span><text:span text:style-name="T1704">id</text:span><text:span text:style-name="T1470">="logout" </text:span><text:span text:style-name="T1704">action</text:span><text:span text:style-name="T1470">="</text:span><text:span text:style-name="T1209">{{</text:span><text:span text:style-name="T906">route</text:span><text:span text:style-name="T1209">(</text:span><text:span text:style-name="T1470">'logout'</text:span><text:span text:style-name="T1209">)}}</text:span><text:span text:style-name="T1470">" </text:span><text:span text:style-name="T1704">method</text:span><text:span text:style-name="T1470">="POST"</text:span><text:span text:style-name="T2126">&gt;</text:span><text:span text:style-name="T1844">@csr</text:span><text:span text:style-name="T1845">s</text:span><text:span text:style-name="T1844">f</text:span><text:span text:style-name="T2126">&lt;/</text:span><text:span text:style-name="T2354">form</text:span><text:span text:style-name="T2126">&gt;</text:span></text:p>
      <text:p text:style-name="Standard"><text:span text:style-name="T2509">El form llama a la ruta del logout que lo enviará por </text:span><text:span text:style-name="T2511">POST junto al token csrf por seguridad</text:span><text:span text:style-name="T2509"><text:line-break/></text:span><text:span text:style-name="T2037"> <text:s text:c="7"/>&lt;/</text:span><text:span text:style-name="T2298">div</text:span><text:span text:style-name="T2037">&gt;</text:span><text:span text:style-name="T2508"><text:line-break/></text:span><text:span text:style-name="T2037"> <text:s text:c="3"/>&lt;/</text:span><text:span text:style-name="T2298">div</text:span><text:span text:style-name="T2037">&gt;</text:span><text:span text:style-name="T2508"><text:line-break/></text:span><text:span text:style-name="T2037">&lt;/</text:span><text:span text:style-name="T2298">nav</text:span><text:span text:style-name="T2037">&gt;</text:span></text:p>
      <text:p text:style-name="P595"/>
      <text:p text:style-name="P595">Ahora colocamos ese formulario dentro del condicional para que solo salga si estamos autenticados:<text:line-break/><text:span text:style-name="T2007"> <text:s text:c="7"/></text:span><text:span text:style-name="T2030">&lt;/</text:span><text:span text:style-name="T2293">div</text:span><text:span text:style-name="T2030">&gt;</text:span><text:line-break/><text:span text:style-name="T2030"> <text:s text:c="3"/>&lt;/</text:span><text:span text:style-name="T2293">li</text:span><text:span text:style-name="T2030">&gt;</text:span><text:line-break/><text:span text:style-name="T2121"> <text:s text:c="3"/>&lt;</text:span><text:span text:style-name="T2350">form </text:span><text:span text:style-name="T1700">id</text:span><text:span text:style-name="T1458">="logout" </text:span><text:span text:style-name="T1700">action</text:span><text:span text:style-name="T1458">="</text:span><text:span text:style-name="T1200">{{</text:span><text:span text:style-name="T898">route</text:span><text:span text:style-name="T1200">(</text:span><text:span text:style-name="T1458">'logout'</text:span><text:span text:style-name="T1200">)}}</text:span><text:span text:style-name="T1458">" </text:span><text:span text:style-name="T1700">method</text:span><text:span text:style-name="T1458">="POST"</text:span><text:span text:style-name="T2121">&gt;</text:span><text:span text:style-name="T1837">@csrf</text:span><text:span text:style-name="T2121">&lt;/</text:span><text:span text:style-name="T2350">form</text:span><text:span text:style-name="T2121">&gt;</text:span><text:line-break/><text:span text:style-name="T1741">@endguest</text:span></text:p>
      <text:p text:style-name="P596">Y ya estaría</text:p>
      <text:p text:style-name="P596"/>
      <text:p text:style-name="P1109"><text:a xlink:type="simple" xlink:href="https://github.com/anasmez/social/commit/59f1d5ba2700479b2a4dfb564619f9fe242a1fe4" text:style-name="Internet_20_link" text:visited-style-name="Visited_20_Internet_20_Link">Commit</text:a></text:p>
      <text:p text:style-name="P596"/>
      <text:h text:style-name="Heading_20_3" text:outline-level="3">Vídeo 13</text:h>
      <text:p text:style-name="P597">Vamos a crear un componente de Vue que se encargue de los estados. Primero tenemos que ir a resources/assets/js/components y borramos el que viene por defecto y después creamos un nuevo componente de Vue que se llame StatusForm</text:p>
      <text:p text:style-name="P598">En el StatusForm vamos a pegar el form del template welcome y lo modificamos de la siguiente forma:</text:p>
      <text:p text:style-name="P598"><text:span text:style-name="T2030">&lt;</text:span><text:span text:style-name="T2293">template</text:span><text:span text:style-name="T2030">&gt;</text:span><text:line-break/><text:span text:style-name="T2030"> <text:s text:c="3"/></text:span><text:span text:style-name="T2121">&lt;</text:span><text:span text:style-name="T2350">form </text:span><text:span text:style-name="T1700">method</text:span><text:span text:style-name="T1458">="POST"</text:span><text:span text:style-name="T2121">&gt;</text:span></text:p>
      <text:p text:style-name="P599"><text:span text:style-name="T2554">Quitamos el action del form y el token csrf porque no hacen falta ya que vamos a realizar la petición por Axios y este añade automáticamente el token mediante un archivo meta<text:line-break/></text:span><text:span text:style-name="T2127"> <text:s text:c="7"/>&lt;</text:span><text:span text:style-name="T2355">div </text:span><text:span text:style-name="T1705">class</text:span><text:span text:style-name="T1471">="card-body border-0"</text:span><text:span text:style-name="T2127">&gt;</text:span><text:span text:style-name="T66"><text:line-break/></text:span><text:span text:style-name="T2127"> <text:s text:c="11"/>&lt;</text:span><text:span text:style-name="T2355">textarea </text:span><text:span text:style-name="T1705">class</text:span><text:span text:style-name="T1471">="form-control border-0 bg-light" </text:span><text:span text:style-name="T1705">name</text:span><text:span text:style-name="T1471">="body" </text:span><text:span text:style-name="T1705">placeholder</text:span><text:span text:style-name="T1471">="¿Qué estás pensando, Anas?"</text:span><text:span text:style-name="T2127">&gt;&lt;/</text:span><text:span text:style-name="T2355">textarea</text:span><text:span text:style-name="T2127">&gt;</text:span><text:span text:style-name="T66"><text:line-break/></text:span><text:span text:style-name="T2127"> <text:s text:c="7"/>&lt;/</text:span><text:span text:style-name="T2355">div</text:span><text:span text:style-name="T2127">&gt;</text:span><text:span text:style-name="T66"><text:line-break/></text:span><text:span text:style-name="T2127"> <text:s text:c="7"/>&lt;</text:span><text:span text:style-name="T2355">div </text:span><text:span text:style-name="T1705">class</text:span><text:span text:style-name="T1471">="card-footer"</text:span><text:span text:style-name="T2127">&gt;</text:span><text:span text:style-name="T66"><text:line-break/></text:span><text:span text:style-name="T2127"> <text:s text:c="11"/>&lt;</text:span><text:span text:style-name="T2355">button </text:span><text:span text:style-name="T1705">class</text:span><text:span text:style-name="T1471">="btn btn-primary" </text:span><text:span text:style-name="T1705">id</text:span><text:span text:style-name="T1471">="create-status"</text:span><text:span text:style-name="T2127">&gt;Publicar estado&lt;/</text:span><text:span text:style-name="T2355">button</text:span><text:span text:style-name="T2127">&gt;</text:span><text:span text:style-name="T66"><text:line-break/></text:span><text:span text:style-name="T2127"> <text:s text:c="7"/>&lt;/</text:span><text:span text:style-name="T2355">div</text:span><text:span text:style-name="T2127">&gt;</text:span><text:span text:style-name="T66"><text:line-break/></text:span><text:span text:style-name="T2127"> <text:s text:c="3"/>&lt;/</text:span><text:span text:style-name="T2355">form</text:span><text:span text:style-name="T2127">&gt;</text:span></text:p>
      <text:p text:style-name="Standard"><text:span text:style-name="T2555">Esto es el form tal cual<text:line-break/></text:span><text:span text:style-name="T2038">&lt;/</text:span><text:span text:style-name="T2299">template</text:span><text:span text:style-name="T2038">&gt;</text:span><text:span text:style-name="T2554"><text:line-break/><text:line-break/></text:span><text:span text:style-name="T2038">&lt;</text:span><text:span text:style-name="T2299">script</text:span><text:span text:style-name="T2038">&gt;</text:span><text:span text:style-name="T2554"><text:line-break/></text:span><text:span text:style-name="T2038"> <text:s text:c="3"/></text:span><text:span text:style-name="T521">export </text:span><text:span text:style-name="T1749">default </text:span><text:span text:style-name="T1066">{</text:span><text:span text:style-name="T2554"><text:line-break/></text:span><text:span text:style-name="T1066"> <text:s text:c="7"/></text:span><text:span text:style-name="T295">name</text:span><text:span text:style-name="T583">: </text:span><text:span text:style-name="T1370">"StatusForm"</text:span><text:span text:style-name="T2554"><text:line-break/></text:span><text:span text:style-name="T1370"> <text:s text:c="3"/></text:span><text:span text:style-name="T1066">}</text:span><text:span text:style-name="T2554"><text:line-break/></text:span><text:span text:style-name="T2038">&lt;/</text:span><text:span text:style-name="T2299">script</text:span><text:span text:style-name="T2038">&gt;</text:span><text:span text:style-name="T2554"><text:line-break/><text:line-break/></text:span><text:span text:style-name="T2038">&lt;</text:span><text:span text:style-name="T2299">style </text:span><text:span text:style-name="T1672">scoped</text:span><text:span text:style-name="T2038">&gt;</text:span><text:span text:style-name="T2554"><text:line-break/><text:line-break/></text:span><text:span text:style-name="T2038">&lt;/</text:span><text:span text:style-name="T2299">style</text:span><text:span text:style-name="T2038">&gt;</text:span></text:p>
      <text:p text:style-name="P598"/>
      <text:p text:style-name="P600"><text:soft-page-break/>Ahora vamos a registrarlo en resources/assets/js/app.js:</text:p>
      <text:p text:style-name="P600"><text:span text:style-name="T2030">Vue</text:span><text:span text:style-name="T1054">.</text:span><text:span text:style-name="T798">component</text:span><text:span text:style-name="T1054">(</text:span><text:span text:style-name="T1359">'</text:span><text:span text:style-name="T1458">status-form</text:span><text:span text:style-name="T1359">'</text:span><text:span text:style-name="T1054">, </text:span><text:span text:style-name="T289">require</text:span><text:span text:style-name="T1054">(</text:span><text:span text:style-name="T1359">'./components/</text:span><text:span text:style-name="T1458">StatusForm.vue</text:span><text:span text:style-name="T1359">'</text:span><text:span text:style-name="T1054">));</text:span><text:line-break/><text:span text:style-name="T2556">Cambiamos el nombre del archivo de ejemplo por el nuestro y la ruta también.</text:span><text:line-break/><text:span text:style-name="T1741">const </text:span><text:span text:style-name="T2195">app </text:span><text:span text:style-name="T577">= </text:span><text:span text:style-name="T1741">new </text:span><text:span text:style-name="T2030">Vue</text:span><text:span text:style-name="T1054">({</text:span><text:line-break/><text:span text:style-name="T1054"> <text:s text:c="3"/></text:span><text:span text:style-name="T289">el</text:span><text:span text:style-name="T577">: </text:span><text:span text:style-name="T1359">'#app'</text:span><text:line-break/><text:span text:style-name="T1054">});</text:span></text:p>
      <text:p text:style-name="P600"/>
      <text:p text:style-name="P601">Si ejecutamos nuestro npm run watch, vemos que el formulario ha desaparecido. <text:span text:style-name="T2557">En la vista welcome podemos incluir así:</text:span></text:p>
      <text:p text:style-name="P602"><text:span text:style-name="T2030">&lt;</text:span><text:span text:style-name="T2293">div </text:span><text:span text:style-name="T1667">class</text:span><text:span text:style-name="T1359">="col-8 mx-auto"</text:span><text:span text:style-name="T2030">&gt;</text:span><text:line-break/><text:span text:style-name="T2030"> <text:s text:c="3"/>&lt;</text:span><text:span text:style-name="T2293">div </text:span><text:span text:style-name="T1667">class</text:span><text:span text:style-name="T1359">="card border-0 bg-light"</text:span><text:span text:style-name="T2030">&gt;</text:span><text:line-break/><text:span text:style-name="T2121"> <text:s text:c="7"/>&lt;</text:span><text:span text:style-name="T2350">status-form</text:span><text:span text:style-name="T2121">&gt;&lt;/</text:span><text:span text:style-name="T2350">status-form</text:span><text:span text:style-name="T2121">&gt;</text:span></text:p>
      <text:p text:style-name="Standard"><text:span text:style-name="T2558">Incluimos el componente de Vuejs así<text:line-break/></text:span><text:span text:style-name="T2039"> <text:s text:c="3"/>&lt;/</text:span><text:span text:style-name="T2300">div</text:span><text:span text:style-name="T2039">&gt;</text:span></text:p>
      <text:p text:style-name="P603">Si vamos a la página, vemos que sigue sin aparecer. Si vamos a la consola, dice que hay 2 errores. Vamos a corregir el primer que se trata del token csrf y que no lo encuentra. Esto se arregla yendo a layouts/app.blade y añadiendo este meta:</text:p>
      <text:p text:style-name="P601"><text:span text:style-name="T2030">&lt;</text:span><text:span text:style-name="T2293">meta </text:span><text:span text:style-name="T1667">http-equiv</text:span><text:span text:style-name="T1359">="X-UA-Compatible" </text:span><text:span text:style-name="T1667">content</text:span><text:span text:style-name="T1359">="ie=edge"</text:span><text:span text:style-name="T2030">&gt;</text:span><text:line-break/><text:span text:style-name="T2121">&lt;</text:span><text:span text:style-name="T2350">meta </text:span><text:span text:style-name="T1700">name</text:span><text:span text:style-name="T1458">="csrf-token" </text:span><text:span text:style-name="T1700">content</text:span><text:span text:style-name="T1458">="</text:span><text:span text:style-name="T1200">{{</text:span><text:span text:style-name="T898">csrf_token</text:span><text:span text:style-name="T1200">()}}</text:span><text:span text:style-name="T1458">"</text:span><text:span text:style-name="T2121">&gt;</text:span></text:p>
      <text:p text:style-name="P604">Es un meta que su contenido es llamada a una función csrf_token() y con esto ya se soluciona el primer error. <text:span text:style-name="T2559">Vamos con el segundo</text:span></text:p>
      <text:p text:style-name="P604"/>
      <text:p text:style-name="P605">Es tan sencillo como incluir el id app en el main de layouts/app:</text:p>
      <text:p text:style-name="P605"><text:span text:style-name="T2030">&lt;</text:span><text:span text:style-name="T2293">main </text:span><text:span text:style-name="T1700">id</text:span><text:span text:style-name="T1458">="app"</text:span><text:span text:style-name="T1359"> </text:span><text:span text:style-name="T1667">class</text:span><text:span text:style-name="T1359">="py-4"</text:span><text:span text:style-name="T2030">&gt;</text:span><text:line-break/><text:span text:style-name="T2030"> <text:s text:c="3"/></text:span><text:span text:style-name="T1741">@yield(</text:span><text:span text:style-name="T1359">'content'</text:span><text:span text:style-name="T1741">)</text:span><text:line-break/><text:span text:style-name="T2030">&lt;/</text:span><text:span text:style-name="T2293">main</text:span><text:span text:style-name="T2030">&gt;</text:span></text:p>
      <text:p text:style-name="P555"/>
      <text:p text:style-name="P606">Y con esto se solucionan nuestros errores y ya aparece el form</text:p>
      <text:p text:style-name="P605"/>
      <text:p text:style-name="P1389">Volvemos <text:s/>a nuestro StatusForm.vue y hacemos unos cambios:</text:p>
      <text:p text:style-name="P608"><text:span text:style-name="T2030">&lt;</text:span><text:span text:style-name="T2293">template</text:span><text:span text:style-name="T2030">&gt;</text:span><text:line-break/><text:span text:style-name="T2121"> <text:s text:c="3"/>&lt;</text:span><text:span text:style-name="T2350">form </text:span><text:span text:style-name="T1700">@submit</text:span><text:span text:style-name="T1458">="</text:span><text:span text:style-name="T898">enviar</text:span><text:span text:style-name="T1458">"</text:span><text:span text:style-name="T2121">&gt;</text:span></text:p>
      <text:p text:style-name="P610">Borramos el method que salía y definimos una función que va a realizar cuando enviemos el form y es el método “enviar” definido abajo</text:p>
      <text:p text:style-name="P608">.</text:p>
      <text:p text:style-name="P608">.</text:p>
      <text:p text:style-name="P609"><text:span text:style-name="T2560">.<text:line-break/><text:line-break/></text:span><text:span text:style-name="T2040">&lt;</text:span><text:span text:style-name="T2301">script</text:span><text:span text:style-name="T2040">&gt;</text:span><text:span text:style-name="T2560"><text:line-break/></text:span><text:span text:style-name="T2040"> <text:s text:c="3"/></text:span><text:span text:style-name="T522">export </text:span><text:span text:style-name="T1750">default </text:span><text:span text:style-name="T1067">{</text:span><text:span text:style-name="T2560"><text:line-break/></text:span><text:span text:style-name="T1210"> <text:s text:c="7"/></text:span><text:span text:style-name="T411">methods</text:span><text:span text:style-name="T674">:</text:span><text:span text:style-name="T1210">{</text:span></text:p>
      <text:p text:style-name="Standard"><text:span text:style-name="T2561">Aquí pondremos todos los métodos</text:span><text:span text:style-name="T67"><text:line-break/></text:span><text:span text:style-name="T1210"> <text:s text:c="11"/></text:span><text:span text:style-name="T907">enviar</text:span><text:span text:style-name="T1210">(){</text:span></text:p>
      <text:p text:style-name="Standard"><text:span text:style-name="T2561">Aquí definimos nuestro nuevo método</text:span><text:span text:style-name="T67"><text:line-break/></text:span><text:span text:style-name="T1210"> <text:s text:c="15"/></text:span><text:span text:style-name="T1706">alert</text:span><text:span text:style-name="T1210">(</text:span><text:span text:style-name="T1472">'Enviando...'</text:span><text:span text:style-name="T1210">)</text:span><text:span text:style-name="T67"><text:line-break/></text:span><text:span text:style-name="T2561">Para probar, pondremos un simple alert</text:span></text:p>
      <text:p text:style-name="P609"><text:span text:style-name="T1210"><text:s text:c="12"/>}</text:span><text:span text:style-name="T67"><text:line-break/></text:span><text:span text:style-name="T1210"> <text:s text:c="7"/>}</text:span><text:span text:style-name="T2560"><text:line-break/></text:span><text:span text:style-name="T1067"> <text:s text:c="3"/>}</text:span><text:span text:style-name="T2560"><text:line-break/></text:span><text:span text:style-name="T2040">&lt;/</text:span><text:span text:style-name="T2301">script</text:span><text:span text:style-name="T2040">&gt;</text:span></text:p>
      <text:p text:style-name="P607"/>
      <text:p text:style-name="P610">Vamos a la página, damos click en Publicar estado y vemos que funciona porque muestra el mensaje del alert. Pero al darle ok, el form se envía por get porque se puede ver en la url que sale el parámetro “body”. <text:span text:style-name="T2562">Para prevenir que se envíe el formulario solo, le añadimos esto:</text:span></text:p>
      <text:p text:style-name="P610"><text:span text:style-name="T2030">&lt;</text:span><text:span text:style-name="T2293">template</text:span><text:span text:style-name="T2030">&gt;</text:span><text:line-break/><text:span text:style-name="T2030"> <text:s text:c="3"/>&lt;</text:span><text:span text:style-name="T2293">form </text:span><text:span text:style-name="T1667">@submit</text:span><text:span text:style-name="T1700">.prevent</text:span><text:span text:style-name="T1359">="</text:span><text:span text:style-name="T798">enviar</text:span><text:span text:style-name="T1359">"</text:span><text:span text:style-name="T2030">&gt;</text:span><text:line-break/><text:span text:style-name="T2030"> <text:s text:c="7"/>&lt;</text:span><text:span text:style-name="T2293">div </text:span><text:span text:style-name="T1667">class</text:span><text:span text:style-name="T1359">="card-body border-0"</text:span><text:span text:style-name="T2030">&gt;</text:span></text:p>
      <text:p text:style-name="P611">Y ya lo enviamos por POST nosotros en el método</text:p>
      <text:p text:style-name="P612"><text:line-break/>Primero vamos a incluir en el textarea esto:</text:p>
      <text:p text:style-name="P612"><text:span text:style-name="T2030">&lt;</text:span><text:span text:style-name="T2293">textarea </text:span><text:span text:style-name="T1700">v-model</text:span><text:span text:style-name="T1458">="</text:span><text:span text:style-name="T406">body</text:span><text:span text:style-name="T1458">"</text:span><text:span text:style-name="T1359"> </text:span><text:span text:style-name="T1667">class</text:span><text:span text:style-name="T1359">="form-control border-0 bg-light" </text:span><text:span text:style-name="T1667">name</text:span><text:span text:style-name="T1359">="body" </text:span><text:span text:style-name="T1667">placeholder</text:span><text:span text:style-name="T1359">="¿Qué estás pensando, Anas?"</text:span><text:span text:style-name="T2030">&gt;&lt;/</text:span><text:span text:style-name="T2293">textarea</text:span><text:span text:style-name="T2030">&gt;</text:span><text:line-break/><text:span text:style-name="T2563">El v-model permite pasarle información directamente al método</text:span></text:p>
      <text:p text:style-name="P613">Pero cada vez que se añade un v-model, hay que agregar:</text:p>
      <text:p text:style-name="P613"><text:span text:style-name="T520">export </text:span><text:span text:style-name="T1741">default </text:span><text:span text:style-name="T1054">{</text:span><text:line-break/><text:span text:style-name="T1200"> <text:s text:c="3"/></text:span><text:span text:style-name="T898">data</text:span><text:span text:style-name="T1200">(){</text:span><text:span text:style-name="T57"><text:line-break/></text:span><text:span text:style-name="T1200"> <text:s text:c="7"/></text:span><text:span text:style-name="T1837">return</text:span><text:span text:style-name="T1200">{</text:span><text:span text:style-name="T57"><text:line-break/></text:span><text:span text:style-name="T1200"> <text:s text:c="11"/></text:span><text:span text:style-name="T406">body</text:span><text:span text:style-name="T667">: </text:span><text:span text:style-name="T1458">""</text:span><text:span text:style-name="T57"><text:line-break/></text:span><text:span text:style-name="T1458"> <text:s text:c="7"/></text:span><text:span text:style-name="T1200">}</text:span><text:span text:style-name="T57"><text:line-break/></text:span><text:span text:style-name="T1200"> <text:s text:c="3"/>},</text:span><text:line-break/><text:span text:style-name="T1054"> <text:s text:c="3"/></text:span><text:span text:style-name="T289">methods</text:span><text:span text:style-name="T577">:</text:span><text:span text:style-name="T1054">{</text:span></text:p>
      <text:p text:style-name="P614">Ahora vamos a ver el método:</text:p>
      <text:p text:style-name="Standard"><text:span text:style-name="T296">methods</text:span><text:span text:style-name="T584">:</text:span><text:span text:style-name="T1068">{</text:span><text:span text:style-name="T2564"><text:line-break/></text:span><text:span text:style-name="T1068"> <text:s text:c="3"/></text:span><text:span text:style-name="T808">enviar</text:span><text:span text:style-name="T1068">(){</text:span><text:span text:style-name="T2564"><text:line-break/></text:span><text:span text:style-name="T1211"> <text:s text:c="7"/></text:span><text:span text:style-name="T412">axios</text:span><text:span text:style-name="T1211">.</text:span><text:span text:style-name="T2128">post</text:span><text:span text:style-name="T1211">(</text:span><text:span text:style-name="T1473">'/statuses'</text:span><text:span text:style-name="T1211">, {</text:span><text:span text:style-name="T412">body</text:span><text:span text:style-name="T675">: </text:span><text:span text:style-name="T538">this</text:span><text:span text:style-name="T1211">.</text:span><text:span text:style-name="T412">body</text:span><text:span text:style-name="T1211">})</text:span><text:span text:style-name="T68"> <text:line-break/></text:span><text:span text:style-name="T2564">Se envía mediante axios por post el body que declaramos antes</text:span></text:p>
      <text:p text:style-name="Standard"><text:span text:style-name="T1211"><text:s text:c="8"/>.</text:span><text:span text:style-name="T908">then</text:span><text:span text:style-name="T1211">(</text:span><text:span text:style-name="T2128">res</text:span><text:span text:style-name="T675">=&gt;</text:span><text:span text:style-name="T1211">{</text:span></text:p>
      <text:p text:style-name="Standard"><text:span text:style-name="T1211"><text:s text:c="12"/></text:span><text:span text:style-name="T2227">console</text:span><text:span text:style-name="T1211">.</text:span><text:span text:style-name="T908">log</text:span><text:span text:style-name="T1211">(</text:span><text:span text:style-name="T2128">res</text:span><text:span text:style-name="T1211">.</text:span><text:span text:style-name="T412">data</text:span><text:span text:style-name="T1211">)</text:span><text:span text:style-name="T68"><text:line-break/></text:span><text:span text:style-name="T2565">Entonces imprimimos la respuesta mediante un console log</text:span></text:p>
      <text:p text:style-name="Standard"><text:span text:style-name="T1211"><text:s text:c="8"/>})</text:span><text:span text:style-name="T68"><text:line-break/></text:span><text:span text:style-name="T1211"> <text:s text:c="7"/>.</text:span><text:span text:style-name="T908">catch</text:span><text:span text:style-name="T1211">(</text:span><text:span text:style-name="T2128">err</text:span><text:span text:style-name="T675">=&gt;</text:span><text:span text:style-name="T1211">{</text:span><text:span text:style-name="T68"><text:line-break/></text:span><text:span text:style-name="T1211"> <text:s text:c="11"/></text:span><text:span text:style-name="T2227">console</text:span><text:span text:style-name="T1211">.</text:span><text:span text:style-name="T908">log</text:span><text:span text:style-name="T1211">(</text:span><text:span text:style-name="T2128">err</text:span><text:span text:style-name="T1211">.</text:span><text:span text:style-name="T412">response</text:span><text:span text:style-name="T1211">.</text:span><text:span text:style-name="T412">data</text:span><text:span text:style-name="T1211">)</text:span><text:span text:style-name="T68"><text:line-break/></text:span><text:span text:style-name="T2565">O imprimimos el fallo si no pasa</text:span></text:p>
      <text:p text:style-name="P615"><text:span text:style-name="T1211"><text:s text:c="8"/>})</text:span><text:span text:style-name="T2564"><text:line-break/></text:span><text:span text:style-name="T1068"> <text:s text:c="3"/>}</text:span><text:span text:style-name="T2564"><text:line-break/></text:span><text:span text:style-name="T1068">}</text:span></text:p>
      <text:p text:style-name="P1105"><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964"><text:line-break/></text:span><text:span text:style-name="T2566">Ejecutamos eso y ya tenemos el seeder. Ahora toca modificarlo. Se encuentran los archivos en:</text:span></text:p>
      <text:p text:style-name="P616">database/seeds</text:p>
      <text:p text:style-name="P616">Vamos a DatabaseSeeder.php y descomentamos la línea del $this que corresponde a la table que acabamos de crear</text:p>
      <text:p text:style-name="P614"/>
      <text:p text:style-name="P616">Luego vamos al archivo UsersTableSeeder.php <text:span text:style-name="T2568">y lo modificamos:</text:span></text:p>
      <text:p text:style-name="Standard"><text:span text:style-name="T1751">public function </text:span><text:span text:style-name="T809">run</text:span><text:span text:style-name="T1069">()</text:span><text:span text:style-name="T2567"><text:line-break/></text:span><text:span text:style-name="T1069">{</text:span><text:span text:style-name="T2567"><text:line-break/></text:span><text:span text:style-name="T1212"> <text:s text:c="3"/></text:span><text:span text:style-name="T1633">User</text:span><text:span text:style-name="T676">::</text:span><text:span text:style-name="T1022">truncate</text:span><text:span text:style-name="T1212">();</text:span><text:span text:style-name="T69"><text:line-break/></text:span><text:span text:style-name="T2568">Así borramos la tabla de usuarios</text:span></text:p>
      <text:p text:style-name="P618"><text:span text:style-name="T1212"><text:s text:c="4"/></text:span><text:span text:style-name="T909">factory</text:span><text:span text:style-name="T1212">(</text:span><text:span text:style-name="T1633">User</text:span><text:span text:style-name="T676">::</text:span><text:span text:style-name="T1846">class</text:span><text:span text:style-name="T1212">)</text:span><text:span text:style-name="T676">-&gt;</text:span><text:span text:style-name="T909">create</text:span><text:span text:style-name="T1212">([</text:span><text:span text:style-name="T1474">'email'</text:span><text:span text:style-name="T676">=&gt;</text:span><text:span text:style-name="T1474">'anas@email.com'</text:span><text:span text:style-name="T1212">, </text:span><text:span text:style-name="T1458">'name'</text:span><text:span text:style-name="T667">=&gt;</text:span><text:span text:style-name="T1458">'Anas M.'</text:span><text:span text:style-name="T1200">]</text:span><text:span text:style-name="T1212">);</text:span><text:span text:style-name="T2567"><text:line-break/>Y con esto creamos un usario con el email que le pasamos y nuestro nombre. La contraseña ya sabemos que es </text:span><text:span text:style-name="T2571">secret</text:span></text:p>
      <text:p text:style-name="P402">}</text:p>
      <text:p text:style-name="P402"/>
      <text:p text:style-name="P617">Vamos a refrescar la BBDD con:</text:p>
      <text:p text:style-name="P619"><text:span text:style-name="T15">art migrate:fresh --seed</text:span><text:span text:style-name="T1965"><text:line-break/></text:span><text:span text:style-name="T2569">Y así además hace <text:s/>los seeds. Ahora podemos acceder con el usuario que hemos creado. Y si vamos a publicar un estado (más de 4 caracteres), vemos que en la consola sale y también está en la BBDD en la tabla statuses.</text:span></text:p>
      <text:p text:style-name="P620"><text:span text:style-name="T2594">Pero al ejecutar los test de dusk, vemos que falla la función </text:span><text:span text:style-name="T3">users_can_create_statuses </text:span><text:span text:style-name="T2594">y la razón es que en el componente de Vue.js estamos creando el estado, pero no lo estamos mostrando en pantalla después de crearlo. Vamos a corregirlo:</text:span></text:p>
      <text:p text:style-name="P621"><text:span text:style-name="T1956"><text:line-break/></text:span><text:span text:style-name="T2177">&lt;</text:span><text:span text:style-name="T2293">template</text:span><text:span text:style-name="T2030">&gt;</text:span><text:line-break/><text:span text:style-name="T2121"> <text:s text:c="3"/>&lt;</text:span><text:span text:style-name="T2350">div</text:span><text:span text:style-name="T2121">&gt;</text:span></text:p>
      <text:p text:style-name="Standard"><text:span text:style-name="T2595">Encerramos el form en un div</text:span><text:line-break/><text:span text:style-name="T2030"> <text:s text:c="7"/>&lt;</text:span><text:span text:style-name="T2293">form </text:span><text:span text:style-name="T1667">@submit.prevent</text:span><text:span text:style-name="T1359">="</text:span><text:span text:style-name="T798">enviar</text:span><text:span text:style-name="T1359">"</text:span><text:span text:style-name="T2030">&gt;<text:tab/></text:span></text:p>
      <text:p text:style-name="Standard"><text:span text:style-name="T2041"><text:tab/></text:span><text:span text:style-name="T2030">…</text:span><text:line-break/><text:span text:style-name="T2030"> <text:s text:c="7"/>&lt;/</text:span><text:span text:style-name="T2293">form</text:span><text:span text:style-name="T2030">&gt;</text:span><text:line-break/><text:span text:style-name="T2121"> <text:s text:c="7"/>&lt;</text:span><text:span text:style-name="T2350">div </text:span><text:span text:style-name="T1700">v-for</text:span><text:span text:style-name="T1458">="</text:span><text:span text:style-name="T2226">status </text:span><text:span text:style-name="T1837">in </text:span><text:span text:style-name="T406">statuses</text:span><text:span text:style-name="T1458">" </text:span><text:span text:style-name="T1700">v-text</text:span><text:span text:style-name="T1458">="</text:span><text:span text:style-name="T2226">status</text:span><text:span text:style-name="T1200">.</text:span><text:span text:style-name="T406">body</text:span><text:span text:style-name="T1458">"</text:span><text:span text:style-name="T2121">&gt;&lt;/</text:span><text:span text:style-name="T2350">div</text:span><text:span text:style-name="T2121">&gt;</text:span><text:span text:style-name="T57"><text:line-break/></text:span><text:span text:style-name="T2595">Colocamos un for que va a recorrer los estados y va a mostrar su body</text:span></text:p>
      <text:p text:style-name="P622"><text:span text:style-name="T2121"><text:s text:c="4"/>&lt;/</text:span><text:span text:style-name="T2350">div</text:span><text:span text:style-name="T2121">&gt;</text:span><text:line-break/><text:span text:style-name="T2030">&lt;/</text:span><text:span text:style-name="T2293">template</text:span><text:span text:style-name="T2030">&gt;</text:span><text:line-break/><text:line-break/><text:span text:style-name="T2030">&lt;</text:span><text:span text:style-name="T2293">script</text:span><text:span text:style-name="T2030">&gt;</text:span><text:line-break/><text:span text:style-name="T2030"> <text:s text:c="3"/></text:span><text:span text:style-name="T520">export </text:span><text:span text:style-name="T1741">default </text:span><text:span text:style-name="T1054">{</text:span><text:line-break/><text:span text:style-name="T1054"> <text:s text:c="7"/></text:span><text:span text:style-name="T798">data</text:span><text:span text:style-name="T1054">(){</text:span><text:line-break/><text:span text:style-name="T1054"> <text:s text:c="11"/></text:span><text:span text:style-name="T1741">return</text:span><text:span text:style-name="T1054">{</text:span><text:line-break/><text:span text:style-name="T1054"> <text:s text:c="15"/></text:span><text:span text:style-name="T289">body</text:span><text:span text:style-name="T577">: </text:span><text:span text:style-name="T1359">""</text:span><text:span text:style-name="T1054">,</text:span><text:line-break/><text:span text:style-name="T1200"> <text:s text:c="15"/></text:span><text:span text:style-name="T406">statuses</text:span><text:span text:style-name="T667">: </text:span><text:span text:style-name="T1200">[]</text:span></text:p>
      <text:p text:style-name="P622"><text:span text:style-name="T2596">Declaramos el array de estados que vamos a usar</text:span><text:line-break/><text:span text:style-name="T1054"> <text:s text:c="11"/>}</text:span><text:line-break/><text:span text:style-name="T1054"> <text:s text:c="7"/>},</text:span><text:line-break/><text:span text:style-name="T1054"> <text:s text:c="7"/></text:span><text:span text:style-name="T289">methods</text:span><text:span text:style-name="T577">:</text:span><text:span text:style-name="T1054">{</text:span><text:line-break/><text:span text:style-name="T1054"> <text:s text:c="11"/></text:span><text:span text:style-name="T798">enviar</text:span><text:span text:style-name="T1054">(){</text:span><text:line-break/><text:span text:style-name="T1054"> <text:s text:c="15"/></text:span><text:span text:style-name="T289">axios</text:span><text:span text:style-name="T1054">.</text:span><text:span text:style-name="T2030">post</text:span><text:span text:style-name="T1054">(</text:span><text:span text:style-name="T1359">'/statuses'</text:span><text:span text:style-name="T1054">, {</text:span><text:span text:style-name="T289">body</text:span><text:span text:style-name="T577">: </text:span><text:span text:style-name="T520">this</text:span><text:span text:style-name="T1054">.</text:span><text:span text:style-name="T289">body</text:span><text:span text:style-name="T1054">})</text:span><text:line-break/><text:span text:style-name="T1054"> <text:s text:c="15"/>.</text:span><text:span text:style-name="T798">then</text:span><text:span text:style-name="T1054">(</text:span><text:span text:style-name="T2030">res</text:span><text:span text:style-name="T577">=&gt;</text:span><text:span text:style-name="T1054">{</text:span><text:line-break/><text:span text:style-name="T1054"> <text:s text:c="19"/></text:span><text:span text:style-name="T537">this</text:span><text:span text:style-name="T1200">.</text:span><text:span text:style-name="T406">statuses</text:span><text:span text:style-name="T1200">.</text:span><text:span text:style-name="T898">push</text:span><text:span text:style-name="T1200">(</text:span><text:span text:style-name="T2121">res</text:span><text:span text:style-name="T1200">.</text:span><text:span text:style-name="T406">data</text:span><text:span text:style-name="T1200">);</text:span><text:line-break/><text:span text:style-name="T2596">Y aquí en vez de mostrarlo por la consola, lo metemos al array</text:span></text:p>
      <text:p text:style-name="P403"><text:s text:c="16"/>})</text:p>
      <text:p text:style-name="P626"><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623"><text:span text:style-name="T577">-&gt;</text:span><text:span text:style-name="T798">press</text:span><text:span text:style-name="T1054">(</text:span><text:span text:style-name="T1359">'#create-status'</text:span><text:span text:style-name="T1054">)</text:span><text:line-break/><text:span text:style-name="T667">-&gt;</text:span><text:span text:style-name="T898">waitForText</text:span><text:span text:style-name="T1200">(</text:span><text:span text:style-name="T1458">'Mi primer estado'</text:span><text:span text:style-name="T1200">)</text:span></text:p>
      <text:p text:style-name="Standard"><text:span text:style-name="T2597">Aquí le indicamos que espere por el texto y que luego lo compruebe</text:span><text:line-break/><text:span text:style-name="T577">-&gt;</text:span><text:span text:style-name="T798">assertSee</text:span><text:span text:style-name="T1054">(</text:span><text:span text:style-name="T1359">'Mi primer estado'</text:span><text:span text:style-name="T1054">);</text:span></text:p>
      <text:p text:style-name="P624">Ejecutamos el test y ahora pasa.</text:p>
      <text:p text:style-name="P624">Ahora queremos que el texto se borre cuando se envíe y se puede hacer fácilmente añadiendo:</text:p>
      <text:p text:style-name="P624"><text:span text:style-name="T289">axios</text:span><text:span text:style-name="T1054">.</text:span><text:span text:style-name="T2030">post</text:span><text:span text:style-name="T1054">(</text:span><text:span text:style-name="T1359">'/statuses'</text:span><text:span text:style-name="T1054">, {</text:span><text:span text:style-name="T289">body</text:span><text:span text:style-name="T577">: </text:span><text:span text:style-name="T520">this</text:span><text:span text:style-name="T1054">.</text:span><text:span text:style-name="T289">body</text:span><text:span text:style-name="T1054">})</text:span><text:line-break/><text:span text:style-name="T1054">.</text:span><text:span text:style-name="T798">then</text:span><text:span text:style-name="T1054">(</text:span><text:span text:style-name="T2030">res</text:span><text:span text:style-name="T577">=&gt;</text:span><text:span text:style-name="T1054">{</text:span><text:line-break/><text:span text:style-name="T1054"> <text:s text:c="3"/></text:span><text:span text:style-name="T520">this</text:span><text:span text:style-name="T1054">.</text:span><text:span text:style-name="T289">statuses</text:span><text:span text:style-name="T1054">.</text:span><text:span text:style-name="T798">push</text:span><text:span text:style-name="T1054">(</text:span><text:span text:style-name="T2030">res</text:span><text:span text:style-name="T1054">.</text:span><text:span text:style-name="T289">data</text:span><text:span text:style-name="T1054">);</text:span><text:line-break/><text:span text:style-name="T1200"> <text:s text:c="3"/></text:span><text:span text:style-name="T537">this</text:span><text:span text:style-name="T1200">.</text:span><text:span text:style-name="T406">body</text:span><text:span text:style-name="T667">=</text:span><text:span text:style-name="T1458">''</text:span><text:span text:style-name="T1200">;</text:span></text:p>
      <text:p text:style-name="P625">Con esto conseguimos resetear el body a cero otra vez.</text:p>
      <text:p text:style-name="P625"/>
      <text:p text:style-name="P1110"><text:a xlink:type="simple" xlink:href="https://github.com/anasmez/social/commit/b08b0120ed13555e1d7f9952c5b4226c0fef3668" text:style-name="Internet_20_link" text:visited-style-name="Visited_20_Internet_20_Link"><text:span text:style-name="T3484">Commit</text:span></text:a></text:p>
      <text:p text:style-name="P625"/>
      <text:h text:style-name="Heading_20_3" text:outline-level="3">Vídeo 14</text:h>
      <text:p text:style-name="P625"/>
      <text:p text:style-name="P627">Vamos a crear una url para mostrar estados en orden. Primero de todo, vamos a crear un test con:</text:p>
      <text:p text:style-name="Standard"><text:span text:style-name="T16">art make:test ListStatusesTest</text:span><text:span text:style-name="T1966"><text:line-break/></text:span><text:span text:style-name="T2598">Lo abrimos y comenzamos:</text:span></text:p>
      <text:p text:style-name="P628"><text:span text:style-name="T1837">public function </text:span><text:span text:style-name="T898">can_get_all_statuses</text:span><text:span text:style-name="T1200">()</text:span><text:line-break/><text:span text:style-name="T1054">{</text:span><text:line-break/><text:span text:style-name="T1200"> <text:s text:c="3"/></text:span><text:span text:style-name="T406">$statuses</text:span><text:span text:style-name="T667">=</text:span><text:span text:style-name="T898">factory</text:span><text:span text:style-name="T1200">(</text:span><text:span text:style-name="T1630">Status</text:span><text:span text:style-name="T667">::</text:span><text:span text:style-name="T1837">class</text:span><text:span text:style-name="T1200">, </text:span><text:span text:style-name="T2226">4</text:span><text:span text:style-name="T1200">)</text:span><text:span text:style-name="T667">-&gt;</text:span><text:span text:style-name="T898">create</text:span><text:span text:style-name="T1200">();</text:span></text:p>
      <text:p text:style-name="P629">Creamos con un factory, 4 objetos de status</text:p>
      <text:p text:style-name="Standard"><text:span text:style-name="T1200"><text:s text:c="4"/></text:span><text:span text:style-name="T406">$response</text:span><text:span text:style-name="T667">=</text:span><text:span text:style-name="T406">$this</text:span><text:span text:style-name="T667">-&gt;</text:span><text:span text:style-name="T898">get</text:span><text:span text:style-name="T1200">(</text:span><text:span text:style-name="T1458">'statuses'</text:span><text:span text:style-name="T1200">);</text:span><text:span text:style-name="T57"><text:line-break/></text:span><text:span text:style-name="T2599">Lo metemos en una variable</text:span></text:p>
      <text:p text:style-name="P505"><text:span text:style-name="T289">$response</text:span><text:span text:style-name="T577">-&gt;</text:span><text:span text:style-name="T798">assertSuccessful</text:span><text:span text:style-name="T1054">();</text:span></text:p>
      <text:p text:style-name="P638">Nos aseguramos de que no falle</text:p>
      <text:p text:style-name="Standard"><text:span text:style-name="T1200"><text:s text:c="4"/></text:span><text:span text:style-name="T406">$response</text:span><text:span text:style-name="T667">-&gt;</text:span><text:span text:style-name="T898">assertJson</text:span><text:span text:style-name="T1200">([</text:span><text:span text:style-name="T57"><text:line-break/></text:span><text:span text:style-name="T1200"> <text:s text:c="7"/></text:span><text:span text:style-name="T1458">'total'</text:span><text:span text:style-name="T667">=&gt;</text:span><text:span text:style-name="T2226">4</text:span><text:span text:style-name="T57"><text:line-break/></text:span><text:span text:style-name="T2226"> <text:s text:c="3"/></text:span><text:span text:style-name="T1200">]);</text:span><text:span text:style-name="T57"><text:line-break/></text:span><text:span text:style-name="T2599">Nos aseguramos de que el JSON que recibimos tiene 4 estados y no más</text:span></text:p>
      <text:p text:style-name="P628"><text:span text:style-name="T1200"><text:s text:c="4"/></text:span><text:span text:style-name="T406">$response</text:span><text:span text:style-name="T667">-&gt;</text:span><text:span text:style-name="T898">assertJsonStructure</text:span><text:span text:style-name="T1200">([</text:span></text:p>
      <text:p text:style-name="Standard"><text:span text:style-name="T1200"><text:s text:c="8"/></text:span><text:span text:style-name="T1458">'data'</text:span><text:span text:style-name="T1200">, </text:span><text:span text:style-name="T1458">'total'</text:span><text:span text:style-name="T1200">, </text:span><text:span text:style-name="T1458">'first_page_url'</text:span><text:span text:style-name="T1200">, </text:span><text:span text:style-name="T1458">'last_page_url'</text:span><text:span text:style-name="T57"><text:line-break/></text:span><text:span text:style-name="T2599">Y aquí verificamos unas cuantas cosas que se supone que vamos a recibir con el JSON</text:span></text:p>
      <text:p text:style-name="P628"><text:span text:style-name="T1458"><text:s text:c="4"/></text:span><text:span text:style-name="T1200">]);</text:span><text:line-break/><text:span text:style-name="T1054">}</text:span></text:p>
      <text:p text:style-name="Standard"/>
      <text:p text:style-name="P630">Si ejecutamos el test, lo primero que nos dice es que no encuentra el factory para el modelo Status. Vamos a crearlo:</text:p>
      <text:p text:style-name="Standard"><text:span text:style-name="T17">art make:factory StatusFactory -m Models\\Status</text:span><text:span text:style-name="T1967"><text:line-break/></text:span><text:span text:style-name="T2600">Generamos la factoría y el modelo juntos.</text:span></text:p>
      <text:p text:style-name="P631">Ejecutamos el test y dice que no encuentra la tabla <text:span text:style-name="T2601">statuses lo cual es lógico porque no hemos migrado. Agregamos el trait DatabaseMigrations donde siempre. Ejecutamos y ahora dice que el id del usuario de la tabla statuses no puede ser nulo. Vamos al factory y agregamos el user_id:</text:span></text:p>
      <text:p text:style-name="P632"><text:span text:style-name="T289">$factory</text:span><text:span text:style-name="T577">-&gt;</text:span><text:span text:style-name="T798">define</text:span><text:span text:style-name="T1054">(</text:span><text:span text:style-name="T173">App</text:span><text:span text:style-name="T2030">\</text:span><text:span text:style-name="T173">Models</text:span><text:span text:style-name="T2030">\</text:span><text:span text:style-name="T1597">Status</text:span><text:span text:style-name="T577">::</text:span><text:span text:style-name="T1741">class</text:span><text:span text:style-name="T1054">, </text:span><text:span text:style-name="T1741">function </text:span><text:span text:style-name="T1054">(</text:span><text:span text:style-name="T1597">Faker </text:span><text:span text:style-name="T289">$faker</text:span><text:span text:style-name="T1054">) {</text:span><text:line-break/><text:span text:style-name="T1054"> <text:s text:c="3"/></text:span><text:span text:style-name="T1741">return </text:span><text:span text:style-name="T1054">[</text:span><text:line-break/><text:span text:style-name="T1200"> <text:s text:c="7"/></text:span><text:span text:style-name="T1458">'user_id'</text:span><text:span text:style-name="T667">=&gt;</text:span><text:span text:style-name="T1837">function</text:span><text:span text:style-name="T1200">(){</text:span><text:span text:style-name="T57"><text:line-break/></text:span><text:span text:style-name="T1200"> <text:s text:c="11"/></text:span><text:span text:style-name="T1837">return </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create</text:span><text:span text:style-name="T1200">();</text:span><text:line-break/><text:span text:style-name="T1054"> <text:s text:c="7"/>}</text:span></text:p>
      <text:p text:style-name="Standard"><text:soft-page-break/><text:span text:style-name="T2602">Esto nos genera un usuario cada vez que queramos un user_id<text:line-break/></text:span><text:span text:style-name="T1070"> <text:s text:c="3"/>];</text:span><text:span text:style-name="T2600"><text:line-break/></text:span><text:span text:style-name="T1070">});</text:span></text:p>
      <text:p text:style-name="P633"><text:span text:style-name="T2602">Si ejecutamos otra vez, nos dice que body tampoco puede ser nulo. Lo añadimos:</text:span><text:line-break/><text:span text:style-name="T2014"> <text:s text:c="3"/></text:span><text:span text:style-name="T1458">'body'=&gt;$faker→paragraph,</text:span></text:p>
      <text:p text:style-name="Standard"><text:span text:style-name="T2603">Usamos faker para generar un párrafo</text:span><text:line-break/><text:span text:style-name="T1054"> <text:s text:c="3"/></text:span><text:span text:style-name="T1359">'user_id'</text:span><text:span text:style-name="T577">=&gt;</text:span><text:span text:style-name="T1741">function</text:span><text:span text:style-name="T1054">(){</text:span></text:p>
      <text:p text:style-name="P634">Ejecutamos y nos da otro error. Recibió código con error 405 en vez de exitoso. <text:span text:style-name="T2604">Deshabilitamos el manejo de excepciones:</text:span></text:p>
      <text:p text:style-name="P634"><text:span text:style-name="T1741">public function </text:span><text:span text:style-name="T798">can_get_all_statuses</text:span><text:span text:style-name="T1054">()</text:span><text:line-break/><text:span text:style-name="T1054">{</text:span><text:line-break/><text:span text:style-name="T1200"> <text:s text:c="3"/></text:span><text:span text:style-name="T406">$this</text:span><text:span text:style-name="T667">-&gt;</text:span><text:span text:style-name="T898">withoutExceptionHandling</text:span><text:span text:style-name="T1200">();</text:span></text:p>
      <text:p text:style-name="P635">Probamos otra vez y nos sale que <text:span text:style-name="T2416">Symfony\Component\HttpKernel\Exception\MethodNotAllowedHttpException</text:span></text:p>
      <text:p text:style-name="P635">Esto es debido a que en las rutas, tenemos una ruta por POST, pero no una GET para consultas. Vamos a web.php y la editamos:</text:p>
      <text:p text:style-name="P635"><text:span text:style-name="T1630">Route</text:span><text:span text:style-name="T667">::</text:span><text:span text:style-name="T1458">get</text:span><text:span text:style-name="T1200">(</text:span><text:span text:style-name="T1458">'statuses'</text:span><text:span text:style-name="T1200">, </text:span><text:span text:style-name="T1458">'StatusesController@index'</text:span><text:span text:style-name="T1200">);</text:span><text:line-break/><text:span text:style-name="T1597">Route</text:span><text:span text:style-name="T577">::</text:span><text:span text:style-name="T1359">post</text:span><text:span text:style-name="T1054">(</text:span><text:span text:style-name="T1359">'statuses'</text:span><text:span text:style-name="T1054">, </text:span><text:span text:style-name="T1359">'StatusesController@store'</text:span><text:span text:style-name="T1054">)</text:span><text:span text:style-name="T577">-&gt;</text:span><text:span text:style-name="T798">name</text:span><text:span text:style-name="T1054">(</text:span><text:span text:style-name="T1359">'statuses.store'</text:span><text:span text:style-name="T1054">);</text:span></text:p>
      <text:p text:style-name="P636">Ejecutamos nuevamente y dice que el método index no existe. <text:span text:style-name="T2605">Lo creamos en el StatusesController:</text:span></text:p>
      <text:p text:style-name="P636"><text:span text:style-name="T1837">public function </text:span><text:span text:style-name="T898">index</text:span><text:span text:style-name="T1200">(){</text:span><text:span text:style-name="T57"><text:line-break/><text:line-break/></text:span><text:span text:style-name="T1200">}</text:span><text:span text:style-name="T57"><text:line-break/></text:span><text:line-break/><text:span text:style-name="T1741">public function </text:span><text:span text:style-name="T798">store</text:span><text:span text:style-name="T1054">()</text:span><text:line-break/><text:span text:style-name="T1054">{</text:span></text:p>
      <text:p text:style-name="P637">Ejecutamos otra vez y dice que JSON inválido por parte de la ruta.</text:p>
      <text:p text:style-name="P637"><draw:custom-shape text:anchor-type="paragraph" draw:z-index="5" draw:name="Shape2" draw:style-name="gr4" draw:text-style-name="P1434"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406">$user</text:span><text:span text:style-name="T667">=</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create</text:span><text:span text:style-name="T1200">();</text:span><text:span text:style-name="T57"><text:line-break/></text:span><text:span text:style-name="T406">$this</text:span><text:span text:style-name="T667">-&gt;</text:span><text:span text:style-name="T898">actingAs</text:span><text:span text:style-name="T1200">(</text:span><text:span text:style-name="T406">$user</text:span><text:span text:style-name="T1200">);</text:span></text:p>
      <text:p text:style-name="Standard"><text:span text:style-name="T2606">Creamos un usuario y actuamos como si fuésemos ese usuario</text:span><text:span text:style-name="T2608"><text:line-break/></text:span><text:span text:style-name="T297">$response</text:span><text:span text:style-name="T585">=</text:span><text:span text:style-name="T297">$this</text:span><text:span text:style-name="T585">-&gt;</text:span><text:span text:style-name="T810">get</text:span><text:span text:style-name="T1071">(</text:span><text:span text:style-name="T1371">'statuses'</text:span><text:span text:style-name="T1071">);</text:span></text:p>
      <text:p text:style-name="P404"/>
      <text:p text:style-name="P404"/>
      <text:p text:style-name="P50"/>
      <text:p text:style-name="P80">Podemos añadir en el index:</text:p>
      <text:p text:style-name="P81"><text:span text:style-name="T1933">public function </text:span><text:span text:style-name="T1009">index</text:span><text:span text:style-name="T1328">(){</text:span><text:line-break/><text:span text:style-name="T1330"> <text:s text:c="3"/></text:span><text:span text:style-name="T1935">return </text:span><text:span text:style-name="T1665">Status</text:span><text:span text:style-name="T778">::</text:span><text:span text:style-name="T1033">paginate</text:span><text:span text:style-name="T1330">();</text:span></text:p>
      <text:p text:style-name="Standard"><text:span text:style-name="T2918">Esto nos devuelve los estados paginados</text:span><text:span text:style-name="T2917"><text:line-break/></text:span><text:span text:style-name="T1074">}</text:span></text:p>
      <text:p text:style-name="P80"/>
      <text:p text:style-name="P639"><text:span text:style-name="T2919">El test pasa, pero para verlos, añadimos al final del test:</text:span><text:line-break/><text:span text:style-name="T798">dd</text:span><text:span text:style-name="T1054">(</text:span><text:span text:style-name="T289">$response</text:span><text:span text:style-name="T577">-&gt;</text:span><text:span text:style-name="T798">json</text:span><text:span text:style-name="T1054">());</text:span></text:p>
      <text:p text:style-name="P82"/>
      <text:p text:style-name="P82">Esto nos devuelve el JSON de la respuesta, pero no queremos que los estados estén por orden de creación. Queremos invertirlos. <text:span text:style-name="T3139">Vamos a crear un assert para que compruebe que el primer valor del json coincida con el último valor del array de los estados:</text:span></text:p>
      <text:p text:style-name="Standard"><text:span text:style-name="T2919"><text:line-break/></text:span><text:span text:style-name="T414">$this→assertEquals(</text:span><text:span text:style-name="T2900"><text:line-break/></text:span><text:span text:style-name="T3140">Va a asegurarse de que son iguales</text:span></text:p>
      <text:p text:style-name="Standard"><text:span text:style-name="T1214"><text:s text:c="4"/></text:span><text:span text:style-name="T414">$response</text:span><text:span text:style-name="T678">-&gt;</text:span><text:span text:style-name="T911">json</text:span><text:span text:style-name="T1214">(</text:span><text:span text:style-name="T1476">'data'</text:span><text:span text:style-name="T1214">)[</text:span><text:span text:style-name="T2228">0</text:span><text:span text:style-name="T1214">][</text:span><text:span text:style-name="T1476">'id'</text:span><text:span text:style-name="T1214">],</text:span><text:span text:style-name="T2900"><text:line-break/></text:span><text:span text:style-name="T3140">El id del primer elemento de data</text:span></text:p>
      <text:p text:style-name="Standard"><text:soft-page-break/><text:span text:style-name="T1214"><text:s text:c="4"/></text:span><text:span text:style-name="T414">$statuses</text:span><text:span text:style-name="T678">-&gt;</text:span><text:span text:style-name="T911">last</text:span><text:span text:style-name="T1214">()</text:span><text:span text:style-name="T678">-&gt;</text:span><text:span text:style-name="T414">id</text:span><text:span text:style-name="T2900"><text:line-break/></text:span><text:span text:style-name="T3140">y el id del último estado</text:span></text:p>
      <text:p text:style-name="P434">);</text:p>
      <text:p text:style-name="P434"/>
      <text:p text:style-name="P641">Si lo ejecutamos, vemos que falla:</text:p>
      <text:p text:style-name="P641"/>
      <text:p text:style-name="P467">Failed asserting that 4 matches expected 1.</text:p>
      <text:p text:style-name="P640">Expected<text:tab/>:<text:span text:style-name="T2458">1</text:span></text:p>
      <text:p text:style-name="Standard">Actual<text:tab/><text:tab/>:<text:span text:style-name="T2458">4</text:span></text:p>
      <text:p text:style-name="P466"/>
      <text:p text:style-name="P642">Vamos a corregirlo <text:span text:style-name="T3141">diferente al vídeo ya que crea varios estados y les pone días diferentes. Yo voy a ordenarlos por id:</text:span></text:p>
      <text:p text:style-name="P642"/>
      <text:p text:style-name="P643"><text:span text:style-name="T1741">public function </text:span><text:span text:style-name="T798">index</text:span><text:span text:style-name="T1054">(){</text:span><text:line-break/><text:span text:style-name="T1200"> <text:s text:c="3"/></text:span><text:span text:style-name="T1837">return </text:span><text:span text:style-name="T1630">Status</text:span><text:span text:style-name="T667">::</text:span><text:span text:style-name="T1021">orderBy</text:span><text:span text:style-name="T1200">(</text:span><text:span text:style-name="T1458">'id'</text:span><text:span text:style-name="T1200">, </text:span><text:span text:style-name="T1458">'DESC')-</text:span><text:span text:style-name="T1489">&gt;</text:span><text:span text:style-name="T1458">paginate();</text:span></text:p>
      <text:p text:style-name="Standard"><text:span text:style-name="T3141">Con esto consigo ordenarlos por orden descendente y luego paginándolos<text:line-break/></text:span><text:span text:style-name="T1097">}</text:span></text:p>
      <text:p text:style-name="P642"/>
      <text:p text:style-name="P644">Ahora vamos a añadir una ruta con nombre en el Test:</text:p>
      <text:p text:style-name="P644"><text:span text:style-name="T289">$this</text:span><text:span text:style-name="T577">-&gt;</text:span><text:span text:style-name="T798">actingAs</text:span><text:span text:style-name="T1054">(</text:span><text:span text:style-name="T289">$user</text:span><text:span text:style-name="T1054">);</text:span><text:line-break/><text:line-break/><text:span text:style-name="T289">$response</text:span><text:span text:style-name="T577">=</text:span><text:span text:style-name="T289">$this</text:span><text:span text:style-name="T577">-&gt;</text:span><text:span text:style-name="T798">get</text:span><text:span text:style-name="T1054">(</text:span><text:span text:style-name="T898">route</text:span><text:span text:style-name="T1200">(</text:span><text:span text:style-name="T1458">'statuses.index'</text:span><text:span text:style-name="T1200">)</text:span><text:span text:style-name="T1054">);</text:span><text:line-break/><text:line-break/><text:span text:style-name="T289">$response</text:span><text:span text:style-name="T577">-&gt;</text:span><text:span text:style-name="T798">assertSuccessful</text:span><text:span text:style-name="T1054">();</text:span><text:line-break/></text:p>
      <text:p text:style-name="P645">Si testeamos, vemos que falla. Porque tenemos que agregar el nombre de la ruta:</text:p>
      <text:p text:style-name="P645"><text:span text:style-name="T1597">Route</text:span><text:span text:style-name="T577">::</text:span><text:span text:style-name="T1014">get</text:span><text:span text:style-name="T1054">(</text:span><text:span text:style-name="T1359">'statuses'</text:span><text:span text:style-name="T1054">, </text:span><text:span text:style-name="T1359">'StatusesController@index')→name('statuses.index');</text:span></text:p>
      <text:p text:style-name="P405"/>
      <text:p text:style-name="P646">Así es más limpio el código. También vamos a cambiar el request del test por un json:</text:p>
      <text:p text:style-name="P645"><text:span text:style-name="T289">$response</text:span><text:span text:style-name="T577">=</text:span><text:span text:style-name="T289">$this</text:span><text:span text:style-name="T577">-&gt;</text:span><text:span text:style-name="T898">getJson</text:span><text:span text:style-name="T1054">(</text:span><text:span text:style-name="T798">route</text:span><text:span text:style-name="T1054">(</text:span><text:span text:style-name="T1359">'statuses.index'</text:span><text:span text:style-name="T1054">));</text:span></text:p>
      <text:p text:style-name="P647">Aunque en este caso se obtiene el mismo resultado.</text:p>
      <text:p text:style-name="P647"/>
      <text:p text:style-name="Standard"><text:a xlink:type="simple" xlink:href="https://github.com/anasmez/social/commit/9071e4546fa751d3b735659997e4ce28d13b6851" text:style-name="Internet_20_link" text:visited-style-name="Visited_20_Internet_20_Link"><text:span text:style-name="T3485">Commit</text:span></text:a></text:p>
      <text:p text:style-name="P647"/>
      <text:h text:style-name="Heading_20_3" text:outline-level="3">Vídeo 15</text:h>
      <text:p text:style-name="P647"/>
      <text:p text:style-name="P648">Vamos a hacer que los usuarios puedan ver los estados. Pero primero vamos a necesitas un test de Dusk así que lo creamos:</text:p>
      <text:p text:style-name="P649"><text:span text:style-name="T16">art </text:span><text:span text:style-name="T18">dusk:make UsersCanSeeAllStatusesTest</text:span></text:p>
      <text:p text:style-name="P25"/>
      <text:p text:style-name="P650">Y ahora lo editamos como todos los tests:</text:p>
      <text:p text:style-name="P650"/>
      <text:p text:style-name="P651"><text:span text:style-name="T1741">class </text:span><text:span text:style-name="T1597">UsersCanSeeAllStatusesTest </text:span><text:span text:style-name="T1741">extends </text:span><text:span text:style-name="T173">DuskTestCase</text:span><text:line-break/><text:span text:style-name="T1054">{</text:span><text:line-break/><text:span text:style-name="T1200"> <text:s text:c="3"/></text:span><text:span text:style-name="T1837">use </text:span><text:span text:style-name="T191">DatabaseMigrations</text:span><text:span text:style-name="T1200">;</text:span></text:p>
      <text:p text:style-name="P652"><text:span text:style-name="T3143">Lo de siempre. Para que migre la base de datos<text:line-break/></text:span><text:span text:style-name="T1098"> <text:s text:c="3"/></text:span><text:span text:style-name="T228">/**</text:span><text:span text:style-name="T3142"><text:line-break/></text:span><text:span text:style-name="T228"> <text:s text:c="4"/>* </text:span><text:span text:style-name="T1924">@test</text:span></text:p>
      <text:p text:style-name="P652"><text:span text:style-name="T3143">Lo de siempre también. Para poder poner un nombre<text:line-break/></text:span><text:span text:style-name="T1912"> <text:s text:c="4"/></text:span><text:span text:style-name="T228">*/</text:span><text:span text:style-name="T3142"><text:line-break/></text:span><text:span text:style-name="T228"> <text:s text:c="3"/></text:span><text:span text:style-name="T1752">public function </text:span><text:span text:style-name="T922">users_can_see_all_statuses_on_the_homepage</text:span><text:span text:style-name="T1098">()</text:span></text:p>
      <text:p text:style-name="P652"><text:soft-page-break/><text:span text:style-name="T3143">Lo de siempre. Nombre descriptivo<text:line-break/></text:span><text:span text:style-name="T1098"> <text:s text:c="3"/>{</text:span><text:span text:style-name="T3142"><text:line-break/></text:span><text:span text:style-name="T1098"> <text:s text:c="7"/></text:span><text:span text:style-name="T299">$statuses </text:span><text:span text:style-name="T587">= </text:span><text:span text:style-name="T812">factory</text:span><text:span text:style-name="T1098">(</text:span><text:span text:style-name="T1600">Status</text:span><text:span text:style-name="T587">::</text:span><text:span text:style-name="T1752">class</text:span><text:span text:style-name="T1098">, </text:span><text:span text:style-name="T2198">3</text:span><text:span text:style-name="T1098">)</text:span><text:span text:style-name="T587">-&gt;</text:span><text:span text:style-name="T812">create</text:span><text:span text:style-name="T1098">();</text:span><text:span text:style-name="T3142"><text:line-break/></text:span><text:span text:style-name="T1098"> <text:s text:c="7"/></text:span><text:span text:style-name="T299">$this</text:span><text:span text:style-name="T587">-&gt;</text:span><text:span text:style-name="T812">browse</text:span><text:span text:style-name="T1098">(</text:span><text:span text:style-name="T1752">function </text:span><text:span text:style-name="T1098">(</text:span><text:span text:style-name="T174">Browser </text:span><text:span text:style-name="T299">$browser</text:span><text:span text:style-name="T1098">) </text:span><text:span text:style-name="T1847">use </text:span><text:span text:style-name="T1228">(</text:span><text:span text:style-name="T428">$statuses</text:span><text:span text:style-name="T1228">)</text:span><text:span text:style-name="T1098"> {</text:span></text:p>
      <text:p text:style-name="Standard"><text:span text:style-name="T3143">Para poder meterlo en el clause<text:line-break/></text:span><text:span text:style-name="T1098"> <text:s text:c="11"/></text:span><text:span text:style-name="T299">$browser</text:span><text:span text:style-name="T587">-&gt;</text:span><text:span text:style-name="T812">visit</text:span><text:span text:style-name="T1098">(</text:span><text:span text:style-name="T1373">'/'</text:span><text:span text:style-name="T1098">)</text:span><text:span text:style-name="T3142"><text:line-break/></text:span><text:span text:style-name="T1228"> <text:s text:c="19"/></text:span><text:span text:style-name="T690">-&gt;</text:span><text:span text:style-name="T922">waitForText</text:span><text:span text:style-name="T1228">(</text:span><text:span text:style-name="T428">$statuses</text:span><text:span text:style-name="T690">-&gt;</text:span><text:span text:style-name="T922">first</text:span><text:span text:style-name="T1228">()</text:span><text:span text:style-name="T690">-&gt;</text:span><text:span text:style-name="T428">body</text:span><text:span text:style-name="T1228">)</text:span><text:span text:style-name="T70"><text:line-break/></text:span><text:span text:style-name="T3143">Esperamos por el body del primer estado</text:span></text:p>
      <text:p text:style-name="P652"><text:span text:style-name="T1228"><text:s text:c="20"/></text:span><text:span text:style-name="T690">→assertSee($statuses→first()→body);</text:span></text:p>
      <text:p text:style-name="Standard"><text:span text:style-name="T3143">Nos aseguramos que lo vemos<text:line-break/></text:span><text:span text:style-name="T1098"> <text:s text:c="7"/>});</text:span><text:span text:style-name="T3142"><text:line-break/></text:span><text:span text:style-name="T1098"> <text:s text:c="3"/>}</text:span><text:span text:style-name="T3142"><text:line-break/></text:span><text:span text:style-name="T1098">}</text:span></text:p>
      <text:p text:style-name="P653">Vamos a ejecutar el test:</text:p>
      <text:p text:style-name="P8"><text:span text:style-name="T1">art dusk --filter users_can_see_all_statuses_on_the_homepa</text:span>ge<text:line-break/></text:p>
      <text:p text:style-name="P654">Dice que esperó 5 s y no encontró el body que debía. Vamos a arreglarlo.</text:p>
      <text:p text:style-name="P655">Vamos a pensar cómo queremos el código y luego hacemos lo que queramos para conseguirlo:</text:p>
      <text:p text:style-name="P655"><text:span text:style-name="T2030">&lt;</text:span><text:span text:style-name="T2293">div </text:span><text:span text:style-name="T1667">class</text:span><text:span text:style-name="T1359">="col-8 mx-auto"</text:span><text:span text:style-name="T2030">&gt;</text:span><text:line-break/><text:span text:style-name="T2030"> <text:s text:c="3"/>&lt;</text:span><text:span text:style-name="T2293">div </text:span><text:span text:style-name="T1667">class</text:span><text:span text:style-name="T1359">="card border-0 bg-light"</text:span><text:span text:style-name="T2030">&gt;</text:span><text:line-break/><text:span text:style-name="T2030"> <text:s text:c="7"/>&lt;</text:span><text:span text:style-name="T2293">status-form</text:span><text:span text:style-name="T2030">&gt;&lt;/</text:span><text:span text:style-name="T2293">status-form</text:span><text:span text:style-name="T2030">&gt;</text:span><text:line-break/><text:span text:style-name="T2030"> <text:s text:c="3"/>&lt;/</text:span><text:span text:style-name="T2293">div</text:span><text:span text:style-name="T2030">&gt;</text:span><text:line-break/><text:span text:style-name="T2121"> <text:s text:c="3"/>&lt;</text:span><text:span text:style-name="T2350">statuses-list</text:span><text:span text:style-name="T2121">&gt;&lt;/</text:span><text:span text:style-name="T2350">statuses-list</text:span><text:span text:style-name="T2121">&gt;</text:span><text:line-break/><text:span text:style-name="T2030">&lt;/</text:span><text:span text:style-name="T2293">div</text:span><text:span text:style-name="T2030">&gt;</text:span></text:p>
      <text:p text:style-name="P655">Queremos que aparezcan ahí. Vamos a crear el nuevo componente de Vue. <text:span text:style-name="T3145">Creamos social/resources/assets/js/components/StatusesList.vue y ahora vamos a editarlo así:</text:span></text:p>
      <text:p text:style-name="Standard"><text:span text:style-name="T2042">&lt;</text:span><text:span text:style-name="T2302">script</text:span><text:span text:style-name="T2042">&gt;</text:span><text:span text:style-name="T3144"><text:line-break/></text:span><text:span text:style-name="T2042"> <text:s text:c="3"/></text:span><text:span text:style-name="T523">export </text:span><text:span text:style-name="T1753">default </text:span><text:span text:style-name="T1099">{</text:span><text:span text:style-name="T3144"><text:line-break/></text:span><text:span text:style-name="T1229"> <text:s text:c="7"/></text:span><text:span text:style-name="T923">data</text:span><text:span text:style-name="T1229">(){</text:span><text:span text:style-name="T71"><text:line-break/></text:span><text:span text:style-name="T1229"> <text:s text:c="9"/></text:span><text:span text:style-name="T1848">return</text:span><text:span text:style-name="T1229">{</text:span><text:span text:style-name="T71"><text:line-break/></text:span><text:span text:style-name="T1229"> <text:s text:c="13"/></text:span><text:span text:style-name="T429">statuses</text:span><text:span text:style-name="T691">: </text:span><text:span text:style-name="T1229">[]</text:span><text:span text:style-name="T71"><text:line-break/></text:span><text:span text:style-name="T3146">Los datos los guardamos en un array</text:span></text:p>
      <text:p text:style-name="Standard"><text:span text:style-name="T1229"><text:s text:c="10"/>}</text:span><text:span text:style-name="T71"><text:line-break/></text:span><text:span text:style-name="T1229"> <text:s text:c="7"/>},</text:span><text:span text:style-name="T71"><text:line-break/></text:span><text:span text:style-name="T1229"> <text:s text:c="7"/></text:span><text:span text:style-name="T923">mounted</text:span><text:span text:style-name="T1229">() { </text:span><text:span text:style-name="T71"><text:line-break/></text:span><text:span text:style-name="T3146">Cuando el componente esté montado</text:span></text:p>
      <text:p text:style-name="Standard"><text:span text:style-name="T1229"><text:s text:c="12"/></text:span><text:span text:style-name="T429">axios</text:span><text:span text:style-name="T1229">.</text:span><text:span text:style-name="T2129">get</text:span><text:span text:style-name="T1229">(</text:span><text:span text:style-name="T1490">'/statuses'</text:span><text:span text:style-name="T1229">)</text:span><text:span text:style-name="T71"><text:line-break/></text:span><text:span text:style-name="T3146">Hacemos una petición por get de los estados</text:span></text:p>
      <text:p text:style-name="Standard"><text:span text:style-name="T1229"><text:s text:c="12"/>.</text:span><text:span text:style-name="T923">then</text:span><text:span text:style-name="T1229">(</text:span><text:span text:style-name="T2129">response</text:span><text:span text:style-name="T691">=&gt;</text:span><text:span text:style-name="T1229">{</text:span><text:span text:style-name="T71"><text:line-break/></text:span><text:span text:style-name="T3146">Cuando obtiene una respuesta, hace lo siguiente</text:span></text:p>
      <text:p text:style-name="Standard"><text:span text:style-name="T1229"><text:s text:c="16"/></text:span><text:span text:style-name="T539">this</text:span><text:span text:style-name="T1229">.</text:span><text:span text:style-name="T429">statuses</text:span><text:span text:style-name="T691">=</text:span><text:span text:style-name="T2129">response</text:span><text:span text:style-name="T1229">.</text:span><text:span text:style-name="T923">data</text:span><text:span text:style-name="T1229">().</text:span><text:span text:style-name="T429">data</text:span><text:span text:style-name="T71"><text:line-break/></text:span><text:span text:style-name="T3146">Coge la data de la respuesta y luego la data de nuestro JSON</text:span></text:p>
      <text:p text:style-name="Standard"><text:span text:style-name="T429"><text:s text:c="12"/></text:span><text:span text:style-name="T1229">})</text:span><text:span text:style-name="T71"><text:line-break/></text:span><text:span text:style-name="T1229"> <text:s text:c="11"/>.</text:span><text:span text:style-name="T923">catch</text:span><text:span text:style-name="T1229">(</text:span><text:span text:style-name="T2129">error</text:span><text:span text:style-name="T691">=&gt;</text:span><text:span text:style-name="T1229">{</text:span><text:span text:style-name="T71"><text:line-break/></text:span><text:span text:style-name="T3146">Cuando hay una excepción</text:span></text:p>
      <text:p text:style-name="Standard"><text:span text:style-name="T1229"><text:s text:c="16"/></text:span><text:span text:style-name="T2232">console</text:span><text:span text:style-name="T1229">.</text:span><text:span text:style-name="T923">log</text:span><text:span text:style-name="T1229">(</text:span><text:span text:style-name="T2129">error</text:span><text:span text:style-name="T1229">.</text:span><text:span text:style-name="T429">response</text:span><text:span text:style-name="T1229">.</text:span><text:span text:style-name="T429">data</text:span><text:span text:style-name="T1229">);</text:span><text:span text:style-name="T71"><text:line-break/></text:span><text:span text:style-name="T3146">Imprime por pantalla esto</text:span></text:p>
      <text:p text:style-name="P656"><text:span text:style-name="T1229"><text:s text:c="12"/>})</text:span><text:span text:style-name="T71"><text:line-break/></text:span><text:span text:style-name="T1229"> <text:s text:c="7"/>}</text:span><text:span text:style-name="T71"><text:line-break/></text:span><text:span text:style-name="T1229"> <text:s text:c="3"/>}</text:span><text:span text:style-name="T3144"><text:line-break/></text:span><text:span text:style-name="T2042">&lt;/</text:span><text:span text:style-name="T2302">script</text:span><text:span text:style-name="T2042">&gt;</text:span></text:p>
      <text:p text:style-name="P657"/>
      <text:p text:style-name="P657">Ahora vamos a trabajar en la plantilla:</text:p>
      <text:p text:style-name="P658"><text:span text:style-name="T2030">&lt;</text:span><text:span text:style-name="T2293">template</text:span><text:span text:style-name="T2030">&gt;</text:span><text:line-break/><text:span text:style-name="T2121"> <text:s text:c="3"/>&lt;</text:span><text:span text:style-name="T2350">div</text:span><text:span text:style-name="T2121">&gt;</text:span><text:span text:style-name="T57"><text:line-break/></text:span><text:span text:style-name="T2121"> <text:s text:c="7"/>&lt;</text:span><text:span text:style-name="T2350">div </text:span><text:span text:style-name="T1700">v-for</text:span><text:span text:style-name="T1458">="</text:span><text:span text:style-name="T2226">status </text:span><text:span text:style-name="T1837">in </text:span><text:span text:style-name="T406">statuses</text:span><text:span text:style-name="T1458">" </text:span><text:span text:style-name="T1700">v-text</text:span><text:span text:style-name="T1458">="</text:span><text:span text:style-name="T2226">status</text:span><text:span text:style-name="T1200">.</text:span><text:span text:style-name="T406">body</text:span><text:span text:style-name="T1458">"</text:span><text:span text:style-name="T2121">&gt;&lt;/</text:span><text:span text:style-name="T2350">div</text:span><text:span text:style-name="T2121">&gt;</text:span></text:p>
      <text:p text:style-name="Standard"><text:soft-page-break/><text:span text:style-name="T3147">Esto básicamente significa que pasa por todos los estados de statuses y muestra el body de cada uno</text:span><text:span text:style-name="T72"><text:line-break/></text:span><text:span text:style-name="T2130"> <text:s text:c="3"/>&lt;/</text:span><text:span text:style-name="T2356">div</text:span><text:span text:style-name="T2130">&gt;</text:span><text:span text:style-name="T3146"><text:line-break/></text:span><text:span text:style-name="T2043">&lt;/</text:span><text:span text:style-name="T2303">template</text:span><text:span text:style-name="T2043">&gt;</text:span></text:p>
      <text:p text:style-name="P657"/>
      <text:p text:style-name="P659">Ahora hay que registrar el componente en social/resources/assets/js/app.js:</text:p>
      <text:p text:style-name="P659"><text:span text:style-name="T2030">Vue</text:span><text:span text:style-name="T1054">.</text:span><text:span text:style-name="T798">component</text:span><text:span text:style-name="T1054">(</text:span><text:span text:style-name="T1359">'status-form'</text:span><text:span text:style-name="T1054">, </text:span><text:span text:style-name="T289">require</text:span><text:span text:style-name="T1054">(</text:span><text:span text:style-name="T1359">'./components/StatusForm.vue'</text:span><text:span text:style-name="T1054">));</text:span><text:line-break/><text:span text:style-name="T2121">Vue</text:span><text:span text:style-name="T1200">.</text:span><text:span text:style-name="T898">component</text:span><text:span text:style-name="T1200">(</text:span><text:span text:style-name="T1458">'</text:span><text:span text:style-name="T2440">statuses-list</text:span><text:span text:style-name="T1458">'</text:span><text:span text:style-name="T1200">, </text:span><text:span text:style-name="T406">require</text:span><text:span text:style-name="T1200">(</text:span><text:span text:style-name="T1458">'./components/</text:span><text:span text:style-name="T2439">StatusesList</text:span><text:span text:style-name="T1458">.vue'</text:span><text:span text:style-name="T1200">));</text:span></text:p>
      <text:p text:style-name="P660">Basta con duplicar la línea y cambiar los nombres. Ahora vamos a la terminal:</text:p>
      <text:p text:style-name="P26">npm run watch</text:p>
      <text:p text:style-name="P661">Así se inicia el watcher y ya de paso, se compilan los cambios</text:p>
      <text:p text:style-name="P662">No me ha funcionado porque cometí un error aquí:</text:p>
      <text:p text:style-name="P662"><text:span text:style-name="T798">mounted</text:span><text:span text:style-name="T1054">() {</text:span><text:line-break/><text:span text:style-name="T1054"> <text:s text:c="3"/></text:span><text:span text:style-name="T289">axios</text:span><text:span text:style-name="T1054">.</text:span><text:span text:style-name="T2030">get</text:span><text:span text:style-name="T1054">(</text:span><text:span text:style-name="T1359">'/statuses'</text:span><text:span text:style-name="T1054">)</text:span><text:line-break/><text:span text:style-name="T1054"> <text:s text:c="3"/>.</text:span><text:span text:style-name="T798">then</text:span><text:span text:style-name="T1054">(</text:span><text:span text:style-name="T2030">response</text:span><text:span text:style-name="T577">=&gt;</text:span><text:span text:style-name="T1054">{</text:span><text:line-break/><text:span text:style-name="T1322"> <text:s text:c="7"/></text:span><text:span text:style-name="T550">this</text:span><text:span text:style-name="T1322">.</text:span><text:span text:style-name="T505">statuses</text:span><text:span text:style-name="T769">=</text:span><text:span text:style-name="T2167">response</text:span><text:span text:style-name="T1322">.</text:span><text:span text:style-name="T406">data</text:span><text:span text:style-name="T1322">.</text:span><text:span text:style-name="T505">data</text:span><text:line-break/><text:span text:style-name="T289"> <text:s text:c="3"/></text:span><text:span text:style-name="T1054">})</text:span></text:p>
      <text:p text:style-name="P662">Lo había puesto como data(). Ahora ya funciona y <text:span text:style-name="T3148">pero no pasa</text:span> el test <text:span text:style-name="T3148">todavía pese a poder ver los estados y es porque tenemos que loguearnos como usuario:</text:span></text:p>
      <text:p text:style-name="P662"><text:span text:style-name="T289">$statuses </text:span><text:span text:style-name="T577">= </text:span><text:span text:style-name="T798">factory</text:span><text:span text:style-name="T1054">(</text:span><text:span text:style-name="T1597">Status</text:span><text:span text:style-name="T577">::</text:span><text:span text:style-name="T1741">class</text:span><text:span text:style-name="T1054">, </text:span><text:span text:style-name="T2195">3</text:span><text:span text:style-name="T1054">)</text:span><text:span text:style-name="T577">-&gt;</text:span><text:span text:style-name="T798">create</text:span><text:span text:style-name="T1054">();</text:span><text:line-break/><text:span text:style-name="T406">$user</text:span><text:span text:style-name="T667">=</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create</text:span><text:span text:style-name="T1200">();</text:span><text:line-break/><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span text:style-name="T1741">use </text:span><text:span text:style-name="T1054">(</text:span><text:span text:style-name="T289">$statuses</text:span><text:span text:style-name="T1200">, </text:span><text:span text:style-name="T406">$user</text:span><text:span text:style-name="T1200">)</text:span><text:span text:style-name="T1054"> {</text:span><text:line-break/><text:span text:style-name="T1200"> <text:s text:c="3"/></text:span><text:span text:style-name="T406">$browser</text:span><text:span text:style-name="T667">-&gt;</text:span><text:span text:style-name="T898">loginAs</text:span><text:span text:style-name="T1200">(</text:span><text:span text:style-name="T406">$user</text:span><text:span text:style-name="T1200">)</text:span><text:line-break/><text:span text:style-name="T1054"> <text:s text:c="11"/></text:span><text:span text:style-name="T577">-&gt;</text:span><text:span text:style-name="T798">visit</text:span><text:span text:style-name="T1054">(</text:span><text:span text:style-name="T1359">'/'</text:span><text:span text:style-name="T1054">)</text:span></text:p>
      <text:p text:style-name="P663"/>
      <text:p text:style-name="P663">Esto funciona <text:span text:style-name="T3149">ahora</text:span>, pero tiene algo que no nos gusta. Cuando publicamos un estado, vemos que en el debugger de Vue sale en un nuevo array de StatusForm y no de StatusesList hasta que no refrescamos la página. No nos gusta que haga eso. Vamos a arreglarlo</text:p>
      <text:p text:style-name="P664">Primero empezamos por borrar del StatusForm la línea de los estados siguiente:<text:line-break/><text:span text:style-name="T2030">&lt;</text:span><text:span text:style-name="T2293">div </text:span><text:span text:style-name="T1667">v-for</text:span><text:span text:style-name="T1359">="</text:span><text:span text:style-name="T2195">status </text:span><text:span text:style-name="T1741">in </text:span><text:span text:style-name="T289">statuses</text:span><text:span text:style-name="T1359">" </text:span><text:span text:style-name="T1667">v-text</text:span><text:span text:style-name="T1359">="</text:span><text:span text:style-name="T2195">status</text:span><text:span text:style-name="T1054">.</text:span><text:span text:style-name="T289">body</text:span><text:span text:style-name="T1359">"</text:span><text:span text:style-name="T2030">&gt;&lt;/</text:span><text:span text:style-name="T2293">div</text:span><text:span text:style-name="T2030">&gt;</text:span></text:p>
      <text:p text:style-name="P664"/>
      <text:p text:style-name="P665">Con esto hecho, ejecutamos el test y ya vemos que falla. <text:span text:style-name="T3150">La aplicación no funciona como queremos y debemos solucionarlo:</text:span></text:p>
      <text:p text:style-name="P666">Vamos a pasarle la información al Status<text:span text:style-name="T3151">es</text:span>List sin el array de statuses. Primero vamos a registarar un event bus para emitir y recibir información. Se hace modificando el app.js:</text:p>
      <text:p text:style-name="P666"><text:span text:style-name="T2226">window</text:span><text:span text:style-name="T1200">.</text:span><text:span text:style-name="T406">EventBus</text:span><text:span text:style-name="T667">=</text:span><text:span text:style-name="T1837">new </text:span><text:span text:style-name="T2121">Vue</text:span><text:span text:style-name="T1200">();</text:span><text:line-break/><text:span text:style-name="T2030">Vue</text:span><text:span text:style-name="T1054">.</text:span><text:span text:style-name="T798">component</text:span><text:span text:style-name="T1054">(</text:span><text:span text:style-name="T1359">'status-form'</text:span><text:span text:style-name="T1054">, </text:span><text:span text:style-name="T289">require</text:span><text:span text:style-name="T1054">(</text:span><text:span text:style-name="T1359">'./components/StatusForm.vue'</text:span><text:span text:style-name="T1054">));</text:span><text:line-break/><text:span text:style-name="T2030">Vue</text:span><text:span text:style-name="T1054">.</text:span><text:span text:style-name="T798">component</text:span><text:span text:style-name="T1054">(</text:span><text:span text:style-name="T1359">'statuses-list'</text:span><text:span text:style-name="T1054">, </text:span><text:span text:style-name="T289">require</text:span><text:span text:style-name="T1054">(</text:span><text:span text:style-name="T1359">'./components/StatusesList.vue'</text:span><text:span text:style-name="T1054">));</text:span></text:p>
      <text:p text:style-name="P667"/>
      <text:p text:style-name="P667">Y ahora vamos a modificar el StatusesList y el StatusForm. Primero el StatusForm:</text:p>
      <text:p text:style-name="P668"><text:span text:style-name="T798">data</text:span><text:span text:style-name="T1054">(){</text:span><text:line-break/><text:span text:style-name="T1200"> <text:s text:c="3"/></text:span><text:span text:style-name="T1837">return</text:span><text:span text:style-name="T1200">{</text:span><text:span text:style-name="T57"><text:line-break/></text:span><text:span text:style-name="T1200"> <text:s text:c="7"/></text:span><text:span text:style-name="T406">body</text:span><text:span text:style-name="T667">: </text:span><text:span text:style-name="T1458">""</text:span><text:span text:style-name="T1200">,</text:span><text:span text:style-name="T57"><text:line-break/></text:span><text:span text:style-name="T1200"> <text:s text:c="3"/>}</text:span><text:line-break/><text:span text:style-name="T3152">De aquí borramos el array de estados porque no lo vamos a usar ya</text:span></text:p>
      <text:p text:style-name="P668"><text:span text:style-name="T1054">},</text:span><text:line-break/><text:span text:style-name="T289">methods</text:span><text:span text:style-name="T577">:</text:span><text:span text:style-name="T1054">{</text:span><text:line-break/><text:span text:style-name="T1054"> <text:s text:c="3"/></text:span><text:span text:style-name="T798">enviar</text:span><text:span text:style-name="T1054">(){</text:span><text:line-break/><text:span text:style-name="T1054"> <text:s text:c="7"/></text:span><text:span text:style-name="T289">axios</text:span><text:span text:style-name="T1054">.</text:span><text:span text:style-name="T2030">post</text:span><text:span text:style-name="T1054">(</text:span><text:span text:style-name="T1359">'/statuses'</text:span><text:span text:style-name="T1054">, {</text:span><text:span text:style-name="T289">body</text:span><text:span text:style-name="T577">: </text:span><text:span text:style-name="T520">this</text:span><text:span text:style-name="T1054">.</text:span><text:span text:style-name="T289">body</text:span><text:span text:style-name="T1054">})</text:span><text:line-break/><text:span text:style-name="T1054"> <text:s text:c="7"/>.</text:span><text:span text:style-name="T798">then</text:span><text:span text:style-name="T1054">(</text:span><text:span text:style-name="T2030">res</text:span><text:span text:style-name="T577">=&gt;</text:span><text:span text:style-name="T1054">{</text:span><text:line-break/><text:span text:style-name="T1200"> <text:s text:c="11"/></text:span><text:span text:style-name="T406">EventBus</text:span><text:span text:style-name="T1200">.</text:span><text:span text:style-name="T898">$emit</text:span><text:span text:style-name="T1200">(</text:span><text:span text:style-name="T1458">'status-created'</text:span><text:span text:style-name="T1200">, </text:span><text:span text:style-name="T2121">res</text:span><text:span text:style-name="T1200">.</text:span><text:span text:style-name="T406">data</text:span><text:span text:style-name="T1200">);</text:span><text:line-break/><text:span text:style-name="T3152">Con esto emitimos los datos usando el evento de bus</text:span></text:p>
      <text:p text:style-name="P668"><text:span text:style-name="T1054"><text:s text:c="12"/></text:span><text:span text:style-name="T520">this</text:span><text:span text:style-name="T1054">.</text:span><text:span text:style-name="T289">body</text:span><text:span text:style-name="T577">=</text:span><text:span text:style-name="T1359">''</text:span><text:span text:style-name="T1054">;</text:span></text:p>
      <text:p text:style-name="P667"/>
      <text:p text:style-name="P669">Ahora vamos a modificar el StatusList:</text:p>
      <text:p text:style-name="P670"><text:soft-page-break/><text:span text:style-name="T798">data</text:span><text:span text:style-name="T1054">(){</text:span><text:line-break/><text:span text:style-name="T1054"> <text:s/></text:span><text:span text:style-name="T1741">return</text:span><text:span text:style-name="T1054">{</text:span><text:line-break/><text:span text:style-name="T1200"> <text:s text:c="5"/></text:span><text:span text:style-name="T406">statuses</text:span><text:span text:style-name="T667">: </text:span><text:span text:style-name="T1200">[]</text:span></text:p>
      <text:p text:style-name="P671"><text:span text:style-name="T3153">Aquí es donde se van a guardar los estados que reciba más abajo<text:line-break/></text:span><text:span text:style-name="T1100"> <text:s/>}</text:span><text:span text:style-name="T3152"><text:line-break/></text:span><text:span text:style-name="T1100">},</text:span><text:span text:style-name="T3152"><text:line-break/></text:span><text:span text:style-name="T813">mounted</text:span><text:span text:style-name="T1100">() {</text:span><text:span text:style-name="T3152"><text:line-break/></text:span><text:span text:style-name="T1100"> <text:s text:c="3"/></text:span><text:span text:style-name="T300">axios</text:span><text:span text:style-name="T1100">.</text:span><text:span text:style-name="T2044">get</text:span><text:span text:style-name="T1100">(</text:span><text:span text:style-name="T1374">'/statuses'</text:span><text:span text:style-name="T1100">)</text:span><text:span text:style-name="T3152"><text:line-break/></text:span><text:span text:style-name="T1100"> <text:s text:c="3"/>.</text:span><text:span text:style-name="T813">then</text:span><text:span text:style-name="T1100">(</text:span><text:span text:style-name="T2044">res</text:span><text:span text:style-name="T588">=&gt;</text:span><text:span text:style-name="T1100">{</text:span><text:span text:style-name="T3152"><text:line-break/></text:span><text:span text:style-name="T1100"> <text:s text:c="7"/></text:span><text:span text:style-name="T524">this</text:span><text:span text:style-name="T1100">.</text:span><text:span text:style-name="T300">statuses</text:span><text:span text:style-name="T588">=</text:span><text:span text:style-name="T2044">res</text:span><text:span text:style-name="T1100">.</text:span><text:span text:style-name="T300">data</text:span><text:span text:style-name="T1100">.</text:span><text:span text:style-name="T300">data</text:span><text:span text:style-name="T3152"><text:line-break/></text:span><text:span text:style-name="T300"> <text:s text:c="3"/></text:span><text:span text:style-name="T1100">})</text:span><text:span text:style-name="T3152"><text:line-break/></text:span><text:span text:style-name="T1100"> <text:s text:c="3"/>.</text:span><text:span text:style-name="T813">catch</text:span><text:span text:style-name="T1100">(</text:span><text:span text:style-name="T2044">err</text:span><text:span text:style-name="T588">=&gt;</text:span><text:span text:style-name="T1100">{</text:span><text:span text:style-name="T3152"><text:line-break/></text:span><text:span text:style-name="T1100"> <text:s text:c="7"/></text:span><text:span text:style-name="T2199">console</text:span><text:span text:style-name="T1100">.</text:span><text:span text:style-name="T813">log</text:span><text:span text:style-name="T1100">(</text:span><text:span text:style-name="T2044">err</text:span><text:span text:style-name="T1100">.</text:span><text:span text:style-name="T300">response</text:span><text:span text:style-name="T1100">.</text:span><text:span text:style-name="T300">data</text:span><text:span text:style-name="T1100">);</text:span><text:span text:style-name="T3152"><text:line-break/></text:span><text:span text:style-name="T1100"> <text:s text:c="3"/>});</text:span><text:span text:style-name="T3152"><text:line-break/></text:span><text:span text:style-name="T1230"> <text:s text:c="3"/></text:span><text:span text:style-name="T430">EventBus</text:span><text:span text:style-name="T1230">.</text:span><text:span text:style-name="T924">$on</text:span><text:span text:style-name="T1230">(</text:span><text:span text:style-name="T1491">'status-created'</text:span><text:span text:style-name="T1230">, </text:span><text:span text:style-name="T2131">status</text:span><text:span text:style-name="T692">=&gt;</text:span><text:span text:style-name="T1230">{</text:span></text:p>
      <text:p text:style-name="P672"><text:span text:style-name="T3153">Con el EventBus escucha (on) el evento status-created y realiza una función (status) que es la siguiente<text:line-break/></text:span><text:span text:style-name="T1230"> <text:s text:c="6"/></text:span><text:span text:style-name="T540">this</text:span><text:span text:style-name="T1230">.</text:span><text:span text:style-name="T430">statuses</text:span><text:span text:style-name="T1230">.</text:span><text:span text:style-name="T924">unshift</text:span><text:span text:style-name="T1230">(</text:span><text:span text:style-name="T2131">status</text:span><text:span text:style-name="T1230">);</text:span></text:p>
      <text:p text:style-name="Standard"><text:span text:style-name="T3154">Cogerá el estado y lo pondrá en el array de arriba. El unshift es para que lo ponga al revés y así verlo bien ordenado directamente<text:line-break/></text:span><text:span text:style-name="T1100"> <text:s text:c="3"/>});</text:span></text:p>
      <text:p text:style-name="P669"/>
      <text:p text:style-name="P673">Con eso ya dejamos libre al StatusForm de hacer más cosas de las que debería. Vamos a cambiar el test <text:span text:style-name="T3155">UsersCanSeeAllStatusesTest</text:span> un poco:</text:p>
      <text:p text:style-name="Standard"><text:span text:style-name="T301">$this</text:span><text:span text:style-name="T589">-&gt;</text:span><text:span text:style-name="T814">browse</text:span><text:span text:style-name="T1101">(</text:span><text:span text:style-name="T1754">function </text:span><text:span text:style-name="T1101">(</text:span><text:span text:style-name="T175">Browser </text:span><text:span text:style-name="T301">$browser</text:span><text:span text:style-name="T1101">) </text:span><text:span text:style-name="T1754">use </text:span><text:span text:style-name="T1101">(</text:span><text:span text:style-name="T301">$statuses</text:span><text:span text:style-name="T1101">, </text:span><text:span text:style-name="T301">$user</text:span><text:span text:style-name="T1101">) {</text:span><text:span text:style-name="T3154"><text:line-break/></text:span><text:span text:style-name="T1101"> <text:s text:c="3"/></text:span><text:span text:style-name="T301">$browser</text:span><text:span text:style-name="T589">-&gt;</text:span><text:span text:style-name="T814">loginAs</text:span><text:span text:style-name="T1101">(</text:span><text:span text:style-name="T301">$user</text:span><text:span text:style-name="T1101">)</text:span><text:span text:style-name="T3154"><text:line-break/></text:span><text:span text:style-name="T1101"> <text:s text:c="11"/></text:span><text:span text:style-name="T589">-&gt;</text:span><text:span text:style-name="T814">visit</text:span><text:span text:style-name="T1101">(</text:span><text:span text:style-name="T1375">'/'</text:span><text:span text:style-name="T1101">)</text:span><text:span text:style-name="T3154"><text:line-break/></text:span><text:span text:style-name="T1101"> <text:s text:c="11"/></text:span><text:span text:style-name="T589">-&gt;</text:span><text:span text:style-name="T814">waitForText</text:span><text:span text:style-name="T1101">(</text:span><text:span text:style-name="T301">$statuses</text:span><text:span text:style-name="T589">-&gt;</text:span><text:span text:style-name="T814">first</text:span><text:span text:style-name="T1101">()</text:span><text:span text:style-name="T589">-&gt;</text:span><text:span text:style-name="T301">body</text:span><text:span text:style-name="T1101">);</text:span><text:span text:style-name="T3154"><text:line-break/><text:line-break/></text:span><text:span text:style-name="T1231"> <text:s text:c="3"/></text:span><text:span text:style-name="T1849">foreach </text:span><text:span text:style-name="T1231">(</text:span><text:span text:style-name="T431">$statuses </text:span><text:span text:style-name="T1849">as </text:span><text:span text:style-name="T431">$status</text:span><text:span text:style-name="T1231">){</text:span><text:span text:style-name="T73"><text:line-break/></text:span><text:span text:style-name="T3156">Para cada estado de statuses</text:span></text:p>
      <text:p text:style-name="Standard"><text:span text:style-name="T1231"><text:s text:c="8"/></text:span><text:span text:style-name="T431">$browser</text:span><text:span text:style-name="T693">-&gt;</text:span><text:span text:style-name="T925">assertSee</text:span><text:span text:style-name="T1231">(</text:span><text:span text:style-name="T431">$status</text:span><text:span text:style-name="T693">-&gt;</text:span><text:span text:style-name="T431">body</text:span><text:span text:style-name="T1231">);</text:span><text:span text:style-name="T73"><text:line-break/></text:span><text:span text:style-name="T3156">El navegador se va a asegurar de que ve el body de ese estado</text:span></text:p>
      <text:p text:style-name="P674"><text:span text:style-name="T1200"><text:s text:c="4"/>}</text:span><text:line-break/><text:span text:style-name="T1054">});</text:span></text:p>
      <text:p text:style-name="P675"/>
      <text:p text:style-name="P675">Ejecutamos los tests para ver que no hemos roto nada y todo pasa sin problema.</text:p>
      <text:p text:style-name="P675"/>
      <text:p text:style-name="P1111"><text:a xlink:type="simple" xlink:href="https://github.com/anasmez/social/commit/a04f00e0c80ef17ec6190897671bea8b3d432723" text:style-name="Internet_20_link" text:visited-style-name="Visited_20_Internet_20_Link"><text:span text:style-name="T3485">Commit</text:span></text:a></text:p>
      <text:p text:style-name="P1111"/>
      <text:h text:style-name="Heading_20_3" text:outline-level="3">Vídeo 16</text:h>
      <text:p text:style-name="P676"/>
      <text:p text:style-name="P677">En este vídeo, básicamente vamos a estilizar las tarjetas de los estados. Empezamos por el StatusList que lo voy a explicar rápido:</text:p>
      <text:p text:style-name="Standard"><text:span text:style-name="T2045">&lt;</text:span><text:span text:style-name="T2304">template</text:span><text:span text:style-name="T2045">&gt;</text:span><text:span text:style-name="T3157"><text:line-break/></text:span><text:span text:style-name="T2164"> <text:s text:c="3"/>&lt;</text:span><text:span text:style-name="T2373">div</text:span><text:span text:style-name="T2164">&gt;</text:span><text:span text:style-name="T3157"><text:line-break/></text:span><text:span text:style-name="T2132"> <text:s text:c="7"/>&lt;</text:span><text:span text:style-name="T2357">div </text:span><text:span text:style-name="T1707">class</text:span><text:span text:style-name="T1492">="card border-0 mb-3 shadow-sm" </text:span><text:span text:style-name="T1707">v-for</text:span><text:span text:style-name="T1492">="</text:span><text:span text:style-name="T2233">status </text:span><text:span text:style-name="T1850">in </text:span><text:span text:style-name="T432">statuses</text:span><text:span text:style-name="T1492">"</text:span><text:span text:style-name="T2132">&gt;</text:span><text:span text:style-name="T74"><text:line-break/></text:span><text:span text:style-name="T3158">Metemos todos los estados en una tarjeta sin bordes, con un ligero sombreado y margen de 3 abajo para <text:s/>que respiren un poco</text:span></text:p>
      <text:p text:style-name="Standard"><text:span text:style-name="T2132"><text:s text:c="13"/>&lt;</text:span><text:span text:style-name="T2357">div </text:span><text:span text:style-name="T1707">class</text:span><text:span text:style-name="T1492">="card-body d-flex flex-column"</text:span><text:span text:style-name="T2132">&gt;</text:span><text:span text:style-name="T74"><text:line-break/></text:span><text:span text:style-name="T3159">En el cuerpo de la tarjeta, aplicamos flex para poner la foto y la hora junto al texto uno debajo de otro y que quede bonito</text:span></text:p>
      <text:p text:style-name="Standard"><text:span text:style-name="T2132"><text:s text:c="16"/>&lt;</text:span><text:span text:style-name="T2357">div </text:span><text:span text:style-name="T1707">class</text:span><text:span text:style-name="T1492">="d-flex align-items-center mb-3"</text:span><text:span text:style-name="T2132">&gt;</text:span><text:span text:style-name="T74"><text:line-break/></text:span><text:span text:style-name="T3160">Alineamos los elementos al centro para que no se distorsione la foto y le aplicamos un margen abajo de 3 además de poner uno al lado de otro</text:span></text:p>
      <text:p text:style-name="Standard"><text:soft-page-break/><text:span text:style-name="T2132"><text:s text:c="20"/>&lt;</text:span><text:span text:style-name="T2357">img </text:span><text:span text:style-name="T1707">class</text:span><text:span text:style-name="T1492">="rounded-circle mr-3" </text:span><text:span text:style-name="T1707">width</text:span><text:span text:style-name="T1492">="40px" </text:span><text:span text:style-name="T1707">src</text:span><text:span text:style-name="T1492">="https://aprendible.com/images/default-avatar.jpg"</text:span><text:span text:style-name="T2132">&gt;</text:span><text:span text:style-name="T74"><text:line-break/></text:span><text:span text:style-name="T3160">Metemos una foto de avatar predeterminada con márgen de 3 a la derecha, tamaño 40 px y que sea un círculo</text:span></text:p>
      <text:p text:style-name="Standard"><text:span text:style-name="T2132"><text:s text:c="20"/>&lt;</text:span><text:span text:style-name="T2357">div </text:span><text:span text:style-name="T1707">class</text:span><text:span text:style-name="T1492">=""</text:span><text:span text:style-name="T2132">&gt;</text:span><text:span text:style-name="T74"><text:line-break/></text:span><text:span text:style-name="T3160">Div para juntar el h5 con el texto de la hora</text:span></text:p>
      <text:p text:style-name="Standard"><text:span text:style-name="T2132"><text:s text:c="24"/>&lt;</text:span><text:span text:style-name="T2357">h5 </text:span><text:span text:style-name="T1707">class</text:span><text:span text:style-name="T1492">="mb-1"</text:span><text:span text:style-name="T2132">&gt;Anas M.&lt;/</text:span><text:span text:style-name="T2357">h5</text:span><text:span text:style-name="T2132">&gt;</text:span><text:span text:style-name="T74"><text:line-break/></text:span><text:span text:style-name="T3160">El nombre que tendrá un márgen abajo de 1 para que respire</text:span></text:p>
      <text:p text:style-name="Standard"><text:span text:style-name="T2132"><text:s text:c="24"/>&lt;</text:span><text:span text:style-name="T2357">div </text:span><text:span text:style-name="T1707">class</text:span><text:span text:style-name="T1492">="small text-muted"</text:span><text:span text:style-name="T2132">&gt;Hace un minuto&lt;/</text:span><text:span text:style-name="T2357">div</text:span><text:span text:style-name="T2132">&gt;</text:span><text:span text:style-name="T74"><text:line-break/></text:span><text:span text:style-name="T3160">El tiempo que se verá de un color apagado y en pequeño</text:span></text:p>
      <text:p text:style-name="Standard"><text:span text:style-name="T2132"><text:s text:c="20"/>&lt;/</text:span><text:span text:style-name="T2357">div</text:span><text:span text:style-name="T2132">&gt;</text:span><text:span text:style-name="T74"><text:line-break/></text:span><text:span text:style-name="T2132"> <text:s text:c="15"/>&lt;/</text:span><text:span text:style-name="T2357">div</text:span><text:span text:style-name="T2132">&gt;</text:span><text:span text:style-name="T74"><text:line-break/></text:span><text:span text:style-name="T2132"> <text:s text:c="15"/>&lt;</text:span><text:span text:style-name="T2357">p </text:span><text:span text:style-name="T1707">class</text:span><text:span text:style-name="T1492">="card-text text-secondary" </text:span><text:span text:style-name="T1707">v-text</text:span><text:span text:style-name="T1492">="</text:span><text:span text:style-name="T2233">status</text:span><text:span text:style-name="T1232">.</text:span><text:span text:style-name="T432">body</text:span><text:span text:style-name="T1492">"</text:span><text:span text:style-name="T2132">&gt;&lt;/</text:span><text:span text:style-name="T2357">p</text:span><text:span text:style-name="T2132">&gt;</text:span><text:span text:style-name="T74"><text:line-break/></text:span><text:span text:style-name="T3160">El texto que aparecerá en un color más gris y tendrá la clase card-text</text:span></text:p>
      <text:p text:style-name="P678"><text:span text:style-name="T2121"><text:s text:c="12"/>&lt;/</text:span><text:span text:style-name="T2350">div</text:span><text:span text:style-name="T2121">&gt;</text:span><text:span text:style-name="T57"><text:line-break/></text:span><text:span text:style-name="T2121"> <text:s text:c="7"/>&lt;/</text:span><text:span text:style-name="T2350">div</text:span><text:span text:style-name="T2121">&gt;</text:span><text:span text:style-name="T57"><text:line-break/></text:span><text:span text:style-name="T2162"> <text:s text:c="3"/>&lt;/</text:span><text:span text:style-name="T2371">div</text:span><text:span text:style-name="T2162">&gt;</text:span><text:line-break/><text:span text:style-name="T2030">&lt;/</text:span><text:span text:style-name="T2293">template</text:span><text:span text:style-name="T2030">&gt;</text:span></text:p>
      <text:p text:style-name="P677"/>
      <text:p text:style-name="P679">Ahora modificamos un poco más la vista welcome:</text:p>
      <text:p text:style-name="P680"><text:span text:style-name="T2030">&lt;</text:span><text:span text:style-name="T2293">div </text:span><text:span text:style-name="T1667">class</text:span><text:span text:style-name="T1359">="col-8 mx-auto"</text:span><text:span text:style-name="T2030">&gt;</text:span><text:line-break/><text:span text:style-name="T2030"> <text:s text:c="3"/>&lt;</text:span><text:span text:style-name="T2293">div </text:span><text:span text:style-name="T1667">class</text:span><text:span text:style-name="T1359">="card border-0 bg-light </text:span><text:span text:style-name="T1458">mb-3 shadow-sm</text:span><text:span text:style-name="T1359">"</text:span><text:span text:style-name="T2030">&gt;</text:span></text:p>
      <text:p text:style-name="Standard"><text:span text:style-name="T3162">Con esto conseguimos espaciar más las tarjetas del form y además le aplicamos un ligero sombreado como las tarjetas<text:line-break/></text:span><text:span text:style-name="T2046"> <text:s text:c="7"/>&lt;</text:span><text:span text:style-name="T2305">status-form</text:span><text:span text:style-name="T2046">&gt;&lt;/</text:span><text:span text:style-name="T2305">status-form</text:span><text:span text:style-name="T2046">&gt;</text:span><text:span text:style-name="T3161"><text:line-break/></text:span><text:span text:style-name="T2046"> <text:s text:c="3"/>&lt;/</text:span><text:span text:style-name="T2305">div</text:span><text:span text:style-name="T2046">&gt;</text:span></text:p>
      <text:p text:style-name="P681">Último cambio de StatusList:</text:p>
      <text:p text:style-name="P681"><text:span text:style-name="T2030">&lt;</text:span><text:span text:style-name="T2293">img </text:span><text:span text:style-name="T1667">class</text:span><text:span text:style-name="T1359">="rounded-circle mr-3 </text:span><text:span text:style-name="T1458">shadow-sm</text:span><text:span text:style-name="T1359">" </text:span><text:span text:style-name="T1667">width</text:span><text:span text:style-name="T1359">="40px" </text:span><text:span text:style-name="T1667">src</text:span><text:span text:style-name="T1359">="https://aprendible.com/images/default-avatar.jpg"</text:span><text:span text:style-name="T2030">&gt;</text:span><text:line-break/>Le aplicamos un ligero sombreado a las fotos de avatar que así queda mejor.</text:p>
      <text:p text:style-name="P59"/>
      <text:p text:style-name="P1113"><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682"/>
      <text:p text:style-name="P682">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968"><text:line-break/></text:span><text:span text:style-name="T3163">El Http/Resources es para mantener la misma estructura de carpetas que se generará luego automático cuando creemos el primer recurso. Se nos va a generar el siguente archivo:</text:span></text:p>
      <text:p text:style-name="P683">social/tests/Unit/Http/Resources/StatusResourceTest.ph<text:span text:style-name="T3164">p</text:span></text:p>
      <text:p text:style-name="P683"/>
      <text:p text:style-name="P31">Vamos a crear el test en el archivo:</text:p>
      <text:p text:style-name="P32"><text:span text:style-name="T1933">class </text:span><text:span text:style-name="T1730">StatusResourceTest </text:span><text:span text:style-name="T1933">extends </text:span><text:span text:style-name="T211">TestCase</text:span><text:line-break/><text:span text:style-name="T1335">{</text:span><text:line-break/><text:span text:style-name="T1336"> <text:s text:c="3"/></text:span><text:span text:style-name="T1935">use </text:span><text:span text:style-name="T212">RefreshDatabase</text:span><text:span text:style-name="T1336">;</text:span><text:line-break/><text:span text:style-name="T1335"> <text:s text:c="3"/></text:span><text:span text:style-name="T275">/**</text:span><text:line-break/><text:span text:style-name="T276"> <text:s text:c="4"/>* </text:span><text:span text:style-name="T1923">@test</text:span><text:line-break/><text:span text:style-name="T1911"> <text:s text:c="4"/></text:span><text:span text:style-name="T275">*/</text:span><text:line-break/><text:span text:style-name="T276"> <text:s text:c="3"/></text:span><text:span text:style-name="T1935">public function </text:span><text:span text:style-name="T1035">a_status_resources_must_have_the_necessary_fields</text:span><text:span text:style-name="T1336">()</text:span><text:line-break/><text:span text:style-name="T3165">Vamos a crear un test que compruebe que el recurso nos devuelve los campos que pedimos (foto, hora, nombre)</text:span></text:p>
      <text:p text:style-name="Standard"><text:soft-page-break/><text:span text:style-name="T1233"><text:s text:c="4"/>{</text:span><text:span text:style-name="T150"><text:line-break/></text:span><text:span text:style-name="T1233"> <text:s text:c="7"/></text:span><text:span text:style-name="T433">$status</text:span><text:span text:style-name="T694">=</text:span><text:span text:style-name="T926">factory</text:span><text:span text:style-name="T1233">(</text:span><text:span text:style-name="T1634">Status</text:span><text:span text:style-name="T694">::</text:span><text:span text:style-name="T1851">class</text:span><text:span text:style-name="T1233">)</text:span><text:span text:style-name="T694">-&gt;</text:span><text:span text:style-name="T926">create</text:span><text:span text:style-name="T1233">();</text:span><text:span text:style-name="T150"><text:line-break/></text:span><text:span text:style-name="T3165">Vamos a crear un estado con un factory</text:span></text:p>
      <text:p text:style-name="Standard"><text:span text:style-name="T1233"><text:s text:c="8"/></text:span><text:span text:style-name="T433">$statusResource</text:span><text:span text:style-name="T694">=</text:span><text:span text:style-name="T1634">StatusResource</text:span><text:span text:style-name="T694">::</text:span><text:span text:style-name="T1023">make</text:span><text:span text:style-name="T1233">(</text:span><text:span text:style-name="T433">$status</text:span><text:span text:style-name="T1233">);</text:span><text:span text:style-name="T150"><text:line-break/></text:span><text:span text:style-name="T3165">Hacemos uso de un nuevo </text:span><text:span text:style-name="T2609">Resource</text:span><text:span text:style-name="T2920"> aunque no lo tengamos creado todavía. Convertirá el estado en un array de los datos que le pedimos</text:span><text:span text:style-name="T150"><text:line-break/></text:span><text:span text:style-name="T1233"> <text:s text:c="7"/></text:span><text:span text:style-name="T433">$this</text:span><text:span text:style-name="T694">-&gt;</text:span><text:span text:style-name="T926">assertArrayHasKey</text:span><text:span text:style-name="T1233">(</text:span><text:span text:style-name="T1493">'body'</text:span><text:span text:style-name="T1233">, </text:span><text:span text:style-name="T433">$statusResource</text:span><text:span text:style-name="T1233">);</text:span><text:span text:style-name="T150"><text:line-break/></text:span><text:span text:style-name="T3165">Comprobamos que nos devuelve en esos datos el campo “body”</text:span></text:p>
      <text:p text:style-name="P32"><text:span text:style-name="T1336"><text:s text:c="4"/>}</text:span><text:span text:style-name="T57"><text:line-break/></text:span><text:span text:style-name="T1336">}</text:span></text:p>
      <text:p text:style-name="P685"/>
      <text:p text:style-name="P685">Vamos a empezar a hacer pruebas con esto y ver qué nos falta e implementarlo antes de seguir poniendo más tests</text:p>
      <text:p text:style-name="P685"/>
      <text:p text:style-name="P686">Si ejecutamos el test, nos dice que nos falta una clase <text:span text:style-name="T3166">(la del </text:span><text:span text:style-name="T2610">resource</text:span><text:span text:style-name="T3166">):</text:span></text:p>
      <text:p text:style-name="Standard"><text:span text:style-name="T2459">1) Tests\Unit\Http\Resources\StatusResourceTest::a_status_resources_must_have_the_necessary_fi</text:span><text:span text:style-name="T2460"><text:line-break/>elds <text:line-break/>Error: Class 'Tests\Unit\Http\Resources\StatusResource' not found</text:span><text:span text:style-name="T2512"><text:line-break/><text:line-break/></text:span><text:span text:style-name="T3166">Creamos el recurso:</text:span></text:p>
      <text:p text:style-name="Standard"><text:span text:style-name="T3">art make:resource StatusResource</text:span><text:span text:style-name="T1956"><text:line-break/></text:span><text:span text:style-name="T3167">Y como dijimos antes, se crea Resources en la carpeta App/Http con el correspondiente recurso. Esta estructura es la que imitamos en los tests.</text:span></text:p>
      <text:p text:style-name="P723">Importamos el StatusResource que hemos creado en el test de antes haciendo uso de las herramientas de PhpStorm o poniendo:</text:p>
      <text:p text:style-name="P723"><text:span text:style-name="T1741">use </text:span><text:span text:style-name="T173">App</text:span><text:span text:style-name="T2030">\</text:span><text:span text:style-name="T173">Http</text:span><text:span text:style-name="T2030">\</text:span><text:span text:style-name="T173">Resources</text:span><text:span text:style-name="T2030">\</text:span><text:span text:style-name="T173">StatusResource</text:span><text:span text:style-name="T1054">;</text:span></text:p>
      <text:p text:style-name="P724"><draw:custom-shape text:anchor-type="paragraph" draw:z-index="6" draw:name="Shape3" draw:style-name="gr3" draw:text-style-name="P1435"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6">sudo update-alternatives --config php</text:span><text:span text:style-name="T1969"><text:line-break/></text:span><text:a xlink:type="simple" xlink:href="https://stackoverflow.com/questions/47849825/change-laravel-homestead-v7-0-1-with-php-7-2-to-php-7-1" text:style-name="Internet_20_link" text:visited-style-name="Visited_20_Internet_20_Link"><text:span text:style-name="T3169">StackOverflow</text:span></text:a></text:p>
      <text:p text:style-name="P724"/>
      <text:p text:style-name="P724">Con esto, ya lo tendríamos importado. <text:span text:style-name="T3168">Ejecutamos nuevamente y nos dice que no encuentra la llave </text:span><text:span text:style-name="T2611">body</text:span><text:span text:style-name="T2921">. Vamos a inspeccionar el resource para ver qué nos devuelve:</text:span></text:p>
      <text:p text:style-name="P83"/>
      <text:p text:style-name="P724"><text:span text:style-name="T289">$statusResource</text:span><text:span text:style-name="T577">=</text:span><text:span text:style-name="T1597">StatusResource</text:span><text:span text:style-name="T577">::</text:span><text:span text:style-name="T1014">make</text:span><text:span text:style-name="T1054">(</text:span><text:span text:style-name="T289">$status</text:span><text:span text:style-name="T1054">);</text:span><text:line-break/><text:line-break/><text:span text:style-name="T898">dd</text:span><text:span text:style-name="T1200">(</text:span><text:span text:style-name="T406">$statusResource</text:span><text:span text:style-name="T1200">);</text:span><text:line-break/><text:line-break/><text:span text:style-name="T289">$this</text:span><text:span text:style-name="T577">-&gt;</text:span><text:span text:style-name="T798">assertArrayHasKey</text:span><text:span text:style-name="T1054">(</text:span><text:span text:style-name="T1359">'body'</text:span><text:span text:style-name="T1054">, </text:span><text:span text:style-name="T289">$statusResource</text:span><text:span text:style-name="T1054">);</text:span></text:p>
      <text:p text:style-name="P724"/>
      <text:p text:style-name="P725">Pero esto nos devuelve los detalles del recurso en sí en vez de una respuesta que daría. Para solucionar esto, ponemos esto:</text:p>
      <text:p text:style-name="P725"><text:span text:style-name="T289">$statusResource</text:span><text:span text:style-name="T577">=</text:span><text:span text:style-name="T1597">StatusResource</text:span><text:span text:style-name="T577">::</text:span><text:span text:style-name="T1014">make</text:span><text:span text:style-name="T1054">(</text:span><text:span text:style-name="T289">$status</text:span><text:span text:style-name="T1054">)</text:span><text:span text:style-name="T667">-&gt;</text:span><text:span text:style-name="T898">resolve</text:span><text:span text:style-name="T1200">()</text:span><text:span text:style-name="T1054">;</text:span><text:line-break/><text:line-break/><text:span text:style-name="T798">dd</text:span><text:span text:style-name="T1054">(</text:span><text:span text:style-name="T289">$statusResource</text:span><text:span text:style-name="T1054">);</text:span></text:p>
      <text:p text:style-name="P725"/>
      <text:p text:style-name="P726">Si ejecutamos, vemos que pasa. Y que además tiene la clave <text:span text:style-name="T2607">body</text:span><text:span text:style-name="T2916">. Si quitamos el </text:span><text:span text:style-name="T2607">dd</text:span><text:span text:style-name="T2916">, vemos que pasa el test.</text:span></text:p>
      <text:p text:style-name="P84"/>
      <text:p text:style-name="P85"><text:soft-page-break/>Ahora vamos a ver que el test comprueba los demás datos del array:</text:p>
      <text:p text:style-name="P85"/>
      <text:p text:style-name="Standard"><text:span text:style-name="T303">$statusResource</text:span><text:span text:style-name="T590">=</text:span><text:span text:style-name="T1601">StatusResource</text:span><text:span text:style-name="T590">::</text:span><text:span text:style-name="T1015">make</text:span><text:span text:style-name="T1102">(</text:span><text:span text:style-name="T334">$status</text:span><text:span text:style-name="T1102">)</text:span><text:span text:style-name="T590">-&gt;</text:span><text:span text:style-name="T815">resolve</text:span><text:span text:style-name="T1102">();</text:span><text:span text:style-name="T3170"><text:line-break/><text:line-break/></text:span><text:span text:style-name="T334">$this</text:span><text:span text:style-name="T590">-&gt;</text:span><text:span text:style-name="T815">assertArrayHasKey</text:span><text:span text:style-name="T1102">(</text:span><text:span text:style-name="T1376">'body'</text:span><text:span text:style-name="T1102">, </text:span><text:span text:style-name="T334">$statusResource</text:span><text:span text:style-name="T1102">);</text:span><text:span text:style-name="T3170"><text:line-break/></text:span><text:span text:style-name="T434">$this</text:span><text:span text:style-name="T695">-&gt;</text:span><text:span text:style-name="T927">assertArrayHasKey</text:span><text:span text:style-name="T1234">(</text:span><text:span text:style-name="T1494">'user_name'</text:span><text:span text:style-name="T1234">, </text:span><text:span text:style-name="T434">$statusResource</text:span><text:span text:style-name="T1234">);</text:span><text:span text:style-name="T75"><text:line-break/></text:span><text:span text:style-name="T3171">Compruebas que tiene el nombre de usuario</text:span></text:p>
      <text:p text:style-name="Standard"><text:span text:style-name="T434">$this</text:span><text:span text:style-name="T695">-&gt;</text:span><text:span text:style-name="T927">assertArrayHasKey</text:span><text:span text:style-name="T1234">(</text:span><text:span text:style-name="T1494">'user_avatar'</text:span><text:span text:style-name="T1234">, </text:span><text:span text:style-name="T434">$statusResource</text:span><text:span text:style-name="T1234">);</text:span><text:span text:style-name="T75"><text:line-break/></text:span><text:span text:style-name="T3171">Comprobamos que tiene avatar</text:span></text:p>
      <text:p text:style-name="P727"><text:span text:style-name="T406">$this</text:span><text:span text:style-name="T667">-&gt;</text:span><text:span text:style-name="T898">assertArrayHasKey</text:span><text:span text:style-name="T1200">(</text:span><text:span text:style-name="T1458">'ago'</text:span><text:span text:style-name="T1200">, </text:span><text:span text:style-name="T406">$statusResource</text:span><text:span text:style-name="T1200">);</text:span></text:p>
      <text:p text:style-name="P728">Comprobamos que tiene el tiempo que ha pasado desde la publicación</text:p>
      <text:p text:style-name="P728"/>
      <text:p text:style-name="P729">Si ejecutamos el test, vemos que no consigue el nombre de usuario. <text:span text:style-name="T3172">Vamos a modificar el recurso para que se los pase en </text:span><text:span text:style-name="T2612">social/app/Http/Resources/StatusResource.php</text:span><text:span text:style-name="T2922">:</text:span></text:p>
      <text:p text:style-name="P729"><text:span text:style-name="T1756">return parent</text:span><text:span text:style-name="T577">::</text:span><text:span text:style-name="T1014">toArray</text:span><text:span text:style-name="T1054">(</text:span><text:span text:style-name="T289">$request</text:span><text:span text:style-name="T1054">);</text:span></text:p>
      <text:p text:style-name="P730"><text:span text:style-name="T2922">V</text:span><text:span text:style-name="T2916">emos que tiene eso. Básicamente lo que hace es ir al padre (status) y pedirle que lo pase a un array. Es lo mismo que $status-&gt;toArray()</text:span></text:p>
      <text:p text:style-name="P730"/>
      <text:p text:style-name="P730">Lo cambiamos por:</text:p>
      <text:p text:style-name="Standard"><text:span text:style-name="T1794">public function </text:span><text:span text:style-name="T816">toArray</text:span><text:span text:style-name="T1103">(</text:span><text:span text:style-name="T335">$request</text:span><text:span text:style-name="T1103">)</text:span><text:span text:style-name="T3173"><text:line-break/></text:span><text:span text:style-name="T1103">{</text:span><text:span text:style-name="T3173"><text:line-break/></text:span><text:span text:style-name="T1235"> <text:s text:c="3"/></text:span><text:span text:style-name="T1852">return </text:span><text:span text:style-name="T1235">[</text:span><text:span text:style-name="T76"><text:line-break/></text:span><text:span text:style-name="T3174">Retorna un array</text:span></text:p>
      <text:p text:style-name="Standard"><text:span text:style-name="T1235"><text:s text:c="6"/></text:span><text:span text:style-name="T1495">'body'</text:span><text:span text:style-name="T696">=&gt;</text:span><text:span text:style-name="T435">$this</text:span><text:span text:style-name="T696">-&gt;</text:span><text:span text:style-name="T435">body</text:span><text:span text:style-name="T1235">,</text:span><text:span text:style-name="T76"><text:line-break/></text:span><text:span text:style-name="T3174">Con el campo body</text:span></text:p>
      <text:p text:style-name="Standard"><text:span text:style-name="T1235"><text:s text:c="6"/></text:span><text:span text:style-name="T1495">'user_name'</text:span><text:span text:style-name="T696">=&gt;</text:span><text:span text:style-name="T435">$this</text:span><text:span text:style-name="T696">-&gt;</text:span><text:span text:style-name="T435">user</text:span><text:span text:style-name="T696">-&gt;</text:span><text:span text:style-name="T435">name <text:s/></text:span><text:span text:style-name="T76"><text:line-break/></text:span><text:span text:style-name="T3174">Y el campo nombre del usuario</text:span></text:p>
      <text:p text:style-name="P731"><text:span text:style-name="T406"><text:s text:c="4"/></text:span><text:span text:style-name="T1200">];</text:span><text:line-break/><text:span text:style-name="T1054">}</text:span></text:p>
      <text:p text:style-name="P730"/>
      <text:p text:style-name="P732">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971"><text:line-break/></text:span></text:p>
      <text:p text:style-name="P733">Vamos a abrirlo. <text:span text:style-name="T3176">Se encuentra en</text:span><text:span text:style-name="T2613"> social/test/Unit/Models/StatusTest.php</text:span><text:span text:style-name="T3176">:</text:span></text:p>
      <text:p text:style-name="P734"><text:span text:style-name="T1741">class </text:span><text:span text:style-name="T1597">StatusTest </text:span><text:span text:style-name="T1741">extends </text:span><text:span text:style-name="T173">TestCase</text:span><text:line-break/><text:span text:style-name="T1054">{</text:span><text:line-break/><text:span text:style-name="T1200"> <text:s text:c="3"/></text:span><text:span text:style-name="T1837">use </text:span><text:span text:style-name="T191">RefreshDatabase</text:span><text:span text:style-name="T1200">;</text:span><text:line-break/><text:span text:style-name="T1054"> <text:s text:c="3"/></text:span><text:span text:style-name="T225">/**</text:span><text:line-break/><text:span text:style-name="T225"> <text:s text:c="4"/>* </text:span><text:span text:style-name="T1923">@test</text:span><text:line-break/><text:span text:style-name="T1911"> <text:s text:c="4"/></text:span><text:span text:style-name="T225">*/</text:span><text:line-break/><text:span text:style-name="T225"> <text:s text:c="3"/></text:span><text:span text:style-name="T1741">function </text:span><text:span text:style-name="T898">a_status_belongs_to_a_user</text:span><text:span text:style-name="T1054">()</text:span></text:p>
      <text:p text:style-name="Standard"><text:span text:style-name="T3177">Vamos a comprobar que un estado pertenece a un usuario<text:line-break/></text:span><text:span text:style-name="T1104"> <text:s text:c="3"/>{</text:span><text:span text:style-name="T3175"><text:line-break/></text:span><text:span text:style-name="T1236"> <text:s text:c="7"/></text:span><text:span text:style-name="T436">$status</text:span><text:span text:style-name="T697">=</text:span><text:span text:style-name="T928">factory</text:span><text:span text:style-name="T1236">(</text:span><text:span text:style-name="T1635">Status</text:span><text:span text:style-name="T697">::</text:span><text:span text:style-name="T1853">class</text:span><text:span text:style-name="T1236">)</text:span><text:span text:style-name="T697">-&gt;</text:span><text:span text:style-name="T928">create</text:span><text:span text:style-name="T1236">();</text:span><text:span text:style-name="T77"><text:line-break/></text:span><text:span text:style-name="T3177">Creamos un estado</text:span><text:span text:style-name="T77"><text:line-break/></text:span><text:span text:style-name="T1236"> <text:s text:c="7"/></text:span><text:span text:style-name="T436">$this</text:span><text:span text:style-name="T697">-&gt;</text:span><text:span text:style-name="T928">assertInstanceOf</text:span><text:span text:style-name="T1236">(</text:span><text:span text:style-name="T1635">User</text:span><text:span text:style-name="T697">::</text:span><text:span text:style-name="T1853">class</text:span><text:span text:style-name="T1236">, </text:span><text:span text:style-name="T436">$status</text:span><text:span text:style-name="T697">-&gt;</text:span><text:span text:style-name="T436">user</text:span><text:span text:style-name="T1236">);</text:span><text:span text:style-name="T3175"><text:line-break/>Vemos si $status-&gt;user es una instancia de User::class</text:span></text:p>
      <text:p text:style-name="P735"><text:span text:style-name="T1104"><text:s text:c="4"/>}</text:span><text:span text:style-name="T3175"><text:line-break/></text:span><text:span text:style-name="T1104">}</text:span></text:p>
      <text:p text:style-name="P733"/>
      <text:p text:style-name="P736"><text:span text:style-name="T3178">Ejecutamos el test y nos dice que </text:span><text:span text:style-name="T2614">null</text:span><text:span text:style-name="T3178"> no es una instancia de </text:span><text:span text:style-name="T2607">App\User</text:span><text:span text:style-name="T2923">. Vamos a arreglarlo abriendo el modelo Status:</text:span></text:p>
      <text:p text:style-name="P737"><text:span text:style-name="T1757">class </text:span><text:span text:style-name="T1597">Status </text:span><text:span text:style-name="T1741">extends </text:span><text:span text:style-name="T173">Model</text:span><text:line-break/><text:span text:style-name="T1054">{</text:span><text:line-break/><text:soft-page-break/><text:span text:style-name="T1054"> <text:s text:c="3"/></text:span><text:span text:style-name="T1741">protected </text:span><text:span text:style-name="T289">$guarded</text:span><text:span text:style-name="T577">=</text:span><text:span text:style-name="T1054">[];</text:span><text:line-break/><text:line-break/><text:span text:style-name="T1200"> <text:s text:c="3"/></text:span><text:span text:style-name="T1837">public function </text:span><text:span text:style-name="T898">user</text:span><text:span text:style-name="T1200">()</text:span><text:span text:style-name="T57"><text:line-break/></text:span><text:span text:style-name="T1200"> <text:s text:c="3"/>{</text:span><text:span text:style-name="T57"><text:line-break/></text:span><text:span text:style-name="T1200"> <text:s text:c="7"/></text:span><text:span text:style-name="T1837">return </text:span><text:span text:style-name="T406">$this→belongsTo(User::class);</text:span></text:p>
      <text:p text:style-name="Standard"><text:span text:style-name="T3179">Ponemos que pertenece a la clase User</text:span><text:span text:style-name="T57"><text:line-break/></text:span><text:span text:style-name="T1200"> <text:s text:c="3"/>}</text:span><text:line-break/><text:span text:style-name="T1054">}</text:span></text:p>
      <text:p text:style-name="P86"/>
      <text:p text:style-name="P738"><text:span text:style-name="T2923">Y </text:span><text:span text:style-name="T2916">con esto ya pasa el test. </text:span><text:span text:style-name="T2924">Volvemos a StatusResourceTest y ahora no nos dice que user es null así que eso está solucionado, pero ahora dice que user_avatar no está. Vamos a ver cómo se arregla en StatusResource:</text:span></text:p>
      <text:p text:style-name="P738"><text:span text:style-name="T1758">return </text:span><text:span text:style-name="T1054">[</text:span><text:line-break/><text:span text:style-name="T1054"> <text:s/></text:span><text:span text:style-name="T1359">'body'</text:span><text:span text:style-name="T577">=&gt;</text:span><text:span text:style-name="T289">$this</text:span><text:span text:style-name="T577">-&gt;</text:span><text:span text:style-name="T289">body</text:span><text:span text:style-name="T1054">,</text:span><text:line-break/><text:span text:style-name="T1054"> <text:s text:c="3"/></text:span><text:span text:style-name="T1359">'user_name'</text:span><text:span text:style-name="T577">=&gt;</text:span><text:span text:style-name="T289">$this</text:span><text:span text:style-name="T577">-&gt;</text:span><text:span text:style-name="T289">user</text:span><text:span text:style-name="T577">-&gt;</text:span><text:span text:style-name="T289">name</text:span><text:span text:style-name="T1054">,</text:span><text:line-break/><text:span text:style-name="T1200"> <text:s text:c="3"/></text:span><text:span text:style-name="T1458">'user_avatar'</text:span><text:span text:style-name="T667">=&gt;</text:span><text:span text:style-name="T1458">'https://aprendible.com/images/default-avatar.jpg'</text:span><text:line-break/><text:span text:style-name="T1054">];</text:span></text:p>
      <text:p text:style-name="P739"><text:span text:style-name="T2924">A</text:span><text:span text:style-name="T2916">hora solo nos falta la clave </text:span><text:span text:style-name="T2607">ago</text:span><text:span text:style-name="T2916">:</text:span></text:p>
      <text:p text:style-name="Standard"><text:span text:style-name="T1759">return </text:span><text:span text:style-name="T1105">[</text:span><text:span text:style-name="T3180"><text:line-break/></text:span><text:span text:style-name="T1105"> <text:s/></text:span><text:span text:style-name="T1377">'body'</text:span><text:span text:style-name="T591">=&gt;</text:span><text:span text:style-name="T336">$this</text:span><text:span text:style-name="T591">-&gt;</text:span><text:span text:style-name="T336">body</text:span><text:span text:style-name="T1105">,</text:span><text:span text:style-name="T3180"><text:line-break/></text:span><text:span text:style-name="T1105"> <text:s text:c="3"/></text:span><text:span text:style-name="T1377">'user_name'</text:span><text:span text:style-name="T591">=&gt;</text:span><text:span text:style-name="T336">$this</text:span><text:span text:style-name="T591">-&gt;</text:span><text:span text:style-name="T336">user</text:span><text:span text:style-name="T591">-&gt;</text:span><text:span text:style-name="T336">name</text:span><text:span text:style-name="T1105">,</text:span><text:span text:style-name="T3180"><text:line-break/></text:span><text:span text:style-name="T1105"> <text:s text:c="3"/></text:span><text:span text:style-name="T1377">'user_avatar'</text:span><text:span text:style-name="T591">=&gt;</text:span><text:span text:style-name="T1377">'https://aprendible.com/images/default-avatar.jpg'</text:span><text:span text:style-name="T1105">,</text:span><text:span text:style-name="T3180"><text:line-break/></text:span><text:span text:style-name="T1237"> <text:s text:c="3"/></text:span><text:span text:style-name="T1496">'ago'</text:span><text:span text:style-name="T698">=&gt;</text:span><text:span text:style-name="T437">$this</text:span><text:span text:style-name="T698">-&gt;</text:span><text:span text:style-name="T437">created_at</text:span><text:span text:style-name="T698">-&gt;</text:span><text:span text:style-name="T929">diffForHumans</text:span><text:span text:style-name="T1237">()</text:span><text:span text:style-name="T3180"><text:line-break/>Nos devuelve la clave ago que es el created_at, pero formateado con Carbon por diffForHumans para que sea legible por personas</text:span></text:p>
      <text:p text:style-name="P406">];</text:p>
      <text:p text:style-name="P87"/>
      <text:p text:style-name="P740"><text:span text:style-name="T2916">Y con esto ya pasa el test, </text:span><text:span text:style-name="T2925">pero vamos a hacer unos cambios:</text:span></text:p>
      <text:p text:style-name="P741"><text:span text:style-name="T304">$statusResource </text:span><text:span text:style-name="T577">= </text:span><text:span text:style-name="T1597">StatusResource</text:span><text:span text:style-name="T577">::</text:span><text:span text:style-name="T1014">make</text:span><text:span text:style-name="T1054">(</text:span><text:span text:style-name="T289">$status</text:span><text:span text:style-name="T1054">)</text:span><text:span text:style-name="T577">-&gt;</text:span><text:span text:style-name="T798">resolve</text:span><text:span text:style-name="T1054">();</text:span><text:line-break/><text:line-break/><text:span text:style-name="T289">$this</text:span><text:span text:style-name="T577">-&gt;</text:span><text:span text:style-name="T898">assertEquals</text:span><text:span text:style-name="T1200">(</text:span><text:span text:style-name="T406">$status</text:span><text:span text:style-name="T667">-&gt;</text:span><text:span text:style-name="T406">body</text:span><text:span text:style-name="T1200">, </text:span><text:span text:style-name="T406">$statusResource</text:span><text:span text:style-name="T1200">[</text:span><text:span text:style-name="T1458">'body'</text:span><text:span text:style-name="T1200">]);</text:span></text:p>
      <text:p text:style-name="P742"><text:span text:style-name="T3182">Con esto comprobamos que el body del estado es el mismo que devuelve el recurso. Tanto si son diferentes como si no se devuelve un body, falla. Es mejor esta verificación<text:line-break/></text:span><text:span text:style-name="T337">$this</text:span><text:span text:style-name="T592">-&gt;</text:span><text:span text:style-name="T930">assertEquals</text:span><text:span text:style-name="T1238">(</text:span><text:span text:style-name="T438">$status</text:span><text:span text:style-name="T699">-&gt;</text:span><text:span text:style-name="T438">user</text:span><text:span text:style-name="T699">-&gt;</text:span><text:span text:style-name="T438">name</text:span><text:span text:style-name="T1238">, </text:span><text:span text:style-name="T438">$statusResource</text:span><text:span text:style-name="T1238">[</text:span><text:span text:style-name="T1497">'user_name'</text:span><text:span text:style-name="T1238">]);</text:span><text:span text:style-name="T3181"><text:line-break/>Comprobamos que coincida el nombre con el del usuario del estado</text:span></text:p>
      <text:p text:style-name="P742"><text:span text:style-name="T337">$this</text:span><text:span text:style-name="T592">-&gt;</text:span><text:span text:style-name="T930">assertEquals</text:span><text:span text:style-name="T1238">(</text:span><text:span text:style-name="T1497">'https://aprendible.com/images/default-avatar.jpg'</text:span><text:span text:style-name="T1238">, </text:span><text:span text:style-name="T438">$statusResource</text:span><text:span text:style-name="T1238">[</text:span><text:span text:style-name="T1497">'user_avatar'</text:span><text:span text:style-name="T1238">]);</text:span><text:span text:style-name="T3181"><text:line-break/>La foto</text:span></text:p>
      <text:p text:style-name="P742"><text:span text:style-name="T337">$this</text:span><text:span text:style-name="T592">-&gt;</text:span><text:span text:style-name="T930">assertEquals</text:span><text:span text:style-name="T1238">(</text:span><text:span text:style-name="T438">$status</text:span><text:span text:style-name="T699">-&gt;</text:span><text:span text:style-name="T438">created_at</text:span><text:span text:style-name="T699">-&gt;</text:span><text:span text:style-name="T930">diffForHumans</text:span><text:span text:style-name="T1238">(), </text:span><text:span text:style-name="T438">$statusResource</text:span><text:span text:style-name="T1238">[</text:span><text:span text:style-name="T1497">'ago'</text:span><text:span text:style-name="T1238">]);</text:span></text:p>
      <text:p text:style-name="P743"><text:span text:style-name="T2925">L</text:span><text:span text:style-name="T2916">a hora a la que se creó</text:span></text:p>
      <text:p text:style-name="P1113"/>
      <text:p text:style-name="P1112"><text:a xlink:type="simple" xlink:href="https://github.com/anasmez/social/commit/8e50fcb1d96be2b4f5512085cdd02f04c2de88df" text:style-name="Internet_20_link" text:visited-style-name="Visited_20_Internet_20_Link"><text:span text:style-name="T3486">Commit</text:span></text:a></text:p>
      <text:p text:style-name="P1112"/>
      <text:h text:style-name="Heading_20_3" text:outline-level="3">Vídeo 18</text:h>
      <text:p text:style-name="P88"/>
      <text:p text:style-name="P89">Vamos a moldear el test <text:span text:style-name="T2607">ListStatusesTest.php</text:span> para que la respuesta que obtengamos del resource coincida con el test ya que tienen estructura así que debemos pedir datos de forma diferente:</text:p>
      <text:p text:style-name="P90"><text:span text:style-name="T2007"><text:s text:c="4"/></text:span><text:span text:style-name="T513">$response</text:span><text:span text:style-name="T776">-&gt;</text:span><text:span text:style-name="T1009">assertSuccessful</text:span><text:span text:style-name="T1328">();</text:span><text:line-break/><text:line-break/><text:span text:style-name="T1328"> <text:s text:c="3"/></text:span><text:span text:style-name="T513">$response</text:span><text:span text:style-name="T776">-&gt;</text:span><text:span text:style-name="T1009">assertJson</text:span><text:span text:style-name="T1328">([</text:span><text:line-break/><text:span text:style-name="T1330"> <text:s text:c="7"/></text:span><text:span text:style-name="T1576">'meta'</text:span><text:span text:style-name="T778">=&gt;</text:span><text:span text:style-name="T1330">[</text:span><text:span text:style-name="T1576">'total'</text:span><text:span text:style-name="T778">=&gt;</text:span><text:span text:style-name="T2258">4</text:span><text:span text:style-name="T1330">]</text:span></text:p>
      <text:p text:style-name="P744"><text:span text:style-name="T2927">En el array que devuelve el resource, el total de elementos está dentro de la estructura </text:span><text:span text:style-name="T2615">meta</text:span><text:span text:style-name="T2926"><text:line-break/></text:span><text:span text:style-name="T1075"> <text:s text:c="3"/>]);</text:span><text:span text:style-name="T2926"><text:line-break/><text:line-break/></text:span><text:soft-page-break/><text:span text:style-name="T1075"> <text:s text:c="3"/></text:span><text:span text:style-name="T305">$response</text:span><text:span text:style-name="T594">-&gt;</text:span><text:span text:style-name="T818">assertJsonStructure</text:span><text:span text:style-name="T1075">([</text:span><text:span text:style-name="T2926"><text:line-break/></text:span><text:span text:style-name="T1215"> <text:s text:c="7"/></text:span><text:span text:style-name="T1477">'data'</text:span><text:span text:style-name="T1215">, </text:span><text:span text:style-name="T1477">'links'</text:span><text:span text:style-name="T679">=&gt;</text:span><text:span text:style-name="T1215">[</text:span><text:span text:style-name="T1477">'prev'</text:span><text:span text:style-name="T1215">, </text:span><text:span text:style-name="T1477">'next'</text:span><text:span text:style-name="T1215">]</text:span></text:p>
      <text:p text:style-name="P744"><text:span text:style-name="T2927">También vemos si tiene </text:span><text:span text:style-name="T2615">data</text:span><text:span text:style-name="T2927"> y si dentro de </text:span><text:span text:style-name="T2615">liks</text:span><text:span text:style-name="T2927"> tiene </text:span><text:span text:style-name="T2615">prev</text:span><text:span text:style-name="T2927"> y </text:span><text:span text:style-name="T2615">next</text:span><text:span text:style-name="T2926"><text:line-break/></text:span><text:span text:style-name="T1075"> <text:s text:c="3"/>]);</text:span><text:span text:style-name="T2926"><text:line-break/></text:span><text:span text:style-name="T1075"> <text:s text:c="3"/></text:span><text:span text:style-name="T305">$this</text:span><text:span text:style-name="T594">-&gt;</text:span><text:span text:style-name="T818">assertEquals</text:span><text:span text:style-name="T1075">(</text:span><text:span text:style-name="T2926"><text:line-break/></text:span><text:span text:style-name="T1075"> <text:s text:c="7"/></text:span><text:span text:style-name="T305">$response</text:span><text:span text:style-name="T594">-&gt;</text:span><text:span text:style-name="T818">json</text:span><text:span text:style-name="T1075">(</text:span><text:span text:style-name="T1379">'data'</text:span><text:span text:style-name="T1075">)[</text:span><text:span text:style-name="T2200">0</text:span><text:span text:style-name="T1075">][</text:span><text:span text:style-name="T1379">'</text:span><text:span text:style-name="T1477">body</text:span><text:span text:style-name="T1379">'</text:span><text:span text:style-name="T1075">],</text:span><text:span text:style-name="T2926"><text:line-break/></text:span><text:span text:style-name="T1075"> <text:s text:c="7"/></text:span><text:span text:style-name="T305">$statuses</text:span><text:span text:style-name="T594">-&gt;</text:span><text:span text:style-name="T818">last</text:span><text:span text:style-name="T1075">()</text:span><text:span text:style-name="T594">-&gt;</text:span><text:span text:style-name="T415">body</text:span></text:p>
      <text:p text:style-name="Standard"><text:span text:style-name="T2927">En la respuesta del resource no recibimos el </text:span><text:span text:style-name="T2615">id</text:span><text:span text:style-name="T2927"> así que esto fallará si no lo ponemos con el </text:span><text:span text:style-name="T2615">body</text:span><text:span text:style-name="T2926"><text:line-break/></text:span><text:span text:style-name="T305"> <text:s text:c="3"/></text:span><text:span text:style-name="T1075">);</text:span><text:span text:style-name="T2926"><text:line-break/></text:span><text:span text:style-name="T1075">}</text:span></text:p>
      <text:p text:style-name="P89"/>
      <text:p text:style-name="P91">Ejecutamos el test y nos dice que la estructura no coincide. Vamos a arreglarlo en <text:span text:style-name="T2607">StatusesController.php</text:span>:</text:p>
      <text:p text:style-name="P91"><text:span text:style-name="T1933">public function </text:span><text:span text:style-name="T203">index</text:span><text:span text:style-name="T1328">(){</text:span><text:line-break/><text:span text:style-name="T1330"> <text:s text:c="3"/></text:span><text:span text:style-name="T1935">return </text:span><text:span text:style-name="T1665">StatusResource</text:span><text:span text:style-name="T778">::</text:span><text:span text:style-name="T205">collection</text:span><text:span text:style-name="T1330">(</text:span><text:line-break/><text:span text:style-name="T1328"> <text:s text:c="7"/></text:span><text:span text:style-name="T1664">Status</text:span><text:span text:style-name="T776">::</text:span><text:span text:style-name="T203">orderBy</text:span><text:span text:style-name="T1328">(</text:span><text:span text:style-name="T1574">'id'</text:span><text:span text:style-name="T1328">, </text:span><text:span text:style-name="T1574">'DESC'</text:span><text:span text:style-name="T1328">)</text:span><text:span text:style-name="T776">-&gt;</text:span><text:span text:style-name="T203">paginate</text:span><text:span text:style-name="T1328">()</text:span><text:line-break/><text:span text:style-name="T1330"> <text:s text:c="3"/>);</text:span><text:line-break/><text:span text:style-name="T1328">}</text:span></text:p>
      <text:p text:style-name="Standard"><text:span text:style-name="T2928">Esto hace que lo devuelva como una colección. Si lo ejecutamos, pasa el test. </text:span><text:span text:style-name="T2929">Ahora nos falta mostrar la nueva información por pantalla modificando </text:span><text:span text:style-name="T2616">StatusesList.vue</text:span><text:span text:style-name="T2929">, </text:span><text:span text:style-name="T2930">pero primero vamos a modificar el </text:span><text:span text:style-name="T2617">test</text:span><text:span text:style-name="T2930"> de </text:span><text:span text:style-name="T2617">Dusk</text:span><text:span text:style-name="T2930"> para que los compruebe modificando </text:span><text:span text:style-name="T2617">UsersCanSeeAllStatusesTest.php</text:span><text:span text:style-name="T2930">:</text:span></text:p>
      <text:p text:style-name="P745"><text:span text:style-name="T1760">foreach </text:span><text:span text:style-name="T1054">(</text:span><text:span text:style-name="T289">$statuses </text:span><text:span text:style-name="T1741">as </text:span><text:span text:style-name="T289">$status</text:span><text:span text:style-name="T1054">){</text:span><text:line-break/><text:span text:style-name="T1054"> <text:s text:c="3"/></text:span><text:span text:style-name="T289">$browser</text:span><text:span text:style-name="T577">-&gt;</text:span><text:span text:style-name="T798">assertSee</text:span><text:span text:style-name="T1054">(</text:span><text:span text:style-name="T289">$status</text:span><text:span text:style-name="T577">-&gt;</text:span><text:span text:style-name="T289">body</text:span><text:span text:style-name="T1054">)</text:span><text:line-break/><text:span text:style-name="T1200"> <text:s text:c="11"/></text:span><text:span text:style-name="T667">-&gt;</text:span><text:span text:style-name="T898">assertSee</text:span><text:span text:style-name="T1200">(</text:span><text:span text:style-name="T406">$status</text:span><text:span text:style-name="T667">-&gt;</text:span><text:span text:style-name="T406">user</text:span><text:span text:style-name="T667">-&gt;</text:span><text:span text:style-name="T406">name</text:span><text:span text:style-name="T1200">)</text:span></text:p>
      <text:p text:style-name="Standard"><text:span text:style-name="T3183">Así pedimos el nombre de cada usuario</text:span><text:line-break/><text:span text:style-name="T1054"> <text:s text:c="3"/>;</text:span><text:line-break/><text:span text:style-name="T1054">}</text:span></text:p>
      <text:p text:style-name="P92"/>
      <text:p text:style-name="Standard"><text:span text:style-name="T2930">S</text:span><text:span text:style-name="T2932">i ejecutamos el test, lo veremos fallar. </text:span><text:span text:style-name="T2931">Vamos a arreglarlo modificando </text:span><text:span text:style-name="T2618">StatusesList.vue</text:span>:</text:p>
      <text:p text:style-name="Standard"><text:span text:style-name="T3184">Nota: ejecutamos </text:span><text:span text:style-name="T2618">npm run watcher</text:span></text:p>
      <text:p text:style-name="Standard"><draw:custom-shape text:anchor-type="paragraph" draw:z-index="7" draw:name="Shape4" draw:style-name="gr2" draw:text-style-name="P1434"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57">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57">^5</text:span>",</text:p>
      <text:p text:style-name="Preformatted_20_Text"><text:s text:c="8"/>"mockery/mockery": "^1.0",</text:p>
      <text:p text:style-name="Preformatted_20_Text"><text:s text:c="8"/>"nunomaduro/collision": "^2.0",</text:p>
      <text:p text:style-name="Preformatted_20_Text"><text:s text:c="8"/>"phpunit/phpunit": "^7.0"</text:p>
      <text:p text:style-name="P1394">También he cambiado la versión de php en Homestead como en el homestead.yaml por la 7.2</text:p>
      <text:p text:style-name="P1395"/>
      <text:p text:style-name="P1396">Ahora vamos a <text:span text:style-name="T2607">StatusesList.vue</text:span><text:span text:style-name="T2916"> y hacemos los siguientes cambios:</text:span></text:p>
      <text:p text:style-name="P1397"><text:span text:style-name="T2047">&lt;</text:span><text:span text:style-name="T2293">div</text:span><text:span text:style-name="T2030">&gt;</text:span><text:line-break/><text:span text:style-name="T2121"> <text:s text:c="3"/>&lt;</text:span><text:span text:style-name="T2350">h5 </text:span><text:span text:style-name="T1700">class</text:span><text:span text:style-name="T1458">="mb-1" </text:span><text:span text:style-name="T2447">v-text</text:span><text:span text:style-name="T2417">="status.user_name"</text:span><text:span text:style-name="T2121">&gt;&lt;/</text:span><text:span text:style-name="T2350">h5</text:span><text:span text:style-name="T2121">&gt;</text:span><text:line-break/><text:span text:style-name="T2030"> <text:s text:c="3"/>&lt;</text:span><text:span text:style-name="T2293">div </text:span><text:span text:style-name="T1667">class</text:span><text:span text:style-name="T1359">="small text-muted"</text:span><text:span text:style-name="T2030">&gt;Hace un minuto&lt;/</text:span><text:span text:style-name="T2293">div</text:span><text:span text:style-name="T2030">&gt;</text:span><text:line-break/><text:span text:style-name="T2030">&lt;/</text:span><text:span text:style-name="T2293">div</text:span><text:span text:style-name="T2030">&gt;</text:span></text:p>
      <text:p text:style-name="P746"><text:soft-page-break/>Con esto deberíamos ser capaces de ver el nombre de los usuarios sin problema. <text:span text:style-name="T3186">Hacemos lo mismo con la fecha de publicación:</text:span></text:p>
      <text:p text:style-name="P747"><text:span text:style-name="T1741">foreach </text:span><text:span text:style-name="T1054">(</text:span><text:span text:style-name="T289">$statuses </text:span><text:span text:style-name="T1741">as </text:span><text:span text:style-name="T289">$status</text:span><text:span text:style-name="T1054">){</text:span><text:line-break/><text:span text:style-name="T1054"> <text:s text:c="3"/></text:span><text:span text:style-name="T289">$browser</text:span><text:span text:style-name="T577">-&gt;</text:span><text:span text:style-name="T798">assertSee</text:span><text:span text:style-name="T1054">(</text:span><text:span text:style-name="T289">$status</text:span><text:span text:style-name="T577">-&gt;</text:span><text:span text:style-name="T289">body</text:span><text:span text:style-name="T1054">)</text:span><text:line-break/><text:span text:style-name="T1054"> <text:s text:c="11"/></text:span><text:span text:style-name="T577">-&gt;</text:span><text:span text:style-name="T798">assertSee</text:span><text:span text:style-name="T1054">(</text:span><text:span text:style-name="T289">$status</text:span><text:span text:style-name="T577">-&gt;</text:span><text:span text:style-name="T289">user</text:span><text:span text:style-name="T577">-&gt;</text:span><text:span text:style-name="T289">name</text:span><text:span text:style-name="T1054">)</text:span><text:line-break/><text:span text:style-name="T1200"> <text:s text:c="11"/></text:span><text:span text:style-name="T667">-&gt;</text:span><text:span text:style-name="T898">assertSee</text:span><text:span text:style-name="T1200">(</text:span><text:span text:style-name="T406">$status</text:span><text:span text:style-name="T667">-&gt;</text:span><text:span text:style-name="T406">created_at</text:span><text:span text:style-name="T667">-&gt;</text:span><text:span text:style-name="T898">diffForHumans</text:span><text:span text:style-name="T1200">())</text:span></text:p>
      <text:p text:style-name="Standard"><text:span text:style-name="T3187">Con esto comprueba la hora también<text:line-break/></text:span><text:span text:style-name="T1106"> <text:s text:c="3"/>;</text:span><text:span text:style-name="T3185"><text:line-break/></text:span><text:span text:style-name="T1106">}</text:span></text:p>
      <text:p text:style-name="P746"/>
      <text:p text:style-name="P53">Nota: si vagrant no ejecuta bien los test de dusk, se puede probar a cambiar en el Homestead.yaml la sentencia de webdriver por true y ejecutar en la máquina lo siguiente:</text:p>
      <text:p text:style-name="P749"><text:span text:style-name="T37">sudo apt-get update</text:span><text:span text:style-name="T1973"><text:line-break/></text:span><text:span text:style-name="T35">sudo apt-get -y install libnss3 chromium-browser</text:span><text:span text:style-name="T1956"><text:line-break/></text:span><text:span text:style-name="T1974">art dusk:chrome-driver</text:span><text:span text:style-name="T1970"><text:line-break/></text:span></text:p>
      <text:p text:style-name="P748">Pero falla porque no la ve. Vamos a incluirla en el <text:span text:style-name="T2607">StatusesList.vue</text:span> también:</text:p>
      <text:p text:style-name="P748"><text:span text:style-name="T2030">&lt;</text:span><text:span text:style-name="T2293">h5 </text:span><text:span text:style-name="T1667">class</text:span><text:span text:style-name="T1359">="mb-1" </text:span><text:span text:style-name="T1667">v-text</text:span><text:span text:style-name="T1359">="</text:span><text:span text:style-name="T2195">status</text:span><text:span text:style-name="T1054">.</text:span><text:span text:style-name="T2030">user_name</text:span><text:span text:style-name="T1359">"</text:span><text:span text:style-name="T2030">&gt;&lt;/</text:span><text:span text:style-name="T2293">h5</text:span><text:span text:style-name="T2030">&gt;</text:span><text:line-break/><text:span text:style-name="T2121">&lt;</text:span><text:span text:style-name="T2350">div </text:span><text:span text:style-name="T1700">class</text:span><text:span text:style-name="T1458">="small text-muted" </text:span><text:span text:style-name="T2447">v-text</text:span><text:span text:style-name="T2417">="status.ago"</text:span><text:span text:style-name="T2121">&gt;&lt;/</text:span><text:span text:style-name="T2350">div</text:span><text:span text:style-name="T2121">&gt;</text:span></text:p>
      <text:p text:style-name="P748"/>
      <text:p text:style-name="P750">Ahora todos los tests van y además tenemos que ahora se pueden ver los nombres y las publicaciones con hora. Vamos a cambiar el test de cuando se crea un estado para que compruebe el nombre y la hora también.</text:p>
      <text:p text:style-name="P1390">Modificamos <text:span text:style-name="T2607">UsersCanCreateStatusesTest.php</text:span><text:span text:style-name="T2916">:</text:span></text:p>
      <text:p text:style-name="P750"><text:span text:style-name="T2016"><text:s text:c="8"/></text:span><text:span text:style-name="T577">-&gt;</text:span><text:span text:style-name="T798">waitForText</text:span><text:span text:style-name="T1054">(</text:span><text:span text:style-name="T1359">'Mi primer estado'</text:span><text:span text:style-name="T1054">)</text:span><text:line-break/><text:span text:style-name="T1054"> <text:s text:c="7"/></text:span><text:span text:style-name="T577">-&gt;</text:span><text:span text:style-name="T798">assertSee</text:span><text:span text:style-name="T1054">(</text:span><text:span text:style-name="T1359">'Mi primer estado'</text:span><text:span text:style-name="T1054">)</text:span><text:line-break/><text:span text:style-name="T1200"> <text:s text:c="7"/></text:span><text:span text:style-name="T667">-&gt;</text:span><text:span text:style-name="T898">assertSee</text:span><text:span text:style-name="T1200">(</text:span><text:span text:style-name="T406">$user</text:span><text:span text:style-name="T667">-&gt;</text:span><text:span text:style-name="T406">name</text:span><text:span text:style-name="T1200">)</text:span><text:line-break/><text:span text:style-name="T1054">;</text:span></text:p>
      <text:p text:style-name="P93"/>
      <text:p text:style-name="P751"><text:span text:style-name="T2916">Y ejecutamos ese test. Vemos que falla porque </text:span><text:span text:style-name="T2933">en el </text:span><text:span text:style-name="T2619">StatusesController</text:span><text:span text:style-name="T2933"> después de crear el estado, solo estamos enviando el </text:span><text:span text:style-name="T2619">body</text:span><text:span text:style-name="T2933"> en un </text:span><text:span text:style-name="T2619">json</text:span><text:span text:style-name="T2933"> del estado recién creado. </text:span><text:span text:style-name="T2934">Así que lo cambiamos para que envíe una respuesta parecida a la que envía el </text:span><text:span text:style-name="T2620">StatusResource</text:span><text:span text:style-name="T2934">:</text:span></text:p>
      <text:p text:style-name="P752"><text:span text:style-name="T2017"><text:s text:c="4"/></text:span><text:span text:style-name="T289">$status</text:span><text:span text:style-name="T577">=</text:span><text:span text:style-name="T1597">Status</text:span><text:span text:style-name="T577">::</text:span><text:span text:style-name="T1014">create</text:span><text:span text:style-name="T1054">([</text:span><text:line-break/><text:span text:style-name="T1054"> <text:s text:c="7"/></text:span><text:span text:style-name="T1359">'body'</text:span><text:span text:style-name="T577">=&gt;</text:span><text:span text:style-name="T798">request</text:span><text:span text:style-name="T1054">(</text:span><text:span text:style-name="T1359">'body'</text:span><text:span text:style-name="T1054">),</text:span><text:line-break/><text:span text:style-name="T1054"> <text:s text:c="7"/></text:span><text:span text:style-name="T1359">'user_id'</text:span><text:span text:style-name="T577">=&gt;</text:span><text:span text:style-name="T798">auth</text:span><text:span text:style-name="T1054">()</text:span><text:span text:style-name="T577">-&gt;</text:span><text:span text:style-name="T798">id</text:span><text:span text:style-name="T1054">()</text:span><text:line-break/><text:span text:style-name="T1054"> <text:s text:c="3"/>]);</text:span><text:line-break/><text:line-break/><text:span text:style-name="T1200"> <text:s text:c="3"/></text:span><text:span text:style-name="T1837">return </text:span><text:span text:style-name="T1630">StatusResource</text:span><text:span text:style-name="T667">::</text:span><text:span text:style-name="T1021">make</text:span><text:span text:style-name="T1200">(</text:span><text:span text:style-name="T406">$status</text:span><text:span text:style-name="T1200">);</text:span></text:p>
      <text:p text:style-name="Standard"><text:span text:style-name="T3188">De esta forma vamos a transformar el </text:span><text:span text:style-name="T2621">status</text:span><text:span text:style-name="T3188"> de arriba para que tenga los demás datos de los usuarios<text:line-break/></text:span><text:span text:style-name="T1107">}</text:span></text:p>
      <text:p text:style-name="P94"/>
      <text:p text:style-name="P753"><text:span text:style-name="T2934">A</text:span><text:span text:style-name="T2935">hora ejecutamos el test:</text:span></text:p>
      <text:p text:style-name="Standard"><text:span text:style-name="T35">phpunit --filter an_authenticated_user_can_create_statuses</text:span><text:span text:style-name="T1972"><text:line-break/></text:span><text:span text:style-name="T3189">Y nos da este error:</text:span></text:p>
      <text:p text:style-name="P754"><text:span text:style-name="T3">Unable to find JSON:  </text:span><text:span text:style-name="T1956"><text:line-break/><text:line-break/>[{ <text:line-break/>   "body": "Mi primer estado" <text:line-break/>}] </text:span></text:p>
      <text:p text:style-name="P754"><text:span text:style-name="T1956"><text:line-break/></text:span><text:span text:style-name="T2607">No puede verificar que este body sea como el del JSON del data de abajo</text:span></text:p>
      <text:p text:style-name="Standard"><text:span text:style-name="T1956"><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3190">En vez de esperar ese </text:span><text:span text:style-name="T2622">body</text:span><text:span text:style-name="T3190">, vamos a modificarlo en el </text:span><text:span text:style-name="T2622">CreateStatusTest.php</text:span><text:span text:style-name="T3190"> para que encaje con la respuesta:</text:span></text:p>
      <text:p text:style-name="Standard"><text:span text:style-name="T289">$response</text:span><text:span text:style-name="T577">-&gt;</text:span><text:span text:style-name="T798">assertJson</text:span><text:span text:style-name="T1054">([</text:span><text:line-break/><text:span text:style-name="T1200"> <text:s text:c="3"/></text:span><text:span text:style-name="T1458">'data'</text:span><text:span text:style-name="T667">=&gt;</text:span><text:span text:style-name="T1200">[</text:span><text:span text:style-name="T1359">'body'</text:span><text:span text:style-name="T577">=&gt;</text:span><text:span text:style-name="T1359">'Mi primer estado'</text:span><text:span text:style-name="T1200">]</text:span><text:span text:style-name="T1054">,</text:span><text:line-break/><text:span text:style-name="T1054">]);</text:span></text:p>
      <text:p text:style-name="Standard"><text:span text:style-name="T3191">Y al ejecutar el test, vuelve a pasar. Pero si ejecutamos el test de dusk, sigue fallando. No ve el nombre del usuario después de crear el estado. Tenemos que modificar el </text:span><text:span text:style-name="T2623">StatusForm.vue</text:span>:</text:p>
      <text:p text:style-name="P755"><text:span text:style-name="T289">axios</text:span><text:span text:style-name="T1054">.</text:span><text:span text:style-name="T2030">post</text:span><text:span text:style-name="T1054">(</text:span><text:span text:style-name="T1359">'/statuses'</text:span><text:span text:style-name="T1054">, {</text:span><text:span text:style-name="T289">body</text:span><text:span text:style-name="T577">: </text:span><text:span text:style-name="T520">this</text:span><text:span text:style-name="T1054">.</text:span><text:span text:style-name="T289">body</text:span><text:span text:style-name="T1054">})</text:span><text:line-break/><text:span text:style-name="T1054">.</text:span><text:span text:style-name="T798">then</text:span><text:span text:style-name="T1054">(</text:span><text:span text:style-name="T2030">res</text:span><text:span text:style-name="T577">=&gt;</text:span><text:span text:style-name="T1054">{</text:span><text:line-break/><text:span text:style-name="T1054"> <text:s text:c="3"/></text:span><text:span text:style-name="T289">EventBus</text:span><text:span text:style-name="T1054">.</text:span><text:span text:style-name="T798">$emit</text:span><text:span text:style-name="T1054">(</text:span><text:span text:style-name="T1359">'status-created'</text:span><text:span text:style-name="T1054">, </text:span><text:span text:style-name="T2030">res</text:span><text:span text:style-name="T1054">.</text:span><text:span text:style-name="T289">data</text:span><text:span text:style-name="T1200">.</text:span><text:span text:style-name="T406">data</text:span><text:span text:style-name="T1054">); </text:span><text:span text:style-name="T255">// ['data'=&gt; ['body'=&gt;'el body']]</text:span></text:p>
      <text:p text:style-name="Standard"><text:soft-page-break/><text:span text:style-name="T3192">Con esto vemos que pasa. Porque antes, solo estábamos emitiendo el </text:span><text:span text:style-name="T2624">body</text:span><text:span text:style-name="T3192">, pero ahora la información del </text:span><text:span text:style-name="T2624">body</text:span><text:span text:style-name="T3192"> va incluida en el </text:span><text:span text:style-name="T2624">data</text:span><text:span text:style-name="T3192"> después de pasar por el </text:span><text:span text:style-name="T2624">StatusResource</text:span><text:span text:style-name="T3192"> y por eso necesitamos especificarlo</text:span><text:line-break/><text:span text:style-name="T225"> <text:s text:c="3"/></text:span><text:span text:style-name="T520">this</text:span><text:span text:style-name="T1054">.</text:span><text:span text:style-name="T289">body</text:span><text:span text:style-name="T577">=</text:span><text:span text:style-name="T1359">''</text:span><text:span text:style-name="T1054">;</text:span><text:line-break/><text:span text:style-name="T1054">})</text:span></text:p>
      <text:p text:style-name="Standard"/>
      <text:p text:style-name="P756">Ahora todos los tests funcionan</text:p>
      <text:p text:style-name="P756"/>
      <text:p text:style-name="P1114"><text:a xlink:type="simple" xlink:href="https://github.com/anasmez/social/commit/e25c1d2cf3653c9fa9dee4547c7a64226b3ef6e0" text:style-name="Internet_20_link" text:visited-style-name="Visited_20_Internet_20_Link">Commit</text:a></text:p>
      <text:p text:style-name="P756"/>
      <text:h text:style-name="Heading_20_3" text:outline-level="3"><text:span text:style-name="T3193">Vídeo</text:span> 19</text:h>
      <text:p text:style-name="P757"/>
      <text:p text:style-name="P758">Vamos a hacer que el nombre del usuario autenticado se vea en el <text:span text:style-name="T2607">textarea</text:span> del <text:span text:style-name="T2607">form</text:span><text:span text:style-name="T2916">. </text:span><text:span text:style-name="T2936">Vamos a pasar el usuario del </text:span><text:span text:style-name="T2625">backend</text:span><text:span text:style-name="T2936"> al </text:span><text:span text:style-name="T2625">frontend</text:span><text:span text:style-name="T2936"> usando una etiqueta </text:span><text:span text:style-name="T2625">meta</text:span><text:span text:style-name="T2936">. Se hace modificando el </text:span><text:span text:style-name="T2625">layouts.app.blade.php</text:span><text:span text:style-name="T2936">:</text:span></text:p>
      <text:p text:style-name="P758"><text:span text:style-name="T2048">&lt;</text:span><text:span text:style-name="T2293">meta </text:span><text:span text:style-name="T1667">http-equiv</text:span><text:span text:style-name="T1359">="X-UA-Compatible" </text:span><text:span text:style-name="T1667">content</text:span><text:span text:style-name="T1359">="ie=edge"</text:span><text:span text:style-name="T2030">&gt;</text:span><text:line-break/><text:span text:style-name="T2030">&lt;</text:span><text:span text:style-name="T2293">meta </text:span><text:span text:style-name="T1667">name</text:span><text:span text:style-name="T1359">="csrf-token" </text:span><text:span text:style-name="T1667">content</text:span><text:span text:style-name="T1359">="</text:span><text:span text:style-name="T1054">{{</text:span><text:span text:style-name="T798">csrf_token</text:span><text:span text:style-name="T1054">()}}</text:span><text:span text:style-name="T1359">"</text:span><text:span text:style-name="T2030">&gt;</text:span><text:line-break/><text:span text:style-name="T2121">&lt;</text:span><text:span text:style-name="T2350">meta </text:span><text:span text:style-name="T1700">name</text:span><text:span text:style-name="T1458">="user" </text:span><text:span text:style-name="T1700">content</text:span><text:span text:style-name="T1458">="</text:span><text:span text:style-name="T1200">{{</text:span><text:span text:style-name="T1630">Auth</text:span><text:span text:style-name="T667">::</text:span><text:span text:style-name="T1021">user</text:span><text:span text:style-name="T1200">()}}</text:span><text:span text:style-name="T1458">"</text:span><text:span text:style-name="T2121">&gt;</text:span></text:p>
      <text:p text:style-name="P759"><text:span text:style-name="T2936">S</text:span><text:span text:style-name="T2916">i inspeccionamos la página, vemos los datos del usuario autenticado.</text:span></text:p>
      <text:p text:style-name="Standard"><text:span text:style-name="T2937">Vamos a hacer lo mismo que hicimos con </text:span><text:span text:style-name="T3195">el </text:span><text:span text:style-name="T2626">token csrf </text:span><text:span text:style-name="T2937">para obtener el nombre del usuario. Vamos a </text:span><text:span text:style-name="T2627">social/resources/assets/js/bootstrap.js </text:span><text:span text:style-name="T2938">y copiamos la siguiente línea:</text:span></text:p>
      <text:p text:style-name="Standard"><text:span text:style-name="T1761">let </text:span><text:span text:style-name="T2195">token </text:span><text:span text:style-name="T577">= </text:span><text:span text:style-name="T2195">document</text:span><text:span text:style-name="T1054">.</text:span><text:span text:style-name="T289">head</text:span><text:span text:style-name="T1054">.</text:span><text:span text:style-name="T798">querySelector</text:span><text:span text:style-name="T1054">(</text:span><text:span text:style-name="T1359">'meta[name="csrf-token"]'</text:span><text:span text:style-name="T1054">);</text:span></text:p>
      <text:p text:style-name="P760"/>
      <text:p text:style-name="P760">Ahora vamos al <text:span text:style-name="T2607">StatusForm.vue</text:span><text:span text:style-name="T2916"> que es el componente que muestra el formulario:</text:span></text:p>
      <text:p text:style-name="P761"><text:span text:style-name="T2047">&lt;</text:span><text:span text:style-name="T2293">script</text:span><text:span text:style-name="T2030">&gt;</text:span><text:line-break/><text:span text:style-name="T2030"> <text:s text:c="3"/></text:span><text:span text:style-name="T1837">let </text:span><text:span text:style-name="T2417">user</text:span><text:span text:style-name="T2226"> </text:span><text:span text:style-name="T667">= </text:span><text:span text:style-name="T2226">document</text:span><text:span text:style-name="T1200">.</text:span><text:span text:style-name="T406">head</text:span><text:span text:style-name="T1200">.</text:span><text:span text:style-name="T898">querySelector</text:span><text:span text:style-name="T1200">(</text:span><text:span text:style-name="T1458">'meta[name="</text:span><text:span text:style-name="T2417">user</text:span><text:span text:style-name="T1458">"]'</text:span><text:span text:style-name="T1200">);</text:span><text:line-break/><text:span text:style-name="T3196">Es la línea que hemos copiado, pero le cambiamos el nombre por el de user que es el de nuestro meta que hemos puesto antes</text:span><text:line-break/><text:span text:style-name="T1200"> <text:s text:c="3"/></text:span><text:span text:style-name="T1700">console</text:span><text:span text:style-name="T1200">.</text:span><text:span text:style-name="T898">log</text:span><text:span text:style-name="T1200">(</text:span><text:span text:style-name="T2226">JSON</text:span><text:span text:style-name="T1200">.</text:span><text:span text:style-name="T898">parse</text:span><text:span text:style-name="T1200">(</text:span><text:span text:style-name="T2226">user</text:span><text:span text:style-name="T1200">.</text:span><text:span text:style-name="T406">content</text:span><text:span text:style-name="T1200">).</text:span><text:span text:style-name="T406">name</text:span><text:span text:style-name="T1200">);</text:span></text:p>
      <text:p text:style-name="Standard"><text:span text:style-name="T3196">Con este </text:span><text:span text:style-name="T2628">console.log</text:span><text:span text:style-name="T3196"> podemos ver el nombre del usuario que primeramente se </text:span><text:span text:style-name="T2572">parsea</text:span><text:span text:style-name="T3196"> a un </text:span><text:span text:style-name="T2628">JSON</text:span><text:span text:style-name="T3196"> ya que sale en formato </text:span><text:span text:style-name="T2628">string</text:span><text:span text:style-name="T3196"><text:line-break/></text:span><text:span text:style-name="T1108"> <text:s text:c="3"/></text:span><text:span text:style-name="T525">export </text:span><text:span text:style-name="T1795">default </text:span><text:span text:style-name="T1108">{</text:span></text:p>
      <text:p text:style-name="P407"/>
      <text:p text:style-name="P762">Vamos a usar el usuario como propiedad calculada en <text:span text:style-name="T2607">Vue</text:span>:</text:p>
      <text:p text:style-name="Standard"><text:span text:style-name="T526">export </text:span><text:span text:style-name="T1796">default </text:span><text:span text:style-name="T1109">{</text:span><text:span text:style-name="T3196"><text:line-break/></text:span><text:span text:style-name="T1109"> <text:s text:c="3"/></text:span><text:span text:style-name="T835">data</text:span><text:span text:style-name="T1109">(){</text:span><text:span text:style-name="T3196"><text:line-break/></text:span><text:span text:style-name="T1109"> <text:s text:c="7"/></text:span><text:span text:style-name="T1796">return</text:span><text:span text:style-name="T1109">{</text:span><text:span text:style-name="T3196"><text:line-break/></text:span><text:span text:style-name="T1109"> <text:s text:c="11"/></text:span><text:span text:style-name="T338">body</text:span><text:span text:style-name="T606">: </text:span><text:span text:style-name="T1399">""</text:span><text:span text:style-name="T1109">,</text:span><text:span text:style-name="T3196"><text:line-break/></text:span><text:span text:style-name="T1109"> <text:s text:c="7"/>}</text:span><text:span text:style-name="T3196"><text:line-break/></text:span><text:span text:style-name="T1109"> <text:s text:c="3"/>},</text:span><text:span text:style-name="T3196"><text:line-break/></text:span><text:span text:style-name="T1239"> <text:s text:c="3"/></text:span><text:span text:style-name="T439">computed</text:span><text:span text:style-name="T700">:</text:span><text:span text:style-name="T1239">{</text:span><text:span text:style-name="T78"><text:line-break/></text:span><text:span text:style-name="T1239"> <text:s text:c="7"/></text:span><text:span text:style-name="T931">user</text:span><text:span text:style-name="T1239">(){</text:span><text:span text:style-name="T78"><text:line-break/></text:span><text:span text:style-name="T1239"> <text:s text:c="11"/></text:span><text:span text:style-name="T1854">return </text:span><text:span text:style-name="T2234">JSON</text:span><text:span text:style-name="T1239">.</text:span><text:span text:style-name="T931">parse</text:span><text:span text:style-name="T1239">(</text:span><text:span text:style-name="T2234">user</text:span><text:span text:style-name="T1239">.</text:span><text:span text:style-name="T439">content</text:span><text:span text:style-name="T1239">);</text:span><text:span text:style-name="T78"><text:line-break/></text:span><text:span text:style-name="T3197">Nos pasa el contenido del usuario cada vez que llamamos a la función</text:span></text:p>
      <text:p text:style-name="P763"><text:span text:style-name="T1239"><text:s text:c="8"/>}</text:span><text:span text:style-name="T78"><text:line-break/></text:span><text:span text:style-name="T1239"> <text:s text:c="3"/>},</text:span><text:span text:style-name="T3196"><text:line-break/></text:span><text:span text:style-name="T1109"> <text:s text:c="3"/></text:span><text:span text:style-name="T338">methods</text:span><text:span text:style-name="T606">:</text:span><text:span text:style-name="T1109">{</text:span></text:p>
      <text:p text:style-name="P762"/>
      <text:p text:style-name="P764"><text:span text:style-name="T2916">Ahora vamos a usar este dato en el </text:span><text:span text:style-name="T2607">template</text:span><text:span text:style-name="T2916">:</text:span></text:p>
      <text:p text:style-name="P765"><text:span text:style-name="T2047">&lt;</text:span><text:span text:style-name="T2293">textarea </text:span><text:span text:style-name="T1667">v-model</text:span><text:span text:style-name="T1359">="</text:span><text:span text:style-name="T289">body</text:span><text:span text:style-name="T1359">"</text:span><text:line-break/><text:span text:style-name="T1359"> <text:s text:c="9"/></text:span><text:span text:style-name="T1667">class</text:span><text:span text:style-name="T1359">="form-control border-0 bg-light"</text:span><text:line-break/><text:span text:style-name="T1359"> <text:s text:c="9"/></text:span><text:span text:style-name="T1667">name</text:span><text:span text:style-name="T1359">="body"</text:span><text:line-break/><text:span text:style-name="T1458"> <text:s text:c="9"/></text:span><text:span text:style-name="T2447">:</text:span><text:span text:style-name="T1700">placeholder</text:span><text:span text:style-name="T1458">="</text:span><text:span text:style-name="T2417">`</text:span><text:span text:style-name="T1458">¿Qué estás pensando, </text:span><text:span text:style-name="T2417">${</text:span><text:span text:style-name="T2420">currentUser</text:span><text:span text:style-name="T2417">.name}</text:span><text:span text:style-name="T1458">?</text:span><text:span text:style-name="T2417">`</text:span><text:span text:style-name="T1458">"</text:span><text:span text:style-name="T2121">&gt;</text:span></text:p>
      <text:p text:style-name="Standard"><text:soft-page-break/><text:span text:style-name="T3198">Usamos </text:span><text:span text:style-name="T2629">v-bind</text:span><text:span text:style-name="T3198"> para poder ejecutar </text:span><text:span text:style-name="T2629">JS</text:span><text:span text:style-name="T3198">, cerramos el texto en </text:span><text:span text:style-name="T2629">template</text:span><text:span text:style-name="T3198"> </text:span><text:span text:style-name="T2629">string</text:span><text:span text:style-name="T3198"> y luego accedemos a la variable computada </text:span><text:span text:style-name="T2629">user</text:span><text:span text:style-name="T3198"> para que nos dé el </text:span><text:span text:style-name="T2629">name</text:span><text:span text:style-name="T3198"><text:line-break/><text:line-break/></text:span><text:span text:style-name="T2081">&lt;/</text:span><text:span text:style-name="T2306">textarea</text:span><text:span text:style-name="T2081">&gt;</text:span></text:p>
      <text:p text:style-name="P766">Con esto ya sale el nombre sin problema</text:p>
      <text:p text:style-name="P767"><text:line-break/>Pero es posible que necesitemos acceder al usuario en otras partes de la aplicación y no vamos a hacer todo otra vez. Extraemos la lógica del valor computado para poder reutilizarlo. <text:span text:style-name="T3199">Usaremos </text:span><text:span text:style-name="T2630">Mixins</text:span><text:span text:style-name="T3199"> de </text:span><text:span text:style-name="T2630">Vue.js</text:span><text:span text:style-name="T2939">:</text:span></text:p>
      <text:p text:style-name="P768"><text:span text:style-name="T2939">P</text:span><text:span text:style-name="T2916">rimero tenemos que crear un nuevo archivo en </text:span><text:span text:style-name="T2940">la carpeta </text:span><text:span text:style-name="T2631">resources/assets/js</text:span><text:span text:style-name="T2940"> llamado </text:span><text:span text:style-name="T2631">mixins/auth.js</text:span><text:span text:style-name="T2940"> y lo editamos:</text:span></text:p>
      <text:p text:style-name="Standard"><text:span text:style-name="T1856">let </text:span><text:span text:style-name="T2235">user </text:span><text:span text:style-name="T701">= </text:span><text:span text:style-name="T2235">document</text:span><text:span text:style-name="T1240">.</text:span><text:span text:style-name="T440">head</text:span><text:span text:style-name="T1240">.</text:span><text:span text:style-name="T932">querySelector</text:span><text:span text:style-name="T1240">(</text:span><text:span text:style-name="T1498">'meta[name="user"]'</text:span><text:span text:style-name="T1240">);</text:span><text:span text:style-name="T79"><text:line-break/></text:span><text:span text:style-name="T3200">La cogemos del otro lado y lo pegamos tal cual</text:span><text:span text:style-name="T79"><text:line-break/></text:span></text:p>
      <text:p text:style-name="P509"><text:span text:style-name="T289">module</text:span><text:span text:style-name="T1054">.</text:span><text:span text:style-name="T289">exports</text:span><text:span text:style-name="T577">=</text:span><text:span text:style-name="T1054">{</text:span><text:line-break/><text:span text:style-name="T1054"> <text:s text:c="3"/></text:span><text:span text:style-name="T289">computed</text:span><text:span text:style-name="T577">:</text:span><text:span text:style-name="T1054">{</text:span><text:line-break/><text:span text:style-name="T1054"> <text:s text:c="7"/></text:span><text:span text:style-name="T798">user</text:span><text:span text:style-name="T1054">(){</text:span><text:line-break/><text:span text:style-name="T1054"> <text:s text:c="11"/></text:span><text:span text:style-name="T1741">return </text:span><text:span text:style-name="T2195">JSON</text:span><text:span text:style-name="T1054">.</text:span><text:span text:style-name="T798">parse</text:span><text:span text:style-name="T1054">(</text:span><text:span text:style-name="T2195">user</text:span><text:span text:style-name="T1054">.</text:span><text:span text:style-name="T289">content</text:span><text:span text:style-name="T1054">);</text:span><text:line-break/><text:span text:style-name="T1054"> <text:s text:c="7"/>}</text:span><text:line-break/><text:span text:style-name="T1054"> <text:s text:c="3"/>},</text:span><text:line-break/><text:span text:style-name="T1054">}</text:span></text:p>
      <text:p text:style-name="P769"><text:span text:style-name="T2940">E</text:span><text:span text:style-name="T2916">sto también lo pegamos tal cual y los borramos del componente de Vue.</text:span></text:p>
      <text:p text:style-name="P95"/>
      <text:p text:style-name="P769"><text:span text:style-name="T2916">Si vamos al navegador y vemos la consola, veremos que falla. Porque tenemos que llamar </text:span><text:span text:style-name="T2941">usar el </text:span><text:span text:style-name="T2632">mixin</text:span><text:span text:style-name="T2941"> en </text:span><text:span text:style-name="T2632">StatusForm.vue</text:span><text:span text:style-name="T2941">:</text:span></text:p>
      <text:p text:style-name="P770"><text:span text:style-name="T2049">&lt;</text:span><text:span text:style-name="T2293">script</text:span><text:span text:style-name="T2030">&gt;</text:span><text:line-break/><text:span text:style-name="T537">import </text:span><text:span text:style-name="T406">auth </text:span><text:span text:style-name="T1837">from </text:span><text:span text:style-name="T1458">'../mixins/auth'</text:span><text:span text:style-name="T1200">;</text:span></text:p>
      <text:p text:style-name="P771"><text:span text:style-name="T3201">Lo importamos<text:line-break/></text:span><text:span text:style-name="T1110"> <text:s text:c="3"/></text:span><text:span text:style-name="T527">export </text:span><text:span text:style-name="T1797">default </text:span><text:span text:style-name="T1110">{</text:span><text:span text:style-name="T3200"><text:line-break/></text:span><text:span text:style-name="T1110"> <text:s text:c="7"/></text:span><text:span text:style-name="T836">data</text:span><text:span text:style-name="T1110">(){</text:span><text:span text:style-name="T3200"><text:line-break/></text:span><text:span text:style-name="T1110"> <text:s text:c="11"/></text:span><text:span text:style-name="T1797">return</text:span><text:span text:style-name="T1110">{</text:span><text:span text:style-name="T3200"><text:line-break/></text:span><text:span text:style-name="T1110"> <text:s text:c="15"/></text:span><text:span text:style-name="T339">body</text:span><text:span text:style-name="T607">: </text:span><text:span text:style-name="T1400">""</text:span><text:span text:style-name="T1110">,</text:span><text:span text:style-name="T3200"><text:line-break/></text:span><text:span text:style-name="T1110"> <text:s text:c="11"/>}</text:span><text:span text:style-name="T3200"><text:line-break/></text:span><text:span text:style-name="T1110"> <text:s text:c="7"/>},</text:span><text:span text:style-name="T3200"><text:line-break/></text:span><text:span text:style-name="T1241"> <text:s text:c="7"/></text:span><text:span text:style-name="T441">mixins</text:span><text:span text:style-name="T702">: </text:span><text:span text:style-name="T1241">[</text:span><text:span text:style-name="T441">auth</text:span><text:span text:style-name="T1241">],</text:span></text:p>
      <text:p text:style-name="Standard"><text:span text:style-name="T3201">Y hacemos uso de él<text:line-break/></text:span><text:span text:style-name="T1110"> <text:s text:c="7"/></text:span><text:span text:style-name="T339">methods</text:span><text:span text:style-name="T607">:</text:span><text:span text:style-name="T1110">{</text:span></text:p>
      <text:p text:style-name="P772"><text:span text:style-name="T2941">Y </text:span><text:span text:style-name="T2916">todo vuelve a funcionar como debería. Ahora vamos a hacer que funcione solo cuando un usuario está logueado:</text:span></text:p>
      <text:p text:style-name="P96"/>
      <text:p text:style-name="P773"><text:span text:style-name="T2916">Cambiamos el </text:span><text:span text:style-name="T2607">auth.js</text:span><text:span text:style-name="T2916"> primero:</text:span></text:p>
      <text:p text:style-name="Standard"><text:span text:style-name="T306">computed</text:span><text:span text:style-name="T608">:</text:span><text:span text:style-name="T1111">{</text:span><text:span text:style-name="T3202"><text:line-break/></text:span><text:span text:style-name="T1111"> <text:s text:c="3"/></text:span><text:span text:style-name="T837">user</text:span><text:span text:style-name="T1111">(){</text:span><text:span text:style-name="T3202"><text:line-break/></text:span><text:span text:style-name="T1111"> <text:s text:c="7"/></text:span><text:span text:style-name="T1798">return </text:span><text:span text:style-name="T2209">JSON</text:span><text:span text:style-name="T1111">.</text:span><text:span text:style-name="T837">parse</text:span><text:span text:style-name="T1111">(</text:span><text:span text:style-name="T2209">user</text:span><text:span text:style-name="T1111">.</text:span><text:span text:style-name="T340">content</text:span><text:span text:style-name="T1111">);</text:span><text:span text:style-name="T3202"><text:line-break/></text:span><text:span text:style-name="T1111"> <text:s text:c="3"/>}</text:span><text:span text:style-name="T1242">,</text:span><text:span text:style-name="T80"><text:line-break/></text:span><text:span text:style-name="T1242"> <text:s text:c="3"/></text:span><text:span text:style-name="T933">i</text:span><text:span text:style-name="T934">sAuthenticated</text:span><text:span text:style-name="T1242">(){</text:span><text:span text:style-name="T80"><text:line-break/></text:span><text:span text:style-name="T1242"> <text:s text:c="7"/></text:span><text:span text:style-name="T1861">return </text:span><text:span text:style-name="T703">!! </text:span><text:span text:style-name="T2236">user</text:span><text:span text:style-name="T1242">.</text:span><text:span text:style-name="T442">content</text:span><text:span text:style-name="T1242">;</text:span><text:span text:style-name="T80"><text:line-break/></text:span><text:span text:style-name="T3202">Esto nos devuelve true si tiene algo y false si es null o está vacío. Buscar </text:span><text:span text:style-name="T2633">double bang</text:span><text:span text:style-name="T3202"> en </text:span><text:span text:style-name="T2633">Google</text:span><text:span text:style-name="T3202"> para más información</text:span></text:p>
      <text:p text:style-name="P773"><text:span text:style-name="T1200"><text:s text:c="4"/>}</text:span><text:line-break/><text:span text:style-name="T1054">}</text:span></text:p>
      <text:p text:style-name="P97"/>
      <text:p text:style-name="P773"><text:span text:style-name="T2916">En el </text:span><text:span text:style-name="T2607">StatusForm.vue</text:span><text:span text:style-name="T2916">:</text:span></text:p>
      <text:p text:style-name="P774"><text:span text:style-name="T2047">&lt;</text:span><text:span text:style-name="T2293">template</text:span><text:span text:style-name="T2030">&gt;</text:span><text:line-break/><text:span text:style-name="T2030"> <text:s text:c="3"/>&lt;</text:span><text:span text:style-name="T2293">div</text:span><text:span text:style-name="T2030">&gt;</text:span><text:line-break/><text:span text:style-name="T2030"> <text:s text:c="7"/>&lt;</text:span><text:span text:style-name="T2293">form </text:span><text:span text:style-name="T1667">@submit.prevent</text:span><text:span text:style-name="T1359">="</text:span><text:span text:style-name="T798">enviar</text:span><text:span text:style-name="T1359">"</text:span><text:span text:style-name="T1458"> </text:span><text:span text:style-name="T1700">v-if</text:span><text:span text:style-name="T1458">="</text:span><text:span text:style-name="T406">isAuthenticated</text:span><text:span text:style-name="T1458">"</text:span><text:span text:style-name="T2030">&gt;</text:span></text:p>
      <text:p text:style-name="Standard"><text:soft-page-break/><text:span text:style-name="T3203">Con esto conseguimos que la tarjeta se vea solo cuando el usuario está autenticado<text:line-break/></text:span><text:span text:style-name="T2082"> <text:s text:c="11"/>&lt;</text:span><text:span text:style-name="T2307">div </text:span><text:span text:style-name="T1673">class</text:span><text:span text:style-name="T1401">="card-body border-0"</text:span><text:span text:style-name="T2082">&gt;</text:span><text:span text:style-name="T3202"><text:line-break/></text:span><text:span text:style-name="T2082"> <text:s text:c="15"/>&lt;</text:span><text:span text:style-name="T2307">textarea </text:span><text:span text:style-name="T1673">v-model</text:span><text:span text:style-name="T1401">="</text:span><text:span text:style-name="T340">body</text:span><text:span text:style-name="T1401">"</text:span><text:span text:style-name="T3202"><text:line-break/></text:span><text:span text:style-name="T1401"> <text:s text:c="25"/></text:span><text:span text:style-name="T1673">class</text:span><text:span text:style-name="T1401">="form-control border-0 bg-light"</text:span><text:span text:style-name="T3202"><text:line-break/></text:span><text:span text:style-name="T1401"> <text:s text:c="25"/></text:span><text:span text:style-name="T1673">name</text:span><text:span text:style-name="T1401">="body"</text:span><text:span text:style-name="T3202"><text:line-break/></text:span><text:span text:style-name="T1401"> <text:s text:c="25"/></text:span><text:span text:style-name="T1673">:placeholder</text:span><text:span text:style-name="T1401">="`¿Qué estás pensando, </text:span><text:span text:style-name="T2082">$</text:span><text:span text:style-name="T1111">{</text:span><text:span text:style-name="T343">currentUser</text:span><text:span text:style-name="T1111">.</text:span><text:span text:style-name="T340">name</text:span><text:span text:style-name="T1111">}</text:span><text:span text:style-name="T1401">?`"</text:span><text:span text:style-name="T2082">&gt;</text:span><text:span text:style-name="T3202"><text:line-break/><text:line-break/></text:span><text:span text:style-name="T2082"> <text:s text:c="15"/>&lt;/</text:span><text:span text:style-name="T2307">textarea</text:span><text:span text:style-name="T2082">&gt;</text:span><text:span text:style-name="T3202"><text:line-break/></text:span><text:span text:style-name="T2082"> <text:s text:c="11"/>&lt;/</text:span><text:span text:style-name="T2307">div</text:span><text:span text:style-name="T2082">&gt;</text:span><text:span text:style-name="T3202"><text:line-break/></text:span><text:span text:style-name="T2082"> <text:s text:c="11"/>&lt;</text:span><text:span text:style-name="T2307">div </text:span><text:span text:style-name="T1673">class</text:span><text:span text:style-name="T1401">="card-footer"</text:span><text:span text:style-name="T2082">&gt;</text:span><text:span text:style-name="T3202"><text:line-break/></text:span><text:span text:style-name="T2082"> <text:s text:c="15"/>&lt;</text:span><text:span text:style-name="T2307">button </text:span><text:span text:style-name="T1673">class</text:span><text:span text:style-name="T1401">="btn btn-primary" </text:span><text:span text:style-name="T1673">id</text:span><text:span text:style-name="T1401">="create-status"</text:span><text:span text:style-name="T2082">&gt;Publicar estado&lt;/</text:span><text:span text:style-name="T2307">button</text:span><text:span text:style-name="T2082">&gt;</text:span><text:span text:style-name="T3202"><text:line-break/></text:span><text:span text:style-name="T2082"> <text:s text:c="11"/>&lt;/</text:span><text:span text:style-name="T2307">div</text:span><text:span text:style-name="T2082">&gt;</text:span><text:span text:style-name="T3202"><text:line-break/></text:span><text:span text:style-name="T2082"> <text:s text:c="7"/>&lt;/</text:span><text:span text:style-name="T2307">form</text:span><text:span text:style-name="T2082">&gt;</text:span><text:span text:style-name="T3202"><text:line-break/></text:span><text:span text:style-name="T2133"> <text:s text:c="7"/>&lt;</text:span><text:span text:style-name="T2358">d </text:span><text:span text:style-name="T1708">v-else class</text:span><text:span text:style-name="T1499">="card-body"</text:span><text:span text:style-name="T2133">&gt;</text:span><text:span text:style-name="T80"><text:line-break/></text:span><text:span text:style-name="T3204">Si el usuario no está autenticado</text:span></text:p>
      <text:p text:style-name="Standard"><text:span text:style-name="T2133"><text:s text:c="12"/>&lt;</text:span><text:span text:style-name="T2358">a </text:span><text:span text:style-name="T1708">href</text:span><text:span text:style-name="T1499">="/login"</text:span><text:span text:style-name="T2133">&gt;Debes loguearte&lt;/</text:span><text:span text:style-name="T2358">a</text:span><text:span text:style-name="T2133">&gt;</text:span><text:span text:style-name="T80"><text:line-break/></text:span><text:span text:style-name="T3204">Se muestra un link para hacer login</text:span></text:p>
      <text:p text:style-name="P775"><text:span text:style-name="T2133"><text:s text:c="8"/>&lt;/</text:span><text:span text:style-name="T2358">d</text:span><text:span text:style-name="T2133">&gt;</text:span><text:span text:style-name="T3202"><text:line-break/></text:span><text:span text:style-name="T2082"> <text:s text:c="3"/>&lt;/</text:span><text:span text:style-name="T2307">div</text:span><text:span text:style-name="T2082">&gt;</text:span><text:span text:style-name="T3202"><text:line-break/></text:span><text:span text:style-name="T2082">&lt;/</text:span><text:span text:style-name="T2307">template</text:span><text:span text:style-name="T2082">&gt;</text:span></text:p>
      <text:p text:style-name="P97"/>
      <text:p text:style-name="P98">Otra verificación que podemos hacer es si es un invitado:</text:p>
      <text:p text:style-name="Standard"><text:span text:style-name="T819">isAuthenticated</text:span><text:span text:style-name="T1112">(){</text:span><text:span text:style-name="T3204"><text:line-break/></text:span><text:span text:style-name="T1112"> <text:s text:c="3"/></text:span><text:span text:style-name="T1799">return </text:span><text:span text:style-name="T609">!! </text:span><text:span text:style-name="T2210">user</text:span><text:span text:style-name="T1112">.</text:span><text:span text:style-name="T341">content</text:span><text:span text:style-name="T1112">;</text:span><text:span text:style-name="T3204"><text:line-break/></text:span><text:span text:style-name="T1112">},</text:span><text:span text:style-name="T3204"><text:line-break/></text:span><text:span text:style-name="T935">guest</text:span><text:span text:style-name="T1243">(){</text:span><text:span text:style-name="T81"><text:line-break/></text:span><text:span text:style-name="T1243"> <text:s text:c="3"/></text:span><text:span text:style-name="T1862">return </text:span><text:span text:style-name="T704">!</text:span><text:span text:style-name="T541">this</text:span><text:span text:style-name="T1243">.</text:span><text:span text:style-name="T443">isAuthenticated</text:span><text:span text:style-name="T1243">;</text:span><text:span text:style-name="T81"><text:line-break/></text:span><text:span text:style-name="T3205">Nos devuelve el valor contrario de si está autenticado</text:span></text:p>
      <text:p text:style-name="P436">}</text:p>
      <text:p text:style-name="P98"/>
      <text:p text:style-name="P776"><text:span text:style-name="T2916">Vamos a registrar el mixin globalmente para poder acceder a él en todas partes. </text:span><text:span text:style-name="T2942">Primero quitamos estas líneas de </text:span><text:span text:style-name="T2634">StatusForm.vue</text:span><text:span text:style-name="T2942">:</text:span></text:p>
      <text:p text:style-name="P510"><text:span text:style-name="T528">import </text:span><text:span text:style-name="T289">auth </text:span><text:span text:style-name="T520">from </text:span><text:span text:style-name="T1359">'../mixins/auth'</text:span><text:span text:style-name="T1054">;</text:span></text:p>
      <text:p text:style-name="P99"/>
      <text:p text:style-name="P510"><text:span text:style-name="T307">mixins</text:span><text:span text:style-name="T577">: </text:span><text:span text:style-name="T1054">[</text:span><text:span text:style-name="T289">auth</text:span><text:span text:style-name="T1054">],</text:span></text:p>
      <text:p text:style-name="P388"/>
      <text:p text:style-name="P777">Luego abrimos el archivo <text:span text:style-name="T2607">app.js</text:span><text:span text:style-name="T2916">:</text:span></text:p>
      <text:p text:style-name="Standard"><text:span text:style-name="T2050">Vue</text:span><text:span text:style-name="T1113">.</text:span><text:span text:style-name="T838">component</text:span><text:span text:style-name="T1113">(</text:span><text:span text:style-name="T1402">'statuses-list'</text:span><text:span text:style-name="T1113">, </text:span><text:span text:style-name="T342">require</text:span><text:span text:style-name="T1113">(</text:span><text:span text:style-name="T1402">'./components/StatusesList.vue'</text:span><text:span text:style-name="T1113">));</text:span><text:span text:style-name="T3206"><text:line-break/><text:line-break/></text:span><text:span text:style-name="T542">import </text:span><text:span text:style-name="T444">auth </text:span><text:span text:style-name="T1863">from </text:span><text:span text:style-name="T1500">'./mixins/auth'</text:span><text:span text:style-name="T1244">;</text:span><text:span text:style-name="T82"><text:line-break/></text:span><text:span text:style-name="T3207">Importamos</text:span></text:p>
      <text:p text:style-name="Standard"><text:span text:style-name="T2134">Vue</text:span><text:span text:style-name="T1244">.</text:span><text:span text:style-name="T936">mixin</text:span><text:span text:style-name="T1244">(</text:span><text:span text:style-name="T444">auth</text:span><text:span text:style-name="T1244">);</text:span><text:span text:style-name="T3206"><text:line-break/>Y registramos<text:line-break/></text:span><text:span text:style-name="T1800">const </text:span><text:span text:style-name="T2211">app </text:span><text:span text:style-name="T610">= </text:span><text:span text:style-name="T1800">new </text:span><text:span text:style-name="T2083">Vue</text:span><text:span text:style-name="T1113">({</text:span></text:p>
      <text:p text:style-name="P100"/>
      <text:p text:style-name="P778"><text:span text:style-name="T2916">Y con esto ya tenemos acceso al usuario autenticado desde </text:span><text:span text:style-name="T2607">Vue.js</text:span></text:p>
      <text:p text:style-name="P1114"/>
      <text:p text:style-name="P1114"><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779">Vamos a permitir que los usuarios puedan dar me gusta a los estados:</text:p>
      <text:p text:style-name="Standard"><text:span text:style-name="T21">art make:test CanLikeStatusesTest</text:span><text:span text:style-name="T1990"><text:line-break/></text:span><text:span text:style-name="T3208">Y lo abrimos:</text:span></text:p>
      <text:p text:style-name="Standard"><text:soft-page-break/><text:span text:style-name="T1741">class </text:span><text:span text:style-name="T1597">CanLikeStatusesTest </text:span><text:span text:style-name="T1741">extends </text:span><text:span text:style-name="T173">TestCase</text:span><text:line-break/><text:span text:style-name="T1054">{</text:span><text:line-break/><text:span text:style-name="T1200"> <text:s text:c="3"/></text:span><text:span text:style-name="T1837">use </text:span><text:span text:style-name="T191">DatabaseMigrations</text:span><text:span text:style-name="T1200">;</text:span><text:line-break/><text:span text:style-name="T1054"> <text:s text:c="3"/></text:span><text:span text:style-name="T225">/**</text:span><text:line-break/><text:span text:style-name="T225"> <text:s text:c="4"/>* </text:span><text:span text:style-name="T1911">@test</text:span><text:line-break/><text:span text:style-name="T1911"> <text:s text:c="4"/></text:span><text:span text:style-name="T225">*/</text:span><text:line-break/><text:span text:style-name="T225"> <text:s text:c="3"/></text:span><text:span text:style-name="T1741">function </text:span><text:span text:style-name="T898">an_authenticated_user_can_like_statuses</text:span><text:span text:style-name="T1054">()</text:span><text:line-break/><text:span text:style-name="T1054"> <text:s text:c="3"/>{</text:span><text:line-break/><text:span text:style-name="T1200"> <text:s text:c="7"/></text:span><text:span text:style-name="T406">$user</text:span><text:span text:style-name="T667">=</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create</text:span><text:span text:style-name="T1200">();</text:span><text:span text:style-name="T57"><text:line-break/></text:span><text:span text:style-name="T3209">Creamos un usuario que dara </text:span><text:span text:style-name="T2573">like</text:span></text:p>
      <text:p text:style-name="Standard"><text:span text:style-name="T1200"><text:s text:c="8"/></text:span><text:span text:style-name="T406">$status</text:span><text:span text:style-name="T667">=</text:span><text:span text:style-name="T898">factory</text:span><text:span text:style-name="T1200">(</text:span><text:span text:style-name="T1630">Status</text:span><text:span text:style-name="T667">::</text:span><text:span text:style-name="T1837">class</text:span><text:span text:style-name="T1200">)</text:span><text:span text:style-name="T667">-&gt;</text:span><text:span text:style-name="T898">create</text:span><text:span text:style-name="T1200">();</text:span><text:span text:style-name="T57"><text:line-break/></text:span><text:span text:style-name="T3209">Creamos un estado al que se le dará </text:span><text:span text:style-name="T2573">like</text:span><text:span text:style-name="T57"><text:line-break/></text:span><text:span text:style-name="T1200"> <text:s text:c="7"/></text:span><text:span text:style-name="T406">$this</text:span><text:span text:style-name="T667">-&gt;</text:span><text:span text:style-name="T898">actingAs</text:span><text:span text:style-name="T1200">(</text:span><text:span text:style-name="T406">$user</text:span><text:span text:style-name="T1200">)</text:span><text:span text:style-name="T667">-&gt;</text:span><text:span text:style-name="T898">postJson</text:span><text:span text:style-name="T1200">(</text:span><text:span text:style-name="T898">route</text:span><text:span text:style-name="T1200">(</text:span><text:span text:style-name="T1458">'statuses.likes.store'</text:span><text:span text:style-name="T1200">, </text:span><text:span text:style-name="T406">$status</text:span><text:span text:style-name="T1200">));</text:span><text:span text:style-name="T57"><text:line-break/></text:span><text:span text:style-name="T3209">El usuario enviará una petición por post a una ruta que vamos a configurar además del estado para que le de </text:span><text:span text:style-name="T2573">like</text:span></text:p>
      <text:p text:style-name="Standard"><text:span text:style-name="T1200"><text:s text:c="8"/></text:span><text:span text:style-name="T406">$this</text:span><text:span text:style-name="T667">-&gt;</text:span><text:span text:style-name="T898">assertDatabaseHas</text:span><text:span text:style-name="T1200">(</text:span><text:span text:style-name="T1458">'likes'</text:span><text:span text:style-name="T1200">, [</text:span><text:span text:style-name="T57"><text:line-break/></text:span><text:span text:style-name="T3209">Después de dar </text:span><text:span text:style-name="T2586">like</text:span><text:span text:style-name="T156">, nos aseguramos de que haya una table </text:span><text:span text:style-name="T159">likes</text:span></text:p>
      <text:p text:style-name="P780"><text:span text:style-name="T1200"><text:s text:c="12"/></text:span><text:span text:style-name="T1458">'user_id'</text:span><text:span text:style-name="T667">=&gt;</text:span><text:span text:style-name="T406">$user</text:span><text:span text:style-name="T667">-&gt;</text:span><text:span text:style-name="T406">id</text:span><text:span text:style-name="T1200">,</text:span><text:span text:style-name="T57"><text:line-break/></text:span><text:span text:style-name="T157"> y que tiene tanto el </text:span><text:span text:style-name="T158">id</text:span><text:span text:style-name="T157"> del usuario que ha dado </text:span><text:span text:style-name="T2587">like</text:span></text:p>
      <text:p text:style-name="Standard"><text:span text:style-name="T1200"><text:s text:c="12"/></text:span><text:span text:style-name="T1458">'status_id'</text:span><text:span text:style-name="T667">=&gt;</text:span><text:span text:style-name="T406">$status</text:span><text:span text:style-name="T667">-&gt;</text:span><text:span text:style-name="T406">id</text:span><text:span text:style-name="T57"><text:line-break/></text:span><text:span text:style-name="T3209">como del estado al que se le ha dado </text:span><text:span text:style-name="T2573">like</text:span></text:p>
      <text:p text:style-name="P780"><text:span text:style-name="T406"><text:s text:c="8"/></text:span><text:span text:style-name="T1200">]);</text:span><text:line-break/><text:span text:style-name="T1054"> <text:s text:c="3"/>}</text:span><text:line-break/><text:span text:style-name="T1054">}</text:span></text:p>
      <text:p text:style-name="Standard"/>
      <text:p text:style-name="P781">Ejecutamos el test para ver qué falla y empezar a implementarlo.</text:p>
      <text:p text:style-name="P781">Dice que no encuentra la ruta <text:span text:style-name="T2607">statuses.likes.store</text:span><text:span text:style-name="T2916">. Vamos a definirla en </text:span><text:span text:style-name="T2607">web.php</text:span><text:span text:style-name="T2916">:</text:span></text:p>
      <text:p text:style-name="P781"><text:span text:style-name="T229">// Statuses routes</text:span><text:line-break/><text:span text:style-name="T1597">Route</text:span><text:span text:style-name="T577">::</text:span><text:span text:style-name="T1014">get</text:span><text:span text:style-name="T1054">(</text:span><text:span text:style-name="T1359">'statuses'</text:span><text:span text:style-name="T1054">, </text:span><text:span text:style-name="T1359">'StatusesController@index'</text:span><text:span text:style-name="T1054">)</text:span><text:span text:style-name="T577">-&gt;</text:span><text:span text:style-name="T798">name</text:span><text:span text:style-name="T1054">(</text:span><text:span text:style-name="T1359">'statuses.index'</text:span><text:span text:style-name="T1054">);</text:span><text:line-break/><text:span text:style-name="T1597">Route</text:span><text:span text:style-name="T577">::</text:span><text:span text:style-name="T1014">post</text:span><text:span text:style-name="T1054">(</text:span><text:span text:style-name="T1359">'statuses'</text:span><text:span text:style-name="T1054">, </text:span><text:span text:style-name="T1359">'StatusesController@store'</text:span><text:span text:style-name="T1054">)</text:span><text:span text:style-name="T577">-&gt;</text:span><text:span text:style-name="T798">name</text:span><text:span text:style-name="T1054">(</text:span><text:span text:style-name="T1359">'statuses.store'</text:span><text:span text:style-name="T1054">);</text:span><text:line-break/><text:line-break/><text:span text:style-name="T225">// Statuses Likes routes</text:span><text:line-break/><text:span text:style-name="T1630">Route</text:span><text:span text:style-name="T667">::</text:span><text:span text:style-name="T1021">post</text:span><text:span text:style-name="T1200">(</text:span><text:span text:style-name="T1458">'statuses/{status}/likes'</text:span><text:span text:style-name="T1200">, </text:span><text:span text:style-name="T1458">'StatusLikesController@store')→name('statuses.likes.store');</text:span></text:p>
      <text:p text:style-name="P782">Con esto creamos una ruta que al llamarla y pasarle un <text:span text:style-name="T2607">status</text:span>, ejecutará el método store de <text:span text:style-name="T2607">StatusLikeController</text:span><text:span text:style-name="T2916">. Si ejecutamos el test, dice que no existe la tabla. </text:span><text:span text:style-name="T2943">Vamos a crear el modelo y las migraciones:</text:span></text:p>
      <text:p text:style-name="Standard"><text:span text:style-name="T38">art make:migration create_likes_table</text:span><text:span text:style-name="T1975"><text:line-break/></text:span></text:p>
      <text:p text:style-name="P783">Ejecutamos el test y ahora dice que no encuentra ningún <text:span text:style-name="T2607">user_id</text:span> ni <text:span text:style-name="T2607">status_id</text:span><text:span text:style-name="T2916">.</text:span></text:p>
      <text:p text:style-name="P101">Pero el error no debería ser ese. Vamos a desactivar el manjeo de exepciones en el test:</text:p>
      <text:p text:style-name="P784"><text:span text:style-name="T1755">function </text:span><text:span text:style-name="T798">an_authenticated_user_can_like_statuses</text:span><text:span text:style-name="T1054">()</text:span><text:line-break/><text:span text:style-name="T1054">{</text:span><text:line-break/><text:span text:style-name="T1200"> <text:s text:c="3"/></text:span><text:span text:style-name="T406">$this</text:span><text:span text:style-name="T667">-&gt;</text:span><text:span text:style-name="T898">withoutExceptionHandling</text:span><text:span text:style-name="T1200">();</text:span></text:p>
      <text:p text:style-name="P101"/>
      <text:p text:style-name="P102">Y ejecutamos de nuevo. Ahora sí que dice que no existe el controlador. Vamos a crearlo:</text:p>
      <text:p text:style-name="Standard"><text:span text:style-name="T39">art make:controller StatusLike</text:span><text:span text:style-name="T40">s</text:span><text:span text:style-name="T39">Controller</text:span><text:span text:style-name="T1976"><text:line-break/><text:line-break/></text:span><text:span text:style-name="T3210">Y dice que no existe el método </text:span><text:span text:style-name="T2635">store</text:span><text:span text:style-name="T2944">. Abrimos el StatusLikesController y lo creamos:</text:span></text:p>
      <text:p text:style-name="Standard"><text:span text:style-name="T1762">class </text:span><text:span text:style-name="T278">StatusLikesController </text:span><text:span text:style-name="T1741">extends </text:span><text:span text:style-name="T173">Controller</text:span><text:line-break/><text:span text:style-name="T1054">{</text:span><text:line-break/><text:span text:style-name="T1200"> <text:s text:c="3"/></text:span><text:span text:style-name="T1837">public function </text:span><text:span text:style-name="T898">store</text:span><text:span text:style-name="T1200">(</text:span><text:span text:style-name="T191">Status </text:span><text:span text:style-name="T406">$status</text:span><text:span text:style-name="T1200">)</text:span><text:span text:style-name="T57"><text:line-break/></text:span><text:span text:style-name="T1200"> <text:s text:c="3"/>{</text:span><text:span text:style-name="T57"><text:line-break/></text:span><text:span text:style-name="T3211">Creamos el método </text:span><text:span text:style-name="T2636">store</text:span><text:span text:style-name="T3211"> del controlador al que le pasaremos </text:span><text:span text:style-name="T2636">$status</text:span><text:span text:style-name="T3211"> como estado</text:span></text:p>
      <text:p text:style-name="Standard"><text:span text:style-name="T1200"><text:s text:c="8"/></text:span><text:span text:style-name="T406">$status</text:span><text:span text:style-name="T667">-&gt;</text:span><text:span text:style-name="T898">likes</text:span><text:span text:style-name="T1200">()</text:span><text:span text:style-name="T667">-&gt;</text:span><text:span text:style-name="T898">create</text:span><text:span text:style-name="T1200">([</text:span><text:span text:style-name="T57"><text:line-break/></text:span><text:span text:style-name="T3211">Llamamos al método likes de </text:span><text:span text:style-name="T2636">status</text:span><text:span text:style-name="T2945"> que creará una relación en la tabla</text:span></text:p>
      <text:p text:style-name="Standard"><text:soft-page-break/><text:span text:style-name="T1200"><text:s text:c="11"/></text:span><text:span text:style-name="T1458">'user_id'</text:span><text:span text:style-name="T667">=&gt;</text:span><text:span text:style-name="T898">auth</text:span><text:span text:style-name="T1200">()</text:span><text:span text:style-name="T667">-&gt;</text:span><text:span text:style-name="T898">id</text:span><text:span text:style-name="T1200">()</text:span><text:span text:style-name="T57"><text:line-break/></text:span><text:span text:style-name="T3211">Y asignará el </text:span><text:span text:style-name="T2636">id</text:span><text:span text:style-name="T3211"> del usuario autenticado cuando dé </text:span><text:span text:style-name="T2574">like</text:span></text:p>
      <text:p text:style-name="P785"><text:span text:style-name="T1200"><text:s text:c="8"/>]);</text:span><text:span text:style-name="T57"><text:line-break/></text:span><text:span text:style-name="T1200"> <text:s text:c="3"/>}</text:span><text:line-break/><text:span text:style-name="T1054">}</text:span></text:p>
      <text:p text:style-name="P103"/>
      <text:p text:style-name="P786"><text:span text:style-name="T2944">S</text:span><text:span text:style-name="T2916">i lo ejecutamos, nos dice que no existe el método </text:span><text:span text:style-name="T2607">likes</text:span><text:span text:style-name="T2916"> (lo busca por defecto en el </text:span><text:span text:style-name="T2607">QueryBuilder</text:span><text:span text:style-name="T2916">), pero antes de crearlo en el </text:span><text:span text:style-name="T2607">StatusesController</text:span><text:span text:style-name="T2916">, vamos a crear un </text:span><text:span text:style-name="T2607">test</text:span><text:span text:style-name="T2916"> para eso </text:span><text:span text:style-name="T2946">en:</text:span></text:p>
      <text:p text:style-name="P62">social/tests/Unit/Models/StatusTest.php</text:p>
      <text:p text:style-name="P104">Lo creamos:</text:p>
      <text:p text:style-name="Standard"><text:span text:style-name="T2027"><text:s text:c="4"/></text:span><text:span text:style-name="T257">/**</text:span><text:span text:style-name="T2897"><text:line-break/></text:span><text:span text:style-name="T257"> <text:s text:c="4"/>* </text:span><text:span text:style-name="T1925">@test</text:span><text:span text:style-name="T2897"><text:line-break/></text:span><text:span text:style-name="T1925"> <text:s text:c="4"/></text:span><text:span text:style-name="T257">*/</text:span><text:span text:style-name="T2897"><text:line-break/></text:span><text:span text:style-name="T257"> <text:s text:c="3"/></text:span><text:span text:style-name="T1864">function </text:span><text:span text:style-name="T937">a_status_has_many_likes</text:span><text:span text:style-name="T1245">()</text:span><text:span text:style-name="T2897"><text:line-break/></text:span><text:span text:style-name="T1245"> <text:s text:c="3"/>{</text:span><text:span text:style-name="T2897"><text:line-break/></text:span><text:span text:style-name="T1245"> <text:s text:c="7"/></text:span><text:span text:style-name="T445">$status</text:span><text:span text:style-name="T705">=</text:span><text:span text:style-name="T937">factory</text:span><text:span text:style-name="T1245">(</text:span><text:span text:style-name="T1636">Status</text:span><text:span text:style-name="T705">::</text:span><text:span text:style-name="T1864">class</text:span><text:span text:style-name="T1245">)</text:span><text:span text:style-name="T705">-&gt;</text:span><text:span text:style-name="T937">create</text:span><text:span text:style-name="T1245">();</text:span><text:span text:style-name="T2897"><text:line-break/></text:span><text:span text:style-name="T3212">Creamos nuestro estado con un </text:span><text:span text:style-name="T2575">factory</text:span></text:p>
      <text:p text:style-name="Standard"><text:span text:style-name="T1245"><text:s text:c="8"/></text:span><text:span text:style-name="T937">factory</text:span><text:span text:style-name="T1245">(</text:span><text:span text:style-name="T1636">Like</text:span><text:span text:style-name="T705">::</text:span><text:span text:style-name="T1864">class</text:span><text:span text:style-name="T1245">)</text:span><text:span text:style-name="T705">-&gt;</text:span><text:span text:style-name="T937">create</text:span><text:span text:style-name="T1245">([</text:span><text:span text:style-name="T1501">'status_id'</text:span><text:span text:style-name="T705">=&gt;</text:span><text:span text:style-name="T445">$status</text:span><text:span text:style-name="T705">-&gt;</text:span><text:span text:style-name="T445">id</text:span><text:span text:style-name="T1245">]);</text:span><text:span text:style-name="T2897"><text:line-break/></text:span><text:span text:style-name="T3212">Creamos un </text:span><text:span text:style-name="T2575">like</text:span><text:span text:style-name="T3212"> usando el modelo </text:span><text:span text:style-name="T2637">Like</text:span><text:span text:style-name="T3212"> que todavía no hemos creado y le decimos que el </text:span><text:span text:style-name="T2575">like</text:span><text:span text:style-name="T3212"> es para el estado que hemos creado</text:span></text:p>
      <text:p text:style-name="Standard"><text:span text:style-name="T1245"><text:s text:c="8"/></text:span><text:span text:style-name="T445">$this</text:span><text:span text:style-name="T705">-&gt;</text:span><text:span text:style-name="T937">assertInstanceOf</text:span><text:span text:style-name="T1245">(</text:span><text:span text:style-name="T1636">Like</text:span><text:span text:style-name="T705">::</text:span><text:span text:style-name="T1864">class</text:span><text:span text:style-name="T1245">, </text:span><text:span text:style-name="T445">$status</text:span><text:span text:style-name="T705">-&gt;</text:span><text:span text:style-name="T445">likes</text:span><text:span text:style-name="T705">-&gt;</text:span><text:span text:style-name="T937">first</text:span><text:span text:style-name="T1245">());</text:span><text:span text:style-name="T2897"><text:line-break/></text:span><text:span text:style-name="T3212">Nos aseguramos de que ese el primer </text:span><text:span text:style-name="T2575">like</text:span><text:span text:style-name="T3212"> del estado es una instancia de la clase </text:span><text:span text:style-name="T2637">Like</text:span></text:p>
      <text:p text:style-name="P787"><text:span text:style-name="T1245"><text:s text:c="4"/>}</text:span><text:span text:style-name="T2897"><text:line-break/></text:span><text:span text:style-name="T1245">}</text:span></text:p>
      <text:p text:style-name="P104"/>
      <text:p text:style-name="P105">Ejecutamos el test y nos dice que no existe el modelo. Vamos a crearlo:</text:p>
      <text:p text:style-name="P9"><text:span text:style-name="T1">art make:models Models/Like</text:span><text:line-break/></text:p>
      <text:p text:style-name="P788">Y ahora importamos en nuestro test la clase <text:span text:style-name="T2607">Like</text:span><text:span text:style-name="T2916">:</text:span></text:p>
      <text:p text:style-name="P468"><text:span text:style-name="T3213">use </text:span><text:span text:style-name="T3214">App\Models\Like;</text:span></text:p>
      <text:p text:style-name="P106"/>
      <text:p text:style-name="P789"><text:span text:style-name="T2916">Y ejecutamos el </text:span><text:span text:style-name="T2607">test</text:span><text:span text:style-name="T2916"> nuevamente. </text:span><text:span text:style-name="T2947">Dice que no encuentra el </text:span><text:span text:style-name="T2638">factory</text:span><text:span text:style-name="T2947"> del modelo </text:span><text:span text:style-name="T2638">Like</text:span><text:span text:style-name="T2947">. Lo creamos:</text:span></text:p>
      <text:p text:style-name="Standard"><text:span text:style-name="T41">art make:factory LikeFactory </text:span><text:span text:style-name="T2462">-m Models/Like</text:span><text:span text:style-name="T1977"><text:line-break/></text:span><text:span text:style-name="T3217">Le indicamos el nombre del factory y el modelo al que estará asociado.</text:span></text:p>
      <text:p text:style-name="Standard"/>
      <text:p text:style-name="P790">Todos estos archivos se podrían haber creado así:</text:p>
      <text:p text:style-name="P790"><text:span text:style-name="T41">art make:</text:span><text:span text:style-name="T35">model</text:span><text:span text:style-name="T41"> </text:span><text:span text:style-name="T35">Models/Like -mfr</text:span></text:p>
      <text:p text:style-name="P790">m=crear migración</text:p>
      <text:p text:style-name="P790">f=crear factoría</text:p>
      <text:p text:style-name="P790">r=crear el controlador con el modelo REST o c si lo queremos vacío</text:p>
      <text:p text:style-name="P790"/>
      <text:p text:style-name="Text_20_body"><text:span text:style-name="T2916">Ejecutamos nuevamente y ahora nos dice que la tabla </text:span><text:span text:style-name="T2607">likes </text:span><text:span text:style-name="T2916">no tiene una columna llamada </text:span><text:span text:style-name="T2607">status_id</text:span><text:span text:style-name="T2916">. </text:span><text:span text:style-name="T2948">Vamos a su migración </text:span><text:span text:style-name="T2639">create_likes_table.php</text:span><text:span text:style-name="T2948"> y la creamos:<text:line-break/></text:span><text:span text:style-name="T1603">Schema</text:span><text:span text:style-name="T577">::</text:span><text:span text:style-name="T1014">create</text:span><text:span text:style-name="T1054">(</text:span><text:span text:style-name="T1359">'lik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200"> <text:s text:c="3"/></text:span><text:span text:style-name="T406">$table</text:span><text:span text:style-name="T667">-&gt;</text:span><text:span text:style-name="T898">unsignedInteger</text:span><text:span text:style-name="T1200">(</text:span><text:span text:style-name="T1458">'status_id'</text:span><text:span text:style-name="T1200">);</text:span><text:line-break/><text:span text:style-name="T1054"> <text:s text:c="3"/></text:span><text:span text:style-name="T289">$table</text:span><text:span text:style-name="T577">-&gt;</text:span><text:span text:style-name="T798">timestamps</text:span><text:span text:style-name="T1054">();</text:span><text:line-break/><text:span text:style-name="T1054">});</text:span></text:p>
      <text:p text:style-name="P1369">Si ejecutamos otra vez, nos dice que se está ejecutando <text:span text:style-name="T2607">first()</text:span> en un valor <text:span text:style-name="T2607">null</text:span><text:span text:style-name="T2916">. </text:span><text:span text:style-name="T2949">Esto es porque no está recibiendo los </text:span><text:span text:style-name="T2640">likes</text:span><text:span text:style-name="T2949">. Vamos a implementar esta relación en el modelo </text:span><text:span text:style-name="T2640">Status.php</text:span><text:span text:style-name="T2949">:</text:span></text:p>
      <text:p text:style-name="Standard"><text:span text:style-name="T1857">public function </text:span><text:span text:style-name="T939">likes</text:span><text:span text:style-name="T1247">()</text:span><text:span text:style-name="T83"><text:line-break/></text:span><text:span text:style-name="T1247">{</text:span><text:span text:style-name="T83"><text:line-break/></text:span><text:soft-page-break/><text:span text:style-name="T1247"> <text:s text:c="3"/></text:span><text:span text:style-name="T1865">return </text:span><text:span text:style-name="T447">$this</text:span><text:span text:style-name="T707">-&gt;</text:span><text:span text:style-name="T939">hasMany</text:span><text:span text:style-name="T1247">(</text:span><text:span text:style-name="T1637">Like</text:span><text:span text:style-name="T707">::</text:span><text:span text:style-name="T1865">class</text:span><text:span text:style-name="T1247">);</text:span><text:span text:style-name="T83"><text:line-break/></text:span><text:span text:style-name="T3218">A cada estado, le pueden pertenencer muchos </text:span><text:span text:style-name="T2641">likes</text:span></text:p>
      <text:p text:style-name="P437">}</text:p>
      <text:p text:style-name="Standard"/>
      <text:p text:style-name="Standard"><text:span text:style-name="T3219">Ejecutamos y vemos que pasa. Pero si vamos y ejecutamos el </text:span><text:span text:style-name="T2642">test</text:span><text:span text:style-name="T1331"> </text:span><text:span text:style-name="T2642">an_authenticated_user_can_like_statuses</text:span><text:span text:style-name="T2950">, nos dice que </text:span><text:span text:style-name="T2642">user_id</text:span><text:span text:style-name="T2950"> no permite asignación masiva. Vamos a arreglarlo </text:span><text:span text:style-name="T2951">en el modelo </text:span><text:span text:style-name="T2643">Like.php</text:span><text:span text:style-name="T2951">:</text:span></text:p>
      <text:p text:style-name="Standard"><text:span text:style-name="T1763">class </text:span><text:span text:style-name="T1597">Like </text:span><text:span text:style-name="T1741">extends </text:span><text:span text:style-name="T173">Model</text:span><text:line-break/><text:span text:style-name="T1054">{</text:span><text:line-break/><text:span text:style-name="T1200"> <text:s text:c="3"/></text:span><text:span text:style-name="T1837">protected </text:span><text:span text:style-name="T406">$guarded</text:span><text:span text:style-name="T667">=</text:span><text:span text:style-name="T1200">[];</text:span><text:line-break/><text:span text:style-name="T1054">}</text:span></text:p>
      <text:p text:style-name="P107"/>
      <text:p text:style-name="P791"><text:span text:style-name="T2949">N</text:span><text:span text:style-name="T2916">ota importante: esto se puede hacer siempre que no se haga uso del </text:span><text:span text:style-name="T2588">request-&gt;all()</text:span><text:span text:style-name="T2607"> </text:span><text:span text:style-name="T2916">como en:</text:span></text:p>
      <text:p text:style-name="P684">Like::create(request()-&gt;all)</text:p>
      <text:p text:style-name="P684">Like::update(request()-&gt;all)</text:p>
      <text:p text:style-name="P792">Esto es para evitar fallas de seguridad.</text:p>
      <text:p text:style-name="P792"/>
      <text:p text:style-name="P792">Ahora si ejecutamos el <text:span text:style-name="T2607">test</text:span> <text:span text:style-name="T3220">nos dice que la tabla </text:span><text:span text:style-name="T2644">likes</text:span><text:span text:style-name="T3220"> no tiene un campo </text:span><text:span text:style-name="T2644">user_id</text:span><text:span text:style-name="T2952">. </text:span><text:span text:style-name="T2953">Vamos a la migración y lo modificamos:</text:span></text:p>
      <text:p text:style-name="P792"><text:span text:style-name="T1604">Schema</text:span><text:span text:style-name="T577">::</text:span><text:span text:style-name="T1014">create</text:span><text:span text:style-name="T1054">(</text:span><text:span text:style-name="T1359">'lik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200"> <text:s text:c="3"/></text:span><text:span text:style-name="T406">$table</text:span><text:span text:style-name="T667">-&gt;</text:span><text:span text:style-name="T898">unsignedInteger</text:span><text:span text:style-name="T1200">(</text:span><text:span text:style-name="T1458">'user_id'</text:span><text:span text:style-name="T1200">);</text:span><text:line-break/><text:span text:style-name="T1054"> <text:s text:c="3"/></text:span><text:span text:style-name="T289">$table</text:span><text:span text:style-name="T577">-&gt;</text:span><text:span text:style-name="T798">unsignedInteger</text:span><text:span text:style-name="T1054">(</text:span><text:span text:style-name="T1359">'status_id'</text:span><text:span text:style-name="T1054">);</text:span><text:line-break/><text:span text:style-name="T1054"> <text:s text:c="3"/></text:span><text:span text:style-name="T289">$table</text:span><text:span text:style-name="T577">-&gt;</text:span><text:span text:style-name="T798">timestamps</text:span><text:span text:style-name="T1054">();</text:span><text:line-break/><text:span text:style-name="T1054">});</text:span></text:p>
      <text:p text:style-name="Standard"/>
      <text:p text:style-name="P793"><text:span text:style-name="T2952">Y </text:span><text:span text:style-name="T2916">ahora ya pasa. Vamos a hacer que los usuarios invitados no puedan dar </text:span><text:span text:style-name="T2607">like</text:span><text:span text:style-name="T2916"> a los estados:</text:span></text:p>
      <text:p text:style-name="Standard"><text:span text:style-name="T259">/**</text:span><text:span text:style-name="T84"><text:line-break/></text:span><text:span text:style-name="T264"> * </text:span><text:span text:style-name="T1926">@test</text:span><text:span text:style-name="T84"><text:line-break/></text:span><text:span text:style-name="T1926"> </text:span><text:span text:style-name="T264">*/</text:span><text:span text:style-name="T84"><text:line-break/></text:span><text:span text:style-name="T1866">public function </text:span><text:span text:style-name="T940">guests_users_can_not_like_statuses</text:span><text:span text:style-name="T1248">()</text:span><text:span text:style-name="T84"><text:line-break/></text:span><text:span text:style-name="T1248">{</text:span><text:span text:style-name="T84"><text:line-break/></text:span><text:span text:style-name="T1248"> <text:s text:c="3"/></text:span><text:span text:style-name="T448">$status</text:span><text:span text:style-name="T708">=</text:span><text:span text:style-name="T940">factory</text:span><text:span text:style-name="T1248">(</text:span><text:span text:style-name="T1638">S</text:span><text:span text:style-name="T1639">tatus</text:span><text:span text:style-name="T708">::</text:span><text:span text:style-name="T1866">class</text:span><text:span text:style-name="T1248">)</text:span><text:span text:style-name="T708">-&gt;</text:span><text:span text:style-name="T940">create</text:span><text:span text:style-name="T1248">();</text:span><text:span text:style-name="T84"><text:line-break/></text:span><text:span text:style-name="T3221">Creamos el estado que vamos a </text:span><text:span text:style-name="T2576">testear</text:span></text:p>
      <text:p text:style-name="Standard"><text:span text:style-name="T1248"><text:s text:c="4"/></text:span><text:span text:style-name="T448">$response</text:span><text:span text:style-name="T708">=</text:span><text:span text:style-name="T448">$this</text:span><text:span text:style-name="T708">-&gt;</text:span><text:span text:style-name="T940">post</text:span><text:span text:style-name="T1248">(</text:span><text:span text:style-name="T940">route</text:span><text:span text:style-name="T1248">(</text:span><text:span text:style-name="T1503">'statuses.likes.store'</text:span><text:span text:style-name="T1248">, </text:span><text:span text:style-name="T448">$status</text:span><text:span text:style-name="T1248">));</text:span><text:span text:style-name="T84"><text:line-break/></text:span><text:span text:style-name="T3221">Hacemos un post a la ruta para poder dar </text:span><text:span text:style-name="T2576">like</text:span><text:span text:style-name="T3221"> a los estados</text:span></text:p>
      <text:p text:style-name="Standard"><text:span text:style-name="T1248"><text:s text:c="4"/></text:span><text:span text:style-name="T448">$response</text:span><text:span text:style-name="T708">-&gt;</text:span><text:span text:style-name="T940">assertRedirect</text:span><text:span text:style-name="T1248">(</text:span><text:span text:style-name="T1503">'login'</text:span><text:span text:style-name="T1248">);</text:span><text:span text:style-name="T84"><text:line-break/></text:span><text:span text:style-name="T3221">Nos aseguramos de que la respuesta es una redirección a </text:span><text:span text:style-name="T2645">login</text:span></text:p>
      <text:p text:style-name="P438">}</text:p>
      <text:p text:style-name="P108"/>
      <text:p text:style-name="P794">Ejecutamos y nos dice que no hubo una redirección. Para que pase, tenemos que añadir en la ruta lo siguiente:</text:p>
      <text:p text:style-name="P794"><text:span text:style-name="T1597">Route</text:span><text:span text:style-name="T577">::</text:span><text:span text:style-name="T1014">post</text:span><text:span text:style-name="T1054">(</text:span><text:span text:style-name="T1359">'statuses/{status}/likes'</text:span><text:span text:style-name="T1054">, </text:span><text:span text:style-name="T1359">'StatusLikesController@store'</text:span><text:span text:style-name="T1054">)</text:span><text:span text:style-name="T577">-&gt;</text:span><text:span text:style-name="T798">name</text:span><text:span text:style-name="T1054">(</text:span><text:span text:style-name="T1359">'statuses.likes.store'</text:span><text:span text:style-name="T1054">)</text:span><text:span text:style-name="T2417">-&gt;middleware('auth')</text:span><text:span text:style-name="T1054">;</text:span><text:line-break/></text:p>
      <text:p text:style-name="P795">Y con esto ya se ejecuta el test sin problema. <text:span text:style-name="T3222">Pero queremos que al llamar hacer algo del estilo</text:span></text:p>
      <text:p text:style-name="P796">$status→like() se genere correctamente. Vamos a modificar <text:span text:style-name="T2607">StatusLikesController.php</text:span><text:span text:style-name="T2916">:</text:span></text:p>
      <text:p text:style-name="P796"><text:span text:style-name="T2026"><text:s text:c="8"/></text:span><text:span text:style-name="T406">$status</text:span><text:span text:style-name="T667">-&gt;</text:span><text:span text:style-name="T898">like</text:span><text:span text:style-name="T1200">();</text:span><text:line-break/><text:span text:style-name="T1054"> <text:s text:c="7"/></text:span><text:line-break/><text:span text:style-name="T255">//</text:span><text:span text:style-name="T225"> <text:s text:c="7"/>$status-&gt;likes()-&gt;create([</text:span><text:line-break/><text:span text:style-name="T255">//</text:span><text:span text:style-name="T225"> <text:s text:c="10"/>'user_id'=&gt;auth()-&gt;id()</text:span><text:line-break/><text:span text:style-name="T255">//</text:span><text:span text:style-name="T225"> <text:s text:c="7"/>]);</text:span></text:p>
      <text:p text:style-name="P109"/>
      <text:p text:style-name="P797"><text:span text:style-name="T2916">Si ejecutamos el test otra vez, dice que no existe el método con una sola “s”. Vamos a implementarlo, pero no sin antes crear un test en </text:span><text:span text:style-name="T2607">StatusTest.php</text:span><text:span text:style-name="T2916">:</text:span></text:p>
      <text:p text:style-name="Standard"><text:soft-page-break/><text:span text:style-name="T260">/**</text:span><text:span text:style-name="T85"><text:line-break/></text:span><text:span text:style-name="T265"> * </text:span><text:span text:style-name="T1927">@test</text:span><text:span text:style-name="T85"><text:line-break/></text:span><text:span text:style-name="T1927"> </text:span><text:span text:style-name="T265">*/</text:span><text:span text:style-name="T85"><text:line-break/></text:span><text:span text:style-name="T1867">function </text:span><text:span text:style-name="T941">a_status_can_be_liked</text:span><text:span text:style-name="T1249">()</text:span><text:span text:style-name="T85"><text:line-break/></text:span><text:span text:style-name="T1249">{</text:span><text:span text:style-name="T85"><text:line-break/></text:span><text:span text:style-name="T1249"> <text:s text:c="3"/></text:span><text:span text:style-name="T449">$status</text:span><text:span text:style-name="T709">=</text:span><text:span text:style-name="T941">factory</text:span><text:span text:style-name="T1249">(</text:span><text:span text:style-name="T1640">Status</text:span><text:span text:style-name="T709">::</text:span><text:span text:style-name="T1867">class</text:span><text:span text:style-name="T1249">)</text:span><text:span text:style-name="T709">-&gt;</text:span><text:span text:style-name="T941">create</text:span><text:span text:style-name="T1249">();</text:span><text:span text:style-name="T85"><text:line-break/></text:span><text:span text:style-name="T3223">Creamos un estado</text:span></text:p>
      <text:p text:style-name="Standard"><text:span text:style-name="T1249"><text:s text:c="4"/></text:span><text:span text:style-name="T449">$user</text:span><text:span text:style-name="T709">=</text:span><text:span text:style-name="T941">factory</text:span><text:span text:style-name="T1249">(</text:span><text:span text:style-name="T1640">User</text:span><text:span text:style-name="T709">::</text:span><text:span text:style-name="T1867">class</text:span><text:span text:style-name="T1249">)</text:span><text:span text:style-name="T709">-&gt;</text:span><text:span text:style-name="T941">create</text:span><text:span text:style-name="T1249">();</text:span><text:span text:style-name="T85"><text:line-break/></text:span><text:span text:style-name="T3223">Creamos un usuario</text:span></text:p>
      <text:p text:style-name="Standard"><text:span text:style-name="T1249"><text:s text:c="4"/></text:span><text:span text:style-name="T449">$this</text:span><text:span text:style-name="T709">-&gt;</text:span><text:span text:style-name="T941">actingAs</text:span><text:span text:style-name="T1249">(</text:span><text:span text:style-name="T449">$user</text:span><text:span text:style-name="T1249">);</text:span><text:span text:style-name="T85"><text:line-break/></text:span><text:span text:style-name="T3223">Actuamos como ese usuario</text:span></text:p>
      <text:p text:style-name="Standard"><text:span text:style-name="T1249"><text:s text:c="4"/></text:span><text:span text:style-name="T449">$status</text:span><text:span text:style-name="T709">-&gt;</text:span><text:span text:style-name="T941">like</text:span><text:span text:style-name="T1249">();</text:span><text:span text:style-name="T85"><text:line-break/></text:span><text:span text:style-name="T3223">Damos like en el estado</text:span></text:p>
      <text:p text:style-name="Standard"><text:span text:style-name="T1249"><text:s text:c="4"/></text:span><text:span text:style-name="T449">$this</text:span><text:span text:style-name="T709">-&gt;</text:span><text:span text:style-name="T941">assertEquals</text:span><text:span text:style-name="T1249">(</text:span><text:span text:style-name="T2237">1</text:span><text:span text:style-name="T1249">, </text:span><text:span text:style-name="T449">$status</text:span><text:span text:style-name="T709">-&gt;</text:span><text:span text:style-name="T449">likes</text:span><text:span text:style-name="T709">-&gt;</text:span><text:span text:style-name="T941">count</text:span><text:span text:style-name="T1249">());</text:span><text:span text:style-name="T85"><text:line-break/></text:span><text:span text:style-name="T3223">Comprobamos que el número de likes del estado es 1</text:span></text:p>
      <text:p text:style-name="P439">}</text:p>
      <text:p text:style-name="P439"/>
      <text:p text:style-name="P798">Si ejecutamos el <text:span text:style-name="T2607">test</text:span>, nos dice que no existe el método. Vamos a <text:span text:style-name="T142">implementarlo en </text:span><text:span text:style-name="T160">Status.php</text:span><text:span text:style-name="T151">:</text:span></text:p>
      <text:p text:style-name="Standard"><text:span text:style-name="T1802">public function </text:span><text:span text:style-name="T839">likes</text:span><text:span text:style-name="T1114">()</text:span><text:span text:style-name="T3223"><text:line-break/></text:span><text:span text:style-name="T1114">{</text:span><text:span text:style-name="T3223"><text:line-break/></text:span><text:span text:style-name="T1114"> <text:s text:c="3"/></text:span><text:span text:style-name="T1803">return </text:span><text:span text:style-name="T344">$this</text:span><text:span text:style-name="T611">-&gt;</text:span><text:span text:style-name="T839">hasMany</text:span><text:span text:style-name="T1114">(</text:span><text:span text:style-name="T1610">Like</text:span><text:span text:style-name="T611">::</text:span><text:span text:style-name="T1803">class</text:span><text:span text:style-name="T1114">);</text:span><text:span text:style-name="T3223"><text:line-break/></text:span><text:span text:style-name="T1114">}</text:span><text:span text:style-name="T3223"><text:line-break/><text:line-break/></text:span><text:span text:style-name="T1868">public function </text:span><text:span text:style-name="T942">like</text:span><text:span text:style-name="T1250">()</text:span><text:span text:style-name="T86"><text:line-break/></text:span><text:span text:style-name="T1250">{</text:span><text:span text:style-name="T86"><text:line-break/></text:span><text:span text:style-name="T1250"> <text:s text:c="3"/></text:span><text:span text:style-name="T450">$this</text:span><text:span text:style-name="T710">-&gt;</text:span><text:span text:style-name="T942">likes</text:span><text:span text:style-name="T1250">()</text:span><text:span text:style-name="T710">-&gt;</text:span><text:span text:style-name="T942">create</text:span><text:span text:style-name="T1250">([</text:span><text:span text:style-name="T86"><text:line-break/></text:span><text:span text:style-name="T1250"> <text:s text:c="6"/></text:span><text:span text:style-name="T1504">'user_id'</text:span><text:span text:style-name="T710">=&gt;</text:span><text:span text:style-name="T942">auth</text:span><text:span text:style-name="T1250">()</text:span><text:span text:style-name="T710">-&gt;</text:span><text:span text:style-name="T942">id</text:span><text:span text:style-name="T1250">()</text:span><text:span text:style-name="T86"><text:line-break/></text:span><text:span text:style-name="T1250"> <text:s text:c="3"/>]);</text:span><text:span text:style-name="T86"><text:line-break/></text:span><text:span text:style-name="T3224">Básicamente cortamos lo del </text:span><text:span text:style-name="T2646">StatusController</text:span><text:span text:style-name="T3224"> y lo pegamos. También cambiamos </text:span><text:span text:style-name="T2646">$status</text:span><text:span text:style-name="T3224"> por </text:span><text:span text:style-name="T2646">$this</text:span><text:span text:style-name="T3224"> porque estamos en </text:span><text:span text:style-name="T2646">Status.php</text:span></text:p>
      <text:p text:style-name="P440">}</text:p>
      <text:p text:style-name="P33"/>
      <text:p text:style-name="P33"/>
      <text:p text:style-name="P799"><text:span text:style-name="T151">Por último, queremos hacer un test en el que se asegure que un usuario solo se pueda dar like una vez. Cogemos </text:span><text:span text:style-name="T160">a_status_can_be_liked </text:span><text:span text:style-name="T153">y lo modificamos de esta manera:</text:span></text:p>
      <text:p text:style-name="P800"><text:span text:style-name="T242">/**</text:span><text:line-break/><text:span text:style-name="T225"> * </text:span><text:span text:style-name="T1911">@test</text:span><text:line-break/><text:span text:style-name="T1911"> </text:span><text:span text:style-name="T225">*/</text:span><text:line-break/><text:span text:style-name="T1741">function </text:span><text:span text:style-name="T798">a_status_can_be_liked_once</text:span><text:span text:style-name="T1054">()</text:span><text:line-break/><text:span text:style-name="T1054">{</text:span><text:line-break/><text:span text:style-name="T1054"> <text:s text:c="3"/></text:span><text:span text:style-name="T289">$status</text:span><text:span text:style-name="T577">=</text:span><text:span text:style-name="T798">factory</text:span><text:span text:style-name="T1054">(</text:span><text:span text:style-name="T1597">Status</text:span><text:span text:style-name="T577">::</text:span><text:span text:style-name="T1741">class</text:span><text:span text:style-name="T1054">)</text:span><text:span text:style-name="T577">-&gt;</text:span><text:span text:style-name="T798">create</text:span><text:span text:style-name="T1054">();</text:span><text:line-break/><text:line-break/><text:span text:style-name="T1054"> <text:s text:c="3"/></text:span><text:span text:style-name="T289">$user</text:span><text:span text:style-name="T577">=</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3"/></text:span><text:span text:style-name="T289">$this</text:span><text:span text:style-name="T577">-&gt;</text:span><text:span text:style-name="T798">actingAs</text:span><text:span text:style-name="T1054">(</text:span><text:span text:style-name="T289">$user</text:span><text:span text:style-name="T1054">);</text:span><text:line-break/><text:line-break/><text:span text:style-name="T1054"> <text:s text:c="3"/></text:span><text:span text:style-name="T289">$status</text:span><text:span text:style-name="T577">-&gt;</text:span><text:span text:style-name="T798">like</text:span><text:span text:style-name="T1054">();</text:span><text:line-break/><text:line-break/><text:span text:style-name="T1054"> <text:s text:c="3"/></text:span><text:span text:style-name="T289">$this</text:span><text:span text:style-name="T577">-&gt;</text:span><text:span text:style-name="T798">assertEquals</text:span><text:span text:style-name="T1054">(</text:span><text:span text:style-name="T2195">1</text:span><text:span text:style-name="T1054">, </text:span><text:span text:style-name="T289">$status</text:span><text:span text:style-name="T577">-&gt;</text:span><text:span text:style-name="T289">likes</text:span><text:span text:style-name="T577">-&gt;</text:span><text:span text:style-name="T798">count</text:span><text:span text:style-name="T1054">());</text:span><text:line-break/><text:line-break/><text:span text:style-name="T1200"> <text:s text:c="3"/></text:span><text:span text:style-name="T406">$status→like();</text:span></text:p>
      <text:p text:style-name="P801"><text:span text:style-name="T3225">Después del primer </text:span><text:span text:style-name="T2577">like</text:span><text:span text:style-name="T3225">, volvemos a dar </text:span><text:span text:style-name="T2577">like</text:span><text:span text:style-name="T87"><text:line-break/></text:span><text:span text:style-name="T1251"> <text:s text:c="3"/></text:span><text:span text:style-name="T451">$this</text:span><text:span text:style-name="T711">-&gt;</text:span><text:span text:style-name="T943">assertEquals</text:span><text:span text:style-name="T1251">(</text:span><text:span text:style-name="T2238">1</text:span><text:span text:style-name="T1251">, </text:span><text:span text:style-name="T451">$status</text:span><text:span text:style-name="T711">-&gt;</text:span><text:span text:style-name="T451">likes</text:span><text:span text:style-name="T711">-&gt;</text:span><text:span text:style-name="T943">count</text:span><text:span text:style-name="T1251">());</text:span></text:p>
      <text:p text:style-name="Standard"><text:span text:style-name="T3225">Nos aseguramos de que la cantidad de </text:span><text:span text:style-name="T2647">likes</text:span><text:span text:style-name="T2954"> se mantenga en 1. Actualmente estaría en 2</text:span><text:span text:style-name="T3225"><text:line-break/></text:span><text:span text:style-name="T1115">}</text:span></text:p>
      <text:p text:style-name="P34"/>
      <text:p text:style-name="P802"><text:span text:style-name="T151">Si ejecutamos el test, pasa, pero no debería pasar. Esto es porque el conteo se mantiene en caché</text:span><text:span text:style-name="T152">. </text:span><text:span text:style-name="T151">Esto se soluciona así:</text:span></text:p>
      <text:p text:style-name="P803"><text:soft-page-break/><text:span text:style-name="T2028"><text:s text:c="4"/></text:span><text:span text:style-name="T289">$status</text:span><text:span text:style-name="T577">-&gt;</text:span><text:span text:style-name="T798">like</text:span><text:span text:style-name="T1054">();</text:span><text:line-break/><text:line-break/><text:span text:style-name="T1054"> <text:s text:c="3"/></text:span><text:span text:style-name="T289">$this</text:span><text:span text:style-name="T577">-&gt;</text:span><text:span text:style-name="T798">assertEquals</text:span><text:span text:style-name="T1054">(</text:span><text:span text:style-name="T2195">1</text:span><text:span text:style-name="T1054">, </text:span><text:span text:style-name="T289">$status</text:span><text:span text:style-name="T2417">-&gt;fresh()</text:span><text:span text:style-name="T770">-</text:span><text:span text:style-name="T577">&gt;</text:span><text:span text:style-name="T289">likes</text:span><text:span text:style-name="T577">-&gt;</text:span><text:span text:style-name="T798">count</text:span><text:span text:style-name="T1054">());</text:span></text:p>
      <text:p text:style-name="Standard"><text:span text:style-name="T3226">Con esto nos aseguramos de que vuelva a hacer la consulta<text:line-break/></text:span><text:span text:style-name="T1116">}</text:span></text:p>
      <text:p text:style-name="P35">Ejecutamos y ahora sí vemos que falla. Se esperaba un 1 y obtuvo 2.</text:p>
      <text:p text:style-name="P804"><text:span text:style-name="T151">Cambiamos cosas en </text:span><text:span text:style-name="T160">Status.php</text:span><text:span text:style-name="T151">:</text:span></text:p>
      <text:p text:style-name="P804"><text:span text:style-name="T1801">public function </text:span><text:span text:style-name="T798">like</text:span><text:span text:style-name="T1054">()</text:span><text:line-break/><text:span text:style-name="T1054">{</text:span><text:line-break/><text:span text:style-name="T1054"> <text:s text:c="3"/></text:span><text:span text:style-name="T289">$this</text:span><text:span text:style-name="T577">-&gt;</text:span><text:span text:style-name="T798">likes</text:span><text:span text:style-name="T1054">()</text:span><text:span text:style-name="T577">-&gt;</text:span><text:span text:style-name="T2417">firstOrCreate</text:span><text:span text:style-name="T1054">([</text:span></text:p>
      <text:p text:style-name="Standard"><text:span text:style-name="T3227">De esta manera, si el valor no existe, lo crea. Y si existe, no hace nada<text:line-break/></text:span><text:span text:style-name="T1117"> <text:s text:c="6"/></text:span><text:span text:style-name="T1403">'user_id'</text:span><text:span text:style-name="T612">=&gt;</text:span><text:span text:style-name="T840">auth</text:span><text:span text:style-name="T1117">()</text:span><text:span text:style-name="T612">-&gt;</text:span><text:span text:style-name="T840">id</text:span><text:span text:style-name="T1117">()</text:span><text:span text:style-name="T3227"><text:line-break/></text:span><text:span text:style-name="T1117"> <text:s text:c="3"/>]);</text:span><text:span text:style-name="T3227"><text:line-break/></text:span><text:span text:style-name="T1117">}</text:span></text:p>
      <text:p text:style-name="P36"/>
      <text:p text:style-name="P804"><text:span text:style-name="T151">Ahora si ejecutamos el test, pasa sin problema. </text:span><text:span text:style-name="T154">Pero si ejecutamos </text:span><text:span text:style-name="T161">phpunit</text:span><text:span text:style-name="T154"> vemos que algunos tests están fallando. Nos dice que </text:span><text:span text:style-name="T161">user_id</text:span><text:span text:style-name="T154"> en la tabla </text:span><text:span text:style-name="T161">likes</text:span><text:span text:style-name="T154"> no puede ser </text:span><text:span text:style-name="T161">null</text:span><text:span text:style-name="T154"> y esto sucede porque al definir el factory de Like, no hemos definido ningún valor por defecto. Vamos a corregirlo:</text:span></text:p>
      <text:p text:style-name="P805"><text:span text:style-name="T345">$factory</text:span><text:span text:style-name="T577">-&gt;</text:span><text:span text:style-name="T798">define</text:span><text:span text:style-name="T1054">(</text:span><text:span text:style-name="T173">App</text:span><text:span text:style-name="T2030">\</text:span><text:span text:style-name="T173">Models</text:span><text:span text:style-name="T2030">\</text:span><text:span text:style-name="T1597">Like</text:span><text:span text:style-name="T577">::</text:span><text:span text:style-name="T1741">class</text:span><text:span text:style-name="T1054">, </text:span><text:span text:style-name="T1741">function </text:span><text:span text:style-name="T1054">(</text:span><text:span text:style-name="T1597">Faker </text:span><text:span text:style-name="T289">$faker</text:span><text:span text:style-name="T1054">) {</text:span><text:line-break/><text:span text:style-name="T1054"> <text:s text:c="3"/></text:span><text:span text:style-name="T1741">return </text:span><text:span text:style-name="T1054">[</text:span><text:line-break/><text:span text:style-name="T1200"> <text:s text:c="7"/></text:span><text:span text:style-name="T1458">'user_id'</text:span><text:span text:style-name="T667">=&gt;</text:span><text:span text:style-name="T1837">function</text:span><text:span text:style-name="T1200">()</text:span><text:span text:style-name="T57"><text:line-break/></text:span><text:span text:style-name="T1200"> <text:s text:c="7"/>{</text:span><text:span text:style-name="T57"><text:line-break/></text:span><text:span text:style-name="T1200"> <text:s text:c="11"/></text:span><text:span text:style-name="T1837">return </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create</text:span><text:span text:style-name="T1200">();</text:span><text:span text:style-name="T57"><text:line-break/></text:span><text:span text:style-name="T1200"> <text:s text:c="7"/>},</text:span><text:span text:style-name="T57"><text:line-break/></text:span><text:span text:style-name="T1200"> <text:s text:c="7"/></text:span><text:span text:style-name="T1458">'status_id'</text:span><text:span text:style-name="T667">=&gt;</text:span><text:span text:style-name="T1837">function</text:span><text:span text:style-name="T1200">()</text:span><text:span text:style-name="T57"><text:line-break/></text:span><text:span text:style-name="T1200"> <text:s text:c="7"/>{</text:span><text:span text:style-name="T57"><text:line-break/></text:span><text:span text:style-name="T1200"> <text:s text:c="11"/></text:span><text:span text:style-name="T1837">return </text:span><text:span text:style-name="T898">factory</text:span><text:span text:style-name="T1200">(</text:span><text:span text:style-name="T1630">Status</text:span><text:span text:style-name="T667">::</text:span><text:span text:style-name="T1837">class</text:span><text:span text:style-name="T1200">)</text:span><text:span text:style-name="T667">-&gt;</text:span><text:span text:style-name="T898">create</text:span><text:span text:style-name="T1200">();</text:span><text:span text:style-name="T57"><text:line-break/></text:span><text:span text:style-name="T1200"> <text:s text:c="7"/>}</text:span></text:p>
      <text:p text:style-name="Standard"><text:span text:style-name="T3228">Retorna valores con el factory de </text:span><text:span text:style-name="T2648">User</text:span><text:span text:style-name="T3228"> y de </text:span><text:span text:style-name="T2648">Status</text:span><text:span text:style-name="T3228"><text:line-break/></text:span><text:span text:style-name="T1117"> <text:s text:c="3"/>];</text:span><text:span text:style-name="T3227"><text:line-break/></text:span><text:span text:style-name="T1117">});</text:span></text:p>
      <text:p text:style-name="P37"/>
      <text:p text:style-name="P806"><text:span text:style-name="T154">Y </text:span><text:span text:style-name="T151">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607">likes</text:span> en la página, pero primero vamos a hacer <text:span text:style-name="T2607">tests </text:span>de <text:span text:style-name="T2607">dusk</text:span>:</text:p>
      <text:p text:style-name="Standard"><text:span text:style-name="T53">art dusk:make UsersCanLikeStatusesTest</text:span><text:span text:style-name="T1991"><text:line-break/></text:span><text:span text:style-name="T3229">Vamos a modificarlo:</text:span></text:p>
      <text:p text:style-name="P812"><text:span text:style-name="T1741">class </text:span><text:span text:style-name="T173">UsersCanLikeStatusesTest </text:span><text:span text:style-name="T1741">extends </text:span><text:span text:style-name="T173">DuskTestCase</text:span><text:line-break/><text:span text:style-name="T1054">{</text:span><text:line-break/><text:span text:style-name="T1837">use </text:span><text:span text:style-name="T191">DatabaseMigrations</text:span><text:span text:style-name="T1200">;</text:span><text:span text:style-name="T57"><text:line-break/> <text:s text:c="3"/></text:span><text:span text:style-name="T255">/**</text:span><text:span text:style-name="T57"><text:line-break/></text:span><text:span text:style-name="T255"> <text:s text:c="4"/>* </text:span><text:span text:style-name="T1923">@test</text:span><text:span text:style-name="T57"><text:line-break/></text:span><text:span text:style-name="T1923"> <text:s text:c="4"/></text:span><text:span text:style-name="T255">* </text:span><text:span text:style-name="T1923">@throws </text:span><text:span text:style-name="T255">\Throwable</text:span><text:span text:style-name="T57"><text:line-break/></text:span><text:span text:style-name="T255"> <text:s text:c="4"/>*/</text:span><text:line-break/><text:span text:style-name="T225"> <text:s text:c="3"/></text:span><text:span text:style-name="T1741">public function </text:span><text:span text:style-name="T191">users_can_like_statuses</text:span><text:span text:style-name="T1054">()</text:span><text:line-break/><text:span text:style-name="T1054"> <text:s text:c="3"/>{</text:span><text:line-break/><text:span text:style-name="T1200"> <text:s text:c="7"/></text:span><text:span text:style-name="T406">$user</text:span><text:span text:style-name="T667">=</text:span><text:span text:style-name="T191">factory</text:span><text:span text:style-name="T1200">(</text:span><text:span text:style-name="T191">User</text:span><text:span text:style-name="T667">::</text:span><text:span text:style-name="T1837">class</text:span><text:span text:style-name="T1200">)</text:span><text:span text:style-name="T667">-&gt;</text:span><text:span text:style-name="T191">create</text:span><text:span text:style-name="T1200">();</text:span><text:span text:style-name="T57"><text:line-break/></text:span><text:span text:style-name="T3230">Generamos un usuario que dará like</text:span></text:p>
      <text:p text:style-name="P807"><text:span text:style-name="T1200"><text:s text:c="8"/></text:span><text:span text:style-name="T406">$status</text:span><text:span text:style-name="T667">=</text:span><text:span text:style-name="T191">factory</text:span><text:span text:style-name="T1200">(</text:span><text:span text:style-name="T191">Status</text:span><text:span text:style-name="T667">::</text:span><text:span text:style-name="T1837">class</text:span><text:span text:style-name="T1200">)</text:span><text:span text:style-name="T667">-&gt;</text:span><text:span text:style-name="T191">create</text:span><text:span text:style-name="T1200">();</text:span><text:line-break/><text:span text:style-name="T3230">Generamos el estado al que se le dará like</text:span></text:p>
      <text:p text:style-name="P808"><text:span text:style-name="T1054"><text:s text:c="8"/></text:span><text:span text:style-name="T289">$this</text:span><text:span text:style-name="T577">-&gt;</text:span><text:span text:style-name="T173">browse</text:span><text:span text:style-name="T1054">(</text:span><text:span text:style-name="T1741">function </text:span><text:span text:style-name="T1054">(</text:span><text:span text:style-name="T173">Browser </text:span><text:span text:style-name="T289">$browser</text:span><text:span text:style-name="T1054">)</text:span><text:span text:style-name="T1200"> </text:span><text:span text:style-name="T1837">use </text:span><text:span text:style-name="T1200">(</text:span><text:span text:style-name="T406">$status</text:span><text:span text:style-name="T1200">, </text:span><text:span text:style-name="T406">$user</text:span><text:span text:style-name="T1200">)</text:span><text:span text:style-name="T1054">{</text:span><text:line-break/><text:span text:style-name="T1054"> <text:s text:c="11"/></text:span><text:span text:style-name="T289">$browser</text:span><text:span text:style-name="T577">-&gt;</text:span><text:span text:style-name="T191">loginAs</text:span><text:span text:style-name="T1200">(</text:span><text:span text:style-name="T406">$user</text:span><text:span text:style-name="T1200">)</text:span></text:p>
      <text:p text:style-name="Standard"><text:soft-page-break/><text:span text:style-name="T3231">Nos logueamos como ese usuario</text:span><text:line-break/><text:span text:style-name="T1054"> <text:s text:c="19"/></text:span><text:span text:style-name="T577">-&gt;</text:span><text:span text:style-name="T173">visit</text:span><text:span text:style-name="T1054">(</text:span><text:span text:style-name="T1359">'/'</text:span><text:span text:style-name="T1054">)</text:span><text:line-break/><text:span text:style-name="T1200"> <text:s text:c="19"/></text:span><text:span text:style-name="T667">-&gt;</text:span><text:span text:style-name="T191">waitForText</text:span><text:span text:style-name="T1200">(</text:span><text:span text:style-name="T406">$status</text:span><text:span text:style-name="T667">-&gt;</text:span><text:span text:style-name="T191">body</text:span><text:span text:style-name="T1200">)</text:span><text:span text:style-name="T57"><text:line-break/></text:span><text:span text:style-name="T3231">Esperamos por el body del estado</text:span></text:p>
      <text:p text:style-name="Standard"><text:span text:style-name="T1200"><text:s text:c="20"/></text:span><text:span text:style-name="T667">-&gt;</text:span><text:span text:style-name="T191">press</text:span><text:span text:style-name="T1200">(</text:span><text:span text:style-name="T1458">'@like-btn'</text:span><text:span text:style-name="T1200">)</text:span><text:span text:style-name="T57"><text:line-break/></text:span><text:span text:style-name="T3232">Presionamos el botón like-btn</text:span></text:p>
      <text:p text:style-name="Standard"><text:span text:style-name="T1200"><text:s text:c="20"/></text:span><text:span text:style-name="T667">-&gt;</text:span><text:span text:style-name="T191">waitForText</text:span><text:span text:style-name="T1200">(</text:span><text:span text:style-name="T1458">'TE GUSTA'</text:span><text:span text:style-name="T1200">)</text:span><text:span text:style-name="T57"><text:line-break/></text:span><text:span text:style-name="T3232">Esperamos por el texto que se generará con Vue</text:span></text:p>
      <text:p text:style-name="Standard"><text:span text:style-name="T1200"><text:s text:c="20"/></text:span><text:span text:style-name="T667">-&gt;</text:span><text:span text:style-name="T191">assertSee</text:span><text:span text:style-name="T1200">(</text:span><text:span text:style-name="T1458">'TE GUSTA'</text:span><text:span text:style-name="T1200">);</text:span><text:line-break/><text:span text:style-name="T3232">Nos aseguramos de verlo</text:span></text:p>
      <text:p text:style-name="P809"><text:span text:style-name="T1054"><text:s text:c="8"/>});</text:span><text:line-break/><text:span text:style-name="T1054"> <text:s text:c="3"/>}</text:span><text:line-break/><text:span text:style-name="T1054">}</text:span><text:line-break/></text:p>
      <text:p text:style-name="P810">Si ejecutamos el test, vemos que <text:span text:style-name="T3233">no encuentra el botón. Vamos a </text:span><text:span text:style-name="T2649">StatusesList.vue</text:span><text:span text:style-name="T2955">:</text:span></text:p>
      <text:p text:style-name="P811"><text:span text:style-name="T2955"><text:line-break/></text:span><text:span text:style-name="T2007"> <text:s text:c="11"/></text:span><text:span text:style-name="T2030">&lt;</text:span><text:span text:style-name="T2293">p </text:span><text:span text:style-name="T1667">class</text:span><text:span text:style-name="T1359">="card-text text-secondary" </text:span><text:span text:style-name="T1667">v-text</text:span><text:span text:style-name="T1359">="</text:span><text:span text:style-name="T2195">status</text:span><text:span text:style-name="T1054">.</text:span><text:span text:style-name="T289">body</text:span><text:span text:style-name="T1359">"</text:span><text:span text:style-name="T2030">&gt;&lt;/</text:span><text:span text:style-name="T2293">p</text:span><text:span text:style-name="T2030">&gt;</text:span><text:line-break/><text:span text:style-name="T2121"> <text:s text:c="11"/>&lt;</text:span><text:span text:style-name="T2350">button </text:span><text:span text:style-name="T1700">dusk</text:span><text:span text:style-name="T1458">="like-btn"</text:span><text:span text:style-name="T2121">&gt;&lt;/</text:span><text:span text:style-name="T2350">button</text:span><text:span text:style-name="T2121">&gt;</text:span></text:p>
      <text:p text:style-name="P813"><text:span text:style-name="T3234">Le damos el mismo valor que el botón del test de </text:span><text:span text:style-name="T2650">dusk</text:span><text:span text:style-name="T3234"><text:line-break/></text:span><text:span text:style-name="T2084"> <text:s text:c="7"/>&lt;/</text:span><text:span text:style-name="T2308">div</text:span><text:span text:style-name="T2084">&gt;</text:span><text:span text:style-name="T3232"><text:line-break/></text:span><text:span text:style-name="T2084"> <text:s text:c="3"/>&lt;/</text:span><text:span text:style-name="T2308">div</text:span><text:span text:style-name="T2084">&gt;</text:span><text:span text:style-name="T3232"><text:line-break/></text:span><text:span text:style-name="T2084">&lt;/</text:span><text:span text:style-name="T2308">div</text:span><text:span text:style-name="T2084">&gt;</text:span></text:p>
      <text:p text:style-name="P111"/>
      <text:p text:style-name="P815">Ejecutamos el test otra vez y dice que no encuentra el texto “TE GUSTA”. Vamos a volver a modificarlo para que aparezca al darle click:<text:line-break/><text:span text:style-name="T2007"> <text:s text:c="3"/></text:span><text:span text:style-name="T2030">&lt;</text:span><text:span text:style-name="T2293">p </text:span><text:span text:style-name="T1667">class</text:span><text:span text:style-name="T1359">="card-text text-secondary" </text:span><text:span text:style-name="T1667">v-text</text:span><text:span text:style-name="T1359">="</text:span><text:span text:style-name="T2195">status</text:span><text:span text:style-name="T1054">.</text:span><text:span text:style-name="T289">body</text:span><text:span text:style-name="T1359">"</text:span><text:span text:style-name="T2030">&gt;&lt;/</text:span><text:span text:style-name="T2293">p</text:span><text:span text:style-name="T2030">&gt;</text:span><text:line-break/><text:span text:style-name="T2030"> <text:s text:c="3"/>&lt;</text:span><text:span text:style-name="T2293">button </text:span><text:span text:style-name="T1667">dusk</text:span><text:span text:style-name="T1359">="like-btn"</text:span><text:span text:style-name="T2417"> </text:span><text:span text:style-name="T2447">@click</text:span><text:span text:style-name="T2417">="like(status)</text:span><text:span text:style-name="T1359">"</text:span><text:span text:style-name="T2030">&gt;&lt;/</text:span><text:span text:style-name="T2293">button</text:span><text:span text:style-name="T2030">&gt;</text:span></text:p>
      <text:p text:style-name="Standard"><text:span text:style-name="T3235">Esto ejecutará el método like, que vamos a crear ahora, y le pasará el estado<text:line-break/></text:span><text:span text:style-name="T2086">&lt;/</text:span><text:span text:style-name="T2309">div</text:span><text:span text:style-name="T2086">&gt;</text:span></text:p>
      <text:p text:style-name="P814"/>
      <text:p text:style-name="P816">Lo creamos:</text:p>
      <text:p text:style-name="Standard"><text:span text:style-name="T2008"><text:s text:c="4"/></text:span><text:span text:style-name="T346">EventBus</text:span><text:span text:style-name="T1118">.</text:span><text:span text:style-name="T841">$on</text:span><text:span text:style-name="T1118">(</text:span><text:span text:style-name="T1404">'status-created'</text:span><text:span text:style-name="T1118">, </text:span><text:span text:style-name="T2085">status</text:span><text:span text:style-name="T613">=&gt;</text:span><text:span text:style-name="T1118">{</text:span><text:span text:style-name="T3235"><text:line-break/></text:span><text:span text:style-name="T1118"> <text:s text:c="6"/></text:span><text:span text:style-name="T529">this</text:span><text:span text:style-name="T1118">.</text:span><text:span text:style-name="T346">statuses</text:span><text:span text:style-name="T1118">.</text:span><text:span text:style-name="T841">unshift</text:span><text:span text:style-name="T1118">(</text:span><text:span text:style-name="T2085">status</text:span><text:span text:style-name="T1118">);</text:span><text:span text:style-name="T3235"><text:line-break/></text:span><text:span text:style-name="T1118"> <text:s text:c="6"/></text:span><text:span text:style-name="T1674">console</text:span><text:span text:style-name="T1118">.</text:span><text:span text:style-name="T841">log</text:span><text:span text:style-name="T1118">(</text:span><text:span text:style-name="T2085">status</text:span><text:span text:style-name="T1118">);</text:span><text:span text:style-name="T3235"><text:line-break/></text:span><text:span text:style-name="T1118"> <text:s text:c="3"/>});</text:span><text:span text:style-name="T3235"><text:line-break/></text:span><text:span text:style-name="T1118">},</text:span><text:span text:style-name="T3235"><text:line-break/></text:span><text:span text:style-name="T452">methods</text:span><text:span text:style-name="T712">: </text:span><text:span text:style-name="T1252">{</text:span><text:span text:style-name="T89"><text:line-break/></text:span><text:span text:style-name="T1252"> <text:s text:c="3"/></text:span><text:span text:style-name="T944">like</text:span><text:span text:style-name="T1252">(</text:span><text:span text:style-name="T2135">status</text:span><text:span text:style-name="T1252">){</text:span><text:span text:style-name="T89"><text:line-break/></text:span><text:span text:style-name="T3236">Declaramos el método</text:span></text:p>
      <text:p text:style-name="Standard"><text:span text:style-name="T1252"><text:s text:c="8"/></text:span><text:span text:style-name="T452">axios</text:span><text:span text:style-name="T1252">.</text:span><text:span text:style-name="T2135">post</text:span><text:span text:style-name="T1252">(</text:span><text:span text:style-name="T1505">`/statuses/</text:span><text:span text:style-name="T2135">$</text:span><text:span text:style-name="T1252">{</text:span><text:span text:style-name="T2135">status</text:span><text:span text:style-name="T1252">.</text:span><text:span text:style-name="T452">id</text:span><text:span text:style-name="T1252">}</text:span><text:span text:style-name="T1505">/likes`</text:span><text:span text:style-name="T1252">)</text:span><text:span text:style-name="T89"><text:line-break/></text:span><text:span text:style-name="T3236">Llamamos a la ruta y le pasamos el </text:span><text:span text:style-name="T2651">id</text:span><text:span text:style-name="T3236"> del estado</text:span></text:p>
      <text:p text:style-name="Standard"><text:span text:style-name="T1252"><text:s text:c="8"/>.</text:span><text:span text:style-name="T944">then</text:span><text:span text:style-name="T1252">(</text:span><text:span text:style-name="T2135">respuesta</text:span><text:span text:style-name="T712">=&gt;</text:span><text:span text:style-name="T1252">{</text:span><text:span text:style-name="T89"><text:line-break/></text:span> <text:span text:style-name="T3236">Y cuando obtenemos la respuesta</text:span></text:p>
      <text:p text:style-name="Standard"><text:span text:style-name="T1252"><text:s text:c="12"/></text:span><text:span text:style-name="T2135">status</text:span><text:span text:style-name="T1252">.</text:span><text:span text:style-name="T452">is_liked</text:span><text:span text:style-name="T712">=</text:span><text:span text:style-name="T2263">true</text:span><text:span text:style-name="T1252">;</text:span><text:span text:style-name="T89"><text:line-break/></text:span><text:span text:style-name="T3236">Le damos valor </text:span><text:span text:style-name="T2651">true</text:span><text:span text:style-name="T3236"> a la propiedad </text:span><text:span text:style-name="T2651">is_liked</text:span></text:p>
      <text:p text:style-name="P817"><text:span text:style-name="T1200"><text:s text:c="8"/>})</text:span><text:span text:style-name="T57"><text:line-break/></text:span><text:span text:style-name="T1200"> <text:s text:c="3"/>}</text:span><text:span text:style-name="T57"><text:line-break/></text:span><text:span text:style-name="T1200">}</text:span></text:p>
      <text:p text:style-name="P816"/>
      <text:p text:style-name="P818">Pero no tenemos la propiedad <text:span text:style-name="T2607">is_liked</text:span>. Vamos a crearla. <text:span text:style-name="T3237">Primero vamos a</text:span> StatusResourceTest.php:</text:p>
      <text:p text:style-name="Standard"><text:span text:style-name="T3236"><text:line-break/></text:span><text:span text:style-name="T2009"> <text:s text:c="3"/></text:span><text:span text:style-name="T347">$this</text:span><text:span text:style-name="T614">-&gt;</text:span><text:span text:style-name="T842">assertEquals</text:span><text:span text:style-name="T1119">(</text:span><text:span text:style-name="T3236"><text:line-break/></text:span><text:span text:style-name="T1119"> <text:s text:c="7"/></text:span><text:span text:style-name="T347">$status</text:span><text:span text:style-name="T614">-&gt;</text:span><text:span text:style-name="T347">created_at</text:span><text:span text:style-name="T614">-&gt;</text:span><text:span text:style-name="T842">diffForHumans</text:span><text:span text:style-name="T1119">(),</text:span><text:span text:style-name="T3236"><text:line-break/></text:span><text:span text:style-name="T1119"> <text:s text:c="7"/></text:span><text:span text:style-name="T347">$statusResource</text:span><text:span text:style-name="T1119">[</text:span><text:span text:style-name="T1405">'ago'</text:span><text:span text:style-name="T1119">]</text:span><text:span text:style-name="T3236"><text:line-break/></text:span><text:span text:style-name="T1119"> <text:s text:c="3"/>);</text:span><text:span text:style-name="T3236"><text:line-break/></text:span><text:span text:style-name="T1119"> <text:s text:c="3"/></text:span><text:span text:style-name="T347">$this</text:span><text:span text:style-name="T614">-&gt;</text:span><text:span text:style-name="T842">assertEquals</text:span><text:span text:style-name="T1119">(</text:span><text:span text:style-name="T3236"><text:line-break/></text:span><text:span text:style-name="T1253"> <text:s text:c="7"/></text:span><text:span text:style-name="T2239">false</text:span><text:span text:style-name="T1253">,</text:span><text:span text:style-name="T88"><text:line-break/></text:span><text:soft-page-break/><text:span text:style-name="T1253"> <text:s text:c="7"/></text:span><text:span text:style-name="T453">$statusResource</text:span><text:span text:style-name="T1253">[</text:span><text:span text:style-name="T1506">'is_liked'</text:span><text:span text:style-name="T1253">]</text:span><text:span text:style-name="T3236"><text:line-break/>Por defecto va a estar en falso la propiedad </text:span><text:span text:style-name="T2651">is_liked</text:span></text:p>
      <text:p text:style-name="P819"><text:span text:style-name="T1054"><text:s text:c="4"/>);</text:span><text:line-break/><text:span text:style-name="T1054">}</text:span></text:p>
      <text:p text:style-name="P818"/>
      <text:p text:style-name="P818"><text:span text:style-name="T3239">Si ejectuamos el test, nos dice que no existe </text:span><text:span text:style-name="T2653">is_liked</text:span><text:span text:style-name="T3239"> en el </text:span><text:span text:style-name="T2653">index</text:span><text:span text:style-name="T2957">.</text:span><text:line-break/><text:span text:style-name="T3238">Vamos al </text:span><text:span text:style-name="T2652">StatusResource.php</text:span><text:span text:style-name="T2956">:</text:span></text:p>
      <text:p text:style-name="P820"><text:span text:style-name="T2018"><text:s text:c="4"/></text:span><text:span text:style-name="T1741">return </text:span><text:span text:style-name="T1054">[</text:span><text:line-break/><text:span text:style-name="T1054"> <text:s text:c="5"/></text:span><text:span text:style-name="T1359">'body'</text:span><text:span text:style-name="T577">=&gt;</text:span><text:span text:style-name="T289">$this</text:span><text:span text:style-name="T577">-&gt;</text:span><text:span text:style-name="T289">body</text:span><text:span text:style-name="T1054">,</text:span><text:line-break/><text:span text:style-name="T1054"> <text:s text:c="7"/></text:span><text:span text:style-name="T1359">'user_name'</text:span><text:span text:style-name="T577">=&gt;</text:span><text:span text:style-name="T289">$this</text:span><text:span text:style-name="T577">-&gt;</text:span><text:span text:style-name="T289">user</text:span><text:span text:style-name="T577">-&gt;</text:span><text:span text:style-name="T289">name</text:span><text:span text:style-name="T1054">,</text:span><text:line-break/><text:span text:style-name="T1054"> <text:s text:c="7"/></text:span><text:span text:style-name="T1359">'user_avatar'</text:span><text:span text:style-name="T577">=&gt;</text:span><text:span text:style-name="T1359">'https://aprendible.com/images/default-avatar.jpg'</text:span><text:span text:style-name="T1054">,</text:span><text:line-break/><text:span text:style-name="T1054"> <text:s text:c="7"/></text:span><text:span text:style-name="T1359">'ago'</text:span><text:span text:style-name="T577">=&gt;</text:span><text:span text:style-name="T289">$this</text:span><text:span text:style-name="T577">-&gt;</text:span><text:span text:style-name="T289">created_at</text:span><text:span text:style-name="T577">-&gt;</text:span><text:span text:style-name="T798">diffForHumans</text:span><text:span text:style-name="T1054">(),</text:span><text:line-break/><text:span text:style-name="T1200"> <text:s text:c="7"/></text:span><text:span text:style-name="T1458">'is_liked'</text:span><text:span text:style-name="T667">=&gt;</text:span><text:span text:style-name="T406">$this</text:span><text:span text:style-name="T667">-&gt;</text:span><text:span text:style-name="T898">isLiked</text:span><text:span text:style-name="T1200">()</text:span></text:p>
      <text:p text:style-name="P821"><text:span text:style-name="T3240">Vamos a llamar a un método que sea isLiked()</text:span><text:line-break/><text:span text:style-name="T1054"> <text:s text:c="3"/>];</text:span><text:line-break/><text:span text:style-name="T1054">}</text:span></text:p>
      <text:p text:style-name="P112"/>
      <text:p text:style-name="P822"><text:span text:style-name="T2956">P</text:span><text:span text:style-name="T2916">odemos crearlo directamente, pero vamos a crear un método unitario específico para testear este método:</text:span></text:p>
      <text:p text:style-name="P823"><text:span text:style-name="T229">/**</text:span><text:line-break/><text:span text:style-name="T225"> * </text:span><text:span text:style-name="T1911">@test</text:span><text:line-break/><text:span text:style-name="T1911"> </text:span><text:span text:style-name="T225">*/</text:span><text:line-break/><text:span text:style-name="T1741">function </text:span><text:span text:style-name="T798">a_status_knows_if_it_has_been_liked</text:span><text:span text:style-name="T1054">()</text:span><text:line-break/><text:span text:style-name="T1054">{</text:span><text:line-break/><text:span text:style-name="T1200"> <text:s text:c="3"/></text:span><text:span text:style-name="T406">$status</text:span><text:span text:style-name="T667">=</text:span><text:span text:style-name="T898">factory</text:span><text:span text:style-name="T1200">(</text:span><text:span text:style-name="T1630">Status</text:span><text:span text:style-name="T667">::</text:span><text:span text:style-name="T1837">class</text:span><text:span text:style-name="T1200">)</text:span><text:span text:style-name="T667">-&gt;</text:span><text:span text:style-name="T898">create</text:span><text:span text:style-name="T1200">();</text:span><text:line-break/><text:span text:style-name="T3241">Creamos el estado</text:span><text:line-break/><text:span text:style-name="T1200"> <text:s text:c="3"/></text:span><text:span text:style-name="T406">$this</text:span><text:span text:style-name="T667">-&gt;</text:span><text:span text:style-name="T898">assertFalse</text:span><text:span text:style-name="T1200">(</text:span><text:span text:style-name="T406">$status</text:span><text:span text:style-name="T667">-&gt;</text:span><text:span text:style-name="T898">isLiked</text:span><text:span text:style-name="T1200">());</text:span><text:line-break/><text:span text:style-name="T3241">Por defecto está en falso así que lo comprobamos</text:span></text:p>
      <text:p text:style-name="P408">}</text:p>
      <text:p text:style-name="P114"/>
      <text:p text:style-name="P824"><text:span text:style-name="T2916">Ejecutamos el test y nos dice que no existe el método. Vamos a crearlo en el modelo </text:span><text:span text:style-name="T2607">Status.php</text:span><text:span text:style-name="T2916">:</text:span></text:p>
      <text:p text:style-name="Standard"><text:span text:style-name="T1764">public function </text:span><text:span text:style-name="T843">like</text:span><text:span text:style-name="T1120">()</text:span><text:span text:style-name="T3241"><text:line-break/></text:span><text:span text:style-name="T1120">{</text:span><text:span text:style-name="T3241"><text:line-break/></text:span><text:span text:style-name="T1120"> <text:s text:c="3"/></text:span><text:span text:style-name="T348">$this</text:span><text:span text:style-name="T615">-&gt;</text:span><text:span text:style-name="T843">likes</text:span><text:span text:style-name="T1120">()</text:span><text:span text:style-name="T615">-&gt;</text:span><text:span text:style-name="T843">firstOrCreate</text:span><text:span text:style-name="T1120">([</text:span><text:span text:style-name="T3241"><text:line-break/></text:span><text:span text:style-name="T1120"> <text:s text:c="7"/></text:span><text:span text:style-name="T1406">'user_id'</text:span><text:span text:style-name="T615">=&gt;</text:span><text:span text:style-name="T843">auth</text:span><text:span text:style-name="T1120">()</text:span><text:span text:style-name="T615">-&gt;</text:span><text:span text:style-name="T843">id</text:span><text:span text:style-name="T1120">()</text:span><text:span text:style-name="T3241"><text:line-break/></text:span><text:span text:style-name="T1120"> <text:s text:c="3"/>]);</text:span><text:span text:style-name="T3241"><text:line-break/></text:span><text:span text:style-name="T1120">}</text:span><text:span text:style-name="T3241"><text:line-break/><text:line-break/></text:span><text:span text:style-name="T1869">public function </text:span><text:span text:style-name="T945">isLiked</text:span><text:span text:style-name="T1254">()</text:span><text:span text:style-name="T90"><text:line-break/></text:span><text:span text:style-name="T1254">{</text:span><text:span text:style-name="T90"><text:line-break/></text:span><text:span text:style-name="T1254"> <text:s text:c="3"/></text:span><text:span text:style-name="T1869">return </text:span><text:span text:style-name="T2240">false</text:span><text:span text:style-name="T1254">;</text:span><text:span text:style-name="T90"><text:line-break/></text:span><text:span text:style-name="T3242">Nos retorna false para validar rápidamente el test</text:span></text:p>
      <text:p text:style-name="P441">}</text:p>
      <text:p text:style-name="P115"/>
      <text:p text:style-name="P825"><text:span text:style-name="T2916">Ahora vamos a autenticar al usuario en el </text:span><text:span text:style-name="T2607">StatusTest.php</text:span><text:span text:style-name="T2916">:</text:span></text:p>
      <text:p text:style-name="Standard"><text:span text:style-name="T1765">function </text:span><text:span text:style-name="T844">a_status_knows_if_it_has_been_liked</text:span><text:span text:style-name="T1121">()</text:span><text:span text:style-name="T3243"><text:line-break/></text:span><text:span text:style-name="T1121">{</text:span><text:span text:style-name="T3243"><text:line-break/></text:span><text:span text:style-name="T1121"> <text:s text:c="3"/></text:span><text:span text:style-name="T349">$status</text:span><text:span text:style-name="T616">=</text:span><text:span text:style-name="T844">factory</text:span><text:span text:style-name="T1121">(</text:span><text:span text:style-name="T1611">Status</text:span><text:span text:style-name="T616">::</text:span><text:span text:style-name="T1804">class</text:span><text:span text:style-name="T1121">)</text:span><text:span text:style-name="T616">-&gt;</text:span><text:span text:style-name="T844">create</text:span><text:span text:style-name="T1121">();</text:span><text:span text:style-name="T3243"><text:line-break/><text:line-break/></text:span><text:span text:style-name="T1121"> <text:s text:c="3"/></text:span><text:span text:style-name="T349">$this</text:span><text:span text:style-name="T616">-&gt;</text:span><text:span text:style-name="T844">assertFalse</text:span><text:span text:style-name="T1121">(</text:span><text:span text:style-name="T349">$status</text:span><text:span text:style-name="T616">-&gt;</text:span><text:span text:style-name="T844">isLiked</text:span><text:span text:style-name="T1121">());</text:span><text:span text:style-name="T3243"><text:line-break/><text:line-break/></text:span><text:span text:style-name="T1255"> <text:s text:c="3"/></text:span><text:span text:style-name="T454">$this</text:span><text:span text:style-name="T713">-&gt;</text:span><text:span text:style-name="T946">actingAs</text:span><text:span text:style-name="T1255">(</text:span><text:span text:style-name="T946">factory</text:span><text:span text:style-name="T1255">(</text:span><text:span text:style-name="T1641">User</text:span><text:span text:style-name="T713">::</text:span><text:span text:style-name="T1870">class</text:span><text:span text:style-name="T1255">)</text:span><text:span text:style-name="T713">-&gt;</text:span><text:span text:style-name="T946">create</text:span><text:span text:style-name="T1255">());</text:span><text:span text:style-name="T91"><text:line-break/></text:span><text:span text:style-name="T3244">Creamos el usuario y nos autenticamos con él</text:span></text:p>
      <text:p text:style-name="Standard"><text:span text:style-name="T1255"><text:s text:c="4"/></text:span><text:span text:style-name="T454">$status</text:span><text:span text:style-name="T713">-&gt;</text:span><text:span text:style-name="T946">like</text:span><text:span text:style-name="T1255">();</text:span><text:span text:style-name="T91"><text:line-break/></text:span><text:span text:style-name="T3244">Le damos </text:span><text:span text:style-name="T2578">like</text:span><text:span text:style-name="T3244"> al estado</text:span></text:p>
      <text:p text:style-name="P826"><text:span text:style-name="T1200"><text:s text:c="4"/></text:span><text:span text:style-name="T406">$this</text:span><text:span text:style-name="T667">-&gt;</text:span><text:span text:style-name="T898">assertTrue</text:span><text:span text:style-name="T1200">(</text:span><text:span text:style-name="T406">$status</text:span><text:span text:style-name="T667">-&gt;</text:span><text:span text:style-name="T898">isLiked</text:span><text:span text:style-name="T1200">());</text:span><text:line-break/><text:span text:style-name="T3244">Nos aseguramos de que el estado ahora está </text:span><text:span text:style-name="T2654">likeado</text:span></text:p>
      <text:p text:style-name="P409">}</text:p>
      <text:p text:style-name="P409"><text:soft-page-break/></text:p>
      <text:p text:style-name="P827">Esto nos obliga a cambiar la implementación. Vamos al <text:span text:style-name="T2607">Status.php</text:span>:</text:p>
      <text:p text:style-name="P828"><text:span text:style-name="T1741">public function </text:span><text:span text:style-name="T798">isLiked</text:span><text:span text:style-name="T1054">()</text:span><text:line-break/><text:span text:style-name="T1054">{</text:span><text:line-break/><text:span text:style-name="T1054"> <text:s text:c="3"/></text:span><text:span text:style-name="T1741">return </text:span><text:span text:style-name="T406">$this</text:span><text:span text:style-name="T667">-&gt;</text:span><text:span text:style-name="T898">likes</text:span><text:span text:style-name="T1200">()</text:span><text:span text:style-name="T667">-&gt;</text:span><text:span text:style-name="T898">where</text:span><text:span text:style-name="T1200">(</text:span><text:span text:style-name="T1458">'user_id'</text:span><text:span text:style-name="T1200">, </text:span><text:span text:style-name="T898">auth</text:span><text:span text:style-name="T1200">()</text:span><text:span text:style-name="T667">-&gt;</text:span><text:span text:style-name="T898">id</text:span><text:span text:style-name="T1200">())</text:span><text:span text:style-name="T667">-&gt;</text:span><text:span text:style-name="T898">exists</text:span><text:span text:style-name="T1200">();</text:span></text:p>
      <text:p text:style-name="Standard"><text:span text:style-name="T3245">Pedimos los </text:span><text:span text:style-name="T2655">likes</text:span><text:span text:style-name="T3245"> del estado (</text:span><text:span text:style-name="T2655">this</text:span><text:span text:style-name="T3245">) y buscamos si el usuario que está autenticado ha dado </text:span><text:span text:style-name="T2655">like</text:span><text:span text:style-name="T3245"><text:line-break/></text:span><text:span text:style-name="T1122">}</text:span></text:p>
      <text:p text:style-name="Standard"/>
      <text:p text:style-name="P829">Si ha dado <text:span text:style-name="T2607">like</text:span>, se retorna <text:span text:style-name="T2607">true</text:span> y si no, se retorna <text:span text:style-name="T2607">false</text:span> para que se pueda darle <text:span text:style-name="T2607">like</text:span>.</text:p>
      <text:p text:style-name="P830">Ahora ya nos funciona el test:</text:p>
      <text:p text:style-name="P10"><text:span text:style-name="T1">phpunit --filter a_status_resources_must_have_the_necessa</text:span><text:line-break/>ry_fields<text:line-break/></text:p>
      <text:p text:style-name="P830">Ahora ya podemos volver al <text:span text:style-name="T2607">test</text:span> de <text:span text:style-name="T2607">Dusk</text:span><text:span text:style-name="T2916">. Hemos creado la propiedad y ahora tenemos que usarla. Vamos al </text:span><text:span text:style-name="T2607">StatusesList.vue</text:span><text:span text:style-name="T2916">:</text:span></text:p>
      <text:p text:style-name="P831"><text:span text:style-name="T2047">&lt;/</text:span><text:span text:style-name="T2293">div</text:span><text:span text:style-name="T2030">&gt;</text:span><text:line-break/><text:span text:style-name="T2030"> <text:s text:c="3"/>&lt;</text:span><text:span text:style-name="T2293">p </text:span><text:span text:style-name="T1667">class</text:span><text:span text:style-name="T1359">="card-text text-secondary" </text:span><text:span text:style-name="T1667">v-text</text:span><text:span text:style-name="T1359">="</text:span><text:span text:style-name="T2195">status</text:span><text:span text:style-name="T1054">.</text:span><text:span text:style-name="T289">body</text:span><text:span text:style-name="T1359">"</text:span><text:span text:style-name="T2030">&gt;&lt;/</text:span><text:span text:style-name="T2293">p</text:span><text:span text:style-name="T2030">&gt;</text:span><text:line-break/><text:span text:style-name="T2121"> <text:s text:c="3"/>&lt;</text:span><text:span text:style-name="T2350">button </text:span><text:span text:style-name="T1700">v-if</text:span><text:span text:style-name="T1458">="</text:span><text:span text:style-name="T2226">status</text:span><text:span text:style-name="T1200">.</text:span><text:span text:style-name="T406">is_liked</text:span><text:span text:style-name="T1458">"</text:span><text:span text:style-name="T2121">&gt;TE GUSTA&lt;/</text:span><text:span text:style-name="T2350">button</text:span><text:span text:style-name="T2121">&gt;</text:span></text:p>
      <text:p text:style-name="P833"><text:span text:style-name="T3246">Si el estado está </text:span><text:span text:style-name="T2656">likeado</text:span><text:span text:style-name="T2958">, se muestra el texto</text:span><text:span text:style-name="T3246"><text:line-break/></text:span><text:span text:style-name="T2087"> <text:s text:c="3"/>&lt;</text:span><text:span text:style-name="T2310">button </text:span><text:span text:style-name="T1709">v-else </text:span><text:span text:style-name="T1675">dusk</text:span><text:span text:style-name="T1407">="like-btn" </text:span><text:span text:style-name="T1675">@click</text:span><text:span text:style-name="T1407">="</text:span><text:span text:style-name="T845">like</text:span><text:span text:style-name="T1123">(</text:span><text:span text:style-name="T2212">status</text:span><text:span text:style-name="T1123">)</text:span><text:span text:style-name="T1407">"</text:span><text:span text:style-name="T2087">&gt;</text:span><text:span text:style-name="T2136">ME GUSTA</text:span><text:span text:style-name="T2087">&lt;/</text:span><text:span text:style-name="T2310">button</text:span><text:span text:style-name="T2087">&gt;</text:span></text:p>
      <text:p text:style-name="Standard"><text:span text:style-name="T3246">Caso contrario, se muestra el botón para darle </text:span><text:span text:style-name="T2656">like</text:span><text:span text:style-name="T3246"><text:line-break/></text:span><text:span text:style-name="T2087">&lt;/</text:span><text:span text:style-name="T2310">div</text:span><text:span text:style-name="T2087">&gt;</text:span></text:p>
      <text:p text:style-name="P556"/>
      <text:p text:style-name="P832">Ejecutamos el <text:span text:style-name="T2607">test</text:span> de <text:span text:style-name="T2607">dusk</text:span> y aún así dice que no encontró el texto. Revisamos los <text:span text:style-name="T2607">screenshots</text:span> para ver qué pasa:</text:p>
      <text:p text:style-name="P832"><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830"><text:span text:style-name="T2916">Vemos el botón, pero nada raro. Estaría bien poder ver la consola del navegador. Por suerte, Dusk guarda los datos de consola del navegador que usa en </text:span><text:span text:style-name="T2607">social/tests/Browser/console/</text:span><text:span text:style-name="T2916">:</text:span></text:p>
      <text:p text:style-name="P830"><text:span text:style-name="T2047">[</text:span><text:line-break/><text:span text:style-name="T2030"> <text:s text:c="3"/>{</text:span><text:line-break/><text:span text:style-name="T2030"> <text:s text:c="7"/></text:span><text:span text:style-name="T1359">"level"</text:span><text:span text:style-name="T2030">: </text:span><text:span text:style-name="T1359">"SEVERE"</text:span><text:span text:style-name="T2030">,</text:span><text:line-break/><text:span text:style-name="T2030"> <text:s text:c="7"/></text:span><text:span text:style-name="T1359">"message"</text:span><text:span text:style-name="T2030">: </text:span><text:span text:style-name="T1458">"http:\/\/social.test\/statuses\/</text:span><text:span text:style-name="T2417">undefined</text:span><text:span text:style-name="T1458">\/likes </text:span><text:span text:style-name="T1359">- Failed to load resource: the server responded with a status of 404 (Not Found)"</text:span><text:span text:style-name="T2030">,</text:span><text:line-break/><text:span text:style-name="T2030"> <text:s text:c="7"/></text:span><text:span text:style-name="T1359">"source"</text:span><text:span text:style-name="T2030">: </text:span><text:span text:style-name="T1359">"network"</text:span><text:span text:style-name="T2030">,</text:span><text:line-break/><text:span text:style-name="T2030"> <text:s text:c="7"/></text:span><text:span text:style-name="T1359">"timestamp"</text:span><text:span text:style-name="T2030">: </text:span><text:span text:style-name="T2195">1590106974880</text:span><text:line-break/><text:span text:style-name="T2030"> <text:s text:c="3"/>},</text:span></text:p>
      <text:p text:style-name="Standard">Vemos que el navegador ha fallador al cargar esa url. Y la razón es porque tiene el <text:span text:style-name="T2607">undefined</text:span> ahí. <text:span text:style-name="T3247">Este error ocurre aquí:</text:span></text:p>
      <text:p text:style-name="Standard"><text:span text:style-name="T798">like</text:span><text:span text:style-name="T1054">(</text:span><text:span text:style-name="T2030">status</text:span><text:span text:style-name="T1054">){</text:span><text:line-break/><text:span text:style-name="T1054"> <text:s text:c="3"/></text:span><text:span text:style-name="T289">axios</text:span><text:span text:style-name="T1054">.</text:span><text:span text:style-name="T2030">post</text:span><text:span text:style-name="T1054">(</text:span><text:span text:style-name="T1359">`/statuses/</text:span><text:span text:style-name="T2030">$</text:span><text:span text:style-name="T1054">{</text:span><text:span text:style-name="T2417">status.id</text:span><text:span text:style-name="T1054">}</text:span><text:span text:style-name="T1359">/likes`</text:span><text:span text:style-name="T1054">)</text:span><text:line-break/><text:span text:style-name="T1054"> <text:s text:c="3"/>.</text:span><text:span text:style-name="T798">then</text:span><text:span text:style-name="T1054">(</text:span><text:span text:style-name="T2030">respuesta</text:span><text:span text:style-name="T577">=&gt;</text:span><text:span text:style-name="T1054">{</text:span><text:line-break/><text:span text:style-name="T1054"> <text:s text:c="7"/></text:span><text:span text:style-name="T2030">status</text:span><text:span text:style-name="T1054">.</text:span><text:span text:style-name="T289">is_liked</text:span><text:span text:style-name="T577">=</text:span><text:span text:style-name="T2267">true</text:span><text:span text:style-name="T1054">;</text:span><text:line-break/><text:soft-page-break/><text:span text:style-name="T1054"> <text:s text:c="3"/>})</text:span><text:line-break/><text:span text:style-name="T1054">}</text:span></text:p>
      <text:p text:style-name="P113"/>
      <text:p text:style-name="Standard"><text:span text:style-name="T2959">Esto ocurre porque el </text:span><text:span text:style-name="T2657">StatusResource.php</text:span><text:span text:style-name="T2959"> no devuelve ningún </text:span><text:span text:style-name="T2657">id</text:span>. <text:span text:style-name="T3247">Vamos a arreglarlo, pero no sin antes agregar el test correspondiente en </text:span><text:span text:style-name="T2657">StatusResourceTest.php</text:span><text:span text:style-name="T2959">:</text:span></text:p>
      <text:p text:style-name="P834"><text:span text:style-name="T308">$statusResource </text:span><text:span text:style-name="T577">= </text:span><text:span text:style-name="T1597">StatusResource</text:span><text:span text:style-name="T577">::</text:span><text:span text:style-name="T1014">make</text:span><text:span text:style-name="T1054">(</text:span><text:span text:style-name="T289">$status</text:span><text:span text:style-name="T1054">)</text:span><text:span text:style-name="T577">-&gt;</text:span><text:span text:style-name="T798">resolve</text:span><text:span text:style-name="T1054">();</text:span><text:line-break/><text:line-break/><text:span text:style-name="T406">$this</text:span><text:span text:style-name="T667">-&gt;</text:span><text:span text:style-name="T898">assertEquals</text:span><text:span text:style-name="T1200">(</text:span><text:span text:style-name="T57"><text:line-break/></text:span><text:span text:style-name="T1200"> <text:s text:c="3"/></text:span><text:span text:style-name="T406">$status</text:span><text:span text:style-name="T667">-&gt;</text:span><text:span text:style-name="T406">id</text:span><text:span text:style-name="T1200">,</text:span><text:span text:style-name="T57"><text:line-break/></text:span><text:span text:style-name="T1200"> <text:s text:c="3"/></text:span><text:span text:style-name="T406">$statusResource</text:span><text:span text:style-name="T1200">[</text:span><text:span text:style-name="T1458">'id'</text:span><text:span text:style-name="T1200">]</text:span><text:span text:style-name="T57"><text:line-break/></text:span><text:span text:style-name="T1200">);</text:span></text:p>
      <text:p text:style-name="Standard"><text:span text:style-name="T3248">Le decimos que el </text:span><text:span text:style-name="T2658">id</text:span><text:span text:style-name="T3248"> del estado es igual al de recurso</text:span><text:line-break/><text:span text:style-name="T289">$this</text:span><text:span text:style-name="T577">-&gt;</text:span><text:span text:style-name="T798">assertEquals</text:span><text:span text:style-name="T1054">(</text:span><text:line-break/><text:span text:style-name="T1054"> <text:s text:c="3"/></text:span><text:span text:style-name="T289">$status</text:span><text:span text:style-name="T577">-&gt;</text:span><text:span text:style-name="T289">body</text:span><text:span text:style-name="T1054">,</text:span><text:line-break/><text:span text:style-name="T1054"> <text:s text:c="3"/></text:span><text:span text:style-name="T289">$statusResource</text:span><text:span text:style-name="T1054">[</text:span><text:span text:style-name="T1359">'body'</text:span><text:span text:style-name="T1054">]</text:span><text:line-break/><text:span text:style-name="T1054">);</text:span></text:p>
      <text:p text:style-name="P116"/>
      <text:p text:style-name="P110">Ejecutamos el test sabiendo que va a fallar. Hacemos la implementación en el <text:span text:style-name="T2607">StatusResource.php</text:span>:</text:p>
      <text:p text:style-name="P110"><text:span text:style-name="T1933">return </text:span><text:span text:style-name="T1328">[</text:span><text:line-break/><text:span text:style-name="T1330"> <text:s text:c="3"/></text:span><text:span text:style-name="T1576">'id'</text:span><text:span text:style-name="T778">=&gt;</text:span><text:span text:style-name="T515">$this</text:span><text:span text:style-name="T778">-&gt;</text:span><text:span text:style-name="T515">id</text:span><text:span text:style-name="T1330">,</text:span><text:line-break/><text:span text:style-name="T1328"> <text:s text:c="3"/></text:span><text:span text:style-name="T1574">'body'</text:span><text:span text:style-name="T776">=&gt;</text:span><text:span text:style-name="T513">$this</text:span><text:span text:style-name="T776">-&gt;</text:span><text:span text:style-name="T513">body</text:span><text:span text:style-name="T1328">,</text:span><text:line-break/><text:span text:style-name="T1328"> <text:s text:c="3"/></text:span><text:span text:style-name="T1574">'user_name'</text:span><text:span text:style-name="T776">=&gt;</text:span><text:span text:style-name="T513">$this</text:span><text:span text:style-name="T776">-&gt;</text:span><text:span text:style-name="T513">user</text:span><text:span text:style-name="T776">-&gt;</text:span><text:span text:style-name="T513">name</text:span><text:span text:style-name="T1328">,</text:span><text:line-break/><text:span text:style-name="T1328"> <text:s text:c="3"/></text:span><text:span text:style-name="T1574">'user_avatar'</text:span><text:span text:style-name="T776">=&gt;</text:span><text:span text:style-name="T1574">'https://aprendible.com/images/default-avatar.jpg'</text:span><text:span text:style-name="T1328">,</text:span><text:line-break/><text:span text:style-name="T1328"> <text:s text:c="3"/></text:span><text:span text:style-name="T1574">'ago'</text:span><text:span text:style-name="T776">=&gt;</text:span><text:span text:style-name="T513">$this</text:span><text:span text:style-name="T776">-&gt;</text:span><text:span text:style-name="T513">created_at</text:span><text:span text:style-name="T776">-&gt;</text:span><text:span text:style-name="T1009">diffForHumans</text:span><text:span text:style-name="T1328">(),</text:span><text:line-break/><text:span text:style-name="T1328"> <text:s text:c="3"/></text:span><text:span text:style-name="T1574">'is_liked'</text:span><text:span text:style-name="T776">=&gt;</text:span><text:span text:style-name="T513">$this</text:span><text:span text:style-name="T776">-&gt;</text:span><text:span text:style-name="T1009">isLiked</text:span><text:span text:style-name="T1328">()</text:span><text:line-break/><text:span text:style-name="T1328">];</text:span></text:p>
      <text:p text:style-name="P834"/>
      <text:p text:style-name="P835">Ahora ya pasan los <text:span text:style-name="T2607">tests</text:span> de <text:span text:style-name="T2607">phpunit</text:span><text:span text:style-name="T2916">. Ahora ya no devolverá undefined. Así que supuestamente, si ejecutamos los test de dusk, deberían ir. </text:span><text:span text:style-name="T2960">Y así es. Para probar la página web manualmente, deberemos ejecutar las migraciones manualmente no como en los </text:span><text:span text:style-name="T2659">tests</text:span><text:span text:style-name="T2960">:</text:span></text:p>
      <text:p text:style-name="Standard"><text:span text:style-name="T22">art migrate</text:span><text:span text:style-name="T1992"><text:line-break/></text:span></text:p>
      <text:p text:style-name="P1114"><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7">Vamos a implementar que se puedan quitar <text:span text:style-name="T2607">likes</text:span>. Primero vamos a crear el test correspondiente en <text:span text:style-name="T2607">CanLikeStatusesTest.php</text:span>:</text:p>
      <text:p text:style-name="P118">Copiamos el método <text:span text:style-name="T2607">an_authenticated_user_can_line_statuses</text:span> y lo modificamos:</text:p>
      <text:p text:style-name="P119"><text:span text:style-name="T275">/**</text:span><text:line-break/><text:span text:style-name="T275"> * </text:span><text:span text:style-name="T1911">@test</text:span><text:line-break/><text:span text:style-name="T1911"> </text:span><text:span text:style-name="T275">*/</text:span><text:line-break/><text:span text:style-name="T1933">function </text:span><text:span text:style-name="T1009">an_authenticated_user_can_</text:span><text:span text:style-name="T1011">unlike</text:span><text:span text:style-name="T1009">_statuses</text:span><text:span text:style-name="T1328">()</text:span><text:line-break/><text:span text:style-name="T1328">{</text:span><text:line-break/><text:span text:style-name="T1328"> <text:s text:c="3"/></text:span><text:span text:style-name="T513">$this</text:span><text:span text:style-name="T776">-&gt;</text:span><text:span text:style-name="T1009">withoutExceptionHandling</text:span><text:span text:style-name="T1328">();</text:span><text:line-break/><text:line-break/><text:span text:style-name="T1328"> <text:s text:c="3"/></text:span><text:span text:style-name="T513">$user</text:span><text:span text:style-name="T776">=</text:span><text:span text:style-name="T1009">factory</text:span><text:span text:style-name="T1328">(</text:span><text:span text:style-name="T1664">User</text:span><text:span text:style-name="T776">::</text:span><text:span text:style-name="T1933">class</text:span><text:span text:style-name="T1328">)</text:span><text:span text:style-name="T776">-&gt;</text:span><text:span text:style-name="T1009">create</text:span><text:span text:style-name="T1328">();</text:span><text:line-break/><text:span text:style-name="T1328"> <text:s text:c="3"/></text:span><text:span text:style-name="T513">$status</text:span><text:span text:style-name="T776">=</text:span><text:span text:style-name="T1009">factory</text:span><text:span text:style-name="T1328">(</text:span><text:span text:style-name="T1664">Status</text:span><text:span text:style-name="T776">::</text:span><text:span text:style-name="T1933">class</text:span><text:span text:style-name="T1328">)</text:span><text:span text:style-name="T776">-&gt;</text:span><text:span text:style-name="T1009">create</text:span><text:span text:style-name="T1328">();</text:span><text:line-break/><text:span text:style-name="T1328"> <text:s text:c="3"/></text:span><text:span text:style-name="T513">$this</text:span><text:span text:style-name="T776">-&gt;</text:span><text:span text:style-name="T1009">actingAs</text:span><text:span text:style-name="T1328">(</text:span><text:span text:style-name="T513">$user</text:span><text:span text:style-name="T1328">)</text:span><text:span text:style-name="T776">-&gt;</text:span><text:span text:style-name="T1009">postJson</text:span><text:span text:style-name="T1328">(</text:span><text:span text:style-name="T1009">route</text:span><text:span text:style-name="T1328">(</text:span><text:span text:style-name="T1574">'statuses.likes.store'</text:span><text:span text:style-name="T1328">, </text:span><text:span text:style-name="T513">$status</text:span><text:span text:style-name="T1328">));</text:span><text:line-break/><text:line-break/><text:span text:style-name="T1330"> <text:s text:c="3"/></text:span><text:span text:style-name="T515">$this</text:span><text:span text:style-name="T778">-&gt;</text:span><text:span text:style-name="T1011">actingAs</text:span><text:span text:style-name="T1330">(</text:span><text:span text:style-name="T515">$user</text:span><text:span text:style-name="T1330">)</text:span><text:span text:style-name="T778">-&gt;</text:span><text:span text:style-name="T1011">deleteJson</text:span><text:span text:style-name="T1330">(</text:span><text:span text:style-name="T1011">route</text:span><text:span text:style-name="T1330">(</text:span><text:span text:style-name="T1576">'statuses.likes.destroy'</text:span><text:span text:style-name="T1330">, </text:span><text:span text:style-name="T515">$status</text:span><text:span text:style-name="T1330">));</text:span><text:line-break/><text:span text:style-name="T3249">En vez de hacer una petición </text:span><text:span text:style-name="T2660">postjson</text:span><text:span text:style-name="T3249">, la hacemos de </text:span><text:span text:style-name="T2660">deletejson</text:span><text:span text:style-name="T3249"> y llamará al método </text:span><text:span text:style-name="T2660">destroy</text:span><text:span text:style-name="T3249"> del </text:span><text:span text:style-name="T2660">Status</text:span><text:span text:style-name="T2661">Likes</text:span><text:span text:style-name="T2660">Controller</text:span><text:line-break/><text:span text:style-name="T1328"> <text:s text:c="3"/></text:span><text:span text:style-name="T513">$this</text:span><text:span text:style-name="T776">-&gt;</text:span><text:span text:style-name="T1011">assertDatabaseMissing</text:span><text:span text:style-name="T1328">(</text:span><text:span text:style-name="T1574">'likes'</text:span><text:span text:style-name="T1328">, [</text:span></text:p>
      <text:p text:style-name="Standard"><text:soft-page-break/><text:span text:style-name="T2962">Después nos aseguramos de que el like ha desaparecido de la base de datos</text:span><text:span text:style-name="T2961"><text:line-break/></text:span><text:span text:style-name="T1076"> <text:s text:c="7"/></text:span><text:span text:style-name="T1380">'user_id'</text:span><text:span text:style-name="T595">=&gt;</text:span><text:span text:style-name="T309">$user</text:span><text:span text:style-name="T595">-&gt;</text:span><text:span text:style-name="T309">id</text:span><text:span text:style-name="T1076">,</text:span><text:span text:style-name="T2961"><text:line-break/></text:span><text:span text:style-name="T1076"> <text:s text:c="7"/></text:span><text:span text:style-name="T1380">'status_id'</text:span><text:span text:style-name="T595">=&gt;</text:span><text:span text:style-name="T309">$status</text:span><text:span text:style-name="T595">-&gt;</text:span><text:span text:style-name="T309">id</text:span><text:span text:style-name="T2961"><text:line-break/></text:span><text:span text:style-name="T309"> <text:s text:c="3"/></text:span><text:span text:style-name="T1076">]);</text:span><text:span text:style-name="T2961"><text:line-break/></text:span><text:span text:style-name="T1076">}</text:span></text:p>
      <text:p text:style-name="P118"/>
      <text:p text:style-name="P120">Ejecutamos el test y nos dice que la ruta <text:span text:style-name="T2607">statuses.likes.destroy </text:span>no existe. La creamos:</text:p>
      <text:p text:style-name="P120"><text:span text:style-name="T275">// Statuses Likes routes</text:span><text:line-break/><text:span text:style-name="T1664">Route</text:span><text:span text:style-name="T776">::</text:span><text:span text:style-name="T1574">post</text:span><text:span text:style-name="T1328">(</text:span><text:span text:style-name="T1574">'statuses/{status}/likes'</text:span><text:span text:style-name="T1328">, </text:span><text:span text:style-name="T1574">'StatusLikesController@store'</text:span><text:span text:style-name="T1328">)</text:span><text:span text:style-name="T776">-&gt;</text:span><text:span text:style-name="T1009">name</text:span><text:span text:style-name="T1328">(</text:span><text:span text:style-name="T1574">'statuses.likes.store'</text:span><text:span text:style-name="T1328">)</text:span><text:span text:style-name="T776">-&gt;</text:span><text:span text:style-name="T1009">middleware</text:span><text:span text:style-name="T1328">(</text:span><text:span text:style-name="T1574">'auth'</text:span><text:span text:style-name="T1328">);</text:span><text:line-break/><text:span text:style-name="T1665">Route</text:span><text:span text:style-name="T778">::</text:span><text:span text:style-name="T2443">delete</text:span><text:span text:style-name="T1330">(</text:span><text:span text:style-name="T1576">'statuses/{status}/likes'</text:span><text:span text:style-name="T1330">, </text:span><text:span text:style-name="T1576">'StatusLikesController@</text:span><text:span text:style-name="T2443">destroy</text:span><text:span text:style-name="T1576">'</text:span><text:span text:style-name="T1330">)</text:span><text:span text:style-name="T778">-&gt;</text:span><text:span text:style-name="T1011">name</text:span><text:span text:style-name="T1330">(</text:span><text:span text:style-name="T1576">'statuses.likes.</text:span><text:span text:style-name="T2443">destroy</text:span><text:span text:style-name="T1576">'</text:span><text:span text:style-name="T1330">)</text:span><text:span text:style-name="T778">-&gt;</text:span><text:span text:style-name="T1011">middleware</text:span><text:span text:style-name="T1330">(</text:span><text:span text:style-name="T1576">'auth'</text:span><text:span text:style-name="T1330">);</text:span><text:line-break/><text:span text:style-name="T3250">Ruta creada. Es una de tipo </text:span><text:span text:style-name="T2661">delete</text:span><text:span text:style-name="T3250"> que llamará al método </text:span><text:span text:style-name="T2661">destroy</text:span><text:span text:style-name="T3250"> del </text:span><text:span text:style-name="T2661">StatusLikesController</text:span><text:span text:style-name="T3250">.</text:span></text:p>
      <text:p text:style-name="P121">Ejecutamos otra vez y nos dice que <text:span text:style-name="T2607">StatusLikesContoller </text:span>no tiene el método <text:span text:style-name="T2607">destroy</text:span>. Lo creamos en <text:span text:style-name="T2607">StatusLikesController.php</text:span>:</text:p>
      <text:p text:style-name="Standard"><text:span text:style-name="T2963"><text:line-break/></text:span><text:span text:style-name="T1858">public function </text:span><text:span text:style-name="T912">destroy</text:span><text:span text:style-name="T1216">(</text:span><text:span text:style-name="T193">Status </text:span><text:span text:style-name="T416">$status</text:span><text:span text:style-name="T1216">)</text:span><text:span text:style-name="T2901"><text:line-break/></text:span><text:span text:style-name="T3251">Al método </text:span><text:span text:style-name="T2662">destroy</text:span><text:span text:style-name="T3251"> le pasamos el estado</text:span></text:p>
      <text:p text:style-name="Standard"><text:span text:style-name="T1216">{</text:span><text:span text:style-name="T2901"><text:line-break/></text:span><text:span text:style-name="T1216"> <text:s text:c="3"/></text:span><text:span text:style-name="T416">$status</text:span><text:span text:style-name="T680">-&gt;</text:span><text:span text:style-name="T912">unlike</text:span><text:span text:style-name="T1216">();</text:span><text:span text:style-name="T2901"><text:line-break/></text:span><text:span text:style-name="T3251">Se lo delegamos a un método que quitará el </text:span><text:span text:style-name="T2662">like</text:span></text:p>
      <text:p text:style-name="P435">}</text:p>
      <text:p text:style-name="P121"/>
      <text:p text:style-name="P122">Ejecutamos el <text:span text:style-name="T2607">test</text:span> y dice que ese método no existe. Vamos a crearlo, pero antes haremos un test en <text:span text:style-name="T2607">StatusTest.php</text:span>:</text:p>
      <text:p text:style-name="P123"><text:span text:style-name="T1933">function </text:span><text:span text:style-name="T1009">a_status_can_be_liked</text:span><text:span text:style-name="T1011">_and_unliked</text:span><text:span text:style-name="T1328">()</text:span></text:p>
      <text:p text:style-name="Standard"><text:span text:style-name="T2965">Cambiamos la función que ya teníamos</text:span><text:span text:style-name="T2964"><text:line-break/></text:span><text:span text:style-name="T1077">{</text:span><text:span text:style-name="T2964"><text:line-break/></text:span><text:span text:style-name="T1077"> <text:s text:c="3"/></text:span><text:span text:style-name="T310">$status</text:span><text:span text:style-name="T596">=</text:span><text:span text:style-name="T820">factory</text:span><text:span text:style-name="T1077">(</text:span><text:span text:style-name="T1605">Status</text:span><text:span text:style-name="T596">::</text:span><text:span text:style-name="T1766">class</text:span><text:span text:style-name="T1077">)</text:span><text:span text:style-name="T596">-&gt;</text:span><text:span text:style-name="T820">create</text:span><text:span text:style-name="T1077">();</text:span><text:span text:style-name="T2964"><text:line-break/><text:line-break/></text:span><text:span text:style-name="T1077"> <text:s text:c="3"/></text:span><text:span text:style-name="T310">$user</text:span><text:span text:style-name="T596">=</text:span><text:span text:style-name="T820">factory</text:span><text:span text:style-name="T1077">(</text:span><text:span text:style-name="T1605">User</text:span><text:span text:style-name="T596">::</text:span><text:span text:style-name="T1766">class</text:span><text:span text:style-name="T1077">)</text:span><text:span text:style-name="T596">-&gt;</text:span><text:span text:style-name="T820">create</text:span><text:span text:style-name="T1077">();</text:span><text:span text:style-name="T2964"><text:line-break/></text:span><text:span text:style-name="T1077"> <text:s text:c="3"/></text:span><text:span text:style-name="T310">$this</text:span><text:span text:style-name="T596">-&gt;</text:span><text:span text:style-name="T820">actingAs</text:span><text:span text:style-name="T1077">(</text:span><text:span text:style-name="T310">$user</text:span><text:span text:style-name="T1077">);</text:span><text:span text:style-name="T2964"><text:line-break/><text:line-break/></text:span><text:span text:style-name="T1077"> <text:s text:c="3"/></text:span><text:span text:style-name="T310">$status</text:span><text:span text:style-name="T596">-&gt;</text:span><text:span text:style-name="T820">like</text:span><text:span text:style-name="T1077">();</text:span><text:span text:style-name="T2964"><text:line-break/><text:line-break/></text:span><text:span text:style-name="T1077"> <text:s text:c="3"/></text:span><text:span text:style-name="T310">$this</text:span><text:span text:style-name="T596">-&gt;</text:span><text:span text:style-name="T820">assertEquals</text:span><text:span text:style-name="T1077">(</text:span><text:span text:style-name="T2201">1</text:span><text:span text:style-name="T1077">, </text:span><text:span text:style-name="T310">$status</text:span><text:span text:style-name="T596">-&gt;</text:span><text:span text:style-name="T310">likes</text:span><text:span text:style-name="T596">-&gt;</text:span><text:span text:style-name="T820">count</text:span><text:span text:style-name="T1077">());</text:span><text:span text:style-name="T2964"><text:line-break/><text:line-break/></text:span><text:span text:style-name="T1217"> <text:s text:c="3"/></text:span><text:span text:style-name="T417">$status</text:span><text:span text:style-name="T681">-&gt;</text:span><text:span text:style-name="T913">unlike</text:span><text:span text:style-name="T1217">();</text:span><text:span text:style-name="T2902"><text:line-break/></text:span><text:span text:style-name="T3252">Le quitamos el </text:span><text:span text:style-name="T2663">like</text:span><text:span text:style-name="T3252"> después de habérselo dado</text:span></text:p>
      <text:p text:style-name="Standard"><text:span text:style-name="T1217"><text:s text:c="4"/></text:span><text:span text:style-name="T417">$this</text:span><text:span text:style-name="T681">-&gt;</text:span><text:span text:style-name="T913">assertEquals</text:span><text:span text:style-name="T1217">(</text:span><text:span text:style-name="T2229">0</text:span><text:span text:style-name="T1217">, </text:span><text:span text:style-name="T417">$status</text:span><text:span text:style-name="T681">-&gt;</text:span><text:span text:style-name="T417">likes</text:span><text:span text:style-name="T681">-&gt;</text:span><text:span text:style-name="T913">count</text:span><text:span text:style-name="T1217">());</text:span><text:span text:style-name="T2964"><text:line-break/></text:span><text:span text:style-name="T3252">Nos aseguramos de que el conteo de </text:span><text:span text:style-name="T2663">likes</text:span><text:span text:style-name="T3252"> de ese estado es 0</text:span></text:p>
      <text:p text:style-name="P410">}</text:p>
      <text:p text:style-name="P410"/>
      <text:p text:style-name="P836">Ejecutamos el test y dice que <text:span text:style-name="T2607">unlike</text:span> no existe. Vamos a crearlo en <text:span text:style-name="T2607">Status.php</text:span><text:span text:style-name="T2916">:</text:span></text:p>
      <text:p text:style-name="P837"><text:span text:style-name="T1755">public function </text:span><text:span text:style-name="T898">unlike</text:span><text:span text:style-name="T1054">()</text:span></text:p>
      <text:p text:style-name="P838"><text:span text:style-name="T3254">Duplicamos el método </text:span><text:span text:style-name="T2664">like</text:span><text:span text:style-name="T2966"> y le cambiamos el nombre</text:span><text:span text:style-name="T3254"><text:line-break/></text:span><text:span text:style-name="T1124">{</text:span><text:span text:style-name="T3253"><text:line-break/></text:span><text:span text:style-name="T1124"> <text:s text:c="3"/></text:span><text:span text:style-name="T350">$this</text:span><text:span text:style-name="T617">-&gt;</text:span><text:span text:style-name="T846">likes</text:span><text:span text:style-name="T1124">()</text:span><text:span text:style-name="T617">-&gt;</text:span><text:span text:style-name="T947">where</text:span><text:span text:style-name="T1124">([</text:span></text:p>
      <text:p text:style-name="P838"><text:span text:style-name="T3254">Cambiamos para que lo busque en los likes<text:line-break/></text:span><text:span text:style-name="T1124"> <text:s text:c="7"/></text:span><text:span text:style-name="T1408">'user_id'</text:span><text:span text:style-name="T617">=&gt;</text:span><text:span text:style-name="T846">auth</text:span><text:span text:style-name="T1124">()</text:span><text:span text:style-name="T617">-&gt;</text:span><text:span text:style-name="T846">id</text:span><text:span text:style-name="T1124">()</text:span><text:span text:style-name="T3253"><text:line-break/></text:span><text:span text:style-name="T1124"> <text:s text:c="3"/>])</text:span><text:span text:style-name="T714">-&gt;</text:span><text:span text:style-name="T947">delete</text:span><text:span text:style-name="T1256">()</text:span><text:span text:style-name="T1124">;</text:span></text:p>
      <text:p text:style-name="Standard"><text:span text:style-name="T3254">Y que lo borre si lo encuentra<text:line-break/></text:span><text:span text:style-name="T1124">}</text:span></text:p>
      <text:p text:style-name="P124"/>
      <text:p text:style-name="P125">El <text:span text:style-name="T2607">test</text:span> falla en el conteo, pero es porque está guardado en caché. Vamos a cambiarlo en <text:span text:style-name="T2607">StatusTest.php</text:span>:</text:p>
      <text:p text:style-name="P126"><text:soft-page-break/><text:span text:style-name="T2007"><text:s text:c="4"/></text:span><text:span text:style-name="T513">$this</text:span><text:span text:style-name="T776">-&gt;</text:span><text:span text:style-name="T1009">assertEquals</text:span><text:span text:style-name="T1328">(</text:span><text:span text:style-name="T2259">1</text:span><text:span text:style-name="T1328">, </text:span><text:span text:style-name="T513">$status</text:span><text:span text:style-name="T2443">-&gt;fresh()</text:span><text:span text:style-name="T776">-&gt;</text:span><text:span text:style-name="T513">likes</text:span><text:span text:style-name="T776">-&gt;</text:span><text:span text:style-name="T1009">count</text:span><text:span text:style-name="T1328">());</text:span><text:line-break/><text:line-break/><text:span text:style-name="T1328"> <text:s text:c="3"/></text:span><text:span text:style-name="T513">$status</text:span><text:span text:style-name="T776">-&gt;</text:span><text:span text:style-name="T1009">unlike</text:span><text:span text:style-name="T1328">();</text:span><text:line-break/><text:line-break/><text:span text:style-name="T1328"> <text:s text:c="3"/></text:span><text:span text:style-name="T513">$this</text:span><text:span text:style-name="T776">-&gt;</text:span><text:span text:style-name="T1009">assertEquals</text:span><text:span text:style-name="T1328">(</text:span><text:span text:style-name="T2259">0</text:span><text:span text:style-name="T1328">, </text:span><text:span text:style-name="T513">$status</text:span><text:span text:style-name="T2443">-&gt;fresh()</text:span><text:span text:style-name="T779">-</text:span><text:span text:style-name="T776">&gt;</text:span><text:span text:style-name="T513">likes</text:span><text:span text:style-name="T776">-&gt;</text:span><text:span text:style-name="T1009">count</text:span><text:span text:style-name="T1328">());</text:span><text:line-break/><text:span text:style-name="T1328">}</text:span></text:p>
      <text:p text:style-name="P125"/>
      <text:p text:style-name="P127">Ahora ya pasa el <text:span text:style-name="T2607">test</text:span>, pero tenemos que verificarlo en la interfaz de usuario usando <text:span text:style-name="T2607">Dusk</text:span>:</text:p>
      <text:p text:style-name="Standard"><text:span text:style-name="T1767">public function </text:span><text:span text:style-name="T821">users_can_like_</text:span><text:span text:style-name="T914">and_unlike_</text:span><text:span text:style-name="T821">statuses</text:span><text:span text:style-name="T1078">()</text:span><text:span text:style-name="T2967"><text:line-break/></text:span><text:span text:style-name="T1078">{</text:span><text:span text:style-name="T2967"><text:line-break/></text:span><text:span text:style-name="T1078"> <text:s text:c="3"/></text:span><text:span text:style-name="T311">$user</text:span><text:span text:style-name="T597">=</text:span><text:span text:style-name="T821">factory</text:span><text:span text:style-name="T1078">(</text:span><text:span text:style-name="T1606">User</text:span><text:span text:style-name="T597">::</text:span><text:span text:style-name="T1767">class</text:span><text:span text:style-name="T1078">)</text:span><text:span text:style-name="T597">-&gt;</text:span><text:span text:style-name="T821">create</text:span><text:span text:style-name="T1078">();</text:span><text:span text:style-name="T2967"><text:line-break/></text:span><text:span text:style-name="T1078"> <text:s text:c="3"/></text:span><text:span text:style-name="T311">$status</text:span><text:span text:style-name="T597">=</text:span><text:span text:style-name="T821">factory</text:span><text:span text:style-name="T1078">(</text:span><text:span text:style-name="T1606">Status</text:span><text:span text:style-name="T597">::</text:span><text:span text:style-name="T1767">class</text:span><text:span text:style-name="T1078">)</text:span><text:span text:style-name="T597">-&gt;</text:span><text:span text:style-name="T821">create</text:span><text:span text:style-name="T1078">();</text:span><text:span text:style-name="T2967"><text:line-break/><text:line-break/></text:span><text:span text:style-name="T1078"> <text:s text:c="3"/></text:span><text:span text:style-name="T311">$this</text:span><text:span text:style-name="T597">-&gt;</text:span><text:span text:style-name="T821">browse</text:span><text:span text:style-name="T1078">(</text:span><text:span text:style-name="T1767">function </text:span><text:span text:style-name="T1078">(</text:span><text:span text:style-name="T177">Browser </text:span><text:span text:style-name="T311">$browser</text:span><text:span text:style-name="T1078">) </text:span><text:span text:style-name="T1767">use </text:span><text:span text:style-name="T1078">(</text:span><text:span text:style-name="T311">$status</text:span><text:span text:style-name="T1078">, </text:span><text:span text:style-name="T311">$user</text:span><text:span text:style-name="T1078">){</text:span><text:span text:style-name="T2967"><text:line-break/></text:span><text:span text:style-name="T1078"> <text:s text:c="7"/></text:span><text:span text:style-name="T311">$browser</text:span><text:span text:style-name="T597">-&gt;</text:span><text:span text:style-name="T821">loginAs</text:span><text:span text:style-name="T1078">(</text:span><text:span text:style-name="T311">$user</text:span><text:span text:style-name="T1078">)</text:span><text:span text:style-name="T2967"><text:line-break/></text:span><text:span text:style-name="T1078"> <text:s text:c="15"/></text:span><text:span text:style-name="T597">-&gt;</text:span><text:span text:style-name="T821">visit</text:span><text:span text:style-name="T1078">(</text:span><text:span text:style-name="T1381">'/'</text:span><text:span text:style-name="T1078">)</text:span><text:span text:style-name="T2967"><text:line-break/></text:span><text:span text:style-name="T1078"> <text:s text:c="15"/></text:span><text:span text:style-name="T597">-&gt;</text:span><text:span text:style-name="T821">waitForText</text:span><text:span text:style-name="T1078">(</text:span><text:span text:style-name="T311">$status</text:span><text:span text:style-name="T597">-&gt;</text:span><text:span text:style-name="T311">body</text:span><text:span text:style-name="T1078">)</text:span><text:span text:style-name="T2967"><text:line-break/></text:span><text:span text:style-name="T1078"> <text:s text:c="15"/></text:span><text:span text:style-name="T597">-&gt;</text:span><text:span text:style-name="T821">press</text:span><text:span text:style-name="T1078">(</text:span><text:span text:style-name="T1381">'@like-btn'</text:span><text:span text:style-name="T1078">)</text:span><text:span text:style-name="T2967"><text:line-break/></text:span><text:span text:style-name="T1078"> <text:s text:c="15"/></text:span><text:span text:style-name="T597">-&gt;</text:span><text:span text:style-name="T821">waitForText</text:span><text:span text:style-name="T1078">(</text:span><text:span text:style-name="T1381">'TE GUSTA'</text:span><text:span text:style-name="T1078">)</text:span><text:span text:style-name="T2967"><text:line-break/></text:span><text:span text:style-name="T1078"> <text:s text:c="15"/></text:span><text:span text:style-name="T597">-&gt;</text:span><text:span text:style-name="T821">assertSee</text:span><text:span text:style-name="T1078">(</text:span><text:span text:style-name="T1381">'TE GUSTA'</text:span><text:span text:style-name="T1078">)</text:span><text:span text:style-name="T2967"><text:line-break/><text:line-break/></text:span><text:span text:style-name="T1218"> <text:s text:c="15"/></text:span><text:span text:style-name="T682">-&gt;</text:span><text:span text:style-name="T914">press</text:span><text:span text:style-name="T1218">(</text:span><text:span text:style-name="T1478">'@unlike-btn'</text:span><text:span text:style-name="T1218">)</text:span><text:span text:style-name="T2903"><text:line-break/></text:span><text:span text:style-name="T3255">Presionamos el botón de no me gusta después de haberle dado a me gusta</text:span></text:p>
      <text:p text:style-name="Standard"><text:span text:style-name="T1218"><text:s text:c="16"/></text:span><text:span text:style-name="T682">-&gt;</text:span><text:span text:style-name="T914">waitForText</text:span><text:span text:style-name="T1218">(</text:span><text:span text:style-name="T1478">'ME GUSTA'</text:span><text:span text:style-name="T1218">)</text:span><text:span text:style-name="T2903"><text:line-break/></text:span><text:span text:style-name="T3255">Y esperamos el texto original</text:span></text:p>
      <text:p text:style-name="Standard"><text:span text:style-name="T1218"><text:s text:c="16"/></text:span><text:span text:style-name="T682">-&gt;</text:span><text:span text:style-name="T914">assertSee</text:span><text:span text:style-name="T1218">(</text:span><text:span text:style-name="T1478">'ME GUSTA'</text:span><text:span text:style-name="T1218">)</text:span><text:span text:style-name="T2967"><text:line-break/></text:span><text:span text:style-name="T3255">Y aquí lo vemos</text:span></text:p>
      <text:p text:style-name="P128"><text:span text:style-name="T1328"><text:s text:c="8"/>;</text:span><text:line-break/><text:span text:style-name="T1328"> <text:s text:c="3"/>});</text:span><text:line-break/><text:span text:style-name="T1328">}</text:span></text:p>
      <text:p text:style-name="P127"/>
      <text:p text:style-name="P129">El test falla porque no encuentra <text:span text:style-name="T2607">@unlike-btn</text:span>. Vamos a agreagarlo en el <text:span text:style-name="T2607">StatusesList.vue</text:span>:<text:line-break/><text:span text:style-name="T2172">&lt;</text:span><text:span text:style-name="T2378">button </text:span><text:span text:style-name="T1725">v-if</text:span><text:span text:style-name="T1574">="</text:span><text:span text:style-name="T2259">status</text:span><text:span text:style-name="T1328">.</text:span><text:span text:style-name="T513">is_liked</text:span><text:span text:style-name="T1574">"</text:span><text:span text:style-name="T1576"> </text:span><text:span text:style-name="T1727">dusk</text:span><text:span text:style-name="T1576">="unlike-btn"</text:span><text:span text:style-name="T2172">&gt;TE GUSTA&lt;/</text:span><text:span text:style-name="T2378">button</text:span><text:span text:style-name="T2172">&gt;</text:span></text:p>
      <text:p text:style-name="Standard"><text:span text:style-name="T2969">Añadimos el botón asociado a dusk en el botón de “TE GUSTA”</text:span><text:span text:style-name="T2968"><text:line-break/></text:span><text:span text:style-name="T2051">&lt;</text:span><text:span text:style-name="T2311">button </text:span><text:span text:style-name="T1676">v-else dusk</text:span><text:span text:style-name="T1382">="like-btn" </text:span><text:span text:style-name="T1676">@click</text:span><text:span text:style-name="T1382">="</text:span><text:span text:style-name="T822">like</text:span><text:span text:style-name="T1079">(</text:span><text:span text:style-name="T2202">status</text:span><text:span text:style-name="T1079">)</text:span><text:span text:style-name="T1382">"</text:span><text:span text:style-name="T2051">&gt;ME GUSTA&lt;/</text:span><text:span text:style-name="T2311">button</text:span><text:span text:style-name="T2051">&gt;</text:span></text:p>
      <text:p text:style-name="P130"/>
      <text:p text:style-name="P131">Ejecutamos el test y dice que no encontró el texto. Vamos a hacer más cambios:<text:line-break/><text:span text:style-name="T2172">&lt;</text:span><text:span text:style-name="T2378">button </text:span><text:span text:style-name="T1725">v-if</text:span><text:span text:style-name="T1574">="</text:span><text:span text:style-name="T2259">status</text:span><text:span text:style-name="T1328">.</text:span><text:span text:style-name="T513">is_liked</text:span><text:span text:style-name="T1574">" </text:span><text:span text:style-name="T1725">dusk</text:span><text:span text:style-name="T1574">="unlike-btn" </text:span><text:span text:style-name="T2456">@click</text:span><text:span text:style-name="T2443">="unlike(status)"</text:span><text:span text:style-name="T2172">&gt;TE GUSTA&lt;/</text:span><text:span text:style-name="T2378">button</text:span><text:span text:style-name="T2172">&gt;</text:span></text:p>
      <text:p text:style-name="Standard"><text:span text:style-name="T2971">Llamará al método </text:span><text:span text:style-name="T2665">unlike</text:span><text:span text:style-name="T2971"> pasándole el estado. Método que crearemos ahora</text:span><text:span text:style-name="T2970"><text:line-break/></text:span><text:span text:style-name="T2052">&lt;</text:span><text:span text:style-name="T2312">button </text:span><text:span text:style-name="T1677">v-else dusk</text:span><text:span text:style-name="T1383">="like-btn" </text:span><text:span text:style-name="T1677">@click</text:span><text:span text:style-name="T1383">="</text:span><text:span text:style-name="T823">like</text:span><text:span text:style-name="T1080">(</text:span><text:span text:style-name="T2203">status</text:span><text:span text:style-name="T1080">)</text:span><text:span text:style-name="T1383">"</text:span><text:span text:style-name="T2052">&gt;ME GUSTA&lt;/</text:span><text:span text:style-name="T2312">button</text:span><text:span text:style-name="T2052">&gt;</text:span></text:p>
      <text:p text:style-name="P130"/>
      <text:p text:style-name="P132">Creamos el método:</text:p>
      <text:p text:style-name="P133"><text:span text:style-name="T513">methods</text:span><text:span text:style-name="T776">: </text:span><text:span text:style-name="T1328">{</text:span><text:line-break/><text:span text:style-name="T1328"> <text:s text:c="3"/></text:span><text:span text:style-name="T1009">like</text:span><text:span text:style-name="T1328">(</text:span><text:span text:style-name="T2172">status</text:span><text:span text:style-name="T1328">){</text:span><text:line-break/><text:span text:style-name="T1328"> <text:s text:c="7"/></text:span><text:span text:style-name="T513">axios</text:span><text:span text:style-name="T1328">.</text:span><text:span text:style-name="T2172">post</text:span><text:span text:style-name="T1328">(</text:span><text:span text:style-name="T1574">`/statuses/</text:span><text:span text:style-name="T2172">$</text:span><text:span text:style-name="T1328">{</text:span><text:span text:style-name="T2172">status</text:span><text:span text:style-name="T1328">.</text:span><text:span text:style-name="T513">id</text:span><text:span text:style-name="T1328">}</text:span><text:span text:style-name="T1574">/likes`</text:span><text:span text:style-name="T1328">)</text:span><text:line-break/><text:span text:style-name="T1328"> <text:s text:c="7"/>.</text:span><text:span text:style-name="T1009">then</text:span><text:span text:style-name="T1328">(</text:span><text:span text:style-name="T2172">respuesta</text:span><text:span text:style-name="T776">=&gt;</text:span><text:span text:style-name="T1328">{</text:span><text:line-break/><text:span text:style-name="T1328"> <text:s text:c="11"/></text:span><text:span text:style-name="T2172">status</text:span><text:span text:style-name="T1328">.</text:span><text:span text:style-name="T513">is_liked</text:span><text:span text:style-name="T776">=</text:span><text:span text:style-name="T2276">true</text:span><text:span text:style-name="T1328">;</text:span><text:line-break/><text:span text:style-name="T1328"> <text:s text:c="7"/>})</text:span><text:line-break/><text:span text:style-name="T1328"> <text:s text:c="3"/>},</text:span><text:line-break/><text:span text:style-name="T1328"> <text:s text:c="3"/></text:span><text:span text:style-name="T2443">unlike</text:span><text:span text:style-name="T1328">(</text:span><text:span text:style-name="T2172">status</text:span><text:span text:style-name="T1328">){</text:span></text:p>
      <text:p text:style-name="P839"><text:span text:style-name="T2972">Duplicamos el método y cambiamos el nombre</text:span><text:span text:style-name="T2971"><text:line-break/></text:span><text:span text:style-name="T1081"> <text:s text:c="7"/></text:span><text:span text:style-name="T312">axios</text:span><text:span text:style-name="T1081">.</text:span><text:span text:style-name="T2422">delete</text:span><text:span text:style-name="T1081">(</text:span><text:span text:style-name="T1384">`/statuses/</text:span><text:span text:style-name="T2053">$</text:span><text:span text:style-name="T1081">{</text:span><text:span text:style-name="T2053">status</text:span><text:span text:style-name="T1081">.</text:span><text:span text:style-name="T312">id</text:span><text:span text:style-name="T1081">}</text:span><text:span text:style-name="T1384">/likes`</text:span><text:span text:style-name="T1081">)</text:span></text:p>
      <text:p text:style-name="P839"><text:span text:style-name="T2972">Cambiamos el método por </text:span><text:span text:style-name="T2666">delete</text:span><text:span text:style-name="T2971"><text:line-break/></text:span><text:span text:style-name="T1081"> <text:s text:c="7"/>.</text:span><text:span text:style-name="T824">then</text:span><text:span text:style-name="T1081">(</text:span><text:span text:style-name="T2053">respuesta</text:span><text:span text:style-name="T598">=&gt;</text:span><text:span text:style-name="T1081">{</text:span><text:span text:style-name="T2971"><text:line-break/></text:span><text:span text:style-name="T1081"> <text:s text:c="11"/></text:span><text:span text:style-name="T2053">status</text:span><text:span text:style-name="T1081">.</text:span><text:span text:style-name="T312">is_liked</text:span><text:span text:style-name="T598">=</text:span><text:span text:style-name="T2448">false</text:span><text:span text:style-name="T1081">;</text:span></text:p>
      <text:p text:style-name="Standard"><text:span text:style-name="T2972">Le cambiamos de </text:span><text:span text:style-name="T2666">true</text:span><text:span text:style-name="T2972"> a </text:span><text:span text:style-name="T2666">false</text:span><text:span text:style-name="T2972"> para que no esté </text:span><text:span text:style-name="T2590">likeado</text:span><text:span text:style-name="T2971"><text:line-break/></text:span><text:span text:style-name="T1081"> <text:s text:c="7"/>})</text:span><text:span text:style-name="T2971"><text:line-break/></text:span><text:soft-page-break/><text:span text:style-name="T1081"> <text:s text:c="3"/>}</text:span><text:span text:style-name="T2971"><text:line-break/></text:span><text:span text:style-name="T1081">}</text:span></text:p>
      <text:p text:style-name="P132"/>
      <text:p text:style-name="P134">Ejecutamos y ya funcionan todos los <text:span text:style-name="T2607">tests</text:span>.</text:p>
      <text:p text:style-name="P134"/>
      <text:p text:style-name="P275"><text:a xlink:type="simple" xlink:href="https://github.com/anasmez/social/commit/cfdcf638e0c02a29125d306cde2906bb5266c2fa" text:style-name="Internet_20_link" text:visited-style-name="Visited_20_Internet_20_Link">Commit</text:a></text:p>
      <text:p text:style-name="P134"/>
      <text:h text:style-name="Heading_20_3" text:outline-level="3">Vídeo 23</text:h>
      <text:p text:style-name="P64"/>
      <text:p text:style-name="P135">Vamos a cambiar el diseño. Primero en el <text:span text:style-name="T2607">welcome.blade</text:span>:</text:p>
      <text:p text:style-name="P136"><text:span text:style-name="T1933">@section(</text:span><text:span text:style-name="T1574">'content'</text:span><text:span text:style-name="T1933">)</text:span><text:line-break/><text:span text:style-name="T1933"> <text:s text:c="3"/></text:span><text:span text:style-name="T2172">&lt;</text:span><text:span text:style-name="T2378">div </text:span><text:span text:style-name="T1725">class</text:span><text:span text:style-name="T1574">="container"</text:span><text:span text:style-name="T2172">&gt;</text:span><text:line-break/><text:span text:style-name="T2172"> <text:s text:c="7"/>&lt;</text:span><text:span text:style-name="T2378">div </text:span><text:span text:style-name="T1725">class</text:span><text:span text:style-name="T1574">="row"</text:span><text:span text:style-name="T2172">&gt;</text:span><text:line-break/><text:span text:style-name="T2172"> <text:s text:c="11"/>&lt;</text:span><text:span text:style-name="T2378">div </text:span><text:span text:style-name="T1725">class</text:span><text:span text:style-name="T1574">="col-</text:span><text:span text:style-name="T2443">md-</text:span><text:span text:style-name="T1574">8 mx-auto"</text:span><text:span text:style-name="T2172">&gt;</text:span></text:p>
      <text:p text:style-name="Standard"><text:span text:style-name="T2974">Con esto conseguimos que los estados se vean con el ancho entero para pantallas más pequeñas que las medianas</text:span><text:span text:style-name="T2973"><text:line-break/></text:span><text:span text:style-name="T2055"> <text:s text:c="15"/>&lt;</text:span><text:span text:style-name="T2313">div </text:span><text:span text:style-name="T1678">class</text:span><text:span text:style-name="T1385">="card border-0 bg-light mb-3 shadow-sm"</text:span><text:span text:style-name="T2055">&gt;</text:span><text:span text:style-name="T2973"><text:line-break/></text:span></text:p>
      <text:p text:style-name="P840">Vamos al <text:span text:style-name="T2607">StatusesList.vue </text:span><text:span text:style-name="T2916">para cambiar el botón:</text:span></text:p>
      <text:p text:style-name="P841"><text:span text:style-name="T2016"><text:s text:c="8"/></text:span><text:span text:style-name="T2030">&lt;/</text:span><text:span text:style-name="T2293">div</text:span><text:span text:style-name="T2030">&gt;</text:span><text:line-break/><text:span text:style-name="T2030"> <text:s text:c="3"/>&lt;/</text:span><text:span text:style-name="T2293">div</text:span><text:span text:style-name="T2030">&gt;</text:span><text:line-break/><text:span text:style-name="T2030"> <text:s text:c="3"/>&lt;</text:span><text:span text:style-name="T2293">p </text:span><text:span text:style-name="T1667">class</text:span><text:span text:style-name="T1359">="card-text text-secondary" </text:span><text:span text:style-name="T1667">v-text</text:span><text:span text:style-name="T1359">="</text:span><text:span text:style-name="T2195">status</text:span><text:span text:style-name="T1054">.</text:span><text:span text:style-name="T289">body</text:span><text:span text:style-name="T1359">"</text:span><text:span text:style-name="T2030">&gt;&lt;/</text:span><text:span text:style-name="T2293">p</text:span><text:span text:style-name="T2030">&gt;</text:span><text:line-break/><text:span text:style-name="T2030">&lt;/</text:span><text:span text:style-name="T2293">div</text:span><text:span text:style-name="T2030">&gt;</text:span><text:line-break/><text:span text:style-name="T2121">&lt;</text:span><text:span text:style-name="T2350">div </text:span><text:span text:style-name="T1700">class</text:span><text:span text:style-name="T1458">="card-footer p-2"</text:span><text:span text:style-name="T2121">&gt;</text:span><text:line-break/><text:span text:style-name="T3256">Ponemos los botones en un footer</text:span><text:line-break/><text:span text:style-name="T2030"> <text:s text:c="3"/>&lt;</text:span><text:span text:style-name="T2293">button</text:span><text:span text:style-name="T2350"> </text:span><text:span text:style-name="T1700">class</text:span><text:span text:style-name="T1458">="btn btn-link"</text:span><text:line-break/><text:span text:style-name="T3256">Les añadimos las clases btn y btn-link para que queden más vistosos</text:span></text:p>
      <text:p text:style-name="P841"><text:span text:style-name="T1359"><text:s text:c="12"/></text:span><text:span text:style-name="T1667">v-if</text:span><text:span text:style-name="T1359">="</text:span><text:span text:style-name="T2195">status</text:span><text:span text:style-name="T1054">.</text:span><text:span text:style-name="T289">is_liked</text:span><text:span text:style-name="T1359">"</text:span><text:line-break/><text:span text:style-name="T1359"> <text:s text:c="11"/></text:span><text:span text:style-name="T1667">dusk</text:span><text:span text:style-name="T1359">="unlike-btn"</text:span><text:line-break/><text:span text:style-name="T1359"> <text:s text:c="11"/></text:span><text:span text:style-name="T1667">@click</text:span><text:span text:style-name="T1359">="</text:span><text:span text:style-name="T798">unlike</text:span><text:span text:style-name="T1054">(</text:span><text:span text:style-name="T2195">status</text:span><text:span text:style-name="T1054">)</text:span><text:span text:style-name="T1359">"</text:span><text:line-break/><text:span text:style-name="T1359"> <text:s text:c="3"/></text:span><text:span text:style-name="T2030">&gt;</text:span><text:span text:style-name="T2121">&lt;</text:span><text:span text:style-name="T2350">strong</text:span><text:span text:style-name="T2121">&gt;</text:span><text:span text:style-name="T2030">TE GUSTA</text:span><text:span text:style-name="T2121">&lt;/</text:span><text:span text:style-name="T2350">strong</text:span><text:span text:style-name="T2121">&gt;</text:span><text:span text:style-name="T2030">&lt;/</text:span><text:span text:style-name="T2293">button</text:span><text:span text:style-name="T2030">&gt;</text:span><text:line-break/><text:span text:style-name="T3256">El texto TE GUSTA aparecerá en </text:span><text:span text:style-name="T2667">negrita</text:span><text:line-break/><text:span text:style-name="T2030"> <text:s text:c="3"/>&lt;</text:span><text:span text:style-name="T2293">button</text:span><text:span text:style-name="T2350"> </text:span><text:span text:style-name="T1700">class</text:span><text:span text:style-name="T1458">="btn btn-link"</text:span><text:line-break/><text:span text:style-name="T3256">Lo mismo que el anterior</text:span></text:p>
      <text:p text:style-name="P841"><text:span text:style-name="T1359"><text:s text:c="12"/></text:span><text:span text:style-name="T1667">v-else</text:span><text:line-break/><text:span text:style-name="T1667"> <text:s text:c="11"/>dusk</text:span><text:span text:style-name="T1359">="like-btn"</text:span><text:line-break/><text:span text:style-name="T1359"> <text:s text:c="11"/></text:span><text:span text:style-name="T1667">@click</text:span><text:span text:style-name="T1359">="</text:span><text:span text:style-name="T798">like</text:span><text:span text:style-name="T1054">(</text:span><text:span text:style-name="T2195">status</text:span><text:span text:style-name="T1054">)</text:span><text:span text:style-name="T1359">"</text:span><text:line-break/><text:span text:style-name="T1359"> <text:s text:c="3"/></text:span><text:span text:style-name="T2030">&gt;ME GUSTA&lt;/</text:span><text:span text:style-name="T2293">button</text:span><text:span text:style-name="T2030">&gt;</text:span><text:line-break/><text:span text:style-name="T2121">&lt;/</text:span><text:span text:style-name="T2350">div</text:span><text:span text:style-name="T2121">&gt;</text:span></text:p>
      <text:p text:style-name="P137">Y aquí cierra la tarjeta</text:p>
      <text:p text:style-name="P137"/>
      <text:p text:style-name="P842"><text:span text:style-name="T2916">Ahora vamos a añadir unos iconos para que queden más bonitos. Vamos a </text:span><text:a xlink:type="simple" xlink:href="http://fontawesome.com/" text:style-name="Internet_20_link" text:visited-style-name="Visited_20_Internet_20_Link"><text:span text:style-name="T2916">FontAwesome.com</text:span></text:a><text:span text:style-name="T2974"> y conseguimos un CDN. Luego vamos a </text:span><text:span text:style-name="T2668">layouts/app.blade</text:span><text:span text:style-name="T2974">:</text:span></text:p>
      <text:p text:style-name="P843"><text:span text:style-name="T2054">&lt;</text:span><text:span text:style-name="T2293">meta </text:span><text:span text:style-name="T1667">name</text:span><text:span text:style-name="T1359">="user" </text:span><text:span text:style-name="T1667">content</text:span><text:span text:style-name="T1359">="</text:span><text:span text:style-name="T1054">{{</text:span><text:span text:style-name="T1597">Auth</text:span><text:span text:style-name="T577">::</text:span><text:span text:style-name="T1014">user</text:span><text:span text:style-name="T1054">()}}</text:span><text:span text:style-name="T1359">"</text:span><text:span text:style-name="T2030">&gt;</text:span><text:line-break/><text:span text:style-name="T2121">&lt;</text:span><text:span text:style-name="T2350">script </text:span><text:span text:style-name="T1700">src</text:span><text:span text:style-name="T1458">="https://kit.fontawesome.com/0dabbf7b76.js" </text:span><text:span text:style-name="T1700">crossorigin</text:span><text:span text:style-name="T1458">="anonymous"</text:span><text:span text:style-name="T2121">&gt;&lt;/</text:span><text:span text:style-name="T2350">script</text:span><text:span text:style-name="T2121">&gt;</text:span><text:line-break/><text:span text:style-name="T3257">Lo añadimos justo antes del </text:span><text:span text:style-name="T2669">app.css</text:span></text:p>
      <text:p text:style-name="P843"><text:span text:style-name="T2030">&lt;</text:span><text:span text:style-name="T2293">link </text:span><text:span text:style-name="T1667">rel</text:span><text:span text:style-name="T1359">="stylesheet" </text:span><text:span text:style-name="T1667">href</text:span><text:span text:style-name="T1359">="</text:span><text:span text:style-name="T1054">{{</text:span><text:span text:style-name="T798">mix</text:span><text:span text:style-name="T1054">(</text:span><text:span text:style-name="T1359">'css/app.css'</text:span><text:span text:style-name="T1054">)}}</text:span><text:span text:style-name="T1359">"</text:span><text:span text:style-name="T2030">&gt;</text:span><text:line-break/><text:span text:style-name="T2030">&lt;</text:span><text:span text:style-name="T2293">title</text:span><text:span text:style-name="T2030">&gt;SocialApp&lt;/</text:span><text:span text:style-name="T2293">title</text:span><text:span text:style-name="T2030">&gt;</text:span></text:p>
      <text:p text:style-name="Standard"/>
      <text:p text:style-name="P844">Añadimos uno al logo para probar:</text:p>
      <text:p text:style-name="P845"><text:span text:style-name="T2088">&lt;</text:span><text:span text:style-name="T2326">div </text:span><text:span text:style-name="T1685">class</text:span><text:span text:style-name="T1409">="container"</text:span><text:span text:style-name="T2088">&gt;</text:span><text:span text:style-name="T3258"><text:line-break/></text:span><text:span text:style-name="T2088"> <text:s text:c="3"/>&lt;</text:span><text:span text:style-name="T2326">a </text:span><text:span text:style-name="T1685">class</text:span><text:span text:style-name="T1409">="navbar-brand" </text:span><text:span text:style-name="T1685">href</text:span><text:span text:style-name="T1409">="</text:span><text:span text:style-name="T1125">{{</text:span><text:span text:style-name="T847">route</text:span><text:span text:style-name="T1125">(</text:span><text:span text:style-name="T1409">'home'</text:span><text:span text:style-name="T1125">)}}</text:span><text:span text:style-name="T1409">"</text:span><text:span text:style-name="T2088">&gt;</text:span><text:span text:style-name="T2428">&lt;i </text:span><text:span text:style-name="T2451">class</text:span><text:span text:style-name="T2428">="fa fa-address-book text-primary</text:span><text:span text:style-name="T1507"> </text:span><text:span text:style-name="T2428">mr-1</text:span></text:p>
      <text:p text:style-name="P845"><text:span text:style-name="T2428">"&gt;&lt;/i&gt; </text:span><text:span text:style-name="T2088">SocialApp&lt;/</text:span><text:span text:style-name="T2326">a</text:span><text:span text:style-name="T2088">&gt;</text:span><text:span text:style-name="T3258"><text:line-break/>Con esto lo tenemos añadido. Y además con el </text:span><text:span text:style-name="T2670">text-primary </text:span><text:span text:style-name="T3258">conseguimos que esté a juego con nuestra </text:span><text:span text:style-name="T2670">app</text:span><text:span text:style-name="T2975">.</text:span><text:span text:style-name="T2976"> También le ponemos un espaciado a la derecha para que no esté tan junto.</text:span></text:p>
      <text:p text:style-name="P845"><text:soft-page-break/><text:span text:style-name="T2976"><text:line-break/>Vamos a cambiar el botón de Publicar </text:span><text:span text:style-name="T2977">en el </text:span><text:span text:style-name="T2671">StatusForm.vue</text:span><text:span text:style-name="T2976">:</text:span></text:p>
      <text:p text:style-name="P846"><text:span text:style-name="T2056">&lt;</text:span><text:span text:style-name="T2293">div </text:span><text:span text:style-name="T1667">class</text:span><text:span text:style-name="T1359">="card-footer"</text:span><text:span text:style-name="T2030">&gt;</text:span><text:line-break/><text:span text:style-name="T2030"> <text:s text:c="3"/>&lt;</text:span><text:span text:style-name="T2293">button </text:span><text:span text:style-name="T1667">class</text:span><text:span text:style-name="T1359">="btn btn-primary"</text:span><text:line-break/><text:span text:style-name="T1359"> <text:s text:c="11"/></text:span><text:span text:style-name="T1667">id</text:span><text:span text:style-name="T1359">="create-status"</text:span><text:span text:style-name="T2030">&gt;</text:span><text:line-break/><text:span text:style-name="T2417"> <text:s text:c="11"/>&lt;i </text:span><text:span text:style-name="T2447">class</text:span><text:span text:style-name="T2417">="fa fa-paper-plane mr-1"&gt;&lt;/i&gt;</text:span></text:p>
      <text:p text:style-name="Standard"><text:span text:style-name="T3260">Añadimos un avioncito al botón</text:span><text:line-break/><text:span text:style-name="T2030"> <text:s text:c="11"/>Publicar estado</text:span><text:line-break/><text:span text:style-name="T2030"> <text:s text:c="3"/>&lt;/</text:span><text:span text:style-name="T2293">button</text:span><text:span text:style-name="T2030">&gt;</text:span><text:line-break/><text:span text:style-name="T2030">&lt;/</text:span><text:span text:style-name="T2293">div</text:span><text:span text:style-name="T2030">&gt;</text:span></text:p>
      <text:p text:style-name="P553"/>
      <text:p text:style-name="P847">Vamos a cambiar el me gusta y el te gusta <text:span text:style-name="T3261">en el </text:span><text:span text:style-name="T2672">StatusesList.vue</text:span><text:span text:style-name="T2514">:</text:span></text:p>
      <text:p text:style-name="P848"><text:span text:style-name="T2178">&lt;</text:span><text:span text:style-name="T2293">button </text:span><text:span text:style-name="T1667">class</text:span><text:span text:style-name="T1359">="btn btn-link </text:span><text:span text:style-name="T2417">btn-sm</text:span><text:span text:style-name="T1359">"</text:span></text:p>
      <text:p text:style-name="Standard"><text:span text:style-name="T3262">Hacemos el botón más pequeño<text:line-break/></text:span><text:span text:style-name="T1410"> <text:s text:c="7"/></text:span><text:span text:style-name="T1686">v-if</text:span><text:span text:style-name="T1410">="</text:span><text:span text:style-name="T2213">status</text:span><text:span text:style-name="T1126">.</text:span><text:span text:style-name="T351">is_liked</text:span><text:span text:style-name="T1410">"</text:span><text:span text:style-name="T3260"><text:line-break/></text:span><text:span text:style-name="T1410"> <text:s text:c="7"/></text:span><text:span text:style-name="T1686">dusk</text:span><text:span text:style-name="T1410">="unlike-btn"</text:span><text:span text:style-name="T3260"><text:line-break/></text:span><text:span text:style-name="T1410"> <text:s text:c="7"/></text:span><text:span text:style-name="T1686">@click</text:span><text:span text:style-name="T1410">="</text:span><text:span text:style-name="T848">unlike</text:span><text:span text:style-name="T1126">(</text:span><text:span text:style-name="T2213">status</text:span><text:span text:style-name="T1126">)</text:span><text:span text:style-name="T1410">"</text:span><text:span text:style-name="T2089">&gt;</text:span><text:span text:style-name="T3260"><text:line-break/></text:span><text:span text:style-name="T2089"> <text:s text:c="3"/>&lt;</text:span><text:span text:style-name="T2327">strong</text:span><text:span text:style-name="T2089">&gt;</text:span><text:span text:style-name="T3260"><text:line-break/></text:span><text:span text:style-name="T2137"> <text:s text:c="7"/>&lt;</text:span><text:span text:style-name="T2359">i </text:span><text:span text:style-name="T1710">class</text:span><text:span text:style-name="T1508">="fa fa-thumbs-up text-primary mr-1"</text:span><text:span text:style-name="T2137">&gt;&lt;/</text:span><text:span text:style-name="T2359">i</text:span><text:span text:style-name="T2137">&gt;</text:span></text:p>
      <text:p text:style-name="P849"><text:span text:style-name="T3262">Añadimos un pulgar arriba de color azul y en solido con márgen 1 a la derecha<text:line-break/></text:span><text:span text:style-name="T2089"> <text:s text:c="7"/>TE GUSTA</text:span><text:span text:style-name="T3260"><text:line-break/></text:span><text:span text:style-name="T2089"> <text:s text:c="3"/>&lt;/</text:span><text:span text:style-name="T2327">strong</text:span><text:span text:style-name="T2089">&gt;</text:span><text:span text:style-name="T3260"><text:line-break/></text:span><text:span text:style-name="T2089">&lt;/</text:span><text:span text:style-name="T2327">button</text:span><text:span text:style-name="T2089">&gt;</text:span><text:span text:style-name="T3260"><text:line-break/><text:line-break/></text:span><text:span text:style-name="T2089">&lt;</text:span><text:span text:style-name="T2327">button </text:span><text:span text:style-name="T1686">class</text:span><text:span text:style-name="T1410">="btn btn-link </text:span><text:span text:style-name="T2429">btn-sm</text:span><text:span text:style-name="T1410">"</text:span></text:p>
      <text:p text:style-name="P849"><text:span text:style-name="T3262">Hacemos el botón más pequeño<text:line-break/></text:span><text:span text:style-name="T1410"> <text:s text:c="7"/></text:span><text:span text:style-name="T1686">v-else</text:span><text:span text:style-name="T3260"><text:line-break/></text:span><text:span text:style-name="T1686"> <text:s text:c="7"/>dusk</text:span><text:span text:style-name="T1410">="like-btn"</text:span><text:span text:style-name="T3260"><text:line-break/></text:span><text:span text:style-name="T1410"> <text:s text:c="7"/></text:span><text:span text:style-name="T1686">@click</text:span><text:span text:style-name="T1410">="</text:span><text:span text:style-name="T848">like</text:span><text:span text:style-name="T1126">(</text:span><text:span text:style-name="T2213">status</text:span><text:span text:style-name="T1126">)</text:span><text:span text:style-name="T1410">"</text:span><text:span text:style-name="T2089">&gt;</text:span><text:span text:style-name="T3260"><text:line-break/></text:span><text:span text:style-name="T2137"> <text:s text:c="3"/>&lt;</text:span><text:span text:style-name="T2359">i </text:span><text:span text:style-name="T1710">class</text:span><text:span text:style-name="T1508">="far fa-thumbs-up text-primary mr-1"</text:span><text:span text:style-name="T2137">&gt;&lt;/</text:span><text:span text:style-name="T2359">i</text:span><text:span text:style-name="T2137">&gt;</text:span></text:p>
      <text:p text:style-name="Standard"><text:span text:style-name="T3262">Un botón de pulgar arriba, pero vacío para darle a me gusta y con márgen 1 a la derecha<text:line-break/></text:span><text:span text:style-name="T2089"> <text:s text:c="3"/>ME GUSTA</text:span><text:span text:style-name="T3260"><text:line-break/></text:span><text:span text:style-name="T2089">&lt;/</text:span><text:span text:style-name="T2327">button</text:span><text:span text:style-name="T2089">&gt;</text:span></text:p>
      <text:p text:style-name="P687"/>
      <text:p text:style-name="P706"><text:a xlink:type="simple" xlink:href="https://github.com/anasmez/social/commit/cd83b9a3e4a2e9910a212fbbe7487ea2d7f6cc64" text:style-name="Internet_20_link" text:visited-style-name="Visited_20_Internet_20_Link">Commit</text:a></text:p>
      <text:p text:style-name="P687"/>
      <text:h text:style-name="Heading_20_3" text:outline-level="3"><text:span text:style-name="T3259">Ví</text:span>deo 24</text:h>
      <text:p text:style-name="P138"><draw:line text:anchor-type="paragraph" draw:z-index="9" draw:name="Shape5" draw:style-name="gr1" draw:text-style-name="P1433" svg:x1="-6.029cm" svg:y1="0.28cm" svg:x2="19.553cm" svg:y2="0.275cm"><text:p/></draw:line></text:p>
      <text:p text:style-name="P139">Antes de nada, vamos a corregir errores de vídeos anteriores que he visto que he hecho y de los que me he dado cuenta. Primero vamos a ir al <text:span text:style-name="T2607">StatusForm.vue</text:span> a cambiar un <text:span text:style-name="T2607">d</text:span> por <text:span text:style-name="T2607">div</text:span>:</text:p>
      <text:p text:style-name="P139"><text:span text:style-name="T2172">&lt;</text:span><text:span text:style-name="T2443">d</text:span><text:span text:style-name="T2378"> </text:span><text:span text:style-name="T1725">v-else class</text:span><text:span text:style-name="T1574">="card-body"</text:span><text:span text:style-name="T2172">&gt;</text:span><text:line-break/><text:span text:style-name="T2172"> <text:s text:c="3"/>&lt;</text:span><text:span text:style-name="T2378">a </text:span><text:span text:style-name="T1725">href</text:span><text:span text:style-name="T1574">="/login"</text:span><text:span text:style-name="T2172">&gt;Debes loguearte&lt;/</text:span><text:span text:style-name="T2378">a</text:span><text:span text:style-name="T2172">&gt;</text:span><text:line-break/><text:span text:style-name="T2172">&lt;/</text:span><text:span text:style-name="T2443">d</text:span><text:span text:style-name="T2172">&gt;</text:span></text:p>
      <text:p text:style-name="P140">Esto lo cambiamos por:<text:line-break/><text:span text:style-name="T2172">&lt;</text:span><text:span text:style-name="T2443">div</text:span><text:span text:style-name="T2378"> </text:span><text:span text:style-name="T1725">v-else class</text:span><text:span text:style-name="T1574">="card-body"</text:span><text:span text:style-name="T2172">&gt;</text:span><text:line-break/><text:span text:style-name="T2172"> <text:s text:c="3"/>&lt;</text:span><text:span text:style-name="T2378">a </text:span><text:span text:style-name="T1725">href</text:span><text:span text:style-name="T1574">="/login"</text:span><text:span text:style-name="T2172">&gt;Debes loguearte&lt;/</text:span><text:span text:style-name="T2378">a</text:span><text:span text:style-name="T2172">&gt;</text:span><text:line-break/><text:span text:style-name="T2172">&lt;/</text:span><text:span text:style-name="T2443">div</text:span><text:span text:style-name="T2172">&gt;</text:span></text:p>
      <text:p text:style-name="P140"/>
      <text:p text:style-name="P141">Un error que vemos es que no puedes ver los estados sin <text:span text:style-name="T2570">loguearte</text:span>. Primero vamos a cambiar el <text:span text:style-name="T2607">test</text:span> de <text:span text:style-name="T2607">Dusk</text:span> en <text:span text:style-name="T2607">UsersCanSeeAllStatusesTest.php</text:span>:</text:p>
      <text:p text:style-name="P141"><text:span text:style-name="T1933">public function </text:span><text:span text:style-name="T1009">users_can_see_all_statuses_on_the_homepage</text:span><text:span text:style-name="T1328">()</text:span><text:line-break/><text:span text:style-name="T1328">{</text:span><text:line-break/><text:span text:style-name="T1328"> <text:s text:c="3"/></text:span><text:span text:style-name="T513">$statuses </text:span><text:span text:style-name="T776">= </text:span><text:span text:style-name="T1009">factory</text:span><text:span text:style-name="T1328">(</text:span><text:span text:style-name="T1664">Status</text:span><text:span text:style-name="T776">::</text:span><text:span text:style-name="T1933">class</text:span><text:span text:style-name="T1328">, </text:span><text:span text:style-name="T2259">3</text:span><text:span text:style-name="T1328">)</text:span><text:span text:style-name="T776">-&gt;</text:span><text:span text:style-name="T1009">create</text:span><text:span text:style-name="T1328">();</text:span><text:line-break/><text:span text:style-name="T1328"> <text:s text:c="3"/></text:span><text:span text:style-name="T515">$user</text:span><text:span text:style-name="T778">=</text:span><text:span text:style-name="T1011">factory</text:span><text:span text:style-name="T1330">(</text:span><text:span text:style-name="T1665">User</text:span><text:span text:style-name="T778">::</text:span><text:span text:style-name="T1935">class</text:span><text:span text:style-name="T1330">)</text:span><text:span text:style-name="T778">-&gt;</text:span><text:span text:style-name="T1011">create</text:span><text:span text:style-name="T1330">();</text:span><text:line-break/><text:span text:style-name="T1328"> <text:s text:c="3"/></text:span><text:span text:style-name="T513">$this</text:span><text:span text:style-name="T776">-&gt;</text:span><text:span text:style-name="T1009">browse</text:span><text:span text:style-name="T1328">(</text:span><text:span text:style-name="T1933">function </text:span><text:span text:style-name="T1328">(</text:span><text:span text:style-name="T203">Browser </text:span><text:span text:style-name="T513">$browser</text:span><text:span text:style-name="T1328">) </text:span><text:span text:style-name="T1933">use </text:span><text:span text:style-name="T1328">(</text:span><text:span text:style-name="T513">$statuses</text:span><text:span text:style-name="T1330">, </text:span><text:span text:style-name="T515">$user</text:span><text:span text:style-name="T1328">) {</text:span><text:line-break/><text:span text:style-name="T1328"> <text:s text:c="7"/></text:span><text:span text:style-name="T513">$browser</text:span><text:span text:style-name="T778">-&gt;</text:span><text:span text:style-name="T1011">loginAs</text:span><text:span text:style-name="T1330">(</text:span><text:span text:style-name="T515">$user</text:span><text:span text:style-name="T1330">)</text:span><text:line-break/><text:soft-page-break/><text:span text:style-name="T1328"> <text:s text:c="15"/></text:span><text:span text:style-name="T776">-&gt;</text:span><text:span text:style-name="T1009">visit</text:span><text:span text:style-name="T1328">(</text:span><text:span text:style-name="T1574">'/'</text:span><text:span text:style-name="T1328">)</text:span><text:line-break/><text:span text:style-name="T1328"> <text:s text:c="15"/></text:span><text:span text:style-name="T776">-&gt;</text:span><text:span text:style-name="T1009">waitForText</text:span><text:span text:style-name="T1328">(</text:span><text:span text:style-name="T513">$statuses</text:span><text:span text:style-name="T776">-&gt;</text:span><text:span text:style-name="T1009">first</text:span><text:span text:style-name="T1328">()</text:span><text:span text:style-name="T776">-&gt;</text:span><text:span text:style-name="T513">body</text:span><text:span text:style-name="T1328">);</text:span><text:line-break/><text:line-break/><text:span text:style-name="T1328"> <text:s text:c="7"/></text:span><text:span text:style-name="T1933">foreach </text:span><text:span text:style-name="T1328">(</text:span><text:span text:style-name="T513">$statuses </text:span><text:span text:style-name="T1933">as </text:span><text:span text:style-name="T513">$status</text:span><text:span text:style-name="T1328">){</text:span></text:p>
      <text:p text:style-name="P142">Cambiamos esto por esto:</text:p>
      <text:p text:style-name="P142"><text:span text:style-name="T1933">public function </text:span><text:span text:style-name="T1009">users_can_see_all_statuses_on_the_homepage</text:span><text:span text:style-name="T1328">()</text:span><text:line-break/><text:span text:style-name="T1328">{</text:span><text:line-break/><text:span text:style-name="T1328"> <text:s text:c="3"/></text:span><text:span text:style-name="T513">$statuses </text:span><text:span text:style-name="T776">= </text:span><text:span text:style-name="T1009">factory</text:span><text:span text:style-name="T1328">(</text:span><text:span text:style-name="T1664">Status</text:span><text:span text:style-name="T776">::</text:span><text:span text:style-name="T1933">class</text:span><text:span text:style-name="T1328">, </text:span><text:span text:style-name="T2259">3</text:span><text:span text:style-name="T1328">)</text:span><text:span text:style-name="T776">-&gt;</text:span><text:span text:style-name="T1009">create</text:span><text:span text:style-name="T1328">();</text:span><text:line-break/><text:span text:style-name="T1330"> <text:s text:c="3"/><text:tab/><text:tab/><text:tab/><text:tab/><text:tab/><text:tab/></text:span><text:line-break/><text:span text:style-name="T1328"> <text:s text:c="3"/></text:span><text:span text:style-name="T513">$this</text:span><text:span text:style-name="T776">-&gt;</text:span><text:span text:style-name="T1009">browse</text:span><text:span text:style-name="T1328">(</text:span><text:span text:style-name="T1933">function </text:span><text:span text:style-name="T1328">(</text:span><text:span text:style-name="T203">Browser </text:span><text:span text:style-name="T513">$browser</text:span><text:span text:style-name="T1328">) </text:span><text:span text:style-name="T1933">use </text:span><text:span text:style-name="T1328">(</text:span><text:span text:style-name="T515">$statuses</text:span><text:span text:style-name="T1330">)</text:span><text:span text:style-name="T1328"> {</text:span><text:line-break/><text:span text:style-name="T1328"> <text:s text:c="7"/></text:span><text:span text:style-name="T513">$browser</text:span><text:span text:style-name="T778">-&gt;</text:span><text:span text:style-name="T1011">visit</text:span><text:span text:style-name="T1330">(</text:span><text:span text:style-name="T1576">'/'</text:span><text:span text:style-name="T1330">)</text:span><text:line-break/><text:span text:style-name="T1328"> <text:s text:c="15"/></text:span><text:span text:style-name="T776">-&gt;</text:span><text:span text:style-name="T1009">waitForText</text:span><text:span text:style-name="T1328">(</text:span><text:span text:style-name="T513">$statuses</text:span><text:span text:style-name="T776">-&gt;</text:span><text:span text:style-name="T1009">first</text:span><text:span text:style-name="T1328">()</text:span><text:span text:style-name="T776">-&gt;</text:span><text:span text:style-name="T513">body</text:span><text:span text:style-name="T1328">);</text:span><text:line-break/><text:line-break/><text:span text:style-name="T1328"> <text:s text:c="7"/></text:span><text:span text:style-name="T1933">foreach </text:span><text:span text:style-name="T1328">(</text:span><text:span text:style-name="T513">$statuses </text:span><text:span text:style-name="T1933">as </text:span><text:span text:style-name="T513">$status</text:span><text:span text:style-name="T1328">){</text:span></text:p>
      <text:p text:style-name="P143">Y con esto testeamos que todos los usuarios, aunque no estén registrados, puedan ver los estados. Pero ahora el test falla:</text:p>
      <text:p text:style-name="P12"><text:span text:style-name="T1">art dusk --filter users_can_see_all_statuses_on_the_homepa</text:span>ge<text:line-break/></text:p>
      <text:p text:style-name="P850">Vamos al <text:span text:style-name="T2607">StatusController.php</text:span><text:span text:style-name="T2916">:</text:span></text:p>
      <text:p text:style-name="P850"><text:span text:style-name="T1755">public function </text:span><text:span text:style-name="T798">__construct</text:span><text:span text:style-name="T1054">()</text:span><text:line-break/><text:span text:style-name="T1054">{</text:span><text:line-break/><text:span text:style-name="T1054"> <text:s text:c="3"/></text:span><text:span text:style-name="T289">$this</text:span><text:span text:style-name="T577">-&gt;</text:span><text:span text:style-name="T798">middleware</text:span><text:span text:style-name="T1054">(</text:span><text:span text:style-name="T1359">'auth'</text:span><text:span text:style-name="T1054">);</text:span><text:line-break/><text:span text:style-name="T1054">}</text:span></text:p>
      <text:p text:style-name="P851"><text:span text:style-name="T2916">Quitamos estas líneas. Básicamente todos los métodos del controlador serían accesibles sin estar </text:span><text:span text:style-name="T2589">logueados</text:span><text:span text:style-name="T151">. Tenemos que corregir esto para que se pueda ver los estados, pero no acceder a otras cosas. Vamos a las rutas en </text:span><text:span text:style-name="T160">web.php</text:span><text:span text:style-name="T151">:</text:span></text:p>
      <text:p text:style-name="P851"><text:span text:style-name="T241">// Statuses routes</text:span><text:line-break/><text:span text:style-name="T1597">Route</text:span><text:span text:style-name="T577">::</text:span><text:span text:style-name="T1359">get</text:span><text:span text:style-name="T1054">(</text:span><text:span text:style-name="T1359">'statuses'</text:span><text:span text:style-name="T1054">, </text:span><text:span text:style-name="T1359">'StatusesController@index'</text:span><text:span text:style-name="T1054">)</text:span><text:span text:style-name="T577">-&gt;</text:span><text:span text:style-name="T798">name</text:span><text:span text:style-name="T1054">(</text:span><text:span text:style-name="T1359">'statuses.index'</text:span><text:span text:style-name="T1054">);</text:span><text:line-break/><text:span text:style-name="T1597">Route</text:span><text:span text:style-name="T577">::</text:span><text:span text:style-name="T1359">post</text:span><text:span text:style-name="T1054">(</text:span><text:span text:style-name="T1359">'statuses'</text:span><text:span text:style-name="T1054">, </text:span><text:span text:style-name="T1359">'StatusesController@store'</text:span><text:span text:style-name="T1054">)</text:span><text:span text:style-name="T577">-&gt;</text:span><text:span text:style-name="T798">name</text:span><text:span text:style-name="T1054">(</text:span><text:span text:style-name="T1359">'statuses.store'</text:span><text:span text:style-name="T1054">)</text:span><text:span text:style-name="T2417">-&gt;middleware('auth')</text:span><text:span text:style-name="T1054">;</text:span></text:p>
      <text:p text:style-name="P852">Con esto tendríamos la ruta de <text:span text:style-name="T2607">store</text:span> protegida y seguiríamos viendo los estados.</text:p>
      <text:p text:style-name="P852">El <text:span text:style-name="T2607">test</text:span> pasa ahora sin problemas y sin estar <text:span text:style-name="T2673">logueados</text:span><text:span text:style-name="T3263">.</text:span></text:p>
      <text:p text:style-name="P852"><draw:line text:anchor-type="paragraph" draw:z-index="10" draw:name="Shape5" draw:style-name="gr1" draw:text-style-name="P1433" svg:x1="-2.48cm" svg:y1="0.238cm" svg:x2="23.102cm" svg:y2="0.233cm"><text:p/></draw:line></text:p>
      <text:p text:style-name="P853">Ya podemos seguir con el vídeo 24.</text:p>
      <text:p text:style-name="P853"/>
      <text:p text:style-name="P854">Uno de los problemas que vemos es que si le damos me gusta a un estado sin estar <text:span text:style-name="T2570">logueados</text:span>, nos salen errores en la consola. <text:span text:style-name="T3264">Un error 401 porque no estamos autenticados</text:span>. Vamos a hacer que no salgan y que se nos redirija a la página del <text:span text:style-name="T2607">login</text:span><text:span text:style-name="T2916">. </text:span><text:span text:style-name="T2978">Pero primero vamos a hacer un test. Vamos a </text:span><text:span text:style-name="T2674">UsersCanLikeStatusesTest.php</text:span><text:span text:style-name="T2978">:</text:span></text:p>
      <text:p text:style-name="Standard"><text:span text:style-name="T261">/**</text:span><text:span text:style-name="T92"><text:line-break/></text:span><text:span text:style-name="T266"> * </text:span><text:span text:style-name="T1928">@test</text:span><text:span text:style-name="T92"><text:line-break/></text:span><text:span text:style-name="T1928"> </text:span><text:span text:style-name="T266">* </text:span><text:span text:style-name="T1928">@throws </text:span><text:span text:style-name="T209">\Throwable</text:span><text:span text:style-name="T92"><text:line-break/></text:span><text:span text:style-name="T209"> </text:span><text:span text:style-name="T266">*/</text:span><text:span text:style-name="T92"><text:line-break/></text:span><text:span text:style-name="T1871">public function </text:span><text:span text:style-name="T948">guest_users_cannot_like_statuses</text:span><text:span text:style-name="T1257">()</text:span><text:span text:style-name="T92"><text:line-break/></text:span><text:span text:style-name="T3265">Los usuarios invitados no pueden dar </text:span><text:span text:style-name="T2675">like</text:span><text:span text:style-name="T3265"> a los estados</text:span></text:p>
      <text:p text:style-name="Standard"><text:span text:style-name="T1257">{</text:span><text:span text:style-name="T92"><text:line-break/></text:span><text:span text:style-name="T1257"> <text:s text:c="3"/></text:span><text:span text:style-name="T455">$status</text:span><text:span text:style-name="T715">=</text:span><text:span text:style-name="T948">factory</text:span><text:span text:style-name="T1257">(</text:span><text:span text:style-name="T1642">Status</text:span><text:span text:style-name="T715">::</text:span><text:span text:style-name="T1871">class</text:span><text:span text:style-name="T1257">)</text:span><text:span text:style-name="T715">-&gt;</text:span><text:span text:style-name="T948">create</text:span><text:span text:style-name="T1257">();</text:span><text:span text:style-name="T92"><text:line-break/></text:span><text:span text:style-name="T3265">Creamos un estado al que intentaremos dar </text:span><text:span text:style-name="T2675">like</text:span></text:p>
      <text:p text:style-name="Standard"><text:span text:style-name="T1257"><text:s text:c="4"/></text:span><text:span text:style-name="T455">$this</text:span><text:span text:style-name="T715">-&gt;</text:span><text:span text:style-name="T948">browse</text:span><text:span text:style-name="T1257">(</text:span><text:span text:style-name="T1871">function </text:span><text:span text:style-name="T1257">(</text:span><text:span text:style-name="T194">Browser </text:span><text:span text:style-name="T455">$browser</text:span><text:span text:style-name="T1257">) </text:span><text:span text:style-name="T1871">use </text:span><text:span text:style-name="T1257">(</text:span><text:span text:style-name="T455">$status</text:span><text:span text:style-name="T1257">){</text:span><text:span text:style-name="T92"><text:line-break/></text:span><text:span text:style-name="T3265">Le pasamos el estado</text:span></text:p>
      <text:p text:style-name="Standard"><text:span text:style-name="T1257"><text:s text:c="8"/></text:span><text:span text:style-name="T455">$browser</text:span><text:span text:style-name="T715">-&gt;</text:span><text:span text:style-name="T948">visit</text:span><text:span text:style-name="T1257">(</text:span><text:span text:style-name="T1509">'/'</text:span><text:span text:style-name="T1257">)</text:span><text:span text:style-name="T92"><text:line-break/></text:span><text:span text:style-name="T3265">Visitamos el home</text:span></text:p>
      <text:p text:style-name="P511"><text:span text:style-name="T1054"><text:s text:c="16"/></text:span><text:span text:style-name="T577">-&gt;</text:span><text:span text:style-name="T798">waitForText</text:span><text:span text:style-name="T1054">(</text:span><text:span text:style-name="T289">$status</text:span><text:span text:style-name="T577">-&gt;</text:span><text:span text:style-name="T289">body</text:span><text:span text:style-name="T1054">)</text:span></text:p>
      <text:p text:style-name="P855">Esperamos a que salga el <text:span text:style-name="T2607">body</text:span></text:p>
      <text:p text:style-name="Standard"><text:span text:style-name="T1257"><text:s text:c="16"/></text:span><text:span text:style-name="T715">-&gt;</text:span><text:span text:style-name="T948">press</text:span><text:span text:style-name="T1257">(</text:span><text:span text:style-name="T1509">'@like-btn'</text:span><text:span text:style-name="T1257">)</text:span><text:span text:style-name="T92"><text:line-break/></text:span><text:span text:style-name="T3265">Le damos </text:span><text:span text:style-name="T2591">click</text:span><text:span text:style-name="T3265"> al botón</text:span></text:p>
      <text:p text:style-name="Standard"><text:soft-page-break/><text:span text:style-name="T1257"><text:s text:c="16"/></text:span><text:span text:style-name="T715">-&gt;</text:span><text:span text:style-name="T948">assertPathIs</text:span><text:span text:style-name="T1257">(</text:span><text:span text:style-name="T1509">'/login'</text:span><text:span text:style-name="T1257">)</text:span><text:span text:style-name="T92"><text:line-break/></text:span><text:span text:style-name="T3265">Nos aseguramos de que nos redirige al </text:span><text:span text:style-name="T2675">login</text:span></text:p>
      <text:p text:style-name="P511"><text:span text:style-name="T1054"><text:s text:c="8"/>;</text:span><text:line-break/><text:span text:style-name="T1054"> <text:s text:c="3"/>});</text:span><text:line-break/><text:span text:style-name="T1054">}</text:span></text:p>
      <text:p text:style-name="P389"/>
      <text:p text:style-name="P855">Ejecutamos el test:</text:p>
      <text:p text:style-name="Standard"><text:span text:style-name="T23">art dusk --filter guest_users_cannot_like_statuses</text:span><text:span text:style-name="T1993"><text:line-break/><text:line-break/></text:span><text:span text:style-name="T3266">Y evidentemente falla porque la ruta no coincide. Abrimos </text:span><text:span text:style-name="T2676">StatusesList.vue</text:span><text:span text:style-name="T2979">:</text:span></text:p>
      <text:p text:style-name="P856"><text:span text:style-name="T289">methods</text:span><text:span text:style-name="T577">: </text:span><text:span text:style-name="T1054">{</text:span><text:line-break/><text:span text:style-name="T1054"> <text:s text:c="3"/></text:span><text:span text:style-name="T798">like</text:span><text:span text:style-name="T1054">(</text:span><text:span text:style-name="T2030">status</text:span><text:span text:style-name="T1054">){</text:span><text:line-break/><text:span text:style-name="T1054"> <text:s text:c="7"/></text:span><text:span text:style-name="T1837">if</text:span><text:span text:style-name="T1200">(</text:span><text:span text:style-name="T537">this</text:span><text:span text:style-name="T1200">.</text:span><text:span text:style-name="T406">guest</text:span><text:span text:style-name="T1200">) </text:span><text:span text:style-name="T1837">return </text:span><text:span text:style-name="T2226">window</text:span><text:span text:style-name="T1200">.</text:span><text:span text:style-name="T406">location</text:span><text:span text:style-name="T1200">.</text:span><text:span text:style-name="T406">href</text:span><text:span text:style-name="T667">=</text:span><text:span text:style-name="T1458">'/login'</text:span><text:span text:style-name="T1200">;</text:span></text:p>
      <text:p text:style-name="Standard"><text:span text:style-name="T3267">Si somos invitados, devuelve una redirección y no se ejecuta el resto del código</text:span><text:line-break/><text:span text:style-name="T1054"> <text:s text:c="7"/></text:span><text:span text:style-name="T289">axios</text:span><text:span text:style-name="T1054">.</text:span><text:span text:style-name="T2030">post</text:span><text:span text:style-name="T1054">(</text:span><text:span text:style-name="T1359">`/statuses/</text:span><text:span text:style-name="T2030">$</text:span><text:span text:style-name="T1054">{</text:span><text:span text:style-name="T2030">status</text:span><text:span text:style-name="T1054">.</text:span><text:span text:style-name="T289">id</text:span><text:span text:style-name="T1054">}</text:span><text:span text:style-name="T1359">/likes`</text:span><text:span text:style-name="T1054">)</text:span><text:line-break/><text:span text:style-name="T1054"> <text:s text:c="7"/>.</text:span><text:span text:style-name="T798">then</text:span><text:span text:style-name="T1054">(</text:span><text:span text:style-name="T2030">respuesta</text:span><text:span text:style-name="T577">=&gt;</text:span><text:span text:style-name="T1054">{</text:span><text:line-break/><text:span text:style-name="T1054"> <text:s text:c="11"/></text:span><text:span text:style-name="T2030">status</text:span><text:span text:style-name="T1054">.</text:span><text:span text:style-name="T289">is_liked</text:span><text:span text:style-name="T577">=</text:span><text:span text:style-name="T2267">true</text:span><text:span text:style-name="T1054">;</text:span><text:line-break/><text:span text:style-name="T1054"> <text:s text:c="7"/>})</text:span><text:line-break/><text:span text:style-name="T1054"> <text:s text:c="3"/>},</text:span></text:p>
      <text:p text:style-name="P857">Ejecutamos el test otra vez.</text:p>
      <text:p text:style-name="P857">Ahora pasa otra vez.</text:p>
      <text:p text:style-name="P857">Pero no queremos mantener el código ahí por si lo necesitamos usar en otra parte <text:span text:style-name="T3268">así que vamos a extraer la lógica. Añadimos el método:</text:span></text:p>
      <text:p text:style-name="Standard"><text:span text:style-name="T2010"><text:s text:c="4"/></text:span><text:span text:style-name="T849">unlike</text:span><text:span text:style-name="T1127">(</text:span><text:span text:style-name="T2090">status</text:span><text:span text:style-name="T1127">){</text:span><text:span text:style-name="T3268"><text:line-break/></text:span><text:span text:style-name="T1127"> <text:s text:c="7"/></text:span><text:span text:style-name="T352">axios</text:span><text:span text:style-name="T1127">.</text:span><text:span text:style-name="T2090">delete</text:span><text:span text:style-name="T1127">(</text:span><text:span text:style-name="T1411">`/statuses/</text:span><text:span text:style-name="T2090">$</text:span><text:span text:style-name="T1127">{</text:span><text:span text:style-name="T2090">status</text:span><text:span text:style-name="T1127">.</text:span><text:span text:style-name="T352">id</text:span><text:span text:style-name="T1127">}</text:span><text:span text:style-name="T1411">/likes`</text:span><text:span text:style-name="T1127">)</text:span><text:span text:style-name="T3268"><text:line-break/></text:span><text:span text:style-name="T1127"> <text:s text:c="7"/>.</text:span><text:span text:style-name="T849">then</text:span><text:span text:style-name="T1127">(</text:span><text:span text:style-name="T2090">respuesta</text:span><text:span text:style-name="T618">=&gt;</text:span><text:span text:style-name="T1127">{</text:span><text:span text:style-name="T3268"><text:line-break/></text:span><text:span text:style-name="T1127"> <text:s text:c="11"/></text:span><text:span text:style-name="T2090">status</text:span><text:span text:style-name="T1127">.</text:span><text:span text:style-name="T352">is_liked</text:span><text:span text:style-name="T618">=</text:span><text:span text:style-name="T2268">false</text:span><text:span text:style-name="T1127">;</text:span><text:span text:style-name="T3268"><text:line-break/></text:span><text:span text:style-name="T1127"> <text:s text:c="7"/>})</text:span><text:span text:style-name="T3268"><text:line-break/></text:span><text:span text:style-name="T1127"> <text:s text:c="3"/>},</text:span><text:span text:style-name="T3268"><text:line-break/></text:span><text:span text:style-name="T1258"> <text:s text:c="3"/></text:span><text:span text:style-name="T949">redirectIfGuest</text:span><text:span text:style-name="T1258">(){</text:span><text:span text:style-name="T93"><text:line-break/></text:span><text:span text:style-name="T3269">Redirecciona si somos invitados</text:span></text:p>
      <text:p text:style-name="Standard"><text:span text:style-name="T1258"><text:s text:c="9"/></text:span><text:span text:style-name="T1872">if</text:span><text:span text:style-name="T1258">(</text:span><text:span text:style-name="T543">this</text:span><text:span text:style-name="T1258">.</text:span><text:span text:style-name="T456">guest</text:span><text:span text:style-name="T1258">){</text:span><text:span text:style-name="T93"><text:line-break/></text:span><text:span text:style-name="T1258"> <text:s text:c="12"/></text:span><text:span text:style-name="T1872">return </text:span><text:span text:style-name="T2241">window</text:span><text:span text:style-name="T1258">.</text:span><text:span text:style-name="T456">location</text:span><text:span text:style-name="T1258">.</text:span><text:span text:style-name="T456">href</text:span><text:span text:style-name="T716">=</text:span><text:span text:style-name="T1510">'/login'</text:span><text:span text:style-name="T1258">;</text:span><text:span text:style-name="T93"><text:line-break/></text:span><text:span text:style-name="T1258"> <text:s text:c="8"/>}</text:span><text:span text:style-name="T93"><text:line-break/></text:span><text:span text:style-name="T3269">Es la misma sentencia de antes cortada aquí</text:span></text:p>
      <text:p text:style-name="P859"><text:span text:style-name="T1200"><text:s text:c="4"/>}</text:span><text:span text:style-name="T57"><text:line-break/></text:span><text:span text:style-name="T1318">}</text:span></text:p>
      <text:p text:style-name="P858"/>
      <text:p text:style-name="P860">Ahora vamos a añadirla a las tarjetas para que nos redireccione siempre que pulsemos en cualquier tarjeta siendo invitados:</text:p>
      <text:p text:style-name="P861"><text:span text:style-name="T2030">&lt;</text:span><text:span text:style-name="T2293">div </text:span><text:span text:style-name="T2447">@click</text:span><text:span text:style-name="T2417">="redirectIfGuest"</text:span><text:span text:style-name="T2030">&gt;</text:span></text:p>
      <text:p text:style-name="Standard"><text:span text:style-name="T3270">Esto se propaga por todos los elementos hijos y ahora redirecciona siempre<text:line-break/></text:span><text:span text:style-name="T2091"> <text:s text:c="3"/>&lt;</text:span><text:span text:style-name="T2328">div </text:span><text:span text:style-name="T1687">class</text:span><text:span text:style-name="T1412">="card border-0 mb-3 shadow-sm" </text:span><text:span text:style-name="T1687">v-for</text:span><text:span text:style-name="T1412">="</text:span><text:span text:style-name="T2214">status </text:span><text:span text:style-name="T1805">in </text:span><text:span text:style-name="T353">statuses</text:span><text:span text:style-name="T1412">"</text:span><text:span text:style-name="T2091">&gt;</text:span><text:span text:style-name="T3269"><text:line-break/></text:span><text:span text:style-name="T2091"> <text:s text:c="7"/>&lt;</text:span><text:span text:style-name="T2328">div </text:span><text:span text:style-name="T1687">class</text:span><text:span text:style-name="T1412">="card-body d-flex flex-column"</text:span><text:span text:style-name="T2091">&gt;</text:span></text:p>
      <text:p text:style-name="P860"/>
      <text:p text:style-name="P862">El test sigue pasando. <text:span text:style-name="T3271">Pero vamos a cortar el método y lo pondremos para que sea accesible globalmente en el </text:span><text:span text:style-name="T2677">mixin</text:span><text:span text:style-name="T3271"> </text:span><text:span text:style-name="T2677">auth</text:span><text:span text:style-name="T2515">. </text:span><text:span text:style-name="T2516">Vamos a </text:span><text:span text:style-name="T2535">social/resources/assets/js/mixins/auth.js</text:span><text:span text:style-name="T2516">:</text:span></text:p>
      <text:p text:style-name="P862"><text:span text:style-name="T557">module</text:span><text:span text:style-name="T1054">.</text:span><text:span text:style-name="T289">exports</text:span><text:span text:style-name="T577">=</text:span><text:span text:style-name="T1054">{</text:span><text:line-break/><text:span text:style-name="T1054"> <text:s text:c="3"/></text:span><text:span text:style-name="T289">computed</text:span><text:span text:style-name="T577">:</text:span><text:span text:style-name="T1054">{</text:span><text:line-break/><text:span text:style-name="T1054"> <text:s text:c="7"/></text:span><text:span text:style-name="T798">currentUser</text:span><text:span text:style-name="T1054">(){</text:span><text:line-break/><text:span text:style-name="T1054"> <text:s text:c="11"/></text:span><text:span text:style-name="T1741">return </text:span><text:span text:style-name="T2195">JSON</text:span><text:span text:style-name="T1054">.</text:span><text:span text:style-name="T798">parse</text:span><text:span text:style-name="T1054">(</text:span><text:span text:style-name="T2195">user</text:span><text:span text:style-name="T1054">.</text:span><text:span text:style-name="T289">content</text:span><text:span text:style-name="T1054">);</text:span><text:line-break/><text:span text:style-name="T1054"> <text:s text:c="7"/>},</text:span><text:line-break/><text:span text:style-name="T1054"> <text:s text:c="7"/></text:span><text:span text:style-name="T798">isAuthenticated</text:span><text:span text:style-name="T1054">(){</text:span><text:line-break/><text:span text:style-name="T1054"> <text:s text:c="11"/></text:span><text:span text:style-name="T1741">return </text:span><text:span text:style-name="T577">!! </text:span><text:span text:style-name="T2195">user</text:span><text:span text:style-name="T1054">.</text:span><text:span text:style-name="T289">content</text:span><text:span text:style-name="T1054">;</text:span><text:line-break/><text:span text:style-name="T1054"> <text:s text:c="7"/>},</text:span><text:line-break/><text:span text:style-name="T1054"> <text:s text:c="7"/></text:span><text:span text:style-name="T798">guest</text:span><text:span text:style-name="T1054">(){</text:span><text:line-break/><text:span text:style-name="T1054"> <text:s text:c="11"/></text:span><text:span text:style-name="T1741">return </text:span><text:span text:style-name="T577">!</text:span><text:span text:style-name="T520">this</text:span><text:span text:style-name="T1054">.</text:span><text:span text:style-name="T289">isAuthenticated</text:span><text:span text:style-name="T1054">;</text:span><text:line-break/><text:span text:style-name="T1054"> <text:s text:c="7"/>}</text:span><text:line-break/><text:soft-page-break/><text:span text:style-name="T1054"> <text:s text:c="3"/>}</text:span><text:span text:style-name="T1200">,</text:span><text:span text:style-name="T57"><text:line-break/></text:span><text:span text:style-name="T1200"> <text:s text:c="3"/></text:span><text:span text:style-name="T406">methods</text:span><text:span text:style-name="T667">:</text:span><text:span text:style-name="T1200">{</text:span><text:span text:style-name="T57"><text:line-break/></text:span><text:span text:style-name="T1323"> <text:s text:c="7"/></text:span><text:span text:style-name="T1004">redirectIfGuest</text:span><text:span text:style-name="T1323">(){</text:span><text:span text:style-name="T3272"><text:line-break/></text:span><text:span text:style-name="T1323"> <text:s text:c="12"/></text:span><text:span text:style-name="T1907">if</text:span><text:span text:style-name="T1323">(</text:span><text:span text:style-name="T551">this</text:span><text:span text:style-name="T1323">.</text:span><text:span text:style-name="T506">guest</text:span><text:span text:style-name="T1323">){</text:span><text:span text:style-name="T3272"><text:line-break/></text:span><text:span text:style-name="T1323"> <text:s text:c="16"/></text:span><text:span text:style-name="T1907">return </text:span><text:span text:style-name="T2254">window</text:span><text:span text:style-name="T1323">.</text:span><text:span text:style-name="T506">location</text:span><text:span text:style-name="T1323">.</text:span><text:span text:style-name="T506">href</text:span><text:span text:style-name="T771">=</text:span><text:span text:style-name="T1568">'/login'</text:span><text:span text:style-name="T1323">;</text:span><text:span text:style-name="T3272"><text:line-break/></text:span><text:span text:style-name="T1323"> <text:s text:c="12"/>}</text:span><text:span text:style-name="T3272"><text:line-break/></text:span><text:span text:style-name="T1323"> <text:s text:c="7"/>}</text:span><text:span text:style-name="T57"><text:line-break/></text:span><text:span text:style-name="T1200"> <text:s text:c="3"/>}</text:span></text:p>
      <text:p text:style-name="P863">Lo metemos en los métodos tal cual.</text:p>
      <text:p text:style-name="P863">Los tests siguen pasando</text:p>
      <text:p text:style-name="P688"/>
      <text:p text:style-name="P706"><text:a xlink:type="simple" xlink:href="https://github.com/anasmez/social/commit/806b04bb24797a762dbef041a0cae5804a40da30" text:style-name="Internet_20_link" text:visited-style-name="Visited_20_Internet_20_Link">Commit</text:a></text:p>
      <text:p text:style-name="P688"/>
      <text:h text:style-name="Heading_20_3" text:outline-level="3"><text:span text:style-name="T2537">Ví</text:span><text:span text:style-name="T2510">deo 25</text:span></text:h>
      <text:p text:style-name="P710"/>
      <text:p text:style-name="P689">Vamos a mostrar el conteo de likes. Primero vamos a abrir los <text:span text:style-name="T2607">test</text:span> de <text:span text:style-name="T3194">Unit</text:span><text:span text:style-name="T3193"> para hacer un nuevo </text:span><text:span text:style-name="T3194">test </text:span><text:span text:style-name="T3193">en </text:span><text:span text:style-name="T3194">StatusTest.php</text:span><text:span text:style-name="T3193">:</text:span></text:p>
      <text:p text:style-name="Standard"><text:span text:style-name="T283">/**</text:span><text:span text:style-name="T2517"><text:line-break/></text:span><text:span text:style-name="T285"> * @test</text:span><text:span text:style-name="T2517"><text:line-break/></text:span><text:span text:style-name="T285"> */</text:span><text:span text:style-name="T2517"><text:line-break/></text:span><text:span text:style-name="T1939">function </text:span><text:span text:style-name="T1037">a_status_knows_how_many_likes_it_has</text:span><text:span text:style-name="T1338">()</text:span><text:span text:style-name="T2526"><text:line-break/></text:span><text:span text:style-name="T3275">Comprueba cuántos likes tiene un estado</text:span></text:p>
      <text:p text:style-name="Standard"><text:span text:style-name="T1338">{</text:span><text:span text:style-name="T2526"><text:line-break/></text:span><text:span text:style-name="T1338"> <text:s text:c="3"/></text:span><text:span text:style-name="T561">$status</text:span><text:span text:style-name="T782">=</text:span><text:span text:style-name="T1037">factory</text:span><text:span text:style-name="T1338">(</text:span><text:span text:style-name="T1731">Status</text:span><text:span text:style-name="T782">::</text:span><text:span text:style-name="T1939">class</text:span><text:span text:style-name="T1338">)</text:span><text:span text:style-name="T782">-&gt;</text:span><text:span text:style-name="T1037">create</text:span><text:span text:style-name="T1338">();</text:span><text:span text:style-name="T2526"><text:line-break/></text:span><text:span text:style-name="T3275">Creamos un estado</text:span></text:p>
      <text:p text:style-name="Standard"><text:span text:style-name="T1338"><text:s text:c="4"/></text:span><text:span text:style-name="T1037">factory</text:span><text:span text:style-name="T1338">(</text:span><text:span text:style-name="T1731">Like</text:span><text:span text:style-name="T782">::</text:span><text:span text:style-name="T1939">class</text:span><text:span text:style-name="T1338">, </text:span><text:span text:style-name="T2277">2</text:span><text:span text:style-name="T1338">)</text:span><text:span text:style-name="T782">-&gt;</text:span><text:span text:style-name="T1037">create</text:span><text:span text:style-name="T1338">([</text:span><text:span text:style-name="T1580">'status_id'</text:span><text:span text:style-name="T782">=&gt;</text:span><text:span text:style-name="T561">$status</text:span><text:span text:style-name="T782">-&gt;</text:span><text:span text:style-name="T561">id</text:span><text:span text:style-name="T1338">]);</text:span><text:span text:style-name="T2526"><text:line-break/></text:span><text:span text:style-name="T3275">Creamos 2 </text:span><text:span text:style-name="T2579">likes</text:span><text:span text:style-name="T3275"> con el </text:span><text:span text:style-name="T2678">factory</text:span><text:span text:style-name="T3275"> y se lo asociamos al estado de antes</text:span></text:p>
      <text:p text:style-name="Standard"><text:span text:style-name="T1338"><text:s text:c="4"/></text:span><text:span text:style-name="T561">$this</text:span><text:span text:style-name="T782">-&gt;</text:span><text:span text:style-name="T1037">assertEquals</text:span><text:span text:style-name="T1338">(</text:span><text:span text:style-name="T2277">2</text:span><text:span text:style-name="T1338">, </text:span><text:span text:style-name="T561">$status</text:span><text:span text:style-name="T782">-&gt;</text:span><text:span text:style-name="T1037">likesCount</text:span><text:span text:style-name="T1338">());</text:span><text:span text:style-name="T2526"><text:line-break/></text:span><text:span text:style-name="T3275">Nos aseguramos con un método que no hemos creado que los </text:span><text:span text:style-name="T2579">likes</text:span><text:span text:style-name="T3275"> que tiene son 2</text:span></text:p>
      <text:p text:style-name="P690"><text:span text:style-name="T1330">}</text:span><text:line-break/></text:p>
      <text:p text:style-name="P692"><text:span text:style-name="T3193">Ejecutamos y el test falla porque no tenemos el método creado todavía. Vamos al modelo de </text:span><text:span text:style-name="T3194">Status.php</text:span><text:span text:style-name="T3193">:</text:span></text:p>
      <text:p text:style-name="Standard"><text:span text:style-name="T1945">public function </text:span><text:span text:style-name="T1041">isLiked</text:span><text:span text:style-name="T1341">()</text:span><text:span text:style-name="T2518"><text:line-break/></text:span><text:span text:style-name="T1341">{</text:span><text:span text:style-name="T2518"><text:line-break/></text:span><text:span text:style-name="T1341"> <text:s text:c="3"/></text:span><text:span text:style-name="T1942">return </text:span><text:span text:style-name="T558">$this</text:span><text:span text:style-name="T785">-&gt;</text:span><text:span text:style-name="T1041">likes</text:span><text:span text:style-name="T1341">()</text:span><text:span text:style-name="T785">-&gt;</text:span><text:span text:style-name="T1041">where</text:span><text:span text:style-name="T1341">(</text:span><text:span text:style-name="T1582">'user_id'</text:span><text:span text:style-name="T1341">, </text:span><text:span text:style-name="T1041">auth</text:span><text:span text:style-name="T1341">()</text:span><text:span text:style-name="T785">-&gt;</text:span><text:span text:style-name="T1041">id</text:span><text:span text:style-name="T1341">())</text:span><text:span text:style-name="T785">-&gt;</text:span><text:span text:style-name="T1041">exists</text:span><text:span text:style-name="T1341">();</text:span><text:span text:style-name="T2518"><text:line-break/></text:span><text:span text:style-name="T1341">}</text:span><text:span text:style-name="T2518"><text:line-break/><text:line-break/></text:span><text:span text:style-name="T1940">public function </text:span><text:span text:style-name="T1038">likesCount</text:span><text:span text:style-name="T1339">()</text:span><text:span text:style-name="T2527"><text:line-break/></text:span><text:span text:style-name="T1339">{</text:span><text:span text:style-name="T2527"><text:line-break/></text:span><text:span text:style-name="T1339"> <text:s text:c="3"/></text:span><text:span text:style-name="T1940">return </text:span><text:span text:style-name="T562">$this</text:span><text:span text:style-name="T783">-&gt;</text:span><text:span text:style-name="T1038">likes</text:span><text:span text:style-name="T1339">()</text:span><text:span text:style-name="T783">-&gt;</text:span><text:span text:style-name="T1038">count</text:span><text:span text:style-name="T1339">();</text:span><text:span text:style-name="T2527"><text:line-break/></text:span><text:span text:style-name="T3276">Devuelve la cantidad de </text:span><text:span text:style-name="T2580">likes</text:span><text:span text:style-name="T3276"> que tiene el estado</text:span></text:p>
      <text:p text:style-name="P456">}</text:p>
      <text:p text:style-name="P713"/>
      <text:p text:style-name="P714">Cambiamos el test para tener más seguridad:</text:p>
      <text:p text:style-name="P691"><text:span text:style-name="T1936">function </text:span><text:span text:style-name="T1009">a_status_knows_how_many_likes_it_has</text:span><text:span text:style-name="T1328">()</text:span><text:line-break/><text:span text:style-name="T1328">{</text:span><text:line-break/><text:span text:style-name="T1328"> <text:s text:c="3"/></text:span><text:span text:style-name="T513">$status</text:span><text:span text:style-name="T776">=</text:span><text:span text:style-name="T1009">factory</text:span><text:span text:style-name="T1328">(</text:span><text:span text:style-name="T1664">Status</text:span><text:span text:style-name="T776">::</text:span><text:span text:style-name="T1933">class</text:span><text:span text:style-name="T1328">)</text:span><text:span text:style-name="T776">-&gt;</text:span><text:span text:style-name="T1009">create</text:span><text:span text:style-name="T1328">();</text:span><text:line-break/><text:line-break/><text:span text:style-name="T1328"> <text:s/></text:span><text:span text:style-name="T1330"><text:s text:c="2"/></text:span><text:span text:style-name="T515">$this</text:span><text:span text:style-name="T778">-&gt;</text:span><text:span text:style-name="T1011">assertEquals</text:span><text:span text:style-name="T1330">(</text:span><text:span text:style-name="T2258">0</text:span><text:span text:style-name="T1330">, </text:span><text:span text:style-name="T515">$status</text:span><text:span text:style-name="T778">-&gt;</text:span><text:span text:style-name="T1011">likesCount</text:span><text:span text:style-name="T1330">());</text:span></text:p>
      <text:p text:style-name="P691"><text:span text:style-name="T3277">Comprobamos que el número de likes que tiene el estado al crearse es de 0</text:span><text:line-break/><text:span text:style-name="T1328"> <text:s text:c="3"/></text:span><text:span text:style-name="T1009">factory</text:span><text:span text:style-name="T1328">(</text:span><text:span text:style-name="T1664">Like</text:span><text:span text:style-name="T776">::</text:span><text:span text:style-name="T1933">class</text:span><text:span text:style-name="T1328">, </text:span><text:span text:style-name="T2259">2</text:span><text:span text:style-name="T1328">)</text:span><text:span text:style-name="T776">-&gt;</text:span><text:span text:style-name="T1009">create</text:span><text:span text:style-name="T1328">([</text:span><text:span text:style-name="T1574">'status_id'</text:span><text:span text:style-name="T776">=&gt;</text:span><text:span text:style-name="T513">$status</text:span><text:span text:style-name="T776">-&gt;</text:span><text:span text:style-name="T513">id</text:span><text:span text:style-name="T1328">]);</text:span><text:line-break/><text:line-break/><text:span text:style-name="T1328"> <text:s text:c="3"/></text:span><text:span text:style-name="T513">$this</text:span><text:span text:style-name="T776">-&gt;</text:span><text:span text:style-name="T1009">assertEquals</text:span><text:span text:style-name="T1328">(</text:span><text:span text:style-name="T2259">2</text:span><text:span text:style-name="T1328">, </text:span><text:span text:style-name="T513">$status</text:span><text:span text:style-name="T776">-&gt;</text:span><text:span text:style-name="T1009">likesCount</text:span><text:span text:style-name="T1328">());</text:span><text:line-break/><text:span text:style-name="T1328">}</text:span></text:p>
      <text:p text:style-name="P715"><text:soft-page-break/></text:p>
      <text:p text:style-name="P693"><text:span text:style-name="T3193">Todos los tests funcionan. Ahora vamos a añadirlos para que se puedan ver. Vamos a hacer un test primero. Modificamos uno de Dusk que ya hay hecho. </text:span><text:span text:style-name="T3194">UsersCanLikeStatusesTest.php</text:span><text:span text:style-name="T3193">:</text:span></text:p>
      <text:p text:style-name="P694"><text:span text:style-name="T516">$this</text:span><text:span text:style-name="T776">-&gt;</text:span><text:span text:style-name="T1009">browse</text:span><text:span text:style-name="T1328">(</text:span><text:span text:style-name="T1933">function </text:span><text:span text:style-name="T1328">(</text:span><text:span text:style-name="T203">Browser </text:span><text:span text:style-name="T513">$browser</text:span><text:span text:style-name="T1328">) </text:span><text:span text:style-name="T1933">use </text:span><text:span text:style-name="T1328">(</text:span><text:span text:style-name="T513">$status</text:span><text:span text:style-name="T1328">, </text:span><text:span text:style-name="T513">$user</text:span><text:span text:style-name="T1328">){</text:span><text:line-break/><text:span text:style-name="T1328"> <text:s text:c="3"/></text:span><text:span text:style-name="T513">$browser</text:span><text:span text:style-name="T776">-&gt;</text:span><text:span text:style-name="T1009">loginAs</text:span><text:span text:style-name="T1328">(</text:span><text:span text:style-name="T513">$user</text:span><text:span text:style-name="T1328">)</text:span><text:line-break/><text:span text:style-name="T1328"> <text:s text:c="11"/></text:span><text:span text:style-name="T776">-&gt;</text:span><text:span text:style-name="T1009">visit</text:span><text:span text:style-name="T1328">(</text:span><text:span text:style-name="T1574">'/'</text:span><text:span text:style-name="T1328">)</text:span><text:line-break/><text:span text:style-name="T1328"> <text:s text:c="11"/></text:span><text:span text:style-name="T776">-&gt;</text:span><text:span text:style-name="T1009">waitForText</text:span><text:span text:style-name="T1328">(</text:span><text:span text:style-name="T513">$status</text:span><text:span text:style-name="T776">-&gt;</text:span><text:span text:style-name="T513">body</text:span><text:span text:style-name="T1328">)</text:span><text:line-break/><text:span text:style-name="T1330"> <text:s text:c="11"/></text:span><text:span text:style-name="T778">-&gt;</text:span><text:span text:style-name="T1011">assertSeeIn</text:span><text:span text:style-name="T1330">(</text:span><text:span text:style-name="T1576">'@likes-count'</text:span><text:span text:style-name="T1330">, </text:span><text:span text:style-name="T2258">0</text:span><text:span text:style-name="T1330">)</text:span></text:p>
      <text:p text:style-name="P864"><text:span text:style-name="T2520">Vamos a ver en el elemento </text:span><text:span text:style-name="T2529">likes-count</text:span><text:span text:style-name="T2520"> que tiene 0 likes porque está recién creado</text:span><text:span text:style-name="T2519"><text:line-break/></text:span><text:span text:style-name="T1342"> <text:s text:c="11"/></text:span><text:span text:style-name="T786">-&gt;</text:span><text:span text:style-name="T1042">press</text:span><text:span text:style-name="T1342">(</text:span><text:span text:style-name="T1583">'@like-btn'</text:span><text:span text:style-name="T1342">)</text:span><text:span text:style-name="T2519"><text:line-break/></text:span><text:span text:style-name="T1342"> <text:s text:c="11"/></text:span><text:span text:style-name="T786">-&gt;</text:span><text:span text:style-name="T1042">waitForText</text:span><text:span text:style-name="T1342">(</text:span><text:span text:style-name="T1583">'TE GUSTA'</text:span><text:span text:style-name="T1342">)</text:span><text:span text:style-name="T2519"><text:line-break/></text:span><text:span text:style-name="T1342"> <text:s text:c="11"/></text:span><text:span text:style-name="T786">-&gt;</text:span><text:span text:style-name="T1042">assertSee</text:span><text:span text:style-name="T1342">(</text:span><text:span text:style-name="T1583">'TE GUSTA'</text:span><text:span text:style-name="T1342">)</text:span><text:span text:style-name="T2519"><text:line-break/></text:span><text:span text:style-name="T1340"> <text:s text:c="11"/></text:span><text:span text:style-name="T784">-&gt;</text:span><text:span text:style-name="T1039">assertSeeIn</text:span><text:span text:style-name="T1340">(</text:span><text:span text:style-name="T1581">'@likes-count'</text:span><text:span text:style-name="T1340">, </text:span><text:span text:style-name="T2278">1</text:span><text:span text:style-name="T1340">)</text:span></text:p>
      <text:p text:style-name="P864"><text:span text:style-name="T2520">Después de crearlo tendrá 1 </text:span><text:span text:style-name="T2536">like</text:span><text:span text:style-name="T2519"><text:line-break/></text:span><text:span text:style-name="T1342"> <text:s text:c="11"/></text:span><text:span text:style-name="T786">-&gt;</text:span><text:span text:style-name="T1042">press</text:span><text:span text:style-name="T1342">(</text:span><text:span text:style-name="T1583">'@unlike-btn'</text:span><text:span text:style-name="T1342">)</text:span><text:span text:style-name="T2519"><text:line-break/></text:span><text:span text:style-name="T1342"> <text:s text:c="11"/></text:span><text:span text:style-name="T786">-&gt;</text:span><text:span text:style-name="T1042">waitForText</text:span><text:span text:style-name="T1342">(</text:span><text:span text:style-name="T1583">'ME GUSTA'</text:span><text:span text:style-name="T1342">)</text:span><text:span text:style-name="T2519"><text:line-break/></text:span><text:span text:style-name="T1342"> <text:s text:c="11"/></text:span><text:span text:style-name="T786">-&gt;</text:span><text:span text:style-name="T1042">assertSee</text:span><text:span text:style-name="T1342">(</text:span><text:span text:style-name="T1583">'ME GUSTA'</text:span><text:span text:style-name="T1342">)</text:span><text:span text:style-name="T2519"><text:line-break/></text:span><text:span text:style-name="T1342"> <text:s text:c="3"/>;</text:span><text:span text:style-name="T2519"><text:line-break/></text:span><text:span text:style-name="T1342">});</text:span></text:p>
      <text:p text:style-name="P716"/>
      <text:p text:style-name="P865"><text:span text:style-name="T2538">Ejecutamos el test y falla. </text:span><text:span text:style-name="T2539">Dice que no encuentra el elemento </text:span><text:span text:style-name="T2546">likes-count</text:span><text:span text:style-name="T2539">. Vamos al </text:span><text:span text:style-name="T2546">StatusesList.php </text:span><text:span text:style-name="T2539">para añadirlo:<text:line-break/></text:span><text:span text:style-name="T2179"> <text:s text:c="7"/>&lt;/</text:span><text:span text:style-name="T2383">button</text:span><text:span text:style-name="T2179">&gt;</text:span><text:span text:style-name="T2539"><text:line-break/></text:span><text:span text:style-name="T2181"> <text:s text:c="7"/>&lt;</text:span><text:span text:style-name="T2384">span </text:span><text:span text:style-name="T1733">dusk</text:span><text:span text:style-name="T1584">="like</text:span><text:span text:style-name="T1585">s</text:span><text:span text:style-name="T1584">-count"</text:span><text:span text:style-name="T2181">&gt;{{</text:span><text:span text:style-name="T2279">status</text:span><text:span text:style-name="T2181">.likes_count}}&lt;/</text:span><text:span text:style-name="T2384">span</text:span><text:span text:style-name="T2181">&gt;</text:span></text:p>
      <text:p text:style-name="Standard"><text:span text:style-name="T2540">Añadimos un span con la propiedad de </text:span><text:span text:style-name="T2547">dusk</text:span><text:span text:style-name="T2541"> para que lo detecte y la propiedad de </text:span><text:span text:style-name="T2547">status</text:span><text:span text:style-name="T2541"> que es </text:span><text:span text:style-name="T2547">likes_count</text:span><text:span text:style-name="T2539"><text:line-break/></text:span><text:span text:style-name="T2179"> <text:s text:c="3"/>&lt;/</text:span><text:span text:style-name="T2383">div</text:span><text:span text:style-name="T2179">&gt;</text:span><text:span text:style-name="T2539"><text:line-break/></text:span><text:span text:style-name="T2179">&lt;/</text:span><text:span text:style-name="T2383">div</text:span><text:span text:style-name="T2179">&gt;</text:span></text:p>
      <text:p text:style-name="P717"/>
      <text:p text:style-name="Standard"><text:span text:style-name="T2541">Pero </text:span><text:span text:style-name="T2547">likes_count</text:span><text:span text:style-name="T2541"> no la devuelve </text:span><text:span text:style-name="T2547">status</text:span><text:span text:style-name="T2541"> así que tenemos que ir al </text:span><text:span text:style-name="T2547">StatusResource.php</text:span><text:span text:style-name="T2541"> para modificarlo. Pero primero vamos a crear un </text:span><text:span text:style-name="T2547">test</text:span><text:span text:style-name="T2541">. Vamos al </text:span><text:span text:style-name="T2547">StatusResourceTest.php</text:span><text:span text:style-name="T2541">:<text:line-break/></text:span><text:span text:style-name="T563">$this</text:span><text:span text:style-name="T787">-&gt;</text:span><text:span text:style-name="T1044">assertEquals</text:span><text:span text:style-name="T1344">(</text:span><text:span text:style-name="T2545"><text:line-break/></text:span><text:span text:style-name="T3278">Se asegura de que son iguales</text:span></text:p>
      <text:p text:style-name="Standard"><text:span text:style-name="T1344"><text:s text:c="4"/></text:span><text:span text:style-name="T2280">0</text:span><text:span text:style-name="T1344">,</text:span><text:span text:style-name="T2545"><text:line-break/></text:span><text:span text:style-name="T3278">El resultado del conteo</text:span></text:p>
      <text:p text:style-name="Standard"><text:span text:style-name="T1344"><text:s text:c="4"/></text:span><text:span text:style-name="T563">$statusResource</text:span><text:span text:style-name="T1344">[</text:span><text:span text:style-name="T1585">'likes_count'</text:span><text:span text:style-name="T1344">]</text:span><text:span text:style-name="T2545"><text:line-break/></text:span><text:span text:style-name="T3278">Los </text:span><text:span text:style-name="T2679">likes</text:span><text:span text:style-name="T3278"> que devuelve el recurso de un estado por defecto</text:span></text:p>
      <text:p text:style-name="P458">);</text:p>
      <text:p text:style-name="P718"/>
      <text:p text:style-name="P719">Vamos al <text:span text:style-name="T2607">StatusResource.php</text:span> por si ejecutamos el <text:span text:style-name="T2607">test</text:span> nos dice que no encuentra <text:span text:style-name="T2607">likes_count</text:span>:</text:p>
      <text:p text:style-name="P720"><text:span text:style-name="T1933">return </text:span><text:span text:style-name="T1328">[</text:span><text:line-break/><text:span text:style-name="T1328"> <text:s text:c="3"/></text:span><text:span text:style-name="T1574">'id'</text:span><text:span text:style-name="T776">=&gt;</text:span><text:span text:style-name="T513">$this</text:span><text:span text:style-name="T776">-&gt;</text:span><text:span text:style-name="T513">id</text:span><text:span text:style-name="T1328">,</text:span><text:line-break/><text:span text:style-name="T1328"> <text:s text:c="3"/></text:span><text:span text:style-name="T1574">'body'</text:span><text:span text:style-name="T776">=&gt;</text:span><text:span text:style-name="T513">$this</text:span><text:span text:style-name="T776">-&gt;</text:span><text:span text:style-name="T513">body</text:span><text:span text:style-name="T1328">,</text:span><text:line-break/><text:span text:style-name="T1328"> <text:s text:c="3"/></text:span><text:span text:style-name="T1574">'user_name'</text:span><text:span text:style-name="T776">=&gt;</text:span><text:span text:style-name="T513">$this</text:span><text:span text:style-name="T776">-&gt;</text:span><text:span text:style-name="T513">user</text:span><text:span text:style-name="T776">-&gt;</text:span><text:span text:style-name="T513">name</text:span><text:span text:style-name="T1328">,</text:span><text:line-break/><text:span text:style-name="T1328"> <text:s text:c="3"/></text:span><text:span text:style-name="T1574">'user_avatar'</text:span><text:span text:style-name="T776">=&gt;</text:span><text:span text:style-name="T1574">'https://aprendible.com/images/default-avatar.jpg'</text:span><text:span text:style-name="T1328">,</text:span><text:line-break/><text:span text:style-name="T1328"> <text:s text:c="3"/></text:span><text:span text:style-name="T1574">'ago'</text:span><text:span text:style-name="T776">=&gt;</text:span><text:span text:style-name="T513">$this</text:span><text:span text:style-name="T776">-&gt;</text:span><text:span text:style-name="T513">created_at</text:span><text:span text:style-name="T776">-&gt;</text:span><text:span text:style-name="T1009">diffForHumans</text:span><text:span text:style-name="T1328">(),</text:span><text:line-break/><text:span text:style-name="T1328"> <text:s text:c="3"/></text:span><text:span text:style-name="T1574">'is_liked'</text:span><text:span text:style-name="T776">=&gt;</text:span><text:span text:style-name="T513">$this</text:span><text:span text:style-name="T776">-&gt;</text:span><text:span text:style-name="T1009">isLiked</text:span><text:span text:style-name="T1328">(),</text:span><text:line-break/><text:span text:style-name="T1330"> <text:s text:c="3"/></text:span><text:span text:style-name="T1576">'likes_count'=&gt;$this→likesCount()</text:span></text:p>
      <text:p text:style-name="Standard"><text:span text:style-name="T2543">Agregamos la propiedad</text:span><text:span text:style-name="T2542"><text:line-break/></text:span><text:span text:style-name="T1345">];</text:span></text:p>
      <text:p text:style-name="P719"/>
      <text:p text:style-name="P721">Ejecutamos el <text:span text:style-name="T2607">test</text:span> y ya funciona. Pero queda modificar que los <text:span text:style-name="T2588">likes</text:span> aumenten justo al darle <text:span text:style-name="T2570">like</text:span>. Vamos a <text:span text:style-name="T2607">StatusesList.vue</text:span>:</text:p>
      <text:p text:style-name="P722"><text:span text:style-name="T1009">like</text:span><text:span text:style-name="T1328">(</text:span><text:span text:style-name="T2172">status</text:span><text:span text:style-name="T1328">){</text:span><text:line-break/><text:span text:style-name="T1328"> <text:s text:c="3"/></text:span><text:span text:style-name="T513">axios</text:span><text:span text:style-name="T1328">.</text:span><text:span text:style-name="T2172">post</text:span><text:span text:style-name="T1328">(</text:span><text:span text:style-name="T1574">`/statuses/</text:span><text:span text:style-name="T2172">$</text:span><text:span text:style-name="T1328">{</text:span><text:span text:style-name="T2172">status</text:span><text:span text:style-name="T1328">.</text:span><text:span text:style-name="T513">id</text:span><text:span text:style-name="T1328">}</text:span><text:span text:style-name="T1574">/likes`</text:span><text:span text:style-name="T1328">)</text:span><text:line-break/><text:span text:style-name="T1328"> <text:s text:c="3"/>.</text:span><text:span text:style-name="T1009">then</text:span><text:span text:style-name="T1328">(</text:span><text:span text:style-name="T2172">respuesta</text:span><text:span text:style-name="T776">=&gt;</text:span><text:span text:style-name="T1328">{</text:span><text:line-break/><text:soft-page-break/><text:span text:style-name="T1328"> <text:s text:c="7"/></text:span><text:span text:style-name="T2172">status</text:span><text:span text:style-name="T1328">.</text:span><text:span text:style-name="T513">is_liked</text:span><text:span text:style-name="T776">=</text:span><text:span text:style-name="T2276">true</text:span><text:span text:style-name="T1328">;</text:span><text:line-break/><text:span text:style-name="T2443"> <text:s text:c="7"/>status.likes_count++;</text:span></text:p>
      <text:p text:style-name="P866"><text:span text:style-name="T2544">Cuando damos like, el conteo aumenta</text:span><text:span text:style-name="T2543"><text:line-break/></text:span><text:span text:style-name="T1346"> <text:s text:c="3"/>})</text:span><text:span text:style-name="T2543"><text:line-break/></text:span><text:span text:style-name="T1346">},</text:span><text:span text:style-name="T2543"><text:line-break/></text:span><text:span text:style-name="T1045">unlike</text:span><text:span text:style-name="T1346">(</text:span><text:span text:style-name="T2180">status</text:span><text:span text:style-name="T1346">){</text:span><text:span text:style-name="T2543"><text:line-break/></text:span><text:span text:style-name="T1346"> <text:s text:c="3"/></text:span><text:span text:style-name="T564">axios</text:span><text:span text:style-name="T1346">.</text:span><text:span text:style-name="T2180">delete</text:span><text:span text:style-name="T1346">(</text:span><text:span text:style-name="T1586">`/statuses/</text:span><text:span text:style-name="T2180">$</text:span><text:span text:style-name="T1346">{</text:span><text:span text:style-name="T2180">status</text:span><text:span text:style-name="T1346">.</text:span><text:span text:style-name="T564">id</text:span><text:span text:style-name="T1346">}</text:span><text:span text:style-name="T1586">/likes`</text:span><text:span text:style-name="T1346">)</text:span><text:span text:style-name="T2543"><text:line-break/></text:span><text:span text:style-name="T1346"> <text:s text:c="3"/>.</text:span><text:span text:style-name="T1045">then</text:span><text:span text:style-name="T1346">(</text:span><text:span text:style-name="T2180">respuesta</text:span><text:span text:style-name="T788">=&gt;</text:span><text:span text:style-name="T1346">{</text:span><text:span text:style-name="T2543"><text:line-break/></text:span><text:span text:style-name="T1346"> <text:s text:c="7"/></text:span><text:span text:style-name="T2180">status</text:span><text:span text:style-name="T1346">.</text:span><text:span text:style-name="T564">is_liked</text:span><text:span text:style-name="T788">=</text:span><text:span text:style-name="T2281">false</text:span><text:span text:style-name="T1346">;</text:span><text:span text:style-name="T2543"><text:line-break/></text:span><text:span text:style-name="T2461"> <text:s text:c="7"/>status.likes_count--;</text:span></text:p>
      <text:p text:style-name="Standard"><text:span text:style-name="T2544">Cuando lo quitamos, disminuye</text:span><text:span text:style-name="T2543"><text:line-break/></text:span><text:span text:style-name="T1346"> <text:s text:c="3"/>})</text:span><text:span text:style-name="T2543"><text:line-break/></text:span><text:span text:style-name="T1346">}</text:span></text:p>
      <text:p text:style-name="P721"/>
      <text:p text:style-name="Standard"><text:span text:style-name="T2544">Pero vamos a adaptar el </text:span><text:span text:style-name="T2548">test</text:span><text:span text:style-name="T2544"> para que cuando quitemos los </text:span><text:span text:style-name="T2548">likes</text:span><text:span text:style-name="T2544">, pase también. Vamos a </text:span><text:span text:style-name="T2607">UsersCanLikeStatusesTest.</text:span><text:span text:style-name="T2680">php</text:span><text:span text:style-name="T2980">:</text:span></text:p>
      <text:p text:style-name="P867"><text:span text:style-name="T313">$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span text:style-name="T1741">use </text:span><text:span text:style-name="T1054">(</text:span><text:span text:style-name="T289">$status</text:span><text:span text:style-name="T1054">, </text:span><text:span text:style-name="T289">$user</text:span><text:span text:style-name="T1054">){</text:span><text:line-break/><text:span text:style-name="T1054"> <text:s text:c="3"/></text:span><text:span text:style-name="T289">$browser</text:span><text:span text:style-name="T577">-&gt;</text:span><text:span text:style-name="T798">loginAs</text:span><text:span text:style-name="T1054">(</text:span><text:span text:style-name="T289">$user</text:span><text:span text:style-name="T1054">)</text:span><text:line-break/><text:span text:style-name="T1054"> <text:s text:c="11"/></text:span><text:span text:style-name="T577">-&gt;</text:span><text:span text:style-name="T798">visit</text:span><text:span text:style-name="T1054">(</text:span><text:span text:style-name="T1359">'/'</text:span><text:span text:style-name="T1054">)</text:span><text:line-break/><text:span text:style-name="T1054"> <text:s text:c="11"/></text:span><text:span text:style-name="T577">-&gt;</text:span><text:span text:style-name="T798">waitForText</text:span><text:span text:style-name="T1054">(</text:span><text:span text:style-name="T289">$status</text:span><text:span text:style-name="T577">-&gt;</text:span><text:span text:style-name="T289">body</text:span><text:span text:style-name="T1054">)</text:span><text:line-break/><text:span text:style-name="T1054"> <text:s text:c="11"/></text:span><text:span text:style-name="T577">-&gt;</text:span><text:span text:style-name="T798">assertSeeIn</text:span><text:span text:style-name="T1054">(</text:span><text:span text:style-name="T1359">'@likes-count'</text:span><text:span text:style-name="T1054">, </text:span><text:span text:style-name="T2195">0</text:span><text:span text:style-name="T1054">)</text:span><text:line-break/><text:span text:style-name="T1054"> <text:s text:c="11"/></text:span><text:span text:style-name="T577">-&gt;</text:span><text:span text:style-name="T798">press</text:span><text:span text:style-name="T1054">(</text:span><text:span text:style-name="T1359">'@like-btn'</text:span><text:span text:style-name="T1054">)</text:span><text:line-break/><text:span text:style-name="T1054"> <text:s text:c="11"/></text:span><text:span text:style-name="T577">-&gt;</text:span><text:span text:style-name="T798">waitForText</text:span><text:span text:style-name="T1054">(</text:span><text:span text:style-name="T1359">'TE GUSTA'</text:span><text:span text:style-name="T1054">)</text:span><text:line-break/><text:span text:style-name="T1054"> <text:s text:c="11"/></text:span><text:span text:style-name="T577">-&gt;</text:span><text:span text:style-name="T798">assertSee</text:span><text:span text:style-name="T1054">(</text:span><text:span text:style-name="T1359">'TE GUSTA'</text:span><text:span text:style-name="T1054">)</text:span><text:line-break/><text:span text:style-name="T1054"> <text:s text:c="11"/></text:span><text:span text:style-name="T577">-&gt;</text:span><text:span text:style-name="T798">assertSeeIn</text:span><text:span text:style-name="T1054">(</text:span><text:span text:style-name="T1359">'@likes-count'</text:span><text:span text:style-name="T1054">, </text:span><text:span text:style-name="T2195">1</text:span><text:span text:style-name="T1054">)</text:span><text:line-break/><text:line-break/><text:span text:style-name="T1054"> <text:s text:c="11"/></text:span><text:span text:style-name="T577">-&gt;</text:span><text:span text:style-name="T798">press</text:span><text:span text:style-name="T1054">(</text:span><text:span text:style-name="T1359">'@unlike-btn'</text:span><text:span text:style-name="T1054">)</text:span><text:line-break/><text:span text:style-name="T1054"> <text:s text:c="11"/></text:span><text:span text:style-name="T577">-&gt;</text:span><text:span text:style-name="T798">waitForText</text:span><text:span text:style-name="T1054">(</text:span><text:span text:style-name="T1359">'ME GUSTA'</text:span><text:span text:style-name="T1054">)</text:span><text:line-break/><text:span text:style-name="T1054"> <text:s text:c="11"/></text:span><text:span text:style-name="T577">-&gt;</text:span><text:span text:style-name="T798">assertSee</text:span><text:span text:style-name="T1054">(</text:span><text:span text:style-name="T1359">'ME GUSTA'</text:span><text:span text:style-name="T1054">)</text:span><text:line-break/><text:span text:style-name="T2417"> <text:s text:c="11"/>-&gt;assertSeeIn('@likes-count', 0)</text:span></text:p>
      <text:p text:style-name="Standard"><text:span text:style-name="T3279">Cuando quitamos el </text:span><text:span text:style-name="T2681">like</text:span><text:span text:style-name="T3279">, el conteo vuelve a 0</text:span><text:line-break/><text:span text:style-name="T1054"> <text:s text:c="3"/>;</text:span><text:line-break/><text:span text:style-name="T1054">});</text:span></text:p>
      <text:p text:style-name="P144"/>
      <text:p text:style-name="P868">Ahora ya pasan todos los <text:span text:style-name="T2607">tests</text:span> y podemos poner y quitar <text:span text:style-name="T2607">likes</text:span><text:span text:style-name="T2916">.</text:span></text:p>
      <text:p text:style-name="P145"/>
      <text:p text:style-name="P1115"><text:a xlink:type="simple" xlink:href="https://github.com/anasmez/social/commit/a9b71ec2de78b2d500b1cd15a1c308b4afaf10d0" text:style-name="Internet_20_link" text:visited-style-name="Visited_20_Internet_20_Link"><text:span text:style-name="T3072">Commit</text:span></text:a></text:p>
      <text:p text:style-name="P145"/>
      <text:h text:style-name="Heading_20_3" text:outline-level="3">Vídeo 26</text:h>
      <text:p text:style-name="P65"/>
      <text:p text:style-name="P146">Vamos a diseñar el conteo de <text:span text:style-name="T2607">likes</text:span>. <text:span text:style-name="T3280">Modificamos el </text:span><text:span text:style-name="T2682">StatusList.vue</text:span><text:span text:style-name="T3280">:</text:span></text:p>
      <text:p text:style-name="Standard"><text:span text:style-name="T2019"><text:s text:c="4"/></text:span><text:span text:style-name="T2057">&lt;/</text:span><text:span text:style-name="T2314">button</text:span><text:span text:style-name="T2057">&gt;</text:span><text:span text:style-name="T2981"><text:line-break/></text:span><text:span text:style-name="T2138"> <text:s text:c="3"/>&lt;</text:span><text:span text:style-name="T2360">div </text:span><text:span text:style-name="T1711">class</text:span><text:span text:style-name="T1479">="text-secondary mr-2"</text:span><text:span text:style-name="T2138">&gt;</text:span><text:span text:style-name="T2904"><text:line-break/></text:span><text:span text:style-name="T3280">Ponemos un div con text-secondary para que aparezca más ligero el tono y le aplicamos un márgen derecho de 2</text:span></text:p>
      <text:p text:style-name="Standard"><text:span text:style-name="T2138"><text:s text:c="8"/>&lt;</text:span><text:span text:style-name="T2360">i </text:span><text:span text:style-name="T1711">class</text:span><text:span text:style-name="T1479">="far fa-thumbs-up"</text:span><text:span text:style-name="T2138">&gt;&lt;/</text:span><text:span text:style-name="T2360">i</text:span><text:span text:style-name="T2138">&gt;</text:span><text:span text:style-name="T2904"><text:line-break/></text:span><text:span text:style-name="T3280">Le añadimos un icono de pulgar arriba</text:span></text:p>
      <text:p text:style-name="P869"><text:span text:style-name="T2165"><text:s text:c="8"/>&lt;</text:span><text:span text:style-name="T2374">span </text:span><text:span text:style-name="T1722">dusk</text:span><text:span text:style-name="T1567">="likes-count"</text:span><text:span text:style-name="T2165">&gt;{{</text:span><text:span text:style-name="T2257">status</text:span><text:span text:style-name="T2165">.likes_count}}&lt;/</text:span><text:span text:style-name="T2374">span</text:span><text:span text:style-name="T2165">&gt;</text:span><text:span text:style-name="T2904"><text:line-break/></text:span><text:span text:style-name="T2138"> <text:s text:c="3"/>&lt;/</text:span><text:span text:style-name="T2360">div</text:span><text:span text:style-name="T2138">&gt;</text:span><text:span text:style-name="T2981"><text:line-break/></text:span><text:span text:style-name="T2057">&lt;/</text:span><text:span text:style-name="T2314">div</text:span><text:span text:style-name="T2057">&gt;</text:span></text:p>
      <text:p text:style-name="P146"/>
      <text:p text:style-name="P147">Al card-footer le añadimos esto:</text:p>
      <text:p text:style-name="P147"><text:span text:style-name="T2007"><text:s text:c="4"/></text:span><text:span text:style-name="T2172">&lt;</text:span><text:span text:style-name="T2378">p </text:span><text:span text:style-name="T1725">class</text:span><text:span text:style-name="T1574">="card-text text-secondary" </text:span><text:span text:style-name="T1725">v-text</text:span><text:span text:style-name="T1574">="</text:span><text:span text:style-name="T2259">status</text:span><text:span text:style-name="T1328">.</text:span><text:span text:style-name="T513">body</text:span><text:span text:style-name="T1574">"</text:span><text:span text:style-name="T2172">&gt;&lt;/</text:span><text:span text:style-name="T2378">p</text:span><text:span text:style-name="T2172">&gt;</text:span><text:line-break/><text:span text:style-name="T2172">&lt;/</text:span><text:span text:style-name="T2378">div</text:span><text:span text:style-name="T2172">&gt;</text:span><text:line-break/><text:span text:style-name="T2172">&lt;</text:span><text:span text:style-name="T2378">div </text:span><text:span text:style-name="T1725">class</text:span><text:span text:style-name="T1574">="card-footer p-2</text:span><text:span text:style-name="T2443"> d-flex justify-content-between align-items-center</text:span><text:span text:style-name="T1574">"</text:span><text:span text:style-name="T2172">&gt;</text:span></text:p>
      <text:p text:style-name="Standard"><text:soft-page-break/><text:span text:style-name="T2982">Con esto conseguimos que se centre verticalmente y que se pongan tanto el me gusta como los </text:span><text:span text:style-name="T2682">likes</text:span><text:span text:style-name="T2982"> a los lados<text:line-break/></text:span><text:span text:style-name="T2058"> <text:s text:c="3"/>&lt;</text:span><text:span text:style-name="T2315">button </text:span><text:span text:style-name="T1679">class</text:span><text:span text:style-name="T1386">="btn btn-link btn-sm"</text:span><text:span text:style-name="T2982"><text:line-break/></text:span><text:span text:style-name="T1386"> <text:s text:c="11"/></text:span><text:span text:style-name="T1679">v-if</text:span><text:span text:style-name="T1386">="</text:span><text:span text:style-name="T2204">status</text:span><text:span text:style-name="T1082">.</text:span><text:span text:style-name="T314">is_liked</text:span><text:span text:style-name="T1386">"</text:span><text:span text:style-name="T2982"><text:line-break/></text:span><text:span text:style-name="T1386"> <text:s text:c="11"/></text:span><text:span text:style-name="T1679">dusk</text:span><text:span text:style-name="T1386">="unlike-btn"</text:span></text:p>
      <text:p text:style-name="P147"/>
      <text:p text:style-name="P276"><text:a xlink:type="simple" xlink:href="https://github.com/anasmez/social/commit/99f6fde185bfecb0cc9e5d9e724edfb010b0e4a3" text:style-name="Internet_20_link" text:visited-style-name="Visited_20_Internet_20_Link">Commit</text:a></text:p>
      <text:p text:style-name="P147"/>
      <text:h text:style-name="Heading_20_3" text:outline-level="3">Vídeo 27</text:h>
      <text:p text:style-name="P66"/>
      <text:p text:style-name="P148">Vamos a trabajar en los comentarios. Empezamos como siempre con un test:</text:p>
      <text:p text:style-name="Standard"><text:span text:style-name="T42">art make:test CreateCommentsTest</text:span><text:span text:style-name="T1978"><text:line-break/></text:span></text:p>
      <text:p text:style-name="P870">Lo abrimos en la carpeta <text:span text:style-name="T2607">social/tests/Feature/CreateCommentsTest.php</text:span>:</text:p>
      <text:p text:style-name="Standard"><text:span text:style-name="T1806">class </text:span><text:span text:style-name="T1612">CreateCommentsTest </text:span><text:span text:style-name="T1806">extends </text:span><text:span text:style-name="T180">TestCase</text:span><text:span text:style-name="T3281"><text:line-break/></text:span><text:span text:style-name="T1128">{</text:span><text:span text:style-name="T3281"><text:line-break/></text:span><text:span text:style-name="T1259"> <text:s text:c="3"/></text:span><text:span text:style-name="T1873">use </text:span><text:span text:style-name="T195">RefreshDatabase</text:span><text:span text:style-name="T1259">;</text:span><text:span text:style-name="T94"><text:line-break/></text:span><text:span text:style-name="T3282">Para las migraciones</text:span></text:p>
      <text:p text:style-name="Standard"><text:span text:style-name="T1259"><text:s text:c="4"/></text:span><text:span text:style-name="T267">/**</text:span><text:span text:style-name="T94"><text:line-break/></text:span><text:span text:style-name="T267"> <text:s text:c="4"/>* </text:span><text:span text:style-name="T1929">@test</text:span><text:span text:style-name="T94"><text:line-break/></text:span><text:span text:style-name="T1929"> <text:s text:c="4"/></text:span><text:span text:style-name="T267">*/</text:span><text:span text:style-name="T94"><text:line-break/></text:span><text:span text:style-name="T3282">Para nombrarlo como queramos</text:span></text:p>
      <text:p text:style-name="Standard"><text:span text:style-name="T267"><text:s text:c="4"/></text:span><text:span text:style-name="T1873">function </text:span><text:span text:style-name="T950">authenticated_users_can_comment_statuses</text:span><text:span text:style-name="T1259">()</text:span><text:span text:style-name="T94"><text:line-break/></text:span><text:span text:style-name="T3282">Vamos a ver que los usuarios </text:span><text:span text:style-name="T2581">logueados</text:span><text:span text:style-name="T3282"> puedan comentar estados</text:span></text:p>
      <text:p text:style-name="Standard"><text:span text:style-name="T1259"><text:s text:c="4"/>{</text:span><text:span text:style-name="T94"><text:line-break/></text:span><text:span text:style-name="T1259"> <text:s text:c="7"/></text:span><text:span text:style-name="T457">$status</text:span><text:span text:style-name="T717">=</text:span><text:span text:style-name="T950">factory</text:span><text:span text:style-name="T1259">(</text:span><text:span text:style-name="T1643">Status</text:span><text:span text:style-name="T717">::</text:span><text:span text:style-name="T1873">class</text:span><text:span text:style-name="T1259">)</text:span><text:span text:style-name="T717">-&gt;</text:span><text:span text:style-name="T950">create</text:span><text:span text:style-name="T1259">();</text:span><text:span text:style-name="T94"><text:line-break/></text:span><text:span text:style-name="T3282">Creamos dicho estado</text:span></text:p>
      <text:p text:style-name="Standard"><text:span text:style-name="T1259"><text:s text:c="8"/></text:span><text:span text:style-name="T457">$user</text:span><text:span text:style-name="T717">=</text:span><text:span text:style-name="T950">factory</text:span><text:span text:style-name="T1259">(</text:span><text:span text:style-name="T1643">User</text:span><text:span text:style-name="T717">::</text:span><text:span text:style-name="T1873">class</text:span><text:span text:style-name="T1259">)</text:span><text:span text:style-name="T717">-&gt;</text:span><text:span text:style-name="T950">create</text:span><text:span text:style-name="T1259">();</text:span><text:span text:style-name="T94"><text:line-break/></text:span><text:span text:style-name="T3282">y dicho usuario</text:span></text:p>
      <text:p text:style-name="Standard"><text:span text:style-name="T1259"><text:s text:c="8"/></text:span><text:span text:style-name="T457">$comment</text:span><text:span text:style-name="T717">=</text:span><text:span text:style-name="T1259">[</text:span><text:span text:style-name="T1511">'body'</text:span><text:span text:style-name="T717">=&gt;</text:span><text:span text:style-name="T1511">'Mi primer comentario'</text:span><text:span text:style-name="T1259">];</text:span><text:span text:style-name="T94"><text:line-break/></text:span><text:span text:style-name="T3282">También el comentario que vamos a hacer</text:span><text:span text:style-name="T94"><text:line-break/></text:span><text:span text:style-name="T1259"> <text:s text:c="7"/></text:span><text:span text:style-name="T457">$this</text:span><text:span text:style-name="T717">-&gt;</text:span><text:span text:style-name="T950">actingAs</text:span><text:span text:style-name="T1259">(</text:span><text:span text:style-name="T457">$user</text:span><text:span text:style-name="T1259">)</text:span><text:span text:style-name="T94"><text:line-break/></text:span><text:span text:style-name="T3282">Y actuando como ese usuario</text:span></text:p>
      <text:p text:style-name="Standard"><text:span text:style-name="T1259"><text:s text:c="12"/></text:span><text:span text:style-name="T717">-&gt;</text:span><text:span text:style-name="T950">postJson</text:span><text:span text:style-name="T1259">(</text:span><text:span text:style-name="T950">route</text:span><text:span text:style-name="T1259">(</text:span><text:span text:style-name="T1511">'statuses.comments.store'</text:span><text:span text:style-name="T1259">, </text:span><text:span text:style-name="T457">$status</text:span><text:span text:style-name="T1259">), </text:span><text:span text:style-name="T457">$comment</text:span><text:span text:style-name="T1259">);</text:span><text:span text:style-name="T94"><text:line-break/></text:span><text:span text:style-name="T3282">hacemos una petición a la ruta </text:span><text:span text:style-name="T2683">statuses.comments.store</text:span><text:span text:style-name="T3282">, que no tenemos todavía, y le pasamos el estado al que vamos a comentar además del comentario</text:span></text:p>
      <text:p text:style-name="Standard"><text:span text:style-name="T1259"><text:s text:c="8"/></text:span><text:span text:style-name="T457">$this</text:span><text:span text:style-name="T717">-&gt;</text:span><text:span text:style-name="T950">assertDatabaseHas</text:span><text:span text:style-name="T1259">(</text:span><text:span text:style-name="T1511">'comments'</text:span><text:span text:style-name="T1259">, [</text:span><text:span text:style-name="T94"><text:line-break/></text:span><text:span text:style-name="T3282">Vamos a la tabla comments en la </text:span><text:span text:style-name="T2683">BBDD</text:span></text:p>
      <text:p text:style-name="Standard"><text:span text:style-name="T1259"><text:s text:c="12"/></text:span><text:span text:style-name="T1511">'user_id'</text:span><text:span text:style-name="T717">=&gt;</text:span><text:span text:style-name="T457">$user</text:span><text:span text:style-name="T717">-&gt;</text:span><text:span text:style-name="T457">id</text:span><text:span text:style-name="T1259">,</text:span><text:span text:style-name="T94"><text:line-break/></text:span><text:span text:style-name="T3282">Comprobamos que existe el usuario que hemos creado</text:span></text:p>
      <text:p text:style-name="Standard"><text:span text:style-name="T1259"><text:s text:c="12"/></text:span><text:span text:style-name="T1511">'status_id'</text:span><text:span text:style-name="T717">=&gt;</text:span><text:span text:style-name="T457">$status</text:span><text:span text:style-name="T717">-&gt;</text:span><text:span text:style-name="T457">id</text:span><text:span text:style-name="T1259">,</text:span><text:span text:style-name="T94"><text:line-break/></text:span><text:span text:style-name="T3282">El estado que comentamos</text:span></text:p>
      <text:p text:style-name="Standard"><text:span text:style-name="T1259"><text:s text:c="12"/></text:span><text:span text:style-name="T1511">'body'</text:span><text:span text:style-name="T717">=&gt;</text:span><text:span text:style-name="T457">$comment</text:span><text:span text:style-name="T1259">[</text:span><text:span text:style-name="T1511">'body'</text:span><text:span text:style-name="T1259">]</text:span><text:span text:style-name="T94"><text:line-break/></text:span><text:span text:style-name="T3282">Y el </text:span><text:span text:style-name="T2683">body</text:span><text:span text:style-name="T3282"> del comentario que hemos hecho</text:span></text:p>
      <text:p text:style-name="P871"><text:span text:style-name="T1259"><text:s text:c="8"/>]);</text:span><text:span text:style-name="T94"><text:line-break/></text:span><text:span text:style-name="T1259"> <text:s text:c="3"/>}</text:span><text:span text:style-name="T3281"><text:line-break/></text:span><text:span text:style-name="T1128">}</text:span></text:p>
      <text:p text:style-name="P870"/>
      <text:p text:style-name="P872">Ejecutamos el <text:span text:style-name="T2607">test</text:span> de <text:span text:style-name="T2607">phpunit</text:span> y nos dice que no está definida la ruta <text:span text:style-name="T2607">statuses.comments.store</text:span>. La creamos en <text:span text:style-name="T2607">web.php</text:span>:</text:p>
      <text:p text:style-name="P873"><text:span text:style-name="T255">// Statuses Comments routes</text:span><text:span text:style-name="T57"><text:line-break/></text:span><text:span text:style-name="T1630">Route</text:span><text:span text:style-name="T667">::</text:span><text:span text:style-name="T1458">post</text:span><text:span text:style-name="T1200">(</text:span><text:span text:style-name="T1458">'statuses/{status}/comments'</text:span><text:span text:style-name="T1200">, </text:span><text:span text:style-name="T1458">'StatusCommentsController@store'</text:span><text:span text:style-name="T1200">)</text:span><text:span text:style-name="T898">-</text:span></text:p>
      <text:p text:style-name="P874">A la ruta <text:span text:style-name="T2607">statuses</text:span> que le pasaremos un estado y veremos sus <text:span text:style-name="T2607">comments</text:span>, llamará al controlador <text:span text:style-name="T2607">StatusCommentsController</text:span>, que no hemos creado todavía, y a su método <text:span text:style-name="T2607">store</text:span></text:p>
      <text:p text:style-name="P873"><text:soft-page-break/><text:span text:style-name="T667">&gt;</text:span><text:span text:style-name="T898">name</text:span><text:span text:style-name="T1200">(</text:span><text:span text:style-name="T1458">'statuses.comments.store'</text:span><text:span text:style-name="T1200">);</text:span><text:line-break/><text:span text:style-name="T3283">y le pondremos este nombre para ir más rápido</text:span></text:p>
      <text:p text:style-name="P872"/>
      <text:p text:style-name="P874">Ejecutamos otra vez <text:span text:style-name="T3284">y nos da un error de BBDD. Pero si deshabilitamos el manejo de exepciones así:</text:span></text:p>
      <text:p text:style-name="P874"><text:span text:style-name="T1741">function </text:span><text:span text:style-name="T798">authenticated_users_can_comment_statuses</text:span><text:span text:style-name="T1054">()</text:span><text:line-break/><text:span text:style-name="T1054">{</text:span><text:line-break/><text:span text:style-name="T1200"> <text:s text:c="3"/></text:span><text:span text:style-name="T406">$this</text:span><text:span text:style-name="T667">-&gt;</text:span><text:span text:style-name="T898">withoutExceptionHandling</text:span><text:span text:style-name="T1200">();</text:span><text:line-break/><text:span text:style-name="T1054"> <text:s text:c="3"/></text:span><text:span text:style-name="T289">$status</text:span><text:span text:style-name="T577">=</text:span><text:span text:style-name="T798">factory</text:span><text:span text:style-name="T1054">(</text:span><text:span text:style-name="T1597">Status</text:span><text:span text:style-name="T577">::</text:span><text:span text:style-name="T1741">class</text:span><text:span text:style-name="T1054">)</text:span><text:span text:style-name="T577">-&gt;</text:span><text:span text:style-name="T798">create</text:span><text:span text:style-name="T1054">();</text:span></text:p>
      <text:p text:style-name="P874"/>
      <text:p text:style-name="P875">Nos da otro error. Nos dice que el controlador no existe. Vamos a crearlo:</text:p>
      <text:p text:style-name="Standard"><text:span text:style-name="T24">art make:controller StatusCommentsController</text:span><text:span text:style-name="T1994"><text:line-break/><text:line-break/></text:span><text:span text:style-name="T3285">Ejecutamos otra vez y dice que no encuentra el método store. Vamos a crearlo en </text:span><text:span text:style-name="T2684">StatusCommentsController.php</text:span><text:span text:style-name="T2983">:</text:span></text:p>
      <text:p text:style-name="Standard"><text:span text:style-name="T1768">class </text:span><text:span text:style-name="T278">StatusCommentsController </text:span><text:span text:style-name="T1741">extends </text:span><text:span text:style-name="T173">Controller</text:span><text:line-break/><text:span text:style-name="T1054">{</text:span><text:line-break/><text:span text:style-name="T1200"> <text:s text:c="3"/></text:span><text:span text:style-name="T1837">public function </text:span><text:span text:style-name="T898">store</text:span><text:span text:style-name="T1200">()</text:span><text:span text:style-name="T57"><text:line-break/></text:span><text:span text:style-name="T1200"> <text:s text:c="3"/>{</text:span><text:span text:style-name="T57"><text:line-break/></text:span><text:span text:style-name="T1200"> <text:s text:c="7"/></text:span><text:span text:style-name="T57"><text:line-break/></text:span><text:span text:style-name="T1200"> <text:s text:c="3"/>}</text:span><text:line-break/><text:span text:style-name="T1054">}</text:span></text:p>
      <text:p text:style-name="P876"><text:span text:style-name="T2983">E</text:span><text:span text:style-name="T2916">jecutamos y ahora sí, nos dice que no existe la tabla </text:span><text:span text:style-name="T2607">comments</text:span><text:span text:style-name="T2916">. Vamos a hacer la migración:</text:span></text:p>
      <text:p text:style-name="Standard"><text:span text:style-name="T25">art make:migration create_comments_table</text:span><text:span text:style-name="T1995"><text:line-break/></text:span><text:span text:style-name="T3286">Ejecutamos otra vez y dice que no encuentra ninguna fila que coincida con la que tiene que conseguir en el </text:span><text:span text:style-name="T2685">test</text:span><text:span text:style-name="T3286">. La tabla está vacía. Vamos a modificar el método </text:span><text:span text:style-name="T2685">store</text:span><text:span text:style-name="T3286">:</text:span></text:p>
      <text:p text:style-name="P877"><text:span text:style-name="T1755">class </text:span><text:span text:style-name="T1602">StatusCommentsController </text:span><text:span text:style-name="T1755">extends </text:span><text:span text:style-name="T176">Controller</text:span><text:span text:style-name="T2916"><text:line-break/></text:span><text:span text:style-name="T1073">{</text:span><text:span text:style-name="T2916"><text:line-break/></text:span><text:span text:style-name="T1073"> <text:s text:c="3"/></text:span><text:span text:style-name="T1755">public function </text:span><text:span text:style-name="T817">store</text:span><text:span text:style-name="T1073">(</text:span><text:span text:style-name="T192">Status </text:span><text:span text:style-name="T413">$status</text:span><text:span text:style-name="T1073">)</text:span></text:p>
      <text:p text:style-name="Standard"><text:span text:style-name="T2984">Recibimos el estado desde la petición</text:span><text:span text:style-name="T2916"><text:line-break/></text:span><text:span text:style-name="T1073"> <text:s text:c="3"/>{</text:span><text:span text:style-name="T2916"><text:line-break/></text:span><text:span text:style-name="T1213"> <text:s text:c="7"/></text:span><text:span text:style-name="T1644">Comment</text:span><text:span text:style-name="T677">::</text:span><text:span text:style-name="T1024">create</text:span><text:span text:style-name="T1213">([</text:span><text:span text:style-name="T2899"><text:line-break/></text:span><text:span text:style-name="T3287">Llamamos al modelo Comment, que no tenemos todavía, para crearlo</text:span></text:p>
      <text:p text:style-name="P880"><text:span text:style-name="T1213"><text:s text:c="11"/></text:span><text:span text:style-name="T1475">'user_id'</text:span><text:span text:style-name="T677">=&gt;</text:span><text:span text:style-name="T910">auth</text:span><text:span text:style-name="T1213">()</text:span><text:span text:style-name="T677">-&gt;</text:span><text:span text:style-name="T910">id</text:span><text:span text:style-name="T1200">()</text:span><text:span text:style-name="T1213">,</text:span><text:span text:style-name="T2899"><text:line-break/></text:span><text:span text:style-name="T3287">Le pasamos el </text:span><text:span text:style-name="T2686">id</text:span><text:span text:style-name="T3287"> del usuario que es el usuario que está autenticado</text:span></text:p>
      <text:p text:style-name="Standard"><text:span text:style-name="T1213"><text:s text:c="11"/></text:span><text:span text:style-name="T1475">'status_id'</text:span><text:span text:style-name="T677">=&gt;</text:span><text:span text:style-name="T413">$status</text:span><text:span text:style-name="T677">-&gt;</text:span><text:span text:style-name="T413">id</text:span><text:span text:style-name="T1213">,</text:span><text:span text:style-name="T2899"><text:line-break/></text:span><text:span text:style-name="T3287">Le pasamos el </text:span><text:span text:style-name="T2686">id</text:span><text:span text:style-name="T3287"> del estado que hemos recibido</text:span></text:p>
      <text:p text:style-name="Standard"><text:span text:style-name="T1213"><text:s text:c="11"/></text:span><text:span text:style-name="T1475">'body'</text:span><text:span text:style-name="T677">=&gt;</text:span><text:span text:style-name="T910">request</text:span><text:span text:style-name="T1213">(</text:span><text:span text:style-name="T1475">'body'</text:span><text:span text:style-name="T1213">) </text:span><text:span text:style-name="T2899"><text:line-break/></text:span><text:span text:style-name="T3287">También le pasamos el </text:span><text:span text:style-name="T2686">body</text:span><text:span text:style-name="T3287"> que recibimos con el </text:span><text:span text:style-name="T2686">request</text:span></text:p>
      <text:p text:style-name="P877"><text:span text:style-name="T1213"><text:s text:c="8"/>]);</text:span><text:span text:style-name="T2916"><text:line-break/></text:span><text:span text:style-name="T1073"> <text:s text:c="3"/>}</text:span><text:span text:style-name="T2916"><text:line-break/></text:span><text:span text:style-name="T1073">}</text:span></text:p>
      <text:p text:style-name="P76"/>
      <text:p text:style-name="Standard"><text:span text:style-name="T2985">Ejecutamos otra vez y dice que no encuentra la clase </text:span><text:span text:style-name="T2687">Comment</text:span>. <text:span text:style-name="T3288">Vamos a crear el modelo:</text:span></text:p>
      <text:p text:style-name="Standard"><text:span text:style-name="T3">art make:model </text:span><text:span text:style-name="T2464">Models</text:span><text:span text:style-name="T3">/</text:span><text:span text:style-name="T3291">Comment</text:span><text:span text:style-name="T1956"><text:line-break/></text:span><text:span text:style-name="T3289">Lo queremos dentro de la carpeta </text:span><text:span text:style-name="T2465">Models</text:span><text:span text:style-name="T3289"> y se va a llamar </text:span><text:span text:style-name="T3292">Comment</text:span></text:p>
      <text:p text:style-name="P890"/>
      <text:p text:style-name="P878">Tenemos que importarlo en el controlador <text:span text:style-name="T2607">StatusCommentsController</text:span>:</text:p>
      <text:p text:style-name="P878"><text:span text:style-name="T1837">use </text:span><text:span text:style-name="T191">App</text:span><text:span text:style-name="T2121">\</text:span><text:span text:style-name="T191">Models</text:span><text:span text:style-name="T2121">\</text:span><text:span text:style-name="T191">Comment</text:span><text:span text:style-name="T1200">;</text:span><text:line-break/><text:span text:style-name="T1741">use </text:span><text:span text:style-name="T173">App</text:span><text:span text:style-name="T2030">\</text:span><text:span text:style-name="T173">Models</text:span><text:span text:style-name="T2030">\</text:span><text:span text:style-name="T173">Status</text:span><text:span text:style-name="T1054">;</text:span><text:line-break/><text:span text:style-name="T1741">use </text:span><text:span text:style-name="T173">Illuminate</text:span><text:span text:style-name="T2030">\</text:span><text:span text:style-name="T173">Http</text:span><text:span text:style-name="T2030">\</text:span><text:span text:style-name="T173">Request</text:span><text:span text:style-name="T1054">;</text:span><text:line-break/><text:line-break/><text:span text:style-name="T1741">class </text:span><text:span text:style-name="T1597">StatusCommentsController </text:span><text:span text:style-name="T1741">extends </text:span><text:span text:style-name="T173">Controller</text:span><text:line-break/><text:span text:style-name="T1054">{</text:span><text:line-break/><text:span text:style-name="T1054"> <text:s text:c="3"/></text:span><text:span text:style-name="T1741">public function </text:span><text:span text:style-name="T798">store</text:span><text:span text:style-name="T1054">(</text:span><text:span text:style-name="T173">Status </text:span><text:span text:style-name="T289">$status</text:span><text:span text:style-name="T1054">)</text:span></text:p>
      <text:p text:style-name="P878"/>
      <text:p text:style-name="P879"><text:soft-page-break/>Ejecutamos otra vez y nos dice que <text:span text:style-name="T2607">user_id</text:span> no permite asignación masiva. Vamos a deshabilitar <text:span text:style-name="T3294">esa protección para todos los campos</text:span>:</text:p>
      <text:p text:style-name="P879"><text:span text:style-name="T1741">class </text:span><text:span text:style-name="T1597">Comment </text:span><text:span text:style-name="T1741">extends </text:span><text:span text:style-name="T173">Model</text:span><text:line-break/><text:span text:style-name="T1054">{</text:span><text:line-break/><text:span text:style-name="T1200"> <text:s text:c="3"/></text:span><text:span text:style-name="T1837">protected </text:span><text:span text:style-name="T406">$guarded</text:span><text:span text:style-name="T667">=</text:span><text:span text:style-name="T1200">[];</text:span><text:line-break/><text:span text:style-name="T1054">}</text:span></text:p>
      <text:p text:style-name="P879"/>
      <text:p text:style-name="P881">Ahora nos dice que la tabla comments no tiene una columna con user_id. Vamos a la migración <text:span text:style-name="T2607">create_comments_table.php</text:span>:</text:p>
      <text:p text:style-name="P882"><text:span text:style-name="T1741">public function </text:span><text:span text:style-name="T798">up</text:span><text:span text:style-name="T1054">()</text:span><text:line-break/><text:span text:style-name="T1054">{</text:span><text:line-break/><text:span text:style-name="T1054"> <text:s text:c="3"/></text:span><text:span text:style-name="T1597">Schema</text:span><text:span text:style-name="T577">::</text:span><text:span text:style-name="T1014">create</text:span><text:span text:style-name="T1054">(</text:span><text:span text:style-name="T1359">'comment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7"/></text:span><text:span text:style-name="T289">$table</text:span><text:span text:style-name="T577">-&gt;</text:span><text:span text:style-name="T798">increments</text:span><text:span text:style-name="T1054">(</text:span><text:span text:style-name="T1359">'id'</text:span><text:span text:style-name="T1054">);</text:span><text:line-break/><text:span text:style-name="T1200"> <text:s text:c="7"/></text:span><text:span text:style-name="T406">$table</text:span><text:span text:style-name="T667">-&gt;</text:span><text:span text:style-name="T898">unsignedInteger</text:span><text:span text:style-name="T1200">(</text:span><text:span text:style-name="T1458">'user_id'</text:span><text:span text:style-name="T1200">);</text:span><text:span text:style-name="T57"><text:line-break/></text:span><text:span text:style-name="T1200"> <text:s text:c="7"/></text:span><text:span text:style-name="T406">$table</text:span><text:span text:style-name="T667">-&gt;</text:span><text:span text:style-name="T898">unsignedInteger</text:span><text:span text:style-name="T1200">(</text:span><text:span text:style-name="T1458">'status_id'</text:span><text:span text:style-name="T1200">);</text:span><text:span text:style-name="T57"><text:line-break/></text:span><text:span text:style-name="T1200"> <text:s text:c="7"/></text:span><text:span text:style-name="T406">$table</text:span><text:span text:style-name="T667">-&gt;</text:span><text:span text:style-name="T898">text</text:span><text:span text:style-name="T1200">(</text:span><text:span text:style-name="T1458">'body'</text:span><text:span text:style-name="T1200">);</text:span><text:line-break/><text:span text:style-name="T3295">Añadimos la columna del </text:span><text:span text:style-name="T2688">id</text:span><text:span text:style-name="T3295"> del usuario y del estado y la del </text:span><text:span text:style-name="T2688">body</text:span><text:span text:style-name="T3295"> de los comentarios</text:span></text:p>
      <text:p text:style-name="P882"><text:span text:style-name="T1054"><text:s text:c="8"/></text:span><text:span text:style-name="T289">$table</text:span><text:span text:style-name="T577">-&gt;</text:span><text:span text:style-name="T798">timestamps</text:span><text:span text:style-name="T1054">();</text:span><text:line-break/><text:span text:style-name="T1054"> <text:s text:c="3"/>});</text:span><text:line-break/><text:span text:style-name="T1054">}</text:span><text:line-break/></text:p>
      <text:p text:style-name="P883">Ejecutamos otra vez <text:span text:style-name="T3296">y ahora vemos que pasa. Ecselente.</text:span></text:p>
      <text:p text:style-name="P883"/>
      <text:p text:style-name="P884">Ahora vamos a hacer que los usuarios que no están autenticados no puedan comentar. Hacemos un <text:span text:style-name="T2607">test</text:span> en <text:span text:style-name="T2607">CreateCommentsTest.php</text:span><text:span text:style-name="T2916">:</text:span></text:p>
      <text:p text:style-name="Standard"><text:span text:style-name="T230">/**</text:span><text:span text:style-name="T3297"><text:line-break/></text:span><text:span text:style-name="T243"> * </text:span><text:span text:style-name="T1913">@test</text:span><text:span text:style-name="T3297"><text:line-break/></text:span><text:span text:style-name="T1913"> </text:span><text:span text:style-name="T243">*/</text:span><text:span text:style-name="T3297"><text:line-break/></text:span><text:span text:style-name="T1874">function </text:span><text:span text:style-name="T951">guest_users_cannot_create_comments</text:span><text:span text:style-name="T1260">()</text:span><text:span text:style-name="T95"><text:line-break/></text:span><text:span text:style-name="T3298">Los usuarios invitados no pueden crear comentarios</text:span></text:p>
      <text:p text:style-name="P442">{</text:p>
      <text:p text:style-name="P885"><text:span text:style-name="T1200"><text:s text:c="4"/></text:span><text:span text:style-name="T406">$status</text:span><text:span text:style-name="T667">=</text:span><text:span text:style-name="T898">factory</text:span><text:span text:style-name="T1200">(</text:span><text:span text:style-name="T1630">Status</text:span><text:span text:style-name="T667">::</text:span><text:span text:style-name="T1837">class</text:span><text:span text:style-name="T1200">)</text:span><text:span text:style-name="T667">-&gt;</text:span><text:span text:style-name="T898">create</text:span><text:span text:style-name="T1200">();</text:span></text:p>
      <text:p text:style-name="P886">Creamos el estado que queremos comentar</text:p>
      <text:p text:style-name="Standard"><text:span text:style-name="T1260"><text:s text:c="4"/></text:span><text:span text:style-name="T458">$comment</text:span><text:span text:style-name="T718">=</text:span><text:span text:style-name="T1260">[</text:span><text:span text:style-name="T1512">'body'</text:span><text:span text:style-name="T718">=&gt;</text:span><text:span text:style-name="T1512">'Mi primer comentario'</text:span><text:span text:style-name="T1260">];</text:span><text:span text:style-name="T95"><text:line-break/></text:span><text:span text:style-name="T3298">El comentario que queremos poner</text:span></text:p>
      <text:p text:style-name="Standard"><text:span text:style-name="T1260"><text:s text:c="4"/></text:span><text:span text:style-name="T458">$response</text:span><text:span text:style-name="T718">=</text:span><text:span text:style-name="T458">$this</text:span><text:span text:style-name="T718">-&gt;</text:span><text:span text:style-name="T951">postJson</text:span><text:span text:style-name="T1260">(</text:span><text:span text:style-name="T951">route</text:span><text:span text:style-name="T1260">(</text:span><text:span text:style-name="T1512">'statuses.comments.store'</text:span><text:span text:style-name="T1260">, </text:span><text:span text:style-name="T458">$status</text:span><text:span text:style-name="T1260">), </text:span><text:span text:style-name="T458">$comment</text:span><text:span text:style-name="T1260">);</text:span><text:span text:style-name="T95"><text:line-break/></text:span><text:span text:style-name="T3298">Publicamos el comentario haciendo una petición a la ruta</text:span></text:p>
      <text:p text:style-name="Standard"><text:span text:style-name="T1260"><text:s text:c="4"/></text:span><text:span text:style-name="T458">$response</text:span><text:span text:style-name="T718">-&gt;</text:span><text:span text:style-name="T951">assertStatus</text:span><text:span text:style-name="T1260">(</text:span><text:span text:style-name="T2242">401</text:span><text:span text:style-name="T1260">);</text:span><text:span text:style-name="T95"><text:line-break/></text:span><text:span text:style-name="T3298">Esperamos una respuesta 401 que es no autorizado</text:span></text:p>
      <text:p text:style-name="P443">}</text:p>
      <text:p text:style-name="P149"/>
      <text:p text:style-name="Standard"><text:span text:style-name="T2987">Nota: no hay que aprenderse los números de memoria. Se pueden consultar en </text:span><text:span text:style-name="T2986">el archivo </text:span><text:span text:style-name="T2689">social/vendor/symfony/http-foundation/Response.php</text:span>.</text:p>
      <text:p text:style-name="Standard"/>
      <text:p text:style-name="P887">Ejecutamos el <text:span text:style-name="T2607">test</text:span> y nos da un error 500 que es un error genérico de servidor. <text:span text:style-name="T3299">Para evitar esto, vamos al archivo de rutas web:</text:span></text:p>
      <text:p text:style-name="P887"><text:span text:style-name="T225">// Statuses Comments routes</text:span><text:line-break/><text:span text:style-name="T1597">Route</text:span><text:span text:style-name="T577">::</text:span><text:span text:style-name="T1359">post</text:span><text:span text:style-name="T1054">(</text:span><text:span text:style-name="T1359">'statuses/{status}/comments'</text:span><text:span text:style-name="T1054">, </text:span><text:span text:style-name="T1359">'StatusCommentsController@store'</text:span><text:span text:style-name="T1054">)</text:span><text:span text:style-name="T577">-&gt;</text:span><text:span text:style-name="T798">name</text:span><text:span text:style-name="T1054">(</text:span><text:span text:style-name="T1359">'statuses.comments.store'</text:span><text:span text:style-name="T1054">)</text:span><text:span text:style-name="T2417">-&gt;middleware('auth')</text:span><text:span text:style-name="T1054">;</text:span><text:line-break/><text:span text:style-name="T3300">Y con esto le decimos que solos usuarios logueados pueden comentar. Ejecutamos el test y ya funciona.</text:span></text:p>
      <text:p text:style-name="P887"/>
      <text:p text:style-name="P888">Vamos a modificar algunos test como <text:span text:style-name="T2607">CreateStatusTest.php</text:span><text:span text:style-name="T2916">. Porque ahora fallan </text:span><text:span text:style-name="T2989">si las enviamos por </text:span><text:span text:style-name="T2690">postJson</text:span><text:span text:style-name="T2916"> ya que </text:span><text:span text:style-name="T2988">comprueban que se redirecciona y no esperamos un redireccionamiento por usar AJAX para hacer las peticiones. Vamos a decir que comprueben el estado que envía el servidor:</text:span></text:p>
      <text:p text:style-name="P888"><text:span text:style-name="T1755">public function </text:span><text:span text:style-name="T798">guests_users_can_not_create_statuses</text:span><text:span text:style-name="T1054">()</text:span><text:line-break/><text:span text:style-name="T1054">{</text:span><text:line-break/><text:soft-page-break/><text:span text:style-name="T1054"> <text:s text:c="3"/></text:span><text:span text:style-name="T289">$response </text:span><text:span text:style-name="T577">= </text:span><text:span text:style-name="T289">$this</text:span><text:span text:style-name="T577">-&gt;</text:span><text:span text:style-name="T898">postJson</text:span><text:span text:style-name="T1054">(</text:span><text:span text:style-name="T798">route</text:span><text:span text:style-name="T1054">(</text:span><text:span text:style-name="T1359">'statuses.store'</text:span><text:span text:style-name="T1054">), [</text:span><text:span text:style-name="T1359">'body'</text:span><text:span text:style-name="T577">=&gt;</text:span><text:span text:style-name="T1359">'Mi primer estado'</text:span><text:span text:style-name="T1054">]);</text:span><text:line-break/><text:line-break/><text:span text:style-name="T1054"> <text:s text:c="3"/></text:span><text:span text:style-name="T289">$response</text:span><text:span text:style-name="T577">-&gt;</text:span><text:span text:style-name="T898">assertStatus</text:span><text:span text:style-name="T1200">(</text:span><text:span text:style-name="T2226">401</text:span><text:span text:style-name="T1200">)</text:span><text:span text:style-name="T1054">;</text:span><text:line-break/><text:span text:style-name="T1054">}</text:span></text:p>
      <text:p text:style-name="P150"/>
      <text:p text:style-name="P889"><text:span text:style-name="T2990">Y </text:span><text:span text:style-name="T2916">en </text:span><text:span text:style-name="T2607">CanLikeStatusesTest.php</text:span><text:span text:style-name="T2916"> también:</text:span></text:p>
      <text:p text:style-name="P889"><text:span text:style-name="T1755">public function </text:span><text:span text:style-name="T798">guests_users_can_not_like_statuses</text:span><text:span text:style-name="T1054">()</text:span><text:line-break/><text:span text:style-name="T1054">{</text:span><text:line-break/><text:span text:style-name="T1054"> <text:s text:c="3"/></text:span><text:span text:style-name="T289">$status</text:span><text:span text:style-name="T577">=</text:span><text:span text:style-name="T798">factory</text:span><text:span text:style-name="T1054">(</text:span><text:span text:style-name="T1597">Status</text:span><text:span text:style-name="T577">::</text:span><text:span text:style-name="T1741">class</text:span><text:span text:style-name="T1054">)</text:span><text:span text:style-name="T577">-&gt;</text:span><text:span text:style-name="T798">create</text:span><text:span text:style-name="T1054">();</text:span><text:line-break/><text:line-break/><text:span text:style-name="T1054"> <text:s text:c="3"/></text:span><text:span text:style-name="T289">$response</text:span><text:span text:style-name="T577">=</text:span><text:span text:style-name="T289">$this</text:span><text:span text:style-name="T577">-&gt;</text:span><text:span text:style-name="T898">postJson</text:span><text:span text:style-name="T1054">(</text:span><text:span text:style-name="T798">route</text:span><text:span text:style-name="T1054">(</text:span><text:span text:style-name="T1359">'statuses.likes.store'</text:span><text:span text:style-name="T1054">, </text:span><text:span text:style-name="T289">$status</text:span><text:span text:style-name="T1054">));</text:span><text:line-break/><text:line-break/><text:span text:style-name="T1054"> <text:s text:c="3"/></text:span><text:span text:style-name="T289">$response</text:span><text:span text:style-name="T577">-&gt;</text:span><text:span text:style-name="T898">assertStatus</text:span><text:span text:style-name="T1200">(</text:span><text:span text:style-name="T2226">401</text:span><text:span text:style-name="T1200">)</text:span><text:span text:style-name="T1054">;</text:span><text:line-break/><text:span text:style-name="T1054">}</text:span></text:p>
      <text:p text:style-name="P151"/>
      <text:p text:style-name="P152">Y ahora todo funciona correctamente.</text:p>
      <text:p text:style-name="P152"/>
      <text:p text:style-name="P276"><text:a xlink:type="simple" xlink:href="https://github.com/anasmez/social/commit/a9b71ec2de78b2d500b1cd15a1c308b4afaf10d0" text:style-name="Internet_20_link" text:visited-style-name="Visited_20_Internet_20_Link">Commit</text:a></text:p>
      <text:p text:style-name="P152"/>
      <text:h text:style-name="Heading_20_3" text:outline-level="3">Vídeo 28</text:h>
      <text:p text:style-name="P154"/>
      <text:p text:style-name="P153">Queremos mostar los comentarios. Vamos primero al <text:span text:style-name="T2607">CreateCommentsTest.php</text:span>:</text:p>
      <text:p text:style-name="P892"><text:span text:style-name="T1807">function </text:span><text:span text:style-name="T811">authenticated_users_can_comment_statuses</text:span><text:span text:style-name="T1072">(){</text:span><text:span text:style-name="T2691"><text:line-break/></text:span><text:span text:style-name="T1072"> <text:s text:c="3"/></text:span><text:span text:style-name="T298">$status </text:span><text:span text:style-name="T586">= </text:span><text:span text:style-name="T811">factory</text:span><text:span text:style-name="T1072">(</text:span><text:span text:style-name="T1613">Status</text:span><text:span text:style-name="T586">::</text:span><text:span text:style-name="T1807">class</text:span><text:span text:style-name="T1072">)</text:span><text:span text:style-name="T586">-&gt;</text:span><text:span text:style-name="T811">create</text:span><text:span text:style-name="T1072">();</text:span><text:span text:style-name="T2691"><text:line-break/></text:span><text:span text:style-name="T1072"> <text:s text:c="3"/></text:span><text:span text:style-name="T298">$user </text:span><text:span text:style-name="T586">= </text:span><text:span text:style-name="T811">factory</text:span><text:span text:style-name="T1072">(</text:span><text:span text:style-name="T1613">User</text:span><text:span text:style-name="T586">::</text:span><text:span text:style-name="T1807">class</text:span><text:span text:style-name="T1072">)</text:span><text:span text:style-name="T586">-&gt;</text:span><text:span text:style-name="T811">create</text:span><text:span text:style-name="T1072">();</text:span><text:span text:style-name="T2691"><text:line-break/></text:span><text:span text:style-name="T1072"> <text:s text:c="3"/></text:span><text:span text:style-name="T298">$comment </text:span><text:span text:style-name="T586">= </text:span><text:span text:style-name="T1072">[</text:span><text:span text:style-name="T1372">'body' </text:span><text:span text:style-name="T586">=&gt; </text:span><text:span text:style-name="T1372">'Mi primer comentario'</text:span><text:span text:style-name="T1072">];</text:span></text:p>
      <text:p text:style-name="P892"><text:span text:style-name="T2691"><text:line-break/></text:span><text:span text:style-name="T2430"> <text:s text:c="3"/>$response = </text:span><text:span text:style-name="T298">$this</text:span><text:span text:style-name="T586">-&gt;</text:span><text:span text:style-name="T811">actingAs</text:span><text:span text:style-name="T1072">(</text:span><text:span text:style-name="T298">$user</text:span><text:span text:style-name="T1072">)</text:span><text:span text:style-name="T2691"><text:line-break/></text:span><text:span text:style-name="T1072"> <text:s text:c="7"/></text:span><text:span text:style-name="T586">-&gt;</text:span><text:span text:style-name="T811">postJson</text:span><text:span text:style-name="T1072">(</text:span><text:span text:style-name="T811">route</text:span><text:span text:style-name="T1072">(</text:span><text:span text:style-name="T1372">'statuses.comments.store'</text:span><text:span text:style-name="T1072">, </text:span><text:span text:style-name="T298">$status</text:span><text:span text:style-name="T1072">), </text:span><text:span text:style-name="T298">$comment</text:span><text:span text:style-name="T1072">);</text:span><text:span text:style-name="T2691"><text:line-break/></text:span><text:span text:style-name="T2991">Devolvemos la respuesta a una variable</text:span><text:span text:style-name="T2691"><text:line-break/></text:span><text:span text:style-name="T1246"> <text:s text:c="3"/></text:span><text:span text:style-name="T446">$response</text:span><text:span text:style-name="T706">-&gt;</text:span><text:span text:style-name="T938">assertJson</text:span><text:span text:style-name="T1246">([</text:span><text:span text:style-name="T2898"><text:line-break/></text:span><text:span text:style-name="T1246"> <text:s text:c="7"/></text:span><text:span text:style-name="T1502">'data'</text:span><text:span text:style-name="T706">=&gt;</text:span><text:span text:style-name="T1246">[</text:span><text:span text:style-name="T1502">'body'</text:span><text:span text:style-name="T706">=&gt;</text:span><text:span text:style-name="T446">$comment</text:span><text:span text:style-name="T1246">[</text:span><text:span text:style-name="T1502">'body'</text:span><text:span text:style-name="T1246">]]</text:span><text:span text:style-name="T2898"><text:line-break/></text:span><text:span text:style-name="T1246"> <text:s text:c="3"/>]);</text:span></text:p>
      <text:p text:style-name="P893">Comprobamos que tenemos una respuesta similar a la que devuelve un resource</text:p>
      <text:p text:style-name="P892"><text:span text:style-name="T1072"><text:s text:c="4"/></text:span><text:span text:style-name="T298">$this</text:span><text:span text:style-name="T586">-&gt;</text:span><text:span text:style-name="T811">assertDatabaseHas</text:span><text:span text:style-name="T1072">(</text:span><text:span text:style-name="T1372">'comments'</text:span><text:span text:style-name="T1072">, [</text:span></text:p>
      <text:p text:style-name="P67"/>
      <text:p text:style-name="P155">Ejecutamos el test <text:span text:style-name="T3301">y nos dice que el JSON que devuelve la ruta fue inválido. Vamos al </text:span><text:span text:style-name="T2692">StatusCommentsController.php</text:span><text:span text:style-name="T3301">:</text:span></text:p>
      <text:p text:style-name="P156"><text:span text:style-name="T1933">public function </text:span><text:span text:style-name="T1009">store</text:span><text:span text:style-name="T1328">(</text:span><text:span text:style-name="T203">Status </text:span><text:span text:style-name="T513">$status</text:span><text:span text:style-name="T1328">)</text:span><text:line-break/><text:span text:style-name="T1328">{</text:span><text:line-break/><text:span text:style-name="T1328"> <text:s text:c="3"/></text:span><text:span text:style-name="T2443">$comment </text:span><text:span text:style-name="T776">= </text:span><text:span text:style-name="T1664">Comment</text:span><text:span text:style-name="T776">::</text:span><text:span text:style-name="T1032">create</text:span><text:span text:style-name="T1328">([</text:span></text:p>
      <text:p text:style-name="P894"><text:span text:style-name="T2992">Lo guardamos en una variable</text:span><text:span text:style-name="T2991"><text:line-break/></text:span><text:span text:style-name="T1083"> <text:s text:c="7"/></text:span><text:span text:style-name="T1387">'user_id' </text:span><text:span text:style-name="T599">=&gt; </text:span><text:span text:style-name="T825">auth</text:span><text:span text:style-name="T1083">()</text:span><text:span text:style-name="T599">-&gt;</text:span><text:span text:style-name="T825">id</text:span><text:span text:style-name="T1083">(),</text:span><text:span text:style-name="T2991"><text:line-break/></text:span><text:span text:style-name="T1083"> <text:s text:c="7"/></text:span><text:span text:style-name="T1387">'status_id' </text:span><text:span text:style-name="T599">=&gt; </text:span><text:span text:style-name="T315">$status</text:span><text:span text:style-name="T599">-&gt;</text:span><text:span text:style-name="T315">id</text:span><text:span text:style-name="T1083">,</text:span><text:span text:style-name="T2991"><text:line-break/></text:span><text:span text:style-name="T1083"> <text:s text:c="7"/></text:span><text:span text:style-name="T1387">'body' </text:span><text:span text:style-name="T599">=&gt; </text:span><text:span text:style-name="T825">request</text:span><text:span text:style-name="T1083">(</text:span><text:span text:style-name="T1387">'body'</text:span><text:span text:style-name="T1083">)</text:span><text:span text:style-name="T2991"><text:line-break/></text:span><text:span text:style-name="T1083"> <text:s text:c="3"/>]);</text:span><text:span text:style-name="T2991"><text:line-break/><text:line-break/></text:span><text:span text:style-name="T2423"> <text:s text:c="3"/></text:span><text:span text:style-name="T2449">return </text:span><text:span text:style-name="T2423">Co</text:span><text:span text:style-name="T2424">m</text:span><text:span text:style-name="T2423">mentResource::</text:span><text:span text:style-name="T2449">make</text:span><text:span text:style-name="T2423">($comment);</text:span><text:span text:style-name="T2991"><text:line-break/></text:span><text:span text:style-name="T2992">Llamamos al recurso API, que aún no tenemos creado, para que haga la transformación del comentario</text:span></text:p>
      <text:p text:style-name="P411">}</text:p>
      <text:p text:style-name="P155"/>
      <text:p text:style-name="P157">Ejecutamos el test otra vez <text:span text:style-name="T3302">y dice que la clase </text:span><text:span text:style-name="T2693">CommentResource</text:span><text:span text:style-name="T3302"> no existe. Vamos a crearla:</text:span></text:p>
      <text:p text:style-name="P13"><text:span text:style-name="T1">art make:resourc</text:span><text:span text:style-name="T2">e</text:span><text:span text:style-name="T1"> CommentResource </text:span><text:line-break/></text:p>
      <text:p text:style-name="Standard"><text:soft-page-break/><text:span text:style-name="T3303">Vamos al controlador </text:span><text:span text:style-name="T2694">StatusCommentsController.php</text:span><text:span text:style-name="T3303"> y vamos a importar el recurso usando las herramientas de </text:span><text:span text:style-name="T2694">PhpStorm</text:span> <text:span text:style-name="T3303">(Alt+Enter sobre </text:span><text:span text:style-name="T2694">CommentResource</text:span><text:span text:style-name="T3303">)</text:span> <text:span text:style-name="T3303">o de “</text:span><text:span text:style-name="T2694">use</text:span><text:span text:style-name="T3303">”.</text:span></text:p>
      <text:p text:style-name="P895">Ahora vamos a dicho recurso en <text:span text:style-name="T2607">social/app/Http/Resources/CommentResource.php</text:span><text:span text:style-name="T2916">:</text:span></text:p>
      <text:p text:style-name="Standard"><text:span text:style-name="T1769">public function </text:span><text:span text:style-name="T850">toArray</text:span><text:span text:style-name="T1129">(</text:span><text:span text:style-name="T354">$request</text:span><text:span text:style-name="T1129">)</text:span><text:span text:style-name="T3304"><text:line-break/></text:span><text:span text:style-name="T1129">{</text:span><text:span text:style-name="T3304"><text:line-break/></text:span><text:span text:style-name="T1261"> <text:s text:c="3"/></text:span><text:span text:style-name="T1875">return </text:span><text:span text:style-name="T1261">[</text:span><text:span text:style-name="T96"><text:line-break/></text:span><text:span text:style-name="T1261"> <text:s text:c="5"/></text:span><text:span text:style-name="T1513">'body'</text:span><text:span text:style-name="T719">=&gt;</text:span><text:span text:style-name="T459">$this</text:span><text:span text:style-name="T719">-&gt;</text:span><text:span text:style-name="T459">body</text:span><text:span text:style-name="T96"><text:line-break/></text:span><text:span text:style-name="T3304">Devolvemos un </text:span><text:span text:style-name="T2695">array</text:span><text:span text:style-name="T3304"> con el </text:span><text:span text:style-name="T2695">body</text:span><text:span text:style-name="T3304"> del comentario que recibimos del </text:span><text:span text:style-name="T2695">request</text:span></text:p>
      <text:p text:style-name="P895"><text:span text:style-name="T406"><text:s text:c="4"/></text:span><text:span text:style-name="T1200">];</text:span><text:line-break/><text:span text:style-name="T1054">}</text:span></text:p>
      <text:p text:style-name="P158"/>
      <text:p text:style-name="Standard"><text:span text:style-name="T3304">Ejecutamos nuevamente y vemos que el test pasa. Ahora vamos a crear un </text:span><text:span text:style-name="T2695">test</text:span><text:span text:style-name="T3304"> dedicado solo al </text:span><text:span text:style-name="T2695">CommentResource.php</text:span><text:span text:style-name="T2994">. </text:span><text:span text:style-name="T2993">Duplicamos el test </text:span><text:span text:style-name="T2696">StatusResourceTest.php</text:span><text:span text:style-name="T1084"> </text:span><text:span text:style-name="T3305">y lo llamamos </text:span><text:span text:style-name="T2696">CommentResourceTest.php</text:span><text:span text:style-name="T2993">:</text:span></text:p>
      <text:p text:style-name="P896"><text:span text:style-name="T1770">&lt;?php</text:span><text:line-break/><text:line-break/><text:span text:style-name="T1741">namespace </text:span><text:span text:style-name="T173">Tests</text:span><text:span text:style-name="T2030">\</text:span><text:span text:style-name="T173">Unit</text:span><text:span text:style-name="T2030">\</text:span><text:span text:style-name="T173">Http</text:span><text:span text:style-name="T2030">\</text:span><text:span text:style-name="T173">Resources</text:span><text:span text:style-name="T1054">;</text:span><text:line-break/><text:line-break/><text:span text:style-name="T1837">use </text:span><text:span text:style-name="T191">App</text:span><text:span text:style-name="T2121">\</text:span><text:span text:style-name="T191">Http</text:span><text:span text:style-name="T2121">\</text:span><text:span text:style-name="T191">Resources</text:span><text:span text:style-name="T2121">\</text:span><text:span text:style-name="T191">CommentResource</text:span><text:span text:style-name="T1200">;</text:span><text:span text:style-name="T57"><text:line-break/></text:span><text:span text:style-name="T1837">use </text:span><text:span text:style-name="T191">App</text:span><text:span text:style-name="T2121">\</text:span><text:span text:style-name="T191">Models</text:span><text:span text:style-name="T2121">\</text:span><text:span text:style-name="T191">Comment</text:span><text:span text:style-name="T1200">;</text:span></text:p>
      <text:p text:style-name="P896"><text:span text:style-name="T3306">Importamos las clases necesarias</text:span><text:line-break/><text:span text:style-name="T1741">use </text:span><text:span text:style-name="T173">Tests</text:span><text:span text:style-name="T2030">\</text:span><text:span text:style-name="T173">TestCase</text:span><text:span text:style-name="T1054">;</text:span><text:line-break/><text:span text:style-name="T1741">use </text:span><text:span text:style-name="T173">Illuminate</text:span><text:span text:style-name="T2030">\</text:span><text:span text:style-name="T173">Foundation</text:span><text:span text:style-name="T2030">\</text:span><text:span text:style-name="T173">Testing</text:span><text:span text:style-name="T2030">\</text:span><text:span text:style-name="T173">WithFaker</text:span><text:span text:style-name="T1054">;</text:span><text:line-break/><text:span text:style-name="T1741">use </text:span><text:span text:style-name="T173">Illuminate</text:span><text:span text:style-name="T2030">\</text:span><text:span text:style-name="T173">Foundation</text:span><text:span text:style-name="T2030">\</text:span><text:span text:style-name="T173">Testing</text:span><text:span text:style-name="T2030">\</text:span><text:span text:style-name="T173">RefreshDatabase</text:span><text:span text:style-name="T1054">;</text:span><text:line-break/><text:line-break/><text:span text:style-name="T1741">class </text:span><text:span text:style-name="T1597">CommentResourceTest </text:span><text:span text:style-name="T1741">extends </text:span><text:span text:style-name="T173">TestCase</text:span><text:line-break/><text:span text:style-name="T1054">{</text:span><text:line-break/><text:span text:style-name="T1054"> <text:s text:c="3"/></text:span><text:span text:style-name="T1741">use </text:span><text:span text:style-name="T173">RefreshDatabase</text:span><text:span text:style-name="T1054">;</text:span><text:line-break/><text:line-break/><text:span text:style-name="T1054"> <text:s text:c="3"/></text:span><text:span text:style-name="T225">/**</text:span><text:line-break/><text:span text:style-name="T225"> <text:s text:c="4"/>* </text:span><text:span text:style-name="T1911">@test</text:span><text:line-break/><text:span text:style-name="T1911"> <text:s text:c="4"/></text:span><text:span text:style-name="T225">*/</text:span><text:line-break/><text:span text:style-name="T225"> <text:s text:c="3"/></text:span><text:span text:style-name="T1741">public function </text:span><text:span text:style-name="T798">a_</text:span><text:span text:style-name="T898">comment</text:span><text:span text:style-name="T798">_resources_must_have_the_necessary_fields</text:span><text:span text:style-name="T1054">()</text:span><text:line-break/><text:span text:style-name="T1054"> <text:s text:c="3"/>{</text:span></text:p>
      <text:p text:style-name="P896"><text:span text:style-name="T3306">Cambiamos el nombre de </text:span><text:span text:style-name="T2698">status</text:span><text:span text:style-name="T3306"> por </text:span><text:span text:style-name="T2698">comment</text:span><text:line-break/><text:span text:style-name="T1054"> <text:s text:c="7"/></text:span><text:span text:style-name="T289">$</text:span><text:span text:style-name="T406">comment</text:span><text:span text:style-name="T289"> </text:span><text:span text:style-name="T577">= </text:span><text:span text:style-name="T798">factory(</text:span><text:span text:style-name="T852">Status</text:span><text:span text:style-name="T798">::class)-</text:span><text:span text:style-name="T851">&gt;</text:span><text:span text:style-name="T798">create();</text:span></text:p>
      <text:p text:style-name="P897"><text:span text:style-name="T3306">Creamos un comentario que vamos a transformar</text:span><text:line-break/><text:span text:style-name="T1054"> <text:s text:c="7"/></text:span><text:span text:style-name="T289">$</text:span><text:span text:style-name="T406">commentResource</text:span><text:span text:style-name="T289"> </text:span><text:span text:style-name="T577">= </text:span><text:span text:style-name="T1630">CommentResource</text:span><text:span text:style-name="T577">::</text:span><text:span text:style-name="T1014">make</text:span><text:span text:style-name="T1054">(</text:span><text:span text:style-name="T289">$</text:span><text:span text:style-name="T406">comment</text:span><text:span text:style-name="T1054">)</text:span><text:span text:style-name="T577">-&gt;</text:span><text:span text:style-name="T798">resolve</text:span><text:span text:style-name="T1054">();</text:span><text:line-break/><text:span text:style-name="T3306">El commentResource que vamos a hacer a partir del comentario</text:span><text:line-break/><text:span text:style-name="T1054"> <text:s text:c="7"/></text:span><text:span text:style-name="T289">$this</text:span><text:span text:style-name="T577">-&gt;</text:span><text:span text:style-name="T798">assertEquals</text:span><text:span text:style-name="T1054">(</text:span><text:line-break/><text:span text:style-name="T1054"> <text:s text:c="11"/></text:span><text:span text:style-name="T289">$</text:span><text:span text:style-name="T406">comment</text:span><text:span text:style-name="T577">-&gt;</text:span><text:span text:style-name="T289">body</text:span><text:span text:style-name="T1054">,</text:span></text:p>
      <text:p text:style-name="P897"><text:span text:style-name="T3307">Nos aseguramos de que el </text:span><text:span text:style-name="T2697">body</text:span><text:span text:style-name="T3307"> del comentario</text:span><text:line-break/><text:span text:style-name="T1054"> <text:s text:c="11"/></text:span><text:span text:style-name="T289">$</text:span><text:span text:style-name="T406">commentResource</text:span><text:span text:style-name="T1054">[</text:span><text:span text:style-name="T1359">'body'</text:span><text:span text:style-name="T1054">]</text:span></text:p>
      <text:p text:style-name="Standard"><text:span text:style-name="T3307">Tiene el mismo </text:span><text:span text:style-name="T2697">body</text:span><text:span text:style-name="T3307"> que el del recurso</text:span><text:line-break/><text:span text:style-name="T1054"> <text:s text:c="7"/>);</text:span><text:line-break/><text:span text:style-name="T1054"> <text:s text:c="3"/>}</text:span><text:line-break/><text:span text:style-name="T1054">}</text:span></text:p>
      <text:p text:style-name="P159"/>
      <text:p text:style-name="P898">Ejecutamos los <text:span text:style-name="T2607">tests</text:span> y pasan todos.</text:p>
      <text:p text:style-name="P898"/>
      <text:p text:style-name="P1115"><text:a xlink:type="simple" xlink:href="https://github.com/anasmez/social/commit/d378540f132fe7f2a9736358a7215bc3f4d30ae8" text:style-name="Internet_20_link" text:visited-style-name="Visited_20_Internet_20_Link"><text:span text:style-name="T3487">Commit</text:span></text:a></text:p>
      <text:h text:style-name="P1404" text:outline-level="3">Vídeo 29</text:h>
      <text:p text:style-name="P160"/>
      <text:p text:style-name="P161">Antes de hacer nada con los comentarios, vamos a hacer una reestructuración. Vamos a renombrar el <text:span text:style-name="T2607">StatusesList.vue</text:span> por <text:span text:style-name="T2607">StatusList.vue</text:span> para que haya más coherencia con el <text:span text:style-name="T2607">StatusForm.vue</text:span>.</text:p>
      <text:p text:style-name="P162">Click derecho, Refactor y Rename o pulsamos sobre el archivo y damos <text:span text:style-name="T3308">Shift</text:span> + F6. <text:span text:style-name="T3308">Después de cambiar el nombre, aparece un error de compilación. Vamos a </text:span><text:span text:style-name="T2699">resources/assets/js/app.js</text:span><text:span text:style-name="T3308"> para cambiar el nombre también:</text:span></text:p>
      <text:p text:style-name="P162"><text:span text:style-name="T2259">window</text:span><text:span text:style-name="T1328">.</text:span><text:span text:style-name="T513">EventBus</text:span><text:span text:style-name="T776">=</text:span><text:span text:style-name="T1933">new </text:span><text:span text:style-name="T2172">Vue</text:span><text:span text:style-name="T1328">();</text:span><text:line-break/><text:span text:style-name="T2172">Vue</text:span><text:span text:style-name="T1328">.</text:span><text:span text:style-name="T1009">component</text:span><text:span text:style-name="T1328">(</text:span><text:span text:style-name="T1574">'status-form'</text:span><text:span text:style-name="T1328">, </text:span><text:span text:style-name="T513">require</text:span><text:span text:style-name="T1328">(</text:span><text:span text:style-name="T1574">'./components/StatusForm.vue'</text:span><text:span text:style-name="T1328">));</text:span><text:line-break/><text:span text:style-name="T2172">Vue</text:span><text:span text:style-name="T1328">.</text:span><text:span text:style-name="T1009">component</text:span><text:span text:style-name="T1328">(</text:span><text:span text:style-name="T1574">'</text:span><text:span text:style-name="T2443">status</text:span><text:span text:style-name="T1574">-list'</text:span><text:span text:style-name="T1328">, </text:span><text:span text:style-name="T513">require</text:span><text:span text:style-name="T1328">(</text:span><text:span text:style-name="T1574">'./components/</text:span><text:span text:style-name="T2443">StatusList</text:span><text:span text:style-name="T1574">.vue'</text:span><text:span text:style-name="T1328">));</text:span><text:line-break/></text:p>
      <text:p text:style-name="P163">Vamos a <text:span text:style-name="T2607">welcome.blade</text:span> y le cambiamos el nombre también:</text:p>
      <text:p text:style-name="P163"><text:span text:style-name="T2007"><text:s text:c="12"/></text:span><text:span text:style-name="T2172">&lt;</text:span><text:span text:style-name="T2378">status-form</text:span><text:span text:style-name="T2172">&gt;&lt;/</text:span><text:span text:style-name="T2378">status-form</text:span><text:span text:style-name="T2172">&gt;</text:span><text:line-break/><text:span text:style-name="T2172"> <text:s text:c="7"/>&lt;/</text:span><text:span text:style-name="T2378">div</text:span><text:span text:style-name="T2172">&gt;</text:span><text:line-break/><text:span text:style-name="T2172"> <text:s text:c="7"/>&lt;</text:span><text:span text:style-name="T2443">status</text:span><text:span text:style-name="T2378">-list</text:span><text:span text:style-name="T2172">&gt;&lt;/</text:span><text:span text:style-name="T2443">status</text:span><text:span text:style-name="T2378">-list</text:span><text:span text:style-name="T2172">&gt;</text:span><text:line-break/><text:span text:style-name="T2172"> <text:s text:c="3"/>&lt;/</text:span><text:span text:style-name="T2378">div</text:span><text:span text:style-name="T2172">&gt;</text:span><text:line-break/><text:span text:style-name="T2172">&lt;/</text:span><text:span text:style-name="T2378">div</text:span><text:span text:style-name="T2172">&gt;</text:span></text:p>
      <text:p text:style-name="P163"/>
      <text:p text:style-name="P164">Con esto ya compila todo y hemos conseguido cambiar el nombre. Ahora vamos a reestructurar <text:span text:style-name="T2607">StatusList.vue</text:span>. Empezamos por crear un nuevo componente de Vue llamado <text:span text:style-name="T2607">StatusListItem</text:span>.</text:p>
      <text:p text:style-name="P168">En el <text:span text:style-name="T2607">StatusList.vue</text:span> vamos a coger la siguiente parte:</text:p>
      <text:p text:style-name="P165"><text:span text:style-name="T2172">&lt;</text:span><text:span text:style-name="T2378">template</text:span><text:span text:style-name="T2172">&gt;</text:span><text:line-break/><text:span text:style-name="T2172"> <text:s text:c="3"/>&lt;</text:span><text:span text:style-name="T2378">div </text:span><text:span text:style-name="T1725">@click</text:span><text:span text:style-name="T1574">="</text:span><text:span text:style-name="T1009">redirectIfGuest</text:span><text:span text:style-name="T1574">"</text:span><text:span text:style-name="T2172">&gt;</text:span><text:line-break/><text:span text:style-name="T2174"> <text:s text:c="7"/>&lt;</text:span><text:span text:style-name="T2380">div </text:span><text:span text:style-name="T1727">class</text:span><text:span text:style-name="T1576">="card border-0 mb-3 shadow-sm" </text:span><text:span text:style-name="T1727">v-for</text:span><text:span text:style-name="T1576">="</text:span><text:span text:style-name="T2258">status </text:span><text:span text:style-name="T1935">in </text:span><text:span text:style-name="T515">statuses</text:span><text:span text:style-name="T1576">"</text:span><text:span text:style-name="T2174">&gt;</text:span><text:span text:style-name="T57"><text:line-break/></text:span><text:span text:style-name="T2174"> <text:s text:c="11"/>&lt;</text:span><text:span text:style-name="T2380">div </text:span><text:span text:style-name="T1727">class</text:span><text:span text:style-name="T1576">="card-body d-flex flex-column"</text:span><text:span text:style-name="T2174">&gt;</text:span></text:p>
      <text:p text:style-name="P551"><text:tab/> <text:s text:c="2"/>.</text:p>
      <text:p text:style-name="P551"><text:tab/> <text:s text:c="2"/>.</text:p>
      <text:p text:style-name="P390"><text:span text:style-name="T2172"><text:tab/> <text:s text:c="2"/>.</text:span><text:line-break/><text:span text:style-name="T2172"> <text:s text:c="11"/>&lt;/</text:span><text:span text:style-name="T2378">div</text:span><text:span text:style-name="T2172">&gt;</text:span><text:line-break/><text:span text:style-name="T2172"> <text:s text:c="11"/>&lt;</text:span><text:span text:style-name="T2378">div </text:span><text:span text:style-name="T1725">class</text:span><text:span text:style-name="T1574">="card-footer p-2 d-flex justify-content-between align-items-center"</text:span><text:span text:style-name="T2172">&gt;</text:span></text:p>
      <text:p text:style-name="P551"><text:tab/>.</text:p>
      <text:p text:style-name="P551"><text:tab/>.</text:p>
      <text:p text:style-name="P551"><text:tab/>.</text:p>
      <text:p text:style-name="P391"><text:span text:style-name="T2172"><text:s text:c="11"/>&lt;/</text:span><text:span text:style-name="T2378">div</text:span><text:span text:style-name="T2172">&gt;</text:span></text:p>
      <text:p text:style-name="P166"><text:span text:style-name="T2174"><text:s text:c="8"/>&lt;/</text:span><text:span text:style-name="T2380">div</text:span><text:span text:style-name="T2174">&gt;<text:tab/></text:span><text:line-break/><text:span text:style-name="T2172"> <text:s text:c="3"/>&lt;/</text:span><text:span text:style-name="T2378">div</text:span><text:span text:style-name="T2172">&gt;</text:span><text:line-break/><text:span text:style-name="T2172">&lt;/</text:span><text:span text:style-name="T2378">template</text:span><text:span text:style-name="T2172">&gt;</text:span></text:p>
      <text:p text:style-name="P169">Y lo pegamos en el <text:span text:style-name="T2607">StatusListItem.vue</text:span>:</text:p>
      <text:p text:style-name="Standard"><text:span text:style-name="T2059">&lt;</text:span><text:span text:style-name="T2316">template</text:span><text:span text:style-name="T2059">&gt;</text:span><text:span text:style-name="T2995"><text:line-break/></text:span><text:span text:style-name="T2139"> <text:s text:c="7"/>&lt;</text:span><text:span text:style-name="T2361">div </text:span><text:span text:style-name="T1712">class</text:span><text:span text:style-name="T1480">="card border-0 mb-3 shadow-sm" </text:span><text:bookmark-start text:name="__DdeLink__113806_106072034"/><text:span text:style-name="T2468">v-for</text:span><text:span text:style-name="T2471">="status </text:span><text:span text:style-name="T2468">in </text:span><text:span text:style-name="T2471">statuses"</text:span><text:bookmark-end text:name="__DdeLink__113806_106072034"/><text:span text:style-name="T2186">&gt;</text:span><text:span text:style-name="T2905"><text:line-break/></text:span><text:span text:style-name="T3309">Quitamos ese </text:span><text:span text:style-name="T2700">loop</text:span><text:span text:style-name="T3309"> porque este componente es solo para mostrar un estado</text:span></text:p>
      <text:p text:style-name="P899"><text:span text:style-name="T2139"><text:s text:c="12"/>&lt;</text:span><text:span text:style-name="T2361">div </text:span><text:span text:style-name="T1712">class</text:span><text:span text:style-name="T1480">="card-body d-flex flex-column"</text:span><text:span text:style-name="T2139">&gt;</text:span></text:p>
      <text:p text:style-name="P552"><text:tab/> <text:s text:c="2"/>.</text:p>
      <text:p text:style-name="P552"><text:tab/> <text:s text:c="2"/>.</text:p>
      <text:p text:style-name="P392"><text:span text:style-name="T2172"><text:tab/> <text:s text:c="2"/>.</text:span><text:line-break/><text:span text:style-name="T2172"> <text:s text:c="11"/>&lt;/</text:span><text:span text:style-name="T2378">div</text:span><text:span text:style-name="T2172">&gt;</text:span><text:line-break/><text:span text:style-name="T2172"> <text:s text:c="11"/>&lt;</text:span><text:span text:style-name="T2378">div </text:span><text:span text:style-name="T1725">class</text:span><text:span text:style-name="T1574">="card-footer p-2 d-flex justify-content-between align-items-center"</text:span><text:span text:style-name="T2172">&gt;</text:span></text:p>
      <text:p text:style-name="P552"><text:tab/>.</text:p>
      <text:p text:style-name="P552"><text:tab/>.</text:p>
      <text:p text:style-name="P552"><text:tab/>.</text:p>
      <text:p text:style-name="P392"><text:span text:style-name="T2172"><text:s text:c="11"/>&lt;/</text:span><text:span text:style-name="T2378">div</text:span><text:span text:style-name="T2172">&gt;</text:span></text:p>
      <text:p text:style-name="P167"><text:span text:style-name="T2174"><text:s text:c="8"/>&lt;/</text:span><text:span text:style-name="T2380">div</text:span><text:span text:style-name="T2174">&gt;<text:tab/></text:span><text:line-break/><text:span text:style-name="T2172">&lt;/</text:span><text:span text:style-name="T2378">template</text:span><text:span text:style-name="T2172">&gt;</text:span></text:p>
      <text:p text:style-name="P557"/>
      <text:p text:style-name="P900">S<text:span text:style-name="T3310">eguimos con el </text:span><text:span text:style-name="T2701">StatusListItem.vue</text:span><text:span text:style-name="T3310"> para ver qué cosas necesita el componente. Como hacemos referencia a un objeto </text:span><text:span text:style-name="T2701">status</text:span><text:span text:style-name="T3310">, vamos a recibirlo como propiedad y decir que es un objeto. Así si hay un error, </text:span><text:span text:style-name="T2701">Vue</text:span><text:span text:style-name="T3310"> nos avisará:</text:span></text:p>
      <text:p text:style-name="Standard"><text:soft-page-break/><text:span text:style-name="T2092">&lt;</text:span><text:span text:style-name="T2329">script</text:span><text:span text:style-name="T2092">&gt;</text:span><text:span text:style-name="T3309"><text:line-break/></text:span><text:span text:style-name="T2092"> <text:s text:c="3"/></text:span><text:span text:style-name="T530">export </text:span><text:span text:style-name="T1808">default </text:span><text:span text:style-name="T1130">{</text:span><text:span text:style-name="T3309"><text:line-break/></text:span><text:span text:style-name="T1262"> <text:s text:c="7"/></text:span><text:span text:style-name="T460">props</text:span><text:span text:style-name="T720">: </text:span><text:span text:style-name="T1262">{</text:span><text:span text:style-name="T97"><text:line-break/></text:span><text:span text:style-name="T1262"> <text:s text:c="11"/></text:span><text:span text:style-name="T460">status</text:span><text:span text:style-name="T720">: </text:span><text:span text:style-name="T2243">Object</text:span><text:span text:style-name="T97"><text:line-break/></text:span><text:span text:style-name="T3311">El estado que recibimos como objeto</text:span></text:p>
      <text:p text:style-name="P901"><text:span text:style-name="T2226"><text:s text:c="8"/></text:span><text:span text:style-name="T1200">}</text:span><text:line-break/><text:span text:style-name="T1054"> <text:s text:c="3"/>}</text:span><text:line-break/><text:span text:style-name="T2030">&lt;/</text:span><text:span text:style-name="T2293">script</text:span><text:span text:style-name="T2030">&gt;</text:span></text:p>
      <text:p text:style-name="P902">Así sabrá <text:span text:style-name="T2607">Vue</text:span> que tiene que recibir un objeto en la propiedad <text:span text:style-name="T2607">status</text:span>.</text:p>
      <text:p text:style-name="P902"/>
      <text:p text:style-name="P902">Vamos al <text:span text:style-name="T2607">StatusList.vue</text:span><text:span text:style-name="T2916">:</text:span></text:p>
      <text:p text:style-name="Standard"><text:span text:style-name="T2060">&lt;</text:span><text:span text:style-name="T2330">script</text:span><text:span text:style-name="T2093">&gt;</text:span><text:span text:style-name="T3312"><text:line-break/></text:span><text:span text:style-name="T2147"> <text:s text:c="3"/></text:span><text:span text:style-name="T544">import </text:span><text:span text:style-name="T2147">StatusListItem </text:span><text:span text:style-name="T1876">from </text:span><text:span text:style-name="T1514">"./StatusListItem"</text:span><text:span text:style-name="T1263">;</text:span><text:span text:style-name="T3312"><text:line-break/>Importamos el componente </text:span><text:span text:style-name="T2702">StatusListItem</text:span><text:span text:style-name="T3312"><text:line-break/></text:span><text:span text:style-name="T1131"> <text:s text:c="3"/></text:span><text:span text:style-name="T531">export </text:span><text:span text:style-name="T1809">default </text:span><text:span text:style-name="T1131">{</text:span><text:span text:style-name="T3312"><text:line-break/></text:span><text:span text:style-name="T1263"> <text:s text:c="7"/></text:span><text:span text:style-name="T461">components</text:span><text:span text:style-name="T721">: </text:span><text:span text:style-name="T1263">{</text:span><text:span text:style-name="T98"><text:line-break/></text:span><text:span text:style-name="T1263"> <text:s text:c="9"/></text:span><text:span text:style-name="T2147">StatusListItem <text:s/></text:span><text:span text:style-name="T98"><text:line-break/></text:span><text:span text:style-name="T2147"> <text:s text:c="7"/></text:span><text:span text:style-name="T1263">},</text:span><text:span text:style-name="T3312"><text:line-break/>Y lo registramos para que lo sepa </text:span><text:span text:style-name="T2702">Vue</text:span><text:span text:style-name="T2996"> </text:span><text:span text:style-name="T2997">y así poder trabajar con él</text:span></text:p>
      <text:p text:style-name="P903"><text:span text:style-name="T1131"><text:s text:c="8"/></text:span><text:span text:style-name="T853">data</text:span><text:span text:style-name="T1131">() {</text:span><text:span text:style-name="T3312"><text:line-break/></text:span><text:span text:style-name="T1131"> <text:s text:c="11"/></text:span><text:span text:style-name="T1809">return </text:span><text:span text:style-name="T1131">{</text:span><text:span text:style-name="T3312"><text:line-break/></text:span><text:span text:style-name="T1131"> <text:s text:c="15"/></text:span><text:span text:style-name="T355">statuses</text:span><text:span text:style-name="T619">: </text:span><text:span text:style-name="T1131">[]</text:span><text:span text:style-name="T3312"><text:line-break/></text:span><text:span text:style-name="T1131"> <text:s text:c="11"/>}</text:span><text:span text:style-name="T3312"><text:line-break/></text:span><text:span text:style-name="T1131"> <text:s text:c="7"/>},</text:span></text:p>
      <text:p text:style-name="P170"/>
      <text:p text:style-name="P904"><text:span text:style-name="T2916">Ahora vamos a trabajar en el </text:span><text:span text:style-name="T2607">template</text:span><text:span text:style-name="T2916">:</text:span></text:p>
      <text:p text:style-name="Standard"><text:span text:style-name="T2061">&lt;</text:span><text:span text:style-name="T2331">template</text:span><text:span text:style-name="T2094">&gt;</text:span><text:span text:style-name="T3313"><text:line-break/></text:span><text:span text:style-name="T2094"> <text:s text:c="3"/>&lt;</text:span><text:span text:style-name="T2331">div </text:span><text:span text:style-name="T1688">@click</text:span><text:span text:style-name="T1413">="</text:span><text:span text:style-name="T854">redirectIfGuest</text:span><text:span text:style-name="T1413">"</text:span><text:span text:style-name="T2094">&gt;</text:span><text:span text:style-name="T3313"><text:line-break/></text:span><text:span text:style-name="T2148"> <text:s text:c="7"/>&lt;</text:span><text:span text:style-name="T2368">status-list-item</text:span><text:span text:style-name="T99"><text:line-break/></text:span><text:span text:style-name="T3314">Añadimos un componente que no hemos registrado todavía</text:span></text:p>
      <text:p text:style-name="Standard"><text:span text:style-name="T2368"><text:s text:c="16"/></text:span><text:span text:style-name="T1717">v-for</text:span><text:span text:style-name="T1515">="</text:span><text:span text:style-name="T2244">status </text:span><text:span text:style-name="T1877">in </text:span><text:span text:style-name="T462">statuses</text:span><text:span text:style-name="T1515">"</text:span><text:span text:style-name="T99"><text:line-break/></text:span><text:span text:style-name="T3314">Le aplicamos un </text:span><text:span text:style-name="T2703">loop</text:span><text:span text:style-name="T3314"> para mostrar los estados</text:span></text:p>
      <text:p text:style-name="P905"><text:span text:style-name="T1458"><text:s text:c="8"/></text:span><text:span text:style-name="T2121">&gt;&lt;/</text:span><text:span text:style-name="T2350">status-list-item</text:span><text:span text:style-name="T2121">&gt;</text:span><text:line-break/><text:span text:style-name="T2030"> <text:s text:c="3"/>&lt;/</text:span><text:span text:style-name="T2293">div</text:span><text:span text:style-name="T2030">&gt;</text:span><text:line-break/><text:span text:style-name="T2030">&lt;/</text:span><text:span text:style-name="T2293">template</text:span><text:span text:style-name="T2030">&gt;</text:span></text:p>
      <text:p text:style-name="P171"/>
      <text:p text:style-name="P906"><text:span text:style-name="T2916">El </text:span><text:span text:style-name="T2607">status-list-item</text:span><text:span text:style-name="T2916"> de antes vemos que recibe una propiedad llamada </text:span><text:span text:style-name="T2607">status</text:span><text:span text:style-name="T2916">. Estas propiedades son opcionales por defecto. Si queremos que nos muestre un error si no le pasamos las propiedades, podemos definir un objeto y decirle que sea obligatorio:</text:span></text:p>
      <text:p text:style-name="Standard"><text:span text:style-name="T2062">&lt;</text:span><text:span text:style-name="T2332">script</text:span><text:span text:style-name="T2095">&gt;</text:span><text:span text:style-name="T3315"><text:line-break/></text:span><text:span text:style-name="T2095"> <text:s text:c="3"/></text:span><text:span text:style-name="T532">export </text:span><text:span text:style-name="T1810">default </text:span><text:span text:style-name="T1132">{</text:span><text:span text:style-name="T3315"><text:line-break/></text:span><text:span text:style-name="T1132"> <text:s text:c="7"/></text:span><text:span text:style-name="T356">props</text:span><text:span text:style-name="T620">: </text:span><text:span text:style-name="T1132">{</text:span><text:span text:style-name="T3315"><text:line-break/></text:span><text:span text:style-name="T1132"> <text:s text:c="11"/></text:span><text:span text:style-name="T356">status</text:span><text:span text:style-name="T620">: </text:span><text:span text:style-name="T1132">{</text:span><text:span text:style-name="T3315"><text:line-break/></text:span><text:span text:style-name="T1264"> <text:s text:c="15"/></text:span><text:span text:style-name="T463">type</text:span><text:span text:style-name="T722">: </text:span><text:span text:style-name="T2245">Object</text:span><text:span text:style-name="T1264">,</text:span><text:span text:style-name="T100"><text:line-break/></text:span><text:span text:style-name="T3316">Le decimos que es un objeto</text:span></text:p>
      <text:p text:style-name="Standard"><text:span text:style-name="T1264"><text:s text:c="16"/></text:span><text:span text:style-name="T463">required</text:span><text:span text:style-name="T722">: </text:span><text:span text:style-name="T2264">true</text:span><text:span text:style-name="T3315"><text:line-break/>Y que es obligatorio</text:span></text:p>
      <text:p text:style-name="P908"><text:span text:style-name="T2269"><text:s text:c="12"/></text:span><text:span text:style-name="T1132">}</text:span><text:span text:style-name="T3315"><text:line-break/></text:span><text:span text:style-name="T1132"> <text:s text:c="7"/>}</text:span><text:span text:style-name="T1324">,</text:span><text:span text:style-name="T3273"><text:line-break/></text:span><text:span text:style-name="T1324"> <text:s text:c="7"/></text:span><text:span text:style-name="T507">methods</text:span><text:span text:style-name="T772">: </text:span><text:span text:style-name="T1324">{</text:span><text:span text:style-name="T3273"><text:line-break/></text:span><text:span text:style-name="T1324"> <text:s text:c="11"/></text:span><text:span text:style-name="T1005">like</text:span><text:span text:style-name="T1324">(</text:span><text:span text:style-name="T2169">status</text:span><text:span text:style-name="T1324">) {</text:span><text:span text:style-name="T3273"><text:line-break/></text:span><text:span text:style-name="T1324"> <text:s text:c="15"/></text:span><text:span text:style-name="T507">axios</text:span><text:span text:style-name="T1324">.</text:span><text:span text:style-name="T2169">post</text:span><text:span text:style-name="T1324">(</text:span><text:span text:style-name="T1569">`/statuses/</text:span><text:span text:style-name="T2169">$</text:span><text:span text:style-name="T1324">{</text:span><text:span text:style-name="T2169">status</text:span><text:span text:style-name="T1324">.</text:span><text:span text:style-name="T507">id</text:span><text:span text:style-name="T1324">}</text:span><text:span text:style-name="T1569">/likes`</text:span><text:span text:style-name="T1324">)</text:span><text:span text:style-name="T3273"><text:line-break/></text:span><text:span text:style-name="T1324"> <text:s text:c="19"/>.</text:span><text:span text:style-name="T1005">then</text:span><text:span text:style-name="T1324">(</text:span><text:span text:style-name="T2169">respuesta </text:span><text:span text:style-name="T772">=&gt; </text:span><text:span text:style-name="T1324">{</text:span><text:span text:style-name="T3273"><text:line-break/></text:span><text:span text:style-name="T1324"> <text:s text:c="23"/></text:span><text:span text:style-name="T2169">status</text:span><text:span text:style-name="T1324">.</text:span><text:span text:style-name="T507">is_liked </text:span><text:span text:style-name="T772">= </text:span><text:span text:style-name="T2273">true</text:span><text:span text:style-name="T1324">;</text:span><text:span text:style-name="T3273"><text:line-break/></text:span><text:span text:style-name="T1324"> <text:s text:c="23"/></text:span><text:span text:style-name="T2169">status</text:span><text:span text:style-name="T1324">.</text:span><text:span text:style-name="T2169">likes_count</text:span><text:span text:style-name="T772">++</text:span><text:span text:style-name="T1324">;</text:span><text:span text:style-name="T3273"><text:line-break/></text:span><text:span text:style-name="T1324"> <text:s text:c="19"/>})</text:span><text:span text:style-name="T3273"><text:line-break/></text:span><text:span text:style-name="T1324"> <text:s text:c="11"/>},</text:span><text:span text:style-name="T3273"><text:line-break/></text:span><text:span text:style-name="T1324"> <text:s text:c="11"/></text:span><text:span text:style-name="T1005">unlike</text:span><text:span text:style-name="T1324">(</text:span><text:span text:style-name="T2169">status</text:span><text:span text:style-name="T1324">) {</text:span><text:span text:style-name="T3273"><text:line-break/></text:span><text:span text:style-name="T1324"> <text:s text:c="15"/></text:span><text:span text:style-name="T507">axios</text:span><text:span text:style-name="T1324">.</text:span><text:span text:style-name="T2169">delete</text:span><text:span text:style-name="T1324">(</text:span><text:span text:style-name="T1569">`/statuses/</text:span><text:span text:style-name="T2169">$</text:span><text:span text:style-name="T1324">{</text:span><text:span text:style-name="T2169">status</text:span><text:span text:style-name="T1324">.</text:span><text:span text:style-name="T507">id</text:span><text:span text:style-name="T1324">}</text:span><text:span text:style-name="T1569">/likes`</text:span><text:span text:style-name="T1324">)</text:span><text:span text:style-name="T3273"><text:line-break/></text:span><text:soft-page-break/><text:span text:style-name="T1324"> <text:s text:c="19"/>.</text:span><text:span text:style-name="T1005">then</text:span><text:span text:style-name="T1324">(</text:span><text:span text:style-name="T2169">respuesta </text:span><text:span text:style-name="T772">=&gt; </text:span><text:span text:style-name="T1324">{</text:span><text:span text:style-name="T3273"><text:line-break/></text:span><text:span text:style-name="T1324"> <text:s text:c="23"/></text:span><text:span text:style-name="T2169">status</text:span><text:span text:style-name="T1324">.</text:span><text:span text:style-name="T507">is_liked </text:span><text:span text:style-name="T772">= </text:span><text:span text:style-name="T2273">false</text:span><text:span text:style-name="T1324">;</text:span><text:span text:style-name="T3273"><text:line-break/></text:span><text:span text:style-name="T1324"> <text:s text:c="23"/></text:span><text:span text:style-name="T2169">status</text:span><text:span text:style-name="T1324">.</text:span><text:span text:style-name="T2169">likes_count</text:span><text:span text:style-name="T772">--</text:span><text:span text:style-name="T1324">;</text:span><text:span text:style-name="T3273"><text:line-break/></text:span><text:span text:style-name="T1324"> <text:s text:c="19"/>})</text:span><text:span text:style-name="T3273"><text:line-break/></text:span><text:span text:style-name="T1324"> <text:s text:c="11"/>}</text:span><text:span text:style-name="T3273"><text:line-break/></text:span><text:span text:style-name="T1324"> <text:s text:c="7"/>}</text:span><text:span text:style-name="T3315"><text:line-break/>Esto está copiado y cortado tal cual del otro componente</text:span></text:p>
      <text:p text:style-name="P907"><text:span text:style-name="T1054"><text:s text:c="4"/>}</text:span><text:line-break/><text:span text:style-name="T2030">&lt;/</text:span><text:span text:style-name="T2293">script</text:span><text:span text:style-name="T2030">&gt;</text:span><text:line-break/></text:p>
      <text:p text:style-name="P909"><text:span text:style-name="T2916">Volviendo al </text:span><text:span text:style-name="T2607">template</text:span><text:span text:style-name="T2916">:</text:span></text:p>
      <text:p text:style-name="P910"><text:span text:style-name="T2047">&lt;</text:span><text:span text:style-name="T2293">template</text:span><text:span text:style-name="T2030">&gt;</text:span><text:line-break/><text:span text:style-name="T2030"> <text:s text:c="3"/>&lt;</text:span><text:span text:style-name="T2293">div </text:span><text:span text:style-name="T1667">@click</text:span><text:span text:style-name="T1359">="</text:span><text:span text:style-name="T798">redirectIfGuest</text:span><text:span text:style-name="T1359">"</text:span><text:span text:style-name="T2030">&gt;</text:span><text:line-break/><text:span text:style-name="T2030"> <text:s text:c="7"/>&lt;</text:span><text:span text:style-name="T2293">status-list-item</text:span><text:line-break/><text:span text:style-name="T2293"> <text:s text:c="15"/></text:span><text:span text:style-name="T1667">v-for</text:span><text:span text:style-name="T1359">="</text:span><text:span text:style-name="T2195">status </text:span><text:span text:style-name="T1741">in </text:span><text:span text:style-name="T289">statuses</text:span><text:span text:style-name="T1359">"</text:span><text:line-break/><text:span text:style-name="T1458"> <text:s text:c="15"/></text:span><text:span text:style-name="T1700">:status</text:span><text:span text:style-name="T1458">="</text:span><text:span text:style-name="T2226">status</text:span><text:span text:style-name="T1458">"</text:span><text:line-break/><text:span text:style-name="T3318">Nos obliga a poner un </text:span><text:span text:style-name="T2704">status</text:span><text:span text:style-name="T3318"> el propio </text:span><text:span text:style-name="T2704">IDE</text:span><text:span text:style-name="T3318"> por el </text:span><text:span text:style-name="T2704">required</text:span></text:p>
      <text:p text:style-name="P910"><text:span text:style-name="T1458"><text:s text:c="16"/></text:span><text:span text:style-name="T1700">:key</text:span><text:span text:style-name="T1458">="</text:span><text:span text:style-name="T2226">status</text:span><text:span text:style-name="T1200">.</text:span><text:span text:style-name="T406">id</text:span><text:span text:style-name="T1458">"</text:span></text:p>
      <text:p text:style-name="Standard"><text:span text:style-name="T3318">Cuando hacemos </text:span><text:span text:style-name="T2704">loops</text:span><text:span text:style-name="T3318">, </text:span><text:span text:style-name="T2704">Vue</text:span><text:span text:style-name="T3318"> necesita identificar a cada estado con algo así que ponemos el </text:span><text:span text:style-name="T2704">id</text:span><text:span text:style-name="T3318"><text:line-break/></text:span><text:span text:style-name="T1414"> <text:s text:c="7"/></text:span><text:span text:style-name="T2096">&gt;&lt;/</text:span><text:span text:style-name="T2333">status-list-item</text:span><text:span text:style-name="T2096">&gt;</text:span><text:span text:style-name="T3317"><text:line-break/></text:span><text:span text:style-name="T2096"> <text:s text:c="3"/>&lt;/</text:span><text:span text:style-name="T2333">div</text:span><text:span text:style-name="T2096">&gt;</text:span><text:span text:style-name="T3317"><text:line-break/></text:span><text:span text:style-name="T2096">&lt;/</text:span><text:span text:style-name="T2333">template</text:span><text:span text:style-name="T2096">&gt;</text:span></text:p>
      <text:p text:style-name="P172"/>
      <text:p text:style-name="P173">Y con esto ya compila todo bien sin problema.</text:p>
      <text:p text:style-name="P174">Ahora, si volvemos al <text:span text:style-name="T2607">status-list-item</text:span>, vemos que tenemos métodos de dar y quitar “<text:span text:style-name="T2607">me</text:span> <text:span text:style-name="T2607">gusta</text:span>”. Vamos a encapsularlos y dedicarles un componente.</text:p>
      <text:p text:style-name="P174">Creamos un nuevo componente de <text:span text:style-name="T2607">Vue</text:span>:</text:p>
      <text:p text:style-name="P68">social/resources/assets/js/components/LikeBtn.vue</text:p>
      <text:p text:style-name="P68"/>
      <text:p text:style-name="P174">Vamos a dejarlo tal que así:</text:p>
      <text:p text:style-name="P175"><text:span text:style-name="T2172">&lt;</text:span><text:span text:style-name="T2378">template</text:span><text:span text:style-name="T2172">&gt;</text:span><text:line-break/><text:span text:style-name="T2175"> <text:s text:c="3"/>&lt;</text:span><text:span text:style-name="T2381">button </text:span><text:span text:style-name="T1728">class</text:span><text:span text:style-name="T1577">="btn btn-link btn-sm"</text:span><text:span text:style-name="T3272"><text:line-break/></text:span><text:span text:style-name="T1577"> <text:s text:c="11"/></text:span><text:span text:style-name="T1728">v-if</text:span><text:span text:style-name="T1577">="</text:span><text:span text:style-name="T2260">status</text:span><text:span text:style-name="T1332">.</text:span><text:span text:style-name="T517">is_liked</text:span><text:span text:style-name="T1577">"</text:span><text:span text:style-name="T3272"><text:line-break/></text:span><text:span text:style-name="T1577"> <text:s text:c="11"/></text:span><text:span text:style-name="T1728">dusk</text:span><text:span text:style-name="T1577">="unlike-btn"</text:span><text:span text:style-name="T3272"><text:line-break/></text:span><text:span text:style-name="T1577"> <text:s text:c="11"/></text:span><text:span text:style-name="T1728">@click</text:span><text:span text:style-name="T1577">="</text:span><text:span text:style-name="T2175">unlike</text:span><text:span text:style-name="T1332">(</text:span><text:span text:style-name="T2260">status</text:span><text:span text:style-name="T1332">)</text:span><text:span text:style-name="T1577">"</text:span><text:span text:style-name="T2175">&gt;</text:span><text:span text:style-name="T3272"><text:line-break/></text:span><text:span text:style-name="T2175"> <text:s text:c="7"/>&lt;</text:span><text:span text:style-name="T2381">strong</text:span><text:span text:style-name="T2175">&gt;</text:span><text:span text:style-name="T3272"><text:line-break/></text:span><text:span text:style-name="T2175"> <text:s text:c="11"/>&lt;</text:span><text:span text:style-name="T2381">i </text:span><text:span text:style-name="T1728">class</text:span><text:span text:style-name="T1577">="fa fa-thumbs-up text-primary mr-1"</text:span><text:span text:style-name="T2175">&gt;&lt;/</text:span><text:span text:style-name="T2381">i</text:span><text:span text:style-name="T2175">&gt;</text:span><text:span text:style-name="T3272"><text:line-break/></text:span><text:span text:style-name="T2175"> <text:s text:c="11"/>TE GUSTA</text:span><text:span text:style-name="T3272"><text:line-break/></text:span><text:span text:style-name="T2175"> <text:s text:c="7"/>&lt;/</text:span><text:span text:style-name="T2381">strong</text:span><text:span text:style-name="T2175">&gt;</text:span><text:span text:style-name="T3272"><text:line-break/></text:span><text:span text:style-name="T2175"> <text:s text:c="3"/>&lt;/</text:span><text:span text:style-name="T2381">button</text:span><text:span text:style-name="T2175">&gt;</text:span><text:span text:style-name="T3272"><text:line-break/><text:line-break/></text:span><text:span text:style-name="T2175"> <text:s text:c="3"/>&lt;</text:span><text:span text:style-name="T2381">button </text:span><text:span text:style-name="T1728">class</text:span><text:span text:style-name="T1577">="btn btn-link btn-sm"</text:span><text:span text:style-name="T3272"><text:line-break/></text:span><text:span text:style-name="T1577"> <text:s text:c="11"/></text:span><text:span text:style-name="T1728">v-else</text:span><text:span text:style-name="T3272"><text:line-break/></text:span><text:span text:style-name="T1728"> <text:s text:c="11"/>dusk</text:span><text:span text:style-name="T1577">="like-btn"</text:span><text:span text:style-name="T3272"><text:line-break/></text:span><text:span text:style-name="T1577"> <text:s text:c="11"/></text:span><text:span text:style-name="T1728">@click</text:span><text:span text:style-name="T1577">="</text:span><text:span text:style-name="T2175">like</text:span><text:span text:style-name="T1332">(</text:span><text:span text:style-name="T2260">status</text:span><text:span text:style-name="T1332">)</text:span><text:span text:style-name="T1577">"</text:span><text:span text:style-name="T2175">&gt;</text:span><text:span text:style-name="T3272"><text:line-break/></text:span><text:span text:style-name="T2175"> <text:s text:c="7"/>&lt;</text:span><text:span text:style-name="T2381">i </text:span><text:span text:style-name="T1728">class</text:span><text:span text:style-name="T1577">="far fa-thumbs-up text-primary mr-1"</text:span><text:span text:style-name="T2175">&gt;&lt;/</text:span><text:span text:style-name="T2381">i</text:span><text:span text:style-name="T2175">&gt;</text:span><text:span text:style-name="T3272"><text:line-break/></text:span><text:span text:style-name="T2175"> <text:s text:c="7"/>ME GUSTA</text:span><text:span text:style-name="T3272"><text:line-break/></text:span><text:span text:style-name="T2175"> <text:s text:c="3"/>&lt;/</text:span><text:span text:style-name="T2381">button</text:span><text:span text:style-name="T2175">&gt;</text:span></text:p>
      <text:p text:style-name="Standard"><text:span text:style-name="T2999">Esto está copiado tal cual de </text:span><text:span text:style-name="T2705">StatusListItem.vue</text:span><text:span text:style-name="T2998"><text:line-break/></text:span><text:span text:style-name="T2063">&lt;/</text:span><text:span text:style-name="T2317">template</text:span><text:span text:style-name="T2063">&gt;</text:span></text:p>
      <text:p text:style-name="P174"/>
      <text:p text:style-name="P176">Vamos a definir cosas en la parte <text:span text:style-name="T2607">script</text:span>:</text:p>
      <text:p text:style-name="Standard"><text:span text:style-name="T2064">&lt;</text:span><text:span text:style-name="T2318">script</text:span><text:span text:style-name="T2064">&gt;</text:span><text:span text:style-name="T2999"><text:line-break/></text:span><text:span text:style-name="T2170"> <text:s text:c="3"/></text:span><text:span text:style-name="T552">export </text:span><text:span text:style-name="T1908">default </text:span><text:span text:style-name="T1326">{</text:span><text:span text:style-name="T3137"><text:line-break/></text:span><text:span text:style-name="T1326"> <text:s text:c="7"/></text:span><text:span text:style-name="T508">props</text:span><text:span text:style-name="T773">: </text:span><text:span text:style-name="T1326">{</text:span><text:span text:style-name="T3137"><text:line-break/></text:span><text:span text:style-name="T1326"> <text:s text:c="11"/></text:span><text:span text:style-name="T508">status</text:span><text:span text:style-name="T773">: </text:span><text:span text:style-name="T1326">{</text:span><text:span text:style-name="T3137"><text:line-break/></text:span><text:span text:style-name="T1326"> <text:s text:c="15"/></text:span><text:span text:style-name="T508">type</text:span><text:span text:style-name="T773">: </text:span><text:span text:style-name="T2255">Object</text:span><text:span text:style-name="T1326">,</text:span><text:span text:style-name="T3137"><text:line-break/></text:span><text:span text:style-name="T1326"> <text:s text:c="15"/></text:span><text:span text:style-name="T508">required</text:span><text:span text:style-name="T773">: </text:span><text:span text:style-name="T2274">true</text:span><text:span text:style-name="T3137"><text:line-break/></text:span><text:span text:style-name="T2274"> <text:s text:c="11"/></text:span><text:span text:style-name="T1326">},</text:span><text:span text:style-name="T3137"><text:line-break/></text:span><text:soft-page-break/><text:span text:style-name="T1326"> <text:s text:c="7"/>},</text:span><text:span text:style-name="T3137"><text:line-break/></text:span><text:span text:style-name="T3319">Esto lo copiamos de </text:span><text:span text:style-name="T2707">StatusListItem.vue</text:span></text:p>
      <text:p text:style-name="P911"><text:span text:style-name="T1326"><text:s text:c="8"/></text:span><text:span text:style-name="T508">methods</text:span><text:span text:style-name="T773">: </text:span><text:span text:style-name="T1326">{</text:span><text:span text:style-name="T3137"><text:line-break/></text:span><text:span text:style-name="T1326"> <text:s text:c="11"/></text:span><text:span text:style-name="T1006">like</text:span><text:span text:style-name="T1326">(</text:span><text:span text:style-name="T2170">status</text:span><text:span text:style-name="T1326">) {</text:span><text:span text:style-name="T3137"><text:line-break/></text:span><text:span text:style-name="T1326"> <text:s text:c="15"/></text:span><text:span text:style-name="T508">axios</text:span><text:span text:style-name="T1326">.</text:span><text:span text:style-name="T2170">post</text:span><text:span text:style-name="T1326">(</text:span><text:span text:style-name="T1570">`/statuses/</text:span><text:span text:style-name="T2170">$</text:span><text:span text:style-name="T1326">{</text:span><text:span text:style-name="T2170">status</text:span><text:span text:style-name="T1326">.</text:span><text:span text:style-name="T508">id</text:span><text:span text:style-name="T1326">}</text:span><text:span text:style-name="T1570">/likes`</text:span><text:span text:style-name="T1326">)</text:span><text:span text:style-name="T3137"><text:line-break/></text:span><text:span text:style-name="T1326"> <text:s text:c="19"/>.</text:span><text:span text:style-name="T1006">then</text:span><text:span text:style-name="T1326">(</text:span><text:span text:style-name="T2170">respuesta </text:span><text:span text:style-name="T773">=&gt; </text:span><text:span text:style-name="T1326">{</text:span><text:span text:style-name="T3137"><text:line-break/></text:span><text:span text:style-name="T1326"> <text:s text:c="23"/></text:span><text:span text:style-name="T2170">status</text:span><text:span text:style-name="T1326">.</text:span><text:span text:style-name="T508">is_liked </text:span><text:span text:style-name="T773">= </text:span><text:span text:style-name="T2274">true</text:span><text:span text:style-name="T1326">;</text:span><text:span text:style-name="T3137"><text:line-break/></text:span><text:span text:style-name="T1326"> <text:s text:c="23"/></text:span><text:span text:style-name="T2170">status</text:span><text:span text:style-name="T1326">.</text:span><text:span text:style-name="T2170">likes_count</text:span><text:span text:style-name="T773">++</text:span><text:span text:style-name="T1326">;</text:span><text:span text:style-name="T3137"><text:line-break/></text:span><text:span text:style-name="T1326"> <text:s text:c="19"/>})</text:span><text:span text:style-name="T3137"><text:line-break/></text:span><text:span text:style-name="T1326"> <text:s text:c="11"/>},</text:span><text:span text:style-name="T3137"><text:line-break/></text:span><text:span text:style-name="T1326"> <text:s text:c="11"/></text:span><text:span text:style-name="T1006">unlike</text:span><text:span text:style-name="T1326">(</text:span><text:span text:style-name="T2170">status</text:span><text:span text:style-name="T1326">) {</text:span><text:span text:style-name="T3137"><text:line-break/></text:span><text:span text:style-name="T1326"> <text:s text:c="15"/></text:span><text:span text:style-name="T508">axios</text:span><text:span text:style-name="T1326">.</text:span><text:span text:style-name="T2170">delete</text:span><text:span text:style-name="T1326">(</text:span><text:span text:style-name="T1570">`/statuses/</text:span><text:span text:style-name="T2170">$</text:span><text:span text:style-name="T1326">{</text:span><text:span text:style-name="T2170">status</text:span><text:span text:style-name="T1326">.</text:span><text:span text:style-name="T508">id</text:span><text:span text:style-name="T1326">}</text:span><text:span text:style-name="T1570">/likes`</text:span><text:span text:style-name="T1326">)</text:span><text:span text:style-name="T3137"><text:line-break/></text:span><text:span text:style-name="T1326"> <text:s text:c="19"/>.</text:span><text:span text:style-name="T1006">then</text:span><text:span text:style-name="T1326">(</text:span><text:span text:style-name="T2170">respuesta </text:span><text:span text:style-name="T773">=&gt; </text:span><text:span text:style-name="T1326">{</text:span><text:span text:style-name="T3137"><text:line-break/></text:span><text:span text:style-name="T1326"> <text:s text:c="23"/></text:span><text:span text:style-name="T2170">status</text:span><text:span text:style-name="T1326">.</text:span><text:span text:style-name="T508">is_liked </text:span><text:span text:style-name="T773">= </text:span><text:span text:style-name="T2274">false</text:span><text:span text:style-name="T1326">;</text:span><text:span text:style-name="T3137"><text:line-break/></text:span><text:span text:style-name="T1326"> <text:s text:c="23"/></text:span><text:span text:style-name="T2170">status</text:span><text:span text:style-name="T1326">.</text:span><text:span text:style-name="T2170">likes_count</text:span><text:span text:style-name="T773">--</text:span><text:span text:style-name="T1326">;</text:span><text:span text:style-name="T3137"><text:line-break/></text:span><text:span text:style-name="T1326"> <text:s text:c="19"/>})</text:span><text:span text:style-name="T3137"><text:line-break/></text:span><text:span text:style-name="T1326"> <text:s text:c="11"/>}</text:span><text:span text:style-name="T3137"><text:line-break/></text:span><text:span text:style-name="T1326"> <text:s text:c="7"/>}</text:span><text:span text:style-name="T3137"><text:line-break/></text:span><text:span text:style-name="T1326"> <text:s text:c="3"/>}</text:span></text:p>
      <text:p text:style-name="Standard"><text:span text:style-name="T3000">Esta c</text:span><text:span text:style-name="T3001">ortado</text:span><text:span text:style-name="T3000"> tal cual de </text:span><text:span text:style-name="T2706">StatusListItem.vue</text:span><text:span text:style-name="T3000">. Tiene más lógica que esté aquí ya que son los métodos del botón de me gusta</text:span><text:span text:style-name="T2999"><text:line-break/></text:span><text:span text:style-name="T2064">&lt;/</text:span><text:span text:style-name="T2318">script</text:span><text:span text:style-name="T2064">&gt;</text:span></text:p>
      <text:p text:style-name="P176"/>
      <text:p text:style-name="P177">Vamos a hacer uso de él en <text:span text:style-name="T2607">StatusListItem.vue</text:span> importándolo:</text:p>
      <text:p text:style-name="P178"><text:span text:style-name="T2172">&lt;</text:span><text:span text:style-name="T2378">script</text:span><text:span text:style-name="T2172">&gt;</text:span><text:line-break/><text:span text:style-name="T2174"> <text:s text:c="3"/></text:span><text:span text:style-name="T554">import </text:span><text:span text:style-name="T2174">LikeBtn </text:span><text:span text:style-name="T1935">from </text:span><text:span text:style-name="T1576">'./LikeBtn'</text:span></text:p>
      <text:p text:style-name="Standard"><text:span text:style-name="T3003">Importamos nuestro componente para usarlo</text:span><text:span text:style-name="T3000"><text:line-break/></text:span><text:span text:style-name="T1571"> <text:s text:c="3"/></text:span><text:span text:style-name="T553">export </text:span><text:span text:style-name="T1909">default </text:span><text:span text:style-name="T1325">{</text:span><text:span text:style-name="T3138"><text:line-break/></text:span><text:span text:style-name="T1325"> <text:s text:c="7"/></text:span><text:span text:style-name="T509">props</text:span><text:span text:style-name="T774">: </text:span><text:span text:style-name="T1325">{</text:span><text:span text:style-name="T3138"><text:line-break/></text:span><text:span text:style-name="T1325"> <text:s text:c="11"/></text:span><text:span text:style-name="T509">status</text:span><text:span text:style-name="T774">: </text:span><text:span text:style-name="T1325">{</text:span><text:span text:style-name="T3138"><text:line-break/></text:span><text:span text:style-name="T1325"> <text:s text:c="15"/></text:span><text:span text:style-name="T509">type</text:span><text:span text:style-name="T774">: </text:span><text:span text:style-name="T2256">Object</text:span><text:span text:style-name="T1325">,</text:span><text:span text:style-name="T3138"><text:line-break/></text:span><text:span text:style-name="T1325"> <text:s text:c="15"/></text:span><text:span text:style-name="T509">required</text:span><text:span text:style-name="T774">: </text:span><text:span text:style-name="T2275">true</text:span><text:span text:style-name="T3138"><text:line-break/></text:span><text:span text:style-name="T2275"> <text:s text:c="11"/></text:span><text:span text:style-name="T1325">},</text:span><text:span text:style-name="T3138"><text:line-break/></text:span><text:span text:style-name="T1325"> <text:s text:c="7"/>},</text:span></text:p>
      <text:p text:style-name="P912"><text:span text:style-name="T3002">Esto lo mantenemos</text:span><text:span text:style-name="T3000"><text:line-break/></text:span><text:span text:style-name="T1219"> <text:s text:c="7"/></text:span><text:span text:style-name="T418">components</text:span><text:span text:style-name="T683">:</text:span><text:span text:style-name="T1219">{</text:span><text:span text:style-name="T2906"><text:line-break/></text:span><text:span text:style-name="T1219"> <text:s text:c="11"/></text:span><text:span text:style-name="T2140">LikeBtn</text:span><text:span text:style-name="T2906"><text:line-break/></text:span><text:span text:style-name="T2140"> <text:s text:c="7"/></text:span><text:span text:style-name="T1219">}</text:span></text:p>
      <text:p text:style-name="Standard"><text:span text:style-name="T3003">Aquí registramos nuestro componente para poder usarlo</text:span><text:span text:style-name="T3000"><text:line-break/></text:span><text:span text:style-name="T1085"> <text:s text:c="3"/>}</text:span><text:span text:style-name="T3000"><text:line-break/></text:span><text:span text:style-name="T2065">&lt;/</text:span><text:span text:style-name="T2319">script</text:span><text:span text:style-name="T2065">&gt;</text:span></text:p>
      <text:p text:style-name="P177"/>
      <text:p text:style-name="P179">Ahora hacemos uso del componente que acabamos de importar y registrar.</text:p>
      <text:p text:style-name="P179">Vamos al <text:span text:style-name="T2607">template</text:span>:</text:p>
      <text:p text:style-name="Standard"><text:span text:style-name="T2066">&lt;</text:span><text:span text:style-name="T2320">div </text:span><text:span text:style-name="T1680">class</text:span><text:span text:style-name="T1388">="card-footer p-2 d-flex justify-content-between align-items-center"</text:span><text:span text:style-name="T2066">&gt;</text:span><text:span text:style-name="T3004"><text:line-break/></text:span><text:span text:style-name="T2141"> <text:s text:c="3"/>&lt;</text:span><text:span text:style-name="T2362">like-btn</text:span><text:span text:style-name="T2907"><text:line-break/></text:span><text:span text:style-name="T3320">Nuestro componente</text:span></text:p>
      <text:p text:style-name="Standard"><text:span text:style-name="T2362"><text:s text:c="8"/></text:span><text:span text:style-name="T1713">:status</text:span><text:span text:style-name="T1481">="</text:span><text:span text:style-name="T419">status</text:span><text:span text:style-name="T1481">"</text:span><text:span text:style-name="T2907"><text:line-break/></text:span><text:span text:style-name="T3320">Le pasamos el estado como parámetro</text:span></text:p>
      <text:p text:style-name="Standard"><text:span text:style-name="T1481"><text:s text:c="4"/></text:span><text:span text:style-name="T2141">&gt;</text:span><text:span text:style-name="T2907"><text:line-break/></text:span><text:span text:style-name="T2141"> <text:s text:c="3"/>&lt;/</text:span><text:span text:style-name="T2362">like-btn</text:span><text:span text:style-name="T2141">&gt;</text:span><text:span text:style-name="T3004"><text:line-break/></text:span><text:span text:style-name="T3320">Lo colocamos justo en el sitio donde estaba nuestro </text:span><text:span text:style-name="T2708">like</text:span><text:span text:style-name="T3320"> antes</text:span></text:p>
      <text:p text:style-name="P913"><text:span text:style-name="T2066"><text:s text:c="4"/>&lt;</text:span><text:span text:style-name="T2320">div </text:span><text:span text:style-name="T1680">class</text:span><text:span text:style-name="T1388">="text-secondary mr-2"</text:span><text:span text:style-name="T2066">&gt;</text:span></text:p>
      <text:p text:style-name="P179"/>
      <text:p text:style-name="P180">Y con esto ya hemos hecho nuestra reestructuración y pasan todos los tests.</text:p>
      <text:p text:style-name="P180"/>
      <text:p text:style-name="P276"><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1">Queremos añadir comentarios a los estados así que primero empezamos por un test de Dusk:</text:p>
      <text:p text:style-name="P915"><text:span text:style-name="T43">art dusk:make UserCanCommentStatusTest</text:span><text:span text:style-name="T1979"><text:line-break/><text:line-break/></text:span><text:span text:style-name="T3321">Lo abrimos y empezamos:</text:span><text:line-break/><text:span text:style-name="T1741">class </text:span><text:span text:style-name="T1597">UserCanCommentStatusTest </text:span><text:span text:style-name="T1741">extends </text:span><text:span text:style-name="T173">DuskTestCase</text:span><text:line-break/><text:span text:style-name="T1054">{</text:span><text:line-break/><text:span text:style-name="T1200"> <text:s text:c="3"/></text:span><text:span text:style-name="T1837">use </text:span><text:span text:style-name="T191">DatabaseMigrations</text:span><text:span text:style-name="T1200">;</text:span><text:line-break/><text:line-break/><text:span text:style-name="T1054"> <text:s text:c="3"/></text:span><text:span text:style-name="T225">/**</text:span><text:line-break/><text:span text:style-name="T225"> <text:s text:c="4"/>* </text:span><text:span text:style-name="T1923">@test</text:span><text:line-break/><text:span text:style-name="T1911"> <text:s text:c="4"/></text:span><text:span text:style-name="T225">*/</text:span><text:line-break/><text:span text:style-name="T225"> <text:s text:c="3"/></text:span><text:span text:style-name="T1741">public function </text:span><text:span text:style-name="T898">authenticated_users_can_comment_statuses</text:span><text:span text:style-name="T1054">()</text:span></text:p>
      <text:p text:style-name="Standard"><text:span text:style-name="T3322">Los usuarios autenticado pueden comentar estados</text:span><text:line-break/><text:span text:style-name="T1054"> <text:s text:c="3"/>{</text:span><text:line-break/><text:span text:style-name="T1200"> <text:s text:c="7"/></text:span><text:span text:style-name="T406">$status </text:span><text:span text:style-name="T667">= </text:span><text:span text:style-name="T898">factory</text:span><text:span text:style-name="T1200">(</text:span><text:span text:style-name="T1630">Status</text:span><text:span text:style-name="T667">::</text:span><text:span text:style-name="T1837">class</text:span><text:span text:style-name="T1200">)</text:span><text:span text:style-name="T667">-&gt;</text:span><text:span text:style-name="T898">create</text:span><text:span text:style-name="T1200">();</text:span><text:span text:style-name="T57"><text:line-break/></text:span><text:span text:style-name="T3322">El estado que vamos a comentar</text:span></text:p>
      <text:p text:style-name="Standard"><text:span text:style-name="T1200"><text:s text:c="8"/></text:span><text:span text:style-name="T406">$user </text:span><text:span text:style-name="T667">= </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create</text:span><text:span text:style-name="T1200">();</text:span><text:span text:style-name="T57"><text:line-break/></text:span><text:span text:style-name="T3322">El usuario que va a comentar</text:span></text:p>
      <text:p text:style-name="P915"><text:span text:style-name="T1318"><text:s text:c="8"/></text:span><text:span text:style-name="T510">$this</text:span><text:span text:style-name="T770">-&gt;</text:span><text:span text:style-name="T1001">browse</text:span><text:span text:style-name="T1318">(</text:span><text:span text:style-name="T1904">function </text:span><text:span text:style-name="T1318">(</text:span><text:span text:style-name="T202">Browser </text:span><text:span text:style-name="T510">$browser</text:span><text:span text:style-name="T1318">) </text:span><text:span text:style-name="T1837">use </text:span><text:span text:style-name="T1200">(</text:span><text:span text:style-name="T406">$status</text:span><text:span text:style-name="T1200">, </text:span><text:span text:style-name="T406">$user</text:span><text:span text:style-name="T1200">) {</text:span></text:p>
      <text:p text:style-name="P916">Le pasamos el estado y el usuario</text:p>
      <text:p text:style-name="Standard"><text:span text:style-name="T1200"><text:s text:c="12"/></text:span><text:span text:style-name="T406">$comment </text:span><text:span text:style-name="T667">= </text:span><text:span text:style-name="T1458">'Mi primer comentario'</text:span><text:span text:style-name="T1200">;</text:span><text:span text:style-name="T57"><text:line-break/></text:span><text:span text:style-name="T3322">El comentario que vamos a hacer</text:span></text:p>
      <text:p text:style-name="Standard"><text:span text:style-name="T1318"><text:s text:c="12"/></text:span><text:span text:style-name="T510">$browser</text:span><text:span text:style-name="T770">-&gt;</text:span><text:span text:style-name="T898">loginAs</text:span><text:span text:style-name="T1200">(</text:span><text:span text:style-name="T406">$user</text:span><text:span text:style-name="T1200">)</text:span><text:span text:style-name="T57"><text:line-break/></text:span><text:span text:style-name="T3322">Nos logueamos como ese usuario</text:span></text:p>
      <text:p text:style-name="P917"><text:span text:style-name="T1054"><text:s text:c="16"/></text:span><text:span text:style-name="T577">-&gt;</text:span><text:span text:style-name="T798">visit</text:span><text:span text:style-name="T1054">(</text:span><text:span text:style-name="T1359">'/'</text:span><text:span text:style-name="T1054">)</text:span></text:p>
      <text:p text:style-name="Standard"><text:span text:style-name="T1200"><text:s text:c="16"/></text:span><text:span text:style-name="T667">-&gt;</text:span><text:span text:style-name="T898">waitForText</text:span><text:span text:style-name="T1200">(</text:span><text:span text:style-name="T406">$status</text:span><text:span text:style-name="T667">-&gt;</text:span><text:span text:style-name="T406">body</text:span><text:span text:style-name="T1200">)</text:span><text:span text:style-name="T57"><text:line-break/></text:span><text:span text:style-name="T3322">Esperamos por el </text:span><text:span text:style-name="T2709">body</text:span><text:span text:style-name="T3322"> de dicho estado</text:span></text:p>
      <text:p text:style-name="Standard"><text:span text:style-name="T1200"><text:s text:c="16"/></text:span><text:span text:style-name="T667">-&gt;</text:span><text:span text:style-name="T898">type</text:span><text:span text:style-name="T1200">(</text:span><text:span text:style-name="T1458">'comment'</text:span><text:span text:style-name="T1200">, </text:span><text:span text:style-name="T406">$comment</text:span><text:span text:style-name="T1200">)</text:span><text:span text:style-name="T57"><text:line-break/></text:span><text:span text:style-name="T3322">Escribimos en el campo comment el comentario de antes</text:span></text:p>
      <text:p text:style-name="Standard"><text:span text:style-name="T1200"><text:s text:c="16"/></text:span><text:span text:style-name="T667">-&gt;</text:span><text:span text:style-name="T898">press</text:span><text:span text:style-name="T1200">(</text:span><text:span text:style-name="T1458">'@comment-btn'</text:span><text:span text:style-name="T1200">)</text:span><text:span text:style-name="T57"><text:line-break/></text:span><text:span text:style-name="T3322">Presionamos el botón </text:span><text:span text:style-name="T2709">comment-btn</text:span></text:p>
      <text:p text:style-name="Standard"><text:span text:style-name="T1200"><text:s text:c="16"/></text:span><text:span text:style-name="T667">-&gt;</text:span><text:span text:style-name="T898">waitForText</text:span><text:span text:style-name="T1200">(</text:span><text:span text:style-name="T406">$comment</text:span><text:span text:style-name="T1200">)</text:span><text:span text:style-name="T57"><text:line-break/></text:span><text:span text:style-name="T3322">Esperamos por el texto del comentario</text:span></text:p>
      <text:p text:style-name="Standard"><text:span text:style-name="T1200"><text:s text:c="16"/></text:span><text:span text:style-name="T667">-&gt;</text:span><text:span text:style-name="T898">assertSee</text:span><text:span text:style-name="T1200">(</text:span><text:span text:style-name="T406">$comment</text:span><text:span text:style-name="T1200">);</text:span><text:span text:style-name="T57"><text:line-break/></text:span><text:span text:style-name="T3322">Nos aseguramos de que lo vemos aparecer en el navegador después de comentar</text:span></text:p>
      <text:p text:style-name="P915"><text:span text:style-name="T1200"><text:s text:c="8"/>});</text:span><text:line-break/><text:span text:style-name="T1054"> <text:s text:c="3"/>}</text:span><text:line-break/><text:span text:style-name="T1054">}</text:span></text:p>
      <text:p text:style-name="P914"/>
      <text:p text:style-name="P921">Ejecutamos el test como siempre <text:span text:style-name="T3323">y dice que no encuentra el </text:span><text:span text:style-name="T2710">textarea</text:span><text:span text:style-name="T3323"> con el nombre </text:span><text:span text:style-name="T2710">comment</text:span><text:span text:style-name="T3323">. Vamos a crearlo.</text:span></text:p>
      <text:p text:style-name="P922">Abrimos el <text:span text:style-name="T2607">StatusListItem.vue</text:span>:</text:p>
      <text:p text:style-name="P923"><text:span text:style-name="T2007"><text:s text:c="8"/></text:span><text:span text:style-name="T2030">&lt;</text:span><text:span text:style-name="T2293">div </text:span><text:span text:style-name="T1667">class</text:span><text:span text:style-name="T1359">="text-secondary mr-2"</text:span><text:span text:style-name="T2030">&gt;</text:span><text:line-break/><text:span text:style-name="T2030"> <text:s text:c="11"/>&lt;</text:span><text:span text:style-name="T2293">i </text:span><text:span text:style-name="T1667">class</text:span><text:span text:style-name="T1359">="far fa-thumbs-up"</text:span><text:span text:style-name="T2030">&gt;&lt;/</text:span><text:span text:style-name="T2293">i</text:span><text:span text:style-name="T2030">&gt;</text:span><text:line-break/><text:span text:style-name="T2030"> <text:s text:c="11"/>&lt;</text:span><text:span text:style-name="T2293">span </text:span><text:span text:style-name="T1667">dusk</text:span><text:span text:style-name="T1359">="likes-count"</text:span><text:span text:style-name="T2030">&gt;{{</text:span><text:span text:style-name="T289">status</text:span><text:span text:style-name="T2030">.likes_count}}&lt;/</text:span><text:span text:style-name="T2293">span</text:span><text:span text:style-name="T2030">&gt;</text:span><text:line-break/><text:span text:style-name="T2030"> <text:s text:c="7"/>&lt;/</text:span><text:span text:style-name="T2293">div</text:span><text:span text:style-name="T2030">&gt;</text:span><text:line-break/><text:span text:style-name="T2121"> <text:s text:c="7"/>&lt;</text:span><text:span text:style-name="T2350">textarea </text:span><text:span text:style-name="T1700">name</text:span><text:span text:style-name="T1458">="</text:span><text:span text:style-name="T2417">comment</text:span><text:span text:style-name="T1458">"</text:span><text:span text:style-name="T2121">&gt;&lt;/</text:span><text:span text:style-name="T2350">textarea</text:span><text:span text:style-name="T2121">&gt;</text:span></text:p>
      <text:p text:style-name="Standard"><text:span text:style-name="T3324">El </text:span><text:span text:style-name="T2711">textarea</text:span><text:span text:style-name="T3324"> con el nombre que verá </text:span><text:span text:style-name="T2711">Dusk</text:span><text:span text:style-name="T3324"><text:line-break/></text:span><text:span text:style-name="T2097"> <text:s text:c="3"/>&lt;/</text:span><text:span text:style-name="T2334">div</text:span><text:span text:style-name="T2097">&gt;</text:span><text:span text:style-name="T3323"><text:line-break/></text:span><text:span text:style-name="T2097">&lt;/</text:span><text:span text:style-name="T2334">div</text:span><text:span text:style-name="T2097">&gt;</text:span></text:p>
      <text:p text:style-name="P922"/>
      <text:p text:style-name="P924">Ejecutamos el <text:span text:style-name="T2607">test</text:span> otra vez <text:span text:style-name="T3325">y dice que no encuentra el botón con ese selector. Lo agregamos:</text:span></text:p>
      <text:p text:style-name="P925"><text:soft-page-break/><text:span text:style-name="T2007"><text:s text:c="8"/></text:span><text:span text:style-name="T2030">&lt;/</text:span><text:span text:style-name="T2293">div</text:span><text:span text:style-name="T2030">&gt;</text:span><text:line-break/><text:span text:style-name="T2030"> <text:s text:c="7"/>&lt;</text:span><text:span text:style-name="T2293">textarea </text:span><text:span text:style-name="T1667">name</text:span><text:span text:style-name="T1359">="comment"</text:span><text:span text:style-name="T2030">&gt;&lt;/</text:span><text:span text:style-name="T2293">textarea</text:span><text:span text:style-name="T2030">&gt;</text:span><text:line-break/><text:span text:style-name="T2121"> <text:s text:c="7"/>&lt;</text:span><text:span text:style-name="T2350">button </text:span><text:span text:style-name="T2447">dusk</text:span><text:span text:style-name="T2417">="comment-btn"</text:span><text:span text:style-name="T2121">&gt;Enviar&lt;/</text:span><text:span text:style-name="T2350">button</text:span><text:span text:style-name="T2121">&gt;</text:span></text:p>
      <text:p text:style-name="Standard"><text:span text:style-name="T3325">Ponemos el botón con el selector para que lo detecte </text:span><text:span text:style-name="T2712">Dusk</text:span><text:span text:style-name="T3325"><text:line-break/></text:span><text:span text:style-name="T2098"> <text:s text:c="3"/>&lt;/</text:span><text:span text:style-name="T2335">div</text:span><text:span text:style-name="T2098">&gt;</text:span><text:span text:style-name="T3324"><text:line-break/></text:span><text:span text:style-name="T2098">&lt;/</text:span><text:span text:style-name="T2335">div</text:span><text:span text:style-name="T2098">&gt;</text:span></text:p>
      <text:p text:style-name="P924"/>
      <text:p text:style-name="P926">Ejecutamos el <text:span text:style-name="T2607">test</text:span> otra vez <text:span text:style-name="T3326">y dice que no encontró el texto de “Mi primer comentario”. Vamos a implementarlo:</text:span></text:p>
      <text:p text:style-name="P183"><text:span text:style-name="T2007"><text:s text:c="4"/></text:span><text:span text:style-name="T2172">&lt;/</text:span><text:span text:style-name="T2378">div</text:span><text:span text:style-name="T2172">&gt;</text:span><text:line-break/><text:span text:style-name="T2174"> <text:s text:c="3"/>&lt;</text:span><text:span text:style-name="T2380">form </text:span><text:span text:style-name="T2456">@submit.prevent</text:span><text:span text:style-name="T2443">="addComment"</text:span><text:span text:style-name="T2174">&gt;</text:span></text:p>
      <text:p text:style-name="P929"><text:span text:style-name="T3006">Añadimos el </text:span><text:span text:style-name="T2713">textarea</text:span><text:span text:style-name="T3006"> y el botón a un </text:span><text:span text:style-name="T2713">form</text:span><text:span text:style-name="T3006"> para poder enviarlos cuando se pulse el botón y ejecutará el método </text:span><text:span text:style-name="T2713">addComment</text:span><text:span text:style-name="T3006">. El </text:span><text:span text:style-name="T2713">prevent</text:span><text:span text:style-name="T3006"> es para que no se recargue la página cuando se envíe</text:span><text:span text:style-name="T3005"><text:line-break/></text:span><text:span text:style-name="T2067"> <text:s text:c="7"/>&lt;</text:span><text:span text:style-name="T2321">textarea </text:span><text:span text:style-name="T1681">name</text:span><text:span text:style-name="T1389">="comment" </text:span><text:span text:style-name="T2450">v-model</text:span><text:span text:style-name="T2425">="newComment"</text:span><text:span text:style-name="T2067">&gt;&lt;/</text:span><text:span text:style-name="T2321">textarea</text:span><text:span text:style-name="T2067">&gt;</text:span></text:p>
      <text:p text:style-name="Standard"><text:span text:style-name="T3007">Hacemos un </text:span><text:span text:style-name="T2714">v-model</text:span><text:span text:style-name="T3007"> de lo que introduzca que será el nuevo comentario (</text:span><text:span text:style-name="T2714">newComment</text:span><text:span text:style-name="T3007">)</text:span><text:span text:style-name="T3005"><text:line-break/></text:span><text:span text:style-name="T2067"> <text:s text:c="7"/>&lt;</text:span><text:span text:style-name="T2321">button </text:span><text:span text:style-name="T1681">dusk</text:span><text:span text:style-name="T1389">="comment-btn"</text:span><text:span text:style-name="T2067">&gt;Enviar&lt;/</text:span><text:span text:style-name="T2321">button</text:span><text:span text:style-name="T2067">&gt;</text:span><text:span text:style-name="T3005"><text:line-break/></text:span><text:span text:style-name="T2142"> <text:s text:c="3"/>&lt;/</text:span><text:span text:style-name="T2363">form</text:span><text:span text:style-name="T2142">&gt;</text:span><text:span text:style-name="T3005"><text:line-break/></text:span><text:span text:style-name="T2067">&lt;/</text:span><text:span text:style-name="T2321">div</text:span><text:span text:style-name="T2067">&gt;</text:span></text:p>
      <text:p text:style-name="P182"/>
      <text:p text:style-name="P927">Tenemos que <text:span text:style-name="T3328">definir esto en el </text:span><text:span text:style-name="T2714">script</text:span><text:span text:style-name="T3007">:</text:span></text:p>
      <text:p text:style-name="Standard"><text:span text:style-name="T316">props</text:span><text:span text:style-name="T621">: </text:span><text:span text:style-name="T1133">{</text:span><text:span text:style-name="T3327"><text:line-break/></text:span><text:span text:style-name="T1133"> <text:s text:c="3"/></text:span><text:span text:style-name="T357">status</text:span><text:span text:style-name="T621">: </text:span><text:span text:style-name="T1133">{</text:span><text:span text:style-name="T3327"><text:line-break/></text:span><text:span text:style-name="T1133"> <text:s text:c="7"/></text:span><text:span text:style-name="T357">type</text:span><text:span text:style-name="T621">: </text:span><text:span text:style-name="T2215">Object</text:span><text:span text:style-name="T1133">,</text:span><text:span text:style-name="T3327"><text:line-break/></text:span><text:span text:style-name="T1133"> <text:s text:c="7"/></text:span><text:span text:style-name="T357">required</text:span><text:span text:style-name="T621">: </text:span><text:span text:style-name="T2270">true</text:span><text:span text:style-name="T3327"><text:line-break/></text:span><text:span text:style-name="T2270"> <text:s text:c="3"/></text:span><text:span text:style-name="T1133">},</text:span><text:span text:style-name="T3327"><text:line-break/></text:span><text:span text:style-name="T1133">}</text:span><text:span text:style-name="T1265">,</text:span><text:span text:style-name="T101"><text:line-break/></text:span><text:span text:style-name="T952">data</text:span><text:span text:style-name="T1265">(){</text:span><text:span text:style-name="T101"><text:line-break/></text:span><text:span text:style-name="T3329">Vamos a definir los datos</text:span></text:p>
      <text:p text:style-name="Standard"><text:span text:style-name="T1265"><text:s text:c="2"/></text:span><text:span text:style-name="T1878">return</text:span><text:span text:style-name="T1265">{</text:span><text:span text:style-name="T101"><text:line-break/></text:span><text:span text:style-name="T3329">Nos devuelve</text:span></text:p>
      <text:p text:style-name="Standard"><text:span text:style-name="T1265"><text:s text:c="6"/></text:span><text:span text:style-name="T464">newComment</text:span><text:span text:style-name="T723">: </text:span><text:span text:style-name="T1516">''</text:span><text:span text:style-name="T1265">,</text:span><text:span text:style-name="T101"><text:line-break/></text:span><text:span text:style-name="T3330">el nuevo comentario que es un </text:span><text:span text:style-name="T2716">string</text:span><text:span text:style-name="T3329"> vacío</text:span></text:p>
      <text:p text:style-name="Standard"><text:span text:style-name="T1265"><text:s text:c="6"/></text:span><text:span text:style-name="T464">comments</text:span><text:span text:style-name="T723">: </text:span><text:span text:style-name="T1265">[]</text:span><text:span text:style-name="T101"><text:line-break/></text:span><text:span text:style-name="T3330">el </text:span><text:span text:style-name="T2716">array</text:span><text:span text:style-name="T3329"> de comentarios vacío también</text:span></text:p>
      <text:p text:style-name="Standard"><text:span text:style-name="T1265"><text:s text:c="2"/>}</text:span><text:span text:style-name="T101"><text:line-break/></text:span><text:span text:style-name="T1265">},</text:span><text:span text:style-name="T464">methods</text:span><text:span text:style-name="T723">:</text:span><text:span text:style-name="T1265">{</text:span><text:span text:style-name="T101"><text:line-break/></text:span><text:span text:style-name="T3329">Definimos los métodos</text:span></text:p>
      <text:p text:style-name="Standard"><text:span text:style-name="T1265"><text:s text:c="4"/></text:span><text:span text:style-name="T952">addComment</text:span><text:span text:style-name="T1265">(){</text:span><text:span text:style-name="T101"><text:line-break/></text:span><text:span text:style-name="T3329">El </text:span><text:span text:style-name="T2716">addComment</text:span><text:span text:style-name="T3329"> que ejecuta el </text:span><text:span text:style-name="T2716">form</text:span></text:p>
      <text:p text:style-name="P930"><text:span text:style-name="T1265"><text:s text:c="8"/></text:span><text:span text:style-name="T464">axios</text:span><text:span text:style-name="T1265">.</text:span><text:span text:style-name="T2149">post</text:span><text:span text:style-name="T1265">(</text:span><text:span text:style-name="T1516">`/statuses/</text:span><text:span text:style-name="T2149">$</text:span><text:span text:style-name="T1265">{</text:span><text:span text:style-name="T545">this</text:span><text:span text:style-name="T1265">.</text:span><text:span text:style-name="T464">status</text:span><text:span text:style-name="T1265">.</text:span><text:span text:style-name="T464">id</text:span><text:span text:style-name="T1265">}</text:span><text:span text:style-name="T1516">/comments`</text:span><text:span text:style-name="T1265">, </text:span><text:span text:style-name="T2417">{body:</text:span><text:span text:style-name="T2447">this</text:span><text:span text:style-name="T2417">.newComment}</text:span><text:span text:style-name="T1265">).</text:span><text:span text:style-name="T101"><text:line-break/></text:span><text:span text:style-name="T3329">Hacemos una petición por </text:span><text:span text:style-name="T2716">AJAX</text:span><text:span text:style-name="T3329"> a la ruta para poner comentarios pasándole el </text:span><text:span text:style-name="T2716">id</text:span><text:span text:style-name="T3329"> del estado que se va a comentar y el </text:span><text:span text:style-name="T2716">body</text:span><text:span text:style-name="T3329"> del nuevo comentario</text:span></text:p>
      <text:p text:style-name="Standard"><text:span text:style-name="T1265"><text:s text:c="12"/></text:span><text:span text:style-name="T952">then</text:span><text:span text:style-name="T1265">(</text:span><text:span text:style-name="T2149">respuesta</text:span><text:span text:style-name="T723">=&gt;</text:span><text:span text:style-name="T1265">{</text:span><text:span text:style-name="T101"><text:line-break/></text:span><text:span text:style-name="T3330">Entonces con la respuesta</text:span></text:p>
      <text:p text:style-name="Standard"><text:span text:style-name="T1265"><text:s text:c="16"/></text:span><text:span text:style-name="T545">this</text:span><text:span text:style-name="T1265">.</text:span><text:span text:style-name="T464">comments</text:span><text:span text:style-name="T1265">.</text:span><text:span text:style-name="T952">push</text:span><text:span text:style-name="T1265">(</text:span><text:span text:style-name="T2149">respuesta</text:span><text:span text:style-name="T1265">.</text:span><text:span text:style-name="T464">data</text:span><text:span text:style-name="T1265">.</text:span><text:span text:style-name="T464">data</text:span><text:span text:style-name="T1265">);</text:span><text:span text:style-name="T101"><text:line-break/></text:span><text:span text:style-name="T3330">le pasamos el comentario al </text:span><text:span text:style-name="T2715">array</text:span><text:span text:style-name="T3330"> que será lo que nos devuelva el recurso de los comentarios</text:span></text:p>
      <text:p text:style-name="P928"><text:span text:style-name="T1200"><text:s text:c="8"/>})</text:span><text:span text:style-name="T57"><text:line-break/></text:span><text:span text:style-name="T1200"> <text:s text:c="3"/>}</text:span><text:span text:style-name="T57"><text:line-break/></text:span><text:span text:style-name="T1200">}</text:span><text:span text:style-name="T1054">,</text:span><text:line-break/><text:span text:style-name="T289">components</text:span><text:span text:style-name="T577">: </text:span><text:span text:style-name="T1054">{</text:span><text:line-break/><text:span text:style-name="T1054"> <text:s text:c="3"/></text:span><text:span text:style-name="T2030">LikeBtn</text:span><text:line-break/><text:span text:style-name="T1054">}</text:span></text:p>
      <text:p text:style-name="P184"/>
      <text:p text:style-name="P184"/>
      <text:p text:style-name="P931"><text:span text:style-name="T3007">E</text:span><text:span text:style-name="T2916">jecutamos el test y debería pasar sin problemas. Vamos a comprobarlo en el navegador, pero antes debemos migrar la BBDD por lo comentarios:</text:span></text:p>
      <text:p text:style-name="P15"><text:soft-page-break/><text:span text:style-name="T54">art migrate</text:span><text:span text:style-name="T2916"><text:line-break/></text:span></text:p>
      <text:p text:style-name="P932">Un problema que vemos es que al enviar un comentario, la caja de comentarios sigue llena. Vamos a arreglarlo:</text:p>
      <text:p text:style-name="P933"><text:span text:style-name="T2007"><text:s text:c="4"/></text:span><text:span text:style-name="T289">axios</text:span><text:span text:style-name="T1054">.</text:span><text:span text:style-name="T2030">post</text:span><text:span text:style-name="T1054">(</text:span><text:span text:style-name="T1359">`/statuses/</text:span><text:span text:style-name="T2030">$</text:span><text:span text:style-name="T1054">{</text:span><text:span text:style-name="T520">this</text:span><text:span text:style-name="T1054">.</text:span><text:span text:style-name="T289">status</text:span><text:span text:style-name="T1054">.</text:span><text:span text:style-name="T289">id</text:span><text:span text:style-name="T1054">}</text:span><text:span text:style-name="T1359">/comments`</text:span><text:span text:style-name="T1054">, {</text:span><text:span text:style-name="T289">body</text:span><text:span text:style-name="T577">: </text:span><text:span text:style-name="T520">this</text:span><text:span text:style-name="T1054">.</text:span><text:span text:style-name="T289">newComment</text:span><text:span text:style-name="T1054">}).</text:span><text:span text:style-name="T798">then</text:span><text:span text:style-name="T1054">(</text:span><text:span text:style-name="T2030">respuesta </text:span><text:span text:style-name="T577">=&gt; </text:span><text:span text:style-name="T1054">{</text:span><text:line-break/><text:span text:style-name="T1200"> <text:s text:c="7"/></text:span><text:span text:style-name="T537">this</text:span><text:span text:style-name="T1200">.</text:span><text:span text:style-name="T406">newComment</text:span><text:span text:style-name="T667">=</text:span><text:span text:style-name="T1458">''</text:span><text:span text:style-name="T1200">;</text:span></text:p>
      <text:p text:style-name="Standard"><text:span text:style-name="T3332">Vaciamos el nuevo comentario y al ser </text:span><text:span text:style-name="T2717">v-model</text:span><text:span text:style-name="T3332">, le pasará a la parte </text:span><text:span text:style-name="T2717">front end</text:span><text:span text:style-name="T3332"> el </text:span><text:span text:style-name="T2717">string</text:span><text:span text:style-name="T3332"> vacío<text:line-break/></text:span><text:span text:style-name="T1134"> <text:s text:c="7"/></text:span><text:span text:style-name="T533">this</text:span><text:span text:style-name="T1134">.</text:span><text:span text:style-name="T358">comments</text:span><text:span text:style-name="T1134">.</text:span><text:span text:style-name="T855">push</text:span><text:span text:style-name="T1134">(</text:span><text:span text:style-name="T2099">respuesta</text:span><text:span text:style-name="T1134">.</text:span><text:span text:style-name="T358">data</text:span><text:span text:style-name="T1134">.</text:span><text:span text:style-name="T358">data</text:span><text:span text:style-name="T1134">);</text:span><text:span text:style-name="T3331"><text:line-break/></text:span><text:span text:style-name="T1134"> <text:s text:c="3"/>})</text:span><text:span text:style-name="T3331"><text:line-break/></text:span><text:span text:style-name="T1134">}</text:span></text:p>
      <text:p text:style-name="P934"/>
      <text:p text:style-name="P1116"><text:a xlink:type="simple" xlink:href="https://github.com/anasmez/social/commit/1c7feb6aacf432ff8fffd3437a63a14e5439170e" text:style-name="Internet_20_link" text:visited-style-name="Visited_20_Internet_20_Link">Commit</text:a></text:p>
      <text:p text:style-name="P934"/>
      <text:h text:style-name="Heading_20_3" text:outline-level="3">Vídeo 31</text:h>
      <text:p text:style-name="P185"/>
      <text:p text:style-name="P186">Vamos a hacer que los comentarios se listen con los estados y se vean aunque se recargue la página.</text:p>
      <text:p text:style-name="P187">Como siempre, empezamos por crear un nuevo test en <text:span text:style-name="T2607">UserCanCommentStatusTest.php</text:span>:</text:p>
      <text:p text:style-name="P188"><text:span text:style-name="T275">/**</text:span><text:line-break/><text:span text:style-name="T275"> * </text:span><text:span text:style-name="T1923">@test</text:span><text:line-break/><text:span text:style-name="T1911"> </text:span><text:span text:style-name="T275">*/</text:span><text:line-break/><text:span text:style-name="T1933">public function </text:span><text:span text:style-name="T1011">users_can_see_all_comments</text:span><text:span text:style-name="T1328">()</text:span><text:line-break/><text:span text:style-name="T3333">Los usuarios pueden ver todos los comentarios</text:span></text:p>
      <text:p text:style-name="Standard"><text:span text:style-name="T1086">{</text:span><text:span text:style-name="T3008"><text:line-break/></text:span><text:span text:style-name="T1220"> <text:s text:c="3"/></text:span><text:span text:style-name="T420">$status </text:span><text:span text:style-name="T684">= </text:span><text:span text:style-name="T915">factory</text:span><text:span text:style-name="T1220">(</text:span><text:span text:style-name="T1645">Status</text:span><text:span text:style-name="T684">::</text:span><text:span text:style-name="T1859">class</text:span><text:span text:style-name="T1220">)</text:span><text:span text:style-name="T684">-&gt;</text:span><text:span text:style-name="T915">create</text:span><text:span text:style-name="T1220">();</text:span><text:span text:style-name="T2908"><text:line-break/></text:span><text:span text:style-name="T3333">El estado que va a ser comentado creado con su </text:span><text:span text:style-name="T2719">factory</text:span></text:p>
      <text:p text:style-name="P188"><text:span text:style-name="T1330"><text:s text:c="4"/></text:span><text:span text:style-name="T515">$comments </text:span><text:span text:style-name="T778">= </text:span><text:span text:style-name="T1011">factory</text:span><text:span text:style-name="T1330">(</text:span><text:span text:style-name="T1665">Comment</text:span><text:span text:style-name="T778">::</text:span><text:span text:style-name="T1935">class</text:span><text:span text:style-name="T1330">, </text:span><text:span text:style-name="T2258">2</text:span><text:span text:style-name="T1330">)</text:span><text:span text:style-name="T778">-&gt;</text:span><text:span text:style-name="T1011">create</text:span><text:span text:style-name="T1330">([</text:span><text:span text:style-name="T1576">'status_id' </text:span><text:span text:style-name="T778">=&gt; </text:span><text:span text:style-name="T515">$status</text:span><text:span text:style-name="T778">-&gt;</text:span><text:span text:style-name="T515">id</text:span><text:span text:style-name="T1330">]);</text:span><text:line-break/><text:span text:style-name="T3333">Los comentarios que se van a poner. Ponemos 2 y los asociamos al estado anterior</text:span><text:line-break/><text:span text:style-name="T1328"> <text:s text:c="3"/></text:span><text:span text:style-name="T513">$this</text:span><text:span text:style-name="T776">-&gt;</text:span><text:span text:style-name="T1009">browse</text:span><text:span text:style-name="T1328">(</text:span><text:span text:style-name="T1933">function </text:span><text:span text:style-name="T1328">(</text:span><text:span text:style-name="T203">Browser </text:span><text:span text:style-name="T513">$browser</text:span><text:span text:style-name="T1328">) </text:span><text:span text:style-name="T1935">use </text:span><text:span text:style-name="T1330">(</text:span><text:span text:style-name="T515">$status</text:span><text:span text:style-name="T1330">, </text:span><text:span text:style-name="T515">$comments</text:span><text:span text:style-name="T1330">) </text:span><text:span text:style-name="T1328">{</text:span><text:line-break/><text:span text:style-name="T3333">Le pasamos el estado y los comentarios</text:span></text:p>
      <text:p text:style-name="Standard"><text:span text:style-name="T1086"><text:s text:c="8"/></text:span><text:span text:style-name="T317">$browser</text:span><text:span text:style-name="T600">-&gt;</text:span><text:span text:style-name="T826">visit</text:span><text:span text:style-name="T1086">(</text:span><text:span text:style-name="T1390">'/'</text:span><text:span text:style-name="T1086">)</text:span><text:span text:style-name="T3008"><text:line-break/></text:span><text:span text:style-name="T1220"> <text:s text:c="11"/></text:span><text:span text:style-name="T684">-&gt;</text:span><text:span text:style-name="T915">waitForText</text:span><text:span text:style-name="T1220">(</text:span><text:span text:style-name="T420">$status</text:span><text:span text:style-name="T684">-&gt;</text:span><text:span text:style-name="T420">body</text:span><text:span text:style-name="T1220">)</text:span><text:span text:style-name="T2908"><text:line-break/></text:span><text:span text:style-name="T3334">Esperamos por el </text:span><text:span text:style-name="T2718">body</text:span><text:span text:style-name="T3334"> del estado</text:span></text:p>
      <text:p text:style-name="Standard"><text:span text:style-name="T1220"><text:s text:c="12"/></text:span><text:span text:style-name="T684">-&gt;</text:span><text:span text:style-name="T915">assertSee</text:span><text:span text:style-name="T1220">(</text:span><text:span text:style-name="T420">$comments</text:span><text:span text:style-name="T684">-&gt;</text:span><text:span text:style-name="T915">shift</text:span><text:span text:style-name="T1220">()</text:span><text:span text:style-name="T684">-&gt;</text:span><text:span text:style-name="T420">body</text:span><text:span text:style-name="T1220">)</text:span><text:span text:style-name="T2908"><text:line-break/></text:span><text:span text:style-name="T3334">Nos aseguramos de que vemos el </text:span><text:span text:style-name="T2718">body</text:span><text:span text:style-name="T3334"> del primer comentario y quitarlo del array </text:span><text:span text:style-name="T2718">$comments</text:span></text:p>
      <text:p text:style-name="P189"><text:span text:style-name="T1330"><text:s text:c="12"/></text:span><text:span text:style-name="T778">-&gt;</text:span><text:span text:style-name="T1011">assertSee</text:span><text:span text:style-name="T1330">(</text:span><text:span text:style-name="T515">$comments</text:span><text:span text:style-name="T778">-&gt;</text:span><text:span text:style-name="T1011">shift</text:span><text:span text:style-name="T1330">()</text:span><text:span text:style-name="T778">-&gt;</text:span><text:span text:style-name="T515">body</text:span><text:span text:style-name="T1330">);</text:span><text:line-break/><text:span text:style-name="T3334">Hacemos lo mismo así que como solo queda un comentario, veremos el segundo</text:span></text:p>
      <text:p text:style-name="P189"><text:span text:style-name="T1328"><text:s text:c="4"/>});</text:span><text:line-break/><text:span text:style-name="T1328">}</text:span></text:p>
      <text:p text:style-name="P187"/>
      <text:p text:style-name="P190">Nota: <text:span text:style-name="T2607">shift()</text:span> borra elementos de un <text:span text:style-name="T2607">array</text:span>, pero no de la <text:span text:style-name="T2607">BBDD</text:span>.</text:p>
      <text:p text:style-name="P191"/>
      <text:p text:style-name="P191">Vamos a ejecutar el <text:span text:style-name="T2607">test</text:span> <text:span text:style-name="T3335">con:</text:span></text:p>
      <text:p text:style-name="P935"><text:span text:style-name="T44">art dusk --filter users_can_see_all_comments</text:span><text:span text:style-name="T1980"><text:line-break/><text:line-break/></text:span><text:span text:style-name="T3335">Y esto dice que no encuentra la factoría de </text:span><text:span text:style-name="T2720">Comment</text:span><text:span text:style-name="T3335"> porque no la hemos creado. Vamos a crearla.</text:span></text:p>
      <text:p text:style-name="P1391">Ejecutamos esto:</text:p>
      <text:p text:style-name="Standard"><text:span text:style-name="T45">art make:factory CommentFactory </text:span><text:span text:style-name="T2463">-m</text:span><text:span text:style-name="T45"> </text:span><text:span text:style-name="T2463">Models\\Comment</text:span><text:span text:style-name="T1981"><text:line-break/></text:span></text:p>
      <text:p text:style-name="P936">El le indicamos el modelo al que está asociado mediante la opción <text:span text:style-name="T2607">-m</text:span><text:span text:style-name="T2916">.</text:span></text:p>
      <text:p text:style-name="P196"/>
      <text:p text:style-name="P936"><text:span text:style-name="T2916">Ejecutamos el test otra vez </text:span><text:span text:style-name="T3009">y ahora nos dice que el campo </text:span><text:span text:style-name="T2721">user_id</text:span><text:span text:style-name="T3009"> no tiene un valor por defecto. Vamos a agregar los campos yendo a </text:span><text:span text:style-name="T2721">social/database/factories/CommentFactory.php</text:span><text:span text:style-name="T3009">:</text:span></text:p>
      <text:p text:style-name="Standard"><text:span text:style-name="T318">$factory</text:span><text:span text:style-name="T622">-&gt;</text:span><text:span text:style-name="T856">define</text:span><text:span text:style-name="T1135">(</text:span><text:span text:style-name="T181">App</text:span><text:span text:style-name="T2100">\</text:span><text:span text:style-name="T181">Models</text:span><text:span text:style-name="T2100">\</text:span><text:span text:style-name="T1614">Comment</text:span><text:span text:style-name="T622">::</text:span><text:span text:style-name="T1811">class</text:span><text:span text:style-name="T1135">, </text:span><text:span text:style-name="T1811">function </text:span><text:span text:style-name="T1135">(</text:span><text:span text:style-name="T1614">Faker </text:span><text:span text:style-name="T359">$faker</text:span><text:span text:style-name="T1135">) {</text:span><text:span text:style-name="T3336"><text:line-break/></text:span><text:span text:style-name="T1135"> <text:s text:c="3"/></text:span><text:span text:style-name="T1811">return </text:span><text:span text:style-name="T1135">[</text:span><text:span text:style-name="T3336"><text:line-break/></text:span><text:span text:style-name="T1266"> <text:s text:c="7"/></text:span><text:span text:style-name="T1517">'user_id'</text:span><text:span text:style-name="T724">=&gt;</text:span><text:span text:style-name="T1879">function</text:span><text:span text:style-name="T1266">(){</text:span><text:span text:style-name="T102"><text:line-break/></text:span><text:span text:style-name="T3337">Retornamos el </text:span><text:span text:style-name="T2722">id</text:span><text:span text:style-name="T3337"> del usuario</text:span></text:p>
      <text:p text:style-name="Standard"><text:span text:style-name="T1266"><text:s text:c="12"/></text:span><text:span text:style-name="T1879">return </text:span><text:span text:style-name="T953">factory</text:span><text:span text:style-name="T1266">(</text:span><text:span text:style-name="T1647">User</text:span><text:span text:style-name="T724">::</text:span><text:span text:style-name="T1879">class</text:span><text:span text:style-name="T1266">)</text:span><text:span text:style-name="T724">-&gt;</text:span><text:span text:style-name="T953">create</text:span><text:span text:style-name="T1266">();</text:span><text:span text:style-name="T102"><text:line-break/></text:span><text:span text:style-name="T3337">Que lo crearemos con un </text:span><text:span text:style-name="T2722">factory</text:span><text:span text:style-name="T3337"> de la clase </text:span><text:span text:style-name="T2722">User</text:span></text:p>
      <text:p text:style-name="P937"><text:span text:style-name="T1200"><text:s text:c="8"/>}</text:span><text:line-break/><text:span text:style-name="T1054"> <text:s text:c="3"/>];</text:span><text:line-break/><text:span text:style-name="T1054">});</text:span></text:p>
      <text:p text:style-name="P416"/>
      <text:p text:style-name="P938"><text:span text:style-name="T3009">E</text:span><text:span text:style-name="T2916">jecutamos otra vez y ahora dice que el body no tiene un valor por defecto así que lo agregamos:</text:span></text:p>
      <text:p text:style-name="P939"><text:span text:style-name="T1755">return </text:span><text:span text:style-name="T1054">[</text:span><text:line-break/><text:span text:style-name="T1054"> <text:s text:c="3"/></text:span><text:span text:style-name="T1359">'user_id'</text:span><text:span text:style-name="T577">=&gt;</text:span><text:span text:style-name="T1741">function</text:span><text:span text:style-name="T1054">(){</text:span><text:line-break/><text:span text:style-name="T1054"> <text:s text:c="7"/></text:span><text:span text:style-name="T1741">return </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3"/>},</text:span><text:line-break/><text:span text:style-name="T1200"> <text:s text:c="3"/></text:span><text:span text:style-name="T1458">'body'</text:span><text:span text:style-name="T667">=&gt;</text:span><text:span text:style-name="T406">$faker</text:span><text:span text:style-name="T667">-&gt;</text:span><text:span text:style-name="T1458">paragraph</text:span></text:p>
      <text:p text:style-name="Standard"><text:span text:style-name="T3338">Devuelve un párrafo aleatorio usando </text:span><text:span text:style-name="T2723">faker</text:span><text:span text:style-name="T3338"><text:line-break/></text:span><text:span text:style-name="T1136">];</text:span></text:p>
      <text:p text:style-name="P417"/>
      <text:p text:style-name="P417"/>
      <text:p text:style-name="P940"><text:span text:style-name="T2916">Ejecutamos otra vez y dice que no encuentra el texto en la página. Vamos a hacer que se vea. Para eso vamos al </text:span><text:span text:style-name="T2607">StatusListItem.vue</text:span><text:span text:style-name="T2916"> y lo añadimos:</text:span></text:p>
      <text:p text:style-name="P941"><text:span text:style-name="T2016"><text:s text:c="8"/></text:span><text:span text:style-name="T2030">&lt;</text:span><text:span text:style-name="T2293">div </text:span><text:span text:style-name="T1667">v-for</text:span><text:span text:style-name="T1359">="</text:span><text:span text:style-name="T2195">comment </text:span><text:span text:style-name="T1741">in </text:span><text:span text:style-name="T2417">status.</text:span><text:span text:style-name="T289">comments</text:span><text:span text:style-name="T1359">"</text:span><text:span text:style-name="T2030">&gt;{{</text:span><text:span text:style-name="T2195">comment</text:span><text:span text:style-name="T2030">.</text:span><text:span text:style-name="T289">body</text:span><text:span text:style-name="T2030">}}&lt;/</text:span><text:span text:style-name="T2293">div</text:span><text:span text:style-name="T2030">&gt;</text:span></text:p>
      <text:p text:style-name="Standard"><text:span text:style-name="T3340">Lo añadiríamos, pero de momento no estamos recibiendo ese dato en el objeto </text:span><text:span text:style-name="T2724">status</text:span><text:span text:style-name="T3340"> así que tenemos que arreglarlo<text:line-break/></text:span><text:span text:style-name="T2101"> <text:s text:c="3"/>&lt;/</text:span><text:span text:style-name="T2336">div</text:span><text:span text:style-name="T2101">&gt;</text:span><text:span text:style-name="T3339"><text:line-break/></text:span><text:span text:style-name="T2101">&lt;/</text:span><text:span text:style-name="T2336">div</text:span><text:span text:style-name="T2101">&gt;</text:span></text:p>
      <text:p text:style-name="P197"/>
      <text:p text:style-name="P944"><text:span text:style-name="T3010">Vamos a </text:span><text:span text:style-name="T3340">primero a </text:span><text:span text:style-name="T2724">StatusResourceTest.php</text:span><text:span text:style-name="T3340">:</text:span></text:p>
      <text:p text:style-name="Standard"><text:span text:style-name="T2011"><text:s text:c="4"/></text:span><text:span text:style-name="T360">$this</text:span><text:span text:style-name="T623">-&gt;</text:span><text:span text:style-name="T857">assertEquals</text:span><text:span text:style-name="T1137">(</text:span><text:span text:style-name="T3340"><text:line-break/></text:span><text:span text:style-name="T1137"> <text:s text:c="7"/></text:span><text:span text:style-name="T2216">0</text:span><text:span text:style-name="T1137">,</text:span><text:span text:style-name="T3340"><text:line-break/></text:span><text:span text:style-name="T1137"> <text:s text:c="7"/></text:span><text:span text:style-name="T360">$statusResource</text:span><text:span text:style-name="T1137">[</text:span><text:span text:style-name="T1415">'likes_count'</text:span><text:span text:style-name="T1137">]</text:span><text:span text:style-name="T3340"><text:line-break/></text:span><text:span text:style-name="T1137"> <text:s text:c="3"/>);</text:span><text:span text:style-name="T3340"><text:line-break/></text:span><text:span text:style-name="T1267"> <text:s text:c="3"/></text:span><text:span text:style-name="T465">$this</text:span><text:span text:style-name="T725">-&gt;</text:span><text:span text:style-name="T954">assertEquals</text:span><text:span text:style-name="T1267">(</text:span><text:span text:style-name="T103"><text:line-break/></text:span><text:span text:style-name="T1267"> <text:s text:c="7"/>[],</text:span><text:span text:style-name="T103"><text:line-break/></text:span><text:span text:style-name="T3341">Por el momento vamos a esperar un </text:span><text:span text:style-name="T2725">array</text:span><text:span text:style-name="T3341"> vacío</text:span></text:p>
      <text:p text:style-name="Standard"><text:span text:style-name="T1267"><text:s text:c="8"/></text:span><text:span text:style-name="T465">$statusResource</text:span><text:span text:style-name="T1267">[</text:span><text:span text:style-name="T1518">'comments'</text:span><text:span text:style-name="T1267">]</text:span><text:span text:style-name="T103"><text:line-break/></text:span><text:span text:style-name="T3341">Pedimos los comentarios al recurso</text:span></text:p>
      <text:p text:style-name="P943"><text:span text:style-name="T1200"><text:s text:c="4"/>);</text:span><text:line-break/><text:span text:style-name="T1054">}</text:span></text:p>
      <text:p text:style-name="P942"/>
      <text:p text:style-name="P945">Ejecutamos el <text:span text:style-name="T2607">test</text:span> de <text:span text:style-name="T2607">phpunit </text:span><text:span text:style-name="T2916">y nos dice que </text:span><text:span text:style-name="T2607">comments</text:span><text:span text:style-name="T2916"> no ha sido definido. Vamos al </text:span><text:span text:style-name="T2607">StatusResource.php</text:span><text:span text:style-name="T2513">:</text:span></text:p>
      <text:p text:style-name="P946"><text:span text:style-name="T1741">public function </text:span><text:span text:style-name="T798">toArray</text:span><text:span text:style-name="T1054">(</text:span><text:span text:style-name="T289">$request</text:span><text:span text:style-name="T1054">)</text:span><text:line-break/><text:span text:style-name="T1054">{</text:span><text:line-break/><text:span text:style-name="T1054"> <text:s text:c="3"/></text:span><text:span text:style-name="T1741">return </text:span><text:span text:style-name="T1054">[</text:span><text:line-break/><text:span text:style-name="T1054"> <text:s text:c="7"/></text:span><text:span text:style-name="T1359">'id'</text:span><text:span text:style-name="T577">=&gt;</text:span><text:span text:style-name="T289">$this</text:span><text:span text:style-name="T577">-&gt;</text:span><text:span text:style-name="T289">id</text:span><text:span text:style-name="T1054">,</text:span><text:line-break/><text:span text:style-name="T1054"> <text:s text:c="7"/></text:span><text:span text:style-name="T1359">'body'</text:span><text:span text:style-name="T577">=&gt;</text:span><text:span text:style-name="T289">$this</text:span><text:span text:style-name="T577">-&gt;</text:span><text:span text:style-name="T289">body</text:span><text:span text:style-name="T1054">,</text:span><text:line-break/><text:span text:style-name="T1054"> <text:s text:c="7"/></text:span><text:span text:style-name="T1359">'user_name'</text:span><text:span text:style-name="T577">=&gt;</text:span><text:span text:style-name="T289">$this</text:span><text:span text:style-name="T577">-&gt;</text:span><text:span text:style-name="T289">user</text:span><text:span text:style-name="T577">-&gt;</text:span><text:span text:style-name="T289">name</text:span><text:span text:style-name="T1054">,</text:span><text:line-break/><text:span text:style-name="T1054"> <text:s text:c="7"/></text:span><text:span text:style-name="T1359">'user_avatar'</text:span><text:span text:style-name="T577">=&gt;</text:span><text:span text:style-name="T1359">'https://aprendible.com/images/default-avatar.jpg'</text:span><text:span text:style-name="T1054">,</text:span><text:line-break/><text:soft-page-break/><text:span text:style-name="T1054"> <text:s text:c="7"/></text:span><text:span text:style-name="T1359">'ago'</text:span><text:span text:style-name="T577">=&gt;</text:span><text:span text:style-name="T289">$this</text:span><text:span text:style-name="T577">-&gt;</text:span><text:span text:style-name="T289">created_at</text:span><text:span text:style-name="T577">-&gt;</text:span><text:span text:style-name="T798">diffForHumans</text:span><text:span text:style-name="T1054">(),</text:span><text:line-break/><text:span text:style-name="T1054"> <text:s text:c="7"/></text:span><text:span text:style-name="T1359">'is_liked'</text:span><text:span text:style-name="T577">=&gt;</text:span><text:span text:style-name="T289">$this</text:span><text:span text:style-name="T577">-&gt;</text:span><text:span text:style-name="T798">isLiked</text:span><text:span text:style-name="T1054">(),</text:span><text:line-break/><text:span text:style-name="T1054"> <text:s text:c="7"/></text:span><text:span text:style-name="T1359">'likes_count'</text:span><text:span text:style-name="T577">=&gt;</text:span><text:span text:style-name="T289">$this</text:span><text:span text:style-name="T577">-&gt;</text:span><text:span text:style-name="T798">likesCount</text:span><text:span text:style-name="T1054">()</text:span><text:span text:style-name="T1200">,</text:span><text:span text:style-name="T57"><text:line-break/></text:span><text:span text:style-name="T1200"> <text:s text:c="7"/></text:span><text:span text:style-name="T1458">'comments'</text:span><text:span text:style-name="T667">=&gt;</text:span><text:span text:style-name="T406">$this</text:span><text:span text:style-name="T667">-&gt;</text:span><text:span text:style-name="T898">comments</text:span></text:p>
      <text:p text:style-name="P947"><text:span text:style-name="T3342">Pedimos los comentarios</text:span><text:line-break/><text:span text:style-name="T1054"> <text:s text:c="3"/>];</text:span><text:line-break/><text:span text:style-name="T1054">}</text:span></text:p>
      <text:p text:style-name="P70"/>
      <text:p text:style-name="P948">Ejecutamos el test otra vez <text:span text:style-name="T3343">y ahora dice que </text:span><text:span text:style-name="T2726">null</text:span><text:span text:style-name="T3343"> no coincide con lo que esperamos que es un </text:span><text:span text:style-name="T2726">array</text:span><text:span text:style-name="T3343">. Esto es porque no tenemos una relición definida entre el estado y los comentarios.</text:span></text:p>
      <text:p text:style-name="P949">Vamos a verificar esta relación en el <text:span text:style-name="T2607">StatusTest.php</text:span><text:span text:style-name="T2916">. </text:span><text:span text:style-name="T3011">Lo que necesitamos es muy similar a la relación con los </text:span><text:span text:style-name="T2727">likes</text:span><text:span text:style-name="T3011"> así que copiamos el método y lo modificamos:</text:span></text:p>
      <text:p text:style-name="P950"><text:span text:style-name="T231">/**</text:span><text:line-break/><text:span text:style-name="T225"> * </text:span><text:span text:style-name="T1911">@test</text:span><text:line-break/><text:span text:style-name="T1911"> </text:span><text:span text:style-name="T225">*/</text:span><text:line-break/><text:span text:style-name="T1741">function </text:span><text:span text:style-name="T798">a_status_has_many_</text:span><text:span text:style-name="T898">comments</text:span><text:span text:style-name="T1054">()</text:span><text:line-break/><text:span text:style-name="T1054">{</text:span><text:line-break/><text:span text:style-name="T1054"> <text:s text:c="3"/></text:span><text:span text:style-name="T289">$status</text:span><text:span text:style-name="T577">=</text:span><text:span text:style-name="T798">factory</text:span><text:span text:style-name="T1054">(</text:span><text:span text:style-name="T1597">Status</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3"/></text:span><text:span text:style-name="T798">factory</text:span><text:span text:style-name="T1054">(</text:span><text:span text:style-name="T1630">Comment</text:span><text:span text:style-name="T577">::</text:span><text:span text:style-name="T1741">class</text:span><text:span text:style-name="T1054">)</text:span><text:span text:style-name="T577">-&gt;</text:span><text:span text:style-name="T798">create</text:span><text:span text:style-name="T1054">([</text:span><text:span text:style-name="T1359">'status_id'</text:span><text:span text:style-name="T577">=&gt;</text:span><text:span text:style-name="T289">$status</text:span><text:span text:style-name="T577">-&gt;</text:span><text:span text:style-name="T289">id</text:span><text:span text:style-name="T1054">]);</text:span><text:line-break/><text:span text:style-name="T3344">Cambiamos </text:span><text:span text:style-name="T2728">Like</text:span><text:span text:style-name="T3344"> por </text:span><text:span text:style-name="T2728">Comment</text:span><text:span text:style-name="T3344"> y lo importamos</text:span><text:line-break/><text:span text:style-name="T1054"> <text:s text:c="3"/></text:span><text:span text:style-name="T289">$this</text:span><text:span text:style-name="T577">-&gt;</text:span><text:span text:style-name="T798">assertInstanceOf</text:span><text:span text:style-name="T1054">(</text:span><text:span text:style-name="T1630">Comment</text:span><text:span text:style-name="T577">::</text:span><text:span text:style-name="T1741">class</text:span><text:span text:style-name="T1054">, </text:span><text:span text:style-name="T289">$status</text:span><text:span text:style-name="T577">-&gt;</text:span><text:span text:style-name="T406">comments</text:span><text:span text:style-name="T577">-&gt;</text:span><text:span text:style-name="T798">first</text:span><text:span text:style-name="T1054">());</text:span></text:p>
      <text:p text:style-name="Standard"><text:span text:style-name="T3344">Llamamos a </text:span><text:span text:style-name="T2728">comments</text:span><text:span text:style-name="T3344"> en vez de a </text:span><text:span text:style-name="T2728">likes</text:span><text:span text:style-name="T3012"> para que nos devuelva los comentarios</text:span><text:span text:style-name="T3344"><text:line-break/></text:span><text:span text:style-name="T1138">}</text:span></text:p>
      <text:p text:style-name="P198"/>
      <text:p text:style-name="P951"><text:span text:style-name="T2916">Ejecutamos dicho </text:span><text:span text:style-name="T2607">test</text:span><text:span text:style-name="T2916"> en </text:span><text:span text:style-name="T2607">phpunit </text:span><text:span text:style-name="T2916">y nos dice que la función </text:span><text:span text:style-name="T2607">first()</text:span><text:span text:style-name="T2916"> no se puede ejecutar sobre </text:span><text:span text:style-name="T2607">null</text:span><text:span text:style-name="T2916">. Vamos a </text:span><text:span text:style-name="T2607">Status.php</text:span><text:span text:style-name="T2916">:</text:span></text:p>
      <text:p text:style-name="P952"><text:span text:style-name="T2916"><text:line-break/></text:span><text:span text:style-name="T1741">public function </text:span><text:span text:style-name="T898">comments</text:span><text:span text:style-name="T1054">()</text:span><text:line-break/><text:span text:style-name="T1054">{</text:span><text:line-break/><text:span text:style-name="T1054"> <text:s text:c="3"/></text:span><text:span text:style-name="T1741">return </text:span><text:span text:style-name="T289">$this</text:span><text:span text:style-name="T577">-&gt;</text:span><text:span text:style-name="T798">hasMany</text:span><text:span text:style-name="T1054">(</text:span><text:span text:style-name="T1630">Comment</text:span><text:span text:style-name="T577">::</text:span><text:span text:style-name="T1741">class</text:span><text:span text:style-name="T1054">);</text:span><text:line-break/><text:span text:style-name="T3346">Duplicamos la función de </text:span><text:span text:style-name="T2729">likes</text:span><text:span text:style-name="T3346"> y lo cambiamos por los comentarios que cada estado tendrá muchos</text:span></text:p>
      <text:p text:style-name="P418">}</text:p>
      <text:p text:style-name="P418"/>
      <text:p text:style-name="P953">Ahora ya pasa el <text:span text:style-name="T2607">test</text:span> de <text:span text:style-name="T2607">phpunit</text:span><text:span text:style-name="T2916">. Volvamos al </text:span><text:span text:style-name="T2607">StatusResourceTest.php</text:span><text:span text:style-name="T2916"> y ejecutamos el </text:span><text:span text:style-name="T2607">test</text:span><text:span text:style-name="T2916"> otra vez y dice que </text:span><text:span text:style-name="T3013">la colección devuelta por </text:span><text:span text:style-name="T2730">Eloquent</text:span><text:span text:style-name="T3013"> no coincide con un </text:span><text:span text:style-name="T2730">array</text:span><text:span text:style-name="T3013">. Cambiamos el </text:span><text:span text:style-name="T2730">test</text:span><text:span text:style-name="T3013">:</text:span><text:span text:style-name="T3014"><text:line-break/></text:span><text:span text:style-name="T361">$this</text:span><text:span text:style-name="T624">-&gt;</text:span><text:span text:style-name="T955">assertInstanceOf</text:span><text:span text:style-name="T1139">(</text:span></text:p>
      <text:p text:style-name="P953"><text:span text:style-name="T3347">Comprobamos que es una instancia de<text:line-break/></text:span><text:span text:style-name="T1268"> <text:s text:c="3"/></text:span><text:span text:style-name="T2150">\</text:span><text:span text:style-name="T196">Illuminate</text:span><text:span text:style-name="T2150">\</text:span><text:span text:style-name="T196">Database</text:span><text:span text:style-name="T2150">\</text:span><text:span text:style-name="T196">Eloquent</text:span><text:span text:style-name="T2150">\</text:span><text:span text:style-name="T1648">Collection</text:span><text:span text:style-name="T726">::</text:span><text:span text:style-name="T1880">class</text:span><text:span text:style-name="T1320">,</text:span></text:p>
      <text:p text:style-name="Standard"><text:span text:style-name="T3347">la clase Collection de Eloquent<text:line-break/></text:span><text:span text:style-name="T1139"> <text:s text:c="3"/></text:span><text:span text:style-name="T361">$statusResource</text:span><text:span text:style-name="T1139">[</text:span><text:span text:style-name="T1416">'comments'</text:span><text:span text:style-name="T1139">]</text:span><text:span text:style-name="T3345"><text:line-break/></text:span><text:span text:style-name="T1139">);</text:span></text:p>
      <text:p text:style-name="P199"/>
      <text:p text:style-name="P954"><text:span text:style-name="T2916">Ejecutamos el </text:span><text:span text:style-name="T2607">test</text:span><text:span text:style-name="T2916"> y vemos que pasa. </text:span><text:span text:style-name="T3015">Vamos al </text:span><text:span text:style-name="T2731">StatusResource.php</text:span><text:span text:style-name="T3015">:</text:span></text:p>
      <text:p text:style-name="P955"><text:span text:style-name="T2020"><text:s text:c="4"/></text:span><text:span text:style-name="T1359">'ago'</text:span><text:span text:style-name="T577">=&gt;</text:span><text:span text:style-name="T289">$this</text:span><text:span text:style-name="T577">-&gt;</text:span><text:span text:style-name="T289">created_at</text:span><text:span text:style-name="T577">-&gt;</text:span><text:span text:style-name="T798">diffForHumans</text:span><text:span text:style-name="T1054">(),</text:span><text:line-break/><text:span text:style-name="T1054"> <text:s text:c="3"/></text:span><text:span text:style-name="T1359">'is_liked'</text:span><text:span text:style-name="T577">=&gt;</text:span><text:span text:style-name="T289">$this</text:span><text:span text:style-name="T577">-&gt;</text:span><text:span text:style-name="T798">isLiked</text:span><text:span text:style-name="T1054">(),</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pan text:style-name="T1054"> <text:s text:c="3"/></text:span><text:span text:style-name="T1359">'comments'</text:span><text:span text:style-name="T577">=&gt;</text:span><text:span text:style-name="T1630">CommentResource</text:span><text:span text:style-name="T667">::</text:span><text:span text:style-name="T1021">collection</text:span><text:span text:style-name="T1200">(</text:span><text:span text:style-name="T406">$this</text:span><text:span text:style-name="T667">-&gt;</text:span><text:span text:style-name="T406">comments</text:span><text:span text:style-name="T1200">)</text:span></text:p>
      <text:p text:style-name="Standard"><text:span text:style-name="T3348">Llamamos al recurso para transformar los comentarios<text:line-break/></text:span><text:span text:style-name="T1140">];</text:span></text:p>
      <text:p text:style-name="P71"/>
      <text:p text:style-name="P956"><text:span text:style-name="T3015">S</text:span><text:span text:style-name="T2916">i ejecutamos otra vez, vemos que falla porque obtenemos un objeto </text:span><text:span text:style-name="T2607">AnonymousResourceCollection</text:span><text:span text:style-name="T2916"> en vez de uno de </text:span><text:span text:style-name="T2607">Collection</text:span><text:span text:style-name="T2916"> de </text:span><text:span text:style-name="T2607">Eloquent</text:span><text:span text:style-name="T2916">.</text:span></text:p>
      <text:p text:style-name="P957"><text:span text:style-name="T3018">No vamos a cambiar el test para que compruebe Anonymous porque si un día nos equivocamos y usamos el </text:span><text:span text:style-name="T2734">StatusResource</text:span><text:span text:style-name="T3018"> para los comentarios en vez de </text:span><text:span text:style-name="T2734">CommentsResource</text:span><text:span text:style-name="T3018">, el </text:span><text:span text:style-name="T2734">test</text:span><text:span text:style-name="T3018"> seguiría pasando ya que también es un </text:span><text:span text:style-name="T2732">AnonymousResourceCollection</text:span><text:span text:style-name="T3016">. </text:span><text:span text:style-name="T3017">Si hacemos un </text:span><text:span text:style-name="T2733">dd</text:span><text:span text:style-name="T3017"> de </text:span><text:soft-page-break/><text:span text:style-name="T319">$statusResource</text:span><text:span text:style-name="T1054">[</text:span><text:span text:style-name="T1359">'comments'</text:span><text:span text:style-name="T1054">] </text:span><text:span text:style-name="T3017">antes de comprobar si son una instancia de lo que sea, vemos que en el campo </text:span><text:span text:style-name="T2733">collects</text:span><text:span text:style-name="T3017"> nos dice que son </text:span><text:span text:style-name="T2733">App\Http\Resources\CommentResource</text:span><text:span text:style-name="T3017">.</text:span></text:p>
      <text:p text:style-name="P194"/>
      <text:p text:style-name="P193">Cambiamos el test:<text:line-break/><text:span text:style-name="T513">$this</text:span><text:span text:style-name="T776">-&gt;</text:span><text:span text:style-name="T1011">assertEquals</text:span><text:span text:style-name="T1328">(</text:span></text:p>
      <text:p text:style-name="P957"><text:span text:style-name="T3019">Comprobamos que son iguales</text:span><text:span text:style-name="T3017"><text:line-break/></text:span><text:span text:style-name="T1087"> <text:s text:c="3"/></text:span><text:span text:style-name="T1482">'App\Http\Resources\CommentResource'</text:span><text:span text:style-name="T1087">,</text:span></text:p>
      <text:p text:style-name="P957"><text:span text:style-name="T3019">El campo de </text:span><text:span text:style-name="T2735">collects</text:span><text:span text:style-name="T3019"> que hemos visto que tiene que ser</text:span><text:span text:style-name="T3017"><text:line-break/></text:span><text:span text:style-name="T1087"> <text:s text:c="3"/></text:span><text:span text:style-name="T319">$statusResource</text:span><text:span text:style-name="T1087">[</text:span><text:span text:style-name="T1391">'comments'</text:span><text:span text:style-name="T1087">]</text:span><text:span text:style-name="T685">-&gt;</text:span><text:span text:style-name="T421">collects</text:span></text:p>
      <text:p text:style-name="Standard"><text:span text:style-name="T3019">Con el campo </text:span><text:span text:style-name="T2735">collects</text:span><text:span text:style-name="T3019"> del objeto que recibimos</text:span><text:span text:style-name="T3017"><text:line-break/></text:span><text:span text:style-name="T1087">);</text:span></text:p>
      <text:p text:style-name="P192"/>
      <text:p text:style-name="P195">Ejecutamos el test <text:span text:style-name="T2607">phpunit</text:span> y vemos que el test pasa. Ahora si nos equivocamos y llamamos a <text:span text:style-name="T2607">StatusResource::collection()</text:span>, nos dirá que esperaba un <text:span text:style-name="T2607">CommentResource</text:span> y no lo recibió.</text:p>
      <text:p text:style-name="P200"/>
      <text:p text:style-name="P201">Otra cosa que pasa es que si pasamos <text:span text:style-name="T2607">collect([1, 2, 3])</text:span> a <text:span text:style-name="T2607">CommentResource::collection</text:span>, el <text:span text:style-name="T2607">test</text:span> sigue pasando. <text:span text:style-name="T3349">Es importante diseñar tests que no solo fallen, sino que ayuden a encontrar el origen del error fácilmente.</text:span></text:p>
      <text:p text:style-name="P201"><text:span text:style-name="T3349">Para que sepa que tenemos que pasarle comentarios del modelo </text:span><text:span text:style-name="T2736">Comment</text:span><text:span text:style-name="T3349">, podemos hacer lo siguiente en el </text:span><text:span text:style-name="T2736">StatusResourceTest.php</text:span><text:span text:style-name="T3349">:</text:span></text:p>
      <text:p text:style-name="P201"><text:span text:style-name="T513">$status </text:span><text:span text:style-name="T776">= </text:span><text:span text:style-name="T1009">factory</text:span><text:span text:style-name="T1328">(</text:span><text:span text:style-name="T1664">Status</text:span><text:span text:style-name="T776">::</text:span><text:span text:style-name="T1933">class</text:span><text:span text:style-name="T1328">)</text:span><text:span text:style-name="T776">-&gt;</text:span><text:span text:style-name="T1009">create</text:span><text:span text:style-name="T1328">();</text:span><text:line-break/><text:span text:style-name="T1011">factory</text:span><text:span text:style-name="T1330">(</text:span><text:span text:style-name="T1665">Comment</text:span><text:span text:style-name="T778">::</text:span><text:span text:style-name="T1935">class</text:span><text:span text:style-name="T1330">)</text:span><text:span text:style-name="T778">-&gt;</text:span><text:span text:style-name="T1011">create</text:span><text:span text:style-name="T1330">([</text:span><text:span text:style-name="T1576">'status_id'</text:span><text:span text:style-name="T778">=&gt;</text:span><text:span text:style-name="T515">$status</text:span><text:span text:style-name="T778">-&gt;</text:span><text:span text:style-name="T515">id</text:span><text:span text:style-name="T1330">]);</text:span><text:line-break/><text:span text:style-name="T3350">Creamos un comentario y se lo asociamos al estado de antes</text:span><text:line-break/><text:span text:style-name="T513">$statusResource </text:span><text:span text:style-name="T776">= </text:span><text:span text:style-name="T1664">StatusResource</text:span><text:span text:style-name="T776">::</text:span><text:span text:style-name="T1032">make</text:span><text:span text:style-name="T1328">(</text:span><text:span text:style-name="T513">$status</text:span><text:span text:style-name="T1328">)</text:span><text:span text:style-name="T776">-&gt;</text:span><text:span text:style-name="T1009">resolve</text:span><text:span text:style-name="T1328">();</text:span></text:p>
      <text:p text:style-name="P201"/>
      <text:p text:style-name="P202">Y más abajo ponemos un <text:span text:style-name="T2607">dd</text:span> para inspeccionar el comentario que se le pasa:</text:p>
      <text:p text:style-name="P202"><text:line-break/><text:span text:style-name="T513">$this</text:span><text:span text:style-name="T776">-&gt;</text:span><text:span text:style-name="T1009">assertEquals</text:span><text:span text:style-name="T1328">(</text:span><text:line-break/><text:span text:style-name="T1328"> <text:s text:c="3"/></text:span><text:span text:style-name="T2259">0</text:span><text:span text:style-name="T1328">,</text:span><text:line-break/><text:span text:style-name="T1328"> <text:s text:c="3"/></text:span><text:span text:style-name="T513">$statusResource</text:span><text:span text:style-name="T1328">[</text:span><text:span text:style-name="T1574">'likes_count'</text:span><text:span text:style-name="T1328">]</text:span><text:line-break/><text:span text:style-name="T1328">);</text:span><text:line-break/><text:span text:style-name="T1011">dd</text:span><text:span text:style-name="T1330">(</text:span><text:span text:style-name="T515">$statusResource</text:span><text:span text:style-name="T1330">[</text:span><text:span text:style-name="T1576">'comments'</text:span><text:span text:style-name="T1330">]);</text:span><text:line-break/><text:span text:style-name="T513">$this</text:span><text:span text:style-name="T776">-&gt;</text:span><text:span text:style-name="T1009">assertEquals</text:span><text:span text:style-name="T1328">(</text:span><text:line-break/><text:span text:style-name="T1328"> <text:s text:c="3"/></text:span><text:span text:style-name="T1574">'App\Http\Resources\CommentResource'</text:span><text:span text:style-name="T1328">,</text:span><text:line-break/><text:span text:style-name="T1328"> <text:s text:c="3"/></text:span><text:span text:style-name="T513">$statusResource</text:span><text:span text:style-name="T1328">[</text:span><text:span text:style-name="T1574">'comments'</text:span><text:span text:style-name="T1328">]</text:span><text:span text:style-name="T776">-&gt;</text:span><text:span text:style-name="T513">collects</text:span><text:line-break/><text:span text:style-name="T1328">);</text:span></text:p>
      <text:p text:style-name="P202"/>
      <text:p text:style-name="P202">El resultado de ejecutar el <text:span text:style-name="T2607">test</text:span>:</text:p>
      <text:p text:style-name="P958">Illuminate\Http\Resources\Json\AnonymousResourceCollection {#929</text:p>
      <text:p text:style-name="P958"><text:s text:c="2"/>+collects: "App\Http\Resources\CommentResource"</text:p>
      <text:p text:style-name="P958"><text:s text:c="2"/>+<text:span text:style-name="T2479">collection</text:span>: Illuminate\Support\Collection {#1872</text:p>
      <text:p text:style-name="P958"><text:s text:c="4"/>#<text:span text:style-name="T3352">items: array:1</text:span><text:span text:style-name="T3351"> </text:span>[</text:p>
      <text:p text:style-name="P958"><text:s text:c="6"/>0 =&gt; App\Http\Resources\CommentResource {#923</text:p>
      <text:p text:style-name="P958"><text:s text:c="8"/>+<text:span text:style-name="T3293">resource</text:span>: <text:span text:style-name="T57">App\Models\Comment</text:span> {#1871</text:p>
      <text:p text:style-name="Standard"><text:span text:style-name="T3355"><text:tab/><text:tab/> <text:s text:c="3"/></text:span><text:span text:style-name="T3375">Es una instancia del modelo Comment</text:span></text:p>
      <text:p text:style-name="P958"><text:s text:c="10"/>#guarded: []</text:p>
      <text:p text:style-name="P958"><text:s text:c="10"/>#connection: "sqlite"</text:p>
      <text:p text:style-name="P958"/>
      <text:p text:style-name="P963">Primero accedemos a la <text:span text:style-name="T2416">colección</text:span>, luego al <text:span text:style-name="T3351">primer comentario</text:span> y luego al <text:span text:style-name="T3290">recurso</text:span> en sí. Y así accedemos a una instancia del modelo Comment. <text:span text:style-name="T3353">Con esto tenemos otra aserción de apoyo:</text:span></text:p>
      <text:p text:style-name="P964"><text:line-break/><text:span text:style-name="T289">$this</text:span><text:span text:style-name="T577">-&gt;</text:span><text:span text:style-name="T798">assertEquals</text:span><text:span text:style-name="T1054">(</text:span><text:line-break/><text:span text:style-name="T1054"> <text:s text:c="3"/></text:span><text:span text:style-name="T1359">'App\Http\Resources\CommentResource'</text:span><text:span text:style-name="T1054">,</text:span><text:line-break/><text:span text:style-name="T1054"> <text:s text:c="3"/></text:span><text:span text:style-name="T289">$statusResource</text:span><text:span text:style-name="T1054">[</text:span><text:span text:style-name="T1359">'comments'</text:span><text:span text:style-name="T1054">]</text:span><text:span text:style-name="T577">-&gt;</text:span><text:span text:style-name="T289">collects</text:span><text:line-break/><text:soft-page-break/><text:span text:style-name="T1054">);</text:span><text:line-break/><text:span text:style-name="T406">$this</text:span><text:span text:style-name="T667">-&gt;</text:span><text:span text:style-name="T898">assertInstanceOf</text:span><text:span text:style-name="T1200">(</text:span></text:p>
      <text:p text:style-name="Standard"><text:span text:style-name="T3354">Vemos que es una instancia de</text:span><text:span text:style-name="T104"><text:line-break/></text:span><text:span text:style-name="T1269"> <text:s text:c="3"/></text:span><text:span text:style-name="T1649">Comment</text:span><text:span text:style-name="T727">::</text:span><text:span text:style-name="T1881">class</text:span><text:span text:style-name="T1269">,</text:span><text:span text:style-name="T104"><text:line-break/></text:span><text:span text:style-name="T3354">El modelo Comment</text:span></text:p>
      <text:p text:style-name="Standard"><text:span text:style-name="T1269"><text:s text:c="4"/></text:span><text:span text:style-name="T466">$statusResource</text:span><text:span text:style-name="T1269">[</text:span><text:span text:style-name="T1519">'comments'</text:span><text:span text:style-name="T1269">]</text:span><text:span text:style-name="T727">-&gt;</text:span><text:span text:style-name="T466">collection</text:span><text:span text:style-name="T727">-&gt;</text:span><text:span text:style-name="T956">first</text:span><text:span text:style-name="T1269">()</text:span><text:span text:style-name="T727">-&gt;</text:span><text:span text:style-name="T466">resource</text:span></text:p>
      <text:p text:style-name="P965">Cogemos la <text:span text:style-name="T3385">colección</text:span>, el <text:span text:style-name="T3351">primer array</text:span><text:span text:style-name="T3376"> </text:span>y luego el <text:span text:style-name="T3376">recurso</text:span></text:p>
      <text:p text:style-name="P444">);</text:p>
      <text:p text:style-name="P512"/>
      <text:p text:style-name="P966">De esta forma, si ponemos en <text:span text:style-name="T2607">StatusResource.php</text:span><text:span text:style-name="T2916">:</text:span></text:p>
      <text:p text:style-name="P966"><text:span text:style-name="T2016"><text:s text:c="4"/></text:span><text:span text:style-name="T1359">'is_liked'</text:span><text:span text:style-name="T577">=&gt;</text:span><text:span text:style-name="T289">$this</text:span><text:span text:style-name="T577">-&gt;</text:span><text:span text:style-name="T798">isLiked</text:span><text:span text:style-name="T1054">(),</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pan text:style-name="T1054"> <text:s text:c="3"/></text:span><text:span text:style-name="T1359">'comments'</text:span><text:span text:style-name="T577">=&gt;</text:span><text:span text:style-name="T1597">CommentResource</text:span><text:span text:style-name="T577">::</text:span><text:span text:style-name="T1014">collection</text:span><text:span text:style-name="T1054">(</text:span><text:span text:style-name="T898">collect</text:span><text:span text:style-name="T1200">([</text:span><text:span text:style-name="T2226">1</text:span><text:span text:style-name="T1200">, </text:span><text:span text:style-name="T2226">2</text:span><text:span text:style-name="T1200">, </text:span><text:span text:style-name="T2226">3</text:span><text:span text:style-name="T1200">])</text:span><text:span text:style-name="T1054">)</text:span><text:line-break/><text:span text:style-name="T1054">];</text:span></text:p>
      <text:p text:style-name="P203">Dará error. No podemos pasar cualquier colección. Nos daría un error de este tipo:</text:p>
      <text:p text:style-name="P469">Failed asserting that 1 is an instance of class "App\Models\Comment".</text:p>
      <text:p text:style-name="P967">Nos dirá que no son una instancia del modelo <text:span text:style-name="T2607">Comment</text:span><text:span text:style-name="T2916">. De esta forma tenemos un test mucho más fiable. Vamos a dejarlo bien como estaba antes:</text:span></text:p>
      <text:p text:style-name="P967"><text:span text:style-name="T2016"><text:s text:c="4"/></text:span><text:span text:style-name="T1359">'is_liked'</text:span><text:span text:style-name="T577">=&gt;</text:span><text:span text:style-name="T289">$this</text:span><text:span text:style-name="T577">-&gt;</text:span><text:span text:style-name="T798">isLiked</text:span><text:span text:style-name="T1054">(),</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pan text:style-name="T1054"> <text:s text:c="3"/></text:span><text:span text:style-name="T1359">'comments'</text:span><text:span text:style-name="T577">=&gt;</text:span><text:span text:style-name="T1597">CommentResource</text:span><text:span text:style-name="T577">::</text:span><text:span text:style-name="T1014">collection</text:span><text:span text:style-name="T1054">(</text:span><text:span text:style-name="T406">$this</text:span><text:span text:style-name="T667">-&gt;</text:span><text:span text:style-name="T406">comments</text:span><text:span text:style-name="T1200">)</text:span><text:line-break/><text:span text:style-name="T1054">];</text:span></text:p>
      <text:p text:style-name="P204"/>
      <text:p text:style-name="P968"><text:span text:style-name="T2916">Ejecutamos de nuevo el </text:span><text:span text:style-name="T2607">test</text:span><text:span text:style-name="T2916"> de </text:span><text:span text:style-name="T2607">Dusk</text:span><text:span text:style-name="T2916"> y vemos que todavía no se puede ver el </text:span><text:span text:style-name="T2607">body</text:span><text:span text:style-name="T2916"> del comentario.</text:span></text:p>
      <text:p text:style-name="P969"><text:span text:style-name="T2916">Vamos al </text:span><text:span text:style-name="T2607">StatusListItem.vue</text:span><text:span text:style-name="T2916">:</text:span></text:p>
      <text:p text:style-name="P970"><text:span text:style-name="T817">data</text:span><text:span text:style-name="T1054">() {</text:span><text:line-break/><text:span text:style-name="T1054"> <text:s text:c="3"/></text:span><text:span text:style-name="T1741">return </text:span><text:span text:style-name="T1054">{</text:span><text:line-break/><text:span text:style-name="T1054"> <text:s text:c="7"/></text:span><text:span text:style-name="T289">newComment</text:span><text:span text:style-name="T577">: </text:span><text:span text:style-name="T1359">''</text:span><text:span text:style-name="T1054">,</text:span><text:line-break/><text:span text:style-name="T1054"> <text:s text:c="7"/></text:span><text:span text:style-name="T289">comments</text:span><text:span text:style-name="T577">: </text:span><text:span text:style-name="T537">this</text:span><text:span text:style-name="T1200">.</text:span><text:span text:style-name="T406">status</text:span><text:span text:style-name="T1200">.</text:span><text:span text:style-name="T406">comments</text:span></text:p>
      <text:p text:style-name="Standard"><text:span text:style-name="T3387">Antes tenía puesto un </text:span><text:span text:style-name="T2737">array</text:span><text:span text:style-name="T3387"> vacío </text:span><text:span text:style-name="T3356">[]</text:span><text:span text:style-name="T3387"> así que no veía nada, pero ahora ya disponemos de la propiedad esa para los estados<text:line-break/></text:span><text:span text:style-name="T362"> <text:s text:c="3"/></text:span><text:span text:style-name="T1141">}</text:span><text:span text:style-name="T3386"><text:line-break/></text:span><text:span text:style-name="T1141">},</text:span></text:p>
      <text:p text:style-name="P205"/>
      <text:p text:style-name="Standard"><text:span text:style-name="T3020">Esperamos a que </text:span><text:span text:style-name="T3357">run npm watch </text:span><text:span text:style-name="T3020">compile y ejecutamos el </text:span><text:span text:style-name="T2737">test</text:span><text:span text:style-name="T3020"> de </text:span><text:span text:style-name="T2737">dusk</text:span>:</text:p>
      <text:p text:style-name="P11"><text:span text:style-name="T1">art dusk --filter users_can_see_all_comments</text:span><text:line-break/></text:p>
      <text:p text:style-name="P971">Y ahora ya pasa el <text:span text:style-name="T2607">test</text:span> de <text:span text:style-name="T2607">Dusk</text:span> por lo que el navegador ve los comentarios.</text:p>
      <text:p text:style-name="P971"/>
      <text:p text:style-name="P1117"><text:a xlink:type="simple" xlink:href="https://github.com/anasmez/social/commit/79b0f4c042ec286a7b20d6868df5fac57314a5fe" text:style-name="Internet_20_link" text:visited-style-name="Visited_20_Internet_20_Link">Commit</text:a></text:p>
      <text:p text:style-name="P1117"/>
      <text:h text:style-name="Heading_20_3" text:outline-level="3">Vídeo 32</text:h>
      <text:p text:style-name="P206"/>
      <text:p text:style-name="P207">Vamos a verificar que cada comentario muestre el nombre de la persona que lo escribió. Primero empezamos con un <text:span text:style-name="T2607">test</text:span> en <text:span text:style-name="T2607">UserCanCommentStatusTest.php</text:span> de <text:span text:style-name="T2607">Dusk</text:span>. <text:span text:style-name="T3388">Solo vamos a modificar </text:span><text:span text:style-name="T2738">users_can_see_all_comments</text:span><text:span text:style-name="T3388">:</text:span></text:p>
      <text:p text:style-name="Standard"><text:span text:style-name="T320">$this</text:span><text:span text:style-name="T601">-&gt;</text:span><text:span text:style-name="T827">browse</text:span><text:span text:style-name="T1088">(</text:span><text:span text:style-name="T1771">function </text:span><text:span text:style-name="T1088">(</text:span><text:span text:style-name="T178">Browser </text:span><text:span text:style-name="T320">$browser</text:span><text:span text:style-name="T1088">) </text:span><text:span text:style-name="T1771">use </text:span><text:span text:style-name="T1088">(</text:span><text:span text:style-name="T320">$status</text:span><text:span text:style-name="T1088">, </text:span><text:span text:style-name="T320">$comments</text:span><text:span text:style-name="T1088">) {</text:span><text:span text:style-name="T3021"><text:line-break/></text:span><text:span text:style-name="T1088"> <text:s text:c="3"/></text:span><text:span text:style-name="T320">$browser</text:span><text:span text:style-name="T601">-&gt;</text:span><text:span text:style-name="T827">visit</text:span><text:span text:style-name="T1088">(</text:span><text:span text:style-name="T1392">'/'</text:span><text:span text:style-name="T1088">)</text:span><text:span text:style-name="T3021"><text:line-break/></text:span><text:span text:style-name="T1088"> <text:s text:c="7"/></text:span><text:span text:style-name="T601">-&gt;</text:span><text:span text:style-name="T827">waitForText</text:span><text:span text:style-name="T1088">(</text:span><text:span text:style-name="T320">$status</text:span><text:span text:style-name="T601">-&gt;</text:span><text:span text:style-name="T320">body</text:span><text:span text:style-name="T1088">)</text:span><text:span text:style-name="T1221">;</text:span><text:span text:style-name="T3021"><text:line-break/><text:line-break/></text:span><text:span text:style-name="T1221"> <text:s text:c="3"/></text:span><text:span text:style-name="T1860">foreach </text:span><text:span text:style-name="T1221">(</text:span><text:span text:style-name="T422">$comments </text:span><text:span text:style-name="T1860">as </text:span><text:span text:style-name="T422">$comment</text:span><text:span text:style-name="T1221">) {</text:span><text:span text:style-name="T2909"><text:line-break/></text:span><text:span text:style-name="T3388">Por cada comentario</text:span></text:p>
      <text:p text:style-name="Standard"><text:soft-page-break/><text:span text:style-name="T1221"><text:s text:c="8"/></text:span><text:span text:style-name="T422">$browser</text:span><text:span text:style-name="T686">-&gt;</text:span><text:span text:style-name="T916">assertSee</text:span><text:span text:style-name="T1221">(</text:span><text:span text:style-name="T422">$comment</text:span><text:span text:style-name="T686">-&gt;</text:span><text:span text:style-name="T422">body</text:span><text:span text:style-name="T1221">)</text:span><text:span text:style-name="T2909"><text:line-break/></text:span><text:span text:style-name="T3388">Vamos a comprobar que se ve el body</text:span></text:p>
      <text:p text:style-name="Standard"><text:span text:style-name="T1221"><text:s text:c="12"/></text:span><text:span text:style-name="T686">-&gt;</text:span><text:span text:style-name="T916">assertSee</text:span><text:span text:style-name="T1221">(</text:span><text:span text:style-name="T422">$comment</text:span><text:span text:style-name="T686">-&gt;</text:span><text:span text:style-name="T422">user</text:span><text:span text:style-name="T686">-&gt;</text:span><text:span text:style-name="T422">name</text:span><text:span text:style-name="T1221">);</text:span><text:span text:style-name="T2909"><text:line-break/></text:span><text:span text:style-name="T3388">Y el nombre del que lo publica</text:span></text:p>
      <text:p text:style-name="P208"><text:span text:style-name="T1330"><text:s text:c="4"/>}</text:span><text:line-break/><text:span text:style-name="T1328">});</text:span></text:p>
      <text:p text:style-name="P207"/>
      <text:p text:style-name="P209">Ejecutamos el <text:span text:style-name="T2607">test</text:span> de <text:span text:style-name="T2607">Dusk</text:span>:</text:p>
      <text:p text:style-name="Standard"><text:span text:style-name="T46">art dusk --filter users_can_see_all_comments</text:span><text:span text:style-name="T1982"><text:line-break/><text:line-break/></text:span><text:span text:style-name="T3389">Dice que estamos intentando acceder a la propiedad name de algo que no es un objeto. En esta parte del código:</text:span></text:p>
      <text:p text:style-name="P918"><text:span text:style-name="T1088"><text:s text:c="12"/></text:span><text:span text:style-name="T601">-&gt;</text:span><text:span text:style-name="T827">assertSee</text:span><text:span text:style-name="T1088">(</text:span><text:span text:style-name="T320">$comment</text:span><text:span text:style-name="T601">-&gt;</text:span><text:span text:style-name="T2426">user</text:span><text:span text:style-name="T601">-&gt;</text:span><text:span text:style-name="T320">name</text:span><text:span text:style-name="T1088">);</text:span></text:p>
      <text:p text:style-name="P972"/>
      <text:p text:style-name="P972">No tenemos la relación <text:span text:style-name="T2607">User</text:span> con <text:span text:style-name="T2607">Comment</text:span>. Vamos a crearla, pero antes hacemos un <text:span text:style-name="T2607">test</text:span> unitario que la verifique:</text:p>
      <text:p text:style-name="Standard"><text:span text:style-name="T26">art make:test Models/CommentTest --unit</text:span><text:span text:style-name="T1996"><text:line-break/></text:span><text:span text:style-name="T3390">Lo guardamos en la carpeta </text:span><text:span text:style-name="T2739">Models</text:span><text:span text:style-name="T3390"> y le pasamos el parámetro </text:span><text:span text:style-name="T3358">--unit</text:span></text:p>
      <text:p text:style-name="Standard"/>
      <text:p text:style-name="P973">Lo abrimos:</text:p>
      <text:p text:style-name="P974"><text:span text:style-name="T1741">class </text:span><text:span text:style-name="T1597">CommentTest </text:span><text:span text:style-name="T1741">extends </text:span><text:span text:style-name="T173">TestCase</text:span><text:line-break/><text:span text:style-name="T1054">{</text:span><text:line-break/><text:span text:style-name="T1200"> <text:s text:c="3"/></text:span><text:span text:style-name="T1837">use </text:span><text:span text:style-name="T191">RefreshDatabase</text:span><text:span text:style-name="T1200">;</text:span><text:line-break/><text:span text:style-name="T1054"> <text:s text:c="3"/></text:span><text:span text:style-name="T225">/**</text:span><text:line-break/><text:span text:style-name="T225"> <text:s text:c="4"/>* </text:span><text:span text:style-name="T1923">@test</text:span><text:line-break/><text:span text:style-name="T1911"> <text:s text:c="4"/></text:span><text:span text:style-name="T225">*/</text:span><text:line-break/><text:span text:style-name="T225"> <text:s text:c="3"/></text:span><text:span text:style-name="T1741">public function </text:span><text:span text:style-name="T898">a_comment_belongs_to_a_user</text:span><text:span text:style-name="T1054">()</text:span></text:p>
      <text:p text:style-name="P975"><text:span text:style-name="T3392">Un comentario pertenece a un usuario<text:line-break/></text:span><text:span text:style-name="T1143"> <text:s text:c="3"/>{</text:span><text:span text:style-name="T3391"><text:line-break/></text:span><text:span text:style-name="T1270"> <text:s text:c="7"/></text:span><text:span text:style-name="T467">$comment</text:span><text:span text:style-name="T728">=</text:span><text:span text:style-name="T957">factory</text:span><text:span text:style-name="T1270">(</text:span><text:span text:style-name="T1650">Comment</text:span><text:span text:style-name="T728">::</text:span><text:span text:style-name="T1882">class</text:span><text:span text:style-name="T1270">)</text:span><text:span text:style-name="T728">-&gt;</text:span><text:span text:style-name="T957">create</text:span><text:span text:style-name="T1270">();</text:span><text:span text:style-name="T3391"><text:line-break/>Creamos un comentario<text:line-break/></text:span><text:span text:style-name="T1270"> <text:s text:c="7"/></text:span><text:span text:style-name="T467">$this</text:span><text:span text:style-name="T728">-&gt;</text:span><text:span text:style-name="T957">assertInstanceOf</text:span><text:span text:style-name="T1270">(</text:span><text:span text:style-name="T1650">User</text:span><text:span text:style-name="T728">::</text:span><text:span text:style-name="T1882">class</text:span><text:span text:style-name="T1270">, </text:span><text:span text:style-name="T467">$comment</text:span><text:span text:style-name="T728">-&gt;</text:span><text:span text:style-name="T467">user</text:span><text:span text:style-name="T1270">);</text:span></text:p>
      <text:p text:style-name="Standard"><text:span text:style-name="T3392">El usuario que tiene el comentario es una instancia del modelo </text:span><text:span text:style-name="T2740">User</text:span><text:span text:style-name="T3392"><text:line-break/></text:span><text:span text:style-name="T1143"> <text:s text:c="3"/>}</text:span><text:span text:style-name="T3391"><text:line-break/></text:span><text:span text:style-name="T1143">}</text:span></text:p>
      <text:p text:style-name="P973"/>
      <text:p text:style-name="P976">Ejecutamos ese <text:span text:style-name="T2607">test</text:span> de <text:span text:style-name="T2607">phpunit</text:span><text:span text:style-name="T2916"> </text:span><text:span text:style-name="T3022">y nod dice que el </text:span><text:span text:style-name="T2741">status_id</text:span><text:span text:style-name="T3022"> no puede ser nulo. No le estamos pasando el </text:span><text:span text:style-name="T2741">status_id</text:span><text:span text:style-name="T3022"> al momento de crear el comentario así que vamos al </text:span><text:span text:style-name="T2741">CommentFactory</text:span><text:span text:style-name="T3022">:</text:span></text:p>
      <text:p text:style-name="Standard"><text:span text:style-name="T1772">return </text:span><text:span text:style-name="T1142">[</text:span><text:span text:style-name="T3392"><text:line-break/></text:span><text:span text:style-name="T1142"> <text:s text:c="3"/></text:span><text:span text:style-name="T1417">'user_id'</text:span><text:span text:style-name="T625">=&gt;</text:span><text:span text:style-name="T1812">function</text:span><text:span text:style-name="T1142">(){</text:span><text:span text:style-name="T3392"><text:line-break/></text:span><text:span text:style-name="T1142"> <text:s text:c="7"/></text:span><text:span text:style-name="T1812">return </text:span><text:span text:style-name="T858">factory</text:span><text:span text:style-name="T1142">(</text:span><text:span text:style-name="T1615">User</text:span><text:span text:style-name="T625">::</text:span><text:span text:style-name="T1812">class</text:span><text:span text:style-name="T1142">)</text:span><text:span text:style-name="T625">-&gt;</text:span><text:span text:style-name="T858">create</text:span><text:span text:style-name="T1142">();</text:span><text:span text:style-name="T3392"><text:line-break/></text:span><text:span text:style-name="T1142"> <text:s text:c="3"/>},</text:span><text:span text:style-name="T106"><text:line-break/></text:span><text:span text:style-name="T1271"> <text:s text:c="3"/></text:span><text:span text:style-name="T1520">'status_id'</text:span><text:span text:style-name="T729">=&gt;</text:span><text:span text:style-name="T1883">function</text:span><text:span text:style-name="T1271">(){</text:span><text:span text:style-name="T106"><text:line-break/></text:span><text:span text:style-name="T3393">Al pedir el </text:span><text:span text:style-name="T2742">status_id</text:span><text:span text:style-name="T3393">, se ejecutará una función</text:span></text:p>
      <text:p text:style-name="Standard"><text:span text:style-name="T1271"><text:s text:c="4"/></text:span><text:span text:style-name="T1883">return </text:span><text:span text:style-name="T958">factory</text:span><text:span text:style-name="T1271">(</text:span><text:span text:style-name="T1651">Status</text:span><text:span text:style-name="T729">::</text:span><text:span text:style-name="T1883">class</text:span><text:span text:style-name="T1271">)</text:span><text:span text:style-name="T729">-&gt;</text:span><text:span text:style-name="T958">create</text:span><text:span text:style-name="T1271">();</text:span><text:span text:style-name="T106"><text:line-break/></text:span><text:span text:style-name="T3393">Devolverá un estado usando su </text:span><text:span text:style-name="T2742">factory</text:span></text:p>
      <text:p text:style-name="P977"><text:span text:style-name="T1271"><text:s text:c="4"/>},</text:span><text:span text:style-name="T3392"><text:line-break/></text:span><text:span text:style-name="T1142"> <text:s text:c="3"/></text:span><text:span text:style-name="T1417">'body'</text:span><text:span text:style-name="T625">=&gt;</text:span><text:span text:style-name="T363">$faker</text:span><text:span text:style-name="T625">-&gt;</text:span><text:span text:style-name="T1417">paragraph</text:span><text:span text:style-name="T3392"><text:line-break/></text:span><text:span text:style-name="T1142">];</text:span></text:p>
      <text:p text:style-name="P210"/>
      <text:p text:style-name="P978"><text:span text:style-name="T3022">E</text:span><text:span text:style-name="T2916">jecutamos otra vez el </text:span><text:span text:style-name="T2607">tes</text:span><text:span text:style-name="T2743">t</text:span><text:span text:style-name="T3023"> y ahora nos dice que </text:span><text:span text:style-name="T2743">null</text:span><text:span text:style-name="T3023"> no es una instancia de</text:span><text:span text:style-name="T2743"> App\User</text:span><text:span text:style-name="T3023">. Vamos al modelo </text:span><text:span text:style-name="T2743">Comment.php</text:span><text:span text:style-name="T3023">:</text:span></text:p>
      <text:p text:style-name="Standard"><text:span text:style-name="T1813">class </text:span><text:span text:style-name="T1616">Comment </text:span><text:span text:style-name="T1813">extends </text:span><text:span text:style-name="T182">Model</text:span><text:span text:style-name="T3393"><text:line-break/></text:span><text:span text:style-name="T1144">{</text:span><text:span text:style-name="T3393"><text:line-break/></text:span><text:span text:style-name="T1144"> <text:s text:c="3"/></text:span><text:span text:style-name="T1813">protected </text:span><text:span text:style-name="T364">$guarded</text:span><text:span text:style-name="T626">=</text:span><text:span text:style-name="T1144">[];</text:span><text:span text:style-name="T3393"><text:line-break/></text:span><text:soft-page-break/><text:span text:style-name="T1272"> <text:s text:c="3"/></text:span><text:span text:style-name="T1884">public function </text:span><text:span text:style-name="T959">user</text:span><text:span text:style-name="T1272">()</text:span><text:span text:style-name="T105"><text:line-break/></text:span><text:span text:style-name="T3394">La función es user</text:span></text:p>
      <text:p text:style-name="P979"><text:span text:style-name="T1200"><text:s text:c="4"/>{</text:span><text:span text:style-name="T57"><text:line-break/></text:span><text:span text:style-name="T1200"> <text:s text:c="7"/></text:span><text:span text:style-name="T1837">return </text:span><text:span text:style-name="T406">$this</text:span><text:span text:style-name="T667">-&gt;</text:span><text:span text:style-name="T898">belongsTo</text:span><text:span text:style-name="T1200">(</text:span><text:span text:style-name="T1630">User</text:span><text:span text:style-name="T667">::</text:span><text:span text:style-name="T1837">class</text:span><text:span text:style-name="T1200">);</text:span><text:span text:style-name="T57"><text:line-break/></text:span></text:p>
      <text:p text:style-name="P980">Retorna una relación en la que un comentario pertenece a un usuario</text:p>
      <text:p text:style-name="P979"><text:span text:style-name="T1200"><text:s text:c="4"/>}</text:span><text:line-break/><text:span text:style-name="T1054">}</text:span></text:p>
      <text:p text:style-name="P978"/>
      <text:p text:style-name="P980">Ejecutamos el <text:span text:style-name="T2607">test</text:span> <text:span text:style-name="T3395">de </text:span><text:span text:style-name="T2744">phpunit</text:span><text:span text:style-name="T3395"> pasa. Ejecutamos el </text:span><text:span text:style-name="T2744">test</text:span><text:span text:style-name="T3395"> de </text:span><text:span text:style-name="T2744">Dusk</text:span><text:span text:style-name="T3395"> </text:span>otra vez y nos dice <text:span text:style-name="T3395">que no ve el nombre. Vamos al componente </text:span><text:span text:style-name="T2744">StatusListItem.vue</text:span><text:span text:style-name="T3024">:</text:span></text:p>
      <text:p text:style-name="P981"><text:span text:style-name="T2021"><text:s text:c="4"/></text:span><text:span text:style-name="T2030">&lt;/</text:span><text:span text:style-name="T2293">form</text:span><text:span text:style-name="T2030">&gt;</text:span><text:line-break/><text:span text:style-name="T2030"> <text:s text:c="3"/>&lt;</text:span><text:span text:style-name="T2293">div </text:span><text:span text:style-name="T1667">v-for</text:span><text:span text:style-name="T1359">="</text:span><text:span text:style-name="T2195">comment </text:span><text:span text:style-name="T1741">in </text:span><text:span text:style-name="T289">status</text:span><text:span text:style-name="T1054">.</text:span><text:span text:style-name="T289">comments</text:span><text:span text:style-name="T1359">"</text:span><text:span text:style-name="T2030">&gt;</text:span><text:line-break/><text:span text:style-name="T2121"> <text:s text:c="7"/>{{</text:span><text:span text:style-name="T2226">comment</text:span><text:span text:style-name="T2121">.</text:span><text:span text:style-name="T406">user</text:span><text:span text:style-name="T2121">_name}}</text:span></text:p>
      <text:p text:style-name="Standard"><text:span text:style-name="T3396">Vamos a imprimir el nombre de usuario, pero ahora mismo no lo tenemos<text:line-break/></text:span><text:span text:style-name="T2102"> <text:s text:c="7"/>{{</text:span><text:span text:style-name="T2217">comment</text:span><text:span text:style-name="T2102">.</text:span><text:span text:style-name="T365">body</text:span><text:span text:style-name="T2102">}}</text:span><text:span text:style-name="T3394"><text:line-break/></text:span><text:span text:style-name="T2102"> <text:s text:c="3"/>&lt;/</text:span><text:span text:style-name="T2337">div</text:span><text:span text:style-name="T2102">&gt;</text:span><text:span text:style-name="T3394"><text:line-break/></text:span><text:span text:style-name="T2102">&lt;/</text:span><text:span text:style-name="T2337">div</text:span><text:span text:style-name="T2102">&gt;</text:span></text:p>
      <text:p text:style-name="P211"/>
      <text:p text:style-name="P982"><text:span text:style-name="T3024">V</text:span><text:span text:style-name="T2916">amos al </text:span><text:span text:style-name="T2607">CommentResourceTest.php</text:span><text:span text:style-name="T2916"> para verificar también que lo recibimos:</text:span></text:p>
      <text:p text:style-name="Standard"><text:span text:style-name="T321">$this</text:span><text:span text:style-name="T627">-&gt;</text:span><text:span text:style-name="T859">assertEquals</text:span><text:span text:style-name="T1145">(</text:span><text:span text:style-name="T3396"><text:line-break/></text:span><text:span text:style-name="T1145"> <text:s text:c="3"/></text:span><text:span text:style-name="T366">$comment</text:span><text:span text:style-name="T627">-&gt;</text:span><text:span text:style-name="T366">body</text:span><text:span text:style-name="T1145">,</text:span><text:span text:style-name="T3396"><text:line-break/></text:span><text:span text:style-name="T1145"> <text:s text:c="3"/></text:span><text:span text:style-name="T366">$commentResource</text:span><text:span text:style-name="T1145">[</text:span><text:span text:style-name="T1418">'body'</text:span><text:span text:style-name="T1145">]</text:span><text:span text:style-name="T3396"><text:line-break/></text:span><text:span text:style-name="T1145">);</text:span><text:span text:style-name="T3396"><text:line-break/></text:span><text:span text:style-name="T468">$this</text:span><text:span text:style-name="T730">-&gt;</text:span><text:span text:style-name="T960">assertEquals</text:span><text:span text:style-name="T1273">(</text:span><text:span text:style-name="T107"><text:line-break/></text:span><text:span text:style-name="T3397">Comprobamos que coinciden</text:span></text:p>
      <text:p text:style-name="Standard"><text:span text:style-name="T1273"><text:s text:c="4"/></text:span><text:span text:style-name="T468">$comment</text:span><text:span text:style-name="T730">-&gt;</text:span><text:span text:style-name="T468">user</text:span><text:span text:style-name="T730">-&gt;</text:span><text:span text:style-name="T468">name</text:span><text:span text:style-name="T1273">,</text:span><text:span text:style-name="T107"><text:line-break/></text:span><text:span text:style-name="T3397">Tanto el nombre del usuario del comentario</text:span></text:p>
      <text:p text:style-name="Standard"><text:span text:style-name="T1273"><text:s text:c="4"/></text:span><text:span text:style-name="T468">$commentResource</text:span><text:span text:style-name="T1273">[</text:span><text:span text:style-name="T1521">'user_name'</text:span><text:span text:style-name="T1273">]</text:span><text:span text:style-name="T107"><text:line-break/></text:span><text:span text:style-name="T3397">Como el que devuelve el recurso</text:span></text:p>
      <text:p text:style-name="P445">);</text:p>
      <text:p text:style-name="P212"/>
      <text:p text:style-name="P983"><text:span text:style-name="T2916">Ejecutamos el </text:span><text:span text:style-name="T2607">test</text:span><text:span text:style-name="T2916"> otra vez y nos dice que no encuentra el </text:span><text:span text:style-name="T2607">index</text:span><text:span text:style-name="T2916"> </text:span><text:span text:style-name="T2607">user_name</text:span><text:span text:style-name="T2916">. Vamos al </text:span><text:span text:style-name="T2607">CommentResource.php</text:span><text:span text:style-name="T2916">:</text:span></text:p>
      <text:p text:style-name="P214"><text:span text:style-name="T1933">public function </text:span><text:span text:style-name="T1009">toArray</text:span><text:span text:style-name="T1328">(</text:span><text:span text:style-name="T513">$request</text:span><text:span text:style-name="T1328">)</text:span><text:line-break/><text:span text:style-name="T1328">{</text:span><text:line-break/><text:span text:style-name="T1328"> <text:s text:c="3"/></text:span><text:span text:style-name="T1933">return </text:span><text:span text:style-name="T1328">[</text:span><text:line-break/><text:span text:style-name="T1328"> <text:s text:c="7"/></text:span><text:span text:style-name="T1574">'body' </text:span><text:span text:style-name="T776">=&gt; </text:span><text:span text:style-name="T513">$this</text:span><text:span text:style-name="T776">-&gt;</text:span><text:span text:style-name="T513">body</text:span><text:span text:style-name="T1328">,</text:span><text:span text:style-name="T57"><text:line-break/></text:span><text:span text:style-name="T1330"> <text:s text:c="7"/></text:span><text:span text:style-name="T1576">'user_name' </text:span><text:span text:style-name="T778">=&gt; </text:span><text:span text:style-name="T515">$this</text:span><text:span text:style-name="T778">-&gt;</text:span><text:span text:style-name="T515">user</text:span><text:span text:style-name="T778">-&gt;</text:span><text:span text:style-name="T515">name</text:span></text:p>
      <text:p text:style-name="Standard"><text:span text:style-name="T3026">Devolvemos </text:span><text:span text:style-name="T2745">user_name</text:span><text:span text:style-name="T3026"> como el nombre de usuario</text:span><text:span text:style-name="T3025"><text:line-break/></text:span><text:span text:style-name="T322"> <text:s text:c="3"/></text:span><text:span text:style-name="T1089">];</text:span><text:span text:style-name="T3025"><text:line-break/></text:span><text:span text:style-name="T1089">}</text:span></text:p>
      <text:p text:style-name="P213"/>
      <text:p text:style-name="P215">Ejecutamos el <text:span text:style-name="T2607">test</text:span> de <text:span text:style-name="T2607">phpunit</text:span> y ya pasa. Ahora el de <text:span text:style-name="T2607">Dusk</text:span>:</text:p>
      <text:p text:style-name="P14"><text:span text:style-name="T1">art dusk --filter users_can_see_all_comments</text:span><text:line-break/></text:p>
      <text:p text:style-name="Standard"><text:span text:style-name="T3398">Y ahora vemos que funciona. Ya se puede ver el nombre de los usuarios que comentan y tenemos </text:span><text:span text:style-name="T2746">tests</text:span><text:span text:style-name="T3399"> para ello. Otro campo que queremos comprobar es el </text:span><text:span text:style-name="T2746">avatar</text:span><text:span text:style-name="T3399"> del usuario. Vamos a </text:span><text:span text:style-name="T2746">CommentResourceTest.php</text:span><text:span text:style-name="T3027">:</text:span><text:span text:style-name="T3398"><text:line-break/></text:span><text:span text:style-name="T367">$this</text:span><text:span text:style-name="T628">-&gt;</text:span><text:span text:style-name="T860">assertEquals</text:span><text:span text:style-name="T1146">(</text:span><text:span text:style-name="T3398"><text:line-break/></text:span><text:span text:style-name="T1146"> <text:s text:c="3"/></text:span><text:span text:style-name="T367">$comment</text:span><text:span text:style-name="T628">-&gt;</text:span><text:span text:style-name="T367">user</text:span><text:span text:style-name="T628">-&gt;</text:span><text:span text:style-name="T367">name</text:span><text:span text:style-name="T1146">,</text:span><text:span text:style-name="T3398"><text:line-break/></text:span><text:span text:style-name="T1146"> <text:s text:c="3"/></text:span><text:span text:style-name="T367">$commentResource</text:span><text:span text:style-name="T1146">[</text:span><text:span text:style-name="T1419">'user_name'</text:span><text:span text:style-name="T1146">]</text:span><text:span text:style-name="T3398"><text:line-break/></text:span><text:span text:style-name="T1146">);</text:span><text:span text:style-name="T3398"><text:line-break/></text:span><text:span text:style-name="T469">$this</text:span><text:span text:style-name="T731">-&gt;</text:span><text:span text:style-name="T961">assertEquals</text:span><text:span text:style-name="T1274">(</text:span><text:span text:style-name="T108"><text:line-break/></text:span><text:span text:style-name="T3400">Comprobamos que son iguales</text:span></text:p>
      <text:p text:style-name="Standard"><text:soft-page-break/><text:span text:style-name="T1274"><text:s text:c="4"/></text:span><text:span text:style-name="T1522">'https://aprendible.com/images/default-avatar.jpg'</text:span><text:span text:style-name="T1274">,</text:span><text:span text:style-name="T108"><text:line-break/></text:span><text:span text:style-name="T3400">La foto de avatar por defecto</text:span></text:p>
      <text:p text:style-name="Standard"><text:span text:style-name="T1274"><text:s text:c="4"/></text:span><text:span text:style-name="T469">$commentResource</text:span><text:span text:style-name="T1274">[</text:span><text:span text:style-name="T1522">'user_avatar'</text:span><text:span text:style-name="T1274">]</text:span><text:span text:style-name="T108"><text:line-break/></text:span><text:span text:style-name="T3400">Y el avatar que retorna el recurso</text:span></text:p>
      <text:p text:style-name="P446">);</text:p>
      <text:p text:style-name="P984">Más adelante implementaremos la posibilidad de subir imágenes.</text:p>
      <text:p text:style-name="P984">Ejecutamos el test y vemos que falla porque no encuentra el <text:span text:style-name="T2607">index</text:span> <text:span text:style-name="T2607">user_avatar</text:span><text:span text:style-name="T2916">. Vamos a </text:span><text:span text:style-name="T2607">CommentResource.php</text:span><text:span text:style-name="T2916">:</text:span></text:p>
      <text:p text:style-name="P985"><text:span text:style-name="T1755">public function </text:span><text:span text:style-name="T798">toArray</text:span><text:span text:style-name="T1054">(</text:span><text:span text:style-name="T289">$request</text:span><text:span text:style-name="T1054">)</text:span><text:line-break/><text:span text:style-name="T1054">{</text:span><text:line-break/><text:span text:style-name="T1054"> <text:s text:c="3"/></text:span><text:span text:style-name="T1741">return </text:span><text:span text:style-name="T1054">[</text:span><text:line-break/><text:span text:style-name="T1054"> <text:s text:c="7"/></text:span><text:span text:style-name="T1359">'body' </text:span><text:span text:style-name="T577">=&gt; </text:span><text:span text:style-name="T289">$this</text:span><text:span text:style-name="T577">-&gt;</text:span><text:span text:style-name="T289">body</text:span><text:span text:style-name="T1054">,</text:span><text:line-break/><text:span text:style-name="T1054"> <text:s text:c="7"/></text:span><text:span text:style-name="T1359">'user_name' </text:span><text:span text:style-name="T577">=&gt; </text:span><text:span text:style-name="T289">$this</text:span><text:span text:style-name="T577">-&gt;</text:span><text:span text:style-name="T289">user</text:span><text:span text:style-name="T577">-&gt;</text:span><text:span text:style-name="T289">name</text:span><text:span text:style-name="T1054">,</text:span><text:line-break/><text:span text:style-name="T2417"> <text:s text:c="7"/>'user_avatar' =&gt; 'https://aprendible.com/images/default-avatar.jpg'</text:span></text:p>
      <text:p text:style-name="Standard"><text:span text:style-name="T3401">Con el </text:span><text:span text:style-name="T2747">user_avatar</text:span><text:span text:style-name="T3401"> devolverá la foto de perfil por defecto<text:line-break/></text:span><text:span text:style-name="T1420"> <text:s text:c="3"/></text:span><text:span text:style-name="T1147">];</text:span><text:span text:style-name="T3400"><text:line-break/></text:span><text:span text:style-name="T1147">}</text:span></text:p>
      <text:p text:style-name="P419"/>
      <text:p text:style-name="P986">Ejecutamos el <text:span text:style-name="T2607">test</text:span> y ya vemos que pasa sin problema. <text:span text:style-name="T3402">Todos los </text:span><text:span text:style-name="T2748">tests</text:span><text:span text:style-name="T3402"> pasan. Ahora a diseñar la caja de comentarios.</text:span></text:p>
      <text:p text:style-name="P216"/>
      <text:p text:style-name="P277"><text:a xlink:type="simple" xlink:href="https://github.com/anasmez/social/commit/38b2d156d8600e905ce3d6c18c2b191046af6684" text:style-name="Internet_20_link" text:visited-style-name="Visited_20_Internet_20_Link">Commit</text:a></text:p>
      <text:p text:style-name="P216"/>
      <text:h text:style-name="Heading_20_3" text:outline-level="3">Vídeo 33</text:h>
      <text:p text:style-name="P72"/>
      <text:p text:style-name="P217">Vamos a <text:span text:style-name="T2607">StatusListItem.vue</text:span> y hacemos el primer cambio:</text:p>
      <text:p text:style-name="P217"><text:span text:style-name="T2007"><text:s text:c="12"/></text:span><text:span text:style-name="T2172">&lt;</text:span><text:span text:style-name="T2378">div </text:span><text:span text:style-name="T1725">class</text:span><text:span text:style-name="T1574">="text-secondary mr-2"</text:span><text:span text:style-name="T2172">&gt;</text:span><text:line-break/><text:span text:style-name="T2172"> <text:s text:c="15"/>&lt;</text:span><text:span text:style-name="T2378">i </text:span><text:span text:style-name="T1725">class</text:span><text:span text:style-name="T1574">="far fa-thumbs-up"</text:span><text:span text:style-name="T2172">&gt;&lt;/</text:span><text:span text:style-name="T2378">i</text:span><text:span text:style-name="T2172">&gt;</text:span><text:line-break/><text:span text:style-name="T2172"> <text:s text:c="15"/>&lt;</text:span><text:span text:style-name="T2378">span </text:span><text:span text:style-name="T1725">dusk</text:span><text:span text:style-name="T1574">="likes-count"</text:span><text:span text:style-name="T2172">&gt;{{</text:span><text:span text:style-name="T513">status</text:span><text:span text:style-name="T2172">.likes_count}}&lt;/</text:span><text:span text:style-name="T2378">span</text:span><text:span text:style-name="T2172">&gt;</text:span><text:line-break/><text:span text:style-name="T2172"> <text:s text:c="11"/>&lt;/</text:span><text:span text:style-name="T2378">div</text:span><text:span text:style-name="T2172">&gt;</text:span><text:line-break/><text:span text:style-name="T2174"> <text:s text:c="7"/>&lt;/</text:span><text:span text:style-name="T2380">div</text:span><text:span text:style-name="T2174">&gt;</text:span><text:line-break/>Separamos el <text:span text:style-name="T2607">card</text:span> de arriba con el nuevo <text:span text:style-name="T2607">footer</text:span> para los comentarios<text:line-break/><text:span text:style-name="T2174"> <text:s text:c="7"/>&lt;</text:span><text:span text:style-name="T2380">div </text:span><text:span text:style-name="T1727">class</text:span><text:span text:style-name="T1576">="card-footer"</text:span><text:span text:style-name="T2174">&gt;</text:span></text:p>
      <text:p text:style-name="Standard"><text:span text:style-name="T3028">Encerramos los comentarios en el nuevo </text:span><text:span text:style-name="T2749">footer</text:span><text:span text:style-name="T3028"><text:line-break/></text:span><text:span text:style-name="T2068"> <text:s text:c="11"/>&lt;</text:span><text:span text:style-name="T2322">form </text:span><text:span text:style-name="T1682">@submit.prevent</text:span><text:span text:style-name="T1393">="</text:span><text:span text:style-name="T828">addComment</text:span><text:span text:style-name="T1393">"</text:span><text:span text:style-name="T2068">&gt;</text:span><text:span text:style-name="T3028"><text:line-break/></text:span><text:span text:style-name="T2068"> <text:s text:c="15"/>&lt;</text:span><text:span text:style-name="T2322">textarea </text:span><text:span text:style-name="T1682">name</text:span><text:span text:style-name="T1393">="comment" </text:span><text:span text:style-name="T1682">v-model</text:span><text:span text:style-name="T1393">="</text:span><text:span text:style-name="T323">newComment</text:span><text:span text:style-name="T1393">"</text:span><text:span text:style-name="T2068">&gt;&lt;/</text:span><text:span text:style-name="T2322">textarea</text:span><text:span text:style-name="T2068">&gt;</text:span><text:span text:style-name="T3028"><text:line-break/></text:span><text:span text:style-name="T2068"> <text:s text:c="15"/>&lt;</text:span><text:span text:style-name="T2322">button </text:span><text:span text:style-name="T1682">dusk</text:span><text:span text:style-name="T1393">="comment-btn"</text:span><text:span text:style-name="T2068">&gt;Enviar&lt;/</text:span><text:span text:style-name="T2322">button</text:span><text:span text:style-name="T2068">&gt;</text:span><text:span text:style-name="T3028"><text:line-break/></text:span><text:span text:style-name="T2068"> <text:s text:c="11"/>&lt;/</text:span><text:span text:style-name="T2322">form</text:span><text:span text:style-name="T2068">&gt;</text:span><text:span text:style-name="T3028"><text:line-break/><text:line-break/></text:span><text:span text:style-name="T2068"> <text:s text:c="11"/>&lt;</text:span><text:span text:style-name="T2322">div </text:span><text:span text:style-name="T1682">v-for</text:span><text:span text:style-name="T1393">="</text:span><text:span text:style-name="T2205">comment </text:span><text:span text:style-name="T1773">in </text:span><text:span text:style-name="T323">status</text:span><text:span text:style-name="T1090">.</text:span><text:span text:style-name="T323">comments</text:span><text:span text:style-name="T1393">"</text:span><text:span text:style-name="T2068">&gt;</text:span><text:span text:style-name="T3028"><text:line-break/></text:span><text:span text:style-name="T2068"> <text:s text:c="15"/>{{</text:span><text:span text:style-name="T2205">comment</text:span><text:span text:style-name="T2068">.user_name}}</text:span><text:span text:style-name="T3028"><text:line-break/></text:span><text:span text:style-name="T2068"> <text:s text:c="15"/>{{</text:span><text:span text:style-name="T2205">comment</text:span><text:span text:style-name="T2068">.</text:span><text:span text:style-name="T323">body</text:span><text:span text:style-name="T2068">}}</text:span><text:span text:style-name="T3028"><text:line-break/></text:span><text:span text:style-name="T2068"> <text:s text:c="11"/>&lt;/</text:span><text:span text:style-name="T2322">div</text:span><text:span text:style-name="T2068">&gt;</text:span><text:span text:style-name="T3028"><text:line-break/></text:span><text:span text:style-name="T2068"> <text:s text:c="7"/>&lt;/</text:span><text:span text:style-name="T2322">div</text:span><text:span text:style-name="T2068">&gt;</text:span><text:span text:style-name="T3028"><text:line-break/></text:span><text:span text:style-name="T2143"> <text:s text:c="3"/>&lt;/</text:span><text:span text:style-name="T2364">div</text:span><text:span text:style-name="T2143">&gt;</text:span></text:p>
      <text:p text:style-name="Standard"><text:span text:style-name="T3028">Este </text:span><text:span text:style-name="T2749">div</text:span><text:span text:style-name="T3028"> cierra con el nuevo </text:span><text:span text:style-name="T2749">footer</text:span><text:span text:style-name="T3028"> que hemos creado para los comentarios<text:line-break/></text:span><text:span text:style-name="T2068">&lt;/</text:span><text:span text:style-name="T2322">template</text:span><text:span text:style-name="T2068">&gt;</text:span></text:p>
      <text:p text:style-name="P217"/>
      <text:p text:style-name="P217">Con esto ya conseguimos que los comentarios se vean separados de la parte del <text:span text:style-name="T2607">like</text:span> y el conteo de los mismo y aparezca justo debajo. <text:span text:style-name="T3403">Seguimos:</text:span></text:p>
      <text:p text:style-name="P218"><text:span text:style-name="T2172">&lt;</text:span><text:span text:style-name="T2378">div </text:span><text:span text:style-name="T1725">class</text:span><text:span text:style-name="T1574">="card-footer"</text:span><text:span text:style-name="T2172">&gt;</text:span><text:line-break/><text:line-break/><text:span text:style-name="T2176"> <text:s text:c="3"/>&lt;</text:span><text:span text:style-name="T2382">div </text:span><text:span text:style-name="T1729">v-for</text:span><text:span text:style-name="T1578">="</text:span><text:span text:style-name="T2261">comment </text:span><text:span text:style-name="T1937">in </text:span><text:span text:style-name="T518">status</text:span><text:span text:style-name="T1333">.</text:span><text:span text:style-name="T518">comments</text:span><text:span text:style-name="T1578">"</text:span><text:span text:style-name="T2176">&gt;</text:span><text:span text:style-name="T3404"><text:line-break/></text:span><text:span text:style-name="T2176"> <text:s text:c="7"/>{{</text:span><text:span text:style-name="T2261">comment</text:span><text:span text:style-name="T2176">.user_name}}</text:span><text:span text:style-name="T3404"><text:line-break/></text:span><text:span text:style-name="T2176"> <text:s text:c="7"/>{{</text:span><text:span text:style-name="T2261">comment</text:span><text:span text:style-name="T2176">.</text:span><text:span text:style-name="T518">body</text:span><text:span text:style-name="T2176">}}</text:span><text:span text:style-name="T3404"><text:line-break/></text:span><text:span text:style-name="T2176"> <text:s text:c="3"/>&lt;/</text:span><text:span text:style-name="T2382">div</text:span><text:span text:style-name="T2176">&gt;</text:span></text:p>
      <text:p text:style-name="Standard"><text:soft-page-break/><text:span text:style-name="T3029">Cambiamos el orden del formulario y los comentarios</text:span><text:span text:style-name="T3028"><text:line-break/></text:span><text:span text:style-name="T2143"> <text:s text:c="3"/>&lt;</text:span><text:span text:style-name="T2364">form </text:span><text:span text:style-name="T1714">@submit.prevent</text:span><text:span text:style-name="T1483">="</text:span><text:span text:style-name="T917">addComment</text:span><text:span text:style-name="T1483">"</text:span><text:span text:style-name="T2143">&gt;</text:span><text:span text:style-name="T2910"><text:line-break/></text:span><text:span text:style-name="T2143"> <text:s text:c="7"/>&lt;</text:span><text:span text:style-name="T2364">textarea </text:span><text:span text:style-name="T1714">name</text:span><text:span text:style-name="T1483">="comment" </text:span><text:span text:style-name="T1714">v-model</text:span><text:span text:style-name="T1483">="</text:span><text:span text:style-name="T423">newComment</text:span><text:span text:style-name="T1483">"</text:span><text:span text:style-name="T2143">&gt;&lt;/</text:span><text:span text:style-name="T2364">textarea</text:span><text:span text:style-name="T2143">&gt;</text:span><text:span text:style-name="T2910"><text:line-break/></text:span><text:span text:style-name="T2143"> <text:s text:c="7"/>&lt;</text:span><text:span text:style-name="T2364">button </text:span><text:span text:style-name="T1714">dusk</text:span><text:span text:style-name="T1483">="comment-btn"</text:span><text:span text:style-name="T2143">&gt;Enviar&lt;/</text:span><text:span text:style-name="T2364">button</text:span><text:span text:style-name="T2143">&gt;</text:span><text:span text:style-name="T2910"><text:line-break/></text:span><text:span text:style-name="T2143"> <text:s text:c="3"/>&lt;/</text:span><text:span text:style-name="T2364">form</text:span><text:span text:style-name="T2143">&gt;</text:span><text:span text:style-name="T3028"><text:line-break/></text:span><text:span text:style-name="T2068">&lt;/</text:span><text:span text:style-name="T2322">div</text:span><text:span text:style-name="T2068">&gt;</text:span></text:p>
      <text:p text:style-name="P217"/>
      <text:p text:style-name="P219">Seguimos:</text:p>
      <text:p text:style-name="P220"><text:span text:style-name="T2172">&lt;</text:span><text:span text:style-name="T2378">div </text:span><text:span text:style-name="T1725">v-for</text:span><text:span text:style-name="T1574">="</text:span><text:span text:style-name="T2259">comment </text:span><text:span text:style-name="T1933">in </text:span><text:span text:style-name="T513">status</text:span><text:span text:style-name="T1328">.</text:span><text:span text:style-name="T513">comments</text:span><text:span text:style-name="T1574">"</text:span><text:span text:style-name="T1576"> </text:span><text:span text:style-name="T1727">class</text:span><text:span text:style-name="T1576">="mb-3"</text:span><text:span text:style-name="T2172">&gt;</text:span></text:p>
      <text:p text:style-name="Standard"><text:span text:style-name="T3030">Aplica un margen abajo de 3 puntos</text:span><text:span text:style-name="T3029"><text:line-break/></text:span><text:span text:style-name="T2144"> <text:s text:c="3"/>&lt;</text:span><text:span text:style-name="T2365">img </text:span><text:span text:style-name="T1715">class</text:span><text:span text:style-name="T1484">="rounded shadow-sm float-left mr-2" </text:span><text:span text:style-name="T1715">width</text:span><text:span text:style-name="T1484">="34px" </text:span><text:span text:style-name="T1715">:src</text:span><text:span text:style-name="T1484">="</text:span><text:span text:style-name="T2230">comment</text:span><text:span text:style-name="T1222">.</text:span><text:span text:style-name="T2144">user_avatar</text:span><text:span text:style-name="T1484">" </text:span><text:span text:style-name="T1715">:alt</text:span><text:span text:style-name="T1484">="</text:span><text:span text:style-name="T2230">comment</text:span><text:span text:style-name="T1222">.</text:span><text:span text:style-name="T2144">user_name</text:span><text:span text:style-name="T1484">"</text:span><text:span text:style-name="T2144">&gt;</text:span><text:span text:style-name="T2911"><text:line-break/></text:span><text:span text:style-name="T3405">Una imagen con los siguiente:</text:span></text:p>
      <text:p text:style-name="P988"><text:span text:style-name="T2607">rounded</text:span>=para que sea redondeada la imagen</text:p>
      <text:p text:style-name="P988"><text:span text:style-name="T2607">shadow-sm</text:span>=sombra pequeña para que resalte</text:p>
      <text:p text:style-name="P988"><text:span text:style-name="T2607">float-left</text:span>=desplazarla a la izquierda</text:p>
      <text:p text:style-name="P988"><text:span text:style-name="T2607">mr-2</text:span>=margen derecho de 2 puntos</text:p>
      <text:p text:style-name="P988"><text:span text:style-name="T2607">width</text:span>=ancho de 34 <text:span text:style-name="T2589">px</text:span></text:p>
      <text:p text:style-name="P988"><text:span text:style-name="T2607">:src</text:span>=compila la url del avatar por defecto</text:p>
      <text:p text:style-name="P988"><text:span text:style-name="T2607">:alt</text:span>=pone de texto alternativo el nombre de usuario</text:p>
      <text:p text:style-name="Standard"><text:span text:style-name="T2144"><text:s text:c="4"/>&lt;</text:span><text:span text:style-name="T2365">div </text:span><text:span text:style-name="T1715">class</text:span><text:span text:style-name="T1484">="card border-0 shadow-sm"</text:span><text:span text:style-name="T2144">&gt;</text:span><text:span text:style-name="T3029"><text:line-break/></text:span><text:span text:style-name="T3405">Encierra el nombre y el comentario en una tarjeta que le quita el borde y le aplica una ligera sombra</text:span></text:p>
      <text:p text:style-name="P987"><text:span text:style-name="T2144"><text:s text:c="8"/>&lt;</text:span><text:span text:style-name="T2365">div </text:span><text:span text:style-name="T1715">class</text:span><text:span text:style-name="T1484">="card-body p-2 text-secondary"</text:span><text:span text:style-name="T2144">&gt;</text:span><text:span text:style-name="T3029"><text:line-break/></text:span><text:span text:style-name="T3031">El cuerpo de la tarjeta cuyo texto se verá con menos opacidad y tendrá un márgen interno de 2 puntos</text:span></text:p>
      <text:p text:style-name="P987"><text:span text:style-name="T2069"><text:s text:c="12"/></text:span><text:span text:style-name="T2144">&lt;</text:span><text:span text:style-name="T2365">a </text:span><text:span text:style-name="T1715">href</text:span><text:span text:style-name="T1484">=""</text:span><text:span text:style-name="T2144">&gt;&lt;</text:span><text:span text:style-name="T2365">strong</text:span><text:span text:style-name="T2144">&gt;</text:span><text:span text:style-name="T2069">{{</text:span><text:span text:style-name="T2206">comment</text:span><text:span text:style-name="T2069">.user_name}}</text:span><text:span text:style-name="T2144">&lt;/</text:span><text:span text:style-name="T2365">strong</text:span><text:span text:style-name="T2144">&gt;&lt;/</text:span><text:span text:style-name="T2365">a</text:span><text:span text:style-name="T2144">&gt;</text:span><text:span text:style-name="T3029"><text:line-break/></text:span><text:span text:style-name="T3031">El nombre se verá en negrita por “</text:span><text:span text:style-name="T2750">strong</text:span><text:span text:style-name="T3031">” y será una </text:span><text:span text:style-name="T2750">url</text:span><text:span text:style-name="T3031"> que en el futuro llevará a su perfil</text:span></text:p>
      <text:p text:style-name="P987"><text:span text:style-name="T2069"><text:s text:c="12"/>{{</text:span><text:span text:style-name="T2206">comment</text:span><text:span text:style-name="T2069">.</text:span><text:span text:style-name="T324">body</text:span><text:span text:style-name="T2069">}}</text:span><text:span text:style-name="T3029"><text:line-break/></text:span><text:span text:style-name="T2144"> <text:s text:c="7"/>&lt;/</text:span><text:span text:style-name="T2365">div</text:span><text:span text:style-name="T2144">&gt;</text:span><text:span text:style-name="T2911"><text:line-break/></text:span><text:span text:style-name="T2144"> <text:s text:c="3"/>&lt;/</text:span><text:span text:style-name="T2365">div</text:span><text:span text:style-name="T2144">&gt;</text:span><text:span text:style-name="T2911"><text:line-break/></text:span><text:span text:style-name="T2166">&lt;/</text:span><text:span text:style-name="T2375">div</text:span><text:span text:style-name="T2166">&gt;</text:span></text:p>
      <text:p text:style-name="P219"/>
      <text:p text:style-name="P221">Ahora la caja de comentarios:</text:p>
      <text:p text:style-name="P222"><text:span text:style-name="T2172">&lt;</text:span><text:span text:style-name="T2378">form </text:span><text:span text:style-name="T1725">@submit.prevent</text:span><text:span text:style-name="T1574">="</text:span><text:span text:style-name="T1009">addComment</text:span><text:span text:style-name="T1574">"</text:span><text:span text:style-name="T1576"> </text:span><text:span text:style-name="T1727">v-if</text:span><text:span text:style-name="T1576">="</text:span><text:span text:style-name="T515">isAuthenticated</text:span><text:span text:style-name="T1576">"</text:span><text:span text:style-name="T2172">&gt;</text:span></text:p>
      <text:p text:style-name="Standard"><text:span text:style-name="T3032">La caja para comentar solo se mostrará cuando estemos autenticados</text:span><text:span text:style-name="T3031"><text:line-break/></text:span><text:span text:style-name="T2145"> <text:s text:c="3"/>&lt;</text:span><text:span text:style-name="T2366">div </text:span><text:span text:style-name="T1716">class</text:span><text:span text:style-name="T1485">="d-flex align-items-center"</text:span><text:span text:style-name="T2145">&gt;</text:span><text:span text:style-name="T2912"><text:line-break/></text:span><text:span text:style-name="T3406">Usamos </text:span><text:span text:style-name="T2751">flexbox</text:span><text:span text:style-name="T3406"> para alinear la foto, la caja y el botón en el centro</text:span></text:p>
      <text:p text:style-name="Standard"><text:span text:style-name="T2145"><text:s text:c="8"/>&lt;</text:span><text:span text:style-name="T2366">img </text:span><text:span text:style-name="T1716">class</text:span><text:span text:style-name="T1485">="rounded shadow-sm mr-2" </text:span><text:span text:style-name="T1716">width</text:span><text:span text:style-name="T1485">="34px"</text:span><text:span text:style-name="T2912"><text:line-break/></text:span><text:span text:style-name="T3407">Añadimos una imagen redonda con sombra pequeña y márgen a la derecha con tamaño 34 </text:span><text:span text:style-name="T2582">px</text:span></text:p>
      <text:p text:style-name="Standard"><text:span text:style-name="T1485"><text:s text:c="13"/></text:span><text:span text:style-name="T1716">src</text:span><text:span text:style-name="T1485">="https://aprendible.com/images/default-avatar.jpg"</text:span><text:span text:style-name="T2912"><text:line-break/></text:span><text:span text:style-name="T3407">Tendrá el avatar por defecto</text:span></text:p>
      <text:p text:style-name="Standard"><text:span text:style-name="T1485"><text:s text:c="13"/></text:span><text:span text:style-name="T1716">:alt</text:span><text:span text:style-name="T1485">="</text:span><text:span text:style-name="T424">currentUser</text:span><text:span text:style-name="T1223">.</text:span><text:span text:style-name="T2145">user_name</text:span><text:span text:style-name="T1485">"</text:span><text:span text:style-name="T2145">&gt;</text:span><text:span text:style-name="T2912"><text:line-break/></text:span><text:span text:style-name="T3407">El alternativo es el usuario actual</text:span></text:p>
      <text:p text:style-name="P989"><text:span text:style-name="T2145"><text:s text:c="8"/>&lt;</text:span><text:span text:style-name="T2366">div </text:span><text:span text:style-name="T1716">class</text:span><text:span text:style-name="T1485">="input-group"</text:span><text:span text:style-name="T2145">&gt;</text:span><text:span text:style-name="T3031"><text:line-break/></text:span><text:span text:style-name="T3033">Encerramos el botón y la caja en un </text:span><text:span text:style-name="T2752">input-group</text:span><text:span text:style-name="T3033"> para que sea un elemento continuo y no tengo bordes el botón por la parte de la caja</text:span></text:p>
      <text:p text:style-name="P989"><text:span text:style-name="T2070"><text:s text:c="12"/>&lt;</text:span><text:span text:style-name="T2323">textarea </text:span><text:span text:style-name="T1683">class</text:span><text:span text:style-name="T1394">="</text:span><text:span text:style-name="T1485">form-control border-0 shadow-sm</text:span><text:span text:style-name="T1394">"</text:span><text:span text:style-name="T3031"><text:line-break/></text:span><text:span text:style-name="T3033">El </text:span><text:span text:style-name="T2752">textarea</text:span><text:span text:style-name="T3033"> con </text:span><text:span text:style-name="T2752">form-control</text:span><text:span text:style-name="T3033"> ocupa todo el ancho. Le quitamos el borde y le ponemos sombra</text:span></text:p>
      <text:p text:style-name="Standard"><text:span text:style-name="T1394"><text:s text:c="22"/></text:span><text:span text:style-name="T1683">name</text:span><text:span text:style-name="T1394">="comment"</text:span><text:span text:style-name="T3031"><text:line-break/></text:span><text:span text:style-name="T1394"> <text:s text:c="21"/></text:span><text:span text:style-name="T1683">v-model</text:span><text:span text:style-name="T1394">="</text:span><text:span text:style-name="T325">newComment</text:span><text:span text:style-name="T1394">"</text:span><text:span text:style-name="T3031"><text:line-break/></text:span><text:span text:style-name="T1485"> <text:s text:c="21"/></text:span><text:span text:style-name="T1716">placeholder</text:span><text:span text:style-name="T1485">="Escribe un comentario..."</text:span><text:span text:style-name="T2912"><text:line-break/></text:span><text:span text:style-name="T3407">Le ponemos un </text:span><text:span text:style-name="T2752">placeholder</text:span></text:p>
      <text:p text:style-name="P989"><text:span text:style-name="T1485"><text:s text:c="22"/></text:span><text:span text:style-name="T1716">rows</text:span><text:span text:style-name="T1485">="1"</text:span><text:span text:style-name="T3031"><text:line-break/></text:span><text:span text:style-name="T3033">Y hacemos que ocupe solo una fila</text:span></text:p>
      <text:p text:style-name="P989"><text:soft-page-break/><text:span text:style-name="T1394"><text:s text:c="12"/></text:span><text:span text:style-name="T2070">&gt;&lt;/</text:span><text:span text:style-name="T2323">textarea</text:span><text:span text:style-name="T2070">&gt;</text:span><text:span text:style-name="T3031"><text:line-break/></text:span><text:span text:style-name="T2145"> <text:s text:c="11"/>&lt;</text:span><text:span text:style-name="T2366">div </text:span><text:span text:style-name="T1716">class</text:span><text:span text:style-name="T1485">="input-group-append"</text:span><text:span text:style-name="T2145">&gt;</text:span><text:span text:style-name="T3031"><text:line-break/></text:span><text:span text:style-name="T3034">Unimos el botón al </text:span><text:span text:style-name="T2753">input-group</text:span><text:span text:style-name="T3034"> del textarea</text:span></text:p>
      <text:p text:style-name="P989"><text:span text:style-name="T2070"><text:s text:c="16"/>&lt;</text:span><text:span text:style-name="T2323">button</text:span><text:span text:style-name="T2366"> </text:span><text:span text:style-name="T1716">class</text:span><text:span text:style-name="T1485">="btn btn-primary"</text:span><text:span text:style-name="T1394"> </text:span><text:span text:style-name="T1683">dusk</text:span><text:span text:style-name="T1394">="comment-btn"</text:span><text:span text:style-name="T2070">&gt;Enviar&lt;/</text:span><text:span text:style-name="T2323">button</text:span><text:span text:style-name="T2070">&gt;</text:span><text:span text:style-name="T3031"><text:line-break/></text:span><text:span text:style-name="T3034">Le damos clase de botón y color primario</text:span></text:p>
      <text:p text:style-name="P989"><text:span text:style-name="T2145"><text:s text:c="12"/>&lt;/</text:span><text:span text:style-name="T2366">div</text:span><text:span text:style-name="T2145">&gt;</text:span><text:span text:style-name="T3031"><text:line-break/></text:span><text:span text:style-name="T2145"> <text:s text:c="7"/>&lt;/</text:span><text:span text:style-name="T2366">div</text:span><text:span text:style-name="T2145">&gt;</text:span><text:span text:style-name="T3031"><text:line-break/></text:span><text:span text:style-name="T2145"> <text:s text:c="3"/>&lt;/</text:span><text:span text:style-name="T2366">div</text:span><text:span text:style-name="T2145">&gt;</text:span><text:span text:style-name="T3031"><text:line-break/></text:span><text:span text:style-name="T2070">&lt;/</text:span><text:span text:style-name="T2323">form</text:span><text:span text:style-name="T2070">&gt;</text:span></text:p>
      <text:p text:style-name="P558"/>
      <text:p text:style-name="P1118"><text:a xlink:type="simple" xlink:href="https://github.com/anasmez/social/commit/13e9ca86811036aef61fa698fdde7d5980737641" text:style-name="Internet_20_link" text:visited-style-name="Visited_20_Internet_20_Link">Commit</text:a></text:p>
      <text:p text:style-name="P1118"/>
      <text:h text:style-name="Heading_20_3" text:outline-level="3">Vídeo 34</text:h>
      <text:p text:style-name="P225"/>
      <text:p text:style-name="P73"><text:span text:style-name="T2916">Vemos que al enviar un comentario vacío, nos sale un error 500 que es un error de servidor. Vamos a ver cómo se arregla. Vamos al </text:span>CreateCommentsTest.php<text:span text:style-name="T2916"> </text:span><text:span text:style-name="T3035">y le vamos a añadir un nuevo </text:span><text:span text:style-name="T3408">test</text:span><text:span text:style-name="T3035"> que será copiado de </text:span><text:span text:style-name="T3408">CreateStatusTest.php</text:span><text:span text:style-name="T3035"> porque será muy parecido:</text:span></text:p>
      <text:p text:style-name="P224"><text:span text:style-name="T275">/**</text:span><text:line-break/><text:span text:style-name="T275"> * </text:span><text:span text:style-name="T1911">@test</text:span><text:line-break/><text:span text:style-name="T1911"> </text:span><text:span text:style-name="T275">*/</text:span><text:line-break/><text:span text:style-name="T1933">public function </text:span><text:span text:style-name="T1009">a_</text:span><text:span text:style-name="T1011">comment</text:span><text:span text:style-name="T1009">_requires_body</text:span><text:span text:style-name="T1328">()</text:span></text:p>
      <text:p text:style-name="P990"><text:span text:style-name="T3037">Un comentario requiere un cuerpo</text:span><text:span text:style-name="T3036"><text:line-break/></text:span><text:span text:style-name="T1091">{</text:span><text:span text:style-name="T3036"><text:line-break/></text:span><text:span text:style-name="T1224"> <text:s text:c="3"/></text:span><text:span text:style-name="T425">$status </text:span><text:span text:style-name="T687">= </text:span><text:span text:style-name="T918">factory(Status::class)→create();</text:span></text:p>
      <text:p text:style-name="P990"><text:span text:style-name="T3037">Dicho comentario</text:span><text:span text:style-name="T3036"><text:line-break/></text:span><text:span text:style-name="T1091"> <text:s text:c="3"/></text:span><text:span text:style-name="T326">$user </text:span><text:span text:style-name="T602">= </text:span><text:span text:style-name="T829">factory</text:span><text:span text:style-name="T1091">(</text:span><text:span text:style-name="T1607">User</text:span><text:span text:style-name="T602">::</text:span><text:span text:style-name="T1774">class</text:span><text:span text:style-name="T1091">)</text:span><text:span text:style-name="T602">-&gt;</text:span><text:span text:style-name="T829">create</text:span><text:span text:style-name="T1091">();</text:span></text:p>
      <text:p text:style-name="P990"><text:span text:style-name="T3037">El usuario que intentará hacerlo</text:span><text:span text:style-name="T3036"><text:line-break/></text:span><text:span text:style-name="T1091"> <text:s text:c="3"/></text:span><text:span text:style-name="T326">$this</text:span><text:span text:style-name="T602">-&gt;</text:span><text:span text:style-name="T829">actingAs</text:span><text:span text:style-name="T1091">(</text:span><text:span text:style-name="T326">$user</text:span><text:span text:style-name="T1091">);</text:span><text:span text:style-name="T3036"><text:line-break/></text:span><text:span text:style-name="T3037">Actuamos como ese usuario</text:span><text:span text:style-name="T3036"><text:line-break/></text:span><text:span text:style-name="T1091"> <text:s text:c="3"/></text:span><text:span text:style-name="T326">$response </text:span><text:span text:style-name="T602">= </text:span><text:span text:style-name="T326">$this</text:span><text:span text:style-name="T602">-&gt;</text:span><text:span text:style-name="T829">postJson</text:span><text:span text:style-name="T1091">(</text:span><text:span text:style-name="T829">route</text:span><text:span text:style-name="T1091">(</text:span><text:span text:style-name="T1395">'</text:span><text:span text:style-name="T1486">statuses.comments.store</text:span><text:span text:style-name="T1395">'</text:span><text:span text:style-name="T1091">, </text:span><text:span text:style-name="T326">$</text:span><text:span text:style-name="T425">status</text:span><text:span text:style-name="T1091">), [</text:span><text:span text:style-name="T1395">'body' </text:span><text:span text:style-name="T602">=&gt; </text:span><text:span text:style-name="T1395">''</text:span><text:span text:style-name="T1091">]);</text:span></text:p>
      <text:p text:style-name="P990"><text:span text:style-name="T3037">Enviamos una petición a la ruta para guardar comentarios con el estado al que queremos comentar y un cuerpo vacío</text:span><text:span text:style-name="T3036"><text:line-break/></text:span><text:span text:style-name="T1091"> <text:s text:c="3"/></text:span><text:span text:style-name="T326">$response</text:span><text:span text:style-name="T602">-&gt;</text:span><text:span text:style-name="T829">assertStatus</text:span><text:span text:style-name="T1091">(</text:span><text:span text:style-name="T2207">422</text:span><text:span text:style-name="T1091">);</text:span><text:span text:style-name="T3036"><text:line-break/></text:span><text:span text:style-name="T3037">Comprobamos que la respuesta es de tipo 422</text:span><text:span text:style-name="T3036"><text:line-break/></text:span><text:span text:style-name="T1091"> <text:s text:c="3"/></text:span><text:span text:style-name="T326">$response</text:span><text:span text:style-name="T602">-&gt;</text:span><text:span text:style-name="T829">assertJsonStructure</text:span><text:span text:style-name="T1091">([</text:span><text:span text:style-name="T3036"><text:line-break/></text:span><text:span text:style-name="T1091"> <text:s text:c="7"/></text:span><text:span text:style-name="T1395">'message'</text:span><text:span text:style-name="T1091">, </text:span><text:span text:style-name="T1395">'errors' </text:span><text:span text:style-name="T602">=&gt; </text:span><text:span text:style-name="T1091">[</text:span><text:span text:style-name="T1395">'body'</text:span><text:span text:style-name="T1091">]</text:span><text:span text:style-name="T3036"><text:line-break/></text:span><text:span text:style-name="T1091"> <text:s text:c="3"/>]);</text:span></text:p>
      <text:p text:style-name="Standard"><text:span text:style-name="T3037">Y vemos que el JSON que obtenemos tiene esta estructura</text:span><text:span text:style-name="T3036"><text:line-break/></text:span><text:span text:style-name="T1091">}</text:span></text:p>
      <text:p text:style-name="P223"/>
      <text:p text:style-name="P226">Ejecutamos el <text:span text:style-name="T2607">test</text:span> de <text:span text:style-name="T2607">phpunit</text:span> y vemos que en vez de recibir un código <text:span text:style-name="T2607">422</text:span>, recibimos uno <text:span text:style-name="T2607">500</text:span>.</text:p>
      <text:p text:style-name="P227">Vamos al <text:span text:style-name="T2607">StatusCommentsController.php</text:span>:</text:p>
      <text:p text:style-name="Standard"><text:span text:style-name="T1775">public function </text:span><text:span text:style-name="T830">store</text:span><text:span text:style-name="T1092">(</text:span><text:span text:style-name="T179">Status </text:span><text:span text:style-name="T327">$status</text:span><text:span text:style-name="T1092">)</text:span><text:span text:style-name="T3038"><text:line-break/></text:span><text:span text:style-name="T1092">{</text:span><text:span text:style-name="T3038"><text:line-break/></text:span><text:span text:style-name="T1225"> <text:s text:c="3"/></text:span><text:span text:style-name="T919">request</text:span><text:span text:style-name="T1225">()</text:span><text:span text:style-name="T688">-&gt;</text:span><text:span text:style-name="T919">validate</text:span><text:span text:style-name="T1225">([</text:span><text:span text:style-name="T2913"><text:line-break/></text:span><text:span text:style-name="T3409">Validamos los datos del request</text:span></text:p>
      <text:p text:style-name="Standard"><text:span text:style-name="T1225"><text:s text:c="8"/></text:span><text:span text:style-name="T1487">'body'</text:span><text:span text:style-name="T688">=&gt;</text:span><text:span text:style-name="T1487">'required'</text:span><text:span text:style-name="T2913"><text:line-break/></text:span><text:span text:style-name="T3409">El cuerpo es obligatorio</text:span></text:p>
      <text:p text:style-name="P227"><text:span text:style-name="T1576"><text:s text:c="4"/></text:span><text:span text:style-name="T1330">]);</text:span><text:line-break/><text:span text:style-name="T1328"> <text:s text:c="3"/></text:span><text:span text:style-name="T513">$comment </text:span><text:span text:style-name="T776">= </text:span><text:span text:style-name="T1664">Comment</text:span><text:span text:style-name="T776">::</text:span><text:span text:style-name="T1032">create</text:span><text:span text:style-name="T1328">([</text:span><text:line-break/><text:span text:style-name="T1328"> <text:s text:c="7"/></text:span><text:span text:style-name="T1574">'user_id' </text:span><text:span text:style-name="T776">=&gt; </text:span><text:span text:style-name="T1009">auth</text:span><text:span text:style-name="T1328">()</text:span><text:span text:style-name="T776">-&gt;</text:span><text:span text:style-name="T1009">id</text:span><text:span text:style-name="T1328">(),</text:span><text:line-break/><text:span text:style-name="T1328"> <text:s text:c="7"/></text:span><text:span text:style-name="T1574">'status_id' </text:span><text:span text:style-name="T776">=&gt; </text:span><text:span text:style-name="T513">$status</text:span><text:span text:style-name="T776">-&gt;</text:span><text:span text:style-name="T513">id</text:span><text:span text:style-name="T1328">,</text:span><text:line-break/><text:span text:style-name="T1328"> <text:s text:c="7"/></text:span><text:span text:style-name="T1574">'body' </text:span><text:span text:style-name="T776">=&gt; </text:span><text:span text:style-name="T1009">request</text:span><text:span text:style-name="T1328">(</text:span><text:span text:style-name="T1574">'body'</text:span><text:span text:style-name="T1328">)</text:span><text:line-break/><text:span text:style-name="T1328"> <text:s text:c="3"/>]);</text:span></text:p>
      <text:p text:style-name="P227"/>
      <text:p text:style-name="P227"><text:soft-page-break/>Ejecutamos otra vez y ya vemos que pasa. <text:span text:style-name="T3410">Pero vamos a hacer una cosa más. Vamos al </text:span><text:span text:style-name="T2754">StatusForm.vue</text:span><text:span text:style-name="T3410"> para copiar el </text:span><text:span text:style-name="T2754">catch</text:span><text:span text:style-name="T3410"> de la petición de axios y la pegamos en el </text:span><text:span text:style-name="T2754">StatusListItem.vue</text:span><text:span text:style-name="T3410">:</text:span></text:p>
      <text:p text:style-name="P228"><text:span text:style-name="T1009">addComment</text:span><text:span text:style-name="T1328">() {</text:span><text:line-break/><text:span text:style-name="T1328"> <text:s text:c="3"/></text:span><text:span text:style-name="T513">axios</text:span><text:span text:style-name="T1328">.</text:span><text:span text:style-name="T2172">post</text:span><text:span text:style-name="T1328">(</text:span><text:span text:style-name="T1574">`/statuses/</text:span><text:span text:style-name="T2172">$</text:span><text:span text:style-name="T1328">{</text:span><text:span text:style-name="T555">this</text:span><text:span text:style-name="T1328">.</text:span><text:span text:style-name="T513">status</text:span><text:span text:style-name="T1328">.</text:span><text:span text:style-name="T513">id</text:span><text:span text:style-name="T1328">}</text:span><text:span text:style-name="T1574">/comments`</text:span><text:span text:style-name="T1328">, {</text:span><text:span text:style-name="T513">body</text:span><text:span text:style-name="T776">: </text:span><text:span text:style-name="T555">this</text:span><text:span text:style-name="T1328">.</text:span><text:span text:style-name="T513">newComment</text:span><text:span text:style-name="T1328">}).</text:span><text:span text:style-name="T1009">then</text:span><text:span text:style-name="T1328">(</text:span><text:span text:style-name="T2172">respuesta </text:span><text:span text:style-name="T776">=&gt; </text:span><text:span text:style-name="T1328">{</text:span><text:line-break/><text:span text:style-name="T1328"> <text:s text:c="7"/></text:span><text:span text:style-name="T555">this</text:span><text:span text:style-name="T1328">.</text:span><text:span text:style-name="T513">newComment </text:span><text:span text:style-name="T776">= </text:span><text:span text:style-name="T1574">''</text:span><text:span text:style-name="T1328">;</text:span><text:line-break/><text:span text:style-name="T1328"> <text:s text:c="7"/></text:span><text:span text:style-name="T555">this</text:span><text:span text:style-name="T1328">.</text:span><text:span text:style-name="T513">comments</text:span><text:span text:style-name="T1328">.</text:span><text:span text:style-name="T513">push</text:span><text:span text:style-name="T1328">(</text:span><text:span text:style-name="T2172">respuesta</text:span><text:span text:style-name="T1328">.</text:span><text:span text:style-name="T513">data</text:span><text:span text:style-name="T1328">.</text:span><text:span text:style-name="T513">data</text:span><text:span text:style-name="T1328">);</text:span><text:line-break/><text:span text:style-name="T1328"> <text:s text:c="3"/>})</text:span><text:span text:style-name="T57"><text:line-break/></text:span><text:span text:style-name="T1330"> <text:s text:c="3"/>.</text:span><text:span text:style-name="T1011">catch</text:span><text:span text:style-name="T1330">(</text:span><text:span text:style-name="T2174">err</text:span><text:span text:style-name="T778">=&gt;</text:span><text:span text:style-name="T1330">{</text:span><text:span text:style-name="T57"><text:line-break/></text:span><text:span text:style-name="T1330"> <text:s text:c="7"/></text:span><text:span text:style-name="T2258">console</text:span><text:span text:style-name="T1330">.</text:span><text:span text:style-name="T1011">log</text:span><text:span text:style-name="T1330">(</text:span><text:span text:style-name="T2174">err</text:span><text:span text:style-name="T1330">.</text:span><text:span text:style-name="T515">response</text:span><text:span text:style-name="T1330">.</text:span><text:span text:style-name="T515">data</text:span><text:span text:style-name="T1330">)</text:span><text:span text:style-name="T57"><text:line-break/></text:span><text:span text:style-name="T1330"> <text:s text:c="3"/>})</text:span></text:p>
      <text:p text:style-name="Standard"><text:span text:style-name="T3039">Así captamos cualquier error en la petición. Como cuando enviamos un comentario sin cuerpo</text:span><text:span text:style-name="T3038"><text:line-break/></text:span><text:span text:style-name="T1092">}</text:span></text:p>
      <text:p text:style-name="P227"/>
      <text:p text:style-name="P229">Pero al usuario no le da ninguna información si no abre la consola.</text:p>
      <text:p text:style-name="P229">Una solución sería hacer esto en el <text:span text:style-name="T2607">StatusListItem.vue</text:span>:</text:p>
      <text:p text:style-name="P230"><text:span text:style-name="T2172">&lt;</text:span><text:span text:style-name="T2378">div </text:span><text:span text:style-name="T1725">class</text:span><text:span text:style-name="T1574">="input-group"</text:span><text:span text:style-name="T2172">&gt;</text:span><text:line-break/><text:span text:style-name="T2172"> <text:s text:c="3"/>&lt;</text:span><text:span text:style-name="T2378">textarea </text:span><text:span text:style-name="T1725">class</text:span><text:span text:style-name="T1574">="form-control border-0 shadow-sm"</text:span><text:line-break/><text:span text:style-name="T1574"> <text:s text:c="13"/></text:span><text:span text:style-name="T1725">name</text:span><text:span text:style-name="T1574">="comment"</text:span><text:line-break/><text:span text:style-name="T1574"> <text:s text:c="13"/></text:span><text:span text:style-name="T1725">v-model</text:span><text:span text:style-name="T1574">="</text:span><text:span text:style-name="T513">newComment</text:span><text:span text:style-name="T1574">"</text:span><text:line-break/><text:span text:style-name="T1574"> <text:s text:c="13"/></text:span><text:span text:style-name="T1725">placeholder</text:span><text:span text:style-name="T1574">="Escribe un comentario..."</text:span><text:line-break/><text:span text:style-name="T1574"> <text:s text:c="13"/></text:span><text:span text:style-name="T1725">rows</text:span><text:span text:style-name="T1574">="1"</text:span><text:span text:style-name="T57"><text:line-break/></text:span><text:span text:style-name="T1576"> <text:s text:c="13"/></text:span><text:span text:style-name="T2456">required</text:span></text:p>
      <text:p text:style-name="Standard"><text:span text:style-name="T3041">Es una solución temporal </text:span><text:span text:style-name="T2755">HTML5</text:span><text:span text:style-name="T3041">. Así el usuario sabe que debe poner algo</text:span><text:span text:style-name="T3040"><text:line-break/></text:span><text:span text:style-name="T1684"> <text:s text:c="3"/></text:span><text:span text:style-name="T2071">&gt;&lt;/</text:span><text:span text:style-name="T2324">textarea</text:span><text:span text:style-name="T2071">&gt;</text:span><text:span text:style-name="T3040"><text:line-break/></text:span><text:span text:style-name="T2071"> <text:s text:c="3"/>&lt;</text:span><text:span text:style-name="T2324">div </text:span><text:span text:style-name="T1684">class</text:span><text:span text:style-name="T1396">="input-group-append"</text:span><text:span text:style-name="T2071">&gt;</text:span></text:p>
      <text:p text:style-name="P229"/>
      <text:p text:style-name="P231">Hacemos lo mismo en el <text:span text:style-name="T2607">StatusForm.vue</text:span>:</text:p>
      <text:p text:style-name="P231"><text:span text:style-name="T2172">&lt;</text:span><text:span text:style-name="T2378">div </text:span><text:span text:style-name="T1725">class</text:span><text:span text:style-name="T1574">="card-body border-0"</text:span><text:span text:style-name="T2172">&gt;</text:span><text:line-break/><text:span text:style-name="T2172"> <text:s text:c="3"/>&lt;</text:span><text:span text:style-name="T2378">textarea </text:span><text:span text:style-name="T1725">v-model</text:span><text:span text:style-name="T1574">="</text:span><text:span text:style-name="T513">body</text:span><text:span text:style-name="T1574">"</text:span><text:line-break/><text:span text:style-name="T1574"> <text:s text:c="13"/></text:span><text:span text:style-name="T1725">class</text:span><text:span text:style-name="T1574">="form-control border-0 bg-light"</text:span><text:line-break/><text:span text:style-name="T1574"> <text:s text:c="13"/></text:span><text:span text:style-name="T1725">name</text:span><text:span text:style-name="T1574">="body"</text:span><text:span text:style-name="T57"><text:line-break/></text:span><text:span text:style-name="T1576"> <text:s text:c="13"/></text:span><text:span text:style-name="T1727">required</text:span><text:line-break/><text:span text:style-name="T1725"> <text:s text:c="13"/>:placeholder</text:span><text:span text:style-name="T1574">="`¿Qué estás pensando, </text:span><text:span text:style-name="T2172">$</text:span><text:span text:style-name="T1328">{</text:span><text:span text:style-name="T513">currentUser</text:span><text:span text:style-name="T1328">.</text:span><text:span text:style-name="T513">name</text:span><text:span text:style-name="T1328">}</text:span><text:span text:style-name="T1574">?`"</text:span><text:span text:style-name="T2172">&gt;</text:span><text:line-break/><text:span text:style-name="T2172"> <text:s text:c="3"/>&lt;/</text:span><text:span text:style-name="T2378">textarea</text:span><text:span text:style-name="T2172">&gt;</text:span><text:line-break/><text:span text:style-name="T2172">&lt;/</text:span><text:span text:style-name="T2378">div</text:span><text:span text:style-name="T2172">&gt;</text:span></text:p>
      <text:p text:style-name="P231"/>
      <text:p text:style-name="P278"><text:a xlink:type="simple" xlink:href="https://github.com/anasmez/social/commit/75765ef3128861b1e44cf6b4ff220a29855257a5" text:style-name="Internet_20_link" text:visited-style-name="Visited_20_Internet_20_Link">Commit</text:a></text:p>
      <text:p text:style-name="P231"/>
      <text:h text:style-name="Heading_20_3" text:outline-level="3">Vídeo 35</text:h>
      <text:p text:style-name="P74"/>
      <text:p text:style-name="P232">Vamos a implementar <text:span text:style-name="T2607">LIKES</text:span> a los comentarios. <text:span text:style-name="T3411">Pero primero con los </text:span><text:span text:style-name="T2756">tests</text:span><text:span text:style-name="T3411"> como siempre:</text:span></text:p>
      <text:p text:style-name="Standard"><text:span text:style-name="T47">art make:test CanLikeCommentsTest</text:span><text:span text:style-name="T1983"><text:line-break/><text:line-break/></text:span><text:span text:style-name="T3411">Vamos a editarlo. La mayoría de los métodos vendrán de una clase muy similar que es </text:span><text:span text:style-name="T2756">CanLikeStatusesTest.php</text:span><text:span text:style-name="T3042">:</text:span></text:p>
      <text:p text:style-name="P991"><text:span text:style-name="T1776">class </text:span><text:span text:style-name="T1597">CanLikeCommentsTest </text:span><text:span text:style-name="T1741">extends </text:span><text:span text:style-name="T173">TestCase</text:span><text:line-break/><text:span text:style-name="T1054">{</text:span><text:line-break/><text:span text:style-name="T1200"> <text:s text:c="5"/></text:span><text:span text:style-name="T1837">use </text:span><text:span text:style-name="T191">DatabaseMigrations</text:span><text:span text:style-name="T1200">;</text:span><text:line-break/><text:line-break/><text:span text:style-name="T1054"> <text:s text:c="3"/></text:span><text:span text:style-name="T225">/**</text:span><text:line-break/><text:span text:style-name="T225"> <text:s text:c="4"/>* </text:span><text:span text:style-name="T1923">@test</text:span><text:line-break/><text:span text:style-name="T1911"> <text:s text:c="4"/></text:span><text:span text:style-name="T225">*/</text:span><text:line-break/><text:span text:style-name="T225"> <text:s text:c="3"/></text:span><text:span text:style-name="T1741">public function </text:span><text:span text:style-name="T798">guests_users_can_not_like_</text:span><text:span text:style-name="T898">comments</text:span><text:span text:style-name="T1054">()</text:span></text:p>
      <text:p text:style-name="Standard"><text:span text:style-name="T3412">En este caso los invitados no pueden dar </text:span><text:span text:style-name="T2757">like</text:span><text:span text:style-name="T3412"> a comentarios</text:span><text:line-break/><text:span text:style-name="T1054"> <text:s text:c="3"/>{</text:span><text:line-break/><text:span text:style-name="T1054"> <text:s text:c="7"/></text:span><text:span text:style-name="T289">$</text:span><text:span text:style-name="T406">comment</text:span><text:span text:style-name="T577">=</text:span><text:span text:style-name="T798">factory</text:span><text:span text:style-name="T1054">(</text:span><text:span text:style-name="T1630">Comment</text:span><text:span text:style-name="T577">::</text:span><text:span text:style-name="T1741">class</text:span><text:span text:style-name="T1054">)</text:span><text:span text:style-name="T577">-&gt;</text:span><text:span text:style-name="T798">create</text:span><text:span text:style-name="T1054">();</text:span><text:line-break/><text:soft-page-break/><text:span text:style-name="T3412">La variable es un comentario basado en el </text:span><text:span text:style-name="T2757">factory</text:span><text:span text:style-name="T3412"> de la clase </text:span><text:span text:style-name="T2757">Comment</text:span><text:line-break/><text:span text:style-name="T1054"> <text:s text:c="7"/></text:span><text:span text:style-name="T289">$response</text:span><text:span text:style-name="T577">=</text:span><text:span text:style-name="T289">$this</text:span><text:span text:style-name="T577">-&gt;</text:span><text:span text:style-name="T798">postJson</text:span><text:span text:style-name="T1054">(</text:span><text:span text:style-name="T798">route</text:span><text:span text:style-name="T1054">(</text:span><text:span text:style-name="T1359">'</text:span><text:span text:style-name="T1458">comments</text:span><text:span text:style-name="T1359">.likes.store'</text:span><text:span text:style-name="T1054">, </text:span><text:span text:style-name="T289">$</text:span><text:span text:style-name="T406">comment</text:span><text:span text:style-name="T1054">));</text:span><text:line-break/><text:span text:style-name="T3412">La ruta es una de </text:span><text:span text:style-name="T2757">likes</text:span><text:span text:style-name="T3412"> a comentarios para guardarlos que no tenemos y le pasamos el comentario</text:span><text:line-break/><text:span text:style-name="T1054"> <text:s text:c="7"/></text:span><text:span text:style-name="T289">$response</text:span><text:span text:style-name="T577">-&gt;</text:span><text:span text:style-name="T798">assertStatus</text:span><text:span text:style-name="T1054">(</text:span><text:span text:style-name="T2195">401</text:span><text:span text:style-name="T1054">);</text:span><text:line-break/><text:span text:style-name="T1054"> <text:s text:c="3"/>}</text:span><text:line-break/><text:span text:style-name="T1054">}</text:span></text:p>
      <text:p text:style-name="P234"/>
      <text:p text:style-name="P235">Ejecutamos el test y dice que la ruta no está definida. La creamos:</text:p>
      <text:p text:style-name="P992"><text:span text:style-name="T225">// Statuses Comments routes</text:span><text:line-break/><text:span text:style-name="T1597">Route</text:span><text:span text:style-name="T577">::</text:span><text:span text:style-name="T1014">post</text:span><text:span text:style-name="T1054">(</text:span><text:span text:style-name="T1359">'statuses/{status}/comments'</text:span><text:span text:style-name="T1054">, </text:span><text:span text:style-name="T1359">'StatusCommentsController@store'</text:span><text:span text:style-name="T1054">)</text:span><text:span text:style-name="T577">-&gt;</text:span><text:span text:style-name="T798">name</text:span><text:span text:style-name="T1054">(</text:span><text:span text:style-name="T1359">'statuses.comments.store'</text:span><text:span text:style-name="T1054">)</text:span><text:span text:style-name="T577">-&gt;</text:span><text:span text:style-name="T798">middleware</text:span><text:span text:style-name="T1054">(</text:span><text:span text:style-name="T1359">'auth'</text:span><text:span text:style-name="T1054">);</text:span><text:line-break/><text:line-break/><text:bookmark-start text:name="__DdeLink__216159_1675047094"/><text:span text:style-name="T255">// Comments Likes routes</text:span><text:span text:style-name="T57"><text:line-break/></text:span><text:span text:style-name="T1630">Route</text:span><text:span text:style-name="T667">::</text:span><text:span text:style-name="T1021">post</text:span><text:span text:style-name="T1200">(</text:span><text:span text:style-name="T1458">'comments/{comment}/likes'</text:span><text:span text:style-name="T1200">, </text:span><text:span text:style-name="T1458">'CommentLikesController@store'</text:span><text:span text:style-name="T1200">)</text:span><text:span text:style-name="T667">-&gt;</text:span><text:span text:style-name="T898">name</text:span><text:span text:style-name="T1200">(</text:span><text:span text:style-name="T1458">'comments.likes.store'</text:span><text:span text:style-name="T1200">);</text:span><text:bookmark-end text:name="__DdeLink__216159_1675047094"/><text:line-break/><text:span text:style-name="T3413">Es una ruta de tipo </text:span><text:span text:style-name="T2758">post</text:span><text:span text:style-name="T3413"> al que se le pasa el comentario y que llamará a un controlador que todavía que no hemos creado para guardar el </text:span><text:span text:style-name="T2758">like</text:span><text:span text:style-name="T3413"> al que le damos el nombre que hemos usado antes en la petición </text:span><text:span text:style-name="T2758">post</text:span></text:p>
      <text:p text:style-name="P993">Ejecutamos el <text:span text:style-name="T2607">test</text:span> y dice que hemos recibido un error <text:span text:style-name="T2607">500</text:span> en vez de <text:span text:style-name="T2607">401</text:span> que es el que esperamos. Quitamos el manejo de excepciones:</text:p>
      <text:p text:style-name="P993"><text:span text:style-name="T1741">public function </text:span><text:span text:style-name="T798">guests_users_can_not_like_comments</text:span><text:span text:style-name="T1054">()</text:span><text:line-break/><text:span text:style-name="T1054">{</text:span><text:line-break/><text:span text:style-name="T1200"> <text:s text:c="3"/></text:span><text:span text:style-name="T406">$this</text:span><text:span text:style-name="T667">-&gt;</text:span><text:span text:style-name="T898">withoutExceptionHandling</text:span><text:span text:style-name="T1200">();</text:span><text:line-break/><text:span text:style-name="T1054"> <text:s text:c="3"/></text:span><text:span text:style-name="T289">$comment</text:span><text:span text:style-name="T577">=</text:span><text:span text:style-name="T798">factory</text:span><text:span text:style-name="T1054">(</text:span><text:span text:style-name="T1597">Comment</text:span><text:span text:style-name="T577">::</text:span><text:span text:style-name="T1741">class</text:span><text:span text:style-name="T1054">)</text:span><text:span text:style-name="T577">-&gt;</text:span><text:span text:style-name="T798">create</text:span><text:span text:style-name="T1054">();</text:span><text:line-break/></text:p>
      <text:p text:style-name="P994">Ejecutamos otra vez y ahora dice que el controlador no existe. Vamos a crearlo:</text:p>
      <text:p text:style-name="Standard"><text:span text:style-name="T27">art make:controller CommentLikesController</text:span><text:span text:style-name="T1997"><text:line-break/><text:line-break/></text:span><text:span text:style-name="T3414">Ejecutamos y dice que falta el método </text:span><text:span text:style-name="T2759">store</text:span><text:span text:style-name="T3414">. Lo editamos:</text:span></text:p>
      <text:p text:style-name="P995"><text:span text:style-name="T1741">class </text:span><text:span text:style-name="T278">CommentLikesController </text:span><text:span text:style-name="T1741">extends </text:span><text:span text:style-name="T173">Controller</text:span><text:line-break/><text:span text:style-name="T1054">{</text:span><text:bookmark-start text:name="__DdeLink__216162_1675047094"/><text:line-break/><text:span text:style-name="T1200"> <text:s text:c="3"/></text:span><text:span text:style-name="T1837">public function </text:span><text:span text:style-name="T898">store</text:span><text:span text:style-name="T1200">()</text:span><text:span text:style-name="T57"><text:line-break/></text:span><text:span text:style-name="T1200"> <text:s text:c="3"/>{</text:span><text:span text:style-name="T57"><text:line-break/></text:span><text:span text:style-name="T1200"> <text:s text:c="7"/></text:span><text:span text:style-name="T57"><text:line-break/></text:span><text:span text:style-name="T1200"> <text:s text:c="3"/>}</text:span><text:bookmark-end text:name="__DdeLink__216162_1675047094"/></text:p>
      <text:p text:style-name="Standard"><text:span text:style-name="T3415">Lo agregamos</text:span><text:line-break/><text:span text:style-name="T1054">}</text:span></text:p>
      <text:p text:style-name="Standard"/>
      <text:p text:style-name="P996">Ejecutamos otra vez y dice que recibió una respuesta <text:span text:style-name="T2607">200</text:span> (exitosa) en vez de <text:span text:style-name="T2607">401</text:span><text:span text:style-name="T2916">. Entonces para que pase, sabemos que añadir esto a la ruta:</text:span></text:p>
      <text:p text:style-name="Standard"><text:span text:style-name="T232">// Comments Likes routes</text:span><text:span text:style-name="T3415"><text:line-break/></text:span><text:span text:style-name="T1617">Route</text:span><text:span text:style-name="T629">::</text:span><text:span text:style-name="T1016">post</text:span><text:span text:style-name="T1148">(</text:span><text:span text:style-name="T1421">'comments/{comment}/likes'</text:span><text:span text:style-name="T1148">, </text:span><text:span text:style-name="T1421">'CommentLikesController@store'</text:span><text:span text:style-name="T1148">)</text:span><text:span text:style-name="T629">-&gt;</text:span><text:span text:style-name="T861">name</text:span><text:span text:style-name="T1148">(</text:span><text:span text:style-name="T1421">'comments.likes.store'</text:span><text:span text:style-name="T1148">)</text:span><text:span text:style-name="T732">-&gt;</text:span><text:span text:style-name="T962">middleware</text:span><text:span text:style-name="T1275">(</text:span><text:span text:style-name="T1523">'auth'</text:span><text:span text:style-name="T1275">)</text:span><text:span text:style-name="T1148">;</text:span><text:span text:style-name="T3415"><text:line-break/>Así solo podemos comentar si estamos registrados.</text:span></text:p>
      <text:p text:style-name="Standard"/>
      <text:p text:style-name="P997">Ejecutamos otra vez y dice Unauthenticated. Debemos desactivar el manejo de excepciones y ejecutamos otra vez.</text:p>
      <text:p text:style-name="P998">Ahora ya funciona perfecto.</text:p>
      <text:p text:style-name="P998"/>
      <text:p text:style-name="P998">Volvemos la <text:span text:style-name="T2607">CanLikeStatusTest.php</text:span><text:span text:style-name="T2916"> para copiar el segundo test a </text:span><text:span text:style-name="T2607">CanLikeCommentTest.php</text:span><text:span text:style-name="T2916">:</text:span></text:p>
      <text:p text:style-name="P999"><text:span text:style-name="T225">/**</text:span><text:line-break/><text:span text:style-name="T225"> * </text:span><text:span text:style-name="T1911">@test</text:span><text:line-break/><text:span text:style-name="T1911"> </text:span><text:span text:style-name="T225">*/</text:span><text:line-break/><text:span text:style-name="T1741">function </text:span><text:span text:style-name="T798">an_authenticated_user_can_like_</text:span><text:span text:style-name="T898">comments</text:span><text:span text:style-name="T1054">()</text:span><text:line-break/><text:span text:style-name="T1054">{</text:span><text:line-break/><text:span text:style-name="T1054"> <text:s text:c="3"/></text:span><text:span text:style-name="T289">$this</text:span><text:span text:style-name="T577">-&gt;</text:span><text:span text:style-name="T798">withoutExceptionHandling</text:span><text:span text:style-name="T1054">();</text:span><text:line-break/><text:span text:style-name="T1054"> <text:s text:c="3"/></text:span><text:span text:style-name="T289">$user</text:span><text:span text:style-name="T577">=</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p>
      <text:p text:style-name="P1000"><text:soft-page-break/><text:span text:style-name="T3417">Creamos el usuario<text:line-break/></text:span><text:span text:style-name="T1149"> <text:s text:c="3"/></text:span><text:span text:style-name="T368">$</text:span><text:span text:style-name="T470">comment</text:span><text:span text:style-name="T630">=</text:span><text:span text:style-name="T862">factory</text:span><text:span text:style-name="T1149">(</text:span><text:span text:style-name="T1652">Comment</text:span><text:span text:style-name="T630">::</text:span><text:span text:style-name="T1814">class</text:span><text:span text:style-name="T1149">)</text:span><text:span text:style-name="T630">-&gt;</text:span><text:span text:style-name="T862">create</text:span><text:span text:style-name="T1149">();</text:span><text:span text:style-name="T3416"><text:line-break/>Creamos el comentario<text:line-break/></text:span><text:span text:style-name="T1149"> <text:s text:c="3"/></text:span><text:span text:style-name="T368">$this</text:span><text:span text:style-name="T630">-&gt;</text:span><text:span text:style-name="T862">actingAs</text:span><text:span text:style-name="T1149">(</text:span><text:span text:style-name="T368">$user</text:span><text:span text:style-name="T1149">)</text:span><text:span text:style-name="T630">-&gt;</text:span><text:span text:style-name="T862">postJson</text:span><text:span text:style-name="T1149">(</text:span><text:span text:style-name="T862">route</text:span><text:span text:style-name="T1149">(</text:span><text:span text:style-name="T1422">'</text:span><text:span text:style-name="T1524">comments.likes.store</text:span><text:span text:style-name="T1422">'</text:span><text:span text:style-name="T1149">, </text:span><text:span text:style-name="T368">$</text:span><text:span text:style-name="T470">comment</text:span><text:span text:style-name="T1149">));</text:span><text:span text:style-name="T3416"><text:line-break/>Actuamos como dicho usuario y hacemos una petición para dar </text:span><text:span text:style-name="T2760">like</text:span><text:span text:style-name="T3416"> a comentarios<text:line-break/></text:span><text:span text:style-name="T1149"> <text:s text:c="3"/></text:span><text:span text:style-name="T368">$this</text:span><text:span text:style-name="T630">-&gt;</text:span><text:span text:style-name="T862">assertDatabaseHas</text:span><text:span text:style-name="T1149">(</text:span><text:span text:style-name="T1422">'likes'</text:span><text:span text:style-name="T1149">, [</text:span><text:span text:style-name="T3416"><text:line-break/></text:span><text:span text:style-name="T1149"> <text:s text:c="7"/></text:span><text:span text:style-name="T1422">'user_id'</text:span><text:span text:style-name="T630">=&gt;</text:span><text:span text:style-name="T368">$user</text:span><text:span text:style-name="T630">-&gt;</text:span><text:span text:style-name="T368">id</text:span><text:span text:style-name="T1149">,</text:span><text:span text:style-name="T3416"><text:line-break/></text:span><text:span text:style-name="T1149"> <text:s text:c="7"/></text:span><text:span text:style-name="T1422">'status_id'</text:span><text:span text:style-name="T630">=&gt;</text:span><text:span text:style-name="T368">$</text:span><text:span text:style-name="T470">comment</text:span><text:span text:style-name="T630">-&gt;</text:span><text:span text:style-name="T368">id</text:span></text:p>
      <text:p text:style-name="Standard"><text:span text:style-name="T3417">Aquí se nos plantea un problema<text:line-break/></text:span><text:span text:style-name="T368"> <text:s text:c="3"/></text:span><text:span text:style-name="T1149">]);</text:span><text:span text:style-name="T3416"><text:line-break/></text:span><text:span text:style-name="T1149">}</text:span></text:p>
      <text:p text:style-name="P1001">Podemos ir y añadir un campo <text:span text:style-name="T2607">comment_id</text:span>, pero si incorporamos más cosas, vemos que tendríamos que poner un <text:span text:style-name="T2607">id</text:span> por cada cosa. No es muy eficiente. Podemos usar relaciones polimórficas. Se explica en el siguiente vídeo.</text:p>
      <text:p text:style-name="P1001"/>
      <text:p text:style-name="P1119"><text:a xlink:type="simple" xlink:href="https://github.com/anasmez/social/commit/bf06eb57650aaab95da5812227b1ea67a21b6d0d" text:style-name="Internet_20_link" text:visited-style-name="Visited_20_Internet_20_Link"><text:span text:style-name="T3488">Commit</text:span></text:a></text:p>
      <text:p text:style-name="P1119"/>
      <text:h text:style-name="Heading_20_3" text:outline-level="3">Vídeo 3<text:span text:style-name="T3418">6</text:span></text:h>
      <text:p text:style-name="P233"/>
      <text:p text:style-name="P1002">Volvemos al test del último vídeo y lo marcamos como incompleto. Vamos a <text:span text:style-name="T2607">CanLikeCommentsTest.php</text:span><text:span text:style-name="T2513">:</text:span></text:p>
      <text:p text:style-name="P1002"><text:span text:style-name="T1944">function </text:span><text:span text:style-name="T1043">an_authenticated_user_can_like_comments</text:span><text:span text:style-name="T1343">()<text:line-break/>{</text:span><text:span text:style-name="T1337"><text:line-break/> <text:s text:c="3"/></text:span><text:span text:style-name="T560">$this</text:span><text:span text:style-name="T781">-&gt;</text:span><text:span text:style-name="T1036">markTestIncomplete</text:span><text:span text:style-name="T1337">();</text:span><text:line-break/><text:span text:style-name="T3419">Esto hace que no se ejecute el test y así pasan los demás</text:span><text:tab/><text:line-break/><text:span text:style-name="T1054"> <text:s text:c="3"/></text:span><text:span text:style-name="T289">$this</text:span><text:span text:style-name="T577">-&gt;</text:span><text:span text:style-name="T798">withoutExceptionHandling</text:span><text:span text:style-name="T1054">();</text:span><text:line-break/><text:span text:style-name="T1054"> <text:s text:c="3"/></text:span><text:span text:style-name="T289">$user </text:span><text:span text:style-name="T577">= </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p>
      <text:p text:style-name="P457"/>
      <text:p text:style-name="P1003"><text:span text:style-name="T2513">Vamos a tocar otras partes antes de implementar este test porque sabemos que fallará hasta que no arreglemos lo del </text:span><text:span text:style-name="T2528">comment_id</text:span><text:span text:style-name="T2513">.</text:span></text:p>
      <text:p text:style-name="P1003"><text:span text:style-name="T2513">Vamos al </text:span><text:span text:style-name="T2528">CanLikeStatusesTest.php</text:span><text:span text:style-name="T2513"> </text:span><text:span text:style-name="T2521">para hacer algunas reestructuraciones. Nuestro objetivo es que evitemos usar el campo </text:span><text:span text:style-name="T2530">status_id</text:span><text:span text:style-name="T2521"> por una razón que veremos después</text:span><text:span text:style-name="T2513">:</text:span></text:p>
      <text:p text:style-name="P1004"><text:span text:style-name="T284">/**</text:span><text:line-break/><text:span text:style-name="T225"> * </text:span><text:span text:style-name="T1911">@test</text:span><text:line-break/><text:span text:style-name="T1911"> </text:span><text:span text:style-name="T225">*/</text:span><text:line-break/><text:span text:style-name="T1741">function </text:span><text:span text:style-name="T798">an_authenticated_user_can_like_statuses</text:span><text:span text:style-name="T1054">()</text:span><text:line-break/><text:span text:style-name="T1054">{</text:span><text:line-break/><text:span text:style-name="T1054"> <text:s text:c="3"/></text:span><text:span text:style-name="T289">$user </text:span><text:span text:style-name="T577">= </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3"/></text:span><text:span text:style-name="T289">$status </text:span><text:span text:style-name="T577">= </text:span><text:span text:style-name="T798">factory</text:span><text:span text:style-name="T1054">(</text:span><text:span text:style-name="T1597">Status</text:span><text:span text:style-name="T577">::</text:span><text:span text:style-name="T1741">class</text:span><text:span text:style-name="T1054">)</text:span><text:span text:style-name="T577">-&gt;</text:span><text:span text:style-name="T798">create</text:span><text:span text:style-name="T1054">();</text:span><text:line-break/><text:line-break/><text:span text:style-name="T1200"> <text:s text:c="3"/></text:span><text:span text:style-name="T406">$this</text:span><text:span text:style-name="T667">-&gt;</text:span><text:span text:style-name="T898">assertCount</text:span><text:span text:style-name="T1200">(</text:span><text:span text:style-name="T2226">0</text:span><text:span text:style-name="T1200">, </text:span><text:span text:style-name="T406">$status</text:span><text:span text:style-name="T667">-&gt;</text:span><text:span text:style-name="T406">likes</text:span><text:span text:style-name="T1200">);</text:span></text:p>
      <text:p text:style-name="P1005"><text:span text:style-name="T3427">Ponemos la primera comprobación y es la cantidad de </text:span><text:span text:style-name="T2762">likes</text:span><text:span text:style-name="T3427"> igual a 0. Esto es lo mismo que </text:span><text:span text:style-name="T3360">assertEquals(0, $status-&gt;likes-&gt;count())</text:span><text:span text:style-name="T3427"><text:line-break/><text:line-break/></text:span><text:span text:style-name="T1150"> <text:s text:c="3"/></text:span><text:span text:style-name="T369">$this</text:span><text:span text:style-name="T631">-&gt;</text:span><text:span text:style-name="T863">actingAs</text:span><text:span text:style-name="T1150">(</text:span><text:span text:style-name="T369">$user</text:span><text:span text:style-name="T1150">)</text:span><text:span text:style-name="T631">-&gt;</text:span><text:span text:style-name="T863">postJson</text:span><text:span text:style-name="T1150">(</text:span><text:span text:style-name="T863">route</text:span><text:span text:style-name="T1150">(</text:span><text:span text:style-name="T1423">'statuses.likes.store'</text:span><text:span text:style-name="T1150">, </text:span><text:span text:style-name="T369">$status</text:span><text:span text:style-name="T1150">));</text:span><text:span text:style-name="T3419"><text:line-break/>Publicamos un like<text:line-break/></text:span><text:span text:style-name="T1276"> <text:s text:c="3"/></text:span><text:span text:style-name="T471">$this</text:span><text:span text:style-name="T733">-&gt;</text:span><text:span text:style-name="T963">assertCount</text:span><text:span text:style-name="T1276">(</text:span><text:span text:style-name="T2246">1</text:span><text:span text:style-name="T1276">, </text:span><text:span text:style-name="T471">$status</text:span><text:span text:style-name="T2431">-&gt;fresh()</text:span><text:span text:style-name="T733">-&gt;</text:span><text:span text:style-name="T471">likes</text:span><text:span text:style-name="T1276">);</text:span><text:span text:style-name="T3419"><text:line-break/>Comprobamos que ahora hay 1 </text:span><text:span text:style-name="T2761">like</text:span><text:span text:style-name="T3419">. El </text:span><text:span text:style-name="T2761">fresh()</text:span><text:span text:style-name="T3419"> es para que refresque el dato del </text:span><text:span text:style-name="T2761">assertCount</text:span><text:span text:style-name="T3419"> anterior<text:line-break/></text:span><text:span text:style-name="T1150"> <text:s text:c="3"/></text:span><text:span text:style-name="T369">$this</text:span><text:span text:style-name="T631">-&gt;</text:span><text:span text:style-name="T863">assertDatabaseHas</text:span><text:span text:style-name="T1150">(</text:span><text:span text:style-name="T1423">'likes'</text:span><text:span text:style-name="T1150">, [</text:span><text:span text:style-name="T3419"><text:line-break/></text:span><text:span text:style-name="T1150"> <text:s text:c="7"/></text:span><text:span text:style-name="T1423">'user_id' </text:span><text:span text:style-name="T631">=&gt; </text:span><text:span text:style-name="T369">$user</text:span><text:span text:style-name="T631">-&gt;</text:span><text:span text:style-name="T369">id</text:span><text:span text:style-name="T1348">,</text:span><text:span text:style-name="T3422"><text:line-break/></text:span><text:span text:style-name="T1348"> <text:s text:c="7"/></text:span><text:span text:style-name="T1588">'status_id'</text:span><text:span text:style-name="T790">=&gt;</text:span><text:span text:style-name="T567">$status</text:span><text:span text:style-name="T790">-&gt;</text:span><text:span text:style-name="T567">id</text:span></text:p>
      <text:p text:style-name="Standard"><text:span text:style-name="T3428">Como ya comprueba que los </text:span><text:span text:style-name="T2763">likes</text:span><text:span text:style-name="T3428"> han cambiado, podemos quitar esta comprobación en la </text:span><text:span text:style-name="T2763">BBDD</text:span><text:span text:style-name="T3428"> sin miedo<text:line-break/></text:span><text:soft-page-break/><text:span text:style-name="T369"> <text:s text:c="3"/></text:span><text:span text:style-name="T1150">]);</text:span><text:span text:style-name="T3419"><text:line-break/></text:span><text:span text:style-name="T1150">}</text:span></text:p>
      <text:p text:style-name="P695"/>
      <text:p text:style-name="P695"/>
      <text:p text:style-name="P1006"><text:span text:style-name="T2513">Ahora vamos a unir los 2 </text:span><text:span text:style-name="T2528">tests</text:span><text:span text:style-name="T2513">. Tanto el de dar </text:span><text:span text:style-name="T2528">likes</text:span><text:span text:style-name="T2513"> como el de quitarlos y nos sale este método:</text:span></text:p>
      <text:p text:style-name="P1007"><text:span text:style-name="T284">/**</text:span><text:line-break/><text:span text:style-name="T225"> * </text:span><text:span text:style-name="T1911">@test</text:span><text:line-break/><text:span text:style-name="T1911"> </text:span><text:span text:style-name="T225">*/</text:span><text:line-break/><text:span text:style-name="T1741">function </text:span><text:span text:style-name="T798">an_authenticated_user_can_like</text:span><text:span text:style-name="T898">_and_unlike</text:span><text:span text:style-name="T798">_statuses</text:span><text:span text:style-name="T1054">()</text:span></text:p>
      <text:p text:style-name="P1008"><text:span text:style-name="T3430">Ahora puede dar y quitar </text:span><text:span text:style-name="T2766">likes</text:span><text:span text:style-name="T3430"> a los estados<text:line-break/></text:span><text:span text:style-name="T1151">{</text:span><text:span text:style-name="T3429"><text:line-break/></text:span><text:span text:style-name="T1151"> <text:s text:c="3"/></text:span><text:span text:style-name="T370">$user </text:span><text:span text:style-name="T632">= </text:span><text:span text:style-name="T864">factory</text:span><text:span text:style-name="T1151">(</text:span><text:span text:style-name="T1618">User</text:span><text:span text:style-name="T632">::</text:span><text:span text:style-name="T1815">class</text:span><text:span text:style-name="T1151">)</text:span><text:span text:style-name="T632">-&gt;</text:span><text:span text:style-name="T864">create</text:span><text:span text:style-name="T1151">();</text:span><text:span text:style-name="T3429"><text:line-break/></text:span><text:span text:style-name="T1151"> <text:s text:c="3"/></text:span><text:span text:style-name="T370">$status </text:span><text:span text:style-name="T632">= </text:span><text:span text:style-name="T864">factory</text:span><text:span text:style-name="T1151">(</text:span><text:span text:style-name="T1618">Status</text:span><text:span text:style-name="T632">::</text:span><text:span text:style-name="T1815">class</text:span><text:span text:style-name="T1151">)</text:span><text:span text:style-name="T632">-&gt;</text:span><text:span text:style-name="T864">create</text:span><text:span text:style-name="T1151">();</text:span><text:span text:style-name="T3429"><text:line-break/>Creamos el usuario y el estado</text:span><text:span text:style-name="T109"><text:line-break/></text:span><text:span text:style-name="T1277"> <text:s text:c="3"/></text:span><text:span text:style-name="T472">$this</text:span><text:span text:style-name="T734">-&gt;</text:span><text:span text:style-name="T964">assertCount</text:span><text:span text:style-name="T1277">(</text:span><text:span text:style-name="T2247">0</text:span><text:span text:style-name="T1277">, </text:span><text:span text:style-name="T472">$status</text:span><text:span text:style-name="T734">-&gt;</text:span><text:span text:style-name="T472">likes</text:span><text:span text:style-name="T1277">);</text:span><text:span text:style-name="T3429"><text:line-break/>Vemos que la cantidad de </text:span><text:span text:style-name="T2765">likes</text:span><text:span text:style-name="T3429"> es 0<text:line-break/></text:span><text:span text:style-name="T1151"> <text:s text:c="3"/></text:span><text:span text:style-name="T370">$this</text:span><text:span text:style-name="T632">-&gt;</text:span><text:span text:style-name="T864">actingAs</text:span><text:span text:style-name="T1151">(</text:span><text:span text:style-name="T370">$user</text:span><text:span text:style-name="T1151">)</text:span><text:span text:style-name="T632">-&gt;</text:span><text:span text:style-name="T864">postJson</text:span><text:span text:style-name="T1151">(</text:span><text:span text:style-name="T864">route</text:span><text:span text:style-name="T1151">(</text:span><text:span text:style-name="T1424">'statuses.likes.store'</text:span><text:span text:style-name="T1151">, </text:span><text:span text:style-name="T370">$status</text:span><text:span text:style-name="T1151">));</text:span><text:span text:style-name="T3429"><text:line-break/>Damos un </text:span><text:span text:style-name="T2765">like</text:span><text:span text:style-name="T109"><text:line-break/></text:span><text:span text:style-name="T1277"> <text:s text:c="3"/></text:span><text:span text:style-name="T472">$this</text:span><text:span text:style-name="T734">-&gt;</text:span><text:span text:style-name="T964">assertCount</text:span><text:span text:style-name="T1277">(</text:span><text:span text:style-name="T2247">1</text:span><text:span text:style-name="T1277">, </text:span><text:span text:style-name="T472">$status</text:span><text:span text:style-name="T734">-&gt;</text:span><text:span text:style-name="T964">fresh</text:span><text:span text:style-name="T1277">()</text:span><text:span text:style-name="T734">-&gt;</text:span><text:span text:style-name="T472">likes</text:span><text:span text:style-name="T1277">);</text:span><text:span text:style-name="T3429"><text:line-break/>Vemos que han aumentado los </text:span><text:span text:style-name="T2765">likes</text:span><text:span text:style-name="T3429"><text:line-break/></text:span><text:span text:style-name="T1151"> <text:s text:c="3"/></text:span><text:span text:style-name="T370">$this</text:span><text:span text:style-name="T632">-&gt;</text:span><text:span text:style-name="T864">assertDatabaseHas</text:span><text:span text:style-name="T1151">(</text:span><text:span text:style-name="T1424">'likes'</text:span><text:span text:style-name="T1151">, [</text:span><text:span text:style-name="T1424">'user_id' </text:span><text:span text:style-name="T632">=&gt; </text:span><text:span text:style-name="T370">$user</text:span><text:span text:style-name="T632">-&gt;</text:span><text:span text:style-name="T370">id</text:span><text:span text:style-name="T1151">]);</text:span><text:span text:style-name="T3429"><text:line-break/>Vemos que la tabla de </text:span><text:span text:style-name="T2765">likes</text:span><text:span text:style-name="T3429"> tiene un campo del usuario que ha dado </text:span><text:span text:style-name="T2765">like</text:span><text:span text:style-name="T3429">, pero sin comprobar el </text:span><text:span text:style-name="T2765">status_id</text:span><text:span text:style-name="T3429"><text:line-break/></text:span><text:span text:style-name="T1151"> <text:s text:c="3"/></text:span><text:span text:style-name="T370">$this</text:span><text:span text:style-name="T632">-&gt;</text:span><text:span text:style-name="T864">actingAs</text:span><text:span text:style-name="T1151">(</text:span><text:span text:style-name="T370">$user</text:span><text:span text:style-name="T1151">)</text:span><text:span text:style-name="T632">-&gt;</text:span><text:span text:style-name="T864">deleteJson</text:span><text:span text:style-name="T1151">(</text:span><text:span text:style-name="T864">route</text:span><text:span text:style-name="T1151">(</text:span><text:span text:style-name="T1424">'statuses.likes.destroy'</text:span><text:span text:style-name="T1151">, </text:span><text:span text:style-name="T370">$status</text:span><text:span text:style-name="T1151">));</text:span></text:p>
      <text:p text:style-name="P1008"><text:span text:style-name="T3431">Quitamos el like<text:line-break/></text:span><text:span text:style-name="T1277"> <text:s text:c="3"/></text:span><text:span text:style-name="T472">$this</text:span><text:span text:style-name="T734">-&gt;</text:span><text:span text:style-name="T964">assertCount</text:span><text:span text:style-name="T1277">(</text:span><text:span text:style-name="T2247">0</text:span><text:span text:style-name="T1277">, </text:span><text:span text:style-name="T472">$status</text:span><text:span text:style-name="T734">-&gt;</text:span><text:span text:style-name="T898">fresh</text:span><text:span text:style-name="T1200">()</text:span><text:span text:style-name="T734">-&gt;</text:span><text:span text:style-name="T472">likes</text:span><text:span text:style-name="T1277">);</text:span></text:p>
      <text:p text:style-name="P1008"><text:span text:style-name="T3431">Vemos que la cantidad de </text:span><text:span text:style-name="T2764">likes</text:span><text:span text:style-name="T3431"> ha disminuido otra vez<text:line-break/></text:span><text:span text:style-name="T1151"> <text:s text:c="3"/></text:span><text:span text:style-name="T370">$this</text:span><text:span text:style-name="T632">-&gt;</text:span><text:span text:style-name="T864">assertDatabaseMissing</text:span><text:span text:style-name="T1151">(</text:span><text:span text:style-name="T1424">'likes'</text:span><text:span text:style-name="T1151">, [</text:span><text:span text:style-name="T3429"><text:line-break/></text:span><text:span text:style-name="T1151"> <text:s text:c="7"/></text:span><text:span text:style-name="T1424">'user_id' </text:span><text:span text:style-name="T632">=&gt; </text:span><text:span text:style-name="T370">$user</text:span><text:span text:style-name="T632">-&gt;</text:span><text:span text:style-name="T370">id</text:span><text:span text:style-name="T1349">,</text:span><text:span text:style-name="T3423"><text:line-break/></text:span><text:span text:style-name="T1349"> <text:s text:c="7"/></text:span><text:span text:style-name="T1589">'status_id' </text:span><text:span text:style-name="T791">=&gt; </text:span><text:span text:style-name="T568">$status</text:span><text:span text:style-name="T791">-&gt;</text:span><text:span text:style-name="T568">id</text:span></text:p>
      <text:p text:style-name="Standard"><text:span text:style-name="T3431">Comprobamos que ya no hay un registro del usuario en la tabla<text:line-break/></text:span><text:span text:style-name="T370"> <text:s text:c="3"/></text:span><text:span text:style-name="T1151">]);</text:span><text:span text:style-name="T3429"><text:line-break/></text:span><text:span text:style-name="T1151">}</text:span></text:p>
      <text:p text:style-name="P696"/>
      <text:p text:style-name="P1009"><text:span text:style-name="T2513">Ahora pasan los </text:span><text:span text:style-name="T2528">tests</text:span><text:span text:style-name="T2513"> y además los hemos fusionado. </text:span><text:span text:style-name="T2522">Hemos conseguido quitar las referencias al </text:span><text:span text:style-name="T2531">status_id</text:span><text:span text:style-name="T2522"> </text:span><text:span text:style-name="T2523">lo que nos hará más fácil la transición al </text:span><text:span text:style-name="T2532">polimorfismo</text:span><text:span text:style-name="T2523"> sin que fallen los </text:span><text:span text:style-name="T2532">tests</text:span><text:span text:style-name="T2523">.</text:span></text:p>
      <text:p text:style-name="P697"/>
      <text:p text:style-name="P1010"><text:span text:style-name="T2513">Vamos a </text:span><text:span text:style-name="T2528">CanLikeCommentsTest.php</text:span><text:span text:style-name="T2513"> para hacer algo similar:</text:span></text:p>
      <text:p text:style-name="P1011"><text:span text:style-name="T284">/**</text:span><text:line-break/><text:span text:style-name="T225"> * </text:span><text:span text:style-name="T1911">@test</text:span><text:line-break/><text:span text:style-name="T1911"> </text:span><text:span text:style-name="T225">*/</text:span><text:line-break/><text:span text:style-name="T1741">function </text:span><text:span text:style-name="T798">an_authenticated_user_can_like</text:span><text:span text:style-name="T898">_and_unlike</text:span><text:span text:style-name="T798">_comments</text:span><text:span text:style-name="T1054">()</text:span></text:p>
      <text:p text:style-name="P1012"><text:span text:style-name="T3433">Comprobamos que podemos quitar likes<text:line-break/></text:span><text:span text:style-name="T1152">{</text:span><text:span text:style-name="T3432"><text:line-break/></text:span><text:span text:style-name="T1350"> <text:s text:c="3"/></text:span><text:span text:style-name="T569">$this</text:span><text:span text:style-name="T792">-&gt;</text:span><text:span text:style-name="T1049">markTestIncomplete</text:span><text:span text:style-name="T1350">();</text:span><text:span text:style-name="T3432"><text:line-break/>Dejamos de marcar el test como incompleto</text:span></text:p>
      <text:p text:style-name="P1012"><text:span text:style-name="T1152"><text:s text:c="4"/></text:span><text:span text:style-name="T371">$this</text:span><text:span text:style-name="T633">-&gt;</text:span><text:span text:style-name="T865">withoutExceptionHandling</text:span><text:span text:style-name="T1152">();</text:span><text:span text:style-name="T3432"><text:line-break/><text:line-break/></text:span><text:span text:style-name="T1152"> <text:s text:c="3"/></text:span><text:span text:style-name="T371">$user </text:span><text:span text:style-name="T633">= </text:span><text:span text:style-name="T865">factory</text:span><text:span text:style-name="T1152">(</text:span><text:span text:style-name="T1619">User</text:span><text:span text:style-name="T633">::</text:span><text:span text:style-name="T1816">class</text:span><text:span text:style-name="T1152">)</text:span><text:span text:style-name="T633">-&gt;</text:span><text:span text:style-name="T865">create</text:span><text:span text:style-name="T1152">();</text:span><text:span text:style-name="T3432"><text:line-break/></text:span><text:span text:style-name="T1152"> <text:s text:c="3"/></text:span><text:span text:style-name="T371">$comment </text:span><text:span text:style-name="T633">= </text:span><text:span text:style-name="T865">factory</text:span><text:span text:style-name="T1152">(</text:span><text:span text:style-name="T1619">Comment</text:span><text:span text:style-name="T633">::</text:span><text:span text:style-name="T1816">class</text:span><text:span text:style-name="T1152">)</text:span><text:span text:style-name="T633">-&gt;</text:span><text:span text:style-name="T865">create</text:span><text:span text:style-name="T1152">();</text:span><text:span text:style-name="T3432"><text:line-break/>Creamos un usuario y un comentario<text:line-break/></text:span><text:span text:style-name="T1278"> <text:s text:c="3"/></text:span><text:span text:style-name="T473">$this</text:span><text:span text:style-name="T735">-&gt;</text:span><text:span text:style-name="T965">assertCount</text:span><text:span text:style-name="T1278">(</text:span><text:span text:style-name="T2248">0</text:span><text:span text:style-name="T1278">, </text:span><text:span text:style-name="T473">$comment</text:span><text:span text:style-name="T735">-&gt;</text:span><text:span text:style-name="T473">likes</text:span><text:span text:style-name="T1278">);</text:span><text:span text:style-name="T3432"><text:line-break/>Comprobamos que los likes están a 0<text:line-break/></text:span><text:span text:style-name="T1152"> <text:s text:c="3"/></text:span><text:span text:style-name="T371">$this</text:span><text:span text:style-name="T633">-&gt;</text:span><text:span text:style-name="T865">actingAs</text:span><text:span text:style-name="T1152">(</text:span><text:span text:style-name="T371">$user</text:span><text:span text:style-name="T1152">)</text:span><text:span text:style-name="T633">-&gt;</text:span><text:span text:style-name="T865">postJson</text:span><text:span text:style-name="T1152">(</text:span><text:span text:style-name="T865">route</text:span><text:span text:style-name="T1152">(</text:span><text:span text:style-name="T1425">'comments.likes.store'</text:span><text:span text:style-name="T1152">, </text:span><text:span text:style-name="T371">$comment</text:span><text:span text:style-name="T1152">));</text:span><text:span text:style-name="T3432"><text:line-break/>Publicamos un like<text:line-break/></text:span><text:span text:style-name="T1278"> <text:s text:c="3"/></text:span><text:span text:style-name="T473">$this</text:span><text:span text:style-name="T735">-&gt;</text:span><text:span text:style-name="T965">assertCount</text:span><text:span text:style-name="T1278">(</text:span><text:span text:style-name="T2248">1</text:span><text:span text:style-name="T1278">, </text:span><text:span text:style-name="T473">$comment</text:span><text:span text:style-name="T735">-&gt;</text:span><text:span text:style-name="T965">fresh</text:span><text:span text:style-name="T1278">()</text:span><text:span text:style-name="T735">-&gt;</text:span><text:span text:style-name="T473">likes</text:span><text:span text:style-name="T1278">);</text:span><text:span text:style-name="T110"><text:line-break/></text:span><text:soft-page-break/><text:span text:style-name="T3433">Vemos que ha aumentado en 1. El fresh() es importante para que lo coja fresco de la BBDD<text:line-break/></text:span><text:span text:style-name="T1152"> <text:s text:c="3"/></text:span><text:span text:style-name="T371">$this</text:span><text:span text:style-name="T633">-&gt;</text:span><text:span text:style-name="T865">assertDatabaseHas</text:span><text:span text:style-name="T1152">(</text:span><text:span text:style-name="T1425">'likes'</text:span><text:span text:style-name="T1152">, [</text:span><text:span text:style-name="T3432"><text:line-break/></text:span><text:span text:style-name="T1152"> <text:s text:c="7"/></text:span><text:span text:style-name="T1425">'user_id' </text:span><text:span text:style-name="T633">=&gt; </text:span><text:span text:style-name="T371">$user</text:span><text:span text:style-name="T633">-&gt;</text:span><text:span text:style-name="T371">id</text:span><text:span text:style-name="T1350">,</text:span><text:span text:style-name="T3424"><text:line-break/></text:span><text:span text:style-name="T1350"> <text:s text:c="7"/></text:span><text:span text:style-name="T1590">'status_id' </text:span><text:span text:style-name="T792">=&gt; </text:span><text:span text:style-name="T569">$comment</text:span><text:span text:style-name="T792">-&gt;</text:span><text:span text:style-name="T569">id</text:span><text:span text:style-name="T3432"><text:line-break/>Quitamos las referencias al status_id</text:span></text:p>
      <text:p text:style-name="Standard"><text:span text:style-name="T371"><text:s text:c="4"/></text:span><text:span text:style-name="T1152">]);</text:span><text:span text:style-name="T3432"><text:line-break/>Vemos en la BBDD que la tabla likes tiene una referencia al like que hemos dado<text:line-break/></text:span><text:span text:style-name="T1278"> // <text:s text:c="2"/></text:span><text:span text:style-name="T473">$this</text:span><text:span text:style-name="T735">-&gt;</text:span><text:span text:style-name="T965">actingAs</text:span><text:span text:style-name="T1278">(</text:span><text:span text:style-name="T473">$user</text:span><text:span text:style-name="T1278">)</text:span><text:span text:style-name="T735">-&gt;</text:span><text:span text:style-name="T965">deleteJson</text:span><text:span text:style-name="T1278">(</text:span><text:span text:style-name="T965">route</text:span><text:span text:style-name="T1278">(</text:span><text:span text:style-name="T1525">'comments.likes.destroy'</text:span><text:span text:style-name="T1278">, </text:span><text:span text:style-name="T473">$comment</text:span><text:span text:style-name="T1278">));</text:span><text:span text:style-name="T3432"><text:line-break/>Quitamos el like</text:span><text:span text:style-name="T110"><text:line-break/></text:span><text:span text:style-name="T1278"> // <text:s text:c="2"/></text:span><text:span text:style-name="T473">$this</text:span><text:span text:style-name="T735">-&gt;</text:span><text:span text:style-name="T965">assertCount</text:span><text:span text:style-name="T1278">(</text:span><text:span text:style-name="T2248">0</text:span><text:span text:style-name="T1278">, </text:span><text:span text:style-name="T473">$comment</text:span><text:span text:style-name="T735">-&gt;</text:span><text:span text:style-name="T965">fresh</text:span><text:span text:style-name="T1278">()</text:span><text:span text:style-name="T735">-&gt;</text:span><text:span text:style-name="T473">likes</text:span><text:span text:style-name="T1278">);</text:span><text:span text:style-name="T110"><text:line-break/></text:span><text:span text:style-name="T3433">Vemos que la cuenta está a 0 otra vez después de quitarlo</text:span></text:p>
      <text:p text:style-name="Standard"><text:span text:style-name="T1278"><text:s/>// <text:s text:c="2"/></text:span><text:span text:style-name="T473">$this</text:span><text:span text:style-name="T735">-&gt;</text:span><text:span text:style-name="T965">assertDatabaseMissing</text:span><text:span text:style-name="T1278">(</text:span><text:span text:style-name="T1525">'likes'</text:span><text:span text:style-name="T1278">, [</text:span><text:span text:style-name="T110"><text:line-break/></text:span><text:span text:style-name="T1278"> // <text:s text:c="6"/></text:span><text:span text:style-name="T1525">'user_id' </text:span><text:span text:style-name="T735">=&gt; </text:span><text:span text:style-name="T473">$user</text:span><text:span text:style-name="T735">-&gt;</text:span><text:span text:style-name="T473">id</text:span><text:span text:style-name="T1350">,</text:span><text:span text:style-name="T3424"><text:line-break/></text:span><text:span text:style-name="T1350"> // <text:s text:c="6"/></text:span><text:span text:style-name="T1590">'status_id' </text:span><text:span text:style-name="T792">=&gt; </text:span><text:span text:style-name="T569">$comment</text:span><text:span text:style-name="T792">-&gt;</text:span><text:span text:style-name="T569">id</text:span><text:span text:style-name="T110"><text:line-break/></text:span><text:span text:style-name="T3433">Quitamos las referencias al status_id</text:span></text:p>
      <text:p text:style-name="P1014"><text:span text:style-name="T1278"><text:s/>//</text:span><text:span text:style-name="T473"> <text:s text:c="2"/></text:span><text:span text:style-name="T1278">]);</text:span><text:span text:style-name="T3432"><text:line-break/>Vemos que en la tabla no hay referencias al like después de quitarlo</text:span></text:p>
      <text:p text:style-name="P420">}</text:p>
      <text:p text:style-name="P698"/>
      <text:p text:style-name="P1013"><text:span text:style-name="T2513">Comentamos la parte de borrar el </text:span><text:span text:style-name="T2528">like</text:span><text:span text:style-name="T2513"> porque no la tenemos implementada y queremos que pasen los otros tests.</text:span></text:p>
      <text:p text:style-name="P1015"><text:span text:style-name="T2513">Ejecutamos el </text:span><text:span text:style-name="T2528">test</text:span><text:span text:style-name="T2513"> y vemos que falla porque </text:span><text:span text:style-name="T2549">$comment-&gt;likes</text:span><text:span text:style-name="T2513"> no es contable. Vamos a implementar esa relación. Vamos al </text:span><text:span text:style-name="T2528">CommentTest.php</text:span><text:span text:style-name="T2513">:</text:span></text:p>
      <text:p text:style-name="Standard"><text:span text:style-name="T286">/**</text:span><text:span text:style-name="T3434"><text:line-break/></text:span><text:span text:style-name="T244"> * </text:span><text:span text:style-name="T1914">@test</text:span><text:span text:style-name="T3434"><text:line-break/></text:span><text:span text:style-name="T1914"> </text:span><text:span text:style-name="T244">*/</text:span><text:span text:style-name="T3434"><text:line-break/></text:span><text:span text:style-name="T1817">function </text:span><text:span text:style-name="T866">a_</text:span><text:span text:style-name="T966">comment</text:span><text:span text:style-name="T866">_has_many_likes</text:span><text:span text:style-name="T1153">()</text:span><text:span text:style-name="T3434"><text:line-break/>Un comentario tiene muchos </text:span><text:span text:style-name="T2767">likes</text:span><text:span text:style-name="T3434">. Está copiado de </text:span><text:span text:style-name="T2767">StatusTest.php</text:span><text:span text:style-name="T3361"> a_status_has_many_likes </text:span><text:span text:style-name="T3434">y modificado</text:span></text:p>
      <text:p text:style-name="Standard"><text:span text:style-name="T1153">{</text:span><text:span text:style-name="T3434"><text:line-break/></text:span><text:span text:style-name="T1153"> <text:s text:c="3"/></text:span><text:span text:style-name="T372">$</text:span><text:span text:style-name="T474">comment</text:span><text:span text:style-name="T372"> </text:span><text:span text:style-name="T634">= </text:span><text:span text:style-name="T866">factory</text:span><text:span text:style-name="T1153">(</text:span><text:span text:style-name="T1653">Comment</text:span><text:span text:style-name="T634">::</text:span><text:span text:style-name="T1817">class</text:span><text:span text:style-name="T1153">)</text:span><text:span text:style-name="T634">-&gt;</text:span><text:span text:style-name="T866">create</text:span><text:span text:style-name="T1153">();</text:span><text:span text:style-name="T3434"><text:line-break/>Creamos un comentario al que le daremos </text:span><text:span text:style-name="T2767">like</text:span><text:span text:style-name="T1153"> <text:s text:c="3"/></text:span><text:span text:style-name="T3434"><text:line-break/></text:span><text:span text:style-name="T1279"> <text:s text:c="3"/></text:span><text:span text:style-name="T966">factory</text:span><text:span text:style-name="T1279">(</text:span><text:span text:style-name="T1653">Like</text:span><text:span text:style-name="T736">::</text:span><text:span text:style-name="T1885">class</text:span><text:span text:style-name="T1279">)</text:span><text:span text:style-name="T736">-&gt;</text:span><text:span text:style-name="T966">create</text:span><text:span text:style-name="T1279">([</text:span><text:span text:style-name="T111"><text:line-break/></text:span><text:span text:style-name="T3435">Creamos un </text:span><text:span text:style-name="T2768">like</text:span></text:p>
      <text:p text:style-name="P1020"><text:span text:style-name="T1279"><text:s text:c="8"/></text:span><text:span text:style-name="T1526">'likeable_id' </text:span><text:span text:style-name="T736">=&gt; </text:span><text:span text:style-name="T474">$comment</text:span><text:span text:style-name="T736">-&gt;</text:span><text:span text:style-name="T474">id</text:span><text:span text:style-name="T1279">, <text:s text:c="9"/></text:span><text:span text:style-name="T268">// 1</text:span><text:span text:style-name="T111"><text:line-break/></text:span><text:span text:style-name="T3435">Le decimos el </text:span><text:span text:style-name="T2768">id</text:span><text:span text:style-name="T3435"> del objeto que será </text:span><text:span text:style-name="T2768">likeado</text:span><text:span text:style-name="T3435"> que es un comentario en este caso, pero puede ser un estado</text:span></text:p>
      <text:p text:style-name="P1020"><text:span text:style-name="T255"><text:s text:c="8"/></text:span><text:span text:style-name="T1458">'likeable_type' </text:span><text:span text:style-name="T667">=&gt; </text:span><text:span text:style-name="T1021">get_class</text:span><text:span text:style-name="T1200">(</text:span><text:span text:style-name="T406">$comment</text:span><text:span text:style-name="T1200">) </text:span><text:span text:style-name="T255">// App\\Models\\Comment</text:span><text:span text:style-name="T111"><text:line-break/></text:span><text:span text:style-name="T3435">Aquí le decimos el tipo del objeto al que daremos </text:span><text:span text:style-name="T2768">like</text:span><text:span text:style-name="T3435">. Aquí </text:span><text:span text:style-name="T3371">get_class($comment)</text:span><text:span text:style-name="T3435"> devuelve un </text:span><text:span text:style-name="T2768">String</text:span><text:span text:style-name="T3435"> así:</text:span></text:p>
      <text:p text:style-name="P959">“App\Models\Comment”</text:p>
      <text:p text:style-name="P1017">Y si fuera un estado, sería <text:span text:style-name="T2607">Status</text:span></text:p>
      <text:p text:style-name="P1016"><text:span text:style-name="T1279"><text:s text:c="4"/>]);</text:span><text:span text:style-name="T3434"><text:line-break/><text:line-break/></text:span><text:span text:style-name="T1153"> <text:s text:c="3"/></text:span><text:span text:style-name="T372">$this</text:span><text:span text:style-name="T634">-&gt;</text:span><text:span text:style-name="T866">assertInstanceOf</text:span><text:span text:style-name="T1153">(</text:span><text:span text:style-name="T1620">Like</text:span><text:span text:style-name="T634">::</text:span><text:span text:style-name="T1817">class</text:span><text:span text:style-name="T1153">, </text:span><text:span text:style-name="T372">$</text:span><text:span text:style-name="T474">comment</text:span><text:span text:style-name="T634">-&gt;</text:span><text:span text:style-name="T372">likes</text:span><text:span text:style-name="T634">-&gt;</text:span><text:span text:style-name="T866">first</text:span><text:span text:style-name="T1153">());</text:span><text:span text:style-name="T3434"><text:line-break/></text:span><text:span text:style-name="T1153">}</text:span></text:p>
      <text:p text:style-name="P699"/>
      <text:p text:style-name="P1018"><text:span text:style-name="T2513">Ejecutamos el test y nos dice que la tabla likes no tiene una columna </text:span><text:span text:style-name="T2528">likeable_id</text:span><text:span text:style-name="T2513">. Tenemos que agregar esos campos a la migración de </text:span><text:span text:style-name="T2528">create_like</text:span><text:span text:style-name="T2533">s</text:span><text:span text:style-name="T2528">_table.php</text:span><text:span text:style-name="T2513">:</text:span></text:p>
      <text:p text:style-name="P1019"><text:span text:style-name="T1941">public function </text:span><text:span text:style-name="T798">up</text:span><text:span text:style-name="T1054">()</text:span><text:line-break/><text:span text:style-name="T1054">{</text:span><text:line-break/><text:span text:style-name="T1054"> <text:s text:c="3"/></text:span><text:span text:style-name="T1597">Schema</text:span><text:span text:style-name="T577">::</text:span><text:span text:style-name="T1014">create</text:span><text:span text:style-name="T1054">(</text:span><text:span text:style-name="T1359">'lik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7"/></text:span><text:span text:style-name="T289">$table</text:span><text:span text:style-name="T577">-&gt;</text:span><text:span text:style-name="T798">increments</text:span><text:span text:style-name="T1054">(</text:span><text:span text:style-name="T1359">'id'</text:span><text:span text:style-name="T1054">);</text:span><text:line-break/><text:span text:style-name="T1054"> <text:s text:c="7"/></text:span><text:span text:style-name="T289">$table</text:span><text:span text:style-name="T577">-&gt;</text:span><text:span text:style-name="T798">unsignedInteger</text:span><text:span text:style-name="T1054">(</text:span><text:span text:style-name="T1359">'user_id'</text:span><text:span text:style-name="T1054">);</text:span><text:line-break/><text:span text:style-name="T1054"> <text:s text:c="7"/></text:span><text:span text:style-name="T289">$table</text:span><text:span text:style-name="T577">-&gt;</text:span><text:span text:style-name="T798">unsignedInteger</text:span><text:span text:style-name="T1054">(</text:span><text:span text:style-name="T1359">'status_id'</text:span><text:span text:style-name="T1054">); </text:span><text:span text:style-name="T255">// polimorfismo</text:span><text:line-break/><text:soft-page-break/><text:span text:style-name="T1200">// </text:span><text:span text:style-name="T255"><text:s text:c="5"/></text:span><text:span text:style-name="T406">$table</text:span><text:span text:style-name="T667">-&gt;</text:span><text:span text:style-name="T898">unsignedInteger</text:span><text:span text:style-name="T1200">(</text:span><text:span text:style-name="T1458">'likeable_id'</text:span><text:span text:style-name="T1200">);</text:span><text:span text:style-name="T57"><text:line-break/></text:span><text:bookmark-start text:name="__DdeLink__249351_1675047094"/><text:span text:style-name="T1200">// </text:span><text:bookmark-end text:name="__DdeLink__249351_1675047094"/><text:span text:style-name="T1200"><text:s text:c="5"/></text:span><text:span text:style-name="T406">$table</text:span><text:span text:style-name="T667">-&gt;</text:span><text:span text:style-name="T898">string</text:span><text:span text:style-name="T1200">(</text:span><text:span text:style-name="T1458">'likeable_type'</text:span><text:span text:style-name="T1200">);</text:span></text:p>
      <text:p text:style-name="P1022">Podemos añadir los campos o</text:p>
      <text:p text:style-name="Standard"><text:span text:style-name="T1280"><text:s text:c="8"/></text:span><text:span text:style-name="T475">$table</text:span><text:span text:style-name="T737">-&gt;</text:span><text:span text:style-name="T967">morphs</text:span><text:span text:style-name="T1280">(</text:span><text:span text:style-name="T1527">'likeable'</text:span><text:span text:style-name="T1280">);</text:span><text:span text:style-name="T3436"><text:line-break/>Podemos hacer uso de una función morphs que hará lo mismo. Vamos a hacer lo segundo</text:span></text:p>
      <text:p text:style-name="P1021"><text:span text:style-name="T1154"><text:s text:c="8"/></text:span><text:span text:style-name="T373">$table</text:span><text:span text:style-name="T635">-&gt;</text:span><text:span text:style-name="T867">timestamps</text:span><text:span text:style-name="T1154">();</text:span><text:span text:style-name="T3436"><text:line-break/></text:span><text:span text:style-name="T1154"> <text:s text:c="3"/>});</text:span><text:span text:style-name="T3436"><text:line-break/></text:span><text:span text:style-name="T1154">}</text:span></text:p>
      <text:p text:style-name="P700"/>
      <text:p text:style-name="P1023"><text:span text:style-name="T2513">Ejecutamos el test y dice que estamos llamando a </text:span><text:span text:style-name="T2549">first()</text:span><text:span text:style-name="T2513"> a través de </text:span><text:span text:style-name="T2528">null</text:span><text:span text:style-name="T2513">. </text:span><text:span text:style-name="T2524">Es por esta línea:</text:span></text:p>
      <text:p text:style-name="P1023"><text:span text:style-name="T559">$this</text:span><text:span text:style-name="T577">-&gt;</text:span><text:span text:style-name="T798">assertInstanceOf</text:span><text:span text:style-name="T1054">(</text:span><text:span text:style-name="T1597">Like</text:span><text:span text:style-name="T577">::</text:span><text:span text:style-name="T1741">class</text:span><text:span text:style-name="T1054">, </text:span><text:span text:style-name="T289">$comment</text:span><text:span text:style-name="T577">-&gt;</text:span><text:span text:style-name="T2417">likes</text:span><text:span text:style-name="T577">-&gt;</text:span><text:span text:style-name="T798">first</text:span><text:span text:style-name="T1054">());</text:span></text:p>
      <text:p text:style-name="P701">No tenemos esa relación definida y por eso falla. Vamos a arreglarlo en el modelo Comment:</text:p>
      <text:p text:style-name="Standard"><text:span text:style-name="T1943">public function </text:span><text:span text:style-name="T868">user</text:span><text:span text:style-name="T1155">()</text:span><text:span text:style-name="T3437"><text:line-break/></text:span><text:span text:style-name="T1155">{</text:span><text:span text:style-name="T3437"><text:line-break/></text:span><text:span text:style-name="T1155"> <text:s text:c="3"/></text:span><text:span text:style-name="T1818">return </text:span><text:span text:style-name="T374">$this</text:span><text:span text:style-name="T636">-&gt;</text:span><text:span text:style-name="T868">belongsTo</text:span><text:span text:style-name="T1155">(</text:span><text:span text:style-name="T1621">User</text:span><text:span text:style-name="T636">::</text:span><text:span text:style-name="T1818">class</text:span><text:span text:style-name="T1155">);</text:span><text:span text:style-name="T3437"><text:line-break/></text:span><text:span text:style-name="T1155">}</text:span><text:span text:style-name="T3437"><text:line-break/></text:span><text:span text:style-name="T1886">public function </text:span><text:span text:style-name="T968">likes</text:span><text:span text:style-name="T1281">()</text:span><text:span text:style-name="T112"><text:line-break/></text:span><text:span text:style-name="T3438">Definimos la función </text:span><text:span text:style-name="T2769">likes</text:span><text:span text:style-name="T3438"> que es la que falla</text:span></text:p>
      <text:p text:style-name="Standard"><text:span text:style-name="T1281">{</text:span><text:span text:style-name="T112"><text:line-break/></text:span><text:span text:style-name="T1281"> <text:s text:c="3"/></text:span><text:span text:style-name="T1886">return </text:span><text:span text:style-name="T476">$this</text:span><text:span text:style-name="T738">-&gt;</text:span><text:span text:style-name="T968">morphMany</text:span><text:span text:style-name="T1281">(</text:span><text:span text:style-name="T1654">Like</text:span><text:span text:style-name="T738">::</text:span><text:span text:style-name="T1886">class</text:span><text:span text:style-name="T1281">, </text:span><text:span text:style-name="T1528">'likeable'</text:span><text:span text:style-name="T1281">);</text:span><text:span text:style-name="T112"><text:line-break/></text:span><text:span text:style-name="T3438">Y le decimos que es un morfismo esa relación de la clase </text:span><text:span text:style-name="T2769">Like</text:span><text:span text:style-name="T3438"> y le pasamos el nombre de nuestros campos que en este caso será </text:span><text:span text:style-name="T2769">likeable</text:span><text:span text:style-name="T3438"> de </text:span><text:span text:style-name="T2769">likeable_id</text:span><text:span text:style-name="T3438"> y </text:span><text:span text:style-name="T2769">likeable_type</text:span></text:p>
      <text:p text:style-name="P447">}</text:p>
      <text:p text:style-name="P1024"/>
      <text:p text:style-name="P1025">Ejecutamos el test y ya pasa. Vamos a <text:span text:style-name="T2607">CommentTest.php</text:span><text:span text:style-name="T2916">:</text:span></text:p>
      <text:p text:style-name="P1026"><text:span text:style-name="T1777">function </text:span><text:span text:style-name="T869">a_comment_</text:span><text:span text:style-name="T969">morph</text:span><text:span text:style-name="T869">_many_likes</text:span><text:span text:style-name="T1156">()</text:span></text:p>
      <text:p text:style-name="Standard"><text:span text:style-name="T3439">Le cambiamos el nombre para que coincida con nuestro morfismo que ya estaría hecho<text:line-break/></text:span><text:span text:style-name="T1156">{</text:span><text:span text:style-name="T3439"><text:line-break/></text:span><text:span text:style-name="T1156"> <text:s text:c="3"/></text:span><text:span text:style-name="T375">$comment </text:span><text:span text:style-name="T637">= </text:span><text:span text:style-name="T869">factory</text:span><text:span text:style-name="T1156">(</text:span><text:span text:style-name="T1622">Comment</text:span><text:span text:style-name="T637">::</text:span><text:span text:style-name="T1819">class</text:span><text:span text:style-name="T1156">)</text:span><text:span text:style-name="T637">-&gt;</text:span><text:span text:style-name="T869">create</text:span><text:span text:style-name="T1156">();</text:span><text:span text:style-name="T3439"><text:line-break/><text:line-break/></text:span><text:span text:style-name="T1156"> <text:s text:c="3"/></text:span><text:span text:style-name="T869">factory</text:span><text:span text:style-name="T1156">(</text:span><text:span text:style-name="T1622">Like</text:span><text:span text:style-name="T637">::</text:span><text:span text:style-name="T1819">class</text:span><text:span text:style-name="T1156">)</text:span><text:span text:style-name="T637">-&gt;</text:span><text:span text:style-name="T869">create</text:span><text:span text:style-name="T1156">([</text:span></text:p>
      <text:p text:style-name="P238"/>
      <text:p text:style-name="P1025"><text:span text:style-name="T2916">Volvemos a </text:span><text:span text:style-name="T2607">CanLikeCommentsTest.php</text:span><text:span text:style-name="T2916"> </text:span><text:span text:style-name="T3043">y ejecutamos el test otra vez. Pero falla porque esperaba un 1 y recibió un conteo de 0. Falla por esto:<text:line-break/></text:span><text:span text:style-name="T289">$this</text:span><text:span text:style-name="T577">-&gt;</text:span><text:span text:style-name="T798">actingAs</text:span><text:span text:style-name="T1054">(</text:span><text:span text:style-name="T289">$user</text:span><text:span text:style-name="T1054">)</text:span><text:span text:style-name="T577">-&gt;</text:span><text:span text:style-name="T898">postJson</text:span><text:span text:style-name="T1054">(</text:span><text:span text:style-name="T798">route</text:span><text:span text:style-name="T1054">(</text:span><text:span text:style-name="T1359">'comments.likes.store'</text:span><text:span text:style-name="T1054">, </text:span><text:span text:style-name="T289">$comment</text:span><text:span text:style-name="T1054">));</text:span><text:line-break/><text:span text:style-name="T3440">El postJson no está haciendo bien su trabajo y por eso falla</text:span><text:line-break/><text:span text:style-name="T406">$this</text:span><text:span text:style-name="T667">-&gt;</text:span><text:span text:style-name="T898">assertCount</text:span><text:span text:style-name="T1200">(</text:span><text:span text:style-name="T2226">1</text:span><text:span text:style-name="T1200">, </text:span><text:span text:style-name="T406">$comment</text:span><text:span text:style-name="T667">-&gt;</text:span><text:span text:style-name="T898">fresh</text:span><text:span text:style-name="T1200">()</text:span><text:span text:style-name="T667">-&gt;</text:span><text:span text:style-name="T406">likes</text:span><text:span text:style-name="T1200">);</text:span><text:line-break/><text:span text:style-name="T3440">La cuenta no se hace bien por lo de antes</text:span></text:p>
      <text:p text:style-name="P239"/>
      <text:p text:style-name="P1027"><text:span text:style-name="T2916">Vamos </text:span><text:span text:style-name="T3044">a hacer la implementación en el </text:span><text:span text:style-name="T2770">CommentLikesController.php</text:span><text:span text:style-name="T3044">:</text:span></text:p>
      <text:p text:style-name="Standard"><text:span text:style-name="T1778">public function </text:span><text:span text:style-name="T870">store</text:span><text:span text:style-name="T1157">(</text:span><text:span text:style-name="T183">Comment </text:span><text:span text:style-name="T376">$comment</text:span><text:span text:style-name="T1157">)</text:span><text:span text:style-name="T3440"><text:line-break/></text:span><text:span text:style-name="T1157">{</text:span><text:span text:style-name="T3440"><text:line-break/></text:span><text:span text:style-name="T1282"> <text:s text:c="3"/></text:span><text:span text:style-name="T1655">Like</text:span><text:span text:style-name="T739">::</text:span><text:span text:style-name="T1025">create</text:span><text:span text:style-name="T1282">([</text:span><text:span text:style-name="T113"><text:line-break/></text:span><text:span text:style-name="T3441">Crea un </text:span><text:span text:style-name="T2771">like</text:span></text:p>
      <text:p text:style-name="Standard"><text:span text:style-name="T1282"><text:s text:c="8"/></text:span><text:span text:style-name="T1529">'user_id'</text:span><text:span text:style-name="T739">=&gt;</text:span><text:span text:style-name="T970">auth</text:span><text:span text:style-name="T1282">()</text:span><text:span text:style-name="T739">-&gt;</text:span><text:span text:style-name="T970">id</text:span><text:span text:style-name="T1282">(),</text:span><text:span text:style-name="T113"><text:line-break/></text:span><text:span text:style-name="T3441">Le pasa el </text:span><text:span text:style-name="T2771">id</text:span><text:span text:style-name="T3441"> del usuario autenticado</text:span></text:p>
      <text:p text:style-name="Standard"><text:span text:style-name="T1282"><text:s text:c="8"/></text:span><text:span text:style-name="T1529">'likeable_id'</text:span><text:span text:style-name="T739">=&gt;</text:span><text:span text:style-name="T477">$comment</text:span><text:span text:style-name="T739">-&gt;</text:span><text:span text:style-name="T477">id</text:span><text:span text:style-name="T1282">,</text:span><text:span text:style-name="T113"><text:line-break/></text:span><text:span text:style-name="T3441">Le pasa el </text:span><text:span text:style-name="T2771">id</text:span><text:span text:style-name="T3441"> del objeto </text:span><text:span text:style-name="T2771">likeable</text:span><text:span text:style-name="T3441"> que es un comentario</text:span></text:p>
      <text:p text:style-name="Standard"><text:span text:style-name="T1282"><text:s text:c="8"/></text:span><text:span text:style-name="T1529">'likeable_type'</text:span><text:span text:style-name="T739">=&gt;</text:span><text:span text:style-name="T1025">get_class</text:span><text:span text:style-name="T1282">(</text:span><text:span text:style-name="T477">$comment</text:span><text:span text:style-name="T1282">)</text:span><text:span text:style-name="T113"><text:line-break/></text:span><text:span text:style-name="T3441">Obtiene el tipo de objeto </text:span><text:span text:style-name="T2771">likeable</text:span><text:span text:style-name="T3441"> usando su clase en este caso un </text:span><text:span text:style-name="T2771">Comment</text:span></text:p>
      <text:p text:style-name="P1028"><text:span text:style-name="T1200"><text:s text:c="4"/>]);</text:span><text:line-break/><text:span text:style-name="T1054">}</text:span></text:p>
      <text:p text:style-name="P240"/>
      <text:p text:style-name="P1029"><text:span text:style-name="T3044">E</text:span><text:span text:style-name="T2916">jecutamos el test otra vez y dice que hay un restricción de que el campo </text:span><text:span text:style-name="T2607">status_id</text:span><text:span text:style-name="T2916"> no puede ser nulo.</text:span></text:p>
      <text:p text:style-name="P1030"><text:span text:style-name="T2916">Vamos a la migración </text:span><text:span text:style-name="T2607">create_likes_table.php</text:span><text:span text:style-name="T2916">:</text:span></text:p>
      <text:p text:style-name="P1031"><text:soft-page-break/><text:span text:style-name="T1602">Schema</text:span><text:span text:style-name="T577">::</text:span><text:span text:style-name="T1014">create</text:span><text:span text:style-name="T1054">(</text:span><text:span text:style-name="T1359">'lik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054"> <text:s text:c="3"/></text:span><text:span text:style-name="T289">$table</text:span><text:span text:style-name="T577">-&gt;</text:span><text:span text:style-name="T798">unsignedInteger</text:span><text:span text:style-name="T1054">(</text:span><text:span text:style-name="T1359">'user_id'</text:span><text:span text:style-name="T1054">);</text:span><text:line-break/><text:span text:style-name="T1054"> <text:s text:c="3"/></text:span><text:span text:style-name="T289">$table</text:span><text:span text:style-name="T577">-&gt;</text:span><text:span text:style-name="T798">unsignedInteger</text:span><text:span text:style-name="T1054">(</text:span><text:span text:style-name="T1359">'status_id'</text:span><text:span text:style-name="T1054">)</text:span><text:span text:style-name="T2417">-&gt;nullable()</text:span><text:span text:style-name="T1054">;</text:span></text:p>
      <text:p text:style-name="Standard"><text:span text:style-name="T3443">Lo hacemos nullo en vez de quitarlo. Hay que tener en cuenta que no queremos fallos en los otros tests<text:line-break/></text:span><text:span text:style-name="T1159"> <text:s text:c="3"/></text:span><text:span text:style-name="T377">$table</text:span><text:span text:style-name="T638">-&gt;</text:span><text:span text:style-name="T871">morphs</text:span><text:span text:style-name="T1159">(</text:span><text:span text:style-name="T1426">'likeable'</text:span><text:span text:style-name="T1159">);</text:span><text:span text:style-name="T3442"><text:line-break/></text:span><text:span text:style-name="T1159"> <text:s text:c="3"/></text:span><text:span text:style-name="T377">$table</text:span><text:span text:style-name="T638">-&gt;</text:span><text:span text:style-name="T871">timestamps</text:span><text:span text:style-name="T1159">();</text:span><text:span text:style-name="T3442"><text:line-break/></text:span><text:span text:style-name="T1159">});</text:span></text:p>
      <text:p text:style-name="P241"/>
      <text:p text:style-name="P241"/>
      <text:p text:style-name="P1032"><text:span text:style-name="T2916">Y ahora ya pasa el test. Ya podemos dar likes a los comentarios. </text:span><text:span text:style-name="T3045">Pero vamos a hacer que el morph de likeable sea nullable también:</text:span></text:p>
      <text:p text:style-name="P1033"><text:span text:style-name="T1608">Schema</text:span><text:span text:style-name="T577">::</text:span><text:span text:style-name="T1014">create</text:span><text:span text:style-name="T1054">(</text:span><text:span text:style-name="T1359">'lik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054"> <text:s text:c="3"/></text:span><text:span text:style-name="T289">$table</text:span><text:span text:style-name="T577">-&gt;</text:span><text:span text:style-name="T798">unsignedInteger</text:span><text:span text:style-name="T1054">(</text:span><text:span text:style-name="T1359">'user_id'</text:span><text:span text:style-name="T1054">);</text:span><text:line-break/><text:span text:style-name="T1054"> <text:s text:c="3"/></text:span><text:span text:style-name="T289">$table</text:span><text:span text:style-name="T577">-&gt;</text:span><text:span text:style-name="T798">unsignedInteger</text:span><text:span text:style-name="T1054">(</text:span><text:span text:style-name="T1359">'status_id'</text:span><text:span text:style-name="T1054">)</text:span><text:span text:style-name="T577">-&gt;</text:span><text:span text:style-name="T1359">nullable</text:span><text:span text:style-name="T1054">();</text:span><text:line-break/><text:span text:style-name="T1054"> <text:s text:c="3"/></text:span><text:span text:style-name="T289">$table</text:span><text:span text:style-name="T577">-&gt;</text:span><text:span text:style-name="T2417">nullableMorphs</text:span><text:span text:style-name="T1054">(</text:span><text:span text:style-name="T1359">'likeable'</text:span><text:span text:style-name="T1054">);</text:span></text:p>
      <text:p text:style-name="Standard"><text:span text:style-name="T3444">Con esto nos aseguramos de que no fallen otros </text:span><text:span text:style-name="T2772">tests</text:span><text:span text:style-name="T3444"> que no lo tienen implementado como </text:span><text:span text:style-name="T2772">Status</text:span><text:span text:style-name="T3444"><text:line-break/></text:span><text:span text:style-name="T1158"> <text:s text:c="3"/></text:span><text:span text:style-name="T378">$table</text:span><text:span text:style-name="T639">-&gt;</text:span><text:span text:style-name="T872">timestamps</text:span><text:span text:style-name="T1158">();</text:span><text:span text:style-name="T3443"><text:line-break/></text:span><text:span text:style-name="T1158">});</text:span></text:p>
      <text:p text:style-name="P242"/>
      <text:p text:style-name="P1034"><text:span text:style-name="T3045">S</text:span><text:span text:style-name="T2916">i ejecutamos </text:span><text:span text:style-name="T2607">phpunit</text:span><text:span text:style-name="T2916">, pasan todos los </text:span><text:span text:style-name="T2607">tests</text:span><text:span text:style-name="T2916">. Ahora vamos a implementar que se puedan quitar </text:span><text:span text:style-name="T2607">likes</text:span><text:span text:style-name="T2916">. Vamos a descomentar esas líneas:</text:span></text:p>
      <text:p text:style-name="P1034"><text:span text:style-name="T2016"><text:s text:c="4"/></text:span><text:span text:style-name="T289">$this</text:span><text:span text:style-name="T577">-&gt;</text:span><text:span text:style-name="T798">assertDatabaseHas</text:span><text:span text:style-name="T1054">(</text:span><text:span text:style-name="T1359">'likes'</text:span><text:span text:style-name="T1054">, [</text:span><text:span text:style-name="T1359">'user_id' </text:span><text:span text:style-name="T577">=&gt; </text:span><text:span text:style-name="T289">$user</text:span><text:span text:style-name="T577">-&gt;</text:span><text:span text:style-name="T289">id</text:span><text:span text:style-name="T1054">]);</text:span><text:line-break/><text:line-break/><text:span text:style-name="T3421">//</text:span><text:span text:style-name="T1054"> <text:s text:c="3"/></text:span><text:span text:style-name="T289">$this</text:span><text:span text:style-name="T577">-&gt;</text:span><text:span text:style-name="T798">actingAs</text:span><text:span text:style-name="T1054">(</text:span><text:span text:style-name="T289">$user</text:span><text:span text:style-name="T1054">)</text:span><text:span text:style-name="T577">-&gt;</text:span><text:span text:style-name="T798">deleteJson</text:span><text:span text:style-name="T1054">(</text:span><text:span text:style-name="T798">route</text:span><text:span text:style-name="T1054">(</text:span><text:span text:style-name="T1359">'comments.likes.destroy'</text:span><text:span text:style-name="T1054">, </text:span><text:span text:style-name="T289">$comment</text:span><text:span text:style-name="T1054">));</text:span><text:line-break/></text:p>
      <text:p text:style-name="P1034"><text:span text:style-name="T3421">//</text:span><text:span text:style-name="T1054"> <text:s text:c="3"/></text:span><text:span text:style-name="T289">$this</text:span><text:span text:style-name="T577">-&gt;</text:span><text:span text:style-name="T798">assertCount</text:span><text:span text:style-name="T1054">(</text:span><text:span text:style-name="T2195">0</text:span><text:span text:style-name="T1054">, </text:span><text:span text:style-name="T289">$comment</text:span><text:span text:style-name="T577">-&gt;</text:span><text:span text:style-name="T798">fresh</text:span><text:span text:style-name="T1054">()</text:span><text:span text:style-name="T577">-&gt;</text:span><text:span text:style-name="T289">likes</text:span><text:span text:style-name="T1054">);</text:span><text:line-break/><text:line-break/><text:span text:style-name="T3421">//</text:span><text:span text:style-name="T1347"> </text:span><text:span text:style-name="T1054"><text:s text:c="3"/></text:span><text:span text:style-name="T289">$this</text:span><text:span text:style-name="T577">-&gt;</text:span><text:span text:style-name="T798">assertDatabaseMissing</text:span><text:span text:style-name="T1054">(</text:span><text:span text:style-name="T1359">'likes'</text:span><text:span text:style-name="T1054">, [</text:span><text:span text:style-name="T1359">'user_id' </text:span><text:span text:style-name="T577">=&gt; </text:span><text:span text:style-name="T289">$user</text:span><text:span text:style-name="T577">-&gt;</text:span><text:span text:style-name="T289">id</text:span><text:span text:style-name="T1054">]);</text:span><text:line-break/><text:span text:style-name="T1054">}</text:span></text:p>
      <text:p text:style-name="P243"/>
      <text:p text:style-name="P243">Ejecutamos el test otra vez y dice que la ruta destroy no está definida. Vamos a hacerlo:</text:p>
      <text:p text:style-name="P1036"><text:span text:style-name="T233">// Comments Likes routes</text:span><text:span text:style-name="T3445"><text:line-break/></text:span><text:span text:style-name="T1623">Route</text:span><text:span text:style-name="T640">::</text:span><text:span text:style-name="T1017">post</text:span><text:span text:style-name="T1160">(</text:span><text:span text:style-name="T1427">'comments/{comment}/likes'</text:span><text:span text:style-name="T1160">, </text:span><text:span text:style-name="T1427">'CommentLikesController@store'</text:span><text:span text:style-name="T1160">)</text:span><text:span text:style-name="T640">-&gt;</text:span><text:span text:style-name="T873">name</text:span><text:span text:style-name="T1160">(</text:span><text:span text:style-name="T1427">'comments.likes.store'</text:span><text:span text:style-name="T1160">)</text:span><text:span text:style-name="T640">-&gt;</text:span><text:span text:style-name="T873">middleware</text:span><text:span text:style-name="T1160">(</text:span><text:span text:style-name="T1427">'auth'</text:span><text:span text:style-name="T1160">);</text:span><text:span text:style-name="T3445"><text:line-break/></text:span><text:span text:style-name="T1656">Route</text:span><text:span text:style-name="T740">::</text:span><text:span text:style-name="T2452">d</text:span><text:span text:style-name="T2453">elete</text:span><text:span text:style-name="T1283">(</text:span><text:span text:style-name="T1530">'comments/{comment}/likes'</text:span><text:span text:style-name="T1283">, </text:span><text:span text:style-name="T1530">'CommentLikesController@</text:span><text:span text:style-name="T2432">destroy</text:span><text:span text:style-name="T1530">'</text:span><text:span text:style-name="T1283">)</text:span><text:span text:style-name="T740">-&gt;</text:span><text:span text:style-name="T971">name</text:span><text:span text:style-name="T1283">(</text:span><text:span text:style-name="T1530">'comments.likes.</text:span><text:span text:style-name="T2432">destroy</text:span><text:span text:style-name="T1530">'</text:span><text:span text:style-name="T1283">)</text:span><text:span text:style-name="T740">-&gt;</text:span><text:span text:style-name="T971">middleware</text:span><text:span text:style-name="T1283">(</text:span><text:span text:style-name="T1530">'auth'</text:span><text:span text:style-name="T1283">);</text:span><text:span text:style-name="T3445"><text:line-break/></text:span><text:span text:style-name="T3046">Duplicamos la línea y cambiamos lo que está en rojo</text:span></text:p>
      <text:p text:style-name="P244"/>
      <text:p text:style-name="P1035"><text:span text:style-name="T2916">Ejecutamos otra vez y nos dice que no tiene el método </text:span><text:span text:style-name="T2607">destroy</text:span><text:span text:style-name="T2916"> </text:span><text:span text:style-name="T3047">no existe. Vamos a crearlo </text:span><text:span text:style-name="T3048">en </text:span><text:span text:style-name="T2773">CommentLikesController.php</text:span><text:span text:style-name="T3048">:</text:span></text:p>
      <text:p text:style-name="P1035"><text:span text:style-name="T1779">public function </text:span><text:span text:style-name="T798">store</text:span><text:span text:style-name="T1054">(</text:span><text:span text:style-name="T173">Comment </text:span><text:span text:style-name="T289">$comment</text:span><text:span text:style-name="T1054">)</text:span><text:line-break/><text:span text:style-name="T1054">{</text:span><text:line-break/><text:span text:style-name="T1054"> <text:s text:c="3"/></text:span><text:span text:style-name="T1597">Like</text:span><text:span text:style-name="T577">::</text:span><text:span text:style-name="T1014">create</text:span><text:span text:style-name="T1054">([</text:span><text:line-break/><text:span text:style-name="T1054"> <text:s text:c="7"/></text:span><text:span text:style-name="T1359">'user_id'</text:span><text:span text:style-name="T577">=&gt;</text:span><text:span text:style-name="T798">auth</text:span><text:span text:style-name="T1054">()</text:span><text:span text:style-name="T577">-&gt;</text:span><text:span text:style-name="T798">id</text:span><text:span text:style-name="T1054">(),</text:span><text:line-break/><text:span text:style-name="T1054"> <text:s text:c="7"/></text:span><text:span text:style-name="T1359">'likeable_id'</text:span><text:span text:style-name="T577">=&gt;</text:span><text:span text:style-name="T289">$comment</text:span><text:span text:style-name="T577">-&gt;</text:span><text:span text:style-name="T289">id</text:span><text:span text:style-name="T1054">,</text:span><text:line-break/><text:span text:style-name="T1054"> <text:s text:c="7"/></text:span><text:span text:style-name="T1359">'likeable_type'</text:span><text:span text:style-name="T577">=&gt;</text:span><text:span text:style-name="T1014">get_class</text:span><text:span text:style-name="T1054">(</text:span><text:span text:style-name="T289">$comment</text:span><text:span text:style-name="T1054">)</text:span><text:line-break/><text:span text:style-name="T1054"> <text:s text:c="3"/>]);</text:span><text:line-break/><text:span text:style-name="T1054">}</text:span><text:line-break/><text:span text:style-name="T1741">public function </text:span><text:span text:style-name="T2417">destroy</text:span><text:span text:style-name="T1054">(</text:span><text:span text:style-name="T173">Comment </text:span><text:span text:style-name="T289">$comment</text:span><text:span text:style-name="T1054">)</text:span><text:line-break/><text:span text:style-name="T1054">{</text:span><text:line-break/><text:span text:style-name="T1054"> <text:s text:c="3"/></text:span><text:span text:style-name="T1597">Like</text:span><text:span text:style-name="T577">::</text:span><text:span text:style-name="T2447">where</text:span><text:span text:style-name="T1054">([</text:span><text:line-break/><text:span text:style-name="T1054"> <text:s text:c="7"/></text:span><text:span text:style-name="T1359">'user_id'</text:span><text:span text:style-name="T577">=&gt;</text:span><text:span text:style-name="T798">auth</text:span><text:span text:style-name="T1054">()</text:span><text:span text:style-name="T577">-&gt;</text:span><text:span text:style-name="T798">id</text:span><text:span text:style-name="T1054">(),</text:span><text:line-break/><text:span text:style-name="T1054"> <text:s text:c="7"/></text:span><text:span text:style-name="T1359">'likeable_id'</text:span><text:span text:style-name="T577">=&gt;</text:span><text:span text:style-name="T289">$comment</text:span><text:span text:style-name="T577">-&gt;</text:span><text:span text:style-name="T289">id</text:span><text:span text:style-name="T1054">,</text:span><text:line-break/><text:span text:style-name="T1054"> <text:s text:c="7"/></text:span><text:span text:style-name="T1359">'likeable_type'</text:span><text:span text:style-name="T577">=&gt;</text:span><text:span text:style-name="T1014">get_class</text:span><text:span text:style-name="T1054">(</text:span><text:span text:style-name="T289">$comment</text:span><text:span text:style-name="T1054">)</text:span><text:line-break/><text:span text:style-name="T1054"> <text:s text:c="3"/>])</text:span><text:span text:style-name="T2417">-&gt;delete()</text:span><text:span text:style-name="T1054">;</text:span><text:line-break/><text:span text:style-name="T1054">}</text:span></text:p>
      <text:p text:style-name="P245"><text:soft-page-break/>Duplicamos el método store y cambiamos las cosas en rojo.</text:p>
      <text:p text:style-name="P245"/>
      <text:p text:style-name="P1037"><text:span text:style-name="T2916">Ejecutamos otra vez y ya pasan los tests. </text:span><text:span text:style-name="T3049">Vamos a hacer una reestructuración:</text:span></text:p>
      <text:p text:style-name="Standard"><text:span text:style-name="T426">$comment</text:span><text:span text:style-name="T741">-&gt;</text:span><text:span text:style-name="T972">likes</text:span><text:span text:style-name="T1284">()</text:span><text:span text:style-name="T741">-&gt;</text:span><text:span text:style-name="T972">create</text:span><text:span text:style-name="T1284">([</text:span><text:span text:style-name="T114"><text:line-break/></text:span><text:span text:style-name="T3446">El método likes() ya contempla el morfismo así que no tenemos que especificarlos nosotros</text:span></text:p>
      <text:p text:style-name="Standard"><text:span text:style-name="T1284"><text:s text:c="3"/></text:span><text:span text:style-name="T1531">'user_id'</text:span><text:span text:style-name="T741">=&gt;</text:span><text:span text:style-name="T972">auth</text:span><text:span text:style-name="T1284">()</text:span><text:span text:style-name="T741">-&gt;</text:span><text:span text:style-name="T972">id</text:span><text:span text:style-name="T1284">() </text:span><text:span text:style-name="T114"><text:line-break/></text:span><text:span text:style-name="T3446">Solo le pasamos el </text:span><text:span text:style-name="T2774">id</text:span><text:span text:style-name="T3446"> del usuario</text:span></text:p>
      <text:p text:style-name="P1038"><text:span text:style-name="T1200">]);</text:span><text:line-break/><text:span text:style-name="T1734">Like</text:span><text:span text:style-name="T794">::</text:span><text:span text:style-name="T1052">create</text:span><text:span text:style-name="T1353">([</text:span><text:span text:style-name="T3420"><text:line-break/></text:span><text:span text:style-name="T1353"> <text:s text:c="3"/></text:span><text:span text:style-name="T1592">'user_id'</text:span><text:span text:style-name="T794">=&gt;</text:span><text:span text:style-name="T1046">auth</text:span><text:span text:style-name="T1353">()</text:span><text:span text:style-name="T794">-&gt;</text:span><text:span text:style-name="T1046">id</text:span><text:span text:style-name="T1353">(),</text:span><text:span text:style-name="T3420"><text:line-break/></text:span><text:span text:style-name="T1353"> <text:s text:c="3"/></text:span><text:span text:style-name="T1592">'likeable_id'</text:span><text:span text:style-name="T794">=&gt;</text:span><text:span text:style-name="T572">$comment</text:span><text:span text:style-name="T794">-&gt;</text:span><text:span text:style-name="T572">id</text:span><text:span text:style-name="T1353">,</text:span><text:span text:style-name="T3420"><text:line-break/></text:span><text:span text:style-name="T1353"> <text:s text:c="3"/></text:span><text:span text:style-name="T1592">'likeable_type'</text:span><text:span text:style-name="T794">=&gt;</text:span><text:span text:style-name="T1052">get_class</text:span><text:span text:style-name="T1353">(</text:span><text:span text:style-name="T572">$comment</text:span><text:span text:style-name="T1353">)</text:span><text:span text:style-name="T3420"><text:line-break/></text:span><text:span text:style-name="T1353">]);</text:span></text:p>
      <text:p text:style-name="P246"/>
      <text:p text:style-name="P1039"><text:span text:style-name="T3047">H</text:span><text:span text:style-name="T2916">acemos lo mismo con destroy:</text:span></text:p>
      <text:p text:style-name="Standard"><text:span text:style-name="T1780">public function </text:span><text:span text:style-name="T874">destroy</text:span><text:span text:style-name="T1161">(</text:span><text:span text:style-name="T184">Comment </text:span><text:span text:style-name="T379">$comment</text:span><text:span text:style-name="T1161">)</text:span><text:span text:style-name="T3447"><text:line-break/></text:span><text:span text:style-name="T1161">{</text:span><text:span text:style-name="T3447"><text:line-break/></text:span><text:span text:style-name="T1285"> <text:s text:c="3"/></text:span><text:span text:style-name="T478">$comment</text:span><text:span text:style-name="T742">-&gt;</text:span><text:span text:style-name="T973">likes</text:span><text:span text:style-name="T1285">()</text:span><text:span text:style-name="T742">-&gt;</text:span><text:span text:style-name="T973">where</text:span><text:span text:style-name="T1285">([</text:span><text:span text:style-name="T115"><text:line-break/></text:span><text:span text:style-name="T3448">Buscamos el comentario a través del método </text:span><text:span text:style-name="T2775">likes</text:span></text:p>
      <text:p text:style-name="Standard"><text:span text:style-name="T1285"><text:s text:c="8"/></text:span><text:span text:style-name="T1532">'user_id' </text:span><text:span text:style-name="T742">=&gt; </text:span><text:span text:style-name="T973">auth</text:span><text:span text:style-name="T1285">()</text:span><text:span text:style-name="T742">-&gt;</text:span><text:span text:style-name="T973">id</text:span><text:span text:style-name="T1285">()</text:span><text:span text:style-name="T115"><text:line-break/></text:span><text:span text:style-name="T3448">Le pasamos el </text:span><text:span text:style-name="T2775">id</text:span><text:span text:style-name="T3448"> del usuario</text:span></text:p>
      <text:p text:style-name="P1040"><text:span text:style-name="T1200"><text:s text:c="4"/>])</text:span><text:span text:style-name="T667">-&gt;</text:span><text:span text:style-name="T898">delete</text:span><text:span text:style-name="T1200">();</text:span></text:p>
      <text:p text:style-name="Standard"><text:span text:style-name="T3448">Lo eliminamos<text:line-break/></text:span><text:span text:style-name="T1354"> <text:s text:c="3"/></text:span><text:span text:style-name="T1735">Like</text:span><text:span text:style-name="T795">::</text:span><text:span text:style-name="T1053">where</text:span><text:span text:style-name="T1354">([</text:span><text:span text:style-name="T3425"><text:line-break/></text:span><text:span text:style-name="T1354"> <text:s text:c="7"/></text:span><text:span text:style-name="T1593">'user_id' </text:span><text:span text:style-name="T795">=&gt; </text:span><text:span text:style-name="T1047">auth</text:span><text:span text:style-name="T1354">()</text:span><text:span text:style-name="T795">-&gt;</text:span><text:span text:style-name="T1047">id</text:span><text:span text:style-name="T1354">(),</text:span><text:span text:style-name="T3425"><text:line-break/></text:span><text:span text:style-name="T1354"> <text:s text:c="7"/></text:span><text:span text:style-name="T1593">'likeable_id' </text:span><text:span text:style-name="T795">=&gt; </text:span><text:span text:style-name="T573">$comment</text:span><text:span text:style-name="T795">-&gt;</text:span><text:span text:style-name="T573">id</text:span><text:span text:style-name="T1354">,</text:span><text:span text:style-name="T3425"><text:line-break/></text:span><text:span text:style-name="T1354"> <text:s text:c="7"/></text:span><text:span text:style-name="T1593">'likeable_type' </text:span><text:span text:style-name="T795">=&gt; </text:span><text:span text:style-name="T1053">get_class</text:span><text:span text:style-name="T1354">(</text:span><text:span text:style-name="T573">$comment</text:span><text:span text:style-name="T1354">)</text:span><text:span text:style-name="T3425"><text:line-break/></text:span><text:span text:style-name="T1354"> <text:s text:c="3"/>])</text:span><text:span text:style-name="T795">-&gt;</text:span><text:span text:style-name="T1047">delete</text:span><text:span text:style-name="T1354">();</text:span><text:span text:style-name="T3447"><text:line-break/></text:span><text:span text:style-name="T1161">}</text:span></text:p>
      <text:p text:style-name="P247"/>
      <text:p text:style-name="P1041"><text:span text:style-name="T2916">Ejecutamos los tests y pasan todos. Una reestructuración exitosa</text:span><text:span text:style-name="T3050">.</text:span></text:p>
      <text:p text:style-name="P237"/>
      <text:p text:style-name="P248"><text:a xlink:type="simple" xlink:href="https://github.com/anasmez/social/commit/960bbd60f674035c775e1c32da0042a2530efd47" text:style-name="Internet_20_link" text:visited-style-name="Visited_20_Internet_20_Link">Commit</text:a></text:p>
      <text:p text:style-name="P237"/>
      <text:h text:style-name="Heading_20_3" text:outline-level="3">Vídeo 3<text:span text:style-name="T3449">7</text:span></text:h>
      <text:p text:style-name="P236"/>
      <text:p text:style-name="P249">Ahora que tenemos la <text:span text:style-name="T2607">relación polimórfica</text:span> entre los <text:span text:style-name="T2607">likes</text:span> y los comentarios, vamos a hacer lo mismo con los estados. <text:span text:style-name="T3450">Vamos a copiar el test de la relación polimórfica de </text:span><text:span text:style-name="T2776">CommentTest.php</text:span><text:span text:style-name="T3450"> y lo pegamos en </text:span><text:span text:style-name="T2776">StatusTest.php</text:span><text:span text:style-name="T3450">:</text:span></text:p>
      <text:p text:style-name="P249"><text:span text:style-name="T1933">function </text:span><text:span text:style-name="T1009">a_status_has_many_likes</text:span><text:span text:style-name="T1328">()</text:span><text:line-break/><text:span text:style-name="T1328">{</text:span><text:line-break/><text:span text:style-name="T1328"> <text:s text:c="3"/></text:span><text:span text:style-name="T513">$status </text:span><text:span text:style-name="T776">= </text:span><text:span text:style-name="T1009">factory</text:span><text:span text:style-name="T1328">(</text:span><text:span text:style-name="T1664">Status</text:span><text:span text:style-name="T776">::</text:span><text:span text:style-name="T1933">class</text:span><text:span text:style-name="T1328">)</text:span><text:span text:style-name="T776">-&gt;</text:span><text:span text:style-name="T1009">create</text:span><text:span text:style-name="T1328">();</text:span><text:line-break/><text:line-break/><text:span text:style-name="T1328"> <text:s text:c="3"/></text:span><text:span text:style-name="T1051">factory</text:span><text:span text:style-name="T1358">(</text:span><text:span text:style-name="T1738">Like</text:span><text:span text:style-name="T797">::</text:span><text:span text:style-name="T1946">class</text:span><text:span text:style-name="T1358">)</text:span><text:span text:style-name="T797">-&gt;</text:span><text:span text:style-name="T1051">create</text:span><text:span text:style-name="T1358">([</text:span><text:span text:style-name="T1596">'status_id' </text:span><text:span text:style-name="T797">=&gt; </text:span><text:span text:style-name="T575">$status</text:span><text:span text:style-name="T797">-&gt;</text:span><text:span text:style-name="T575">id</text:span><text:span text:style-name="T1358">]);</text:span><text:line-break/><text:line-break/><text:span text:style-name="T1334"> <text:s text:c="3"/></text:span><text:span text:style-name="T1012">factory</text:span><text:span text:style-name="T1334">(</text:span><text:span text:style-name="T1666">Like</text:span><text:span text:style-name="T780">::</text:span><text:span text:style-name="T1938">class</text:span><text:span text:style-name="T1334">)</text:span><text:span text:style-name="T780">-&gt;</text:span><text:span text:style-name="T1012">create</text:span><text:span text:style-name="T1334">([</text:span><text:span text:style-name="T3456"><text:line-break/></text:span><text:span text:style-name="T1334"> <text:s text:c="7"/></text:span><text:span text:style-name="T1579">'likeable_id' </text:span><text:span text:style-name="T780">=&gt; </text:span><text:span text:style-name="T519">$status</text:span><text:span text:style-name="T780">-&gt;</text:span><text:span text:style-name="T519">id</text:span><text:span text:style-name="T1334">, <text:s text:c="9"/></text:span><text:span text:style-name="T277">// 1</text:span><text:span text:style-name="T3456"><text:line-break/></text:span><text:span text:style-name="T277"> <text:s text:c="7"/></text:span><text:span text:style-name="T1579">'likeable_type' </text:span><text:span text:style-name="T780">=&gt; </text:span><text:span text:style-name="T1034">get_class</text:span><text:span text:style-name="T1334">(</text:span><text:span text:style-name="T519">$status</text:span><text:span text:style-name="T1334">) </text:span><text:span text:style-name="T277">// App\\Models\\Status</text:span><text:span text:style-name="T3456"><text:line-break/></text:span><text:span text:style-name="T277"> <text:s text:c="3"/></text:span><text:span text:style-name="T1334">]);</text:span><text:line-break/><text:span text:style-name="T3451">Copiamos esa parte tal cual y cambiamos </text:span><text:span text:style-name="T2777">comment</text:span><text:span text:style-name="T3451"> por </text:span><text:span text:style-name="T2777">status</text:span><text:line-break/><text:span text:style-name="T1328"> <text:s text:c="3"/></text:span><text:span text:style-name="T513">$this</text:span><text:span text:style-name="T776">-&gt;</text:span><text:span text:style-name="T1009">assertInstanceOf</text:span><text:span text:style-name="T1328">(</text:span><text:span text:style-name="T1664">Like</text:span><text:span text:style-name="T776">::</text:span><text:span text:style-name="T1933">class</text:span><text:span text:style-name="T1328">, </text:span><text:span text:style-name="T513">$status</text:span><text:span text:style-name="T776">-&gt;</text:span><text:span text:style-name="T513">likes</text:span><text:span text:style-name="T776">-&gt;</text:span><text:span text:style-name="T1009">first</text:span><text:span text:style-name="T1328">());</text:span><text:line-break/><text:span text:style-name="T1328">}</text:span></text:p>
      <text:p text:style-name="P249"/>
      <text:p text:style-name="P250"><text:soft-page-break/>Ejecutamos los tests de <text:span text:style-name="T2607">phpunit</text:span> y vemos que dice que no se puede obtener una instancia de <text:span text:style-name="T2607">App\Models\Like</text:span> de un objeto <text:span text:style-name="T2607">null</text:span>. Esto es porque <text:span text:style-name="T3452">tenemos que poner la relación de </text:span><text:span text:style-name="T2778">morfismo</text:span><text:span text:style-name="T3452"> en los estados como hicimos con los comentarios. Vamos a copiarlo de </text:span><text:span text:style-name="T2778">Comment.php</text:span><text:span text:style-name="T3452"> y vamos a </text:span><text:span text:style-name="T2778">Status.php</text:span><text:span text:style-name="T3452">:</text:span><text:line-break/><text:span text:style-name="T1933">public function </text:span><text:span text:style-name="T1009">likes</text:span><text:span text:style-name="T1328">()</text:span><text:line-break/><text:span text:style-name="T1328">{</text:span><text:line-break/><text:span text:style-name="T1328"> <text:s text:c="3"/></text:span><text:span text:style-name="T1933">return </text:span><text:span text:style-name="T513">$this</text:span><text:span text:style-name="T776">-&gt;</text:span><text:span text:style-name="T1009">morphMany</text:span><text:span text:style-name="T1328">(</text:span><text:span text:style-name="T1664">Like</text:span><text:span text:style-name="T776">::</text:span><text:span text:style-name="T1933">class</text:span><text:span text:style-name="T1328">, </text:span><text:span text:style-name="T1574">'likeable'</text:span><text:span text:style-name="T1328">);</text:span><text:line-break/><text:span text:style-name="T1328">}</text:span></text:p>
      <text:p text:style-name="P251">Lo copiamos y lo pegamos tal cual</text:p>
      <text:p text:style-name="P251"/>
      <text:p text:style-name="P251">Observamos que vamos a tener que poner los mismos métodos en los dos modelos (poner like, quitarlo, ver cuántos tiene…). <text:span text:style-name="T3453">Vamos a tener que reutilizarlos.</text:span></text:p>
      <text:p text:style-name="P252"/>
      <text:p text:style-name="P252">Ahora vamos a <text:span text:style-name="T2607">StatusTest.php</text:span>:</text:p>
      <text:p text:style-name="P253"><text:span text:style-name="T1933">function </text:span><text:span text:style-name="T1009">a_status_</text:span><text:span text:style-name="T1011">morph</text:span><text:span text:style-name="T1009">_many_likes</text:span><text:span text:style-name="T1328">()</text:span></text:p>
      <text:p text:style-name="Standard"><text:span text:style-name="T3052">Cambiamos el nombre</text:span><text:span text:style-name="T3051"><text:line-break/></text:span><text:span text:style-name="T1093">{</text:span><text:span text:style-name="T3051"><text:line-break/></text:span><text:span text:style-name="T1093"> <text:s text:c="3"/></text:span><text:span text:style-name="T328">$status </text:span><text:span text:style-name="T603">= </text:span><text:span text:style-name="T831">factory</text:span><text:span text:style-name="T1093">(</text:span><text:span text:style-name="T1609">Status</text:span><text:span text:style-name="T603">::</text:span><text:span text:style-name="T1781">class</text:span><text:span text:style-name="T1093">)</text:span><text:span text:style-name="T603">-&gt;</text:span><text:span text:style-name="T831">create</text:span><text:span text:style-name="T1093">();</text:span><text:span text:style-name="T3051"><text:line-break/></text:span></text:p>
      <text:p text:style-name="P1042"><text:span text:style-name="T3051">E</text:span><text:span text:style-name="T2916">jecutamos todos los tests con la opción para que pare en el primer error que encuentre:</text:span></text:p>
      <text:p text:style-name="P16"><text:span text:style-name="T54">phpunit --stop-on-failure </text:span><text:span text:style-name="T2916"><text:line-break/></text:span></text:p>
      <text:p text:style-name="Standard"><text:span text:style-name="T3454">El primer error está en </text:span><text:span text:style-name="T2779">StatusTest.php</text:span><text:span text:style-name="T3454"> dentro de </text:span><text:span text:style-name="T3362">a_status_knows_how_many_likes_it_has</text:span>.</text:p>
      <text:p text:style-name="P1043">Vamos a abrirlo. <text:span text:style-name="T3455">El problema es que seguimos usando </text:span><text:span text:style-name="T2780">status_id</text:span><text:span text:style-name="T3053">. Vamos a modificarlo:</text:span></text:p>
      <text:p text:style-name="P1044"><text:span text:style-name="T1782">function </text:span><text:span text:style-name="T798">a_status_knows_how_many_likes_it_has</text:span><text:span text:style-name="T1054">()</text:span><text:line-break/><text:span text:style-name="T1054">{</text:span><text:line-break/><text:span text:style-name="T1054"> <text:s text:c="3"/></text:span><text:span text:style-name="T289">$status </text:span><text:span text:style-name="T577">= </text:span><text:span text:style-name="T798">factory</text:span><text:span text:style-name="T1054">(</text:span><text:span text:style-name="T1597">Status</text:span><text:span text:style-name="T577">::</text:span><text:span text:style-name="T1741">class</text:span><text:span text:style-name="T1054">)</text:span><text:span text:style-name="T577">-&gt;</text:span><text:span text:style-name="T798">create</text:span><text:span text:style-name="T1054">();</text:span><text:line-break/><text:line-break/><text:span text:style-name="T1054"> <text:s text:c="3"/></text:span><text:span text:style-name="T289">$this</text:span><text:span text:style-name="T577">-&gt;</text:span><text:span text:style-name="T798">assertEquals</text:span><text:span text:style-name="T1054">(</text:span><text:span text:style-name="T2195">0</text:span><text:span text:style-name="T1054">, </text:span><text:span text:style-name="T289">$status</text:span><text:span text:style-name="T577">-&gt;</text:span><text:span text:style-name="T798">likesCount</text:span><text:span text:style-name="T1054">());</text:span><text:line-break/><text:line-break/><text:span text:style-name="T1356"> <text:s/></text:span><text:span text:style-name="T1347"><text:s text:c="2"/></text:span><text:span text:style-name="T1048">factory</text:span><text:span text:style-name="T1347">(</text:span><text:span text:style-name="T1736">Like</text:span><text:span text:style-name="T789">::</text:span><text:span text:style-name="T1947">class</text:span><text:span text:style-name="T1347">, </text:span><text:span text:style-name="T2282">2</text:span><text:span text:style-name="T1347">)</text:span><text:span text:style-name="T789">-&gt;</text:span><text:span text:style-name="T1048">create</text:span><text:span text:style-name="T1347">([</text:span><text:span text:style-name="T1587">'status_id' </text:span><text:span text:style-name="T789">=&gt; </text:span><text:span text:style-name="T566">$status→id]);</text:span></text:p>
      <text:p text:style-name="Standard"><text:span text:style-name="T3454"><text:line-break/></text:span><text:span text:style-name="T1327"> <text:s text:c="3"/></text:span><text:span text:style-name="T1007">factory</text:span><text:span text:style-name="T1327">(</text:span><text:span text:style-name="T1662">Like</text:span><text:span text:style-name="T775">::</text:span><text:span text:style-name="T1910">class</text:span><text:span text:style-name="T2441">, 2</text:span><text:span text:style-name="T1327">)</text:span><text:span text:style-name="T775">-&gt;</text:span><text:span text:style-name="T1007">create</text:span><text:span text:style-name="T1327">([</text:span><text:span text:style-name="T3457"><text:line-break/></text:span><text:span text:style-name="T3458">Aquí cambiamos para que creemos 2 likes en vez de uno</text:span></text:p>
      <text:p text:style-name="P1045"><text:span text:style-name="T1327"><text:s text:c="8"/></text:span><text:span text:style-name="T1573">'likeable_id' </text:span><text:span text:style-name="T775">=&gt; </text:span><text:span text:style-name="T511">$status</text:span><text:span text:style-name="T775">-&gt;</text:span><text:span text:style-name="T511">id</text:span><text:span text:style-name="T1327">, <text:s text:c="9"/></text:span><text:span text:style-name="T272">// 1</text:span><text:span text:style-name="T3457"><text:line-break/></text:span><text:span text:style-name="T272"> <text:s text:c="7"/></text:span><text:span text:style-name="T1573">'likeable_type' </text:span><text:span text:style-name="T775">=&gt; </text:span><text:span text:style-name="T1031">get_class</text:span><text:span text:style-name="T1327">(</text:span><text:span text:style-name="T511">$status</text:span><text:span text:style-name="T1327">) </text:span><text:span text:style-name="T272">// App\\Models\\Status</text:span><text:span text:style-name="T3457"><text:line-break/></text:span><text:span text:style-name="T272"> <text:s text:c="3"/></text:span><text:span text:style-name="T1327">]);</text:span><text:span text:style-name="T3454"><text:line-break/></text:span><text:span text:style-name="T1162"> <text:s text:c="3"/></text:span><text:span text:style-name="T380">$this</text:span><text:span text:style-name="T641">-&gt;</text:span><text:span text:style-name="T875">assertEquals</text:span><text:span text:style-name="T1162">(</text:span><text:span text:style-name="T2218">2</text:span><text:span text:style-name="T1162">, </text:span><text:span text:style-name="T380">$status</text:span><text:span text:style-name="T641">-&gt;</text:span><text:span text:style-name="T875">likesCount</text:span><text:span text:style-name="T1162">());</text:span><text:span text:style-name="T3454"><text:line-break/></text:span><text:span text:style-name="T1162">}</text:span><text:span text:style-name="T3454"><text:line-break/></text:span></text:p>
      <text:p text:style-name="P1046"><text:span text:style-name="T3053">A</text:span><text:span text:style-name="T2916">hora ejecutamos todos los tests y vuelven a pasar. </text:span><text:span text:style-name="T3054">Ahora ya usamos polimorfismo en </text:span><text:span text:style-name="T2781">Status.php</text:span><text:span text:style-name="T3054"> también.</text:span></text:p>
      <text:p text:style-name="P255"/>
      <text:p text:style-name="P1047"><text:span text:style-name="T2916">Vamos a querer que </text:span><text:span text:style-name="T2607">Comment.php</text:span><text:span text:style-name="T2916"> tenga todos los tests que tiene </text:span><text:span text:style-name="T2607">Status.php</text:span><text:span text:style-name="T2916"> así que vamos primero a los tests que </text:span><text:span text:style-name="T2607">StatusTest.php</text:span><text:span text:style-name="T2916"> para copiarlos en </text:span><text:span text:style-name="T2607">CommentTest.php</text:span><text:span text:style-name="T2916">:</text:span></text:p>
      <text:p text:style-name="P1047"><text:span text:style-name="T229">/**</text:span><text:line-break/><text:span text:style-name="T225"> * </text:span><text:span text:style-name="T1911">@test</text:span><text:line-break/><text:span text:style-name="T1911"> </text:span><text:span text:style-name="T225">*/</text:span><text:line-break/><text:span text:style-name="T1741">function </text:span><text:span text:style-name="T798">a_</text:span><text:span text:style-name="T1008">comment</text:span><text:span text:style-name="T798">_can_be_liked_and_unliked</text:span><text:span text:style-name="T1054">()</text:span><text:line-break/><text:span text:style-name="T1054">{</text:span><text:line-break/><text:span text:style-name="T1054"> <text:s text:c="3"/></text:span><text:span text:style-name="T289">$</text:span><text:span text:style-name="T512">comment</text:span><text:span text:style-name="T289"> </text:span><text:span text:style-name="T577">= </text:span><text:span text:style-name="T798">factory</text:span><text:span text:style-name="T1054">(</text:span><text:span text:style-name="T1663">Comment</text:span><text:span text:style-name="T577">::</text:span><text:span text:style-name="T1741">class</text:span><text:span text:style-name="T1054">)</text:span><text:span text:style-name="T577">-&gt;</text:span><text:span text:style-name="T798">create</text:span><text:span text:style-name="T1054">();</text:span><text:line-break/><text:line-break/><text:span text:style-name="T1054"> <text:s text:c="3"/></text:span><text:span text:style-name="T289">$user </text:span><text:span text:style-name="T577">= </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3"/></text:span><text:span text:style-name="T289">$this</text:span><text:span text:style-name="T577">-&gt;</text:span><text:span text:style-name="T798">actingAs</text:span><text:span text:style-name="T1054">(</text:span><text:span text:style-name="T289">$user</text:span><text:span text:style-name="T1054">);</text:span><text:line-break/><text:line-break/><text:span text:style-name="T1054"> <text:s text:c="3"/></text:span><text:span text:style-name="T289">$</text:span><text:span text:style-name="T512">comment</text:span><text:span text:style-name="T577">-&gt;</text:span><text:span text:style-name="T798">like</text:span><text:span text:style-name="T1054">();</text:span><text:line-break/><text:soft-page-break/><text:line-break/><text:span text:style-name="T1054"> <text:s text:c="3"/></text:span><text:span text:style-name="T289">$this</text:span><text:span text:style-name="T577">-&gt;</text:span><text:span text:style-name="T798">assertEquals</text:span><text:span text:style-name="T1054">(</text:span><text:span text:style-name="T2195">1</text:span><text:span text:style-name="T1054">, </text:span><text:span text:style-name="T289">$</text:span><text:span text:style-name="T512">comment</text:span><text:span text:style-name="T577">-&gt;</text:span><text:span text:style-name="T798">fresh</text:span><text:span text:style-name="T1054">()</text:span><text:span text:style-name="T577">-&gt;</text:span><text:span text:style-name="T289">likes</text:span><text:span text:style-name="T577">-&gt;</text:span><text:span text:style-name="T798">count</text:span><text:span text:style-name="T1054">());</text:span><text:line-break/><text:line-break/><text:span text:style-name="T1054"> <text:s text:c="3"/></text:span><text:span text:style-name="T289">$</text:span><text:span text:style-name="T512">comment</text:span><text:span text:style-name="T577">-&gt;</text:span><text:span text:style-name="T798">unlike</text:span><text:span text:style-name="T1054">();</text:span><text:line-break/><text:line-break/><text:span text:style-name="T1054"> <text:s text:c="3"/></text:span><text:span text:style-name="T289">$this</text:span><text:span text:style-name="T577">-&gt;</text:span><text:span text:style-name="T798">assertEquals</text:span><text:span text:style-name="T1054">(</text:span><text:span text:style-name="T2195">0</text:span><text:span text:style-name="T1054">, </text:span><text:span text:style-name="T289">$</text:span><text:span text:style-name="T512">comment</text:span><text:span text:style-name="T577">-&gt;</text:span><text:span text:style-name="T798">fresh</text:span><text:span text:style-name="T1054">()</text:span><text:span text:style-name="T577">-&gt;</text:span><text:span text:style-name="T289">likes</text:span><text:span text:style-name="T577">-&gt;</text:span><text:span text:style-name="T798">count</text:span><text:span text:style-name="T1054">());</text:span><text:line-break/><text:span text:style-name="T1054">}</text:span></text:p>
      <text:p text:style-name="P1048"><text:span text:style-name="T2916">Copiamos el método tal cual y le cambiamos todo por </text:span><text:span text:style-name="T2607">Comment</text:span><text:span text:style-name="T2916"> o </text:span><text:span text:style-name="T2607">comment</text:span><text:span text:style-name="T2916"> según sea el modelo o la variable.</text:span></text:p>
      <text:p text:style-name="P1048"><text:span text:style-name="T2916">Ejecutamos el </text:span><text:span text:style-name="T2782">test</text:span><text:span text:style-name="T3055"> y vemos que falla porque el método </text:span><text:span text:style-name="T3372">like()</text:span><text:span text:style-name="T3055"> no existe en el modelo </text:span><text:span text:style-name="T2782">comment</text:span><text:span text:style-name="T3055">.</text:span></text:p>
      <text:p text:style-name="P1049"><text:span text:style-name="T2916">Vamos a copiarlo de </text:span><text:span text:style-name="T2607">Status.php</text:span><text:span text:style-name="T2916"> a </text:span><text:span text:style-name="T2607">Comment.php</text:span><text:span text:style-name="T2916">:</text:span></text:p>
      <text:p text:style-name="P1049"><text:span text:style-name="T1755">public function </text:span><text:span text:style-name="T798">like</text:span><text:span text:style-name="T1054">()</text:span><text:line-break/><text:span text:style-name="T1054">{</text:span><text:line-break/><text:span text:style-name="T1054"> <text:s text:c="3"/></text:span><text:span text:style-name="T289">$this</text:span><text:span text:style-name="T577">-&gt;</text:span><text:span text:style-name="T798">likes</text:span><text:span text:style-name="T1054">()</text:span><text:span text:style-name="T577">-&gt;</text:span><text:span text:style-name="T798">firstOrCreate</text:span><text:span text:style-name="T1054">([</text:span><text:line-break/><text:span text:style-name="T1054"> <text:s text:c="7"/></text:span><text:span text:style-name="T1359">'user_id' </text:span><text:span text:style-name="T577">=&gt; </text:span><text:span text:style-name="T798">auth</text:span><text:span text:style-name="T1054">()</text:span><text:span text:style-name="T577">-&gt;</text:span><text:span text:style-name="T798">id</text:span><text:span text:style-name="T1054">()</text:span><text:line-break/><text:span text:style-name="T1054"> <text:s text:c="3"/>]);</text:span><text:line-break/><text:span text:style-name="T1054">}</text:span></text:p>
      <text:p text:style-name="P256"/>
      <text:p text:style-name="P1050"><text:span text:style-name="T2916">Ejecutamos otra vez y dice que no encuentra el método </text:span><text:span text:style-name="T3370">unlike()</text:span><text:span text:style-name="T2916">. Vamos a copiarlo de </text:span><text:span text:style-name="T2607">Status.php</text:span><text:span text:style-name="T2916">:</text:span></text:p>
      <text:p text:style-name="P1050"><text:span text:style-name="T1755">public function </text:span><text:span text:style-name="T798">unlike</text:span><text:span text:style-name="T1054">()</text:span><text:line-break/><text:span text:style-name="T1054">{</text:span><text:line-break/><text:span text:style-name="T1054"> <text:s text:c="3"/></text:span><text:span text:style-name="T289">$this</text:span><text:span text:style-name="T577">-&gt;</text:span><text:span text:style-name="T798">likes</text:span><text:span text:style-name="T1054">()</text:span><text:span text:style-name="T577">-&gt;</text:span><text:span text:style-name="T798">where</text:span><text:span text:style-name="T1054">([</text:span><text:line-break/><text:span text:style-name="T1054"> <text:s text:c="7"/></text:span><text:span text:style-name="T1359">'user_id' </text:span><text:span text:style-name="T577">=&gt; </text:span><text:span text:style-name="T798">auth</text:span><text:span text:style-name="T1054">()</text:span><text:span text:style-name="T577">-&gt;</text:span><text:span text:style-name="T798">id</text:span><text:span text:style-name="T1054">()</text:span><text:line-break/><text:span text:style-name="T1054"> <text:s text:c="3"/>])</text:span><text:span text:style-name="T577">-&gt;</text:span><text:span text:style-name="T798">delete</text:span><text:span text:style-name="T1054">();</text:span><text:line-break/><text:span text:style-name="T1054">}</text:span></text:p>
      <text:p text:style-name="P257"/>
      <text:p text:style-name="P1051"><text:span text:style-name="T3056">Ejecutamos otra vez y ya pasa el </text:span><text:span text:style-name="T2783">test</text:span><text:span text:style-name="T3056">. Vamos a copiar el siguiente test de </text:span><text:span text:style-name="T2783">StatusTest.php</text:span><text:span text:style-name="T3056"> a </text:span><text:span text:style-name="T2783">CommentTest.php</text:span><text:span text:style-name="T3056">:</text:span></text:p>
      <text:p text:style-name="P1051"><text:span text:style-name="T234">/**</text:span><text:line-break/><text:span text:style-name="T225"> * </text:span><text:span text:style-name="T1911">@test</text:span><text:line-break/><text:span text:style-name="T1911"> </text:span><text:span text:style-name="T225">*/</text:span><text:line-break/><text:span text:style-name="T1741">function </text:span><text:span text:style-name="T798">a_</text:span><text:span text:style-name="T1008">comment</text:span><text:span text:style-name="T798">_can_be_liked_once</text:span><text:span text:style-name="T1054">()</text:span><text:line-break/><text:span text:style-name="T1054">{</text:span><text:line-break/><text:span text:style-name="T1054"> <text:s text:c="3"/></text:span><text:span text:style-name="T289">$</text:span><text:span text:style-name="T512">comment</text:span><text:span text:style-name="T289"> </text:span><text:span text:style-name="T577">= </text:span><text:span text:style-name="T798">factory</text:span><text:span text:style-name="T1054">(</text:span><text:span text:style-name="T1663">Comment</text:span><text:span text:style-name="T577">::</text:span><text:span text:style-name="T1741">class</text:span><text:span text:style-name="T1054">)</text:span><text:span text:style-name="T577">-&gt;</text:span><text:span text:style-name="T798">create</text:span><text:span text:style-name="T1054">();</text:span><text:line-break/><text:line-break/><text:span text:style-name="T1054"> <text:s text:c="3"/></text:span><text:span text:style-name="T289">$user </text:span><text:span text:style-name="T577">= </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3"/></text:span><text:span text:style-name="T289">$this</text:span><text:span text:style-name="T577">-&gt;</text:span><text:span text:style-name="T798">actingAs</text:span><text:span text:style-name="T1054">(</text:span><text:span text:style-name="T289">$user</text:span><text:span text:style-name="T1054">);</text:span><text:line-break/><text:line-break/><text:span text:style-name="T1054"> <text:s text:c="3"/></text:span><text:span text:style-name="T289">$</text:span><text:span text:style-name="T512">comment</text:span><text:span text:style-name="T577">-&gt;</text:span><text:span text:style-name="T798">like</text:span><text:span text:style-name="T1054">();</text:span><text:line-break/><text:line-break/><text:span text:style-name="T1054"> <text:s text:c="3"/></text:span><text:span text:style-name="T289">$this</text:span><text:span text:style-name="T577">-&gt;</text:span><text:span text:style-name="T798">assertEquals</text:span><text:span text:style-name="T1054">(</text:span><text:span text:style-name="T2195">1</text:span><text:span text:style-name="T1054">, </text:span><text:span text:style-name="T289">$</text:span><text:span text:style-name="T512">comment</text:span><text:span text:style-name="T577">-&gt;</text:span><text:span text:style-name="T289">likes</text:span><text:span text:style-name="T577">-&gt;</text:span><text:span text:style-name="T798">count</text:span><text:span text:style-name="T1054">());</text:span><text:line-break/><text:line-break/><text:span text:style-name="T1054"> <text:s text:c="3"/></text:span><text:span text:style-name="T289">$</text:span><text:span text:style-name="T512">comment</text:span><text:span text:style-name="T577">-&gt;</text:span><text:span text:style-name="T798">like</text:span><text:span text:style-name="T1054">();</text:span><text:line-break/><text:line-break/><text:span text:style-name="T1054"> <text:s text:c="3"/></text:span><text:span text:style-name="T289">$this</text:span><text:span text:style-name="T577">-&gt;</text:span><text:span text:style-name="T798">assertEquals</text:span><text:span text:style-name="T1054">(</text:span><text:span text:style-name="T2195">1</text:span><text:span text:style-name="T1054">, </text:span><text:span text:style-name="T289">$</text:span><text:span text:style-name="T512">comment</text:span><text:span text:style-name="T577">-&gt;</text:span><text:span text:style-name="T798">fresh</text:span><text:span text:style-name="T1054">()</text:span><text:span text:style-name="T577">-&gt;</text:span><text:span text:style-name="T289">likes</text:span><text:span text:style-name="T577">-&gt;</text:span><text:span text:style-name="T798">count</text:span><text:span text:style-name="T1054">());</text:span><text:line-break/><text:span text:style-name="T1054">}</text:span></text:p>
      <text:p text:style-name="P1052"><text:span text:style-name="T3056">C</text:span><text:span text:style-name="T2916">opiamos y cambiamos variables y modelo. </text:span><text:span text:style-name="T3057">Lo ejecutamos y vemos que pasa sin problema. Vamos a por el siguiente </text:span><text:span text:style-name="T2784">test</text:span><text:span text:style-name="T3057"> que copiamos de </text:span><text:span text:style-name="T2784">StatusTest.php</text:span><text:span text:style-name="T3057"> a </text:span><text:span text:style-name="T2784">CommenTest.php</text:span><text:span text:style-name="T3057">:</text:span></text:p>
      <text:p text:style-name="P1052"><text:span text:style-name="T235">/**</text:span><text:line-break/><text:span text:style-name="T225"> * </text:span><text:span text:style-name="T1911">@test</text:span><text:line-break/><text:span text:style-name="T1911"> </text:span><text:span text:style-name="T225">*/</text:span><text:line-break/><text:span text:style-name="T1741">function </text:span><text:span text:style-name="T798">a_</text:span><text:span text:style-name="T1008">comment</text:span><text:span text:style-name="T798">_knows_if_it_has_been_liked</text:span><text:span text:style-name="T1054">()</text:span><text:line-break/><text:span text:style-name="T1054">{</text:span><text:line-break/><text:span text:style-name="T1054"> <text:s text:c="3"/></text:span><text:span text:style-name="T289">$</text:span><text:span text:style-name="T512">comment</text:span><text:span text:style-name="T289"> </text:span><text:span text:style-name="T577">= </text:span><text:span text:style-name="T798">factory</text:span><text:span text:style-name="T1054">(</text:span><text:span text:style-name="T1663">Comment</text:span><text:span text:style-name="T577">::</text:span><text:span text:style-name="T1741">class</text:span><text:span text:style-name="T1054">)</text:span><text:span text:style-name="T577">-&gt;</text:span><text:span text:style-name="T798">create</text:span><text:span text:style-name="T1054">();</text:span><text:line-break/><text:line-break/><text:span text:style-name="T1054"> <text:s text:c="3"/></text:span><text:span text:style-name="T289">$this</text:span><text:span text:style-name="T577">-&gt;</text:span><text:span text:style-name="T798">assertFalse</text:span><text:span text:style-name="T1054">(</text:span><text:span text:style-name="T289">$</text:span><text:span text:style-name="T512">comment</text:span><text:span text:style-name="T577">-&gt;</text:span><text:span text:style-name="T798">isLiked</text:span><text:span text:style-name="T1054">());</text:span><text:line-break/><text:line-break/><text:span text:style-name="T1054"> <text:s text:c="3"/></text:span><text:span text:style-name="T289">$this</text:span><text:span text:style-name="T577">-&gt;</text:span><text:span text:style-name="T798">actingAs</text:span><text:span text:style-name="T1054">(</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oft-page-break/><text:line-break/><text:span text:style-name="T1054"> <text:s text:c="3"/></text:span><text:span text:style-name="T289">$</text:span><text:span text:style-name="T512">comment</text:span><text:span text:style-name="T577">-&gt;</text:span><text:span text:style-name="T798">like</text:span><text:span text:style-name="T1054">();</text:span><text:line-break/><text:line-break/><text:span text:style-name="T1054"> <text:s text:c="3"/></text:span><text:span text:style-name="T289">$this</text:span><text:span text:style-name="T577">-&gt;</text:span><text:span text:style-name="T798">assertTrue</text:span><text:span text:style-name="T1054">(</text:span><text:span text:style-name="T289">$</text:span><text:span text:style-name="T512">comment</text:span><text:span text:style-name="T577">-&gt;</text:span><text:span text:style-name="T798">isLiked</text:span><text:span text:style-name="T1054">());</text:span><text:line-break/><text:span text:style-name="T1054">}</text:span></text:p>
      <text:p text:style-name="P1053"><text:span text:style-name="T3057">L</text:span><text:span text:style-name="T2916">o de siempre. Copiamos, cambiamos y ejecutamos el </text:span><text:span text:style-name="T2607">test</text:span></text:p>
      <text:p text:style-name="P258"/>
      <text:p text:style-name="P1053"><text:span text:style-name="T2916">El test nos dice que </text:span><text:span text:style-name="T3370">isLiked()</text:span><text:span text:style-name="T2916"> no existe. Vamos a </text:span><text:span text:style-name="T2607">Status.php</text:span><text:span text:style-name="T2916"> y se lo copiamos a </text:span><text:span text:style-name="T2607">Comment.php</text:span><text:span text:style-name="T2916">:</text:span></text:p>
      <text:p text:style-name="P1053"><text:span text:style-name="T1755">public function </text:span><text:span text:style-name="T798">isLiked</text:span><text:span text:style-name="T1054">()</text:span><text:line-break/><text:span text:style-name="T1054">{</text:span><text:line-break/><text:span text:style-name="T1054"> <text:s text:c="3"/></text:span><text:span text:style-name="T1741">return </text:span><text:span text:style-name="T289">$this</text:span><text:span text:style-name="T577">-&gt;</text:span><text:span text:style-name="T798">likes</text:span><text:span text:style-name="T1054">()</text:span><text:span text:style-name="T577">-&gt;</text:span><text:span text:style-name="T798">where</text:span><text:span text:style-name="T1054">(</text:span><text:span text:style-name="T1359">'user_id'</text:span><text:span text:style-name="T1054">, </text:span><text:span text:style-name="T798">auth</text:span><text:span text:style-name="T1054">()</text:span><text:span text:style-name="T577">-&gt;</text:span><text:span text:style-name="T798">id</text:span><text:span text:style-name="T1054">())</text:span><text:span text:style-name="T577">-&gt;</text:span><text:span text:style-name="T798">exists</text:span><text:span text:style-name="T1054">();</text:span><text:line-break/><text:span text:style-name="T1054">}</text:span></text:p>
      <text:p text:style-name="P258"/>
      <text:p text:style-name="P1054"><text:span text:style-name="T2916">Ejecutamos los </text:span><text:span text:style-name="T2607">tests</text:span><text:span text:style-name="T2916"> y ya pasan otra vez. Vamos a por el siguiente </text:span><text:span text:style-name="T2607">test</text:span><text:span text:style-name="T2916"> que copiamos de </text:span><text:span text:style-name="T2607">StatusTest.php</text:span><text:span text:style-name="T2916"> a </text:span><text:span text:style-name="T2607">CommentTest.php</text:span><text:span text:style-name="T2513">:</text:span></text:p>
      <text:p text:style-name="P1054"><text:span text:style-name="T284">/**</text:span><text:line-break/><text:span text:style-name="T225"> * </text:span><text:span text:style-name="T1911">@test</text:span><text:line-break/><text:span text:style-name="T1911"> </text:span><text:span text:style-name="T225">*/</text:span><text:line-break/><text:span text:style-name="T1741">function </text:span><text:span text:style-name="T798">a_</text:span><text:span text:style-name="T1008">comment</text:span><text:span text:style-name="T798">_knows_how_many_likes_it_has</text:span><text:span text:style-name="T1054">()</text:span><text:line-break/><text:span text:style-name="T1054">{</text:span><text:line-break/><text:span text:style-name="T1054"> <text:s text:c="3"/></text:span><text:span text:style-name="T289">$</text:span><text:span text:style-name="T512">comment</text:span><text:span text:style-name="T289"> </text:span><text:span text:style-name="T577">= </text:span><text:span text:style-name="T798">factory</text:span><text:span text:style-name="T1054">(</text:span><text:span text:style-name="T1663">Comment</text:span><text:span text:style-name="T577">::</text:span><text:span text:style-name="T1741">class</text:span><text:span text:style-name="T1054">)</text:span><text:span text:style-name="T577">-&gt;</text:span><text:span text:style-name="T798">create</text:span><text:span text:style-name="T1054">();</text:span><text:line-break/><text:line-break/><text:span text:style-name="T1054"> <text:s text:c="3"/></text:span><text:span text:style-name="T289">$this</text:span><text:span text:style-name="T577">-&gt;</text:span><text:span text:style-name="T798">assertEquals</text:span><text:span text:style-name="T1054">(</text:span><text:span text:style-name="T2195">0</text:span><text:span text:style-name="T1054">, </text:span><text:span text:style-name="T289">$</text:span><text:span text:style-name="T512">comment</text:span><text:span text:style-name="T577">-&gt;</text:span><text:span text:style-name="T798">likesCount</text:span><text:span text:style-name="T1054">());</text:span><text:line-break/><text:line-break/><text:span text:style-name="T1054"> <text:s text:c="3"/></text:span><text:span text:style-name="T798">factory</text:span><text:span text:style-name="T1054">(</text:span><text:span text:style-name="T1597">Like</text:span><text:span text:style-name="T577">::</text:span><text:span text:style-name="T1741">class</text:span><text:span text:style-name="T1054">, </text:span><text:span text:style-name="T2195">2</text:span><text:span text:style-name="T1054">)</text:span><text:span text:style-name="T577">-&gt;</text:span><text:span text:style-name="T798">create</text:span><text:span text:style-name="T1054">([</text:span><text:line-break/><text:span text:style-name="T1054"> <text:s text:c="7"/></text:span><text:span text:style-name="T1359">'likeable_id' </text:span><text:span text:style-name="T577">=&gt; </text:span><text:span text:style-name="T289">$</text:span><text:span text:style-name="T512">comment</text:span><text:span text:style-name="T577">-&gt;</text:span><text:span text:style-name="T289">id</text:span><text:span text:style-name="T1054">, <text:s text:c="9"/></text:span><text:span text:style-name="T225">// 1</text:span><text:line-break/><text:span text:style-name="T225"> <text:s text:c="7"/></text:span><text:span text:style-name="T1359">'likeable_type' </text:span><text:span text:style-name="T577">=&gt; </text:span><text:span text:style-name="T1014">get_class</text:span><text:span text:style-name="T1054">(</text:span><text:span text:style-name="T289">$</text:span><text:span text:style-name="T512">comment</text:span><text:span text:style-name="T1054">) </text:span><text:span text:style-name="T225">// App\\Models\\Status</text:span><text:line-break/><text:span text:style-name="T225"> <text:s text:c="3"/></text:span><text:span text:style-name="T1054">]);</text:span><text:line-break/><text:span text:style-name="T1054"> <text:s text:c="3"/></text:span><text:span text:style-name="T289">$this</text:span><text:span text:style-name="T577">-&gt;</text:span><text:span text:style-name="T798">assertEquals</text:span><text:span text:style-name="T1054">(</text:span><text:span text:style-name="T2195">2</text:span><text:span text:style-name="T1054">, </text:span><text:span text:style-name="T289">$</text:span><text:span text:style-name="T512">comment</text:span><text:span text:style-name="T577">-&gt;</text:span><text:span text:style-name="T798">likesCount</text:span><text:span text:style-name="T1054">());</text:span><text:line-break/><text:span text:style-name="T1054">}</text:span></text:p>
      <text:p text:style-name="P1055"><text:span text:style-name="T2513">Copiamos, cambiamos lo que está subrayado y ejecutamos otra vez el </text:span><text:span text:style-name="T2528">test</text:span></text:p>
      <text:p text:style-name="P702"/>
      <text:p text:style-name="P1055"><text:span text:style-name="T2513">Ahora nos dice que </text:span><text:span text:style-name="T2549">likesCount()</text:span><text:span text:style-name="T2513"> no existe. Vamos a copiarlo de </text:span><text:span text:style-name="T2528">Status.php</text:span><text:span text:style-name="T2513"> a </text:span><text:span text:style-name="T2528">Comment.php</text:span><text:span text:style-name="T2513">:</text:span></text:p>
      <text:p text:style-name="P1055"><text:span text:style-name="T1941">public function </text:span><text:span text:style-name="T798">likesCount</text:span><text:span text:style-name="T1054">()</text:span><text:line-break/><text:span text:style-name="T1054">{</text:span><text:line-break/><text:span text:style-name="T1054"> <text:s text:c="3"/></text:span><text:span text:style-name="T1741">return </text:span><text:span text:style-name="T289">$this</text:span><text:span text:style-name="T577">-&gt;</text:span><text:span text:style-name="T798">likes</text:span><text:span text:style-name="T1054">()</text:span><text:span text:style-name="T577">-&gt;</text:span><text:span text:style-name="T798">count</text:span><text:span text:style-name="T1054">();</text:span><text:line-break/><text:span text:style-name="T1054">}</text:span></text:p>
      <text:p text:style-name="P702"/>
      <text:p text:style-name="P1056"><text:span text:style-name="T2513">Ejecutamos el </text:span><text:span text:style-name="T2528">test</text:span><text:span text:style-name="T2513"> y ya pasa otra vez.</text:span></text:p>
      <text:p text:style-name="P703"/>
      <text:p text:style-name="P1057"><text:span text:style-name="T2513">Ahora vamos a la migración de los estados y vemos si podemos quitar el </text:span><text:span text:style-name="T2528">status_id</text:span><text:span text:style-name="T2513"> de </text:span><text:span text:style-name="T2528">create_likes_table.php</text:span><text:span text:style-name="T2513">:</text:span></text:p>
      <text:p text:style-name="P1057"><text:span text:style-name="T1732">Schema</text:span><text:span text:style-name="T577">::</text:span><text:span text:style-name="T1014">create</text:span><text:span text:style-name="T1054">(</text:span><text:span text:style-name="T1359">'lik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054"> <text:s text:c="3"/></text:span><text:span text:style-name="T289">$table</text:span><text:span text:style-name="T577">-&gt;</text:span><text:span text:style-name="T798">unsignedInteger</text:span><text:span text:style-name="T1054">(</text:span><text:span text:style-name="T1359">'user_id'</text:span><text:span text:style-name="T1054">);</text:span><text:line-break/><text:span text:style-name="T1357"> <text:s text:c="3"/></text:span><text:span text:style-name="T574">$table</text:span><text:span text:style-name="T796">-&gt;</text:span><text:span text:style-name="T1050">unsignedInteger</text:span><text:span text:style-name="T1357">(</text:span><text:span text:style-name="T1595">'status_id'</text:span><text:span text:style-name="T1357">)</text:span><text:span text:style-name="T796">-&gt;</text:span><text:span text:style-name="T1595">nullable</text:span><text:span text:style-name="T1357">();</text:span><text:line-break/><text:span text:style-name="T1054"> <text:s text:c="3"/></text:span><text:span text:style-name="T289">$table</text:span><text:span text:style-name="T577">-&gt;</text:span><text:span text:style-name="T798">nullableMorphs</text:span><text:span text:style-name="T1054">(</text:span><text:span text:style-name="T1359">'likeable'</text:span><text:span text:style-name="T1054">);</text:span><text:line-break/><text:span text:style-name="T1054"> <text:s text:c="3"/></text:span><text:span text:style-name="T289">$table</text:span><text:span text:style-name="T577">-&gt;</text:span><text:span text:style-name="T798">timestamps</text:span><text:span text:style-name="T1054">();</text:span><text:line-break/><text:span text:style-name="T1054">});</text:span></text:p>
      <text:p text:style-name="P704"><text:s/></text:p>
      <text:p text:style-name="P1059"><text:span text:style-name="T2525">E</text:span><text:span text:style-name="T2513">jecutamos todos los tests de </text:span><text:span text:style-name="T2528">phpunit</text:span><text:span text:style-name="T2513"> y vemos que fallan porque todavía hacemos referencias a </text:span><text:span text:style-name="T2528">status_id</text:span><text:span text:style-name="T2513"> sobre todo en </text:span><text:span text:style-name="T2528">StatusTest.php</text:span><text:span text:style-name="T2513">. Devolvemos el </text:span><text:span text:style-name="T2528">status_id</text:span><text:span text:style-name="T2513"> a la migración para seguir en verde y vamos a </text:span><text:span text:style-name="T2528">StatusTest.php</text:span><text:span text:style-name="T2513">:</text:span></text:p>
      <text:p text:style-name="P1059"><text:span text:style-name="T1040">factory</text:span><text:span text:style-name="T1054">(</text:span><text:span text:style-name="T1597">Like</text:span><text:span text:style-name="T577">::</text:span><text:span text:style-name="T1741">class</text:span><text:span text:style-name="T1054">, </text:span><text:span text:style-name="T2195">2</text:span><text:span text:style-name="T1054">)</text:span><text:span text:style-name="T577">-&gt;</text:span><text:span text:style-name="T798">create</text:span><text:span text:style-name="T1054">([</text:span><text:line-break/><text:span text:style-name="T1054"> <text:s text:c="3"/></text:span><text:span text:style-name="T1359">'likeable_id' </text:span><text:span text:style-name="T577">=&gt; </text:span><text:span text:style-name="T289">$status</text:span><text:span text:style-name="T577">-&gt;</text:span><text:span text:style-name="T289">id</text:span><text:span text:style-name="T1054">, <text:s text:c="9"/></text:span><text:span text:style-name="T225">// 1</text:span><text:line-break/><text:span text:style-name="T225"> <text:s text:c="3"/></text:span><text:span text:style-name="T1359">'likeable_type' </text:span><text:span text:style-name="T577">=&gt; </text:span><text:span text:style-name="T1014">get_class</text:span><text:span text:style-name="T1054">(</text:span><text:span text:style-name="T289">$status</text:span><text:span text:style-name="T1054">) </text:span><text:span text:style-name="T225">// App\\Models\\Status</text:span><text:line-break/><text:span text:style-name="T1054">]);</text:span></text:p>
      <text:p text:style-name="P1060"><text:soft-page-break/><text:span text:style-name="T2513">El problema está aquí porque estamos creando un </text:span><text:span text:style-name="T2528">status_id</text:span></text:p>
      <text:p text:style-name="P705"/>
      <text:p text:style-name="P1060"><text:span text:style-name="T2513">Vamos al </text:span><text:span text:style-name="T2528">LikeFactory.php</text:span><text:span text:style-name="T2513">:</text:span></text:p>
      <text:p text:style-name="P1061"><text:span text:style-name="T556">$factory</text:span><text:span text:style-name="T577">-&gt;</text:span><text:span text:style-name="T798">define</text:span><text:span text:style-name="T1054">(</text:span><text:span text:style-name="T173">App</text:span><text:span text:style-name="T2030">\</text:span><text:span text:style-name="T173">Models</text:span><text:span text:style-name="T2030">\</text:span><text:span text:style-name="T1597">Like</text:span><text:span text:style-name="T577">::</text:span><text:span text:style-name="T1741">class</text:span><text:span text:style-name="T1054">, </text:span><text:span text:style-name="T1741">function </text:span><text:span text:style-name="T1054">(</text:span><text:span text:style-name="T1597">Faker </text:span><text:span text:style-name="T289">$faker</text:span><text:span text:style-name="T1054">) {</text:span><text:line-break/><text:span text:style-name="T1054"> <text:s text:c="3"/></text:span><text:span text:style-name="T1741">return </text:span><text:span text:style-name="T1054">[</text:span><text:line-break/><text:span text:style-name="T1054"> <text:s text:c="7"/></text:span><text:span text:style-name="T1359">'user_id'</text:span><text:span text:style-name="T577">=&gt;</text:span><text:span text:style-name="T1741">function</text:span><text:span text:style-name="T1054">()</text:span><text:line-break/><text:span text:style-name="T1054"> <text:s text:c="7"/>{</text:span><text:line-break/><text:span text:style-name="T1054"> <text:s text:c="11"/></text:span><text:span text:style-name="T1741">return </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7"/>}</text:span><text:span text:style-name="T1357">,</text:span><text:span text:style-name="T3426"><text:line-break/></text:span><text:span text:style-name="T1357"> <text:s text:c="7"/></text:span><text:span text:style-name="T1595">'status_id'</text:span><text:span text:style-name="T796">=&gt;</text:span><text:span text:style-name="T1948">function</text:span><text:span text:style-name="T1357">()</text:span><text:span text:style-name="T3426"><text:line-break/></text:span><text:span text:style-name="T1357"> <text:s text:c="7"/>{</text:span><text:span text:style-name="T3426"><text:line-break/></text:span><text:span text:style-name="T1357"> <text:s text:c="11"/></text:span><text:span text:style-name="T1948">return </text:span><text:span text:style-name="T1050">factory</text:span><text:span text:style-name="T1357">(</text:span><text:span text:style-name="T1737">Status</text:span><text:span text:style-name="T796">::</text:span><text:span text:style-name="T1948">class</text:span><text:span text:style-name="T1357">)</text:span><text:span text:style-name="T796">-&gt;</text:span><text:span text:style-name="T1050">create</text:span><text:span text:style-name="T1357">();</text:span><text:span text:style-name="T3426"><text:line-break/></text:span><text:span text:style-name="T1357"> <text:s text:c="7"/>}</text:span></text:p>
      <text:p text:style-name="Standard"><text:span text:style-name="T3459">Quitamos esas líneas<text:line-break/></text:span><text:span text:style-name="T1163"> <text:s text:c="3"/>];</text:span></text:p>
      <text:p text:style-name="P421"/>
      <text:p text:style-name="P1062">Vamos a la migración y quitamos el <text:span text:style-name="T2607">status_id</text:span>:</text:p>
      <text:p text:style-name="P1058"><text:span text:style-name="T1732">Schema</text:span><text:span text:style-name="T577">::</text:span><text:span text:style-name="T1014">create</text:span><text:span text:style-name="T1054">(</text:span><text:span text:style-name="T1359">'lik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054"> <text:s text:c="3"/></text:span><text:span text:style-name="T289">$table</text:span><text:span text:style-name="T577">-&gt;</text:span><text:span text:style-name="T798">unsignedInteger</text:span><text:span text:style-name="T1054">(</text:span><text:span text:style-name="T1359">'user_id'</text:span><text:span text:style-name="T1054">);</text:span><text:line-break/><text:span text:style-name="T1357"> <text:s text:c="3"/></text:span><text:span text:style-name="T574">$table</text:span><text:span text:style-name="T796">-&gt;</text:span><text:span text:style-name="T1050">unsignedInteger</text:span><text:span text:style-name="T1357">(</text:span><text:span text:style-name="T1595">'status_id'</text:span><text:span text:style-name="T1357">)</text:span><text:span text:style-name="T796">-&gt;</text:span><text:span text:style-name="T1595">nullable</text:span><text:span text:style-name="T1357">();</text:span><text:line-break/><text:span text:style-name="T1054"> <text:s text:c="3"/></text:span><text:span text:style-name="T289">$table</text:span><text:span text:style-name="T577">-&gt;</text:span><text:span text:style-name="T798">nullableMorphs</text:span><text:span text:style-name="T1054">(</text:span><text:span text:style-name="T1359">'likeable'</text:span><text:span text:style-name="T1054">);</text:span><text:line-break/><text:span text:style-name="T1054"> <text:s text:c="3"/></text:span><text:span text:style-name="T289">$table</text:span><text:span text:style-name="T577">-&gt;</text:span><text:span text:style-name="T798">timestamps</text:span><text:span text:style-name="T1054">();</text:span><text:line-break/><text:span text:style-name="T1054">});</text:span></text:p>
      <text:p text:style-name="P1062">Ejecutamos los <text:span text:style-name="T2607">tests</text:span> y vemos que vuelven a funcionar. Ejecutamos los <text:span text:style-name="T2607">tests</text:span> de <text:span text:style-name="T2607">Dusk</text:span> y siguen funcionando también.</text:p>
      <text:p text:style-name="P1063"><text:span text:style-name="T2513">Lo último que queremos hacer es no permitir que los </text:span><text:span text:style-name="T2528">morphs</text:span><text:span text:style-name="T2513"> sean </text:span><text:span text:style-name="T2528">nullables</text:span><text:span text:style-name="T2513"> en </text:span><text:span text:style-name="T2528">create_likes_table.php</text:span><text:span text:style-name="T2513">:</text:span></text:p>
      <text:p text:style-name="P1063"><text:span text:style-name="T1732">Schema</text:span><text:span text:style-name="T577">::</text:span><text:span text:style-name="T1014">create</text:span><text:span text:style-name="T1054">(</text:span><text:span text:style-name="T1359">'like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054"> <text:s text:c="3"/></text:span><text:span text:style-name="T289">$table</text:span><text:span text:style-name="T577">-&gt;</text:span><text:span text:style-name="T798">unsignedInteger</text:span><text:span text:style-name="T1054">(</text:span><text:span text:style-name="T1359">'user_id'</text:span><text:span text:style-name="T1054">);</text:span><text:line-break/><text:span text:style-name="T1054"> <text:s text:c="3"/></text:span><text:span text:style-name="T289">$table</text:span><text:span text:style-name="T577">-&gt;</text:span><text:span text:style-name="T1008">morphs</text:span><text:span text:style-name="T1054">(</text:span><text:span text:style-name="T1359">'likeable'</text:span><text:span text:style-name="T1054">);</text:span><text:line-break/><text:span text:style-name="T1054"> <text:s text:c="3"/></text:span><text:span text:style-name="T289">$table</text:span><text:span text:style-name="T577">-&gt;</text:span><text:span text:style-name="T798">timestamps</text:span><text:span text:style-name="T1054">();</text:span><text:line-break/><text:span text:style-name="T1054">});</text:span></text:p>
      <text:p text:style-name="P711"/>
      <text:p text:style-name="P254"><text:a xlink:type="simple" xlink:href="https://github.com/anasmez/social/commit/2871f55ad4df0886d331a6e30fed865b3ec14a28" text:style-name="Internet_20_link" text:visited-style-name="Visited_20_Internet_20_Link">Commit</text:a></text:p>
      <text:p text:style-name="P254"/>
      <text:h text:style-name="Heading_20_3" text:outline-level="3">Vídeo 38</text:h>
      <text:p text:style-name="P712"/>
      <text:p text:style-name="P1064">Vamos a encapsular los métodos de <text:span text:style-name="T2607">Status</text:span> y <text:span text:style-name="T2607">Comment</text:span> que se repiten para poder reutilizarlos sin duplicar código. <text:span text:style-name="T3460">Vamos a implementar un </text:span><text:span text:style-name="T2785">trait</text:span><text:span text:style-name="T3058"> porque nos sería de mucha utilidad. </text:span><text:span text:style-name="T3059">Por comodidad, vamos a crear un modelo para modificarlo y que sea un </text:span><text:span text:style-name="T2786">trait</text:span><text:span text:style-name="T3059">:</text:span></text:p>
      <text:p text:style-name="Standard"><text:span text:style-name="T48">art make:model Traits/HasLikes</text:span><text:span text:style-name="T1984"><text:line-break/></text:span><text:span text:style-name="T3461">Lo creamos y lo guardamos en la carpeta </text:span><text:span text:style-name="T2607">Traits/HasLikes</text:span></text:p>
      <text:p text:style-name="P48"/>
      <text:p text:style-name="P1065">Vamos a editarlo en <text:span text:style-name="T2607">social/app/Traits/HasLikes.php</text:span><text:span text:style-name="T2916">:</text:span></text:p>
      <text:p text:style-name="P1066"><text:span text:style-name="T1783">&lt;?php</text:span><text:span text:style-name="T3461"><text:line-break/><text:line-break/></text:span><text:span text:style-name="T1820">namespace </text:span><text:span text:style-name="T185">App</text:span><text:span text:style-name="T2103">\</text:span><text:span text:style-name="T185">Traits</text:span><text:span text:style-name="T1164">;</text:span><text:span text:style-name="T3461"><text:line-break/><text:line-break/></text:span><text:span text:style-name="T1950">use </text:span><text:span text:style-name="T213">Illuminate</text:span><text:span text:style-name="T2189">\</text:span><text:span text:style-name="T213">Database</text:span><text:span text:style-name="T2189">\</text:span><text:span text:style-name="T213">Eloquent</text:span><text:span text:style-name="T2189">\</text:span><text:span text:style-name="T213">Model</text:span><text:span text:style-name="T1355">;</text:span><text:span text:style-name="T3461"><text:line-break/><text:line-break/></text:span><text:span text:style-name="T1950">class</text:span><text:span text:style-name="T1952"> </text:span><text:span text:style-name="T1953">trait</text:span><text:span text:style-name="T1820"> </text:span><text:span text:style-name="T279">HasLikes</text:span><text:span text:style-name="T287"> </text:span><text:span text:style-name="T1950">extends </text:span><text:span text:style-name="T213">Model</text:span><text:span text:style-name="T3461"><text:line-break/></text:span><text:span text:style-name="T1164">{</text:span><text:span text:style-name="T3461"><text:line-break/></text:span><text:span text:style-name="T1164"> <text:s text:c="3"/></text:span><text:span text:style-name="T245">//</text:span><text:span text:style-name="T3461"><text:line-break/></text:span><text:soft-page-break/><text:span text:style-name="T1164">}</text:span><text:span text:style-name="T3461"><text:line-break/></text:span></text:p>
      <text:p text:style-name="P1067"><text:span text:style-name="T2916">Y aquí ya podemos empezar a trabajar. </text:span><text:span text:style-name="T3060">Vamos a </text:span><text:span text:style-name="T2787">Comment.php</text:span><text:span text:style-name="T3060"> y copiamos todos los métodos menos user() y los pegamos en el trait:</text:span></text:p>
      <text:p text:style-name="P1071"><text:span text:style-name="T1784">&lt;?php</text:span><text:span text:style-name="T3462"><text:line-break/><text:line-break/></text:span><text:span text:style-name="T1821">namespace </text:span><text:span text:style-name="T186">App</text:span><text:span text:style-name="T2104">\</text:span><text:span text:style-name="T186">Traits</text:span><text:span text:style-name="T1165">;</text:span><text:span text:style-name="T3462"><text:line-break/><text:line-break/></text:span><text:span text:style-name="T1887">use </text:span><text:span text:style-name="T197">App</text:span><text:span text:style-name="T2151">\</text:span><text:span text:style-name="T197">Models</text:span><text:span text:style-name="T2151">\</text:span><text:span text:style-name="T197">Like</text:span><text:span text:style-name="T1286">;</text:span><text:span text:style-name="T3462"><text:line-break/>Importamos el modelo Like que se usa por algunos métodos<text:line-break/></text:span><text:span text:style-name="T1821">trait </text:span><text:span text:style-name="T280">HasLikes</text:span><text:span text:style-name="T3462"><text:line-break/></text:span><text:span text:style-name="T1165">{</text:span><text:span text:style-name="T3462"><text:line-break/><text:line-break/></text:span><text:span text:style-name="T1286"> <text:s text:c="3"/></text:span><text:span text:style-name="T1887">public function </text:span><text:span text:style-name="T974">likes</text:span><text:span text:style-name="T1286">(){</text:span></text:p>
      <text:p text:style-name="P919"><text:span text:style-name="T1165"><text:tab/></text:span><text:span text:style-name="T1821">return </text:span><text:span text:style-name="T289">$</text:span><text:span text:style-name="T2417">this</text:span><text:span text:style-name="T577">-&gt;</text:span><text:span text:style-name="T798">morphMany</text:span><text:span text:style-name="T1054">(</text:span><text:span text:style-name="T1597">Like</text:span><text:span text:style-name="T577">::</text:span><text:span text:style-name="T1741">class</text:span><text:span text:style-name="T1054">, </text:span><text:span text:style-name="T1359">'likeable'</text:span><text:span text:style-name="T1054">);</text:span></text:p>
      <text:p text:style-name="P1072">Este <text:span text:style-name="T3374">$this</text:span> hace referencia al objeto de la clase que lo use, no al trait. Si estamos en Comment, será el objeto de ese modelo</text:p>
      <text:p text:style-name="P1071"><text:span text:style-name="T1286"><text:s text:c="3"/>}</text:span><text:span text:style-name="T116"><text:line-break/><text:line-break/></text:span><text:span text:style-name="T1286"> <text:s text:c="3"/></text:span><text:span text:style-name="T1887">public function </text:span><text:span text:style-name="T974">like</text:span><text:span text:style-name="T1286">(){}</text:span><text:span text:style-name="T116"><text:line-break/><text:line-break/></text:span><text:span text:style-name="T1286"> <text:s text:c="3"/></text:span><text:span text:style-name="T1887">public function </text:span><text:span text:style-name="T974">unlike</text:span><text:span text:style-name="T1286">(){}</text:span><text:span text:style-name="T116"><text:line-break/><text:line-break/></text:span><text:span text:style-name="T1286"> <text:s text:c="3"/></text:span><text:span text:style-name="T1887">public function </text:span><text:span text:style-name="T282">isLiked</text:span><text:span text:style-name="T1286">(){}</text:span><text:span text:style-name="T116"><text:line-break/></text:span><text:span text:style-name="T1286"> <text:s text:c="3"/></text:span><text:span text:style-name="T1887">public function </text:span><text:span text:style-name="T282">likesCount</text:span><text:span text:style-name="T1286">(){}</text:span></text:p>
      <text:p text:style-name="P1069">Copiamos los métodos tal cual</text:p>
      <text:p text:style-name="P1068"><text:span text:style-name="T1165">}</text:span><text:span text:style-name="T3462"><text:line-break/></text:span></text:p>
      <text:p text:style-name="P1069"><text:span text:style-name="T3060">A</text:span><text:span text:style-name="T2916">hora vamos a </text:span><text:span text:style-name="T2607">Comment.php</text:span><text:span text:style-name="T2916">:</text:span></text:p>
      <text:p text:style-name="P1070"><text:span text:style-name="T1855">use </text:span><text:span text:style-name="T191">App</text:span><text:span text:style-name="T2121">\</text:span><text:span text:style-name="T191">Traits</text:span><text:span text:style-name="T2121">\</text:span><text:span text:style-name="T191">HasLikes</text:span><text:span text:style-name="T1200">;</text:span></text:p>
      <text:p text:style-name="Standard"><text:span text:style-name="T3464">Importamos el </text:span><text:span text:style-name="T2788">trait</text:span><text:span text:style-name="T3464"><text:line-break/></text:span><text:span text:style-name="T1822">use </text:span><text:span text:style-name="T187">App</text:span><text:span text:style-name="T2105">\</text:span><text:span text:style-name="T187">User</text:span><text:span text:style-name="T1166">;</text:span><text:span text:style-name="T3463"><text:line-break/></text:span><text:span text:style-name="T1822">use </text:span><text:span text:style-name="T187">Illuminate</text:span><text:span text:style-name="T2105">\</text:span><text:span text:style-name="T187">Database</text:span><text:span text:style-name="T2105">\</text:span><text:span text:style-name="T187">Eloquent</text:span><text:span text:style-name="T2105">\</text:span><text:span text:style-name="T187">Model</text:span><text:span text:style-name="T1166">;</text:span><text:span text:style-name="T3463"><text:line-break/><text:line-break/></text:span><text:span text:style-name="T1822">class </text:span><text:span text:style-name="T1624">Comment </text:span><text:span text:style-name="T1822">extends </text:span><text:span text:style-name="T187">Model</text:span><text:span text:style-name="T3463"><text:line-break/></text:span><text:span text:style-name="T1166">{</text:span><text:span text:style-name="T3463"><text:line-break/></text:span><text:span text:style-name="T1287"> <text:s text:c="3"/></text:span><text:span text:style-name="T1888">use </text:span><text:span text:style-name="T198">HasLikes</text:span><text:span text:style-name="T1287">;</text:span><text:span text:style-name="T3463"><text:line-break/>Y aquí lo usamos</text:span></text:p>
      <text:p text:style-name="Standard"/>
      <text:p text:style-name="P1073">Si ejecutamos todos los <text:span text:style-name="T2607">tests</text:span>, vemos que siguen funcionando.</text:p>
      <text:p text:style-name="P260"/>
      <text:p text:style-name="P1074"><text:span text:style-name="T2916">Hacemos lo mismo con </text:span><text:span text:style-name="T2607">Status.php</text:span><text:span text:style-name="T2916">. Borramos los métodos e importamos el </text:span><text:span text:style-name="T2607">trait</text:span><text:span text:style-name="T2916">:</text:span></text:p>
      <text:p text:style-name="P1074"><text:span text:style-name="T1755">&lt;?php</text:span><text:line-break/><text:line-break/><text:span text:style-name="T1741">namespace </text:span><text:span text:style-name="T173">App</text:span><text:span text:style-name="T2030">\</text:span><text:span text:style-name="T173">Models</text:span><text:span text:style-name="T1054">;</text:span><text:line-break/><text:line-break/><text:span text:style-name="T1837">use </text:span><text:span text:style-name="T191">App</text:span><text:span text:style-name="T2121">\</text:span><text:span text:style-name="T191">Traits</text:span><text:span text:style-name="T2121">\</text:span><text:span text:style-name="T191">HasLikes</text:span><text:span text:style-name="T1200">;</text:span><text:line-break/><text:span text:style-name="T1741">use </text:span><text:span text:style-name="T173">App</text:span><text:span text:style-name="T2030">\</text:span><text:span text:style-name="T173">User</text:span><text:span text:style-name="T1054">;</text:span><text:line-break/><text:span text:style-name="T1741">use </text:span><text:span text:style-name="T173">Illuminate</text:span><text:span text:style-name="T2030">\</text:span><text:span text:style-name="T173">Database</text:span><text:span text:style-name="T2030">\</text:span><text:span text:style-name="T173">Eloquent</text:span><text:span text:style-name="T2030">\</text:span><text:span text:style-name="T173">Model</text:span><text:span text:style-name="T1054">;</text:span><text:line-break/><text:line-break/><text:span text:style-name="T1741">class </text:span><text:span text:style-name="T1597">Status </text:span><text:span text:style-name="T1741">extends </text:span><text:span text:style-name="T173">Model</text:span><text:line-break/><text:span text:style-name="T1054">{</text:span><text:line-break/><text:span text:style-name="T1200"> <text:s text:c="3"/></text:span><text:span text:style-name="T1837">use </text:span><text:span text:style-name="T191">HasLikes</text:span><text:span text:style-name="T1200">;</text:span><text:line-break/><text:span text:style-name="T1054"> <text:s text:c="3"/></text:span></text:p>
      <text:p text:style-name="P259"><text:a xlink:type="simple" xlink:href="https://github.com/anasmez/social/commit/bd31724a174b66ad5709e4d469a3e6cc98a015a6" text:style-name="Internet_20_link" text:visited-style-name="Visited_20_Internet_20_Link">Commit</text:a></text:p>
      <text:p text:style-name="P259"/>
      <text:h text:style-name="Heading_20_3" text:outline-level="3"><text:soft-page-break/>Vídeo 39</text:h>
      <text:p text:style-name="P259"/>
      <text:p text:style-name="P261">Si comparamos <text:span text:style-name="T2607">StatusTest</text:span> y <text:span text:style-name="T2607">CommentTest</text:span>, veremos que tenemos muchos <text:span text:style-name="T2607">tests</text:span> que son prácticamente iguales <text:span text:style-name="T3465">de los métodos del </text:span><text:span text:style-name="T2789">trait</text:span>. <text:span text:style-name="T3465">Nuestro objetivo va a ser crear un </text:span><text:span text:style-name="T2789">test</text:span><text:span text:style-name="T3465"> </text:span><text:span text:style-name="T2789">unitario</text:span><text:span text:style-name="T3465"> que pruebe las funciones del </text:span><text:span text:style-name="T2789">trait</text:span><text:span text:style-name="T3465"> y no tener código duplicado y poder reutilizarlo en el futuro.</text:span></text:p>
      <text:p text:style-name="P262"/>
      <text:p text:style-name="P262">Empezamos creando el <text:span text:style-name="T2607">test</text:span>:</text:p>
      <text:p text:style-name="P1075"><text:span text:style-name="T49">art make:test Traits/HasLikesTest --unit</text:span><text:span text:style-name="T1985"><text:line-break/></text:span><text:span text:style-name="T3466">Lo creamos en la carpeta </text:span><text:span text:style-name="T2790">Traits</text:span><text:span text:style-name="T3466"> para que haya una estructura sistemática y le pasamos la opción </text:span><text:span text:style-name="T3363">--unit</text:span><text:span text:style-name="T3466"> para que lo añada a la carpeta </text:span><text:span text:style-name="T2791">Unit</text:span><text:span text:style-name="T3061">.</text:span></text:p>
      <text:p text:style-name="P265"/>
      <text:p text:style-name="P1076"><text:span text:style-name="T2916">Vamos a ir copiando los métodos de </text:span><text:span text:style-name="T2607">CommentTest.php</text:span><text:span text:style-name="T2916"> a </text:span><text:span text:style-name="T2607">HasLikesTest.php</text:span><text:span text:style-name="T2916">:</text:span></text:p>
      <text:p text:style-name="P1077"><text:span text:style-name="T1755">class </text:span><text:span text:style-name="T1597">HasLikesTest </text:span><text:span text:style-name="T1741">extends </text:span><text:span text:style-name="T173">TestCase</text:span><text:line-break/><text:span text:style-name="T1054">{</text:span><text:line-break/><text:span text:style-name="T1054"> <text:s text:c="3"/></text:span><text:span text:style-name="T225">/**</text:span><text:line-break/><text:span text:style-name="T225"> <text:s text:c="4"/>* </text:span><text:span text:style-name="T1911">@test</text:span><text:line-break/><text:span text:style-name="T1911"> <text:s text:c="4"/></text:span><text:span text:style-name="T225">*/</text:span><text:line-break/><text:span text:style-name="T225"> <text:s text:c="3"/></text:span><text:span text:style-name="T1741">function </text:span><text:span text:style-name="T798">a_</text:span><text:span text:style-name="T898">model</text:span><text:span text:style-name="T798">_morph_many_likes</text:span><text:span text:style-name="T1054">()</text:span></text:p>
      <text:p text:style-name="P1078"><text:span text:style-name="T3468">Cambiamos a que un modelo puede hacer esa función<text:line-break/></text:span><text:span text:style-name="T1167"> <text:s text:c="3"/>{</text:span><text:span text:style-name="T3467"><text:line-break/></text:span><text:span text:style-name="T1288"> <text:s text:c="7"/></text:span><text:span text:style-name="T479">$model</text:span><text:span text:style-name="T743">=</text:span><text:span text:style-name="T1889">new </text:span><text:span text:style-name="T199">ModelWithLikes</text:span><text:span text:style-name="T1288">;</text:span></text:p>
      <text:p text:style-name="Standard"><text:span text:style-name="T3468">Hacemos una instancia de una clase que usaremos para probar los métodos y que solo se usará en esta clase<text:line-break/><text:line-break/></text:span><text:span text:style-name="T1167"> <text:s text:c="7"/></text:span><text:span text:style-name="T876">factory</text:span><text:span text:style-name="T1167">(</text:span><text:span text:style-name="T1625">Like</text:span><text:span text:style-name="T642">::</text:span><text:span text:style-name="T1823">class</text:span><text:span text:style-name="T1167">)</text:span><text:span text:style-name="T642">-&gt;</text:span><text:span text:style-name="T876">create</text:span><text:span text:style-name="T1167">([</text:span><text:span text:style-name="T3467"><text:line-break/></text:span><text:span text:style-name="T1167"> <text:s text:c="11"/></text:span><text:span text:style-name="T1428">'likeable_id' </text:span><text:span text:style-name="T642">=&gt; </text:span><text:span text:style-name="T381">$model</text:span><text:span text:style-name="T642">-&gt;</text:span><text:span text:style-name="T381">id</text:span><text:span text:style-name="T1167">, <text:s text:c="9"/></text:span><text:span text:style-name="T246">// 1</text:span><text:span text:style-name="T3467"><text:line-break/></text:span><text:span text:style-name="T246"> <text:s text:c="11"/></text:span><text:span text:style-name="T1428">'likeable_type' </text:span><text:span text:style-name="T642">=&gt; </text:span><text:span text:style-name="T1018">get_class</text:span><text:span text:style-name="T1167">(</text:span><text:span text:style-name="T381">$model</text:span><text:span text:style-name="T1167">) </text:span><text:span text:style-name="T246">// App\\Models\\Comment</text:span><text:span text:style-name="T3467"><text:line-break/></text:span><text:span text:style-name="T246"> <text:s text:c="7"/></text:span><text:span text:style-name="T1167">]);</text:span><text:span text:style-name="T3467"><text:line-break/><text:line-break/></text:span><text:span text:style-name="T1167"> <text:s text:c="7"/></text:span><text:span text:style-name="T381">$this</text:span><text:span text:style-name="T642">-&gt;</text:span><text:span text:style-name="T876">assertInstanceOf</text:span><text:span text:style-name="T1167">(</text:span><text:span text:style-name="T1625">Like</text:span><text:span text:style-name="T642">::</text:span><text:span text:style-name="T1823">class</text:span><text:span text:style-name="T1167">, </text:span><text:span text:style-name="T381">$model</text:span><text:span text:style-name="T642">-&gt;</text:span><text:span text:style-name="T381">likes</text:span><text:span text:style-name="T642">-&gt;</text:span><text:span text:style-name="T876">first</text:span><text:span text:style-name="T1167">());</text:span><text:span text:style-name="T3467"><text:line-break/></text:span><text:span text:style-name="T1167"> <text:s text:c="3"/>}</text:span><text:span text:style-name="T3467"><text:line-break/></text:span><text:span text:style-name="T1167">}</text:span><text:span text:style-name="T3467"><text:line-break/><text:line-break/></text:span><text:span text:style-name="T1889">class </text:span><text:span text:style-name="T1657">ModelWithLikes</text:span><text:span text:style-name="T117"><text:line-break/></text:span><text:span text:style-name="T1288">{</text:span><text:span text:style-name="T117"><text:line-break/></text:span><text:span text:style-name="T3468">La clase que vamos a probar. Tiene sentido ponerla aquí porque solo se va a usar aquí</text:span></text:p>
      <text:p text:style-name="P448">}</text:p>
      <text:p text:style-name="P393"/>
      <text:p text:style-name="P393"/>
      <text:p text:style-name="P1079">Ejecutamos el <text:span text:style-name="T2607">test</text:span> y vemos que <text:span text:style-name="T3469">dice que no existe una propiedad </text:span><text:span text:style-name="T2792">id</text:span><text:span text:style-name="T3469"> en el </text:span><text:span text:style-name="T2792">ModelWithLikes</text:span><text:span text:style-name="T3469">. Esto sucede porque todos los modelos extienden de </text:span><text:span text:style-name="T2792">Model</text:span><text:span text:style-name="T3469"> de </text:span><text:span text:style-name="T2792">Eloquent</text:span><text:span text:style-name="T3469">. Lo copiamos de un modelo cualquiera y lo pegamos en nuestro nuevo archivo para extender nuestra clase:</text:span></text:p>
      <text:p text:style-name="P1080"><text:span text:style-name="T1741">use </text:span><text:span text:style-name="T173">Illuminate</text:span><text:span text:style-name="T2030">\</text:span><text:span text:style-name="T173">Foundation</text:span><text:span text:style-name="T2030">\</text:span><text:span text:style-name="T173">Testing</text:span><text:span text:style-name="T2030">\</text:span><text:span text:style-name="T173">RefreshDatabase</text:span><text:span text:style-name="T1054">;</text:span><text:line-break/><text:span text:style-name="T1837">use </text:span><text:span text:style-name="T191">Illuminate</text:span><text:span text:style-name="T2121">\</text:span><text:span text:style-name="T191">Database</text:span><text:span text:style-name="T2121">\</text:span><text:span text:style-name="T191">Eloquent</text:span><text:span text:style-name="T2121">\</text:span><text:span text:style-name="T191">Model</text:span><text:span text:style-name="T1200">;</text:span></text:p>
      <text:p text:style-name="P455">.</text:p>
      <text:p text:style-name="P455">.</text:p>
      <text:p text:style-name="P1080"><text:span text:style-name="T1318">.</text:span><text:line-break/><text:span text:style-name="T1741">class </text:span><text:span text:style-name="T1597">ModelWithLikes </text:span><text:span text:style-name="T1837">extends </text:span><text:span text:style-name="T191">Model</text:span><text:line-break/><text:span text:style-name="T1054">{</text:span><text:line-break/><text:line-break/><text:span text:style-name="T1054">}</text:span></text:p>
      <text:p text:style-name="P1079"/>
      <text:p text:style-name="P1079"/>
      <text:p text:style-name="P1081"><text:soft-page-break/>Si ejecutamos otra vez, ahora nos dice que no encuentra la tabla <text:span text:style-name="T2607">users</text:span><text:span text:style-name="T2916">. </text:span><text:span text:style-name="T3062">Tenemos que usar el </text:span><text:span text:style-name="T2793">trait</text:span><text:span text:style-name="T3062"> </text:span><text:span text:style-name="T2793">RefreshDatabase</text:span><text:span text:style-name="T3062">:</text:span></text:p>
      <text:p text:style-name="P1080"><text:span text:style-name="T1741">class </text:span><text:span text:style-name="T1597">HasLikesTest </text:span><text:span text:style-name="T1741">extends </text:span><text:span text:style-name="T173">TestCase</text:span><text:line-break/><text:span text:style-name="T1054">{</text:span><text:line-break/><text:span text:style-name="T1200"> <text:s text:c="3"/></text:span><text:span text:style-name="T1837">use </text:span><text:span text:style-name="T191">RefreshDatabase</text:span><text:span text:style-name="T1200">;</text:span><text:line-break/><text:span text:style-name="T1054"> <text:s text:c="3"/></text:span><text:span text:style-name="T225">/**</text:span><text:line-break/><text:span text:style-name="T225"> <text:s text:c="4"/>* </text:span><text:span text:style-name="T1911">@test</text:span><text:line-break/><text:span text:style-name="T1911"> <text:s text:c="4"/></text:span><text:span text:style-name="T225">*/</text:span><text:line-break/><text:span text:style-name="T225"> <text:s text:c="3"/></text:span><text:span text:style-name="T1741">function </text:span><text:span text:style-name="T798">a_model_morph_many_likes</text:span><text:span text:style-name="T1054">()</text:span><text:line-break/><text:span text:style-name="T1054"> <text:s text:c="3"/>{</text:span></text:p>
      <text:p text:style-name="P1080"/>
      <text:p text:style-name="P1080"/>
      <text:p text:style-name="P1082">Dice que <text:span text:style-name="T2607">likeable_id</text:span> no puede ser <text:span text:style-name="T2607">null</text:span><text:span text:style-name="T2916"> porque estamos pasando </text:span><text:span text:style-name="T2794">null</text:span><text:span text:style-name="T3063"> en vez de </text:span><text:span text:style-name="T3471">$model-&gt;id</text:span><text:span text:style-name="T3063">:</text:span></text:p>
      <text:p text:style-name="P1083"><text:span text:style-name="T1755">function </text:span><text:span text:style-name="T798">a_model_morph_many_likes</text:span><text:span text:style-name="T1054">()</text:span><text:line-break/><text:span text:style-name="T1054">{</text:span><text:line-break/><text:span text:style-name="T1054"> <text:s text:c="3"/></text:span><text:span text:style-name="T289">$model </text:span><text:span text:style-name="T577">= </text:span><text:span text:style-name="T1741">new </text:span><text:span text:style-name="T173">ModelWithLikes</text:span><text:span text:style-name="T1054">(</text:span><text:span text:style-name="T1200">[</text:span><text:span text:style-name="T1458">'id' </text:span><text:span text:style-name="T667">=&gt; </text:span><text:span text:style-name="T2226">1</text:span><text:span text:style-name="T1200">]</text:span><text:span text:style-name="T1054">);</text:span><text:line-break/><text:span text:style-name="T3472">Le pasamos de </text:span><text:span text:style-name="T2795">id</text:span><text:span text:style-name="T3472"> el 1</text:span><text:line-break/><text:span text:style-name="T1054"> <text:s text:c="3"/></text:span><text:span text:style-name="T798">factory</text:span><text:span text:style-name="T1054">(</text:span><text:span text:style-name="T1597">Like</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7"/></text:span><text:span text:style-name="T1359">'likeable_id' </text:span><text:span text:style-name="T577">=&gt; </text:span><text:span text:style-name="T289">$model</text:span><text:span text:style-name="T577">-&gt;</text:span><text:span text:style-name="T406">id</text:span><text:span text:style-name="T1054">, <text:s text:c="9"/></text:span><text:span text:style-name="T225">// 1</text:span></text:p>
      <text:p text:style-name="Standard"><text:span text:style-name="T3472">El </text:span><text:span text:style-name="T2795">id</text:span><text:span text:style-name="T3472"> que va a usar de arriba<text:line-break/></text:span><text:span text:style-name="T247"> <text:s text:c="7"/></text:span><text:span text:style-name="T1429">'likeable_type' </text:span><text:span text:style-name="T643">=&gt; </text:span><text:span text:style-name="T1019">get_class</text:span><text:span text:style-name="T1168">(</text:span><text:span text:style-name="T382">$model</text:span><text:span text:style-name="T1168">) </text:span><text:span text:style-name="T247">// App\\Models\\Comment</text:span><text:span text:style-name="T3470"><text:line-break/></text:span><text:span text:style-name="T247"> <text:s text:c="3"/></text:span><text:span text:style-name="T1168">]);</text:span><text:span text:style-name="T3470"><text:line-break/></text:span></text:p>
      <text:p text:style-name="P1084"><text:span text:style-name="T2916">Ejecutamos otra vez y nos dice que </text:span><text:span text:style-name="T2607">id</text:span><text:span text:style-name="T2916"> no permite asignación masiva. Vamos a eliminar la protección para ese campo.</text:span></text:p>
      <text:p text:style-name="P266">Hacemos lo siguiente en la clase:</text:p>
      <text:p text:style-name="P1085"><text:span text:style-name="T1755">class </text:span><text:span text:style-name="T1597">ModelWithLikes </text:span><text:span text:style-name="T1741">extends </text:span><text:span text:style-name="T173">Model</text:span><text:line-break/><text:span text:style-name="T1054">{</text:span><text:line-break/><text:span text:style-name="T1200"> <text:s text:c="3"/></text:span><text:span text:style-name="T1837">protected </text:span><text:span text:style-name="T406">$fillable </text:span><text:span text:style-name="T667">= </text:span><text:span text:style-name="T1200">[</text:span><text:span text:style-name="T1458">'id'</text:span><text:span text:style-name="T1200">];</text:span><text:line-break/><text:span text:style-name="T3473">Hacemos que </text:span><text:span text:style-name="T2796">id</text:span><text:span text:style-name="T3473"> sea una propiedad que se pueda rellenar</text:span></text:p>
      <text:p text:style-name="P422">}</text:p>
      <text:p text:style-name="P266"/>
      <text:p text:style-name="P1086"><text:span text:style-name="T2916">Ejecutamos otra vez y ahora nos dice que estamos llamando a </text:span><text:span text:style-name="T3370">first()</text:span><text:span text:style-name="T2916"> a través de </text:span><text:span text:style-name="T2607">null</text:span><text:span text:style-name="T2916"> aquí:<text:line-break/></text:span><text:span text:style-name="T2007"> <text:s text:c="3"/></text:span><text:span text:style-name="T289">$this</text:span><text:span text:style-name="T577">-&gt;</text:span><text:span text:style-name="T798">assertInstanceOf</text:span><text:span text:style-name="T1054">(</text:span><text:span text:style-name="T1597">Like</text:span><text:span text:style-name="T577">::</text:span><text:span text:style-name="T1741">class</text:span><text:span text:style-name="T1054">, </text:span><text:span text:style-name="T289">$model</text:span><text:span text:style-name="T577">-&gt;</text:span><text:span text:style-name="T289">likes</text:span><text:span text:style-name="T577">-&gt;</text:span><text:span text:style-name="T898">first</text:span><text:span text:style-name="T1200">()</text:span><text:span text:style-name="T1054">);</text:span><text:line-break/><text:span text:style-name="T1054">}</text:span></text:p>
      <text:p text:style-name="P267"/>
      <text:p text:style-name="P1087"><text:span text:style-name="T2916">Esto pasa porque el modelo de prueba tiene que hacer uso del </text:span><text:span text:style-name="T2607">trait</text:span><text:span text:style-name="T2916"> que creamos (</text:span><text:span text:style-name="T2607">HasLikes</text:span><text:span text:style-name="T2916">):</text:span></text:p>
      <text:p text:style-name="P1087"><text:span text:style-name="T1755">class </text:span><text:span text:style-name="T1597">ModelWithLikes </text:span><text:span text:style-name="T1741">extends </text:span><text:span text:style-name="T173">Model</text:span><text:line-break/><text:span text:style-name="T1054">{</text:span><text:line-break/><text:span text:style-name="T1200"> <text:s text:c="3"/></text:span><text:span text:style-name="T1837">use </text:span><text:span text:style-name="T191">HasLikes</text:span><text:span text:style-name="T1200">;</text:span><text:line-break/><text:span text:style-name="T1054"> <text:s text:c="3"/></text:span><text:span text:style-name="T1741">protected </text:span><text:span text:style-name="T289">$fillable </text:span><text:span text:style-name="T577">= </text:span><text:span text:style-name="T1054">[</text:span><text:span text:style-name="T1359">'id'</text:span><text:span text:style-name="T1054">];</text:span><text:line-break/><text:span text:style-name="T1054">}</text:span></text:p>
      <text:p text:style-name="P268"/>
      <text:p text:style-name="P1088"><text:span text:style-name="T2916">Ejecutamos el </text:span><text:span text:style-name="T2607">test</text:span><text:span text:style-name="T2916"> y vemos que todo funciona. </text:span><text:span text:style-name="T3064">Ya tenemos nuestro primer </text:span><text:span text:style-name="T2798">test</text:span><text:span text:style-name="T3064">. </text:span><text:span text:style-name="T3065">Vamos a eliminarlos de </text:span><text:span text:style-name="T2797">CommentTest</text:span><text:span text:style-name="T3065"> y </text:span><text:span text:style-name="T2797">StatusTest</text:span><text:span text:style-name="T3065"> y seguimos con el siguiente</text:span><text:span text:style-name="T3064">:</text:span></text:p>
      <text:p text:style-name="P1089"><text:span text:style-name="T2022"><text:s text:c="4"/></text:span><text:span text:style-name="T248">/**</text:span><text:span text:style-name="T3474"><text:line-break/></text:span><text:span text:style-name="T248"> <text:s text:c="4"/>* </text:span><text:span text:style-name="T1915">@test</text:span><text:span text:style-name="T3474"><text:line-break/></text:span><text:span text:style-name="T1915"> <text:s text:c="4"/></text:span><text:span text:style-name="T248">*/</text:span><text:span text:style-name="T3474"><text:line-break/></text:span><text:span text:style-name="T248"> <text:s text:c="3"/></text:span><text:span text:style-name="T1824">function </text:span><text:span text:style-name="T877">a_</text:span><text:span text:style-name="T975">model</text:span><text:span text:style-name="T877">_can_be_liked_and_unliked</text:span><text:span text:style-name="T1169">()</text:span><text:span text:style-name="T3474"><text:line-break/>Un modelo se puede </text:span><text:span text:style-name="T2583">likear</text:span><text:span text:style-name="T3474"> y </text:span><text:span text:style-name="T2592">deslikear</text:span></text:p>
      <text:p text:style-name="P1090"><text:span text:style-name="T1169"><text:s text:c="4"/>{</text:span><text:span text:style-name="T3474"><text:line-break/></text:span><text:span text:style-name="T1289"> <text:s text:c="7"/></text:span><text:span text:style-name="T480">$model </text:span><text:span text:style-name="T744">= </text:span><text:span text:style-name="T1890">new </text:span><text:span text:style-name="T200">ModelWithLikes</text:span><text:span text:style-name="T1289">([</text:span><text:span text:style-name="T1533">'id' </text:span><text:span text:style-name="T744">=&gt; </text:span><text:span text:style-name="T2249">1</text:span><text:span text:style-name="T1289">]);</text:span><text:span text:style-name="T3474"><text:line-break/>Creamos un modelo de nuestra clase y le pasamos </text:span><text:span text:style-name="T2799">id</text:span><text:span text:style-name="T3474"> de 1<text:line-break/></text:span><text:span text:style-name="T1169"> <text:s text:c="7"/></text:span><text:span text:style-name="T383">$user </text:span><text:span text:style-name="T644">= </text:span><text:span text:style-name="T877">factory</text:span><text:span text:style-name="T1169">(</text:span><text:span text:style-name="T1626">User</text:span><text:span text:style-name="T644">::</text:span><text:span text:style-name="T1824">class</text:span><text:span text:style-name="T1169">)</text:span><text:span text:style-name="T644">-&gt;</text:span><text:span text:style-name="T877">create</text:span><text:span text:style-name="T1169">();</text:span><text:span text:style-name="T3474"><text:line-break/></text:span><text:span text:style-name="T1169"> <text:s text:c="7"/></text:span><text:span text:style-name="T383">$this</text:span><text:span text:style-name="T644">-&gt;</text:span><text:span text:style-name="T877">actingAs</text:span><text:span text:style-name="T1169">(</text:span><text:span text:style-name="T383">$user</text:span><text:span text:style-name="T1169">);</text:span><text:span text:style-name="T3474"><text:line-break/>Un usuario<text:line-break/></text:span><text:span text:style-name="T1169"> <text:s text:c="7"/></text:span><text:span text:style-name="T383">$</text:span><text:span text:style-name="T480">model</text:span><text:span text:style-name="T644">-&gt;</text:span><text:span text:style-name="T877">like</text:span><text:span text:style-name="T1169">();</text:span><text:span text:style-name="T3474"><text:line-break/></text:span><text:soft-page-break/><text:span text:style-name="T3474">Le damos </text:span><text:span text:style-name="T2799">like</text:span><text:span text:style-name="T3474"> a un objeto del modelo<text:line-break/></text:span><text:span text:style-name="T1169"> <text:s text:c="7"/></text:span><text:span text:style-name="T383">$this</text:span><text:span text:style-name="T644">-&gt;</text:span><text:span text:style-name="T877">assertEquals</text:span><text:span text:style-name="T1169">(</text:span><text:span text:style-name="T2219">1</text:span><text:span text:style-name="T1169">, </text:span><text:span text:style-name="T383">$</text:span><text:span text:style-name="T480">model</text:span><text:span text:style-name="T644">-&gt;</text:span><text:span text:style-name="T877">fresh</text:span><text:span text:style-name="T1169">()</text:span><text:span text:style-name="T644">-&gt;</text:span><text:span text:style-name="T383">likes</text:span><text:span text:style-name="T644">-&gt;</text:span><text:span text:style-name="T877">count</text:span><text:span text:style-name="T1169">());</text:span><text:span text:style-name="T3474"><text:line-break/>Comprobamos que se le ha dado </text:span><text:span text:style-name="T2799">like</text:span><text:span text:style-name="T3474"><text:line-break/></text:span><text:span text:style-name="T1169"> <text:s text:c="7"/></text:span><text:span text:style-name="T383">$</text:span><text:span text:style-name="T480">model</text:span><text:span text:style-name="T644">-&gt;</text:span><text:span text:style-name="T877">unlike</text:span><text:span text:style-name="T1169">();</text:span><text:span text:style-name="T3474"><text:line-break/>Lo quitamos<text:line-break/></text:span><text:span text:style-name="T1169"> <text:s text:c="7"/></text:span><text:span text:style-name="T383">$this</text:span><text:span text:style-name="T644">-&gt;</text:span><text:span text:style-name="T877">assertEquals</text:span><text:span text:style-name="T1169">(</text:span><text:span text:style-name="T2219">0</text:span><text:span text:style-name="T1169">, </text:span><text:span text:style-name="T383">$</text:span><text:span text:style-name="T480">model</text:span><text:span text:style-name="T644">-&gt;</text:span><text:span text:style-name="T877">fresh</text:span><text:span text:style-name="T1169">()</text:span><text:span text:style-name="T644">-&gt;</text:span><text:span text:style-name="T383">likes</text:span><text:span text:style-name="T644">-&gt;</text:span><text:span text:style-name="T877">count</text:span><text:span text:style-name="T1169">());</text:span></text:p>
      <text:p text:style-name="Standard"><text:span text:style-name="T3475">Nos aseguramos de que se ha quitado<text:line-break/></text:span><text:span text:style-name="T1169"> <text:s text:c="3"/>}</text:span><text:span text:style-name="T3474"><text:line-break/></text:span><text:span text:style-name="T1169">}</text:span><text:span text:style-name="T3474"><text:line-break/><text:line-break/></text:span><text:span text:style-name="T1824">class </text:span><text:span text:style-name="T1626">ModelWithLikes </text:span><text:span text:style-name="T1824">extends </text:span><text:span text:style-name="T188">Model</text:span><text:span text:style-name="T3474"><text:line-break/></text:span><text:span text:style-name="T1169">{</text:span><text:span text:style-name="T3474"><text:line-break/></text:span><text:span text:style-name="T1169"> <text:s text:c="3"/></text:span><text:span text:style-name="T1824">use </text:span><text:span text:style-name="T188">HasLikes</text:span><text:span text:style-name="T1169">;</text:span><text:span text:style-name="T3474"><text:line-break/><text:line-break/></text:span><text:span text:style-name="T1169"> <text:s text:c="3"/></text:span><text:span text:style-name="T1824">protected </text:span><text:span text:style-name="T383">$fillable </text:span><text:span text:style-name="T644">= </text:span><text:span text:style-name="T1169">[</text:span><text:span text:style-name="T1430">'id'</text:span><text:span text:style-name="T1169">];</text:span><text:span text:style-name="T3474"><text:line-break/></text:span><text:span text:style-name="T1169">}</text:span></text:p>
      <text:p text:style-name="P269"/>
      <text:p text:style-name="P1091"><text:span text:style-name="T3064">E</text:span><text:span text:style-name="T2916">jecutamos el test y ahora nos dice que está intentando obtener la propiedad “likes” de un no-objeto. Esto pasa porque con el </text:span><text:span text:style-name="T3370">fresh()</text:span><text:span text:style-name="T2916"> </text:span><text:span text:style-name="T3066">lo que hacemos es que el modelo vuelva a consultar la </text:span><text:span text:style-name="T2800">BBDD</text:span><text:span text:style-name="T3066">, pero este modelo no tiene una tabla así que lo quitamos:</text:span></text:p>
      <text:p text:style-name="P1092"><text:span text:style-name="T2023"><text:s text:c="4"/></text:span><text:span text:style-name="T384">$model</text:span><text:span text:style-name="T645">-&gt;</text:span><text:span text:style-name="T878">like</text:span><text:span text:style-name="T1170">();</text:span><text:span text:style-name="T3476"><text:line-break/><text:line-break/></text:span><text:span text:style-name="T1170"> <text:s text:c="3"/></text:span><text:span text:style-name="T384">$this</text:span><text:span text:style-name="T645">-&gt;</text:span><text:span text:style-name="T878">assertEquals</text:span><text:span text:style-name="T1170">(</text:span><text:span text:style-name="T2220">1</text:span><text:span text:style-name="T1170">, </text:span><text:span text:style-name="T384">$model</text:span><text:span text:style-name="T645">-&gt;</text:span><text:span text:style-name="T2473">fresh</text:span><text:span text:style-name="T2474">()-&gt;</text:span><text:span text:style-name="T384">likes</text:span><text:span text:style-name="T645">-&gt;</text:span><text:span text:style-name="T878">count</text:span><text:span text:style-name="T1170">());</text:span><text:span text:style-name="T3476"><text:line-break/><text:line-break/></text:span><text:span text:style-name="T1170"> <text:s text:c="3"/></text:span><text:span text:style-name="T384">$model</text:span><text:span text:style-name="T645">-&gt;</text:span><text:span text:style-name="T878">unlike</text:span><text:span text:style-name="T1170">();</text:span><text:span text:style-name="T3476"><text:line-break/><text:line-break/></text:span><text:span text:style-name="T1170"> <text:s text:c="3"/></text:span><text:span text:style-name="T384">$this</text:span><text:span text:style-name="T645">-&gt;</text:span><text:span text:style-name="T878">assertEquals</text:span><text:span text:style-name="T1170">(</text:span><text:span text:style-name="T2220">0</text:span><text:span text:style-name="T1170">, </text:span><text:span text:style-name="T384">$model</text:span><text:span text:style-name="T645">-&gt;</text:span><text:span text:style-name="T2473">fresh</text:span><text:span text:style-name="T2474">()-&gt;</text:span><text:span text:style-name="T384">likes</text:span><text:span text:style-name="T645">-&gt;</text:span><text:span text:style-name="T878">count</text:span><text:span text:style-name="T1170">());</text:span><text:span text:style-name="T3476"><text:line-break/></text:span><text:span text:style-name="T1170">}</text:span></text:p>
      <text:p text:style-name="P270"/>
      <text:p text:style-name="P1093"><text:span text:style-name="T3066">V</text:span><text:span text:style-name="T2916">olvemos a ejecutar y falla. Lo que pasa esta vez es que estamos accediendo a la propiedad </text:span><text:span text:style-name="T2607">likes</text:span><text:span text:style-name="T2916"> en vez del método </text:span><text:span text:style-name="T2607">likes()</text:span><text:span text:style-name="T2916"> y al no tener tabla en la </text:span><text:span text:style-name="T2607">BBDD</text:span><text:span text:style-name="T2916">, falla. Vamos a cambiarlo:</text:span></text:p>
      <text:p text:style-name="P1093"><text:span text:style-name="T2016"><text:s text:c="8"/></text:span><text:span text:style-name="T289">$model</text:span><text:span text:style-name="T577">-&gt;</text:span><text:span text:style-name="T798">like</text:span><text:span text:style-name="T1054">();</text:span><text:line-break/><text:line-break/><text:span text:style-name="T1054"> <text:s text:c="7"/></text:span><text:span text:style-name="T289">$this</text:span><text:span text:style-name="T577">-&gt;</text:span><text:span text:style-name="T798">assertEquals</text:span><text:span text:style-name="T1054">(</text:span><text:span text:style-name="T2195">1</text:span><text:span text:style-name="T1054">, </text:span><text:span text:style-name="T289">$model</text:span><text:span text:style-name="T577">-&gt;</text:span><text:span text:style-name="T2417">likes()</text:span><text:span text:style-name="T577">-&gt;</text:span><text:span text:style-name="T798">count</text:span><text:span text:style-name="T1054">());</text:span><text:line-break/><text:line-break/><text:span text:style-name="T1054"> <text:s text:c="7"/></text:span><text:span text:style-name="T289">$model</text:span><text:span text:style-name="T577">-&gt;</text:span><text:span text:style-name="T798">unlike</text:span><text:span text:style-name="T1054">();</text:span><text:line-break/><text:line-break/><text:span text:style-name="T1054"> <text:s text:c="7"/></text:span><text:span text:style-name="T289">$this</text:span><text:span text:style-name="T577">-&gt;</text:span><text:span text:style-name="T798">assertEquals</text:span><text:span text:style-name="T1054">(</text:span><text:span text:style-name="T2195">0</text:span><text:span text:style-name="T1054">, </text:span><text:span text:style-name="T289">$model</text:span><text:span text:style-name="T577">-&gt;</text:span><text:span text:style-name="T2417">likes()</text:span><text:span text:style-name="T577">-&gt;</text:span><text:span text:style-name="T798">count</text:span><text:span text:style-name="T1054">());</text:span><text:line-break/><text:span text:style-name="T1054"> <text:s text:c="3"/>}</text:span><text:line-break/><text:span text:style-name="T1054">}</text:span></text:p>
      <text:p text:style-name="P271"/>
      <text:p text:style-name="P1094"><text:span text:style-name="T2916">Ejecutamos el test y ya pasa sin problemas. Ahora podemos quitar el test tanto de </text:span><text:span text:style-name="T2607">CommentTest</text:span><text:span text:style-name="T2916"> como de </text:span><text:span text:style-name="T2607">StatusTest</text:span><text:span text:style-name="T2916"> y pasamos </text:span><text:span text:style-name="T3067">a los 3 últimos que serán iguales así que lo haremos rápidamente:</text:span></text:p>
      <text:p text:style-name="P1094"><text:span text:style-name="T236">/**</text:span><text:line-break/><text:span text:style-name="T225"> * </text:span><text:span text:style-name="T1911">@test</text:span><text:line-break/><text:span text:style-name="T1911"> </text:span><text:span text:style-name="T225">*/</text:span><text:line-break/><text:span text:style-name="T1741">function </text:span><text:span text:style-name="T798">a_</text:span><text:span text:style-name="T898">model</text:span><text:span text:style-name="T798">_can_be_liked_once</text:span><text:span text:style-name="T1054">()</text:span><text:line-break/><text:span text:style-name="T1054">{</text:span><text:line-break/><text:span text:style-name="T1200"> <text:s text:c="3"/></text:span><text:span text:style-name="T406">$model </text:span><text:span text:style-name="T667">= </text:span><text:span text:style-name="T1837">new </text:span><text:span text:style-name="T191">ModelWithLikes</text:span><text:span text:style-name="T1200">([</text:span><text:span text:style-name="T1458">'id' </text:span><text:span text:style-name="T667">=&gt; </text:span><text:span text:style-name="T2226">1</text:span><text:span text:style-name="T1200">]);</text:span><text:line-break/><text:line-break/><text:span text:style-name="T1054"> <text:s text:c="3"/></text:span><text:span text:style-name="T289">$user </text:span><text:span text:style-name="T577">= </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3"/></text:span><text:span text:style-name="T289">$this</text:span><text:span text:style-name="T577">-&gt;</text:span><text:span text:style-name="T798">actingAs</text:span><text:span text:style-name="T1054">(</text:span><text:span text:style-name="T289">$user</text:span><text:span text:style-name="T1054">);</text:span><text:line-break/><text:line-break/><text:span text:style-name="T1054"> <text:s text:c="3"/></text:span><text:span text:style-name="T289">$</text:span><text:span text:style-name="T406">model</text:span><text:span text:style-name="T577">-&gt;</text:span><text:span text:style-name="T798">like</text:span><text:span text:style-name="T1054">();</text:span><text:line-break/><text:line-break/><text:span text:style-name="T1054"> <text:s text:c="3"/></text:span><text:span text:style-name="T289">$this</text:span><text:span text:style-name="T577">-&gt;</text:span><text:span text:style-name="T798">assertEquals</text:span><text:span text:style-name="T1054">(</text:span><text:span text:style-name="T2195">1</text:span><text:span text:style-name="T1054">, </text:span><text:span text:style-name="T289">$</text:span><text:span text:style-name="T406">model</text:span><text:span text:style-name="T577">-&gt;</text:span><text:span text:style-name="T798">likes</text:span><text:span text:style-name="T1200">()</text:span><text:span text:style-name="T577">-&gt;</text:span><text:span text:style-name="T798">count</text:span><text:span text:style-name="T1054">());</text:span><text:line-break/><text:soft-page-break/><text:line-break/><text:span text:style-name="T1054"> <text:s text:c="3"/></text:span><text:span text:style-name="T289">$</text:span><text:span text:style-name="T406">model</text:span><text:span text:style-name="T577">-&gt;</text:span><text:span text:style-name="T798">like</text:span><text:span text:style-name="T1054">();</text:span><text:line-break/><text:line-break/><text:span text:style-name="T1054"> <text:s text:c="3"/></text:span><text:span text:style-name="T289">$this</text:span><text:span text:style-name="T577">-&gt;</text:span><text:span text:style-name="T798">assertEquals</text:span><text:span text:style-name="T1054">(</text:span><text:span text:style-name="T2195">1</text:span><text:span text:style-name="T1054">, </text:span><text:span text:style-name="T289">$</text:span><text:span text:style-name="T406">model</text:span><text:span text:style-name="T577">-&gt;</text:span><text:span text:style-name="T798">likes</text:span><text:span text:style-name="T1200">()</text:span><text:span text:style-name="T577">-&gt;</text:span><text:span text:style-name="T798">count</text:span><text:span text:style-name="T1054">());</text:span><text:line-break/><text:span text:style-name="T1054">}</text:span><text:line-break/><text:line-break/><text:span text:style-name="T225">/**</text:span><text:line-break/><text:span text:style-name="T225"> * </text:span><text:span text:style-name="T1911">@test</text:span><text:line-break/><text:span text:style-name="T1911"> </text:span><text:span text:style-name="T225">*/</text:span><text:line-break/><text:span text:style-name="T1741">function </text:span><text:span text:style-name="T798">a_</text:span><text:span text:style-name="T898">model</text:span><text:span text:style-name="T798">_knows_if_it_has_been_liked</text:span><text:span text:style-name="T1054">()</text:span><text:line-break/><text:span text:style-name="T1054">{</text:span><text:line-break/><text:span text:style-name="T1200"> <text:s text:c="3"/></text:span><text:span text:style-name="T406">$model </text:span><text:span text:style-name="T667">= </text:span><text:span text:style-name="T1837">new </text:span><text:span text:style-name="T191">ModelWithLikes</text:span><text:span text:style-name="T1200">([</text:span><text:span text:style-name="T1458">'id' </text:span><text:span text:style-name="T667">=&gt; </text:span><text:span text:style-name="T2226">1</text:span><text:span text:style-name="T1200">]);</text:span><text:line-break/><text:line-break/><text:span text:style-name="T1054"> <text:s text:c="3"/></text:span><text:span text:style-name="T289">$this</text:span><text:span text:style-name="T577">-&gt;</text:span><text:span text:style-name="T798">assertFalse</text:span><text:span text:style-name="T1054">(</text:span><text:span text:style-name="T289">$</text:span><text:span text:style-name="T406">model</text:span><text:span text:style-name="T577">-&gt;</text:span><text:span text:style-name="T798">isLiked</text:span><text:span text:style-name="T1054">());</text:span><text:line-break/><text:line-break/><text:span text:style-name="T1054"> <text:s text:c="3"/></text:span><text:span text:style-name="T289">$this</text:span><text:span text:style-name="T577">-&gt;</text:span><text:span text:style-name="T798">actingAs</text:span><text:span text:style-name="T1054">(</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line-break/><text:span text:style-name="T1054"> <text:s text:c="3"/></text:span><text:span text:style-name="T289">$</text:span><text:span text:style-name="T406">model</text:span><text:span text:style-name="T577">-&gt;</text:span><text:span text:style-name="T798">like</text:span><text:span text:style-name="T1054">();</text:span><text:line-break/><text:line-break/><text:span text:style-name="T1054"> <text:s text:c="3"/></text:span><text:span text:style-name="T289">$this</text:span><text:span text:style-name="T577">-&gt;</text:span><text:span text:style-name="T798">assertTrue</text:span><text:span text:style-name="T1054">(</text:span><text:span text:style-name="T289">$</text:span><text:span text:style-name="T406">model</text:span><text:span text:style-name="T577">-&gt;</text:span><text:span text:style-name="T798">isLiked</text:span><text:span text:style-name="T1054">());</text:span><text:line-break/><text:span text:style-name="T1054">}</text:span><text:line-break/><text:line-break/><text:span text:style-name="T225">/**</text:span><text:line-break/><text:span text:style-name="T225"> * </text:span><text:span text:style-name="T1911">@test</text:span><text:line-break/><text:span text:style-name="T1911"> </text:span><text:span text:style-name="T225">*/</text:span><text:line-break/><text:span text:style-name="T1741">function </text:span><text:span text:style-name="T798">a_</text:span><text:span text:style-name="T898">model</text:span><text:span text:style-name="T798">_knows_how_many_likes_it_has</text:span><text:span text:style-name="T1054">()</text:span><text:line-break/><text:span text:style-name="T1054">{</text:span><text:line-break/><text:span text:style-name="T1200"> <text:s text:c="3"/></text:span><text:span text:style-name="T406">$model </text:span><text:span text:style-name="T667">= </text:span><text:span text:style-name="T1837">new </text:span><text:span text:style-name="T191">ModelWithLikes</text:span><text:span text:style-name="T1200">([</text:span><text:span text:style-name="T1458">'id' </text:span><text:span text:style-name="T667">=&gt; </text:span><text:span text:style-name="T2226">1</text:span><text:span text:style-name="T1200">]);</text:span><text:line-break/><text:line-break/><text:span text:style-name="T1054"> <text:s text:c="3"/></text:span><text:span text:style-name="T289">$this</text:span><text:span text:style-name="T577">-&gt;</text:span><text:span text:style-name="T798">assertEquals</text:span><text:span text:style-name="T1054">(</text:span><text:span text:style-name="T2195">0</text:span><text:span text:style-name="T1054">, </text:span><text:span text:style-name="T289">$</text:span><text:span text:style-name="T406">model</text:span><text:span text:style-name="T577">-&gt;</text:span><text:span text:style-name="T798">likesCount</text:span><text:span text:style-name="T1054">());</text:span><text:line-break/><text:line-break/><text:span text:style-name="T1054"> <text:s text:c="3"/></text:span><text:span text:style-name="T798">factory</text:span><text:span text:style-name="T1054">(</text:span><text:span text:style-name="T1597">Like</text:span><text:span text:style-name="T577">::</text:span><text:span text:style-name="T1741">class</text:span><text:span text:style-name="T1054">, </text:span><text:span text:style-name="T2195">2</text:span><text:span text:style-name="T1054">)</text:span><text:span text:style-name="T577">-&gt;</text:span><text:span text:style-name="T798">create</text:span><text:span text:style-name="T1054">([</text:span><text:line-break/><text:span text:style-name="T1054"> <text:s text:c="7"/></text:span><text:span text:style-name="T1359">'likeable_id' </text:span><text:span text:style-name="T577">=&gt; </text:span><text:span text:style-name="T289">$</text:span><text:span text:style-name="T406">model</text:span><text:span text:style-name="T577">-&gt;</text:span><text:span text:style-name="T289">id</text:span><text:span text:style-name="T1054">, <text:s text:c="9"/></text:span><text:span text:style-name="T225">// 1</text:span><text:line-break/><text:span text:style-name="T225"> <text:s text:c="7"/></text:span><text:span text:style-name="T1359">'likeable_type' </text:span><text:span text:style-name="T577">=&gt; </text:span><text:span text:style-name="T1014">get_class</text:span><text:span text:style-name="T1054">(</text:span><text:span text:style-name="T289">$</text:span><text:span text:style-name="T406">model</text:span><text:span text:style-name="T1054">) </text:span><text:span text:style-name="T225">// App\\Models\\Status</text:span><text:line-break/><text:span text:style-name="T225"> <text:s text:c="3"/></text:span><text:span text:style-name="T1054">]);</text:span><text:line-break/><text:span text:style-name="T1054"> <text:s text:c="3"/></text:span><text:span text:style-name="T289">$this</text:span><text:span text:style-name="T577">-&gt;</text:span><text:span text:style-name="T798">assertEquals</text:span><text:span text:style-name="T1054">(</text:span><text:span text:style-name="T2195">2</text:span><text:span text:style-name="T1054">, </text:span><text:span text:style-name="T289">$</text:span><text:span text:style-name="T406">model</text:span><text:span text:style-name="T577">-&gt;</text:span><text:span text:style-name="T798">likesCount</text:span><text:span text:style-name="T1054">());</text:span><text:line-break/><text:span text:style-name="T1054">}</text:span></text:p>
      <text:p text:style-name="P272"/>
      <text:p text:style-name="P1095"><text:span text:style-name="T2916">Con estos cambios, ya tenemos </text:span><text:span text:style-name="T3068">todos los </text:span><text:span text:style-name="T2801">tests</text:span><text:span text:style-name="T3068"> en una sola clase y podemos eliminarlos del resto sin preocupación. Y además siguen pasando.</text:span></text:p>
      <text:p text:style-name="P273"/>
      <text:p text:style-name="P1096"><text:span text:style-name="T3068">U</text:span><text:span text:style-name="T2916">na cosa que ocurre es que si eliminamos el </text:span><text:span text:style-name="T2607">trait</text:span><text:span text:style-name="T2916"> en el modelo </text:span><text:span text:style-name="T2607">Comment</text:span><text:span text:style-name="T2916"> o </text:span><text:span text:style-name="T2607">Status</text:span><text:span text:style-name="T2916">, los </text:span><text:span text:style-name="T2607">tests</text:span><text:span text:style-name="T2916"> seguirían pasando. Tenemos que conseguir que no se pueda quitar sin que salte un error. </text:span><text:span text:style-name="T3069">Vamos a </text:span><text:span text:style-name="T2802">CommentTest.php</text:span><text:span text:style-name="T3069"> y vamos a crear un test que verifique exactamente eso:</text:span></text:p>
      <text:p text:style-name="Standard"><text:span text:style-name="T3069"><text:line-break/></text:span><text:span text:style-name="T269">/**</text:span><text:span text:style-name="T118"><text:line-break/></text:span><text:span text:style-name="T269"> * </text:span><text:span text:style-name="T1930">@test</text:span><text:span text:style-name="T118"><text:line-break/></text:span><text:span text:style-name="T1930"> </text:span><text:span text:style-name="T269">*/</text:span><text:span text:style-name="T118"><text:line-break/></text:span><text:span text:style-name="T1891">public function </text:span><text:span text:style-name="T976">a_comment_model_must_use_the_trait_has_likes</text:span><text:span text:style-name="T1290">()</text:span><text:span text:style-name="T118"><text:line-break/></text:span><text:span text:style-name="T3477">El modelo </text:span><text:span text:style-name="T2803">comment</text:span><text:span text:style-name="T3477"> debe usar el </text:span><text:span text:style-name="T2803">trait</text:span><text:span text:style-name="T3477"> </text:span><text:span text:style-name="T2803">HasLikes</text:span></text:p>
      <text:p text:style-name="Standard"><text:span text:style-name="T1290">{</text:span><text:span text:style-name="T118"><text:line-break/></text:span><text:span text:style-name="T1290"> <text:s text:c="3"/></text:span><text:span text:style-name="T481">$this</text:span><text:span text:style-name="T745">-&gt;</text:span><text:span text:style-name="T976">assertArrayHasKey</text:span><text:span text:style-name="T1290">(</text:span><text:span text:style-name="T118"><text:line-break/></text:span><text:span text:style-name="T3477">Vamos a ver que un </text:span><text:span text:style-name="T2803">array</text:span><text:span text:style-name="T3477"> tenga el trait que está usando una clase</text:span></text:p>
      <text:p text:style-name="Standard"><text:span text:style-name="T1290"><text:s text:c="8"/></text:span><text:span text:style-name="T1658">HasLikes</text:span><text:span text:style-name="T745">::</text:span><text:span text:style-name="T1891">class</text:span><text:span text:style-name="T1290">,</text:span><text:span text:style-name="T118"><text:line-break/></text:span><text:span text:style-name="T3478">El </text:span><text:span text:style-name="T2804">string</text:span><text:span text:style-name="T3478"> del </text:span><text:span text:style-name="T2804">trait</text:span><text:span text:style-name="T3478"> que queremos encontrar en el </text:span><text:span text:style-name="T2804">array</text:span></text:p>
      <text:p text:style-name="Standard"><text:span text:style-name="T1290"><text:s text:c="8"/></text:span><text:span text:style-name="T1026">class_uses</text:span><text:span text:style-name="T1290">(</text:span><text:span text:style-name="T1658">Comment</text:span><text:span text:style-name="T745">::</text:span><text:span text:style-name="T1891">class</text:span><text:span text:style-name="T1290">),</text:span><text:span text:style-name="T118"><text:line-break/></text:span><text:span text:style-name="T3478">El array de </text:span><text:span text:style-name="T2804">use </text:span><text:span text:style-name="T3070">que nos devolverá la función aplicándosela al modelo </text:span><text:span text:style-name="T2804">Comment</text:span></text:p>
      <text:p text:style-name="Standard"><text:soft-page-break/><text:span text:style-name="T1290"><text:s text:c="8"/></text:span><text:span text:style-name="T1534">'Comment class must use HasLikes trait'</text:span><text:span text:style-name="T118"><text:line-break/></text:span><text:span text:style-name="T3478">Mensaje de error que saldrá si no la encuentra</text:span></text:p>
      <text:p text:style-name="P1097"><text:span text:style-name="T1458"><text:s text:c="4"/></text:span><text:span text:style-name="T1200">);</text:span><text:span text:style-name="T57"><text:line-break/></text:span><text:span text:style-name="T1200">}</text:span></text:p>
      <text:p text:style-name="P449"/>
      <text:p text:style-name="P1098">Esto está bien, pero no queremos rellenar toda esa información. Vamos a hacer nuestro propio <text:span text:style-name="T2607">assert</text:span>. Vamos a <text:span text:style-name="T2607">social/tests/TestCase.php</text:span><text:span text:style-name="T2916">:</text:span></text:p>
      <text:p text:style-name="Standard"><text:span text:style-name="T1785">abstract class </text:span><text:span text:style-name="T1627">TestCase </text:span><text:span text:style-name="T1825">extends </text:span><text:span text:style-name="T1627">BaseTestCase</text:span><text:span text:style-name="T3479"><text:line-break/></text:span><text:span text:style-name="T1171">{</text:span><text:span text:style-name="T3479"><text:line-break/></text:span><text:span text:style-name="T1171"> <text:s text:c="3"/></text:span><text:span text:style-name="T1825">use </text:span><text:span text:style-name="T189">CreatesApplication</text:span><text:span text:style-name="T1171">;</text:span><text:span text:style-name="T3479"><text:line-break/><text:line-break/></text:span><text:span text:style-name="T1291"> <text:s text:c="3"/></text:span><text:span text:style-name="T1892">protected function </text:span><text:span text:style-name="T977">assertClassUsesTrait</text:span><text:span text:style-name="T1291">(</text:span><text:span text:style-name="T482">$trait</text:span><text:span text:style-name="T1291">, </text:span><text:span text:style-name="T482">$class</text:span><text:span text:style-name="T1291">){</text:span><text:span text:style-name="T119"><text:line-break/></text:span><text:span text:style-name="T3480">Creamos nuestro </text:span><text:span text:style-name="T2805">assert</text:span><text:span text:style-name="T3071"> al que le pasaremos el </text:span><text:span text:style-name="T2805">trait</text:span><text:span text:style-name="T3071"> y la clase</text:span></text:p>
      <text:p text:style-name="Standard"><text:span text:style-name="T1291"><text:s text:c="9"/></text:span><text:span text:style-name="T482">$this</text:span><text:span text:style-name="T746">-&gt;</text:span><text:span text:style-name="T977">assertArrayHasKey</text:span><text:span text:style-name="T1291">(</text:span><text:span text:style-name="T119"><text:line-break/></text:span><text:span text:style-name="T3480">Hacemos la comprobación en el array</text:span></text:p>
      <text:p text:style-name="Standard"><text:span text:style-name="T1291"><text:s text:c="12"/></text:span><text:span text:style-name="T482">$trait</text:span><text:span text:style-name="T1291">,</text:span><text:span text:style-name="T119"><text:line-break/></text:span><text:span text:style-name="T3480">Vemos si el trait</text:span></text:p>
      <text:p text:style-name="Standard"><text:span text:style-name="T1291"><text:s text:c="12"/></text:span><text:span text:style-name="T1027">class_uses</text:span><text:span text:style-name="T1291">(</text:span><text:span text:style-name="T482">$class</text:span><text:span text:style-name="T1291">),</text:span><text:span text:style-name="T119"><text:line-break/></text:span><text:span text:style-name="T3480">Coincide con algún </text:span><text:span text:style-name="T2805">use</text:span><text:span text:style-name="T3480"> de la clase</text:span></text:p>
      <text:p text:style-name="Standard"><text:span text:style-name="T1291"><text:s text:c="12"/></text:span><text:span text:style-name="T1535">"</text:span><text:span text:style-name="T1291">{</text:span><text:span text:style-name="T482">$class</text:span><text:span text:style-name="T1291">}</text:span><text:span text:style-name="T1535"> class must use </text:span><text:span text:style-name="T1291">{</text:span><text:span text:style-name="T482">$trait</text:span><text:span text:style-name="T1291">}</text:span><text:span text:style-name="T1535"> trait"</text:span><text:span text:style-name="T119"><text:line-break/></text:span><text:span text:style-name="T3480">El mensaje de error que lanzaría</text:span></text:p>
      <text:p text:style-name="P1099"><text:span text:style-name="T1535"><text:s text:c="8"/></text:span><text:span text:style-name="T1291">);</text:span><text:span text:style-name="T119"><text:line-break/></text:span><text:span text:style-name="T1291"> <text:s text:c="3"/>}</text:span><text:span text:style-name="T3479"><text:line-break/></text:span><text:span text:style-name="T1171">}</text:span></text:p>
      <text:p text:style-name="P274"/>
      <text:p text:style-name="P1100"><text:span text:style-name="T2916">Ahora veríamos un mensaje de este estilo si se nos olvida el </text:span><text:span text:style-name="T2607">trait</text:span><text:span text:style-name="T2916">:</text:span></text:p>
      <text:p text:style-name="P470">App\Models\Comment class must use App\Traits\HasLikes trait</text:p>
      <text:p text:style-name="P1101">Con esto quedaría muy claro el error y tendría rápida solución.</text:p>
      <text:p text:style-name="P1101"/>
      <text:p text:style-name="P1102">Hacemos lo mismo con <text:span text:style-name="T2607">StatusTest.php</text:span>:</text:p>
      <text:p text:style-name="P263"><text:span text:style-name="T275">/**</text:span><text:line-break/><text:span text:style-name="T275"> * </text:span><text:span text:style-name="T1911">@test</text:span><text:line-break/><text:span text:style-name="T1911"> </text:span><text:span text:style-name="T275">*/</text:span><text:line-break/><text:span text:style-name="T1933">public function </text:span><text:span text:style-name="T1009">a_</text:span><text:span text:style-name="T1011">status</text:span><text:span text:style-name="T1009">_model_must_use_the_trait_has_likes</text:span><text:span text:style-name="T1328">()</text:span><text:line-break/><text:span text:style-name="T1328">{</text:span><text:line-break/><text:span text:style-name="T1328"> <text:s text:c="3"/></text:span><text:span text:style-name="T513">$this</text:span><text:span text:style-name="T776">-&gt;</text:span><text:span text:style-name="T1009">assertClassUsesTrait</text:span><text:span text:style-name="T1328">(</text:span><text:span text:style-name="T1664">HasLikes</text:span><text:span text:style-name="T776">::</text:span><text:span text:style-name="T1933">class</text:span><text:span text:style-name="T1328">, </text:span><text:span text:style-name="T1665">Status</text:span><text:span text:style-name="T776">::</text:span><text:span text:style-name="T1933">class</text:span><text:span text:style-name="T1328">);</text:span><text:line-break/><text:span text:style-name="T1328">}</text:span></text:p>
      <text:p text:style-name="P263"/>
      <text:p text:style-name="P264"><text:a xlink:type="simple" xlink:href="https://github.com/anasmez/social/commit/5b78b9bb8d2a7d83409bb926b94eb7dce1636c79" text:style-name="Internet_20_link" text:visited-style-name="Visited_20_Internet_20_Link">Commit</text:a></text:p>
      <text:p text:style-name="P264"/>
      <text:h text:style-name="Heading_20_3" text:outline-level="3">Vídeo 40</text:h>
      <text:p text:style-name="P264"/>
      <text:p text:style-name="P279">Vamos a hacer un <text:span text:style-name="T2607">test</text:span> para pobar el botón de dar <text:span text:style-name="T2607">like</text:span> a los comentarios. Empezamos con un <text:span text:style-name="T2607">test</text:span> de <text:span text:style-name="T2607">Dusk</text:span>:</text:p>
      <text:p text:style-name="Standard"><text:span text:style-name="T50">art dusk:make UsersCanLikeCommentsTest</text:span><text:span text:style-name="T1986"><text:line-break/><text:line-break/></text:span><text:span text:style-name="T3489">Vamos a copiar el </text:span><text:span text:style-name="T2806">test</text:span><text:span text:style-name="T3489"> de </text:span><text:span text:style-name="T2806">Dusk</text:span><text:span text:style-name="T3489"> donde probamos el botón de </text:span><text:span text:style-name="T2806">like</text:span><text:span text:style-name="T3489"> para los estados y lo pegamos en el que acabamos de hacer para modificarlo acto seguido:</text:span></text:p>
      <text:p text:style-name="Standard"><text:span text:style-name="T1741">class </text:span><text:span text:style-name="T1597">UsersCanLikeCommentsTest </text:span><text:span text:style-name="T1741">extends </text:span><text:span text:style-name="T173">DuskTestCase</text:span><text:line-break/><text:span text:style-name="T1054">{</text:span><text:line-break/><text:span text:style-name="T1200"> <text:s text:c="3"/></text:span><text:span text:style-name="T1837">use </text:span><text:span text:style-name="T191">DatabaseMigrations</text:span><text:span text:style-name="T1200">;</text:span><text:line-break/><text:span text:style-name="T3490">El </text:span><text:span text:style-name="T2807">trait</text:span><text:span text:style-name="T3490"> para las migraciones </text:span></text:p>
      <text:p text:style-name="Standard"><text:span text:style-name="T1054"><text:s text:c="4"/></text:span><text:span text:style-name="T225">/**</text:span><text:line-break/><text:span text:style-name="T225"> <text:s text:c="4"/>* </text:span><text:span text:style-name="T1911">@test</text:span><text:line-break/><text:soft-page-break/><text:span text:style-name="T1911"> <text:s text:c="4"/></text:span><text:span text:style-name="T225">* </text:span><text:span text:style-name="T1911">@throws </text:span><text:span text:style-name="T206">Throwable</text:span><text:line-break/><text:span text:style-name="T206"> <text:s text:c="4"/></text:span><text:span text:style-name="T225">*/</text:span><text:line-break/><text:span text:style-name="T225"> <text:s text:c="3"/></text:span><text:span text:style-name="T1741">public function </text:span><text:span text:style-name="T798">users_can_like_and_unlike_</text:span><text:span text:style-name="T898">comments</text:span><text:span text:style-name="T1054">()</text:span><text:line-break/><text:span text:style-name="T1054"> <text:s text:c="3"/></text:span><text:span text:style-name="T3490">Un usuario puede dar y quitar </text:span><text:span text:style-name="T2807">likes</text:span><text:span text:style-name="T3490"> de los comentarios</text:span></text:p>
      <text:p text:style-name="P1120"><text:span text:style-name="T1054"><text:s text:c="3"/>{</text:span><text:line-break/><text:span text:style-name="T1054"> <text:s text:c="7"/></text:span><text:line-break/><text:span text:style-name="T1054"> <text:s text:c="7"/></text:span><text:span text:style-name="T289">$user</text:span><text:span text:style-name="T577">=</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7"/></text:span><text:span text:style-name="T289">$</text:span><text:span text:style-name="T406">comment</text:span><text:span text:style-name="T577">=</text:span><text:span text:style-name="T798">factory</text:span><text:span text:style-name="T1054">(</text:span><text:span text:style-name="T1630">Comment</text:span><text:span text:style-name="T577">::</text:span><text:span text:style-name="T1741">class</text:span><text:span text:style-name="T1054">)</text:span><text:span text:style-name="T577">-&gt;</text:span><text:span text:style-name="T798">create</text:span><text:span text:style-name="T1054">();</text:span><text:line-break/><text:span text:style-name="T3490">Creamos dicho comentario y usuario</text:span><text:line-break/><text:span text:style-name="T1054"> <text:s text:c="7"/></text:span><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span text:style-name="T1741">use </text:span><text:span text:style-name="T1054">(</text:span><text:span text:style-name="T289">$</text:span><text:span text:style-name="T406">comment</text:span><text:span text:style-name="T1054">, </text:span><text:span text:style-name="T289">$user</text:span><text:span text:style-name="T1054">){</text:span></text:p>
      <text:p text:style-name="P1120"><text:span text:style-name="T3490">Le pasamos el comentario y el usuario</text:span><text:line-break/><text:span text:style-name="T1054"> <text:s text:c="11"/></text:span><text:span text:style-name="T289">$browser</text:span><text:span text:style-name="T577">-&gt;</text:span><text:span text:style-name="T798">loginAs</text:span><text:span text:style-name="T1054">(</text:span><text:span text:style-name="T289">$user</text:span><text:span text:style-name="T1054">)</text:span></text:p>
      <text:p text:style-name="Standard"><text:span text:style-name="T3490">Nos logueamos con ese usuario</text:span><text:line-break/><text:span text:style-name="T1054"> <text:s text:c="19"/></text:span><text:span text:style-name="T577">-&gt;</text:span><text:span text:style-name="T798">visit</text:span><text:span text:style-name="T1054">(</text:span><text:span text:style-name="T1359">'/'</text:span><text:span text:style-name="T1054">)</text:span><text:line-break/><text:span text:style-name="T3490">Vamos a la principal</text:span></text:p>
      <text:p text:style-name="P1120"><text:span text:style-name="T1054"><text:s text:c="20"/></text:span><text:span text:style-name="T577">-&gt;</text:span><text:span text:style-name="T798">waitForText</text:span><text:span text:style-name="T1054">(</text:span><text:span text:style-name="T289">$</text:span><text:span text:style-name="T406">comment</text:span><text:span text:style-name="T577">-&gt;</text:span><text:span text:style-name="T289">body</text:span><text:span text:style-name="T1054">)</text:span><text:line-break/><text:span text:style-name="T3490">Esperamos al primer comentario</text:span></text:p>
      <text:p text:style-name="P1120"><text:span text:style-name="T1054"><text:s text:c="20"/></text:span><text:span text:style-name="T577">-&gt;</text:span><text:span text:style-name="T798">assertSeeIn</text:span><text:span text:style-name="T1054">(</text:span><text:span text:style-name="T1359">'@</text:span><text:span text:style-name="T1458">comment-</text:span><text:span text:style-name="T1564">li</text:span><text:span text:style-name="T1359">kes-count'</text:span><text:span text:style-name="T1054">, </text:span><text:span text:style-name="T2195">0</text:span><text:span text:style-name="T1054">)</text:span><text:line-break/><text:span text:style-name="T3490">Comprobamos que el número de </text:span><text:span text:style-name="T2807">likes</text:span><text:span text:style-name="T3490"> al comentario es de 0</text:span></text:p>
      <text:p text:style-name="P1120"><text:span text:style-name="T1054"><text:s text:c="20"/></text:span><text:span text:style-name="T577">-&gt;</text:span><text:span text:style-name="T798">press</text:span><text:span text:style-name="T1054">(</text:span><text:span text:style-name="T1359">'@</text:span><text:span text:style-name="T1458">comment-</text:span><text:span text:style-name="T1359">like-btn'</text:span><text:span text:style-name="T1054">)</text:span><text:line-break/><text:span text:style-name="T3490">Le damos al botón de </text:span><text:span text:style-name="T2807">like</text:span></text:p>
      <text:p text:style-name="P1120"><text:span text:style-name="T1054"><text:s text:c="20"/></text:span><text:span text:style-name="T577">-&gt;</text:span><text:span text:style-name="T798">waitForText</text:span><text:span text:style-name="T1054">(</text:span><text:span text:style-name="T1359">'TE GUSTA'</text:span><text:span text:style-name="T1054">)</text:span><text:line-break/><text:span text:style-name="T3490">Esperamos por el texto de </text:span><text:span text:style-name="T2807">TE</text:span><text:span text:style-name="T3490"> </text:span><text:span text:style-name="T2807">GUSTA</text:span></text:p>
      <text:p text:style-name="P1120"><text:span text:style-name="T1054"><text:s text:c="20"/></text:span><text:span text:style-name="T577">-&gt;</text:span><text:span text:style-name="T798">assertSee</text:span><text:span text:style-name="T1054">(</text:span><text:span text:style-name="T1359">'TE GUSTA'</text:span><text:span text:style-name="T1054">)</text:span><text:line-break/><text:span text:style-name="T3490">Comprobamos que se ve</text:span></text:p>
      <text:p text:style-name="P1120"><text:span text:style-name="T1054"><text:s text:c="20"/></text:span><text:span text:style-name="T577">-&gt;</text:span><text:span text:style-name="T798">assertSeeIn</text:span><text:span text:style-name="T1054">(</text:span><text:span text:style-name="T1359">'@</text:span><text:span text:style-name="T1458">comment-</text:span><text:span text:style-name="T1359">likes-count'</text:span><text:span text:style-name="T1054">, </text:span><text:span text:style-name="T2195">1</text:span><text:span text:style-name="T1054">)</text:span><text:line-break/><text:span text:style-name="T3490">Vemos que el contador sube a 1</text:span><text:line-break/><text:span text:style-name="T1054"> <text:s text:c="19"/></text:span><text:span text:style-name="T577">-&gt;</text:span><text:span text:style-name="T798">press</text:span><text:span text:style-name="T1054">(</text:span><text:span text:style-name="T1359">'@</text:span><text:span text:style-name="T1458">comment-</text:span><text:span text:style-name="T1359">unlike-btn'</text:span><text:span text:style-name="T1054">)</text:span><text:line-break/><text:span text:style-name="T3490">Quitamos el </text:span><text:span text:style-name="T2807">like</text:span></text:p>
      <text:p text:style-name="P1120"><text:span text:style-name="T1054"><text:s text:c="20"/></text:span><text:span text:style-name="T577">-&gt;</text:span><text:span text:style-name="T798">waitForText</text:span><text:span text:style-name="T1054">(</text:span><text:span text:style-name="T1359">'ME GUSTA'</text:span><text:span text:style-name="T1054">)</text:span><text:line-break/><text:span text:style-name="T3490">Esperamos el texto de antes</text:span></text:p>
      <text:p text:style-name="P1120"><text:span text:style-name="T1054"><text:s text:c="20"/></text:span><text:span text:style-name="T577">-&gt;</text:span><text:span text:style-name="T798">assertSee</text:span><text:span text:style-name="T1054">(</text:span><text:span text:style-name="T1359">'ME GUSTA'</text:span><text:span text:style-name="T1054">)</text:span><text:line-break/><text:span text:style-name="T3490">Lo vemos</text:span></text:p>
      <text:p text:style-name="P1120"><text:span text:style-name="T1054"><text:s text:c="20"/></text:span><text:span text:style-name="T577">-&gt;</text:span><text:span text:style-name="T798">assertSeeIn</text:span><text:span text:style-name="T1054">(</text:span><text:span text:style-name="T1359">'@</text:span><text:span text:style-name="T1458">comment-</text:span><text:span text:style-name="T1564">l</text:span><text:span text:style-name="T1359">ikes-count'</text:span><text:span text:style-name="T1054">, </text:span><text:span text:style-name="T2195">0</text:span><text:span text:style-name="T1054">)</text:span><text:line-break/><text:span text:style-name="T3490">El contador a 0 otra vez</text:span></text:p>
      <text:p text:style-name="P1120"><text:span text:style-name="T1054"><text:s text:c="12"/>;</text:span><text:line-break/><text:span text:style-name="T1054"> <text:s text:c="7"/>});</text:span><text:line-break/><text:span text:style-name="T1054"> <text:s text:c="3"/>}</text:span><text:line-break/><text:span text:style-name="T1054">}</text:span></text:p>
      <text:p text:style-name="Standard"/>
      <text:p text:style-name="Standard"/>
      <text:p text:style-name="P1121">Ejecutamos el <text:span text:style-name="T2607">test</text:span>:</text:p>
      <text:p text:style-name="Standard"><text:span text:style-name="T28">art dusk --filter users_can_like_and_unlike_comments</text:span><text:span text:style-name="T1998"><text:line-break/><text:line-break/></text:span><text:span text:style-name="T3491">El texto falla y nos dice que no ha encontrado el contador de </text:span><text:span text:style-name="T2808">likes</text:span><text:span text:style-name="T3491">. Vamos a agregar los botones. Nos dirigimos a </text:span><text:span text:style-name="T2808">StatusListItem.vue</text:span><text:span text:style-name="T3491">:</text:span></text:p>
      <text:p text:style-name="P1122"><text:span text:style-name="T2007"><text:s text:c="12"/></text:span><text:span text:style-name="T2030">&lt;</text:span><text:span text:style-name="T2293">a </text:span><text:span text:style-name="T1667">href</text:span><text:span text:style-name="T1359">=""</text:span><text:span text:style-name="T2030">&gt;&lt;</text:span><text:span text:style-name="T2293">strong</text:span><text:span text:style-name="T2030">&gt;{{</text:span><text:span text:style-name="T2195">comment</text:span><text:span text:style-name="T2030">.user_name}}&lt;/</text:span><text:span text:style-name="T2293">strong</text:span><text:span text:style-name="T2030">&gt;&lt;/</text:span><text:span text:style-name="T2293">a</text:span><text:span text:style-name="T2030">&gt;</text:span><text:line-break/><text:span text:style-name="T2030"> <text:s text:c="11"/>{{</text:span><text:span text:style-name="T2195">comment</text:span><text:span text:style-name="T2030">.</text:span><text:span text:style-name="T289">body</text:span><text:span text:style-name="T2030">}}</text:span><text:line-break/><text:span text:style-name="T2030"> <text:s text:c="7"/>&lt;/</text:span><text:span text:style-name="T2293">div</text:span><text:span text:style-name="T2030">&gt;</text:span><text:line-break/><text:span text:style-name="T2030"> <text:s text:c="3"/>&lt;/</text:span><text:span text:style-name="T2293">div</text:span><text:span text:style-name="T2030">&gt;</text:span><text:line-break/><text:span text:style-name="T2121"> <text:s text:c="3"/>&lt;</text:span><text:span text:style-name="T2350">span </text:span><text:span text:style-name="T1700">dusk</text:span><text:span text:style-name="T1458">="comment-likes-count"</text:span><text:span text:style-name="T2121">&gt;&lt;/</text:span><text:span text:style-name="T2350">span</text:span><text:span text:style-name="T2121">&gt;</text:span></text:p>
      <text:p text:style-name="Standard"><text:span text:style-name="T3492">Añadimos el contador de likes</text:span><text:line-break/><text:span text:style-name="T2030">&lt;/</text:span><text:span text:style-name="T2293">div</text:span><text:span text:style-name="T2030">&gt;</text:span><text:line-break/><text:line-break/><text:span text:style-name="T2030">&lt;</text:span><text:span text:style-name="T2293">form </text:span><text:span text:style-name="T1667">@submit.prevent</text:span><text:span text:style-name="T1359">="</text:span><text:span text:style-name="T798">addComment</text:span><text:span text:style-name="T1359">" </text:span><text:span text:style-name="T1667">v-if</text:span><text:span text:style-name="T1359">="</text:span><text:span text:style-name="T289">isAuthenticated</text:span><text:span text:style-name="T1359">"</text:span><text:span text:style-name="T2030">&gt;</text:span></text:p>
      <text:p text:style-name="Standard"/>
      <text:p text:style-name="P1123"><text:soft-page-break/>Ejecutamos el test otra vez y dice que el contador no contiene 0 como texto. Añadimos eso:</text:p>
      <text:p text:style-name="P1123"><text:span text:style-name="T2030">&lt;</text:span><text:span text:style-name="T2293">span </text:span><text:span text:style-name="T1667">dusk</text:span><text:span text:style-name="T1359">="comment-likes-count"</text:span><text:span text:style-name="T2030">&gt;</text:span><text:span text:style-name="T2417">{{comment.likes_count}}</text:span><text:span text:style-name="T2030">&lt;/</text:span><text:span text:style-name="T2293">span</text:span><text:span text:style-name="T2030">&gt;</text:span></text:p>
      <text:p text:style-name="P1124">Añadimos la propiedad likes_count de los comentarios, propiedad que no tenemos todavía</text:p>
      <text:p text:style-name="P1124"/>
      <text:p text:style-name="P1124">Vamos a agregar ese campo en el <text:span text:style-name="T2607">CommentResource.php</text:span>, pero antes en el <text:span text:style-name="T2607">CommentResourceTest.php</text:span><text:span text:style-name="T2916">:</text:span></text:p>
      <text:p text:style-name="Standard"><text:span text:style-name="T329">$this</text:span><text:span text:style-name="T646">-&gt;</text:span><text:span text:style-name="T879">assertEquals</text:span><text:span text:style-name="T1172">(</text:span><text:span text:style-name="T3493"><text:line-break/></text:span><text:span text:style-name="T1172"> <text:s text:c="3"/></text:span><text:span text:style-name="T1431">'https://aprendible.com/images/default-avatar.jpg'</text:span><text:span text:style-name="T1172">,</text:span><text:span text:style-name="T3493"><text:line-break/></text:span><text:span text:style-name="T1172"> <text:s text:c="3"/></text:span><text:span text:style-name="T385">$commentResource</text:span><text:span text:style-name="T1172">[</text:span><text:span text:style-name="T1431">'user_avatar'</text:span><text:span text:style-name="T1172">]</text:span><text:span text:style-name="T3493"><text:line-break/></text:span><text:span text:style-name="T1172">);</text:span><text:span text:style-name="T3493"><text:line-break/></text:span><text:span text:style-name="T483">$this</text:span><text:span text:style-name="T747">-&gt;</text:span><text:span text:style-name="T978">assertEquals</text:span><text:span text:style-name="T1292">(</text:span><text:span text:style-name="T120"><text:line-break/></text:span><text:span text:style-name="T3494">Se asegura que son iguales</text:span></text:p>
      <text:p text:style-name="Standard"><text:span text:style-name="T1292"><text:s text:c="4"/></text:span><text:span text:style-name="T2250">0</text:span><text:span text:style-name="T1292">,</text:span><text:span text:style-name="T120"><text:line-break/></text:span><text:span text:style-name="T3494">El 0 (comentario recién creado=no tiene </text:span><text:span text:style-name="T2809">likes</text:span><text:span text:style-name="T3494">)</text:span></text:p>
      <text:p text:style-name="Standard"><text:span text:style-name="T1292"><text:s text:c="4"/></text:span><text:span text:style-name="T483">$commentResource</text:span><text:span text:style-name="T1292">[</text:span><text:span text:style-name="T1536">'likes_count'</text:span><text:span text:style-name="T1292">]</text:span><text:span text:style-name="T120"><text:line-break/></text:span><text:span text:style-name="T3494">Y la cantidad de </text:span><text:span text:style-name="T2809">likes</text:span><text:span text:style-name="T3494"> que devuelve el recurso</text:span></text:p>
      <text:p text:style-name="P450">);</text:p>
      <text:p text:style-name="P280"/>
      <text:p text:style-name="P1125"><text:span text:style-name="T2916">Ejecutamos ese </text:span><text:span text:style-name="T2607">test</text:span><text:span text:style-name="T2916"> y dice que el índice </text:span><text:span text:style-name="T2607">likes_count</text:span><text:span text:style-name="T2916"> no existe. Vamos a crearlo en el </text:span><text:span text:style-name="T2607">Resource</text:span><text:span text:style-name="T2916">:</text:span></text:p>
      <text:p text:style-name="P1126"><text:span text:style-name="T1786">return </text:span><text:span text:style-name="T1173">[</text:span><text:span text:style-name="T3495"><text:line-break/></text:span><text:span text:style-name="T1173"> <text:s text:c="3"/></text:span><text:span text:style-name="T1432">'body' </text:span><text:span text:style-name="T647">=&gt; </text:span><text:span text:style-name="T386">$this</text:span><text:span text:style-name="T647">-&gt;</text:span><text:span text:style-name="T386">body</text:span><text:span text:style-name="T1173">,</text:span><text:span text:style-name="T3495"><text:line-break/></text:span><text:span text:style-name="T1173"> <text:s text:c="3"/></text:span><text:span text:style-name="T1432">'user_name' </text:span><text:span text:style-name="T647">=&gt; </text:span><text:span text:style-name="T386">$this</text:span><text:span text:style-name="T647">-&gt;</text:span><text:span text:style-name="T386">user</text:span><text:span text:style-name="T647">-&gt;</text:span><text:span text:style-name="T386">name</text:span><text:span text:style-name="T1173">,</text:span><text:span text:style-name="T3495"><text:line-break/></text:span><text:span text:style-name="T1173"> <text:s text:c="3"/></text:span><text:span text:style-name="T1432">'user_avatar' </text:span><text:span text:style-name="T647">=&gt; </text:span><text:span text:style-name="T1432">'https://aprendible.com/images/default-avatar.jpg'</text:span><text:span text:style-name="T1173">,</text:span><text:span text:style-name="T3495"><text:line-break/></text:span><text:span text:style-name="T1293"> <text:s text:c="3"/></text:span><text:span text:style-name="T1537">'likes_count'</text:span><text:span text:style-name="T748">=&gt;</text:span><text:span text:style-name="T406">$this</text:span><text:span text:style-name="T667">-&gt;</text:span><text:span text:style-name="T2433">likesCount()</text:span></text:p>
      <text:p text:style-name="Standard"><text:span text:style-name="T3496">Devuelve el resultado del método </text:span><text:span text:style-name="T2810">likesCount()</text:span><text:span text:style-name="T3496"> del trait </text:span><text:span text:style-name="T2810">HasLikes</text:span><text:span text:style-name="T3496"><text:line-break/></text:span><text:span text:style-name="T1173">];</text:span></text:p>
      <text:p text:style-name="P281"/>
      <text:p text:style-name="P1127"><text:span text:style-name="T2916">Ejecutamos el </text:span><text:span text:style-name="T2607">test</text:span><text:span text:style-name="T2916"> y vemos que va sin problemas. </text:span><text:span text:style-name="T3073">Ya sabemos que tenemos disponible el </text:span><text:span text:style-name="T3373">{{comment.likes_count}}</text:span><text:span text:style-name="T3073"> para utilizarlo.</text:span></text:p>
      <text:p text:style-name="P282"/>
      <text:p text:style-name="P1128"><text:span text:style-name="T2916">Ejecutamos otra vez el </text:span><text:span text:style-name="T2607">test</text:span><text:span text:style-name="T2916"> de </text:span><text:span text:style-name="T2607">Dusk</text:span><text:span text:style-name="T2916"> </text:span><text:span text:style-name="T3074">y ahora dice que no encuentra el botón de dar </text:span><text:span text:style-name="T2811">like</text:span><text:span text:style-name="T3074">. Vamos a agregarlo:</text:span></text:p>
      <text:p text:style-name="P1128"><text:span text:style-name="T2024"><text:s text:c="8"/></text:span><text:span text:style-name="T2030">&lt;/</text:span><text:span text:style-name="T2293">div</text:span><text:span text:style-name="T2030">&gt;</text:span><text:line-break/><text:span text:style-name="T2030"> <text:s text:c="3"/>&lt;/</text:span><text:span text:style-name="T2293">div</text:span><text:span text:style-name="T2030">&gt;</text:span><text:line-break/><text:span text:style-name="T2030"> <text:s text:c="3"/>&lt;</text:span><text:span text:style-name="T2293">span </text:span><text:span text:style-name="T1667">dusk</text:span><text:span text:style-name="T1359">="comment-likes-count"</text:span><text:span text:style-name="T2030">&gt;{{</text:span><text:span text:style-name="T2195">comment</text:span><text:span text:style-name="T2030">.likes_count}}&lt;/</text:span><text:span text:style-name="T2293">span</text:span><text:span text:style-name="T2030">&gt;</text:span><text:line-break/><text:span text:style-name="T2121"> <text:s text:c="3"/>&lt;</text:span><text:span text:style-name="T2350">button </text:span><text:span text:style-name="T1700">dusk</text:span><text:span text:style-name="T1458">="comment-like-btn"</text:span><text:span text:style-name="T2121">&gt;&lt;/</text:span><text:span text:style-name="T2350">button</text:span><text:span text:style-name="T2121">&gt;</text:span><text:line-break/><text:span text:style-name="T2030">&lt;/</text:span><text:span text:style-name="T2293">div</text:span><text:span text:style-name="T2030">&gt;</text:span><text:line-break/></text:p>
      <text:p text:style-name="P1129"><text:span text:style-name="T3074">L</text:span><text:span text:style-name="T2916">o ejecutamos y ahora dice que no encuentra el texto. Lo agregamos también:</text:span></text:p>
      <text:p text:style-name="P1130"><text:span text:style-name="T2016"><text:s text:c="4"/></text:span><text:span text:style-name="T2030">&lt;/</text:span><text:span text:style-name="T2293">div</text:span><text:span text:style-name="T2030">&gt;</text:span><text:line-break/><text:span text:style-name="T2030"> <text:s text:c="3"/>&lt;</text:span><text:span text:style-name="T2293">span </text:span><text:span text:style-name="T1667">dusk</text:span><text:span text:style-name="T1359">="comment-likes-count"</text:span><text:span text:style-name="T2030">&gt;{{</text:span><text:span text:style-name="T2195">comment</text:span><text:span text:style-name="T2030">.likes_count}}&lt;/</text:span><text:span text:style-name="T2293">span</text:span><text:span text:style-name="T2030">&gt;</text:span><text:line-break/><text:span text:style-name="T2030"> <text:s text:c="3"/>&lt;</text:span><text:span text:style-name="T2293">button </text:span><text:span text:style-name="T1667">dusk</text:span><text:span text:style-name="T1359">="comment-like-btn" </text:span><text:span text:style-name="T1700">@click</text:span><text:span text:style-name="T1458">="</text:span><text:span text:style-name="T2417">likeComment</text:span><text:span text:style-name="T1200">(</text:span><text:span text:style-name="T2417">comment</text:span><text:span text:style-name="T1200">)</text:span><text:span text:style-name="T1458">"</text:span><text:span text:style-name="T2030">&gt;&lt;/</text:span><text:span text:style-name="T2293">button</text:span><text:span text:style-name="T2030">&gt;</text:span></text:p>
      <text:p text:style-name="Standard"><text:span text:style-name="T3497">Cuando se le dé </text:span><text:span text:style-name="T2812">click</text:span><text:span text:style-name="T3497">, ejecutamos un método que vamos a crear ahora y le pasamos el </text:span><text:span text:style-name="T2812">comment</text:span><text:span text:style-name="T3497"><text:line-break/></text:span><text:span text:style-name="T2106">&lt;/</text:span><text:span text:style-name="T2338">div</text:span><text:span text:style-name="T2106">&gt;</text:span></text:p>
      <text:p text:style-name="P283"/>
      <text:p text:style-name="P284">Añadimos el método:</text:p>
      <text:p text:style-name="Standard"><text:span text:style-name="T330">methods</text:span><text:span text:style-name="T648">: </text:span><text:span text:style-name="T1174">{</text:span><text:span text:style-name="T3498"><text:line-break/></text:span><text:span text:style-name="T1174"> <text:s text:c="3"/></text:span><text:span text:style-name="T880">addComment</text:span><text:span text:style-name="T1174">() {...},</text:span><text:span text:style-name="T3498"><text:line-break/></text:span><text:span text:style-name="T1294"> <text:s text:c="3"/></text:span><text:span text:style-name="T979">likeComment</text:span><text:span text:style-name="T1294">(</text:span><text:span text:style-name="T2152">comment</text:span><text:span text:style-name="T1294">) {</text:span><text:span text:style-name="T121"><text:line-break/></text:span><text:span text:style-name="T3499">Se ejecuta el método con el comentario que le pasamos</text:span></text:p>
      <text:p text:style-name="Standard"><text:span text:style-name="T1294"><text:s text:c="8"/></text:span><text:span text:style-name="T484">axios</text:span><text:span text:style-name="T1294">.</text:span><text:span text:style-name="T2152">post</text:span><text:span text:style-name="T1294">(</text:span><text:span text:style-name="T1538">`/comments/</text:span><text:span text:style-name="T2152">$</text:span><text:span text:style-name="T1294">{</text:span><text:span text:style-name="T2152">comment</text:span><text:span text:style-name="T1294">.</text:span><text:span text:style-name="T484">id</text:span><text:span text:style-name="T1294">}</text:span><text:span text:style-name="T1538">/likes`</text:span><text:span text:style-name="T1294">)</text:span><text:span text:style-name="T121"><text:line-break/></text:span><text:span text:style-name="T3499">Se hace una petición </text:span><text:span text:style-name="T2813">POST</text:span><text:span text:style-name="T3075"> a esa dirección pasándole el </text:span><text:span text:style-name="T2813">id</text:span><text:span text:style-name="T3075"> del comentario (no lo tenemos implementado)</text:span></text:p>
      <text:p text:style-name="Standard"><text:span text:style-name="T1294"><text:s text:c="12"/>.</text:span><text:span text:style-name="T979">then</text:span><text:span text:style-name="T1294">(</text:span><text:span text:style-name="T2152">respuesta </text:span><text:span text:style-name="T749">=&gt; </text:span><text:span text:style-name="T1294">{</text:span><text:span text:style-name="T121"><text:line-break/></text:span><text:span text:style-name="T3499">Aquí tratamos con la respuesta</text:span></text:p>
      <text:p text:style-name="Standard"><text:soft-page-break/><text:span text:style-name="T1294"><text:s text:c="16"/></text:span><text:span text:style-name="T2152">comment</text:span><text:span text:style-name="T1294">.</text:span><text:span text:style-name="T484">is_liked </text:span><text:span text:style-name="T749">= </text:span><text:span text:style-name="T2265">true</text:span><text:span text:style-name="T1294">;</text:span><text:span text:style-name="T121"><text:line-break/></text:span><text:span text:style-name="T3500">Aquí cogemos la propiedad de que el comentario está dado de </text:span><text:span text:style-name="T2814">like</text:span><text:span text:style-name="T3500"> y la ponemos en </text:span><text:span text:style-name="T2814">true</text:span><text:span text:style-name="T3500">. Tenemos que crearla también</text:span></text:p>
      <text:p text:style-name="Standard"><text:span text:style-name="T1294"><text:s text:c="12"/>})</text:span><text:span text:style-name="T121"><text:line-break/></text:span><text:span text:style-name="T1294"> <text:s text:c="11"/>.</text:span><text:span text:style-name="T979">catch</text:span><text:span text:style-name="T1294">(</text:span><text:span text:style-name="T2152">error </text:span><text:span text:style-name="T749">=&gt; </text:span><text:span text:style-name="T1294">{</text:span><text:span text:style-name="T121"><text:line-break/></text:span><text:span text:style-name="T3500">Aquí captamos cualquier error que pueda haber</text:span></text:p>
      <text:p text:style-name="Standard"><text:span text:style-name="T1294"><text:s text:c="16"/></text:span><text:span text:style-name="T2251">console</text:span><text:span text:style-name="T1294">.</text:span><text:span text:style-name="T979">log</text:span><text:span text:style-name="T1294">(</text:span><text:span text:style-name="T2152">error</text:span><text:span text:style-name="T1294">.</text:span><text:span text:style-name="T484">response</text:span><text:span text:style-name="T1294">.</text:span><text:span text:style-name="T484">data</text:span><text:span text:style-name="T1294">)</text:span><text:span text:style-name="T121"><text:line-break/></text:span><text:span text:style-name="T3500">Lo imprimimos por consola</text:span></text:p>
      <text:p text:style-name="P1131"><text:span text:style-name="T1200"><text:s text:c="12"/>})</text:span><text:span text:style-name="T57"><text:line-break/></text:span><text:span text:style-name="T1200"> <text:s text:c="3"/>}</text:span><text:span text:style-name="T57"><text:line-break/></text:span><text:span text:style-name="T1200">}</text:span></text:p>
      <text:p text:style-name="P284"/>
      <text:p text:style-name="P1132"><text:span text:style-name="T2916">Vamos a añadir las propiedades que hemos usado antes. Vamos al </text:span><text:span text:style-name="T2607">CommentResourceTest.php</text:span><text:span text:style-name="T2916">:</text:span></text:p>
      <text:p text:style-name="P1133"><text:span text:style-name="T302">$this</text:span><text:span text:style-name="T577">-&gt;</text:span><text:span text:style-name="T798">assertEquals</text:span><text:span text:style-name="T1054">(</text:span><text:line-break/><text:span text:style-name="T1054"> <text:s text:c="3"/></text:span><text:span text:style-name="T2195">0</text:span><text:span text:style-name="T1054">,</text:span><text:line-break/><text:span text:style-name="T1054"> <text:s text:c="3"/></text:span><text:span text:style-name="T289">$commentResource</text:span><text:span text:style-name="T1054">[</text:span><text:span text:style-name="T1359">'likes_count'</text:span><text:span text:style-name="T1054">]</text:span><text:line-break/><text:span text:style-name="T1054">);</text:span><text:line-break/><text:span text:style-name="T289">$this</text:span><text:span text:style-name="T577">-&gt;</text:span><text:span text:style-name="T798">assertEquals</text:span><text:span text:style-name="T1054">(</text:span><text:line-break/><text:span text:style-name="T1054"> <text:s text:c="3"/></text:span><text:span text:style-name="T2226">false</text:span><text:span text:style-name="T1054">,</text:span><text:line-break/><text:span text:style-name="T1054"> <text:s text:c="3"/></text:span><text:span text:style-name="T289">$commentResource</text:span><text:span text:style-name="T1054">[</text:span><text:span text:style-name="T1359">'</text:span><text:span text:style-name="T1458">is_liked</text:span><text:span text:style-name="T1359">'</text:span><text:span text:style-name="T1054">]</text:span></text:p>
      <text:p text:style-name="Standard"><text:span text:style-name="T3501">Devuelve falso cuando el comentario se crea y verificamos esa propiedad porque no le hemos dado </text:span><text:span text:style-name="T2815">like</text:span><text:span text:style-name="T3501"> todavía<text:line-break/></text:span><text:span text:style-name="T1175">);</text:span></text:p>
      <text:p text:style-name="P285"/>
      <text:p text:style-name="Standard"><text:span text:style-name="T3076">Ejecutamos el </text:span><text:span text:style-name="T2815">test </text:span><text:span text:style-name="T3501">y dice que tenemos que crearla. Vamos al </text:span><text:span text:style-name="T2815">CommentResource.php</text:span><text:span text:style-name="T3076">:</text:span></text:p>
      <text:p text:style-name="P1134"><text:span text:style-name="T1787">return </text:span><text:span text:style-name="T1054">[</text:span><text:line-break/><text:span text:style-name="T1054"> <text:s text:c="3"/></text:span><text:span text:style-name="T1359">'body' </text:span><text:span text:style-name="T577">=&gt; </text:span><text:span text:style-name="T289">$this</text:span><text:span text:style-name="T577">-&gt;</text:span><text:span text:style-name="T289">body</text:span><text:span text:style-name="T1054">,</text:span><text:line-break/><text:span text:style-name="T1054"> <text:s text:c="3"/></text:span><text:span text:style-name="T1359">'user_name' </text:span><text:span text:style-name="T577">=&gt; </text:span><text:span text:style-name="T289">$this</text:span><text:span text:style-name="T577">-&gt;</text:span><text:span text:style-name="T289">user</text:span><text:span text:style-name="T577">-&gt;</text:span><text:span text:style-name="T289">name</text:span><text:span text:style-name="T1054">,</text:span><text:line-break/><text:span text:style-name="T1054"> <text:s text:c="3"/></text:span><text:span text:style-name="T1359">'user_avatar' </text:span><text:span text:style-name="T577">=&gt; </text:span><text:span text:style-name="T1359">'https://aprendible.com/images/default-avatar.jpg'</text:span><text:span text:style-name="T1054">,</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pan text:style-name="T1054"> <text:s text:c="3"/></text:span><text:span text:style-name="T1458">'is_liked'</text:span><text:span text:style-name="T667">=&gt;</text:span><text:span text:style-name="T406">$this</text:span><text:span text:style-name="T667">-&gt;</text:span><text:span text:style-name="T2417">isLiked</text:span><text:span text:style-name="T1200">()</text:span></text:p>
      <text:p text:style-name="Standard"><text:span text:style-name="T3502">Propiedad que tenemos gracias al </text:span><text:span text:style-name="T2816">trait HasLikes</text:span><text:line-break/><text:span text:style-name="T1054">];</text:span></text:p>
      <text:p text:style-name="P286"/>
      <text:p text:style-name="P1135"><text:span text:style-name="T3076">V</text:span><text:span text:style-name="T2916">amos a añadir la otra:</text:span></text:p>
      <text:p text:style-name="P1135"><text:span text:style-name="T302">$comment </text:span><text:span text:style-name="T577">= </text:span><text:span text:style-name="T798">factory</text:span><text:span text:style-name="T1054">(</text:span><text:span text:style-name="T1597">Status</text:span><text:span text:style-name="T577">::</text:span><text:span text:style-name="T1741">class</text:span><text:span text:style-name="T1054">)</text:span><text:span text:style-name="T577">-&gt;</text:span><text:span text:style-name="T798">create</text:span><text:span text:style-name="T1054">();</text:span><text:line-break/><text:span text:style-name="T289">$commentResource </text:span><text:span text:style-name="T577">= </text:span><text:span text:style-name="T1597">CommentResource</text:span><text:span text:style-name="T577">::</text:span><text:span text:style-name="T1014">make</text:span><text:span text:style-name="T1054">(</text:span><text:span text:style-name="T289">$comment</text:span><text:span text:style-name="T1054">)</text:span><text:span text:style-name="T577">-&gt;</text:span><text:span text:style-name="T798">resolve</text:span><text:span text:style-name="T1054">();</text:span><text:line-break/><text:line-break/><text:span text:style-name="T289">$this</text:span><text:span text:style-name="T577">-&gt;</text:span><text:span text:style-name="T798">assertEquals</text:span><text:span text:style-name="T1054">(</text:span><text:line-break/><text:span text:style-name="T1200"> <text:s text:c="3"/></text:span><text:span text:style-name="T406">$comment</text:span><text:span text:style-name="T667">-&gt;</text:span><text:span text:style-name="T406">id</text:span><text:span text:style-name="T1054">,</text:span><text:line-break/><text:span text:style-name="T1200"> <text:s text:c="3"/></text:span><text:span text:style-name="T406">$commentResource</text:span><text:span text:style-name="T1200">[</text:span><text:span text:style-name="T1458">'id'</text:span><text:span text:style-name="T1200">]</text:span><text:line-break/><text:span text:style-name="T1054">);</text:span><text:line-break/><text:span text:style-name="T289">$this</text:span><text:span text:style-name="T577">-&gt;</text:span><text:span text:style-name="T798">assertEquals</text:span><text:span text:style-name="T1054">(</text:span><text:line-break/><text:span text:style-name="T1054"> <text:s text:c="3"/></text:span><text:span text:style-name="T289">$comment</text:span><text:span text:style-name="T577">-&gt;</text:span><text:span text:style-name="T289">body</text:span><text:span text:style-name="T1054">,</text:span><text:line-break/><text:span text:style-name="T1054"> <text:s text:c="3"/></text:span><text:span text:style-name="T289">$commentResource</text:span><text:span text:style-name="T1054">[</text:span><text:span text:style-name="T1359">'body'</text:span><text:span text:style-name="T1054">]</text:span><text:line-break/><text:span text:style-name="T1054">);</text:span></text:p>
      <text:p text:style-name="P287"/>
      <text:p text:style-name="P1136"><text:span text:style-name="T2916">Ejecutamos y dice que falta. Vamos al </text:span><text:span text:style-name="T2607">CommentResource.php</text:span><text:span text:style-name="T2916">:</text:span></text:p>
      <text:p text:style-name="P1136"><text:span text:style-name="T1755">return </text:span><text:span text:style-name="T1054">[</text:span><text:line-break/><text:span text:style-name="T1200"> <text:s text:c="3"/></text:span><text:span text:style-name="T1458">'id'</text:span><text:span text:style-name="T667">=&gt;</text:span><text:span text:style-name="T406">$this</text:span><text:span text:style-name="T667">-&gt;</text:span><text:span text:style-name="T406">id</text:span><text:span text:style-name="T1200">,</text:span><text:line-break/><text:span text:style-name="T1054"> <text:s text:c="3"/></text:span><text:span text:style-name="T1359">'body' </text:span><text:span text:style-name="T577">=&gt; </text:span><text:span text:style-name="T289">$this</text:span><text:span text:style-name="T577">-&gt;</text:span><text:span text:style-name="T289">body</text:span><text:span text:style-name="T1054">,</text:span><text:line-break/><text:span text:style-name="T1054"> <text:s text:c="3"/></text:span><text:span text:style-name="T1359">'user_name' </text:span><text:span text:style-name="T577">=&gt; </text:span><text:span text:style-name="T289">$this</text:span><text:span text:style-name="T577">-&gt;</text:span><text:span text:style-name="T289">user</text:span><text:span text:style-name="T577">-&gt;</text:span><text:span text:style-name="T289">name</text:span><text:span text:style-name="T1054">,</text:span><text:line-break/><text:span text:style-name="T1054"> <text:s text:c="3"/></text:span><text:span text:style-name="T1359">'user_avatar' </text:span><text:span text:style-name="T577">=&gt; </text:span><text:span text:style-name="T1359">'https://aprendible.com/images/default-avatar.jpg'</text:span><text:span text:style-name="T1054">,</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pan text:style-name="T1054"> <text:s text:c="3"/></text:span><text:span text:style-name="T1359">'is_liked'</text:span><text:span text:style-name="T577">=&gt;</text:span><text:span text:style-name="T289">$this</text:span><text:span text:style-name="T577">-&gt;</text:span><text:span text:style-name="T798">isLiked</text:span><text:span text:style-name="T1054">()</text:span><text:line-break/><text:span text:style-name="T1054">];</text:span></text:p>
      <text:p text:style-name="P287"/>
      <text:p text:style-name="P1137"><text:span text:style-name="T2916">Ejecutamos el </text:span><text:span text:style-name="T2607">test</text:span><text:span text:style-name="T2916"> otra vez y listo. Ya están implementadas las 2 propiedades.</text:span></text:p>
      <text:p text:style-name="P1138"><text:soft-page-break/><text:span text:style-name="T2916">Vamos a modificar los botones en </text:span><text:span text:style-name="T2607">StatusListItem.vue</text:span><text:span text:style-name="T2916">:</text:span></text:p>
      <text:p text:style-name="P1139"><text:span text:style-name="T2016"><text:s text:c="4"/></text:span><text:span text:style-name="T2030">&lt;/</text:span><text:span text:style-name="T2293">div</text:span><text:span text:style-name="T2030">&gt;</text:span><text:line-break/><text:span text:style-name="T2030"> <text:s text:c="3"/>&lt;</text:span><text:span text:style-name="T2293">span </text:span><text:span text:style-name="T1667">dusk</text:span><text:span text:style-name="T1359">="comment-likes-count"</text:span><text:span text:style-name="T2030">&gt;{{</text:span><text:span text:style-name="T2195">comment</text:span><text:span text:style-name="T2030">.likes_count}}&lt;/</text:span><text:span text:style-name="T2293">span</text:span><text:span text:style-name="T2030">&gt;</text:span><text:line-break/><text:span text:style-name="T2030"> <text:s text:c="3"/></text:span><text:span text:style-name="T2121">&lt;</text:span><text:span text:style-name="T2350">button </text:span><text:span text:style-name="T2447">v-if</text:span><text:span text:style-name="T1458">="</text:span><text:span text:style-name="T2226">comment</text:span><text:span text:style-name="T1200">.</text:span><text:span text:style-name="T406">is_liked</text:span><text:span text:style-name="T1458">"</text:span><text:span text:style-name="T2121">&gt;TE GUSTA&lt;/</text:span><text:span text:style-name="T2350">button</text:span><text:span text:style-name="T2121">&gt;</text:span></text:p>
      <text:p text:style-name="P1140"><text:span text:style-name="T3503">Si está dado like el comentario, se muestra el texto<text:line-break/></text:span><text:span text:style-name="T2107"> <text:s text:c="3"/>&lt;</text:span><text:span text:style-name="T2339">button </text:span><text:span text:style-name="T2454">v-else</text:span><text:span text:style-name="T1689"> dusk</text:span><text:span text:style-name="T1433">="comment-like-btn" </text:span><text:span text:style-name="T1689">@click</text:span><text:span text:style-name="T1433">="</text:span><text:span text:style-name="T881">likeComment</text:span><text:span text:style-name="T1176">(</text:span><text:span text:style-name="T2221">comment</text:span><text:span text:style-name="T1176">)</text:span><text:span text:style-name="T1433">"</text:span><text:span text:style-name="T2107">&gt;</text:span><text:span text:style-name="T2153">ME GUSTA</text:span><text:span text:style-name="T2107">&lt;/</text:span><text:span text:style-name="T2339">button</text:span><text:span text:style-name="T2107">&gt;</text:span></text:p>
      <text:p text:style-name="Standard"><text:span text:style-name="T3503">Caso contrario, se muestra este texto<text:line-break/></text:span><text:span text:style-name="T2107">&lt;/</text:span><text:span text:style-name="T2339">div</text:span><text:span text:style-name="T2107">&gt;</text:span></text:p>
      <text:p text:style-name="P1398"/>
      <text:p text:style-name="P1141"><text:span text:style-name="T2916">Ejecutamos el </text:span><text:span text:style-name="T2607">test</text:span><text:span text:style-name="T2916"> y ahora nos dice que esperaba </text:span><text:span text:style-name="T3077">el elemento dentro de </text:span><text:span text:style-name="T2817">likes_count</text:span><text:span text:style-name="T3077">. Eso quiere decir que no se ha actualizado:</text:span></text:p>
      <text:p text:style-name="P1142"><text:span text:style-name="T832">likeComment</text:span><text:span text:style-name="T1054">(</text:span><text:span text:style-name="T2030">comment</text:span><text:span text:style-name="T1054">) {</text:span><text:line-break/><text:span text:style-name="T1054"> <text:s text:c="3"/></text:span><text:span text:style-name="T289">axios</text:span><text:span text:style-name="T1054">.</text:span><text:span text:style-name="T2030">post</text:span><text:span text:style-name="T1054">(</text:span><text:span text:style-name="T1359">`/comments/</text:span><text:span text:style-name="T2030">$</text:span><text:span text:style-name="T1054">{</text:span><text:span text:style-name="T2030">comment</text:span><text:span text:style-name="T1054">.</text:span><text:span text:style-name="T289">id</text:span><text:span text:style-name="T1054">}</text:span><text:span text:style-name="T1359">/likes`</text:span><text:span text:style-name="T1054">)</text:span><text:line-break/><text:span text:style-name="T1054"> <text:s text:c="7"/>.</text:span><text:span text:style-name="T798">then</text:span><text:span text:style-name="T1054">(</text:span><text:span text:style-name="T2030">respuesta </text:span><text:span text:style-name="T577">=&gt; </text:span><text:span text:style-name="T1054">{</text:span><text:line-break/><text:span text:style-name="T2417"> <text:s text:c="11"/>comment.likes_count++;</text:span></text:p>
      <text:p text:style-name="Standard"><text:span text:style-name="T3504">Cuando se da like, aumenta en 1<text:line-break/></text:span><text:span text:style-name="T1177"> <text:s text:c="11"/></text:span><text:span text:style-name="T2108">comment</text:span><text:span text:style-name="T1177">.</text:span><text:span text:style-name="T387">is_liked </text:span><text:span text:style-name="T649">= </text:span><text:span text:style-name="T2271">true</text:span><text:span text:style-name="T1177">;</text:span><text:span text:style-name="T3503"><text:line-break/></text:span><text:span text:style-name="T1177"> <text:s text:c="7"/>})</text:span></text:p>
      <text:p text:style-name="P288"/>
      <text:p text:style-name="P1143"><text:span text:style-name="T2916">Ejecutamos el </text:span><text:span text:style-name="T2607">test</text:span><text:span text:style-name="T2916"> otra vez y dice que no encontró el botón de quitar el me gusta:</text:span></text:p>
      <text:p text:style-name="P1144"><text:span text:style-name="T2016"><text:s text:c="4"/></text:span><text:span text:style-name="T2030">&lt;/</text:span><text:span text:style-name="T2293">div</text:span><text:span text:style-name="T2030">&gt;</text:span><text:line-break/><text:span text:style-name="T2030"> <text:s text:c="3"/>&lt;</text:span><text:span text:style-name="T2293">span </text:span><text:span text:style-name="T1667">dusk</text:span><text:span text:style-name="T1359">="comment-likes-count"</text:span><text:span text:style-name="T2030">&gt;{{</text:span><text:span text:style-name="T2195">comment</text:span><text:span text:style-name="T2030">.likes_count}}&lt;/</text:span><text:span text:style-name="T2293">span</text:span><text:span text:style-name="T2030">&gt;</text:span><text:line-break/><text:span text:style-name="T2030"> <text:s text:c="3"/>&lt;</text:span><text:span text:style-name="T2293">button </text:span><text:span text:style-name="T1667">v-if</text:span><text:span text:style-name="T1359">="</text:span><text:span text:style-name="T2195">comment</text:span><text:span text:style-name="T1054">.</text:span><text:span text:style-name="T289">is_liked</text:span><text:span text:style-name="T1359">" </text:span><text:span text:style-name="T2447">dusk</text:span><text:span text:style-name="T2417">="comment-unlike-btn"</text:span><text:span text:style-name="T2030">&gt;TE GUSTA&lt;/</text:span><text:span text:style-name="T2293">button</text:span><text:span text:style-name="T2030">&gt;</text:span></text:p>
      <text:p text:style-name="Standard"><text:span text:style-name="T3505">Añadimos el selector de </text:span><text:span text:style-name="T2818">Dusk</text:span><text:span text:style-name="T3505"> para que lo encuentre<text:line-break/></text:span><text:span text:style-name="T2109"> <text:s text:c="3"/>&lt;</text:span><text:span text:style-name="T2340">button </text:span><text:span text:style-name="T1690">v-else dusk</text:span><text:span text:style-name="T1434">="comment-like-btn" </text:span><text:span text:style-name="T1690">@click</text:span><text:span text:style-name="T1434">="</text:span><text:span text:style-name="T882">likeComment</text:span><text:span text:style-name="T1178">(</text:span><text:span text:style-name="T2222">comment</text:span><text:span text:style-name="T1178">)</text:span><text:span text:style-name="T1434">"</text:span><text:span text:style-name="T2109">&gt;ME GUSTA&lt;/</text:span><text:span text:style-name="T2340">button</text:span><text:span text:style-name="T2109">&gt;</text:span><text:span text:style-name="T3504"><text:line-break/></text:span><text:span text:style-name="T2109">&lt;/</text:span><text:span text:style-name="T2340">div</text:span><text:span text:style-name="T2109">&gt;</text:span></text:p>
      <text:p text:style-name="P560"/>
      <text:p text:style-name="P1145"><text:span text:style-name="T2916">Ejecutamos el </text:span><text:span text:style-name="T2607">test</text:span><text:span text:style-name="T2916"> y dice que no encontró 0 para cuando se quita el </text:span><text:span text:style-name="T2607">like</text:span><text:span text:style-name="T2916">. Vamos a implementarlo:</text:span></text:p>
      <text:p text:style-name="P1146"><text:span text:style-name="T2016"><text:s text:c="4"/></text:span><text:span text:style-name="T2030">&lt;/</text:span><text:span text:style-name="T2293">div</text:span><text:span text:style-name="T2030">&gt;</text:span><text:line-break/><text:span text:style-name="T2030"> <text:s text:c="3"/>&lt;</text:span><text:span text:style-name="T2293">span </text:span><text:span text:style-name="T1667">dusk</text:span><text:span text:style-name="T1359">="comment-likes-count"</text:span><text:span text:style-name="T2030">&gt;{{</text:span><text:span text:style-name="T2195">comment</text:span><text:span text:style-name="T2030">.likes_count}}&lt;/</text:span><text:span text:style-name="T2293">span</text:span><text:span text:style-name="T2030">&gt;</text:span><text:line-break/><text:span text:style-name="T2030"> <text:s text:c="3"/>&lt;</text:span><text:span text:style-name="T2293">button </text:span><text:span text:style-name="T1667">v-if</text:span><text:span text:style-name="T1359">="</text:span><text:span text:style-name="T2195">comment</text:span><text:span text:style-name="T1054">.</text:span><text:span text:style-name="T289">is_liked</text:span><text:span text:style-name="T1359">" </text:span><text:span text:style-name="T1667">dusk</text:span><text:span text:style-name="T1359">="comment-unlike-btn" </text:span><text:span text:style-name="T2447">@click</text:span><text:span text:style-name="T2417">="unlikeComment(comment)"</text:span><text:span text:style-name="T2030">&gt;TE </text:span></text:p>
      <text:p text:style-name="P1147">Cuando se quita el like, se llama a ese método y se le pasa el comentario</text:p>
      <text:p text:style-name="P1146"><text:span text:style-name="T2030">GUSTA&lt;/</text:span><text:span text:style-name="T2293">button</text:span><text:span text:style-name="T2030">&gt;</text:span><text:line-break/><text:span text:style-name="T2030"> <text:s text:c="3"/>&lt;</text:span><text:span text:style-name="T2293">button </text:span><text:span text:style-name="T1667">v-else dusk</text:span><text:span text:style-name="T1359">="comment-like-btn" </text:span><text:span text:style-name="T1667">@click</text:span><text:span text:style-name="T1359">="</text:span><text:span text:style-name="T798">likeComment</text:span><text:span text:style-name="T1054">(</text:span><text:span text:style-name="T2195">comment</text:span><text:span text:style-name="T1054">)</text:span><text:span text:style-name="T1359">"</text:span><text:span text:style-name="T2030">&gt;ME GUSTA&lt;/</text:span><text:span text:style-name="T2293">button</text:span><text:span text:style-name="T2030">&gt;</text:span><text:line-break/><text:span text:style-name="T2030">&lt;/</text:span><text:span text:style-name="T2293">div</text:span><text:span text:style-name="T2030">&gt;</text:span><text:line-break/></text:p>
      <text:p text:style-name="P1148"><text:span text:style-name="T3506">Vamos a implementar ese método copiando el método de dar </text:span><text:span text:style-name="T2819">like</text:span><text:span text:style-name="T3506">:</text:span><text:line-break/><text:span text:style-name="T898">unlike</text:span><text:span text:style-name="T798">Comment</text:span><text:span text:style-name="T1054">(</text:span><text:span text:style-name="T2030">comment</text:span><text:span text:style-name="T1054">) {</text:span><text:line-break/><text:span text:style-name="T3507">Para quitar el </text:span><text:span text:style-name="T2820">like</text:span></text:p>
      <text:p text:style-name="P1148"><text:span text:style-name="T1054"><text:s text:c="4"/></text:span><text:span text:style-name="T289">axios</text:span><text:span text:style-name="T1054">.</text:span><text:span text:style-name="T2121">delete</text:span><text:span text:style-name="T1054">(</text:span><text:span text:style-name="T1359">`/comments/</text:span><text:span text:style-name="T2030">$</text:span><text:span text:style-name="T1054">{</text:span><text:span text:style-name="T2030">comment</text:span><text:span text:style-name="T1054">.</text:span><text:span text:style-name="T289">id</text:span><text:span text:style-name="T1054">}</text:span><text:span text:style-name="T1359">/likes`</text:span><text:span text:style-name="T1054">)</text:span><text:line-break/><text:span text:style-name="T3507">Petición de </text:span><text:span text:style-name="T2820">delete</text:span></text:p>
      <text:p text:style-name="P1148"><text:span text:style-name="T1054"><text:s text:c="8"/>.</text:span><text:span text:style-name="T798">then</text:span><text:span text:style-name="T1054">(</text:span><text:span text:style-name="T2030">respuesta </text:span><text:span text:style-name="T577">=&gt; </text:span><text:span text:style-name="T1054">{</text:span><text:line-break/><text:span text:style-name="T1054"> <text:s text:c="11"/></text:span><text:span text:style-name="T2030">comment</text:span><text:span text:style-name="T1054">.</text:span><text:span text:style-name="T2030">likes_count</text:span><text:span text:style-name="T667">--</text:span><text:span text:style-name="T1200">;</text:span><text:line-break/><text:span text:style-name="T3507">Reducimos en 1 la cantidad de </text:span><text:span text:style-name="T2820">likes</text:span></text:p>
      <text:p text:style-name="P1148"><text:span text:style-name="T1054"><text:s text:c="12"/></text:span><text:span text:style-name="T2030">comment</text:span><text:span text:style-name="T1054">.</text:span><text:span text:style-name="T289">is_liked </text:span><text:span text:style-name="T577">= </text:span><text:span text:style-name="T2262">false</text:span><text:span text:style-name="T1054">;</text:span><text:line-break/><text:span text:style-name="T3507">Ponemos la propiedad de está dado </text:span><text:span text:style-name="T2820">like</text:span><text:span text:style-name="T3507"> en </text:span><text:span text:style-name="T2820">false</text:span></text:p>
      <text:p text:style-name="P1148"><text:span text:style-name="T1054"><text:s text:c="8"/>})</text:span><text:line-break/><text:span text:style-name="T1054"> <text:s text:c="7"/>.</text:span><text:span text:style-name="T798">catch</text:span><text:span text:style-name="T1054">(</text:span><text:span text:style-name="T2030">error </text:span><text:span text:style-name="T577">=&gt; </text:span><text:span text:style-name="T1054">{</text:span><text:line-break/><text:span text:style-name="T1054"> <text:s text:c="11"/></text:span><text:span text:style-name="T2195">console</text:span><text:span text:style-name="T1054">.</text:span><text:span text:style-name="T798">log</text:span><text:span text:style-name="T1054">(</text:span><text:span text:style-name="T2030">error</text:span><text:span text:style-name="T1054">.</text:span><text:span text:style-name="T289">response</text:span><text:span text:style-name="T1054">.</text:span><text:span text:style-name="T289">data</text:span><text:span text:style-name="T1054">)</text:span><text:line-break/><text:span text:style-name="T1054"> <text:s text:c="7"/>})</text:span><text:line-break/><text:span text:style-name="T1054">}</text:span></text:p>
      <text:p text:style-name="P423"/>
      <text:p text:style-name="P1149">Ejecutamos el <text:span text:style-name="T2607">test</text:span> y ya pasa sin problema.</text:p>
      <text:p text:style-name="P1149"/>
      <text:p text:style-name="P1150"><text:a xlink:type="simple" xlink:href="https://github.com/anasmez/social/commit/2f7253a96becf5c2724b076b7b22ccd739c456a7" text:style-name="Internet_20_link" text:visited-style-name="Visited_20_Internet_20_Link">Commit</text:a></text:p>
      <text:h text:style-name="P1404" text:outline-level="3">Vídeo 41</text:h>
      <text:p text:style-name="Text_20_body"/>
      <text:p text:style-name="P1370">Vamos a hacer que like-btn de <text:span text:style-name="T2607">StatusListItem.vue </text:span><text:span text:style-name="T2916">sea reutilizable y así usarlo con los comentarios. </text:span><text:span text:style-name="T3078">Los tests de dusk los haremos con:<text:line-break/></text:span><text:span text:style-name="T3">art dusk --filter UsersCanLikeStatusesTest</text:span></text:p>
      <text:p text:style-name="P1371">Porque esta es la clase que comprueba que se puedan dar <text:span text:style-name="T2607">likes</text:span> y así nuestros <text:span text:style-name="T2607">tests</text:span> son más rápidos.</text:p>
      <text:p text:style-name="P1371">Ya podemos hacer cambios <text:span text:style-name="T3508">en </text:span><text:span text:style-name="T2821">LikeBtn.vue</text:span><text:span text:style-name="T3508">:</text:span></text:p>
      <text:p text:style-name="P1152"><text:span text:style-name="T2030">&lt;</text:span><text:span text:style-name="T2293">template</text:span><text:span text:style-name="T2030">&gt;</text:span><text:line-break/><text:span text:style-name="T2030"> <text:s text:c="3"/>&lt;</text:span><text:span text:style-name="T2293">button </text:span><text:span text:style-name="T1667">v-if</text:span><text:span text:style-name="T1359">="</text:span><text:span text:style-name="T289">status</text:span><text:span text:style-name="T1054">.</text:span><text:span text:style-name="T289">is_liked</text:span><text:span text:style-name="T1359">"</text:span><text:line-break/><text:span text:style-name="T1359"> <text:s text:c="11"/></text:span><text:span text:style-name="T1667">@click</text:span><text:span text:style-name="T1359">="</text:span><text:span text:style-name="T798">unlike</text:span><text:span text:style-name="T1054">(</text:span><text:span text:style-name="T2475">status</text:span><text:span text:style-name="T1054">)</text:span><text:span text:style-name="T1359">"</text:span><text:line-break/><text:span text:style-name="T1359"> <text:s text:c="11"/></text:span><text:span text:style-name="T1667">class</text:span><text:span text:style-name="T1359">="btn btn-link btn-sm"</text:span><text:line-break/><text:span text:style-name="T1359"> <text:s text:c="11"/></text:span><text:span text:style-name="T1667">dusk</text:span><text:span text:style-name="T1359">="unlike-btn"</text:span><text:span text:style-name="T2030">&gt;</text:span><text:line-break/><text:span text:style-name="T2030"> <text:s text:c="7"/>&lt;</text:span><text:span text:style-name="T2293">strong</text:span><text:span text:style-name="T2030">&gt;</text:span><text:line-break/><text:span text:style-name="T2030"> <text:s text:c="11"/>&lt;</text:span><text:span text:style-name="T2293">i </text:span><text:span text:style-name="T1667">class</text:span><text:span text:style-name="T1359">="fa fa-thumbs-up text-primary mr-1"</text:span><text:span text:style-name="T2030">&gt;&lt;/</text:span><text:span text:style-name="T2293">i</text:span><text:span text:style-name="T2030">&gt;</text:span><text:line-break/><text:span text:style-name="T2030"> <text:s text:c="11"/>TE GUSTA</text:span><text:line-break/><text:span text:style-name="T2030"> <text:s text:c="7"/>&lt;/</text:span><text:span text:style-name="T2293">strong</text:span><text:span text:style-name="T2030">&gt;</text:span><text:line-break/><text:span text:style-name="T2030"> <text:s text:c="3"/>&lt;/</text:span><text:span text:style-name="T2293">button</text:span><text:span text:style-name="T2030">&gt;</text:span><text:line-break/><text:line-break/><text:span text:style-name="T2030"> <text:s text:c="3"/>&lt;</text:span><text:span text:style-name="T2293">button </text:span><text:span text:style-name="T1667">class</text:span><text:span text:style-name="T1359">="btn btn-link btn-sm"</text:span><text:line-break/><text:span text:style-name="T1359"> <text:s text:c="11"/></text:span><text:span text:style-name="T1667">v-else</text:span><text:line-break/><text:span text:style-name="T1667"> <text:s text:c="11"/>dusk</text:span><text:span text:style-name="T1359">="like-btn"</text:span><text:line-break/><text:span text:style-name="T1359"> <text:s text:c="11"/></text:span><text:span text:style-name="T1667">@click</text:span><text:span text:style-name="T1359">="</text:span><text:span text:style-name="T798">like</text:span><text:span text:style-name="T1054">(</text:span><text:span text:style-name="T2475">status</text:span><text:span text:style-name="T1054">)</text:span><text:span text:style-name="T1359">"</text:span><text:span text:style-name="T2030">&gt;</text:span><text:line-break/><text:span text:style-name="T2030"> <text:s text:c="7"/>&lt;</text:span><text:span text:style-name="T2293">i </text:span><text:span text:style-name="T1667">class</text:span><text:span text:style-name="T1359">="far fa-thumbs-up text-primary mr-1"</text:span><text:span text:style-name="T2030">&gt;&lt;/</text:span><text:span text:style-name="T2293">i</text:span><text:span text:style-name="T2030">&gt;</text:span><text:line-break/><text:span text:style-name="T2030"> <text:s text:c="7"/>ME GUSTA</text:span><text:line-break/><text:span text:style-name="T2030"> <text:s text:c="3"/>&lt;/</text:span><text:span text:style-name="T2293">button</text:span><text:span text:style-name="T2030">&gt;</text:span><text:line-break/><text:span text:style-name="T2030">&lt;/</text:span><text:span text:style-name="T2293">template</text:span><text:span text:style-name="T2030">&gt;</text:span></text:p>
      <text:p text:style-name="P1151"/>
      <text:p text:style-name="P1153">Quitamos toda referencia a status. En los métodos también:</text:p>
      <text:p text:style-name="P1154"><text:span text:style-name="T3509"><text:line-break/></text:span><text:span text:style-name="T289">props</text:span><text:span text:style-name="T577">: </text:span><text:span text:style-name="T1054">{</text:span><text:line-break/><text:span text:style-name="T1054"> <text:s text:c="3"/></text:span><text:span text:style-name="T289">status</text:span><text:span text:style-name="T577">: </text:span><text:span text:style-name="T1054">{</text:span><text:line-break/><text:span text:style-name="T1054"> <text:s text:c="7"/></text:span><text:span text:style-name="T289">type</text:span><text:span text:style-name="T577">: </text:span><text:span text:style-name="T2195">Object</text:span><text:span text:style-name="T1054">,</text:span><text:line-break/><text:span text:style-name="T1054"> <text:s text:c="7"/></text:span><text:span text:style-name="T289">required</text:span><text:span text:style-name="T577">: </text:span><text:span text:style-name="T2267">true</text:span><text:line-break/><text:span text:style-name="T2267"> <text:s text:c="3"/></text:span><text:span text:style-name="T1054">},</text:span><text:line-break/><text:span text:style-name="T1054">},</text:span><text:line-break/><text:span text:style-name="T289">methods</text:span><text:span text:style-name="T577">: </text:span><text:span text:style-name="T1054">{</text:span><text:line-break/><text:span text:style-name="T1054"> <text:s text:c="3"/></text:span><text:span text:style-name="T798">like</text:span><text:span text:style-name="T1054">(</text:span><text:span text:style-name="T2475">status</text:span><text:span text:style-name="T1054">) {</text:span><text:line-break/><text:span text:style-name="T1054"> <text:s text:c="7"/></text:span><text:span text:style-name="T289">axios</text:span><text:span text:style-name="T1054">.</text:span><text:span text:style-name="T2030">post</text:span><text:span text:style-name="T1054">(</text:span><text:span text:style-name="T1359">`/statuses/</text:span><text:span text:style-name="T2030">$</text:span><text:span text:style-name="T1054">{</text:span><text:span text:style-name="T537">this</text:span><text:span text:style-name="T1200">.</text:span><text:span text:style-name="T289">status</text:span><text:span text:style-name="T1054">.</text:span><text:span text:style-name="T289">id</text:span><text:span text:style-name="T1054">}</text:span><text:span text:style-name="T1359">/likes`</text:span><text:span text:style-name="T1054">)</text:span><text:line-break/><text:span text:style-name="T1054"> <text:s text:c="11"/>.</text:span><text:span text:style-name="T798">then</text:span><text:span text:style-name="T1054">(</text:span><text:span text:style-name="T2030">respuesta </text:span><text:span text:style-name="T577">=&gt; </text:span><text:span text:style-name="T1054">{</text:span><text:line-break/><text:span text:style-name="T1054"> <text:s text:c="15"/></text:span><text:span text:style-name="T537">this</text:span><text:span text:style-name="T1200">.</text:span><text:span text:style-name="T289">status</text:span><text:span text:style-name="T1054">.</text:span><text:span text:style-name="T289">is_liked </text:span><text:span text:style-name="T577">= </text:span><text:span text:style-name="T2267">true</text:span><text:span text:style-name="T1054">;</text:span><text:line-break/><text:span text:style-name="T1054"> <text:s text:c="15"/></text:span><text:span text:style-name="T537">this</text:span><text:span text:style-name="T1200">.</text:span><text:span text:style-name="T289">status</text:span><text:span text:style-name="T1054">.</text:span><text:span text:style-name="T2030">likes_count</text:span><text:span text:style-name="T577">++</text:span><text:span text:style-name="T1054">;</text:span><text:line-break/><text:span text:style-name="T1054"> <text:s text:c="11"/>})</text:span><text:line-break/><text:span text:style-name="T1054"> <text:s text:c="3"/>},</text:span><text:line-break/><text:span text:style-name="T1054"> <text:s text:c="3"/></text:span><text:span text:style-name="T798">unlike</text:span><text:span text:style-name="T1054">(</text:span><text:span text:style-name="T2475">status</text:span><text:span text:style-name="T1054">) {</text:span><text:line-break/><text:span text:style-name="T1054"> <text:s text:c="7"/></text:span><text:span text:style-name="T289">axios</text:span><text:span text:style-name="T1054">.</text:span><text:span text:style-name="T2030">delete</text:span><text:span text:style-name="T1054">(</text:span><text:span text:style-name="T1359">`/statuses/</text:span><text:span text:style-name="T2030">$</text:span><text:span text:style-name="T1054">{</text:span><text:span text:style-name="T537">this</text:span><text:span text:style-name="T1200">.</text:span><text:span text:style-name="T289">status</text:span><text:span text:style-name="T1054">.</text:span><text:span text:style-name="T289">id</text:span><text:span text:style-name="T1054">}</text:span><text:span text:style-name="T1359">/likes`</text:span><text:span text:style-name="T1054">)</text:span><text:line-break/><text:span text:style-name="T1054"> <text:s text:c="11"/>.</text:span><text:span text:style-name="T798">then</text:span><text:span text:style-name="T1054">(</text:span><text:span text:style-name="T2030">respuesta </text:span><text:span text:style-name="T577">=&gt; </text:span><text:span text:style-name="T1054">{</text:span><text:line-break/><text:span text:style-name="T1054"> <text:s text:c="15"/></text:span><text:span text:style-name="T537">this</text:span><text:span text:style-name="T1200">.</text:span><text:span text:style-name="T289">status</text:span><text:span text:style-name="T1054">.</text:span><text:span text:style-name="T289">is_liked </text:span><text:span text:style-name="T577">= </text:span><text:span text:style-name="T2267">false</text:span><text:span text:style-name="T1318">;</text:span><text:line-break/><text:span text:style-name="T1054"> <text:s text:c="15"/></text:span><text:span text:style-name="T537">this</text:span><text:span text:style-name="T1200">.</text:span><text:span text:style-name="T289">status</text:span><text:span text:style-name="T1054">.</text:span><text:span text:style-name="T2030">likes_count</text:span><text:span text:style-name="T577">--</text:span><text:span text:style-name="T1054">;</text:span><text:line-break/><text:span text:style-name="T1054"> <text:s text:c="11"/>})</text:span><text:line-break/><text:span text:style-name="T1054"> <text:s text:c="3"/>}</text:span><text:line-break/><text:span text:style-name="T1054">}</text:span></text:p>
      <text:p text:style-name="Standard"><text:span text:style-name="T3510">Lo cambiamos a </text:span><text:span text:style-name="T2822">this.status</text:span><text:span text:style-name="T3510"> porque ahora referencia al </text:span><text:span text:style-name="T2822">status</text:span><text:span text:style-name="T3510"> que hay dentro de </text:span><text:span text:style-name="T2822">props</text:span>.</text:p>
      <text:p text:style-name="Standard"/>
      <text:p text:style-name="P1155">Ejecutamos el <text:span text:style-name="T2607">test</text:span> otra vez:</text:p>
      <text:p text:style-name="Standard"><text:soft-page-break/><text:span text:style-name="T29">art dusk --filter UsersCanLikeStatusesTest</text:span><text:span text:style-name="T1999"><text:line-break/><text:line-break/></text:span><text:span text:style-name="T3511">Y vemos que todos los tests siguen en verde. Vamos a cambiar el nombre de la propiedad </text:span><text:span text:style-name="T2823">status</text:span><text:span text:style-name="T3511"> a </text:span><text:span text:style-name="T2823">model</text:span><text:span text:style-name="T3511"> en todo </text:span><text:span text:style-name="T2823">LikeBtn.vue</text:span><text:span text:style-name="T3079">:</text:span></text:p>
      <text:p text:style-name="P1156"><text:span text:style-name="T2072">&lt;</text:span><text:span text:style-name="T2293">template</text:span><text:span text:style-name="T2030">&gt;</text:span><text:line-break/><text:span text:style-name="T2030"> <text:s text:c="3"/>&lt;</text:span><text:span text:style-name="T2293">button </text:span><text:span text:style-name="T1667">v-if</text:span><text:span text:style-name="T1359">="</text:span><text:span text:style-name="T406">model</text:span><text:span text:style-name="T1054">.</text:span><text:span text:style-name="T289">is_liked</text:span><text:span text:style-name="T1359">"</text:span><text:line-break/><text:span text:style-name="T1359"> <text:s text:c="11"/></text:span><text:span text:style-name="T1667">@click</text:span><text:span text:style-name="T1359">="</text:span><text:span text:style-name="T798">unlike</text:span><text:span text:style-name="T1054">()</text:span><text:span text:style-name="T1359">"</text:span><text:line-break/><text:span text:style-name="T1359"> <text:s text:c="11"/></text:span><text:span text:style-name="T1667">class</text:span><text:span text:style-name="T1359">="btn btn-link btn-sm"</text:span><text:line-break/><text:span text:style-name="T1359"> <text:s text:c="11"/></text:span><text:span text:style-name="T1667">dusk</text:span><text:span text:style-name="T1359">="unlike-btn"</text:span><text:span text:style-name="T2030">&gt;</text:span><text:line-break/><text:tab/><text:span text:style-name="T2030">.</text:span></text:p>
      <text:p text:style-name="P561"><text:tab/>.</text:p>
      <text:p text:style-name="P1156"><text:span text:style-name="T2030"><text:tab/>.</text:span><text:line-break/><text:span text:style-name="T2030">&lt;</text:span><text:span text:style-name="T2293">script</text:span><text:span text:style-name="T2030">&gt;</text:span><text:line-break/><text:span text:style-name="T2030"> <text:s text:c="3"/></text:span><text:span text:style-name="T520">export </text:span><text:span text:style-name="T1741">default </text:span><text:span text:style-name="T1054">{</text:span><text:line-break/><text:span text:style-name="T1054"> <text:s text:c="7"/></text:span><text:span text:style-name="T289">props</text:span><text:span text:style-name="T577">: </text:span><text:span text:style-name="T1054">{</text:span><text:line-break/><text:span text:style-name="T1054"> <text:s text:c="11"/></text:span><text:span text:style-name="T406">model</text:span><text:span text:style-name="T577">: </text:span><text:span text:style-name="T1054">{</text:span><text:line-break/><text:span text:style-name="T1054"> <text:s text:c="15"/></text:span><text:span text:style-name="T289">type</text:span><text:span text:style-name="T577">: </text:span><text:span text:style-name="T2195">Object</text:span><text:span text:style-name="T1054">,</text:span><text:line-break/><text:span text:style-name="T1054"> <text:s text:c="15"/></text:span><text:span text:style-name="T289">required</text:span><text:span text:style-name="T577">: </text:span><text:span text:style-name="T2267">true</text:span><text:line-break/><text:span text:style-name="T2267"> <text:s text:c="11"/></text:span><text:span text:style-name="T1054">},</text:span><text:line-break/><text:span text:style-name="T1054"> <text:s text:c="7"/>},</text:span><text:line-break/><text:span text:style-name="T1054"> <text:s text:c="7"/></text:span><text:span text:style-name="T289">methods</text:span><text:span text:style-name="T577">: </text:span><text:span text:style-name="T1054">{</text:span><text:line-break/><text:span text:style-name="T1054"> <text:s text:c="11"/></text:span><text:span text:style-name="T798">like</text:span><text:span text:style-name="T1054">() {</text:span><text:line-break/><text:span text:style-name="T1054"> <text:s text:c="15"/></text:span><text:span text:style-name="T289">axios</text:span><text:span text:style-name="T1054">.</text:span><text:span text:style-name="T2030">post</text:span><text:span text:style-name="T1054">(</text:span><text:span text:style-name="T1359">`/statuses/</text:span><text:span text:style-name="T2030">$</text:span><text:span text:style-name="T1054">{</text:span><text:span text:style-name="T520">this</text:span><text:span text:style-name="T1054">.</text:span><text:span text:style-name="T406">model</text:span><text:span text:style-name="T1054">.</text:span><text:span text:style-name="T289">id</text:span><text:span text:style-name="T1054">}</text:span><text:span text:style-name="T1359">/likes`</text:span><text:span text:style-name="T1054">)</text:span><text:line-break/><text:span text:style-name="T1054"> <text:s text:c="19"/>.</text:span><text:span text:style-name="T798">then</text:span><text:span text:style-name="T1054">(</text:span><text:span text:style-name="T2030">respuesta </text:span><text:span text:style-name="T577">=&gt; </text:span><text:span text:style-name="T1054">{</text:span><text:line-break/><text:span text:style-name="T1054"> <text:s text:c="23"/></text:span><text:span text:style-name="T520">this</text:span><text:span text:style-name="T1054">.</text:span><text:span text:style-name="T406">model</text:span><text:span text:style-name="T1054">.</text:span><text:span text:style-name="T289">is_liked </text:span><text:span text:style-name="T577">= </text:span><text:span text:style-name="T2267">true</text:span><text:span text:style-name="T1054">;</text:span><text:line-break/><text:span text:style-name="T1054"> <text:s text:c="23"/></text:span><text:span text:style-name="T520">this</text:span><text:span text:style-name="T1054">.</text:span><text:span text:style-name="T406">model</text:span><text:span text:style-name="T1054">.</text:span><text:span text:style-name="T2030">likes_count</text:span><text:span text:style-name="T577">++</text:span><text:span text:style-name="T1054">;</text:span><text:line-break/><text:span text:style-name="T1054"> <text:s text:c="19"/>})</text:span><text:line-break/><text:span text:style-name="T1054"> <text:s text:c="11"/>},</text:span><text:line-break/><text:span text:style-name="T1054"> <text:s text:c="11"/></text:span><text:span text:style-name="T798">unlike</text:span><text:span text:style-name="T1054">() {</text:span><text:line-break/><text:span text:style-name="T1054"> <text:s text:c="15"/></text:span><text:span text:style-name="T289">axios</text:span><text:span text:style-name="T1054">.</text:span><text:span text:style-name="T2030">delete</text:span><text:span text:style-name="T1054">(</text:span><text:span text:style-name="T1359">`/statuses/</text:span><text:span text:style-name="T2030">$</text:span><text:span text:style-name="T1054">{</text:span><text:span text:style-name="T520">this</text:span><text:span text:style-name="T1054">.</text:span><text:span text:style-name="T406">model</text:span><text:span text:style-name="T1054">.</text:span><text:span text:style-name="T289">id</text:span><text:span text:style-name="T1054">}</text:span><text:span text:style-name="T1359">/likes`</text:span><text:span text:style-name="T1054">)</text:span><text:line-break/><text:span text:style-name="T1054"> <text:s text:c="19"/>.</text:span><text:span text:style-name="T798">then</text:span><text:span text:style-name="T1054">(</text:span><text:span text:style-name="T2030">respuesta </text:span><text:span text:style-name="T577">=&gt; </text:span><text:span text:style-name="T1054">{</text:span><text:line-break/><text:span text:style-name="T1054"> <text:s text:c="23"/></text:span><text:span text:style-name="T520">this</text:span><text:span text:style-name="T1054">.</text:span><text:span text:style-name="T406">model</text:span><text:span text:style-name="T1054">.</text:span><text:span text:style-name="T289">is_liked </text:span><text:span text:style-name="T577">= </text:span><text:span text:style-name="T2267">false</text:span><text:span text:style-name="T1054">;</text:span><text:line-break/><text:span text:style-name="T1054"> <text:s text:c="23"/></text:span><text:span text:style-name="T520">this</text:span><text:span text:style-name="T1054">.</text:span><text:span text:style-name="T406">model</text:span><text:span text:style-name="T1054">.</text:span><text:span text:style-name="T2030">likes_count</text:span><text:span text:style-name="T577">--</text:span><text:span text:style-name="T1054">;</text:span><text:line-break/><text:span text:style-name="T1054"> <text:s text:c="19"/>})</text:span><text:line-break/><text:span text:style-name="T1054"> <text:s text:c="11"/>}</text:span><text:line-break/><text:span text:style-name="T1054"> <text:s text:c="7"/>}</text:span><text:line-break/><text:span text:style-name="T1054"> <text:s text:c="3"/>}</text:span><text:line-break/><text:span text:style-name="T2030">&lt;/</text:span><text:span text:style-name="T2293">script</text:span><text:span text:style-name="T2030">&gt;</text:span></text:p>
      <text:p text:style-name="P561"/>
      <text:p text:style-name="P1157">Ahora vamos a <text:span text:style-name="T2607">StatusListItem.vue </text:span><text:span text:style-name="T2916">y quitamos la referencia a </text:span><text:span text:style-name="T2607">status</text:span>:</text:p>
      <text:p text:style-name="P1157"><text:span text:style-name="T2030">&lt;</text:span><text:span text:style-name="T2293">div </text:span><text:span text:style-name="T1667">class</text:span><text:span text:style-name="T1359">="card-footer p-2 d-flex justify-content-between align-items-center"</text:span><text:span text:style-name="T2030">&gt;</text:span><text:line-break/><text:span text:style-name="T2030"> <text:s text:c="3"/>&lt;</text:span><text:span text:style-name="T2293">like-btn</text:span><text:line-break/><text:span text:style-name="T2293"> <text:s text:c="11"/></text:span><text:span text:style-name="T1667">:</text:span><text:span text:style-name="T2447">model</text:span><text:span text:style-name="T1359">="</text:span><text:span text:style-name="T289">status</text:span><text:span text:style-name="T1359">"</text:span><text:line-break/><text:span text:style-name="T1359"> <text:s text:c="3"/></text:span><text:span text:style-name="T2030">&gt;&lt;/</text:span><text:span text:style-name="T2293">like-btn</text:span><text:span text:style-name="T2030">&gt;</text:span><text:line-break/><text:span text:style-name="T2030"> <text:s text:c="3"/>&lt;</text:span><text:span text:style-name="T2293">div </text:span><text:span text:style-name="T1667">class</text:span><text:span text:style-name="T1359">="text-secondary mr-2"</text:span><text:span text:style-name="T2030">&gt;</text:span></text:p>
      <text:p text:style-name="P1157"/>
      <text:p text:style-name="P1158">Ejecutamos el test otra vez y vemos que siguen funcionando.</text:p>
      <text:p text:style-name="P1158"/>
      <text:p text:style-name="P1159">Seguimos haciendo cambios:</text:p>
      <text:p text:style-name="Standard"><text:span text:style-name="T3512"><text:line-break/></text:span><text:span text:style-name="T2015"> <text:s text:c="3"/></text:span><text:span text:style-name="T485">url</text:span><text:span text:style-name="T750">: </text:span><text:span text:style-name="T1295">{</text:span><text:span text:style-name="T122"><text:line-break/></text:span><text:span text:style-name="T1295"> <text:s text:c="7"/></text:span><text:span text:style-name="T485">type</text:span><text:span text:style-name="T750">: </text:span><text:span text:style-name="T2252">String</text:span><text:span text:style-name="T1295">,</text:span><text:span text:style-name="T122"><text:line-break/></text:span><text:span text:style-name="T3514">La </text:span><text:span text:style-name="T2825">url</text:span><text:span text:style-name="T3514"> es una cadena</text:span></text:p>
      <text:p text:style-name="Standard"><text:span text:style-name="T1295"><text:s text:c="8"/></text:span><text:span text:style-name="T485">required</text:span><text:span text:style-name="T750">: </text:span><text:span text:style-name="T2266">true</text:span><text:span text:style-name="T122"><text:line-break/></text:span><text:span text:style-name="T3514">Es obligatoria</text:span></text:p>
      <text:p text:style-name="P1160"><text:span text:style-name="T2262"><text:s text:c="4"/></text:span><text:span text:style-name="T1200">}</text:span></text:p>
      <text:p text:style-name="P1161"><text:span text:style-name="T3513">Creamos una url de parámetro porque es la misma y así nos la ahorramos<text:line-break/></text:span><text:span text:style-name="T1179">},</text:span><text:span text:style-name="T3512"><text:line-break/></text:span><text:span text:style-name="T388">methods</text:span><text:span text:style-name="T650">: </text:span><text:span text:style-name="T1179">{</text:span><text:span text:style-name="T3512"><text:line-break/></text:span><text:span text:style-name="T1179"> <text:s text:c="3"/></text:span><text:span text:style-name="T883">like</text:span><text:span text:style-name="T1179">() {</text:span><text:span text:style-name="T3512"><text:line-break/></text:span><text:soft-page-break/><text:span text:style-name="T1179"> <text:s text:c="7"/></text:span><text:span text:style-name="T388">axios</text:span><text:span text:style-name="T1179">.</text:span><text:span text:style-name="T2110">post</text:span><text:span text:style-name="T1179">(</text:span><text:span text:style-name="T546">this</text:span><text:span text:style-name="T1295">.</text:span><text:span text:style-name="T485">url</text:span><text:span text:style-name="T1179">)</text:span><text:span text:style-name="T3513"><text:line-break/>Cambiamos la referencia de la url para hacérsela a la propiedad que hemos creado </text:span><text:span text:style-name="T2824">url</text:span></text:p>
      <text:p text:style-name="P1161"><text:span text:style-name="T1179"><text:s text:c="12"/>.</text:span><text:span text:style-name="T883">then</text:span><text:span text:style-name="T1179">(</text:span><text:span text:style-name="T2110">respuesta </text:span><text:span text:style-name="T650">=&gt; </text:span><text:span text:style-name="T1179">{</text:span><text:span text:style-name="T3512"><text:line-break/></text:span><text:span text:style-name="T1179"> <text:s text:c="15"/></text:span><text:span text:style-name="T534">this</text:span><text:span text:style-name="T1179">.</text:span><text:span text:style-name="T388">model</text:span><text:span text:style-name="T1179">.</text:span><text:span text:style-name="T388">is_liked </text:span><text:span text:style-name="T650">= </text:span><text:span text:style-name="T2272">true</text:span><text:span text:style-name="T1179">;</text:span><text:span text:style-name="T3512"><text:line-break/></text:span><text:span text:style-name="T1179"> <text:s text:c="15"/></text:span><text:span text:style-name="T534">this</text:span><text:span text:style-name="T1179">.</text:span><text:span text:style-name="T388">model</text:span><text:span text:style-name="T1179">.</text:span><text:span text:style-name="T2110">likes_count</text:span><text:span text:style-name="T650">++</text:span><text:span text:style-name="T1179">;</text:span><text:span text:style-name="T3512"><text:line-break/></text:span><text:span text:style-name="T1179"> <text:s text:c="11"/>})</text:span><text:span text:style-name="T3512"><text:line-break/></text:span><text:span text:style-name="T1179"> <text:s text:c="3"/>},</text:span><text:span text:style-name="T3512"><text:line-break/></text:span><text:span text:style-name="T1179"> <text:s text:c="3"/></text:span><text:span text:style-name="T883">unlike</text:span><text:span text:style-name="T1179">() {</text:span><text:span text:style-name="T3512"><text:line-break/></text:span><text:span text:style-name="T1179"> <text:s text:c="7"/></text:span><text:span text:style-name="T388">axios</text:span><text:span text:style-name="T1179">.</text:span><text:span text:style-name="T2110">delete</text:span><text:span text:style-name="T1179">(</text:span><text:span text:style-name="T546">this</text:span><text:span text:style-name="T1295">.</text:span><text:span text:style-name="T485">url</text:span><text:span text:style-name="T1179">)</text:span></text:p>
      <text:p text:style-name="Standard"><text:span text:style-name="T3513">Aquí hacemos lo mismo<text:line-break/></text:span><text:span text:style-name="T1179"> <text:s text:c="11"/>.</text:span><text:span text:style-name="T883">then</text:span><text:span text:style-name="T1179">(</text:span><text:span text:style-name="T2110">respuesta </text:span><text:span text:style-name="T650">=&gt; </text:span><text:span text:style-name="T1179">{</text:span></text:p>
      <text:p text:style-name="P1159"/>
      <text:p text:style-name="P1162">Vamos al <text:span text:style-name="T2607">StatusListItem.vue</text:span><text:span text:style-name="T2916">:</text:span></text:p>
      <text:p text:style-name="P1163"><text:span text:style-name="T2047">&lt;</text:span><text:span text:style-name="T2293">like-btn</text:span><text:line-break/><text:span text:style-name="T2350"> <text:s text:c="3"/></text:span><text:span text:style-name="T1700">:url</text:span><text:span text:style-name="T1458">="`/statuses/</text:span><text:span text:style-name="T2121">$</text:span><text:span text:style-name="T1200">{</text:span><text:span text:style-name="T2455">status</text:span><text:span text:style-name="T1200">.</text:span><text:span text:style-name="T406">id</text:span><text:span text:style-name="T1200">}</text:span><text:span text:style-name="T1458">/likes`"</text:span></text:p>
      <text:p text:style-name="Standard"><text:span text:style-name="T3514">Aquí colocamos la url que hemos quitado antes. De esta forma podemos poner la url que queramos<text:line-break/></text:span><text:span text:style-name="T1435"> <text:s text:c="3"/></text:span><text:span text:style-name="T1691">:model</text:span><text:span text:style-name="T1435">="</text:span><text:span text:style-name="T389">status</text:span><text:span text:style-name="T1435">"</text:span><text:span text:style-name="T3513"><text:line-break/></text:span><text:span text:style-name="T2111">&gt;&lt;/</text:span><text:span text:style-name="T2341">like-btn</text:span><text:span text:style-name="T2111">&gt;</text:span></text:p>
      <text:p text:style-name="P289"/>
      <text:p text:style-name="P290">Ejecutamos los tests y vemos que siguen pasando.</text:p>
      <text:p text:style-name="P290"/>
      <text:p text:style-name="P1164"><text:span text:style-name="T2916">Nuestro propósito es reducir tanto como podamos los atributos, métodos y funciones de los 2 botones de quitar y poner </text:span><text:span text:style-name="T2607">like</text:span><text:span text:style-name="T2916">. Primero vamos a crear un método que nos permita tanto dar </text:span><text:span text:style-name="T2607">like</text:span><text:span text:style-name="T2916"> como quitarlo:</text:span></text:p>
      <text:p text:style-name="P1165"><text:span text:style-name="T302">methods</text:span><text:span text:style-name="T577">: </text:span><text:span text:style-name="T1054">{</text:span><text:line-break/><text:span text:style-name="T1200"> <text:s text:c="3"/></text:span><text:span text:style-name="T898">toggle</text:span><text:span text:style-name="T1200">() {</text:span></text:p>
      <text:p text:style-name="P1166">Método para activar y desactivar</text:p>
      <text:p text:style-name="Standard"><text:span text:style-name="T1296"><text:s text:c="8"/></text:span><text:span text:style-name="T1893">let </text:span><text:span text:style-name="T2253">method </text:span><text:span text:style-name="T751">= </text:span><text:span text:style-name="T547">this</text:span><text:span text:style-name="T1296">.</text:span><text:span text:style-name="T486">model</text:span><text:span text:style-name="T1296">.</text:span><text:span text:style-name="T486">is_liked </text:span><text:span text:style-name="T751">? </text:span><text:span text:style-name="T1539">'delete' </text:span><text:span text:style-name="T751">: </text:span><text:span text:style-name="T1539">'post'</text:span><text:span text:style-name="T1296">;</text:span><text:span text:style-name="T123"><text:line-break/></text:span><text:span text:style-name="T3515">Método va a ser postear o borrar según el modelo tenga </text:span><text:span text:style-name="T2826">like</text:span><text:span text:style-name="T3515"> o no</text:span></text:p>
      <text:p text:style-name="Standard"><text:span text:style-name="T1296"><text:s text:c="8"/></text:span><text:span text:style-name="T486">axios</text:span><text:span text:style-name="T1296">[</text:span><text:span text:style-name="T2253">method</text:span><text:span text:style-name="T1296">](</text:span><text:span text:style-name="T547">this</text:span><text:span text:style-name="T1296">.</text:span><text:span text:style-name="T486">url</text:span><text:span text:style-name="T1296">)</text:span><text:span text:style-name="T123"><text:line-break/></text:span><text:span text:style-name="T3515">Le pasamos a axios el método que va a usar junto a la url de antes</text:span></text:p>
      <text:p text:style-name="P920"><text:span text:style-name="T1054"><text:s text:c="12"/>.</text:span><text:span text:style-name="T798">then</text:span><text:span text:style-name="T1054">(</text:span><text:span text:style-name="T2030">respuesta </text:span><text:span text:style-name="T577">=&gt; </text:span><text:span text:style-name="T1054">{</text:span></text:p>
      <text:p text:style-name="Standard"><text:span text:style-name="T1296"><text:s text:c="16"/></text:span><text:span text:style-name="T547">this</text:span><text:span text:style-name="T1296">.</text:span><text:span text:style-name="T486">model</text:span><text:span text:style-name="T1296">.</text:span><text:span text:style-name="T486">is_liked </text:span><text:span text:style-name="T751">= !</text:span><text:span text:style-name="T547">this</text:span><text:span text:style-name="T1296">.</text:span><text:span text:style-name="T486">model</text:span><text:span text:style-name="T1296">.</text:span><text:span text:style-name="T486">is_liked</text:span><text:span text:style-name="T1296">;</text:span><text:span text:style-name="T123"><text:line-break/></text:span><text:span text:style-name="T3515">Le cambios el booleano al like. Si está dado, se quita y viceversa</text:span></text:p>
      <text:p text:style-name="Standard"><text:span text:style-name="T1296"><text:s text:c="16"/></text:span><text:span text:style-name="T1893">if </text:span><text:span text:style-name="T1296">(</text:span><text:span text:style-name="T2253">method </text:span><text:span text:style-name="T751">=== </text:span><text:span text:style-name="T1539">'post'</text:span><text:span text:style-name="T1296">) {</text:span><text:span text:style-name="T123"><text:line-break/></text:span><text:span text:style-name="T3515">Si el método es post</text:span></text:p>
      <text:p text:style-name="Standard"><text:span text:style-name="T1296"><text:s text:c="20"/></text:span><text:span text:style-name="T547">this</text:span><text:span text:style-name="T1296">.</text:span><text:span text:style-name="T486">model</text:span><text:span text:style-name="T1296">.</text:span><text:span text:style-name="T2154">likes_count</text:span><text:span text:style-name="T751">++</text:span><text:span text:style-name="T123"><text:line-break/></text:span><text:span text:style-name="T3515">Se aumentan los likes</text:span></text:p>
      <text:p text:style-name="Standard"><text:span text:style-name="T751"><text:s text:c="16"/></text:span><text:span text:style-name="T1296">} </text:span><text:span text:style-name="T1893">else </text:span><text:span text:style-name="T1296">{</text:span><text:span text:style-name="T123"><text:line-break/></text:span><text:span text:style-name="T3515">Caso contrario</text:span></text:p>
      <text:p text:style-name="Standard"><text:span text:style-name="T1296"><text:s text:c="20"/></text:span><text:span text:style-name="T547">this</text:span><text:span text:style-name="T1296">.</text:span><text:span text:style-name="T486">model</text:span><text:span text:style-name="T1296">.</text:span><text:span text:style-name="T2154">likes_count</text:span><text:span text:style-name="T751">--</text:span><text:span text:style-name="T1296">;</text:span><text:span text:style-name="T123"><text:line-break/></text:span><text:span text:style-name="T3515">Se reducen</text:span></text:p>
      <text:p text:style-name="P1165"><text:span text:style-name="T1200"><text:s text:c="16"/>}</text:span><text:span text:style-name="T57"><text:line-break/></text:span><text:span text:style-name="T1200"> <text:s text:c="11"/>})</text:span><text:line-break/><text:span text:style-name="T1054"> <text:s text:c="3"/>},</text:span></text:p>
      <text:p text:style-name="P291"/>
      <text:p text:style-name="P1167"><text:span text:style-name="T2916">Con esto hecho, ya podemos sustituir los métodos</text:span><text:span text:style-name="T3370"> like() </text:span><text:span text:style-name="T2916">y </text:span><text:span text:style-name="T3370">unlike() </text:span><text:span text:style-name="T2916">por </text:span><text:span text:style-name="T3370">toggle()</text:span><text:span text:style-name="T2916"> en la plantilla:</text:span></text:p>
      <text:p text:style-name="P1168"><text:span text:style-name="T2047">&lt;</text:span><text:span text:style-name="T2293">template</text:span><text:span text:style-name="T2030">&gt;</text:span><text:line-break/><text:span text:style-name="T2030"> <text:s text:c="3"/>&lt;</text:span><text:span text:style-name="T2293">button </text:span><text:span text:style-name="T1667">v-if</text:span><text:span text:style-name="T1359">="</text:span><text:span text:style-name="T289">model</text:span><text:span text:style-name="T1054">.</text:span><text:span text:style-name="T289">is_liked</text:span><text:span text:style-name="T1359">"</text:span><text:line-break/><text:span text:style-name="T1359"> <text:s text:c="11"/></text:span><text:span text:style-name="T1667">@click</text:span><text:span text:style-name="T1359">="</text:span><text:span text:style-name="T2417">toggle()</text:span><text:span text:style-name="T1359">"</text:span><text:line-break/><text:span text:style-name="T1359"> <text:s text:c="11"/></text:span><text:span text:style-name="T1667">class</text:span><text:span text:style-name="T1359">="btn btn-link btn-sm"</text:span><text:line-break/><text:span text:style-name="T1359"> <text:s text:c="11"/></text:span><text:span text:style-name="T1667">dusk</text:span><text:span text:style-name="T1359">="unlike-btn"</text:span><text:span text:style-name="T2030">&gt;</text:span><text:line-break/><text:span text:style-name="T2030"> <text:s text:c="7"/>&lt;</text:span><text:span text:style-name="T2293">strong</text:span><text:span text:style-name="T2030">&gt;</text:span><text:line-break/><text:span text:style-name="T2030"> <text:s text:c="11"/>&lt;</text:span><text:span text:style-name="T2293">i </text:span><text:span text:style-name="T1667">class</text:span><text:span text:style-name="T1359">="fa fa-thumbs-up text-primary mr-1"</text:span><text:span text:style-name="T2030">&gt;&lt;/</text:span><text:span text:style-name="T2293">i</text:span><text:span text:style-name="T2030">&gt;</text:span><text:line-break/><text:span text:style-name="T2030"> <text:s text:c="11"/>TE GUSTA</text:span><text:line-break/><text:span text:style-name="T2030"> <text:s text:c="7"/>&lt;/</text:span><text:span text:style-name="T2293">strong</text:span><text:span text:style-name="T2030">&gt;</text:span><text:line-break/><text:span text:style-name="T2030"> <text:s text:c="3"/>&lt;/</text:span><text:span text:style-name="T2293">button</text:span><text:span text:style-name="T2030">&gt;</text:span><text:line-break/><text:line-break/><text:span text:style-name="T2030"> <text:s text:c="3"/>&lt;</text:span><text:span text:style-name="T2293">button </text:span><text:span text:style-name="T1667">class</text:span><text:span text:style-name="T1359">="btn btn-link btn-sm"</text:span><text:line-break/><text:soft-page-break/><text:span text:style-name="T1359"> <text:s text:c="11"/></text:span><text:span text:style-name="T1667">v-else</text:span><text:line-break/><text:span text:style-name="T1667"> <text:s text:c="11"/>dusk</text:span><text:span text:style-name="T1359">="like-btn"</text:span><text:line-break/><text:span text:style-name="T1359"> <text:s text:c="11"/></text:span><text:span text:style-name="T1667">@click</text:span><text:span text:style-name="T1359">="</text:span><text:span text:style-name="T2417">toggle()</text:span><text:span text:style-name="T1359">"</text:span><text:span text:style-name="T2030">&gt;</text:span><text:line-break/><text:span text:style-name="T2030"> <text:s text:c="7"/>&lt;</text:span><text:span text:style-name="T2293">i </text:span><text:span text:style-name="T1667">class</text:span><text:span text:style-name="T1359">="far fa-thumbs-up text-primary mr-1"</text:span><text:span text:style-name="T2030">&gt;&lt;/</text:span><text:span text:style-name="T2293">i</text:span><text:span text:style-name="T2030">&gt;</text:span><text:line-break/><text:span text:style-name="T2030"> <text:s text:c="7"/>ME GUSTA</text:span><text:line-break/><text:span text:style-name="T2030"> <text:s text:c="3"/>&lt;/</text:span><text:span text:style-name="T2293">button</text:span><text:span text:style-name="T2030">&gt;</text:span><text:line-break/><text:span text:style-name="T2030">&lt;/</text:span><text:span text:style-name="T2293">template</text:span><text:span text:style-name="T2030">&gt;</text:span></text:p>
      <text:p text:style-name="P1167"/>
      <text:p text:style-name="P1169">Con esto hecho, ejecutamos los tests y vemos que siguen pasando. Vamos a seguir haciendo cambios. <text:span text:style-name="T3516">Vamos a crear una propiedad calculada para obtener los textos ME GUSTA/TE GUSTA según sea para darlo o quitarlo. Empezamos por poner la propiedad en la plantilla:</text:span></text:p>
      <text:p text:style-name="P1169"><text:span text:style-name="T2007"><text:s text:c="12"/></text:span><text:span text:style-name="T2030">&lt;</text:span><text:span text:style-name="T2293">i </text:span><text:span text:style-name="T1667">class</text:span><text:span text:style-name="T1359">="fa fa-thumbs-up text-primary mr-1"</text:span><text:span text:style-name="T2030">&gt;&lt;/</text:span><text:span text:style-name="T2293">i</text:span><text:span text:style-name="T2030">&gt;</text:span><text:line-break/><text:span text:style-name="T2417"> <text:s text:c="11"/>{{getText}}</text:span><text:line-break/><text:span text:style-name="T2030"> <text:s text:c="7"/>&lt;/</text:span><text:span text:style-name="T2293">strong</text:span><text:span text:style-name="T2030">&gt;</text:span><text:line-break/><text:span text:style-name="T2030"> <text:s text:c="3"/>&lt;/</text:span><text:span text:style-name="T2293">button</text:span><text:span text:style-name="T2030">&gt;</text:span><text:line-break/><text:line-break/><text:span text:style-name="T2030"> <text:s text:c="3"/>&lt;</text:span><text:span text:style-name="T2293">button </text:span><text:span text:style-name="T1667">class</text:span><text:span text:style-name="T1359">="btn btn-link btn-sm"</text:span><text:line-break/><text:span text:style-name="T1359"> <text:s text:c="11"/></text:span><text:span text:style-name="T1667">v-else</text:span><text:line-break/><text:span text:style-name="T1667"> <text:s text:c="11"/>dusk</text:span><text:span text:style-name="T1359">="like-btn"</text:span><text:line-break/><text:span text:style-name="T1359"> <text:s text:c="11"/></text:span><text:span text:style-name="T1667">@click</text:span><text:span text:style-name="T1359">="</text:span><text:span text:style-name="T798">toggle</text:span><text:span text:style-name="T1054">()</text:span><text:span text:style-name="T1359">"</text:span><text:span text:style-name="T2030">&gt;</text:span><text:line-break/><text:span text:style-name="T2030"> <text:s text:c="7"/>&lt;</text:span><text:span text:style-name="T2293">i </text:span><text:span text:style-name="T1667">class</text:span><text:span text:style-name="T1359">="far fa-thumbs-up text-primary mr-1"</text:span><text:span text:style-name="T2030">&gt;&lt;/</text:span><text:span text:style-name="T2293">i</text:span><text:span text:style-name="T2030">&gt;</text:span><text:line-break/><text:span text:style-name="T2417"> <text:s text:c="7"/>{{getText}}</text:span><text:line-break/><text:span text:style-name="T2030"> <text:s text:c="3"/>&lt;/</text:span><text:span text:style-name="T2293">button</text:span><text:span text:style-name="T2030">&gt;</text:span><text:line-break/><text:span text:style-name="T2030">&lt;/</text:span><text:span text:style-name="T2293">template</text:span><text:span text:style-name="T2030">&gt;</text:span></text:p>
      <text:p text:style-name="P1169"/>
      <text:p text:style-name="P1170">Vamos a crearla:</text:p>
      <text:p text:style-name="Standard"><text:span text:style-name="T2012"><text:s text:c="8"/></text:span><text:span text:style-name="T1180">},</text:span><text:span text:style-name="T3517"><text:line-break/></text:span><text:span text:style-name="T1297"> <text:s text:c="7"/></text:span><text:span text:style-name="T487">computed</text:span><text:span text:style-name="T752">: </text:span><text:span text:style-name="T1297">{</text:span><text:span text:style-name="T124"><text:line-break/></text:span><text:span text:style-name="T3518">Propiedades calculadas</text:span></text:p>
      <text:p text:style-name="Standard"><text:span text:style-name="T1297"><text:s text:c="12"/></text:span><text:span text:style-name="T980">getText</text:span><text:span text:style-name="T1297">() {</text:span><text:span text:style-name="T124"><text:line-break/></text:span><text:span text:style-name="T3518">El nombre de la función</text:span></text:p>
      <text:p text:style-name="Standard"><text:span text:style-name="T1297"><text:s text:c="16"/></text:span><text:span text:style-name="T1894">return </text:span><text:span text:style-name="T548">this</text:span><text:span text:style-name="T1297">.</text:span><text:span text:style-name="T487">model</text:span><text:span text:style-name="T1297">.</text:span><text:span text:style-name="T487">is_liked </text:span><text:span text:style-name="T752">? </text:span><text:span text:style-name="T1540">'TE GUSTA' </text:span><text:span text:style-name="T752">: </text:span><text:span text:style-name="T1540">'ME GUSTA'</text:span><text:span text:style-name="T1297">;</text:span><text:span text:style-name="T124"><text:line-break/></text:span><text:span text:style-name="T3518">Si está dado like, devolvemos TE GUSTA. Caso contrario, devuelve ME GUSTA</text:span></text:p>
      <text:p text:style-name="P1171"><text:span text:style-name="T1200"><text:s text:c="12"/>}</text:span><text:span text:style-name="T57"><text:line-break/></text:span><text:span text:style-name="T1200"> <text:s text:c="7"/>}</text:span><text:line-break/><text:span text:style-name="T1054"> <text:s text:c="3"/>}</text:span><text:line-break/><text:span text:style-name="T2030">&lt;/</text:span><text:span text:style-name="T2293">script</text:span><text:span text:style-name="T2030">&gt;</text:span></text:p>
      <text:p text:style-name="P1170"/>
      <text:p text:style-name="P1172">Ejecutamos los tests y seguimos en verde. Podemos seguir haciendo cambios. <text:span text:style-name="T3519">Nuestro objetivo es que los dos botones se parezcan lo máximo posible. Podemos quitar la etiqueta </text:span><text:span text:style-name="T2827">strong</text:span><text:span text:style-name="T3080"> y añadir una clase de </text:span><text:span text:style-name="T2827">Bootstrap4</text:span><text:span text:style-name="T3080">:</text:span></text:p>
      <text:p text:style-name="P1172"><text:span text:style-name="T2073">&lt;</text:span><text:span text:style-name="T2293">template</text:span><text:span text:style-name="T2030">&gt;</text:span><text:line-break/><text:span text:style-name="T2030"> <text:s text:c="3"/>&lt;</text:span><text:span text:style-name="T2293">button </text:span><text:span text:style-name="T1667">v-if</text:span><text:span text:style-name="T1359">="</text:span><text:span text:style-name="T289">model</text:span><text:span text:style-name="T1054">.</text:span><text:span text:style-name="T289">is_liked</text:span><text:span text:style-name="T1359">"</text:span><text:line-break/><text:span text:style-name="T1359"> <text:s text:c="11"/></text:span><text:span text:style-name="T1667">@click</text:span><text:span text:style-name="T1359">="</text:span><text:span text:style-name="T798">toggle</text:span><text:span text:style-name="T1054">()</text:span><text:span text:style-name="T1359">"</text:span><text:line-break/><text:span text:style-name="T1359"> <text:s text:c="11"/></text:span><text:span text:style-name="T1667">class</text:span><text:span text:style-name="T1359">="btn btn-link btn-sm </text:span><text:span text:style-name="T2417">font-weight-bold</text:span><text:span text:style-name="T1359">"</text:span><text:line-break/><text:span text:style-name="T1359"> <text:s text:c="11"/></text:span><text:span text:style-name="T1667">dusk</text:span><text:span text:style-name="T1359">="unlike-btn"</text:span><text:span text:style-name="T2030">&gt;</text:span><text:line-break/><text:span text:style-name="T2185"> <text:s text:c="7"/>&lt;</text:span><text:span text:style-name="T2385">strong</text:span><text:span text:style-name="T2185">&gt;</text:span><text:line-break/><text:span text:style-name="T2030"> <text:s text:c="11"/>&lt;</text:span><text:span text:style-name="T2293">i </text:span><text:span text:style-name="T1667">class</text:span><text:span text:style-name="T1359">="fa fa-thumbs-up text-primary mr-1"</text:span><text:span text:style-name="T2030">&gt;&lt;/</text:span><text:span text:style-name="T2293">i</text:span><text:span text:style-name="T2030">&gt;</text:span><text:line-break/><text:span text:style-name="T2030"> <text:s text:c="11"/>{{</text:span><text:span text:style-name="T289">getText</text:span><text:span text:style-name="T2030">}}</text:span><text:line-break/><text:span text:style-name="T2185"> <text:s text:c="7"/>&lt;/</text:span><text:span text:style-name="T2385">strong</text:span><text:span text:style-name="T2185">&gt;</text:span><text:line-break/><text:span text:style-name="T2030"> <text:s text:c="3"/>&lt;/</text:span><text:span text:style-name="T2293">button</text:span><text:span text:style-name="T2030">&gt;</text:span></text:p>
      <text:p text:style-name="P292"/>
      <text:p text:style-name="P1173"><text:span text:style-name="T3080">V</text:span><text:span text:style-name="T2916">amos a pasarle las clases a través de un atributo:</text:span></text:p>
      <text:p text:style-name="P1174"><text:span text:style-name="T2047">&lt;</text:span><text:span text:style-name="T2293">template</text:span><text:span text:style-name="T2030">&gt;</text:span><text:line-break/><text:span text:style-name="T2030"> <text:s text:c="3"/>&lt;</text:span><text:span text:style-name="T2293">button </text:span><text:span text:style-name="T1667">v-if</text:span><text:span text:style-name="T1359">="</text:span><text:span text:style-name="T289">model</text:span><text:span text:style-name="T1054">.</text:span><text:span text:style-name="T289">is_liked</text:span><text:span text:style-name="T1359">"</text:span><text:line-break/><text:span text:style-name="T1359"> <text:s text:c="11"/></text:span><text:span text:style-name="T1667">@click</text:span><text:span text:style-name="T1359">="</text:span><text:span text:style-name="T798">toggle</text:span><text:span text:style-name="T1054">()</text:span><text:span text:style-name="T1359">"</text:span><text:line-break/><text:span text:style-name="T1359"> <text:s text:c="11"/></text:span><text:span text:style-name="T2447">:</text:span><text:span text:style-name="T1667">class</text:span><text:span text:style-name="T1359">="</text:span><text:span text:style-name="T2417">getBtnClasses</text:span><text:span text:style-name="T1359">"</text:span></text:p>
      <text:p text:style-name="Standard"><text:span text:style-name="T3521">De esta manera podemos llamar a una propiedad que nos devuelva las clases de cada botón<text:line-break/></text:span><text:span text:style-name="T1437"> <text:s text:c="11"/></text:span><text:span text:style-name="T1692">dusk</text:span><text:span text:style-name="T1437">="unlike-btn"</text:span><text:span text:style-name="T2112">&gt;</text:span><text:span text:style-name="T3520"><text:line-break/></text:span><text:soft-page-break/><text:span text:style-name="T2112"> <text:s text:c="7"/>&lt;</text:span><text:span text:style-name="T2342">strong</text:span><text:span text:style-name="T2112">&gt;</text:span><text:span text:style-name="T3520"><text:line-break/></text:span><text:span text:style-name="T2112"> <text:s text:c="11"/>&lt;</text:span><text:span text:style-name="T2342">i </text:span><text:span text:style-name="T1692">class</text:span><text:span text:style-name="T1437">="fa fa-thumbs-up text-primary mr-1"</text:span><text:span text:style-name="T2112">&gt;&lt;/</text:span><text:span text:style-name="T2342">i</text:span><text:span text:style-name="T2112">&gt;</text:span><text:span text:style-name="T3520"><text:line-break/></text:span><text:span text:style-name="T2112"> <text:s text:c="11"/>{{</text:span><text:span text:style-name="T390">getText</text:span><text:span text:style-name="T2112">}}</text:span><text:span text:style-name="T3520"><text:line-break/></text:span><text:span text:style-name="T2112"> <text:s text:c="7"/>&lt;/</text:span><text:span text:style-name="T2342">strong</text:span><text:span text:style-name="T2112">&gt;</text:span><text:span text:style-name="T3520"><text:line-break/></text:span><text:span text:style-name="T2112"> <text:s text:c="3"/>&lt;/</text:span><text:span text:style-name="T2342">button</text:span><text:span text:style-name="T2112">&gt;</text:span></text:p>
      <text:p text:style-name="P293"/>
      <text:p text:style-name="P294">Vamos a crearla:</text:p>
      <text:p text:style-name="Standard"><text:span text:style-name="T331">computed</text:span><text:span text:style-name="T651">: </text:span><text:span text:style-name="T1181">{</text:span><text:span text:style-name="T3521"><text:line-break/></text:span><text:span text:style-name="T1181"> <text:s text:c="3"/></text:span><text:span text:style-name="T884">getText</text:span><text:span text:style-name="T1181">() {</text:span><text:span text:style-name="T3521"><text:line-break/></text:span><text:span text:style-name="T1181"> <text:s text:c="7"/></text:span><text:span text:style-name="T1826">return </text:span><text:span text:style-name="T535">this</text:span><text:span text:style-name="T1181">.</text:span><text:span text:style-name="T391">model</text:span><text:span text:style-name="T1181">.</text:span><text:span text:style-name="T391">is_liked </text:span><text:span text:style-name="T651">? </text:span><text:span text:style-name="T1436">'TE GUSTA' </text:span><text:span text:style-name="T651">: </text:span><text:span text:style-name="T1436">'ME GUSTA'</text:span><text:span text:style-name="T1181">;</text:span><text:span text:style-name="T3521"><text:line-break/></text:span><text:span text:style-name="T1181"> <text:s text:c="3"/>},</text:span><text:span text:style-name="T3521"><text:line-break/></text:span><text:span text:style-name="T1298"> <text:s text:c="3"/></text:span><text:span text:style-name="T981">getBtnClasses</text:span><text:span text:style-name="T1298">() {</text:span><text:span text:style-name="T125"><text:line-break/></text:span><text:span text:style-name="T1298"> <text:s text:c="7"/></text:span><text:span text:style-name="T1895">return </text:span><text:span text:style-name="T1298">[</text:span><text:span text:style-name="T125"><text:line-break/></text:span><text:span text:style-name="T3522">Devuelve un array</text:span></text:p>
      <text:p text:style-name="Standard"><text:span text:style-name="T1298"><text:s text:c="12"/></text:span><text:span text:style-name="T549">this</text:span><text:span text:style-name="T1298">.</text:span><text:span text:style-name="T488">model</text:span><text:span text:style-name="T1298">.</text:span><text:span text:style-name="T488">is_liked </text:span><text:span text:style-name="T753">? </text:span><text:span text:style-name="T1541">'font-weight-bold' </text:span><text:span text:style-name="T753">: </text:span><text:span text:style-name="T1541">''</text:span><text:span text:style-name="T1298">,</text:span><text:span text:style-name="T125"><text:line-break/></text:span><text:span text:style-name="T3522">Si el modelo se le ha dado like, devuelve la clase de fuente en negrita</text:span></text:p>
      <text:p text:style-name="Standard"><text:span text:style-name="T1298"><text:s text:c="12"/></text:span><text:span text:style-name="T1541">'btn'</text:span><text:span text:style-name="T1298">, </text:span><text:span text:style-name="T1541">'btn-link'</text:span><text:span text:style-name="T1298">, </text:span><text:span text:style-name="T1541">'btn-sm'</text:span><text:span text:style-name="T1298">,</text:span><text:span text:style-name="T125"><text:line-break/></text:span><text:span text:style-name="T3522">Y siempre devuelve las clases que tienen en común</text:span></text:p>
      <text:p text:style-name="P1175"><text:span text:style-name="T1200"><text:s text:c="8"/>]</text:span><text:line-break/><text:span text:style-name="T1054"> <text:s text:c="3"/>}</text:span></text:p>
      <text:p text:style-name="P294"/>
      <text:p text:style-name="P1176"><text:span text:style-name="T2916">Cambiamos el </text:span><text:span text:style-name="T3370">getBtnClasses()</text:span><text:span text:style-name="T2916"> en el otro botón también:</text:span></text:p>
      <text:p text:style-name="P1176"><text:span text:style-name="T2016"><text:s text:c="4"/></text:span><text:span text:style-name="T2030">&lt;</text:span><text:span text:style-name="T2293">button </text:span><text:span text:style-name="T2447">:</text:span><text:span text:style-name="T1667">class</text:span><text:span text:style-name="T1359">="</text:span><text:span text:style-name="T2417">getBtnClasses</text:span><text:span text:style-name="T1359">"</text:span><text:line-break/><text:span text:style-name="T1359"> <text:s text:c="11"/></text:span><text:span text:style-name="T1667">v-else</text:span><text:line-break/><text:span text:style-name="T1667"> <text:s text:c="11"/>dusk</text:span><text:span text:style-name="T1359">="like-btn"</text:span><text:line-break/><text:span text:style-name="T1359"> <text:s text:c="11"/></text:span><text:span text:style-name="T1667">@click</text:span><text:span text:style-name="T1359">="</text:span><text:span text:style-name="T798">toggle</text:span><text:span text:style-name="T1054">()</text:span><text:span text:style-name="T1359">"</text:span><text:span text:style-name="T2030">&gt;</text:span><text:line-break/><text:span text:style-name="T2030"> <text:s text:c="7"/>&lt;</text:span><text:span text:style-name="T2293">i </text:span><text:span text:style-name="T1667">class</text:span><text:span text:style-name="T1359">="far fa-thumbs-up text-primary mr-1"</text:span><text:span text:style-name="T2030">&gt;&lt;/</text:span><text:span text:style-name="T2293">i</text:span><text:span text:style-name="T2030">&gt;</text:span><text:line-break/><text:span text:style-name="T2030"> <text:s text:c="7"/>{{</text:span><text:span text:style-name="T289">getText</text:span><text:span text:style-name="T2030">}}</text:span><text:line-break/><text:span text:style-name="T2030"> <text:s text:c="3"/>&lt;/</text:span><text:span text:style-name="T2293">button</text:span><text:span text:style-name="T2030">&gt;</text:span><text:line-break/><text:span text:style-name="T2030">&lt;/</text:span><text:span text:style-name="T2293">template</text:span><text:span text:style-name="T2030">&gt;</text:span></text:p>
      <text:p text:style-name="P295"/>
      <text:p text:style-name="P295"/>
      <text:p text:style-name="P296">Ahora vamos a hacer lo mismo con las clases del icono:</text:p>
      <text:p text:style-name="Standard"><text:span text:style-name="T920">getIconClasses</text:span><text:span text:style-name="T1182">() {</text:span><text:span text:style-name="T3523"><text:line-break/></text:span><text:span text:style-name="T1182"> <text:s text:c="3"/></text:span><text:span text:style-name="T1827">return </text:span><text:span text:style-name="T1182">[</text:span><text:span text:style-name="T3523"><text:line-break/></text:span><text:span text:style-name="T1182"> <text:s text:c="7"/></text:span><text:span text:style-name="T536">this</text:span><text:span text:style-name="T1182">.</text:span><text:span text:style-name="T392">model</text:span><text:span text:style-name="T1182">.</text:span><text:span text:style-name="T392">is_liked </text:span><text:span text:style-name="T652">? </text:span><text:span text:style-name="T1438">'</text:span><text:span text:style-name="T2434">fa</text:span><text:span text:style-name="T1438">' </text:span><text:span text:style-name="T652">: </text:span><text:span text:style-name="T1438">'</text:span><text:span text:style-name="T2434">far</text:span><text:span text:style-name="T1438">'</text:span><text:span text:style-name="T1182">,</text:span><text:span text:style-name="T3523"><text:line-break/>Si se le ha dado like, se devuelve fa. Caso contario, far</text:span></text:p>
      <text:p text:style-name="P1177"><text:span text:style-name="T1054"><text:s text:c="8"/></text:span><text:span text:style-name="T2417">'fa-thumbs-up', 'text-primary', 'mr-1</text:span><text:span text:style-name="T1359">'</text:span><text:span text:style-name="T1054">,</text:span><text:line-break/><text:span text:style-name="T3524">Estas las devuelve siempre porque son comunes</text:span></text:p>
      <text:p text:style-name="P1177"><text:span text:style-name="T1054"><text:s text:c="4"/>]</text:span><text:line-break/><text:span text:style-name="T1054">}</text:span></text:p>
      <text:p text:style-name="P296"/>
      <text:p text:style-name="P297">Cambiamos el método en la plantilla:</text:p>
      <text:p text:style-name="P1178"><text:span text:style-name="T2047">&lt;</text:span><text:span text:style-name="T2293">template</text:span><text:span text:style-name="T2030">&gt;</text:span><text:line-break/><text:span text:style-name="T2030"> <text:s text:c="3"/>&lt;</text:span><text:span text:style-name="T2293">button </text:span><text:span text:style-name="T1667">v-if</text:span><text:span text:style-name="T1359">="</text:span><text:span text:style-name="T289">model</text:span><text:span text:style-name="T1054">.</text:span><text:span text:style-name="T289">is_liked</text:span><text:span text:style-name="T1359">"</text:span><text:line-break/><text:span text:style-name="T1359"> <text:s text:c="11"/></text:span><text:span text:style-name="T1667">@click</text:span><text:span text:style-name="T1359">="</text:span><text:span text:style-name="T798">toggle</text:span><text:span text:style-name="T1054">()</text:span><text:span text:style-name="T1359">"</text:span><text:line-break/><text:span text:style-name="T1359"> <text:s text:c="11"/></text:span><text:span text:style-name="T1667">:class</text:span><text:span text:style-name="T1359">="</text:span><text:span text:style-name="T289">getBtnClasses</text:span><text:span text:style-name="T1359">"</text:span><text:line-break/><text:span text:style-name="T1359"> <text:s text:c="11"/></text:span><text:span text:style-name="T1667">dusk</text:span><text:span text:style-name="T1359">="unlike-btn"</text:span><text:span text:style-name="T2030">&gt;</text:span><text:line-break/><text:span text:style-name="T2030"> <text:s text:c="11"/>&lt;</text:span><text:span text:style-name="T2293">i </text:span><text:span text:style-name="T2447">:</text:span><text:span text:style-name="T1667">class</text:span><text:span text:style-name="T1359">="</text:span><text:span text:style-name="T2417">getIconClasses</text:span><text:span text:style-name="T1359">"</text:span><text:span text:style-name="T2030">&gt;&lt;/</text:span><text:span text:style-name="T2293">i</text:span><text:span text:style-name="T2030">&gt;</text:span><text:line-break/><text:span text:style-name="T2030"> <text:s text:c="11"/>{{</text:span><text:span text:style-name="T289">getText</text:span><text:span text:style-name="T2030">}}</text:span><text:line-break/><text:span text:style-name="T2030"> <text:s text:c="3"/>&lt;/</text:span><text:span text:style-name="T2293">button</text:span><text:span text:style-name="T2030">&gt;</text:span><text:line-break/><text:span text:style-name="T2030"> <text:s text:c="3"/>&lt;</text:span><text:span text:style-name="T2293">button </text:span><text:span text:style-name="T1667">:class</text:span><text:span text:style-name="T1359">="</text:span><text:span text:style-name="T289">getBtnClasses</text:span><text:span text:style-name="T1359">"</text:span><text:line-break/><text:span text:style-name="T1359"> <text:s text:c="11"/></text:span><text:span text:style-name="T1667">v-else</text:span><text:line-break/><text:span text:style-name="T1667"> <text:s text:c="11"/>dusk</text:span><text:span text:style-name="T1359">="like-btn"</text:span><text:line-break/><text:span text:style-name="T1359"> <text:s text:c="11"/></text:span><text:span text:style-name="T1667">@click</text:span><text:span text:style-name="T1359">="</text:span><text:span text:style-name="T798">toggle</text:span><text:span text:style-name="T1054">()</text:span><text:span text:style-name="T1359">"</text:span><text:span text:style-name="T2030">&gt;</text:span><text:line-break/><text:span text:style-name="T2030"> <text:s text:c="7"/>&lt;</text:span><text:span text:style-name="T2293">i </text:span><text:span text:style-name="T2447">:</text:span><text:span text:style-name="T1667">class</text:span><text:span text:style-name="T1359">="</text:span><text:span text:style-name="T2417">getIconClasses</text:span><text:span text:style-name="T1359">"</text:span><text:span text:style-name="T2030">&gt;&lt;/</text:span><text:span text:style-name="T2293">i</text:span><text:span text:style-name="T2030">&gt;</text:span><text:line-break/><text:span text:style-name="T2030"> <text:s text:c="7"/>{{</text:span><text:span text:style-name="T289">getText</text:span><text:span text:style-name="T2030">}}</text:span><text:line-break/><text:span text:style-name="T2030"> <text:s text:c="3"/>&lt;/</text:span><text:span text:style-name="T2293">button</text:span><text:span text:style-name="T2030">&gt;</text:span><text:line-break/><text:span text:style-name="T2030">&lt;/</text:span><text:span text:style-name="T2293">template</text:span><text:span text:style-name="T2030">&gt;</text:span></text:p>
      <text:p text:style-name="P297"><text:soft-page-break/></text:p>
      <text:p text:style-name="P298">Ejecutamos otra vez y vemos que todo sigue pasando.</text:p>
      <text:p text:style-name="P298"/>
      <text:p text:style-name="P299">Vemos que la única diferencia que tenemos ahora es el selector de <text:span text:style-name="T2607">dusk</text:span>. Vamos a arreglarlo yendo a<text:span text:style-name="T3525">l </text:span><text:span text:style-name="T2828">test</text:span><text:span text:style-name="T3525"> </text:span><text:span text:style-name="T2828">UsersCanLikeStatusesTest.php</text:span><text:span text:style-name="T2550">:</text:span></text:p>
      <text:p text:style-name="P300"><text:span text:style-name="T565">$this</text:span><text:span text:style-name="T776">-&gt;</text:span><text:span text:style-name="T1009">browse</text:span><text:span text:style-name="T1328">(</text:span><text:span text:style-name="T1933">function </text:span><text:span text:style-name="T1328">(</text:span><text:span text:style-name="T203">Browser </text:span><text:span text:style-name="T513">$browser</text:span><text:span text:style-name="T1328">) </text:span><text:span text:style-name="T1933">use </text:span><text:span text:style-name="T1328">(</text:span><text:span text:style-name="T513">$status</text:span><text:span text:style-name="T1328">, </text:span><text:span text:style-name="T513">$user</text:span><text:span text:style-name="T1328">){</text:span><text:line-break/><text:span text:style-name="T1328"> <text:s text:c="3"/></text:span><text:span text:style-name="T513">$browser</text:span><text:span text:style-name="T776">-&gt;</text:span><text:span text:style-name="T1009">loginAs</text:span><text:span text:style-name="T1328">(</text:span><text:span text:style-name="T513">$user</text:span><text:span text:style-name="T1328">)</text:span><text:line-break/><text:span text:style-name="T1328"> <text:s text:c="11"/></text:span><text:span text:style-name="T776">-&gt;</text:span><text:span text:style-name="T1009">visit</text:span><text:span text:style-name="T1328">(</text:span><text:span text:style-name="T1574">'/'</text:span><text:span text:style-name="T1328">)</text:span><text:line-break/><text:span text:style-name="T1328"> <text:s text:c="11"/></text:span><text:span text:style-name="T776">-&gt;</text:span><text:span text:style-name="T1009">waitForText</text:span><text:span text:style-name="T1328">(</text:span><text:span text:style-name="T513">$status</text:span><text:span text:style-name="T776">-&gt;</text:span><text:span text:style-name="T513">body</text:span><text:span text:style-name="T1328">)</text:span><text:line-break/><text:span text:style-name="T1328"> <text:s text:c="11"/></text:span><text:span text:style-name="T776">-&gt;</text:span><text:span text:style-name="T1009">assertSeeIn</text:span><text:span text:style-name="T1328">(</text:span><text:span text:style-name="T1574">'@likes-count'</text:span><text:span text:style-name="T1328">, </text:span><text:span text:style-name="T2259">0</text:span><text:span text:style-name="T1328">)</text:span><text:line-break/><text:span text:style-name="T1328"> <text:s text:c="11"/></text:span><text:span text:style-name="T776">-&gt;</text:span><text:span text:style-name="T1009">press</text:span><text:span text:style-name="T1328">(</text:span><text:span text:style-name="T1574">'@</text:span><text:span text:style-name="T2443">like-btn</text:span><text:span text:style-name="T1574">'</text:span><text:span text:style-name="T1328">)</text:span></text:p>
      <text:p text:style-name="P1179"><text:span text:style-name="T3082">Presionamos el botón de like</text:span><text:span text:style-name="T3081"><text:line-break/></text:span><text:span text:style-name="T1094"> <text:s text:c="11"/></text:span><text:span text:style-name="T604">-&gt;</text:span><text:span text:style-name="T833">waitForText</text:span><text:span text:style-name="T1094">(</text:span><text:span text:style-name="T1397">'TE GUSTA'</text:span><text:span text:style-name="T1094">)</text:span></text:p>
      <text:p text:style-name="P1180"><text:span text:style-name="T1094"><text:s text:c="12"/></text:span><text:span text:style-name="T604">-&gt;</text:span><text:span text:style-name="T833">assertSee</text:span><text:span text:style-name="T1094">(</text:span><text:span text:style-name="T1397">'TE GUSTA'</text:span><text:span text:style-name="T1094">)</text:span><text:line-break/>Cambia el texto a TE GUSTA<text:span text:style-name="T3081"><text:line-break/></text:span><text:span text:style-name="T1094"> <text:s text:c="11"/></text:span><text:span text:style-name="T604">-&gt;</text:span><text:span text:style-name="T833">assertSeeIn</text:span><text:span text:style-name="T1094">(</text:span><text:span text:style-name="T1397">'@likes-count'</text:span><text:span text:style-name="T1094">, </text:span><text:span text:style-name="T2208">1</text:span><text:span text:style-name="T1094">)</text:span></text:p>
      <text:p text:style-name="Standard"><text:span text:style-name="T3083">Cambia el conteo</text:span><text:span text:style-name="T3081"><text:line-break/><text:line-break/></text:span><text:span text:style-name="T1094"> <text:s text:c="11"/></text:span><text:span text:style-name="T604">-&gt;</text:span><text:span text:style-name="T833">press</text:span><text:span text:style-name="T1094">(</text:span><text:span text:style-name="T1397">'@</text:span><text:span text:style-name="T2472">un</text:span><text:span text:style-name="T2427">like-btn</text:span><text:span text:style-name="T1397">'</text:span><text:span text:style-name="T1094">)</text:span><text:span text:style-name="T3081"><text:line-break/></text:span><text:span text:style-name="T3082">Presionamos el mismo botón</text:span></text:p>
      <text:p text:style-name="P1179"><text:span text:style-name="T1094"><text:s text:c="12"/></text:span><text:span text:style-name="T604">-&gt;</text:span><text:span text:style-name="T833">waitForText</text:span><text:span text:style-name="T1094">(</text:span><text:span text:style-name="T1397">'ME GUSTA'</text:span><text:span text:style-name="T1094">)</text:span></text:p>
      <text:p text:style-name="P1180"><text:span text:style-name="T1094"><text:s text:c="12"/></text:span><text:span text:style-name="T604">-&gt;</text:span><text:span text:style-name="T833">assertSee</text:span><text:span text:style-name="T1094">(</text:span><text:span text:style-name="T1397">'ME GUSTA'</text:span><text:span text:style-name="T1094">)</text:span><text:line-break/>Vuelve a cambiar el texto<text:span text:style-name="T3081"><text:line-break/></text:span><text:span text:style-name="T1094"> <text:s text:c="11"/></text:span><text:span text:style-name="T604">-&gt;</text:span><text:span text:style-name="T833">assertSeeIn</text:span><text:span text:style-name="T1094">(</text:span><text:span text:style-name="T1397">'@likes-count'</text:span><text:span text:style-name="T1094">, </text:span><text:span text:style-name="T2208">0</text:span><text:span text:style-name="T1094">)</text:span></text:p>
      <text:p text:style-name="Standard"><text:span text:style-name="T3083">Vuelve a cambiar el conteo</text:span><text:span text:style-name="T3081"><text:line-break/></text:span><text:span text:style-name="T1094"> <text:s text:c="3"/>;</text:span><text:span text:style-name="T3081"><text:line-break/></text:span><text:span text:style-name="T1094">});</text:span></text:p>
      <text:p text:style-name="P412"/>
      <text:p text:style-name="P1181">Cambiamos el selector en la plantilla también:</text:p>
      <text:p text:style-name="P1181"><text:span text:style-name="T2030">&lt;</text:span><text:span text:style-name="T2293">template</text:span><text:span text:style-name="T2030">&gt;</text:span><text:line-break/><text:span text:style-name="T2030"> <text:s text:c="3"/>&lt;</text:span><text:span text:style-name="T2293">button </text:span><text:span text:style-name="T1667">v-if</text:span><text:span text:style-name="T1359">="</text:span><text:span text:style-name="T289">model</text:span><text:span text:style-name="T1054">.</text:span><text:span text:style-name="T289">is_liked</text:span><text:span text:style-name="T1359">"</text:span><text:line-break/><text:span text:style-name="T1359"> <text:s text:c="11"/></text:span><text:span text:style-name="T1667">@click</text:span><text:span text:style-name="T1359">="</text:span><text:span text:style-name="T798">toggle</text:span><text:span text:style-name="T1054">()</text:span><text:span text:style-name="T1359">"</text:span><text:line-break/><text:span text:style-name="T1359"> <text:s text:c="11"/></text:span><text:span text:style-name="T1667">:class</text:span><text:span text:style-name="T1359">="</text:span><text:span text:style-name="T289">getBtnClasses</text:span><text:span text:style-name="T1359">"</text:span><text:line-break/><text:span text:style-name="T1359"> <text:s text:c="11"/></text:span><text:span text:style-name="T1667">dusk</text:span><text:span text:style-name="T1359">="</text:span><text:span text:style-name="T2470">un</text:span><text:span text:style-name="T1359">like-btn"</text:span><text:span text:style-name="T2030">&gt;</text:span><text:line-break/><text:span text:style-name="T2030"> <text:s text:c="11"/>&lt;</text:span><text:span text:style-name="T2293">i </text:span><text:span text:style-name="T1667">:class</text:span><text:span text:style-name="T1359">="</text:span><text:span text:style-name="T289">getIconClasses</text:span><text:span text:style-name="T1359">"</text:span><text:span text:style-name="T2030">&gt;&lt;/</text:span><text:span text:style-name="T2293">i</text:span><text:span text:style-name="T2030">&gt;</text:span><text:line-break/><text:span text:style-name="T2030"> <text:s text:c="11"/>{{</text:span><text:span text:style-name="T289">getText</text:span><text:span text:style-name="T2030">}}</text:span><text:line-break/><text:span text:style-name="T2030"> <text:s text:c="3"/>&lt;/</text:span><text:span text:style-name="T2293">button</text:span><text:span text:style-name="T2030">&gt;</text:span></text:p>
      <text:p text:style-name="P707"/>
      <text:p text:style-name="P301"><text:span text:style-name="T2550">E</text:span><text:span text:style-name="T2510">jecutamos el test y vemos que pasa sin problemas. </text:span><text:span text:style-name="T2551">Ahora tenemos que quitar el selector de dusk porque si utilizamos el like con los comentarios, fallaría. </text:span><text:span text:style-name="T2552">Lo quitamos de la plantilla:</text:span></text:p>
      <text:p text:style-name="P301"><text:span text:style-name="T2183">&lt;</text:span><text:span text:style-name="T2378">template</text:span><text:span text:style-name="T2172">&gt;</text:span><text:line-break/><text:span text:style-name="T2172"> <text:s text:c="3"/>&lt;</text:span><text:span text:style-name="T2378">button </text:span><text:span text:style-name="T1725">v-if</text:span><text:span text:style-name="T1574">="</text:span><text:span text:style-name="T513">model</text:span><text:span text:style-name="T1328">.</text:span><text:span text:style-name="T513">is_liked</text:span><text:span text:style-name="T1574">"</text:span><text:line-break/><text:span text:style-name="T1574"> <text:s text:c="11"/></text:span><text:span text:style-name="T1725">@click</text:span><text:span text:style-name="T1574">="</text:span><text:span text:style-name="T1009">toggle</text:span><text:span text:style-name="T1328">()</text:span><text:span text:style-name="T1574">"</text:span><text:line-break/><text:span text:style-name="T1574"> <text:s text:c="11"/></text:span><text:span text:style-name="T1725">:class</text:span><text:span text:style-name="T1574">="</text:span><text:span text:style-name="T513">getBtnClasses</text:span><text:span text:style-name="T1574">"</text:span><text:line-break/><text:span text:style-name="T2477"> <text:s text:c="11"/></text:span><text:span text:style-name="T2469">dusk</text:span><text:span text:style-name="T2477">="like-btn"&gt;</text:span><text:line-break/><text:span text:style-name="T2172"> <text:s text:c="11"/>&lt;</text:span><text:span text:style-name="T2378">i </text:span><text:span text:style-name="T1725">:class</text:span><text:span text:style-name="T1574">="</text:span><text:span text:style-name="T513">getIconClasses</text:span><text:span text:style-name="T1574">"</text:span><text:span text:style-name="T2172">&gt;&lt;/</text:span><text:span text:style-name="T2378">i</text:span><text:span text:style-name="T2172">&gt;</text:span><text:line-break/><text:span text:style-name="T2172"> <text:s text:c="11"/>{{</text:span><text:span text:style-name="T513">getText</text:span><text:span text:style-name="T2172">}}</text:span><text:line-break/><text:span text:style-name="T2172"> <text:s text:c="3"/>&lt;/</text:span><text:span text:style-name="T2378">button</text:span><text:span text:style-name="T2172">&gt;</text:span><text:line-break/><text:span text:style-name="T2172"> <text:s text:c="3"/>&lt;</text:span><text:span text:style-name="T2378">button </text:span><text:span text:style-name="T1725">:class</text:span><text:span text:style-name="T1574">="</text:span><text:span text:style-name="T513">getBtnClasses</text:span><text:span text:style-name="T1574">"</text:span><text:line-break/><text:span text:style-name="T1574"> <text:s text:c="11"/></text:span><text:span text:style-name="T1725">v-else</text:span><text:line-break/><text:span text:style-name="T2469"> <text:s text:c="11"/>dusk</text:span><text:span text:style-name="T2477">="like-btn"</text:span><text:line-break/><text:span text:style-name="T1574"> <text:s text:c="11"/></text:span><text:span text:style-name="T1725">@click</text:span><text:span text:style-name="T1574">="</text:span><text:span text:style-name="T1009">toggle</text:span><text:span text:style-name="T1328">()</text:span><text:span text:style-name="T1574">"</text:span><text:span text:style-name="T2172">&gt;</text:span><text:line-break/><text:span text:style-name="T2172"> <text:s text:c="7"/>&lt;</text:span><text:span text:style-name="T2378">i </text:span><text:span text:style-name="T1725">:class</text:span><text:span text:style-name="T1574">="</text:span><text:span text:style-name="T513">getIconClasses</text:span><text:span text:style-name="T1574">"</text:span><text:span text:style-name="T2172">&gt;&lt;/</text:span><text:span text:style-name="T2378">i</text:span><text:span text:style-name="T2172">&gt;</text:span><text:line-break/><text:span text:style-name="T2172"> <text:s text:c="7"/>{{</text:span><text:span text:style-name="T513">getText</text:span><text:span text:style-name="T2172">}}</text:span><text:line-break/><text:span text:style-name="T2172"> <text:s text:c="3"/>&lt;/</text:span><text:span text:style-name="T2378">button</text:span><text:span text:style-name="T2172">&gt;</text:span><text:line-break/><text:span text:style-name="T2172">&lt;/</text:span><text:span text:style-name="T2378">template</text:span><text:span text:style-name="T2172">&gt;</text:span></text:p>
      <text:p text:style-name="P708"/>
      <text:p text:style-name="P302"><text:span text:style-name="T2552">Y </text:span><text:span text:style-name="T2510">vamos al momento de utilizar el componente en </text:span><text:span text:style-name="T2528">StatusListItem.vue</text:span><text:span text:style-name="T2510">:</text:span></text:p>
      <text:p text:style-name="P302"><text:soft-page-break/><text:span text:style-name="T2182">&lt;</text:span><text:span text:style-name="T2378">div </text:span><text:span text:style-name="T1725">class</text:span><text:span text:style-name="T1574">="card-footer p-2 d-flex justify-content-between align-items-center"</text:span><text:span text:style-name="T2172">&gt;</text:span><text:line-break/><text:span text:style-name="T2172"> <text:s text:c="3"/>&lt;</text:span><text:span text:style-name="T2378">like-btn</text:span><text:line-break/><text:span text:style-name="T2443"> <text:s text:c="11"/></text:span><text:span text:style-name="T2456">dusk</text:span><text:span text:style-name="T2443">="like-btn"</text:span><text:line-break/><text:span text:style-name="T1574"> <text:s text:c="11"/></text:span><text:span text:style-name="T1725">:url</text:span><text:span text:style-name="T1574">="`/statuses/</text:span><text:span text:style-name="T2172">$</text:span><text:span text:style-name="T1328">{</text:span><text:span text:style-name="T513">status</text:span><text:span text:style-name="T1328">.</text:span><text:span text:style-name="T513">id</text:span><text:span text:style-name="T1328">}</text:span><text:span text:style-name="T1574">/likes`"</text:span><text:line-break/><text:span text:style-name="T1574"> <text:s text:c="11"/></text:span><text:span text:style-name="T1725">:model</text:span><text:span text:style-name="T1574">="</text:span><text:span text:style-name="T513">status</text:span><text:span text:style-name="T1574">"</text:span><text:line-break/><text:span text:style-name="T1574"> <text:s text:c="3"/></text:span><text:span text:style-name="T2172">&gt;&lt;/</text:span><text:span text:style-name="T2378">like-btn</text:span><text:span text:style-name="T2172">&gt;</text:span><text:line-break/><text:span text:style-name="T2172"> <text:s text:c="3"/>&lt;</text:span><text:span text:style-name="T2378">div </text:span><text:span text:style-name="T1725">class</text:span><text:span text:style-name="T1574">="text-secondary mr-2"</text:span><text:span text:style-name="T2172">&gt;</text:span></text:p>
      <text:p text:style-name="P709"/>
      <text:p text:style-name="P302"><text:span text:style-name="T2510">Ejecutamos el </text:span><text:span text:style-name="T2528">test</text:span><text:span text:style-name="T2510"> y pasa otra vez. </text:span><text:span text:style-name="T2553">Ahora observamos que tenemos el mismo botón en ambos casos. Solo cambia el </text:span><text:span text:style-name="T2534">v-if</text:span><text:span text:style-name="T2553"> y el </text:span><text:span text:style-name="T2534">v-else</text:span><text:span text:style-name="T2553">:</text:span></text:p>
      <text:p text:style-name="P302"><text:span text:style-name="T2184">&lt;</text:span><text:span text:style-name="T2378">template</text:span><text:span text:style-name="T2172">&gt;</text:span><text:line-break/><text:span text:style-name="T2175"> <text:s text:c="3"/>&lt;</text:span><text:span text:style-name="T2381">button </text:span><text:span text:style-name="T1727">v-if</text:span><text:span text:style-name="T1576">="</text:span><text:span text:style-name="T515">model</text:span><text:span text:style-name="T1330">.</text:span><text:span text:style-name="T515">is_liked</text:span><text:span text:style-name="T1576">"</text:span><text:span text:style-name="T3272"><text:line-break/></text:span><text:span text:style-name="T1577"> <text:s text:c="11"/></text:span><text:span text:style-name="T1728">@click</text:span><text:span text:style-name="T1577">="</text:span><text:span text:style-name="T1013">toggle</text:span><text:span text:style-name="T1332">()</text:span><text:span text:style-name="T1577">"</text:span><text:span text:style-name="T3272"><text:line-break/></text:span><text:span text:style-name="T1577"> <text:s text:c="11"/></text:span><text:span text:style-name="T1728">:class</text:span><text:span text:style-name="T1577">="</text:span><text:span text:style-name="T517">getBtnClasses</text:span><text:span text:style-name="T1577">"</text:span><text:span text:style-name="T2175">&gt;</text:span><text:span text:style-name="T3272"><text:line-break/></text:span><text:span text:style-name="T2175"> <text:s text:c="7"/>&lt;</text:span><text:span text:style-name="T2381">i </text:span><text:span text:style-name="T1728">:class</text:span><text:span text:style-name="T1577">="</text:span><text:span text:style-name="T517">getIconClasses</text:span><text:span text:style-name="T1577">"</text:span><text:span text:style-name="T2175">&gt;&lt;/</text:span><text:span text:style-name="T2381">i</text:span><text:span text:style-name="T2175">&gt;</text:span><text:span text:style-name="T3272"><text:line-break/></text:span><text:span text:style-name="T2175"> <text:s text:c="7"/>{{</text:span><text:span text:style-name="T517">getText</text:span><text:span text:style-name="T2175">}}</text:span><text:span text:style-name="T3272"><text:line-break/></text:span><text:span text:style-name="T2175"> <text:s text:c="3"/>&lt;/</text:span><text:span text:style-name="T2381">button</text:span><text:span text:style-name="T2175">&gt;</text:span><text:span text:style-name="T3272"><text:line-break/></text:span><text:span text:style-name="T2175"> <text:s text:c="3"/>&lt;</text:span><text:span text:style-name="T2381">button </text:span><text:span text:style-name="T1727">v-else</text:span><text:span text:style-name="T3272"><text:line-break/></text:span><text:span text:style-name="T1728"> <text:s text:c="11"/>:class</text:span><text:span text:style-name="T1577">="</text:span><text:span text:style-name="T517">getBtnClasses</text:span><text:span text:style-name="T1577">"</text:span><text:span text:style-name="T3272"><text:line-break/></text:span><text:span text:style-name="T1577"> <text:s text:c="11"/></text:span><text:span text:style-name="T1728">@click</text:span><text:span text:style-name="T1577">="</text:span><text:span text:style-name="T1013">toggle</text:span><text:span text:style-name="T1332">()</text:span><text:span text:style-name="T1577">"</text:span><text:span text:style-name="T2175">&gt;</text:span><text:span text:style-name="T3272"><text:line-break/></text:span><text:span text:style-name="T2175"> <text:s text:c="7"/>&lt;</text:span><text:span text:style-name="T2381">i </text:span><text:span text:style-name="T1728">:class</text:span><text:span text:style-name="T1577">="</text:span><text:span text:style-name="T517">getIconClasses</text:span><text:span text:style-name="T1577">"</text:span><text:span text:style-name="T2175">&gt;&lt;/</text:span><text:span text:style-name="T2381">i</text:span><text:span text:style-name="T2175">&gt;</text:span><text:span text:style-name="T3272"><text:line-break/></text:span><text:span text:style-name="T2175"> <text:s text:c="7"/>{{</text:span><text:span text:style-name="T517">getText</text:span><text:span text:style-name="T2175">}}</text:span><text:span text:style-name="T3272"><text:line-break/></text:span><text:span text:style-name="T2175"> <text:s text:c="3"/>&lt;/</text:span><text:span text:style-name="T2381">button</text:span><text:span text:style-name="T2175">&gt;</text:span><text:line-break/><text:span text:style-name="T2172">&lt;/</text:span><text:span text:style-name="T2378">template</text:span><text:span text:style-name="T2172">&gt;</text:span></text:p>
      <text:p text:style-name="P564"/>
      <text:p text:style-name="P1182">Como es igual en los 2 casos y hace lo mismo, podemos quitar el <text:span text:style-name="T2607">if-else</text:span><text:span text:style-name="T2916"> y uno de los botones:</text:span></text:p>
      <text:p text:style-name="P1182"><text:span text:style-name="T2047">&lt;</text:span><text:span text:style-name="T2293">template</text:span><text:span text:style-name="T2030">&gt;</text:span><text:line-break/><text:span text:style-name="T2030"> <text:s text:c="3"/>&lt;</text:span><text:span text:style-name="T2293">button </text:span><text:span text:style-name="T1667">@click</text:span><text:span text:style-name="T1359">="</text:span><text:span text:style-name="T798">toggle</text:span><text:span text:style-name="T1054">()</text:span><text:span text:style-name="T1359">"</text:span><text:line-break/><text:span text:style-name="T1359"> <text:s text:c="11"/></text:span><text:span text:style-name="T1667">:class</text:span><text:span text:style-name="T1359">="</text:span><text:span text:style-name="T289">getBtnClasses</text:span><text:span text:style-name="T1359">"</text:span><text:span text:style-name="T2030">&gt;</text:span><text:line-break/><text:span text:style-name="T2030"> <text:s text:c="7"/>&lt;</text:span><text:span text:style-name="T2293">i </text:span><text:span text:style-name="T1667">:class</text:span><text:span text:style-name="T1359">="</text:span><text:span text:style-name="T289">getIconClasses</text:span><text:span text:style-name="T1359">"</text:span><text:span text:style-name="T2030">&gt;&lt;/</text:span><text:span text:style-name="T2293">i</text:span><text:span text:style-name="T2030">&gt;</text:span><text:line-break/><text:span text:style-name="T2030"> <text:s text:c="7"/>{{</text:span><text:span text:style-name="T289">getText</text:span><text:span text:style-name="T2030">}}</text:span><text:line-break/><text:span text:style-name="T2030"> <text:s text:c="3"/>&lt;/</text:span><text:span text:style-name="T2293">button</text:span><text:span text:style-name="T2030">&gt;</text:span><text:line-break/><text:span text:style-name="T2030">&lt;/</text:span><text:span text:style-name="T2293">template</text:span><text:span text:style-name="T2030">&gt;</text:span></text:p>
      <text:p text:style-name="P303"/>
      <text:p text:style-name="P304">Ejecutamos el test y vemos si seguimos en verde y así es.</text:p>
      <text:p text:style-name="P304"/>
      <text:p text:style-name="P1183"><text:span text:style-name="T2916">Vamos a quitar los métodos de </text:span><text:span text:style-name="T2607">like()</text:span><text:span text:style-name="T2916"> y </text:span><text:span text:style-name="T2607">unlike()</text:span><text:span text:style-name="T2916">:</text:span></text:p>
      <text:p text:style-name="P1183"><text:span text:style-name="T302">methods</text:span><text:span text:style-name="T577">: </text:span><text:span text:style-name="T1054">{</text:span><text:line-break/><text:span text:style-name="T1054"> <text:s text:c="3"/></text:span><text:span text:style-name="T798">toggle</text:span><text:span text:style-name="T1054">() {...},</text:span><text:line-break/><text:span text:style-name="T1353"> <text:s text:c="3"/></text:span><text:span text:style-name="T1046">like</text:span><text:span text:style-name="T1353">() {</text:span><text:span text:style-name="T3420"><text:line-break/></text:span><text:span text:style-name="T1353"> <text:s text:c="7"/></text:span><text:span text:style-name="T572">axios</text:span><text:span text:style-name="T1353">.</text:span><text:span text:style-name="T2188">post</text:span><text:span text:style-name="T1353">(</text:span><text:span text:style-name="T576">this</text:span><text:span text:style-name="T1353">.</text:span><text:span text:style-name="T572">url</text:span><text:span text:style-name="T1353">)</text:span><text:span text:style-name="T3420"><text:line-break/></text:span><text:span text:style-name="T1353"> <text:s text:c="11"/>.</text:span><text:span text:style-name="T1046">then</text:span><text:span text:style-name="T1353">(</text:span><text:span text:style-name="T2188">respuesta </text:span><text:span text:style-name="T794">=&gt; </text:span><text:span text:style-name="T1353">{</text:span><text:span text:style-name="T3420"><text:line-break/></text:span><text:span text:style-name="T1353"> <text:s text:c="15"/></text:span><text:span text:style-name="T576">this</text:span><text:span text:style-name="T1353">.</text:span><text:span text:style-name="T572">model</text:span><text:span text:style-name="T1353">.</text:span><text:span text:style-name="T572">is_liked </text:span><text:span text:style-name="T794">= </text:span><text:span text:style-name="T2284">true</text:span><text:span text:style-name="T1353">;</text:span><text:span text:style-name="T3420"><text:line-break/></text:span><text:span text:style-name="T1353"> <text:s text:c="15"/></text:span><text:span text:style-name="T576">this</text:span><text:span text:style-name="T1353">.</text:span><text:span text:style-name="T572">model</text:span><text:span text:style-name="T1353">.</text:span><text:span text:style-name="T2188">likes_count</text:span><text:span text:style-name="T794">++</text:span><text:span text:style-name="T1353">;</text:span><text:span text:style-name="T3420"><text:line-break/></text:span><text:span text:style-name="T1353"> <text:s text:c="11"/>})</text:span><text:span text:style-name="T3420"><text:line-break/></text:span><text:span text:style-name="T1353"> <text:s text:c="3"/>},</text:span><text:span text:style-name="T3420"><text:line-break/></text:span><text:span text:style-name="T1353"> <text:s text:c="3"/></text:span><text:span text:style-name="T1046">unlike</text:span><text:span text:style-name="T1353">() {</text:span><text:span text:style-name="T3420"><text:line-break/></text:span><text:span text:style-name="T1353"> <text:s text:c="7"/></text:span><text:span text:style-name="T572">axios</text:span><text:span text:style-name="T1353">.</text:span><text:span text:style-name="T2188">delete</text:span><text:span text:style-name="T1353">(</text:span><text:span text:style-name="T576">this</text:span><text:span text:style-name="T1353">.</text:span><text:span text:style-name="T572">url</text:span><text:span text:style-name="T1353">)</text:span><text:span text:style-name="T3420"><text:line-break/></text:span><text:span text:style-name="T1353"> <text:s text:c="11"/>.</text:span><text:span text:style-name="T1046">then</text:span><text:span text:style-name="T1353">(</text:span><text:span text:style-name="T2188">respuesta </text:span><text:span text:style-name="T794">=&gt; </text:span><text:span text:style-name="T1353">{</text:span><text:span text:style-name="T3420"><text:line-break/></text:span><text:span text:style-name="T1353"> <text:s text:c="15"/></text:span><text:span text:style-name="T576">this</text:span><text:span text:style-name="T1353">.</text:span><text:span text:style-name="T572">model</text:span><text:span text:style-name="T1353">.</text:span><text:span text:style-name="T572">is_liked </text:span><text:span text:style-name="T794">= </text:span><text:span text:style-name="T2284">false</text:span><text:span text:style-name="T1353">;</text:span><text:span text:style-name="T3420"><text:line-break/></text:span><text:span text:style-name="T1353"> <text:s text:c="15"/></text:span><text:span text:style-name="T576">this</text:span><text:span text:style-name="T1353">.</text:span><text:span text:style-name="T572">model</text:span><text:span text:style-name="T1353">.</text:span><text:span text:style-name="T2188">likes_count</text:span><text:span text:style-name="T794">--</text:span><text:span text:style-name="T1353">;</text:span><text:span text:style-name="T3420"><text:line-break/></text:span><text:span text:style-name="T1353"> <text:s text:c="11"/>})</text:span><text:span text:style-name="T3420"><text:line-break/></text:span><text:span text:style-name="T1353"> <text:s text:c="3"/>}</text:span><text:line-break/><text:span text:style-name="T1054">},</text:span></text:p>
      <text:p text:style-name="P304"/>
      <text:p text:style-name="P1184"><text:span text:style-name="T2916">Ya no los utilizamos ni nos hacen falta. Ahora ya podemos usar el botón para comentarios también en </text:span><text:span text:style-name="T2607">StatusListItem.vue</text:span><text:span text:style-name="T2916">:</text:span></text:p>
      <text:p text:style-name="Standard"><text:span text:style-name="T2029"><text:s text:c="4"/></text:span><text:span text:style-name="T2113">&lt;</text:span><text:span text:style-name="T2343">span </text:span><text:span text:style-name="T1693">dusk</text:span><text:span text:style-name="T1439">="comment-likes-count"</text:span><text:span text:style-name="T2113">&gt;{{</text:span><text:span text:style-name="T2223">comment</text:span><text:span text:style-name="T2113">.likes_count}}&lt;/</text:span><text:span text:style-name="T2343">span</text:span><text:span text:style-name="T2113">&gt;</text:span><text:span text:style-name="T3526"><text:line-break/></text:span><text:span text:style-name="T2155"> <text:s text:c="3"/>&lt;</text:span><text:span text:style-name="T2369">like-btn</text:span><text:span text:style-name="T126"><text:line-break/></text:span><text:soft-page-break/><text:span text:style-name="T2369"> <text:s text:c="11"/></text:span><text:span text:style-name="T1718">dusk</text:span><text:span text:style-name="T1542">="</text:span><text:span text:style-name="T2435">comment-</text:span><text:span text:style-name="T1542">like-btn"</text:span><text:span text:style-name="T126"><text:line-break/></text:span><text:span text:style-name="T3527">Cambiamos el selector por le del comenario</text:span></text:p>
      <text:p text:style-name="Standard"><text:span text:style-name="T1542"><text:s text:c="12"/></text:span><text:span text:style-name="T1718">:url</text:span><text:span text:style-name="T1542">="`/</text:span><text:span text:style-name="T2435">comments</text:span><text:span text:style-name="T1542">/</text:span><text:span text:style-name="T2155">$</text:span><text:span text:style-name="T1299">{</text:span><text:span text:style-name="T2435">comment</text:span><text:span text:style-name="T1299">.</text:span><text:span text:style-name="T489">id</text:span><text:span text:style-name="T1299">}</text:span><text:span text:style-name="T1542">/likes`"</text:span><text:span text:style-name="T126"><text:line-break/></text:span><text:span text:style-name="T3527">La dirección del comentario</text:span></text:p>
      <text:p text:style-name="Standard"><text:span text:style-name="T1542"><text:s text:c="12"/></text:span><text:span text:style-name="T1718">:model</text:span><text:span text:style-name="T1542">="</text:span><text:span text:style-name="T2435">comment</text:span><text:span text:style-name="T1542">"</text:span><text:span text:style-name="T126"><text:line-break/></text:span><text:span text:style-name="T3527">El modelo del comentario</text:span></text:p>
      <text:p text:style-name="P1185"><text:span text:style-name="T1458"><text:s text:c="4"/></text:span><text:span text:style-name="T2121">&gt;&lt;/</text:span><text:span text:style-name="T2350">like-btn</text:span><text:span text:style-name="T2121">&gt;</text:span><text:line-break/><text:span text:style-name="T2188"> <text:s text:c="3"/>&lt;</text:span><text:span text:style-name="T2386">button </text:span><text:span text:style-name="T1739">v-if</text:span><text:span text:style-name="T1592">="</text:span><text:span text:style-name="T2283">comment</text:span><text:span text:style-name="T1353">.</text:span><text:span text:style-name="T572">is_liked</text:span><text:span text:style-name="T1592">" </text:span><text:span text:style-name="T1739">dusk</text:span><text:span text:style-name="T1592">="comment-unlike-btn" </text:span><text:span text:style-name="T1739">@click</text:span><text:span text:style-name="T1592">="</text:span><text:span text:style-name="T1046">unlikeComment</text:span><text:span text:style-name="T1353">(</text:span><text:span text:style-name="T2283">comment</text:span><text:span text:style-name="T1353">)</text:span><text:span text:style-name="T1592">"</text:span><text:span text:style-name="T2188">&gt;TE GUSTA</text:span><text:span text:style-name="T3420"><text:line-break/></text:span><text:span text:style-name="T2188"> <text:s text:c="3"/>&lt;/</text:span><text:span text:style-name="T2386">button</text:span><text:span text:style-name="T2188">&gt;</text:span><text:span text:style-name="T3420"><text:line-break/></text:span><text:span text:style-name="T2188"> <text:s text:c="3"/>&lt;</text:span><text:span text:style-name="T2386">button </text:span><text:span text:style-name="T1739">v-else dusk</text:span><text:span text:style-name="T1592">="comment-like-btn" </text:span><text:span text:style-name="T1739">@click</text:span><text:span text:style-name="T1592">="</text:span><text:span text:style-name="T1046">likeComment</text:span><text:span text:style-name="T1353">(</text:span><text:span text:style-name="T2283">comment</text:span><text:span text:style-name="T1353">)</text:span><text:span text:style-name="T1592">"</text:span><text:span text:style-name="T2188">&gt;ME GUSTA&lt;/</text:span><text:span text:style-name="T2386">button</text:span><text:span text:style-name="T2188">&gt;</text:span><text:line-break/><text:span text:style-name="T3527">Aquí cortamos los botones que teníamos antes</text:span></text:p>
      <text:p text:style-name="P1185"><text:span text:style-name="T2030">&lt;/</text:span><text:span text:style-name="T2293">div</text:span><text:span text:style-name="T2030">&gt;</text:span></text:p>
      <text:p text:style-name="P559"/>
      <text:p text:style-name="P1186">Vamos a quitar los métodos de abajo también:</text:p>
      <text:p text:style-name="P1186"><text:span text:style-name="T289">methods</text:span><text:span text:style-name="T577">: </text:span><text:span text:style-name="T1054">{</text:span><text:line-break/><text:span text:style-name="T1054"> <text:s text:c="3"/></text:span><text:span text:style-name="T798">addComment</text:span><text:span text:style-name="T1054">() {...},</text:span><text:line-break/><text:span text:style-name="T1347"> <text:s text:c="3"/></text:span><text:span text:style-name="T1048">likeComment</text:span><text:span text:style-name="T1347">(</text:span><text:span text:style-name="T2185">comment</text:span><text:span text:style-name="T1347">) {...}</text:span><text:span text:style-name="T1200">,</text:span><text:span text:style-name="T3421"><text:line-break/></text:span><text:span text:style-name="T1347"> <text:s text:c="3"/></text:span><text:span text:style-name="T1048">unlikeComment</text:span><text:span text:style-name="T1347">(</text:span><text:span text:style-name="T2185">comment</text:span><text:span text:style-name="T1347">) {...</text:span><text:span text:style-name="T1351">}</text:span><text:line-break/><text:span text:style-name="T1054">}</text:span></text:p>
      <text:p text:style-name="P1186"/>
      <text:p text:style-name="P1187">Ahora tenemos que cambiar el selector del <text:span text:style-name="T2607">test</text:span> de los comentarios con <text:span text:style-name="T2607">like</text:span> en <text:span text:style-name="T2607">UsersCanLikeCommentsTest.php</text:span><text:span text:style-name="T2916">:</text:span></text:p>
      <text:p text:style-name="P1187"><text:span text:style-name="T302">$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span text:style-name="T1741">use </text:span><text:span text:style-name="T1054">(</text:span><text:span text:style-name="T289">$comment</text:span><text:span text:style-name="T1054">, </text:span><text:span text:style-name="T289">$user</text:span><text:span text:style-name="T1054">) {</text:span><text:line-break/><text:span text:style-name="T1054"> <text:s text:c="3"/></text:span><text:span text:style-name="T289">$browser</text:span><text:span text:style-name="T577">-&gt;</text:span><text:span text:style-name="T798">loginAs</text:span><text:span text:style-name="T1054">(</text:span><text:span text:style-name="T289">$user</text:span><text:span text:style-name="T1054">)</text:span><text:line-break/><text:span text:style-name="T1054"> <text:s text:c="7"/></text:span><text:span text:style-name="T577">-&gt;</text:span><text:span text:style-name="T798">visit</text:span><text:span text:style-name="T1054">(</text:span><text:span text:style-name="T1359">'/'</text:span><text:span text:style-name="T1054">)</text:span><text:line-break/><text:span text:style-name="T1054"> <text:s text:c="7"/></text:span><text:span text:style-name="T577">-&gt;</text:span><text:span text:style-name="T798">waitForText</text:span><text:span text:style-name="T1054">(</text:span><text:span text:style-name="T289">$comment</text:span><text:span text:style-name="T577">-&gt;</text:span><text:span text:style-name="T289">body</text:span><text:span text:style-name="T1054">)</text:span><text:line-break/><text:span text:style-name="T1054"> <text:s text:c="7"/></text:span><text:span text:style-name="T577">-&gt;</text:span><text:span text:style-name="T798">assertSeeIn</text:span><text:span text:style-name="T1054">(</text:span><text:span text:style-name="T1359">'@comment-likes-count'</text:span><text:span text:style-name="T1054">, </text:span><text:span text:style-name="T2195">0</text:span><text:span text:style-name="T1054">)</text:span><text:line-break/><text:span text:style-name="T1054"> <text:s text:c="7"/></text:span><text:span text:style-name="T577">-&gt;</text:span><text:span text:style-name="T798">press</text:span><text:span text:style-name="T1054">(</text:span><text:span text:style-name="T1359">'@comment-like-btn'</text:span><text:span text:style-name="T1054">)</text:span><text:line-break/><text:span text:style-name="T1054"> <text:s text:c="7"/></text:span><text:span text:style-name="T577">-&gt;</text:span><text:span text:style-name="T798">waitForText</text:span><text:span text:style-name="T1054">(</text:span><text:span text:style-name="T1359">'TE GUSTA'</text:span><text:span text:style-name="T1054">)</text:span><text:line-break/><text:span text:style-name="T1054"> <text:s text:c="7"/></text:span><text:span text:style-name="T577">-&gt;</text:span><text:span text:style-name="T798">assertSee</text:span><text:span text:style-name="T1054">(</text:span><text:span text:style-name="T1359">'TE GUSTA'</text:span><text:span text:style-name="T1054">)</text:span><text:line-break/><text:span text:style-name="T1054"> <text:s text:c="7"/></text:span><text:span text:style-name="T577">-&gt;</text:span><text:span text:style-name="T798">assertSeeIn</text:span><text:span text:style-name="T1054">(</text:span><text:span text:style-name="T1359">'@comment-likes-count'</text:span><text:span text:style-name="T1054">, </text:span><text:span text:style-name="T2195">1</text:span><text:span text:style-name="T1054">)</text:span><text:line-break/><text:line-break/><text:span text:style-name="T1054"> <text:s text:c="7"/></text:span><text:span text:style-name="T577">-&gt;</text:span><text:span text:style-name="T798">press</text:span><text:span text:style-name="T1054">(</text:span><text:span text:style-name="T1359">'@comment-</text:span><text:span text:style-name="T2470">un</text:span><text:span text:style-name="T1359">like-btn'</text:span><text:span text:style-name="T1054">)</text:span><text:line-break/><text:span text:style-name="T1054"> <text:s text:c="7"/></text:span><text:span text:style-name="T577">-&gt;</text:span><text:span text:style-name="T798">waitForText</text:span><text:span text:style-name="T1054">(</text:span><text:span text:style-name="T1359">'ME GUSTA'</text:span><text:span text:style-name="T1054">)</text:span><text:line-break/><text:span text:style-name="T1054"> <text:s text:c="7"/></text:span><text:span text:style-name="T577">-&gt;</text:span><text:span text:style-name="T798">assertSee</text:span><text:span text:style-name="T1054">(</text:span><text:span text:style-name="T1359">'ME GUSTA'</text:span><text:span text:style-name="T1054">)</text:span><text:line-break/><text:span text:style-name="T1054"> <text:s text:c="7"/></text:span><text:span text:style-name="T577">-&gt;</text:span><text:span text:style-name="T798">assertSeeIn</text:span><text:span text:style-name="T1054">(</text:span><text:span text:style-name="T1359">'@comment-likes-count'</text:span><text:span text:style-name="T1054">, </text:span><text:span text:style-name="T2195">0</text:span><text:span text:style-name="T1054">);</text:span><text:line-break/><text:span text:style-name="T1054">});</text:span></text:p>
      <text:p text:style-name="P305"/>
      <text:p text:style-name="P1188"><text:span text:style-name="T2916">Ejecutamos ese </text:span><text:span text:style-name="T2607">test</text:span><text:span text:style-name="T2916"> y vemos que todo pasa. </text:span><text:span text:style-name="T3084">Ejecutamos todos los </text:span><text:span text:style-name="T2829">tests</text:span><text:span text:style-name="T3084"> de </text:span><text:span text:style-name="T2829">Dusk</text:span><text:span text:style-name="T3084"> y vemos que todos pasan.</text:span></text:p>
      <text:p text:style-name="P306"/>
      <text:p text:style-name="P307"><text:a xlink:type="simple" xlink:href="https://github.com/anasmez/social/commit/5368105f2c687b29872b892a7363d6aa2eadcce6" text:style-name="Internet_20_link" text:visited-style-name="Visited_20_Internet_20_Link">Commit</text:a></text:p>
      <text:p text:style-name="P307"/>
      <text:h text:style-name="Heading_20_3" text:outline-level="3">Vídeo 42</text:h>
      <text:p text:style-name="P308">Vamos a diseñar ahora el botón del like de los comentarios. Vamos a <text:span text:style-name="T2607">StatusListItem.vue</text:span> y comentamos los cambios:</text:p>
      <text:p text:style-name="P309"><text:span text:style-name="T2172">&lt;</text:span><text:span text:style-name="T2378">div </text:span><text:span text:style-name="T1725">v-for</text:span><text:span text:style-name="T1574">="</text:span><text:span text:style-name="T2259">comment </text:span><text:span text:style-name="T1933">in </text:span><text:span text:style-name="T513">status</text:span><text:span text:style-name="T1328">.</text:span><text:span text:style-name="T513">comments</text:span><text:span text:style-name="T1574">" </text:span><text:span text:style-name="T1725">class</text:span><text:span text:style-name="T1574">="mb-3"</text:span><text:span text:style-name="T2172">&gt;</text:span><text:line-break/><text:span text:style-name="T2174"> <text:s text:c="3"/>&lt;</text:span><text:span text:style-name="T2380">div </text:span><text:span text:style-name="T1727">class</text:span><text:span text:style-name="T1576">="d-flex"</text:span><text:span text:style-name="T2174">&gt;</text:span><text:line-break/><text:span text:style-name="T3528">Metemos la foto y los demás elementos para posicionarlos como queramos</text:span></text:p>
      <text:p text:style-name="P309"><text:span text:style-name="T2172"><text:s text:c="8"/>&lt;</text:span><text:span text:style-name="T2378">img </text:span><text:span text:style-name="T1725">class</text:span><text:span text:style-name="T1574">="rounded shadow-sm mr-2" </text:span><text:span text:style-name="T1727">height</text:span><text:span text:style-name="T1576">="34px"</text:span><text:span text:style-name="T1574"> </text:span><text:span text:style-name="T1725">width</text:span><text:span text:style-name="T1574">="34px" </text:span><text:span text:style-name="T1725">:src</text:span><text:span text:style-name="T1574">="</text:span><text:span text:style-name="T2259">comment</text:span><text:span text:style-name="T1328">.</text:span><text:span text:style-name="T2172">user_avatar</text:span><text:span text:style-name="T1574">"</text:span><text:line-break/><text:span text:style-name="T3529">Especificamos el tamaño porque con el d-flex se queda muy estirada</text:span></text:p>
      <text:p text:style-name="P309"><text:span text:style-name="T1574"><text:s text:c="13"/></text:span><text:span text:style-name="T1725">:alt</text:span><text:span text:style-name="T1574">="</text:span><text:span text:style-name="T2259">comment</text:span><text:span text:style-name="T1328">.</text:span><text:span text:style-name="T2172">user_name</text:span><text:span text:style-name="T1574">"</text:span><text:span text:style-name="T2172">&gt;</text:span><text:line-break/><text:span text:style-name="T2174"> <text:s text:c="7"/>&lt;</text:span><text:span text:style-name="T2380">div </text:span><text:span text:style-name="T1727">class</text:span><text:span text:style-name="T1576">="flex-grow-1"</text:span><text:span text:style-name="T2174">&gt;</text:span><text:line-break/><text:span text:style-name="T3529">flex-grow-1 hace que la tarjeta con el comentario se estire lo máximo posible para ocupar todo el espacio sin importar la cantidad de texto que haya</text:span></text:p>
      <text:p text:style-name="P309"><text:soft-page-break/><text:span text:style-name="T2172"><text:s text:c="12"/>&lt;</text:span><text:span text:style-name="T2378">div </text:span><text:span text:style-name="T1725">class</text:span><text:span text:style-name="T1574">="card border-0 shadow-sm"</text:span><text:span text:style-name="T2172">&gt;</text:span><text:line-break/><text:span text:style-name="T2172"> <text:s text:c="15"/>&lt;</text:span><text:span text:style-name="T2378">div </text:span><text:span text:style-name="T1725">class</text:span><text:span text:style-name="T1574">="card-body p-2 text-secondary"</text:span><text:span text:style-name="T2172">&gt;</text:span><text:line-break/><text:span text:style-name="T2172"> <text:s text:c="19"/>&lt;</text:span><text:span text:style-name="T2378">a </text:span><text:span text:style-name="T1725">href</text:span><text:span text:style-name="T1574">=""</text:span><text:span text:style-name="T2172">&gt;&lt;</text:span><text:span text:style-name="T2378">strong</text:span><text:span text:style-name="T2172">&gt;{{</text:span><text:span text:style-name="T2259">comment</text:span><text:span text:style-name="T2172">.user_name}}&lt;/</text:span><text:span text:style-name="T2378">strong</text:span><text:span text:style-name="T2172">&gt;&lt;/</text:span><text:span text:style-name="T2378">a</text:span><text:span text:style-name="T2172">&gt;</text:span><text:line-break/><text:span text:style-name="T2172"> <text:s text:c="19"/>{{</text:span><text:span text:style-name="T2259">comment</text:span><text:span text:style-name="T2172">.</text:span><text:span text:style-name="T513">body</text:span><text:span text:style-name="T2172">}}</text:span><text:line-break/><text:span text:style-name="T2172"> <text:s text:c="15"/>&lt;/</text:span><text:span text:style-name="T2378">div</text:span><text:span text:style-name="T2172">&gt;</text:span><text:line-break/><text:span text:style-name="T2172"> <text:s text:c="11"/>&lt;/</text:span><text:span text:style-name="T2378">div</text:span><text:span text:style-name="T2172">&gt;</text:span><text:line-break/><text:span text:style-name="T2172"> <text:s text:c="11"/>&lt;</text:span><text:span text:style-name="T2380">small </text:span><text:span text:style-name="T1727">class</text:span><text:span text:style-name="T1576">="badge badge-primary badge-pill float-right py-1 px-2 mt-1"</text:span><text:line-break/><text:span text:style-name="T3529">Al botón del conteo de </text:span><text:span text:style-name="T2831">likes</text:span><text:span text:style-name="T3529"> le ponemos la etiqueta </text:span><text:span text:style-name="T2831">small</text:span><text:span text:style-name="T3529"> para que se vea más pequeño, </text:span><text:span text:style-name="T2831">bagde</text:span><text:span text:style-name="T3529"> para que se vea como como una insignia y el </text:span><text:span text:style-name="T2831">badge-pill</text:span><text:span text:style-name="T3529"> para que sea redondeado como una cápsula. Lo desplazamos a la derecha y le aplicamos un margen interno horizontal de 2, uno interno vertical de 1 y otro externo arriba de 1 para que respire más</text:span></text:p>
      <text:p text:style-name="P310"><text:span text:style-name="T1574"><text:s text:c="19"/></text:span><text:span text:style-name="T1725">dusk</text:span><text:span text:style-name="T1574">="comment-likes-count"</text:span><text:span text:style-name="T2172">&gt;</text:span><text:line-break/><text:span text:style-name="T2174"> <text:s text:c="15"/>&lt;</text:span><text:span text:style-name="T2380">i </text:span><text:span text:style-name="T1727">class</text:span><text:span text:style-name="T1576">="fa fa-thumbs-up"</text:span><text:span text:style-name="T2174">&gt;&lt;/</text:span><text:span text:style-name="T2380">i</text:span><text:span text:style-name="T2174">&gt;</text:span><text:line-break/><text:span text:style-name="T3530">Le ponemos el icono de pulgar arriba</text:span></text:p>
      <text:p text:style-name="P310"><text:span text:style-name="T2172"><text:s text:c="16"/>{{</text:span><text:span text:style-name="T2259">comment</text:span><text:span text:style-name="T2172">.likes_count}}</text:span><text:line-break/><text:span text:style-name="T2172"> <text:s text:c="11"/>&lt;/</text:span><text:span text:style-name="T2380">small</text:span><text:span text:style-name="T2172">&gt;</text:span><text:line-break/><text:span text:style-name="T2172"> <text:s text:c="11"/></text:span><text:line-break/><text:span text:style-name="T2172"> <text:s text:c="11"/>&lt;</text:span><text:span text:style-name="T2378">like-btn</text:span><text:line-break/><text:span text:style-name="T2378"> <text:s text:c="19"/></text:span><text:span text:style-name="T1725">dusk</text:span><text:span text:style-name="T1574">="comment-like-btn"</text:span><text:line-break/><text:span text:style-name="T1574"> <text:s text:c="19"/></text:span><text:span text:style-name="T1725">:url</text:span><text:span text:style-name="T1574">="`/comments/</text:span><text:span text:style-name="T2172">$</text:span><text:span text:style-name="T1328">{</text:span><text:span text:style-name="T2259">comment</text:span><text:span text:style-name="T1328">.</text:span><text:span text:style-name="T513">id</text:span><text:span text:style-name="T1328">}</text:span><text:span text:style-name="T1574">/likes`"</text:span><text:line-break/><text:span text:style-name="T1574"> <text:s text:c="19"/></text:span><text:span text:style-name="T1725">:model</text:span><text:span text:style-name="T1574">="</text:span><text:span text:style-name="T2259">comment</text:span><text:span text:style-name="T1574">"</text:span><text:line-break/><text:span text:style-name="T1574"> <text:s text:c="19"/></text:span><text:span text:style-name="T1727">class</text:span><text:span text:style-name="T1576">="comments-like-btn"</text:span><text:line-break/><text:span text:style-name="T3530">Al botón de </text:span><text:span text:style-name="T2830">like</text:span><text:span text:style-name="T3530"> le vamos a pasar una clase personalizada que definiremos en el </text:span><text:span text:style-name="T2830">style</text:span><text:span text:style-name="T3530"> </text:span><text:span text:style-name="T2830">scope</text:span><text:span text:style-name="T3530"> de </text:span><text:span text:style-name="T2830">LikeBtn.vue</text:span></text:p>
      <text:p text:style-name="P309"><text:span text:style-name="T1574"><text:s text:c="12"/></text:span><text:span text:style-name="T2172">&gt;&lt;/</text:span><text:span text:style-name="T2378">like-btn</text:span><text:span text:style-name="T2172">&gt;</text:span><text:line-break/><text:span text:style-name="T2174"> <text:s text:c="7"/>&lt;/</text:span><text:span text:style-name="T2380">div</text:span><text:span text:style-name="T2174">&gt;</text:span><text:line-break/><text:span text:style-name="T2174"> <text:s text:c="3"/>&lt;/</text:span><text:span text:style-name="T2380">div</text:span><text:span text:style-name="T2174">&gt;</text:span><text:line-break/></text:p>
      <text:p text:style-name="P311">Vamos al <text:span text:style-name="T2607">style scope</text:span> de <text:span text:style-name="T2607">LikeBtn.vue</text:span>:</text:p>
      <text:p text:style-name="P312"><text:span text:style-name="T2172">&lt;</text:span><text:span text:style-name="T2378">style </text:span><text:span text:style-name="T1727">lang</text:span><text:span text:style-name="T1576">="scss"</text:span><text:span text:style-name="T1574"> </text:span><text:span text:style-name="T1725">scoped</text:span><text:span text:style-name="T2172">&gt;</text:span></text:p>
      <text:p text:style-name="Standard"><text:span text:style-name="T3086">Esto para que use el motor SASS y no dé error</text:span><text:span text:style-name="T3085"><text:line-break/></text:span><text:span text:style-name="T2146"> <text:s text:c="3"/></text:span><text:span text:style-name="T1226">.</text:span><text:span text:style-name="T1646">comments-like-btn</text:span><text:span text:style-name="T1226">{</text:span><text:span text:style-name="T2914"><text:line-break/></text:span><text:span text:style-name="T3531">Definimos la clase</text:span></text:p>
      <text:p text:style-name="Standard"><text:span text:style-name="T1226"><text:s text:c="8"/></text:span><text:span text:style-name="T2412">font-size</text:span><text:span text:style-name="T2146">: </text:span><text:span text:style-name="T2231">0.8em</text:span><text:span text:style-name="T1226">;</text:span><text:span text:style-name="T2914"><text:line-break/></text:span><text:span text:style-name="T3531">Cambiamos el tamaño del texto</text:span></text:p>
      <text:p text:style-name="Standard"><text:span text:style-name="T1226"><text:s text:c="8"/></text:span><text:span text:style-name="T2412">padding-left</text:span><text:span text:style-name="T2146">: </text:span><text:span text:style-name="T2231">0</text:span><text:span text:style-name="T1226">;</text:span><text:span text:style-name="T2914"><text:line-break/></text:span><text:span text:style-name="T3531">Le quitamos el padding de la izquierda para que esté alineado</text:span></text:p>
      <text:p text:style-name="Standard"><text:span text:style-name="T1226"><text:s text:c="8"/></text:span><text:span text:style-name="T2367">i </text:span><text:span text:style-name="T1226">{</text:span><text:span text:style-name="T2412">display</text:span><text:span text:style-name="T2146">: </text:span><text:span text:style-name="T2231">none</text:span><text:span text:style-name="T1226">}</text:span><text:span text:style-name="T2914"><text:line-break/></text:span><text:span text:style-name="T3531">No mostramos el icono</text:span></text:p>
      <text:p text:style-name="P1189"><text:span text:style-name="T1226"><text:s text:c="4"/>}</text:span><text:span text:style-name="T3085"><text:line-break/></text:span><text:span text:style-name="T2074">&lt;/</text:span><text:span text:style-name="T2325">style</text:span><text:span text:style-name="T2074">&gt;</text:span></text:p>
      <text:p text:style-name="P311"/>
      <text:p text:style-name="P314">Si ejecutamos los <text:span text:style-name="T2607">test</text:span>, veremos que <text:span text:style-name="T2607">Dusk</text:span> falla porque no encuentra el contador de <text:span text:style-name="T2607">likes</text:span> del comentario. Esto es por haber cambiado a la etiqueta <text:span text:style-name="T2607">small</text:span>. Vamos a ponerle un <text:span text:style-name="T2607">id</text:span> a esa etiqueta y luego usarla en el <text:span text:style-name="T2607">test</text:span> de <text:span text:style-name="T2607">dusk</text:span>. Ponemos el <text:span text:style-name="T2607">id</text:span>:</text:p>
      <text:p text:style-name="P314"><text:span text:style-name="T2172">&lt;</text:span><text:span text:style-name="T2378">small </text:span><text:span text:style-name="T1725">class</text:span><text:span text:style-name="T1574">="badge badge-primary badge-pill float-right py-1 px-2 mt-1"</text:span><text:line-break/><text:span text:style-name="T1574"> <text:s text:c="4"/></text:span><text:span text:style-name="T1725">dusk</text:span><text:span text:style-name="T1574">="comment-likes-count"</text:span><text:line-break/><text:span text:style-name="T2443"> <text:s text:c="4"/></text:span><text:span text:style-name="T2456">id</text:span><text:span text:style-name="T2443">="likes-counter"</text:span><text:span text:style-name="T2172">&gt;</text:span><text:line-break/><text:span text:style-name="T2172"> <text:s text:c="3"/>&lt;</text:span><text:span text:style-name="T2378">i </text:span><text:span text:style-name="T1725">class</text:span><text:span text:style-name="T1574">="fa fa-thumbs-up"</text:span><text:span text:style-name="T2172">&gt;&lt;/</text:span><text:span text:style-name="T2378">i</text:span><text:span text:style-name="T2172">&gt;</text:span><text:line-break/><text:span text:style-name="T2172"> <text:s text:c="3"/>{{</text:span><text:span text:style-name="T2259">comment</text:span><text:span text:style-name="T2172">.likes_count}}</text:span><text:line-break/><text:span text:style-name="T2172">&lt;/</text:span><text:span text:style-name="T2378">small</text:span><text:span text:style-name="T2172">&gt;</text:span></text:p>
      <text:p text:style-name="P314"/>
      <text:p text:style-name="P315">Ahora lo cambiamos en el <text:span text:style-name="T2607">test</text:span> de <text:span text:style-name="T2607">Dusk</text:span>:</text:p>
      <text:p text:style-name="P315"><text:span text:style-name="T2007"><text:s text:c="8"/></text:span><text:span text:style-name="T776">-&gt;</text:span><text:span text:style-name="T1009">press</text:span><text:span text:style-name="T1328">(</text:span><text:span text:style-name="T1574">'@comment-like-btn'</text:span><text:span text:style-name="T1328">)</text:span><text:line-break/><text:span text:style-name="T1328"> <text:s text:c="7"/></text:span><text:span text:style-name="T776">-&gt;</text:span><text:span text:style-name="T1009">waitForText</text:span><text:span text:style-name="T1328">(</text:span><text:span text:style-name="T1574">'ME GUSTA'</text:span><text:span text:style-name="T1328">)</text:span><text:line-break/><text:span text:style-name="T1328"> <text:s text:c="7"/></text:span><text:span text:style-name="T776">-&gt;</text:span><text:span text:style-name="T1009">assertSee</text:span><text:span text:style-name="T1328">(</text:span><text:span text:style-name="T1574">'ME GUSTA'</text:span><text:span text:style-name="T1328">)</text:span><text:line-break/><text:span text:style-name="T1328"> <text:s text:c="7"/></text:span><text:span text:style-name="T776">-&gt;</text:span><text:span text:style-name="T1009">assertSeeIn</text:span><text:span text:style-name="T1328">(</text:span><text:span text:style-name="T1574">'</text:span><text:span text:style-name="T2443">#likes-counter</text:span><text:span text:style-name="T1574">'</text:span><text:span text:style-name="T1328">, </text:span><text:span text:style-name="T2259">0</text:span><text:span text:style-name="T1328">);</text:span><text:line-break/><text:span text:style-name="T1328">});</text:span></text:p>
      <text:p text:style-name="P315"><text:soft-page-break/>Y con esto conseguimos que pasen todos los tests sin tener que quitar la etiqueta <text:span text:style-name="T2607">small</text:span>.</text:p>
      <text:p text:style-name="P311"/>
      <text:p text:style-name="P313"><text:a xlink:type="simple" xlink:href="https://github.com/anasmez/social/commit/296952c5559d8bfc87118d6f90f7f5697becfbbd" text:style-name="Internet_20_link" text:visited-style-name="Visited_20_Internet_20_Link">Commit</text:a></text:p>
      <text:p text:style-name="P313"/>
      <text:h text:style-name="P1400" text:outline-level="3">Vídeo 43</text:h>
      <text:p text:style-name="P1372"/>
      <text:p text:style-name="P1373">Vamos a crear perfiles de usuarios. Pero primero un <text:span text:style-name="T2607">test</text:span> como siempre:</text:p>
      <text:p text:style-name="Text_20_body"><text:span text:style-name="T51">art make:test CanSeeProfilesTest</text:span><text:span text:style-name="T1987"><text:line-break/><text:line-break/></text:span><text:span text:style-name="T3532">Vamos a editarlo:</text:span></text:p>
      <text:p text:style-name="P1190"><text:span text:style-name="T1741">class </text:span><text:span text:style-name="T1597">CanSeeProfilesTest </text:span><text:span text:style-name="T1741">extends </text:span><text:span text:style-name="T173">TestCase</text:span><text:line-break/><text:span text:style-name="T1054">{</text:span><text:line-break/><text:span text:style-name="T1200"> <text:s text:c="3"/></text:span><text:span text:style-name="T1837">use </text:span><text:span text:style-name="T191">RefreshDatabase</text:span><text:span text:style-name="T1200">;</text:span><text:line-break/><text:span text:style-name="T1054"> <text:s text:c="3"/></text:span><text:span text:style-name="T225">/**</text:span><text:line-break/><text:span text:style-name="T225"> <text:s text:c="4"/>* </text:span><text:span text:style-name="T1911">@</text:span><text:span text:style-name="T1916">test</text:span><text:line-break/><text:span text:style-name="T206"> <text:s text:c="4"/></text:span><text:span text:style-name="T225">*/</text:span><text:line-break/><text:span text:style-name="T225"> <text:s text:c="3"/></text:span><text:span text:style-name="T1741">public function </text:span><text:span text:style-name="T898">can_see_profiles_test</text:span><text:span text:style-name="T1054">()</text:span><text:line-break/><text:span text:style-name="T3533">Vamos a ver si podemos ver los perfiles de usuario</text:span></text:p>
      <text:p text:style-name="Standard"><text:span text:style-name="T1054"><text:s text:c="4"/>{</text:span><text:line-break/><text:span text:style-name="T1200"> <text:s text:c="7"/></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create</text:span><text:span text:style-name="T1200">([</text:span><text:span text:style-name="T1458">'name'</text:span><text:span text:style-name="T667">=&gt;</text:span><text:span text:style-name="T1458">'Anas'</text:span><text:span text:style-name="T1200">]);</text:span><text:span text:style-name="T57"><text:line-break/></text:span><text:span text:style-name="T3533">Creamos un usuario al que le pasaremos un nombre</text:span></text:p>
      <text:p text:style-name="P1191"><text:span text:style-name="T1200"><text:s text:c="8"/></text:span><text:span text:style-name="T406">$this</text:span><text:span text:style-name="T667">-&gt;</text:span><text:span text:style-name="T898">get</text:span><text:span text:style-name="T1200">(</text:span><text:span text:style-name="T1458">'@anas'</text:span><text:span text:style-name="T1200">)</text:span><text:span text:style-name="T667">-&gt;</text:span><text:span text:style-name="T898">assertSee</text:span><text:span text:style-name="T1200">(</text:span><text:span text:style-name="T1458">'Anas'</text:span><text:span text:style-name="T1200">);</text:span></text:p>
      <text:p text:style-name="Standard"><text:span text:style-name="T3534">Con ese nombre creamos un @ al que iremos y comprobaremos que en el perfil existe el nombre que pusimos antes</text:span><text:line-break/><text:span text:style-name="T1054"> <text:s text:c="3"/>}</text:span><text:line-break/><text:span text:style-name="T1054">}</text:span></text:p>
      <text:p text:style-name="Standard"/>
      <text:p text:style-name="P1192">Ejecutamos el testo y dice que no econtró la página ni el nombre. Desactivamos el manejo de excepciones:</text:p>
      <text:p text:style-name="P1192"><text:span text:style-name="T1741">public function </text:span><text:span text:style-name="T798">can_see_profiles_test</text:span><text:span text:style-name="T1054">()</text:span><text:line-break/><text:span text:style-name="T1054">{</text:span><text:line-break/><text:span text:style-name="T2417"> <text:s text:c="3"/>$this-&gt;withoutExceptionHandling();</text:span><text:line-break/><text:span text:style-name="T1054"> <text:s text:c="3"/></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span text:style-name="T1359">'name'</text:span><text:span text:style-name="T577">=&gt;</text:span><text:span text:style-name="T1359">'Anas'</text:span><text:span text:style-name="T1054">]);</text:span><text:line-break/><text:span text:style-name="T1054"> <text:s text:c="3"/></text:span><text:span text:style-name="T289">$this</text:span><text:span text:style-name="T577">-&gt;</text:span><text:span text:style-name="T798">get</text:span><text:span text:style-name="T1054">(</text:span><text:span text:style-name="T1359">'@anas'</text:span><text:span text:style-name="T1054">)</text:span><text:span text:style-name="T577">-&gt;</text:span><text:span text:style-name="T798">assertSee</text:span><text:span text:style-name="T1054">(</text:span><text:span text:style-name="T1359">'Anas'</text:span><text:span text:style-name="T1054">);</text:span><text:line-break/><text:span text:style-name="T1054">}</text:span></text:p>
      <text:p text:style-name="P1192"/>
      <text:p text:style-name="P1193">Ejecutamos el <text:span text:style-name="T2607">test</text:span> otra vez y ahora dice que no encuentra la ruta esta:</text:p>
      <text:p text:style-name="P1193"><text:span text:style-name="T2416">Symfony\Component\HttpKernel\Exception\NotFoundHttpException : GET</text:span> <text:a xlink:type="simple" xlink:href="http://social.test/@anas" text:style-name="Internet_20_link" text:visited-style-name="Visited_20_Internet_20_Link"><text:span text:style-name="T3290">http://social.test/@anas</text:span></text:a></text:p>
      <text:p text:style-name="P891"/>
      <text:p text:style-name="P1194">Vamos a crearla en <text:span text:style-name="T2607">web.php</text:span>:</text:p>
      <text:p text:style-name="P1194"><text:span text:style-name="T255">// Users routes</text:span><text:line-break/><text:span text:style-name="T1630">Route</text:span><text:span text:style-name="T667">::</text:span><text:span text:style-name="T2417">get</text:span><text:span text:style-name="T1200">(</text:span><text:span text:style-name="T1458">'</text:span><text:span text:style-name="T2417">@{use</text:span><text:span text:style-name="T2436">r</text:span><text:span text:style-name="T2417">}</text:span><text:span text:style-name="T1458">'</text:span><text:span text:style-name="T1200">, </text:span><text:span text:style-name="T1458">'</text:span><text:span text:style-name="T2417">UsersController@show</text:span><text:span text:style-name="T1458">'</text:span><text:span text:style-name="T1200">)</text:span><text:span text:style-name="T667">-&gt;</text:span><text:span text:style-name="T898">name</text:span><text:span text:style-name="T1200">(</text:span><text:span text:style-name="T1458">'users.show'</text:span><text:span text:style-name="T1200">);</text:span><text:line-break/><text:span text:style-name="T3535">Creamos una ruta de tipo </text:span><text:span text:style-name="T2832">get</text:span><text:span text:style-name="T3535"> que le pasará un arroba y un </text:span><text:span text:style-name="T2832">user</text:span><text:span text:style-name="T3535"> para que llame al método </text:span><text:span text:style-name="T2832">show</text:span><text:span text:style-name="T3535"> del </text:span><text:span text:style-name="T2832">UsersController</text:span><text:span text:style-name="T3535"> que no tenemos creado todavía por lo que si ejecutamos el </text:span><text:span text:style-name="T2832">test</text:span><text:span text:style-name="T3535">, fallará por eso</text:span></text:p>
      <text:p text:style-name="P1194"/>
      <text:p text:style-name="P1195">Vamos a crear el controlador:</text:p>
      <text:p text:style-name="Standard"><text:span text:style-name="T30">art make:controller UsersController</text:span><text:span text:style-name="T2000"><text:line-break/><text:line-break/></text:span><text:span text:style-name="T3536">Ejecutamos otra vez y ahora nos dice que no existe el método </text:span><text:span text:style-name="T2833">show</text:span><text:span text:style-name="T3536">.</text:span></text:p>
      <text:p text:style-name="Standard"/>
      <text:p text:style-name="P1196"><text:soft-page-break/>Vamos a crearlo en el controlador:</text:p>
      <text:p text:style-name="P1196"><text:span text:style-name="T1741">class </text:span><text:span text:style-name="T278">UsersController </text:span><text:span text:style-name="T1741">extends </text:span><text:span text:style-name="T173">Controller</text:span><text:line-break/><text:span text:style-name="T1054">{</text:span><text:line-break/><text:span text:style-name="T1054"> <text:s text:c="3"/></text:span><text:span text:style-name="T1741">public function </text:span><text:span text:style-name="T798">show</text:span><text:span text:style-name="T1054">()</text:span><text:line-break/><text:span text:style-name="T1054"> <text:s text:c="3"/>{</text:span><text:line-break/><text:span text:style-name="T1054"> <text:s text:c="7"/></text:span><text:line-break/><text:span text:style-name="T1054"> <text:s text:c="3"/>}</text:span><text:line-break/><text:span text:style-name="T1054">}</text:span><text:line-break/></text:p>
      <text:p text:style-name="P1196"/>
      <text:p text:style-name="P1197">Ejecutamos y dice que el nombre no coincide con una cadena vacía. Vamos a retornar una vista:</text:p>
      <text:p text:style-name="P1198"><text:span text:style-name="T1741">class </text:span><text:span text:style-name="T278">UsersController </text:span><text:span text:style-name="T1741">extends </text:span><text:span text:style-name="T173">Controller</text:span><text:line-break/><text:span text:style-name="T1054">{</text:span><text:line-break/><text:span text:style-name="T1054"> <text:s text:c="3"/></text:span><text:span text:style-name="T1741">public function </text:span><text:span text:style-name="T798">show</text:span><text:span text:style-name="T1054">(</text:span><text:span text:style-name="T191">User </text:span><text:span text:style-name="T406">$user</text:span><text:span text:style-name="T1054">)</text:span></text:p>
      <text:p text:style-name="P1201"><text:span text:style-name="T3538">El usuario que recibe en la </text:span><text:span text:style-name="T2835">url</text:span><text:span text:style-name="T3538"><text:line-break/></text:span><text:span text:style-name="T1183"> <text:s text:c="3"/>{</text:span><text:span text:style-name="T3537"><text:line-break/></text:span><text:span text:style-name="T1300"> <text:s text:c="7"/></text:span><text:span text:style-name="T1896">return </text:span><text:span text:style-name="T982">view</text:span><text:span text:style-name="T1300">(</text:span><text:span text:style-name="T1543">'users.show'</text:span><text:span text:style-name="T1300">, </text:span><text:span text:style-name="T1028">compact</text:span><text:span text:style-name="T1300">(</text:span><text:span text:style-name="T1543">'user'</text:span><text:span text:style-name="T1300">));</text:span><text:span text:style-name="T3537"><text:line-break/>Retorna una vista para mostrar los usuarios y le pasa el </text:span><text:span text:style-name="T2834">user</text:span><text:span text:style-name="T3537"> como variable</text:span></text:p>
      <text:p text:style-name="P1201"><text:span text:style-name="T1183"><text:s text:c="4"/>}</text:span><text:span text:style-name="T3537"><text:line-break/></text:span><text:span text:style-name="T1183">}</text:span><text:span text:style-name="T3537"><text:line-break/></text:span></text:p>
      <text:p text:style-name="P1202">Ejecutamos el <text:span text:style-name="T2607">test</text:span> y dice que la consulta no se ha podido hacer al modelo de <text:span text:style-name="T2607">User</text:span> y esto es porque <text:span text:style-name="T2607">Laravel</text:span> lo busca por defecto con el <text:span text:style-name="T2607">id</text:span><text:span text:style-name="T2916">. Vamos a sobreescribir el método en el modelo </text:span><text:span text:style-name="T2607">User</text:span><text:span text:style-name="T2916">:</text:span></text:p>
      <text:p text:style-name="Standard"><text:span text:style-name="T2013"><text:s text:c="4"/></text:span><text:span text:style-name="T1828">protected </text:span><text:span text:style-name="T393">$hidden </text:span><text:span text:style-name="T653">= </text:span><text:span text:style-name="T1183">[</text:span><text:span text:style-name="T3537"><text:line-break/></text:span><text:span text:style-name="T1183"> <text:s text:c="7"/></text:span><text:span text:style-name="T1440">'password'</text:span><text:span text:style-name="T1183">, </text:span><text:span text:style-name="T1440">'remember_token'</text:span><text:span text:style-name="T1183">,</text:span><text:span text:style-name="T3537"><text:line-break/></text:span><text:span text:style-name="T1183"> <text:s text:c="3"/>];</text:span><text:span text:style-name="T3537"><text:line-break/><text:line-break/></text:span><text:span text:style-name="T1300"> <text:s text:c="3"/></text:span><text:span text:style-name="T1896">public function </text:span><text:span text:style-name="T982">getRouteKeyName</text:span><text:span text:style-name="T1300">()</text:span><text:span text:style-name="T127"><text:line-break/></text:span><text:span text:style-name="T1300"> <text:s text:c="3"/>{</text:span><text:span text:style-name="T127"><text:line-break/></text:span><text:span text:style-name="T1300"> <text:s text:c="7"/></text:span><text:span text:style-name="T1896">return </text:span><text:span text:style-name="T1543">'name'</text:span><text:span text:style-name="T1300">;</text:span><text:span text:style-name="T127"><text:line-break/></text:span><text:span text:style-name="T3539">Con esto conseguimos que busque la ruta por el nombre</text:span></text:p>
      <text:p text:style-name="P1200"><text:span text:style-name="T1200"><text:s text:c="4"/>}</text:span><text:line-break/><text:span text:style-name="T1054">}</text:span></text:p>
      <text:p text:style-name="P1199"/>
      <text:p text:style-name="P1204">Ejecutamos otra vez y vemos que falla <text:span text:style-name="T3540">y es porque hemos puesto el nombre en minúscula:</text:span></text:p>
      <text:p text:style-name="P1203"><text:span text:style-name="T1829">public function </text:span><text:span text:style-name="T885">can_see_profiles_test</text:span><text:span text:style-name="T1184">()</text:span><text:span text:style-name="T3539"><text:line-break/></text:span><text:span text:style-name="T1184">{</text:span><text:span text:style-name="T3539"><text:line-break/></text:span><text:span text:style-name="T1184"> <text:s text:c="3"/></text:span><text:span text:style-name="T394">$this</text:span><text:span text:style-name="T654">-&gt;</text:span><text:span text:style-name="T885">withoutExceptionHandling</text:span><text:span text:style-name="T1184">();</text:span><text:span text:style-name="T3539"><text:line-break/></text:span><text:span text:style-name="T1184"> <text:s text:c="3"/></text:span><text:span text:style-name="T885">factory</text:span><text:span text:style-name="T1184">(</text:span><text:span text:style-name="T1628">User</text:span><text:span text:style-name="T654">::</text:span><text:span text:style-name="T1829">class</text:span><text:span text:style-name="T1184">)</text:span><text:span text:style-name="T654">-&gt;</text:span><text:span text:style-name="T885">create</text:span><text:span text:style-name="T1184">([</text:span><text:span text:style-name="T1441">'name'</text:span><text:span text:style-name="T654">=&gt;</text:span><text:span text:style-name="T1441">'Anas'</text:span><text:span text:style-name="T1184">]);</text:span><text:span text:style-name="T3539"><text:line-break/></text:span><text:span text:style-name="T1184"> <text:s text:c="3"/></text:span><text:span text:style-name="T394">$this</text:span><text:span text:style-name="T654">-&gt;</text:span><text:span text:style-name="T885">get</text:span><text:span text:style-name="T1184">(</text:span><text:span text:style-name="T1441">'@</text:span><text:span text:style-name="T1544">Anas</text:span><text:span text:style-name="T1441">'</text:span><text:span text:style-name="T1184">)</text:span><text:span text:style-name="T654">-&gt;</text:span><text:span text:style-name="T885">assertSee</text:span><text:span text:style-name="T1184">(</text:span><text:span text:style-name="T1441">'Anas'</text:span><text:span text:style-name="T1184">);</text:span><text:span text:style-name="T3539"><text:line-break/></text:span><text:span text:style-name="T1184">}</text:span></text:p>
      <text:p text:style-name="P1204"/>
      <text:p text:style-name="P1205">Ejecutamos el test y ya no sale ese error</text:p>
      <text:p text:style-name="P1205"/>
      <text:p text:style-name="P1205">Ahora dice que no tenemos la vista show de users. Vamos a crearla <text:span text:style-name="T3541">en </text:span><text:span text:style-name="T2836">social/resources/views/show.blade.php</text:span><text:span text:style-name="T3087">. </text:span><text:span text:style-name="T3088">Ejecutamos otra vez el </text:span><text:span text:style-name="T2837">test</text:span><text:span text:style-name="T3088"> y dice que cadena vacía no coincide con el nombre de usuario. Vamos a imprimirlo directamente en la plantilla:</text:span></text:p>
      <text:p text:style-name="P1205"><text:span text:style-name="T1095">{</text:span><text:span text:style-name="T1054">{</text:span><text:span text:style-name="T289">$user</text:span><text:span text:style-name="T577">-&gt;</text:span><text:span text:style-name="T289">name</text:span><text:span text:style-name="T1054">}}</text:span></text:p>
      <text:p text:style-name="P317"/>
      <text:p text:style-name="P1206"><text:span text:style-name="T3088">E</text:span><text:span text:style-name="T2916">jecutamos el test y con esto ya funciona.</text:span></text:p>
      <text:p text:style-name="P318"/>
      <text:p text:style-name="P1206"><text:span text:style-name="T2916">Ahora vamos a hacer que los nombres que salen en los comentarios sean </text:span><text:span text:style-name="T2588">clickeables</text:span><text:span text:style-name="T151"> yendo al </text:span><text:span text:style-name="T160">StatusListItem.vue</text:span><text:span text:style-name="T151">:</text:span></text:p>
      <text:p text:style-name="P1207"><text:span text:style-name="T2114">&lt;</text:span><text:span text:style-name="T2344">div</text:span><text:span text:style-name="T2115">&gt;</text:span><text:span text:style-name="T3542"><text:line-break/></text:span><text:span text:style-name="T2115"> <text:s text:c="7"/>&lt;</text:span><text:span text:style-name="T2344">h5 </text:span><text:span text:style-name="T1694">class</text:span><text:span text:style-name="T1442">="mb-1" </text:span><text:span text:style-name="T1740">v-text</text:span><text:span text:style-name="T1591">="</text:span><text:span text:style-name="T570">status</text:span><text:span text:style-name="T1352">.</text:span><text:span text:style-name="T2187">user_name</text:span><text:span text:style-name="T1594">"</text:span><text:span text:style-name="T2115">&gt;</text:span></text:p>
      <text:p text:style-name="P1207"><text:soft-page-break/><text:span text:style-name="T3543">Quitamos el nombre que se muestra</text:span><text:line-break/><text:span text:style-name="T2121"> <text:s text:c="11"/>&lt;</text:span><text:span text:style-name="T2350">a </text:span><text:span text:style-name="T1700">:href</text:span><text:span text:style-name="T1458">="</text:span><text:span text:style-name="T406">status</text:span><text:span text:style-name="T1200">.</text:span><text:span text:style-name="T2121">user_link</text:span><text:span text:style-name="T1458">" </text:span><text:span text:style-name="T1700">v-text</text:span><text:span text:style-name="T1458">="</text:span><text:span text:style-name="T406">status</text:span><text:span text:style-name="T1200">.</text:span><text:span text:style-name="T2121">user_name</text:span><text:span text:style-name="T1458">"</text:span><text:span text:style-name="T2121">&gt;&lt;/</text:span><text:span text:style-name="T2350">a</text:span><text:span text:style-name="T2121">&gt;</text:span></text:p>
      <text:p text:style-name="Standard"><text:span text:style-name="T3543">Lo sustituimos por un </text:span><text:span text:style-name="T2838">link</text:span><text:span text:style-name="T3543"> que mostrará el nombre del usuario y llevará a una </text:span><text:span text:style-name="T2838">url</text:span><text:span text:style-name="T3543"> que devolverá </text:span><text:span text:style-name="T2838">status.user_link</text:span><text:span text:style-name="T3543"> que no hemos creado todavía</text:span><text:line-break/><text:span text:style-name="T2030"> <text:s text:c="7"/>&lt;/</text:span><text:span text:style-name="T2293">h5</text:span><text:span text:style-name="T2030">&gt;</text:span><text:line-break/><text:span text:style-name="T2030"> <text:s text:c="7"/>&lt;</text:span><text:span text:style-name="T2293">div </text:span><text:span text:style-name="T1667">class</text:span><text:span text:style-name="T1359">="small text-muted" </text:span><text:span text:style-name="T1667">v-text</text:span><text:span text:style-name="T1359">="</text:span><text:span text:style-name="T289">status</text:span><text:span text:style-name="T1054">.</text:span><text:span text:style-name="T2030">ago</text:span><text:span text:style-name="T1359">"</text:span><text:span text:style-name="T2030">&gt;&lt;/</text:span><text:span text:style-name="T2293">div</text:span><text:span text:style-name="T2030">&gt;</text:span><text:line-break/><text:span text:style-name="T2030"> <text:s text:c="3"/>&lt;/</text:span><text:span text:style-name="T2293">div</text:span><text:span text:style-name="T2030">&gt;</text:span><text:line-break/><text:span text:style-name="T2030">&lt;/</text:span><text:span text:style-name="T2293">div</text:span><text:span text:style-name="T2030">&gt;</text:span></text:p>
      <text:p text:style-name="P562"/>
      <text:p text:style-name="P562"/>
      <text:p text:style-name="P1208">Vamos al <text:span text:style-name="T2607">StatusResourceTest</text:span> para empezar a implementarla:</text:p>
      <text:p text:style-name="Standard"><text:span text:style-name="T395">$this</text:span><text:span text:style-name="T655">-&gt;</text:span><text:span text:style-name="T886">assertEquals</text:span><text:span text:style-name="T1185">(</text:span><text:span text:style-name="T3544"><text:line-break/></text:span><text:span text:style-name="T1185"> <text:s text:c="3"/></text:span><text:span text:style-name="T395">$status</text:span><text:span text:style-name="T655">-&gt;</text:span><text:span text:style-name="T395">user</text:span><text:span text:style-name="T655">-&gt;</text:span><text:span text:style-name="T395">name</text:span><text:span text:style-name="T1185">,</text:span><text:span text:style-name="T3544"><text:line-break/></text:span><text:span text:style-name="T1185"> <text:s text:c="3"/></text:span><text:span text:style-name="T395">$statusResource</text:span><text:span text:style-name="T1185">[</text:span><text:span text:style-name="T1443">'user_name'</text:span><text:span text:style-name="T1185">]</text:span><text:span text:style-name="T3544"><text:line-break/></text:span><text:span text:style-name="T1185">);</text:span><text:span text:style-name="T3544"><text:line-break/></text:span><text:span text:style-name="T395">$this</text:span><text:span text:style-name="T655">-&gt;</text:span><text:span text:style-name="T886">assertEquals</text:span><text:span text:style-name="T1185">(</text:span><text:span text:style-name="T3544"><text:line-break/></text:span><text:span text:style-name="T1301"> <text:s text:c="3"/></text:span><text:span text:style-name="T490">$status</text:span><text:span text:style-name="T754">-&gt;</text:span><text:span text:style-name="T490">user</text:span><text:span text:style-name="T754">-&gt;</text:span><text:span text:style-name="T983">link</text:span><text:span text:style-name="T1301">(),</text:span><text:span text:style-name="T128"><text:line-break/></text:span><text:span text:style-name="T3545">Vamos a llamar a un método link que no tenemos todavía</text:span></text:p>
      <text:p text:style-name="P1209"><text:span text:style-name="T1200"><text:s text:c="4"/></text:span><text:span text:style-name="T406">$statusResource</text:span><text:span text:style-name="T1200">[</text:span><text:span text:style-name="T1458">'user_link'</text:span><text:span text:style-name="T1200">]</text:span><text:line-break/><text:span text:style-name="T1054">);</text:span><text:line-break/><text:span text:style-name="T289">$this</text:span><text:span text:style-name="T577">-&gt;</text:span><text:span text:style-name="T798">assertEquals</text:span><text:span text:style-name="T1054">(</text:span><text:line-break/><text:span text:style-name="T1054"> <text:s text:c="3"/></text:span><text:span text:style-name="T1359">'https://aprendible.com/images/default-avatar.jpg'</text:span><text:span text:style-name="T1054">,</text:span><text:line-break/><text:span text:style-name="T1054"> <text:s text:c="3"/></text:span><text:span text:style-name="T289">$statusResource</text:span><text:span text:style-name="T1054">[</text:span><text:span text:style-name="T1359">'user_avatar'</text:span><text:span text:style-name="T1054">]</text:span><text:line-break/><text:span text:style-name="T1054">);</text:span></text:p>
      <text:p text:style-name="P1208"/>
      <text:p text:style-name="P1210">Si ejecutamos, nos dice que <text:span text:style-name="T3359">link() </text:span>no existe. Vamos a implementarlo en el modelo <text:span text:style-name="T2607">User</text:span><text:span text:style-name="T2916">:</text:span></text:p>
      <text:p text:style-name="Standard"><text:span text:style-name="T1830">public function </text:span><text:span text:style-name="T887">getRouteKeyName</text:span><text:span text:style-name="T1186">()</text:span><text:span text:style-name="T3545"><text:line-break/></text:span><text:span text:style-name="T1186">{</text:span><text:span text:style-name="T3545"><text:line-break/></text:span><text:span text:style-name="T1186"> <text:s text:c="3"/></text:span><text:span text:style-name="T1830">return </text:span><text:span text:style-name="T1444">'name'</text:span><text:span text:style-name="T1186">;</text:span><text:span text:style-name="T3545"><text:line-break/></text:span><text:span text:style-name="T1186">}</text:span><text:span text:style-name="T3545"><text:line-break/></text:span><text:span text:style-name="T1897">public function </text:span><text:span text:style-name="T984">link</text:span><text:span text:style-name="T1302">(){</text:span><text:span text:style-name="T129"><text:line-break/></text:span><text:span text:style-name="T3546">Nuestra función</text:span></text:p>
      <text:p text:style-name="Standard"><text:span text:style-name="T1302"><text:s text:c="4"/></text:span><text:span text:style-name="T1897">return </text:span><text:span text:style-name="T984">route</text:span><text:span text:style-name="T1302">(</text:span><text:span text:style-name="T1545">'users.show'</text:span><text:span text:style-name="T1302">, </text:span><text:span text:style-name="T491">$this</text:span><text:span text:style-name="T1302">);</text:span><text:span text:style-name="T129"><text:line-break/></text:span><text:span text:style-name="T3546">Devuelve la ruta show con el usuario actual</text:span></text:p>
      <text:p text:style-name="P451">}</text:p>
      <text:p text:style-name="P1210"/>
      <text:p text:style-name="P1211">Ejecutamos otra vez y nos dice que no existe el <text:span text:style-name="T2607">index</text:span> <text:span text:style-name="T2607">user_link</text:span><text:span text:style-name="T2916">. Vamos a solucionarlo en el </text:span><text:span text:style-name="T2607">StatusResource.php</text:span><text:span text:style-name="T2916">:</text:span></text:p>
      <text:p text:style-name="Standard"><text:span text:style-name="T1788">return </text:span><text:span text:style-name="T1187">[</text:span><text:span text:style-name="T3547"><text:line-break/></text:span><text:span text:style-name="T1187"> <text:s text:c="3"/></text:span><text:span text:style-name="T1445">'id'</text:span><text:span text:style-name="T656">=&gt;</text:span><text:span text:style-name="T396">$this</text:span><text:span text:style-name="T656">-&gt;</text:span><text:span text:style-name="T396">id</text:span><text:span text:style-name="T1187">,</text:span><text:span text:style-name="T3547"><text:line-break/></text:span><text:span text:style-name="T1187"> <text:s text:c="3"/></text:span><text:span text:style-name="T1445">'body'</text:span><text:span text:style-name="T656">=&gt;</text:span><text:span text:style-name="T396">$this</text:span><text:span text:style-name="T656">-&gt;</text:span><text:span text:style-name="T396">body</text:span><text:span text:style-name="T1187">,</text:span><text:span text:style-name="T3547"><text:line-break/></text:span><text:span text:style-name="T1187"> <text:s text:c="3"/></text:span><text:span text:style-name="T1445">'user_name'</text:span><text:span text:style-name="T656">=&gt;</text:span><text:span text:style-name="T396">$this</text:span><text:span text:style-name="T656">-&gt;</text:span><text:span text:style-name="T396">user</text:span><text:span text:style-name="T656">-&gt;</text:span><text:span text:style-name="T396">name</text:span><text:span text:style-name="T1187">,</text:span><text:span text:style-name="T3547"><text:line-break/></text:span><text:span text:style-name="T1187"> <text:s text:c="3"/></text:span><text:span text:style-name="T1445">'user_avatar'</text:span><text:span text:style-name="T656">=&gt;</text:span><text:span text:style-name="T1445">'https://aprendible.com/images/default-avatar.jpg'</text:span><text:span text:style-name="T1187">,</text:span><text:span text:style-name="T3547"><text:line-break/></text:span><text:span text:style-name="T1303"> <text:s text:c="3"/></text:span><text:span text:style-name="T1546">'user_link'</text:span><text:span text:style-name="T755">=&gt;</text:span><text:span text:style-name="T492">$this</text:span><text:span text:style-name="T755">-&gt;</text:span><text:span text:style-name="T492">user</text:span><text:span text:style-name="T755">-&gt;</text:span><text:span text:style-name="T985">link</text:span><text:span text:style-name="T1303">(),</text:span><text:span text:style-name="T3547"><text:line-break/>Nos devuelve el </text:span><text:span text:style-name="T2839">link</text:span><text:span text:style-name="T3547"> a través de la función </text:span><text:span text:style-name="T3364">link()</text:span><text:span text:style-name="T3547"> del modelo </text:span><text:span text:style-name="T2839">user</text:span></text:p>
      <text:p text:style-name="P1212"><text:span text:style-name="T1054"><text:s text:c="4"/></text:span><text:span text:style-name="T1359">'ago'</text:span><text:span text:style-name="T577">=&gt;</text:span><text:span text:style-name="T289">$this</text:span><text:span text:style-name="T577">-&gt;</text:span><text:span text:style-name="T289">created_at</text:span><text:span text:style-name="T577">-&gt;</text:span><text:span text:style-name="T798">diffForHumans</text:span><text:span text:style-name="T1054">(),</text:span><text:line-break/><text:span text:style-name="T1054"> <text:s text:c="3"/></text:span><text:span text:style-name="T1359">'is_liked'</text:span><text:span text:style-name="T577">=&gt;</text:span><text:span text:style-name="T289">$this</text:span><text:span text:style-name="T577">-&gt;</text:span><text:span text:style-name="T798">isLiked</text:span><text:span text:style-name="T1054">(),</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pan text:style-name="T1054"> <text:s text:c="3"/></text:span><text:span text:style-name="T1359">'comments'</text:span><text:span text:style-name="T577">=&gt;</text:span><text:span text:style-name="T1597">CommentResource</text:span><text:span text:style-name="T577">::</text:span><text:span text:style-name="T1014">collection</text:span><text:span text:style-name="T1054">(</text:span><text:span text:style-name="T289">$this</text:span><text:span text:style-name="T577">-&gt;</text:span><text:span text:style-name="T289">comments</text:span><text:span text:style-name="T1054">)</text:span><text:line-break/><text:span text:style-name="T1054">];</text:span></text:p>
      <text:p text:style-name="P316"/>
      <text:p text:style-name="Standard"><text:span text:style-name="T3090">Ejecutamos otra vez y ya funciona. </text:span><text:span text:style-name="T3089">Ahora los </text:span><text:span text:style-name="T2840">links</text:span><text:span text:style-name="T3089"> de los nombres de los estados llevan al perfil del usuario. Vamos a hacer lo mismo con el de los comentarios. Vamos al </text:span><text:span text:style-name="T2840">CommentResourceTest.php</text:span><text:span text:style-name="T3089">:<text:line-break/></text:span><text:span text:style-name="T397">$this</text:span><text:span text:style-name="T657">-&gt;</text:span><text:span text:style-name="T888">assertEquals</text:span><text:span text:style-name="T1188">(</text:span><text:span text:style-name="T3548"><text:line-break/></text:span><text:span text:style-name="T1304"> <text:s text:c="3"/></text:span><text:span text:style-name="T493">$comment</text:span><text:span text:style-name="T756">-&gt;</text:span><text:span text:style-name="T493">user</text:span><text:span text:style-name="T756">-&gt;</text:span><text:span text:style-name="T986">link</text:span><text:span text:style-name="T1304">(),</text:span><text:span text:style-name="T130"><text:line-break/></text:span><text:span text:style-name="T3549">Cuando llama al método </text:span><text:span text:style-name="T3365">link()</text:span></text:p>
      <text:p text:style-name="P1399"><text:span text:style-name="T1200"><text:s text:c="4"/></text:span><text:span text:style-name="T406">$commentResource</text:span><text:span text:style-name="T1200">[</text:span><text:span text:style-name="T1458">'user_link'</text:span><text:span text:style-name="T1200">]</text:span><text:line-break/><text:span text:style-name="T3549">Llamará al </text:span><text:span text:style-name="T2841">user_link</text:span><text:span text:style-name="T3549"> del </text:span><text:span text:style-name="T2841">CommentResource</text:span></text:p>
      <text:p text:style-name="P424"><text:soft-page-break/>);</text:p>
      <text:p text:style-name="P319"/>
      <text:p text:style-name="P1214"><text:span text:style-name="T3089">E</text:span><text:span text:style-name="T2916">jecutamos y dice que el </text:span><text:span text:style-name="T2607">index</text:span><text:span text:style-name="T2916"> </text:span><text:span text:style-name="T2607">user_link</text:span><text:span text:style-name="T2916"> no existe. Vamos a </text:span><text:span text:style-name="T2607">CommentResource.php</text:span><text:span text:style-name="T2916">:</text:span></text:p>
      <text:p text:style-name="P1213"><text:span text:style-name="T1831">return </text:span><text:span text:style-name="T1189">[</text:span><text:span text:style-name="T3549"><text:line-break/></text:span><text:span text:style-name="T1189"> <text:s text:c="3"/></text:span><text:span text:style-name="T1446">'id'</text:span><text:span text:style-name="T658">=&gt;</text:span><text:span text:style-name="T398">$this</text:span><text:span text:style-name="T658">-&gt;</text:span><text:span text:style-name="T398">id</text:span><text:span text:style-name="T1189">,</text:span><text:span text:style-name="T3549"><text:line-break/></text:span><text:span text:style-name="T1189"> <text:s text:c="3"/></text:span><text:span text:style-name="T1446">'body' </text:span><text:span text:style-name="T658">=&gt; </text:span><text:span text:style-name="T398">$this</text:span><text:span text:style-name="T658">-&gt;</text:span><text:span text:style-name="T398">body</text:span><text:span text:style-name="T1189">,</text:span><text:span text:style-name="T3549"><text:line-break/></text:span><text:span text:style-name="T1189"> <text:s text:c="3"/></text:span><text:span text:style-name="T1446">'user_name' </text:span><text:span text:style-name="T658">=&gt; </text:span><text:span text:style-name="T398">$this</text:span><text:span text:style-name="T658">-&gt;</text:span><text:span text:style-name="T398">user</text:span><text:span text:style-name="T658">-&gt;</text:span><text:span text:style-name="T398">name</text:span><text:span text:style-name="T1189">,</text:span><text:span text:style-name="T3549"><text:line-break/></text:span><text:span text:style-name="T1305"> <text:s text:c="3"/></text:span><text:span text:style-name="T1548">'user_l</text:span><text:span text:style-name="T1547">ink</text:span><text:span text:style-name="T1548">' </text:span><text:span text:style-name="T757">=&gt; </text:span><text:span text:style-name="T494">$this</text:span><text:span text:style-name="T757">-&gt;</text:span><text:span text:style-name="T494">user</text:span><text:span text:style-name="T757">-&gt;</text:span><text:span text:style-name="T987">link</text:span><text:span text:style-name="T1305">(),</text:span><text:span text:style-name="T3549"><text:line-break/></text:span><text:span text:style-name="T1189"> <text:s text:c="3"/></text:span><text:span text:style-name="T1446">'user_avatar' </text:span><text:span text:style-name="T658">=&gt; </text:span><text:span text:style-name="T1446">'https://aprendible.com/images/default-avatar.jpg'</text:span><text:span text:style-name="T1189">,</text:span><text:span text:style-name="T3549"><text:line-break/></text:span><text:span text:style-name="T1189"> <text:s text:c="3"/></text:span><text:span text:style-name="T1446">'likes_count'</text:span><text:span text:style-name="T658">=&gt;</text:span><text:span text:style-name="T398">$this</text:span><text:span text:style-name="T658">-&gt;</text:span><text:span text:style-name="T889">likesCount</text:span><text:span text:style-name="T1189">(),</text:span><text:span text:style-name="T3549"><text:line-break/></text:span><text:span text:style-name="T1189"> <text:s text:c="3"/></text:span><text:span text:style-name="T1446">'is_liked'</text:span><text:span text:style-name="T658">=&gt;</text:span><text:span text:style-name="T398">$this</text:span><text:span text:style-name="T658">-&gt;</text:span><text:span text:style-name="T889">isLiked</text:span><text:span text:style-name="T1189">()</text:span><text:span text:style-name="T3549"><text:line-break/></text:span><text:span text:style-name="T1189">];</text:span></text:p>
      <text:p text:style-name="P1214"/>
      <text:p text:style-name="P1215">Ejecutamos el test otra vez y listo.</text:p>
      <text:p text:style-name="P1215">Vamos al <text:span text:style-name="T2607">StatusListItem.vue</text:span><text:span text:style-name="T2916"> para añadirlo:</text:span></text:p>
      <text:p text:style-name="P1216"><text:span text:style-name="T2047">&lt;</text:span><text:span text:style-name="T2293">div </text:span><text:span text:style-name="T1667">class</text:span><text:span text:style-name="T1359">="card-body p-2 text-secondary"</text:span><text:span text:style-name="T2030">&gt;</text:span><text:line-break/><text:span text:style-name="T2030"> <text:s text:c="3"/>&lt;</text:span><text:span text:style-name="T2293">a</text:span><text:span text:style-name="T2350"> </text:span><text:span text:style-name="T1700">:</text:span><text:span text:style-name="T1667">href</text:span><text:span text:style-name="T1359">="</text:span><text:span text:style-name="T2226">comment</text:span><text:span text:style-name="T1200">.</text:span><text:span text:style-name="T2121">user_link</text:span><text:span text:style-name="T1359">"</text:span><text:span text:style-name="T2030">&gt;&lt;</text:span><text:span text:style-name="T2293">strong</text:span><text:span text:style-name="T2030">&gt;{{</text:span><text:span text:style-name="T2195">comment</text:span><text:span text:style-name="T2030">.user_name}}&lt;/</text:span><text:span text:style-name="T2293">strong</text:span><text:span text:style-name="T2030">&gt;&lt;/</text:span><text:span text:style-name="T2293">a</text:span><text:span text:style-name="T2030">&gt;</text:span><text:line-break/><text:span text:style-name="T3550">Esto hace un </text:span><text:span text:style-name="T2842">bind</text:span><text:span text:style-name="T3550"> a </text:span><text:span text:style-name="T2842">comment.user_link</text:span><text:span text:style-name="T3550"> para que le pase el recurso del </text:span><text:span text:style-name="T2584">link</text:span><text:span text:style-name="T3550"> de usuario</text:span></text:p>
      <text:p text:style-name="P1216"><text:span text:style-name="T2030"><text:s text:c="4"/>{{</text:span><text:span text:style-name="T2195">comment</text:span><text:span text:style-name="T2030">.</text:span><text:span text:style-name="T289">body</text:span><text:span text:style-name="T2030">}}</text:span><text:line-break/><text:span text:style-name="T2030">&lt;/</text:span><text:span text:style-name="T2293">div</text:span><text:span text:style-name="T2030">&gt;</text:span></text:p>
      <text:p text:style-name="P320"/>
      <text:p text:style-name="P1217"><text:span text:style-name="T2916">Ahora vamos a hacer que no se devuelva la </text:span><text:span text:style-name="T2607">url</text:span><text:span text:style-name="T2916"> del </text:span><text:span text:style-name="T2607">avatar</text:span><text:span text:style-name="T2916"> directamente porque la estamos usando en muchos sitios y es insostenible. Vamos al </text:span><text:span text:style-name="T2607">CommentResourceTest.php</text:span><text:span text:style-name="T2916">:<text:line-break/></text:span><text:span text:style-name="T289">$this</text:span><text:span text:style-name="T577">-&gt;</text:span><text:span text:style-name="T798">assertEquals</text:span><text:span text:style-name="T1054">(</text:span><text:line-break/><text:span text:style-name="T1200"> <text:s text:c="3"/></text:span><text:span text:style-name="T406">$comment</text:span><text:span text:style-name="T667">-&gt;</text:span><text:span text:style-name="T406">user</text:span><text:span text:style-name="T667">-&gt;</text:span><text:span text:style-name="T898">avatar</text:span><text:span text:style-name="T1200">()</text:span><text:span text:style-name="T1054">,</text:span><text:line-break/><text:span text:style-name="T3551">Esto nos devuelve el </text:span><text:span text:style-name="T2843">avatar</text:span><text:span text:style-name="T3551"> del usuario</text:span></text:p>
      <text:p text:style-name="P1217"><text:span text:style-name="T1054"><text:s text:c="4"/></text:span><text:span text:style-name="T289">$commentResource</text:span><text:span text:style-name="T1054">[</text:span><text:span text:style-name="T1359">'user_avatar'</text:span><text:span text:style-name="T1054">]</text:span><text:line-break/><text:span text:style-name="T1054">);</text:span></text:p>
      <text:p text:style-name="P321"/>
      <text:p text:style-name="P1218"><text:span text:style-name="T2916">Si ejecutamos, veremos que falla. Obviamente porque no la tenemos. Vamosa <text:s/>crearla en </text:span><text:span text:style-name="T2607">User.php</text:span><text:span text:style-name="T2916">:</text:span></text:p>
      <text:p text:style-name="P1219"><text:span text:style-name="T1755">public function </text:span><text:span text:style-name="T798">link</text:span><text:span text:style-name="T1054">()</text:span><text:line-break/><text:span text:style-name="T1054">{</text:span><text:line-break/><text:span text:style-name="T1054"> <text:s text:c="3"/></text:span><text:span text:style-name="T1741">return </text:span><text:span text:style-name="T798">route</text:span><text:span text:style-name="T1054">(</text:span><text:span text:style-name="T1359">'users.show'</text:span><text:span text:style-name="T1054">, </text:span><text:span text:style-name="T289">$this</text:span><text:span text:style-name="T1054">);</text:span><text:line-break/><text:span text:style-name="T1054">}</text:span><text:line-break/><text:line-break/><text:span text:style-name="T1837">public function </text:span><text:span text:style-name="T281">avatar</text:span><text:span text:style-name="T1200">()</text:span><text:span text:style-name="T57"><text:line-break/></text:span><text:span text:style-name="T1200">{</text:span><text:span text:style-name="T57"><text:line-break/></text:span><text:span text:style-name="T1200"> <text:s text:c="3"/></text:span><text:span text:style-name="T1837">return </text:span><text:span text:style-name="T1458">'</text:span><text:a xlink:type="simple" xlink:href="https://aprendible.com/images/default-avatar.jpg" text:style-name="Internet_20_link" text:visited-style-name="Visited_20_Internet_20_Link">https://aprendible.com/images/default-avatar.jpg</text:a><text:span text:style-name="T1458">'</text:span><text:span text:style-name="T1200">;</text:span></text:p>
      <text:p text:style-name="P1220">Nos devuelve el mismo link. Ya lo implementaremos más adelante</text:p>
      <text:p text:style-name="P452">}</text:p>
      <text:p text:style-name="P322"/>
      <text:p text:style-name="Standard"><text:span text:style-name="T3091">Otro sitio donde tenemos que cambiarlo es en </text:span><text:span text:style-name="T2844">StatusResourceTest.php</text:span>:</text:p>
      <text:p text:style-name="Standard"><text:span text:style-name="T289">$this</text:span><text:span text:style-name="T577">-&gt;</text:span><text:span text:style-name="T798">assertEquals</text:span><text:span text:style-name="T1054">(</text:span><text:line-break/><text:span text:style-name="T1200"> <text:s text:c="3"/></text:span><text:span text:style-name="T406">$status</text:span><text:span text:style-name="T667">-&gt;</text:span><text:span text:style-name="T406">user</text:span><text:span text:style-name="T667">-&gt;</text:span><text:span text:style-name="T898">avatar</text:span><text:span text:style-name="T1200">(),</text:span><text:line-break/><text:span text:style-name="T1054"> <text:s text:c="3"/></text:span><text:span text:style-name="T289">$statusResource</text:span><text:span text:style-name="T1054">[</text:span><text:span text:style-name="T1359">'user_avatar'</text:span><text:span text:style-name="T1054">]</text:span><text:line-break/><text:span text:style-name="T1054">);</text:span></text:p>
      <text:p text:style-name="Standard"/>
      <text:p text:style-name="P1221">Vamos a <text:span text:style-name="T2607">StatusResource.php</text:span><text:span text:style-name="T2916">:</text:span></text:p>
      <text:p text:style-name="P1221"><text:span text:style-name="T1755">return </text:span><text:span text:style-name="T1054">[</text:span><text:line-break/><text:span text:style-name="T1054"> <text:s text:c="3"/></text:span><text:span text:style-name="T1359">'id'</text:span><text:span text:style-name="T577">=&gt;</text:span><text:span text:style-name="T289">$this</text:span><text:span text:style-name="T577">-&gt;</text:span><text:span text:style-name="T289">id</text:span><text:span text:style-name="T1054">,</text:span><text:line-break/><text:span text:style-name="T1054"> <text:s text:c="3"/></text:span><text:span text:style-name="T1359">'body'</text:span><text:span text:style-name="T577">=&gt;</text:span><text:span text:style-name="T289">$this</text:span><text:span text:style-name="T577">-&gt;</text:span><text:span text:style-name="T289">body</text:span><text:span text:style-name="T1054">,</text:span><text:line-break/><text:span text:style-name="T1054"> <text:s text:c="3"/></text:span><text:span text:style-name="T1359">'user_name'</text:span><text:span text:style-name="T577">=&gt;</text:span><text:span text:style-name="T289">$this</text:span><text:span text:style-name="T577">-&gt;</text:span><text:span text:style-name="T289">user</text:span><text:span text:style-name="T577">-&gt;</text:span><text:span text:style-name="T289">name</text:span><text:span text:style-name="T1054">,</text:span><text:line-break/><text:span text:style-name="T1200"> <text:s text:c="3"/></text:span><text:span text:style-name="T1458">'user_avatar'</text:span><text:span text:style-name="T667">=&gt;</text:span><text:span text:style-name="T406">$this</text:span><text:span text:style-name="T667">-&gt;</text:span><text:span text:style-name="T406">user</text:span><text:span text:style-name="T667">-&gt;</text:span><text:span text:style-name="T898">avatar</text:span><text:span text:style-name="T1200">(),</text:span><text:line-break/><text:span text:style-name="T1054"> <text:s text:c="3"/></text:span><text:span text:style-name="T1359">'user_link'</text:span><text:span text:style-name="T577">=&gt;</text:span><text:span text:style-name="T289">$this</text:span><text:span text:style-name="T577">-&gt;</text:span><text:span text:style-name="T289">user</text:span><text:span text:style-name="T577">-&gt;</text:span><text:span text:style-name="T798">link</text:span><text:span text:style-name="T1054">(),</text:span><text:line-break/><text:span text:style-name="T1054"> <text:s text:c="3"/></text:span><text:span text:style-name="T1359">'ago'</text:span><text:span text:style-name="T577">=&gt;</text:span><text:span text:style-name="T289">$this</text:span><text:span text:style-name="T577">-&gt;</text:span><text:span text:style-name="T289">created_at</text:span><text:span text:style-name="T577">-&gt;</text:span><text:span text:style-name="T798">diffForHumans</text:span><text:span text:style-name="T1054">(),</text:span><text:line-break/><text:span text:style-name="T1054"> <text:s text:c="3"/></text:span><text:span text:style-name="T1359">'is_liked'</text:span><text:span text:style-name="T577">=&gt;</text:span><text:span text:style-name="T289">$this</text:span><text:span text:style-name="T577">-&gt;</text:span><text:span text:style-name="T798">isLiked</text:span><text:span text:style-name="T1054">(),</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oft-page-break/><text:span text:style-name="T1054"> <text:s text:c="3"/></text:span><text:span text:style-name="T1359">'comments'</text:span><text:span text:style-name="T577">=&gt;</text:span><text:span text:style-name="T1597">CommentResource</text:span><text:span text:style-name="T577">::</text:span><text:span text:style-name="T1014">collection</text:span><text:span text:style-name="T1054">(</text:span><text:span text:style-name="T289">$this</text:span><text:span text:style-name="T577">-&gt;</text:span><text:span text:style-name="T289">comments</text:span><text:span text:style-name="T1054">)</text:span><text:line-break/><text:span text:style-name="T1054">];</text:span></text:p>
      <text:p text:style-name="P323"/>
      <text:p text:style-name="P1222"><text:span text:style-name="T2916">Vamos al </text:span><text:span text:style-name="T2607">StatusListItem.vue</text:span><text:span text:style-name="T2916">:</text:span></text:p>
      <text:p text:style-name="P1223"><text:span text:style-name="T2047">&lt;</text:span><text:span text:style-name="T2293">div </text:span><text:span text:style-name="T1667">class</text:span><text:span text:style-name="T1359">="d-flex align-items-center mb-3"</text:span><text:span text:style-name="T2030">&gt;</text:span><text:line-break/><text:span text:style-name="T2030"> <text:s text:c="3"/>&lt;</text:span><text:span text:style-name="T2293">img </text:span><text:span text:style-name="T1667">class</text:span><text:span text:style-name="T1359">="rounded-circle mr-3 shadow-sm" </text:span><text:span text:style-name="T1667">width</text:span><text:span text:style-name="T1359">="40px"</text:span><text:line-break/><text:span text:style-name="T1359"> <text:s text:c="8"/></text:span><text:span text:style-name="T1700">:src</text:span><text:span text:style-name="T1458">="</text:span><text:span text:style-name="T406">status</text:span><text:span text:style-name="T1200">.</text:span><text:span text:style-name="T2121">user_avatar</text:span><text:span text:style-name="T1359">"</text:span><text:span text:style-name="T2030">&gt;</text:span><text:line-break/><text:span text:style-name="T3552">Hacemos un </text:span><text:span text:style-name="T2845">bind</text:span><text:span text:style-name="T3092"> para que nos devuelva el</text:span><text:span text:style-name="T2593"> avatar</text:span><text:span text:style-name="T155"> del usuario</text:span><text:span text:style-name="T2585"> </text:span></text:p>
      <text:p text:style-name="P1223"><text:span text:style-name="T2030"><text:s text:c="4"/>&lt;</text:span><text:span text:style-name="T2293">div</text:span><text:span text:style-name="T2030">&gt;</text:span><text:line-break/><text:span text:style-name="T2030"> <text:s text:c="7"/>&lt;</text:span><text:span text:style-name="T2293">h5 </text:span><text:span text:style-name="T1667">class</text:span><text:span text:style-name="T1359">="mb-1"</text:span><text:span text:style-name="T2030">&gt;</text:span></text:p>
      <text:p text:style-name="P324"/>
      <text:p text:style-name="P1224"><text:span text:style-name="T2916">Vamos al </text:span><text:span text:style-name="T2607">CommentResource.php</text:span><text:span text:style-name="T2916">:</text:span></text:p>
      <text:p text:style-name="P1224"><text:span text:style-name="T1755">return </text:span><text:span text:style-name="T1054">[</text:span><text:line-break/><text:span text:style-name="T1054"> <text:s text:c="3"/></text:span><text:span text:style-name="T1359">'id'</text:span><text:span text:style-name="T577">=&gt;</text:span><text:span text:style-name="T289">$this</text:span><text:span text:style-name="T577">-&gt;</text:span><text:span text:style-name="T289">id</text:span><text:span text:style-name="T1054">,</text:span><text:line-break/><text:span text:style-name="T1054"> <text:s text:c="3"/></text:span><text:span text:style-name="T1359">'body' </text:span><text:span text:style-name="T577">=&gt; </text:span><text:span text:style-name="T289">$this</text:span><text:span text:style-name="T577">-&gt;</text:span><text:span text:style-name="T289">body</text:span><text:span text:style-name="T1054">,</text:span><text:line-break/><text:span text:style-name="T1054"> <text:s text:c="3"/></text:span><text:span text:style-name="T1359">'user_name' </text:span><text:span text:style-name="T577">=&gt; </text:span><text:span text:style-name="T289">$this</text:span><text:span text:style-name="T577">-&gt;</text:span><text:span text:style-name="T289">user</text:span><text:span text:style-name="T577">-&gt;</text:span><text:span text:style-name="T289">name</text:span><text:span text:style-name="T1054">,</text:span><text:line-break/><text:span text:style-name="T1054"> <text:s text:c="3"/></text:span><text:span text:style-name="T1359">'user_link' </text:span><text:span text:style-name="T577">=&gt; </text:span><text:span text:style-name="T289">$this</text:span><text:span text:style-name="T577">-&gt;</text:span><text:span text:style-name="T289">user</text:span><text:span text:style-name="T577">-&gt;</text:span><text:span text:style-name="T798">link</text:span><text:span text:style-name="T1054">(),</text:span><text:line-break/><text:span text:style-name="T1200"> <text:s text:c="3"/></text:span><text:span text:style-name="T1458">'user_avatar' </text:span><text:span text:style-name="T667">=&gt; </text:span><text:span text:style-name="T406">$this</text:span><text:span text:style-name="T667">-&gt;</text:span><text:span text:style-name="T406">user</text:span><text:span text:style-name="T667">-&gt;</text:span><text:span text:style-name="T898">avatar</text:span><text:span text:style-name="T1200">(),</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pan text:style-name="T1054"> <text:s text:c="3"/></text:span><text:span text:style-name="T1359">'is_liked'</text:span><text:span text:style-name="T577">=&gt;</text:span><text:span text:style-name="T289">$this</text:span><text:span text:style-name="T577">-&gt;</text:span><text:span text:style-name="T798">isLiked</text:span><text:span text:style-name="T1054">()</text:span><text:line-break/><text:span text:style-name="T1054">];</text:span></text:p>
      <text:p text:style-name="P324"/>
      <text:p text:style-name="P1225"><text:span text:style-name="T2916">Ahora en el </text:span><text:span text:style-name="T2607">StatusListItem.vue</text:span><text:span text:style-name="T2916">:</text:span></text:p>
      <text:p text:style-name="P1225"><text:span text:style-name="T2047">&lt;</text:span><text:span text:style-name="T2293">form </text:span><text:span text:style-name="T1667">@submit.prevent</text:span><text:span text:style-name="T1359">="</text:span><text:span text:style-name="T798">addComment</text:span><text:span text:style-name="T1359">" </text:span><text:span text:style-name="T1667">v-if</text:span><text:span text:style-name="T1359">="</text:span><text:span text:style-name="T289">isAuthenticated</text:span><text:span text:style-name="T1359">"</text:span><text:span text:style-name="T2030">&gt;</text:span><text:line-break/><text:span text:style-name="T2030"> <text:s text:c="3"/>&lt;</text:span><text:span text:style-name="T2293">div </text:span><text:span text:style-name="T1667">class</text:span><text:span text:style-name="T1359">="d-flex align-items-center"</text:span><text:span text:style-name="T2030">&gt;</text:span><text:line-break/><text:span text:style-name="T2030"> <text:s text:c="7"/>&lt;</text:span><text:span text:style-name="T2293">img </text:span><text:span text:style-name="T1667">class</text:span><text:span text:style-name="T1359">="rounded shadow-sm float-left mr-2" </text:span><text:span text:style-name="T1667">width</text:span><text:span text:style-name="T1359">="34px"</text:span><text:line-break/><text:span text:style-name="T1458"> <text:s text:c="12"/></text:span><text:span text:style-name="T1700">:src</text:span><text:span text:style-name="T1458">="</text:span><text:span text:style-name="T406">currentUser</text:span><text:span text:style-name="T1200">.</text:span><text:span text:style-name="T2121">avatar</text:span><text:span text:style-name="T1458">"</text:span><text:line-break/><text:span text:style-name="T1359"> <text:s text:c="12"/></text:span><text:span text:style-name="T1667">:alt</text:span><text:span text:style-name="T1359">="</text:span><text:span text:style-name="T289">currentUser</text:span><text:span text:style-name="T1054">.</text:span><text:span text:style-name="T2030">user_name</text:span><text:span text:style-name="T1359">"</text:span><text:span text:style-name="T2030">&gt;</text:span><text:line-break/><text:span text:style-name="T2030"> <text:s text:c="7"/>&lt;</text:span><text:span text:style-name="T2293">div </text:span><text:span text:style-name="T1667">class</text:span><text:span text:style-name="T1359">="input-group"</text:span><text:span text:style-name="T2030">&gt;</text:span></text:p>
      <text:p text:style-name="P325"/>
      <text:p text:style-name="P327">Con esto ya hemos hecho la reestructuración y siguen funcionando todos los tests.</text:p>
      <text:p text:style-name="P325"/>
      <text:p text:style-name="P326"><text:a xlink:type="simple" xlink:href="https://github.com/anasmez/social/commit/bcfbbb49ed5481e080fa1411e6b86617740069a1" text:style-name="Internet_20_link" text:visited-style-name="Visited_20_Internet_20_Link">Commit</text:a></text:p>
      <text:p text:style-name="P326"/>
      <text:h text:style-name="P1401" text:outline-level="3">Vídeo 44</text:h>
      <text:p text:style-name="P1374"/>
      <text:p text:style-name="P1376"><text:span text:style-name="T3553">Vamos a agregar </text:span><text:span text:style-name="T2846">tests</text:span><text:span text:style-name="T3093"> unitarios para los </text:span><text:span text:style-name="T3553">métodos </text:span><text:span text:style-name="T3366">getRouteKeyName()</text:span><text:span text:style-name="T3553">, </text:span><text:span text:style-name="T3366">link() </text:span><text:span text:style-name="T3553">y </text:span><text:span text:style-name="T3366">avatar() </text:span><text:span text:style-name="T3553">para que si modificamos un valor, salten directamente y no pasen como hacen ahora o dar mensajes vagos del error.</text:span></text:p>
      <text:p text:style-name="P1375">Creamos un nuevo <text:span text:style-name="T2607">test</text:span>:</text:p>
      <text:p text:style-name="P1377"><text:span text:style-name="T52">art make:test UserTest --unit</text:span><text:span text:style-name="T1988"><text:line-break/></text:span><text:span text:style-name="T3554">Creamos un nuevo test y lo guardamos en la carpeta </text:span><text:span text:style-name="T2847">unit</text:span></text:p>
      <text:p text:style-name="P1377"><text:span text:style-name="T1989"><text:line-break/></text:span><text:span text:style-name="T3554">Vamos a editarlo:</text:span></text:p>
      <text:p text:style-name="Standard"><text:span text:style-name="T1954">class </text:span><text:span text:style-name="T1597">UserTest </text:span><text:span text:style-name="T1741">extends </text:span><text:span text:style-name="T173">TestCase</text:span><text:line-break/><text:span text:style-name="T1054">{</text:span><text:line-break/><text:span text:style-name="T1200"> <text:s text:c="3"/></text:span><text:span text:style-name="T255">/** </text:span><text:span text:style-name="T1923">@test </text:span><text:span text:style-name="T255">*/</text:span><text:span text:style-name="T57"><text:line-break/></text:span><text:span text:style-name="T273"> <text:s text:c="3"/></text:span><text:span text:style-name="T1904">public function </text:span><text:span text:style-name="T898">route_key_name_is_set_to_name</text:span><text:span text:style-name="T1318">()</text:span><text:span text:style-name="T57"><text:line-break/></text:span><text:span text:style-name="T3555">El nombre de la clave ruta debe ser “</text:span><text:span text:style-name="T2848">name</text:span><text:span text:style-name="T3555">”</text:span></text:p>
      <text:p text:style-name="Standard"><text:soft-page-break/><text:span text:style-name="T1318"><text:s text:c="4"/>{</text:span><text:span text:style-name="T57"><text:line-break/></text:span><text:span text:style-name="T1200"> <text:s text:c="7"/></text:span><text:span text:style-name="T406">$user </text:span><text:span text:style-name="T667">= </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make</text:span><text:span text:style-name="T1200">();</text:span><text:span text:style-name="T57"><text:line-break/></text:span><text:span text:style-name="T3555">Creamos un usuario, pero que no se va a guardar en la BBDD. Solo es una instancia de la clase.</text:span></text:p>
      <text:p text:style-name="Standard"><text:span text:style-name="T1200"><text:s text:c="8"/></text:span><text:span text:style-name="T406">$this</text:span><text:span text:style-name="T667">-&gt;</text:span><text:span text:style-name="T898">assertEquals</text:span><text:span text:style-name="T1200">(</text:span><text:span text:style-name="T57"><text:line-break/></text:span><text:span text:style-name="T3555">Vemos que son iguales</text:span></text:p>
      <text:p text:style-name="Standard"><text:span text:style-name="T1200"><text:s text:c="12"/></text:span><text:span text:style-name="T1458">'name'</text:span><text:span text:style-name="T1200">,</text:span><text:span text:style-name="T57"><text:line-break/></text:span><text:span text:style-name="T3555">El nombre</text:span></text:p>
      <text:p text:style-name="Standard"><text:span text:style-name="T1200"><text:s text:c="12"/></text:span><text:span text:style-name="T406">$user</text:span><text:span text:style-name="T667">-&gt;</text:span><text:span text:style-name="T898">getRouteKeyName</text:span><text:span text:style-name="T1200">(),</text:span><text:span text:style-name="T57"><text:line-break/></text:span><text:span text:style-name="T3555">Lo que devuelve este método que en principio es “</text:span><text:span text:style-name="T2848">name</text:span><text:span text:style-name="T3555">”</text:span></text:p>
      <text:p text:style-name="Standard"><text:span text:style-name="T1200"><text:s text:c="12"/></text:span><text:span text:style-name="T1458">'The route key name must be name'</text:span><text:span text:style-name="T57"><text:line-break/></text:span><text:span text:style-name="T3555">Mensaje de error que se lanza si falla</text:span></text:p>
      <text:p text:style-name="P1226"><text:span text:style-name="T1458"><text:s text:c="8"/></text:span><text:span text:style-name="T1200">);</text:span><text:line-break/><text:span text:style-name="T1054"> <text:s text:c="3"/>}</text:span><text:line-break/><text:span text:style-name="T1054">}</text:span><text:line-break/></text:p>
      <text:p text:style-name="P1378">Siguiente <text:span text:style-name="T2607">test</text:span>:</text:p>
      <text:p text:style-name="P1227"><text:span text:style-name="T258">/** </text:span><text:span text:style-name="T1923">@test </text:span><text:span text:style-name="T255">*/</text:span><text:line-break/><text:span text:style-name="T1741">public function </text:span><text:span text:style-name="T898">user_has_a_link_to_their_profile</text:span><text:span text:style-name="T1054">()</text:span><text:line-break/><text:span text:style-name="T1054">{</text:span><text:line-break/><text:span text:style-name="T1200"> <text:s text:c="3"/></text:span><text:span text:style-name="T406">$user</text:span><text:span text:style-name="T667">=</text:span><text:span text:style-name="T898">factory</text:span><text:span text:style-name="T1200">(</text:span><text:span text:style-name="T1630">User</text:span><text:span text:style-name="T667">::</text:span><text:span text:style-name="T1837">class</text:span><text:span text:style-name="T1200">)</text:span><text:span text:style-name="T667">-&gt;</text:span><text:span text:style-name="T898">make</text:span><text:span text:style-name="T1200">();</text:span></text:p>
      <text:p text:style-name="P1228">Creamos una instancia de un usuario que no se va a guardar</text:p>
      <text:p text:style-name="Standard"><text:span text:style-name="T1306"><text:s text:c="4"/></text:span><text:span text:style-name="T495">$this</text:span><text:span text:style-name="T758">-&gt;</text:span><text:span text:style-name="T988">assertEquals</text:span><text:span text:style-name="T1306">(</text:span><text:span text:style-name="T131"><text:line-break/></text:span><text:span text:style-name="T3556">Nos aseguramos de que son iguales</text:span></text:p>
      <text:p text:style-name="Standard"><text:span text:style-name="T1306"><text:s text:c="8"/></text:span><text:span text:style-name="T988">route</text:span><text:span text:style-name="T1306">(</text:span><text:span text:style-name="T1549">'users.show'</text:span><text:span text:style-name="T1306">, </text:span><text:span text:style-name="T495">$user</text:span><text:span text:style-name="T1306">),</text:span><text:span text:style-name="T131"><text:line-break/></text:span><text:span text:style-name="T3556">Tanto la ruta que devuelve el método </text:span><text:span text:style-name="T2849">show</text:span><text:span text:style-name="T3556"> con el usuario que le enviamos</text:span></text:p>
      <text:p text:style-name="Standard"><text:span text:style-name="T1306"><text:s text:c="8"/></text:span><text:span text:style-name="T495">$user</text:span><text:span text:style-name="T758">-&gt;</text:span><text:span text:style-name="T988">link</text:span><text:span text:style-name="T1306">()</text:span><text:span text:style-name="T131"><text:line-break/></text:span><text:span text:style-name="T3556">Como el propio método </text:span><text:span text:style-name="T3367">link()</text:span><text:span text:style-name="T3556"> que se lo aplicamos a dicho usuario</text:span></text:p>
      <text:p text:style-name="P1227"><text:span text:style-name="T1200"><text:s text:c="4"/>);</text:span><text:line-break/><text:span text:style-name="T1054">}</text:span></text:p>
      <text:p text:style-name="P328"/>
      <text:p text:style-name="P329">Siguiente método:</text:p>
      <text:p text:style-name="Standard"><text:span text:style-name="T262">/** </text:span><text:span text:style-name="T1931">@test </text:span><text:span text:style-name="T270">*/</text:span><text:span text:style-name="T3557"><text:line-break/></text:span><text:span text:style-name="T1832">public function </text:span><text:span text:style-name="T989">user_has_an_avatar</text:span><text:span text:style-name="T1190">()</text:span><text:span text:style-name="T3557"><text:line-break/>Un usuario debe tener avatar</text:span></text:p>
      <text:p text:style-name="P1230"><text:span text:style-name="T1190">{</text:span><text:span text:style-name="T3557"><text:line-break/></text:span><text:span text:style-name="T1307"> <text:s text:c="3"/></text:span><text:span text:style-name="T496">$user </text:span><text:span text:style-name="T759">= </text:span><text:span text:style-name="T989">factory</text:span><text:span text:style-name="T1307">(</text:span><text:span text:style-name="T1659">User</text:span><text:span text:style-name="T759">::</text:span><text:span text:style-name="T1898">class</text:span><text:span text:style-name="T1307">)</text:span><text:span text:style-name="T759">-&gt;</text:span><text:span text:style-name="T989">make</text:span><text:span text:style-name="T1307">();</text:span><text:span text:style-name="T132"><text:line-break/></text:span><text:span text:style-name="T3558">Creamos usuario</text:span></text:p>
      <text:p text:style-name="Standard"><text:span text:style-name="T1307"><text:s text:c="4"/></text:span><text:span text:style-name="T496">$this</text:span><text:span text:style-name="T759">-&gt;</text:span><text:span text:style-name="T989">assertEquals</text:span><text:span text:style-name="T1307">(</text:span><text:span text:style-name="T132"><text:line-break/></text:span><text:span text:style-name="T3558">¿Son iguales?:</text:span></text:p>
      <text:p text:style-name="Standard"><text:span text:style-name="T1307"><text:s text:c="8"/></text:span><text:span text:style-name="T1550">'https://aprendible.com/images/default-avatar.jpg'</text:span><text:span text:style-name="T1307">,</text:span><text:span text:style-name="T132"><text:line-break/></text:span><text:span text:style-name="T3558">El </text:span><text:span text:style-name="T2850">link</text:span><text:span text:style-name="T3558"> del </text:span><text:span text:style-name="T2850">avatar</text:span><text:span text:style-name="T3558"> (ya lo cambiaremos)</text:span></text:p>
      <text:p text:style-name="Standard"><text:span text:style-name="T1307"><text:s text:c="8"/></text:span><text:span text:style-name="T496">$user</text:span><text:span text:style-name="T759">-&gt;</text:span><text:span text:style-name="T989">avatar</text:span><text:span text:style-name="T1307">()</text:span><text:span text:style-name="T132"><text:line-break/></text:span><text:span text:style-name="T3558">El link que devuelve el método </text:span><text:span text:style-name="T3368">avatar()</text:span><text:span text:style-name="T3558"> aplicado a un usuario</text:span></text:p>
      <text:p text:style-name="P1229"><text:span text:style-name="T1200"><text:s text:c="4"/>);</text:span><text:line-break/><text:span text:style-name="T1054">}</text:span></text:p>
      <text:p text:style-name="P329"/>
      <text:p text:style-name="P1231"><text:span text:style-name="T2916">Ejecutamos los </text:span><text:span text:style-name="T2607">tests</text:span><text:span text:style-name="T2916"> y pasan todos.</text:span></text:p>
      <text:p text:style-name="P330"/>
      <text:p text:style-name="P1232"><text:span text:style-name="T3094">A</text:span><text:span text:style-name="T2916">hora observamos que tanto en </text:span><text:span text:style-name="T2607">StatusResource</text:span><text:span text:style-name="T2916"> como en</text:span><text:span text:style-name="T2607"> CommentResource</text:span><text:span text:style-name="T2916"> hay 3 propiedades que son iguales y son de </text:span><text:span text:style-name="T2607">User</text:span><text:span text:style-name="T2916">. Vamos a crear un </text:span><text:span text:style-name="T2607">UserResource</text:span><text:span text:style-name="T2916"> para unirlas.</text:span></text:p>
      <text:p text:style-name="P1233"><text:span text:style-name="T2916">Primero vamos a </text:span><text:span text:style-name="T2607">StatusResourceTest.php</text:span><text:span text:style-name="T2916">:</text:span></text:p>
      <text:p text:style-name="Standard"><text:span text:style-name="T399">$this</text:span><text:span text:style-name="T659">-&gt;</text:span><text:span text:style-name="T890">assertEquals</text:span><text:span text:style-name="T1191">(</text:span><text:span text:style-name="T3559"><text:line-break/></text:span><text:span text:style-name="T1308"> <text:s text:c="3"/></text:span><text:span text:style-name="T1660">UserResource</text:span><text:span text:style-name="T760">::</text:span><text:span text:style-name="T1899">class</text:span><text:span text:style-name="T1308">,</text:span><text:span text:style-name="T133"><text:line-break/></text:span><text:span text:style-name="T3560">Vemos que la clase del recurso de usuario que todavía no hemos creado</text:span></text:p>
      <text:p text:style-name="Standard"><text:soft-page-break/><text:span text:style-name="T1308"><text:s text:c="4"/></text:span><text:span text:style-name="T497">$statusResource</text:span><text:span text:style-name="T1308">[</text:span><text:span text:style-name="T1551">'user'</text:span><text:span text:style-name="T1308">]</text:span><text:span text:style-name="T760">-&gt;</text:span><text:span text:style-name="T497">collects</text:span><text:span text:style-name="T3559"><text:line-break/>Coincide con el que devuelve el </text:span><text:span text:style-name="T2851">resource</text:span><text:span text:style-name="T3559"> de </text:span><text:span text:style-name="T2851">Status</text:span><text:span text:style-name="T3559"> sobre </text:span><text:span text:style-name="T2851">user</text:span></text:p>
      <text:p text:style-name="P425">);</text:p>
      <text:p text:style-name="P1233"/>
      <text:p text:style-name="P1234">Vamos a importarlo dentro de la misma clase aunque no esté creado todavía:</text:p>
      <text:p text:style-name="P1234"><text:span text:style-name="T1741">use </text:span><text:span text:style-name="T173">App</text:span><text:span text:style-name="T2030">\</text:span><text:span text:style-name="T173">Models</text:span><text:span text:style-name="T2030">\</text:span><text:span text:style-name="T173">Comment</text:span><text:span text:style-name="T1054">;</text:span><text:line-break/><text:span text:style-name="T1741">use </text:span><text:span text:style-name="T173">App</text:span><text:span text:style-name="T2030">\</text:span><text:span text:style-name="T173">Models</text:span><text:span text:style-name="T2030">\</text:span><text:span text:style-name="T173">Status</text:span><text:span text:style-name="T1054">;</text:span><text:line-break/><text:span text:style-name="T1741">use </text:span><text:span text:style-name="T173">Tests</text:span><text:span text:style-name="T2030">\</text:span><text:span text:style-name="T173">TestCase</text:span><text:span text:style-name="T1054">;</text:span><text:line-break/><text:span text:style-name="T1741">use </text:span><text:span text:style-name="T173">App</text:span><text:span text:style-name="T2030">\</text:span><text:span text:style-name="T173">Http</text:span><text:span text:style-name="T2030">\</text:span><text:span text:style-name="T173">Resources</text:span><text:span text:style-name="T2030">\</text:span><text:span text:style-name="T173">UserResource</text:span><text:span text:style-name="T1054">;</text:span><text:line-break/><text:span text:style-name="T1741">use </text:span><text:span text:style-name="T173">App</text:span><text:span text:style-name="T2030">\</text:span><text:span text:style-name="T173">Http</text:span><text:span text:style-name="T2030">\</text:span><text:span text:style-name="T173">Resources</text:span><text:span text:style-name="T2030">\</text:span><text:span text:style-name="T173">StatusResource</text:span><text:span text:style-name="T1054">;</text:span><text:line-break/><text:span text:style-name="T2447">use </text:span><text:span text:style-name="T2417">App\Http\Resources\CommentResource;</text:span><text:line-break/><text:span text:style-name="T1741">use </text:span><text:span text:style-name="T173">Illuminate</text:span><text:span text:style-name="T2030">\</text:span><text:span text:style-name="T173">Foundation</text:span><text:span text:style-name="T2030">\</text:span><text:span text:style-name="T173">Testing</text:span><text:span text:style-name="T2030">\</text:span><text:span text:style-name="T173">WithFaker</text:span><text:span text:style-name="T1054">;</text:span><text:line-break/><text:span text:style-name="T1741">use </text:span><text:span text:style-name="T173">Illuminate</text:span><text:span text:style-name="T2030">\</text:span><text:span text:style-name="T173">Foundation</text:span><text:span text:style-name="T2030">\</text:span><text:span text:style-name="T173">Testing</text:span><text:span text:style-name="T2030">\</text:span><text:span text:style-name="T173">RefreshDatabase</text:span><text:span text:style-name="T1054">;</text:span></text:p>
      <text:p text:style-name="P1234"/>
      <text:p text:style-name="P1235">Si ejecutamos el <text:span text:style-name="T2607">test</text:span>, nos dice que el <text:span text:style-name="T2607">index</text:span> <text:span text:style-name="T2607">user</text:span> no ha sido definido en el <text:span text:style-name="T2607">StatusResource</text:span>. Vamos a agregarlo:</text:p>
      <text:p text:style-name="P1236"><text:span text:style-name="T1741">return </text:span><text:span text:style-name="T1054">[</text:span><text:line-break/><text:span text:style-name="T1054"> <text:s text:c="3"/></text:span><text:span text:style-name="T1359">'id'</text:span><text:span text:style-name="T577">=&gt;</text:span><text:span text:style-name="T289">$this</text:span><text:span text:style-name="T577">-&gt;</text:span><text:span text:style-name="T289">id</text:span><text:span text:style-name="T1054">,</text:span><text:line-break/><text:span text:style-name="T1054"> <text:s text:c="3"/></text:span><text:span text:style-name="T1359">'body'</text:span><text:span text:style-name="T577">=&gt;</text:span><text:span text:style-name="T289">$this</text:span><text:span text:style-name="T577">-&gt;</text:span><text:span text:style-name="T289">body</text:span><text:span text:style-name="T1054">,</text:span><text:line-break/><text:span text:style-name="T1200"> <text:s text:c="3"/></text:span><text:span text:style-name="T1458">'user'</text:span><text:span text:style-name="T667">=&gt;</text:span><text:span text:style-name="T1630">UserResource</text:span><text:span text:style-name="T667">::</text:span><text:span text:style-name="T1021">make</text:span><text:span text:style-name="T1200">(</text:span><text:span text:style-name="T406">$this</text:span><text:span text:style-name="T667">-&gt;</text:span><text:span text:style-name="T406">user</text:span><text:span text:style-name="T1200">),</text:span><text:line-break/><text:span text:style-name="T3561">Cuando se pida el recurso </text:span><text:span text:style-name="T2852">user</text:span><text:span text:style-name="T3095">, llamamos al </text:span><text:span text:style-name="T2852">resource</text:span><text:span text:style-name="T3095"> asociado y le decimos que lo haga pasándole el propio usuario</text:span></text:p>
      <text:p text:style-name="P1236"><text:span text:style-name="T1054"><text:s text:c="4"/></text:span><text:span text:style-name="T1359">'user_name'</text:span><text:span text:style-name="T577">=&gt;</text:span><text:span text:style-name="T289">$this</text:span><text:span text:style-name="T577">-&gt;</text:span><text:span text:style-name="T289">user</text:span><text:span text:style-name="T577">-&gt;</text:span><text:span text:style-name="T289">name</text:span><text:span text:style-name="T1054">,</text:span><text:line-break/><text:span text:style-name="T1054"> <text:s text:c="3"/></text:span><text:span text:style-name="T1359">'user_avatar'</text:span><text:span text:style-name="T577">=&gt;</text:span><text:span text:style-name="T289">$this</text:span><text:span text:style-name="T577">-&gt;</text:span><text:span text:style-name="T289">user</text:span><text:span text:style-name="T577">-&gt;</text:span><text:span text:style-name="T798">avatar</text:span><text:span text:style-name="T1054">(),</text:span><text:line-break/><text:span text:style-name="T1054"> <text:s text:c="3"/></text:span><text:span text:style-name="T1359">'user_link'</text:span><text:span text:style-name="T577">=&gt;</text:span><text:span text:style-name="T289">$this</text:span><text:span text:style-name="T577">-&gt;</text:span><text:span text:style-name="T289">user</text:span><text:span text:style-name="T577">-&gt;</text:span><text:span text:style-name="T798">link</text:span><text:span text:style-name="T1054">(),</text:span><text:line-break/><text:span text:style-name="T1054"> <text:s text:c="3"/></text:span><text:span text:style-name="T1359">'ago'</text:span><text:span text:style-name="T577">=&gt;</text:span><text:span text:style-name="T289">$this</text:span><text:span text:style-name="T577">-&gt;</text:span><text:span text:style-name="T289">created_at</text:span><text:span text:style-name="T577">-&gt;</text:span><text:span text:style-name="T798">diffForHumans</text:span><text:span text:style-name="T1054">(),</text:span><text:line-break/><text:span text:style-name="T1054"> <text:s text:c="3"/></text:span><text:span text:style-name="T1359">'is_liked'</text:span><text:span text:style-name="T577">=&gt;</text:span><text:span text:style-name="T289">$this</text:span><text:span text:style-name="T577">-&gt;</text:span><text:span text:style-name="T798">isLiked</text:span><text:span text:style-name="T1054">(),</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pan text:style-name="T1054"> <text:s text:c="3"/></text:span><text:span text:style-name="T1359">'comments'</text:span><text:span text:style-name="T577">=&gt;</text:span><text:span text:style-name="T1597">CommentResource</text:span><text:span text:style-name="T577">::</text:span><text:span text:style-name="T1014">collection</text:span><text:span text:style-name="T1054">(</text:span><text:span text:style-name="T289">$this</text:span><text:span text:style-name="T577">-&gt;</text:span><text:span text:style-name="T289">comments</text:span><text:span text:style-name="T1054">)</text:span><text:line-break/><text:span text:style-name="T1054">];</text:span></text:p>
      <text:p text:style-name="P1235"/>
      <text:p text:style-name="P1237">Creamos el recurso:</text:p>
      <text:p text:style-name="Standard"><text:span text:style-name="T31">art make:resource UserResource</text:span><text:span text:style-name="T2001"><text:line-break/><text:line-break/></text:span><text:span text:style-name="T3562">Ahora que lo tenemos creado y </text:span><text:span text:style-name="T2853">PhpStorm</text:span><text:span text:style-name="T3562"> se ha encargado de importarlo en todas partes, vamos a ejecutar el </text:span><text:span text:style-name="T2853">test</text:span><text:span text:style-name="T3096">. El test falla porque esperaba la clase </text:span><text:span text:style-name="T2853">UserResource</text:span><text:span text:style-name="T3096"> y obtuvo </text:span><text:span text:style-name="T2853">null</text:span><text:span text:style-name="T3096">. </text:span><text:span text:style-name="T3097">Se debe a:</text:span></text:p>
      <text:p text:style-name="Standard"><text:span text:style-name="T332">$this</text:span><text:span text:style-name="T577">-&gt;</text:span><text:span text:style-name="T798">assertEquals</text:span><text:span text:style-name="T1054">(</text:span><text:line-break/><text:span text:style-name="T1054"> <text:s text:c="3"/></text:span><text:span text:style-name="T1597">UserResource</text:span><text:span text:style-name="T577">::</text:span><text:span text:style-name="T1741">class</text:span><text:span text:style-name="T1054">,</text:span><text:line-break/><text:span text:style-name="T1054"> <text:s text:c="3"/></text:span><text:span text:style-name="T289">$statusResource</text:span><text:span text:style-name="T1054">[</text:span><text:span text:style-name="T1359">'user'</text:span><text:span text:style-name="T1054">]</text:span><text:span text:style-name="T577">-&gt;</text:span><text:span text:style-name="T406">collects</text:span><text:line-break/><text:span text:style-name="T1054">);</text:span></text:p>
      <text:p text:style-name="P331"/>
      <text:p text:style-name="P1238"><text:span text:style-name="T2916">Sirve para saber qué es lo que colecciona el recurso. </text:span><text:span text:style-name="T3098">Vamos a hacer un </text:span><text:span text:style-name="T2854">dd</text:span><text:span text:style-name="T3098"> y ver qué devuelve:</text:span></text:p>
      <text:p text:style-name="P1238"><text:span text:style-name="T921">dd</text:span><text:span text:style-name="T1200">(</text:span><text:span text:style-name="T406">$statusResource</text:span><text:span text:style-name="T1200">[</text:span><text:span text:style-name="T1458">'user'</text:span><text:span text:style-name="T1200">]</text:span><text:span text:style-name="T667">-&gt;</text:span><text:span text:style-name="T406">collects</text:span><text:span text:style-name="T1200">);</text:span><text:line-break/><text:span text:style-name="T289">$this</text:span><text:span text:style-name="T577">-&gt;</text:span><text:span text:style-name="T798">assertEquals</text:span><text:span text:style-name="T1054">(</text:span><text:line-break/><text:span text:style-name="T1054"> <text:s text:c="3"/></text:span><text:span text:style-name="T1597">UserResource</text:span><text:span text:style-name="T577">::</text:span><text:span text:style-name="T1741">class</text:span><text:span text:style-name="T1054">,</text:span><text:line-break/><text:span text:style-name="T1054"> <text:s text:c="3"/></text:span><text:span text:style-name="T289">$statusResource</text:span><text:span text:style-name="T1054">[</text:span><text:span text:style-name="T1359">'user'</text:span><text:span text:style-name="T1054">]</text:span><text:span text:style-name="T577">-&gt;</text:span><text:span text:style-name="T289">collects</text:span><text:line-break/><text:span text:style-name="T1054">);</text:span></text:p>
      <text:p text:style-name="P426"/>
      <text:p text:style-name="P1239">Ejecutamos y vemos que sigue devolviendo <text:span text:style-name="T2607">null</text:span><text:span text:style-name="T2916">. Vamos a quitar el </text:span><text:span text:style-name="T2607">collects</text:span><text:span text:style-name="T2916">:</text:span></text:p>
      <text:p text:style-name="P1239"><text:span text:style-name="T817">dd</text:span><text:span text:style-name="T1054">(</text:span><text:span text:style-name="T289">$statusResource</text:span><text:span text:style-name="T1054">[</text:span><text:span text:style-name="T1359">'user'</text:span><text:span text:style-name="T1054">]</text:span><text:span text:style-name="T793">-&gt;</text:span><text:span text:style-name="T571">collects</text:span><text:span text:style-name="T1054">);</text:span><text:line-break/><text:span text:style-name="T289">$this</text:span><text:span text:style-name="T577">-&gt;</text:span><text:span text:style-name="T798">assertEquals</text:span><text:span text:style-name="T1054">(</text:span><text:line-break/><text:span text:style-name="T1054"> <text:s text:c="3"/></text:span><text:span text:style-name="T1597">UserResource</text:span><text:span text:style-name="T577">::</text:span><text:span text:style-name="T1741">class</text:span><text:span text:style-name="T1054">,</text:span><text:line-break/><text:span text:style-name="T1054"> <text:s text:c="3"/></text:span><text:span text:style-name="T289">$statusResource</text:span><text:span text:style-name="T1054">[</text:span><text:span text:style-name="T1359">'user'</text:span><text:span text:style-name="T1054">]</text:span><text:span text:style-name="T577">-&gt;</text:span><text:span text:style-name="T289">collects</text:span><text:line-break/><text:span text:style-name="T1054">);</text:span></text:p>
      <text:p text:style-name="P332"/>
      <text:p text:style-name="P1240"><text:span text:style-name="T3098">E</text:span><text:span text:style-name="T2916">jecutamos y sale esto:</text:span></text:p>
      <text:p text:style-name="P960"><text:span text:style-name="T2467">App\Http\Resources\UserResource </text:span><text:span text:style-name="T2916">{#926</text:span></text:p>
      <text:p text:style-name="P1240">Vemos que aquí nos devuelve directamente el recurso así que podemos ver si es su instancia</text:p>
      <text:p text:style-name="P961"><text:soft-page-break/><text:s text:c="2"/>+resource: App\User {#1723</text:p>
      <text:p text:style-name="P961"><text:s text:c="4"/>#fillable: array:3 [</text:p>
      <text:p text:style-name="P961"><text:s text:c="6"/>0 =&gt; "name"</text:p>
      <text:p text:style-name="P961"><text:s text:c="6"/>1 =&gt; "email"</text:p>
      <text:p text:style-name="P961"/>
      <text:p text:style-name="P1240">Cambiamos el <text:span text:style-name="T2607">test</text:span>:</text:p>
      <text:p text:style-name="P471"><text:span text:style-name="T3215">dd</text:span><text:span text:style-name="T3214">($statusResource['user']</text:span><text:span text:style-name="T3216">-&gt;collects</text:span><text:span text:style-name="T3214">);</text:span></text:p>
      <text:p text:style-name="P1241"><text:span text:style-name="T302">$this</text:span><text:span text:style-name="T577">-&gt;</text:span><text:span text:style-name="T898">assertInstanceOf</text:span><text:span text:style-name="T1054">(</text:span><text:line-break/><text:span text:style-name="T1054"> <text:s text:c="3"/></text:span><text:span text:style-name="T1597">UserResource</text:span><text:span text:style-name="T577">::</text:span><text:span text:style-name="T1741">class</text:span><text:span text:style-name="T1054">,</text:span><text:line-break/><text:span text:style-name="T1054"> <text:s text:c="3"/></text:span><text:span text:style-name="T289">$statusResource</text:span><text:span text:style-name="T1054">[</text:span><text:span text:style-name="T1359">'user'</text:span><text:span text:style-name="T1054">]</text:span><text:span text:style-name="T2476">-&gt;collects</text:span><text:line-break/><text:span text:style-name="T1054">);</text:span></text:p>
      <text:p text:style-name="P333"/>
      <text:p text:style-name="P1245"><text:span text:style-name="T2916">Y con esto ya pasa el </text:span><text:span text:style-name="T2607">test</text:span><text:span text:style-name="T2916">. Ahora necesitamos comprobar lo que se le pasa por parámetro también aquí:</text:span></text:p>
      <text:p text:style-name="P1245"><text:span text:style-name="T1378">'user'</text:span><text:span text:style-name="T577">=&gt;</text:span><text:span text:style-name="T1597">UserResource</text:span><text:span text:style-name="T577">::</text:span><text:span text:style-name="T1014">make</text:span><text:span text:style-name="T1054">(</text:span><text:span text:style-name="T289">$this</text:span><text:span text:style-name="T577">-&gt;</text:span><text:span text:style-name="T289">user</text:span><text:span text:style-name="T1054">),</text:span></text:p>
      <text:p text:style-name="P333"/>
      <text:p text:style-name="P1246"><text:span text:style-name="T3099">Porque si le pasamos un estado, sigue funcionando igual el </text:span><text:span text:style-name="T2855">test</text:span><text:span text:style-name="T3099"> y queremos evitar eso. Vamos al </text:span><text:span text:style-name="T2855">StatusResourceTest.php</text:span><text:span text:style-name="T3099">:<text:line-break/></text:span><text:span text:style-name="T289">$this</text:span><text:span text:style-name="T577">-&gt;</text:span><text:span text:style-name="T798">assertInstanceOf</text:span><text:span text:style-name="T1054">(</text:span><text:line-break/><text:span text:style-name="T1200"> <text:s text:c="3"/></text:span><text:span text:style-name="T1630">User</text:span><text:span text:style-name="T667">::</text:span><text:span text:style-name="T1837">class</text:span><text:span text:style-name="T1054">,</text:span><text:line-break/><text:span text:style-name="T1054"> <text:s text:c="3"/></text:span><text:span text:style-name="T289">$statusResource</text:span><text:span text:style-name="T1054">[</text:span><text:span text:style-name="T1359">'</text:span><text:span text:style-name="T1458">user</text:span><text:span text:style-name="T1359">'</text:span><text:span text:style-name="T1054">]</text:span><text:span text:style-name="T577">-&gt;</text:span><text:span text:style-name="T289">resource</text:span><text:line-break/><text:span text:style-name="T3563">Con esto vemos si lo que devuelve el recurso del estado respecto al usuario es un usuario o no</text:span></text:p>
      <text:p text:style-name="P427">);</text:p>
      <text:p text:style-name="P427"/>
      <text:p text:style-name="Standard"><text:span text:style-name="T3563">Ejecutamos el </text:span><text:span text:style-name="T2856">test </text:span><text:span text:style-name="T3563">y funciona perfectamente.</text:span></text:p>
      <text:p text:style-name="P1247"><text:span text:style-name="T3099">A</text:span><text:span text:style-name="T2916">hora vamos a copiar las 2 últimas aserciones que hicimos y las vamos a poner en el </text:span><text:span text:style-name="T2607">CommentResourceTest.php</text:span><text:span text:style-name="T2916">:</text:span></text:p>
      <text:p text:style-name="P1247"><text:span text:style-name="T289">$this</text:span><text:span text:style-name="T577">-&gt;</text:span><text:span text:style-name="T798">assertInstanceOf</text:span><text:span text:style-name="T1054">(</text:span><text:line-break/><text:span text:style-name="T1054"> <text:s text:c="3"/></text:span><text:span text:style-name="T1630">UserResource</text:span><text:span text:style-name="T577">::</text:span><text:span text:style-name="T1741">class</text:span><text:span text:style-name="T1054">,</text:span><text:line-break/><text:span text:style-name="T1054"> <text:s text:c="3"/></text:span><text:span text:style-name="T289">$</text:span><text:span text:style-name="T2417">commentResource</text:span><text:span text:style-name="T1054">[</text:span><text:span text:style-name="T1359">'user'</text:span><text:span text:style-name="T1054">]</text:span><text:line-break/><text:span text:style-name="T1054">);</text:span><text:line-break/><text:span text:style-name="T289">$this</text:span><text:span text:style-name="T577">-&gt;</text:span><text:span text:style-name="T798">assertInstanceOf</text:span><text:span text:style-name="T1054">(</text:span><text:line-break/><text:span text:style-name="T1054"> <text:s text:c="3"/></text:span><text:span text:style-name="T1630">User</text:span><text:span text:style-name="T577">::</text:span><text:span text:style-name="T1741">class</text:span><text:span text:style-name="T1054">,</text:span><text:line-break/><text:span text:style-name="T1054"> <text:s text:c="3"/></text:span><text:span text:style-name="T289">$</text:span><text:span text:style-name="T2417">commentResource</text:span><text:span text:style-name="T1054">[</text:span><text:span text:style-name="T1359">'user'</text:span><text:span text:style-name="T1054">]</text:span><text:span text:style-name="T577">-&gt;</text:span><text:span text:style-name="T289">resource</text:span><text:line-break/><text:span text:style-name="T1054">);</text:span></text:p>
      <text:p text:style-name="P1248">Importamos las clases y cambiamos el nombre de la variable.</text:p>
      <text:p text:style-name="P1248"/>
      <text:p text:style-name="P1248">Ejecutamos el <text:span text:style-name="T2607">test</text:span> y dice que el <text:span text:style-name="T2607">index</text:span> <text:span text:style-name="T2607">user</text:span> no existe. <text:span text:style-name="T3564">Vamos a </text:span><text:span text:style-name="T2857">CommentResource.php</text:span><text:span text:style-name="T3100"> y lo añadimos:</text:span></text:p>
      <text:p text:style-name="P1248"><text:span text:style-name="T1789">return </text:span><text:span text:style-name="T1054">[</text:span><text:line-break/><text:span text:style-name="T1054"> <text:s text:c="3"/></text:span><text:span text:style-name="T1359">'id'</text:span><text:span text:style-name="T577">=&gt;</text:span><text:span text:style-name="T289">$this</text:span><text:span text:style-name="T577">-&gt;</text:span><text:span text:style-name="T289">id</text:span><text:span text:style-name="T1054">,</text:span><text:line-break/><text:span text:style-name="T1054"> <text:s text:c="3"/></text:span><text:span text:style-name="T1359">'body' </text:span><text:span text:style-name="T577">=&gt; </text:span><text:span text:style-name="T289">$this</text:span><text:span text:style-name="T577">-&gt;</text:span><text:span text:style-name="T289">body</text:span><text:span text:style-name="T1054">,</text:span><text:line-break/><text:span text:style-name="T1200"> <text:s text:c="3"/></text:span><text:span text:style-name="T1458">'user'</text:span><text:span text:style-name="T667">=&gt;</text:span><text:span text:style-name="T1630">UserResource</text:span><text:span text:style-name="T667">::</text:span><text:span text:style-name="T1021">make</text:span><text:span text:style-name="T1200">(</text:span><text:span text:style-name="T406">$this</text:span><text:span text:style-name="T667">-&gt;</text:span><text:span text:style-name="T406">user</text:span><text:span text:style-name="T1200">),</text:span><text:line-break/><text:span text:style-name="T1054"> <text:s text:c="3"/></text:span><text:span text:style-name="T1359">'user_name' </text:span><text:span text:style-name="T577">=&gt; </text:span><text:span text:style-name="T289">$this</text:span><text:span text:style-name="T577">-&gt;</text:span><text:span text:style-name="T289">user</text:span><text:span text:style-name="T577">-&gt;</text:span><text:span text:style-name="T289">name</text:span><text:span text:style-name="T1054">,</text:span><text:line-break/><text:span text:style-name="T1054"> <text:s text:c="3"/></text:span><text:span text:style-name="T1359">'user_link' </text:span><text:span text:style-name="T577">=&gt; </text:span><text:span text:style-name="T289">$this</text:span><text:span text:style-name="T577">-&gt;</text:span><text:span text:style-name="T289">user</text:span><text:span text:style-name="T577">-&gt;</text:span><text:span text:style-name="T798">link</text:span><text:span text:style-name="T1054">(),</text:span></text:p>
      <text:p text:style-name="P334"/>
      <text:p text:style-name="P335">Ejecutamos y ahora ya funciona todo.</text:p>
      <text:p text:style-name="P335"/>
      <text:p text:style-name="P1249"><text:span text:style-name="T2916">Ahora vamos a verificar lo que devuelve el </text:span><text:span text:style-name="T2607">UserResource.php</text:span><text:span text:style-name="T2916">. Vamos a crear un </text:span><text:span text:style-name="T2607">test</text:span><text:span text:style-name="T2916"> dedicado duplicando el de </text:span><text:span text:style-name="T2607">CommentResource</text:span><text:span text:style-name="T2916"> y cambiando el nombre ya que será muy similar:</text:span></text:p>
      <text:p text:style-name="P1249"><text:span text:style-name="T229">/**</text:span><text:line-break/><text:span text:style-name="T225"> * </text:span><text:span text:style-name="T1911">@test</text:span><text:line-break/><text:span text:style-name="T1911"> </text:span><text:span text:style-name="T225">*/</text:span><text:line-break/><text:span text:style-name="T1741">public function </text:span><text:span text:style-name="T798">a_</text:span><text:span text:style-name="T898">user</text:span><text:span text:style-name="T798">_resources_must_have_the_necessary_fields</text:span><text:span text:style-name="T1054">()</text:span><text:line-break/><text:span text:style-name="T1054">{</text:span><text:line-break/><text:span text:style-name="T1054"> <text:s text:c="3"/></text:span><text:span text:style-name="T289">$</text:span><text:span text:style-name="T406">user</text:span><text:span text:style-name="T289"> </text:span><text:span text:style-name="T577">= </text:span><text:span text:style-name="T798">factory</text:span><text:span text:style-name="T1054">(</text:span><text:span text:style-name="T1630">User</text:span><text:span text:style-name="T577">::</text:span><text:span text:style-name="T1741">class</text:span><text:span text:style-name="T1054">)</text:span><text:span text:style-name="T577">-&gt;</text:span><text:span text:style-name="T798">create</text:span><text:span text:style-name="T1054">();</text:span><text:line-break/><text:span text:style-name="T1054"> <text:s text:c="3"/></text:span><text:span text:style-name="T289">$</text:span><text:span text:style-name="T406">userResource</text:span><text:span text:style-name="T289"> </text:span><text:span text:style-name="T577">= </text:span><text:span text:style-name="T1630">UserResource</text:span><text:span text:style-name="T577">::</text:span><text:span text:style-name="T1014">make</text:span><text:span text:style-name="T1054">(</text:span><text:span text:style-name="T289">$user</text:span><text:span text:style-name="T1054">)</text:span><text:span text:style-name="T577">-&gt;</text:span><text:span text:style-name="T798">resolve</text:span><text:span text:style-name="T1054">();</text:span><text:line-break/><text:line-break/><text:soft-page-break/><text:span text:style-name="T1054"> <text:s text:c="3"/></text:span><text:span text:style-name="T289">$this</text:span><text:span text:style-name="T577">-&gt;</text:span><text:span text:style-name="T798">assertEquals</text:span><text:span text:style-name="T1054">(</text:span><text:line-break/><text:span text:style-name="T1200"> <text:s text:c="7"/></text:span><text:span text:style-name="T406">$user</text:span><text:span text:style-name="T667">-&gt;</text:span><text:span text:style-name="T406">id</text:span><text:span text:style-name="T1200">,</text:span><text:line-break/><text:span text:style-name="T1054"> <text:s text:c="7"/></text:span><text:span text:style-name="T289">$</text:span><text:span text:style-name="T406">userResource</text:span><text:span text:style-name="T1054">[</text:span><text:span text:style-name="T1359">'id'</text:span><text:span text:style-name="T1054">]</text:span><text:line-break/><text:span text:style-name="T1054"> <text:s text:c="3"/>);</text:span><text:line-break/><text:span text:style-name="T1054"> <text:s text:c="3"/></text:span><text:span text:style-name="T289">$this</text:span><text:span text:style-name="T577">-&gt;</text:span><text:span text:style-name="T798">assertEquals</text:span><text:span text:style-name="T1054">(</text:span><text:line-break/><text:span text:style-name="T1200"> <text:s text:c="7"/></text:span><text:span text:style-name="T406">$user</text:span><text:span text:style-name="T667">-&gt;</text:span><text:span text:style-name="T406">name</text:span><text:span text:style-name="T1200">,</text:span><text:line-break/><text:span text:style-name="T1054"> <text:s text:c="7"/></text:span><text:span text:style-name="T289">$</text:span><text:span text:style-name="T406">userResource</text:span><text:span text:style-name="T1054">[</text:span><text:span text:style-name="T1359">'</text:span><text:span text:style-name="T1458">name</text:span><text:span text:style-name="T1359">'</text:span><text:span text:style-name="T1054">]</text:span><text:line-break/><text:span text:style-name="T1054"> <text:s text:c="3"/>);</text:span><text:line-break/><text:span text:style-name="T1054"> <text:s text:c="3"/></text:span><text:span text:style-name="T289">$this</text:span><text:span text:style-name="T577">-&gt;</text:span><text:span text:style-name="T798">assertEquals</text:span><text:span text:style-name="T1054">(</text:span><text:line-break/><text:span text:style-name="T1054"> <text:s text:c="7"/></text:span><text:span text:style-name="T289">$user</text:span><text:span text:style-name="T577">-&gt;</text:span><text:span text:style-name="T798">link</text:span><text:span text:style-name="T1054">(),</text:span><text:line-break/><text:span text:style-name="T1054"> <text:s text:c="7"/></text:span><text:span text:style-name="T289">$</text:span><text:span text:style-name="T406">userResource</text:span><text:span text:style-name="T1054">[</text:span><text:span text:style-name="T1359">'</text:span><text:span text:style-name="T1458">link</text:span><text:span text:style-name="T1359">'</text:span><text:span text:style-name="T1054">]</text:span><text:line-break/><text:span text:style-name="T1054"> <text:s text:c="3"/>);</text:span><text:line-break/><text:span text:style-name="T1054"> <text:s text:c="3"/></text:span><text:span text:style-name="T289">$this</text:span><text:span text:style-name="T577">-&gt;</text:span><text:span text:style-name="T798">assertEquals</text:span><text:span text:style-name="T1054">(</text:span><text:line-break/><text:span text:style-name="T1200"> <text:s text:c="7"/></text:span><text:span text:style-name="T406">$user</text:span><text:span text:style-name="T667">-&gt;</text:span><text:span text:style-name="T898">avatar</text:span><text:span text:style-name="T1200">(),</text:span><text:line-break/><text:span text:style-name="T1054"> <text:s text:c="7"/></text:span><text:span text:style-name="T289">$</text:span><text:span text:style-name="T406">userResource</text:span><text:span text:style-name="T1054">[</text:span><text:span text:style-name="T1359">'</text:span><text:span text:style-name="T1458">avatar</text:span><text:span text:style-name="T1359">'</text:span><text:span text:style-name="T1054">]</text:span><text:line-break/><text:span text:style-name="T1054"> <text:s text:c="3"/>);</text:span><text:line-break/><text:span text:style-name="T1054">}</text:span></text:p>
      <text:p text:style-name="P1250"><text:span text:style-name="T2916">Cambiamos los nombres, las clases, los recuros y quitamos los </text:span><text:span text:style-name="T3370">$user→user→lo_que_sea</text:span></text:p>
      <text:p text:style-name="P962"/>
      <text:p text:style-name="P1252"><text:span text:style-name="T3565">Ahora ejecutamos y nos dice que no encuentra el </text:span><text:span text:style-name="T2859">index</text:span><text:span text:style-name="T3565"> </text:span><text:span text:style-name="T2859">u</text:span><text:span text:style-name="T2858">ser</text:span><text:span text:style-name="T3101">. Vamos al </text:span><text:span text:style-name="T2859">UserResource</text:span><text:span text:style-name="T3101">:</text:span></text:p>
      <text:p text:style-name="P1251"><text:span text:style-name="T1755">public function </text:span><text:span text:style-name="T798">toArray</text:span><text:span text:style-name="T1054">(</text:span><text:span text:style-name="T289">$request</text:span><text:span text:style-name="T1054">)</text:span><text:line-break/><text:span text:style-name="T1054">{</text:span><text:line-break/><text:span text:style-name="T1200"> <text:s text:c="3"/></text:span><text:span text:style-name="T1837">return </text:span><text:span text:style-name="T1200">[</text:span><text:span text:style-name="T57"><text:line-break/></text:span><text:span text:style-name="T1200"> <text:s text:c="7"/></text:span><text:span text:style-name="T57"><text:line-break/></text:span><text:span text:style-name="T1200"> <text:s text:c="3"/>];</text:span><text:line-break/><text:span text:style-name="T1054">}</text:span></text:p>
      <text:p text:style-name="P1253"><text:span text:style-name="T2916">Retornamos un </text:span><text:span text:style-name="T2607">array</text:span></text:p>
      <text:p text:style-name="P336"/>
      <text:p text:style-name="P1253"><text:span text:style-name="T2916">Ejecutamos otra vez <text:s/>y nos dice que no hemos agregado el </text:span><text:span text:style-name="T2607">id</text:span><text:span text:style-name="T2916">. No estamos seguros de necesitarlo así que lo quitamos de </text:span><text:span text:style-name="T2607">UserResourceTest</text:span><text:span text:style-name="T2916">:</text:span></text:p>
      <text:p text:style-name="P1242"><text:span text:style-name="T302">$this</text:span><text:span text:style-name="T577">-&gt;</text:span><text:span text:style-name="T798">assertEquals</text:span><text:span text:style-name="T1054">(</text:span><text:line-break/><text:span text:style-name="T1054"> <text:s text:c="3"/></text:span><text:span text:style-name="T289">$user</text:span><text:span text:style-name="T577">-&gt;</text:span><text:span text:style-name="T289">id</text:span><text:span text:style-name="T1054">,</text:span><text:line-break/><text:span text:style-name="T1054"> <text:s text:c="3"/></text:span><text:span text:style-name="T289">$userResource</text:span><text:span text:style-name="T1054">[</text:span><text:span text:style-name="T1359">'id'</text:span><text:span text:style-name="T1054">]</text:span><text:line-break/><text:span text:style-name="T1054">);</text:span></text:p>
      <text:p text:style-name="P1243"/>
      <text:p text:style-name="P1253">Agregamos los campos que estamos pidiendo al <text:span text:style-name="T2607">UserResource.php</text:span><text:span text:style-name="T2916">:</text:span></text:p>
      <text:p text:style-name="P1253"><text:span text:style-name="T1755">return </text:span><text:span text:style-name="T1054">[</text:span><text:line-break/><text:span text:style-name="T1054"> <text:s text:c="3"/></text:span><text:span text:style-name="T1359">'name'</text:span><text:span text:style-name="T577">=&gt;</text:span><text:span text:style-name="T289">$this</text:span><text:span text:style-name="T577">-&gt;</text:span><text:span text:style-name="T289">name</text:span><text:span text:style-name="T1054">,</text:span><text:line-break/><text:span text:style-name="T1054"> <text:s text:c="3"/></text:span><text:span text:style-name="T1359">'link'</text:span><text:span text:style-name="T577">=&gt;</text:span><text:span text:style-name="T289">$this</text:span><text:span text:style-name="T577">-&gt;</text:span><text:span text:style-name="T798">link</text:span><text:span text:style-name="T1054">(),</text:span><text:line-break/><text:span text:style-name="T1054"> <text:s text:c="3"/></text:span><text:span text:style-name="T1359">'avatar'</text:span><text:span text:style-name="T577">=&gt;</text:span><text:span text:style-name="T289">$this</text:span><text:span text:style-name="T577">-&gt;</text:span><text:span text:style-name="T798">avatar</text:span><text:span text:style-name="T1054">()</text:span><text:line-break/><text:span text:style-name="T1054">];</text:span></text:p>
      <text:p text:style-name="P336"/>
      <text:p text:style-name="P1254"><text:span text:style-name="T2916">Ejecutamos y vemos que pasa. </text:span><text:span text:style-name="T3102">Todos los tests pasan. Ya estamos listos para hacer el cambio.</text:span></text:p>
      <text:p text:style-name="P337"/>
      <text:p text:style-name="P1255"><text:span text:style-name="T2916">Abrimos el </text:span><text:span text:style-name="T2607">StatusListItem</text:span><text:span text:style-name="T2916"> para hacer el cambio:</text:span><text:line-break/><text:span text:style-name="T2030"> <text:s text:c="15"/>&lt;</text:span><text:span text:style-name="T2293">img </text:span><text:span text:style-name="T1667">class</text:span><text:span text:style-name="T1359">="rounded-circle mr-3 shadow-sm" </text:span><text:span text:style-name="T1667">width</text:span><text:span text:style-name="T1359">="40px"</text:span><text:line-break/><text:span text:style-name="T1359"> <text:s text:c="20"/></text:span><text:span text:style-name="T1667">:src</text:span><text:span text:style-name="T1359">="</text:span><text:span text:style-name="T289">status</text:span><text:span text:style-name="T1054">.</text:span><text:span text:style-name="T289">user</text:span><text:span text:style-name="T1200">.</text:span><text:span text:style-name="T2030">avatar</text:span><text:span text:style-name="T1359">"</text:span><text:line-break/><text:span text:style-name="T1359"> <text:s text:c="19"/></text:span><text:span text:style-name="T1667">:alt</text:span><text:span text:style-name="T1359">="</text:span><text:span text:style-name="T289">status</text:span><text:span text:style-name="T1054">.</text:span><text:span text:style-name="T289">user</text:span><text:span text:style-name="T1200">.</text:span><text:span text:style-name="T289">name</text:span><text:span text:style-name="T1359">"</text:span><text:span text:style-name="T2030">&gt;</text:span><text:line-break/><text:span text:style-name="T2030"> <text:s text:c="15"/>&lt;</text:span><text:span text:style-name="T2293">div</text:span><text:span text:style-name="T2030">&gt;</text:span><text:line-break/><text:span text:style-name="T2030"> <text:s text:c="19"/>&lt;</text:span><text:span text:style-name="T2293">h5 </text:span><text:span text:style-name="T1667">class</text:span><text:span text:style-name="T1359">="mb-1"</text:span><text:span text:style-name="T2030">&gt;</text:span><text:line-break/><text:span text:style-name="T2030"> <text:s text:c="23"/>&lt;</text:span><text:span text:style-name="T2293">a </text:span><text:span text:style-name="T1667">:href</text:span><text:span text:style-name="T1359">="</text:span><text:span text:style-name="T289">status</text:span><text:span text:style-name="T1054">.</text:span><text:span text:style-name="T289">user</text:span><text:span text:style-name="T1200">.</text:span><text:span text:style-name="T289">link</text:span><text:span text:style-name="T1359">" </text:span><text:span text:style-name="T1667">v-text</text:span><text:span text:style-name="T1359">="</text:span><text:span text:style-name="T289">status</text:span><text:span text:style-name="T1054">.</text:span><text:span text:style-name="T289">user</text:span><text:span text:style-name="T1200">.</text:span><text:span text:style-name="T289">name</text:span><text:span text:style-name="T1359">"</text:span><text:span text:style-name="T2030">&gt;&lt;/</text:span><text:span text:style-name="T2293">a</text:span><text:span text:style-name="T2030">&gt;</text:span><text:line-break/><text:span text:style-name="T2030"> <text:s text:c="19"/>&lt;/</text:span><text:span text:style-name="T2293">h5</text:span><text:span text:style-name="T2030">&gt;</text:span><text:line-break/><text:span text:style-name="T2030"> <text:s text:c="19"/>&lt;</text:span><text:span text:style-name="T2293">div </text:span><text:span text:style-name="T1667">class</text:span><text:span text:style-name="T1359">="small text-muted" </text:span><text:span text:style-name="T1667">v-text</text:span><text:span text:style-name="T1359">="</text:span><text:span text:style-name="T289">status</text:span><text:span text:style-name="T1054">.</text:span><text:span text:style-name="T2030">ago</text:span><text:span text:style-name="T1359">"</text:span><text:span text:style-name="T2030">&gt;&lt;/</text:span><text:span text:style-name="T2293">div</text:span><text:span text:style-name="T2030">&gt;</text:span><text:line-break/><text:span text:style-name="T2030"><text:tab/><text:tab/>.</text:span></text:p>
      <text:p text:style-name="P563"><text:tab/><text:tab/>.</text:p>
      <text:p text:style-name="P1255"><text:span text:style-name="T2030"><text:tab/><text:tab/>.</text:span><text:line-break/><text:line-break/><text:span text:style-name="T2030"> <text:s text:c="7"/>&lt;</text:span><text:span text:style-name="T2293">div </text:span><text:span text:style-name="T1667">class</text:span><text:span text:style-name="T1359">="card-footer"</text:span><text:span text:style-name="T2030">&gt;</text:span><text:line-break/><text:line-break/><text:span text:style-name="T2030"> <text:s text:c="11"/>&lt;</text:span><text:span text:style-name="T2293">div </text:span><text:span text:style-name="T1667">v-for</text:span><text:span text:style-name="T1359">="</text:span><text:span text:style-name="T2195">comment </text:span><text:span text:style-name="T1741">in </text:span><text:span text:style-name="T289">status</text:span><text:span text:style-name="T1054">.</text:span><text:span text:style-name="T289">comments</text:span><text:span text:style-name="T1359">" </text:span><text:span text:style-name="T1667">class</text:span><text:span text:style-name="T1359">="mb-3"</text:span><text:span text:style-name="T2030">&gt;</text:span><text:line-break/><text:soft-page-break/><text:span text:style-name="T2030"> <text:s text:c="15"/>&lt;</text:span><text:span text:style-name="T2293">div </text:span><text:span text:style-name="T1667">class</text:span><text:span text:style-name="T1359">="d-flex"</text:span><text:span text:style-name="T2030">&gt;</text:span><text:line-break/><text:span text:style-name="T2030"> <text:s text:c="19"/>&lt;</text:span><text:span text:style-name="T2293">img </text:span><text:span text:style-name="T1667">class</text:span><text:span text:style-name="T1359">="rounded shadow-sm mr-2" </text:span><text:span text:style-name="T1667">height</text:span><text:span text:style-name="T1359">="34px" </text:span><text:span text:style-name="T1667">width</text:span><text:span text:style-name="T1359">="34px" </text:span><text:span text:style-name="T1667">:src</text:span><text:span text:style-name="T1359">="</text:span><text:span text:style-name="T2195">comment</text:span><text:span text:style-name="T1054">.</text:span><text:span text:style-name="T289">user</text:span><text:span text:style-name="T1054">.</text:span><text:span text:style-name="T2030">avatar</text:span><text:span text:style-name="T1359">"</text:span><text:line-break/><text:span text:style-name="T1359"> <text:s text:c="24"/></text:span><text:span text:style-name="T1667">:alt</text:span><text:span text:style-name="T1359">="</text:span><text:span text:style-name="T2195">comment</text:span><text:span text:style-name="T1054">.</text:span><text:span text:style-name="T289">user</text:span><text:span text:style-name="T1200">.</text:span><text:span text:style-name="T289">name</text:span><text:span text:style-name="T1359">"</text:span><text:span text:style-name="T2030">&gt;</text:span><text:line-break/><text:span text:style-name="T2030"> <text:s text:c="19"/>&lt;</text:span><text:span text:style-name="T2293">div </text:span><text:span text:style-name="T1667">class</text:span><text:span text:style-name="T1359">="flex-grow-1"</text:span><text:span text:style-name="T2030">&gt;</text:span><text:line-break/><text:span text:style-name="T2030"> <text:s text:c="23"/>&lt;</text:span><text:span text:style-name="T2293">div </text:span><text:span text:style-name="T1667">class</text:span><text:span text:style-name="T1359">="card border-0 shadow-sm"</text:span><text:span text:style-name="T2030">&gt;</text:span><text:line-break/><text:span text:style-name="T2030"> <text:s text:c="27"/>&lt;</text:span><text:span text:style-name="T2293">div </text:span><text:span text:style-name="T1667">class</text:span><text:span text:style-name="T1359">="card-body p-2 text-secondary"</text:span><text:span text:style-name="T2030">&gt;</text:span><text:line-break/><text:span text:style-name="T2030"> <text:s text:c="31"/>&lt;</text:span><text:span text:style-name="T2293">a </text:span><text:span text:style-name="T1667">:href</text:span><text:span text:style-name="T1359">="</text:span><text:span text:style-name="T2195">comment</text:span><text:span text:style-name="T1054">.</text:span><text:span text:style-name="T289">user</text:span><text:span text:style-name="T1200">.</text:span><text:span text:style-name="T289">link</text:span><text:span text:style-name="T1359">"</text:span><text:span text:style-name="T2030">&gt;&lt;</text:span><text:span text:style-name="T2293">strong</text:span><text:span text:style-name="T2030">&gt;{{</text:span><text:span text:style-name="T2195">comment</text:span><text:span text:style-name="T2030">.</text:span><text:span text:style-name="T289">user</text:span><text:span text:style-name="T2121">.</text:span><text:span text:style-name="T289">name</text:span><text:span text:style-name="T2030">}}&lt;/</text:span><text:span text:style-name="T2293">strong</text:span><text:span text:style-name="T2030">&gt;&lt;/</text:span><text:span text:style-name="T2293">a</text:span><text:span text:style-name="T2030">&gt;</text:span><text:line-break/><text:span text:style-name="T2030"> <text:s text:c="31"/>{{</text:span><text:span text:style-name="T2195">comment</text:span><text:span text:style-name="T2030">.</text:span><text:span text:style-name="T289">body</text:span><text:span text:style-name="T2030">}}</text:span><text:line-break/><text:span text:style-name="T2030"> <text:s text:c="27"/>&lt;/</text:span><text:span text:style-name="T2293">div</text:span><text:span text:style-name="T2030">&gt;</text:span><text:line-break/><text:span text:style-name="T2030"> <text:s text:c="23"/>&lt;/</text:span><text:span text:style-name="T2293">div</text:span><text:span text:style-name="T2030">&gt;</text:span></text:p>
      <text:p text:style-name="Standard"><text:span text:style-name="T3102">C</text:span><text:span text:style-name="T3103">ambiamos todos los </text:span><text:span text:style-name="T2466">comment</text:span><text:span text:style-name="T3103"> o </text:span><text:span text:style-name="T2466">status</text:span><text:span text:style-name="T3103">.</text:span><text:span text:style-name="T3377">user</text:span><text:span text:style-name="T3103">_</text:span><text:span text:style-name="T3566">lo-que-sea</text:span><text:span text:style-name="T3103"> por </text:span><text:span text:style-name="T2466">comment</text:span><text:span text:style-name="T3103">.</text:span><text:span text:style-name="T3377">user</text:span><text:span text:style-name="T3103">.l</text:span><text:span text:style-name="T3566">o-que-sea</text:span><text:span text:style-name="T3103"> o </text:span><text:span text:style-name="T2466">status</text:span><text:span text:style-name="T3103">.</text:span><text:span text:style-name="T3377">user</text:span><text:span text:style-name="T3103">.</text:span><text:span text:style-name="T3566">lo-que-sea </text:span><text:span text:style-name="T3567">porque ya podemos acceder directamente al usuario y luego a su propiedad debido al recurso que hemos creado.</text:span></text:p>
      <text:p text:style-name="Standard"/>
      <text:p text:style-name="P1256">Ejecutamos los tests y vemos que seguimos en verde. Podemos seguir haciendo cosas.</text:p>
      <text:p text:style-name="P1256">Ahora toca borrar esas propiedades tanto de <text:span text:style-name="T2607">StatusResource</text:span> como de <text:span text:style-name="T2607">CommentResource</text:span>:</text:p>
      <text:p text:style-name="P1256"><text:span text:style-name="T1741">return </text:span><text:span text:style-name="T1054">[</text:span><text:line-break/><text:span text:style-name="T1054"> <text:s text:c="3"/></text:span><text:span text:style-name="T1359">'id'</text:span><text:span text:style-name="T577">=&gt;</text:span><text:span text:style-name="T289">$this</text:span><text:span text:style-name="T577">-&gt;</text:span><text:span text:style-name="T289">id</text:span><text:span text:style-name="T1054">,</text:span><text:line-break/><text:span text:style-name="T1054"> <text:s text:c="3"/></text:span><text:span text:style-name="T1359">'body'</text:span><text:span text:style-name="T577">=&gt;</text:span><text:span text:style-name="T289">$this</text:span><text:span text:style-name="T577">-&gt;</text:span><text:span text:style-name="T289">body</text:span><text:span text:style-name="T1054">,</text:span><text:line-break/><text:span text:style-name="T1054"> <text:s text:c="3"/></text:span><text:span text:style-name="T1359">'user'</text:span><text:span text:style-name="T577">=&gt;</text:span><text:span text:style-name="T1597">UserResource</text:span><text:span text:style-name="T577">::</text:span><text:span text:style-name="T1014">make</text:span><text:span text:style-name="T1054">(</text:span><text:span text:style-name="T289">$this</text:span><text:span text:style-name="T577">-&gt;</text:span><text:span text:style-name="T289">user</text:span><text:span text:style-name="T1054">),</text:span><text:line-break/><text:span text:style-name="T2470"> <text:s text:c="3"/>'user_name'=&gt;$this-&gt;user-&gt;name,</text:span><text:span text:style-name="T2478"><text:line-break/></text:span><text:span text:style-name="T2470"> <text:s text:c="3"/>'user_avatar'=&gt;$this-&gt;user-&gt;avatar(),</text:span><text:span text:style-name="T2478"><text:line-break/></text:span><text:span text:style-name="T2470"> <text:s text:c="3"/>'user_link'=&gt;$this-&gt;user-&gt;link(),</text:span><text:line-break/><text:span text:style-name="T1054"> <text:s text:c="3"/></text:span><text:span text:style-name="T1359">'ago'</text:span><text:span text:style-name="T577">=&gt;</text:span><text:span text:style-name="T289">$this</text:span><text:span text:style-name="T577">-&gt;</text:span><text:span text:style-name="T289">created_at</text:span><text:span text:style-name="T577">-&gt;</text:span><text:span text:style-name="T798">diffForHumans</text:span><text:span text:style-name="T1054">(),</text:span><text:line-break/><text:span text:style-name="T1054"> <text:s text:c="3"/></text:span><text:span text:style-name="T1359">'is_liked'</text:span><text:span text:style-name="T577">=&gt;</text:span><text:span text:style-name="T289">$this</text:span><text:span text:style-name="T577">-&gt;</text:span><text:span text:style-name="T798">isLiked</text:span><text:span text:style-name="T1054">(),</text:span><text:line-break/><text:span text:style-name="T1054"> <text:s text:c="3"/></text:span><text:span text:style-name="T1359">'likes_count'</text:span><text:span text:style-name="T577">=&gt;</text:span><text:span text:style-name="T289">$this</text:span><text:span text:style-name="T577">-&gt;</text:span><text:span text:style-name="T798">likesCount</text:span><text:span text:style-name="T1054">(),</text:span><text:line-break/><text:span text:style-name="T1054"> <text:s text:c="3"/></text:span><text:span text:style-name="T1359">'comments'</text:span><text:span text:style-name="T577">=&gt;</text:span><text:span text:style-name="T1597">CommentResource</text:span><text:span text:style-name="T577">::</text:span><text:span text:style-name="T1014">collection</text:span><text:span text:style-name="T1054">(</text:span><text:span text:style-name="T289">$this</text:span><text:span text:style-name="T577">-&gt;</text:span><text:span text:style-name="T289">comments</text:span><text:span text:style-name="T1054">)</text:span><text:line-break/><text:span text:style-name="T1054">];</text:span></text:p>
      <text:p text:style-name="P1256"/>
      <text:p text:style-name="P1257">Y ahora en el <text:span text:style-name="T2607">StatusResourceTest </text:span><text:span text:style-name="T2916">podemos quitar sus </text:span><text:span text:style-name="T2607">tests</text:span><text:span text:style-name="T2916"> porque ya los incorpora el </text:span><text:span text:style-name="T2607">test</text:span><text:span text:style-name="T2916"> de su recurso:</text:span></text:p>
      <text:p text:style-name="P1257"><text:span text:style-name="T2916"><text:line-break/></text:span><text:span text:style-name="T572">$this</text:span><text:span text:style-name="T794">-&gt;</text:span><text:span text:style-name="T1046">assertEquals</text:span><text:span text:style-name="T1353">(</text:span><text:span text:style-name="T3420"><text:line-break/></text:span><text:span text:style-name="T1353"> <text:s text:c="3"/></text:span><text:span text:style-name="T572">$status</text:span><text:span text:style-name="T794">-&gt;</text:span><text:span text:style-name="T572">user</text:span><text:span text:style-name="T794">-&gt;</text:span><text:span text:style-name="T1046">avatar</text:span><text:span text:style-name="T1353">(),</text:span><text:span text:style-name="T3420"><text:line-break/></text:span><text:span text:style-name="T1353"> <text:s text:c="3"/></text:span><text:span text:style-name="T572">$statusResource</text:span><text:span text:style-name="T1353">[</text:span><text:span text:style-name="T1592">'user_avatar'</text:span><text:span text:style-name="T1353">]</text:span><text:span text:style-name="T3420"><text:line-break/></text:span><text:span text:style-name="T1353">);</text:span><text:span text:style-name="T3420"><text:line-break/></text:span><text:span text:style-name="T572">$this</text:span><text:span text:style-name="T794">-&gt;</text:span><text:span text:style-name="T1046">assertEquals</text:span><text:span text:style-name="T1353">(</text:span><text:span text:style-name="T3420"><text:line-break/></text:span><text:span text:style-name="T1353"> <text:s text:c="3"/></text:span><text:span text:style-name="T572">$status</text:span><text:span text:style-name="T794">-&gt;</text:span><text:span text:style-name="T572">user</text:span><text:span text:style-name="T794">-&gt;</text:span><text:span text:style-name="T1046">link</text:span><text:span text:style-name="T1353">(),</text:span><text:span text:style-name="T3420"><text:line-break/></text:span><text:span text:style-name="T1353"> <text:s text:c="3"/></text:span><text:span text:style-name="T572">$statusResource</text:span><text:span text:style-name="T1353">[</text:span><text:span text:style-name="T1592">'user_link'</text:span><text:span text:style-name="T1353">]</text:span><text:span text:style-name="T3420"><text:line-break/></text:span><text:span text:style-name="T1353">);</text:span><text:span text:style-name="T3420"><text:line-break/></text:span><text:span text:style-name="T572">$this</text:span><text:span text:style-name="T794">-&gt;</text:span><text:span text:style-name="T1046">assertEquals</text:span><text:span text:style-name="T1353">(</text:span><text:span text:style-name="T3420"><text:line-break/></text:span><text:span text:style-name="T1353"> <text:s text:c="3"/></text:span><text:span text:style-name="T1592">'https://aprendible.com/images/default-avatar.jpg'</text:span><text:span text:style-name="T1353">,</text:span><text:span text:style-name="T3420"><text:line-break/></text:span><text:span text:style-name="T1353"> <text:s text:c="3"/></text:span><text:span text:style-name="T572">$statusResource</text:span><text:span text:style-name="T1353">[</text:span><text:span text:style-name="T1592">'user_avatar'</text:span><text:span text:style-name="T1353">]</text:span><text:span text:style-name="T3420"><text:line-break/></text:span><text:span text:style-name="T1353">);</text:span></text:p>
      <text:p text:style-name="P1244"/>
      <text:p text:style-name="P1258">Hacemos lo mismo en el <text:span text:style-name="T2607">CommentResourceTest</text:span><text:span text:style-name="T2916">. </text:span><text:span text:style-name="T3104">Y con esto ya hemos reestructurado adecuadamente todo si al hacer los tests, no vemos ningún problema.</text:span></text:p>
      <text:p text:style-name="P338"/>
      <text:p text:style-name="Standard"><text:a xlink:type="simple" xlink:href="https://github.com/anasmez/social/commit/4aad264c6e57ca6916e01f6a5f8a415ab884eb94" text:style-name="Internet_20_link" text:visited-style-name="Visited_20_Internet_20_Link">Commit</text:a></text:p>
      <text:h text:style-name="P1405" text:outline-level="3">Vídeo 45</text:h>
      <text:p text:style-name="P1379"/>
      <text:p text:style-name="P1380"><text:span text:style-name="T3568">En este vídeo vamos a modificar y testear el registro que viene por defecto en </text:span><text:span text:style-name="T2861">Laravel</text:span><text:span text:style-name="T3568">. Empezamos por ir a la terminal para crear un </text:span><text:span text:style-name="T2860">test</text:span><text:span text:style-name="T3569">:<text:line-break/></text:span><text:span text:style-name="T3">art make:test RegistrationTest</text:span></text:p>
      <text:p text:style-name="P1382"><text:span text:style-name="T3570">Lo abrimos y lo modificamos:<text:line-break/></text:span><text:span text:style-name="T1837">use </text:span><text:span text:style-name="T191">RefreshDatabase</text:span><text:span text:style-name="T1200">;</text:span><text:span text:style-name="T3570"><text:line-break/></text:span><text:span text:style-name="T225">/** </text:span><text:span text:style-name="T1911">@test </text:span><text:span text:style-name="T225">*/</text:span><text:line-break/><text:span text:style-name="T1741">public function </text:span><text:span text:style-name="T898">users_can_register</text:span><text:span text:style-name="T1054">()</text:span><text:line-break/><text:span text:style-name="T3571">Lo usuarios pueden registrarse</text:span><text:line-break/><text:span text:style-name="T1054">{</text:span><text:line-break/><text:span text:style-name="T1200"> <text:s text:c="3"/></text:span><text:span text:style-name="T406">$userData</text:span><text:span text:style-name="T667">=</text:span><text:span text:style-name="T1200">[</text:span><text:span text:style-name="T57"><text:line-break/></text:span><text:span text:style-name="T3571">Guardamos los datos de registro en un array</text:span><text:span text:style-name="T57"><text:line-break/></text:span><text:span text:style-name="T1200"> <text:s text:c="5"/></text:span><text:span text:style-name="T1458">'name'</text:span><text:span text:style-name="T667">=&gt;</text:span><text:span text:style-name="T1458">'Anas'</text:span><text:span text:style-name="T1200">,<text:line-break/></text:span><text:span text:style-name="T3571">Guardamos el nombre</text:span></text:p>
      <text:p text:style-name="Text_20_body"><text:span text:style-name="T1200"><text:s text:c="6"/></text:span><text:span text:style-name="T1458">'email'</text:span><text:span text:style-name="T667">=&gt;</text:span><text:span text:style-name="T1458">'anas@email.com'</text:span><text:span text:style-name="T1200">,</text:span><text:span text:style-name="T57"><text:line-break/></text:span><text:span text:style-name="T3571">El email</text:span></text:p>
      <text:p text:style-name="Text_20_body"><text:span text:style-name="T1200"><text:s text:c="6"/></text:span><text:span text:style-name="T1458">'password'</text:span><text:span text:style-name="T667">=&gt;</text:span><text:span text:style-name="T1458">'secret'</text:span><text:span text:style-name="T1200">,</text:span><text:span text:style-name="T57"><text:line-break/></text:span><text:span text:style-name="T3571">La contraseña</text:span></text:p>
      <text:p text:style-name="Text_20_body"><text:span text:style-name="T1200"><text:s text:c="6"/></text:span><text:span text:style-name="T1458">'password_confirmation'</text:span><text:span text:style-name="T667">=&gt;</text:span><text:span text:style-name="T1458">'secret'</text:span><text:span text:style-name="T1200">,</text:span><text:span text:style-name="T57"><text:line-break/></text:span><text:span text:style-name="T3571">La confirmación</text:span></text:p>
      <text:p text:style-name="Text_20_body"><text:span text:style-name="T1200"><text:s text:c="4"/>];</text:span><text:span text:style-name="T57"><text:line-break/></text:span><text:span text:style-name="T1200"> <text:s text:c="3"/></text:span><text:span text:style-name="T406">$this</text:span><text:span text:style-name="T667">-&gt;</text:span><text:span text:style-name="T898">post</text:span><text:span text:style-name="T1200">(</text:span><text:span text:style-name="T898">route</text:span><text:span text:style-name="T1200">(</text:span><text:span text:style-name="T1458">'register'</text:span><text:span text:style-name="T1200">), </text:span><text:span text:style-name="T406">$userData</text:span><text:span text:style-name="T1200">);</text:span><text:span text:style-name="T57"><text:line-break/></text:span><text:span text:style-name="T3571">Enviamos ese array a nuestra ruta de registro que ya la tenemos</text:span></text:p>
      <text:p text:style-name="Text_20_body"><text:span text:style-name="T1200"><text:s text:c="4"/></text:span><text:span text:style-name="T406">$this</text:span><text:span text:style-name="T667">-&gt;</text:span><text:span text:style-name="T898">assertDatabaseHas</text:span><text:span text:style-name="T1200">(</text:span><text:span text:style-name="T1458">'user'</text:span><text:span text:style-name="T1200">,[</text:span><text:span text:style-name="T57"><text:line-break/></text:span><text:span text:style-name="T3571">Comprobamos que existe la tabla user en la BBDD</text:span></text:p>
      <text:p text:style-name="Text_20_body"><text:span text:style-name="T1200"><text:s text:c="7"/></text:span><text:span text:style-name="T1458">'name'</text:span><text:span text:style-name="T667">=&gt;</text:span><text:span text:style-name="T1458">'Anas'</text:span><text:span text:style-name="T1200">,</text:span><text:span text:style-name="T57"><text:line-break/></text:span><text:span text:style-name="T3571">Con nuestro nombre</text:span></text:p>
      <text:p text:style-name="Text_20_body"><text:span text:style-name="T1200"><text:s text:c="7"/></text:span><text:span text:style-name="T1458">'email'</text:span><text:span text:style-name="T667">=&gt;</text:span><text:span text:style-name="T1458">'anas@email.com'</text:span><text:span text:style-name="T1200">,</text:span><text:span text:style-name="T57"><text:line-break/></text:span><text:span text:style-name="T3571">Y nuestro email</text:span></text:p>
      <text:p text:style-name="P1381"><text:span text:style-name="T1200"><text:s text:c="4"/>]);</text:span><text:line-break/><text:span text:style-name="T1054">}</text:span></text:p>
      <text:p text:style-name="P1259"/>
      <text:p text:style-name="P1260">Ejecutamos y no encuentra la tabla. Eso es porque nos hemos equivocado. Es la tabla <text:span text:style-name="T2607">users</text:span><text:span text:style-name="T2916">:</text:span></text:p>
      <text:p text:style-name="P1260"><text:span text:style-name="T302">$this</text:span><text:span text:style-name="T577">-&gt;</text:span><text:span text:style-name="T798">assertDatabaseHas</text:span><text:span text:style-name="T1054">(</text:span><text:span text:style-name="T1359">'</text:span><text:span text:style-name="T1458">users</text:span><text:span text:style-name="T1359">'</text:span><text:span text:style-name="T1054">,[</text:span><text:line-break/><text:span text:style-name="T1054"> <text:s text:c="2"/></text:span><text:span text:style-name="T1359">'name'</text:span><text:span text:style-name="T577">=&gt;</text:span><text:span text:style-name="T1359">'Anas'</text:span><text:span text:style-name="T1054">,</text:span><text:line-break/><text:span text:style-name="T1054"> <text:s text:c="2"/></text:span><text:span text:style-name="T1359">'email'</text:span><text:span text:style-name="T577">=&gt;</text:span><text:span text:style-name="T1359">'anas@email.com'</text:span><text:span text:style-name="T1054">,</text:span><text:line-break/><text:span text:style-name="T1054">]);</text:span></text:p>
      <text:p text:style-name="P339"/>
      <text:p text:style-name="P1260"><text:span text:style-name="T2916">Ejecutamos otra vez y vemos que pasa. El test pasa porque en el archivo </text:span><text:span text:style-name="T2607">web.php</text:span><text:span text:style-name="T2916"> añadimos lo siguiente:</text:span></text:p>
      <text:p text:style-name="P1260"><text:span text:style-name="T1602">Route</text:span><text:span text:style-name="T577">::</text:span><text:span text:style-name="T1014">auth</text:span><text:span text:style-name="T1054">();</text:span></text:p>
      <text:p text:style-name="P1261"><text:soft-page-break/><text:span text:style-name="T2916">Es la ruta que incluye todo el manejo de registro y </text:span><text:span text:style-name="T2607">login</text:span><text:span text:style-name="T2916"> de </text:span><text:span text:style-name="T2607">Laravel</text:span><text:span text:style-name="T2916"> y por eso podemos hacer el registro sin problemas.</text:span></text:p>
      <text:p text:style-name="P340"/>
      <text:p text:style-name="P341">Comprobamos que nos redirecciona:</text:p>
      <text:p text:style-name="P1262"><text:span text:style-name="T2016"><text:s text:c="4"/></text:span><text:span text:style-name="T1359">'password' </text:span><text:span text:style-name="T577">=&gt; </text:span><text:span text:style-name="T1359">'secret'</text:span><text:span text:style-name="T1054">,</text:span><text:line-break/><text:span text:style-name="T1054"> <text:s text:c="3"/></text:span><text:span text:style-name="T1359">'password_confirmation' </text:span><text:span text:style-name="T577">=&gt; </text:span><text:span text:style-name="T1359">'secret'</text:span><text:span text:style-name="T1054">,</text:span><text:line-break/><text:span text:style-name="T1054">];</text:span><text:line-break/><text:line-break/><text:span text:style-name="T406">$response </text:span><text:span text:style-name="T667">= </text:span><text:span text:style-name="T289">$this</text:span><text:span text:style-name="T577">-&gt;</text:span><text:span text:style-name="T798">post</text:span><text:span text:style-name="T1054">(</text:span><text:span text:style-name="T798">route</text:span><text:span text:style-name="T1054">(</text:span><text:span text:style-name="T1359">'register'</text:span><text:span text:style-name="T1054">), </text:span><text:span text:style-name="T289">$userData</text:span><text:span text:style-name="T1054">);</text:span><text:line-break/>Guardamos el <text:span text:style-name="T2607">post</text:span> en un variable<text:line-break/><text:span text:style-name="T406">$response</text:span><text:span text:style-name="T667">-&gt;</text:span><text:span text:style-name="T898">assertRedirect</text:span><text:span text:style-name="T1200">(</text:span><text:span text:style-name="T1458">'/'</text:span><text:span text:style-name="T1200">);</text:span><text:line-break/>Vemos que ese <text:span text:style-name="T2607">post</text:span> nos redirecciona luego a la raíz<text:line-break/><text:span text:style-name="T289">$this</text:span><text:span text:style-name="T577">-&gt;</text:span><text:span text:style-name="T798">assertDatabaseHas</text:span><text:span text:style-name="T1054">(</text:span><text:span text:style-name="T1359">'users'</text:span><text:span text:style-name="T1054">, [</text:span></text:p>
      <text:p text:style-name="P341"/>
      <text:p text:style-name="P1263"><text:span text:style-name="T2916">Ejecutamos el test y vemos que falla porque nos redirige al </text:span><text:span text:style-name="T2607">home</text:span><text:span text:style-name="T2916"> en vez de a la raíz. Vamos al </text:span><text:span text:style-name="T2607">RegisterController.php</text:span><text:span text:style-name="T2916">:</text:span></text:p>
      <text:p text:style-name="P1263"><text:span text:style-name="T1755">protected </text:span><text:span text:style-name="T289">$redirectTo </text:span><text:span text:style-name="T577">= </text:span><text:span text:style-name="T1359">'/</text:span><text:span text:style-name="T1587">home</text:span><text:span text:style-name="T1359">'</text:span><text:span text:style-name="T1054">;</text:span></text:p>
      <text:p text:style-name="P342">Esto es lo que controla la redirección. La cambiamos por ‘/’ y ya estaría.</text:p>
      <text:p text:style-name="P342"/>
      <text:p text:style-name="P1264"><text:span text:style-name="T2916">Vamos a seguir modificando el </text:span><text:span text:style-name="T2607">test</text:span><text:span text:style-name="T2916"> del registro:</text:span></text:p>
      <text:p text:style-name="P1264"><text:span text:style-name="T302">$userData </text:span><text:span text:style-name="T577">= </text:span><text:span text:style-name="T1054">[</text:span><text:line-break/><text:span text:style-name="T1054"> <text:s text:c="3"/></text:span><text:span text:style-name="T1359">'name' </text:span><text:span text:style-name="T577">=&gt; </text:span><text:span text:style-name="T1359">'</text:span><text:span text:style-name="T1458">AnasMeziani</text:span><text:span text:style-name="T1359">'</text:span><text:span text:style-name="T1054">,</text:span><text:line-break/>Lo cambiamos porque va a ser único</text:p>
      <text:p text:style-name="Standard"><text:span text:style-name="T1309"><text:s text:c="4"/></text:span><text:span text:style-name="T1552">'first_name' </text:span><text:span text:style-name="T761">=&gt; </text:span><text:span text:style-name="T1552">'Anas'</text:span><text:span text:style-name="T1309">,</text:span><text:span text:style-name="T134"><text:line-break/></text:span><text:span text:style-name="T3572">Añadimos nombre</text:span></text:p>
      <text:p text:style-name="Standard"><text:span text:style-name="T1309"><text:s text:c="4"/></text:span><text:span text:style-name="T1552">'last_name' </text:span><text:span text:style-name="T761">=&gt; </text:span><text:span text:style-name="T1552">'Meziani'</text:span><text:span text:style-name="T1309">,</text:span><text:span text:style-name="T3572"><text:line-break/>Y el usuario</text:span></text:p>
      <text:p text:style-name="P1264"><text:span text:style-name="T1054"><text:s text:c="4"/></text:span><text:span text:style-name="T1359">'email' </text:span><text:span text:style-name="T577">=&gt; </text:span><text:span text:style-name="T1359">'anas@email.com'</text:span><text:span text:style-name="T1054">,</text:span><text:line-break/><text:span text:style-name="T1054"> <text:s text:c="3"/></text:span><text:span text:style-name="T1359">'password' </text:span><text:span text:style-name="T577">=&gt; </text:span><text:span text:style-name="T1359">'secret'</text:span><text:span text:style-name="T1054">,</text:span><text:line-break/><text:span text:style-name="T1054"> <text:s text:c="3"/></text:span><text:span text:style-name="T1359">'password_confirmation' </text:span><text:span text:style-name="T577">=&gt; </text:span><text:span text:style-name="T1359">'secret'</text:span><text:span text:style-name="T1054">,</text:span><text:line-break/><text:span text:style-name="T1054">];</text:span></text:p>
      <text:p text:style-name="P343"/>
      <text:p text:style-name="P1265"><text:span text:style-name="T2916">Añadimos esos campos a la comprobación de la </text:span><text:span text:style-name="T2607">BBDD</text:span><text:span text:style-name="T2916"> también:</text:span></text:p>
      <text:p text:style-name="P1265"><text:span text:style-name="T302">$this</text:span><text:span text:style-name="T577">-&gt;</text:span><text:span text:style-name="T798">assertDatabaseHas</text:span><text:span text:style-name="T1054">(</text:span><text:span text:style-name="T1359">'users'</text:span><text:span text:style-name="T1054">, [</text:span><text:line-break/><text:span text:style-name="T1054"> <text:s text:c="3"/></text:span><text:span text:style-name="T1359">'name' </text:span><text:span text:style-name="T577">=&gt; </text:span><text:span text:style-name="T1359">'</text:span><text:span text:style-name="T1458">AnasMeziani</text:span><text:span text:style-name="T1359">'</text:span><text:span text:style-name="T1054">,</text:span><text:line-break/><text:span text:style-name="T1200"> <text:s text:c="3"/></text:span><text:span text:style-name="T1458">'first_name' </text:span><text:span text:style-name="T667">=&gt; </text:span><text:span text:style-name="T1458">'Anas'</text:span><text:span text:style-name="T1200">,</text:span><text:span text:style-name="T57"><text:line-break/></text:span><text:span text:style-name="T1200"> <text:s text:c="3"/></text:span><text:span text:style-name="T1458">'last_name' </text:span><text:span text:style-name="T667">=&gt; </text:span><text:span text:style-name="T1458">'Meziani'</text:span><text:span text:style-name="T1200">,</text:span><text:line-break/><text:span text:style-name="T1054"> <text:s text:c="3"/></text:span><text:span text:style-name="T1359">'email' </text:span><text:span text:style-name="T577">=&gt; </text:span><text:span text:style-name="T1359">'anas@email.com'</text:span><text:span text:style-name="T1054">,</text:span><text:line-break/><text:span text:style-name="T1054">]);</text:span></text:p>
      <text:p text:style-name="P344"/>
      <text:p text:style-name="P1265"><text:span text:style-name="T2916">Ejecutamos y vemos que falla porque no la encuentra obviamente </text:span><text:span text:style-name="T3105">porque faltan los campos de </text:span><text:span text:style-name="T2862">first_name</text:span><text:span text:style-name="T3105"> y </text:span><text:span text:style-name="T2862">last_name</text:span><text:span text:style-name="T3105">.</text:span></text:p>
      <text:p text:style-name="P1266"><text:span text:style-name="T3105">V</text:span><text:span text:style-name="T2916">amos a añadirlos en el </text:span><text:span text:style-name="T2607">RegisterController</text:span><text:span text:style-name="T2916">:</text:span></text:p>
      <text:p text:style-name="P1267"><text:span text:style-name="T1741">protected function </text:span><text:span text:style-name="T798">validator</text:span><text:span text:style-name="T1054">(</text:span><text:span text:style-name="T1741">array </text:span><text:span text:style-name="T289">$data</text:span><text:span text:style-name="T1054">)</text:span><text:line-break/><text:span text:style-name="T1054">{</text:span><text:line-break/><text:span text:style-name="T1054"> <text:s text:c="3"/></text:span><text:span text:style-name="T1741">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7"/></text:span><text:span text:style-name="T1359">'name' </text:span><text:span text:style-name="T577">=&gt; </text:span><text:span text:style-name="T1359">'required|string|max:255'</text:span><text:span text:style-name="T1054">,</text:span><text:line-break/><text:span text:style-name="T1200"> <text:s text:c="7"/></text:span><text:span text:style-name="T1458">'first_name' </text:span><text:span text:style-name="T667">=&gt; </text:span><text:span text:style-name="T1458">'required|string|max:255'</text:span><text:span text:style-name="T1200">,</text:span><text:span text:style-name="T57"><text:line-break/></text:span><text:span text:style-name="T1200"> <text:s text:c="7"/></text:span><text:span text:style-name="T1458">'last_name' </text:span><text:span text:style-name="T667">=&gt; </text:span><text:span text:style-name="T1458">'required|string|max:255'</text:span><text:span text:style-name="T1200">,</text:span><text:line-break/><text:span text:style-name="T3574">No nos vamos a preocupar ahora por la validación</text:span></text:p>
      <text:p text:style-name="P1267"><text:span text:style-name="T1054"><text:s text:c="8"/></text:span><text:span text:style-name="T1359">'email' </text:span><text:span text:style-name="T577">=&gt; </text:span><text:span text:style-name="T1359">'required|string|email|max:255|unique:users'</text:span><text:span text:style-name="T1054">,</text:span><text:line-break/><text:span text:style-name="T1054"> <text:s text:c="7"/></text:span><text:span text:style-name="T1359">'password' </text:span><text:span text:style-name="T577">=&gt; </text:span><text:span text:style-name="T1359">'required|string|min:6|confirmed'</text:span><text:span text:style-name="T1054">,</text:span><text:line-break/><text:span text:style-name="T1054"> <text:s text:c="3"/>]);</text:span><text:line-break/><text:span text:style-name="T1054">}</text:span><text:line-break/><text:line-break/><text:span text:style-name="T225">/**</text:span><text:line-break/><text:span text:style-name="T225"> * Create a new user instance after a valid registration.</text:span><text:line-break/><text:soft-page-break/><text:span text:style-name="T225"> *</text:span><text:line-break/><text:span text:style-name="T225"> * </text:span><text:span text:style-name="T1911">@param <text:s/></text:span><text:span text:style-name="T206">array <text:s/></text:span><text:span text:style-name="T225">$data</text:span><text:line-break/><text:span text:style-name="T225"> * </text:span><text:span text:style-name="T1911">@return </text:span><text:span text:style-name="T206">\App\User</text:span><text:line-break/><text:span text:style-name="T206"> </text:span><text:span text:style-name="T225">*/</text:span><text:line-break/><text:span text:style-name="T1741">protected function </text:span><text:span text:style-name="T798">create</text:span><text:span text:style-name="T1054">(</text:span><text:span text:style-name="T1741">array </text:span><text:span text:style-name="T289">$data</text:span><text:span text:style-name="T1054">)</text:span><text:line-break/><text:span text:style-name="T1054">{</text:span><text:line-break/><text:span text:style-name="T1054"> <text:s text:c="3"/></text:span><text:span text:style-name="T1741">return </text:span><text:span text:style-name="T1597">User</text:span><text:span text:style-name="T577">::</text:span><text:span text:style-name="T1014">create</text:span><text:span text:style-name="T1054">([</text:span><text:line-break/><text:span text:style-name="T1054"> <text:s text:c="7"/></text:span><text:span text:style-name="T1359">'name' </text:span><text:span text:style-name="T577">=&gt; </text:span><text:span text:style-name="T289">$data</text:span><text:span text:style-name="T1054">[</text:span><text:span text:style-name="T1359">'name'</text:span><text:span text:style-name="T1054">],</text:span><text:line-break/><text:span text:style-name="T1200"> <text:s text:c="7"/></text:span><text:span text:style-name="T1458">'first_name' </text:span><text:span text:style-name="T667">=&gt; </text:span><text:span text:style-name="T406">$data</text:span><text:span text:style-name="T1200">[</text:span><text:span text:style-name="T1458">'first_name'</text:span><text:span text:style-name="T1200">],</text:span><text:span text:style-name="T57"><text:line-break/></text:span><text:span text:style-name="T1200"> <text:s text:c="7"/></text:span><text:span text:style-name="T1458">'last_name' </text:span><text:span text:style-name="T667">=&gt; </text:span><text:span text:style-name="T406">$data</text:span><text:span text:style-name="T1200">[</text:span><text:span text:style-name="T1458">'last_name'</text:span><text:span text:style-name="T1200">],</text:span><text:line-break/><text:span text:style-name="T3574">Los agregamos en la creación del </text:span><text:span text:style-name="T2863">User</text:span><text:span text:style-name="T3574"> también</text:span></text:p>
      <text:p text:style-name="P1269"><text:span text:style-name="T1192"><text:s text:c="8"/></text:span><text:span text:style-name="T1447">'email' </text:span><text:span text:style-name="T660">=&gt; </text:span><text:span text:style-name="T400">$data</text:span><text:span text:style-name="T1192">[</text:span><text:span text:style-name="T1447">'email'</text:span><text:span text:style-name="T1192">],</text:span><text:span text:style-name="T3573"><text:line-break/></text:span><text:span text:style-name="T1192"> <text:s text:c="7"/></text:span><text:span text:style-name="T1447">'password' </text:span><text:span text:style-name="T660">=&gt; </text:span><text:span text:style-name="T1629">Hash</text:span><text:span text:style-name="T660">::</text:span><text:span text:style-name="T1020">make</text:span><text:span text:style-name="T1192">(</text:span><text:span text:style-name="T400">$data</text:span><text:span text:style-name="T1192">[</text:span><text:span text:style-name="T1447">'password'</text:span><text:span text:style-name="T1192">]),</text:span><text:span text:style-name="T3573"><text:line-break/></text:span><text:span text:style-name="T1192"> <text:s text:c="3"/>]);</text:span><text:span text:style-name="T3573"><text:line-break/></text:span><text:span text:style-name="T1192">}</text:span></text:p>
      <text:p text:style-name="P428"/>
      <text:p text:style-name="P1268">Ejecutamos y vemos que sigue fallando. <text:span text:style-name="T3575">En este caso es porque tenemos que desactivar nuestra asignación masiva en el modelo </text:span><text:span text:style-name="T2864">User</text:span><text:span text:style-name="T3575">:</text:span></text:p>
      <text:p text:style-name="P1268"><text:span text:style-name="T2007"><text:s/></text:span><text:span text:style-name="T225">* The attributes that are mass assignable.</text:span><text:line-break/><text:span text:style-name="T225"> *</text:span><text:line-break/><text:span text:style-name="T225"> * </text:span><text:span text:style-name="T1911">@var </text:span><text:span text:style-name="T206">array</text:span><text:line-break/><text:span text:style-name="T206"> </text:span><text:span text:style-name="T225">*/</text:span><text:line-break/><text:span text:style-name="T1837">protected </text:span><text:span text:style-name="T406">$guarded </text:span><text:span text:style-name="T667">= </text:span><text:span text:style-name="T1200">[];</text:span><text:line-break/></text:p>
      <text:p text:style-name="P1270">Ejecutamos otra vez y nos da un error <text:span text:style-name="T2607">500</text:span> que no corresponde a una redirección<text:span text:style-name="T2916">. No nos da mucha información. Vamos a desactivar el manejo de excepciones:</text:span></text:p>
      <text:p text:style-name="P1270"><text:span text:style-name="T1755">public function </text:span><text:span text:style-name="T798">users_can_register</text:span><text:span text:style-name="T1054">()</text:span><text:line-break/><text:span text:style-name="T1054">{</text:span><text:line-break/><text:span text:style-name="T1200"> <text:s text:c="3"/></text:span><text:span text:style-name="T406">$this</text:span><text:span text:style-name="T667">-&gt;</text:span><text:span text:style-name="T898">withoutExceptionHandling</text:span><text:span text:style-name="T1200">();</text:span><text:line-break/><text:span text:style-name="T1054"> <text:s text:c="3"/></text:span><text:span text:style-name="T289">$userData </text:span><text:span text:style-name="T577">= </text:span><text:span text:style-name="T1054">[</text:span></text:p>
      <text:p text:style-name="P345"/>
      <text:p text:style-name="P1271"><text:span text:style-name="T2916">Ejecutamos y ahora sí que da información importante. No tenemos la columna “</text:span><text:span text:style-name="T2607">first_name</text:span><text:span text:style-name="T2916">”. Luego nos pedirá el “</text:span><text:span text:style-name="T2607">last_name</text:span><text:span text:style-name="T2916">” también. Vamos a añadirlos en la migración </text:span><text:span text:style-name="T2607">create_users_table.php</text:span><text:span text:style-name="T2916">:</text:span></text:p>
      <text:p text:style-name="P1271"><text:span text:style-name="T1602">Schema</text:span><text:span text:style-name="T577">::</text:span><text:span text:style-name="T1014">create</text:span><text:span text:style-name="T1054">(</text:span><text:span text:style-name="T1359">'users'</text:span><text:span text:style-name="T1054">, </text:span><text:span text:style-name="T1741">function </text:span><text:span text:style-name="T1054">(</text:span><text:span text:style-name="T173">Blueprint </text:span><text:span text:style-name="T289">$table</text:span><text:span text:style-name="T1054">) {</text:span><text:line-break/><text:span text:style-name="T1054"> <text:s text:c="3"/></text:span><text:span text:style-name="T289">$table</text:span><text:span text:style-name="T577">-&gt;</text:span><text:span text:style-name="T798">increments</text:span><text:span text:style-name="T1054">(</text:span><text:span text:style-name="T1359">'id'</text:span><text:span text:style-name="T1054">);</text:span><text:line-break/><text:span text:style-name="T1054"> <text:s text:c="3"/></text:span><text:span text:style-name="T289">$table</text:span><text:span text:style-name="T577">-&gt;</text:span><text:span text:style-name="T798">string</text:span><text:span text:style-name="T1054">(</text:span><text:span text:style-name="T1359">'name'</text:span><text:span text:style-name="T1054">);</text:span><text:line-break/><text:span text:style-name="T1200"> <text:s text:c="3"/></text:span><text:span text:style-name="T406">$table</text:span><text:span text:style-name="T667">-&gt;</text:span><text:span text:style-name="T898">string</text:span><text:span text:style-name="T1200">(</text:span><text:span text:style-name="T1458">'first_name'</text:span><text:span text:style-name="T1200">);</text:span><text:span text:style-name="T57"><text:line-break/></text:span><text:span text:style-name="T1200"> <text:s text:c="3"/></text:span><text:span text:style-name="T406">$table</text:span><text:span text:style-name="T667">-&gt;</text:span><text:span text:style-name="T898">string</text:span><text:span text:style-name="T1200">(</text:span><text:span text:style-name="T1458">'last_name'</text:span><text:span text:style-name="T1200">);</text:span><text:line-break/><text:span text:style-name="T1054"> <text:s text:c="3"/></text:span><text:span text:style-name="T289">$table</text:span><text:span text:style-name="T577">-&gt;</text:span><text:span text:style-name="T798">string</text:span><text:span text:style-name="T1054">(</text:span><text:span text:style-name="T1359">'email'</text:span><text:span text:style-name="T1054">)</text:span><text:span text:style-name="T577">-&gt;</text:span><text:span text:style-name="T1359">unique</text:span><text:span text:style-name="T1054">();</text:span><text:line-break/><text:span text:style-name="T1054"> <text:s text:c="3"/></text:span><text:span text:style-name="T289">$table</text:span><text:span text:style-name="T577">-&gt;</text:span><text:span text:style-name="T798">string</text:span><text:span text:style-name="T1054">(</text:span><text:span text:style-name="T1359">'password'</text:span><text:span text:style-name="T1054">);</text:span><text:line-break/><text:span text:style-name="T1054"> <text:s text:c="3"/></text:span><text:span text:style-name="T289">$table</text:span><text:span text:style-name="T577">-&gt;</text:span><text:span text:style-name="T798">rememberToken</text:span><text:span text:style-name="T1054">();</text:span><text:line-break/><text:span text:style-name="T1054"> <text:s text:c="3"/></text:span><text:span text:style-name="T289">$table</text:span><text:span text:style-name="T577">-&gt;</text:span><text:span text:style-name="T798">timestamps</text:span><text:span text:style-name="T1054">();</text:span><text:line-break/><text:span text:style-name="T1054">});</text:span></text:p>
      <text:p text:style-name="P346"/>
      <text:p text:style-name="P347">Ejecutamos y vemos que pasa. Ya podemos quitar el manejo de excepciones.</text:p>
      <text:p text:style-name="P346"/>
      <text:p text:style-name="P1272"><text:span text:style-name="T2916">Si quitamos la encriptación de la contraseña en el </text:span><text:span text:style-name="T2607">RegisterController.php</text:span><text:span text:style-name="T2916">, veremos que el </text:span><text:span text:style-name="T2607">test</text:span><text:span text:style-name="T2916"> pasa igual. No tenemos ningún mecanismo para prevenir esto. Vamos a remediarlo en el </text:span><text:span text:style-name="T2607">RegistrationTest</text:span><text:span text:style-name="T2916">:</text:span></text:p>
      <text:p text:style-name="Standard"><text:span text:style-name="T427">$this</text:span><text:span text:style-name="T762">-&gt;</text:span><text:span text:style-name="T990">assertTrue</text:span><text:span text:style-name="T1310">(</text:span><text:span text:style-name="T135"><text:line-break/></text:span><text:span text:style-name="T3576">Vamos a comprobar que devuelve verdadero</text:span></text:p>
      <text:p text:style-name="P1276"><text:span text:style-name="T1310"><text:s text:c="4"/></text:span><text:span text:style-name="T1661">Hash</text:span><text:span text:style-name="T762">::</text:span><text:span text:style-name="T1029">check</text:span><text:span text:style-name="T1310">(</text:span><text:span text:style-name="T1553">'secret'</text:span><text:span text:style-name="T1310">, </text:span><text:span text:style-name="T1661">User</text:span><text:span text:style-name="T762">::</text:span><text:span text:style-name="T1029">first</text:span><text:span text:style-name="T1310">()</text:span><text:span text:style-name="T762">-&gt;</text:span><text:span text:style-name="T498">password</text:span><text:span text:style-name="T1310">), </text:span><text:span text:style-name="T1458">'The password needs to be hashed'</text:span><text:span text:style-name="T1312">)</text:span><text:span text:style-name="T135"><text:line-break/></text:span><text:span text:style-name="T3577">Vamos a comprobar que la contraseña del primer usuario, el único que tenemos, coincide con la contraseña </text:span><text:span text:style-name="T2865">secret </text:span><text:span text:style-name="T3106">encriptada (contraseña que pusimos antes)</text:span></text:p>
      <text:p text:style-name="P453">);</text:p>
      <text:p text:style-name="P1273"><text:span text:style-name="T2916">Si falla, lanzará ese mensaje. Podemos hacer que falle quitando el </text:span><text:span text:style-name="T2607">Hash</text:span><text:span text:style-name="T2916"> que hace el </text:span><text:span text:style-name="T2607">RegisterController</text:span><text:span text:style-name="T2916">.</text:span></text:p>
      <text:p text:style-name="P348"/>
      <text:p text:style-name="P1274"><text:soft-page-break/><text:span text:style-name="T2916">Si ejecutamos los tests, vemos que todos fallan porque first y last_name no puede ser null y en todos los archivos que hemos tocado, no hemos incluido estos campos. Para solucionarlo, debemos ir al </text:span><text:span text:style-name="T2607">UserFactory.php </text:span><text:span text:style-name="T2916">y agregarlos:</text:span></text:p>
      <text:p text:style-name="Standard"><text:span text:style-name="T1790">return </text:span><text:span text:style-name="T1193">[</text:span><text:span text:style-name="T3578"><text:line-break/></text:span><text:span text:style-name="T1193"> <text:s text:c="3"/></text:span><text:span text:style-name="T1448">'name' </text:span><text:span text:style-name="T661">=&gt; </text:span><text:span text:style-name="T401">$faker</text:span><text:span text:style-name="T661">-&gt;</text:span><text:span text:style-name="T1554">userName</text:span><text:span text:style-name="T1193">,</text:span><text:span text:style-name="T3578"><text:line-break/>Cambiamos el nombre por el nombre de usuario</text:span></text:p>
      <text:p text:style-name="Standard"><text:span text:style-name="T1311"><text:s text:c="4"/></text:span><text:span text:style-name="T1554">'first_name' </text:span><text:span text:style-name="T763">=&gt; </text:span><text:span text:style-name="T499">$faker</text:span><text:span text:style-name="T763">-&gt;</text:span><text:span text:style-name="T1554">firstName</text:span><text:span text:style-name="T1311">,</text:span><text:span text:style-name="T136"><text:line-break/></text:span><text:span text:style-name="T3579">El nombre nos lo devuelve </text:span><text:span text:style-name="T2866">firstName</text:span></text:p>
      <text:p text:style-name="P1275"><text:span text:style-name="T1200"><text:s text:c="4"/></text:span><text:span text:style-name="T1458">'last_name' </text:span><text:span text:style-name="T667">=&gt; </text:span><text:span text:style-name="T406">$faker</text:span><text:span text:style-name="T667">-&gt;</text:span><text:span text:style-name="T1458">lastName</text:span><text:span text:style-name="T1200">,</text:span></text:p>
      <text:p text:style-name="Standard"><text:span text:style-name="T3579">Y con esto devuelve el apellido<text:line-break/></text:span><text:span text:style-name="T1193"> <text:s text:c="3"/></text:span><text:span text:style-name="T1448">'email' </text:span><text:span text:style-name="T661">=&gt; </text:span><text:span text:style-name="T401">$faker</text:span><text:span text:style-name="T661">-&gt;</text:span><text:span text:style-name="T1448">unique</text:span><text:span text:style-name="T1193">()</text:span><text:span text:style-name="T661">-&gt;</text:span><text:span text:style-name="T1448">safeEmail</text:span><text:span text:style-name="T1193">,</text:span><text:span text:style-name="T3578"><text:line-break/></text:span><text:span text:style-name="T1193"> <text:s text:c="3"/></text:span><text:span text:style-name="T1448">'password' </text:span><text:span text:style-name="T661">=&gt; </text:span><text:span text:style-name="T1448">'$2y$10$TKh8H1.PfQx37YgCzwiKb.KjNyWgaHb9cbcoQgdIVFlYg7B77UdFm'</text:span><text:span text:style-name="T1193">, </text:span><text:span text:style-name="T249">// secret</text:span><text:span text:style-name="T3578"><text:line-break/></text:span><text:span text:style-name="T249"> <text:s text:c="3"/></text:span><text:span text:style-name="T1448">'remember_token' </text:span><text:span text:style-name="T661">=&gt; </text:span><text:span text:style-name="T891">str_random</text:span><text:span text:style-name="T1193">(</text:span><text:span text:style-name="T2224">10</text:span><text:span text:style-name="T1193">),</text:span><text:span text:style-name="T3578"><text:line-break/></text:span><text:span text:style-name="T1193">];</text:span></text:p>
      <text:p text:style-name="P348"/>
      <text:p text:style-name="P349">Si ejecutamos todos los tests, vemos que pasan todos.</text:p>
      <text:p text:style-name="P349"/>
      <text:p text:style-name="P350"><text:a xlink:type="simple" xlink:href="https://github.com/anasmez/social/commit/3dd76e328a619eb5affefffc2c95b7dcb26874e5" text:style-name="Internet_20_link" text:visited-style-name="Visited_20_Internet_20_Link">Commit</text:a></text:p>
      <text:p text:style-name="P350"/>
      <text:h text:style-name="P1402" text:outline-level="3">Vídeo 46</text:h>
      <text:p text:style-name="P1383"/>
      <text:p text:style-name="P1384">Vamos a agregar <text:span text:style-name="T2607">tests</text:span><text:span text:style-name="T2916"> que verifiquen cada una de las reglas de validación para registrar a un usuario. </text:span><text:span text:style-name="T3107">Vamos a por el </text:span><text:span text:style-name="T2867">required</text:span><text:span text:style-name="T3107"> del </text:span><text:span text:style-name="T2867">name</text:span><text:span text:style-name="T3107">. Abrimos el </text:span><text:span text:style-name="T2867">RegistrationTest.php</text:span><text:span text:style-name="T3107">:</text:span></text:p>
      <text:p text:style-name="P1277"><text:span text:style-name="T263">/** </text:span><text:span text:style-name="T1923">@test </text:span><text:span text:style-name="T255">*/</text:span><text:span text:style-name="T57"><text:line-break/></text:span><text:span text:style-name="T1837">public function </text:span><text:span text:style-name="T898">the_name_is_required</text:span><text:span text:style-name="T1200">()</text:span><text:line-break/><text:span text:style-name="T3580">El nombre es requerido</text:span></text:p>
      <text:p text:style-name="P1277"><text:span text:style-name="T1054">{</text:span><text:line-break/><text:span text:style-name="T1200"> <text:s text:c="3"/></text:span><text:span text:style-name="T406">$userData </text:span><text:span text:style-name="T667">= </text:span><text:span text:style-name="T1200">[</text:span><text:line-break/><text:span text:style-name="T3580">Le pasamos el array de los datos del usuario</text:span></text:p>
      <text:p text:style-name="P1277"><text:span text:style-name="T1200"><text:s text:c="8"/></text:span><text:span text:style-name="T1458">'name' </text:span><text:span text:style-name="T667">=&gt; </text:span><text:span text:style-name="T1837">null</text:span><text:span text:style-name="T1200">,</text:span></text:p>
      <text:p text:style-name="P1278">El nombre lo pasamos como <text:span text:style-name="T2607">null</text:span><text:span text:style-name="T2916"> para que dé error</text:span></text:p>
      <text:p text:style-name="Standard"><text:span text:style-name="T1194"><text:s text:c="8"/></text:span><text:span text:style-name="T1449">'first_name' </text:span><text:span text:style-name="T662">=&gt; </text:span><text:span text:style-name="T1449">'Anas'</text:span><text:span text:style-name="T1194">,</text:span><text:span text:style-name="T3582"><text:line-break/></text:span><text:span text:style-name="T1194"> <text:s text:c="7"/></text:span><text:span text:style-name="T1449">'last_name' </text:span><text:span text:style-name="T662">=&gt; </text:span><text:span text:style-name="T1449">'Meziani'</text:span><text:span text:style-name="T1194">,</text:span><text:span text:style-name="T3582"><text:line-break/></text:span><text:span text:style-name="T1194"> <text:s text:c="7"/></text:span><text:span text:style-name="T1449">'email' </text:span><text:span text:style-name="T662">=&gt; </text:span><text:span text:style-name="T1449">'anas@email.com'</text:span><text:span text:style-name="T1194">,</text:span><text:span text:style-name="T3582"><text:line-break/></text:span><text:span text:style-name="T1194"> <text:s text:c="7"/></text:span><text:span text:style-name="T1449">'password' </text:span><text:span text:style-name="T662">=&gt; </text:span><text:span text:style-name="T1449">'secret'</text:span><text:span text:style-name="T1194">,</text:span><text:span text:style-name="T3582"><text:line-break/></text:span><text:span text:style-name="T1194"> <text:s text:c="7"/></text:span><text:span text:style-name="T1449">'password_confirmation' </text:span><text:span text:style-name="T662">=&gt; </text:span><text:span text:style-name="T1449">'secret'</text:span><text:span text:style-name="T1194">,</text:span><text:span text:style-name="T3582"><text:line-break/></text:span><text:span text:style-name="T1194"> <text:s text:c="3"/>];</text:span><text:span text:style-name="T3582"><text:line-break/><text:line-break/></text:span><text:span text:style-name="T1313"> <text:s text:c="3"/></text:span><text:span text:style-name="T500">$response </text:span><text:span text:style-name="T764">= </text:span><text:span text:style-name="T500">$this</text:span><text:span text:style-name="T764">-&gt;</text:span><text:span text:style-name="T991">post</text:span><text:span text:style-name="T1313">(</text:span><text:span text:style-name="T991">route</text:span><text:span text:style-name="T1313">(</text:span><text:span text:style-name="T1555">'register'</text:span><text:span text:style-name="T1313">), </text:span><text:span text:style-name="T500">$userData</text:span><text:span text:style-name="T1313">);</text:span><text:span text:style-name="T137"><text:line-break/></text:span><text:span text:style-name="T3581">Enviamos los datos a esa ruta</text:span></text:p>
      <text:p text:style-name="P1279"><text:span text:style-name="T1313"><text:s text:c="4"/></text:span><text:span text:style-name="T500">$response</text:span><text:span text:style-name="T764">-&gt;</text:span><text:span text:style-name="T991">assertSessionHasErrors</text:span><text:span text:style-name="T1313">(</text:span><text:span text:style-name="T1555">'name'</text:span><text:span text:style-name="T1313">);</text:span><text:span text:style-name="T3582"><text:line-break/>Comprobamos que la sesión tiene errores sobre el nombre</text:span></text:p>
      <text:p text:style-name="P429">}</text:p>
      <text:p text:style-name="Standard"/>
      <text:p text:style-name="P1280">Vamos a ejecutar el test, pero primero tenemos que quitar el <text:span text:style-name="T2607">required</text:span><text:span text:style-name="T2916"> del </text:span><text:span text:style-name="T2607">name</text:span><text:span text:style-name="T2916"> en el </text:span><text:span text:style-name="T2607">RegisterController.php</text:span><text:span text:style-name="T2916"> y ejecutamos el test. Si lo hacemos, vemos que falla. Agregamos el </text:span><text:span text:style-name="T2607">required</text:span><text:span text:style-name="T2916"> y ya funciona. Ya tenemos un test que verifica que se ponga el </text:span><text:span text:style-name="T2607">required</text:span><text:span text:style-name="T2916"> siempre para el nombre.</text:span></text:p>
      <text:p text:style-name="P351"/>
      <text:p text:style-name="P1280"><text:span text:style-name="T2916">Ahora vamos a que el nombre tenga que ser un </text:span><text:span text:style-name="T2607">string</text:span><text:span text:style-name="T2916">. </text:span><text:span text:style-name="T3108">Pero como vemos que vamos a usar el </text:span><text:span text:style-name="T2868">array</text:span><text:span text:style-name="T3108"> de los datos varias veces menos algún dato, vamos a extraerlo como un método y así poder reutilizarlo.</text:span></text:p>
      <text:p text:style-name="P1392"><text:span text:style-name="T2916">Cremos otra función</text:span><text:span text:style-name="T3109"> en el propio </text:span><text:span text:style-name="T2869">test</text:span><text:span text:style-name="T3109">:</text:span></text:p>
      <text:p text:style-name="Standard"><text:span text:style-name="T271">/**</text:span><text:span text:style-name="T138"><text:line-break/></text:span><text:span text:style-name="T271"> * </text:span><text:span text:style-name="T1932">@param </text:span><text:span text:style-name="T210">array </text:span><text:span text:style-name="T271">$overrides</text:span><text:span text:style-name="T138"><text:line-break/></text:span><text:span text:style-name="T271"> * </text:span><text:span text:style-name="T1932">@return </text:span><text:span text:style-name="T210">array</text:span><text:span text:style-name="T138"><text:line-break/></text:span><text:span text:style-name="T210"> </text:span><text:span text:style-name="T271">*/</text:span><text:span text:style-name="T138"><text:line-break/></text:span><text:span text:style-name="T3583">Lo que retorna y el parámetro que usa</text:span></text:p>
      <text:p text:style-name="Standard"><text:span text:style-name="T1900">protected function </text:span><text:span text:style-name="T992">userValidData</text:span><text:span text:style-name="T1314">(</text:span><text:span text:style-name="T501">$overrides </text:span><text:span text:style-name="T765">= </text:span><text:span text:style-name="T1314">[])</text:span><text:span text:style-name="T765">: </text:span><text:span text:style-name="T1900">array</text:span><text:span text:style-name="T138"><text:line-break/></text:span><text:span text:style-name="T3583">Es una función que no se hereda que contiene la información válida del usuario que retorna un </text:span><text:span text:style-name="T2870">array</text:span><text:span text:style-name="T3583"> y que si le pasas un </text:span><text:span text:style-name="T2870">array</text:span><text:span text:style-name="T3583"> de datos (</text:span><text:span text:style-name="T3369">$overrides</text:span><text:span text:style-name="T3583">), lo mezcla con el original para tener uno personalizado</text:span></text:p>
      <text:p text:style-name="Standard"><text:span text:style-name="T1314">{</text:span><text:span text:style-name="T138"><text:line-break/></text:span><text:span text:style-name="T1314"> <text:s text:c="3"/></text:span><text:span text:style-name="T1900">return </text:span><text:span text:style-name="T1030">array_merge</text:span><text:span text:style-name="T1314">([</text:span><text:span text:style-name="T138"><text:line-break/></text:span><text:span text:style-name="T3583">Retorna un array que se va a mezclar</text:span></text:p>
      <text:p text:style-name="Standard"><text:span text:style-name="T2442"><text:s text:c="8"/>'name' =&gt; 'AnasMeziani',</text:span><text:span text:style-name="T2480"><text:line-break/></text:span><text:span text:style-name="T2442"> <text:s text:c="7"/>'first_name' =&gt; 'Anas',</text:span><text:span text:style-name="T2480"><text:line-break/></text:span><text:span text:style-name="T2442"> <text:s text:c="7"/>'last_name' =&gt; 'Meziani',</text:span><text:span text:style-name="T2480"><text:line-break/></text:span><text:span text:style-name="T2442"> <text:s text:c="7"/>'email' =&gt; 'anas@email.com',</text:span><text:span text:style-name="T2480"><text:line-break/></text:span><text:span text:style-name="T2442"> <text:s text:c="7"/>'password' =&gt; 'secret',</text:span><text:span text:style-name="T2480"><text:line-break/></text:span><text:span text:style-name="T2442"> <text:s text:c="7"/>'password_confirmation' =&gt; 'secret',</text:span><text:span text:style-name="T138"><text:line-break/></text:span><text:span text:style-name="T3583">Le pasamos los datos del array base que es el array de los datos buenos</text:span></text:p>
      <text:p text:style-name="Standard"><text:span text:style-name="T1314"><text:s text:c="4"/>], </text:span><text:span text:style-name="T501">$overrides</text:span><text:span text:style-name="T1314">);</text:span><text:span text:style-name="T138"><text:line-break/></text:span><text:span text:style-name="T3583">Y le decimos que lo mezcle usando este</text:span></text:p>
      <text:p text:style-name="P454">}</text:p>
      <text:p text:style-name="P454"/>
      <text:p text:style-name="P1281">De esta forma obtenemos un array <text:span text:style-name="T3584">personalizado que se le sobreescribirá cualquier dato que le pasemos.</text:span></text:p>
      <text:p text:style-name="P1282">Vamos a cambiar el <text:span text:style-name="T2607">test</text:span> un poco para empezar a usar el nuevo método que hemos creado:</text:p>
      <text:p text:style-name="Standard"><text:span text:style-name="T250">/** </text:span><text:span text:style-name="T1917">@test </text:span><text:span text:style-name="T250">*/</text:span><text:span text:style-name="T3585"><text:line-break/></text:span><text:span text:style-name="T1833">public function </text:span><text:span text:style-name="T892">the_name_is_required</text:span><text:span text:style-name="T1195">()</text:span><text:span text:style-name="T3585"><text:line-break/></text:span><text:span text:style-name="T1195">{</text:span><text:span text:style-name="T3585"><text:line-break/></text:span><text:span text:style-name="T1195"> <text:s text:c="3"/></text:span><text:span text:style-name="T402">$userData</text:span><text:span text:style-name="T663">=</text:span><text:span text:style-name="T502">$this</text:span><text:span text:style-name="T766">-&gt;</text:span><text:span text:style-name="T993">userValidData</text:span><text:span text:style-name="T1315">(</text:span><text:span text:style-name="T2437">['name'=&gt;null]</text:span><text:span text:style-name="T1315">)</text:span><text:span text:style-name="T1195">;</text:span><text:span text:style-name="T3585"><text:line-break/>Le decimos que use el método y le pasamos que name es null por lo que lo sobreescribirá (ovr de override para ir más rápido)<text:line-break/></text:span><text:span text:style-name="T1195"> <text:s text:c="3"/></text:span><text:span text:style-name="T402">$response </text:span><text:span text:style-name="T663">= </text:span><text:span text:style-name="T402">$this</text:span><text:span text:style-name="T663">-&gt;</text:span><text:span text:style-name="T892">post</text:span><text:span text:style-name="T1195">(</text:span><text:span text:style-name="T892">route</text:span><text:span text:style-name="T1195">(</text:span><text:span text:style-name="T1450">'register'</text:span><text:span text:style-name="T1195">), </text:span><text:span text:style-name="T402">$userData</text:span><text:span text:style-name="T1195">);</text:span><text:span text:style-name="T3585"><text:line-break/><text:line-break/></text:span><text:span text:style-name="T1195"> <text:s text:c="3"/></text:span><text:span text:style-name="T402">$response</text:span><text:span text:style-name="T663">-&gt;</text:span><text:span text:style-name="T892">assertSessionHasErrors</text:span><text:span text:style-name="T1195">(</text:span><text:span text:style-name="T1450">'name'</text:span><text:span text:style-name="T1195">);</text:span><text:span text:style-name="T3585"><text:line-break/></text:span><text:span text:style-name="T1195">}</text:span></text:p>
      <text:p text:style-name="P1282"/>
      <text:p text:style-name="P1283">Vamos a seguir reduciendo el <text:span text:style-name="T2607">test</text:span> todavía más:</text:p>
      <text:p text:style-name="P1283"><text:span text:style-name="T225">/** </text:span><text:span text:style-name="T1911">@test </text:span><text:span text:style-name="T225">*/</text:span><text:line-break/><text:span text:style-name="T1741">public function </text:span><text:span text:style-name="T798">the_name_is_required</text:span><text:span text:style-name="T1054">()</text:span><text:line-break/><text:span text:style-name="T1054">{</text:span><text:line-break/><text:span text:style-name="T1054"> <text:s text:c="3"/></text:span><text:span text:style-name="T289">$response </text:span><text:span text:style-name="T577">= </text:span><text:span text:style-name="T289">$this</text:span><text:span text:style-name="T577">-&gt;</text:span><text:span text:style-name="T798">post</text:span><text:span text:style-name="T1054">(</text:span><text:span text:style-name="T798">route</text:span><text:span text:style-name="T1054">(</text:span><text:span text:style-name="T1359">'register'</text:span><text:span text:style-name="T1054">), </text:span><text:span text:style-name="T406">$this</text:span><text:span text:style-name="T667">-&gt;</text:span><text:span text:style-name="T898">userValidData</text:span><text:span text:style-name="T1200">([</text:span><text:span text:style-name="T1458">'name'</text:span><text:span text:style-name="T667">=&gt;</text:span><text:span text:style-name="T2226">null</text:span><text:span text:style-name="T1200">])</text:span><text:span text:style-name="T1054">);</text:span><text:line-break/>Sustituimos la variable por la función directamente<text:line-break/><text:span text:style-name="T1054"> <text:s text:c="3"/></text:span><text:span text:style-name="T289">$response</text:span><text:span text:style-name="T577">-&gt;</text:span><text:span text:style-name="T798">assertSessionHasErrors</text:span><text:span text:style-name="T1054">(</text:span><text:span text:style-name="T1359">'name'</text:span><text:span text:style-name="T1054">);</text:span><text:line-break/><text:span text:style-name="T1054">}</text:span></text:p>
      <text:p text:style-name="P1283"/>
      <text:p text:style-name="P1283">Esto se puede reducir todavía más, <text:span text:style-name="T3586">pero vamos a hacer un poco de reestructuración para que se vea mejor:</text:span></text:p>
      <text:p text:style-name="P1283"><text:span text:style-name="T225">/** </text:span><text:span text:style-name="T1911">@test </text:span><text:span text:style-name="T225">*/</text:span><text:line-break/><text:span text:style-name="T1741">public function </text:span><text:span text:style-name="T798">the_name_is_required</text:span><text:span text:style-name="T1054">()</text:span><text:line-break/><text:span text:style-name="T1054">{</text:span><text:line-break/><text:span text:style-name="T1200"> <text:s text:c="3"/></text:span><text:span text:style-name="T406">$response </text:span><text:span text:style-name="T667">= </text:span><text:span text:style-name="T406">$this</text:span><text:span text:style-name="T667">-&gt;</text:span><text:span text:style-name="T898">post</text:span><text:span text:style-name="T1200">(</text:span><text:span text:style-name="T57"><text:line-break/></text:span><text:span text:style-name="T1200"> <text:s text:c="7"/></text:span><text:span text:style-name="T898">route</text:span><text:span text:style-name="T1200">(</text:span><text:span text:style-name="T1458">'register'</text:span><text:span text:style-name="T1200">),</text:span><text:span text:style-name="T57"><text:line-break/></text:span><text:span text:style-name="T1200"> <text:s text:c="7"/></text:span><text:span text:style-name="T406">$this</text:span><text:span text:style-name="T667">-&gt;</text:span><text:span text:style-name="T898">userValidData</text:span><text:span text:style-name="T1200">([</text:span><text:span text:style-name="T1458">'name'</text:span><text:span text:style-name="T667">=&gt;</text:span><text:span text:style-name="T2226">null</text:span><text:span text:style-name="T1200">])</text:span><text:span text:style-name="T57"><text:line-break/></text:span><text:span text:style-name="T1200"> <text:s text:c="3"/>);</text:span><text:span text:style-name="T57"><text:line-break/></text:span><text:line-break/><text:span text:style-name="T1054"> <text:s text:c="3"/></text:span><text:span text:style-name="T289">$response</text:span><text:span text:style-name="T577">-&gt;</text:span><text:span text:style-name="T798">assertSessionHasErrors</text:span><text:span text:style-name="T1054">(</text:span><text:span text:style-name="T1359">'name'</text:span><text:span text:style-name="T1054">);</text:span><text:line-break/><text:span text:style-name="T1054">}</text:span></text:p>
      <text:p text:style-name="P1284"><text:soft-page-break/>Vamos a seguir reduciendo el <text:span text:style-name="T2607">test</text:span>:</text:p>
      <text:p text:style-name="P1284"><text:span text:style-name="T225">/** </text:span><text:span text:style-name="T1911">@test </text:span><text:span text:style-name="T225">*/</text:span><text:line-break/><text:span text:style-name="T1741">public function </text:span><text:span text:style-name="T798">the_name_is_required</text:span><text:span text:style-name="T1054">()</text:span><text:line-break/><text:span text:style-name="T1054">{</text:span><text:line-break/><text:span text:style-name="T1054"> <text:s text:c="3"/></text:span><text:span text:style-name="T289">$response </text:span><text:span text:style-name="T577">= </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name'</text:span><text:span text:style-name="T577">=&gt;</text:span><text:span text:style-name="T2195">null</text:span><text:span text:style-name="T1054">])</text:span><text:line-break/><text:span text:style-name="T1054"> <text:s text:c="3"/>)</text:span><text:span text:style-name="T667">-&gt;</text:span><text:span text:style-name="T898">assertSessionHasErrors</text:span><text:span text:style-name="T1200">(</text:span><text:span text:style-name="T1458">'name'</text:span><text:span text:style-name="T1200">);</text:span><text:line-break/>Le hacemos el assert al response directamente</text:p>
      <text:p text:style-name="P430">}</text:p>
      <text:p text:style-name="P1284"/>
      <text:p text:style-name="P1284">Esto nos deja con que no necesitamos el response más así que lo eliminamos:</text:p>
      <text:p text:style-name="P1284"><text:span text:style-name="T225">/** </text:span><text:span text:style-name="T1911">@test </text:span><text:span text:style-name="T225">*/</text:span><text:line-break/><text:span text:style-name="T1741">public function </text:span><text:span text:style-name="T798">the_name_is_required</text:span><text:span text:style-name="T1054">()</text:span><text:line-break/><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name' </text:span><text:span text:style-name="T577">=&gt; </text:span><text:span text:style-name="T2195">null</text:span><text:span text:style-name="T1054">])</text:span><text:line-break/><text:span text:style-name="T1054"> <text:s text:c="3"/>)</text:span><text:span text:style-name="T577">-&gt;</text:span><text:span text:style-name="T798">assertSessionHasErrors</text:span><text:span text:style-name="T1054">(</text:span><text:span text:style-name="T1359">'name'</text:span><text:span text:style-name="T1054">);</text:span><text:line-break/><text:span text:style-name="T1054">}</text:span></text:p>
      <text:p text:style-name="P1284"/>
      <text:p text:style-name="P1285">Y con esto queda más reducido.</text:p>
      <text:p text:style-name="P1285">Ahora vamos a por la siguiente regla de validación que es que el nombre tiene que ser un <text:span text:style-name="T2607">string</text:span><text:span text:style-name="T2916">. Vamos a duplicar el </text:span><text:span text:style-name="T2607">test</text:span><text:span text:style-name="T2916"> que hemos creado y cambiarlo:</text:span></text:p>
      <text:p text:style-name="Standard"><text:span text:style-name="T237">/** </text:span><text:span text:style-name="T1918">@test </text:span><text:span text:style-name="T251">*/</text:span><text:span text:style-name="T3587"><text:line-break/></text:span><text:span text:style-name="T1834">public function </text:span><text:span text:style-name="T893">the_name_must_</text:span><text:span text:style-name="T994">be_a_string</text:span><text:span text:style-name="T1196">()</text:span><text:span text:style-name="T3587"><text:line-break/>El nombre tiene que ser un </text:span><text:span text:style-name="T2871">string</text:span></text:p>
      <text:p text:style-name="P1286"><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name' </text:span><text:span text:style-name="T577">=&gt; </text:span><text:span text:style-name="T2226">1234</text:span><text:span text:style-name="T1054">])</text:span><text:line-break/><text:span text:style-name="T3588">Le pasamos números para que falle</text:span></text:p>
      <text:p text:style-name="P1286"><text:span text:style-name="T1054"><text:s text:c="4"/>)</text:span><text:span text:style-name="T577">-&gt;</text:span><text:span text:style-name="T798">assertSessionHasErrors</text:span><text:span text:style-name="T1054">(</text:span><text:span text:style-name="T1359">'name'</text:span><text:span text:style-name="T1054">);</text:span><text:line-break/><text:span text:style-name="T1054">}</text:span></text:p>
      <text:p text:style-name="P352"/>
      <text:p text:style-name="P1287"><text:span text:style-name="T2916">Si no añadimos el </text:span><text:span text:style-name="T2607">string</text:span><text:span text:style-name="T2916"> junto al </text:span><text:span text:style-name="T2607">required</text:span><text:span text:style-name="T2916"> en el controlador, veremos que falla.</text:span></text:p>
      <text:p text:style-name="P1288"><text:span text:style-name="T2916">Vamos con el siguiente </text:span><text:span text:style-name="T2607">test</text:span><text:span text:style-name="T2916"> que es que tenga máximo de 255 caracteres. Duplicamos el último </text:span><text:span text:style-name="T2607">test</text:span><text:span text:style-name="T2916"> y lo modificamos:</text:span></text:p>
      <text:p text:style-name="P1289"><text:span text:style-name="T229">/** </text:span><text:span text:style-name="T1911">@test </text:span><text:span text:style-name="T225">*/</text:span><text:line-break/><text:span text:style-name="T1741">public function </text:span><text:span text:style-name="T798">the_name_</text:span><text:span text:style-name="T898">may_not_be_greater_than_255_characters</text:span><text:span text:style-name="T1054">()</text:span><text:line-break/><text:span text:style-name="T3589">El nombre no puede tener más de 255 caracteres</text:span></text:p>
      <text:p text:style-name="P1289"><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name' </text:span><text:span text:style-name="T577">=&gt; </text:span><text:span text:style-name="T898">str_random</text:span><text:span text:style-name="T1200">(</text:span><text:span text:style-name="T2226">256</text:span><text:span text:style-name="T1200">)</text:span><text:span text:style-name="T1054">])</text:span><text:line-break/><text:span text:style-name="T3589">Le pasamos un </text:span><text:span text:style-name="T2872">string</text:span><text:span text:style-name="T3589"> de 256 caracteres para que falle</text:span></text:p>
      <text:p text:style-name="P1289"><text:span text:style-name="T1054"><text:s text:c="4"/>)</text:span><text:span text:style-name="T577">-&gt;</text:span><text:span text:style-name="T798">assertSessionHasErrors</text:span><text:span text:style-name="T1054">(</text:span><text:span text:style-name="T1359">'name'</text:span><text:span text:style-name="T1054">);</text:span><text:line-break/><text:span text:style-name="T1054">}</text:span></text:p>
      <text:p text:style-name="P353"/>
      <text:p text:style-name="P1290"><text:span text:style-name="T2916">Ejecutamos y vemos que el </text:span><text:span text:style-name="T2607">test</text:span><text:span text:style-name="T2916"> falla porque tenemos que agregar la regla de validación de </text:span><text:span text:style-name="T2607">max</text:span><text:span text:style-name="T2916"> 255 caracteres para el nombre:</text:span></text:p>
      <text:p text:style-name="P1290"><text:span text:style-name="T1755">protected function </text:span><text:span text:style-name="T798">validator</text:span><text:span text:style-name="T1054">(</text:span><text:span text:style-name="T1741">array </text:span><text:span text:style-name="T289">$data</text:span><text:span text:style-name="T1054">)</text:span><text:line-break/><text:span text:style-name="T1054">{</text:span><text:line-break/><text:span text:style-name="T1054"> <text:s text:c="3"/></text:span><text:span text:style-name="T1741">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7"/></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2417">'max:255'</text:span><text:span text:style-name="T1054">], </text:span><text:span text:style-name="T225">//'required|string|max:255',</text:span><text:line-break/><text:span text:style-name="T225"> <text:s text:c="7"/></text:span><text:span text:style-name="T1359">'first_name' </text:span><text:span text:style-name="T577">=&gt;</text:span><text:span text:style-name="T1054">[], </text:span><text:span text:style-name="T225">//'required|string|max:255',</text:span><text:line-break/><text:span text:style-name="T225"> <text:s text:c="7"/></text:span><text:span text:style-name="T1359">'last_name' </text:span><text:span text:style-name="T577">=&gt;</text:span><text:span text:style-name="T1054">[], </text:span><text:span text:style-name="T225">//'required|string|max:255',</text:span><text:line-break/><text:span text:style-name="T225"> <text:s text:c="7"/></text:span><text:span text:style-name="T1359">'email' </text:span><text:span text:style-name="T577">=&gt;</text:span><text:span text:style-name="T1054">[], </text:span><text:span text:style-name="T225">//'required|string|email|max:255|unique:users',</text:span><text:line-break/><text:soft-page-break/><text:span text:style-name="T225"> <text:s text:c="7"/></text:span><text:span text:style-name="T1359">'password' </text:span><text:span text:style-name="T577">=&gt;</text:span><text:span text:style-name="T1054">[], </text:span><text:span text:style-name="T225">//'required|string|min:6|confirmed',</text:span><text:line-break/><text:span text:style-name="T225"> <text:s text:c="3"/></text:span><text:span text:style-name="T1054">]);</text:span><text:line-break/><text:span text:style-name="T1054">}</text:span></text:p>
      <text:p text:style-name="P354"/>
      <text:p text:style-name="P355">255 es demasiado para un nombre. Vamos a dejarlo en 60:</text:p>
      <text:p text:style-name="P1291"><text:span text:style-name="T1755">protected function </text:span><text:span text:style-name="T798">validator</text:span><text:span text:style-name="T1054">(</text:span><text:span text:style-name="T1741">array </text:span><text:span text:style-name="T289">$data</text:span><text:span text:style-name="T1054">)</text:span><text:line-break/><text:span text:style-name="T1054">{</text:span><text:line-break/><text:span text:style-name="T1054"> <text:s text:c="3"/></text:span><text:span text:style-name="T1741">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7"/></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text:span><text:span text:style-name="T2417">60</text:span><text:span text:style-name="T1359">'</text:span><text:span text:style-name="T1054">], </text:span><text:span text:style-name="T225">//'required|string|max:255',</text:span><text:line-break/><text:span text:style-name="T225"> <text:s text:c="7"/></text:span><text:span text:style-name="T1359">'first_name' </text:span><text:span text:style-name="T577">=&gt;</text:span><text:span text:style-name="T1054">[], </text:span><text:span text:style-name="T225">//'required|string|max:255',</text:span></text:p>
      <text:p text:style-name="P355"/>
      <text:p text:style-name="P1292"><text:span text:style-name="T2916">Lo cambiamos en el </text:span><text:span text:style-name="T2607">test</text:span><text:span text:style-name="T2916"> también:</text:span><text:line-break/><text:span text:style-name="T1741">public function </text:span><text:span text:style-name="T798">the_name_may_not_be_greater_than_255_characters</text:span><text:span text:style-name="T1054">()</text:span><text:line-break/><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name' </text:span><text:span text:style-name="T577">=&gt; </text:span><text:span text:style-name="T798">str_random</text:span><text:span text:style-name="T1054">(</text:span><text:span text:style-name="T2417">61</text:span><text:span text:style-name="T1054">)])</text:span><text:line-break/><text:span text:style-name="T3590">Lo ponemos en 61 para que se pase del límite justo</text:span></text:p>
      <text:p text:style-name="P1292"><text:span text:style-name="T1054"><text:s text:c="4"/>)</text:span><text:span text:style-name="T577">-&gt;</text:span><text:span text:style-name="T798">assertSessionHasErrors</text:span><text:span text:style-name="T1054">(</text:span><text:span text:style-name="T1359">'name'</text:span><text:span text:style-name="T1054">);</text:span><text:line-break/><text:span text:style-name="T1054">}</text:span></text:p>
      <text:p text:style-name="P355"/>
      <text:p text:style-name="P1293"><text:span text:style-name="T2916">Vamos al siguiente campo. Duplicamos el primero de </text:span><text:span text:style-name="T2607">name</text:span><text:span text:style-name="T2916"> y editamos:</text:span></text:p>
      <text:p text:style-name="P1293"><text:span text:style-name="T229">/** </text:span><text:span text:style-name="T1911">@test </text:span><text:span text:style-name="T225">*/</text:span><text:line-break/><text:span text:style-name="T1741">public function </text:span><text:span text:style-name="T798">the_</text:span><text:span text:style-name="T898">first_</text:span><text:span text:style-name="T798">name_is_required</text:span><text:span text:style-name="T1054">()</text:span><text:line-break/><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text:span><text:span text:style-name="T1458">first_</text:span><text:span text:style-name="T1359">name' </text:span><text:span text:style-name="T577">=&gt; </text:span><text:span text:style-name="T2195">null</text:span><text:span text:style-name="T1054">])</text:span><text:line-break/><text:span text:style-name="T1054"> <text:s text:c="3"/>)</text:span><text:span text:style-name="T577">-&gt;</text:span><text:span text:style-name="T798">assertSessionHasErrors</text:span><text:span text:style-name="T1054">(</text:span><text:span text:style-name="T1359">'</text:span><text:span text:style-name="T1458">first_</text:span><text:span text:style-name="T1359">name'</text:span><text:span text:style-name="T1054">);</text:span><text:line-break/><text:span text:style-name="T1054">}</text:span></text:p>
      <text:p text:style-name="P356"/>
      <text:p text:style-name="P357">Hacemos lo mismo con los otros dos métodos y campos así que lo hacemos rápido:</text:p>
      <text:p text:style-name="P1294"><text:span text:style-name="T238">/** </text:span><text:span text:style-name="T1919">@test </text:span><text:span text:style-name="T252">*/</text:span><text:span text:style-name="T3591"><text:line-break/></text:span><text:span text:style-name="T1835">public function </text:span><text:span text:style-name="T895">the_</text:span><text:span text:style-name="T995">first_</text:span><text:span text:style-name="T895">name_is_required</text:span><text:span text:style-name="T1197">()</text:span><text:span text:style-name="T3591"><text:line-break/></text:span><text:span text:style-name="T1197">{</text:span><text:span text:style-name="T3591"><text:line-break/></text:span><text:span text:style-name="T1197"> <text:s text:c="3"/></text:span><text:span text:style-name="T403">$this</text:span><text:span text:style-name="T664">-&gt;</text:span><text:span text:style-name="T895">post</text:span><text:span text:style-name="T1197">(</text:span><text:span text:style-name="T3591"><text:line-break/></text:span><text:span text:style-name="T1197"> <text:s text:c="7"/></text:span><text:span text:style-name="T895">route</text:span><text:span text:style-name="T1197">(</text:span><text:span text:style-name="T1451">'register'</text:span><text:span text:style-name="T1197">),</text:span><text:span text:style-name="T3591"><text:line-break/></text:span><text:span text:style-name="T1197"> <text:s text:c="7"/></text:span><text:span text:style-name="T403">$this</text:span><text:span text:style-name="T664">-&gt;</text:span><text:span text:style-name="T895">userValidData</text:span><text:span text:style-name="T1197">([</text:span><text:span text:style-name="T1451">'</text:span><text:span text:style-name="T1556">first_</text:span><text:span text:style-name="T1451">name' </text:span><text:span text:style-name="T664">=&gt; </text:span><text:span text:style-name="T1835">null</text:span><text:span text:style-name="T1197">])</text:span><text:span text:style-name="T3591"><text:line-break/></text:span><text:span text:style-name="T1197"> <text:s text:c="3"/>)</text:span><text:span text:style-name="T664">-&gt;</text:span><text:span text:style-name="T895">assertSessionHasErrors</text:span><text:span text:style-name="T1197">(</text:span><text:span text:style-name="T1451">'</text:span><text:span text:style-name="T1556">first_</text:span><text:span text:style-name="T1451">name'</text:span><text:span text:style-name="T1197">);</text:span><text:span text:style-name="T3591"><text:line-break/></text:span><text:span text:style-name="T1197">}</text:span><text:span text:style-name="T3591"><text:line-break/><text:line-break/></text:span><text:span text:style-name="T252">/** </text:span><text:span text:style-name="T1919">@test </text:span><text:span text:style-name="T252">*/</text:span><text:span text:style-name="T3591"><text:line-break/></text:span><text:span text:style-name="T1835">public function </text:span><text:span text:style-name="T895">the_</text:span><text:span text:style-name="T995">first_</text:span><text:span text:style-name="T895">name_must_be_a_string</text:span><text:span text:style-name="T1197">()</text:span><text:span text:style-name="T3591"><text:line-break/></text:span><text:span text:style-name="T1197">{</text:span><text:span text:style-name="T3591"><text:line-break/></text:span><text:span text:style-name="T1197"> <text:s text:c="3"/></text:span><text:span text:style-name="T403">$this</text:span><text:span text:style-name="T664">-&gt;</text:span><text:span text:style-name="T895">post</text:span><text:span text:style-name="T1197">(</text:span><text:span text:style-name="T3591"><text:line-break/></text:span><text:span text:style-name="T1197"> <text:s text:c="7"/></text:span><text:span text:style-name="T895">route</text:span><text:span text:style-name="T1197">(</text:span><text:span text:style-name="T1451">'register'</text:span><text:span text:style-name="T1197">),</text:span><text:span text:style-name="T3591"><text:line-break/></text:span><text:span text:style-name="T1197"> <text:s text:c="7"/></text:span><text:span text:style-name="T403">$this</text:span><text:span text:style-name="T664">-&gt;</text:span><text:span text:style-name="T895">userValidData</text:span><text:span text:style-name="T1197">([</text:span><text:span text:style-name="T1451">'</text:span><text:span text:style-name="T1556">first_</text:span><text:span text:style-name="T1451">name' </text:span><text:span text:style-name="T664">=&gt; </text:span><text:span text:style-name="T2225">1234</text:span><text:span text:style-name="T1197">])</text:span><text:span text:style-name="T3591"><text:line-break/></text:span><text:span text:style-name="T1197"> <text:s text:c="3"/>)</text:span><text:span text:style-name="T664">-&gt;</text:span><text:span text:style-name="T895">assertSessionHasErrors</text:span><text:span text:style-name="T1197">(</text:span><text:span text:style-name="T1451">'</text:span><text:span text:style-name="T1556">first_</text:span><text:span text:style-name="T1451">name'</text:span><text:span text:style-name="T1197">);</text:span><text:span text:style-name="T3591"><text:line-break/></text:span><text:span text:style-name="T1197">}</text:span><text:span text:style-name="T3591"><text:line-break/><text:line-break/></text:span><text:span text:style-name="T252">/** </text:span><text:span text:style-name="T1919">@test </text:span><text:span text:style-name="T252">*/</text:span><text:span text:style-name="T3591"><text:line-break/></text:span><text:span text:style-name="T1835">public function </text:span><text:span text:style-name="T895">the_</text:span><text:span text:style-name="T995">first_</text:span><text:span text:style-name="T895">name_may_not_be_greater_than_6</text:span><text:span text:style-name="T894">0</text:span><text:span text:style-name="T895">_characters</text:span><text:span text:style-name="T1197">()</text:span><text:span text:style-name="T3591"><text:line-break/></text:span><text:span text:style-name="T1197">{</text:span><text:span text:style-name="T3591"><text:line-break/></text:span><text:span text:style-name="T1197"> <text:s text:c="3"/></text:span><text:span text:style-name="T403">$this</text:span><text:span text:style-name="T664">-&gt;</text:span><text:span text:style-name="T895">post</text:span><text:span text:style-name="T1197">(</text:span><text:span text:style-name="T3591"><text:line-break/></text:span><text:span text:style-name="T1197"> <text:s text:c="7"/></text:span><text:span text:style-name="T895">route</text:span><text:span text:style-name="T1197">(</text:span><text:span text:style-name="T1451">'register'</text:span><text:span text:style-name="T1197">),</text:span><text:span text:style-name="T3591"><text:line-break/></text:span><text:span text:style-name="T1197"> <text:s text:c="7"/></text:span><text:span text:style-name="T403">$this</text:span><text:span text:style-name="T664">-&gt;</text:span><text:span text:style-name="T895">userValidData</text:span><text:span text:style-name="T1197">([</text:span><text:span text:style-name="T1451">'</text:span><text:span text:style-name="T1556">first_</text:span><text:span text:style-name="T1451">name' </text:span><text:span text:style-name="T664">=&gt; </text:span><text:span text:style-name="T895">str_random</text:span><text:span text:style-name="T1197">(</text:span><text:span text:style-name="T2225">61</text:span><text:span text:style-name="T1197">)])</text:span><text:span text:style-name="T3591"><text:line-break/></text:span><text:span text:style-name="T1197"> <text:s text:c="3"/>)</text:span><text:span text:style-name="T664">-&gt;</text:span><text:span text:style-name="T895">assertSessionHasErrors</text:span><text:span text:style-name="T1197">(</text:span><text:span text:style-name="T1451">'</text:span><text:span text:style-name="T1556">first_</text:span><text:span text:style-name="T1451">name'</text:span><text:span text:style-name="T1197">);</text:span><text:span text:style-name="T3591"><text:line-break/></text:span><text:span text:style-name="T1197">}</text:span><text:span text:style-name="T3591"><text:line-break/><text:line-break/></text:span><text:span text:style-name="T252">/** </text:span><text:span text:style-name="T1919">@test </text:span><text:span text:style-name="T252">*/</text:span><text:span text:style-name="T3591"><text:line-break/></text:span><text:soft-page-break/><text:span text:style-name="T1835">public function </text:span><text:span text:style-name="T895">the_</text:span><text:span text:style-name="T995">last_</text:span><text:span text:style-name="T895">name_is_required</text:span><text:span text:style-name="T1197">()</text:span><text:span text:style-name="T3591"><text:line-break/></text:span><text:span text:style-name="T1197">{</text:span><text:span text:style-name="T3591"><text:line-break/></text:span><text:span text:style-name="T1197"> <text:s text:c="3"/></text:span><text:span text:style-name="T403">$this</text:span><text:span text:style-name="T664">-&gt;</text:span><text:span text:style-name="T895">post</text:span><text:span text:style-name="T1197">(</text:span><text:span text:style-name="T3591"><text:line-break/></text:span><text:span text:style-name="T1197"> <text:s text:c="7"/></text:span><text:span text:style-name="T895">route</text:span><text:span text:style-name="T1197">(</text:span><text:span text:style-name="T1451">'register'</text:span><text:span text:style-name="T1197">),</text:span><text:span text:style-name="T3591"><text:line-break/></text:span><text:span text:style-name="T1197"> <text:s text:c="7"/></text:span><text:span text:style-name="T403">$this</text:span><text:span text:style-name="T664">-&gt;</text:span><text:span text:style-name="T895">userValidData</text:span><text:span text:style-name="T1197">([</text:span><text:span text:style-name="T1451">'</text:span><text:span text:style-name="T1556">last_</text:span><text:span text:style-name="T1451">name' </text:span><text:span text:style-name="T664">=&gt; </text:span><text:span text:style-name="T1835">null</text:span><text:span text:style-name="T1197">])</text:span><text:span text:style-name="T3591"><text:line-break/></text:span><text:span text:style-name="T1197"> <text:s text:c="3"/>)</text:span><text:span text:style-name="T664">-&gt;</text:span><text:span text:style-name="T895">assertSessionHasErrors</text:span><text:span text:style-name="T1197">(</text:span><text:span text:style-name="T1451">'</text:span><text:span text:style-name="T1556">last_</text:span><text:span text:style-name="T1451">name'</text:span><text:span text:style-name="T1197">);</text:span><text:span text:style-name="T3591"><text:line-break/></text:span><text:span text:style-name="T1197">}</text:span><text:span text:style-name="T3591"><text:line-break/><text:line-break/></text:span><text:span text:style-name="T252">/** </text:span><text:span text:style-name="T1919">@test </text:span><text:span text:style-name="T252">*/</text:span><text:span text:style-name="T3591"><text:line-break/></text:span><text:span text:style-name="T1835">public function </text:span><text:span text:style-name="T895">the_</text:span><text:span text:style-name="T995">last_</text:span><text:span text:style-name="T895">name_must_be_a_string</text:span><text:span text:style-name="T1197">()</text:span><text:span text:style-name="T3591"><text:line-break/></text:span><text:span text:style-name="T1197">{</text:span><text:span text:style-name="T3591"><text:line-break/></text:span><text:span text:style-name="T1197"> <text:s text:c="3"/></text:span><text:span text:style-name="T403">$this</text:span><text:span text:style-name="T664">-&gt;</text:span><text:span text:style-name="T895">post</text:span><text:span text:style-name="T1197">(</text:span><text:span text:style-name="T3591"><text:line-break/></text:span><text:span text:style-name="T1197"> <text:s text:c="7"/></text:span><text:span text:style-name="T895">route</text:span><text:span text:style-name="T1197">(</text:span><text:span text:style-name="T1451">'register'</text:span><text:span text:style-name="T1197">),</text:span><text:span text:style-name="T3591"><text:line-break/></text:span><text:span text:style-name="T1197"> <text:s text:c="7"/></text:span><text:span text:style-name="T403">$this</text:span><text:span text:style-name="T664">-&gt;</text:span><text:span text:style-name="T895">userValidData</text:span><text:span text:style-name="T1197">([</text:span><text:span text:style-name="T1451">'</text:span><text:span text:style-name="T1556">last_</text:span><text:span text:style-name="T1451">name' </text:span><text:span text:style-name="T664">=&gt; </text:span><text:span text:style-name="T2225">1234</text:span><text:span text:style-name="T1197">])</text:span><text:span text:style-name="T3591"><text:line-break/></text:span><text:span text:style-name="T1197"> <text:s text:c="3"/>)</text:span><text:span text:style-name="T664">-&gt;</text:span><text:span text:style-name="T895">assertSessionHasErrors</text:span><text:span text:style-name="T1197">(</text:span><text:span text:style-name="T1451">'</text:span><text:span text:style-name="T1556">last_</text:span><text:span text:style-name="T1451">name'</text:span><text:span text:style-name="T1197">);</text:span><text:span text:style-name="T3591"><text:line-break/></text:span><text:span text:style-name="T1197">}</text:span><text:span text:style-name="T3591"><text:line-break/><text:line-break/></text:span><text:span text:style-name="T252">/** </text:span><text:span text:style-name="T1919">@test </text:span><text:span text:style-name="T252">*/</text:span><text:span text:style-name="T3591"><text:line-break/></text:span><text:span text:style-name="T1835">public function </text:span><text:span text:style-name="T895">the_</text:span><text:span text:style-name="T995">last_</text:span><text:span text:style-name="T895">name_may_not_be_greater_than_6</text:span><text:span text:style-name="T894">0</text:span><text:span text:style-name="T895">_characters</text:span><text:span text:style-name="T1197">()</text:span><text:span text:style-name="T3591"><text:line-break/></text:span><text:span text:style-name="T1197">{</text:span><text:span text:style-name="T3591"><text:line-break/></text:span><text:span text:style-name="T1197"> <text:s text:c="3"/></text:span><text:span text:style-name="T403">$this</text:span><text:span text:style-name="T664">-&gt;</text:span><text:span text:style-name="T895">post</text:span><text:span text:style-name="T1197">(</text:span><text:span text:style-name="T3591"><text:line-break/></text:span><text:span text:style-name="T1197"> <text:s text:c="7"/></text:span><text:span text:style-name="T895">route</text:span><text:span text:style-name="T1197">(</text:span><text:span text:style-name="T1451">'register'</text:span><text:span text:style-name="T1197">),</text:span><text:span text:style-name="T3591"><text:line-break/></text:span><text:span text:style-name="T1197"> <text:s text:c="7"/></text:span><text:span text:style-name="T403">$this</text:span><text:span text:style-name="T664">-&gt;</text:span><text:span text:style-name="T895">userValidData</text:span><text:span text:style-name="T1197">([</text:span><text:span text:style-name="T1451">'</text:span><text:span text:style-name="T1556">last_</text:span><text:span text:style-name="T1451">name' </text:span><text:span text:style-name="T664">=&gt; </text:span><text:span text:style-name="T895">str_random</text:span><text:span text:style-name="T1197">(</text:span><text:span text:style-name="T2225">61</text:span><text:span text:style-name="T1197">)])</text:span><text:span text:style-name="T3591"><text:line-break/></text:span><text:span text:style-name="T1197"> <text:s text:c="3"/>)</text:span><text:span text:style-name="T664">-&gt;</text:span><text:span text:style-name="T895">assertSessionHasErrors</text:span><text:span text:style-name="T1197">(</text:span><text:span text:style-name="T1451">'</text:span><text:span text:style-name="T1556">last_</text:span><text:span text:style-name="T1451">name'</text:span><text:span text:style-name="T1197">);</text:span><text:span text:style-name="T3591"><text:line-break/></text:span><text:span text:style-name="T1197">}</text:span></text:p>
      <text:p text:style-name="P357"/>
      <text:p text:style-name="P1295"><text:span text:style-name="T2916">Es tedioso, pero los </text:span><text:span text:style-name="T2607">tests</text:span><text:span text:style-name="T2916"> nos respaldarán para siempre. Para que pasen, tenemos que agregar las reglas de validación:</text:span></text:p>
      <text:p text:style-name="P1295"><text:span text:style-name="T1755">protected function </text:span><text:span text:style-name="T798">validator</text:span><text:span text:style-name="T1054">(</text:span><text:span text:style-name="T1741">array </text:span><text:span text:style-name="T289">$data</text:span><text:span text:style-name="T1054">)</text:span><text:line-break/><text:span text:style-name="T1054">{</text:span><text:line-break/><text:span text:style-name="T1054"> <text:s text:c="3"/></text:span><text:span text:style-name="T1741">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7"/></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7"/></text:span><text:span text:style-name="T1359">'first_name' </text:span><text:span text:style-name="T577">=&gt;</text:span><text:span text:style-name="T1054">[</text:span><text:span text:style-name="T2417">'required', 'string', 'max:60'</text:span><text:span text:style-name="T1054">],</text:span><text:line-break/><text:span text:style-name="T1054"> <text:s text:c="7"/></text:span><text:span text:style-name="T1359">'last_name' </text:span><text:span text:style-name="T577">=&gt;</text:span><text:span text:style-name="T1054">[</text:span><text:span text:style-name="T2417">'required', 'string', 'max:60'</text:span><text:span text:style-name="T1054">],</text:span><text:line-break/><text:span text:style-name="T1054"> <text:s text:c="7"/></text:span><text:span text:style-name="T1359">'email' </text:span><text:span text:style-name="T577">=&gt;</text:span><text:span text:style-name="T1054">[], </text:span><text:span text:style-name="T225">//'required|string|email|max:255|unique:users',</text:span><text:line-break/><text:span text:style-name="T225"> <text:s text:c="7"/></text:span><text:span text:style-name="T1359">'password' </text:span><text:span text:style-name="T577">=&gt;</text:span><text:span text:style-name="T1054">[], </text:span><text:span text:style-name="T225">//'required|string|min:6|confirmed',</text:span><text:line-break/><text:span text:style-name="T225"> <text:s text:c="3"/></text:span><text:span text:style-name="T1054">]);</text:span><text:line-break/><text:span text:style-name="T1054">}</text:span></text:p>
      <text:p text:style-name="P358"/>
      <text:p text:style-name="P1296"><text:span text:style-name="T2916">Hacemos lo mismo con el </text:span><text:span text:style-name="T2607">email</text:span><text:span text:style-name="T2916">:</text:span></text:p>
      <text:p text:style-name="P1297"><text:span text:style-name="T2916"><text:line-break/></text:span><text:span text:style-name="T225">/** </text:span><text:span text:style-name="T1911">@test </text:span><text:span text:style-name="T225">*/</text:span><text:line-break/><text:span text:style-name="T1741">public function </text:span><text:span text:style-name="T798">the_</text:span><text:span text:style-name="T898">email</text:span><text:span text:style-name="T798">_is_required</text:span><text:span text:style-name="T1054">()</text:span><text:line-break/><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text:span><text:span text:style-name="T1458">email</text:span><text:span text:style-name="T1359">' </text:span><text:span text:style-name="T577">=&gt; </text:span><text:span text:style-name="T2195">null</text:span><text:span text:style-name="T1054">])</text:span><text:line-break/><text:span text:style-name="T1054"> <text:s text:c="3"/>)</text:span><text:span text:style-name="T577">-&gt;</text:span><text:span text:style-name="T798">assertSessionHasErrors</text:span><text:span text:style-name="T1054">(</text:span><text:span text:style-name="T1359">'</text:span><text:span text:style-name="T1458">email</text:span><text:span text:style-name="T1359">'</text:span><text:span text:style-name="T1054">);</text:span><text:line-break/><text:span text:style-name="T1054">}</text:span><text:line-break/><text:line-break/><text:span text:style-name="T225">/** </text:span><text:span text:style-name="T1911">@test </text:span><text:span text:style-name="T225">*/</text:span><text:line-break/><text:span text:style-name="T1741">public function </text:span><text:span text:style-name="T798">the_</text:span><text:span text:style-name="T898">email</text:span><text:span text:style-name="T798">_must_be_a_string</text:span><text:span text:style-name="T1054">()</text:span><text:line-break/><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text:span><text:span text:style-name="T1458">email</text:span><text:span text:style-name="T1359">' </text:span><text:span text:style-name="T577">=&gt; </text:span><text:span text:style-name="T2195">1234</text:span><text:span text:style-name="T1054">])</text:span><text:line-break/><text:span text:style-name="T1054"> <text:s text:c="3"/>)</text:span><text:span text:style-name="T577">-&gt;</text:span><text:span text:style-name="T798">assertSessionHasErrors</text:span><text:span text:style-name="T1054">(</text:span><text:span text:style-name="T1359">'</text:span><text:span text:style-name="T1458">email</text:span><text:span text:style-name="T1359">'</text:span><text:span text:style-name="T1054">);</text:span><text:line-break/><text:span text:style-name="T1054">}</text:span><text:line-break/><text:line-break/><text:span text:style-name="T225">/** </text:span><text:span text:style-name="T1911">@test </text:span><text:span text:style-name="T225">*/</text:span><text:line-break/><text:soft-page-break/><text:span text:style-name="T1741">public function </text:span><text:span text:style-name="T798">the_</text:span><text:span text:style-name="T898">email</text:span><text:span text:style-name="T798">_may_not_be_greater_than_</text:span><text:span text:style-name="T898">100</text:span><text:span text:style-name="T798">_characters</text:span><text:span text:style-name="T1054">()</text:span><text:line-break/></text:p>
      <text:p text:style-name="P1298">El correo vamos a hacer que tenga de máximo 100 caracteres</text:p>
      <text:p text:style-name="P1297"><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text:span><text:span text:style-name="T1458">email</text:span><text:span text:style-name="T1359">' </text:span><text:span text:style-name="T577">=&gt; </text:span><text:span text:style-name="T798">str_random</text:span><text:span text:style-name="T1054">(</text:span><text:span text:style-name="T2226">101</text:span><text:span text:style-name="T1054">)])</text:span><text:line-break/><text:span text:style-name="T3592">Ponemos un valor de 101</text:span></text:p>
      <text:p text:style-name="P1297"><text:span text:style-name="T1054"><text:s text:c="4"/>)</text:span><text:span text:style-name="T577">-&gt;</text:span><text:span text:style-name="T798">assertSessionHasErrors</text:span><text:span text:style-name="T1054">(</text:span><text:span text:style-name="T1359">'</text:span><text:span text:style-name="T1458">email</text:span><text:span text:style-name="T1359">'</text:span><text:span text:style-name="T1054">);</text:span><text:line-break/><text:span text:style-name="T3592">Vemos que tiene errores la sesión</text:span></text:p>
      <text:p text:style-name="P431">}</text:p>
      <text:p text:style-name="P359"/>
      <text:p text:style-name="P360">Si ejecutamos los tests, fallará porque tenemos que agregar esto:</text:p>
      <text:p text:style-name="P1298"><text:span text:style-name="T1755">protected function </text:span><text:span text:style-name="T798">validator</text:span><text:span text:style-name="T1054">(</text:span><text:span text:style-name="T1741">array </text:span><text:span text:style-name="T289">$data</text:span><text:span text:style-name="T1054">)</text:span><text:line-break/><text:span text:style-name="T1054">{</text:span><text:line-break/><text:span text:style-name="T1054"> <text:s text:c="3"/></text:span><text:span text:style-name="T1741">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7"/></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7"/></text:span><text:span text:style-name="T1359">'fir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7"/></text:span><text:span text:style-name="T1359">'la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7"/></text:span><text:span text:style-name="T1359">'email' </text:span><text:span text:style-name="T577">=&gt;</text:span><text:span text:style-name="T1054">[</text:span><text:span text:style-name="T1458">'required'</text:span><text:span text:style-name="T1200">, </text:span><text:span text:style-name="T1458">'string'</text:span><text:span text:style-name="T1200">, </text:span><text:span text:style-name="T1458">'max:100'</text:span><text:span text:style-name="T1054">],</text:span><text:line-break/><text:span text:style-name="T1054"> <text:s text:c="7"/></text:span><text:span text:style-name="T1359">'password' </text:span><text:span text:style-name="T577">=&gt;</text:span><text:span text:style-name="T1054">[], </text:span><text:span text:style-name="T225">//'required|string|min:6|confirmed',</text:span><text:line-break/><text:span text:style-name="T225"> <text:s text:c="3"/></text:span><text:span text:style-name="T1054">]);</text:span><text:line-break/><text:span text:style-name="T1054">}</text:span></text:p>
      <text:p text:style-name="P360"/>
      <text:p text:style-name="P1299"><text:span text:style-name="T2916">Ahora vamos a hacer el </text:span><text:span text:style-name="T2607">test</text:span><text:span text:style-name="T2916"> para que el </text:span><text:span text:style-name="T2607">email</text:span><text:span text:style-name="T2916"> sea válido:</text:span></text:p>
      <text:p text:style-name="P1300"><text:span text:style-name="T229">/** </text:span><text:span text:style-name="T1911">@test </text:span><text:span text:style-name="T225">*/</text:span><text:line-break/><text:span text:style-name="T1741">public function </text:span><text:span text:style-name="T898">the_email_must_be_a_valid_email_address</text:span><text:span text:style-name="T1054">()</text:span><text:line-break/><text:span text:style-name="T3593">El </text:span><text:span text:style-name="T2873">email</text:span><text:span text:style-name="T3593"> debe ser un correo electrónico válido</text:span></text:p>
      <text:p text:style-name="P1300"><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email' </text:span><text:span text:style-name="T577">=&gt; </text:span><text:span text:style-name="T1359">'</text:span><text:span text:style-name="T1458">invalid@email</text:span><text:span text:style-name="T1359">'</text:span><text:span text:style-name="T1054">])</text:span><text:line-break/><text:span text:style-name="T3593">Le metemos un correo inválido</text:span></text:p>
      <text:p text:style-name="P1300"><text:span text:style-name="T1054"><text:s text:c="4"/>)</text:span><text:span text:style-name="T577">-&gt;</text:span><text:span text:style-name="T798">assertSessionHasErrors</text:span><text:span text:style-name="T1054">(</text:span><text:span text:style-name="T1359">'email'</text:span><text:span text:style-name="T1054">);</text:span><text:line-break/><text:span text:style-name="T1054">}</text:span></text:p>
      <text:p text:style-name="P361"/>
      <text:p text:style-name="P1301"><text:span text:style-name="T2916">Ejecutamos y el </text:span><text:span text:style-name="T2607">test</text:span><text:span text:style-name="T2916"> falla. Añadimos esto:</text:span></text:p>
      <text:p text:style-name="P1301"><text:span text:style-name="T1755">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3"/></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3"/></text:span><text:span text:style-name="T1359">'fir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3"/></text:span><text:span text:style-name="T1359">'la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3"/></text:span><text:span text:style-name="T1359">'email' </text:span><text:span text:style-name="T577">=&gt;</text:span><text:span text:style-name="T1054">[</text:span><text:span text:style-name="T1359">'required'</text:span><text:span text:style-name="T1054">, </text:span><text:span text:style-name="T1359">'string'</text:span><text:span text:style-name="T1054">, </text:span><text:span text:style-name="T1359">'max:100'</text:span><text:span text:style-name="T1054">, </text:span><text:span text:style-name="T1359">'</text:span><text:span text:style-name="T1458">email</text:span><text:span text:style-name="T1359">'</text:span><text:span text:style-name="T1054">],</text:span></text:p>
      <text:p text:style-name="P362"/>
      <text:p text:style-name="P362">Ejecutamos otra vez y ya pasa.</text:p>
      <text:p text:style-name="P362"/>
      <text:p text:style-name="P1302"><text:span text:style-name="T2916">Si quitamos la regla </text:span><text:span text:style-name="T2607">string</text:span><text:span text:style-name="T2916"> o la </text:span><text:span text:style-name="T2607">max:100</text:span><text:span text:style-name="T2916">, seguiría pasando porque la regla </text:span><text:span text:style-name="T2607">email</text:span><text:span text:style-name="T2916"> ya los incluye. Podemos quitar esos </text:span><text:span text:style-name="T2607">tests</text:span><text:span text:style-name="T2916">:<text:line-break/></text:span><text:line-break/><text:span text:style-name="T288">/** </text:span><text:span text:style-name="T1951">@test </text:span><text:span text:style-name="T288">*/</text:span><text:span text:style-name="T3420"><text:line-break/></text:span><text:span text:style-name="T1949">public function </text:span><text:span text:style-name="T1046">the_email_must_be_a_string</text:span><text:span text:style-name="T1353">()</text:span><text:span text:style-name="T3420"><text:line-break/></text:span><text:span text:style-name="T1353">{</text:span><text:span text:style-name="T3420"><text:line-break/></text:span><text:span text:style-name="T1353"> <text:s text:c="3"/></text:span><text:span text:style-name="T572">$this</text:span><text:span text:style-name="T794">-&gt;</text:span><text:span text:style-name="T1046">post</text:span><text:span text:style-name="T1353">(</text:span><text:span text:style-name="T3420"><text:line-break/></text:span><text:span text:style-name="T1353"> <text:s text:c="7"/></text:span><text:span text:style-name="T1046">route</text:span><text:span text:style-name="T1353">(</text:span><text:span text:style-name="T1592">'register'</text:span><text:span text:style-name="T1353">),</text:span><text:span text:style-name="T3420"><text:line-break/></text:span><text:span text:style-name="T1353"> <text:s text:c="7"/></text:span><text:span text:style-name="T572">$this</text:span><text:span text:style-name="T794">-&gt;</text:span><text:span text:style-name="T1046">userValidData</text:span><text:span text:style-name="T1353">([</text:span><text:span text:style-name="T1592">'email' </text:span><text:span text:style-name="T794">=&gt; </text:span><text:span text:style-name="T2283">1234</text:span><text:span text:style-name="T1353">])</text:span><text:span text:style-name="T3420"><text:line-break/></text:span><text:span text:style-name="T1353"> <text:s text:c="3"/>)</text:span><text:span text:style-name="T794">-&gt;</text:span><text:span text:style-name="T1046">assertSessionHasErrors</text:span><text:span text:style-name="T1353">(</text:span><text:span text:style-name="T1592">'email'</text:span><text:span text:style-name="T1353">);</text:span><text:span text:style-name="T3420"><text:line-break/></text:span><text:span text:style-name="T1353">}</text:span></text:p>
      <text:p text:style-name="P1302"><text:span text:style-name="T3420"><text:line-break/></text:span><text:span text:style-name="T288">/** </text:span><text:span text:style-name="T1951">@test </text:span><text:span text:style-name="T288">*/</text:span><text:span text:style-name="T3420"><text:line-break/></text:span><text:soft-page-break/><text:span text:style-name="T1949">public function </text:span><text:span text:style-name="T1046">the_email_may_not_be_greater_than_100_characters</text:span><text:span text:style-name="T1353">()</text:span><text:span text:style-name="T3420"><text:line-break/></text:span><text:span text:style-name="T1353">{</text:span><text:span text:style-name="T3420"><text:line-break/></text:span><text:span text:style-name="T1353"> <text:s text:c="3"/></text:span><text:span text:style-name="T572">$this</text:span><text:span text:style-name="T794">-&gt;</text:span><text:span text:style-name="T1046">post</text:span><text:span text:style-name="T1353">(</text:span><text:span text:style-name="T3420"><text:line-break/></text:span><text:span text:style-name="T1353"> <text:s text:c="7"/></text:span><text:span text:style-name="T1046">route</text:span><text:span text:style-name="T1353">(</text:span><text:span text:style-name="T1592">'register'</text:span><text:span text:style-name="T1353">),</text:span><text:span text:style-name="T3420"><text:line-break/></text:span><text:span text:style-name="T1353"> <text:s text:c="7"/></text:span><text:span text:style-name="T572">$this</text:span><text:span text:style-name="T794">-&gt;</text:span><text:span text:style-name="T1046">userValidData</text:span><text:span text:style-name="T1353">([</text:span><text:span text:style-name="T1592">'email' </text:span><text:span text:style-name="T794">=&gt; </text:span><text:span text:style-name="T1046">str_random</text:span><text:span text:style-name="T1353">(</text:span><text:span text:style-name="T2283">101</text:span><text:span text:style-name="T1353">)])</text:span><text:span text:style-name="T3420"><text:line-break/></text:span><text:span text:style-name="T1353"> <text:s text:c="3"/>)</text:span><text:span text:style-name="T794">-&gt;</text:span><text:span text:style-name="T1046">assertSessionHasErrors</text:span><text:span text:style-name="T1353">(</text:span><text:span text:style-name="T1592">'email'</text:span><text:span text:style-name="T1353">);</text:span><text:span text:style-name="T3420"><text:line-break/></text:span><text:span text:style-name="T1353">}</text:span><text:line-break/></text:p>
      <text:p text:style-name="P363">Y las reglas también:</text:p>
      <text:p text:style-name="P1303"><text:span text:style-name="T1755">protected function </text:span><text:span text:style-name="T798">validator</text:span><text:span text:style-name="T1054">(</text:span><text:span text:style-name="T1741">array </text:span><text:span text:style-name="T289">$data</text:span><text:span text:style-name="T1054">)</text:span><text:line-break/><text:span text:style-name="T1054">{</text:span><text:line-break/><text:span text:style-name="T1054"> <text:s text:c="3"/></text:span><text:span text:style-name="T1741">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7"/></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7"/></text:span><text:span text:style-name="T1359">'fir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7"/></text:span><text:span text:style-name="T1359">'la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7"/></text:span><text:span text:style-name="T1359">'email' </text:span><text:span text:style-name="T577">=&gt;</text:span><text:span text:style-name="T1054">[</text:span><text:span text:style-name="T1359">'required'</text:span><text:span text:style-name="T1054">, </text:span><text:span text:style-name="T1592">'string'</text:span><text:span text:style-name="T1353">, </text:span><text:span text:style-name="T1592">'max:100'</text:span><text:span text:style-name="T1353">,</text:span><text:span text:style-name="T1054"> </text:span><text:span text:style-name="T1359">'email'</text:span><text:span text:style-name="T1054">],</text:span><text:line-break/><text:span text:style-name="T1054"> <text:s text:c="7"/></text:span><text:span text:style-name="T1359">'password' </text:span><text:span text:style-name="T577">=&gt;</text:span><text:span text:style-name="T1054">[], </text:span><text:span text:style-name="T225">//'required|string|min:6|confirmed',</text:span><text:line-break/><text:span text:style-name="T225"> <text:s text:c="3"/></text:span><text:span text:style-name="T1054">]);</text:span><text:line-break/><text:span text:style-name="T1054">}</text:span></text:p>
      <text:p text:style-name="P363"/>
      <text:p text:style-name="P364">Ejecutamos y seguirían pasando.</text:p>
      <text:p text:style-name="P1304"><text:span text:style-name="T2916">Vamos a verificar ahora que el </text:span><text:span text:style-name="T2607">email</text:span><text:span text:style-name="T2916"> sea único en la </text:span><text:span text:style-name="T2607">BBDD</text:span><text:span text:style-name="T2916">:<text:line-break/></text:span><text:span text:style-name="T229">/** </text:span><text:span text:style-name="T1920">@test </text:span><text:span text:style-name="T229">*/</text:span><text:span text:style-name="T2916"><text:line-break/></text:span><text:span text:style-name="T1755">public function </text:span><text:span text:style-name="T817">the_email_must_</text:span><text:span text:style-name="T910">be_unique</text:span><text:span text:style-name="T1073">()</text:span><text:span text:style-name="T2916"><text:line-break/></text:span><text:span text:style-name="T3110">El email tiene que ser único</text:span></text:p>
      <text:p text:style-name="P1305"><text:span text:style-name="T1073">{</text:span><text:span text:style-name="T2916"><text:line-break/></text:span><text:span text:style-name="T1213"> <text:s text:c="3"/></text:span><text:span text:style-name="T910">factory</text:span><text:span text:style-name="T1213">(</text:span><text:span text:style-name="T1644">User</text:span><text:span text:style-name="T677">::</text:span><text:span text:style-name="T1855">class</text:span><text:span text:style-name="T1213">)</text:span><text:span text:style-name="T677">-&gt;</text:span><text:span text:style-name="T910">create</text:span><text:span text:style-name="T1213">([</text:span><text:span text:style-name="T1475">'email' </text:span><text:span text:style-name="T677">=&gt; </text:span><text:span text:style-name="T1475">'</text:span><text:span text:style-name="T2421">anas@email.com</text:span><text:span text:style-name="T1475">'</text:span><text:span text:style-name="T1213">]);</text:span><text:span text:style-name="T2916"><text:line-break/></text:span><text:span text:style-name="T3111">Creamos un usuario con el </text:span><text:span text:style-name="T2875">factory</text:span><text:span text:style-name="T3111"> por lo que tenemos </text:span><text:span text:style-name="T3112">ese usuario con ese </text:span><text:span text:style-name="T2874">email</text:span><text:span text:style-name="T3112"> en la </text:span><text:span text:style-name="T2874">BBDD</text:span><text:span text:style-name="T2916"><text:line-break/></text:span><text:span text:style-name="T1073"> <text:s text:c="3"/></text:span><text:span text:style-name="T302">$this</text:span><text:span text:style-name="T593">-&gt;</text:span><text:span text:style-name="T817">post</text:span><text:span text:style-name="T1073">(</text:span><text:span text:style-name="T2916"><text:line-break/></text:span><text:span text:style-name="T1073"> <text:s text:c="7"/></text:span><text:span text:style-name="T817">route</text:span><text:span text:style-name="T1073">(</text:span><text:span text:style-name="T1378">'register'</text:span><text:span text:style-name="T1073">),</text:span><text:span text:style-name="T2916"><text:line-break/></text:span><text:span text:style-name="T1073"> <text:s text:c="7"/></text:span><text:span text:style-name="T302">$this</text:span><text:span text:style-name="T593">-&gt;</text:span><text:span text:style-name="T817">userValidData</text:span><text:span text:style-name="T1073">([</text:span><text:span text:style-name="T1378">'email' </text:span><text:span text:style-name="T593">=&gt; </text:span><text:span text:style-name="T1378">'</text:span><text:span text:style-name="T2421">anas@email.com</text:span><text:span text:style-name="T1378">'</text:span><text:span text:style-name="T1073">])</text:span><text:span text:style-name="T2916"><text:line-break/></text:span><text:span text:style-name="T3113">Intentamos crear un usuario con ese mismo </text:span><text:span text:style-name="T2876">email</text:span></text:p>
      <text:p text:style-name="P1305"><text:span text:style-name="T1073"><text:s text:c="4"/>)</text:span><text:span text:style-name="T593">-&gt;</text:span><text:span text:style-name="T817">assertSessionHasErrors</text:span><text:span text:style-name="T1073">(</text:span><text:span text:style-name="T1378">'email'</text:span><text:span text:style-name="T1073">);</text:span><text:span text:style-name="T2916"><text:line-break/></text:span><text:span text:style-name="T3113">Nos aseguramos de que falle</text:span></text:p>
      <text:p text:style-name="P413">}</text:p>
      <text:p text:style-name="P364"/>
      <text:p text:style-name="P365">Ejecutamos el <text:span text:style-name="T2607">test</text:span> y falla porque es necesario decirle que el <text:span text:style-name="T2607">email</text:span> es <text:span text:style-name="T2607">unique</text:span> en <text:span text:style-name="T2607">users</text:span>:</text:p>
      <text:p text:style-name="P365"><text:span text:style-name="T1933">protected function </text:span><text:span text:style-name="T1009">validator</text:span><text:span text:style-name="T1328">(</text:span><text:span text:style-name="T1933">array </text:span><text:span text:style-name="T513">$data</text:span><text:span text:style-name="T1328">)</text:span><text:line-break/><text:span text:style-name="T1328">{</text:span><text:line-break/><text:span text:style-name="T1328"> <text:s text:c="3"/></text:span><text:span text:style-name="T1933">return </text:span><text:span text:style-name="T1664">Validator</text:span><text:span text:style-name="T776">::</text:span><text:span text:style-name="T1032">make</text:span><text:span text:style-name="T1328">(</text:span><text:span text:style-name="T513">$data</text:span><text:span text:style-name="T1328">, [</text:span><text:line-break/><text:span text:style-name="T1328"> <text:s text:c="7"/></text:span><text:span text:style-name="T1574">'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7"/></text:span><text:span text:style-name="T1574">'first_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7"/></text:span><text:span text:style-name="T1574">'last_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7"/></text:span><text:span text:style-name="T1574">'email' </text:span><text:span text:style-name="T776">=&gt;</text:span><text:span text:style-name="T1328">[</text:span><text:span text:style-name="T1574">'required'</text:span><text:span text:style-name="T1328">, </text:span><text:span text:style-name="T1574">'email'</text:span><text:span text:style-name="T1328">, </text:span><text:span text:style-name="T1574">'</text:span><text:span text:style-name="T1576">unique:users</text:span><text:span text:style-name="T1574">'</text:span><text:span text:style-name="T1328">],</text:span><text:line-break/><text:span text:style-name="T1328"> <text:s text:c="7"/></text:span><text:span text:style-name="T1574">'password' </text:span><text:span text:style-name="T776">=&gt;</text:span><text:span text:style-name="T1328">[], </text:span><text:span text:style-name="T275">//'required|string|min:6|confirmed',</text:span><text:line-break/><text:span text:style-name="T275"> <text:s text:c="3"/></text:span><text:span text:style-name="T1328">]);</text:span><text:line-break/><text:span text:style-name="T1328">}</text:span></text:p>
      <text:p text:style-name="P365"/>
      <text:p text:style-name="P366">Ahora vamos con la contraseña:</text:p>
      <text:p text:style-name="P366"><text:span text:style-name="T275">/** </text:span><text:span text:style-name="T1911">@test </text:span><text:span text:style-name="T275">*/</text:span><text:line-break/><text:span text:style-name="T1933">public function </text:span><text:span text:style-name="T1009">the_</text:span><text:span text:style-name="T1011">password</text:span><text:span text:style-name="T1009">_is_required</text:span><text:span text:style-name="T1328">()</text:span><text:line-break/><text:span text:style-name="T1328">{</text:span><text:line-break/><text:span text:style-name="T1328"> <text:s text:c="3"/></text:span><text:span text:style-name="T513">$this</text:span><text:span text:style-name="T776">-&gt;</text:span><text:span text:style-name="T1009">post</text:span><text:span text:style-name="T1328">(</text:span><text:line-break/><text:span text:style-name="T1328"> <text:s text:c="7"/></text:span><text:span text:style-name="T1009">route</text:span><text:span text:style-name="T1328">(</text:span><text:span text:style-name="T1574">'register'</text:span><text:span text:style-name="T1328">),</text:span><text:line-break/><text:span text:style-name="T1328"> <text:s text:c="7"/></text:span><text:span text:style-name="T513">$this</text:span><text:span text:style-name="T776">-&gt;</text:span><text:span text:style-name="T1009">userValidData</text:span><text:span text:style-name="T1328">([</text:span><text:span text:style-name="T1574">'</text:span><text:span text:style-name="T1576">password</text:span><text:span text:style-name="T1574">' </text:span><text:span text:style-name="T776">=&gt; </text:span><text:span text:style-name="T2259">null</text:span><text:span text:style-name="T1328">])</text:span><text:line-break/><text:span text:style-name="T1328"> <text:s text:c="3"/>)</text:span><text:span text:style-name="T776">-&gt;</text:span><text:span text:style-name="T1009">assertSessionHasErrors</text:span><text:span text:style-name="T1328">(</text:span><text:span text:style-name="T1574">'</text:span><text:span text:style-name="T1576">password</text:span><text:span text:style-name="T1574">'</text:span><text:span text:style-name="T1328">);</text:span><text:line-break/><text:span text:style-name="T1328">}</text:span><text:line-break/><text:line-break/><text:span text:style-name="T275">/** </text:span><text:span text:style-name="T1911">@test </text:span><text:span text:style-name="T275">*/</text:span><text:line-break/><text:span text:style-name="T1933">public function </text:span><text:span text:style-name="T1009">the_</text:span><text:span text:style-name="T1011">password</text:span><text:span text:style-name="T1009">_must_be_a_string</text:span><text:span text:style-name="T1328">()</text:span><text:line-break/><text:soft-page-break/><text:span text:style-name="T1328">{</text:span><text:line-break/><text:span text:style-name="T1328"> <text:s text:c="3"/></text:span><text:span text:style-name="T513">$this</text:span><text:span text:style-name="T776">-&gt;</text:span><text:span text:style-name="T1009">post</text:span><text:span text:style-name="T1328">(</text:span><text:line-break/><text:span text:style-name="T1328"> <text:s text:c="7"/></text:span><text:span text:style-name="T1009">route</text:span><text:span text:style-name="T1328">(</text:span><text:span text:style-name="T1574">'register'</text:span><text:span text:style-name="T1328">),</text:span><text:line-break/><text:span text:style-name="T1328"> <text:s text:c="7"/></text:span><text:span text:style-name="T513">$this</text:span><text:span text:style-name="T776">-&gt;</text:span><text:span text:style-name="T1009">userValidData</text:span><text:span text:style-name="T1328">([</text:span><text:span text:style-name="T1574">'</text:span><text:span text:style-name="T1576">password</text:span><text:span text:style-name="T1574">' </text:span><text:span text:style-name="T776">=&gt; </text:span><text:span text:style-name="T2259">1234</text:span><text:span text:style-name="T1328">])</text:span><text:line-break/><text:span text:style-name="T1328"> <text:s text:c="3"/>)</text:span><text:span text:style-name="T776">-&gt;</text:span><text:span text:style-name="T1009">assertSessionHasErrors</text:span><text:span text:style-name="T1328">(</text:span><text:span text:style-name="T1574">'</text:span><text:span text:style-name="T1576">password</text:span><text:span text:style-name="T1574">'</text:span><text:span text:style-name="T1328">);</text:span><text:line-break/><text:span text:style-name="T1328">}</text:span></text:p>
      <text:p text:style-name="P366"/>
      <text:p text:style-name="P367">Ejecutamos y falla. Añadimos esto:</text:p>
      <text:p text:style-name="P367"><text:span text:style-name="T1933">protected function </text:span><text:span text:style-name="T1009">validator</text:span><text:span text:style-name="T1328">(</text:span><text:span text:style-name="T1933">array </text:span><text:span text:style-name="T513">$data</text:span><text:span text:style-name="T1328">)</text:span><text:line-break/><text:span text:style-name="T1328">{</text:span><text:line-break/><text:span text:style-name="T1328"> <text:s text:c="3"/></text:span><text:span text:style-name="T1933">return </text:span><text:span text:style-name="T1664">Validator</text:span><text:span text:style-name="T776">::</text:span><text:span text:style-name="T1032">make</text:span><text:span text:style-name="T1328">(</text:span><text:span text:style-name="T513">$data</text:span><text:span text:style-name="T1328">, [</text:span><text:line-break/><text:span text:style-name="T1328"> <text:s text:c="7"/></text:span><text:span text:style-name="T1574">'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7"/></text:span><text:span text:style-name="T1574">'first_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7"/></text:span><text:span text:style-name="T1574">'last_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7"/></text:span><text:span text:style-name="T1574">'email' </text:span><text:span text:style-name="T776">=&gt;</text:span><text:span text:style-name="T1328">[</text:span><text:span text:style-name="T1574">'required'</text:span><text:span text:style-name="T1328">, </text:span><text:span text:style-name="T1574">'email'</text:span><text:span text:style-name="T1328">, </text:span><text:span text:style-name="T1574">'unique:users'</text:span><text:span text:style-name="T1328">],</text:span><text:line-break/><text:span text:style-name="T1328"> <text:s text:c="7"/></text:span><text:span text:style-name="T1574">'password' </text:span><text:span text:style-name="T776">=&gt;</text:span><text:span text:style-name="T1328">[</text:span><text:span text:style-name="T2443">'required', 'string'</text:span><text:span text:style-name="T1328">], </text:span><text:span text:style-name="T275">// min:6|confirmed',</text:span><text:line-break/><text:span text:style-name="T275"> <text:s text:c="3"/></text:span><text:span text:style-name="T1328">]);</text:span><text:line-break/><text:span text:style-name="T1328">}</text:span><text:line-break/></text:p>
      <text:p text:style-name="P368">Y ahora ya pasan los <text:span text:style-name="T2607">tests</text:span>.</text:p>
      <text:p text:style-name="P368"/>
      <text:p text:style-name="P369">Ahora vamos con la regla del mínimo de caracteres que tiene que ser 6:</text:p>
      <text:p text:style-name="P370"><text:span text:style-name="T275">/** </text:span><text:span text:style-name="T1911">@test </text:span><text:span text:style-name="T275">*/</text:span><text:line-break/><text:span text:style-name="T1933">public function </text:span><text:span text:style-name="T1009">the_</text:span><text:span text:style-name="T1011">password_must_be_at_least_6_characters</text:span><text:span text:style-name="T1328">()</text:span><text:line-break/><text:span text:style-name="T3594">La contraseña debe tener al menos 6 caracteres</text:span></text:p>
      <text:p text:style-name="P370"><text:span text:style-name="T1328">{</text:span><text:line-break/><text:span text:style-name="T1328"> <text:s text:c="3"/></text:span><text:span text:style-name="T513">$this</text:span><text:span text:style-name="T776">-&gt;</text:span><text:span text:style-name="T1009">post</text:span><text:span text:style-name="T1328">(</text:span><text:line-break/><text:span text:style-name="T1328"> <text:s text:c="7"/></text:span><text:span text:style-name="T1009">route</text:span><text:span text:style-name="T1328">(</text:span><text:span text:style-name="T1574">'register'</text:span><text:span text:style-name="T1328">),</text:span><text:line-break/><text:span text:style-name="T1328"> <text:s text:c="7"/></text:span><text:span text:style-name="T513">$this</text:span><text:span text:style-name="T776">-&gt;</text:span><text:span text:style-name="T1009">userValidData</text:span><text:span text:style-name="T1328">([</text:span><text:span text:style-name="T1574">'</text:span><text:span text:style-name="T1576">password</text:span><text:span text:style-name="T1574">' </text:span><text:span text:style-name="T776">=&gt;</text:span><text:span text:style-name="T778"> </text:span><text:span text:style-name="T1011">str_random</text:span><text:span text:style-name="T1330">(</text:span><text:span text:style-name="T2258">5</text:span><text:span text:style-name="T1330">)</text:span><text:span text:style-name="T1328">])</text:span><text:line-break/><text:span text:style-name="T3594">Le pasamos un string de 5 caracteres</text:span></text:p>
      <text:p text:style-name="P370"><text:span text:style-name="T1328"><text:s text:c="4"/>)</text:span><text:span text:style-name="T776">-&gt;</text:span><text:span text:style-name="T1009">assertSessionHasErrors</text:span><text:span text:style-name="T1328">(</text:span><text:span text:style-name="T1574">'</text:span><text:span text:style-name="T1576">password</text:span><text:span text:style-name="T1574">'</text:span><text:span text:style-name="T1328">);</text:span><text:line-break/><text:span text:style-name="T3594">Vemos que falla</text:span></text:p>
      <text:p text:style-name="P414">}</text:p>
      <text:p text:style-name="P369"/>
      <text:p text:style-name="P371">Ejecutamos el <text:span text:style-name="T2607">test</text:span> y no falla. Tenemos que añadir la regla del mínimo de 6:</text:p>
      <text:p text:style-name="P371"><text:span text:style-name="T1933">protected function </text:span><text:span text:style-name="T1009">validator</text:span><text:span text:style-name="T1328">(</text:span><text:span text:style-name="T1933">array </text:span><text:span text:style-name="T513">$data</text:span><text:span text:style-name="T1328">)</text:span><text:line-break/><text:span text:style-name="T1328">{</text:span><text:line-break/><text:span text:style-name="T1328"> <text:s text:c="3"/></text:span><text:span text:style-name="T1933">return </text:span><text:span text:style-name="T1664">Validator</text:span><text:span text:style-name="T776">::</text:span><text:span text:style-name="T1032">make</text:span><text:span text:style-name="T1328">(</text:span><text:span text:style-name="T513">$data</text:span><text:span text:style-name="T1328">, [</text:span><text:line-break/><text:span text:style-name="T1328"> <text:s text:c="7"/></text:span><text:span text:style-name="T1574">'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7"/></text:span><text:span text:style-name="T1574">'first_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7"/></text:span><text:span text:style-name="T1574">'last_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7"/></text:span><text:span text:style-name="T1574">'email' </text:span><text:span text:style-name="T776">=&gt;</text:span><text:span text:style-name="T1328">[</text:span><text:span text:style-name="T1574">'required'</text:span><text:span text:style-name="T1328">, </text:span><text:span text:style-name="T1574">'email'</text:span><text:span text:style-name="T1328">, </text:span><text:span text:style-name="T1574">'unique:users'</text:span><text:span text:style-name="T1328">],</text:span><text:line-break/><text:span text:style-name="T1328"> <text:s text:c="7"/></text:span><text:span text:style-name="T1574">'password' </text:span><text:span text:style-name="T776">=&gt;</text:span><text:span text:style-name="T1328">[</text:span><text:span text:style-name="T1574">'required'</text:span><text:span text:style-name="T1328">, </text:span><text:span text:style-name="T1574">'string'</text:span><text:span text:style-name="T1328">, </text:span><text:span text:style-name="T1574">'</text:span><text:span text:style-name="T1576">min:6</text:span><text:span text:style-name="T1574">'</text:span><text:span text:style-name="T1328">], </text:span><text:span text:style-name="T275">// confirmed',</text:span><text:line-break/><text:span text:style-name="T275"> <text:s text:c="3"/></text:span><text:span text:style-name="T1328">]);</text:span><text:line-break/><text:span text:style-name="T1328">}</text:span></text:p>
      <text:p text:style-name="P371"/>
      <text:p text:style-name="P372">Por último vamos con la regla de confirmación de la contraseña:</text:p>
      <text:p text:style-name="Standard"><text:span text:style-name="T239">/** </text:span><text:span text:style-name="T1921">@test </text:span><text:span text:style-name="T239">*/</text:span><text:span text:style-name="T3114"><text:line-break/></text:span><text:span text:style-name="T1791">public function </text:span><text:span text:style-name="T834">the_password_must_be_confirmed</text:span><text:span text:style-name="T1096">()</text:span><text:span text:style-name="T3114"><text:line-break/></text:span><text:span text:style-name="T1096">{</text:span><text:span text:style-name="T3114"><text:line-break/></text:span><text:span text:style-name="T1096"> <text:s text:c="3"/></text:span><text:span text:style-name="T333">$this</text:span><text:span text:style-name="T605">-&gt;</text:span><text:span text:style-name="T834">post</text:span><text:span text:style-name="T1096">(</text:span><text:span text:style-name="T3114"><text:line-break/></text:span><text:span text:style-name="T1096"> <text:s text:c="7"/></text:span><text:span text:style-name="T834">route</text:span><text:span text:style-name="T1096">(</text:span><text:span text:style-name="T1398">'register'</text:span><text:span text:style-name="T1096">),</text:span><text:span text:style-name="T3114"><text:line-break/></text:span><text:span text:style-name="T1096"> <text:s text:c="7"/></text:span><text:span text:style-name="T333">$this</text:span><text:span text:style-name="T605">-&gt;</text:span><text:span text:style-name="T834">userValidData</text:span><text:span text:style-name="T1096">([</text:span><text:span text:style-name="T3114"><text:line-break/></text:span><text:span text:style-name="T1227"> <text:s text:c="11"/></text:span><text:span text:style-name="T1488">'password' </text:span><text:span text:style-name="T689">=&gt; </text:span><text:span text:style-name="T1488">'secret'</text:span><text:span text:style-name="T1227">,</text:span><text:span text:style-name="T2915"><text:line-break/></text:span><text:span text:style-name="T3595">Enviamos una contraseña válida</text:span></text:p>
      <text:p text:style-name="P373"><text:span text:style-name="T1330"><text:s text:c="12"/></text:span><text:span text:style-name="T1576">'password_confirmation'</text:span><text:span text:style-name="T778">=&gt;</text:span><text:span text:style-name="T1935">null</text:span><text:line-break/><text:span text:style-name="T3595">Pero no la confirmación</text:span></text:p>
      <text:p text:style-name="P373"><text:soft-page-break/><text:span text:style-name="T1933"><text:s text:c="8"/></text:span><text:span text:style-name="T1328">])</text:span><text:line-break/><text:span text:style-name="T1328"> <text:s text:c="3"/>)</text:span><text:span text:style-name="T776">-&gt;</text:span><text:span text:style-name="T1009">assertSessionHasErrors</text:span><text:span text:style-name="T1328">(</text:span><text:span text:style-name="T1574">'password'</text:span><text:span text:style-name="T1328">);</text:span><text:line-break/><text:span text:style-name="T3595">Vemos que da error</text:span></text:p>
      <text:p text:style-name="P415">}</text:p>
      <text:p text:style-name="P372"/>
      <text:p text:style-name="P374">El <text:span text:style-name="T2607">test</text:span> falla porque no tenemos la regla de la confirmación de la contraseña. Vamos a agregarla:</text:p>
      <text:p text:style-name="P374"><text:span text:style-name="T1933">return </text:span><text:span text:style-name="T1664">Validator</text:span><text:span text:style-name="T776">::</text:span><text:span text:style-name="T1032">make</text:span><text:span text:style-name="T1328">(</text:span><text:span text:style-name="T513">$data</text:span><text:span text:style-name="T1328">, [</text:span><text:line-break/><text:span text:style-name="T1328"> <text:s text:c="3"/></text:span><text:span text:style-name="T1574">'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3"/></text:span><text:span text:style-name="T1574">'first_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3"/></text:span><text:span text:style-name="T1574">'last_name' </text:span><text:span text:style-name="T776">=&gt;</text:span><text:span text:style-name="T1328">[</text:span><text:span text:style-name="T1574">'required'</text:span><text:span text:style-name="T1328">, </text:span><text:span text:style-name="T1574">'string'</text:span><text:span text:style-name="T1328">, </text:span><text:span text:style-name="T1574">'max:60'</text:span><text:span text:style-name="T1328">],</text:span><text:line-break/><text:span text:style-name="T1328"> <text:s text:c="3"/></text:span><text:span text:style-name="T1574">'email' </text:span><text:span text:style-name="T776">=&gt;</text:span><text:span text:style-name="T1328">[</text:span><text:span text:style-name="T1574">'required'</text:span><text:span text:style-name="T1328">, </text:span><text:span text:style-name="T1574">'email'</text:span><text:span text:style-name="T1328">, </text:span><text:span text:style-name="T1574">'unique:users'</text:span><text:span text:style-name="T1328">],</text:span><text:line-break/><text:span text:style-name="T1328"> <text:s text:c="3"/></text:span><text:span text:style-name="T1574">'password' </text:span><text:span text:style-name="T776">=&gt;</text:span><text:span text:style-name="T1328">[</text:span><text:span text:style-name="T1574">'required'</text:span><text:span text:style-name="T1328">, </text:span><text:span text:style-name="T1574">'string'</text:span><text:span text:style-name="T1328">, </text:span><text:span text:style-name="T1574">'min:6'</text:span><text:span text:style-name="T1328">, </text:span><text:span text:style-name="T1574">'</text:span><text:span text:style-name="T1576">confirmed</text:span><text:span text:style-name="T1574">'</text:span><text:span text:style-name="T1328">],</text:span><text:line-break/><text:span text:style-name="T1328">]);</text:span></text:p>
      <text:p text:style-name="P374"/>
      <text:p text:style-name="P375">Y ahora ya pasan todos los <text:span text:style-name="T2607">tests</text:span>.</text:p>
      <text:p text:style-name="P375"/>
      <text:p text:style-name="P376"><text:a xlink:type="simple" xlink:href="https://github.com/anasmez/social/commit/9dc9c4115fca04da4acc69b0c160fc37de23453f" text:style-name="Internet_20_link" text:visited-style-name="Visited_20_Internet_20_Link">Commit</text:a></text:p>
      <text:p text:style-name="P375"/>
      <text:h text:style-name="Heading_20_3" text:outline-level="3">Vídeo 47</text:h>
      <text:p text:style-name="Text_20_body"/>
      <text:p text:style-name="P1385"><text:span text:style-name="T3596">Vamos a completar los </text:span><text:span text:style-name="T2877">tests</text:span><text:span text:style-name="T3596"> del </text:span><text:span text:style-name="T2877">user_name</text:span><text:span text:style-name="T3596"> como que tiene que ser único. Vamos a copiar el </text:span><text:span text:style-name="T2877">test</text:span><text:span text:style-name="T3596"> del </text:span><text:span text:style-name="T2877">email</text:span><text:span text:style-name="T3596"> único y vamos a modificarlo:<text:line-break/></text:span><text:span text:style-name="T225">/** </text:span><text:span text:style-name="T1911">@test </text:span><text:span text:style-name="T225">*/</text:span><text:line-break/><text:span text:style-name="T1741">public function </text:span><text:span text:style-name="T798">the_</text:span><text:span text:style-name="T898">name</text:span><text:span text:style-name="T798">_must_be_unique</text:span><text:span text:style-name="T1054">()</text:span><text:line-break/><text:span text:style-name="T3597">El nombre debe ser único</text:span><text:line-break/><text:span text:style-name="T1054">{</text:span><text:line-break/><text:span text:style-name="T1054"> <text:s text:c="3"/></text:span><text:span text:style-name="T798">factory</text:span><text:span text:style-name="T1054">(</text:span><text:span text:style-name="T1597">User</text:span><text:span text:style-name="T577">::</text:span><text:span text:style-name="T1741">class</text:span><text:span text:style-name="T1054">)</text:span><text:span text:style-name="T577">-&gt;</text:span><text:span text:style-name="T798">create</text:span><text:span text:style-name="T1054">([</text:span><text:span text:style-name="T1359">'</text:span><text:span text:style-name="T1458">name</text:span><text:span text:style-name="T1359">' </text:span><text:span text:style-name="T577">=&gt; </text:span><text:span text:style-name="T1359">'</text:span><text:span text:style-name="T1458">AnasMeziani</text:span><text:span text:style-name="T1359">'</text:span><text:span text:style-name="T1054">]);</text:span><text:line-break/><text:span text:style-name="T3597">Vamos a crear un usuario con ese nombre de usuario</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text:span><text:span text:style-name="T1458">name</text:span><text:span text:style-name="T1359">' </text:span><text:span text:style-name="T577">=&gt; </text:span><text:span text:style-name="T1359">'</text:span><text:span text:style-name="T1458">AnasMeziani</text:span><text:span text:style-name="T1359">'</text:span><text:span text:style-name="T1054">])</text:span><text:line-break/><text:span text:style-name="T3597">Intentamos crear un usuario con ese mismo nombre</text:span></text:p>
      <text:p text:style-name="P1385"><text:span text:style-name="T1054"><text:s text:c="4"/>)</text:span><text:span text:style-name="T577">-&gt;</text:span><text:span text:style-name="T798">assertSessionHasErrors</text:span><text:span text:style-name="T1054">(</text:span><text:span text:style-name="T1359">'</text:span><text:span text:style-name="T1458">name</text:span><text:span text:style-name="T1359">'</text:span><text:span text:style-name="T1054">);</text:span><text:line-break/><text:span text:style-name="T3597">Comprobamos que falle</text:span></text:p>
      <text:p text:style-name="P1387">}</text:p>
      <text:p text:style-name="P1306"/>
      <text:p text:style-name="P1307">Ejecutamos y el test falla. Tenemos que añadir la regla de validación:</text:p>
      <text:p text:style-name="P1307"><text:span text:style-name="T1741">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3"/></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1359">'</text:span><text:span text:style-name="T1458">unique:users'</text:span><text:span text:style-name="T1054">],</text:span><text:line-break/><text:span text:style-name="T1054"> <text:s text:c="3"/></text:span><text:span text:style-name="T1359">'fir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3"/></text:span><text:span text:style-name="T1359">'la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3"/></text:span><text:span text:style-name="T1359">'email' </text:span><text:span text:style-name="T577">=&gt;</text:span><text:span text:style-name="T1054">[</text:span><text:span text:style-name="T1359">'required'</text:span><text:span text:style-name="T1054">, </text:span><text:span text:style-name="T1359">'email'</text:span><text:span text:style-name="T1054">, </text:span><text:span text:style-name="T1359">'unique:users'</text:span><text:span text:style-name="T1054">],</text:span><text:line-break/><text:span text:style-name="T1054"> <text:s text:c="3"/></text:span><text:span text:style-name="T1359">'password' </text:span><text:span text:style-name="T577">=&gt;</text:span><text:span text:style-name="T1054">[</text:span><text:span text:style-name="T1359">'required'</text:span><text:span text:style-name="T1054">, </text:span><text:span text:style-name="T1359">'string'</text:span><text:span text:style-name="T1054">, </text:span><text:span text:style-name="T1359">'min:6'</text:span><text:span text:style-name="T1054">, </text:span><text:span text:style-name="T1359">'confirmed'</text:span><text:span text:style-name="T1054">],</text:span><text:line-break/><text:span text:style-name="T1054">]);</text:span></text:p>
      <text:p text:style-name="P1307"/>
      <text:p text:style-name="P1308">Y con esto ya pasa el <text:span text:style-name="T2607">test</text:span> sin problemas.</text:p>
      <text:p text:style-name="P1309">Ahora vamos con el <text:span text:style-name="T2607">test</text:span><text:span text:style-name="T2916"> de que el nombre solo tenga letras.</text:span></text:p>
      <text:p text:style-name="P1393"><text:span text:style-name="T2916">Vamos a hacerlo:</text:span><text:line-break/><text:span text:style-name="T1741">public function </text:span><text:span text:style-name="T798">the_name_</text:span><text:span text:style-name="T898">may_only_contain_letters</text:span><text:span text:style-name="T1054">()</text:span><text:line-break/><text:span text:style-name="T3598">El nombre solo puede tener letras</text:span></text:p>
      <text:p text:style-name="P1310"><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name' </text:span><text:span text:style-name="T577">=&gt; </text:span><text:span text:style-name="T1359">'</text:span><text:span text:style-name="T2417">AnasMeziani2</text:span><text:span text:style-name="T1359">'</text:span><text:span text:style-name="T1054">])</text:span><text:line-break/><text:span text:style-name="T3598">Enviamos el nombre con número</text:span></text:p>
      <text:p text:style-name="P1310"><text:span text:style-name="T1054"><text:s text:c="4"/>)</text:span><text:span text:style-name="T577">-&gt;</text:span><text:span text:style-name="T798">assertSessionHasErrors</text:span><text:span text:style-name="T1054">(</text:span><text:span text:style-name="T1359">'name'</text:span><text:span text:style-name="T1054">);</text:span><text:line-break/><text:span text:style-name="T3598">Vemos que falla</text:span></text:p>
      <text:p text:style-name="P432">}</text:p>
      <text:p text:style-name="P377"/>
      <text:p text:style-name="P378">Pero al ejecutarlo, el nombre con letra pasa porque lo que el test falla. Vamos a añadir la regla de validación:</text:p>
      <text:p text:style-name="P1311"><text:span text:style-name="T1755">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3"/></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1359">'unique:users'</text:span><text:span text:style-name="T1054">, </text:span><text:span text:style-name="T1359">'</text:span><text:span text:style-name="T2417">alpha</text:span><text:span text:style-name="T1359">'</text:span><text:span text:style-name="T1054">],</text:span><text:line-break/>Con esto nos aseguramos de que solo ponga letras</text:p>
      <text:p text:style-name="P1311"><text:span text:style-name="T1054"><text:s text:c="4"/></text:span><text:span text:style-name="T1359">'fir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3"/></text:span><text:span text:style-name="T1359">'la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p>
      <text:p text:style-name="P378"/>
      <text:p text:style-name="P1311"><text:span text:style-name="T2916">Y ahora ya pasan los </text:span><text:span text:style-name="T2607">tests</text:span><text:span text:style-name="T2916">.</text:span></text:p>
      <text:p text:style-name="P378"/>
      <text:p text:style-name="P379">Hay diferentes reglas de validación:</text:p>
      <text:p text:style-name="P1312"><text:span text:style-name="T2607">alpha</text:span><text:span text:style-name="T2916">=solo letras</text:span></text:p>
      <text:p text:style-name="P1312"><text:span text:style-name="T2607">alpha_num</text:span><text:span text:style-name="T2916">=letras y números</text:span></text:p>
      <text:p text:style-name="P1312"><text:span text:style-name="T2607">alpha_dash</text:span><text:span text:style-name="T2916">=letras, números y guiones bajos</text:span></text:p>
      <text:p text:style-name="P379"/>
      <text:p text:style-name="P1312"><text:span text:style-name="T2916">Nosotros nos quedamos con </text:span><text:span text:style-name="T2607">alpha_num</text:span><text:span text:style-name="T2916">:</text:span></text:p>
      <text:p text:style-name="P1313"><text:span text:style-name="T229">/** </text:span><text:span text:style-name="T1911">@test </text:span><text:span text:style-name="T225">*/</text:span><text:line-break/><text:span text:style-name="T1741">public function </text:span><text:span text:style-name="T798">the_name_may_only_contain_letters</text:span><text:span text:style-name="T898">_</text:span><text:span text:style-name="T996">and_</text:span><text:span text:style-name="T898">numbers</text:span><text:span text:style-name="T1054">()</text:span><text:line-break/><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name' </text:span><text:span text:style-name="T577">=&gt; </text:span><text:span text:style-name="T1359">'</text:span><text:span text:style-name="T2417">AnasMez_</text:span><text:span text:style-name="T1359">'</text:span><text:span text:style-name="T1054">])</text:span><text:line-break/><text:span text:style-name="T3599">Ponemos un nombre incorrecto para que pase</text:span></text:p>
      <text:p text:style-name="P1313"><text:span text:style-name="T1054"><text:s text:c="4"/>)</text:span><text:span text:style-name="T577">-&gt;</text:span><text:span text:style-name="T798">assertSessionHasErrors</text:span><text:span text:style-name="T1054">(</text:span><text:span text:style-name="T1359">'name'</text:span><text:span text:style-name="T1054">);</text:span><text:line-break/><text:span text:style-name="T1054">}</text:span></text:p>
      <text:p text:style-name="P379"/>
      <text:p text:style-name="P380">No pasa porque tenemos que cambiar la regla de validación:</text:p>
      <text:p text:style-name="P1314"><text:span text:style-name="T1755">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3"/></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1359">'unique:users'</text:span><text:span text:style-name="T1054">, </text:span><text:span text:style-name="T1359">'</text:span><text:span text:style-name="T2417">alpha_num'</text:span><text:span text:style-name="T1054">],</text:span><text:line-break/><text:span text:style-name="T1054"> <text:s text:c="3"/></text:span><text:span text:style-name="T1359">'fir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3"/></text:span><text:span text:style-name="T1359">'la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p>
      <text:p text:style-name="P380"/>
      <text:p text:style-name="P381">Y con esto ya nos acepta letras y números. Pero no guiones ni caracteres especiales.</text:p>
      <text:p text:style-name="P381">Ahora queremos que tenga mínimo 3 letras. Vamos a copiarlo de la regla de validación de la contraseña y lo modificamos:</text:p>
      <text:p text:style-name="P1315"><text:span text:style-name="T229">/** </text:span><text:span text:style-name="T1911">@test </text:span><text:span text:style-name="T225">*/</text:span><text:line-break/><text:span text:style-name="T1741">public function </text:span><text:span text:style-name="T798">the_</text:span><text:span text:style-name="T2417">name</text:span><text:span text:style-name="T798">_must_be_at_least_</text:span><text:span text:style-name="T2417">3</text:span><text:span text:style-name="T798">_characters</text:span><text:span text:style-name="T1054">()</text:span></text:p>
      <text:p text:style-name="P1315"><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text:span><text:span text:style-name="T2417">name</text:span><text:span text:style-name="T1359">' </text:span><text:span text:style-name="T577">=&gt; </text:span><text:span text:style-name="T1359">'</text:span><text:span text:style-name="T2417">as</text:span><text:span text:style-name="T1359">'</text:span><text:span text:style-name="T1054">])</text:span><text:line-break/><text:span text:style-name="T3600">Le ponemos un nombre cualquiera de 2 caracteres</text:span></text:p>
      <text:p text:style-name="P1315"><text:span text:style-name="T1054"><text:s text:c="4"/>)</text:span><text:span text:style-name="T577">-&gt;</text:span><text:span text:style-name="T798">assertSessionHasErrors</text:span><text:span text:style-name="T1054">(</text:span><text:span text:style-name="T1359">'</text:span><text:span text:style-name="T2417">name</text:span><text:span text:style-name="T1359">'</text:span><text:span text:style-name="T1054">);</text:span><text:line-break/><text:span text:style-name="T1054">}</text:span></text:p>
      <text:p text:style-name="P382"><text:soft-page-break/>Ejecutamos y no pasa. Añadimos la regla de validación:</text:p>
      <text:p text:style-name="P1316"><text:span text:style-name="T1755">protected function </text:span><text:span text:style-name="T798">validator</text:span><text:span text:style-name="T1054">(</text:span><text:span text:style-name="T1741">array </text:span><text:span text:style-name="T289">$data</text:span><text:span text:style-name="T1054">)</text:span><text:line-break/><text:span text:style-name="T1054">{</text:span><text:line-break/><text:span text:style-name="T1054"> <text:s text:c="3"/></text:span><text:span text:style-name="T1741">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7"/></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1359">'unique:users'</text:span><text:span text:style-name="T1054">, </text:span><text:span text:style-name="T1359">'alpha_num'</text:span><text:span text:style-name="T1054">, </text:span><text:span text:style-name="T2417">'min:3'</text:span><text:span text:style-name="T1054">],</text:span><text:line-break/><text:span text:style-name="T1054"> <text:s text:c="7"/></text:span><text:span text:style-name="T1359">'fir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line-break/><text:span text:style-name="T1054"> <text:s text:c="7"/></text:span><text:span text:style-name="T1359">'la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text:span></text:p>
      <text:p text:style-name="P382"/>
      <text:p text:style-name="P382">Y ahora ya pasa.</text:p>
      <text:p text:style-name="P383">Vamos a hacer ahora que el nombre y el apellido no tengan números. Lo haremos rápido porque es más de lo mismo:</text:p>
      <text:p text:style-name="P1317"><text:span text:style-name="T229">/** </text:span><text:span text:style-name="T1911">@test </text:span><text:span text:style-name="T225">*/</text:span><text:line-break/><text:span text:style-name="T1741">public function </text:span><text:span text:style-name="T798">the_first_name_may_only_contain_letters</text:span><text:span text:style-name="T1054">()</text:span><text:line-break/><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first_name' </text:span><text:span text:style-name="T577">=&gt; </text:span><text:span text:style-name="T1359">'Anas 2.'</text:span><text:span text:style-name="T1054">])</text:span><text:line-break/><text:span text:style-name="T1054"> <text:s text:c="3"/>)</text:span><text:span text:style-name="T577">-&gt;</text:span><text:span text:style-name="T798">assertSessionHasErrors</text:span><text:span text:style-name="T1054">(</text:span><text:span text:style-name="T1359">'first_name'</text:span><text:span text:style-name="T1054">);</text:span><text:line-break/><text:span text:style-name="T1054">}</text:span><text:line-break/><text:line-break/><text:span text:style-name="T225">/** </text:span><text:span text:style-name="T1911">@test </text:span><text:span text:style-name="T225">*/</text:span><text:line-break/><text:span text:style-name="T1741">public function </text:span><text:span text:style-name="T798">the_last_name_may_only_contain_letters</text:span><text:span text:style-name="T1054">()</text:span><text:line-break/><text:span text:style-name="T1054">{</text:span><text:line-break/><text:span text:style-name="T1054"> <text:s text:c="3"/></text:span><text:span text:style-name="T289">$this</text:span><text:span text:style-name="T577">-&gt;</text:span><text:span text:style-name="T798">post</text:span><text:span text:style-name="T1054">(</text:span><text:line-break/><text:span text:style-name="T1054"> <text:s text:c="7"/></text:span><text:span text:style-name="T798">route</text:span><text:span text:style-name="T1054">(</text:span><text:span text:style-name="T1359">'register'</text:span><text:span text:style-name="T1054">),</text:span><text:line-break/><text:span text:style-name="T1054"> <text:s text:c="7"/></text:span><text:span text:style-name="T289">$this</text:span><text:span text:style-name="T577">-&gt;</text:span><text:span text:style-name="T798">userValidData</text:span><text:span text:style-name="T1054">([</text:span><text:span text:style-name="T1359">'last_name' </text:span><text:span text:style-name="T577">=&gt; </text:span><text:span text:style-name="T1359">'Meziani 2.'</text:span><text:span text:style-name="T1054">])</text:span><text:line-break/><text:span text:style-name="T1054"> <text:s text:c="3"/>)</text:span><text:span text:style-name="T577">-&gt;</text:span><text:span text:style-name="T798">assertSessionHasErrors</text:span><text:span text:style-name="T1054">(</text:span><text:span text:style-name="T1359">'last_name'</text:span><text:span text:style-name="T1054">);</text:span><text:line-break/><text:span text:style-name="T1054">}</text:span></text:p>
      <text:p text:style-name="P383"/>
      <text:p text:style-name="P384">Ejecutamos y fallan. Añadimos reglas de validación:</text:p>
      <text:p text:style-name="P1318"><text:span text:style-name="T1755">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3"/></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1359">'unique:users'</text:span><text:span text:style-name="T1054">, </text:span><text:span text:style-name="T1359">'alpha_num'</text:span><text:span text:style-name="T1054">, </text:span><text:span text:style-name="T1359">'min:3'</text:span><text:span text:style-name="T1054">],</text:span><text:line-break/><text:span text:style-name="T1054"> <text:s text:c="3"/></text:span><text:span text:style-name="T1359">'fir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1359">'</text:span><text:span text:style-name="T2417">alpha</text:span><text:span text:style-name="T1359">'</text:span><text:span text:style-name="T1054">],</text:span><text:line-break/><text:span text:style-name="T1054"> <text:s text:c="3"/></text:span><text:span text:style-name="T1359">'la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1359">'</text:span><text:span text:style-name="T2417">alpha</text:span><text:span text:style-name="T1359">'</text:span><text:span text:style-name="T1054">],</text:span><text:line-break/><text:span text:style-name="T1054"> <text:s text:c="3"/></text:span><text:span text:style-name="T1359">'email' </text:span><text:span text:style-name="T577">=&gt;</text:span><text:span text:style-name="T1054">[</text:span><text:span text:style-name="T1359">'required'</text:span><text:span text:style-name="T1054">, </text:span><text:span text:style-name="T1359">'email'</text:span><text:span text:style-name="T1054">, </text:span><text:span text:style-name="T1359">'unique:users'</text:span><text:span text:style-name="T1054">],</text:span><text:line-break/><text:span text:style-name="T1054"> <text:s text:c="3"/></text:span><text:span text:style-name="T1359">'password' </text:span><text:span text:style-name="T577">=&gt;</text:span><text:span text:style-name="T1054">[</text:span><text:span text:style-name="T1359">'required'</text:span><text:span text:style-name="T1054">, </text:span><text:span text:style-name="T1359">'string'</text:span><text:span text:style-name="T1054">, </text:span><text:span text:style-name="T1359">'min:6'</text:span><text:span text:style-name="T1054">, </text:span><text:span text:style-name="T1359">'confirmed'</text:span><text:span text:style-name="T1054">],</text:span><text:line-break/><text:span text:style-name="T1054">]);</text:span></text:p>
      <text:p text:style-name="P384"/>
      <text:p text:style-name="P385">Hacemos lo mismo con el mínimo de caracteres:</text:p>
      <text:p text:style-name="P1319"><text:span text:style-name="T1755">protected function </text:span><text:span text:style-name="T798">validator</text:span><text:span text:style-name="T1054">(</text:span><text:span text:style-name="T1741">array </text:span><text:span text:style-name="T289">$data</text:span><text:span text:style-name="T1054">)</text:span><text:line-break/><text:span text:style-name="T1054">{</text:span><text:line-break/><text:span text:style-name="T1054"> <text:s text:c="3"/></text:span><text:span text:style-name="T1741">return </text:span><text:span text:style-name="T1597">Validator</text:span><text:span text:style-name="T577">::</text:span><text:span text:style-name="T1014">make</text:span><text:span text:style-name="T1054">(</text:span><text:span text:style-name="T289">$data</text:span><text:span text:style-name="T1054">, [</text:span><text:line-break/><text:span text:style-name="T1054"> <text:s text:c="7"/></text:span><text:span text:style-name="T1359">'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1359">'unique:users'</text:span><text:span text:style-name="T1054">, </text:span><text:span text:style-name="T1359">'alpha_num'</text:span><text:span text:style-name="T1054">, </text:span><text:span text:style-name="T1359">'min:3'</text:span><text:span text:style-name="T1054">],</text:span><text:line-break/><text:span text:style-name="T1054"> <text:s text:c="7"/></text:span><text:span text:style-name="T1359">'fir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2417">'min:3',</text:span><text:span text:style-name="T1054"> </text:span><text:span text:style-name="T1359">'alpha'</text:span><text:span text:style-name="T1054">],</text:span><text:line-break/><text:span text:style-name="T1054"> <text:s text:c="7"/></text:span><text:span text:style-name="T1359">'last_name' </text:span><text:span text:style-name="T577">=&gt;</text:span><text:span text:style-name="T1054">[</text:span><text:span text:style-name="T1359">'required'</text:span><text:span text:style-name="T1054">, </text:span><text:span text:style-name="T1359">'string'</text:span><text:span text:style-name="T1054">, </text:span><text:span text:style-name="T1359">'max:60'</text:span><text:span text:style-name="T1054">, </text:span><text:span text:style-name="T2417">'min:3',</text:span><text:span text:style-name="T1054"> </text:span><text:span text:style-name="T1359">'alpha'</text:span><text:span text:style-name="T1054">],</text:span><text:line-break/><text:span text:style-name="T1054"> <text:s text:c="7"/></text:span><text:span text:style-name="T1359">'email' </text:span><text:span text:style-name="T577">=&gt;</text:span><text:span text:style-name="T1054">[</text:span><text:span text:style-name="T1359">'required'</text:span><text:span text:style-name="T1054">, </text:span><text:span text:style-name="T1359">'email'</text:span><text:span text:style-name="T1054">, </text:span><text:span text:style-name="T1359">'unique:users'</text:span><text:span text:style-name="T1054">],</text:span><text:line-break/><text:span text:style-name="T1054"> <text:s text:c="7"/></text:span><text:span text:style-name="T1359">'password' </text:span><text:span text:style-name="T577">=&gt;</text:span><text:span text:style-name="T1054">[</text:span><text:span text:style-name="T1359">'required'</text:span><text:span text:style-name="T1054">, </text:span><text:span text:style-name="T1359">'string'</text:span><text:span text:style-name="T1054">, </text:span><text:span text:style-name="T1359">'min:6'</text:span><text:span text:style-name="T1054">, </text:span><text:span text:style-name="T1359">'confirmed'</text:span><text:span text:style-name="T1054">],</text:span><text:line-break/><text:span text:style-name="T1054"> <text:s text:c="3"/>]);</text:span><text:line-break/><text:span text:style-name="T1054">}</text:span></text:p>
      <text:p text:style-name="P385"/>
      <text:p text:style-name="P386">Y ahora ya pasan.</text:p>
      <text:p text:style-name="P386"/>
      <text:p text:style-name="P387">Commit</text:p>
      <text:p text:style-name="P387"/>
      <text:h text:style-name="P1403" text:outline-level="3"/>
      <text:h text:style-name="P1406" text:outline-level="3">Vídeo 48</text:h>
      <text:p text:style-name="P1386"/>
      <text:p text:style-name="P1388">Ahora que tenemos los errores de validación del registro, vamos a crear un <text:span text:style-name="T2607">test</text:span> en <text:span text:style-name="T2607">Dusk</text:span> para probar el registro en el navegador:</text:p>
      <text:p text:style-name="Text_20_body"><text:span text:style-name="T32">art dusk:make UsersCanRegisterTest</text:span><text:span text:style-name="T2002"><text:line-break/><text:line-break/></text:span><text:span text:style-name="T3602">Vamos a editarlo:</text:span></text:p>
      <text:p text:style-name="P1320"><text:span text:style-name="T1741">class </text:span><text:span text:style-name="T1597">UsersCanRegisterTest </text:span><text:span text:style-name="T1741">extends </text:span><text:span text:style-name="T173">DuskTestCase</text:span><text:line-break/><text:span text:style-name="T1054">{</text:span><text:line-break/><text:span text:style-name="T1054"> <text:s text:c="3"/></text:span><text:span text:style-name="T225">/**</text:span><text:line-break/><text:span text:style-name="T225"> <text:s text:c="4"/>* </text:span><text:span text:style-name="T1911">@throws </text:span><text:span text:style-name="T206">\Throwable</text:span><text:line-break/><text:span text:style-name="T206"> <text:s text:c="4"/></text:span><text:span text:style-name="T225">* </text:span><text:span text:style-name="T1911">@test</text:span><text:line-break/><text:span text:style-name="T1911"> <text:s text:c="4"/></text:span><text:span text:style-name="T225">*/</text:span><text:line-break/><text:span text:style-name="T225"> <text:s text:c="3"/></text:span><text:span text:style-name="T1741">public function </text:span><text:span text:style-name="T898">users_can_register</text:span><text:span text:style-name="T1054">()</text:span><text:line-break/><text:span text:style-name="T1054"> <text:s text:c="3"/>{</text:span><text:line-break/><text:span text:style-name="T1054"> <text:s text:c="7"/></text:span><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line-break/><text:span text:style-name="T1054"> <text:s text:c="11"/></text:span><text:span text:style-name="T289">$browser</text:span><text:span text:style-name="T577">-&gt;</text:span><text:span text:style-name="T798">visit</text:span><text:span text:style-name="T1054">(</text:span><text:span text:style-name="T1359">'/</text:span><text:span text:style-name="T1458">register</text:span><text:span text:style-name="T1359">'</text:span><text:span text:style-name="T1054">)</text:span><text:line-break/><text:span text:style-name="T3603">Vamos a la ruta del registro</text:span></text:p>
      <text:p text:style-name="Standard"><text:span text:style-name="T1200"><text:s text:c="16"/></text:span><text:span text:style-name="T667">-&gt;</text:span><text:span text:style-name="T898">type</text:span><text:span text:style-name="T1200">(</text:span><text:span text:style-name="T1458">'name'</text:span><text:span text:style-name="T1200">, </text:span><text:span text:style-name="T1458">'AnasMeziani'</text:span><text:span text:style-name="T1200">)</text:span><text:span text:style-name="T57"><text:line-break/></text:span><text:span text:style-name="T3603">Ponemos el nombre de usuario</text:span></text:p>
      <text:p text:style-name="Standard"><text:span text:style-name="T1200"><text:s text:c="16"/></text:span><text:span text:style-name="T667">-&gt;</text:span><text:span text:style-name="T998">type</text:span><text:span text:style-name="T1200">(</text:span><text:span text:style-name="T1458">'first_name'</text:span><text:span text:style-name="T1200">, </text:span><text:span text:style-name="T1458">'Anas'</text:span><text:span text:style-name="T1200">)</text:span><text:span text:style-name="T57"><text:line-break/></text:span><text:span text:style-name="T3603">Ponemos el nombre</text:span></text:p>
      <text:p text:style-name="Standard"><text:span text:style-name="T1200"><text:s text:c="16"/></text:span><text:span text:style-name="T667">-&gt;</text:span><text:span text:style-name="T898">type</text:span><text:span text:style-name="T1200">(</text:span><text:span text:style-name="T1458">'last_name'</text:span><text:span text:style-name="T1200">, </text:span><text:span text:style-name="T1458">'Meziani'</text:span><text:span text:style-name="T1200">)</text:span><text:span text:style-name="T57"><text:line-break/></text:span><text:span text:style-name="T3603">Ponemos el apellido</text:span></text:p>
      <text:p text:style-name="Standard"><text:span text:style-name="T1200"><text:s text:c="16"/></text:span><text:span text:style-name="T667">-&gt;</text:span><text:span text:style-name="T898">type</text:span><text:span text:style-name="T1200">(</text:span><text:span text:style-name="T1458">'email'</text:span><text:span text:style-name="T1200">, </text:span><text:span text:style-name="T1458">'anas@email.com'</text:span><text:span text:style-name="T1200">)</text:span><text:span text:style-name="T57"><text:line-break/></text:span><text:span text:style-name="T3603">Ponemos el </text:span><text:span text:style-name="T2878">email</text:span></text:p>
      <text:p text:style-name="Standard"><text:span text:style-name="T1200"><text:s text:c="16"/></text:span><text:span text:style-name="T667">-&gt;</text:span><text:span text:style-name="T898">type</text:span><text:span text:style-name="T1200">(</text:span><text:span text:style-name="T1458">'password'</text:span><text:span text:style-name="T1200">, </text:span><text:span text:style-name="T1458">'secret'</text:span><text:span text:style-name="T1200">)</text:span><text:span text:style-name="T57"><text:line-break/></text:span><text:span text:style-name="T3603">Ponemos la contraseña</text:span></text:p>
      <text:p text:style-name="Standard"><text:span text:style-name="T1200"><text:s text:c="16"/></text:span><text:span text:style-name="T667">-&gt;</text:span><text:span text:style-name="T898">type</text:span><text:span text:style-name="T1200">(</text:span><text:span text:style-name="T1458">'password_confirmation'</text:span><text:span text:style-name="T1200">, </text:span><text:span text:style-name="T1458">'secret'</text:span><text:span text:style-name="T1200">)</text:span><text:span text:style-name="T57"><text:line-break/></text:span><text:span text:style-name="T3603">Ponemos la confiramación de la contraseña</text:span></text:p>
      <text:p text:style-name="Standard"><text:span text:style-name="T1200"><text:s text:c="16"/></text:span><text:span text:style-name="T667">-&gt;</text:span><text:span text:style-name="T898">press</text:span><text:span text:style-name="T1200">(</text:span><text:span text:style-name="T1458">'@register-bt</text:span><text:span text:style-name="T1560">n</text:span><text:span text:style-name="T1458">'</text:span><text:span text:style-name="T1200">)</text:span><text:span text:style-name="T57"><text:line-break/></text:span><text:span text:style-name="T3603">Pulsamos el botón de registro</text:span></text:p>
      <text:p text:style-name="Standard"><text:span text:style-name="T1200"><text:s text:c="16"/></text:span><text:span text:style-name="T667">-&gt;</text:span><text:span text:style-name="T898">assertPathIs</text:span><text:span text:style-name="T1200">(</text:span><text:span text:style-name="T1458">'/'</text:span><text:span text:style-name="T1200">)</text:span><text:span text:style-name="T57"><text:line-break/></text:span><text:span text:style-name="T3604">Nos aseguramos de que nos redirige a la ruta raíz</text:span></text:p>
      <text:p text:style-name="P1320"><text:span text:style-name="T1200"><text:s text:c="16"/></text:span><text:span text:style-name="T667">-&gt;</text:span><text:span text:style-name="T898">assertAuthenticated</text:span><text:span text:style-name="T1200">();</text:span><text:line-break/><text:span text:style-name="T3604">Y por último que estamos autenticados</text:span></text:p>
      <text:p text:style-name="P1320"><text:span text:style-name="T1054"><text:s text:c="8"/>});</text:span><text:line-break/><text:span text:style-name="T1054"> <text:s text:c="3"/>}</text:span><text:line-break/><text:span text:style-name="T1054">}</text:span></text:p>
      <text:p text:style-name="Standard"/>
      <text:p text:style-name="P1321">Ejecutamos el <text:span text:style-name="T2607">test</text:span>:</text:p>
      <text:p text:style-name="Standard"><text:span text:style-name="T33">art dusk --filter users_can_register</text:span><text:span text:style-name="T2003"><text:line-break/><text:line-break/></text:span><text:span text:style-name="T3605">Cuando lo ejecutamos, vemos que nos salta un error de este estilo:</text:span></text:p>
      <text:p text:style-name="P472"><text:span text:style-name="T3601">1) Tests\Browser\UsersCanRegisterTest::users_can_register </text:span><text:line-break/>Facebook\WebDriver\Exception\WebDriverCurlException: <text:span text:style-name="T3376">Curl error thrown for http POST to /session/</text:span>86e41b381c14cbc02f45336dbc5c1a53/log with params: {"type":"browser"} <text:line-break/><text:line-break/>Operation timed out after 30000 milliseconds with 0 bytes received</text:p>
      <text:p text:style-name="P1322"><text:soft-page-break/>En la parte de azul podemos intuir qué ha ido mal, pero supongamos que no se ve nada. <text:span text:style-name="T3606">Vamos a al </text:span><text:span text:style-name="T2879">RegistrationTest.php</text:span><text:span text:style-name="T3115">:</text:span></text:p>
      <text:p text:style-name="P1324"><text:span text:style-name="T1906">public function </text:span><text:span text:style-name="T1003">users_can_register</text:span><text:span text:style-name="T1321">()</text:span><text:span text:style-name="T3605"><text:line-break/></text:span><text:span text:style-name="T1198">{</text:span><text:span text:style-name="T3605"><text:line-break/></text:span><text:span text:style-name="T1316"> <text:s text:c="3"/></text:span><text:span text:style-name="T503">$this</text:span><text:span text:style-name="T767">-&gt;</text:span><text:span text:style-name="T997">get</text:span><text:span text:style-name="T1316">(</text:span><text:span text:style-name="T997">route</text:span><text:span text:style-name="T1316">(</text:span><text:span text:style-name="T1557">'register'</text:span><text:span text:style-name="T1316">))</text:span><text:span text:style-name="T767">-&gt;</text:span><text:span text:style-name="T997">assertSuccessful</text:span><text:span text:style-name="T1316">();</text:span><text:span text:style-name="T1198"><text:line-break/></text:span>Hacemos una petición get y vemos que nos da una respuesta exitosa<text:span text:style-name="T3605"><text:line-break/></text:span><text:span text:style-name="T1198"> <text:s text:c="3"/></text:span><text:span text:style-name="T404">$response </text:span><text:span text:style-name="T665">= </text:span><text:span text:style-name="T404">$this</text:span><text:span text:style-name="T665">-&gt;</text:span><text:span text:style-name="T896">post</text:span><text:span text:style-name="T1198">(</text:span><text:span text:style-name="T896">route</text:span><text:span text:style-name="T1198">(</text:span><text:span text:style-name="T1452">'register'</text:span><text:span text:style-name="T1198">), </text:span><text:span text:style-name="T503">$this</text:span><text:span text:style-name="T767">-&gt;</text:span><text:span text:style-name="T997">userValidData</text:span><text:span text:style-name="T1316">()</text:span><text:span text:style-name="T1198">);</text:span></text:p>
      <text:p text:style-name="P1325">Que no se nos olvide quitar el <text:span text:style-name="T2607">array</text:span> del principio y sustituirlo por el método que lo devuelve.</text:p>
      <text:p text:style-name="P1323"/>
      <text:p text:style-name="P1323"/>
      <text:p text:style-name="P1323">Si ejecutamos el <text:span text:style-name="T2607">test</text:span><text:span text:style-name="T2916">, vemos que nos da un error 500 que no es muy informativo. Vamos a desactivar el manejo de excepciones en el </text:span><text:span text:style-name="T2607">UsersCanRegisterTest</text:span><text:span text:style-name="T2916">:</text:span></text:p>
      <text:p text:style-name="P1323"><text:span text:style-name="T1755">public function </text:span><text:span text:style-name="T798">users_can_register</text:span><text:span text:style-name="T1054">()</text:span><text:line-break/><text:span text:style-name="T1054">{</text:span><text:line-break/><text:span text:style-name="T1200"> <text:s text:c="3"/></text:span><text:span text:style-name="T406">$this</text:span><text:span text:style-name="T667">-&gt;</text:span><text:span text:style-name="T898">withoutExceptionHandling</text:span><text:span text:style-name="T1200">();</text:span><text:line-break/><text:span text:style-name="T1054"> <text:s text:c="3"/></text:span><text:span text:style-name="T289">$this</text:span><text:span text:style-name="T577">-&gt;</text:span><text:span text:style-name="T798">get</text:span><text:span text:style-name="T1054">(</text:span><text:span text:style-name="T798">route</text:span><text:span text:style-name="T1054">(</text:span><text:span text:style-name="T1359">'register'</text:span><text:span text:style-name="T1054">))</text:span><text:span text:style-name="T577">-&gt;</text:span><text:span text:style-name="T798">assertSuccessful</text:span><text:span text:style-name="T1054">();</text:span><text:line-break/></text:p>
      <text:p text:style-name="P1407"/>
      <text:p text:style-name="P1326"><text:span text:style-name="T2916">Ejecutamos y ahora nos da un error claro. No ha encontrado la vista [</text:span><text:span text:style-name="T2607">auth.register</text:span><text:span text:style-name="T2916">]. Vamos a añadirla </text:span><text:span text:style-name="T3116">en </text:span><text:span text:style-name="T2880">resources/views/auth/register.blade.php</text:span><text:span text:style-name="T3116">. </text:span><text:span text:style-name="T3117">Ejecutamos otra vez y vemos que </text:span><text:span text:style-name="T2881">RegistrationTest</text:span><text:span text:style-name="T3117"> ya pasa otra vez.</text:span></text:p>
      <text:p text:style-name="P1327"><text:span text:style-name="T2916">Volvemos al </text:span><text:span text:style-name="T2607">test</text:span><text:span text:style-name="T2916"> de </text:span><text:span text:style-name="T2607">Dusk</text:span><text:span text:style-name="T2916"> y vemos qué nos dice al ejecutarlo </text:span><text:span text:style-name="T3118">que no encuentra el campo </text:span><text:span text:style-name="T2882">name</text:span><text:span text:style-name="T3118">. Podemos ir añadiendo los campos sin estilos como antes, pero tenemos un layout muy similar que podemos reutilizar. Copiamos la vista </text:span><text:span text:style-name="T2882">login</text:span><text:span text:style-name="T3118"> entera y la pegamos</text:span><text:span text:style-name="T3119">. </text:span><text:span text:style-name="T3118">Ahora toca modificarla</text:span><text:span text:style-name="T3120">:</text:span></text:p>
      <text:p text:style-name="P1327"><text:span text:style-name="T1792">@extends(</text:span><text:span text:style-name="T1359">'layouts.app'</text:span><text:span text:style-name="T1741">)</text:span><text:line-break/><text:line-break/><text:span text:style-name="T1741">@section(</text:span><text:span text:style-name="T1359">'content'</text:span><text:span text:style-name="T1741">)</text:span><text:line-break/><text:span text:style-name="T1741"> <text:s text:c="3"/></text:span><text:span text:style-name="T2030">&lt;</text:span><text:span text:style-name="T2293">div </text:span><text:span text:style-name="T1667">class</text:span><text:span text:style-name="T1359">="container"</text:span><text:span text:style-name="T2030">&gt;</text:span><text:line-break/><text:span text:style-name="T2030"> <text:s text:c="7"/>&lt;</text:span><text:span text:style-name="T2293">div </text:span><text:span text:style-name="T1667">class</text:span><text:span text:style-name="T1359">="row"</text:span><text:span text:style-name="T2030">&gt;</text:span><text:line-break/><text:span text:style-name="T2030"> <text:s text:c="11"/>&lt;</text:span><text:span text:style-name="T2293">div </text:span><text:span text:style-name="T1667">class</text:span><text:span text:style-name="T1359">="col-md-6 mx-auto"</text:span><text:span text:style-name="T2030">&gt;</text:span><text:line-break/><text:span text:style-name="T2030"> <text:s text:c="15"/>&lt;</text:span><text:span text:style-name="T2293">div </text:span><text:span text:style-name="T1667">class</text:span><text:span text:style-name="T1359">="card border-0 bg-light px-4 py-2"</text:span><text:span text:style-name="T2030">&gt;</text:span><text:line-break/><text:span text:style-name="T225">{{-- <text:s text:c="19"/>&lt;form action="{{route('login')}}" method="POST"&gt;--}}</text:span><text:line-break/><text:span text:style-name="T225">{{-- <text:s text:c="23"/>@csrf--}}</text:span><text:line-break/><text:span text:style-name="T225">{{-- <text:s text:c="23"/>&lt;div class="card-body"&gt;--}}</text:span><text:line-break/><text:span text:style-name="T3378">{{-- <text:s text:c="27"/>&lt;div class="form-group"&gt;--}}</text:span><text:span text:style-name="T3376"><text:line-break/></text:span><text:span text:style-name="T3378">{{-- <text:s text:c="31"/>&lt;label&gt;Email:&lt;/label&gt;--}}</text:span><text:span text:style-name="T3376"><text:line-break/></text:span><text:span text:style-name="T3378">{{-- <text:s text:c="31"/>&lt;input class="form-control border-0" type="email" name="email" placeholder="Tu correo electrónico"&gt;--}}</text:span><text:span text:style-name="T3376"><text:line-break/></text:span><text:span text:style-name="T3378">{{-- <text:s text:c="27"/>&lt;/div&gt;--}}</text:span><text:line-break/><text:span text:style-name="T225">{{-- <text:s text:c="27"/>&lt;div class="form-group"&gt;--}}</text:span><text:line-break/><text:span text:style-name="T225">{{-- <text:s text:c="31"/>&lt;label&gt;Contraseña:&lt;/label&gt;--}}</text:span><text:line-break/><text:span text:style-name="T225">{{-- <text:s text:c="31"/>&lt;input class="form-control border-0" type="password" name="password" placeholder="Tu contraseña"&gt;--}}</text:span><text:line-break/><text:span text:style-name="T225">{{-- <text:s text:c="27"/>&lt;/div&gt;--}}</text:span><text:line-break/><text:span text:style-name="T225">{{-- <text:s text:c="31"/>&lt;button class="btn btn-primary btn-block" id="login-btn"&gt;Login&lt;/button&gt;--}}</text:span><text:line-break/><text:span text:style-name="T225">{{-- <text:s text:c="23"/>&lt;/div&gt;--}}</text:span><text:line-break/><text:span text:style-name="T225">{{-- <text:s text:c="19"/>&lt;/form&gt;--}}</text:span><text:line-break/><text:span text:style-name="T225"> <text:s text:c="15"/></text:span><text:span text:style-name="T2030">&lt;/</text:span><text:span text:style-name="T2293">div</text:span><text:span text:style-name="T2030">&gt;</text:span><text:line-break/><text:span text:style-name="T2030"> <text:s text:c="11"/>&lt;/</text:span><text:span text:style-name="T2293">div</text:span><text:span text:style-name="T2030">&gt;</text:span><text:line-break/><text:span text:style-name="T2030"> <text:s text:c="7"/>&lt;/</text:span><text:span text:style-name="T2293">div</text:span><text:span text:style-name="T2030">&gt;</text:span><text:line-break/><text:span text:style-name="T2030"> <text:s text:c="3"/>&lt;/</text:span><text:span text:style-name="T2293">div</text:span><text:span text:style-name="T2030">&gt;</text:span><text:line-break/><text:span text:style-name="T1741">@endsection</text:span></text:p>
      <text:p text:style-name="P1408"/>
      <text:p text:style-name="P1328"><text:span text:style-name="T2916">Lo pegamos, comentamos el </text:span><text:span text:style-name="T2607">form</text:span><text:span text:style-name="T2916">, copiamos el</text:span><text:span text:style-name="T2607"> form-group</text:span><text:span text:style-name="T2916"> que está en azul y lo pegamos justo encima del comentario y lo modificamos para que sea para nuestro </text:span><text:span text:style-name="T2607">username</text:span><text:span text:style-name="T2916">:</text:span></text:p>
      <text:p text:style-name="P1328"><text:span text:style-name="T2047">&lt;</text:span><text:span text:style-name="T2293">div </text:span><text:span text:style-name="T1667">class</text:span><text:span text:style-name="T1359">="container"</text:span><text:span text:style-name="T2030">&gt;</text:span><text:line-break/><text:span text:style-name="T2030"> <text:s text:c="3"/>&lt;</text:span><text:span text:style-name="T2293">div </text:span><text:span text:style-name="T1667">class</text:span><text:span text:style-name="T1359">="row"</text:span><text:span text:style-name="T2030">&gt;</text:span><text:line-break/><text:span text:style-name="T2030"> <text:s text:c="7"/>&lt;</text:span><text:span text:style-name="T2293">div </text:span><text:span text:style-name="T1667">class</text:span><text:span text:style-name="T1359">="col-md-6 mx-auto"</text:span><text:span text:style-name="T2030">&gt;</text:span><text:line-break/><text:soft-page-break/><text:span text:style-name="T2030"> <text:s text:c="11"/>&lt;</text:span><text:span text:style-name="T2293">div </text:span><text:span text:style-name="T1667">class</text:span><text:span text:style-name="T1359">="card border-0 bg-light px-4 py-2"</text:span><text:span text:style-name="T2030">&gt;</text:span><text:line-break/><text:span text:style-name="T2168"> <text:s text:c="15"/>&lt;</text:span><text:span text:style-name="T2376">div </text:span><text:span text:style-name="T1723">class</text:span><text:span text:style-name="T1568">="form-group"</text:span><text:span text:style-name="T2168">&gt;</text:span><text:span text:style-name="T3272"><text:line-break/></text:span><text:span text:style-name="T2168"> <text:s text:c="19"/>&lt;</text:span><text:span text:style-name="T2376">label</text:span><text:span text:style-name="T2168">&gt;</text:span><text:span text:style-name="T2121">Username</text:span><text:span text:style-name="T2168">:&lt;/</text:span><text:span text:style-name="T2376">label</text:span><text:span text:style-name="T2168">&gt;</text:span><text:span text:style-name="T3272"><text:line-break/></text:span><text:span text:style-name="T2168"> <text:s text:c="19"/>&lt;</text:span><text:span text:style-name="T2376">input </text:span><text:span text:style-name="T1723">class</text:span><text:span text:style-name="T1568">="form-control border-0" </text:span><text:span text:style-name="T1723">type</text:span><text:span text:style-name="T1568">="</text:span><text:span text:style-name="T1458">text</text:span><text:span text:style-name="T1568">" </text:span><text:span text:style-name="T1723">name</text:span><text:span text:style-name="T1568">="</text:span><text:span text:style-name="T1458">name</text:span><text:span text:style-name="T1568">"</text:span><text:span text:style-name="T3272"><text:line-break/></text:span><text:span text:style-name="T1568"> <text:s text:c="26"/></text:span><text:span text:style-name="T1723">placeholder</text:span><text:span text:style-name="T1568">="</text:span><text:span text:style-name="T1458">Nombre de usuario</text:span><text:span text:style-name="T1568">"</text:span><text:span text:style-name="T2168">&gt;</text:span><text:span text:style-name="T3272"><text:line-break/></text:span><text:span text:style-name="T2168"> <text:s text:c="15"/>&lt;/</text:span><text:span text:style-name="T2376">div</text:span><text:span text:style-name="T2168">&gt;</text:span></text:p>
      <text:p text:style-name="P1409">Lo adaptamos al nombre de usuario</text:p>
      <text:p text:style-name="P1409"/>
      <text:p text:style-name="P1329"><text:span text:style-name="T2916">Ejecutamos el </text:span><text:span text:style-name="T2607">test</text:span><text:span text:style-name="T2916"> otra vez y </text:span><text:span text:style-name="T3121">ahora no encuentra el </text:span><text:span text:style-name="T2883">first_name</text:span><text:span text:style-name="T3121">. Duplicamos el del </text:span><text:span text:style-name="T2883">Username</text:span><text:span text:style-name="T3121"> y lo modificamos. </text:span><text:span text:style-name="T3122">Vamos a hacer esto con los campos que nos faltan para ir más rápido porque es el mismo proceso. </text:span><text:span text:style-name="T3123">El campo del </text:span><text:span text:style-name="T2884">email</text:span><text:span text:style-name="T3123"> y la contraseña serán cortados de los campos que están comentados:</text:span></text:p>
      <text:p text:style-name="P1330"><text:span text:style-name="T2075">&lt;</text:span><text:span text:style-name="T2345">div </text:span><text:span text:style-name="T1695">class</text:span><text:span text:style-name="T1453">="card border-0 bg-light px-4 py-2"</text:span><text:span text:style-name="T2116">&gt;</text:span><text:span text:style-name="T3607"><text:line-break/></text:span><text:span text:style-name="T2116"> <text:s text:c="3"/>&lt;</text:span><text:span text:style-name="T2345">div </text:span><text:span text:style-name="T1695">class</text:span><text:span text:style-name="T1453">="form-group"</text:span><text:span text:style-name="T2116">&gt;</text:span><text:span text:style-name="T3607"><text:line-break/></text:span><text:span text:style-name="T2116"> <text:s text:c="7"/>&lt;</text:span><text:span text:style-name="T2345">label</text:span><text:span text:style-name="T2116">&gt;Username:&lt;/</text:span><text:span text:style-name="T2345">label</text:span><text:span text:style-name="T2116">&gt;</text:span><text:span text:style-name="T3607"><text:line-break/></text:span><text:span text:style-name="T2116"> <text:s text:c="7"/>&lt;</text:span><text:span text:style-name="T2345">input </text:span><text:span text:style-name="T1695">class</text:span><text:span text:style-name="T1453">="form-control border-0" </text:span><text:span text:style-name="T1695">type</text:span><text:span text:style-name="T1453">="text" </text:span><text:span text:style-name="T1695">name</text:span><text:span text:style-name="T1453">="name"</text:span><text:span text:style-name="T3607"><text:line-break/></text:span><text:span text:style-name="T1453"> <text:s text:c="14"/></text:span><text:span text:style-name="T1695">placeholder</text:span><text:span text:style-name="T1453">="Nombre de usuario"</text:span><text:span text:style-name="T2116">&gt;</text:span><text:span text:style-name="T3607"><text:line-break/></text:span><text:span text:style-name="T2116"> <text:s text:c="3"/>&lt;/</text:span><text:span text:style-name="T2345">div</text:span><text:span text:style-name="T2116">&gt;</text:span><text:span text:style-name="T3607"><text:line-break/></text:span><text:span text:style-name="T2116"> <text:s text:c="3"/>&lt;</text:span><text:span text:style-name="T2345">div </text:span><text:span text:style-name="T1695">class</text:span><text:span text:style-name="T1453">="</text:span><text:span text:style-name="T1558">form</text:span><text:span text:style-name="T1453">-group"</text:span><text:span text:style-name="T2116">&gt;</text:span><text:span text:style-name="T3607"><text:line-break/></text:span><text:span text:style-name="T2116"> <text:s text:c="7"/>&lt;</text:span><text:span text:style-name="T2345">label</text:span><text:span text:style-name="T2116">&gt;Nombre:&lt;/</text:span><text:span text:style-name="T2345">label</text:span><text:span text:style-name="T2116">&gt;</text:span><text:span text:style-name="T3607"><text:line-break/></text:span><text:span text:style-name="T2116"> <text:s text:c="7"/>&lt;</text:span><text:span text:style-name="T2345">input </text:span><text:span text:style-name="T1695">class</text:span><text:span text:style-name="T1453">="form-control border-0" </text:span><text:span text:style-name="T1695">type</text:span><text:span text:style-name="T1453">="text" </text:span><text:span text:style-name="T1695">name</text:span><text:span text:style-name="T1453">="</text:span><text:span text:style-name="T1558">first_name</text:span><text:span text:style-name="T1453">"</text:span><text:span text:style-name="T3607"><text:line-break/></text:span><text:span text:style-name="T1453"> <text:s text:c="14"/></text:span><text:span text:style-name="T1695">placeholder</text:span><text:span text:style-name="T1453">="</text:span><text:span text:style-name="T1558">Nombre</text:span><text:span text:style-name="T1453">"</text:span><text:span text:style-name="T2116">&gt;</text:span><text:span text:style-name="T3607"><text:line-break/></text:span><text:span text:style-name="T2116"> <text:s text:c="3"/>&lt;/</text:span><text:span text:style-name="T2345">div</text:span><text:span text:style-name="T2116">&gt;</text:span><text:span text:style-name="T3607"><text:line-break/></text:span><text:span text:style-name="T2116"> <text:s text:c="3"/>&lt;</text:span><text:span text:style-name="T2345">div </text:span><text:span text:style-name="T1695">class</text:span><text:span text:style-name="T1453">="form-group"</text:span><text:span text:style-name="T2116">&gt;</text:span><text:span text:style-name="T3607"><text:line-break/></text:span><text:span text:style-name="T2116"> <text:s text:c="7"/>&lt;</text:span><text:span text:style-name="T2345">label</text:span><text:span text:style-name="T2116">&gt;</text:span><text:span text:style-name="T2156">Apellido(s):</text:span><text:span text:style-name="T2116">&lt;/</text:span><text:span text:style-name="T2345">label</text:span><text:span text:style-name="T2116">&gt;</text:span><text:span text:style-name="T3607"><text:line-break/></text:span><text:span text:style-name="T2116"> <text:s text:c="7"/>&lt;</text:span><text:span text:style-name="T2345">input </text:span><text:span text:style-name="T1695">class</text:span><text:span text:style-name="T1453">="form-control border-0" </text:span><text:span text:style-name="T1695">type</text:span><text:span text:style-name="T1453">="text" </text:span><text:span text:style-name="T1695">name</text:span><text:span text:style-name="T1453">="</text:span><text:span text:style-name="T1558">last_name</text:span><text:span text:style-name="T1453">"</text:span><text:span text:style-name="T3607"><text:line-break/></text:span><text:span text:style-name="T1453"> <text:s text:c="14"/></text:span><text:span text:style-name="T1695">placeholder</text:span><text:span text:style-name="T1453">="</text:span><text:span text:style-name="T1558">Apellido(s)</text:span><text:span text:style-name="T1453">"</text:span><text:span text:style-name="T2116">&gt;</text:span><text:span text:style-name="T3607"><text:line-break/></text:span><text:span text:style-name="T2116"> <text:s text:c="3"/>&lt;/</text:span><text:span text:style-name="T2345">div</text:span><text:span text:style-name="T2116">&gt;</text:span><text:span text:style-name="T3607"><text:line-break/></text:span><text:span text:style-name="T2116"> <text:s text:c="3"/></text:span><text:span text:style-name="T253">{{-- <text:s text:c="19"/>&lt;form action="{{route('login')}}" method="POST"&gt;--}}</text:span><text:span text:style-name="T3607"><text:line-break/></text:span><text:span text:style-name="T253"> <text:s text:c="3"/>{{-- <text:s text:c="23"/>@csrf--}}</text:span><text:span text:style-name="T3607"><text:line-break/></text:span><text:span text:style-name="T253"> <text:s text:c="3"/>{{-- <text:s text:c="23"/>&lt;div class="card-body"&gt;--}}</text:span><text:span text:style-name="T3607"><text:line-break/></text:span><text:span text:style-name="T253"> <text:s text:c="2"/></text:span><text:span text:style-name="T274"><text:s/></text:span><text:span text:style-name="T2171">&lt;</text:span><text:span text:style-name="T2377">div </text:span><text:span text:style-name="T1724">class</text:span><text:span text:style-name="T1572">="form-group"</text:span><text:span text:style-name="T2171">&gt;</text:span><text:span text:style-name="T3274"><text:line-break/></text:span><text:span text:style-name="T2171"> <text:s text:c="7"/>&lt;</text:span><text:span text:style-name="T2377">label</text:span><text:span text:style-name="T2171">&gt;Email:&lt;/</text:span><text:span text:style-name="T2377">label</text:span><text:span text:style-name="T2171">&gt;</text:span><text:span text:style-name="T3274"><text:line-break/></text:span><text:span text:style-name="T2171"> <text:s text:c="7"/>&lt;</text:span><text:span text:style-name="T2377">input </text:span><text:span text:style-name="T1724">class</text:span><text:span text:style-name="T1572">="form-control border-0" </text:span><text:span text:style-name="T1724">type</text:span><text:span text:style-name="T1572">="email" </text:span><text:span text:style-name="T1724">name</text:span><text:span text:style-name="T1572">="email"</text:span><text:span text:style-name="T3274"><text:line-break/></text:span><text:span text:style-name="T1572"> <text:s text:c="14"/></text:span><text:span text:style-name="T1724">placeholder</text:span><text:span text:style-name="T1572">="Tu correo electrónico"</text:span><text:span text:style-name="T2171">&gt;</text:span><text:span text:style-name="T3274"><text:line-break/></text:span><text:span text:style-name="T2171"> <text:s text:c="3"/>&lt;/</text:span><text:span text:style-name="T2377">div</text:span><text:span text:style-name="T2171">&gt;</text:span><text:span text:style-name="T3274"><text:line-break/></text:span><text:span text:style-name="T2171"> <text:s text:c="3"/>&lt;</text:span><text:span text:style-name="T2377">div </text:span><text:span text:style-name="T1724">class</text:span><text:span text:style-name="T1572">="form-group"</text:span><text:span text:style-name="T2171">&gt;</text:span><text:span text:style-name="T3274"><text:line-break/></text:span><text:span text:style-name="T2171"> <text:s text:c="7"/>&lt;</text:span><text:span text:style-name="T2377">label</text:span><text:span text:style-name="T2171">&gt;Contraseña:&lt;/</text:span><text:span text:style-name="T2377">label</text:span><text:span text:style-name="T2171">&gt;</text:span><text:span text:style-name="T3274"><text:line-break/></text:span><text:span text:style-name="T2171"> <text:s text:c="7"/>&lt;</text:span><text:span text:style-name="T2377">input </text:span><text:span text:style-name="T1724">class</text:span><text:span text:style-name="T1572">="form-control border-0" </text:span><text:span text:style-name="T1724">type</text:span><text:span text:style-name="T1572">="password" </text:span><text:span text:style-name="T1724">name</text:span><text:span text:style-name="T1572">="password"</text:span><text:span text:style-name="T3274"><text:line-break/></text:span><text:span text:style-name="T1572"> <text:s text:c="14"/></text:span><text:span text:style-name="T1724">placeholder</text:span><text:span text:style-name="T1572">="Tu contraseña"</text:span><text:span text:style-name="T2171">&gt;</text:span><text:span text:style-name="T3274"><text:line-break/></text:span><text:span text:style-name="T2171"> <text:s text:c="3"/>&lt;/</text:span><text:span text:style-name="T2377">div</text:span><text:span text:style-name="T2171">&gt;</text:span><text:span text:style-name="T3607"><text:line-break/>Estos 2 campos han sido descomentados simplemente</text:span></text:p>
      <text:p text:style-name="P1330"><text:span text:style-name="T2116"><text:s text:c="4"/></text:span><text:span text:style-name="T253">{{-- <text:s text:c="31"/>&lt;button class="btn btn-primary btn-block" id="login-btn"&gt;Login&lt;/button&gt;--}}</text:span><text:span text:style-name="T3607"><text:line-break/></text:span><text:span text:style-name="T253"> <text:s text:c="3"/>{{-- <text:s text:c="23"/>&lt;/div&gt;--}}</text:span><text:span text:style-name="T3607"><text:line-break/></text:span><text:span text:style-name="T253"> <text:s text:c="3"/>{{-- <text:s text:c="19"/>&lt;/form&gt;--}}</text:span><text:span text:style-name="T3607"><text:line-break/></text:span><text:span text:style-name="T2116">&lt;/</text:span><text:span text:style-name="T2345">div</text:span><text:span text:style-name="T2116">&gt;</text:span></text:p>
      <text:p text:style-name="P1410"/>
      <text:p text:style-name="P1331"><text:span text:style-name="T3121">E</text:span><text:span text:style-name="T2916">jecutamos y nos dice que no ha encontrado la confirmación de la contraseña. </text:span><text:span text:style-name="T3124">Vamos a duplicar el de la contraseña y lo modificamos:</text:span></text:p>
      <text:p text:style-name="P1331"><text:span text:style-name="T2076">&lt;</text:span><text:span text:style-name="T2293">div </text:span><text:span text:style-name="T1667">class</text:span><text:span text:style-name="T1359">="form-group"</text:span><text:span text:style-name="T2030">&gt;</text:span><text:line-break/><text:span text:style-name="T2030"> <text:s text:c="3"/>&lt;</text:span><text:span text:style-name="T2293">label</text:span><text:span text:style-name="T2030">&gt;</text:span><text:span text:style-name="T2121">Confirmar contraseña</text:span><text:span text:style-name="T2030">:&lt;/</text:span><text:span text:style-name="T2293">label</text:span><text:span text:style-name="T2030">&gt;</text:span><text:line-break/><text:span text:style-name="T2030"> <text:s text:c="3"/>&lt;</text:span><text:span text:style-name="T2293">input </text:span><text:span text:style-name="T1667">class</text:span><text:span text:style-name="T1359">="form-control border-0" </text:span><text:span text:style-name="T1667">type</text:span><text:span text:style-name="T1359">="password" </text:span><text:span text:style-name="T1667">name</text:span><text:span text:style-name="T1359">="</text:span><text:span text:style-name="T1458">password_confirmation</text:span><text:span text:style-name="T1359">"</text:span><text:line-break/><text:span text:style-name="T1359"> <text:s text:c="10"/></text:span><text:span text:style-name="T1667">placeholder</text:span><text:span text:style-name="T1359">="</text:span><text:span text:style-name="T1458">Repite tu contraseña</text:span><text:span text:style-name="T1359">"</text:span><text:span text:style-name="T2030">&gt;</text:span><text:line-break/><text:span text:style-name="T2030">&lt;/</text:span><text:span text:style-name="T2293">div</text:span><text:span text:style-name="T2030">&gt;</text:span></text:p>
      <text:p text:style-name="P1411"/>
      <text:p text:style-name="P1332"><text:span text:style-name="T3124">E</text:span><text:span text:style-name="T2916">jecutamos otra vez y nos dice que no ha encontrado ningún botón de enviar. Descomentamos el que ya tenemos y lo modificamos:</text:span></text:p>
      <text:p text:style-name="P1333"><text:span text:style-name="T2077">&lt;</text:span><text:span text:style-name="T2346">div </text:span><text:span text:style-name="T1696">class</text:span><text:span text:style-name="T1454">="form-group"</text:span><text:span text:style-name="T2117">&gt;</text:span><text:span text:style-name="T3608"><text:line-break/></text:span><text:span text:style-name="T2117"> <text:s text:c="3"/>&lt;</text:span><text:span text:style-name="T2346">label</text:span><text:span text:style-name="T2117">&gt;Confirmar contraseña:&lt;/</text:span><text:span text:style-name="T2346">label</text:span><text:span text:style-name="T2117">&gt;</text:span><text:span text:style-name="T3608"><text:line-break/></text:span><text:span text:style-name="T2117"> <text:s text:c="3"/>&lt;</text:span><text:span text:style-name="T2346">input </text:span><text:span text:style-name="T1696">class</text:span><text:span text:style-name="T1454">="form-control border-0" </text:span><text:span text:style-name="T1696">type</text:span><text:span text:style-name="T1454">="password" </text:span><text:span text:style-name="T1696">name</text:span><text:span text:style-name="T1454">="password_confirmation"</text:span><text:span text:style-name="T3608"><text:line-break/></text:span><text:span text:style-name="T1454"> <text:s text:c="10"/></text:span><text:span text:style-name="T1696">placeholder</text:span><text:span text:style-name="T1454">="Repite tu contraseña"</text:span><text:span text:style-name="T2117">&gt;</text:span><text:span text:style-name="T3608"><text:line-break/></text:span><text:soft-page-break/><text:span text:style-name="T2117">&lt;/</text:span><text:span text:style-name="T2346">div</text:span><text:span text:style-name="T2117">&gt;</text:span><text:span text:style-name="T3608"><text:line-break/></text:span><text:span text:style-name="T2117">&lt;</text:span><text:span text:style-name="T2346">button </text:span><text:span text:style-name="T1696">class</text:span><text:span text:style-name="T1454">="btn btn-primary btn-block" </text:span><text:span text:style-name="T1696">dusk</text:span><text:span text:style-name="T1454">="</text:span><text:span text:style-name="T1559">register</text:span><text:span text:style-name="T1454">-btn"</text:span><text:span text:style-name="T2117">&gt;</text:span><text:span text:style-name="T2157">R</text:span><text:span text:style-name="T2158">egistro</text:span><text:span text:style-name="T2117">&lt;/</text:span><text:span text:style-name="T2346">button</text:span><text:span text:style-name="T2117">&gt;</text:span></text:p>
      <text:p text:style-name="P1412">Agregamos el botón de registro</text:p>
      <text:p text:style-name="P1412"/>
      <text:p text:style-name="P1334"><text:span text:style-name="T2916">Ejecutamos y nos dice que la </text:span><text:span text:style-name="T2607">url</text:span><text:span text:style-name="T2916"> actual sigue siendo </text:span><text:span text:style-name="T2607">/register</text:span><text:span text:style-name="T2916"> </text:span><text:span text:style-name="T3125">y no la raíz como debe ser. Ahora ya podemos empezar a reestructurar el formulario:</text:span></text:p>
      <text:p text:style-name="P1335"><text:span text:style-name="T3381">&lt;</text:span><text:span text:style-name="T3380">form </text:span><text:span text:style-name="T3379">action</text:span><text:span text:style-name="T3380">="{{route('login')}}" </text:span><text:span text:style-name="T3379">method</text:span><text:span text:style-name="T3380">="POST"&gt;</text:span><text:span text:style-name="T3383"><text:line-break/></text:span><text:span text:style-name="T3380"> <text:s text:c="3"/></text:span><text:span text:style-name="T3379">@csrf</text:span><text:span text:style-name="T3383"><text:line-break/></text:span><text:span text:style-name="T3379"> <text:s text:c="3"/></text:span><text:span text:style-name="T3380">&lt;div </text:span><text:span text:style-name="T3379">class</text:span><text:span text:style-name="T3380">="card-body"&gt;</text:span><text:line-break/><text:span text:style-name="T3610">Descomentamos esta parte</text:span></text:p>
      <text:p text:style-name="P1335"><text:span text:style-name="T2168"><text:s text:c="8"/>&lt;</text:span><text:span text:style-name="T2376">div </text:span><text:span text:style-name="T1723">class</text:span><text:span text:style-name="T1568">="form-group"</text:span><text:span text:style-name="T2168">&gt;</text:span><text:span text:style-name="T3272"><text:line-break/></text:span><text:span text:style-name="T2168"> <text:s text:c="11"/>&lt;</text:span><text:span text:style-name="T2376">label</text:span><text:span text:style-name="T2168">&gt;Username:&lt;/</text:span><text:span text:style-name="T2376">label</text:span><text:span text:style-name="T2168">&gt;</text:span><text:span text:style-name="T3272"><text:line-break/></text:span><text:span text:style-name="T2168"> <text:s text:c="11"/>&lt;</text:span><text:span text:style-name="T2376">input </text:span><text:span text:style-name="T1723">class</text:span><text:span text:style-name="T1568">="form-control border-0" </text:span><text:span text:style-name="T1723">type</text:span><text:span text:style-name="T1568">="text" </text:span><text:span text:style-name="T1723">name</text:span><text:span text:style-name="T1568">="name"</text:span><text:span text:style-name="T3272"><text:line-break/></text:span><text:span text:style-name="T1568"> <text:s text:c="18"/></text:span><text:span text:style-name="T1723">placeholder</text:span><text:span text:style-name="T1568">="Nombre de usuario"</text:span><text:span text:style-name="T2168">&gt;</text:span><text:span text:style-name="T3272"><text:line-break/></text:span><text:span text:style-name="T2168"> <text:s text:c="7"/>&lt;/</text:span><text:span text:style-name="T2376">div</text:span><text:span text:style-name="T2168">&gt;</text:span><text:span text:style-name="T3272"><text:line-break/></text:span><text:span text:style-name="T2168"> <text:s text:c="7"/>&lt;</text:span><text:span text:style-name="T2376">div </text:span><text:span text:style-name="T1723">class</text:span><text:span text:style-name="T1568">="form-group"</text:span><text:span text:style-name="T2168">&gt;</text:span><text:span text:style-name="T3272"><text:line-break/></text:span><text:span text:style-name="T2168"> <text:s text:c="11"/>&lt;</text:span><text:span text:style-name="T2376">label</text:span><text:span text:style-name="T2168">&gt;Nombre:&lt;/</text:span><text:span text:style-name="T2376">label</text:span><text:span text:style-name="T2168">&gt;</text:span><text:span text:style-name="T3272"><text:line-break/></text:span><text:span text:style-name="T2168"> <text:s text:c="11"/>&lt;</text:span><text:span text:style-name="T2376">input </text:span><text:span text:style-name="T1723">class</text:span><text:span text:style-name="T1568">="form-control border-0" </text:span><text:span text:style-name="T1723">type</text:span><text:span text:style-name="T1568">="text" </text:span><text:span text:style-name="T1723">name</text:span><text:span text:style-name="T1568">="first_name"</text:span><text:span text:style-name="T3272"><text:line-break/></text:span><text:span text:style-name="T1568"> <text:s text:c="18"/></text:span><text:span text:style-name="T1723">placeholder</text:span><text:span text:style-name="T1568">="Nombre"</text:span><text:span text:style-name="T2168">&gt;</text:span><text:span text:style-name="T3272"><text:line-break/></text:span><text:span text:style-name="T2168"> <text:s text:c="7"/>&lt;/</text:span><text:span text:style-name="T2376">div</text:span><text:span text:style-name="T2168">&gt;</text:span><text:span text:style-name="T3272"><text:line-break/></text:span><text:span text:style-name="T2168"> <text:s text:c="7"/>&lt;</text:span><text:span text:style-name="T2376">div </text:span><text:span text:style-name="T1723">class</text:span><text:span text:style-name="T1568">="form-group"</text:span><text:span text:style-name="T2168">&gt;</text:span><text:span text:style-name="T3272"><text:line-break/></text:span><text:span text:style-name="T2168"> <text:s text:c="11"/>&lt;</text:span><text:span text:style-name="T2376">label</text:span><text:span text:style-name="T2168">&gt;Apellido(s):&lt;/</text:span><text:span text:style-name="T2376">label</text:span><text:span text:style-name="T2168">&gt;</text:span><text:span text:style-name="T3272"><text:line-break/></text:span><text:span text:style-name="T2168"> <text:s text:c="11"/>&lt;</text:span><text:span text:style-name="T2376">input </text:span><text:span text:style-name="T1723">class</text:span><text:span text:style-name="T1568">="form-control border-0" </text:span><text:span text:style-name="T1723">type</text:span><text:span text:style-name="T1568">="text" </text:span><text:span text:style-name="T1723">name</text:span><text:span text:style-name="T1568">="last_name"</text:span><text:span text:style-name="T3272"><text:line-break/></text:span><text:span text:style-name="T1568"> <text:s text:c="18"/></text:span><text:span text:style-name="T1723">placeholder</text:span><text:span text:style-name="T1568">="Apellido(s)"</text:span><text:span text:style-name="T2168">&gt;</text:span><text:span text:style-name="T3272"><text:line-break/></text:span><text:span text:style-name="T2168"> <text:s text:c="7"/>&lt;/</text:span><text:span text:style-name="T2376">div</text:span><text:span text:style-name="T2168">&gt;</text:span><text:line-break/><text:span text:style-name="T3610">Metemos esta parte dentro del </text:span><text:span text:style-name="T2885">card-body</text:span></text:p>
      <text:p text:style-name="P1337"><text:span text:style-name="T2118"><text:s text:c="8"/>&lt;</text:span><text:span text:style-name="T2347">div </text:span><text:span text:style-name="T1697">class</text:span><text:span text:style-name="T1455">="form-group"</text:span><text:span text:style-name="T2118">&gt;</text:span><text:span text:style-name="T3609"><text:line-break/></text:span><text:span text:style-name="T2118"> <text:s text:c="11"/>&lt;</text:span><text:span text:style-name="T2347">label</text:span><text:span text:style-name="T2118">&gt;Email:&lt;/</text:span><text:span text:style-name="T2347">label</text:span><text:span text:style-name="T2118">&gt;</text:span><text:span text:style-name="T3609"><text:line-break/></text:span><text:span text:style-name="T2118"> <text:s text:c="11"/>&lt;</text:span><text:span text:style-name="T2347">input </text:span><text:span text:style-name="T1697">class</text:span><text:span text:style-name="T1455">="form-control border-0" </text:span><text:span text:style-name="T1697">type</text:span><text:span text:style-name="T1455">="email" </text:span><text:span text:style-name="T1697">name</text:span><text:span text:style-name="T1455">="email"</text:span><text:span text:style-name="T3609"><text:line-break/></text:span><text:span text:style-name="T1455"> <text:s text:c="18"/></text:span><text:span text:style-name="T1697">placeholder</text:span><text:span text:style-name="T1455">="Tu correo electrónico"</text:span><text:span text:style-name="T2118">&gt;</text:span><text:span text:style-name="T3609"><text:line-break/></text:span><text:span text:style-name="T2118"> <text:s text:c="7"/>&lt;/</text:span><text:span text:style-name="T2347">div</text:span><text:span text:style-name="T2118">&gt;</text:span><text:span text:style-name="T3609"><text:line-break/></text:span><text:span text:style-name="T2118"> <text:s text:c="7"/>&lt;</text:span><text:span text:style-name="T2347">div </text:span><text:span text:style-name="T1697">class</text:span><text:span text:style-name="T1455">="form-group"</text:span><text:span text:style-name="T2118">&gt;</text:span><text:span text:style-name="T3609"><text:line-break/></text:span><text:span text:style-name="T2118"> <text:s text:c="11"/>&lt;</text:span><text:span text:style-name="T2347">label</text:span><text:span text:style-name="T2118">&gt;Contraseña:&lt;/</text:span><text:span text:style-name="T2347">label</text:span><text:span text:style-name="T2118">&gt;</text:span><text:span text:style-name="T3609"><text:line-break/></text:span><text:span text:style-name="T2118"> <text:s text:c="11"/>&lt;</text:span><text:span text:style-name="T2347">input </text:span><text:span text:style-name="T1697">class</text:span><text:span text:style-name="T1455">="form-control border-0" </text:span><text:span text:style-name="T1697">type</text:span><text:span text:style-name="T1455">="password" </text:span><text:span text:style-name="T1697">name</text:span><text:span text:style-name="T1455">="password"</text:span><text:span text:style-name="T3609"><text:line-break/></text:span><text:span text:style-name="T1455"> <text:s text:c="18"/></text:span><text:span text:style-name="T1697">placeholder</text:span><text:span text:style-name="T1455">="Tu contraseña"</text:span><text:span text:style-name="T2118">&gt;</text:span><text:span text:style-name="T3609"><text:line-break/></text:span><text:span text:style-name="T2118"> <text:s text:c="7"/>&lt;/</text:span><text:span text:style-name="T2347">div</text:span><text:span text:style-name="T2118">&gt;</text:span><text:span text:style-name="T3609"><text:line-break/></text:span><text:span text:style-name="T2118"> <text:s text:c="7"/>&lt;</text:span><text:span text:style-name="T2347">div </text:span><text:span text:style-name="T1697">class</text:span><text:span text:style-name="T1455">="form-group"</text:span><text:span text:style-name="T2118">&gt;</text:span><text:span text:style-name="T3609"><text:line-break/></text:span><text:span text:style-name="T2118"> <text:s text:c="11"/>&lt;</text:span><text:span text:style-name="T2347">label</text:span><text:span text:style-name="T2118">&gt;Confirmar contraseña:&lt;/</text:span><text:span text:style-name="T2347">label</text:span><text:span text:style-name="T2118">&gt;</text:span><text:span text:style-name="T3609"><text:line-break/></text:span><text:span text:style-name="T2118"> <text:s text:c="11"/>&lt;</text:span><text:span text:style-name="T2347">input </text:span><text:span text:style-name="T1697">class</text:span><text:span text:style-name="T1455">="form-control border-0" </text:span><text:span text:style-name="T1697">type</text:span><text:span text:style-name="T1455">="password" </text:span><text:span text:style-name="T1697">name</text:span><text:span text:style-name="T1455">="password_confirmation"</text:span><text:span text:style-name="T3609"><text:line-break/></text:span><text:span text:style-name="T1455"> <text:s text:c="18"/></text:span><text:span text:style-name="T1697">placeholder</text:span><text:span text:style-name="T1455">="Repite tu contraseña"</text:span><text:span text:style-name="T2118">&gt;</text:span><text:span text:style-name="T3609"><text:line-break/></text:span><text:span text:style-name="T2118"> <text:s text:c="7"/>&lt;/</text:span><text:span text:style-name="T2347">div</text:span><text:span text:style-name="T2118">&gt;</text:span><text:span text:style-name="T3609"><text:line-break/></text:span><text:span text:style-name="T2118"> <text:s text:c="7"/>&lt;</text:span><text:span text:style-name="T2347">button </text:span><text:span text:style-name="T1697">class</text:span><text:span text:style-name="T1455">="btn btn-primary btn-block" </text:span><text:span text:style-name="T1697">dusk</text:span><text:span text:style-name="T1455">="register-btn"</text:span><text:span text:style-name="T2118">&gt;</text:span><text:span text:style-name="T2159">R</text:span><text:span text:style-name="T2160">egistro</text:span><text:span text:style-name="T2118">&lt;/</text:span><text:span text:style-name="T2347">button</text:span><text:span text:style-name="T2118">&gt;</text:span><text:span text:style-name="T3609"><text:line-break/></text:span><text:span text:style-name="T3382"> <text:s text:c="3"/>&lt;/div&gt;</text:span><text:span text:style-name="T3384"><text:line-break/></text:span><text:span text:style-name="T3382">&lt;/form&gt;</text:span></text:p>
      <text:p text:style-name="P1413"/>
      <text:p text:style-name="P1336"><text:span text:style-name="T2916">Cambiamos la ruta a la que envía el </text:span><text:span text:style-name="T2607">form</text:span><text:span text:style-name="T2916">:</text:span></text:p>
      <text:p text:style-name="P1336"><text:span text:style-name="T2047">&lt;</text:span><text:span text:style-name="T2293">div </text:span><text:span text:style-name="T1667">class</text:span><text:span text:style-name="T1359">="card border-0 bg-light px-4 py-2"</text:span><text:span text:style-name="T2030">&gt;</text:span><text:line-break/><text:span text:style-name="T2030"> <text:s text:c="3"/>&lt;</text:span><text:span text:style-name="T2293">form </text:span><text:span text:style-name="T1667">action</text:span><text:span text:style-name="T1359">="</text:span><text:span text:style-name="T1054">{{</text:span><text:span text:style-name="T798">route</text:span><text:span text:style-name="T1054">(</text:span><text:span text:style-name="T1359">'</text:span><text:span text:style-name="T2417">register</text:span><text:span text:style-name="T1359">'</text:span><text:span text:style-name="T1054">)}}</text:span><text:span text:style-name="T1359">" </text:span><text:span text:style-name="T1667">method</text:span><text:span text:style-name="T1359">="POST"</text:span><text:span text:style-name="T2030">&gt;</text:span><text:line-break/><text:span text:style-name="T2030"> <text:s text:c="7"/></text:span><text:span text:style-name="T1741">@csrf</text:span><text:line-break/><text:span text:style-name="T1741"> <text:s text:c="7"/></text:span><text:span text:style-name="T2030">&lt;</text:span><text:span text:style-name="T2293">div </text:span><text:span text:style-name="T1667">class</text:span><text:span text:style-name="T1359">="card-body"</text:span><text:span text:style-name="T2030">&gt;</text:span><text:line-break/><text:span text:style-name="T2030"> <text:s text:c="11"/>&lt;</text:span><text:span text:style-name="T2293">div </text:span><text:span text:style-name="T1667">class</text:span><text:span text:style-name="T1359">="form-group"</text:span><text:span text:style-name="T2030">&gt;</text:span><text:line-break/><text:span text:style-name="T2030"> <text:s text:c="15"/>&lt;</text:span><text:span text:style-name="T2293">label</text:span><text:span text:style-name="T2030">&gt;Username:&lt;/</text:span><text:span text:style-name="T2293">label</text:span><text:span text:style-name="T2030">&gt;</text:span></text:p>
      <text:p text:style-name="P1414"/>
      <text:p text:style-name="P1415">Ejecutamos y sigue fallando.</text:p>
      <text:p text:style-name="P1339"><text:span text:style-name="T3126">E</text:span><text:span text:style-name="T3128">sto sucede porque se nos olvidó agregar el </text:span><text:span text:style-name="T2886">trait</text:span><text:span text:style-name="T3128"> para </text:span><text:span text:style-name="T3127">las migraciones</text:span><text:span text:style-name="T3128"> la </text:span><text:span text:style-name="T2886">BBDD</text:span><text:span text:style-name="T3128">:</text:span></text:p>
      <text:p text:style-name="P1338"><text:span text:style-name="T1755">class </text:span><text:span text:style-name="T1597">UsersCanRegisterTest </text:span><text:span text:style-name="T1741">extends </text:span><text:span text:style-name="T173">DuskTestCase</text:span><text:line-break/><text:span text:style-name="T1054">{</text:span><text:line-break/><text:span text:style-name="T1200"> <text:s text:c="3"/></text:span><text:span text:style-name="T1837">use </text:span><text:span text:style-name="T191">Database</text:span><text:span text:style-name="T201">Migrations</text:span><text:span text:style-name="T1200">;</text:span><text:line-break/><text:span text:style-name="T1054"> <text:s text:c="3"/></text:span><text:span text:style-name="T225">/**</text:span></text:p>
      <text:p text:style-name="P1416"/>
      <text:p text:style-name="P1416"><text:soft-page-break/>Ejecutamos y ya pasa el test sin problema.</text:p>
      <text:p text:style-name="P1417"/>
      <text:p text:style-name="P1340"><text:span text:style-name="T2916">Ahora vamos a hacer que se muestren también los errores de validación. Duplicamos el </text:span><text:span text:style-name="T2607">test</text:span><text:span text:style-name="T2916"> de </text:span><text:span text:style-name="T2607">Dusk</text:span><text:span text:style-name="T2916"> y lo editamos:</text:span></text:p>
      <text:p text:style-name="P1341"><text:span text:style-name="T229">/**</text:span><text:line-break/><text:span text:style-name="T225"> * </text:span><text:span text:style-name="T1911">@throws </text:span><text:span text:style-name="T206">\Throwable</text:span><text:line-break/><text:span text:style-name="T206"> </text:span><text:span text:style-name="T225">* </text:span><text:span text:style-name="T1911">@test</text:span><text:line-break/><text:span text:style-name="T1911"> </text:span><text:span text:style-name="T225">*/</text:span><text:line-break/><text:span text:style-name="T1741">public function </text:span><text:span text:style-name="T798">users_</text:span><text:span text:style-name="T898">cannot_register_with_invalid_information</text:span><text:span text:style-name="T1054">()</text:span><text:line-break/><text:span text:style-name="T3611">Los usuarios no pueden dar información inválida</text:span></text:p>
      <text:p text:style-name="P1341"><text:span text:style-name="T1054">{</text:span><text:line-break/><text:span text:style-name="T1054"> <text:s text:c="3"/></text:span><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line-break/><text:span text:style-name="T1054"> <text:s text:c="7"/></text:span><text:span text:style-name="T289">$browser</text:span><text:span text:style-name="T577">-&gt;</text:span><text:span text:style-name="T798">visit</text:span><text:span text:style-name="T1054">(</text:span><text:span text:style-name="T1359">'/register'</text:span><text:span text:style-name="T1054">)</text:span><text:line-break/><text:span text:style-name="T1054"> <text:s text:c="11"/></text:span><text:span text:style-name="T577">-&gt;</text:span><text:span text:style-name="T798">type</text:span><text:span text:style-name="T1054">(</text:span><text:span text:style-name="T1359">'name'</text:span><text:span text:style-name="T1054">, </text:span><text:span text:style-name="T1359">''</text:span><text:span text:style-name="T1054">)</text:span><text:line-break/><text:span text:style-name="T3611">Ponemos el nombre mal por poner un ejemplo aunque no hace falta introducir nada</text:span></text:p>
      <text:p text:style-name="P1342"><text:span text:style-name="T1054"><text:s text:c="12"/></text:span><text:span text:style-name="T577">-&gt;</text:span><text:span text:style-name="T798">press</text:span><text:span text:style-name="T1054">(</text:span><text:span text:style-name="T1359">'@register-btn'</text:span><text:span text:style-name="T1054">)</text:span><text:line-break/><text:span text:style-name="T1054"> <text:s text:c="11"/></text:span><text:span text:style-name="T667">-&gt;</text:span><text:span text:style-name="T898">assertPathIs</text:span><text:span text:style-name="T1200">(</text:span><text:span text:style-name="T1458">'/register'</text:span><text:span text:style-name="T1200">)</text:span><text:line-break/><text:span text:style-name="T3612">Comprobamos que la ruta es la de registro otra vez</text:span></text:p>
      <text:p text:style-name="P1342"><text:span text:style-name="T1054"><text:s text:c="12"/></text:span><text:span text:style-name="T667">-&gt;</text:span><text:span text:style-name="T898">assertPresent</text:span><text:span text:style-name="T1200">(</text:span><text:span text:style-name="T1458">'@errors'</text:span><text:span text:style-name="T1200">)</text:span><text:span text:style-name="T1054">;</text:span><text:line-break/><text:span text:style-name="T3612">Y que hay errores presentes</text:span></text:p>
      <text:p text:style-name="P1342"><text:span text:style-name="T1054"><text:s text:c="4"/>});</text:span><text:line-break/><text:span text:style-name="T1054">}</text:span></text:p>
      <text:p text:style-name="P1418"/>
      <text:p text:style-name="P1343"><text:span text:style-name="T2916">Ejecutamos el </text:span><text:span text:style-name="T2607">test</text:span><text:span text:style-name="T2916">:</text:span></text:p>
      <text:p text:style-name="P1344"><text:span text:style-name="T34">art dusk --filter users_cannot_register_with_invalid_infor</text:span><text:span text:style-name="T2004">mation<text:line-break/></text:span></text:p>
      <text:p text:style-name="P1345">Y nos devuelve que no ha encontrado <text:span text:style-name="T2607">@errors</text:span><text:span text:style-name="T2916">. </text:span><text:span text:style-name="T3129">Vamos a agregar dicho elemento en la vista </text:span><text:span text:style-name="T2887">reigster</text:span><text:span text:style-name="T3129">:</text:span></text:p>
      <text:p text:style-name="Standard"><text:span text:style-name="T2078">&lt;</text:span><text:span text:style-name="T2348">div </text:span><text:span text:style-name="T1698">class</text:span><text:span text:style-name="T1456">="col-md-6 mx-auto"</text:span><text:span text:style-name="T2119">&gt;</text:span><text:span text:style-name="T3613"><text:line-break/></text:span><text:span text:style-name="T2161"> <text:s text:c="3"/></text:span><text:span text:style-name="T1901">@if(</text:span><text:span text:style-name="T504">$errors</text:span><text:span text:style-name="T768">-&gt;</text:span><text:span text:style-name="T999">any</text:span><text:span text:style-name="T1317">()</text:span><text:span text:style-name="T1901">)</text:span><text:span text:style-name="T139"><text:line-break/></text:span><text:span text:style-name="T3614">Si hay errores en la variable </text:span><text:span text:style-name="T2888">errors</text:span><text:span text:style-name="T3614"> que tenemos accesible en todas las vistas gracias a un </text:span><text:span text:style-name="T2888">middleware</text:span></text:p>
      <text:p text:style-name="Standard"><text:span text:style-name="T1901"><text:s text:c="8"/></text:span><text:span text:style-name="T2161">&lt;</text:span><text:span text:style-name="T2370">div </text:span><text:span text:style-name="T1719">dusk</text:span><text:span text:style-name="T1561">="validation-errors"</text:span><text:span text:style-name="T2161">&gt;</text:span><text:span text:style-name="T139"><text:line-break/></text:span><text:span text:style-name="T3614">Incluimos un </text:span><text:span text:style-name="T2888">div</text:span><text:span text:style-name="T3614"> con el identificador de </text:span><text:span text:style-name="T2888">dusk</text:span><text:span text:style-name="T3614"> que cambiaremos ahora en el test para que sea igual</text:span></text:p>
      <text:p text:style-name="Standard"><text:span text:style-name="T2161"><text:s text:c="12"/></text:span><text:span text:style-name="T1901">@foreach(</text:span><text:span text:style-name="T504">$errors</text:span><text:span text:style-name="T768">-&gt;</text:span><text:span text:style-name="T999">all</text:span><text:span text:style-name="T1317">() </text:span><text:span text:style-name="T1901">as </text:span><text:span text:style-name="T504">$error</text:span><text:span text:style-name="T1901">)</text:span><text:span text:style-name="T139"><text:line-break/></text:span><text:span text:style-name="T3614">Por cada error en </text:span><text:span text:style-name="T2888">errors</text:span></text:p>
      <text:p text:style-name="Standard"><text:span text:style-name="T1901"><text:s text:c="16"/></text:span><text:span text:style-name="T1317">{{</text:span><text:span text:style-name="T504">$error</text:span><text:span text:style-name="T1317">}}</text:span><text:span text:style-name="T139"><text:line-break/></text:span><text:span text:style-name="T3614">Imprimimos el error</text:span></text:p>
      <text:p text:style-name="Standard"><text:span text:style-name="T1317"><text:s text:c="12"/></text:span><text:span text:style-name="T1901">@endforeach</text:span><text:span text:style-name="T139"><text:line-break/></text:span><text:span text:style-name="T3614">Terminamos el bucle</text:span></text:p>
      <text:p text:style-name="Standard"><text:span text:style-name="T1901"><text:s text:c="8"/></text:span><text:span text:style-name="T2161">&lt;/</text:span><text:span text:style-name="T2370">div</text:span><text:span text:style-name="T2161">&gt;</text:span><text:span text:style-name="T139"><text:line-break/></text:span><text:span text:style-name="T3614">El </text:span><text:span text:style-name="T2888">div</text:span></text:p>
      <text:p text:style-name="P1346"><text:span text:style-name="T2121"><text:s text:c="4"/></text:span><text:span text:style-name="T1837">@endif</text:span><text:line-break/><text:span text:style-name="T3614">Y la sentencia del </text:span><text:span text:style-name="T2888">if</text:span></text:p>
      <text:p text:style-name="P1346"><text:span text:style-name="T1741"><text:s text:c="4"/></text:span><text:span text:style-name="T2030">&lt;</text:span><text:span text:style-name="T2293">div </text:span><text:span text:style-name="T1667">class</text:span><text:span text:style-name="T1359">="card border-0 bg-light px-4 py-2"</text:span><text:span text:style-name="T2030">&gt;</text:span></text:p>
      <text:p text:style-name="P1419"/>
      <text:p text:style-name="P1347"><text:span text:style-name="T3129">C</text:span><text:span text:style-name="T2916">ambiamos el identificador de </text:span><text:span text:style-name="T2607">dusk</text:span><text:span text:style-name="T2916"> para que coincida:</text:span></text:p>
      <text:p text:style-name="P1347"><text:span text:style-name="T302">$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line-break/><text:span text:style-name="T1054"> <text:s text:c="3"/></text:span><text:span text:style-name="T289">$browser</text:span><text:span text:style-name="T577">-&gt;</text:span><text:span text:style-name="T798">visit</text:span><text:span text:style-name="T1054">(</text:span><text:span text:style-name="T1359">'/register'</text:span><text:span text:style-name="T1054">)</text:span><text:line-break/><text:span text:style-name="T1054"> <text:s text:c="7"/></text:span><text:span text:style-name="T577">-&gt;</text:span><text:span text:style-name="T798">type</text:span><text:span text:style-name="T1054">(</text:span><text:span text:style-name="T1359">'name'</text:span><text:span text:style-name="T1054">, </text:span><text:span text:style-name="T1359">''</text:span><text:span text:style-name="T1054">)</text:span><text:line-break/><text:span text:style-name="T1054"> <text:s text:c="7"/></text:span><text:span text:style-name="T577">-&gt;</text:span><text:span text:style-name="T798">press</text:span><text:span text:style-name="T1054">(</text:span><text:span text:style-name="T1359">'@register-btn'</text:span><text:span text:style-name="T1054">)</text:span><text:line-break/><text:span text:style-name="T1054"> <text:s text:c="7"/></text:span><text:span text:style-name="T577">-&gt;</text:span><text:span text:style-name="T798">assertPathIs</text:span><text:span text:style-name="T1054">(</text:span><text:span text:style-name="T1359">'/register'</text:span><text:span text:style-name="T1054">)</text:span><text:line-break/><text:span text:style-name="T1054"> <text:s text:c="7"/></text:span><text:span text:style-name="T577">-&gt;</text:span><text:span text:style-name="T798">assertPresent</text:span><text:span text:style-name="T1054">(</text:span><text:span text:style-name="T1359">'@</text:span><text:span text:style-name="T2417">validation-errors</text:span><text:span text:style-name="T1359">'</text:span><text:span text:style-name="T1054">);</text:span><text:line-break/><text:span text:style-name="T1054">});</text:span></text:p>
      <text:p text:style-name="P1420"/>
      <text:p text:style-name="P1421">Ejecutamos el <text:span text:style-name="T2607">test</text:span> y vemos que no funciona.</text:p>
      <text:p text:style-name="P1432">NOTA: Después de horas intentando resolverlo, he visto que no funcionaba nada. <text:span text:style-name="T3615">Supongo que se podría arreglar actualizando Laravel y Dusk a las últimas versiones, pero no es plausible ahora. He tenido que cambiar el selector que usa Dusk para que pudiese detectar los errores. Vamos a </text:span></text:p>
      <text:p text:style-name="P1426"><text:span text:style-name="T3615">ver qué selector es</text:span></text:p>
      <text:p text:style-name="P1426"/>
      <text:p text:style-name="P1422">Vamos al <text:span text:style-name="T2607">test</text:span> de <text:span text:style-name="T2607">Dusk</text:span> y cambiamos esto:</text:p>
      <text:p text:style-name="P1423"><text:span text:style-name="T513">$this</text:span><text:span text:style-name="T776">-&gt;</text:span><text:span text:style-name="T1009">browse</text:span><text:span text:style-name="T1328">(</text:span><text:span text:style-name="T1933">function </text:span><text:span text:style-name="T1328">(</text:span><text:span text:style-name="T203">Browser </text:span><text:span text:style-name="T513">$browser</text:span><text:span text:style-name="T1328">) </text:span><text:span text:style-name="T1933">use </text:span><text:span text:style-name="T1328">(</text:span><text:span text:style-name="T513">$text</text:span><text:span text:style-name="T1328">) {</text:span><text:line-break/><text:span text:style-name="T1328"> <text:s text:c="3"/></text:span><text:span text:style-name="T513">$browser</text:span><text:span text:style-name="T776">-&gt;</text:span><text:span text:style-name="T1009">visit</text:span><text:span text:style-name="T1328">(</text:span><text:span text:style-name="T1574">'/register'</text:span><text:span text:style-name="T1328">)</text:span><text:line-break/><text:span text:style-name="T1328"> <text:s text:c="7"/></text:span><text:span text:style-name="T776">-&gt;</text:span><text:span text:style-name="T1009">press</text:span><text:span text:style-name="T1328">(</text:span><text:span text:style-name="T1574">'@register-btn'</text:span><text:span text:style-name="T1328">)</text:span><text:line-break/><text:span text:style-name="T1328"> <text:s text:c="7"/></text:span><text:span text:style-name="T776">-&gt;</text:span><text:span text:style-name="T1009">assertPathIs</text:span><text:span text:style-name="T1328">(</text:span><text:span text:style-name="T1574">'/register'</text:span><text:span text:style-name="T1328">)</text:span><text:line-break/><text:span text:style-name="T1328"> <text:s text:c="7"/></text:span><text:span text:style-name="T776">-&gt;</text:span><text:span text:style-name="T1009">assertPresent</text:span><text:span text:style-name="T1328">(</text:span><text:span text:style-name="T1574">'</text:span><text:span text:style-name="T2444">main#app.py-4 div.container div.row div.col-md-6.mx-auto div</text:span><text:span text:style-name="T1574">'</text:span><text:span text:style-name="T1328">)</text:span><text:line-break/><text:span text:style-name="T3616">Este selector se consigue seleccionando el elemento en el inspector del navegador, </text:span><text:span text:style-name="T2889">click</text:span><text:span text:style-name="T3616"> derecho y dándole a copiar ruta </text:span><text:span text:style-name="T2889">CSS</text:span></text:p>
      <text:p text:style-name="P1423"><text:span text:style-name="T1328"><text:s text:c="4"/>;</text:span><text:line-break/><text:span text:style-name="T1328">});</text:span></text:p>
      <text:p text:style-name="P1422"/>
      <text:p text:style-name="P1424">Con esto ya pasa el <text:span text:style-name="T2607">test</text:span>. <text:span text:style-name="T3617">Vamos a mejorar un poco el diseño de los mensajes de error:</text:span></text:p>
      <text:p text:style-name="P1425"><text:span text:style-name="T1933">@if(</text:span><text:span text:style-name="T513">$errors</text:span><text:span text:style-name="T776">-&gt;</text:span><text:span text:style-name="T1009">any</text:span><text:span text:style-name="T1328">()</text:span><text:span text:style-name="T1933">)</text:span><text:line-break/><text:span text:style-name="T1933"> <text:s text:c="3"/></text:span><text:span text:style-name="T2172">&lt;</text:span><text:span text:style-name="T2378">div </text:span><text:span text:style-name="T2457">class</text:span><text:span text:style-name="T2444">="alert alert-danger"</text:span><text:span text:style-name="T1574"> </text:span><text:span text:style-name="T1725">dusk</text:span><text:span text:style-name="T1574">="validation-errors"</text:span><text:span text:style-name="T2172">&gt;</text:span><text:line-break/><text:span text:style-name="T3618">Añadimos la clase </text:span><text:span text:style-name="T2890">alert</text:span><text:span text:style-name="T3618"> y </text:span><text:span text:style-name="T2890">alert-danger</text:span><text:span text:style-name="T3618"> para que aparezcan en rojo</text:span></text:p>
      <text:p text:style-name="P1425"><text:span text:style-name="T2172"><text:s text:c="8"/></text:span><text:span text:style-name="T1933">@foreach(</text:span><text:span text:style-name="T513">$errors</text:span><text:span text:style-name="T776">-&gt;</text:span><text:span text:style-name="T1009">all</text:span><text:span text:style-name="T1328">() </text:span><text:span text:style-name="T1933">as </text:span><text:span text:style-name="T513">$error</text:span><text:span text:style-name="T1933">)</text:span><text:line-break/><text:span text:style-name="T1933"> <text:s text:c="11"/></text:span><text:span text:style-name="T1328">{{</text:span><text:span text:style-name="T513">$error</text:span><text:span text:style-name="T1328">}} </text:span><text:span text:style-name="T2444">&lt;</text:span><text:span text:style-name="T2444">br </text:span><text:span text:style-name="T2444">/&gt;</text:span><text:line-break/><text:span text:style-name="T3618">Añadimos un salto de línea para que se vean uno por línea</text:span></text:p>
      <text:p text:style-name="P1425"><text:span text:style-name="T2172"><text:s text:c="8"/></text:span><text:span text:style-name="T1933">@endforeach</text:span><text:line-break/><text:span text:style-name="T1933"> <text:s text:c="3"/></text:span><text:span text:style-name="T2172">&lt;/</text:span><text:span text:style-name="T2378">div</text:span><text:span text:style-name="T2172">&gt;</text:span><text:line-break/><text:span text:style-name="T1933">@endif</text:span></text:p>
      <text:p text:style-name="P1424"/>
      <text:p text:style-name="Standard"><text:span text:style-name="T3130">Vamos a hacer lo mismo en el </text:span><text:span text:style-name="T2891">LoginTest.php</text:span><text:span text:style-name="T3130"> porque no estamos mostrando los errores de validación en el </text:span><text:span text:style-name="T2891">login</text:span>. <text:span text:style-name="T3619">Primero vamos a cambiarle el nombre en click derecho sobre el archivo, Refactor y le ponemos “</text:span><text:span text:style-name="T2607">UsersCanLoginTest.php</text:span>”. <text:span text:style-name="T3620">Así somos más consistentes con los nombres. Vamos a editarlo, pero primero copiando el segundo </text:span><text:span text:style-name="T2892">test</text:span><text:span text:style-name="T3131"> </text:span><text:span text:style-name="T3132">de </text:span><text:span text:style-name="T2893">UseresCanRegisterTest</text:span><text:span text:style-name="T3132"> </text:span><text:span text:style-name="T3133">en el que un usuario no puede enviar información inválida:</text:span></text:p>
      <text:p text:style-name="P1428"><text:span text:style-name="T240">/**</text:span><text:line-break/><text:span text:style-name="T225"> * </text:span><text:span text:style-name="T1911">@throws </text:span><text:span text:style-name="T206">Throwable</text:span><text:line-break/><text:span text:style-name="T206"> </text:span><text:span text:style-name="T225">* </text:span><text:span text:style-name="T1911">@test</text:span><text:line-break/><text:span text:style-name="T1911"> </text:span><text:span text:style-name="T225">*/</text:span><text:line-break/><text:span text:style-name="T1741">public function </text:span><text:span text:style-name="T798">users_cannot_</text:span><text:span text:style-name="T1000">login</text:span><text:span text:style-name="T798">_with_invalid_information</text:span><text:span text:style-name="T1054">()</text:span><text:line-break/><text:span text:style-name="T1054">{</text:span><text:line-break/><text:span text:style-name="T1054"> <text:s text:c="3"/></text:span><text:span text:style-name="T289">$this</text:span><text:span text:style-name="T577">-&gt;</text:span><text:span text:style-name="T798">withoutExceptionHandling</text:span><text:span text:style-name="T1054">();</text:span><text:line-break/><text:line-break/><text:span text:style-name="T1054"> <text:s text:c="3"/></text:span><text:span text:style-name="T289">$this</text:span><text:span text:style-name="T577">-&gt;</text:span><text:span text:style-name="T798">browse</text:span><text:span text:style-name="T1054">(</text:span><text:span text:style-name="T1741">function </text:span><text:span text:style-name="T1054">(</text:span><text:span text:style-name="T173">Browser </text:span><text:span text:style-name="T289">$browser</text:span><text:span text:style-name="T1054">) {</text:span><text:line-break/><text:span text:style-name="T1054"> <text:s text:c="7"/></text:span><text:span text:style-name="T289">$browser</text:span><text:span text:style-name="T577">-&gt;</text:span><text:span text:style-name="T798">visit</text:span><text:span text:style-name="T1054">(</text:span><text:span text:style-name="T1359">'/</text:span><text:span text:style-name="T1563">login</text:span><text:span text:style-name="T1359">'</text:span><text:span text:style-name="T1054">)</text:span><text:line-break/><text:span text:style-name="T1054"> <text:s text:c="11"/></text:span><text:span text:style-name="T577">-&gt;</text:span><text:span text:style-name="T798">press</text:span><text:span text:style-name="T1054">(</text:span><text:span text:style-name="T1359">'#</text:span><text:span text:style-name="T1563">login</text:span><text:span text:style-name="T1359">-btn'</text:span><text:span text:style-name="T1054">)</text:span><text:line-break/><text:span text:style-name="T1054"> <text:s text:c="11"/></text:span><text:span text:style-name="T577">-&gt;</text:span><text:span text:style-name="T798">assertPathIs</text:span><text:span text:style-name="T1054">(</text:span><text:span text:style-name="T1359">'/</text:span><text:span text:style-name="T1563">login</text:span><text:span text:style-name="T1359">'</text:span><text:span text:style-name="T1054">)</text:span><text:line-break/><text:span text:style-name="T1054"> <text:s text:c="11"/></text:span><text:span text:style-name="T577">-&gt;</text:span><text:span text:style-name="T798">assertPresent</text:span><text:span text:style-name="T1054">(</text:span><text:span text:style-name="T1359">'@</text:span><text:span text:style-name="T1563">validation-errors</text:span><text:span text:style-name="T1359">'</text:span><text:span text:style-name="T1054">);</text:span><text:line-break/><text:span text:style-name="T3621">Probablemente falle como en el otro. Vamos a probar</text:span></text:p>
      <text:p text:style-name="P1428"><text:span text:style-name="T1054"><text:s text:c="4"/>});</text:span><text:line-break/><text:span text:style-name="T1054">}</text:span></text:p>
      <text:p text:style-name="Standard"><text:span text:style-name="T3133">C</text:span><text:span text:style-name="T3134">ambiamos todo por referencias al </text:span><text:span text:style-name="T2894">login</text:span><text:span text:style-name="T3134"> en vez del </text:span><text:span text:style-name="T2894">register</text:span>.</text:p>
      <text:p text:style-name="Standard"/>
      <text:p text:style-name="P1427">Ejecutamos el <text:span text:style-name="T2607">test</text:span><text:span text:style-name="T2916"> y vemos que falla. Tenemos que agregar el selector de </text:span><text:span text:style-name="T2607">Dusk</text:span><text:span text:style-name="T2916"> </text:span><text:span text:style-name="T3135">en la vista </text:span><text:span text:style-name="T2895">Login</text:span><text:span text:style-name="T3135">. Lo copi</text:span><text:span text:style-name="T3136">amos de la vista </text:span><text:span text:style-name="T2896">register.blade.php</text:span><text:span text:style-name="T3136"> y lo pegamos:</text:span></text:p>
      <text:p text:style-name="P1427"><text:span text:style-name="T2079">&lt;</text:span><text:span text:style-name="T2293">div </text:span><text:span text:style-name="T1667">class</text:span><text:span text:style-name="T1359">="col-md-6 mx-auto"</text:span><text:span text:style-name="T2030">&gt;</text:span><text:line-break/><text:span text:style-name="T2030"> <text:s text:c="3"/></text:span><text:span text:style-name="T1741">@if(</text:span><text:span text:style-name="T289">$errors</text:span><text:span text:style-name="T577">-&gt;</text:span><text:span text:style-name="T798">any</text:span><text:span text:style-name="T1054">()</text:span><text:span text:style-name="T1741">)</text:span><text:line-break/><text:span text:style-name="T1741"> <text:s text:c="7"/></text:span><text:span text:style-name="T2030">&lt;</text:span><text:span text:style-name="T2293">div </text:span><text:span text:style-name="T1667">class</text:span><text:span text:style-name="T1359">="alert alert-danger" </text:span><text:span text:style-name="T1667">dusk</text:span><text:span text:style-name="T1359">="validation-errors"</text:span><text:span text:style-name="T2030">&gt;</text:span><text:line-break/><text:span text:style-name="T2030"> <text:s text:c="11"/></text:span><text:span text:style-name="T1741">@foreach(</text:span><text:span text:style-name="T289">$errors</text:span><text:span text:style-name="T577">-&gt;</text:span><text:span text:style-name="T798">all</text:span><text:span text:style-name="T1054">() </text:span><text:span text:style-name="T1741">as </text:span><text:span text:style-name="T289">$error</text:span><text:span text:style-name="T1741">)</text:span><text:line-break/><text:span text:style-name="T1741"> <text:s text:c="15"/></text:span><text:span text:style-name="T1054">{{</text:span><text:span text:style-name="T289">$error</text:span><text:span text:style-name="T1054">}} </text:span><text:span text:style-name="T2030">&lt;</text:span><text:span text:style-name="T2293">br</text:span><text:span text:style-name="T2030">/&gt;</text:span><text:line-break/><text:soft-page-break/><text:span text:style-name="T2030"> <text:s text:c="11"/></text:span><text:span text:style-name="T1741">@endforeach</text:span><text:line-break/><text:span text:style-name="T1741"> <text:s text:c="7"/></text:span><text:span text:style-name="T2030">&lt;/</text:span><text:span text:style-name="T2293">div</text:span><text:span text:style-name="T2030">&gt;</text:span><text:line-break/><text:span text:style-name="T2030"> <text:s text:c="3"/></text:span><text:span text:style-name="T1741">@endif</text:span><text:line-break/><text:span text:style-name="T1741"> <text:s text:c="3"/></text:span><text:span text:style-name="T2030">&lt;</text:span><text:span text:style-name="T2293">div </text:span><text:span text:style-name="T1667">class</text:span><text:span text:style-name="T1359">="card border-0 bg-light px-4 py-2"</text:span><text:span text:style-name="T2030">&gt;</text:span></text:p>
      <text:p text:style-name="P1427"><text:span text:style-name="T3136"/></text:p>
      <text:p text:style-name="P1429"><text:span text:style-name="T3136">E</text:span><text:span text:style-name="T2916">jecutamos y falla. Es por el selector. Vamos a cambiarlo:</text:span></text:p>
      <text:p text:style-name="P1429"><text:span text:style-name="T2016"><text:s text:c="8"/></text:span><text:span text:style-name="T577">-&gt;</text:span><text:span text:style-name="T798">press</text:span><text:span text:style-name="T1054">(</text:span><text:span text:style-name="T1359">'#login-btn'</text:span><text:span text:style-name="T1054">)</text:span><text:line-break/><text:span text:style-name="T1054"> <text:s text:c="7"/></text:span><text:span text:style-name="T577">-&gt;</text:span><text:span text:style-name="T798">assertPathIs</text:span><text:span text:style-name="T1054">(</text:span><text:span text:style-name="T1359">'/login'</text:span><text:span text:style-name="T1054">)</text:span><text:line-break/><text:span text:style-name="T1054"> <text:s text:c="7"/></text:span><text:span text:style-name="T577">-&gt;</text:span><text:span text:style-name="T798">assertPresent</text:span><text:span text:style-name="T1054">(</text:span><text:span text:style-name="T1359">'</text:span><text:span text:style-name="T2438">main#app.py-4 div.container div.row div.col-md-6.mx-auto div</text:span><text:span text:style-name="T1359">'</text:span><text:span text:style-name="T1054">);</text:span><text:line-break/><text:span text:style-name="T1054">});</text:span></text:p>
      <text:p text:style-name="P1429"><text:span text:style-name="T2916"/></text:p>
      <text:p text:style-name="P1429"><text:span text:style-name="T2916">Ahora ya pasa.</text:span></text:p>
      <text:p text:style-name="P1429"><text:span text:style-name="T2916"/></text:p>
      <text:p text:style-name="P1430"><text:span text:style-name="T2916">Vamos a extraer la lógica de mostrar errores porque es posible que la necesitemos en otras partes. Vamos a las vistas y dentro de </text:span><text:span text:style-name="T2607">views</text:span><text:span text:style-name="T2916"> creamos </text:span><text:span text:style-name="T2607">partials/validation-errors.blade.php</text:span><text:span text:style-name="T2916">:</text:span></text:p>
      <text:p text:style-name="P1430"><text:span text:style-name="T1755">@if(</text:span><text:span text:style-name="T289">$errors</text:span><text:span text:style-name="T577">-&gt;</text:span><text:span text:style-name="T798">any</text:span><text:span text:style-name="T1054">()</text:span><text:span text:style-name="T1741">)</text:span><text:line-break/><text:span text:style-name="T1741"> <text:s text:c="3"/></text:span><text:span text:style-name="T2030">&lt;</text:span><text:span text:style-name="T2293">div </text:span><text:span text:style-name="T1667">class</text:span><text:span text:style-name="T1359">="alert alert-danger" </text:span><text:span text:style-name="T1667">dusk</text:span><text:span text:style-name="T1359">="validation-errors"</text:span><text:span text:style-name="T2030">&gt;</text:span><text:line-break/><text:span text:style-name="T2030"> <text:s text:c="7"/></text:span><text:span text:style-name="T1741">@foreach(</text:span><text:span text:style-name="T289">$errors</text:span><text:span text:style-name="T577">-&gt;</text:span><text:span text:style-name="T798">all</text:span><text:span text:style-name="T1054">() </text:span><text:span text:style-name="T1741">as </text:span><text:span text:style-name="T289">$error</text:span><text:span text:style-name="T1741">)</text:span><text:line-break/><text:span text:style-name="T1741"> <text:s text:c="11"/></text:span><text:span text:style-name="T1054">{{</text:span><text:span text:style-name="T289">$error</text:span><text:span text:style-name="T1054">}} </text:span><text:span text:style-name="T2030">&lt;</text:span><text:span text:style-name="T2293">br</text:span><text:span text:style-name="T2030">/&gt;</text:span><text:line-break/><text:span text:style-name="T2030"> <text:s text:c="7"/></text:span><text:span text:style-name="T1741">@endforeach</text:span><text:line-break/><text:span text:style-name="T1741"> <text:s text:c="3"/></text:span><text:span text:style-name="T2030">&lt;/</text:span><text:span text:style-name="T2293">div</text:span><text:span text:style-name="T2030">&gt;</text:span><text:line-break/><text:span text:style-name="T1741">@endif</text:span></text:p>
      <text:p text:style-name="P1431"><text:span text:style-name="T2916">Pegamos en él el trozo de antes. Ahora vamos a las 2 vistas y sustituimos ese trozo por esto:</text:span></text:p>
      <text:p text:style-name="P1431"><text:span text:style-name="T2047">&lt;</text:span><text:span text:style-name="T2293">div </text:span><text:span text:style-name="T1667">class</text:span><text:span text:style-name="T1359">="col-md-6 mx-auto"</text:span><text:span text:style-name="T2030">&gt;</text:span><text:line-break/> <text:s text:c="3"/><text:span text:style-name="T1903">@include(</text:span><text:span text:style-name="T1563">'</text:span><text:span text:style-name="T2438">partials.validation-errors</text:span><text:span text:style-name="T1563">'</text:span><text:span text:style-name="T1903">)</text:span><text:line-break/><text:span text:style-name="T1741"> <text:s text:c="3"/></text:span><text:span text:style-name="T2030">&lt;</text:span><text:span text:style-name="T2293">div </text:span><text:span text:style-name="T1667">class</text:span><text:span text:style-name="T1359">="card border-0 bg-light px-4 py-2"</text:span><text:span text:style-name="T2030">&gt;</text:span></text:p>
      <text:p text:style-name="P1431"><text:span text:style-name="T29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30T06:33:44.187724077</dc:date>
    <meta:editing-duration>P1DT9H43M9S</meta:editing-duration>
    <meta:editing-cycles>134</meta:editing-cycles>
    <meta:generator>LibreOffice/6.3.6.2$Linux_X86_64 LibreOffice_project/30$Build-2</meta:generator>
    <meta:document-statistic meta:table-count="0" meta:image-count="5" meta:object-count="0" meta:page-count="141" meta:paragraph-count="2278" meta:word-count="30370" meta:character-count="256646" meta:non-whitespace-character-count="206528"/>
  </office:meta>
</office:document-meta>
</file>